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3.794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3.14cm"/>
    </style:style>
    <style:style style:name="co14" style:family="table-column">
      <style:table-column-properties fo:break-before="auto" style:column-width="1.942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2.104cm"/>
    </style:style>
    <style:style style:name="co17" style:family="table-column">
      <style:table-column-properties fo:break-before="auto" style:column-width="2.295cm"/>
    </style:style>
    <style:style style:name="co18" style:family="table-column">
      <style:table-column-properties fo:break-before="auto" style:column-width="2.268cm"/>
    </style:style>
    <style:style style:name="co19" style:family="table-column">
      <style:table-column-properties fo:break-before="auto" style:column-width="2.649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7p_flux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5" table:number-columns-repeated="3" table:default-cell-style-name="Default"/>
        <table:table-column table:style-name="co3" table:number-columns-repeated="4" table:default-cell-style-name="Default"/>
        <table:table-column table:style-name="co5" table:number-columns-repeated="2" table:default-cell-style-name="Default"/>
        <table:table-column table:style-name="co14" table:number-columns-repeated="5" table:default-cell-style-name="Default"/>
        <table:table-column table:style-name="co15" table:default-cell-style-name="Default"/>
        <table:table-column table:style-name="co16" table:number-columns-repeated="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4" table:default-cell-style-name="Default"/>
        <table:table-column table:style-name="co14" table:default-cell-style-name="Default"/>
        <table:table-column table:style-name="co19" table:number-columns-repeated="2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P</text:p>
          </table:table-cell>
          <table:table-cell office:value-type="string" calcext:value-type="string">
            <text:p>HUMUS_P</text:p>
          </table:table-cell>
          <table:table-cell office:value-type="string" calcext:value-type="string">
            <text:p>FERTZR_P</text:p>
          </table:table-cell>
          <table:table-cell office:value-type="string" calcext:value-type="string">
            <text:p>NET_PL_EXCH_P</text:p>
          </table:table-cell>
          <table:table-cell office:value-type="string" calcext:value-type="string">
            <text:p>EXCH_PO4</text:p>
          </table:table-cell>
          <table:table-cell office:value-type="string" calcext:value-type="string">
            <text:p>SUR_DOP+SED_FLX</text:p>
          </table:table-cell>
          <table:table-cell office:value-type="string" calcext:value-type="string">
            <text:p>SUB_DOP_FLX</text:p>
          </table:table-cell>
          <table:table-cell office:value-type="string" calcext:value-type="string">
            <text:p>SUR_DIP_FLX</text:p>
          </table:table-cell>
          <table:table-cell office:value-type="string" calcext:value-type="string">
            <text:p>SUB_DIP_FLX</text:p>
          </table:table-cell>
          <table:table-cell office:value-type="string" calcext:value-type="string">
            <text:p>PRECIP_P</text:p>
          </table:table-cell>
          <table:table-cell office:value-type="string" calcext:value-type="string">
            <text:p>MICRO_P</text:p>
          </table:table-cell>
          <table:table-cell office:value-type="string" calcext:value-type="string">
            <text:p>FIRE_POX_EMIT</text:p>
          </table:table-cell>
          <table:table-cell office:value-type="string" calcext:value-type="string">
            <text:p>PO4_1</text:p>
          </table:table-cell>
          <table:table-cell office:value-type="string" calcext:value-type="string">
            <text:p>PO4_2</text:p>
          </table:table-cell>
          <table:table-cell office:value-type="string" calcext:value-type="string">
            <text:p>PO4_3</text:p>
          </table:table-cell>
          <table:table-cell office:value-type="string" calcext:value-type="string">
            <text:p>PO4_4</text:p>
          </table:table-cell>
          <table:table-cell office:value-type="string" calcext:value-type="string">
            <text:p>PO4_5</text:p>
          </table:table-cell>
          <table:table-cell office:value-type="string" calcext:value-type="string">
            <text:p>PO4_6</text:p>
          </table:table-cell>
          <table:table-cell office:value-type="string" calcext:value-type="string">
            <text:p>PO4_7</text:p>
          </table:table-cell>
          <table:table-cell office:value-type="string" calcext:value-type="string">
            <text:p>PO4_8</text:p>
          </table:table-cell>
          <table:table-cell office:value-type="string" calcext:value-type="string">
            <text:p>PO4_9</text:p>
          </table:table-cell>
          <table:table-cell office:value-type="string" calcext:value-type="string">
            <text:p>PO4_10</text:p>
          </table:table-cell>
          <table:table-cell office:value-type="string" calcext:value-type="string">
            <text:p>PO4_11</text:p>
          </table:table-cell>
          <table:table-cell office:value-type="string" calcext:value-type="string">
            <text:p>PO4_12</text:p>
          </table:table-cell>
          <table:table-cell office:value-type="string" calcext:value-type="string">
            <text:p>PO4_13</text:p>
          </table:table-cell>
          <table:table-cell office:value-type="string" calcext:value-type="string">
            <text:p>PO4_14</text:p>
          </table:table-cell>
          <table:table-cell office:value-type="string" calcext:value-type="string">
            <text:p>PO4_15</text:p>
          </table:table-cell>
          <table:table-cell office:value-type="string" calcext:value-type="string">
            <text:p>EXCH_P_1</text:p>
          </table:table-cell>
          <table:table-cell office:value-type="string" calcext:value-type="string">
            <text:p>EXCH_P_2</text:p>
          </table:table-cell>
          <table:table-cell office:value-type="string" calcext:value-type="string">
            <text:p>EXCH_P_3</text:p>
          </table:table-cell>
          <table:table-cell office:value-type="string" calcext:value-type="string">
            <text:p>EXCH_P_4</text:p>
          </table:table-cell>
          <table:table-cell office:value-type="string" calcext:value-type="string">
            <text:p>EXCH_P_5</text:p>
          </table:table-cell>
          <table:table-cell office:value-type="string" calcext:value-type="string">
            <text:p>EXCH_P_6</text:p>
          </table:table-cell>
          <table:table-cell office:value-type="string" calcext:value-type="string">
            <text:p>EXCH_P_7</text:p>
          </table:table-cell>
          <table:table-cell office:value-type="string" calcext:value-type="string">
            <text:p>EXCH_P_8</text:p>
          </table:table-cell>
          <table:table-cell office:value-type="string" calcext:value-type="string">
            <text:p>EXCH_P_9</text:p>
          </table:table-cell>
          <table:table-cell office:value-type="string" calcext:value-type="string">
            <text:p>EXCH_P_10</text:p>
          </table:table-cell>
          <table:table-cell office:value-type="string" calcext:value-type="string">
            <text:p>EXCH_P_11</text:p>
          </table:table-cell>
          <table:table-cell office:value-type="string" calcext:value-type="string">
            <text:p>EXCH_P_12</text:p>
          </table:table-cell>
          <table:table-cell office:value-type="string" calcext:value-type="string">
            <text:p>EXCH_P_13</text:p>
          </table:table-cell>
          <table:table-cell office:value-type="string" calcext:value-type="string">
            <text:p>EXCH_P_14</text:p>
          </table:table-cell>
          <table:table-cell office:value-type="string" calcext:value-type="string">
            <text:p>EXCH_P_15</text:p>
          </table:table-cell>
          <table:table-cell office:value-type="string" calcext:value-type="string">
            <text:p>PO4_RES</text:p>
          </table:table-cell>
          <table:table-cell office:value-type="string" calcext:value-type="string">
            <text:p>EXCH_P_RES</text:p>
          </table:table-cell>
          <table:table-cell office:value-type="string" calcext:value-type="string">
            <text:p>ECO_HVST_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7" calcext:value-type="float">
            <text:p>1012007</text:p>
          </table:table-cell>
          <table:table-cell office:value-type="float" office:value="7.251361" calcext:value-type="float">
            <text:p>7.251361</text:p>
          </table:table-cell>
          <table:table-cell office:value-type="float" office:value="133.43" calcext:value-type="float">
            <text:p>133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0994" calcext:value-type="float">
            <text:p>39.50994</text:p>
          </table:table-cell>
          <table:table-cell office:value-type="float" office:value="0" calcext:value-type="float">
            <text:p>0</text:p>
          </table:table-cell>
          <table:table-cell office:value-type="float" office:value="0.000000009048303" calcext:value-type="float">
            <text:p>9.048303E-09</text:p>
          </table:table-cell>
          <table:table-cell office:value-type="float" office:value="0" calcext:value-type="float">
            <text:p>0</text:p>
          </table:table-cell>
          <table:table-cell office:value-type="float" office:value="0.00000006174518" calcext:value-type="float">
            <text:p>6.174518E-08</text:p>
          </table:table-cell>
          <table:table-cell office:value-type="float" office:value="1163.474" calcext:value-type="float">
            <text:p>1163.474</text:p>
          </table:table-cell>
          <table:table-cell office:value-type="float" office:value="1.187299" calcext:value-type="float">
            <text:p>1.187299</text:p>
          </table:table-cell>
          <table:table-cell office:value-type="float" office:value="0" calcext:value-type="float">
            <text:p>0</text:p>
          </table:table-cell>
          <table:table-cell office:value-type="float" office:value="0.4390619" calcext:value-type="float">
            <text:p>0.4390619</text:p>
          </table:table-cell>
          <table:table-cell office:value-type="float" office:value="0.32524" calcext:value-type="float">
            <text:p>0.32524</text:p>
          </table:table-cell>
          <table:table-cell office:value-type="float" office:value="0.2559189" calcext:value-type="float">
            <text:p>0.2559189</text:p>
          </table:table-cell>
          <table:table-cell office:value-type="float" office:value="0.07704005" calcext:value-type="float">
            <text:p>0.07704005</text:p>
          </table:table-cell>
          <table:table-cell office:value-type="float" office:value="0.07535929" calcext:value-type="float">
            <text:p>0.07535929</text:p>
          </table:table-cell>
          <table:table-cell office:value-type="float" office:value="0.03429346" calcext:value-type="float">
            <text:p>0.03429346</text:p>
          </table:table-cell>
          <table:table-cell office:value-type="float" office:value="0.04073842" calcext:value-type="float">
            <text:p>0.04073842</text:p>
          </table:table-cell>
          <table:table-cell office:value-type="float" office:value="0.08151703" calcext:value-type="float">
            <text:p>0.08151703</text:p>
          </table:table-cell>
          <table:table-cell office:value-type="float" office:value="0.1481284" calcext:value-type="float">
            <text:p>0.1481284</text:p>
          </table:table-cell>
          <table:table-cell office:value-type="float" office:value="0.1658252" calcext:value-type="float">
            <text:p>0.1658252</text:p>
          </table:table-cell>
          <table:table-cell office:value-type="float" office:value="0.1643776" calcext:value-type="float">
            <text:p>0.1643776</text:p>
          </table:table-cell>
          <table:table-cell office:value-type="float" office:value="0.1693974" calcext:value-type="float">
            <text:p>0.1693974</text:p>
          </table:table-cell>
          <table:table-cell office:value-type="float" office:value="0.1942374" calcext:value-type="float">
            <text:p>0.1942374</text:p>
          </table:table-cell>
          <table:table-cell office:value-type="float" office:value="0.1970013" calcext:value-type="float">
            <text:p>0.1970013</text:p>
          </table:table-cell>
          <table:table-cell office:value-type="float" office:value="0" calcext:value-type="float">
            <text:p>0</text:p>
          </table:table-cell>
          <table:table-cell office:value-type="float" office:value="32.33489" calcext:value-type="float">
            <text:p>32.33489</text:p>
          </table:table-cell>
          <table:table-cell office:value-type="float" office:value="29.01289" calcext:value-type="float">
            <text:p>29.01289</text:p>
          </table:table-cell>
          <table:table-cell office:value-type="float" office:value="27.74392" calcext:value-type="float">
            <text:p>27.74392</text:p>
          </table:table-cell>
          <table:table-cell office:value-type="float" office:value="9.467086" calcext:value-type="float">
            <text:p>9.467086</text:p>
          </table:table-cell>
          <table:table-cell office:value-type="float" office:value="8.792953" calcext:value-type="float">
            <text:p>8.792953</text:p>
          </table:table-cell>
          <table:table-cell office:value-type="float" office:value="3.194772" calcext:value-type="float">
            <text:p>3.194772</text:p>
          </table:table-cell>
          <table:table-cell office:value-type="float" office:value="3.095476" calcext:value-type="float">
            <text:p>3.095476</text:p>
          </table:table-cell>
          <table:table-cell office:value-type="float" office:value="5.530025" calcext:value-type="float">
            <text:p>5.530025</text:p>
          </table:table-cell>
          <table:table-cell office:value-type="float" office:value="8.196762" calcext:value-type="float">
            <text:p>8.196762</text:p>
          </table:table-cell>
          <table:table-cell office:value-type="float" office:value="8.713384" calcext:value-type="float">
            <text:p>8.713384</text:p>
          </table:table-cell>
          <table:table-cell office:value-type="float" office:value="9.68879" calcext:value-type="float">
            <text:p>9.68879</text:p>
          </table:table-cell>
          <table:table-cell office:value-type="float" office:value="10.07804" calcext:value-type="float">
            <text:p>10.07804</text:p>
          </table:table-cell>
          <table:table-cell office:value-type="float" office:value="12.56634" calcext:value-type="float">
            <text:p>12.56634</text:p>
          </table:table-cell>
          <table:table-cell office:value-type="float" office:value="12.75873" calcext:value-type="float">
            <text:p>12.75873</text:p>
          </table:table-cell>
          <table:table-cell office:value-type="float" office:value="0" calcext:value-type="float">
            <text:p>0</text:p>
          </table:table-cell>
          <table:table-cell office:value-type="float" office:value="7.789209" calcext:value-type="float">
            <text:p>7.7892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7" calcext:value-type="float">
            <text:p>2012007</text:p>
          </table:table-cell>
          <table:table-cell office:value-type="float" office:value="7.244869" calcext:value-type="float">
            <text:p>7.244869</text:p>
          </table:table-cell>
          <table:table-cell office:value-type="float" office:value="133.4301" calcext:value-type="float">
            <text:p>133.4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2287" calcext:value-type="float">
            <text:p>39.52287</text:p>
          </table:table-cell>
          <table:table-cell office:value-type="float" office:value="0" calcext:value-type="float">
            <text:p>0</text:p>
          </table:table-cell>
          <table:table-cell office:value-type="float" office:value="0.00000001003518" calcext:value-type="float">
            <text:p>1.003518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06872032" calcext:value-type="float">
            <text:p>6.872032E-08</text:p>
          </table:table-cell>
          <table:table-cell office:value-type="float" office:value="1163.47" calcext:value-type="float">
            <text:p>1163.47</text:p>
          </table:table-cell>
          <table:table-cell office:value-type="float" office:value="1.188845" calcext:value-type="float">
            <text:p>1.188845</text:p>
          </table:table-cell>
          <table:table-cell office:value-type="float" office:value="0" calcext:value-type="float">
            <text:p>0</text:p>
          </table:table-cell>
          <table:table-cell office:value-type="float" office:value="0.3583833" calcext:value-type="float">
            <text:p>0.3583833</text:p>
          </table:table-cell>
          <table:table-cell office:value-type="float" office:value="0.3360334" calcext:value-type="float">
            <text:p>0.3360334</text:p>
          </table:table-cell>
          <table:table-cell office:value-type="float" office:value="0.2521024" calcext:value-type="float">
            <text:p>0.2521024</text:p>
          </table:table-cell>
          <table:table-cell office:value-type="float" office:value="0.07401669" calcext:value-type="float">
            <text:p>0.07401669</text:p>
          </table:table-cell>
          <table:table-cell office:value-type="float" office:value="0.07291413" calcext:value-type="float">
            <text:p>0.07291413</text:p>
          </table:table-cell>
          <table:table-cell office:value-type="float" office:value="0.03253504" calcext:value-type="float">
            <text:p>0.03253504</text:p>
          </table:table-cell>
          <table:table-cell office:value-type="float" office:value="0.04148985" calcext:value-type="float">
            <text:p>0.04148985</text:p>
          </table:table-cell>
          <table:table-cell office:value-type="float" office:value="0.08139472" calcext:value-type="float">
            <text:p>0.08139472</text:p>
          </table:table-cell>
          <table:table-cell office:value-type="float" office:value="0.1481262" calcext:value-type="float">
            <text:p>0.1481262</text:p>
          </table:table-cell>
          <table:table-cell office:value-type="float" office:value="0.1658461" calcext:value-type="float">
            <text:p>0.1658461</text:p>
          </table:table-cell>
          <table:table-cell office:value-type="float" office:value="0.164418" calcext:value-type="float">
            <text:p>0.164418</text:p>
          </table:table-cell>
          <table:table-cell office:value-type="float" office:value="0.1694124" calcext:value-type="float">
            <text:p>0.1694124</text:p>
          </table:table-cell>
          <table:table-cell office:value-type="float" office:value="0.1942515" calcext:value-type="float">
            <text:p>0.1942515</text:p>
          </table:table-cell>
          <table:table-cell office:value-type="float" office:value="0.1970123" calcext:value-type="float">
            <text:p>0.1970123</text:p>
          </table:table-cell>
          <table:table-cell office:value-type="float" office:value="0" calcext:value-type="float">
            <text:p>0</text:p>
          </table:table-cell>
          <table:table-cell office:value-type="float" office:value="32.3531" calcext:value-type="float">
            <text:p>32.3531</text:p>
          </table:table-cell>
          <table:table-cell office:value-type="float" office:value="29.03537" calcext:value-type="float">
            <text:p>29.03537</text:p>
          </table:table-cell>
          <table:table-cell office:value-type="float" office:value="27.74772" calcext:value-type="float">
            <text:p>27.74772</text:p>
          </table:table-cell>
          <table:table-cell office:value-type="float" office:value="9.46469" calcext:value-type="float">
            <text:p>9.46469</text:p>
          </table:table-cell>
          <table:table-cell office:value-type="float" office:value="8.792642" calcext:value-type="float">
            <text:p>8.792642</text:p>
          </table:table-cell>
          <table:table-cell office:value-type="float" office:value="3.195878" calcext:value-type="float">
            <text:p>3.195878</text:p>
          </table:table-cell>
          <table:table-cell office:value-type="float" office:value="3.098012" calcext:value-type="float">
            <text:p>3.098012</text:p>
          </table:table-cell>
          <table:table-cell office:value-type="float" office:value="5.533427" calcext:value-type="float">
            <text:p>5.533427</text:p>
          </table:table-cell>
          <table:table-cell office:value-type="float" office:value="8.200915" calcext:value-type="float">
            <text:p>8.200915</text:p>
          </table:table-cell>
          <table:table-cell office:value-type="float" office:value="8.717863" calcext:value-type="float">
            <text:p>8.717863</text:p>
          </table:table-cell>
          <table:table-cell office:value-type="float" office:value="9.693089" calcext:value-type="float">
            <text:p>9.693089</text:p>
          </table:table-cell>
          <table:table-cell office:value-type="float" office:value="10.08241" calcext:value-type="float">
            <text:p>10.08241</text:p>
          </table:table-cell>
          <table:table-cell office:value-type="float" office:value="12.56758" calcext:value-type="float">
            <text:p>12.56758</text:p>
          </table:table-cell>
          <table:table-cell office:value-type="float" office:value="12.74866" calcext:value-type="float">
            <text:p>12.74866</text:p>
          </table:table-cell>
          <table:table-cell office:value-type="float" office:value="0" calcext:value-type="float">
            <text:p>0</text:p>
          </table:table-cell>
          <table:table-cell office:value-type="float" office:value="4.46507" calcext:value-type="float">
            <text:p>4.465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7" calcext:value-type="float">
            <text:p>3012007</text:p>
          </table:table-cell>
          <table:table-cell office:value-type="float" office:value="7.238416" calcext:value-type="float">
            <text:p>7.238416</text:p>
          </table:table-cell>
          <table:table-cell office:value-type="float" office:value="133.4302" calcext:value-type="float">
            <text:p>133.4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3524" calcext:value-type="float">
            <text:p>39.53524</text:p>
          </table:table-cell>
          <table:table-cell office:value-type="float" office:value="0" calcext:value-type="float">
            <text:p>0</text:p>
          </table:table-cell>
          <table:table-cell office:value-type="float" office:value="0.0000000182237" calcext:value-type="float">
            <text:p>1.8223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279177" calcext:value-type="float">
            <text:p>1.279177E-07</text:p>
          </table:table-cell>
          <table:table-cell office:value-type="float" office:value="1163.465" calcext:value-type="float">
            <text:p>1163.465</text:p>
          </table:table-cell>
          <table:table-cell office:value-type="float" office:value="1.190332" calcext:value-type="float">
            <text:p>1.190332</text:p>
          </table:table-cell>
          <table:table-cell office:value-type="float" office:value="0" calcext:value-type="float">
            <text:p>0</text:p>
          </table:table-cell>
          <table:table-cell office:value-type="float" office:value="0.3172801" calcext:value-type="float">
            <text:p>0.3172801</text:p>
          </table:table-cell>
          <table:table-cell office:value-type="float" office:value="0.2978445" calcext:value-type="float">
            <text:p>0.2978445</text:p>
          </table:table-cell>
          <table:table-cell office:value-type="float" office:value="0.253387" calcext:value-type="float">
            <text:p>0.253387</text:p>
          </table:table-cell>
          <table:table-cell office:value-type="float" office:value="0.07261361" calcext:value-type="float">
            <text:p>0.07261361</text:p>
          </table:table-cell>
          <table:table-cell office:value-type="float" office:value="0.07262992" calcext:value-type="float">
            <text:p>0.07262992</text:p>
          </table:table-cell>
          <table:table-cell office:value-type="float" office:value="0.0319861" calcext:value-type="float">
            <text:p>0.0319861</text:p>
          </table:table-cell>
          <table:table-cell office:value-type="float" office:value="0.04113193" calcext:value-type="float">
            <text:p>0.04113193</text:p>
          </table:table-cell>
          <table:table-cell office:value-type="float" office:value="0.08140513" calcext:value-type="float">
            <text:p>0.08140513</text:p>
          </table:table-cell>
          <table:table-cell office:value-type="float" office:value="0.1481132" calcext:value-type="float">
            <text:p>0.1481132</text:p>
          </table:table-cell>
          <table:table-cell office:value-type="float" office:value="0.165864" calcext:value-type="float">
            <text:p>0.165864</text:p>
          </table:table-cell>
          <table:table-cell office:value-type="float" office:value="0.1644579" calcext:value-type="float">
            <text:p>0.1644579</text:p>
          </table:table-cell>
          <table:table-cell office:value-type="float" office:value="0.1694317" calcext:value-type="float">
            <text:p>0.1694317</text:p>
          </table:table-cell>
          <table:table-cell office:value-type="float" office:value="0.1942655" calcext:value-type="float">
            <text:p>0.1942655</text:p>
          </table:table-cell>
          <table:table-cell office:value-type="float" office:value="0.197024" calcext:value-type="float">
            <text:p>0.197024</text:p>
          </table:table-cell>
          <table:table-cell office:value-type="float" office:value="0" calcext:value-type="float">
            <text:p>0</text:p>
          </table:table-cell>
          <table:table-cell office:value-type="float" office:value="32.35607" calcext:value-type="float">
            <text:p>32.35607</text:p>
          </table:table-cell>
          <table:table-cell office:value-type="float" office:value="29.04973" calcext:value-type="float">
            <text:p>29.04973</text:p>
          </table:table-cell>
          <table:table-cell office:value-type="float" office:value="27.75209" calcext:value-type="float">
            <text:p>27.75209</text:p>
          </table:table-cell>
          <table:table-cell office:value-type="float" office:value="9.461518" calcext:value-type="float">
            <text:p>9.461518</text:p>
          </table:table-cell>
          <table:table-cell office:value-type="float" office:value="8.791943" calcext:value-type="float">
            <text:p>8.791943</text:p>
          </table:table-cell>
          <table:table-cell office:value-type="float" office:value="3.196692" calcext:value-type="float">
            <text:p>3.196692</text:p>
          </table:table-cell>
          <table:table-cell office:value-type="float" office:value="3.100472" calcext:value-type="float">
            <text:p>3.100472</text:p>
          </table:table-cell>
          <table:table-cell office:value-type="float" office:value="5.536841" calcext:value-type="float">
            <text:p>5.536841</text:p>
          </table:table-cell>
          <table:table-cell office:value-type="float" office:value="8.205063" calcext:value-type="float">
            <text:p>8.205063</text:p>
          </table:table-cell>
          <table:table-cell office:value-type="float" office:value="8.722343" calcext:value-type="float">
            <text:p>8.722343</text:p>
          </table:table-cell>
          <table:table-cell office:value-type="float" office:value="9.697388" calcext:value-type="float">
            <text:p>9.697388</text:p>
          </table:table-cell>
          <table:table-cell office:value-type="float" office:value="10.08675" calcext:value-type="float">
            <text:p>10.08675</text:p>
          </table:table-cell>
          <table:table-cell office:value-type="float" office:value="12.56882" calcext:value-type="float">
            <text:p>12.56882</text:p>
          </table:table-cell>
          <table:table-cell office:value-type="float" office:value="12.74569" calcext:value-type="float">
            <text:p>12.74569</text:p>
          </table:table-cell>
          <table:table-cell office:value-type="float" office:value="0" calcext:value-type="float">
            <text:p>0</text:p>
          </table:table-cell>
          <table:table-cell office:value-type="float" office:value="4.662723" calcext:value-type="float">
            <text:p>4.6627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7" calcext:value-type="float">
            <text:p>4012007</text:p>
          </table:table-cell>
          <table:table-cell office:value-type="float" office:value="7.230953" calcext:value-type="float">
            <text:p>7.230953</text:p>
          </table:table-cell>
          <table:table-cell office:value-type="float" office:value="133.4303" calcext:value-type="float">
            <text:p>133.4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4707" calcext:value-type="float">
            <text:p>39.54707</text:p>
          </table:table-cell>
          <table:table-cell office:value-type="float" office:value="0" calcext:value-type="float">
            <text:p>0</text:p>
          </table:table-cell>
          <table:table-cell office:value-type="float" office:value="0.00000003759095" calcext:value-type="float">
            <text:p>3.759095E-08</text:p>
          </table:table-cell>
          <table:table-cell office:value-type="float" office:value="0" calcext:value-type="float">
            <text:p>0</text:p>
          </table:table-cell>
          <table:table-cell office:value-type="float" office:value="-0.00009508513" calcext:value-type="float">
            <text:p>-9.508513E-05</text:p>
          </table:table-cell>
          <table:table-cell office:value-type="float" office:value="1163.461" calcext:value-type="float">
            <text:p>1163.461</text:p>
          </table:table-cell>
          <table:table-cell office:value-type="float" office:value="1.192457" calcext:value-type="float">
            <text:p>1.192457</text:p>
          </table:table-cell>
          <table:table-cell office:value-type="float" office:value="0" calcext:value-type="float">
            <text:p>0</text:p>
          </table:table-cell>
          <table:table-cell office:value-type="float" office:value="0.2641385" calcext:value-type="float">
            <text:p>0.2641385</text:p>
          </table:table-cell>
          <table:table-cell office:value-type="float" office:value="0.2742327" calcext:value-type="float">
            <text:p>0.2742327</text:p>
          </table:table-cell>
          <table:table-cell office:value-type="float" office:value="0.2530968" calcext:value-type="float">
            <text:p>0.2530968</text:p>
          </table:table-cell>
          <table:table-cell office:value-type="float" office:value="0.07219634" calcext:value-type="float">
            <text:p>0.07219634</text:p>
          </table:table-cell>
          <table:table-cell office:value-type="float" office:value="0.07234912" calcext:value-type="float">
            <text:p>0.07234912</text:p>
          </table:table-cell>
          <table:table-cell office:value-type="float" office:value="0.03178645" calcext:value-type="float">
            <text:p>0.03178645</text:p>
          </table:table-cell>
          <table:table-cell office:value-type="float" office:value="0.03983731" calcext:value-type="float">
            <text:p>0.03983731</text:p>
          </table:table-cell>
          <table:table-cell office:value-type="float" office:value="0.08137342" calcext:value-type="float">
            <text:p>0.08137342</text:p>
          </table:table-cell>
          <table:table-cell office:value-type="float" office:value="0.1480994" calcext:value-type="float">
            <text:p>0.1480994</text:p>
          </table:table-cell>
          <table:table-cell office:value-type="float" office:value="0.1658796" calcext:value-type="float">
            <text:p>0.1658796</text:p>
          </table:table-cell>
          <table:table-cell office:value-type="float" office:value="0.1644973" calcext:value-type="float">
            <text:p>0.1644973</text:p>
          </table:table-cell>
          <table:table-cell office:value-type="float" office:value="0.1694622" calcext:value-type="float">
            <text:p>0.1694622</text:p>
          </table:table-cell>
          <table:table-cell office:value-type="float" office:value="0.1942967" calcext:value-type="float">
            <text:p>0.1942967</text:p>
          </table:table-cell>
          <table:table-cell office:value-type="float" office:value="0.1970329" calcext:value-type="float">
            <text:p>0.1970329</text:p>
          </table:table-cell>
          <table:table-cell office:value-type="float" office:value="0" calcext:value-type="float">
            <text:p>0</text:p>
          </table:table-cell>
          <table:table-cell office:value-type="float" office:value="32.3529" calcext:value-type="float">
            <text:p>32.3529</text:p>
          </table:table-cell>
          <table:table-cell office:value-type="float" office:value="29.05264" calcext:value-type="float">
            <text:p>29.05264</text:p>
          </table:table-cell>
          <table:table-cell office:value-type="float" office:value="27.75683" calcext:value-type="float">
            <text:p>27.75683</text:p>
          </table:table-cell>
          <table:table-cell office:value-type="float" office:value="9.45803" calcext:value-type="float">
            <text:p>9.45803</text:p>
          </table:table-cell>
          <table:table-cell office:value-type="float" office:value="8.791162" calcext:value-type="float">
            <text:p>8.791162</text:p>
          </table:table-cell>
          <table:table-cell office:value-type="float" office:value="3.197405" calcext:value-type="float">
            <text:p>3.197405</text:p>
          </table:table-cell>
          <table:table-cell office:value-type="float" office:value="3.102723" calcext:value-type="float">
            <text:p>3.102723</text:p>
          </table:table-cell>
          <table:table-cell office:value-type="float" office:value="5.54029" calcext:value-type="float">
            <text:p>5.54029</text:p>
          </table:table-cell>
          <table:table-cell office:value-type="float" office:value="8.209211" calcext:value-type="float">
            <text:p>8.209211</text:p>
          </table:table-cell>
          <table:table-cell office:value-type="float" office:value="8.726827" calcext:value-type="float">
            <text:p>8.726827</text:p>
          </table:table-cell>
          <table:table-cell office:value-type="float" office:value="9.701687" calcext:value-type="float">
            <text:p>9.701687</text:p>
          </table:table-cell>
          <table:table-cell office:value-type="float" office:value="10.09109" calcext:value-type="float">
            <text:p>10.09109</text:p>
          </table:table-cell>
          <table:table-cell office:value-type="float" office:value="12.57006" calcext:value-type="float">
            <text:p>12.57006</text:p>
          </table:table-cell>
          <table:table-cell office:value-type="float" office:value="12.75063" calcext:value-type="float">
            <text:p>12.75063</text:p>
          </table:table-cell>
          <table:table-cell office:value-type="float" office:value="0" calcext:value-type="float">
            <text:p>0</text:p>
          </table:table-cell>
          <table:table-cell office:value-type="float" office:value="7.758956" calcext:value-type="float">
            <text:p>7.7589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7" calcext:value-type="float">
            <text:p>5012007</text:p>
          </table:table-cell>
          <table:table-cell office:value-type="float" office:value="7.221155" calcext:value-type="float">
            <text:p>7.221155</text:p>
          </table:table-cell>
          <table:table-cell office:value-type="float" office:value="133.4306" calcext:value-type="float">
            <text:p>133.4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5915" calcext:value-type="float">
            <text:p>39.55915</text:p>
          </table:table-cell>
          <table:table-cell office:value-type="float" office:value="0" calcext:value-type="float">
            <text:p>0</text:p>
          </table:table-cell>
          <table:table-cell office:value-type="float" office:value="0.00000004297912" calcext:value-type="float">
            <text:p>4.297912E-08</text:p>
          </table:table-cell>
          <table:table-cell office:value-type="float" office:value="0" calcext:value-type="float">
            <text:p>0</text:p>
          </table:table-cell>
          <table:table-cell office:value-type="float" office:value="-0.0002020599" calcext:value-type="float">
            <text:p>-0.0002020599</text:p>
          </table:table-cell>
          <table:table-cell office:value-type="float" office:value="1163.457" calcext:value-type="float">
            <text:p>1163.457</text:p>
          </table:table-cell>
          <table:table-cell office:value-type="float" office:value="1.196086" calcext:value-type="float">
            <text:p>1.196086</text:p>
          </table:table-cell>
          <table:table-cell office:value-type="float" office:value="0" calcext:value-type="float">
            <text:p>0</text:p>
          </table:table-cell>
          <table:table-cell office:value-type="float" office:value="0.4617245" calcext:value-type="float">
            <text:p>0.4617245</text:p>
          </table:table-cell>
          <table:table-cell office:value-type="float" office:value="0.2847568" calcext:value-type="float">
            <text:p>0.2847568</text:p>
          </table:table-cell>
          <table:table-cell office:value-type="float" office:value="0.2546077" calcext:value-type="float">
            <text:p>0.2546077</text:p>
          </table:table-cell>
          <table:table-cell office:value-type="float" office:value="0.07262009" calcext:value-type="float">
            <text:p>0.07262009</text:p>
          </table:table-cell>
          <table:table-cell office:value-type="float" office:value="0.07242359" calcext:value-type="float">
            <text:p>0.07242359</text:p>
          </table:table-cell>
          <table:table-cell office:value-type="float" office:value="0.03167323" calcext:value-type="float">
            <text:p>0.03167323</text:p>
          </table:table-cell>
          <table:table-cell office:value-type="float" office:value="0.040374" calcext:value-type="float">
            <text:p>0.040374</text:p>
          </table:table-cell>
          <table:table-cell office:value-type="float" office:value="0.08142497" calcext:value-type="float">
            <text:p>0.08142497</text:p>
          </table:table-cell>
          <table:table-cell office:value-type="float" office:value="0.1480905" calcext:value-type="float">
            <text:p>0.1480905</text:p>
          </table:table-cell>
          <table:table-cell office:value-type="float" office:value="0.1658942" calcext:value-type="float">
            <text:p>0.1658942</text:p>
          </table:table-cell>
          <table:table-cell office:value-type="float" office:value="0.1645362" calcext:value-type="float">
            <text:p>0.1645362</text:p>
          </table:table-cell>
          <table:table-cell office:value-type="float" office:value="0.1694964" calcext:value-type="float">
            <text:p>0.1694964</text:p>
          </table:table-cell>
          <table:table-cell office:value-type="float" office:value="0.1942961" calcext:value-type="float">
            <text:p>0.1942961</text:p>
          </table:table-cell>
          <table:table-cell office:value-type="float" office:value="0.1970488" calcext:value-type="float">
            <text:p>0.1970488</text:p>
          </table:table-cell>
          <table:table-cell office:value-type="float" office:value="0" calcext:value-type="float">
            <text:p>0</text:p>
          </table:table-cell>
          <table:table-cell office:value-type="float" office:value="32.39423" calcext:value-type="float">
            <text:p>32.39423</text:p>
          </table:table-cell>
          <table:table-cell office:value-type="float" office:value="29.05232" calcext:value-type="float">
            <text:p>29.05232</text:p>
          </table:table-cell>
          <table:table-cell office:value-type="float" office:value="27.76094" calcext:value-type="float">
            <text:p>27.76094</text:p>
          </table:table-cell>
          <table:table-cell office:value-type="float" office:value="9.454503" calcext:value-type="float">
            <text:p>9.454503</text:p>
          </table:table-cell>
          <table:table-cell office:value-type="float" office:value="8.790298" calcext:value-type="float">
            <text:p>8.790298</text:p>
          </table:table-cell>
          <table:table-cell office:value-type="float" office:value="3.198074" calcext:value-type="float">
            <text:p>3.198074</text:p>
          </table:table-cell>
          <table:table-cell office:value-type="float" office:value="3.104908" calcext:value-type="float">
            <text:p>3.104908</text:p>
          </table:table-cell>
          <table:table-cell office:value-type="float" office:value="5.543759" calcext:value-type="float">
            <text:p>5.543759</text:p>
          </table:table-cell>
          <table:table-cell office:value-type="float" office:value="8.213359" calcext:value-type="float">
            <text:p>8.213359</text:p>
          </table:table-cell>
          <table:table-cell office:value-type="float" office:value="8.731304" calcext:value-type="float">
            <text:p>8.731304</text:p>
          </table:table-cell>
          <table:table-cell office:value-type="float" office:value="9.705946" calcext:value-type="float">
            <text:p>9.705946</text:p>
          </table:table-cell>
          <table:table-cell office:value-type="float" office:value="10.09543" calcext:value-type="float">
            <text:p>10.09543</text:p>
          </table:table-cell>
          <table:table-cell office:value-type="float" office:value="12.57131" calcext:value-type="float">
            <text:p>12.57131</text:p>
          </table:table-cell>
          <table:table-cell office:value-type="float" office:value="12.75759" calcext:value-type="float">
            <text:p>12.75759</text:p>
          </table:table-cell>
          <table:table-cell office:value-type="float" office:value="0" calcext:value-type="float">
            <text:p>0</text:p>
          </table:table-cell>
          <table:table-cell office:value-type="float" office:value="10.17746" calcext:value-type="float">
            <text:p>10.177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7" calcext:value-type="float">
            <text:p>6012007</text:p>
          </table:table-cell>
          <table:table-cell office:value-type="float" office:value="7.207602" calcext:value-type="float">
            <text:p>7.207602</text:p>
          </table:table-cell>
          <table:table-cell office:value-type="float" office:value="133.4309" calcext:value-type="float">
            <text:p>133.4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7178" calcext:value-type="float">
            <text:p>39.57178</text:p>
          </table:table-cell>
          <table:table-cell office:value-type="float" office:value="0" calcext:value-type="float">
            <text:p>0</text:p>
          </table:table-cell>
          <table:table-cell office:value-type="float" office:value="0.00000004547787" calcext:value-type="float">
            <text:p>4.547787E-08</text:p>
          </table:table-cell>
          <table:table-cell office:value-type="float" office:value="0" calcext:value-type="float">
            <text:p>0</text:p>
          </table:table-cell>
          <table:table-cell office:value-type="float" office:value="-0.0002020419" calcext:value-type="float">
            <text:p>-0.0002020419</text:p>
          </table:table-cell>
          <table:table-cell office:value-type="float" office:value="1163.454" calcext:value-type="float">
            <text:p>1163.454</text:p>
          </table:table-cell>
          <table:table-cell office:value-type="float" office:value="1.202405" calcext:value-type="float">
            <text:p>1.202405</text:p>
          </table:table-cell>
          <table:table-cell office:value-type="float" office:value="0" calcext:value-type="float">
            <text:p>0</text:p>
          </table:table-cell>
          <table:table-cell office:value-type="float" office:value="0.5246288" calcext:value-type="float">
            <text:p>0.5246288</text:p>
          </table:table-cell>
          <table:table-cell office:value-type="float" office:value="0.2770776" calcext:value-type="float">
            <text:p>0.2770776</text:p>
          </table:table-cell>
          <table:table-cell office:value-type="float" office:value="0.263511" calcext:value-type="float">
            <text:p>0.263511</text:p>
          </table:table-cell>
          <table:table-cell office:value-type="float" office:value="0.07865561" calcext:value-type="float">
            <text:p>0.07865561</text:p>
          </table:table-cell>
          <table:table-cell office:value-type="float" office:value="0.07319593" calcext:value-type="float">
            <text:p>0.07319593</text:p>
          </table:table-cell>
          <table:table-cell office:value-type="float" office:value="0.03184561" calcext:value-type="float">
            <text:p>0.03184561</text:p>
          </table:table-cell>
          <table:table-cell office:value-type="float" office:value="0.04073331" calcext:value-type="float">
            <text:p>0.04073331</text:p>
          </table:table-cell>
          <table:table-cell office:value-type="float" office:value="0.08150902" calcext:value-type="float">
            <text:p>0.08150902</text:p>
          </table:table-cell>
          <table:table-cell office:value-type="float" office:value="0.1480905" calcext:value-type="float">
            <text:p>0.1480905</text:p>
          </table:table-cell>
          <table:table-cell office:value-type="float" office:value="0.165909" calcext:value-type="float">
            <text:p>0.165909</text:p>
          </table:table-cell>
          <table:table-cell office:value-type="float" office:value="0.1645743" calcext:value-type="float">
            <text:p>0.1645743</text:p>
          </table:table-cell>
          <table:table-cell office:value-type="float" office:value="0.1695262" calcext:value-type="float">
            <text:p>0.1695262</text:p>
          </table:table-cell>
          <table:table-cell office:value-type="float" office:value="0.1943082" calcext:value-type="float">
            <text:p>0.1943082</text:p>
          </table:table-cell>
          <table:table-cell office:value-type="float" office:value="0.1970587" calcext:value-type="float">
            <text:p>0.1970587</text:p>
          </table:table-cell>
          <table:table-cell office:value-type="float" office:value="0" calcext:value-type="float">
            <text:p>0</text:p>
          </table:table-cell>
          <table:table-cell office:value-type="float" office:value="32.47493" calcext:value-type="float">
            <text:p>32.47493</text:p>
          </table:table-cell>
          <table:table-cell office:value-type="float" office:value="29.05166" calcext:value-type="float">
            <text:p>29.05166</text:p>
          </table:table-cell>
          <table:table-cell office:value-type="float" office:value="27.76736" calcext:value-type="float">
            <text:p>27.76736</text:p>
          </table:table-cell>
          <table:table-cell office:value-type="float" office:value="9.451699" calcext:value-type="float">
            <text:p>9.451699</text:p>
          </table:table-cell>
          <table:table-cell office:value-type="float" office:value="8.789585" calcext:value-type="float">
            <text:p>8.789585</text:p>
          </table:table-cell>
          <table:table-cell office:value-type="float" office:value="3.198742" calcext:value-type="float">
            <text:p>3.198742</text:p>
          </table:table-cell>
          <table:table-cell office:value-type="float" office:value="3.107154" calcext:value-type="float">
            <text:p>3.107154</text:p>
          </table:table-cell>
          <table:table-cell office:value-type="float" office:value="5.547239" calcext:value-type="float">
            <text:p>5.547239</text:p>
          </table:table-cell>
          <table:table-cell office:value-type="float" office:value="8.217507" calcext:value-type="float">
            <text:p>8.217507</text:p>
          </table:table-cell>
          <table:table-cell office:value-type="float" office:value="8.735784" calcext:value-type="float">
            <text:p>8.735784</text:p>
          </table:table-cell>
          <table:table-cell office:value-type="float" office:value="9.710188" calcext:value-type="float">
            <text:p>9.710188</text:p>
          </table:table-cell>
          <table:table-cell office:value-type="float" office:value="10.09977" calcext:value-type="float">
            <text:p>10.09977</text:p>
          </table:table-cell>
          <table:table-cell office:value-type="float" office:value="12.57255" calcext:value-type="float">
            <text:p>12.57255</text:p>
          </table:table-cell>
          <table:table-cell office:value-type="float" office:value="12.76794" calcext:value-type="float">
            <text:p>12.76794</text:p>
          </table:table-cell>
          <table:table-cell office:value-type="float" office:value="0" calcext:value-type="float">
            <text:p>0</text:p>
          </table:table-cell>
          <table:table-cell office:value-type="float" office:value="21.33673" calcext:value-type="float">
            <text:p>21.336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7" calcext:value-type="float">
            <text:p>7012007</text:p>
          </table:table-cell>
          <table:table-cell office:value-type="float" office:value="7.195935" calcext:value-type="float">
            <text:p>7.195935</text:p>
          </table:table-cell>
          <table:table-cell office:value-type="float" office:value="133.4312" calcext:value-type="float">
            <text:p>133.4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8473" calcext:value-type="float">
            <text:p>39.58473</text:p>
          </table:table-cell>
          <table:table-cell office:value-type="float" office:value="0" calcext:value-type="float">
            <text:p>0</text:p>
          </table:table-cell>
          <table:table-cell office:value-type="float" office:value="0.00000006955501" calcext:value-type="float">
            <text:p>6.955501E-08</text:p>
          </table:table-cell>
          <table:table-cell office:value-type="float" office:value="0" calcext:value-type="float">
            <text:p>0</text:p>
          </table:table-cell>
          <table:table-cell office:value-type="float" office:value="-0.0002018696" calcext:value-type="float">
            <text:p>-0.0002018696</text:p>
          </table:table-cell>
          <table:table-cell office:value-type="float" office:value="1163.453" calcext:value-type="float">
            <text:p>1163.453</text:p>
          </table:table-cell>
          <table:table-cell office:value-type="float" office:value="1.207239" calcext:value-type="float">
            <text:p>1.207239</text:p>
          </table:table-cell>
          <table:table-cell office:value-type="float" office:value="0" calcext:value-type="float">
            <text:p>0</text:p>
          </table:table-cell>
          <table:table-cell office:value-type="float" office:value="0.5453706" calcext:value-type="float">
            <text:p>0.5453706</text:p>
          </table:table-cell>
          <table:table-cell office:value-type="float" office:value="0.2854392" calcext:value-type="float">
            <text:p>0.2854392</text:p>
          </table:table-cell>
          <table:table-cell office:value-type="float" office:value="0.2642927" calcext:value-type="float">
            <text:p>0.2642927</text:p>
          </table:table-cell>
          <table:table-cell office:value-type="float" office:value="0.07905997" calcext:value-type="float">
            <text:p>0.07905997</text:p>
          </table:table-cell>
          <table:table-cell office:value-type="float" office:value="0.0733351" calcext:value-type="float">
            <text:p>0.0733351</text:p>
          </table:table-cell>
          <table:table-cell office:value-type="float" office:value="0.03202229" calcext:value-type="float">
            <text:p>0.03202229</text:p>
          </table:table-cell>
          <table:table-cell office:value-type="float" office:value="0.04003494" calcext:value-type="float">
            <text:p>0.04003494</text:p>
          </table:table-cell>
          <table:table-cell office:value-type="float" office:value="0.08151579" calcext:value-type="float">
            <text:p>0.08151579</text:p>
          </table:table-cell>
          <table:table-cell office:value-type="float" office:value="0.1481011" calcext:value-type="float">
            <text:p>0.1481011</text:p>
          </table:table-cell>
          <table:table-cell office:value-type="float" office:value="0.1659247" calcext:value-type="float">
            <text:p>0.1659247</text:p>
          </table:table-cell>
          <table:table-cell office:value-type="float" office:value="0.164612" calcext:value-type="float">
            <text:p>0.164612</text:p>
          </table:table-cell>
          <table:table-cell office:value-type="float" office:value="0.1695457" calcext:value-type="float">
            <text:p>0.1695457</text:p>
          </table:table-cell>
          <table:table-cell office:value-type="float" office:value="0.1943215" calcext:value-type="float">
            <text:p>0.1943215</text:p>
          </table:table-cell>
          <table:table-cell office:value-type="float" office:value="0.19707" calcext:value-type="float">
            <text:p>0.19707</text:p>
          </table:table-cell>
          <table:table-cell office:value-type="float" office:value="0" calcext:value-type="float">
            <text:p>0</text:p>
          </table:table-cell>
          <table:table-cell office:value-type="float" office:value="32.57724" calcext:value-type="float">
            <text:p>32.57724</text:p>
          </table:table-cell>
          <table:table-cell office:value-type="float" office:value="29.04971" calcext:value-type="float">
            <text:p>29.04971</text:p>
          </table:table-cell>
          <table:table-cell office:value-type="float" office:value="27.77591" calcext:value-type="float">
            <text:p>27.77591</text:p>
          </table:table-cell>
          <table:table-cell office:value-type="float" office:value="9.450415" calcext:value-type="float">
            <text:p>9.450415</text:p>
          </table:table-cell>
          <table:table-cell office:value-type="float" office:value="8.7891" calcext:value-type="float">
            <text:p>8.7891</text:p>
          </table:table-cell>
          <table:table-cell office:value-type="float" office:value="3.19947" calcext:value-type="float">
            <text:p>3.19947</text:p>
          </table:table-cell>
          <table:table-cell office:value-type="float" office:value="3.10932" calcext:value-type="float">
            <text:p>3.10932</text:p>
          </table:table-cell>
          <table:table-cell office:value-type="float" office:value="5.550725" calcext:value-type="float">
            <text:p>5.550725</text:p>
          </table:table-cell>
          <table:table-cell office:value-type="float" office:value="8.221655" calcext:value-type="float">
            <text:p>8.221655</text:p>
          </table:table-cell>
          <table:table-cell office:value-type="float" office:value="8.740204" calcext:value-type="float">
            <text:p>8.740204</text:p>
          </table:table-cell>
          <table:table-cell office:value-type="float" office:value="9.714431" calcext:value-type="float">
            <text:p>9.714431</text:p>
          </table:table-cell>
          <table:table-cell office:value-type="float" office:value="10.10411" calcext:value-type="float">
            <text:p>10.10411</text:p>
          </table:table-cell>
          <table:table-cell office:value-type="float" office:value="12.57379" calcext:value-type="float">
            <text:p>12.57379</text:p>
          </table:table-cell>
          <table:table-cell office:value-type="float" office:value="12.77407" calcext:value-type="float">
            <text:p>12.77407</text:p>
          </table:table-cell>
          <table:table-cell office:value-type="float" office:value="0" calcext:value-type="float">
            <text:p>0</text:p>
          </table:table-cell>
          <table:table-cell office:value-type="float" office:value="22.78658" calcext:value-type="float">
            <text:p>22.78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7" calcext:value-type="float">
            <text:p>8012007</text:p>
          </table:table-cell>
          <table:table-cell office:value-type="float" office:value="7.186215" calcext:value-type="float">
            <text:p>7.186215</text:p>
          </table:table-cell>
          <table:table-cell office:value-type="float" office:value="133.4314" calcext:value-type="float">
            <text:p>133.4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9773" calcext:value-type="float">
            <text:p>39.59773</text:p>
          </table:table-cell>
          <table:table-cell office:value-type="float" office:value="0" calcext:value-type="float">
            <text:p>0</text:p>
          </table:table-cell>
          <table:table-cell office:value-type="float" office:value="0.00000009208517" calcext:value-type="float">
            <text:p>9.208517E-08</text:p>
          </table:table-cell>
          <table:table-cell office:value-type="float" office:value="0" calcext:value-type="float">
            <text:p>0</text:p>
          </table:table-cell>
          <table:table-cell office:value-type="float" office:value="-0.0002017078" calcext:value-type="float">
            <text:p>-0.0002017078</text:p>
          </table:table-cell>
          <table:table-cell office:value-type="float" office:value="1163.451" calcext:value-type="float">
            <text:p>1163.451</text:p>
          </table:table-cell>
          <table:table-cell office:value-type="float" office:value="1.210628" calcext:value-type="float">
            <text:p>1.210628</text:p>
          </table:table-cell>
          <table:table-cell office:value-type="float" office:value="0" calcext:value-type="float">
            <text:p>0</text:p>
          </table:table-cell>
          <table:table-cell office:value-type="float" office:value="0.5350878" calcext:value-type="float">
            <text:p>0.5350878</text:p>
          </table:table-cell>
          <table:table-cell office:value-type="float" office:value="0.2938433" calcext:value-type="float">
            <text:p>0.2938433</text:p>
          </table:table-cell>
          <table:table-cell office:value-type="float" office:value="0.2635852" calcext:value-type="float">
            <text:p>0.2635852</text:p>
          </table:table-cell>
          <table:table-cell office:value-type="float" office:value="0.07514879" calcext:value-type="float">
            <text:p>0.07514879</text:p>
          </table:table-cell>
          <table:table-cell office:value-type="float" office:value="0.07276081" calcext:value-type="float">
            <text:p>0.07276081</text:p>
          </table:table-cell>
          <table:table-cell office:value-type="float" office:value="0.03185363" calcext:value-type="float">
            <text:p>0.03185363</text:p>
          </table:table-cell>
          <table:table-cell office:value-type="float" office:value="0.03989309" calcext:value-type="float">
            <text:p>0.03989309</text:p>
          </table:table-cell>
          <table:table-cell office:value-type="float" office:value="0.08150552" calcext:value-type="float">
            <text:p>0.08150552</text:p>
          </table:table-cell>
          <table:table-cell office:value-type="float" office:value="0.1481191" calcext:value-type="float">
            <text:p>0.1481191</text:p>
          </table:table-cell>
          <table:table-cell office:value-type="float" office:value="0.1659414" calcext:value-type="float">
            <text:p>0.1659414</text:p>
          </table:table-cell>
          <table:table-cell office:value-type="float" office:value="0.1646497" calcext:value-type="float">
            <text:p>0.1646497</text:p>
          </table:table-cell>
          <table:table-cell office:value-type="float" office:value="0.16956" calcext:value-type="float">
            <text:p>0.16956</text:p>
          </table:table-cell>
          <table:table-cell office:value-type="float" office:value="0.1943343" calcext:value-type="float">
            <text:p>0.1943343</text:p>
          </table:table-cell>
          <table:table-cell office:value-type="float" office:value="0.1970816" calcext:value-type="float">
            <text:p>0.1970816</text:p>
          </table:table-cell>
          <table:table-cell office:value-type="float" office:value="0" calcext:value-type="float">
            <text:p>0</text:p>
          </table:table-cell>
          <table:table-cell office:value-type="float" office:value="32.67595" calcext:value-type="float">
            <text:p>32.67595</text:p>
          </table:table-cell>
          <table:table-cell office:value-type="float" office:value="29.05136" calcext:value-type="float">
            <text:p>29.05136</text:p>
          </table:table-cell>
          <table:table-cell office:value-type="float" office:value="27.78399" calcext:value-type="float">
            <text:p>27.78399</text:p>
          </table:table-cell>
          <table:table-cell office:value-type="float" office:value="9.448486" calcext:value-type="float">
            <text:p>9.448486</text:p>
          </table:table-cell>
          <table:table-cell office:value-type="float" office:value="8.788515" calcext:value-type="float">
            <text:p>8.788515</text:p>
          </table:table-cell>
          <table:table-cell office:value-type="float" office:value="3.200199" calcext:value-type="float">
            <text:p>3.200199</text:p>
          </table:table-cell>
          <table:table-cell office:value-type="float" office:value="3.111441" calcext:value-type="float">
            <text:p>3.111441</text:p>
          </table:table-cell>
          <table:table-cell office:value-type="float" office:value="5.554251" calcext:value-type="float">
            <text:p>5.554251</text:p>
          </table:table-cell>
          <table:table-cell office:value-type="float" office:value="8.225803" calcext:value-type="float">
            <text:p>8.225803</text:p>
          </table:table-cell>
          <table:table-cell office:value-type="float" office:value="8.744606" calcext:value-type="float">
            <text:p>8.744606</text:p>
          </table:table-cell>
          <table:table-cell office:value-type="float" office:value="9.718673" calcext:value-type="float">
            <text:p>9.718673</text:p>
          </table:table-cell>
          <table:table-cell office:value-type="float" office:value="10.10845" calcext:value-type="float">
            <text:p>10.10845</text:p>
          </table:table-cell>
          <table:table-cell office:value-type="float" office:value="12.57503" calcext:value-type="float">
            <text:p>12.57503</text:p>
          </table:table-cell>
          <table:table-cell office:value-type="float" office:value="12.77707" calcext:value-type="float">
            <text:p>12.77707</text:p>
          </table:table-cell>
          <table:table-cell office:value-type="float" office:value="0" calcext:value-type="float">
            <text:p>0</text:p>
          </table:table-cell>
          <table:table-cell office:value-type="float" office:value="18.03879" calcext:value-type="float">
            <text:p>18.03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7" calcext:value-type="float">
            <text:p>9012007</text:p>
          </table:table-cell>
          <table:table-cell office:value-type="float" office:value="7.17571" calcext:value-type="float">
            <text:p>7.17571</text:p>
          </table:table-cell>
          <table:table-cell office:value-type="float" office:value="133.4317" calcext:value-type="float">
            <text:p>133.4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1059" calcext:value-type="float">
            <text:p>39.61059</text:p>
          </table:table-cell>
          <table:table-cell office:value-type="float" office:value="0" calcext:value-type="float">
            <text:p>0</text:p>
          </table:table-cell>
          <table:table-cell office:value-type="float" office:value="0.0000001068246" calcext:value-type="float">
            <text:p>1.068246E-07</text:p>
          </table:table-cell>
          <table:table-cell office:value-type="float" office:value="0" calcext:value-type="float">
            <text:p>0</text:p>
          </table:table-cell>
          <table:table-cell office:value-type="float" office:value="-0.0002016018" calcext:value-type="float">
            <text:p>-0.0002016018</text:p>
          </table:table-cell>
          <table:table-cell office:value-type="float" office:value="1163.449" calcext:value-type="float">
            <text:p>1163.449</text:p>
          </table:table-cell>
          <table:table-cell office:value-type="float" office:value="1.214571" calcext:value-type="float">
            <text:p>1.214571</text:p>
          </table:table-cell>
          <table:table-cell office:value-type="float" office:value="0" calcext:value-type="float">
            <text:p>0</text:p>
          </table:table-cell>
          <table:table-cell office:value-type="float" office:value="0.5085218" calcext:value-type="float">
            <text:p>0.5085218</text:p>
          </table:table-cell>
          <table:table-cell office:value-type="float" office:value="0.2905082" calcext:value-type="float">
            <text:p>0.2905082</text:p>
          </table:table-cell>
          <table:table-cell office:value-type="float" office:value="0.26372" calcext:value-type="float">
            <text:p>0.26372</text:p>
          </table:table-cell>
          <table:table-cell office:value-type="float" office:value="0.07485189" calcext:value-type="float">
            <text:p>0.07485189</text:p>
          </table:table-cell>
          <table:table-cell office:value-type="float" office:value="0.07229438" calcext:value-type="float">
            <text:p>0.07229438</text:p>
          </table:table-cell>
          <table:table-cell office:value-type="float" office:value="0.03173101" calcext:value-type="float">
            <text:p>0.03173101</text:p>
          </table:table-cell>
          <table:table-cell office:value-type="float" office:value="0.04005951" calcext:value-type="float">
            <text:p>0.04005951</text:p>
          </table:table-cell>
          <table:table-cell office:value-type="float" office:value="0.08155532" calcext:value-type="float">
            <text:p>0.08155532</text:p>
          </table:table-cell>
          <table:table-cell office:value-type="float" office:value="0.1481367" calcext:value-type="float">
            <text:p>0.1481367</text:p>
          </table:table-cell>
          <table:table-cell office:value-type="float" office:value="0.1659593" calcext:value-type="float">
            <text:p>0.1659593</text:p>
          </table:table-cell>
          <table:table-cell office:value-type="float" office:value="0.1646874" calcext:value-type="float">
            <text:p>0.1646874</text:p>
          </table:table-cell>
          <table:table-cell office:value-type="float" office:value="0.1695746" calcext:value-type="float">
            <text:p>0.1695746</text:p>
          </table:table-cell>
          <table:table-cell office:value-type="float" office:value="0.1943478" calcext:value-type="float">
            <text:p>0.1943478</text:p>
          </table:table-cell>
          <table:table-cell office:value-type="float" office:value="0.1970933" calcext:value-type="float">
            <text:p>0.1970933</text:p>
          </table:table-cell>
          <table:table-cell office:value-type="float" office:value="0" calcext:value-type="float">
            <text:p>0</text:p>
          </table:table-cell>
          <table:table-cell office:value-type="float" office:value="32.76542" calcext:value-type="float">
            <text:p>32.76542</text:p>
          </table:table-cell>
          <table:table-cell office:value-type="float" office:value="29.05464" calcext:value-type="float">
            <text:p>29.05464</text:p>
          </table:table-cell>
          <table:table-cell office:value-type="float" office:value="27.79166" calcext:value-type="float">
            <text:p>27.79166</text:p>
          </table:table-cell>
          <table:table-cell office:value-type="float" office:value="9.445762" calcext:value-type="float">
            <text:p>9.445762</text:p>
          </table:table-cell>
          <table:table-cell office:value-type="float" office:value="8.787699" calcext:value-type="float">
            <text:p>8.787699</text:p>
          </table:table-cell>
          <table:table-cell office:value-type="float" office:value="3.200877" calcext:value-type="float">
            <text:p>3.200877</text:p>
          </table:table-cell>
          <table:table-cell office:value-type="float" office:value="3.113596" calcext:value-type="float">
            <text:p>3.113596</text:p>
          </table:table-cell>
          <table:table-cell office:value-type="float" office:value="5.557779" calcext:value-type="float">
            <text:p>5.557779</text:p>
          </table:table-cell>
          <table:table-cell office:value-type="float" office:value="8.229951" calcext:value-type="float">
            <text:p>8.229951</text:p>
          </table:table-cell>
          <table:table-cell office:value-type="float" office:value="8.749013" calcext:value-type="float">
            <text:p>8.749013</text:p>
          </table:table-cell>
          <table:table-cell office:value-type="float" office:value="9.722915" calcext:value-type="float">
            <text:p>9.722915</text:p>
          </table:table-cell>
          <table:table-cell office:value-type="float" office:value="10.11271" calcext:value-type="float">
            <text:p>10.11271</text:p>
          </table:table-cell>
          <table:table-cell office:value-type="float" office:value="12.57627" calcext:value-type="float">
            <text:p>12.57627</text:p>
          </table:table-cell>
          <table:table-cell office:value-type="float" office:value="12.78113" calcext:value-type="float">
            <text:p>12.78113</text:p>
          </table:table-cell>
          <table:table-cell office:value-type="float" office:value="0" calcext:value-type="float">
            <text:p>0</text:p>
          </table:table-cell>
          <table:table-cell office:value-type="float" office:value="18.34728" calcext:value-type="float">
            <text:p>18.347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7" calcext:value-type="float">
            <text:p>10012007</text:p>
          </table:table-cell>
          <table:table-cell office:value-type="float" office:value="7.164127" calcext:value-type="float">
            <text:p>7.164127</text:p>
          </table:table-cell>
          <table:table-cell office:value-type="float" office:value="133.432" calcext:value-type="float">
            <text:p>133.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2376" calcext:value-type="float">
            <text:p>39.62376</text:p>
          </table:table-cell>
          <table:table-cell office:value-type="float" office:value="0" calcext:value-type="float">
            <text:p>0</text:p>
          </table:table-cell>
          <table:table-cell office:value-type="float" office:value="0.0000001255067" calcext:value-type="float">
            <text:p>1.255067E-07</text:p>
          </table:table-cell>
          <table:table-cell office:value-type="float" office:value="0" calcext:value-type="float">
            <text:p>0</text:p>
          </table:table-cell>
          <table:table-cell office:value-type="float" office:value="-0.0002014666" calcext:value-type="float">
            <text:p>-0.0002014666</text:p>
          </table:table-cell>
          <table:table-cell office:value-type="float" office:value="1163.447" calcext:value-type="float">
            <text:p>1163.447</text:p>
          </table:table-cell>
          <table:table-cell office:value-type="float" office:value="1.219042" calcext:value-type="float">
            <text:p>1.219042</text:p>
          </table:table-cell>
          <table:table-cell office:value-type="float" office:value="0" calcext:value-type="float">
            <text:p>0</text:p>
          </table:table-cell>
          <table:table-cell office:value-type="float" office:value="0.5661053" calcext:value-type="float">
            <text:p>0.5661053</text:p>
          </table:table-cell>
          <table:table-cell office:value-type="float" office:value="0.3212908" calcext:value-type="float">
            <text:p>0.3212908</text:p>
          </table:table-cell>
          <table:table-cell office:value-type="float" office:value="0.2776237" calcext:value-type="float">
            <text:p>0.2776237</text:p>
          </table:table-cell>
          <table:table-cell office:value-type="float" office:value="0.07572356" calcext:value-type="float">
            <text:p>0.07572356</text:p>
          </table:table-cell>
          <table:table-cell office:value-type="float" office:value="0.0726683" calcext:value-type="float">
            <text:p>0.0726683</text:p>
          </table:table-cell>
          <table:table-cell office:value-type="float" office:value="0.03181412" calcext:value-type="float">
            <text:p>0.03181412</text:p>
          </table:table-cell>
          <table:table-cell office:value-type="float" office:value="0.03970564" calcext:value-type="float">
            <text:p>0.03970564</text:p>
          </table:table-cell>
          <table:table-cell office:value-type="float" office:value="0.08154742" calcext:value-type="float">
            <text:p>0.08154742</text:p>
          </table:table-cell>
          <table:table-cell office:value-type="float" office:value="0.1481556" calcext:value-type="float">
            <text:p>0.1481556</text:p>
          </table:table-cell>
          <table:table-cell office:value-type="float" office:value="0.1659786" calcext:value-type="float">
            <text:p>0.1659786</text:p>
          </table:table-cell>
          <table:table-cell office:value-type="float" office:value="0.1647254" calcext:value-type="float">
            <text:p>0.1647254</text:p>
          </table:table-cell>
          <table:table-cell office:value-type="float" office:value="0.1695944" calcext:value-type="float">
            <text:p>0.1695944</text:p>
          </table:table-cell>
          <table:table-cell office:value-type="float" office:value="0.1943604" calcext:value-type="float">
            <text:p>0.1943604</text:p>
          </table:table-cell>
          <table:table-cell office:value-type="float" office:value="0.1971057" calcext:value-type="float">
            <text:p>0.1971057</text:p>
          </table:table-cell>
          <table:table-cell office:value-type="float" office:value="0" calcext:value-type="float">
            <text:p>0</text:p>
          </table:table-cell>
          <table:table-cell office:value-type="float" office:value="32.86548" calcext:value-type="float">
            <text:p>32.86548</text:p>
          </table:table-cell>
          <table:table-cell office:value-type="float" office:value="29.06163" calcext:value-type="float">
            <text:p>29.06163</text:p>
          </table:table-cell>
          <table:table-cell office:value-type="float" office:value="27.80069" calcext:value-type="float">
            <text:p>27.80069</text:p>
          </table:table-cell>
          <table:table-cell office:value-type="float" office:value="9.443016" calcext:value-type="float">
            <text:p>9.443016</text:p>
          </table:table-cell>
          <table:table-cell office:value-type="float" office:value="8.7868" calcext:value-type="float">
            <text:p>8.7868</text:p>
          </table:table-cell>
          <table:table-cell office:value-type="float" office:value="3.201545" calcext:value-type="float">
            <text:p>3.201545</text:p>
          </table:table-cell>
          <table:table-cell office:value-type="float" office:value="3.115688" calcext:value-type="float">
            <text:p>3.115688</text:p>
          </table:table-cell>
          <table:table-cell office:value-type="float" office:value="5.561305" calcext:value-type="float">
            <text:p>5.561305</text:p>
          </table:table-cell>
          <table:table-cell office:value-type="float" office:value="8.234085" calcext:value-type="float">
            <text:p>8.234085</text:p>
          </table:table-cell>
          <table:table-cell office:value-type="float" office:value="8.753415" calcext:value-type="float">
            <text:p>8.753415</text:p>
          </table:table-cell>
          <table:table-cell office:value-type="float" office:value="9.727158" calcext:value-type="float">
            <text:p>9.727158</text:p>
          </table:table-cell>
          <table:table-cell office:value-type="float" office:value="10.11697" calcext:value-type="float">
            <text:p>10.11697</text:p>
          </table:table-cell>
          <table:table-cell office:value-type="float" office:value="12.57751" calcext:value-type="float">
            <text:p>12.57751</text:p>
          </table:table-cell>
          <table:table-cell office:value-type="float" office:value="12.78469" calcext:value-type="float">
            <text:p>12.78469</text:p>
          </table:table-cell>
          <table:table-cell office:value-type="float" office:value="0" calcext:value-type="float">
            <text:p>0</text:p>
          </table:table-cell>
          <table:table-cell office:value-type="float" office:value="16.08158" calcext:value-type="float">
            <text:p>16.08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7" calcext:value-type="float">
            <text:p>11012007</text:p>
          </table:table-cell>
          <table:table-cell office:value-type="float" office:value="7.146097" calcext:value-type="float">
            <text:p>7.146097</text:p>
          </table:table-cell>
          <table:table-cell office:value-type="float" office:value="133.4325" calcext:value-type="float">
            <text:p>133.4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3833" calcext:value-type="float">
            <text:p>39.63833</text:p>
          </table:table-cell>
          <table:table-cell office:value-type="float" office:value="0" calcext:value-type="float">
            <text:p>0</text:p>
          </table:table-cell>
          <table:table-cell office:value-type="float" office:value="0.0000001450913" calcext:value-type="float">
            <text:p>1.450913E-07</text:p>
          </table:table-cell>
          <table:table-cell office:value-type="float" office:value="0" calcext:value-type="float">
            <text:p>0</text:p>
          </table:table-cell>
          <table:table-cell office:value-type="float" office:value="-0.0002013269" calcext:value-type="float">
            <text:p>-0.0002013269</text:p>
          </table:table-cell>
          <table:table-cell office:value-type="float" office:value="1163.446" calcext:value-type="float">
            <text:p>1163.446</text:p>
          </table:table-cell>
          <table:table-cell office:value-type="float" office:value="1.227573" calcext:value-type="float">
            <text:p>1.227573</text:p>
          </table:table-cell>
          <table:table-cell office:value-type="float" office:value="0" calcext:value-type="float">
            <text:p>0</text:p>
          </table:table-cell>
          <table:table-cell office:value-type="float" office:value="0.6604952" calcext:value-type="float">
            <text:p>0.6604952</text:p>
          </table:table-cell>
          <table:table-cell office:value-type="float" office:value="0.4034184" calcext:value-type="float">
            <text:p>0.4034184</text:p>
          </table:table-cell>
          <table:table-cell office:value-type="float" office:value="0.3275525" calcext:value-type="float">
            <text:p>0.3275525</text:p>
          </table:table-cell>
          <table:table-cell office:value-type="float" office:value="0.07770661" calcext:value-type="float">
            <text:p>0.07770661</text:p>
          </table:table-cell>
          <table:table-cell office:value-type="float" office:value="0.07576989" calcext:value-type="float">
            <text:p>0.07576989</text:p>
          </table:table-cell>
          <table:table-cell office:value-type="float" office:value="0.03235734" calcext:value-type="float">
            <text:p>0.03235734</text:p>
          </table:table-cell>
          <table:table-cell office:value-type="float" office:value="0.04019279" calcext:value-type="float">
            <text:p>0.04019279</text:p>
          </table:table-cell>
          <table:table-cell office:value-type="float" office:value="0.08157821" calcext:value-type="float">
            <text:p>0.08157821</text:p>
          </table:table-cell>
          <table:table-cell office:value-type="float" office:value="0.1481811" calcext:value-type="float">
            <text:p>0.1481811</text:p>
          </table:table-cell>
          <table:table-cell office:value-type="float" office:value="0.1659992" calcext:value-type="float">
            <text:p>0.1659992</text:p>
          </table:table-cell>
          <table:table-cell office:value-type="float" office:value="0.1647638" calcext:value-type="float">
            <text:p>0.1647638</text:p>
          </table:table-cell>
          <table:table-cell office:value-type="float" office:value="0.169617" calcext:value-type="float">
            <text:p>0.169617</text:p>
          </table:table-cell>
          <table:table-cell office:value-type="float" office:value="0.1943726" calcext:value-type="float">
            <text:p>0.1943726</text:p>
          </table:table-cell>
          <table:table-cell office:value-type="float" office:value="0.1971183" calcext:value-type="float">
            <text:p>0.1971183</text:p>
          </table:table-cell>
          <table:table-cell office:value-type="float" office:value="0" calcext:value-type="float">
            <text:p>0</text:p>
          </table:table-cell>
          <table:table-cell office:value-type="float" office:value="32.98577" calcext:value-type="float">
            <text:p>32.98577</text:p>
          </table:table-cell>
          <table:table-cell office:value-type="float" office:value="29.08582" calcext:value-type="float">
            <text:p>29.08582</text:p>
          </table:table-cell>
          <table:table-cell office:value-type="float" office:value="27.81908" calcext:value-type="float">
            <text:p>27.81908</text:p>
          </table:table-cell>
          <table:table-cell office:value-type="float" office:value="9.440864" calcext:value-type="float">
            <text:p>9.440864</text:p>
          </table:table-cell>
          <table:table-cell office:value-type="float" office:value="8.786371" calcext:value-type="float">
            <text:p>8.786371</text:p>
          </table:table-cell>
          <table:table-cell office:value-type="float" office:value="3.20228" calcext:value-type="float">
            <text:p>3.20228</text:p>
          </table:table-cell>
          <table:table-cell office:value-type="float" office:value="3.117775" calcext:value-type="float">
            <text:p>3.117775</text:p>
          </table:table-cell>
          <table:table-cell office:value-type="float" office:value="5.564831" calcext:value-type="float">
            <text:p>5.564831</text:p>
          </table:table-cell>
          <table:table-cell office:value-type="float" office:value="8.238187" calcext:value-type="float">
            <text:p>8.238187</text:p>
          </table:table-cell>
          <table:table-cell office:value-type="float" office:value="8.757822" calcext:value-type="float">
            <text:p>8.757822</text:p>
          </table:table-cell>
          <table:table-cell office:value-type="float" office:value="9.7314" calcext:value-type="float">
            <text:p>9.7314</text:p>
          </table:table-cell>
          <table:table-cell office:value-type="float" office:value="10.12124" calcext:value-type="float">
            <text:p>10.12124</text:p>
          </table:table-cell>
          <table:table-cell office:value-type="float" office:value="12.57875" calcext:value-type="float">
            <text:p>12.57875</text:p>
          </table:table-cell>
          <table:table-cell office:value-type="float" office:value="12.78606" calcext:value-type="float">
            <text:p>12.78606</text:p>
          </table:table-cell>
          <table:table-cell office:value-type="float" office:value="0" calcext:value-type="float">
            <text:p>0</text:p>
          </table:table-cell>
          <table:table-cell office:value-type="float" office:value="26.37159" calcext:value-type="float">
            <text:p>26.37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7" calcext:value-type="float">
            <text:p>12012007</text:p>
          </table:table-cell>
          <table:table-cell office:value-type="float" office:value="7.134029" calcext:value-type="float">
            <text:p>7.134029</text:p>
          </table:table-cell>
          <table:table-cell office:value-type="float" office:value="133.4328" calcext:value-type="float">
            <text:p>133.4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5391" calcext:value-type="float">
            <text:p>39.65391</text:p>
          </table:table-cell>
          <table:table-cell office:value-type="float" office:value="0" calcext:value-type="float">
            <text:p>0</text:p>
          </table:table-cell>
          <table:table-cell office:value-type="float" office:value="0.000000162769" calcext:value-type="float">
            <text:p>1.62769E-07</text:p>
          </table:table-cell>
          <table:table-cell office:value-type="float" office:value="0" calcext:value-type="float">
            <text:p>0</text:p>
          </table:table-cell>
          <table:table-cell office:value-type="float" office:value="-0.0002012022" calcext:value-type="float">
            <text:p>-0.0002012022</text:p>
          </table:table-cell>
          <table:table-cell office:value-type="float" office:value="1163.445" calcext:value-type="float">
            <text:p>1163.445</text:p>
          </table:table-cell>
          <table:table-cell office:value-type="float" office:value="1.23198" calcext:value-type="float">
            <text:p>1.23198</text:p>
          </table:table-cell>
          <table:table-cell office:value-type="float" office:value="0" calcext:value-type="float">
            <text:p>0</text:p>
          </table:table-cell>
          <table:table-cell office:value-type="float" office:value="0.7049146" calcext:value-type="float">
            <text:p>0.7049146</text:p>
          </table:table-cell>
          <table:table-cell office:value-type="float" office:value="0.3667695" calcext:value-type="float">
            <text:p>0.3667695</text:p>
          </table:table-cell>
          <table:table-cell office:value-type="float" office:value="0.302042" calcext:value-type="float">
            <text:p>0.302042</text:p>
          </table:table-cell>
          <table:table-cell office:value-type="float" office:value="0.07677034" calcext:value-type="float">
            <text:p>0.07677034</text:p>
          </table:table-cell>
          <table:table-cell office:value-type="float" office:value="0.07536504" calcext:value-type="float">
            <text:p>0.07536504</text:p>
          </table:table-cell>
          <table:table-cell office:value-type="float" office:value="0.03267879" calcext:value-type="float">
            <text:p>0.03267879</text:p>
          </table:table-cell>
          <table:table-cell office:value-type="float" office:value="0.04082299" calcext:value-type="float">
            <text:p>0.04082299</text:p>
          </table:table-cell>
          <table:table-cell office:value-type="float" office:value="0.08172186" calcext:value-type="float">
            <text:p>0.08172186</text:p>
          </table:table-cell>
          <table:table-cell office:value-type="float" office:value="0.1482204" calcext:value-type="float">
            <text:p>0.1482204</text:p>
          </table:table-cell>
          <table:table-cell office:value-type="float" office:value="0.1660214" calcext:value-type="float">
            <text:p>0.1660214</text:p>
          </table:table-cell>
          <table:table-cell office:value-type="float" office:value="0.1648023" calcext:value-type="float">
            <text:p>0.1648023</text:p>
          </table:table-cell>
          <table:table-cell office:value-type="float" office:value="0.1696349" calcext:value-type="float">
            <text:p>0.1696349</text:p>
          </table:table-cell>
          <table:table-cell office:value-type="float" office:value="0.1943853" calcext:value-type="float">
            <text:p>0.1943853</text:p>
          </table:table-cell>
          <table:table-cell office:value-type="float" office:value="0.1971304" calcext:value-type="float">
            <text:p>0.1971304</text:p>
          </table:table-cell>
          <table:table-cell office:value-type="float" office:value="0" calcext:value-type="float">
            <text:p>0</text:p>
          </table:table-cell>
          <table:table-cell office:value-type="float" office:value="33.1312" calcext:value-type="float">
            <text:p>33.1312</text:p>
          </table:table-cell>
          <table:table-cell office:value-type="float" office:value="29.11672" calcext:value-type="float">
            <text:p>29.11672</text:p>
          </table:table-cell>
          <table:table-cell office:value-type="float" office:value="27.84466" calcext:value-type="float">
            <text:p>27.84466</text:p>
          </table:table-cell>
          <table:table-cell office:value-type="float" office:value="9.439292" calcext:value-type="float">
            <text:p>9.439292</text:p>
          </table:table-cell>
          <table:table-cell office:value-type="float" office:value="8.786872" calcext:value-type="float">
            <text:p>8.786872</text:p>
          </table:table-cell>
          <table:table-cell office:value-type="float" office:value="3.203178" calcext:value-type="float">
            <text:p>3.203178</text:p>
          </table:table-cell>
          <table:table-cell office:value-type="float" office:value="3.120073" calcext:value-type="float">
            <text:p>3.120073</text:p>
          </table:table-cell>
          <table:table-cell office:value-type="float" office:value="5.56838" calcext:value-type="float">
            <text:p>5.56838</text:p>
          </table:table-cell>
          <table:table-cell office:value-type="float" office:value="8.242303" calcext:value-type="float">
            <text:p>8.242303</text:p>
          </table:table-cell>
          <table:table-cell office:value-type="float" office:value="8.762226" calcext:value-type="float">
            <text:p>8.762226</text:p>
          </table:table-cell>
          <table:table-cell office:value-type="float" office:value="9.735641" calcext:value-type="float">
            <text:p>9.735641</text:p>
          </table:table-cell>
          <table:table-cell office:value-type="float" office:value="10.1255" calcext:value-type="float">
            <text:p>10.1255</text:p>
          </table:table-cell>
          <table:table-cell office:value-type="float" office:value="12.57999" calcext:value-type="float">
            <text:p>12.57999</text:p>
          </table:table-cell>
          <table:table-cell office:value-type="float" office:value="12.78531" calcext:value-type="float">
            <text:p>12.78531</text:p>
          </table:table-cell>
          <table:table-cell office:value-type="float" office:value="0" calcext:value-type="float">
            <text:p>0</text:p>
          </table:table-cell>
          <table:table-cell office:value-type="float" office:value="19.8672" calcext:value-type="float">
            <text:p>19.86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7" calcext:value-type="float">
            <text:p>13012007</text:p>
          </table:table-cell>
          <table:table-cell office:value-type="float" office:value="7.124955" calcext:value-type="float">
            <text:p>7.124955</text:p>
          </table:table-cell>
          <table:table-cell office:value-type="float" office:value="133.433" calcext:value-type="float">
            <text:p>133.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6793" calcext:value-type="float">
            <text:p>39.66793</text:p>
          </table:table-cell>
          <table:table-cell office:value-type="float" office:value="0" calcext:value-type="float">
            <text:p>0</text:p>
          </table:table-cell>
          <table:table-cell office:value-type="float" office:value="0.000000202283" calcext:value-type="float">
            <text:p>2.02283E-07</text:p>
          </table:table-cell>
          <table:table-cell office:value-type="float" office:value="0" calcext:value-type="float">
            <text:p>0</text:p>
          </table:table-cell>
          <table:table-cell office:value-type="float" office:value="-0.0003336174" calcext:value-type="float">
            <text:p>-0.0003336174</text:p>
          </table:table-cell>
          <table:table-cell office:value-type="float" office:value="1163.443" calcext:value-type="float">
            <text:p>1163.443</text:p>
          </table:table-cell>
          <table:table-cell office:value-type="float" office:value="1.234549" calcext:value-type="float">
            <text:p>1.234549</text:p>
          </table:table-cell>
          <table:table-cell office:value-type="float" office:value="0" calcext:value-type="float">
            <text:p>0</text:p>
          </table:table-cell>
          <table:table-cell office:value-type="float" office:value="0.4459274" calcext:value-type="float">
            <text:p>0.4459274</text:p>
          </table:table-cell>
          <table:table-cell office:value-type="float" office:value="0.3221502" calcext:value-type="float">
            <text:p>0.3221502</text:p>
          </table:table-cell>
          <table:table-cell office:value-type="float" office:value="0.275084" calcext:value-type="float">
            <text:p>0.275084</text:p>
          </table:table-cell>
          <table:table-cell office:value-type="float" office:value="0.07469305" calcext:value-type="float">
            <text:p>0.07469305</text:p>
          </table:table-cell>
          <table:table-cell office:value-type="float" office:value="0.07259085" calcext:value-type="float">
            <text:p>0.07259085</text:p>
          </table:table-cell>
          <table:table-cell office:value-type="float" office:value="0.03238562" calcext:value-type="float">
            <text:p>0.03238562</text:p>
          </table:table-cell>
          <table:table-cell office:value-type="float" office:value="0.03950672" calcext:value-type="float">
            <text:p>0.03950672</text:p>
          </table:table-cell>
          <table:table-cell office:value-type="float" office:value="0.08171873" calcext:value-type="float">
            <text:p>0.08171873</text:p>
          </table:table-cell>
          <table:table-cell office:value-type="float" office:value="0.1482662" calcext:value-type="float">
            <text:p>0.1482662</text:p>
          </table:table-cell>
          <table:table-cell office:value-type="float" office:value="0.1660454" calcext:value-type="float">
            <text:p>0.1660454</text:p>
          </table:table-cell>
          <table:table-cell office:value-type="float" office:value="0.1648407" calcext:value-type="float">
            <text:p>0.1648407</text:p>
          </table:table-cell>
          <table:table-cell office:value-type="float" office:value="0.1696572" calcext:value-type="float">
            <text:p>0.1696572</text:p>
          </table:table-cell>
          <table:table-cell office:value-type="float" office:value="0.1944504" calcext:value-type="float">
            <text:p>0.1944504</text:p>
          </table:table-cell>
          <table:table-cell office:value-type="float" office:value="0.1971195" calcext:value-type="float">
            <text:p>0.1971195</text:p>
          </table:table-cell>
          <table:table-cell office:value-type="float" office:value="0" calcext:value-type="float">
            <text:p>0</text:p>
          </table:table-cell>
          <table:table-cell office:value-type="float" office:value="33.22552" calcext:value-type="float">
            <text:p>33.22552</text:p>
          </table:table-cell>
          <table:table-cell office:value-type="float" office:value="29.13403" calcext:value-type="float">
            <text:p>29.13403</text:p>
          </table:table-cell>
          <table:table-cell office:value-type="float" office:value="27.86047" calcext:value-type="float">
            <text:p>27.86047</text:p>
          </table:table-cell>
          <table:table-cell office:value-type="float" office:value="9.437182" calcext:value-type="float">
            <text:p>9.437182</text:p>
          </table:table-cell>
          <table:table-cell office:value-type="float" office:value="8.786698" calcext:value-type="float">
            <text:p>8.786698</text:p>
          </table:table-cell>
          <table:table-cell office:value-type="float" office:value="3.204057" calcext:value-type="float">
            <text:p>3.204057</text:p>
          </table:table-cell>
          <table:table-cell office:value-type="float" office:value="3.122299" calcext:value-type="float">
            <text:p>3.122299</text:p>
          </table:table-cell>
          <table:table-cell office:value-type="float" office:value="5.571953" calcext:value-type="float">
            <text:p>5.571953</text:p>
          </table:table-cell>
          <table:table-cell office:value-type="float" office:value="8.24645" calcext:value-type="float">
            <text:p>8.24645</text:p>
          </table:table-cell>
          <table:table-cell office:value-type="float" office:value="8.766629" calcext:value-type="float">
            <text:p>8.766629</text:p>
          </table:table-cell>
          <table:table-cell office:value-type="float" office:value="9.739884" calcext:value-type="float">
            <text:p>9.739884</text:p>
          </table:table-cell>
          <table:table-cell office:value-type="float" office:value="10.12976" calcext:value-type="float">
            <text:p>10.12976</text:p>
          </table:table-cell>
          <table:table-cell office:value-type="float" office:value="12.58127" calcext:value-type="float">
            <text:p>12.58127</text:p>
          </table:table-cell>
          <table:table-cell office:value-type="float" office:value="12.78659" calcext:value-type="float">
            <text:p>12.78659</text:p>
          </table:table-cell>
          <table:table-cell office:value-type="float" office:value="0" calcext:value-type="float">
            <text:p>0</text:p>
          </table:table-cell>
          <table:table-cell office:value-type="float" office:value="16.67205" calcext:value-type="float">
            <text:p>16.67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7" calcext:value-type="float">
            <text:p>14012007</text:p>
          </table:table-cell>
          <table:table-cell office:value-type="float" office:value="7.115879" calcext:value-type="float">
            <text:p>7.115879</text:p>
          </table:table-cell>
          <table:table-cell office:value-type="float" office:value="133.4332" calcext:value-type="float">
            <text:p>133.4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8102" calcext:value-type="float">
            <text:p>39.68102</text:p>
          </table:table-cell>
          <table:table-cell office:value-type="float" office:value="0" calcext:value-type="float">
            <text:p>0</text:p>
          </table:table-cell>
          <table:table-cell office:value-type="float" office:value="0.0000002383145" calcext:value-type="float">
            <text:p>2.383145E-07</text:p>
          </table:table-cell>
          <table:table-cell office:value-type="float" office:value="0" calcext:value-type="float">
            <text:p>0</text:p>
          </table:table-cell>
          <table:table-cell office:value-type="float" office:value="-0.0004991509" calcext:value-type="float">
            <text:p>-0.0004991509</text:p>
          </table:table-cell>
          <table:table-cell office:value-type="float" office:value="1163.44" calcext:value-type="float">
            <text:p>1163.44</text:p>
          </table:table-cell>
          <table:table-cell office:value-type="float" office:value="1.237036" calcext:value-type="float">
            <text:p>1.237036</text:p>
          </table:table-cell>
          <table:table-cell office:value-type="float" office:value="0" calcext:value-type="float">
            <text:p>0</text:p>
          </table:table-cell>
          <table:table-cell office:value-type="float" office:value="0.4116696" calcext:value-type="float">
            <text:p>0.4116696</text:p>
          </table:table-cell>
          <table:table-cell office:value-type="float" office:value="0.3148766" calcext:value-type="float">
            <text:p>0.3148766</text:p>
          </table:table-cell>
          <table:table-cell office:value-type="float" office:value="0.2709578" calcext:value-type="float">
            <text:p>0.2709578</text:p>
          </table:table-cell>
          <table:table-cell office:value-type="float" office:value="0.07421802" calcext:value-type="float">
            <text:p>0.07421802</text:p>
          </table:table-cell>
          <table:table-cell office:value-type="float" office:value="0.07122722" calcext:value-type="float">
            <text:p>0.07122722</text:p>
          </table:table-cell>
          <table:table-cell office:value-type="float" office:value="0.03219695" calcext:value-type="float">
            <text:p>0.03219695</text:p>
          </table:table-cell>
          <table:table-cell office:value-type="float" office:value="0.0393737" calcext:value-type="float">
            <text:p>0.0393737</text:p>
          </table:table-cell>
          <table:table-cell office:value-type="float" office:value="0.08172446" calcext:value-type="float">
            <text:p>0.08172446</text:p>
          </table:table-cell>
          <table:table-cell office:value-type="float" office:value="0.1483051" calcext:value-type="float">
            <text:p>0.1483051</text:p>
          </table:table-cell>
          <table:table-cell office:value-type="float" office:value="0.1660683" calcext:value-type="float">
            <text:p>0.1660683</text:p>
          </table:table-cell>
          <table:table-cell office:value-type="float" office:value="0.16488" calcext:value-type="float">
            <text:p>0.16488</text:p>
          </table:table-cell>
          <table:table-cell office:value-type="float" office:value="0.1696714" calcext:value-type="float">
            <text:p>0.1696714</text:p>
          </table:table-cell>
          <table:table-cell office:value-type="float" office:value="0.1944213" calcext:value-type="float">
            <text:p>0.1944213</text:p>
          </table:table-cell>
          <table:table-cell office:value-type="float" office:value="0.1971482" calcext:value-type="float">
            <text:p>0.1971482</text:p>
          </table:table-cell>
          <table:table-cell office:value-type="float" office:value="0" calcext:value-type="float">
            <text:p>0</text:p>
          </table:table-cell>
          <table:table-cell office:value-type="float" office:value="33.27988" calcext:value-type="float">
            <text:p>33.27988</text:p>
          </table:table-cell>
          <table:table-cell office:value-type="float" office:value="29.14671" calcext:value-type="float">
            <text:p>29.14671</text:p>
          </table:table-cell>
          <table:table-cell office:value-type="float" office:value="27.87146" calcext:value-type="float">
            <text:p>27.87146</text:p>
          </table:table-cell>
          <table:table-cell office:value-type="float" office:value="9.434689" calcext:value-type="float">
            <text:p>9.434689</text:p>
          </table:table-cell>
          <table:table-cell office:value-type="float" office:value="8.785677" calcext:value-type="float">
            <text:p>8.785677</text:p>
          </table:table-cell>
          <table:table-cell office:value-type="float" office:value="3.204864" calcext:value-type="float">
            <text:p>3.204864</text:p>
          </table:table-cell>
          <table:table-cell office:value-type="float" office:value="3.124362" calcext:value-type="float">
            <text:p>3.124362</text:p>
          </table:table-cell>
          <table:table-cell office:value-type="float" office:value="5.575526" calcext:value-type="float">
            <text:p>5.575526</text:p>
          </table:table-cell>
          <table:table-cell office:value-type="float" office:value="8.250599" calcext:value-type="float">
            <text:p>8.250599</text:p>
          </table:table-cell>
          <table:table-cell office:value-type="float" office:value="8.771031" calcext:value-type="float">
            <text:p>8.771031</text:p>
          </table:table-cell>
          <table:table-cell office:value-type="float" office:value="9.74409" calcext:value-type="float">
            <text:p>9.74409</text:p>
          </table:table-cell>
          <table:table-cell office:value-type="float" office:value="10.13403" calcext:value-type="float">
            <text:p>10.13403</text:p>
          </table:table-cell>
          <table:table-cell office:value-type="float" office:value="12.58255" calcext:value-type="float">
            <text:p>12.58255</text:p>
          </table:table-cell>
          <table:table-cell office:value-type="float" office:value="12.78848" calcext:value-type="float">
            <text:p>12.78848</text:p>
          </table:table-cell>
          <table:table-cell office:value-type="float" office:value="0" calcext:value-type="float">
            <text:p>0</text:p>
          </table:table-cell>
          <table:table-cell office:value-type="float" office:value="13.95063" calcext:value-type="float">
            <text:p>13.950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7" calcext:value-type="float">
            <text:p>15012007</text:p>
          </table:table-cell>
          <table:table-cell office:value-type="float" office:value="7.10723" calcext:value-type="float">
            <text:p>7.10723</text:p>
          </table:table-cell>
          <table:table-cell office:value-type="float" office:value="133.4334" calcext:value-type="float">
            <text:p>133.4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9386" calcext:value-type="float">
            <text:p>39.69386</text:p>
          </table:table-cell>
          <table:table-cell office:value-type="float" office:value="0" calcext:value-type="float">
            <text:p>0</text:p>
          </table:table-cell>
          <table:table-cell office:value-type="float" office:value="0.0000002675245" calcext:value-type="float">
            <text:p>2.675245E-07</text:p>
          </table:table-cell>
          <table:table-cell office:value-type="float" office:value="0" calcext:value-type="float">
            <text:p>0</text:p>
          </table:table-cell>
          <table:table-cell office:value-type="float" office:value="-0.000642992" calcext:value-type="float">
            <text:p>-0.000642992</text:p>
          </table:table-cell>
          <table:table-cell office:value-type="float" office:value="1163.437" calcext:value-type="float">
            <text:p>1163.437</text:p>
          </table:table-cell>
          <table:table-cell office:value-type="float" office:value="1.239246" calcext:value-type="float">
            <text:p>1.239246</text:p>
          </table:table-cell>
          <table:table-cell office:value-type="float" office:value="0" calcext:value-type="float">
            <text:p>0</text:p>
          </table:table-cell>
          <table:table-cell office:value-type="float" office:value="0.3943963" calcext:value-type="float">
            <text:p>0.3943963</text:p>
          </table:table-cell>
          <table:table-cell office:value-type="float" office:value="0.3094253" calcext:value-type="float">
            <text:p>0.3094253</text:p>
          </table:table-cell>
          <table:table-cell office:value-type="float" office:value="0.269466" calcext:value-type="float">
            <text:p>0.269466</text:p>
          </table:table-cell>
          <table:table-cell office:value-type="float" office:value="0.07388734" calcext:value-type="float">
            <text:p>0.07388734</text:p>
          </table:table-cell>
          <table:table-cell office:value-type="float" office:value="0.07069146" calcext:value-type="float">
            <text:p>0.07069146</text:p>
          </table:table-cell>
          <table:table-cell office:value-type="float" office:value="0.03207188" calcext:value-type="float">
            <text:p>0.03207188</text:p>
          </table:table-cell>
          <table:table-cell office:value-type="float" office:value="0.03965858" calcext:value-type="float">
            <text:p>0.03965858</text:p>
          </table:table-cell>
          <table:table-cell office:value-type="float" office:value="0.08178839" calcext:value-type="float">
            <text:p>0.08178839</text:p>
          </table:table-cell>
          <table:table-cell office:value-type="float" office:value="0.1483375" calcext:value-type="float">
            <text:p>0.1483375</text:p>
          </table:table-cell>
          <table:table-cell office:value-type="float" office:value="0.1660904" calcext:value-type="float">
            <text:p>0.1660904</text:p>
          </table:table-cell>
          <table:table-cell office:value-type="float" office:value="0.1649195" calcext:value-type="float">
            <text:p>0.1649195</text:p>
          </table:table-cell>
          <table:table-cell office:value-type="float" office:value="0.1696784" calcext:value-type="float">
            <text:p>0.1696784</text:p>
          </table:table-cell>
          <table:table-cell office:value-type="float" office:value="0.194423" calcext:value-type="float">
            <text:p>0.194423</text:p>
          </table:table-cell>
          <table:table-cell office:value-type="float" office:value="0.1971654" calcext:value-type="float">
            <text:p>0.1971654</text:p>
          </table:table-cell>
          <table:table-cell office:value-type="float" office:value="0" calcext:value-type="float">
            <text:p>0</text:p>
          </table:table-cell>
          <table:table-cell office:value-type="float" office:value="33.32495" calcext:value-type="float">
            <text:p>33.32495</text:p>
          </table:table-cell>
          <table:table-cell office:value-type="float" office:value="29.1581" calcext:value-type="float">
            <text:p>29.1581</text:p>
          </table:table-cell>
          <table:table-cell office:value-type="float" office:value="27.88144" calcext:value-type="float">
            <text:p>27.88144</text:p>
          </table:table-cell>
          <table:table-cell office:value-type="float" office:value="9.432048" calcext:value-type="float">
            <text:p>9.432048</text:p>
          </table:table-cell>
          <table:table-cell office:value-type="float" office:value="8.784307" calcext:value-type="float">
            <text:p>8.784307</text:p>
          </table:table-cell>
          <table:table-cell office:value-type="float" office:value="3.205629" calcext:value-type="float">
            <text:p>3.205629</text:p>
          </table:table-cell>
          <table:table-cell office:value-type="float" office:value="3.12644" calcext:value-type="float">
            <text:p>3.12644</text:p>
          </table:table-cell>
          <table:table-cell office:value-type="float" office:value="5.579097" calcext:value-type="float">
            <text:p>5.579097</text:p>
          </table:table-cell>
          <table:table-cell office:value-type="float" office:value="8.254747" calcext:value-type="float">
            <text:p>8.254747</text:p>
          </table:table-cell>
          <table:table-cell office:value-type="float" office:value="8.775438" calcext:value-type="float">
            <text:p>8.775438</text:p>
          </table:table-cell>
          <table:table-cell office:value-type="float" office:value="9.748276" calcext:value-type="float">
            <text:p>9.748276</text:p>
          </table:table-cell>
          <table:table-cell office:value-type="float" office:value="10.1383" calcext:value-type="float">
            <text:p>10.1383</text:p>
          </table:table-cell>
          <table:table-cell office:value-type="float" office:value="12.58379" calcext:value-type="float">
            <text:p>12.58379</text:p>
          </table:table-cell>
          <table:table-cell office:value-type="float" office:value="12.79013" calcext:value-type="float">
            <text:p>12.79013</text:p>
          </table:table-cell>
          <table:table-cell office:value-type="float" office:value="0" calcext:value-type="float">
            <text:p>0</text:p>
          </table:table-cell>
          <table:table-cell office:value-type="float" office:value="11.54754" calcext:value-type="float">
            <text:p>11.547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7" calcext:value-type="float">
            <text:p>16012007</text:p>
          </table:table-cell>
          <table:table-cell office:value-type="float" office:value="7.09906" calcext:value-type="float">
            <text:p>7.09906</text:p>
          </table:table-cell>
          <table:table-cell office:value-type="float" office:value="133.4336" calcext:value-type="float">
            <text:p>133.4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70651" calcext:value-type="float">
            <text:p>39.70651</text:p>
          </table:table-cell>
          <table:table-cell office:value-type="float" office:value="0" calcext:value-type="float">
            <text:p>0</text:p>
          </table:table-cell>
          <table:table-cell office:value-type="float" office:value="0.0000002901949" calcext:value-type="float">
            <text:p>2.901949E-07</text:p>
          </table:table-cell>
          <table:table-cell office:value-type="float" office:value="0" calcext:value-type="float">
            <text:p>0</text:p>
          </table:table-cell>
          <table:table-cell office:value-type="float" office:value="-0.0006428288" calcext:value-type="float">
            <text:p>-0.0006428288</text:p>
          </table:table-cell>
          <table:table-cell office:value-type="float" office:value="1163.433" calcext:value-type="float">
            <text:p>1163.433</text:p>
          </table:table-cell>
          <table:table-cell office:value-type="float" office:value="1.241185" calcext:value-type="float">
            <text:p>1.241185</text:p>
          </table:table-cell>
          <table:table-cell office:value-type="float" office:value="0" calcext:value-type="float">
            <text:p>0</text:p>
          </table:table-cell>
          <table:table-cell office:value-type="float" office:value="0.3797431" calcext:value-type="float">
            <text:p>0.3797431</text:p>
          </table:table-cell>
          <table:table-cell office:value-type="float" office:value="0.3024539" calcext:value-type="float">
            <text:p>0.3024539</text:p>
          </table:table-cell>
          <table:table-cell office:value-type="float" office:value="0.2674593" calcext:value-type="float">
            <text:p>0.2674593</text:p>
          </table:table-cell>
          <table:table-cell office:value-type="float" office:value="0.07354102" calcext:value-type="float">
            <text:p>0.07354102</text:p>
          </table:table-cell>
          <table:table-cell office:value-type="float" office:value="0.07051915" calcext:value-type="float">
            <text:p>0.07051915</text:p>
          </table:table-cell>
          <table:table-cell office:value-type="float" office:value="0.03195258" calcext:value-type="float">
            <text:p>0.03195258</text:p>
          </table:table-cell>
          <table:table-cell office:value-type="float" office:value="0.04019095" calcext:value-type="float">
            <text:p>0.04019095</text:p>
          </table:table-cell>
          <table:table-cell office:value-type="float" office:value="0.08183318" calcext:value-type="float">
            <text:p>0.08183318</text:p>
          </table:table-cell>
          <table:table-cell office:value-type="float" office:value="0.1483671" calcext:value-type="float">
            <text:p>0.1483671</text:p>
          </table:table-cell>
          <table:table-cell office:value-type="float" office:value="0.1661121" calcext:value-type="float">
            <text:p>0.1661121</text:p>
          </table:table-cell>
          <table:table-cell office:value-type="float" office:value="0.164959" calcext:value-type="float">
            <text:p>0.164959</text:p>
          </table:table-cell>
          <table:table-cell office:value-type="float" office:value="0.169687" calcext:value-type="float">
            <text:p>0.169687</text:p>
          </table:table-cell>
          <table:table-cell office:value-type="float" office:value="0.1944365" calcext:value-type="float">
            <text:p>0.1944365</text:p>
          </table:table-cell>
          <table:table-cell office:value-type="float" office:value="0.197177" calcext:value-type="float">
            <text:p>0.197177</text:p>
          </table:table-cell>
          <table:table-cell office:value-type="float" office:value="0" calcext:value-type="float">
            <text:p>0</text:p>
          </table:table-cell>
          <table:table-cell office:value-type="float" office:value="33.36269" calcext:value-type="float">
            <text:p>33.36269</text:p>
          </table:table-cell>
          <table:table-cell office:value-type="float" office:value="29.16863" calcext:value-type="float">
            <text:p>29.16863</text:p>
          </table:table-cell>
          <table:table-cell office:value-type="float" office:value="27.89072" calcext:value-type="float">
            <text:p>27.89072</text:p>
          </table:table-cell>
          <table:table-cell office:value-type="float" office:value="9.429317" calcext:value-type="float">
            <text:p>9.429317</text:p>
          </table:table-cell>
          <table:table-cell office:value-type="float" office:value="8.782804" calcext:value-type="float">
            <text:p>8.782804</text:p>
          </table:table-cell>
          <table:table-cell office:value-type="float" office:value="3.206361" calcext:value-type="float">
            <text:p>3.206361</text:p>
          </table:table-cell>
          <table:table-cell office:value-type="float" office:value="3.128577" calcext:value-type="float">
            <text:p>3.128577</text:p>
          </table:table-cell>
          <table:table-cell office:value-type="float" office:value="5.58267" calcext:value-type="float">
            <text:p>5.58267</text:p>
          </table:table-cell>
          <table:table-cell office:value-type="float" office:value="8.258894" calcext:value-type="float">
            <text:p>8.258894</text:p>
          </table:table-cell>
          <table:table-cell office:value-type="float" office:value="8.779841" calcext:value-type="float">
            <text:p>8.779841</text:p>
          </table:table-cell>
          <table:table-cell office:value-type="float" office:value="9.752461" calcext:value-type="float">
            <text:p>9.752461</text:p>
          </table:table-cell>
          <table:table-cell office:value-type="float" office:value="10.14249" calcext:value-type="float">
            <text:p>10.14249</text:p>
          </table:table-cell>
          <table:table-cell office:value-type="float" office:value="12.58503" calcext:value-type="float">
            <text:p>12.58503</text:p>
          </table:table-cell>
          <table:table-cell office:value-type="float" office:value="12.79147" calcext:value-type="float">
            <text:p>12.79147</text:p>
          </table:table-cell>
          <table:table-cell office:value-type="float" office:value="0" calcext:value-type="float">
            <text:p>0</text:p>
          </table:table-cell>
          <table:table-cell office:value-type="float" office:value="9.214211" calcext:value-type="float">
            <text:p>9.214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7" calcext:value-type="float">
            <text:p>17012007</text:p>
          </table:table-cell>
          <table:table-cell office:value-type="float" office:value="7.091165" calcext:value-type="float">
            <text:p>7.091165</text:p>
          </table:table-cell>
          <table:table-cell office:value-type="float" office:value="133.4338" calcext:value-type="float">
            <text:p>133.4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71898" calcext:value-type="float">
            <text:p>39.71898</text:p>
          </table:table-cell>
          <table:table-cell office:value-type="float" office:value="0" calcext:value-type="float">
            <text:p>0</text:p>
          </table:table-cell>
          <table:table-cell office:value-type="float" office:value="0.0000003059913" calcext:value-type="float">
            <text:p>3.059913E-07</text:p>
          </table:table-cell>
          <table:table-cell office:value-type="float" office:value="0" calcext:value-type="float">
            <text:p>0</text:p>
          </table:table-cell>
          <table:table-cell office:value-type="float" office:value="-0.0006427141" calcext:value-type="float">
            <text:p>-0.0006427141</text:p>
          </table:table-cell>
          <table:table-cell office:value-type="float" office:value="1163.429" calcext:value-type="float">
            <text:p>1163.429</text:p>
          </table:table-cell>
          <table:table-cell office:value-type="float" office:value="1.242996" calcext:value-type="float">
            <text:p>1.242996</text:p>
          </table:table-cell>
          <table:table-cell office:value-type="float" office:value="0" calcext:value-type="float">
            <text:p>0</text:p>
          </table:table-cell>
          <table:table-cell office:value-type="float" office:value="0.3512598" calcext:value-type="float">
            <text:p>0.3512598</text:p>
          </table:table-cell>
          <table:table-cell office:value-type="float" office:value="0.2977569" calcext:value-type="float">
            <text:p>0.2977569</text:p>
          </table:table-cell>
          <table:table-cell office:value-type="float" office:value="0.2663705" calcext:value-type="float">
            <text:p>0.2663705</text:p>
          </table:table-cell>
          <table:table-cell office:value-type="float" office:value="0.07309743" calcext:value-type="float">
            <text:p>0.07309743</text:p>
          </table:table-cell>
          <table:table-cell office:value-type="float" office:value="0.07039369" calcext:value-type="float">
            <text:p>0.07039369</text:p>
          </table:table-cell>
          <table:table-cell office:value-type="float" office:value="0.03183801" calcext:value-type="float">
            <text:p>0.03183801</text:p>
          </table:table-cell>
          <table:table-cell office:value-type="float" office:value="0.04056683" calcext:value-type="float">
            <text:p>0.04056683</text:p>
          </table:table-cell>
          <table:table-cell office:value-type="float" office:value="0.08184468" calcext:value-type="float">
            <text:p>0.08184468</text:p>
          </table:table-cell>
          <table:table-cell office:value-type="float" office:value="0.1483957" calcext:value-type="float">
            <text:p>0.1483957</text:p>
          </table:table-cell>
          <table:table-cell office:value-type="float" office:value="0.1661337" calcext:value-type="float">
            <text:p>0.1661337</text:p>
          </table:table-cell>
          <table:table-cell office:value-type="float" office:value="0.1649982" calcext:value-type="float">
            <text:p>0.1649982</text:p>
          </table:table-cell>
          <table:table-cell office:value-type="float" office:value="0.1697005" calcext:value-type="float">
            <text:p>0.1697005</text:p>
          </table:table-cell>
          <table:table-cell office:value-type="float" office:value="0.1944506" calcext:value-type="float">
            <text:p>0.1944506</text:p>
          </table:table-cell>
          <table:table-cell office:value-type="float" office:value="0.1971892" calcext:value-type="float">
            <text:p>0.1971892</text:p>
          </table:table-cell>
          <table:table-cell office:value-type="float" office:value="0" calcext:value-type="float">
            <text:p>0</text:p>
          </table:table-cell>
          <table:table-cell office:value-type="float" office:value="33.39251" calcext:value-type="float">
            <text:p>33.39251</text:p>
          </table:table-cell>
          <table:table-cell office:value-type="float" office:value="29.17808" calcext:value-type="float">
            <text:p>29.17808</text:p>
          </table:table-cell>
          <table:table-cell office:value-type="float" office:value="27.89917" calcext:value-type="float">
            <text:p>27.89917</text:p>
          </table:table-cell>
          <table:table-cell office:value-type="float" office:value="9.426443" calcext:value-type="float">
            <text:p>9.426443</text:p>
          </table:table-cell>
          <table:table-cell office:value-type="float" office:value="8.781262" calcext:value-type="float">
            <text:p>8.781262</text:p>
          </table:table-cell>
          <table:table-cell office:value-type="float" office:value="3.207052" calcext:value-type="float">
            <text:p>3.207052</text:p>
          </table:table-cell>
          <table:table-cell office:value-type="float" office:value="3.130803" calcext:value-type="float">
            <text:p>3.130803</text:p>
          </table:table-cell>
          <table:table-cell office:value-type="float" office:value="5.586232" calcext:value-type="float">
            <text:p>5.586232</text:p>
          </table:table-cell>
          <table:table-cell office:value-type="float" office:value="8.263042" calcext:value-type="float">
            <text:p>8.263042</text:p>
          </table:table-cell>
          <table:table-cell office:value-type="float" office:value="8.784245" calcext:value-type="float">
            <text:p>8.784245</text:p>
          </table:table-cell>
          <table:table-cell office:value-type="float" office:value="9.756648" calcext:value-type="float">
            <text:p>9.756648</text:p>
          </table:table-cell>
          <table:table-cell office:value-type="float" office:value="10.14668" calcext:value-type="float">
            <text:p>10.14668</text:p>
          </table:table-cell>
          <table:table-cell office:value-type="float" office:value="12.58627" calcext:value-type="float">
            <text:p>12.58627</text:p>
          </table:table-cell>
          <table:table-cell office:value-type="float" office:value="12.79291" calcext:value-type="float">
            <text:p>12.79291</text:p>
          </table:table-cell>
          <table:table-cell office:value-type="float" office:value="0" calcext:value-type="float">
            <text:p>0</text:p>
          </table:table-cell>
          <table:table-cell office:value-type="float" office:value="7.741222" calcext:value-type="float">
            <text:p>7.741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7" calcext:value-type="float">
            <text:p>18012007</text:p>
          </table:table-cell>
          <table:table-cell office:value-type="float" office:value="7.083157" calcext:value-type="float">
            <text:p>7.083157</text:p>
          </table:table-cell>
          <table:table-cell office:value-type="float" office:value="133.434" calcext:value-type="float">
            <text:p>133.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73137" calcext:value-type="float">
            <text:p>39.73137</text:p>
          </table:table-cell>
          <table:table-cell office:value-type="float" office:value="0" calcext:value-type="float">
            <text:p>0</text:p>
          </table:table-cell>
          <table:table-cell office:value-type="float" office:value="0.0000003189144" calcext:value-type="float">
            <text:p>3.189144E-07</text:p>
          </table:table-cell>
          <table:table-cell office:value-type="float" office:value="0" calcext:value-type="float">
            <text:p>0</text:p>
          </table:table-cell>
          <table:table-cell office:value-type="float" office:value="-0.0006426201" calcext:value-type="float">
            <text:p>-0.0006426201</text:p>
          </table:table-cell>
          <table:table-cell office:value-type="float" office:value="1163.424" calcext:value-type="float">
            <text:p>1163.424</text:p>
          </table:table-cell>
          <table:table-cell office:value-type="float" office:value="1.244872" calcext:value-type="float">
            <text:p>1.244872</text:p>
          </table:table-cell>
          <table:table-cell office:value-type="float" office:value="0" calcext:value-type="float">
            <text:p>0</text:p>
          </table:table-cell>
          <table:table-cell office:value-type="float" office:value="0.3530153" calcext:value-type="float">
            <text:p>0.3530153</text:p>
          </table:table-cell>
          <table:table-cell office:value-type="float" office:value="0.2985788" calcext:value-type="float">
            <text:p>0.2985788</text:p>
          </table:table-cell>
          <table:table-cell office:value-type="float" office:value="0.2677909" calcext:value-type="float">
            <text:p>0.2677909</text:p>
          </table:table-cell>
          <table:table-cell office:value-type="float" office:value="0.07287125" calcext:value-type="float">
            <text:p>0.07287125</text:p>
          </table:table-cell>
          <table:table-cell office:value-type="float" office:value="0.07050288" calcext:value-type="float">
            <text:p>0.07050288</text:p>
          </table:table-cell>
          <table:table-cell office:value-type="float" office:value="0.03177118" calcext:value-type="float">
            <text:p>0.03177118</text:p>
          </table:table-cell>
          <table:table-cell office:value-type="float" office:value="0.04065396" calcext:value-type="float">
            <text:p>0.04065396</text:p>
          </table:table-cell>
          <table:table-cell office:value-type="float" office:value="0.08185289" calcext:value-type="float">
            <text:p>0.08185289</text:p>
          </table:table-cell>
          <table:table-cell office:value-type="float" office:value="0.1484236" calcext:value-type="float">
            <text:p>0.1484236</text:p>
          </table:table-cell>
          <table:table-cell office:value-type="float" office:value="0.1661556" calcext:value-type="float">
            <text:p>0.1661556</text:p>
          </table:table-cell>
          <table:table-cell office:value-type="float" office:value="0.1650374" calcext:value-type="float">
            <text:p>0.1650374</text:p>
          </table:table-cell>
          <table:table-cell office:value-type="float" office:value="0.1697183" calcext:value-type="float">
            <text:p>0.1697183</text:p>
          </table:table-cell>
          <table:table-cell office:value-type="float" office:value="0.1944643" calcext:value-type="float">
            <text:p>0.1944643</text:p>
          </table:table-cell>
          <table:table-cell office:value-type="float" office:value="0.197201" calcext:value-type="float">
            <text:p>0.197201</text:p>
          </table:table-cell>
          <table:table-cell office:value-type="float" office:value="0" calcext:value-type="float">
            <text:p>0</text:p>
          </table:table-cell>
          <table:table-cell office:value-type="float" office:value="33.41851" calcext:value-type="float">
            <text:p>33.41851</text:p>
          </table:table-cell>
          <table:table-cell office:value-type="float" office:value="29.18695" calcext:value-type="float">
            <text:p>29.18695</text:p>
          </table:table-cell>
          <table:table-cell office:value-type="float" office:value="27.9075" calcext:value-type="float">
            <text:p>27.9075</text:p>
          </table:table-cell>
          <table:table-cell office:value-type="float" office:value="9.423443" calcext:value-type="float">
            <text:p>9.423443</text:p>
          </table:table-cell>
          <table:table-cell office:value-type="float" office:value="8.779717" calcext:value-type="float">
            <text:p>8.779717</text:p>
          </table:table-cell>
          <table:table-cell office:value-type="float" office:value="3.207715" calcext:value-type="float">
            <text:p>3.207715</text:p>
          </table:table-cell>
          <table:table-cell office:value-type="float" office:value="3.133047" calcext:value-type="float">
            <text:p>3.133047</text:p>
          </table:table-cell>
          <table:table-cell office:value-type="float" office:value="5.589766" calcext:value-type="float">
            <text:p>5.589766</text:p>
          </table:table-cell>
          <table:table-cell office:value-type="float" office:value="8.267191" calcext:value-type="float">
            <text:p>8.267191</text:p>
          </table:table-cell>
          <table:table-cell office:value-type="float" office:value="8.788651" calcext:value-type="float">
            <text:p>8.788651</text:p>
          </table:table-cell>
          <table:table-cell office:value-type="float" office:value="9.760834" calcext:value-type="float">
            <text:p>9.760834</text:p>
          </table:table-cell>
          <table:table-cell office:value-type="float" office:value="10.15086" calcext:value-type="float">
            <text:p>10.15086</text:p>
          </table:table-cell>
          <table:table-cell office:value-type="float" office:value="12.58751" calcext:value-type="float">
            <text:p>12.58751</text:p>
          </table:table-cell>
          <table:table-cell office:value-type="float" office:value="12.794" calcext:value-type="float">
            <text:p>12.794</text:p>
          </table:table-cell>
          <table:table-cell office:value-type="float" office:value="0" calcext:value-type="float">
            <text:p>0</text:p>
          </table:table-cell>
          <table:table-cell office:value-type="float" office:value="7.234549" calcext:value-type="float">
            <text:p>7.2345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7" calcext:value-type="float">
            <text:p>19012007</text:p>
          </table:table-cell>
          <table:table-cell office:value-type="float" office:value="7.076079" calcext:value-type="float">
            <text:p>7.076079</text:p>
          </table:table-cell>
          <table:table-cell office:value-type="float" office:value="133.4341" calcext:value-type="float">
            <text:p>133.4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74374" calcext:value-type="float">
            <text:p>39.74374</text:p>
          </table:table-cell>
          <table:table-cell office:value-type="float" office:value="0" calcext:value-type="float">
            <text:p>0</text:p>
          </table:table-cell>
          <table:table-cell office:value-type="float" office:value="0.0000003282338" calcext:value-type="float">
            <text:p>3.282338E-07</text:p>
          </table:table-cell>
          <table:table-cell office:value-type="float" office:value="0" calcext:value-type="float">
            <text:p>0</text:p>
          </table:table-cell>
          <table:table-cell office:value-type="float" office:value="-0.0006425519" calcext:value-type="float">
            <text:p>-0.0006425519</text:p>
          </table:table-cell>
          <table:table-cell office:value-type="float" office:value="1163.42" calcext:value-type="float">
            <text:p>1163.42</text:p>
          </table:table-cell>
          <table:table-cell office:value-type="float" office:value="1.246371" calcext:value-type="float">
            <text:p>1.246371</text:p>
          </table:table-cell>
          <table:table-cell office:value-type="float" office:value="0" calcext:value-type="float">
            <text:p>0</text:p>
          </table:table-cell>
          <table:table-cell office:value-type="float" office:value="0.3513267" calcext:value-type="float">
            <text:p>0.3513267</text:p>
          </table:table-cell>
          <table:table-cell office:value-type="float" office:value="0.2937357" calcext:value-type="float">
            <text:p>0.2937357</text:p>
          </table:table-cell>
          <table:table-cell office:value-type="float" office:value="0.2635265" calcext:value-type="float">
            <text:p>0.2635265</text:p>
          </table:table-cell>
          <table:table-cell office:value-type="float" office:value="0.07234702" calcext:value-type="float">
            <text:p>0.07234702</text:p>
          </table:table-cell>
          <table:table-cell office:value-type="float" office:value="0.07036589" calcext:value-type="float">
            <text:p>0.07036589</text:p>
          </table:table-cell>
          <table:table-cell office:value-type="float" office:value="0.03168159" calcext:value-type="float">
            <text:p>0.03168159</text:p>
          </table:table-cell>
          <table:table-cell office:value-type="float" office:value="0.0406001" calcext:value-type="float">
            <text:p>0.0406001</text:p>
          </table:table-cell>
          <table:table-cell office:value-type="float" office:value="0.08186657" calcext:value-type="float">
            <text:p>0.08186657</text:p>
          </table:table-cell>
          <table:table-cell office:value-type="float" office:value="0.148452" calcext:value-type="float">
            <text:p>0.148452</text:p>
          </table:table-cell>
          <table:table-cell office:value-type="float" office:value="0.1661777" calcext:value-type="float">
            <text:p>0.1661777</text:p>
          </table:table-cell>
          <table:table-cell office:value-type="float" office:value="0.1650765" calcext:value-type="float">
            <text:p>0.1650765</text:p>
          </table:table-cell>
          <table:table-cell office:value-type="float" office:value="0.1697338" calcext:value-type="float">
            <text:p>0.1697338</text:p>
          </table:table-cell>
          <table:table-cell office:value-type="float" office:value="0.1944773" calcext:value-type="float">
            <text:p>0.1944773</text:p>
          </table:table-cell>
          <table:table-cell office:value-type="float" office:value="0.1972128" calcext:value-type="float">
            <text:p>0.1972128</text:p>
          </table:table-cell>
          <table:table-cell office:value-type="float" office:value="0" calcext:value-type="float">
            <text:p>0</text:p>
          </table:table-cell>
          <table:table-cell office:value-type="float" office:value="33.44403" calcext:value-type="float">
            <text:p>33.44403</text:p>
          </table:table-cell>
          <table:table-cell office:value-type="float" office:value="29.19588" calcext:value-type="float">
            <text:p>29.19588</text:p>
          </table:table-cell>
          <table:table-cell office:value-type="float" office:value="27.91579" calcext:value-type="float">
            <text:p>27.91579</text:p>
          </table:table-cell>
          <table:table-cell office:value-type="float" office:value="9.420355" calcext:value-type="float">
            <text:p>9.420355</text:p>
          </table:table-cell>
          <table:table-cell office:value-type="float" office:value="8.778252" calcext:value-type="float">
            <text:p>8.778252</text:p>
          </table:table-cell>
          <table:table-cell office:value-type="float" office:value="3.208354" calcext:value-type="float">
            <text:p>3.208354</text:p>
          </table:table-cell>
          <table:table-cell office:value-type="float" office:value="3.135285" calcext:value-type="float">
            <text:p>3.135285</text:p>
          </table:table-cell>
          <table:table-cell office:value-type="float" office:value="5.593285" calcext:value-type="float">
            <text:p>5.593285</text:p>
          </table:table-cell>
          <table:table-cell office:value-type="float" office:value="8.271338" calcext:value-type="float">
            <text:p>8.271338</text:p>
          </table:table-cell>
          <table:table-cell office:value-type="float" office:value="8.793056" calcext:value-type="float">
            <text:p>8.793056</text:p>
          </table:table-cell>
          <table:table-cell office:value-type="float" office:value="9.765019" calcext:value-type="float">
            <text:p>9.765019</text:p>
          </table:table-cell>
          <table:table-cell office:value-type="float" office:value="10.15505" calcext:value-type="float">
            <text:p>10.15505</text:p>
          </table:table-cell>
          <table:table-cell office:value-type="float" office:value="12.58875" calcext:value-type="float">
            <text:p>12.58875</text:p>
          </table:table-cell>
          <table:table-cell office:value-type="float" office:value="12.79305" calcext:value-type="float">
            <text:p>12.79305</text:p>
          </table:table-cell>
          <table:table-cell office:value-type="float" office:value="0" calcext:value-type="float">
            <text:p>0</text:p>
          </table:table-cell>
          <table:table-cell office:value-type="float" office:value="5.265326" calcext:value-type="float">
            <text:p>5.2653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7" calcext:value-type="float">
            <text:p>20012007</text:p>
          </table:table-cell>
          <table:table-cell office:value-type="float" office:value="7.069115" calcext:value-type="float">
            <text:p>7.069115</text:p>
          </table:table-cell>
          <table:table-cell office:value-type="float" office:value="133.4343" calcext:value-type="float">
            <text:p>133.4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75589" calcext:value-type="float">
            <text:p>39.75589</text:p>
          </table:table-cell>
          <table:table-cell office:value-type="float" office:value="0" calcext:value-type="float">
            <text:p>0</text:p>
          </table:table-cell>
          <table:table-cell office:value-type="float" office:value="0.0000003337713" calcext:value-type="float">
            <text:p>3.337713E-07</text:p>
          </table:table-cell>
          <table:table-cell office:value-type="float" office:value="0" calcext:value-type="float">
            <text:p>0</text:p>
          </table:table-cell>
          <table:table-cell office:value-type="float" office:value="-0.0006425119" calcext:value-type="float">
            <text:p>-0.0006425119</text:p>
          </table:table-cell>
          <table:table-cell office:value-type="float" office:value="1163.415" calcext:value-type="float">
            <text:p>1163.415</text:p>
          </table:table-cell>
          <table:table-cell office:value-type="float" office:value="1.247832" calcext:value-type="float">
            <text:p>1.247832</text:p>
          </table:table-cell>
          <table:table-cell office:value-type="float" office:value="0" calcext:value-type="float">
            <text:p>0</text:p>
          </table:table-cell>
          <table:table-cell office:value-type="float" office:value="0.3124777" calcext:value-type="float">
            <text:p>0.3124777</text:p>
          </table:table-cell>
          <table:table-cell office:value-type="float" office:value="0.2926297" calcext:value-type="float">
            <text:p>0.2926297</text:p>
          </table:table-cell>
          <table:table-cell office:value-type="float" office:value="0.2615702" calcext:value-type="float">
            <text:p>0.2615702</text:p>
          </table:table-cell>
          <table:table-cell office:value-type="float" office:value="0.07203519" calcext:value-type="float">
            <text:p>0.07203519</text:p>
          </table:table-cell>
          <table:table-cell office:value-type="float" office:value="0.06991992" calcext:value-type="float">
            <text:p>0.06991992</text:p>
          </table:table-cell>
          <table:table-cell office:value-type="float" office:value="0.031546" calcext:value-type="float">
            <text:p>0.031546</text:p>
          </table:table-cell>
          <table:table-cell office:value-type="float" office:value="0.04042908" calcext:value-type="float">
            <text:p>0.04042908</text:p>
          </table:table-cell>
          <table:table-cell office:value-type="float" office:value="0.08187389" calcext:value-type="float">
            <text:p>0.08187389</text:p>
          </table:table-cell>
          <table:table-cell office:value-type="float" office:value="0.1484803" calcext:value-type="float">
            <text:p>0.1484803</text:p>
          </table:table-cell>
          <table:table-cell office:value-type="float" office:value="0.1662002" calcext:value-type="float">
            <text:p>0.1662002</text:p>
          </table:table-cell>
          <table:table-cell office:value-type="float" office:value="0.1651156" calcext:value-type="float">
            <text:p>0.1651156</text:p>
          </table:table-cell>
          <table:table-cell office:value-type="float" office:value="0.1697534" calcext:value-type="float">
            <text:p>0.1697534</text:p>
          </table:table-cell>
          <table:table-cell office:value-type="float" office:value="0.194491" calcext:value-type="float">
            <text:p>0.194491</text:p>
          </table:table-cell>
          <table:table-cell office:value-type="float" office:value="0.1972243" calcext:value-type="float">
            <text:p>0.1972243</text:p>
          </table:table-cell>
          <table:table-cell office:value-type="float" office:value="0" calcext:value-type="float">
            <text:p>0</text:p>
          </table:table-cell>
          <table:table-cell office:value-type="float" office:value="33.4586" calcext:value-type="float">
            <text:p>33.4586</text:p>
          </table:table-cell>
          <table:table-cell office:value-type="float" office:value="29.20517" calcext:value-type="float">
            <text:p>29.20517</text:p>
          </table:table-cell>
          <table:table-cell office:value-type="float" office:value="27.92236" calcext:value-type="float">
            <text:p>27.92236</text:p>
          </table:table-cell>
          <table:table-cell office:value-type="float" office:value="9.417107" calcext:value-type="float">
            <text:p>9.417107</text:p>
          </table:table-cell>
          <table:table-cell office:value-type="float" office:value="8.776612" calcext:value-type="float">
            <text:p>8.776612</text:p>
          </table:table-cell>
          <table:table-cell office:value-type="float" office:value="3.208958" calcext:value-type="float">
            <text:p>3.208958</text:p>
          </table:table-cell>
          <table:table-cell office:value-type="float" office:value="3.137471" calcext:value-type="float">
            <text:p>3.137471</text:p>
          </table:table-cell>
          <table:table-cell office:value-type="float" office:value="5.596789" calcext:value-type="float">
            <text:p>5.596789</text:p>
          </table:table-cell>
          <table:table-cell office:value-type="float" office:value="8.275487" calcext:value-type="float">
            <text:p>8.275487</text:p>
          </table:table-cell>
          <table:table-cell office:value-type="float" office:value="8.797459" calcext:value-type="float">
            <text:p>8.797459</text:p>
          </table:table-cell>
          <table:table-cell office:value-type="float" office:value="9.769205" calcext:value-type="float">
            <text:p>9.769205</text:p>
          </table:table-cell>
          <table:table-cell office:value-type="float" office:value="10.15924" calcext:value-type="float">
            <text:p>10.15924</text:p>
          </table:table-cell>
          <table:table-cell office:value-type="float" office:value="12.58999" calcext:value-type="float">
            <text:p>12.58999</text:p>
          </table:table-cell>
          <table:table-cell office:value-type="float" office:value="12.79274" calcext:value-type="float">
            <text:p>12.79274</text:p>
          </table:table-cell>
          <table:table-cell office:value-type="float" office:value="0" calcext:value-type="float">
            <text:p>0</text:p>
          </table:table-cell>
          <table:table-cell office:value-type="float" office:value="4.779331" calcext:value-type="float">
            <text:p>4.7793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7" calcext:value-type="float">
            <text:p>21012007</text:p>
          </table:table-cell>
          <table:table-cell office:value-type="float" office:value="7.062085" calcext:value-type="float">
            <text:p>7.062085</text:p>
          </table:table-cell>
          <table:table-cell office:value-type="float" office:value="133.4344" calcext:value-type="float">
            <text:p>133.4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76796" calcext:value-type="float">
            <text:p>39.76796</text:p>
          </table:table-cell>
          <table:table-cell office:value-type="float" office:value="0" calcext:value-type="float">
            <text:p>0</text:p>
          </table:table-cell>
          <table:table-cell office:value-type="float" office:value="0.0000003395666" calcext:value-type="float">
            <text:p>3.395666E-07</text:p>
          </table:table-cell>
          <table:table-cell office:value-type="float" office:value="0" calcext:value-type="float">
            <text:p>0</text:p>
          </table:table-cell>
          <table:table-cell office:value-type="float" office:value="-0.000642469" calcext:value-type="float">
            <text:p>-0.000642469</text:p>
          </table:table-cell>
          <table:table-cell office:value-type="float" office:value="1163.41" calcext:value-type="float">
            <text:p>1163.41</text:p>
          </table:table-cell>
          <table:table-cell office:value-type="float" office:value="1.249312" calcext:value-type="float">
            <text:p>1.249312</text:p>
          </table:table-cell>
          <table:table-cell office:value-type="float" office:value="0" calcext:value-type="float">
            <text:p>0</text:p>
          </table:table-cell>
          <table:table-cell office:value-type="float" office:value="0.3225873" calcext:value-type="float">
            <text:p>0.3225873</text:p>
          </table:table-cell>
          <table:table-cell office:value-type="float" office:value="0.292742" calcext:value-type="float">
            <text:p>0.292742</text:p>
          </table:table-cell>
          <table:table-cell office:value-type="float" office:value="0.261241" calcext:value-type="float">
            <text:p>0.261241</text:p>
          </table:table-cell>
          <table:table-cell office:value-type="float" office:value="0.0719273" calcext:value-type="float">
            <text:p>0.0719273</text:p>
          </table:table-cell>
          <table:table-cell office:value-type="float" office:value="0.06975538" calcext:value-type="float">
            <text:p>0.06975538</text:p>
          </table:table-cell>
          <table:table-cell office:value-type="float" office:value="0.031484" calcext:value-type="float">
            <text:p>0.031484</text:p>
          </table:table-cell>
          <table:table-cell office:value-type="float" office:value="0.04035406" calcext:value-type="float">
            <text:p>0.04035406</text:p>
          </table:table-cell>
          <table:table-cell office:value-type="float" office:value="0.08187925" calcext:value-type="float">
            <text:p>0.08187925</text:p>
          </table:table-cell>
          <table:table-cell office:value-type="float" office:value="0.1485077" calcext:value-type="float">
            <text:p>0.1485077</text:p>
          </table:table-cell>
          <table:table-cell office:value-type="float" office:value="0.1662229" calcext:value-type="float">
            <text:p>0.1662229</text:p>
          </table:table-cell>
          <table:table-cell office:value-type="float" office:value="0.1651548" calcext:value-type="float">
            <text:p>0.1651548</text:p>
          </table:table-cell>
          <table:table-cell office:value-type="float" office:value="0.1697744" calcext:value-type="float">
            <text:p>0.1697744</text:p>
          </table:table-cell>
          <table:table-cell office:value-type="float" office:value="0.1945044" calcext:value-type="float">
            <text:p>0.1945044</text:p>
          </table:table-cell>
          <table:table-cell office:value-type="float" office:value="0.1972358" calcext:value-type="float">
            <text:p>0.1972358</text:p>
          </table:table-cell>
          <table:table-cell office:value-type="float" office:value="0" calcext:value-type="float">
            <text:p>0</text:p>
          </table:table-cell>
          <table:table-cell office:value-type="float" office:value="33.47237" calcext:value-type="float">
            <text:p>33.47237</text:p>
          </table:table-cell>
          <table:table-cell office:value-type="float" office:value="29.21381" calcext:value-type="float">
            <text:p>29.21381</text:p>
          </table:table-cell>
          <table:table-cell office:value-type="float" office:value="27.92859" calcext:value-type="float">
            <text:p>27.92859</text:p>
          </table:table-cell>
          <table:table-cell office:value-type="float" office:value="9.413811" calcext:value-type="float">
            <text:p>9.413811</text:p>
          </table:table-cell>
          <table:table-cell office:value-type="float" office:value="8.774868" calcext:value-type="float">
            <text:p>8.774868</text:p>
          </table:table-cell>
          <table:table-cell office:value-type="float" office:value="3.209534" calcext:value-type="float">
            <text:p>3.209534</text:p>
          </table:table-cell>
          <table:table-cell office:value-type="float" office:value="3.13961" calcext:value-type="float">
            <text:p>3.13961</text:p>
          </table:table-cell>
          <table:table-cell office:value-type="float" office:value="5.600269" calcext:value-type="float">
            <text:p>5.600269</text:p>
          </table:table-cell>
          <table:table-cell office:value-type="float" office:value="8.279604" calcext:value-type="float">
            <text:p>8.279604</text:p>
          </table:table-cell>
          <table:table-cell office:value-type="float" office:value="8.801861" calcext:value-type="float">
            <text:p>8.801861</text:p>
          </table:table-cell>
          <table:table-cell office:value-type="float" office:value="9.773391" calcext:value-type="float">
            <text:p>9.773391</text:p>
          </table:table-cell>
          <table:table-cell office:value-type="float" office:value="10.16342" calcext:value-type="float">
            <text:p>10.16342</text:p>
          </table:table-cell>
          <table:table-cell office:value-type="float" office:value="12.59123" calcext:value-type="float">
            <text:p>12.59123</text:p>
          </table:table-cell>
          <table:table-cell office:value-type="float" office:value="12.79208" calcext:value-type="float">
            <text:p>12.79208</text:p>
          </table:table-cell>
          <table:table-cell office:value-type="float" office:value="0" calcext:value-type="float">
            <text:p>0</text:p>
          </table:table-cell>
          <table:table-cell office:value-type="float" office:value="4.796697" calcext:value-type="float">
            <text:p>4.7966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7" calcext:value-type="float">
            <text:p>22012007</text:p>
          </table:table-cell>
          <table:table-cell office:value-type="float" office:value="7.053708" calcext:value-type="float">
            <text:p>7.053708</text:p>
          </table:table-cell>
          <table:table-cell office:value-type="float" office:value="133.4346" calcext:value-type="float">
            <text:p>133.4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77977" calcext:value-type="float">
            <text:p>39.77977</text:p>
          </table:table-cell>
          <table:table-cell office:value-type="float" office:value="0" calcext:value-type="float">
            <text:p>0</text:p>
          </table:table-cell>
          <table:table-cell office:value-type="float" office:value="0.0000003731737" calcext:value-type="float">
            <text:p>3.731737E-07</text:p>
          </table:table-cell>
          <table:table-cell office:value-type="float" office:value="0" calcext:value-type="float">
            <text:p>0</text:p>
          </table:table-cell>
          <table:table-cell office:value-type="float" office:value="-0.0006422264" calcext:value-type="float">
            <text:p>-0.0006422264</text:p>
          </table:table-cell>
          <table:table-cell office:value-type="float" office:value="1163.405" calcext:value-type="float">
            <text:p>1163.405</text:p>
          </table:table-cell>
          <table:table-cell office:value-type="float" office:value="1.251733" calcext:value-type="float">
            <text:p>1.251733</text:p>
          </table:table-cell>
          <table:table-cell office:value-type="float" office:value="0" calcext:value-type="float">
            <text:p>0</text:p>
          </table:table-cell>
          <table:table-cell office:value-type="float" office:value="0.2765796" calcext:value-type="float">
            <text:p>0.2765796</text:p>
          </table:table-cell>
          <table:table-cell office:value-type="float" office:value="0.2875333" calcext:value-type="float">
            <text:p>0.2875333</text:p>
          </table:table-cell>
          <table:table-cell office:value-type="float" office:value="0.2629357" calcext:value-type="float">
            <text:p>0.2629357</text:p>
          </table:table-cell>
          <table:table-cell office:value-type="float" office:value="0.07183088" calcext:value-type="float">
            <text:p>0.07183088</text:p>
          </table:table-cell>
          <table:table-cell office:value-type="float" office:value="0.06928053" calcext:value-type="float">
            <text:p>0.06928053</text:p>
          </table:table-cell>
          <table:table-cell office:value-type="float" office:value="0.03154156" calcext:value-type="float">
            <text:p>0.03154156</text:p>
          </table:table-cell>
          <table:table-cell office:value-type="float" office:value="0.03630964" calcext:value-type="float">
            <text:p>0.03630964</text:p>
          </table:table-cell>
          <table:table-cell office:value-type="float" office:value="0.08162495" calcext:value-type="float">
            <text:p>0.08162495</text:p>
          </table:table-cell>
          <table:table-cell office:value-type="float" office:value="0.1485336" calcext:value-type="float">
            <text:p>0.1485336</text:p>
          </table:table-cell>
          <table:table-cell office:value-type="float" office:value="0.1662457" calcext:value-type="float">
            <text:p>0.1662457</text:p>
          </table:table-cell>
          <table:table-cell office:value-type="float" office:value="0.1651938" calcext:value-type="float">
            <text:p>0.1651938</text:p>
          </table:table-cell>
          <table:table-cell office:value-type="float" office:value="0.1697982" calcext:value-type="float">
            <text:p>0.1697982</text:p>
          </table:table-cell>
          <table:table-cell office:value-type="float" office:value="0.1945186" calcext:value-type="float">
            <text:p>0.1945186</text:p>
          </table:table-cell>
          <table:table-cell office:value-type="float" office:value="0.1972472" calcext:value-type="float">
            <text:p>0.1972472</text:p>
          </table:table-cell>
          <table:table-cell office:value-type="float" office:value="0" calcext:value-type="float">
            <text:p>0</text:p>
          </table:table-cell>
          <table:table-cell office:value-type="float" office:value="33.47157" calcext:value-type="float">
            <text:p>33.47157</text:p>
          </table:table-cell>
          <table:table-cell office:value-type="float" office:value="29.22117" calcext:value-type="float">
            <text:p>29.22117</text:p>
          </table:table-cell>
          <table:table-cell office:value-type="float" office:value="27.93493" calcext:value-type="float">
            <text:p>27.93493</text:p>
          </table:table-cell>
          <table:table-cell office:value-type="float" office:value="9.410518" calcext:value-type="float">
            <text:p>9.410518</text:p>
          </table:table-cell>
          <table:table-cell office:value-type="float" office:value="8.773103" calcext:value-type="float">
            <text:p>8.773103</text:p>
          </table:table-cell>
          <table:table-cell office:value-type="float" office:value="3.210097" calcext:value-type="float">
            <text:p>3.210097</text:p>
          </table:table-cell>
          <table:table-cell office:value-type="float" office:value="3.141393" calcext:value-type="float">
            <text:p>3.141393</text:p>
          </table:table-cell>
          <table:table-cell office:value-type="float" office:value="5.603726" calcext:value-type="float">
            <text:p>5.603726</text:p>
          </table:table-cell>
          <table:table-cell office:value-type="float" office:value="8.283707" calcext:value-type="float">
            <text:p>8.283707</text:p>
          </table:table-cell>
          <table:table-cell office:value-type="float" office:value="8.806268" calcext:value-type="float">
            <text:p>8.806268</text:p>
          </table:table-cell>
          <table:table-cell office:value-type="float" office:value="9.777576" calcext:value-type="float">
            <text:p>9.777576</text:p>
          </table:table-cell>
          <table:table-cell office:value-type="float" office:value="10.16758" calcext:value-type="float">
            <text:p>10.16758</text:p>
          </table:table-cell>
          <table:table-cell office:value-type="float" office:value="12.59247" calcext:value-type="float">
            <text:p>12.59247</text:p>
          </table:table-cell>
          <table:table-cell office:value-type="float" office:value="12.79393" calcext:value-type="float">
            <text:p>12.79393</text:p>
          </table:table-cell>
          <table:table-cell office:value-type="float" office:value="0" calcext:value-type="float">
            <text:p>0</text:p>
          </table:table-cell>
          <table:table-cell office:value-type="float" office:value="10.14171" calcext:value-type="float">
            <text:p>10.14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7" calcext:value-type="float">
            <text:p>23012007</text:p>
          </table:table-cell>
          <table:table-cell office:value-type="float" office:value="7.044473" calcext:value-type="float">
            <text:p>7.044473</text:p>
          </table:table-cell>
          <table:table-cell office:value-type="float" office:value="133.4349" calcext:value-type="float">
            <text:p>133.4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7916" calcext:value-type="float">
            <text:p>39.7916</text:p>
          </table:table-cell>
          <table:table-cell office:value-type="float" office:value="0" calcext:value-type="float">
            <text:p>0</text:p>
          </table:table-cell>
          <table:table-cell office:value-type="float" office:value="0.0000004039583" calcext:value-type="float">
            <text:p>4.039583E-07</text:p>
          </table:table-cell>
          <table:table-cell office:value-type="float" office:value="0" calcext:value-type="float">
            <text:p>0</text:p>
          </table:table-cell>
          <table:table-cell office:value-type="float" office:value="-0.0006420082" calcext:value-type="float">
            <text:p>-0.0006420082</text:p>
          </table:table-cell>
          <table:table-cell office:value-type="float" office:value="1163.401" calcext:value-type="float">
            <text:p>1163.401</text:p>
          </table:table-cell>
          <table:table-cell office:value-type="float" office:value="1.254725" calcext:value-type="float">
            <text:p>1.254725</text:p>
          </table:table-cell>
          <table:table-cell office:value-type="float" office:value="0" calcext:value-type="float">
            <text:p>0</text:p>
          </table:table-cell>
          <table:table-cell office:value-type="float" office:value="0.3756163" calcext:value-type="float">
            <text:p>0.3756163</text:p>
          </table:table-cell>
          <table:table-cell office:value-type="float" office:value="0.2909393" calcext:value-type="float">
            <text:p>0.2909393</text:p>
          </table:table-cell>
          <table:table-cell office:value-type="float" office:value="0.2628728" calcext:value-type="float">
            <text:p>0.2628728</text:p>
          </table:table-cell>
          <table:table-cell office:value-type="float" office:value="0.07179331" calcext:value-type="float">
            <text:p>0.07179331</text:p>
          </table:table-cell>
          <table:table-cell office:value-type="float" office:value="0.06798225" calcext:value-type="float">
            <text:p>0.06798225</text:p>
          </table:table-cell>
          <table:table-cell office:value-type="float" office:value="0.03153131" calcext:value-type="float">
            <text:p>0.03153131</text:p>
          </table:table-cell>
          <table:table-cell office:value-type="float" office:value="0.03720213" calcext:value-type="float">
            <text:p>0.03720213</text:p>
          </table:table-cell>
          <table:table-cell office:value-type="float" office:value="0.08155005" calcext:value-type="float">
            <text:p>0.08155005</text:p>
          </table:table-cell>
          <table:table-cell office:value-type="float" office:value="0.1485545" calcext:value-type="float">
            <text:p>0.1485545</text:p>
          </table:table-cell>
          <table:table-cell office:value-type="float" office:value="0.1662691" calcext:value-type="float">
            <text:p>0.1662691</text:p>
          </table:table-cell>
          <table:table-cell office:value-type="float" office:value="0.1652328" calcext:value-type="float">
            <text:p>0.1652328</text:p>
          </table:table-cell>
          <table:table-cell office:value-type="float" office:value="0.1698262" calcext:value-type="float">
            <text:p>0.1698262</text:p>
          </table:table-cell>
          <table:table-cell office:value-type="float" office:value="0.1945328" calcext:value-type="float">
            <text:p>0.1945328</text:p>
          </table:table-cell>
          <table:table-cell office:value-type="float" office:value="0.1972585" calcext:value-type="float">
            <text:p>0.1972585</text:p>
          </table:table-cell>
          <table:table-cell office:value-type="float" office:value="0" calcext:value-type="float">
            <text:p>0</text:p>
          </table:table-cell>
          <table:table-cell office:value-type="float" office:value="33.48846" calcext:value-type="float">
            <text:p>33.48846</text:p>
          </table:table-cell>
          <table:table-cell office:value-type="float" office:value="29.22656" calcext:value-type="float">
            <text:p>29.22656</text:p>
          </table:table-cell>
          <table:table-cell office:value-type="float" office:value="27.94159" calcext:value-type="float">
            <text:p>27.94159</text:p>
          </table:table-cell>
          <table:table-cell office:value-type="float" office:value="9.407182" calcext:value-type="float">
            <text:p>9.407182</text:p>
          </table:table-cell>
          <table:table-cell office:value-type="float" office:value="8.770854" calcext:value-type="float">
            <text:p>8.770854</text:p>
          </table:table-cell>
          <table:table-cell office:value-type="float" office:value="3.210687" calcext:value-type="float">
            <text:p>3.210687</text:p>
          </table:table-cell>
          <table:table-cell office:value-type="float" office:value="3.142876" calcext:value-type="float">
            <text:p>3.142876</text:p>
          </table:table-cell>
          <table:table-cell office:value-type="float" office:value="5.607152" calcext:value-type="float">
            <text:p>5.607152</text:p>
          </table:table-cell>
          <table:table-cell office:value-type="float" office:value="8.287809" calcext:value-type="float">
            <text:p>8.287809</text:p>
          </table:table-cell>
          <table:table-cell office:value-type="float" office:value="8.810672" calcext:value-type="float">
            <text:p>8.810672</text:p>
          </table:table-cell>
          <table:table-cell office:value-type="float" office:value="9.781762" calcext:value-type="float">
            <text:p>9.781762</text:p>
          </table:table-cell>
          <table:table-cell office:value-type="float" office:value="10.17169" calcext:value-type="float">
            <text:p>10.17169</text:p>
          </table:table-cell>
          <table:table-cell office:value-type="float" office:value="12.59371" calcext:value-type="float">
            <text:p>12.59371</text:p>
          </table:table-cell>
          <table:table-cell office:value-type="float" office:value="12.79549" calcext:value-type="float">
            <text:p>12.79549</text:p>
          </table:table-cell>
          <table:table-cell office:value-type="float" office:value="0" calcext:value-type="float">
            <text:p>0</text:p>
          </table:table-cell>
          <table:table-cell office:value-type="float" office:value="14.19376" calcext:value-type="float">
            <text:p>14.193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7" calcext:value-type="float">
            <text:p>24012007</text:p>
          </table:table-cell>
          <table:table-cell office:value-type="float" office:value="7.037002" calcext:value-type="float">
            <text:p>7.037002</text:p>
          </table:table-cell>
          <table:table-cell office:value-type="float" office:value="133.4351" calcext:value-type="float">
            <text:p>133.4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0379" calcext:value-type="float">
            <text:p>39.80379</text:p>
          </table:table-cell>
          <table:table-cell office:value-type="float" office:value="0" calcext:value-type="float">
            <text:p>0</text:p>
          </table:table-cell>
          <table:table-cell office:value-type="float" office:value="0.0000004162181" calcext:value-type="float">
            <text:p>4.162181E-07</text:p>
          </table:table-cell>
          <table:table-cell office:value-type="float" office:value="0" calcext:value-type="float">
            <text:p>0</text:p>
          </table:table-cell>
          <table:table-cell office:value-type="float" office:value="-0.0006462078" calcext:value-type="float">
            <text:p>-0.0006462078</text:p>
          </table:table-cell>
          <table:table-cell office:value-type="float" office:value="1163.397" calcext:value-type="float">
            <text:p>1163.397</text:p>
          </table:table-cell>
          <table:table-cell office:value-type="float" office:value="1.256579" calcext:value-type="float">
            <text:p>1.256579</text:p>
          </table:table-cell>
          <table:table-cell office:value-type="float" office:value="0" calcext:value-type="float">
            <text:p>0</text:p>
          </table:table-cell>
          <table:table-cell office:value-type="float" office:value="0.5304711" calcext:value-type="float">
            <text:p>0.5304711</text:p>
          </table:table-cell>
          <table:table-cell office:value-type="float" office:value="0.305023" calcext:value-type="float">
            <text:p>0.305023</text:p>
          </table:table-cell>
          <table:table-cell office:value-type="float" office:value="0.2586506" calcext:value-type="float">
            <text:p>0.2586506</text:p>
          </table:table-cell>
          <table:table-cell office:value-type="float" office:value="0.0715505" calcext:value-type="float">
            <text:p>0.0715505</text:p>
          </table:table-cell>
          <table:table-cell office:value-type="float" office:value="0.06786619" calcext:value-type="float">
            <text:p>0.06786619</text:p>
          </table:table-cell>
          <table:table-cell office:value-type="float" office:value="0.03136208" calcext:value-type="float">
            <text:p>0.03136208</text:p>
          </table:table-cell>
          <table:table-cell office:value-type="float" office:value="0.03908873" calcext:value-type="float">
            <text:p>0.03908873</text:p>
          </table:table-cell>
          <table:table-cell office:value-type="float" office:value="0.08179329" calcext:value-type="float">
            <text:p>0.08179329</text:p>
          </table:table-cell>
          <table:table-cell office:value-type="float" office:value="0.1485813" calcext:value-type="float">
            <text:p>0.1485813</text:p>
          </table:table-cell>
          <table:table-cell office:value-type="float" office:value="0.1662927" calcext:value-type="float">
            <text:p>0.1662927</text:p>
          </table:table-cell>
          <table:table-cell office:value-type="float" office:value="0.1652714" calcext:value-type="float">
            <text:p>0.1652714</text:p>
          </table:table-cell>
          <table:table-cell office:value-type="float" office:value="0.1698461" calcext:value-type="float">
            <text:p>0.1698461</text:p>
          </table:table-cell>
          <table:table-cell office:value-type="float" office:value="0.1946613" calcext:value-type="float">
            <text:p>0.1946613</text:p>
          </table:table-cell>
          <table:table-cell office:value-type="float" office:value="0.1972179" calcext:value-type="float">
            <text:p>0.1972179</text:p>
          </table:table-cell>
          <table:table-cell office:value-type="float" office:value="0" calcext:value-type="float">
            <text:p>0</text:p>
          </table:table-cell>
          <table:table-cell office:value-type="float" office:value="33.53542" calcext:value-type="float">
            <text:p>33.53542</text:p>
          </table:table-cell>
          <table:table-cell office:value-type="float" office:value="29.234" calcext:value-type="float">
            <text:p>29.234</text:p>
          </table:table-cell>
          <table:table-cell office:value-type="float" office:value="27.94741" calcext:value-type="float">
            <text:p>27.94741</text:p>
          </table:table-cell>
          <table:table-cell office:value-type="float" office:value="9.403748" calcext:value-type="float">
            <text:p>9.403748</text:p>
          </table:table-cell>
          <table:table-cell office:value-type="float" office:value="8.768277" calcext:value-type="float">
            <text:p>8.768277</text:p>
          </table:table-cell>
          <table:table-cell office:value-type="float" office:value="3.21126" calcext:value-type="float">
            <text:p>3.21126</text:p>
          </table:table-cell>
          <table:table-cell office:value-type="float" office:value="3.144625" calcext:value-type="float">
            <text:p>3.144625</text:p>
          </table:table-cell>
          <table:table-cell office:value-type="float" office:value="5.610603" calcext:value-type="float">
            <text:p>5.610603</text:p>
          </table:table-cell>
          <table:table-cell office:value-type="float" office:value="8.291911" calcext:value-type="float">
            <text:p>8.291911</text:p>
          </table:table-cell>
          <table:table-cell office:value-type="float" office:value="8.815077" calcext:value-type="float">
            <text:p>8.815077</text:p>
          </table:table-cell>
          <table:table-cell office:value-type="float" office:value="9.785908" calcext:value-type="float">
            <text:p>9.785908</text:p>
          </table:table-cell>
          <table:table-cell office:value-type="float" office:value="10.1758" calcext:value-type="float">
            <text:p>10.1758</text:p>
          </table:table-cell>
          <table:table-cell office:value-type="float" office:value="12.59494" calcext:value-type="float">
            <text:p>12.59494</text:p>
          </table:table-cell>
          <table:table-cell office:value-type="float" office:value="12.79109" calcext:value-type="float">
            <text:p>12.79109</text:p>
          </table:table-cell>
          <table:table-cell office:value-type="float" office:value="0" calcext:value-type="float">
            <text:p>0</text:p>
          </table:table-cell>
          <table:table-cell office:value-type="float" office:value="10.96259" calcext:value-type="float">
            <text:p>10.96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7" calcext:value-type="float">
            <text:p>25012007</text:p>
          </table:table-cell>
          <table:table-cell office:value-type="float" office:value="7.030233" calcext:value-type="float">
            <text:p>7.030233</text:p>
          </table:table-cell>
          <table:table-cell office:value-type="float" office:value="133.4353" calcext:value-type="float">
            <text:p>133.4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1588" calcext:value-type="float">
            <text:p>39.81588</text:p>
          </table:table-cell>
          <table:table-cell office:value-type="float" office:value="0" calcext:value-type="float">
            <text:p>0</text:p>
          </table:table-cell>
          <table:table-cell office:value-type="float" office:value="0.0000004244485" calcext:value-type="float">
            <text:p>4.244485E-07</text:p>
          </table:table-cell>
          <table:table-cell office:value-type="float" office:value="0" calcext:value-type="float">
            <text:p>0</text:p>
          </table:table-cell>
          <table:table-cell office:value-type="float" office:value="-0.0008147294" calcext:value-type="float">
            <text:p>-0.0008147294</text:p>
          </table:table-cell>
          <table:table-cell office:value-type="float" office:value="1163.393" calcext:value-type="float">
            <text:p>1163.393</text:p>
          </table:table-cell>
          <table:table-cell office:value-type="float" office:value="1.25793" calcext:value-type="float">
            <text:p>1.25793</text:p>
          </table:table-cell>
          <table:table-cell office:value-type="float" office:value="0" calcext:value-type="float">
            <text:p>0</text:p>
          </table:table-cell>
          <table:table-cell office:value-type="float" office:value="0.353134" calcext:value-type="float">
            <text:p>0.353134</text:p>
          </table:table-cell>
          <table:table-cell office:value-type="float" office:value="0.2945908" calcext:value-type="float">
            <text:p>0.2945908</text:p>
          </table:table-cell>
          <table:table-cell office:value-type="float" office:value="0.2571282" calcext:value-type="float">
            <text:p>0.2571282</text:p>
          </table:table-cell>
          <table:table-cell office:value-type="float" office:value="0.07144647" calcext:value-type="float">
            <text:p>0.07144647</text:p>
          </table:table-cell>
          <table:table-cell office:value-type="float" office:value="0.06795207" calcext:value-type="float">
            <text:p>0.06795207</text:p>
          </table:table-cell>
          <table:table-cell office:value-type="float" office:value="0.03125995" calcext:value-type="float">
            <text:p>0.03125995</text:p>
          </table:table-cell>
          <table:table-cell office:value-type="float" office:value="0.03976947" calcext:value-type="float">
            <text:p>0.03976947</text:p>
          </table:table-cell>
          <table:table-cell office:value-type="float" office:value="0.08187786" calcext:value-type="float">
            <text:p>0.08187786</text:p>
          </table:table-cell>
          <table:table-cell office:value-type="float" office:value="0.1486108" calcext:value-type="float">
            <text:p>0.1486108</text:p>
          </table:table-cell>
          <table:table-cell office:value-type="float" office:value="0.1663162" calcext:value-type="float">
            <text:p>0.1663162</text:p>
          </table:table-cell>
          <table:table-cell office:value-type="float" office:value="0.1653094" calcext:value-type="float">
            <text:p>0.1653094</text:p>
          </table:table-cell>
          <table:table-cell office:value-type="float" office:value="0.1698836" calcext:value-type="float">
            <text:p>0.1698836</text:p>
          </table:table-cell>
          <table:table-cell office:value-type="float" office:value="0.1945869" calcext:value-type="float">
            <text:p>0.1945869</text:p>
          </table:table-cell>
          <table:table-cell office:value-type="float" office:value="0.1972708" calcext:value-type="float">
            <text:p>0.1972708</text:p>
          </table:table-cell>
          <table:table-cell office:value-type="float" office:value="0" calcext:value-type="float">
            <text:p>0</text:p>
          </table:table-cell>
          <table:table-cell office:value-type="float" office:value="33.56979" calcext:value-type="float">
            <text:p>33.56979</text:p>
          </table:table-cell>
          <table:table-cell office:value-type="float" office:value="29.24322" calcext:value-type="float">
            <text:p>29.24322</text:p>
          </table:table-cell>
          <table:table-cell office:value-type="float" office:value="27.952" calcext:value-type="float">
            <text:p>27.952</text:p>
          </table:table-cell>
          <table:table-cell office:value-type="float" office:value="9.400273" calcext:value-type="float">
            <text:p>9.400273</text:p>
          </table:table-cell>
          <table:table-cell office:value-type="float" office:value="8.76577" calcext:value-type="float">
            <text:p>8.76577</text:p>
          </table:table-cell>
          <table:table-cell office:value-type="float" office:value="3.211787" calcext:value-type="float">
            <text:p>3.211787</text:p>
          </table:table-cell>
          <table:table-cell office:value-type="float" office:value="3.1466" calcext:value-type="float">
            <text:p>3.1466</text:p>
          </table:table-cell>
          <table:table-cell office:value-type="float" office:value="5.614084" calcext:value-type="float">
            <text:p>5.614084</text:p>
          </table:table-cell>
          <table:table-cell office:value-type="float" office:value="8.296013" calcext:value-type="float">
            <text:p>8.296013</text:p>
          </table:table-cell>
          <table:table-cell office:value-type="float" office:value="8.819481" calcext:value-type="float">
            <text:p>8.819481</text:p>
          </table:table-cell>
          <table:table-cell office:value-type="float" office:value="9.790036" calcext:value-type="float">
            <text:p>9.790036</text:p>
          </table:table-cell>
          <table:table-cell office:value-type="float" office:value="10.1799" calcext:value-type="float">
            <text:p>10.1799</text:p>
          </table:table-cell>
          <table:table-cell office:value-type="float" office:value="12.5962" calcext:value-type="float">
            <text:p>12.5962</text:p>
          </table:table-cell>
          <table:table-cell office:value-type="float" office:value="12.79114" calcext:value-type="float">
            <text:p>12.79114</text:p>
          </table:table-cell>
          <table:table-cell office:value-type="float" office:value="0" calcext:value-type="float">
            <text:p>0</text:p>
          </table:table-cell>
          <table:table-cell office:value-type="float" office:value="8.031824" calcext:value-type="float">
            <text:p>8.0318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7" calcext:value-type="float">
            <text:p>26012007</text:p>
          </table:table-cell>
          <table:table-cell office:value-type="float" office:value="7.022875" calcext:value-type="float">
            <text:p>7.022875</text:p>
          </table:table-cell>
          <table:table-cell office:value-type="float" office:value="133.4355" calcext:value-type="float">
            <text:p>133.4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278" calcext:value-type="float">
            <text:p>39.8278</text:p>
          </table:table-cell>
          <table:table-cell office:value-type="float" office:value="0" calcext:value-type="float">
            <text:p>0</text:p>
          </table:table-cell>
          <table:table-cell office:value-type="float" office:value="0.0000004354015" calcext:value-type="float">
            <text:p>4.354015E-07</text:p>
          </table:table-cell>
          <table:table-cell office:value-type="float" office:value="0" calcext:value-type="float">
            <text:p>0</text:p>
          </table:table-cell>
          <table:table-cell office:value-type="float" office:value="-0.0009764703" calcext:value-type="float">
            <text:p>-0.0009764703</text:p>
          </table:table-cell>
          <table:table-cell office:value-type="float" office:value="1163.388" calcext:value-type="float">
            <text:p>1163.388</text:p>
          </table:table-cell>
          <table:table-cell office:value-type="float" office:value="1.259522" calcext:value-type="float">
            <text:p>1.259522</text:p>
          </table:table-cell>
          <table:table-cell office:value-type="float" office:value="0" calcext:value-type="float">
            <text:p>0</text:p>
          </table:table-cell>
          <table:table-cell office:value-type="float" office:value="0.3602952" calcext:value-type="float">
            <text:p>0.3602952</text:p>
          </table:table-cell>
          <table:table-cell office:value-type="float" office:value="0.2909922" calcext:value-type="float">
            <text:p>0.2909922</text:p>
          </table:table-cell>
          <table:table-cell office:value-type="float" office:value="0.2583723" calcext:value-type="float">
            <text:p>0.2583723</text:p>
          </table:table-cell>
          <table:table-cell office:value-type="float" office:value="0.07148732" calcext:value-type="float">
            <text:p>0.07148732</text:p>
          </table:table-cell>
          <table:table-cell office:value-type="float" office:value="0.06824489" calcext:value-type="float">
            <text:p>0.06824489</text:p>
          </table:table-cell>
          <table:table-cell office:value-type="float" office:value="0.03125435" calcext:value-type="float">
            <text:p>0.03125435</text:p>
          </table:table-cell>
          <table:table-cell office:value-type="float" office:value="0.03997195" calcext:value-type="float">
            <text:p>0.03997195</text:p>
          </table:table-cell>
          <table:table-cell office:value-type="float" office:value="0.08191314" calcext:value-type="float">
            <text:p>0.08191314</text:p>
          </table:table-cell>
          <table:table-cell office:value-type="float" office:value="0.1486415" calcext:value-type="float">
            <text:p>0.1486415</text:p>
          </table:table-cell>
          <table:table-cell office:value-type="float" office:value="0.1663377" calcext:value-type="float">
            <text:p>0.1663377</text:p>
          </table:table-cell>
          <table:table-cell office:value-type="float" office:value="0.1653481" calcext:value-type="float">
            <text:p>0.1653481</text:p>
          </table:table-cell>
          <table:table-cell office:value-type="float" office:value="0.1699037" calcext:value-type="float">
            <text:p>0.1699037</text:p>
          </table:table-cell>
          <table:table-cell office:value-type="float" office:value="0.1945751" calcext:value-type="float">
            <text:p>0.1945751</text:p>
          </table:table-cell>
          <table:table-cell office:value-type="float" office:value="0.1972925" calcext:value-type="float">
            <text:p>0.1972925</text:p>
          </table:table-cell>
          <table:table-cell office:value-type="float" office:value="0" calcext:value-type="float">
            <text:p>0</text:p>
          </table:table-cell>
          <table:table-cell office:value-type="float" office:value="33.59677" calcext:value-type="float">
            <text:p>33.59677</text:p>
          </table:table-cell>
          <table:table-cell office:value-type="float" office:value="29.24975" calcext:value-type="float">
            <text:p>29.24975</text:p>
          </table:table-cell>
          <table:table-cell office:value-type="float" office:value="27.95688" calcext:value-type="float">
            <text:p>27.95688</text:p>
          </table:table-cell>
          <table:table-cell office:value-type="float" office:value="9.396852" calcext:value-type="float">
            <text:p>9.396852</text:p>
          </table:table-cell>
          <table:table-cell office:value-type="float" office:value="8.763391" calcext:value-type="float">
            <text:p>8.763391</text:p>
          </table:table-cell>
          <table:table-cell office:value-type="float" office:value="3.2123" calcext:value-type="float">
            <text:p>3.2123</text:p>
          </table:table-cell>
          <table:table-cell office:value-type="float" office:value="3.148645" calcext:value-type="float">
            <text:p>3.148645</text:p>
          </table:table-cell>
          <table:table-cell office:value-type="float" office:value="5.617548" calcext:value-type="float">
            <text:p>5.617548</text:p>
          </table:table-cell>
          <table:table-cell office:value-type="float" office:value="8.300116" calcext:value-type="float">
            <text:p>8.300116</text:p>
          </table:table-cell>
          <table:table-cell office:value-type="float" office:value="8.823885" calcext:value-type="float">
            <text:p>8.823885</text:p>
          </table:table-cell>
          <table:table-cell office:value-type="float" office:value="9.794166" calcext:value-type="float">
            <text:p>9.794166</text:p>
          </table:table-cell>
          <table:table-cell office:value-type="float" office:value="10.18401" calcext:value-type="float">
            <text:p>10.18401</text:p>
          </table:table-cell>
          <table:table-cell office:value-type="float" office:value="12.59744" calcext:value-type="float">
            <text:p>12.59744</text:p>
          </table:table-cell>
          <table:table-cell office:value-type="float" office:value="12.79223" calcext:value-type="float">
            <text:p>12.79223</text:p>
          </table:table-cell>
          <table:table-cell office:value-type="float" office:value="0" calcext:value-type="float">
            <text:p>0</text:p>
          </table:table-cell>
          <table:table-cell office:value-type="float" office:value="7.540949" calcext:value-type="float">
            <text:p>7.5409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7" calcext:value-type="float">
            <text:p>27012007</text:p>
          </table:table-cell>
          <table:table-cell office:value-type="float" office:value="7.015486" calcext:value-type="float">
            <text:p>7.015486</text:p>
          </table:table-cell>
          <table:table-cell office:value-type="float" office:value="133.4357" calcext:value-type="float">
            <text:p>133.4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3971" calcext:value-type="float">
            <text:p>39.83971</text:p>
          </table:table-cell>
          <table:table-cell office:value-type="float" office:value="0" calcext:value-type="float">
            <text:p>0</text:p>
          </table:table-cell>
          <table:table-cell office:value-type="float" office:value="0.0000004507334" calcext:value-type="float">
            <text:p>4.507334E-07</text:p>
          </table:table-cell>
          <table:table-cell office:value-type="float" office:value="0" calcext:value-type="float">
            <text:p>0</text:p>
          </table:table-cell>
          <table:table-cell office:value-type="float" office:value="-0.001054199" calcext:value-type="float">
            <text:p>-0.001054199</text:p>
          </table:table-cell>
          <table:table-cell office:value-type="float" office:value="1163.383" calcext:value-type="float">
            <text:p>1163.383</text:p>
          </table:table-cell>
          <table:table-cell office:value-type="float" office:value="1.261145" calcext:value-type="float">
            <text:p>1.261145</text:p>
          </table:table-cell>
          <table:table-cell office:value-type="float" office:value="0" calcext:value-type="float">
            <text:p>0</text:p>
          </table:table-cell>
          <table:table-cell office:value-type="float" office:value="0.3426004" calcext:value-type="float">
            <text:p>0.3426004</text:p>
          </table:table-cell>
          <table:table-cell office:value-type="float" office:value="0.2903294" calcext:value-type="float">
            <text:p>0.2903294</text:p>
          </table:table-cell>
          <table:table-cell office:value-type="float" office:value="0.2597576" calcext:value-type="float">
            <text:p>0.2597576</text:p>
          </table:table-cell>
          <table:table-cell office:value-type="float" office:value="0.07133" calcext:value-type="float">
            <text:p>0.07133</text:p>
          </table:table-cell>
          <table:table-cell office:value-type="float" office:value="0.06834511" calcext:value-type="float">
            <text:p>0.06834511</text:p>
          </table:table-cell>
          <table:table-cell office:value-type="float" office:value="0.03125747" calcext:value-type="float">
            <text:p>0.03125747</text:p>
          </table:table-cell>
          <table:table-cell office:value-type="float" office:value="0.03985505" calcext:value-type="float">
            <text:p>0.03985505</text:p>
          </table:table-cell>
          <table:table-cell office:value-type="float" office:value="0.08194132" calcext:value-type="float">
            <text:p>0.08194132</text:p>
          </table:table-cell>
          <table:table-cell office:value-type="float" office:value="0.1486737" calcext:value-type="float">
            <text:p>0.1486737</text:p>
          </table:table-cell>
          <table:table-cell office:value-type="float" office:value="0.166359" calcext:value-type="float">
            <text:p>0.166359</text:p>
          </table:table-cell>
          <table:table-cell office:value-type="float" office:value="0.165387" calcext:value-type="float">
            <text:p>0.165387</text:p>
          </table:table-cell>
          <table:table-cell office:value-type="float" office:value="0.16992" calcext:value-type="float">
            <text:p>0.16992</text:p>
          </table:table-cell>
          <table:table-cell office:value-type="float" office:value="0.1945828" calcext:value-type="float">
            <text:p>0.1945828</text:p>
          </table:table-cell>
          <table:table-cell office:value-type="float" office:value="0.1973054" calcext:value-type="float">
            <text:p>0.1973054</text:p>
          </table:table-cell>
          <table:table-cell office:value-type="float" office:value="0" calcext:value-type="float">
            <text:p>0</text:p>
          </table:table-cell>
          <table:table-cell office:value-type="float" office:value="33.6212" calcext:value-type="float">
            <text:p>33.6212</text:p>
          </table:table-cell>
          <table:table-cell office:value-type="float" office:value="29.25617" calcext:value-type="float">
            <text:p>29.25617</text:p>
          </table:table-cell>
          <table:table-cell office:value-type="float" office:value="27.96214" calcext:value-type="float">
            <text:p>27.96214</text:p>
          </table:table-cell>
          <table:table-cell office:value-type="float" office:value="9.39343" calcext:value-type="float">
            <text:p>9.39343</text:p>
          </table:table-cell>
          <table:table-cell office:value-type="float" office:value="8.761115" calcext:value-type="float">
            <text:p>8.761115</text:p>
          </table:table-cell>
          <table:table-cell office:value-type="float" office:value="3.212814" calcext:value-type="float">
            <text:p>3.212814</text:p>
          </table:table-cell>
          <table:table-cell office:value-type="float" office:value="3.150686" calcext:value-type="float">
            <text:p>3.150686</text:p>
          </table:table-cell>
          <table:table-cell office:value-type="float" office:value="5.620995" calcext:value-type="float">
            <text:p>5.620995</text:p>
          </table:table-cell>
          <table:table-cell office:value-type="float" office:value="8.304218" calcext:value-type="float">
            <text:p>8.304218</text:p>
          </table:table-cell>
          <table:table-cell office:value-type="float" office:value="8.828286" calcext:value-type="float">
            <text:p>8.828286</text:p>
          </table:table-cell>
          <table:table-cell office:value-type="float" office:value="9.798295" calcext:value-type="float">
            <text:p>9.798295</text:p>
          </table:table-cell>
          <table:table-cell office:value-type="float" office:value="10.18812" calcext:value-type="float">
            <text:p>10.18812</text:p>
          </table:table-cell>
          <table:table-cell office:value-type="float" office:value="12.59868" calcext:value-type="float">
            <text:p>12.59868</text:p>
          </table:table-cell>
          <table:table-cell office:value-type="float" office:value="12.79342" calcext:value-type="float">
            <text:p>12.79342</text:p>
          </table:table-cell>
          <table:table-cell office:value-type="float" office:value="0" calcext:value-type="float">
            <text:p>0</text:p>
          </table:table-cell>
          <table:table-cell office:value-type="float" office:value="7.603708" calcext:value-type="float">
            <text:p>7.6037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7" calcext:value-type="float">
            <text:p>28012007</text:p>
          </table:table-cell>
          <table:table-cell office:value-type="float" office:value="7.007943" calcext:value-type="float">
            <text:p>7.007943</text:p>
          </table:table-cell>
          <table:table-cell office:value-type="float" office:value="133.4359" calcext:value-type="float">
            <text:p>133.4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5162" calcext:value-type="float">
            <text:p>39.85162</text:p>
          </table:table-cell>
          <table:table-cell office:value-type="float" office:value="0" calcext:value-type="float">
            <text:p>0</text:p>
          </table:table-cell>
          <table:table-cell office:value-type="float" office:value="0.0000004691167" calcext:value-type="float">
            <text:p>4.691167E-07</text:p>
          </table:table-cell>
          <table:table-cell office:value-type="float" office:value="0" calcext:value-type="float">
            <text:p>0</text:p>
          </table:table-cell>
          <table:table-cell office:value-type="float" office:value="-0.001054062" calcext:value-type="float">
            <text:p>-0.001054062</text:p>
          </table:table-cell>
          <table:table-cell office:value-type="float" office:value="1163.379" calcext:value-type="float">
            <text:p>1163.379</text:p>
          </table:table-cell>
          <table:table-cell office:value-type="float" office:value="1.262863" calcext:value-type="float">
            <text:p>1.262863</text:p>
          </table:table-cell>
          <table:table-cell office:value-type="float" office:value="0" calcext:value-type="float">
            <text:p>0</text:p>
          </table:table-cell>
          <table:table-cell office:value-type="float" office:value="0.3444412" calcext:value-type="float">
            <text:p>0.3444412</text:p>
          </table:table-cell>
          <table:table-cell office:value-type="float" office:value="0.2901016" calcext:value-type="float">
            <text:p>0.2901016</text:p>
          </table:table-cell>
          <table:table-cell office:value-type="float" office:value="0.2604393" calcext:value-type="float">
            <text:p>0.2604393</text:p>
          </table:table-cell>
          <table:table-cell office:value-type="float" office:value="0.07121675" calcext:value-type="float">
            <text:p>0.07121675</text:p>
          </table:table-cell>
          <table:table-cell office:value-type="float" office:value="0.06844206" calcext:value-type="float">
            <text:p>0.06844206</text:p>
          </table:table-cell>
          <table:table-cell office:value-type="float" office:value="0.03124894" calcext:value-type="float">
            <text:p>0.03124894</text:p>
          </table:table-cell>
          <table:table-cell office:value-type="float" office:value="0.03968893" calcext:value-type="float">
            <text:p>0.03968893</text:p>
          </table:table-cell>
          <table:table-cell office:value-type="float" office:value="0.08196684" calcext:value-type="float">
            <text:p>0.08196684</text:p>
          </table:table-cell>
          <table:table-cell office:value-type="float" office:value="0.1487068" calcext:value-type="float">
            <text:p>0.1487068</text:p>
          </table:table-cell>
          <table:table-cell office:value-type="float" office:value="0.1663806" calcext:value-type="float">
            <text:p>0.1663806</text:p>
          </table:table-cell>
          <table:table-cell office:value-type="float" office:value="0.1654258" calcext:value-type="float">
            <text:p>0.1654258</text:p>
          </table:table-cell>
          <table:table-cell office:value-type="float" office:value="0.1699382" calcext:value-type="float">
            <text:p>0.1699382</text:p>
          </table:table-cell>
          <table:table-cell office:value-type="float" office:value="0.1945969" calcext:value-type="float">
            <text:p>0.1945969</text:p>
          </table:table-cell>
          <table:table-cell office:value-type="float" office:value="0.197317" calcext:value-type="float">
            <text:p>0.197317</text:p>
          </table:table-cell>
          <table:table-cell office:value-type="float" office:value="0" calcext:value-type="float">
            <text:p>0</text:p>
          </table:table-cell>
          <table:table-cell office:value-type="float" office:value="33.6453" calcext:value-type="float">
            <text:p>33.6453</text:p>
          </table:table-cell>
          <table:table-cell office:value-type="float" office:value="29.2624" calcext:value-type="float">
            <text:p>29.2624</text:p>
          </table:table-cell>
          <table:table-cell office:value-type="float" office:value="27.9678" calcext:value-type="float">
            <text:p>27.9678</text:p>
          </table:table-cell>
          <table:table-cell office:value-type="float" office:value="9.389975" calcext:value-type="float">
            <text:p>9.389975</text:p>
          </table:table-cell>
          <table:table-cell office:value-type="float" office:value="8.758886" calcext:value-type="float">
            <text:p>8.758886</text:p>
          </table:table-cell>
          <table:table-cell office:value-type="float" office:value="3.213312" calcext:value-type="float">
            <text:p>3.213312</text:p>
          </table:table-cell>
          <table:table-cell office:value-type="float" office:value="3.152681" calcext:value-type="float">
            <text:p>3.152681</text:p>
          </table:table-cell>
          <table:table-cell office:value-type="float" office:value="5.624429" calcext:value-type="float">
            <text:p>5.624429</text:p>
          </table:table-cell>
          <table:table-cell office:value-type="float" office:value="8.30832" calcext:value-type="float">
            <text:p>8.30832</text:p>
          </table:table-cell>
          <table:table-cell office:value-type="float" office:value="8.83269" calcext:value-type="float">
            <text:p>8.83269</text:p>
          </table:table-cell>
          <table:table-cell office:value-type="float" office:value="9.802424" calcext:value-type="float">
            <text:p>9.802424</text:p>
          </table:table-cell>
          <table:table-cell office:value-type="float" office:value="10.19223" calcext:value-type="float">
            <text:p>10.19223</text:p>
          </table:table-cell>
          <table:table-cell office:value-type="float" office:value="12.59993" calcext:value-type="float">
            <text:p>12.59993</text:p>
          </table:table-cell>
          <table:table-cell office:value-type="float" office:value="12.79473" calcext:value-type="float">
            <text:p>12.79473</text:p>
          </table:table-cell>
          <table:table-cell office:value-type="float" office:value="0" calcext:value-type="float">
            <text:p>0</text:p>
          </table:table-cell>
          <table:table-cell office:value-type="float" office:value="8.11287" calcext:value-type="float">
            <text:p>8.11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7" calcext:value-type="float">
            <text:p>29012007</text:p>
          </table:table-cell>
          <table:table-cell office:value-type="float" office:value="7.000072" calcext:value-type="float">
            <text:p>7.000072</text:p>
          </table:table-cell>
          <table:table-cell office:value-type="float" office:value="133.4362" calcext:value-type="float">
            <text:p>133.4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6357" calcext:value-type="float">
            <text:p>39.86357</text:p>
          </table:table-cell>
          <table:table-cell office:value-type="float" office:value="0" calcext:value-type="float">
            <text:p>0</text:p>
          </table:table-cell>
          <table:table-cell office:value-type="float" office:value="0.0000004893315" calcext:value-type="float">
            <text:p>4.893315E-07</text:p>
          </table:table-cell>
          <table:table-cell office:value-type="float" office:value="0" calcext:value-type="float">
            <text:p>0</text:p>
          </table:table-cell>
          <table:table-cell office:value-type="float" office:value="-0.001053912" calcext:value-type="float">
            <text:p>-0.001053912</text:p>
          </table:table-cell>
          <table:table-cell office:value-type="float" office:value="1163.375" calcext:value-type="float">
            <text:p>1163.375</text:p>
          </table:table-cell>
          <table:table-cell office:value-type="float" office:value="1.264777" calcext:value-type="float">
            <text:p>1.264777</text:p>
          </table:table-cell>
          <table:table-cell office:value-type="float" office:value="0" calcext:value-type="float">
            <text:p>0</text:p>
          </table:table-cell>
          <table:table-cell office:value-type="float" office:value="0.366986" calcext:value-type="float">
            <text:p>0.366986</text:p>
          </table:table-cell>
          <table:table-cell office:value-type="float" office:value="0.2913378" calcext:value-type="float">
            <text:p>0.2913378</text:p>
          </table:table-cell>
          <table:table-cell office:value-type="float" office:value="0.2609024" calcext:value-type="float">
            <text:p>0.2609024</text:p>
          </table:table-cell>
          <table:table-cell office:value-type="float" office:value="0.0711425" calcext:value-type="float">
            <text:p>0.0711425</text:p>
          </table:table-cell>
          <table:table-cell office:value-type="float" office:value="0.06855776" calcext:value-type="float">
            <text:p>0.06855776</text:p>
          </table:table-cell>
          <table:table-cell office:value-type="float" office:value="0.031227" calcext:value-type="float">
            <text:p>0.031227</text:p>
          </table:table-cell>
          <table:table-cell office:value-type="float" office:value="0.03973193" calcext:value-type="float">
            <text:p>0.03973193</text:p>
          </table:table-cell>
          <table:table-cell office:value-type="float" office:value="0.08199044" calcext:value-type="float">
            <text:p>0.08199044</text:p>
          </table:table-cell>
          <table:table-cell office:value-type="float" office:value="0.1487409" calcext:value-type="float">
            <text:p>0.1487409</text:p>
          </table:table-cell>
          <table:table-cell office:value-type="float" office:value="0.1664031" calcext:value-type="float">
            <text:p>0.1664031</text:p>
          </table:table-cell>
          <table:table-cell office:value-type="float" office:value="0.1654645" calcext:value-type="float">
            <text:p>0.1654645</text:p>
          </table:table-cell>
          <table:table-cell office:value-type="float" office:value="0.1699612" calcext:value-type="float">
            <text:p>0.1699612</text:p>
          </table:table-cell>
          <table:table-cell office:value-type="float" office:value="0.1946101" calcext:value-type="float">
            <text:p>0.1946101</text:p>
          </table:table-cell>
          <table:table-cell office:value-type="float" office:value="0.1973289" calcext:value-type="float">
            <text:p>0.1973289</text:p>
          </table:table-cell>
          <table:table-cell office:value-type="float" office:value="0" calcext:value-type="float">
            <text:p>0</text:p>
          </table:table-cell>
          <table:table-cell office:value-type="float" office:value="33.67316" calcext:value-type="float">
            <text:p>33.67316</text:p>
          </table:table-cell>
          <table:table-cell office:value-type="float" office:value="29.2682" calcext:value-type="float">
            <text:p>29.2682</text:p>
          </table:table-cell>
          <table:table-cell office:value-type="float" office:value="27.97362" calcext:value-type="float">
            <text:p>27.97362</text:p>
          </table:table-cell>
          <table:table-cell office:value-type="float" office:value="9.386515" calcext:value-type="float">
            <text:p>9.386515</text:p>
          </table:table-cell>
          <table:table-cell office:value-type="float" office:value="8.756728" calcext:value-type="float">
            <text:p>8.756728</text:p>
          </table:table-cell>
          <table:table-cell office:value-type="float" office:value="3.213805" calcext:value-type="float">
            <text:p>3.213805</text:p>
          </table:table-cell>
          <table:table-cell office:value-type="float" office:value="3.154632" calcext:value-type="float">
            <text:p>3.154632</text:p>
          </table:table-cell>
          <table:table-cell office:value-type="float" office:value="5.627847" calcext:value-type="float">
            <text:p>5.627847</text:p>
          </table:table-cell>
          <table:table-cell office:value-type="float" office:value="8.312464" calcext:value-type="float">
            <text:p>8.312464</text:p>
          </table:table-cell>
          <table:table-cell office:value-type="float" office:value="8.837096" calcext:value-type="float">
            <text:p>8.837096</text:p>
          </table:table-cell>
          <table:table-cell office:value-type="float" office:value="9.806553" calcext:value-type="float">
            <text:p>9.806553</text:p>
          </table:table-cell>
          <table:table-cell office:value-type="float" office:value="10.19634" calcext:value-type="float">
            <text:p>10.19634</text:p>
          </table:table-cell>
          <table:table-cell office:value-type="float" office:value="12.60116" calcext:value-type="float">
            <text:p>12.60116</text:p>
          </table:table-cell>
          <table:table-cell office:value-type="float" office:value="12.79647" calcext:value-type="float">
            <text:p>12.79647</text:p>
          </table:table-cell>
          <table:table-cell office:value-type="float" office:value="0" calcext:value-type="float">
            <text:p>0</text:p>
          </table:table-cell>
          <table:table-cell office:value-type="float" office:value="9.186525" calcext:value-type="float">
            <text:p>9.1865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7" calcext:value-type="float">
            <text:p>30012007</text:p>
          </table:table-cell>
          <table:table-cell office:value-type="float" office:value="6.991985" calcext:value-type="float">
            <text:p>6.991985</text:p>
          </table:table-cell>
          <table:table-cell office:value-type="float" office:value="133.4365" calcext:value-type="float">
            <text:p>133.4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7555" calcext:value-type="float">
            <text:p>39.87555</text:p>
          </table:table-cell>
          <table:table-cell office:value-type="float" office:value="0" calcext:value-type="float">
            <text:p>0</text:p>
          </table:table-cell>
          <table:table-cell office:value-type="float" office:value="0.0000005101159" calcext:value-type="float">
            <text:p>5.101159E-07</text:p>
          </table:table-cell>
          <table:table-cell office:value-type="float" office:value="0" calcext:value-type="float">
            <text:p>0</text:p>
          </table:table-cell>
          <table:table-cell office:value-type="float" office:value="-0.001053756" calcext:value-type="float">
            <text:p>-0.001053756</text:p>
          </table:table-cell>
          <table:table-cell office:value-type="float" office:value="1163.37" calcext:value-type="float">
            <text:p>1163.37</text:p>
          </table:table-cell>
          <table:table-cell office:value-type="float" office:value="1.266839" calcext:value-type="float">
            <text:p>1.266839</text:p>
          </table:table-cell>
          <table:table-cell office:value-type="float" office:value="0" calcext:value-type="float">
            <text:p>0</text:p>
          </table:table-cell>
          <table:table-cell office:value-type="float" office:value="0.3839837" calcext:value-type="float">
            <text:p>0.3839837</text:p>
          </table:table-cell>
          <table:table-cell office:value-type="float" office:value="0.2923192" calcext:value-type="float">
            <text:p>0.2923192</text:p>
          </table:table-cell>
          <table:table-cell office:value-type="float" office:value="0.2616701" calcext:value-type="float">
            <text:p>0.2616701</text:p>
          </table:table-cell>
          <table:table-cell office:value-type="float" office:value="0.0710073" calcext:value-type="float">
            <text:p>0.0710073</text:p>
          </table:table-cell>
          <table:table-cell office:value-type="float" office:value="0.06854276" calcext:value-type="float">
            <text:p>0.06854276</text:p>
          </table:table-cell>
          <table:table-cell office:value-type="float" office:value="0.03122019" calcext:value-type="float">
            <text:p>0.03122019</text:p>
          </table:table-cell>
          <table:table-cell office:value-type="float" office:value="0.03964061" calcext:value-type="float">
            <text:p>0.03964061</text:p>
          </table:table-cell>
          <table:table-cell office:value-type="float" office:value="0.08201392" calcext:value-type="float">
            <text:p>0.08201392</text:p>
          </table:table-cell>
          <table:table-cell office:value-type="float" office:value="0.1487757" calcext:value-type="float">
            <text:p>0.1487757</text:p>
          </table:table-cell>
          <table:table-cell office:value-type="float" office:value="0.1664259" calcext:value-type="float">
            <text:p>0.1664259</text:p>
          </table:table-cell>
          <table:table-cell office:value-type="float" office:value="0.1655034" calcext:value-type="float">
            <text:p>0.1655034</text:p>
          </table:table-cell>
          <table:table-cell office:value-type="float" office:value="0.1699851" calcext:value-type="float">
            <text:p>0.1699851</text:p>
          </table:table-cell>
          <table:table-cell office:value-type="float" office:value="0.1946231" calcext:value-type="float">
            <text:p>0.1946231</text:p>
          </table:table-cell>
          <table:table-cell office:value-type="float" office:value="0.1973406" calcext:value-type="float">
            <text:p>0.1973406</text:p>
          </table:table-cell>
          <table:table-cell office:value-type="float" office:value="0" calcext:value-type="float">
            <text:p>0</text:p>
          </table:table-cell>
          <table:table-cell office:value-type="float" office:value="33.70647" calcext:value-type="float">
            <text:p>33.70647</text:p>
          </table:table-cell>
          <table:table-cell office:value-type="float" office:value="29.27369" calcext:value-type="float">
            <text:p>29.27369</text:p>
          </table:table-cell>
          <table:table-cell office:value-type="float" office:value="27.97972" calcext:value-type="float">
            <text:p>27.97972</text:p>
          </table:table-cell>
          <table:table-cell office:value-type="float" office:value="9.383046" calcext:value-type="float">
            <text:p>9.383046</text:p>
          </table:table-cell>
          <table:table-cell office:value-type="float" office:value="8.754578" calcext:value-type="float">
            <text:p>8.754578</text:p>
          </table:table-cell>
          <table:table-cell office:value-type="float" office:value="3.214299" calcext:value-type="float">
            <text:p>3.214299</text:p>
          </table:table-cell>
          <table:table-cell office:value-type="float" office:value="3.156564" calcext:value-type="float">
            <text:p>3.156564</text:p>
          </table:table-cell>
          <table:table-cell office:value-type="float" office:value="5.631266" calcext:value-type="float">
            <text:p>5.631266</text:p>
          </table:table-cell>
          <table:table-cell office:value-type="float" office:value="8.316601" calcext:value-type="float">
            <text:p>8.316601</text:p>
          </table:table-cell>
          <table:table-cell office:value-type="float" office:value="8.8415" calcext:value-type="float">
            <text:p>8.8415</text:p>
          </table:table-cell>
          <table:table-cell office:value-type="float" office:value="9.810682" calcext:value-type="float">
            <text:p>9.810682</text:p>
          </table:table-cell>
          <table:table-cell office:value-type="float" office:value="10.20041" calcext:value-type="float">
            <text:p>10.20041</text:p>
          </table:table-cell>
          <table:table-cell office:value-type="float" office:value="12.60241" calcext:value-type="float">
            <text:p>12.60241</text:p>
          </table:table-cell>
          <table:table-cell office:value-type="float" office:value="12.79844" calcext:value-type="float">
            <text:p>12.79844</text:p>
          </table:table-cell>
          <table:table-cell office:value-type="float" office:value="0" calcext:value-type="float">
            <text:p>0</text:p>
          </table:table-cell>
          <table:table-cell office:value-type="float" office:value="10.35221" calcext:value-type="float">
            <text:p>10.35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7" calcext:value-type="float">
            <text:p>31012007</text:p>
          </table:table-cell>
          <table:table-cell office:value-type="float" office:value="6.983758" calcext:value-type="float">
            <text:p>6.983758</text:p>
          </table:table-cell>
          <table:table-cell office:value-type="float" office:value="133.4367" calcext:value-type="float">
            <text:p>133.4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8752" calcext:value-type="float">
            <text:p>39.88752</text:p>
          </table:table-cell>
          <table:table-cell office:value-type="float" office:value="0" calcext:value-type="float">
            <text:p>0</text:p>
          </table:table-cell>
          <table:table-cell office:value-type="float" office:value="0.0000005319451" calcext:value-type="float">
            <text:p>5.319451E-07</text:p>
          </table:table-cell>
          <table:table-cell office:value-type="float" office:value="0" calcext:value-type="float">
            <text:p>0</text:p>
          </table:table-cell>
          <table:table-cell office:value-type="float" office:value="-0.0010536" calcext:value-type="float">
            <text:p>-0.0010536</text:p>
          </table:table-cell>
          <table:table-cell office:value-type="float" office:value="1163.366" calcext:value-type="float">
            <text:p>1163.366</text:p>
          </table:table-cell>
          <table:table-cell office:value-type="float" office:value="1.269002" calcext:value-type="float">
            <text:p>1.269002</text:p>
          </table:table-cell>
          <table:table-cell office:value-type="float" office:value="0" calcext:value-type="float">
            <text:p>0</text:p>
          </table:table-cell>
          <table:table-cell office:value-type="float" office:value="0.3939067" calcext:value-type="float">
            <text:p>0.3939067</text:p>
          </table:table-cell>
          <table:table-cell office:value-type="float" office:value="0.2931294" calcext:value-type="float">
            <text:p>0.2931294</text:p>
          </table:table-cell>
          <table:table-cell office:value-type="float" office:value="0.2616011" calcext:value-type="float">
            <text:p>0.2616011</text:p>
          </table:table-cell>
          <table:table-cell office:value-type="float" office:value="0.07099518" calcext:value-type="float">
            <text:p>0.07099518</text:p>
          </table:table-cell>
          <table:table-cell office:value-type="float" office:value="0.0684604" calcext:value-type="float">
            <text:p>0.0684604</text:p>
          </table:table-cell>
          <table:table-cell office:value-type="float" office:value="0.03121723" calcext:value-type="float">
            <text:p>0.03121723</text:p>
          </table:table-cell>
          <table:table-cell office:value-type="float" office:value="0.03931698" calcext:value-type="float">
            <text:p>0.03931698</text:p>
          </table:table-cell>
          <table:table-cell office:value-type="float" office:value="0.08203947" calcext:value-type="float">
            <text:p>0.08203947</text:p>
          </table:table-cell>
          <table:table-cell office:value-type="float" office:value="0.1488112" calcext:value-type="float">
            <text:p>0.1488112</text:p>
          </table:table-cell>
          <table:table-cell office:value-type="float" office:value="0.1664496" calcext:value-type="float">
            <text:p>0.1664496</text:p>
          </table:table-cell>
          <table:table-cell office:value-type="float" office:value="0.1655422" calcext:value-type="float">
            <text:p>0.1655422</text:p>
          </table:table-cell>
          <table:table-cell office:value-type="float" office:value="0.1700093" calcext:value-type="float">
            <text:p>0.1700093</text:p>
          </table:table-cell>
          <table:table-cell office:value-type="float" office:value="0.1946364" calcext:value-type="float">
            <text:p>0.1946364</text:p>
          </table:table-cell>
          <table:table-cell office:value-type="float" office:value="0.1973522" calcext:value-type="float">
            <text:p>0.1973522</text:p>
          </table:table-cell>
          <table:table-cell office:value-type="float" office:value="0" calcext:value-type="float">
            <text:p>0</text:p>
          </table:table-cell>
          <table:table-cell office:value-type="float" office:value="33.74388" calcext:value-type="float">
            <text:p>33.74388</text:p>
          </table:table-cell>
          <table:table-cell office:value-type="float" office:value="29.27887" calcext:value-type="float">
            <text:p>29.27887</text:p>
          </table:table-cell>
          <table:table-cell office:value-type="float" office:value="27.98587" calcext:value-type="float">
            <text:p>27.98587</text:p>
          </table:table-cell>
          <table:table-cell office:value-type="float" office:value="9.37957" calcext:value-type="float">
            <text:p>9.37957</text:p>
          </table:table-cell>
          <table:table-cell office:value-type="float" office:value="8.752428" calcext:value-type="float">
            <text:p>8.752428</text:p>
          </table:table-cell>
          <table:table-cell office:value-type="float" office:value="3.21479" calcext:value-type="float">
            <text:p>3.21479</text:p>
          </table:table-cell>
          <table:table-cell office:value-type="float" office:value="3.158444" calcext:value-type="float">
            <text:p>3.158444</text:p>
          </table:table-cell>
          <table:table-cell office:value-type="float" office:value="5.634659" calcext:value-type="float">
            <text:p>5.634659</text:p>
          </table:table-cell>
          <table:table-cell office:value-type="float" office:value="8.320738" calcext:value-type="float">
            <text:p>8.320738</text:p>
          </table:table-cell>
          <table:table-cell office:value-type="float" office:value="8.845906" calcext:value-type="float">
            <text:p>8.845906</text:p>
          </table:table-cell>
          <table:table-cell office:value-type="float" office:value="9.814812" calcext:value-type="float">
            <text:p>9.814812</text:p>
          </table:table-cell>
          <table:table-cell office:value-type="float" office:value="10.20444" calcext:value-type="float">
            <text:p>10.20444</text:p>
          </table:table-cell>
          <table:table-cell office:value-type="float" office:value="12.60365" calcext:value-type="float">
            <text:p>12.60365</text:p>
          </table:table-cell>
          <table:table-cell office:value-type="float" office:value="12.80064" calcext:value-type="float">
            <text:p>12.80064</text:p>
          </table:table-cell>
          <table:table-cell office:value-type="float" office:value="0" calcext:value-type="float">
            <text:p>0</text:p>
          </table:table-cell>
          <table:table-cell office:value-type="float" office:value="11.61116" calcext:value-type="float">
            <text:p>11.61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7" calcext:value-type="float">
            <text:p>1022007</text:p>
          </table:table-cell>
          <table:table-cell office:value-type="float" office:value="6.97572" calcext:value-type="float">
            <text:p>6.97572</text:p>
          </table:table-cell>
          <table:table-cell office:value-type="float" office:value="133.437" calcext:value-type="float">
            <text:p>133.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9952" calcext:value-type="float">
            <text:p>39.89952</text:p>
          </table:table-cell>
          <table:table-cell office:value-type="float" office:value="0" calcext:value-type="float">
            <text:p>0</text:p>
          </table:table-cell>
          <table:table-cell office:value-type="float" office:value="0.0000005536185" calcext:value-type="float">
            <text:p>5.536185E-07</text:p>
          </table:table-cell>
          <table:table-cell office:value-type="float" office:value="0" calcext:value-type="float">
            <text:p>0</text:p>
          </table:table-cell>
          <table:table-cell office:value-type="float" office:value="-0.001053442" calcext:value-type="float">
            <text:p>-0.001053442</text:p>
          </table:table-cell>
          <table:table-cell office:value-type="float" office:value="1163.362" calcext:value-type="float">
            <text:p>1163.362</text:p>
          </table:table-cell>
          <table:table-cell office:value-type="float" office:value="1.271044" calcext:value-type="float">
            <text:p>1.271044</text:p>
          </table:table-cell>
          <table:table-cell office:value-type="float" office:value="0" calcext:value-type="float">
            <text:p>0</text:p>
          </table:table-cell>
          <table:table-cell office:value-type="float" office:value="0.4105464" calcext:value-type="float">
            <text:p>0.4105464</text:p>
          </table:table-cell>
          <table:table-cell office:value-type="float" office:value="0.2941954" calcext:value-type="float">
            <text:p>0.2941954</text:p>
          </table:table-cell>
          <table:table-cell office:value-type="float" office:value="0.2615725" calcext:value-type="float">
            <text:p>0.2615725</text:p>
          </table:table-cell>
          <table:table-cell office:value-type="float" office:value="0.07095142" calcext:value-type="float">
            <text:p>0.07095142</text:p>
          </table:table-cell>
          <table:table-cell office:value-type="float" office:value="0.06832499" calcext:value-type="float">
            <text:p>0.06832499</text:p>
          </table:table-cell>
          <table:table-cell office:value-type="float" office:value="0.03120785" calcext:value-type="float">
            <text:p>0.03120785</text:p>
          </table:table-cell>
          <table:table-cell office:value-type="float" office:value="0.03919598" calcext:value-type="float">
            <text:p>0.03919598</text:p>
          </table:table-cell>
          <table:table-cell office:value-type="float" office:value="0.08206261" calcext:value-type="float">
            <text:p>0.08206261</text:p>
          </table:table-cell>
          <table:table-cell office:value-type="float" office:value="0.1488471" calcext:value-type="float">
            <text:p>0.1488471</text:p>
          </table:table-cell>
          <table:table-cell office:value-type="float" office:value="0.1664738" calcext:value-type="float">
            <text:p>0.1664738</text:p>
          </table:table-cell>
          <table:table-cell office:value-type="float" office:value="0.1655812" calcext:value-type="float">
            <text:p>0.1655812</text:p>
          </table:table-cell>
          <table:table-cell office:value-type="float" office:value="0.1700325" calcext:value-type="float">
            <text:p>0.1700325</text:p>
          </table:table-cell>
          <table:table-cell office:value-type="float" office:value="0.1946497" calcext:value-type="float">
            <text:p>0.1946497</text:p>
          </table:table-cell>
          <table:table-cell office:value-type="float" office:value="0.1973641" calcext:value-type="float">
            <text:p>0.1973641</text:p>
          </table:table-cell>
          <table:table-cell office:value-type="float" office:value="0" calcext:value-type="float">
            <text:p>0</text:p>
          </table:table-cell>
          <table:table-cell office:value-type="float" office:value="33.7855" calcext:value-type="float">
            <text:p>33.7855</text:p>
          </table:table-cell>
          <table:table-cell office:value-type="float" office:value="29.28405" calcext:value-type="float">
            <text:p>29.28405</text:p>
          </table:table-cell>
          <table:table-cell office:value-type="float" office:value="27.99192" calcext:value-type="float">
            <text:p>27.99192</text:p>
          </table:table-cell>
          <table:table-cell office:value-type="float" office:value="9.376111" calcext:value-type="float">
            <text:p>9.376111</text:p>
          </table:table-cell>
          <table:table-cell office:value-type="float" office:value="8.750268" calcext:value-type="float">
            <text:p>8.750268</text:p>
          </table:table-cell>
          <table:table-cell office:value-type="float" office:value="3.215265" calcext:value-type="float">
            <text:p>3.215265</text:p>
          </table:table-cell>
          <table:table-cell office:value-type="float" office:value="3.160281" calcext:value-type="float">
            <text:p>3.160281</text:p>
          </table:table-cell>
          <table:table-cell office:value-type="float" office:value="5.638048" calcext:value-type="float">
            <text:p>5.638048</text:p>
          </table:table-cell>
          <table:table-cell office:value-type="float" office:value="8.324874" calcext:value-type="float">
            <text:p>8.324874</text:p>
          </table:table-cell>
          <table:table-cell office:value-type="float" office:value="8.85031" calcext:value-type="float">
            <text:p>8.85031</text:p>
          </table:table-cell>
          <table:table-cell office:value-type="float" office:value="9.81894" calcext:value-type="float">
            <text:p>9.81894</text:p>
          </table:table-cell>
          <table:table-cell office:value-type="float" office:value="10.20848" calcext:value-type="float">
            <text:p>10.20848</text:p>
          </table:table-cell>
          <table:table-cell office:value-type="float" office:value="12.60489" calcext:value-type="float">
            <text:p>12.60489</text:p>
          </table:table-cell>
          <table:table-cell office:value-type="float" office:value="12.80224" calcext:value-type="float">
            <text:p>12.80224</text:p>
          </table:table-cell>
          <table:table-cell office:value-type="float" office:value="0" calcext:value-type="float">
            <text:p>0</text:p>
          </table:table-cell>
          <table:table-cell office:value-type="float" office:value="11.70666" calcext:value-type="float">
            <text:p>11.706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6.96846" calcext:value-type="float">
            <text:p>6.96846</text:p>
          </table:table-cell>
          <table:table-cell office:value-type="float" office:value="133.4373" calcext:value-type="float">
            <text:p>133.4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1152" calcext:value-type="float">
            <text:p>39.91152</text:p>
          </table:table-cell>
          <table:table-cell office:value-type="float" office:value="0" calcext:value-type="float">
            <text:p>0</text:p>
          </table:table-cell>
          <table:table-cell office:value-type="float" office:value="0.0000005695618" calcext:value-type="float">
            <text:p>5.695618E-07</text:p>
          </table:table-cell>
          <table:table-cell office:value-type="float" office:value="0" calcext:value-type="float">
            <text:p>0</text:p>
          </table:table-cell>
          <table:table-cell office:value-type="float" office:value="-0.001053326" calcext:value-type="float">
            <text:p>-0.001053326</text:p>
          </table:table-cell>
          <table:table-cell office:value-type="float" office:value="1163.358" calcext:value-type="float">
            <text:p>1163.358</text:p>
          </table:table-cell>
          <table:table-cell office:value-type="float" office:value="1.272593" calcext:value-type="float">
            <text:p>1.272593</text:p>
          </table:table-cell>
          <table:table-cell office:value-type="float" office:value="0" calcext:value-type="float">
            <text:p>0</text:p>
          </table:table-cell>
          <table:table-cell office:value-type="float" office:value="0.4004577" calcext:value-type="float">
            <text:p>0.4004577</text:p>
          </table:table-cell>
          <table:table-cell office:value-type="float" office:value="0.2923558" calcext:value-type="float">
            <text:p>0.2923558</text:p>
          </table:table-cell>
          <table:table-cell office:value-type="float" office:value="0.2617189" calcext:value-type="float">
            <text:p>0.2617189</text:p>
          </table:table-cell>
          <table:table-cell office:value-type="float" office:value="0.07081735" calcext:value-type="float">
            <text:p>0.07081735</text:p>
          </table:table-cell>
          <table:table-cell office:value-type="float" office:value="0.06826397" calcext:value-type="float">
            <text:p>0.06826397</text:p>
          </table:table-cell>
          <table:table-cell office:value-type="float" office:value="0.03116864" calcext:value-type="float">
            <text:p>0.03116864</text:p>
          </table:table-cell>
          <table:table-cell office:value-type="float" office:value="0.03955925" calcext:value-type="float">
            <text:p>0.03955925</text:p>
          </table:table-cell>
          <table:table-cell office:value-type="float" office:value="0.08208109" calcext:value-type="float">
            <text:p>0.08208109</text:p>
          </table:table-cell>
          <table:table-cell office:value-type="float" office:value="0.1488831" calcext:value-type="float">
            <text:p>0.1488831</text:p>
          </table:table-cell>
          <table:table-cell office:value-type="float" office:value="0.1664987" calcext:value-type="float">
            <text:p>0.1664987</text:p>
          </table:table-cell>
          <table:table-cell office:value-type="float" office:value="0.1656204" calcext:value-type="float">
            <text:p>0.1656204</text:p>
          </table:table-cell>
          <table:table-cell office:value-type="float" office:value="0.1700521" calcext:value-type="float">
            <text:p>0.1700521</text:p>
          </table:table-cell>
          <table:table-cell office:value-type="float" office:value="0.1946629" calcext:value-type="float">
            <text:p>0.1946629</text:p>
          </table:table-cell>
          <table:table-cell office:value-type="float" office:value="0.1973759" calcext:value-type="float">
            <text:p>0.1973759</text:p>
          </table:table-cell>
          <table:table-cell office:value-type="float" office:value="0" calcext:value-type="float">
            <text:p>0</text:p>
          </table:table-cell>
          <table:table-cell office:value-type="float" office:value="33.82568" calcext:value-type="float">
            <text:p>33.82568</text:p>
          </table:table-cell>
          <table:table-cell office:value-type="float" office:value="29.28967" calcext:value-type="float">
            <text:p>29.28967</text:p>
          </table:table-cell>
          <table:table-cell office:value-type="float" office:value="27.99784" calcext:value-type="float">
            <text:p>27.99784</text:p>
          </table:table-cell>
          <table:table-cell office:value-type="float" office:value="9.372646" calcext:value-type="float">
            <text:p>9.372646</text:p>
          </table:table-cell>
          <table:table-cell office:value-type="float" office:value="8.74805" calcext:value-type="float">
            <text:p>8.74805</text:p>
          </table:table-cell>
          <table:table-cell office:value-type="float" office:value="3.215738" calcext:value-type="float">
            <text:p>3.215738</text:p>
          </table:table-cell>
          <table:table-cell office:value-type="float" office:value="3.162123" calcext:value-type="float">
            <text:p>3.162123</text:p>
          </table:table-cell>
          <table:table-cell office:value-type="float" office:value="5.641428" calcext:value-type="float">
            <text:p>5.641428</text:p>
          </table:table-cell>
          <table:table-cell office:value-type="float" office:value="8.32901" calcext:value-type="float">
            <text:p>8.32901</text:p>
          </table:table-cell>
          <table:table-cell office:value-type="float" office:value="8.854714" calcext:value-type="float">
            <text:p>8.854714</text:p>
          </table:table-cell>
          <table:table-cell office:value-type="float" office:value="9.82307" calcext:value-type="float">
            <text:p>9.82307</text:p>
          </table:table-cell>
          <table:table-cell office:value-type="float" office:value="10.21251" calcext:value-type="float">
            <text:p>10.21251</text:p>
          </table:table-cell>
          <table:table-cell office:value-type="float" office:value="12.60613" calcext:value-type="float">
            <text:p>12.60613</text:p>
          </table:table-cell>
          <table:table-cell office:value-type="float" office:value="12.80299" calcext:value-type="float">
            <text:p>12.80299</text:p>
          </table:table-cell>
          <table:table-cell office:value-type="float" office:value="0" calcext:value-type="float">
            <text:p>0</text:p>
          </table:table-cell>
          <table:table-cell office:value-type="float" office:value="9.535843" calcext:value-type="float">
            <text:p>9.5358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7" calcext:value-type="float">
            <text:p>3022007</text:p>
          </table:table-cell>
          <table:table-cell office:value-type="float" office:value="6.960912" calcext:value-type="float">
            <text:p>6.960912</text:p>
          </table:table-cell>
          <table:table-cell office:value-type="float" office:value="133.4375" calcext:value-type="float">
            <text:p>133.4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2332" calcext:value-type="float">
            <text:p>39.92332</text:p>
          </table:table-cell>
          <table:table-cell office:value-type="float" office:value="0" calcext:value-type="float">
            <text:p>0</text:p>
          </table:table-cell>
          <table:table-cell office:value-type="float" office:value="0.0000005981506" calcext:value-type="float">
            <text:p>5.981506E-07</text:p>
          </table:table-cell>
          <table:table-cell office:value-type="float" office:value="0" calcext:value-type="float">
            <text:p>0</text:p>
          </table:table-cell>
          <table:table-cell office:value-type="float" office:value="-0.001053115" calcext:value-type="float">
            <text:p>-0.001053115</text:p>
          </table:table-cell>
          <table:table-cell office:value-type="float" office:value="1163.353" calcext:value-type="float">
            <text:p>1163.353</text:p>
          </table:table-cell>
          <table:table-cell office:value-type="float" office:value="1.274374" calcext:value-type="float">
            <text:p>1.274374</text:p>
          </table:table-cell>
          <table:table-cell office:value-type="float" office:value="0" calcext:value-type="float">
            <text:p>0</text:p>
          </table:table-cell>
          <table:table-cell office:value-type="float" office:value="0.324258" calcext:value-type="float">
            <text:p>0.324258</text:p>
          </table:table-cell>
          <table:table-cell office:value-type="float" office:value="0.2890703" calcext:value-type="float">
            <text:p>0.2890703</text:p>
          </table:table-cell>
          <table:table-cell office:value-type="float" office:value="0.2618311" calcext:value-type="float">
            <text:p>0.2618311</text:p>
          </table:table-cell>
          <table:table-cell office:value-type="float" office:value="0.07075457" calcext:value-type="float">
            <text:p>0.07075457</text:p>
          </table:table-cell>
          <table:table-cell office:value-type="float" office:value="0.06812052" calcext:value-type="float">
            <text:p>0.06812052</text:p>
          </table:table-cell>
          <table:table-cell office:value-type="float" office:value="0.03118882" calcext:value-type="float">
            <text:p>0.03118882</text:p>
          </table:table-cell>
          <table:table-cell office:value-type="float" office:value="0.0375343" calcext:value-type="float">
            <text:p>0.0375343</text:p>
          </table:table-cell>
          <table:table-cell office:value-type="float" office:value="0.08198882" calcext:value-type="float">
            <text:p>0.08198882</text:p>
          </table:table-cell>
          <table:table-cell office:value-type="float" office:value="0.1489147" calcext:value-type="float">
            <text:p>0.1489147</text:p>
          </table:table-cell>
          <table:table-cell office:value-type="float" office:value="0.1665239" calcext:value-type="float">
            <text:p>0.1665239</text:p>
          </table:table-cell>
          <table:table-cell office:value-type="float" office:value="0.1656592" calcext:value-type="float">
            <text:p>0.1656592</text:p>
          </table:table-cell>
          <table:table-cell office:value-type="float" office:value="0.1700745" calcext:value-type="float">
            <text:p>0.1700745</text:p>
          </table:table-cell>
          <table:table-cell office:value-type="float" office:value="0.1946766" calcext:value-type="float">
            <text:p>0.1946766</text:p>
          </table:table-cell>
          <table:table-cell office:value-type="float" office:value="0.1973874" calcext:value-type="float">
            <text:p>0.1973874</text:p>
          </table:table-cell>
          <table:table-cell office:value-type="float" office:value="0" calcext:value-type="float">
            <text:p>0</text:p>
          </table:table-cell>
          <table:table-cell office:value-type="float" office:value="33.84951" calcext:value-type="float">
            <text:p>33.84951</text:p>
          </table:table-cell>
          <table:table-cell office:value-type="float" office:value="29.29568" calcext:value-type="float">
            <text:p>29.29568</text:p>
          </table:table-cell>
          <table:table-cell office:value-type="float" office:value="28.00378" calcext:value-type="float">
            <text:p>28.00378</text:p>
          </table:table-cell>
          <table:table-cell office:value-type="float" office:value="9.369159" calcext:value-type="float">
            <text:p>9.369159</text:p>
          </table:table-cell>
          <table:table-cell office:value-type="float" office:value="8.745856" calcext:value-type="float">
            <text:p>8.745856</text:p>
          </table:table-cell>
          <table:table-cell office:value-type="float" office:value="3.216201" calcext:value-type="float">
            <text:p>3.216201</text:p>
          </table:table-cell>
          <table:table-cell office:value-type="float" office:value="3.163872" calcext:value-type="float">
            <text:p>3.163872</text:p>
          </table:table-cell>
          <table:table-cell office:value-type="float" office:value="5.644795" calcext:value-type="float">
            <text:p>5.644795</text:p>
          </table:table-cell>
          <table:table-cell office:value-type="float" office:value="8.333148" calcext:value-type="float">
            <text:p>8.333148</text:p>
          </table:table-cell>
          <table:table-cell office:value-type="float" office:value="8.859118" calcext:value-type="float">
            <text:p>8.859118</text:p>
          </table:table-cell>
          <table:table-cell office:value-type="float" office:value="9.827149" calcext:value-type="float">
            <text:p>9.827149</text:p>
          </table:table-cell>
          <table:table-cell office:value-type="float" office:value="10.21654" calcext:value-type="float">
            <text:p>10.21654</text:p>
          </table:table-cell>
          <table:table-cell office:value-type="float" office:value="12.60737" calcext:value-type="float">
            <text:p>12.60737</text:p>
          </table:table-cell>
          <table:table-cell office:value-type="float" office:value="12.80411" calcext:value-type="float">
            <text:p>12.80411</text:p>
          </table:table-cell>
          <table:table-cell office:value-type="float" office:value="0" calcext:value-type="float">
            <text:p>0</text:p>
          </table:table-cell>
          <table:table-cell office:value-type="float" office:value="10.70555" calcext:value-type="float">
            <text:p>10.705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7" calcext:value-type="float">
            <text:p>4022007</text:p>
          </table:table-cell>
          <table:table-cell office:value-type="float" office:value="6.952679" calcext:value-type="float">
            <text:p>6.952679</text:p>
          </table:table-cell>
          <table:table-cell office:value-type="float" office:value="133.4378" calcext:value-type="float">
            <text:p>133.4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3505" calcext:value-type="float">
            <text:p>39.93505</text:p>
          </table:table-cell>
          <table:table-cell office:value-type="float" office:value="0" calcext:value-type="float">
            <text:p>0</text:p>
          </table:table-cell>
          <table:table-cell office:value-type="float" office:value="0.0000006314094" calcext:value-type="float">
            <text:p>6.314094E-07</text:p>
          </table:table-cell>
          <table:table-cell office:value-type="float" office:value="0" calcext:value-type="float">
            <text:p>0</text:p>
          </table:table-cell>
          <table:table-cell office:value-type="float" office:value="-0.001096622" calcext:value-type="float">
            <text:p>-0.001096622</text:p>
          </table:table-cell>
          <table:table-cell office:value-type="float" office:value="1163.349" calcext:value-type="float">
            <text:p>1163.349</text:p>
          </table:table-cell>
          <table:table-cell office:value-type="float" office:value="1.27656" calcext:value-type="float">
            <text:p>1.27656</text:p>
          </table:table-cell>
          <table:table-cell office:value-type="float" office:value="0" calcext:value-type="float">
            <text:p>0</text:p>
          </table:table-cell>
          <table:table-cell office:value-type="float" office:value="0.3592517" calcext:value-type="float">
            <text:p>0.3592517</text:p>
          </table:table-cell>
          <table:table-cell office:value-type="float" office:value="0.2900598" calcext:value-type="float">
            <text:p>0.2900598</text:p>
          </table:table-cell>
          <table:table-cell office:value-type="float" office:value="0.2618539" calcext:value-type="float">
            <text:p>0.2618539</text:p>
          </table:table-cell>
          <table:table-cell office:value-type="float" office:value="0.07076149" calcext:value-type="float">
            <text:p>0.07076149</text:p>
          </table:table-cell>
          <table:table-cell office:value-type="float" office:value="0.06759149" calcext:value-type="float">
            <text:p>0.06759149</text:p>
          </table:table-cell>
          <table:table-cell office:value-type="float" office:value="0.03119403" calcext:value-type="float">
            <text:p>0.03119403</text:p>
          </table:table-cell>
          <table:table-cell office:value-type="float" office:value="0.03735156" calcext:value-type="float">
            <text:p>0.03735156</text:p>
          </table:table-cell>
          <table:table-cell office:value-type="float" office:value="0.08191026" calcext:value-type="float">
            <text:p>0.08191026</text:p>
          </table:table-cell>
          <table:table-cell office:value-type="float" office:value="0.1489449" calcext:value-type="float">
            <text:p>0.1489449</text:p>
          </table:table-cell>
          <table:table-cell office:value-type="float" office:value="0.1665496" calcext:value-type="float">
            <text:p>0.1665496</text:p>
          </table:table-cell>
          <table:table-cell office:value-type="float" office:value="0.1656981" calcext:value-type="float">
            <text:p>0.1656981</text:p>
          </table:table-cell>
          <table:table-cell office:value-type="float" office:value="0.1701068" calcext:value-type="float">
            <text:p>0.1701068</text:p>
          </table:table-cell>
          <table:table-cell office:value-type="float" office:value="0.1947174" calcext:value-type="float">
            <text:p>0.1947174</text:p>
          </table:table-cell>
          <table:table-cell office:value-type="float" office:value="0.1973914" calcext:value-type="float">
            <text:p>0.1973914</text:p>
          </table:table-cell>
          <table:table-cell office:value-type="float" office:value="0" calcext:value-type="float">
            <text:p>0</text:p>
          </table:table-cell>
          <table:table-cell office:value-type="float" office:value="33.87327" calcext:value-type="float">
            <text:p>33.87327</text:p>
          </table:table-cell>
          <table:table-cell office:value-type="float" office:value="29.30047" calcext:value-type="float">
            <text:p>29.30047</text:p>
          </table:table-cell>
          <table:table-cell office:value-type="float" office:value="28.00972" calcext:value-type="float">
            <text:p>28.00972</text:p>
          </table:table-cell>
          <table:table-cell office:value-type="float" office:value="9.365697" calcext:value-type="float">
            <text:p>9.365697</text:p>
          </table:table-cell>
          <table:table-cell office:value-type="float" office:value="8.743514" calcext:value-type="float">
            <text:p>8.743514</text:p>
          </table:table-cell>
          <table:table-cell office:value-type="float" office:value="3.216674" calcext:value-type="float">
            <text:p>3.216674</text:p>
          </table:table-cell>
          <table:table-cell office:value-type="float" office:value="3.165391" calcext:value-type="float">
            <text:p>3.165391</text:p>
          </table:table-cell>
          <table:table-cell office:value-type="float" office:value="5.648137" calcext:value-type="float">
            <text:p>5.648137</text:p>
          </table:table-cell>
          <table:table-cell office:value-type="float" office:value="8.337284" calcext:value-type="float">
            <text:p>8.337284</text:p>
          </table:table-cell>
          <table:table-cell office:value-type="float" office:value="8.863523" calcext:value-type="float">
            <text:p>8.863523</text:p>
          </table:table-cell>
          <table:table-cell office:value-type="float" office:value="9.831222" calcext:value-type="float">
            <text:p>9.831222</text:p>
          </table:table-cell>
          <table:table-cell office:value-type="float" office:value="10.22057" calcext:value-type="float">
            <text:p>10.22057</text:p>
          </table:table-cell>
          <table:table-cell office:value-type="float" office:value="12.60861" calcext:value-type="float">
            <text:p>12.60861</text:p>
          </table:table-cell>
          <table:table-cell office:value-type="float" office:value="12.80639" calcext:value-type="float">
            <text:p>12.80639</text:p>
          </table:table-cell>
          <table:table-cell office:value-type="float" office:value="0" calcext:value-type="float">
            <text:p>0</text:p>
          </table:table-cell>
          <table:table-cell office:value-type="float" office:value="12.91974" calcext:value-type="float">
            <text:p>12.91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7" calcext:value-type="float">
            <text:p>5022007</text:p>
          </table:table-cell>
          <table:table-cell office:value-type="float" office:value="6.944007" calcext:value-type="float">
            <text:p>6.944007</text:p>
          </table:table-cell>
          <table:table-cell office:value-type="float" office:value="133.438" calcext:value-type="float">
            <text:p>133.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4672" calcext:value-type="float">
            <text:p>39.94672</text:p>
          </table:table-cell>
          <table:table-cell office:value-type="float" office:value="0" calcext:value-type="float">
            <text:p>0</text:p>
          </table:table-cell>
          <table:table-cell office:value-type="float" office:value="0.0000006713508" calcext:value-type="float">
            <text:p>6.713508E-07</text:p>
          </table:table-cell>
          <table:table-cell office:value-type="float" office:value="0" calcext:value-type="float">
            <text:p>0</text:p>
          </table:table-cell>
          <table:table-cell office:value-type="float" office:value="-0.001255026" calcext:value-type="float">
            <text:p>-0.001255026</text:p>
          </table:table-cell>
          <table:table-cell office:value-type="float" office:value="1163.345" calcext:value-type="float">
            <text:p>1163.345</text:p>
          </table:table-cell>
          <table:table-cell office:value-type="float" office:value="1.279121" calcext:value-type="float">
            <text:p>1.279121</text:p>
          </table:table-cell>
          <table:table-cell office:value-type="float" office:value="0" calcext:value-type="float">
            <text:p>0</text:p>
          </table:table-cell>
          <table:table-cell office:value-type="float" office:value="0.3424501" calcext:value-type="float">
            <text:p>0.3424501</text:p>
          </table:table-cell>
          <table:table-cell office:value-type="float" office:value="0.2879358" calcext:value-type="float">
            <text:p>0.2879358</text:p>
          </table:table-cell>
          <table:table-cell office:value-type="float" office:value="0.2616155" calcext:value-type="float">
            <text:p>0.2616155</text:p>
          </table:table-cell>
          <table:table-cell office:value-type="float" office:value="0.07064355" calcext:value-type="float">
            <text:p>0.07064355</text:p>
          </table:table-cell>
          <table:table-cell office:value-type="float" office:value="0.06675996" calcext:value-type="float">
            <text:p>0.06675996</text:p>
          </table:table-cell>
          <table:table-cell office:value-type="float" office:value="0.03120587" calcext:value-type="float">
            <text:p>0.03120587</text:p>
          </table:table-cell>
          <table:table-cell office:value-type="float" office:value="0.03555274" calcext:value-type="float">
            <text:p>0.03555274</text:p>
          </table:table-cell>
          <table:table-cell office:value-type="float" office:value="0.08173844" calcext:value-type="float">
            <text:p>0.08173844</text:p>
          </table:table-cell>
          <table:table-cell office:value-type="float" office:value="0.1489791" calcext:value-type="float">
            <text:p>0.1489791</text:p>
          </table:table-cell>
          <table:table-cell office:value-type="float" office:value="0.1665759" calcext:value-type="float">
            <text:p>0.1665759</text:p>
          </table:table-cell>
          <table:table-cell office:value-type="float" office:value="0.1657362" calcext:value-type="float">
            <text:p>0.1657362</text:p>
          </table:table-cell>
          <table:table-cell office:value-type="float" office:value="0.1701352" calcext:value-type="float">
            <text:p>0.1701352</text:p>
          </table:table-cell>
          <table:table-cell office:value-type="float" office:value="0.1947099" calcext:value-type="float">
            <text:p>0.1947099</text:p>
          </table:table-cell>
          <table:table-cell office:value-type="float" office:value="0.1974133" calcext:value-type="float">
            <text:p>0.1974133</text:p>
          </table:table-cell>
          <table:table-cell office:value-type="float" office:value="0" calcext:value-type="float">
            <text:p>0</text:p>
          </table:table-cell>
          <table:table-cell office:value-type="float" office:value="33.89657" calcext:value-type="float">
            <text:p>33.89657</text:p>
          </table:table-cell>
          <table:table-cell office:value-type="float" office:value="29.30488" calcext:value-type="float">
            <text:p>29.30488</text:p>
          </table:table-cell>
          <table:table-cell office:value-type="float" office:value="28.01565" calcext:value-type="float">
            <text:p>28.01565</text:p>
          </table:table-cell>
          <table:table-cell office:value-type="float" office:value="9.362201" calcext:value-type="float">
            <text:p>9.362201</text:p>
          </table:table-cell>
          <table:table-cell office:value-type="float" office:value="8.740905" calcext:value-type="float">
            <text:p>8.740905</text:p>
          </table:table-cell>
          <table:table-cell office:value-type="float" office:value="3.21715" calcext:value-type="float">
            <text:p>3.21715</text:p>
          </table:table-cell>
          <table:table-cell office:value-type="float" office:value="3.166719" calcext:value-type="float">
            <text:p>3.166719</text:p>
          </table:table-cell>
          <table:table-cell office:value-type="float" office:value="5.651477" calcext:value-type="float">
            <text:p>5.651477</text:p>
          </table:table-cell>
          <table:table-cell office:value-type="float" office:value="8.34142" calcext:value-type="float">
            <text:p>8.34142</text:p>
          </table:table-cell>
          <table:table-cell office:value-type="float" office:value="8.867926" calcext:value-type="float">
            <text:p>8.867926</text:p>
          </table:table-cell>
          <table:table-cell office:value-type="float" office:value="9.835294" calcext:value-type="float">
            <text:p>9.835294</text:p>
          </table:table-cell>
          <table:table-cell office:value-type="float" office:value="10.2246" calcext:value-type="float">
            <text:p>10.2246</text:p>
          </table:table-cell>
          <table:table-cell office:value-type="float" office:value="12.60985" calcext:value-type="float">
            <text:p>12.60985</text:p>
          </table:table-cell>
          <table:table-cell office:value-type="float" office:value="12.8087" calcext:value-type="float">
            <text:p>12.8087</text:p>
          </table:table-cell>
          <table:table-cell office:value-type="float" office:value="0" calcext:value-type="float">
            <text:p>0</text:p>
          </table:table-cell>
          <table:table-cell office:value-type="float" office:value="15.81285" calcext:value-type="float">
            <text:p>15.812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7" calcext:value-type="float">
            <text:p>6022007</text:p>
          </table:table-cell>
          <table:table-cell office:value-type="float" office:value="6.935452" calcext:value-type="float">
            <text:p>6.935452</text:p>
          </table:table-cell>
          <table:table-cell office:value-type="float" office:value="133.4383" calcext:value-type="float">
            <text:p>133.4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5845" calcext:value-type="float">
            <text:p>39.95845</text:p>
          </table:table-cell>
          <table:table-cell office:value-type="float" office:value="0" calcext:value-type="float">
            <text:p>0</text:p>
          </table:table-cell>
          <table:table-cell office:value-type="float" office:value="0.0000007083345" calcext:value-type="float">
            <text:p>7.083345E-07</text:p>
          </table:table-cell>
          <table:table-cell office:value-type="float" office:value="0" calcext:value-type="float">
            <text:p>0</text:p>
          </table:table-cell>
          <table:table-cell office:value-type="float" office:value="-0.001259873" calcext:value-type="float">
            <text:p>-0.001259873</text:p>
          </table:table-cell>
          <table:table-cell office:value-type="float" office:value="1163.342" calcext:value-type="float">
            <text:p>1163.342</text:p>
          </table:table-cell>
          <table:table-cell office:value-type="float" office:value="1.281585" calcext:value-type="float">
            <text:p>1.281585</text:p>
          </table:table-cell>
          <table:table-cell office:value-type="float" office:value="0" calcext:value-type="float">
            <text:p>0</text:p>
          </table:table-cell>
          <table:table-cell office:value-type="float" office:value="0.3962781" calcext:value-type="float">
            <text:p>0.3962781</text:p>
          </table:table-cell>
          <table:table-cell office:value-type="float" office:value="0.2915346" calcext:value-type="float">
            <text:p>0.2915346</text:p>
          </table:table-cell>
          <table:table-cell office:value-type="float" office:value="0.2595748" calcext:value-type="float">
            <text:p>0.2595748</text:p>
          </table:table-cell>
          <table:table-cell office:value-type="float" office:value="0.07054995" calcext:value-type="float">
            <text:p>0.07054995</text:p>
          </table:table-cell>
          <table:table-cell office:value-type="float" office:value="0.06574587" calcext:value-type="float">
            <text:p>0.06574587</text:p>
          </table:table-cell>
          <table:table-cell office:value-type="float" office:value="0.03116513" calcext:value-type="float">
            <text:p>0.03116513</text:p>
          </table:table-cell>
          <table:table-cell office:value-type="float" office:value="0.03633018" calcext:value-type="float">
            <text:p>0.03633018</text:p>
          </table:table-cell>
          <table:table-cell office:value-type="float" office:value="0.08175011" calcext:value-type="float">
            <text:p>0.08175011</text:p>
          </table:table-cell>
          <table:table-cell office:value-type="float" office:value="0.1490146" calcext:value-type="float">
            <text:p>0.1490146</text:p>
          </table:table-cell>
          <table:table-cell office:value-type="float" office:value="0.1666001" calcext:value-type="float">
            <text:p>0.1666001</text:p>
          </table:table-cell>
          <table:table-cell office:value-type="float" office:value="0.1657749" calcext:value-type="float">
            <text:p>0.1657749</text:p>
          </table:table-cell>
          <table:table-cell office:value-type="float" office:value="0.1701626" calcext:value-type="float">
            <text:p>0.1701626</text:p>
          </table:table-cell>
          <table:table-cell office:value-type="float" office:value="0.1947171" calcext:value-type="float">
            <text:p>0.1947171</text:p>
          </table:table-cell>
          <table:table-cell office:value-type="float" office:value="0.1974228" calcext:value-type="float">
            <text:p>0.1974228</text:p>
          </table:table-cell>
          <table:table-cell office:value-type="float" office:value="0" calcext:value-type="float">
            <text:p>0</text:p>
          </table:table-cell>
          <table:table-cell office:value-type="float" office:value="33.92958" calcext:value-type="float">
            <text:p>33.92958</text:p>
          </table:table-cell>
          <table:table-cell office:value-type="float" office:value="29.30934" calcext:value-type="float">
            <text:p>29.30934</text:p>
          </table:table-cell>
          <table:table-cell office:value-type="float" office:value="28.02126" calcext:value-type="float">
            <text:p>28.02126</text:p>
          </table:table-cell>
          <table:table-cell office:value-type="float" office:value="9.358609" calcext:value-type="float">
            <text:p>9.358609</text:p>
          </table:table-cell>
          <table:table-cell office:value-type="float" office:value="8.737864" calcext:value-type="float">
            <text:p>8.737864</text:p>
          </table:table-cell>
          <table:table-cell office:value-type="float" office:value="3.217633" calcext:value-type="float">
            <text:p>3.217633</text:p>
          </table:table-cell>
          <table:table-cell office:value-type="float" office:value="3.16796" calcext:value-type="float">
            <text:p>3.16796</text:p>
          </table:table-cell>
          <table:table-cell office:value-type="float" office:value="5.654808" calcext:value-type="float">
            <text:p>5.654808</text:p>
          </table:table-cell>
          <table:table-cell office:value-type="float" office:value="8.345556" calcext:value-type="float">
            <text:p>8.345556</text:p>
          </table:table-cell>
          <table:table-cell office:value-type="float" office:value="8.872329" calcext:value-type="float">
            <text:p>8.872329</text:p>
          </table:table-cell>
          <table:table-cell office:value-type="float" office:value="9.839367" calcext:value-type="float">
            <text:p>9.839367</text:p>
          </table:table-cell>
          <table:table-cell office:value-type="float" office:value="10.22864" calcext:value-type="float">
            <text:p>10.22864</text:p>
          </table:table-cell>
          <table:table-cell office:value-type="float" office:value="12.61109" calcext:value-type="float">
            <text:p>12.61109</text:p>
          </table:table-cell>
          <table:table-cell office:value-type="float" office:value="12.81053" calcext:value-type="float">
            <text:p>12.81053</text:p>
          </table:table-cell>
          <table:table-cell office:value-type="float" office:value="0" calcext:value-type="float">
            <text:p>0</text:p>
          </table:table-cell>
          <table:table-cell office:value-type="float" office:value="16.34191" calcext:value-type="float">
            <text:p>16.341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7" calcext:value-type="float">
            <text:p>7022007</text:p>
          </table:table-cell>
          <table:table-cell office:value-type="float" office:value="6.927634" calcext:value-type="float">
            <text:p>6.927634</text:p>
          </table:table-cell>
          <table:table-cell office:value-type="float" office:value="133.4386" calcext:value-type="float">
            <text:p>133.4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7029" calcext:value-type="float">
            <text:p>39.97029</text:p>
          </table:table-cell>
          <table:table-cell office:value-type="float" office:value="0" calcext:value-type="float">
            <text:p>0</text:p>
          </table:table-cell>
          <table:table-cell office:value-type="float" office:value="0.0000007300319" calcext:value-type="float">
            <text:p>7.300319E-07</text:p>
          </table:table-cell>
          <table:table-cell office:value-type="float" office:value="0" calcext:value-type="float">
            <text:p>0</text:p>
          </table:table-cell>
          <table:table-cell office:value-type="float" office:value="-0.001259718" calcext:value-type="float">
            <text:p>-0.001259718</text:p>
          </table:table-cell>
          <table:table-cell office:value-type="float" office:value="1163.338" calcext:value-type="float">
            <text:p>1163.338</text:p>
          </table:table-cell>
          <table:table-cell office:value-type="float" office:value="1.283493" calcext:value-type="float">
            <text:p>1.283493</text:p>
          </table:table-cell>
          <table:table-cell office:value-type="float" office:value="0" calcext:value-type="float">
            <text:p>0</text:p>
          </table:table-cell>
          <table:table-cell office:value-type="float" office:value="0.4417934" calcext:value-type="float">
            <text:p>0.4417934</text:p>
          </table:table-cell>
          <table:table-cell office:value-type="float" office:value="0.2947702" calcext:value-type="float">
            <text:p>0.2947702</text:p>
          </table:table-cell>
          <table:table-cell office:value-type="float" office:value="0.2568023" calcext:value-type="float">
            <text:p>0.2568023</text:p>
          </table:table-cell>
          <table:table-cell office:value-type="float" office:value="0.07045034" calcext:value-type="float">
            <text:p>0.07045034</text:p>
          </table:table-cell>
          <table:table-cell office:value-type="float" office:value="0.06563465" calcext:value-type="float">
            <text:p>0.06563465</text:p>
          </table:table-cell>
          <table:table-cell office:value-type="float" office:value="0.03105524" calcext:value-type="float">
            <text:p>0.03105524</text:p>
          </table:table-cell>
          <table:table-cell office:value-type="float" office:value="0.03828362" calcext:value-type="float">
            <text:p>0.03828362</text:p>
          </table:table-cell>
          <table:table-cell office:value-type="float" office:value="0.08202458" calcext:value-type="float">
            <text:p>0.08202458</text:p>
          </table:table-cell>
          <table:table-cell office:value-type="float" office:value="0.1490509" calcext:value-type="float">
            <text:p>0.1490509</text:p>
          </table:table-cell>
          <table:table-cell office:value-type="float" office:value="0.1666234" calcext:value-type="float">
            <text:p>0.1666234</text:p>
          </table:table-cell>
          <table:table-cell office:value-type="float" office:value="0.165814" calcext:value-type="float">
            <text:p>0.165814</text:p>
          </table:table-cell>
          <table:table-cell office:value-type="float" office:value="0.1701885" calcext:value-type="float">
            <text:p>0.1701885</text:p>
          </table:table-cell>
          <table:table-cell office:value-type="float" office:value="0.1947296" calcext:value-type="float">
            <text:p>0.1947296</text:p>
          </table:table-cell>
          <table:table-cell office:value-type="float" office:value="0.1974344" calcext:value-type="float">
            <text:p>0.1974344</text:p>
          </table:table-cell>
          <table:table-cell office:value-type="float" office:value="0" calcext:value-type="float">
            <text:p>0</text:p>
          </table:table-cell>
          <table:table-cell office:value-type="float" office:value="33.97641" calcext:value-type="float">
            <text:p>33.97641</text:p>
          </table:table-cell>
          <table:table-cell office:value-type="float" office:value="29.31435" calcext:value-type="float">
            <text:p>29.31435</text:p>
          </table:table-cell>
          <table:table-cell office:value-type="float" office:value="28.02583" calcext:value-type="float">
            <text:p>28.02583</text:p>
          </table:table-cell>
          <table:table-cell office:value-type="float" office:value="9.354945" calcext:value-type="float">
            <text:p>9.354945</text:p>
          </table:table-cell>
          <table:table-cell office:value-type="float" office:value="8.734522" calcext:value-type="float">
            <text:p>8.734522</text:p>
          </table:table-cell>
          <table:table-cell office:value-type="float" office:value="3.218103" calcext:value-type="float">
            <text:p>3.218103</text:p>
          </table:table-cell>
          <table:table-cell office:value-type="float" office:value="3.169472" calcext:value-type="float">
            <text:p>3.169472</text:p>
          </table:table-cell>
          <table:table-cell office:value-type="float" office:value="5.658177" calcext:value-type="float">
            <text:p>5.658177</text:p>
          </table:table-cell>
          <table:table-cell office:value-type="float" office:value="8.349694" calcext:value-type="float">
            <text:p>8.349694</text:p>
          </table:table-cell>
          <table:table-cell office:value-type="float" office:value="8.876733" calcext:value-type="float">
            <text:p>8.876733</text:p>
          </table:table-cell>
          <table:table-cell office:value-type="float" office:value="9.843439" calcext:value-type="float">
            <text:p>9.843439</text:p>
          </table:table-cell>
          <table:table-cell office:value-type="float" office:value="10.23264" calcext:value-type="float">
            <text:p>10.23264</text:p>
          </table:table-cell>
          <table:table-cell office:value-type="float" office:value="12.61233" calcext:value-type="float">
            <text:p>12.61233</text:p>
          </table:table-cell>
          <table:table-cell office:value-type="float" office:value="12.81132" calcext:value-type="float">
            <text:p>12.81132</text:p>
          </table:table-cell>
          <table:table-cell office:value-type="float" office:value="0" calcext:value-type="float">
            <text:p>0</text:p>
          </table:table-cell>
          <table:table-cell office:value-type="float" office:value="13.78237" calcext:value-type="float">
            <text:p>13.78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7" calcext:value-type="float">
            <text:p>8022007</text:p>
          </table:table-cell>
          <table:table-cell office:value-type="float" office:value="6.920259" calcext:value-type="float">
            <text:p>6.920259</text:p>
          </table:table-cell>
          <table:table-cell office:value-type="float" office:value="133.4388" calcext:value-type="float">
            <text:p>133.4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8212" calcext:value-type="float">
            <text:p>39.98212</text:p>
          </table:table-cell>
          <table:table-cell office:value-type="float" office:value="0" calcext:value-type="float">
            <text:p>0</text:p>
          </table:table-cell>
          <table:table-cell office:value-type="float" office:value="0.0000007458432" calcext:value-type="float">
            <text:p>7.458432E-07</text:p>
          </table:table-cell>
          <table:table-cell office:value-type="float" office:value="0" calcext:value-type="float">
            <text:p>0</text:p>
          </table:table-cell>
          <table:table-cell office:value-type="float" office:value="-0.001259602" calcext:value-type="float">
            <text:p>-0.001259602</text:p>
          </table:table-cell>
          <table:table-cell office:value-type="float" office:value="1163.333" calcext:value-type="float">
            <text:p>1163.333</text:p>
          </table:table-cell>
          <table:table-cell office:value-type="float" office:value="1.285099" calcext:value-type="float">
            <text:p>1.285099</text:p>
          </table:table-cell>
          <table:table-cell office:value-type="float" office:value="0" calcext:value-type="float">
            <text:p>0</text:p>
          </table:table-cell>
          <table:table-cell office:value-type="float" office:value="0.4209392" calcext:value-type="float">
            <text:p>0.4209392</text:p>
          </table:table-cell>
          <table:table-cell office:value-type="float" office:value="0.2927312" calcext:value-type="float">
            <text:p>0.2927312</text:p>
          </table:table-cell>
          <table:table-cell office:value-type="float" office:value="0.2556404" calcext:value-type="float">
            <text:p>0.2556404</text:p>
          </table:table-cell>
          <table:table-cell office:value-type="float" office:value="0.07033869" calcext:value-type="float">
            <text:p>0.07033869</text:p>
          </table:table-cell>
          <table:table-cell office:value-type="float" office:value="0.0661076" calcext:value-type="float">
            <text:p>0.0661076</text:p>
          </table:table-cell>
          <table:table-cell office:value-type="float" office:value="0.03098225" calcext:value-type="float">
            <text:p>0.03098225</text:p>
          </table:table-cell>
          <table:table-cell office:value-type="float" office:value="0.03927941" calcext:value-type="float">
            <text:p>0.03927941</text:p>
          </table:table-cell>
          <table:table-cell office:value-type="float" office:value="0.08213467" calcext:value-type="float">
            <text:p>0.08213467</text:p>
          </table:table-cell>
          <table:table-cell office:value-type="float" office:value="0.1490881" calcext:value-type="float">
            <text:p>0.1490881</text:p>
          </table:table-cell>
          <table:table-cell office:value-type="float" office:value="0.1666471" calcext:value-type="float">
            <text:p>0.1666471</text:p>
          </table:table-cell>
          <table:table-cell office:value-type="float" office:value="0.1658532" calcext:value-type="float">
            <text:p>0.1658532</text:p>
          </table:table-cell>
          <table:table-cell office:value-type="float" office:value="0.1702106" calcext:value-type="float">
            <text:p>0.1702106</text:p>
          </table:table-cell>
          <table:table-cell office:value-type="float" office:value="0.1947424" calcext:value-type="float">
            <text:p>0.1947424</text:p>
          </table:table-cell>
          <table:table-cell office:value-type="float" office:value="0.1974461" calcext:value-type="float">
            <text:p>0.1974461</text:p>
          </table:table-cell>
          <table:table-cell office:value-type="float" office:value="0" calcext:value-type="float">
            <text:p>0</text:p>
          </table:table-cell>
          <table:table-cell office:value-type="float" office:value="34.02194" calcext:value-type="float">
            <text:p>34.02194</text:p>
          </table:table-cell>
          <table:table-cell office:value-type="float" office:value="29.31976" calcext:value-type="float">
            <text:p>29.31976</text:p>
          </table:table-cell>
          <table:table-cell office:value-type="float" office:value="28.02983" calcext:value-type="float">
            <text:p>28.02983</text:p>
          </table:table-cell>
          <table:table-cell office:value-type="float" office:value="9.35122" calcext:value-type="float">
            <text:p>9.35122</text:p>
          </table:table-cell>
          <table:table-cell office:value-type="float" office:value="8.731349" calcext:value-type="float">
            <text:p>8.731349</text:p>
          </table:table-cell>
          <table:table-cell office:value-type="float" office:value="3.218544" calcext:value-type="float">
            <text:p>3.218544</text:p>
          </table:table-cell>
          <table:table-cell office:value-type="float" office:value="3.171257" calcext:value-type="float">
            <text:p>3.171257</text:p>
          </table:table-cell>
          <table:table-cell office:value-type="float" office:value="5.661563" calcext:value-type="float">
            <text:p>5.661563</text:p>
          </table:table-cell>
          <table:table-cell office:value-type="float" office:value="8.35383" calcext:value-type="float">
            <text:p>8.35383</text:p>
          </table:table-cell>
          <table:table-cell office:value-type="float" office:value="8.881137" calcext:value-type="float">
            <text:p>8.881137</text:p>
          </table:table-cell>
          <table:table-cell office:value-type="float" office:value="9.847512" calcext:value-type="float">
            <text:p>9.847512</text:p>
          </table:table-cell>
          <table:table-cell office:value-type="float" office:value="10.2366" calcext:value-type="float">
            <text:p>10.2366</text:p>
          </table:table-cell>
          <table:table-cell office:value-type="float" office:value="12.61357" calcext:value-type="float">
            <text:p>12.61357</text:p>
          </table:table-cell>
          <table:table-cell office:value-type="float" office:value="12.81219" calcext:value-type="float">
            <text:p>12.81219</text:p>
          </table:table-cell>
          <table:table-cell office:value-type="float" office:value="0" calcext:value-type="float">
            <text:p>0</text:p>
          </table:table-cell>
          <table:table-cell office:value-type="float" office:value="11.24127" calcext:value-type="float">
            <text:p>11.24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7" calcext:value-type="float">
            <text:p>9022007</text:p>
          </table:table-cell>
          <table:table-cell office:value-type="float" office:value="6.913326" calcext:value-type="float">
            <text:p>6.913326</text:p>
          </table:table-cell>
          <table:table-cell office:value-type="float" office:value="133.439" calcext:value-type="float">
            <text:p>133.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9389" calcext:value-type="float">
            <text:p>39.99389</text:p>
          </table:table-cell>
          <table:table-cell office:value-type="float" office:value="0" calcext:value-type="float">
            <text:p>0</text:p>
          </table:table-cell>
          <table:table-cell office:value-type="float" office:value="0.0000007573549" calcext:value-type="float">
            <text:p>7.573549E-07</text:p>
          </table:table-cell>
          <table:table-cell office:value-type="float" office:value="0" calcext:value-type="float">
            <text:p>0</text:p>
          </table:table-cell>
          <table:table-cell office:value-type="float" office:value="-0.001259515" calcext:value-type="float">
            <text:p>-0.001259515</text:p>
          </table:table-cell>
          <table:table-cell office:value-type="float" office:value="1163.329" calcext:value-type="float">
            <text:p>1163.329</text:p>
          </table:table-cell>
          <table:table-cell office:value-type="float" office:value="1.28647" calcext:value-type="float">
            <text:p>1.28647</text:p>
          </table:table-cell>
          <table:table-cell office:value-type="float" office:value="0" calcext:value-type="float">
            <text:p>0</text:p>
          </table:table-cell>
          <table:table-cell office:value-type="float" office:value="0.3966666" calcext:value-type="float">
            <text:p>0.3966666</text:p>
          </table:table-cell>
          <table:table-cell office:value-type="float" office:value="0.2927115" calcext:value-type="float">
            <text:p>0.2927115</text:p>
          </table:table-cell>
          <table:table-cell office:value-type="float" office:value="0.255155" calcext:value-type="float">
            <text:p>0.255155</text:p>
          </table:table-cell>
          <table:table-cell office:value-type="float" office:value="0.07018162" calcext:value-type="float">
            <text:p>0.07018162</text:p>
          </table:table-cell>
          <table:table-cell office:value-type="float" office:value="0.0663749" calcext:value-type="float">
            <text:p>0.0663749</text:p>
          </table:table-cell>
          <table:table-cell office:value-type="float" office:value="0.03094583" calcext:value-type="float">
            <text:p>0.03094583</text:p>
          </table:table-cell>
          <table:table-cell office:value-type="float" office:value="0.03957942" calcext:value-type="float">
            <text:p>0.03957942</text:p>
          </table:table-cell>
          <table:table-cell office:value-type="float" office:value="0.08218022" calcext:value-type="float">
            <text:p>0.08218022</text:p>
          </table:table-cell>
          <table:table-cell office:value-type="float" office:value="0.1491259" calcext:value-type="float">
            <text:p>0.1491259</text:p>
          </table:table-cell>
          <table:table-cell office:value-type="float" office:value="0.1666711" calcext:value-type="float">
            <text:p>0.1666711</text:p>
          </table:table-cell>
          <table:table-cell office:value-type="float" office:value="0.1658924" calcext:value-type="float">
            <text:p>0.1658924</text:p>
          </table:table-cell>
          <table:table-cell office:value-type="float" office:value="0.1702331" calcext:value-type="float">
            <text:p>0.1702331</text:p>
          </table:table-cell>
          <table:table-cell office:value-type="float" office:value="0.1947556" calcext:value-type="float">
            <text:p>0.1947556</text:p>
          </table:table-cell>
          <table:table-cell office:value-type="float" office:value="0.1974578" calcext:value-type="float">
            <text:p>0.1974578</text:p>
          </table:table-cell>
          <table:table-cell office:value-type="float" office:value="0" calcext:value-type="float">
            <text:p>0</text:p>
          </table:table-cell>
          <table:table-cell office:value-type="float" office:value="34.05945" calcext:value-type="float">
            <text:p>34.05945</text:p>
          </table:table-cell>
          <table:table-cell office:value-type="float" office:value="29.32576" calcext:value-type="float">
            <text:p>29.32576</text:p>
          </table:table-cell>
          <table:table-cell office:value-type="float" office:value="28.03353" calcext:value-type="float">
            <text:p>28.03353</text:p>
          </table:table-cell>
          <table:table-cell office:value-type="float" office:value="9.347485" calcext:value-type="float">
            <text:p>9.347485</text:p>
          </table:table-cell>
          <table:table-cell office:value-type="float" office:value="8.728338" calcext:value-type="float">
            <text:p>8.728338</text:p>
          </table:table-cell>
          <table:table-cell office:value-type="float" office:value="3.218968" calcext:value-type="float">
            <text:p>3.218968</text:p>
          </table:table-cell>
          <table:table-cell office:value-type="float" office:value="3.173155" calcext:value-type="float">
            <text:p>3.173155</text:p>
          </table:table-cell>
          <table:table-cell office:value-type="float" office:value="5.664952" calcext:value-type="float">
            <text:p>5.664952</text:p>
          </table:table-cell>
          <table:table-cell office:value-type="float" office:value="8.357966" calcext:value-type="float">
            <text:p>8.357966</text:p>
          </table:table-cell>
          <table:table-cell office:value-type="float" office:value="8.885544" calcext:value-type="float">
            <text:p>8.885544</text:p>
          </table:table-cell>
          <table:table-cell office:value-type="float" office:value="9.851584" calcext:value-type="float">
            <text:p>9.851584</text:p>
          </table:table-cell>
          <table:table-cell office:value-type="float" office:value="10.24055" calcext:value-type="float">
            <text:p>10.24055</text:p>
          </table:table-cell>
          <table:table-cell office:value-type="float" office:value="12.61481" calcext:value-type="float">
            <text:p>12.61481</text:p>
          </table:table-cell>
          <table:table-cell office:value-type="float" office:value="12.81219" calcext:value-type="float">
            <text:p>12.81219</text:p>
          </table:table-cell>
          <table:table-cell office:value-type="float" office:value="0" calcext:value-type="float">
            <text:p>0</text:p>
          </table:table-cell>
          <table:table-cell office:value-type="float" office:value="8.838598" calcext:value-type="float">
            <text:p>8.8385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7" calcext:value-type="float">
            <text:p>10022007</text:p>
          </table:table-cell>
          <table:table-cell office:value-type="float" office:value="6.906853" calcext:value-type="float">
            <text:p>6.906853</text:p>
          </table:table-cell>
          <table:table-cell office:value-type="float" office:value="133.4393" calcext:value-type="float">
            <text:p>133.4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0555" calcext:value-type="float">
            <text:p>40.00555</text:p>
          </table:table-cell>
          <table:table-cell office:value-type="float" office:value="0" calcext:value-type="float">
            <text:p>0</text:p>
          </table:table-cell>
          <table:table-cell office:value-type="float" office:value="0.0000007666571" calcext:value-type="float">
            <text:p>7.666571E-07</text:p>
          </table:table-cell>
          <table:table-cell office:value-type="float" office:value="0" calcext:value-type="float">
            <text:p>0</text:p>
          </table:table-cell>
          <table:table-cell office:value-type="float" office:value="-0.001376374" calcext:value-type="float">
            <text:p>-0.001376374</text:p>
          </table:table-cell>
          <table:table-cell office:value-type="float" office:value="1163.324" calcext:value-type="float">
            <text:p>1163.324</text:p>
          </table:table-cell>
          <table:table-cell office:value-type="float" office:value="1.287629" calcext:value-type="float">
            <text:p>1.287629</text:p>
          </table:table-cell>
          <table:table-cell office:value-type="float" office:value="0" calcext:value-type="float">
            <text:p>0</text:p>
          </table:table-cell>
          <table:table-cell office:value-type="float" office:value="0.3555436" calcext:value-type="float">
            <text:p>0.3555436</text:p>
          </table:table-cell>
          <table:table-cell office:value-type="float" office:value="0.2931827" calcext:value-type="float">
            <text:p>0.2931827</text:p>
          </table:table-cell>
          <table:table-cell office:value-type="float" office:value="0.255181" calcext:value-type="float">
            <text:p>0.255181</text:p>
          </table:table-cell>
          <table:table-cell office:value-type="float" office:value="0.07000313" calcext:value-type="float">
            <text:p>0.07000313</text:p>
          </table:table-cell>
          <table:table-cell office:value-type="float" office:value="0.06646405" calcext:value-type="float">
            <text:p>0.06646405</text:p>
          </table:table-cell>
          <table:table-cell office:value-type="float" office:value="0.03091611" calcext:value-type="float">
            <text:p>0.03091611</text:p>
          </table:table-cell>
          <table:table-cell office:value-type="float" office:value="0.03961868" calcext:value-type="float">
            <text:p>0.03961868</text:p>
          </table:table-cell>
          <table:table-cell office:value-type="float" office:value="0.08221074" calcext:value-type="float">
            <text:p>0.08221074</text:p>
          </table:table-cell>
          <table:table-cell office:value-type="float" office:value="0.1491636" calcext:value-type="float">
            <text:p>0.1491636</text:p>
          </table:table-cell>
          <table:table-cell office:value-type="float" office:value="0.1666956" calcext:value-type="float">
            <text:p>0.1666956</text:p>
          </table:table-cell>
          <table:table-cell office:value-type="float" office:value="0.1659318" calcext:value-type="float">
            <text:p>0.1659318</text:p>
          </table:table-cell>
          <table:table-cell office:value-type="float" office:value="0.1702781" calcext:value-type="float">
            <text:p>0.1702781</text:p>
          </table:table-cell>
          <table:table-cell office:value-type="float" office:value="0.1948282" calcext:value-type="float">
            <text:p>0.1948282</text:p>
          </table:table-cell>
          <table:table-cell office:value-type="float" office:value="0.1974435" calcext:value-type="float">
            <text:p>0.1974435</text:p>
          </table:table-cell>
          <table:table-cell office:value-type="float" office:value="0" calcext:value-type="float">
            <text:p>0</text:p>
          </table:table-cell>
          <table:table-cell office:value-type="float" office:value="34.08646" calcext:value-type="float">
            <text:p>34.08646</text:p>
          </table:table-cell>
          <table:table-cell office:value-type="float" office:value="29.33281" calcext:value-type="float">
            <text:p>29.33281</text:p>
          </table:table-cell>
          <table:table-cell office:value-type="float" office:value="28.03705" calcext:value-type="float">
            <text:p>28.03705</text:p>
          </table:table-cell>
          <table:table-cell office:value-type="float" office:value="9.343744" calcext:value-type="float">
            <text:p>9.343744</text:p>
          </table:table-cell>
          <table:table-cell office:value-type="float" office:value="8.72543" calcext:value-type="float">
            <text:p>8.72543</text:p>
          </table:table-cell>
          <table:table-cell office:value-type="float" office:value="3.219381" calcext:value-type="float">
            <text:p>3.219381</text:p>
          </table:table-cell>
          <table:table-cell office:value-type="float" office:value="3.175071" calcext:value-type="float">
            <text:p>3.175071</text:p>
          </table:table-cell>
          <table:table-cell office:value-type="float" office:value="5.668327" calcext:value-type="float">
            <text:p>5.668327</text:p>
          </table:table-cell>
          <table:table-cell office:value-type="float" office:value="8.362103" calcext:value-type="float">
            <text:p>8.362103</text:p>
          </table:table-cell>
          <table:table-cell office:value-type="float" office:value="8.889948" calcext:value-type="float">
            <text:p>8.889948</text:p>
          </table:table-cell>
          <table:table-cell office:value-type="float" office:value="9.855658" calcext:value-type="float">
            <text:p>9.855658</text:p>
          </table:table-cell>
          <table:table-cell office:value-type="float" office:value="10.2445" calcext:value-type="float">
            <text:p>10.2445</text:p>
          </table:table-cell>
          <table:table-cell office:value-type="float" office:value="12.61604" calcext:value-type="float">
            <text:p>12.61604</text:p>
          </table:table-cell>
          <table:table-cell office:value-type="float" office:value="12.81149" calcext:value-type="float">
            <text:p>12.81149</text:p>
          </table:table-cell>
          <table:table-cell office:value-type="float" office:value="0" calcext:value-type="float">
            <text:p>0</text:p>
          </table:table-cell>
          <table:table-cell office:value-type="float" office:value="6.836694" calcext:value-type="float">
            <text:p>6.8366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7" calcext:value-type="float">
            <text:p>11022007</text:p>
          </table:table-cell>
          <table:table-cell office:value-type="float" office:value="6.900279" calcext:value-type="float">
            <text:p>6.900279</text:p>
          </table:table-cell>
          <table:table-cell office:value-type="float" office:value="133.4395" calcext:value-type="float">
            <text:p>133.4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1713" calcext:value-type="float">
            <text:p>40.01713</text:p>
          </table:table-cell>
          <table:table-cell office:value-type="float" office:value="0" calcext:value-type="float">
            <text:p>0</text:p>
          </table:table-cell>
          <table:table-cell office:value-type="float" office:value="0.0000007754067" calcext:value-type="float">
            <text:p>7.754067E-07</text:p>
          </table:table-cell>
          <table:table-cell office:value-type="float" office:value="0" calcext:value-type="float">
            <text:p>0</text:p>
          </table:table-cell>
          <table:table-cell office:value-type="float" office:value="-0.001543307" calcext:value-type="float">
            <text:p>-0.001543307</text:p>
          </table:table-cell>
          <table:table-cell office:value-type="float" office:value="1163.319" calcext:value-type="float">
            <text:p>1163.319</text:p>
          </table:table-cell>
          <table:table-cell office:value-type="float" office:value="1.288829" calcext:value-type="float">
            <text:p>1.288829</text:p>
          </table:table-cell>
          <table:table-cell office:value-type="float" office:value="0" calcext:value-type="float">
            <text:p>0</text:p>
          </table:table-cell>
          <table:table-cell office:value-type="float" office:value="0.333776" calcext:value-type="float">
            <text:p>0.333776</text:p>
          </table:table-cell>
          <table:table-cell office:value-type="float" office:value="0.2917496" calcext:value-type="float">
            <text:p>0.2917496</text:p>
          </table:table-cell>
          <table:table-cell office:value-type="float" office:value="0.2557063" calcext:value-type="float">
            <text:p>0.2557063</text:p>
          </table:table-cell>
          <table:table-cell office:value-type="float" office:value="0.06993219" calcext:value-type="float">
            <text:p>0.06993219</text:p>
          </table:table-cell>
          <table:table-cell office:value-type="float" office:value="0.06653281" calcext:value-type="float">
            <text:p>0.06653281</text:p>
          </table:table-cell>
          <table:table-cell office:value-type="float" office:value="0.03088971" calcext:value-type="float">
            <text:p>0.03088971</text:p>
          </table:table-cell>
          <table:table-cell office:value-type="float" office:value="0.03956021" calcext:value-type="float">
            <text:p>0.03956021</text:p>
          </table:table-cell>
          <table:table-cell office:value-type="float" office:value="0.0822381" calcext:value-type="float">
            <text:p>0.0822381</text:p>
          </table:table-cell>
          <table:table-cell office:value-type="float" office:value="0.1492014" calcext:value-type="float">
            <text:p>0.1492014</text:p>
          </table:table-cell>
          <table:table-cell office:value-type="float" office:value="0.1667206" calcext:value-type="float">
            <text:p>0.1667206</text:p>
          </table:table-cell>
          <table:table-cell office:value-type="float" office:value="0.1659713" calcext:value-type="float">
            <text:p>0.1659713</text:p>
          </table:table-cell>
          <table:table-cell office:value-type="float" office:value="0.1703083" calcext:value-type="float">
            <text:p>0.1703083</text:p>
          </table:table-cell>
          <table:table-cell office:value-type="float" office:value="0.194794" calcext:value-type="float">
            <text:p>0.194794</text:p>
          </table:table-cell>
          <table:table-cell office:value-type="float" office:value="0.1974737" calcext:value-type="float">
            <text:p>0.1974737</text:p>
          </table:table-cell>
          <table:table-cell office:value-type="float" office:value="0" calcext:value-type="float">
            <text:p>0</text:p>
          </table:table-cell>
          <table:table-cell office:value-type="float" office:value="34.10587" calcext:value-type="float">
            <text:p>34.10587</text:p>
          </table:table-cell>
          <table:table-cell office:value-type="float" office:value="29.33997" calcext:value-type="float">
            <text:p>29.33997</text:p>
          </table:table-cell>
          <table:table-cell office:value-type="float" office:value="28.04072" calcext:value-type="float">
            <text:p>28.04072</text:p>
          </table:table-cell>
          <table:table-cell office:value-type="float" office:value="9.339933" calcext:value-type="float">
            <text:p>9.339933</text:p>
          </table:table-cell>
          <table:table-cell office:value-type="float" office:value="8.722577" calcext:value-type="float">
            <text:p>8.722577</text:p>
          </table:table-cell>
          <table:table-cell office:value-type="float" office:value="3.219779" calcext:value-type="float">
            <text:p>3.219779</text:p>
          </table:table-cell>
          <table:table-cell office:value-type="float" office:value="3.176957" calcext:value-type="float">
            <text:p>3.176957</text:p>
          </table:table-cell>
          <table:table-cell office:value-type="float" office:value="5.671699" calcext:value-type="float">
            <text:p>5.671699</text:p>
          </table:table-cell>
          <table:table-cell office:value-type="float" office:value="8.366244" calcext:value-type="float">
            <text:p>8.366244</text:p>
          </table:table-cell>
          <table:table-cell office:value-type="float" office:value="8.894349" calcext:value-type="float">
            <text:p>8.894349</text:p>
          </table:table-cell>
          <table:table-cell office:value-type="float" office:value="9.85973" calcext:value-type="float">
            <text:p>9.85973</text:p>
          </table:table-cell>
          <table:table-cell office:value-type="float" office:value="10.24846" calcext:value-type="float">
            <text:p>10.24846</text:p>
          </table:table-cell>
          <table:table-cell office:value-type="float" office:value="12.61728" calcext:value-type="float">
            <text:p>12.61728</text:p>
          </table:table-cell>
          <table:table-cell office:value-type="float" office:value="12.81122" calcext:value-type="float">
            <text:p>12.81122</text:p>
          </table:table-cell>
          <table:table-cell office:value-type="float" office:value="0" calcext:value-type="float">
            <text:p>0</text:p>
          </table:table-cell>
          <table:table-cell office:value-type="float" office:value="6.422408" calcext:value-type="float">
            <text:p>6.4224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7" calcext:value-type="float">
            <text:p>12022007</text:p>
          </table:table-cell>
          <table:table-cell office:value-type="float" office:value="6.89314" calcext:value-type="float">
            <text:p>6.89314</text:p>
          </table:table-cell>
          <table:table-cell office:value-type="float" office:value="133.4397" calcext:value-type="float">
            <text:p>133.4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287" calcext:value-type="float">
            <text:p>40.0287</text:p>
          </table:table-cell>
          <table:table-cell office:value-type="float" office:value="0" calcext:value-type="float">
            <text:p>0</text:p>
          </table:table-cell>
          <table:table-cell office:value-type="float" office:value="0.0000007852769" calcext:value-type="float">
            <text:p>7.852769E-07</text:p>
          </table:table-cell>
          <table:table-cell office:value-type="float" office:value="0" calcext:value-type="float">
            <text:p>0</text:p>
          </table:table-cell>
          <table:table-cell office:value-type="float" office:value="-0.001703144" calcext:value-type="float">
            <text:p>-0.001703144</text:p>
          </table:table-cell>
          <table:table-cell office:value-type="float" office:value="1163.314" calcext:value-type="float">
            <text:p>1163.314</text:p>
          </table:table-cell>
          <table:table-cell office:value-type="float" office:value="1.290321" calcext:value-type="float">
            <text:p>1.290321</text:p>
          </table:table-cell>
          <table:table-cell office:value-type="float" office:value="0" calcext:value-type="float">
            <text:p>0</text:p>
          </table:table-cell>
          <table:table-cell office:value-type="float" office:value="0.3375286" calcext:value-type="float">
            <text:p>0.3375286</text:p>
          </table:table-cell>
          <table:table-cell office:value-type="float" office:value="0.2896323" calcext:value-type="float">
            <text:p>0.2896323</text:p>
          </table:table-cell>
          <table:table-cell office:value-type="float" office:value="0.2565598" calcext:value-type="float">
            <text:p>0.2565598</text:p>
          </table:table-cell>
          <table:table-cell office:value-type="float" office:value="0.06994683" calcext:value-type="float">
            <text:p>0.06994683</text:p>
          </table:table-cell>
          <table:table-cell office:value-type="float" office:value="0.06667086" calcext:value-type="float">
            <text:p>0.06667086</text:p>
          </table:table-cell>
          <table:table-cell office:value-type="float" office:value="0.03087766" calcext:value-type="float">
            <text:p>0.03087766</text:p>
          </table:table-cell>
          <table:table-cell office:value-type="float" office:value="0.0395451" calcext:value-type="float">
            <text:p>0.0395451</text:p>
          </table:table-cell>
          <table:table-cell office:value-type="float" office:value="0.08226316" calcext:value-type="float">
            <text:p>0.08226316</text:p>
          </table:table-cell>
          <table:table-cell office:value-type="float" office:value="0.1492393" calcext:value-type="float">
            <text:p>0.1492393</text:p>
          </table:table-cell>
          <table:table-cell office:value-type="float" office:value="0.1667463" calcext:value-type="float">
            <text:p>0.1667463</text:p>
          </table:table-cell>
          <table:table-cell office:value-type="float" office:value="0.1660108" calcext:value-type="float">
            <text:p>0.1660108</text:p>
          </table:table-cell>
          <table:table-cell office:value-type="float" office:value="0.17033" calcext:value-type="float">
            <text:p>0.17033</text:p>
          </table:table-cell>
          <table:table-cell office:value-type="float" office:value="0.194794" calcext:value-type="float">
            <text:p>0.194794</text:p>
          </table:table-cell>
          <table:table-cell office:value-type="float" office:value="0.1974916" calcext:value-type="float">
            <text:p>0.1974916</text:p>
          </table:table-cell>
          <table:table-cell office:value-type="float" office:value="0" calcext:value-type="float">
            <text:p>0</text:p>
          </table:table-cell>
          <table:table-cell office:value-type="float" office:value="34.12487" calcext:value-type="float">
            <text:p>34.12487</text:p>
          </table:table-cell>
          <table:table-cell office:value-type="float" office:value="29.3461" calcext:value-type="float">
            <text:p>29.3461</text:p>
          </table:table-cell>
          <table:table-cell office:value-type="float" office:value="28.04456" calcext:value-type="float">
            <text:p>28.04456</text:p>
          </table:table-cell>
          <table:table-cell office:value-type="float" office:value="9.336203" calcext:value-type="float">
            <text:p>9.336203</text:p>
          </table:table-cell>
          <table:table-cell office:value-type="float" office:value="8.719802" calcext:value-type="float">
            <text:p>8.719802</text:p>
          </table:table-cell>
          <table:table-cell office:value-type="float" office:value="3.220172" calcext:value-type="float">
            <text:p>3.220172</text:p>
          </table:table-cell>
          <table:table-cell office:value-type="float" office:value="3.17882" calcext:value-type="float">
            <text:p>3.17882</text:p>
          </table:table-cell>
          <table:table-cell office:value-type="float" office:value="5.675045" calcext:value-type="float">
            <text:p>5.675045</text:p>
          </table:table-cell>
          <table:table-cell office:value-type="float" office:value="8.370403" calcext:value-type="float">
            <text:p>8.370403</text:p>
          </table:table-cell>
          <table:table-cell office:value-type="float" office:value="8.898755" calcext:value-type="float">
            <text:p>8.898755</text:p>
          </table:table-cell>
          <table:table-cell office:value-type="float" office:value="9.863803" calcext:value-type="float">
            <text:p>9.863803</text:p>
          </table:table-cell>
          <table:table-cell office:value-type="float" office:value="10.25241" calcext:value-type="float">
            <text:p>10.25241</text:p>
          </table:table-cell>
          <table:table-cell office:value-type="float" office:value="12.61852" calcext:value-type="float">
            <text:p>12.61852</text:p>
          </table:table-cell>
          <table:table-cell office:value-type="float" office:value="12.81223" calcext:value-type="float">
            <text:p>12.81223</text:p>
          </table:table-cell>
          <table:table-cell office:value-type="float" office:value="0" calcext:value-type="float">
            <text:p>0</text:p>
          </table:table-cell>
          <table:table-cell office:value-type="float" office:value="7.85594" calcext:value-type="float">
            <text:p>7.855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7" calcext:value-type="float">
            <text:p>13022007</text:p>
          </table:table-cell>
          <table:table-cell office:value-type="float" office:value="6.885068" calcext:value-type="float">
            <text:p>6.885068</text:p>
          </table:table-cell>
          <table:table-cell office:value-type="float" office:value="133.44" calcext:value-type="float">
            <text:p>133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4031" calcext:value-type="float">
            <text:p>40.04031</text:p>
          </table:table-cell>
          <table:table-cell office:value-type="float" office:value="0" calcext:value-type="float">
            <text:p>0</text:p>
          </table:table-cell>
          <table:table-cell office:value-type="float" office:value="0.0000008062549" calcext:value-type="float">
            <text:p>8.062549E-07</text:p>
          </table:table-cell>
          <table:table-cell office:value-type="float" office:value="0" calcext:value-type="float">
            <text:p>0</text:p>
          </table:table-cell>
          <table:table-cell office:value-type="float" office:value="-0.001712597" calcext:value-type="float">
            <text:p>-0.001712597</text:p>
          </table:table-cell>
          <table:table-cell office:value-type="float" office:value="1163.309" calcext:value-type="float">
            <text:p>1163.309</text:p>
          </table:table-cell>
          <table:table-cell office:value-type="float" office:value="1.292417" calcext:value-type="float">
            <text:p>1.292417</text:p>
          </table:table-cell>
          <table:table-cell office:value-type="float" office:value="0" calcext:value-type="float">
            <text:p>0</text:p>
          </table:table-cell>
          <table:table-cell office:value-type="float" office:value="0.3704786" calcext:value-type="float">
            <text:p>0.3704786</text:p>
          </table:table-cell>
          <table:table-cell office:value-type="float" office:value="0.2909518" calcext:value-type="float">
            <text:p>0.2909518</text:p>
          </table:table-cell>
          <table:table-cell office:value-type="float" office:value="0.2584327" calcext:value-type="float">
            <text:p>0.2584327</text:p>
          </table:table-cell>
          <table:table-cell office:value-type="float" office:value="0.06987767" calcext:value-type="float">
            <text:p>0.06987767</text:p>
          </table:table-cell>
          <table:table-cell office:value-type="float" office:value="0.06674103" calcext:value-type="float">
            <text:p>0.06674103</text:p>
          </table:table-cell>
          <table:table-cell office:value-type="float" office:value="0.03090326" calcext:value-type="float">
            <text:p>0.03090326</text:p>
          </table:table-cell>
          <table:table-cell office:value-type="float" office:value="0.03909669" calcext:value-type="float">
            <text:p>0.03909669</text:p>
          </table:table-cell>
          <table:table-cell office:value-type="float" office:value="0.08229225" calcext:value-type="float">
            <text:p>0.08229225</text:p>
          </table:table-cell>
          <table:table-cell office:value-type="float" office:value="0.1492743" calcext:value-type="float">
            <text:p>0.1492743</text:p>
          </table:table-cell>
          <table:table-cell office:value-type="float" office:value="0.1667724" calcext:value-type="float">
            <text:p>0.1667724</text:p>
          </table:table-cell>
          <table:table-cell office:value-type="float" office:value="0.1660499" calcext:value-type="float">
            <text:p>0.1660499</text:p>
          </table:table-cell>
          <table:table-cell office:value-type="float" office:value="0.1703542" calcext:value-type="float">
            <text:p>0.1703542</text:p>
          </table:table-cell>
          <table:table-cell office:value-type="float" office:value="0.1948072" calcext:value-type="float">
            <text:p>0.1948072</text:p>
          </table:table-cell>
          <table:table-cell office:value-type="float" office:value="0.1975023" calcext:value-type="float">
            <text:p>0.1975023</text:p>
          </table:table-cell>
          <table:table-cell office:value-type="float" office:value="0" calcext:value-type="float">
            <text:p>0</text:p>
          </table:table-cell>
          <table:table-cell office:value-type="float" office:value="34.15081" calcext:value-type="float">
            <text:p>34.15081</text:p>
          </table:table-cell>
          <table:table-cell office:value-type="float" office:value="29.35093" calcext:value-type="float">
            <text:p>29.35093</text:p>
          </table:table-cell>
          <table:table-cell office:value-type="float" office:value="28.04886" calcext:value-type="float">
            <text:p>28.04886</text:p>
          </table:table-cell>
          <table:table-cell office:value-type="float" office:value="9.332473" calcext:value-type="float">
            <text:p>9.332473</text:p>
          </table:table-cell>
          <table:table-cell office:value-type="float" office:value="8.717086" calcext:value-type="float">
            <text:p>8.717086</text:p>
          </table:table-cell>
          <table:table-cell office:value-type="float" office:value="3.220565" calcext:value-type="float">
            <text:p>3.220565</text:p>
          </table:table-cell>
          <table:table-cell office:value-type="float" office:value="3.180644" calcext:value-type="float">
            <text:p>3.180644</text:p>
          </table:table-cell>
          <table:table-cell office:value-type="float" office:value="5.678375" calcext:value-type="float">
            <text:p>5.678375</text:p>
          </table:table-cell>
          <table:table-cell office:value-type="float" office:value="8.374563" calcext:value-type="float">
            <text:p>8.374563</text:p>
          </table:table-cell>
          <table:table-cell office:value-type="float" office:value="8.903158" calcext:value-type="float">
            <text:p>8.903158</text:p>
          </table:table-cell>
          <table:table-cell office:value-type="float" office:value="9.867858" calcext:value-type="float">
            <text:p>9.867858</text:p>
          </table:table-cell>
          <table:table-cell office:value-type="float" office:value="10.25637" calcext:value-type="float">
            <text:p>10.25637</text:p>
          </table:table-cell>
          <table:table-cell office:value-type="float" office:value="12.61977" calcext:value-type="float">
            <text:p>12.61977</text:p>
          </table:table-cell>
          <table:table-cell office:value-type="float" office:value="12.81413" calcext:value-type="float">
            <text:p>12.81413</text:p>
          </table:table-cell>
          <table:table-cell office:value-type="float" office:value="0" calcext:value-type="float">
            <text:p>0</text:p>
          </table:table-cell>
          <table:table-cell office:value-type="float" office:value="11.21661" calcext:value-type="float">
            <text:p>11.216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7" calcext:value-type="float">
            <text:p>14022007</text:p>
          </table:table-cell>
          <table:table-cell office:value-type="float" office:value="6.877261" calcext:value-type="float">
            <text:p>6.877261</text:p>
          </table:table-cell>
          <table:table-cell office:value-type="float" office:value="133.4402" calcext:value-type="float">
            <text:p>133.4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5204" calcext:value-type="float">
            <text:p>40.05204</text:p>
          </table:table-cell>
          <table:table-cell office:value-type="float" office:value="0" calcext:value-type="float">
            <text:p>0</text:p>
          </table:table-cell>
          <table:table-cell office:value-type="float" office:value="0.0000008270016" calcext:value-type="float">
            <text:p>8.270016E-07</text:p>
          </table:table-cell>
          <table:table-cell office:value-type="float" office:value="0" calcext:value-type="float">
            <text:p>0</text:p>
          </table:table-cell>
          <table:table-cell office:value-type="float" office:value="-0.00171244" calcext:value-type="float">
            <text:p>-0.00171244</text:p>
          </table:table-cell>
          <table:table-cell office:value-type="float" office:value="1163.305" calcext:value-type="float">
            <text:p>1163.305</text:p>
          </table:table-cell>
          <table:table-cell office:value-type="float" office:value="1.294356" calcext:value-type="float">
            <text:p>1.294356</text:p>
          </table:table-cell>
          <table:table-cell office:value-type="float" office:value="0" calcext:value-type="float">
            <text:p>0</text:p>
          </table:table-cell>
          <table:table-cell office:value-type="float" office:value="0.4309055" calcext:value-type="float">
            <text:p>0.4309055</text:p>
          </table:table-cell>
          <table:table-cell office:value-type="float" office:value="0.2935368" calcext:value-type="float">
            <text:p>0.2935368</text:p>
          </table:table-cell>
          <table:table-cell office:value-type="float" office:value="0.2586545" calcext:value-type="float">
            <text:p>0.2586545</text:p>
          </table:table-cell>
          <table:table-cell office:value-type="float" office:value="0.0698328" calcext:value-type="float">
            <text:p>0.0698328</text:p>
          </table:table-cell>
          <table:table-cell office:value-type="float" office:value="0.06671527" calcext:value-type="float">
            <text:p>0.06671527</text:p>
          </table:table-cell>
          <table:table-cell office:value-type="float" office:value="0.03090781" calcext:value-type="float">
            <text:p>0.03090781</text:p>
          </table:table-cell>
          <table:table-cell office:value-type="float" office:value="0.03905106" calcext:value-type="float">
            <text:p>0.03905106</text:p>
          </table:table-cell>
          <table:table-cell office:value-type="float" office:value="0.08232249" calcext:value-type="float">
            <text:p>0.08232249</text:p>
          </table:table-cell>
          <table:table-cell office:value-type="float" office:value="0.1493053" calcext:value-type="float">
            <text:p>0.1493053</text:p>
          </table:table-cell>
          <table:table-cell office:value-type="float" office:value="0.1667989" calcext:value-type="float">
            <text:p>0.1667989</text:p>
          </table:table-cell>
          <table:table-cell office:value-type="float" office:value="0.1660889" calcext:value-type="float">
            <text:p>0.1660889</text:p>
          </table:table-cell>
          <table:table-cell office:value-type="float" office:value="0.170378" calcext:value-type="float">
            <text:p>0.170378</text:p>
          </table:table-cell>
          <table:table-cell office:value-type="float" office:value="0.194821" calcext:value-type="float">
            <text:p>0.194821</text:p>
          </table:table-cell>
          <table:table-cell office:value-type="float" office:value="0.1975145" calcext:value-type="float">
            <text:p>0.1975145</text:p>
          </table:table-cell>
          <table:table-cell office:value-type="float" office:value="0" calcext:value-type="float">
            <text:p>0</text:p>
          </table:table-cell>
          <table:table-cell office:value-type="float" office:value="34.18942" calcext:value-type="float">
            <text:p>34.18942</text:p>
          </table:table-cell>
          <table:table-cell office:value-type="float" office:value="29.35545" calcext:value-type="float">
            <text:p>29.35545</text:p>
          </table:table-cell>
          <table:table-cell office:value-type="float" office:value="28.05358" calcext:value-type="float">
            <text:p>28.05358</text:p>
          </table:table-cell>
          <table:table-cell office:value-type="float" office:value="9.32874" calcext:value-type="float">
            <text:p>9.32874</text:p>
          </table:table-cell>
          <table:table-cell office:value-type="float" office:value="8.71439" calcext:value-type="float">
            <text:p>8.71439</text:p>
          </table:table-cell>
          <table:table-cell office:value-type="float" office:value="3.220958" calcext:value-type="float">
            <text:p>3.220958</text:p>
          </table:table-cell>
          <table:table-cell office:value-type="float" office:value="3.18237" calcext:value-type="float">
            <text:p>3.18237</text:p>
          </table:table-cell>
          <table:table-cell office:value-type="float" office:value="5.681702" calcext:value-type="float">
            <text:p>5.681702</text:p>
          </table:table-cell>
          <table:table-cell office:value-type="float" office:value="8.378722" calcext:value-type="float">
            <text:p>8.378722</text:p>
          </table:table-cell>
          <table:table-cell office:value-type="float" office:value="8.907565" calcext:value-type="float">
            <text:p>8.907565</text:p>
          </table:table-cell>
          <table:table-cell office:value-type="float" office:value="9.871874" calcext:value-type="float">
            <text:p>9.871874</text:p>
          </table:table-cell>
          <table:table-cell office:value-type="float" office:value="10.26032" calcext:value-type="float">
            <text:p>10.26032</text:p>
          </table:table-cell>
          <table:table-cell office:value-type="float" office:value="12.62101" calcext:value-type="float">
            <text:p>12.62101</text:p>
          </table:table-cell>
          <table:table-cell office:value-type="float" office:value="12.81494" calcext:value-type="float">
            <text:p>12.81494</text:p>
          </table:table-cell>
          <table:table-cell office:value-type="float" office:value="0" calcext:value-type="float">
            <text:p>0</text:p>
          </table:table-cell>
          <table:table-cell office:value-type="float" office:value="11.6821" calcext:value-type="float">
            <text:p>11.68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7" calcext:value-type="float">
            <text:p>15022007</text:p>
          </table:table-cell>
          <table:table-cell office:value-type="float" office:value="6.870811" calcext:value-type="float">
            <text:p>6.870811</text:p>
          </table:table-cell>
          <table:table-cell office:value-type="float" office:value="133.4404" calcext:value-type="float">
            <text:p>133.4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6379" calcext:value-type="float">
            <text:p>40.06379</text:p>
          </table:table-cell>
          <table:table-cell office:value-type="float" office:value="0" calcext:value-type="float">
            <text:p>0</text:p>
          </table:table-cell>
          <table:table-cell office:value-type="float" office:value="0.0000008384698" calcext:value-type="float">
            <text:p>8.384698E-07</text:p>
          </table:table-cell>
          <table:table-cell office:value-type="float" office:value="0" calcext:value-type="float">
            <text:p>0</text:p>
          </table:table-cell>
          <table:table-cell office:value-type="float" office:value="-0.001712356" calcext:value-type="float">
            <text:p>-0.001712356</text:p>
          </table:table-cell>
          <table:table-cell office:value-type="float" office:value="1163.3" calcext:value-type="float">
            <text:p>1163.3</text:p>
          </table:table-cell>
          <table:table-cell office:value-type="float" office:value="1.295473" calcext:value-type="float">
            <text:p>1.295473</text:p>
          </table:table-cell>
          <table:table-cell office:value-type="float" office:value="0" calcext:value-type="float">
            <text:p>0</text:p>
          </table:table-cell>
          <table:table-cell office:value-type="float" office:value="0.3945663" calcext:value-type="float">
            <text:p>0.3945663</text:p>
          </table:table-cell>
          <table:table-cell office:value-type="float" office:value="0.2943515" calcext:value-type="float">
            <text:p>0.2943515</text:p>
          </table:table-cell>
          <table:table-cell office:value-type="float" office:value="0.2571558" calcext:value-type="float">
            <text:p>0.2571558</text:p>
          </table:table-cell>
          <table:table-cell office:value-type="float" office:value="0.06975384" calcext:value-type="float">
            <text:p>0.06975384</text:p>
          </table:table-cell>
          <table:table-cell office:value-type="float" office:value="0.06663547" calcext:value-type="float">
            <text:p>0.06663547</text:p>
          </table:table-cell>
          <table:table-cell office:value-type="float" office:value="0.03086581" calcext:value-type="float">
            <text:p>0.03086581</text:p>
          </table:table-cell>
          <table:table-cell office:value-type="float" office:value="0.03935109" calcext:value-type="float">
            <text:p>0.03935109</text:p>
          </table:table-cell>
          <table:table-cell office:value-type="float" office:value="0.08234437" calcext:value-type="float">
            <text:p>0.08234437</text:p>
          </table:table-cell>
          <table:table-cell office:value-type="float" office:value="0.1493421" calcext:value-type="float">
            <text:p>0.1493421</text:p>
          </table:table-cell>
          <table:table-cell office:value-type="float" office:value="0.1668259" calcext:value-type="float">
            <text:p>0.1668259</text:p>
          </table:table-cell>
          <table:table-cell office:value-type="float" office:value="0.1661274" calcext:value-type="float">
            <text:p>0.1661274</text:p>
          </table:table-cell>
          <table:table-cell office:value-type="float" office:value="0.1703995" calcext:value-type="float">
            <text:p>0.1703995</text:p>
          </table:table-cell>
          <table:table-cell office:value-type="float" office:value="0.1948348" calcext:value-type="float">
            <text:p>0.1948348</text:p>
          </table:table-cell>
          <table:table-cell office:value-type="float" office:value="0.1975262" calcext:value-type="float">
            <text:p>0.1975262</text:p>
          </table:table-cell>
          <table:table-cell office:value-type="float" office:value="0" calcext:value-type="float">
            <text:p>0</text:p>
          </table:table-cell>
          <table:table-cell office:value-type="float" office:value="34.22666" calcext:value-type="float">
            <text:p>34.22666</text:p>
          </table:table-cell>
          <table:table-cell office:value-type="float" office:value="29.36132" calcext:value-type="float">
            <text:p>29.36132</text:p>
          </table:table-cell>
          <table:table-cell office:value-type="float" office:value="28.05798" calcext:value-type="float">
            <text:p>28.05798</text:p>
          </table:table-cell>
          <table:table-cell office:value-type="float" office:value="9.325007" calcext:value-type="float">
            <text:p>9.325007</text:p>
          </table:table-cell>
          <table:table-cell office:value-type="float" office:value="8.711696" calcext:value-type="float">
            <text:p>8.711696</text:p>
          </table:table-cell>
          <table:table-cell office:value-type="float" office:value="3.221346" calcext:value-type="float">
            <text:p>3.221346</text:p>
          </table:table-cell>
          <table:table-cell office:value-type="float" office:value="3.18413" calcext:value-type="float">
            <text:p>3.18413</text:p>
          </table:table-cell>
          <table:table-cell office:value-type="float" office:value="5.685028" calcext:value-type="float">
            <text:p>5.685028</text:p>
          </table:table-cell>
          <table:table-cell office:value-type="float" office:value="8.382882" calcext:value-type="float">
            <text:p>8.382882</text:p>
          </table:table-cell>
          <table:table-cell office:value-type="float" office:value="8.91197" calcext:value-type="float">
            <text:p>8.91197</text:p>
          </table:table-cell>
          <table:table-cell office:value-type="float" office:value="9.875891" calcext:value-type="float">
            <text:p>9.875891</text:p>
          </table:table-cell>
          <table:table-cell office:value-type="float" office:value="10.26427" calcext:value-type="float">
            <text:p>10.26427</text:p>
          </table:table-cell>
          <table:table-cell office:value-type="float" office:value="12.62225" calcext:value-type="float">
            <text:p>12.62225</text:p>
          </table:table-cell>
          <table:table-cell office:value-type="float" office:value="12.81422" calcext:value-type="float">
            <text:p>12.81422</text:p>
          </table:table-cell>
          <table:table-cell office:value-type="float" office:value="0" calcext:value-type="float">
            <text:p>0</text:p>
          </table:table-cell>
          <table:table-cell office:value-type="float" office:value="8.57396" calcext:value-type="float">
            <text:p>8.573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7" calcext:value-type="float">
            <text:p>16022007</text:p>
          </table:table-cell>
          <table:table-cell office:value-type="float" office:value="6.864609" calcext:value-type="float">
            <text:p>6.864609</text:p>
          </table:table-cell>
          <table:table-cell office:value-type="float" office:value="133.4406" calcext:value-type="float">
            <text:p>133.4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7542" calcext:value-type="float">
            <text:p>40.07542</text:p>
          </table:table-cell>
          <table:table-cell office:value-type="float" office:value="0" calcext:value-type="float">
            <text:p>0</text:p>
          </table:table-cell>
          <table:table-cell office:value-type="float" office:value="0.0000008471201" calcext:value-type="float">
            <text:p>8.471201E-07</text:p>
          </table:table-cell>
          <table:table-cell office:value-type="float" office:value="0" calcext:value-type="float">
            <text:p>0</text:p>
          </table:table-cell>
          <table:table-cell office:value-type="float" office:value="-0.00171229" calcext:value-type="float">
            <text:p>-0.00171229</text:p>
          </table:table-cell>
          <table:table-cell office:value-type="float" office:value="1163.295" calcext:value-type="float">
            <text:p>1163.295</text:p>
          </table:table-cell>
          <table:table-cell office:value-type="float" office:value="1.296459" calcext:value-type="float">
            <text:p>1.296459</text:p>
          </table:table-cell>
          <table:table-cell office:value-type="float" office:value="0" calcext:value-type="float">
            <text:p>0</text:p>
          </table:table-cell>
          <table:table-cell office:value-type="float" office:value="0.3571812" calcext:value-type="float">
            <text:p>0.3571812</text:p>
          </table:table-cell>
          <table:table-cell office:value-type="float" office:value="0.2941354" calcext:value-type="float">
            <text:p>0.2941354</text:p>
          </table:table-cell>
          <table:table-cell office:value-type="float" office:value="0.2565784" calcext:value-type="float">
            <text:p>0.2565784</text:p>
          </table:table-cell>
          <table:table-cell office:value-type="float" office:value="0.06960949" calcext:value-type="float">
            <text:p>0.06960949</text:p>
          </table:table-cell>
          <table:table-cell office:value-type="float" office:value="0.06658874" calcext:value-type="float">
            <text:p>0.06658874</text:p>
          </table:table-cell>
          <table:table-cell office:value-type="float" office:value="0.03083079" calcext:value-type="float">
            <text:p>0.03083079</text:p>
          </table:table-cell>
          <table:table-cell office:value-type="float" office:value="0.03940417" calcext:value-type="float">
            <text:p>0.03940417</text:p>
          </table:table-cell>
          <table:table-cell office:value-type="float" office:value="0.08236627" calcext:value-type="float">
            <text:p>0.08236627</text:p>
          </table:table-cell>
          <table:table-cell office:value-type="float" office:value="0.1493805" calcext:value-type="float">
            <text:p>0.1493805</text:p>
          </table:table-cell>
          <table:table-cell office:value-type="float" office:value="0.1668532" calcext:value-type="float">
            <text:p>0.1668532</text:p>
          </table:table-cell>
          <table:table-cell office:value-type="float" office:value="0.1661663" calcext:value-type="float">
            <text:p>0.1661663</text:p>
          </table:table-cell>
          <table:table-cell office:value-type="float" office:value="0.1704249" calcext:value-type="float">
            <text:p>0.1704249</text:p>
          </table:table-cell>
          <table:table-cell office:value-type="float" office:value="0.1948484" calcext:value-type="float">
            <text:p>0.1948484</text:p>
          </table:table-cell>
          <table:table-cell office:value-type="float" office:value="0.1975378" calcext:value-type="float">
            <text:p>0.1975378</text:p>
          </table:table-cell>
          <table:table-cell office:value-type="float" office:value="0" calcext:value-type="float">
            <text:p>0</text:p>
          </table:table-cell>
          <table:table-cell office:value-type="float" office:value="34.25201" calcext:value-type="float">
            <text:p>34.25201</text:p>
          </table:table-cell>
          <table:table-cell office:value-type="float" office:value="29.36793" calcext:value-type="float">
            <text:p>29.36793</text:p>
          </table:table-cell>
          <table:table-cell office:value-type="float" office:value="28.06188" calcext:value-type="float">
            <text:p>28.06188</text:p>
          </table:table-cell>
          <table:table-cell office:value-type="float" office:value="9.321289" calcext:value-type="float">
            <text:p>9.321289</text:p>
          </table:table-cell>
          <table:table-cell office:value-type="float" office:value="8.709043" calcext:value-type="float">
            <text:p>8.709043</text:p>
          </table:table-cell>
          <table:table-cell office:value-type="float" office:value="3.221719" calcext:value-type="float">
            <text:p>3.221719</text:p>
          </table:table-cell>
          <table:table-cell office:value-type="float" office:value="3.185912" calcext:value-type="float">
            <text:p>3.185912</text:p>
          </table:table-cell>
          <table:table-cell office:value-type="float" office:value="5.688327" calcext:value-type="float">
            <text:p>5.688327</text:p>
          </table:table-cell>
          <table:table-cell office:value-type="float" office:value="8.387041" calcext:value-type="float">
            <text:p>8.387041</text:p>
          </table:table-cell>
          <table:table-cell office:value-type="float" office:value="8.916371" calcext:value-type="float">
            <text:p>8.916371</text:p>
          </table:table-cell>
          <table:table-cell office:value-type="float" office:value="9.879907" calcext:value-type="float">
            <text:p>9.879907</text:p>
          </table:table-cell>
          <table:table-cell office:value-type="float" office:value="10.26822" calcext:value-type="float">
            <text:p>10.26822</text:p>
          </table:table-cell>
          <table:table-cell office:value-type="float" office:value="12.62349" calcext:value-type="float">
            <text:p>12.62349</text:p>
          </table:table-cell>
          <table:table-cell office:value-type="float" office:value="12.81349" calcext:value-type="float">
            <text:p>12.81349</text:p>
          </table:table-cell>
          <table:table-cell office:value-type="float" office:value="0" calcext:value-type="float">
            <text:p>0</text:p>
          </table:table-cell>
          <table:table-cell office:value-type="float" office:value="6.87395" calcext:value-type="float">
            <text:p>6.873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7" calcext:value-type="float">
            <text:p>17022007</text:p>
          </table:table-cell>
          <table:table-cell office:value-type="float" office:value="6.858569" calcext:value-type="float">
            <text:p>6.858569</text:p>
          </table:table-cell>
          <table:table-cell office:value-type="float" office:value="133.4408" calcext:value-type="float">
            <text:p>133.4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8692" calcext:value-type="float">
            <text:p>40.08692</text:p>
          </table:table-cell>
          <table:table-cell office:value-type="float" office:value="0" calcext:value-type="float">
            <text:p>0</text:p>
          </table:table-cell>
          <table:table-cell office:value-type="float" office:value="0.0000008549276" calcext:value-type="float">
            <text:p>8.549276E-07</text:p>
          </table:table-cell>
          <table:table-cell office:value-type="float" office:value="0" calcext:value-type="float">
            <text:p>0</text:p>
          </table:table-cell>
          <table:table-cell office:value-type="float" office:value="-0.001712232" calcext:value-type="float">
            <text:p>-0.001712232</text:p>
          </table:table-cell>
          <table:table-cell office:value-type="float" office:value="1163.289" calcext:value-type="float">
            <text:p>1163.289</text:p>
          </table:table-cell>
          <table:table-cell office:value-type="float" office:value="1.297349" calcext:value-type="float">
            <text:p>1.297349</text:p>
          </table:table-cell>
          <table:table-cell office:value-type="float" office:value="0" calcext:value-type="float">
            <text:p>0</text:p>
          </table:table-cell>
          <table:table-cell office:value-type="float" office:value="0.3380469" calcext:value-type="float">
            <text:p>0.3380469</text:p>
          </table:table-cell>
          <table:table-cell office:value-type="float" office:value="0.293346" calcext:value-type="float">
            <text:p>0.293346</text:p>
          </table:table-cell>
          <table:table-cell office:value-type="float" office:value="0.2560742" calcext:value-type="float">
            <text:p>0.2560742</text:p>
          </table:table-cell>
          <table:table-cell office:value-type="float" office:value="0.06946547" calcext:value-type="float">
            <text:p>0.06946547</text:p>
          </table:table-cell>
          <table:table-cell office:value-type="float" office:value="0.06657076" calcext:value-type="float">
            <text:p>0.06657076</text:p>
          </table:table-cell>
          <table:table-cell office:value-type="float" office:value="0.03080564" calcext:value-type="float">
            <text:p>0.03080564</text:p>
          </table:table-cell>
          <table:table-cell office:value-type="float" office:value="0.03940796" calcext:value-type="float">
            <text:p>0.03940796</text:p>
          </table:table-cell>
          <table:table-cell office:value-type="float" office:value="0.08238751" calcext:value-type="float">
            <text:p>0.08238751</text:p>
          </table:table-cell>
          <table:table-cell office:value-type="float" office:value="0.1494194" calcext:value-type="float">
            <text:p>0.1494194</text:p>
          </table:table-cell>
          <table:table-cell office:value-type="float" office:value="0.1668805" calcext:value-type="float">
            <text:p>0.1668805</text:p>
          </table:table-cell>
          <table:table-cell office:value-type="float" office:value="0.1662043" calcext:value-type="float">
            <text:p>0.1662043</text:p>
          </table:table-cell>
          <table:table-cell office:value-type="float" office:value="0.1704515" calcext:value-type="float">
            <text:p>0.1704515</text:p>
          </table:table-cell>
          <table:table-cell office:value-type="float" office:value="0.1948617" calcext:value-type="float">
            <text:p>0.1948617</text:p>
          </table:table-cell>
          <table:table-cell office:value-type="float" office:value="0.1975494" calcext:value-type="float">
            <text:p>0.1975494</text:p>
          </table:table-cell>
          <table:table-cell office:value-type="float" office:value="0" calcext:value-type="float">
            <text:p>0</text:p>
          </table:table-cell>
          <table:table-cell office:value-type="float" office:value="34.27125" calcext:value-type="float">
            <text:p>34.27125</text:p>
          </table:table-cell>
          <table:table-cell office:value-type="float" office:value="29.37435" calcext:value-type="float">
            <text:p>29.37435</text:p>
          </table:table-cell>
          <table:table-cell office:value-type="float" office:value="28.06559" calcext:value-type="float">
            <text:p>28.06559</text:p>
          </table:table-cell>
          <table:table-cell office:value-type="float" office:value="9.317557" calcext:value-type="float">
            <text:p>9.317557</text:p>
          </table:table-cell>
          <table:table-cell office:value-type="float" office:value="8.706382" calcext:value-type="float">
            <text:p>8.706382</text:p>
          </table:table-cell>
          <table:table-cell office:value-type="float" office:value="3.222085" calcext:value-type="float">
            <text:p>3.222085</text:p>
          </table:table-cell>
          <table:table-cell office:value-type="float" office:value="3.187679" calcext:value-type="float">
            <text:p>3.187679</text:p>
          </table:table-cell>
          <table:table-cell office:value-type="float" office:value="5.691613" calcext:value-type="float">
            <text:p>5.691613</text:p>
          </table:table-cell>
          <table:table-cell office:value-type="float" office:value="8.391201" calcext:value-type="float">
            <text:p>8.391201</text:p>
          </table:table-cell>
          <table:table-cell office:value-type="float" office:value="8.920778" calcext:value-type="float">
            <text:p>8.920778</text:p>
          </table:table-cell>
          <table:table-cell office:value-type="float" office:value="9.883923" calcext:value-type="float">
            <text:p>9.883923</text:p>
          </table:table-cell>
          <table:table-cell office:value-type="float" office:value="10.27214" calcext:value-type="float">
            <text:p>10.27214</text:p>
          </table:table-cell>
          <table:table-cell office:value-type="float" office:value="12.6247" calcext:value-type="float">
            <text:p>12.6247</text:p>
          </table:table-cell>
          <table:table-cell office:value-type="float" office:value="12.81268" calcext:value-type="float">
            <text:p>12.81268</text:p>
          </table:table-cell>
          <table:table-cell office:value-type="float" office:value="0" calcext:value-type="float">
            <text:p>0</text:p>
          </table:table-cell>
          <table:table-cell office:value-type="float" office:value="6.039972" calcext:value-type="float">
            <text:p>6.039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7" calcext:value-type="float">
            <text:p>18022007</text:p>
          </table:table-cell>
          <table:table-cell office:value-type="float" office:value="6.852126" calcext:value-type="float">
            <text:p>6.852126</text:p>
          </table:table-cell>
          <table:table-cell office:value-type="float" office:value="133.441" calcext:value-type="float">
            <text:p>133.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9828" calcext:value-type="float">
            <text:p>40.09828</text:p>
          </table:table-cell>
          <table:table-cell office:value-type="float" office:value="0" calcext:value-type="float">
            <text:p>0</text:p>
          </table:table-cell>
          <table:table-cell office:value-type="float" office:value="0.0000008678163" calcext:value-type="float">
            <text:p>8.678163E-07</text:p>
          </table:table-cell>
          <table:table-cell office:value-type="float" office:value="0" calcext:value-type="float">
            <text:p>0</text:p>
          </table:table-cell>
          <table:table-cell office:value-type="float" office:value="-0.001712136" calcext:value-type="float">
            <text:p>-0.001712136</text:p>
          </table:table-cell>
          <table:table-cell office:value-type="float" office:value="1163.284" calcext:value-type="float">
            <text:p>1163.284</text:p>
          </table:table-cell>
          <table:table-cell office:value-type="float" office:value="1.298467" calcext:value-type="float">
            <text:p>1.298467</text:p>
          </table:table-cell>
          <table:table-cell office:value-type="float" office:value="0" calcext:value-type="float">
            <text:p>0</text:p>
          </table:table-cell>
          <table:table-cell office:value-type="float" office:value="0.3155717" calcext:value-type="float">
            <text:p>0.3155717</text:p>
          </table:table-cell>
          <table:table-cell office:value-type="float" office:value="0.2871875" calcext:value-type="float">
            <text:p>0.2871875</text:p>
          </table:table-cell>
          <table:table-cell office:value-type="float" office:value="0.25608" calcext:value-type="float">
            <text:p>0.25608</text:p>
          </table:table-cell>
          <table:table-cell office:value-type="float" office:value="0.06935066" calcext:value-type="float">
            <text:p>0.06935066</text:p>
          </table:table-cell>
          <table:table-cell office:value-type="float" office:value="0.06651898" calcext:value-type="float">
            <text:p>0.06651898</text:p>
          </table:table-cell>
          <table:table-cell office:value-type="float" office:value="0.03078951" calcext:value-type="float">
            <text:p>0.03078951</text:p>
          </table:table-cell>
          <table:table-cell office:value-type="float" office:value="0.03913287" calcext:value-type="float">
            <text:p>0.03913287</text:p>
          </table:table-cell>
          <table:table-cell office:value-type="float" office:value="0.08241016" calcext:value-type="float">
            <text:p>0.08241016</text:p>
          </table:table-cell>
          <table:table-cell office:value-type="float" office:value="0.1494582" calcext:value-type="float">
            <text:p>0.1494582</text:p>
          </table:table-cell>
          <table:table-cell office:value-type="float" office:value="0.1669057" calcext:value-type="float">
            <text:p>0.1669057</text:p>
          </table:table-cell>
          <table:table-cell office:value-type="float" office:value="0.1662432" calcext:value-type="float">
            <text:p>0.1662432</text:p>
          </table:table-cell>
          <table:table-cell office:value-type="float" office:value="0.1704794" calcext:value-type="float">
            <text:p>0.1704794</text:p>
          </table:table-cell>
          <table:table-cell office:value-type="float" office:value="0.1948748" calcext:value-type="float">
            <text:p>0.1948748</text:p>
          </table:table-cell>
          <table:table-cell office:value-type="float" office:value="0.197561" calcext:value-type="float">
            <text:p>0.197561</text:p>
          </table:table-cell>
          <table:table-cell office:value-type="float" office:value="0" calcext:value-type="float">
            <text:p>0</text:p>
          </table:table-cell>
          <table:table-cell office:value-type="float" office:value="34.28548" calcext:value-type="float">
            <text:p>34.28548</text:p>
          </table:table-cell>
          <table:table-cell office:value-type="float" office:value="29.37977" calcext:value-type="float">
            <text:p>29.37977</text:p>
          </table:table-cell>
          <table:table-cell office:value-type="float" office:value="28.06913" calcext:value-type="float">
            <text:p>28.06913</text:p>
          </table:table-cell>
          <table:table-cell office:value-type="float" office:value="9.313824" calcext:value-type="float">
            <text:p>9.313824</text:p>
          </table:table-cell>
          <table:table-cell office:value-type="float" office:value="8.703723" calcext:value-type="float">
            <text:p>8.703723</text:p>
          </table:table-cell>
          <table:table-cell office:value-type="float" office:value="3.222437" calcext:value-type="float">
            <text:p>3.222437</text:p>
          </table:table-cell>
          <table:table-cell office:value-type="float" office:value="3.189415" calcext:value-type="float">
            <text:p>3.189415</text:p>
          </table:table-cell>
          <table:table-cell office:value-type="float" office:value="5.694891" calcext:value-type="float">
            <text:p>5.694891</text:p>
          </table:table-cell>
          <table:table-cell office:value-type="float" office:value="8.395361" calcext:value-type="float">
            <text:p>8.395361</text:p>
          </table:table-cell>
          <table:table-cell office:value-type="float" office:value="8.925179" calcext:value-type="float">
            <text:p>8.925179</text:p>
          </table:table-cell>
          <table:table-cell office:value-type="float" office:value="9.887976" calcext:value-type="float">
            <text:p>9.887976</text:p>
          </table:table-cell>
          <table:table-cell office:value-type="float" office:value="10.27601" calcext:value-type="float">
            <text:p>10.27601</text:p>
          </table:table-cell>
          <table:table-cell office:value-type="float" office:value="12.62586" calcext:value-type="float">
            <text:p>12.62586</text:p>
          </table:table-cell>
          <table:table-cell office:value-type="float" office:value="12.81311" calcext:value-type="float">
            <text:p>12.81311</text:p>
          </table:table-cell>
          <table:table-cell office:value-type="float" office:value="0" calcext:value-type="float">
            <text:p>0</text:p>
          </table:table-cell>
          <table:table-cell office:value-type="float" office:value="7.464369" calcext:value-type="float">
            <text:p>7.4643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7" calcext:value-type="float">
            <text:p>19022007</text:p>
          </table:table-cell>
          <table:table-cell office:value-type="float" office:value="6.844668" calcext:value-type="float">
            <text:p>6.844668</text:p>
          </table:table-cell>
          <table:table-cell office:value-type="float" office:value="133.4413" calcext:value-type="float">
            <text:p>133.4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0952" calcext:value-type="float">
            <text:p>40.10952</text:p>
          </table:table-cell>
          <table:table-cell office:value-type="float" office:value="0" calcext:value-type="float">
            <text:p>0</text:p>
          </table:table-cell>
          <table:table-cell office:value-type="float" office:value="0.0000008926825" calcext:value-type="float">
            <text:p>8.926825E-07</text:p>
          </table:table-cell>
          <table:table-cell office:value-type="float" office:value="0" calcext:value-type="float">
            <text:p>0</text:p>
          </table:table-cell>
          <table:table-cell office:value-type="float" office:value="-0.001711952" calcext:value-type="float">
            <text:p>-0.001711952</text:p>
          </table:table-cell>
          <table:table-cell office:value-type="float" office:value="1163.279" calcext:value-type="float">
            <text:p>1163.279</text:p>
          </table:table-cell>
          <table:table-cell office:value-type="float" office:value="1.300233" calcext:value-type="float">
            <text:p>1.300233</text:p>
          </table:table-cell>
          <table:table-cell office:value-type="float" office:value="0" calcext:value-type="float">
            <text:p>0</text:p>
          </table:table-cell>
          <table:table-cell office:value-type="float" office:value="0.3262902" calcext:value-type="float">
            <text:p>0.3262902</text:p>
          </table:table-cell>
          <table:table-cell office:value-type="float" office:value="0.2830217" calcext:value-type="float">
            <text:p>0.2830217</text:p>
          </table:table-cell>
          <table:table-cell office:value-type="float" office:value="0.2568785" calcext:value-type="float">
            <text:p>0.2568785</text:p>
          </table:table-cell>
          <table:table-cell office:value-type="float" office:value="0.06934835" calcext:value-type="float">
            <text:p>0.06934835</text:p>
          </table:table-cell>
          <table:table-cell office:value-type="float" office:value="0.06647491" calcext:value-type="float">
            <text:p>0.06647491</text:p>
          </table:table-cell>
          <table:table-cell office:value-type="float" office:value="0.03083237" calcext:value-type="float">
            <text:p>0.03083237</text:p>
          </table:table-cell>
          <table:table-cell office:value-type="float" office:value="0.03757896" calcext:value-type="float">
            <text:p>0.03757896</text:p>
          </table:table-cell>
          <table:table-cell office:value-type="float" office:value="0.08232898" calcext:value-type="float">
            <text:p>0.08232898</text:p>
          </table:table-cell>
          <table:table-cell office:value-type="float" office:value="0.1494968" calcext:value-type="float">
            <text:p>0.1494968</text:p>
          </table:table-cell>
          <table:table-cell office:value-type="float" office:value="0.1669306" calcext:value-type="float">
            <text:p>0.1669306</text:p>
          </table:table-cell>
          <table:table-cell office:value-type="float" office:value="0.1662824" calcext:value-type="float">
            <text:p>0.1662824</text:p>
          </table:table-cell>
          <table:table-cell office:value-type="float" office:value="0.1705082" calcext:value-type="float">
            <text:p>0.1705082</text:p>
          </table:table-cell>
          <table:table-cell office:value-type="float" office:value="0.1948877" calcext:value-type="float">
            <text:p>0.1948877</text:p>
          </table:table-cell>
          <table:table-cell office:value-type="float" office:value="0.1975725" calcext:value-type="float">
            <text:p>0.1975725</text:p>
          </table:table-cell>
          <table:table-cell office:value-type="float" office:value="0" calcext:value-type="float">
            <text:p>0</text:p>
          </table:table-cell>
          <table:table-cell office:value-type="float" office:value="34.29918" calcext:value-type="float">
            <text:p>34.29918</text:p>
          </table:table-cell>
          <table:table-cell office:value-type="float" office:value="29.38308" calcext:value-type="float">
            <text:p>29.38308</text:p>
          </table:table-cell>
          <table:table-cell office:value-type="float" office:value="28.07289" calcext:value-type="float">
            <text:p>28.07289</text:p>
          </table:table-cell>
          <table:table-cell office:value-type="float" office:value="9.310091" calcext:value-type="float">
            <text:p>9.310091</text:p>
          </table:table-cell>
          <table:table-cell office:value-type="float" office:value="8.701099" calcext:value-type="float">
            <text:p>8.701099</text:p>
          </table:table-cell>
          <table:table-cell office:value-type="float" office:value="3.222791" calcext:value-type="float">
            <text:p>3.222791</text:p>
          </table:table-cell>
          <table:table-cell office:value-type="float" office:value="3.190994" calcext:value-type="float">
            <text:p>3.190994</text:p>
          </table:table-cell>
          <table:table-cell office:value-type="float" office:value="5.698163" calcext:value-type="float">
            <text:p>5.698163</text:p>
          </table:table-cell>
          <table:table-cell office:value-type="float" office:value="8.39952" calcext:value-type="float">
            <text:p>8.39952</text:p>
          </table:table-cell>
          <table:table-cell office:value-type="float" office:value="8.929584" calcext:value-type="float">
            <text:p>8.929584</text:p>
          </table:table-cell>
          <table:table-cell office:value-type="float" office:value="9.891983" calcext:value-type="float">
            <text:p>9.891983</text:p>
          </table:table-cell>
          <table:table-cell office:value-type="float" office:value="10.27989" calcext:value-type="float">
            <text:p>10.27989</text:p>
          </table:table-cell>
          <table:table-cell office:value-type="float" office:value="12.62702" calcext:value-type="float">
            <text:p>12.62702</text:p>
          </table:table-cell>
          <table:table-cell office:value-type="float" office:value="12.81442" calcext:value-type="float">
            <text:p>12.81442</text:p>
          </table:table-cell>
          <table:table-cell office:value-type="float" office:value="0" calcext:value-type="float">
            <text:p>0</text:p>
          </table:table-cell>
          <table:table-cell office:value-type="float" office:value="11.12396" calcext:value-type="float">
            <text:p>11.123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7" calcext:value-type="float">
            <text:p>20022007</text:p>
          </table:table-cell>
          <table:table-cell office:value-type="float" office:value="6.837391" calcext:value-type="float">
            <text:p>6.837391</text:p>
          </table:table-cell>
          <table:table-cell office:value-type="float" office:value="133.4415" calcext:value-type="float">
            <text:p>133.4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209" calcext:value-type="float">
            <text:p>40.1209</text:p>
          </table:table-cell>
          <table:table-cell office:value-type="float" office:value="0" calcext:value-type="float">
            <text:p>0</text:p>
          </table:table-cell>
          <table:table-cell office:value-type="float" office:value="0.0000009039367" calcext:value-type="float">
            <text:p>9.039367E-07</text:p>
          </table:table-cell>
          <table:table-cell office:value-type="float" office:value="0" calcext:value-type="float">
            <text:p>0</text:p>
          </table:table-cell>
          <table:table-cell office:value-type="float" office:value="-0.001820279" calcext:value-type="float">
            <text:p>-0.001820279</text:p>
          </table:table-cell>
          <table:table-cell office:value-type="float" office:value="1163.274" calcext:value-type="float">
            <text:p>1163.274</text:p>
          </table:table-cell>
          <table:table-cell office:value-type="float" office:value="1.301816" calcext:value-type="float">
            <text:p>1.301816</text:p>
          </table:table-cell>
          <table:table-cell office:value-type="float" office:value="0" calcext:value-type="float">
            <text:p>0</text:p>
          </table:table-cell>
          <table:table-cell office:value-type="float" office:value="0.3991444" calcext:value-type="float">
            <text:p>0.3991444</text:p>
          </table:table-cell>
          <table:table-cell office:value-type="float" office:value="0.2888242" calcext:value-type="float">
            <text:p>0.2888242</text:p>
          </table:table-cell>
          <table:table-cell office:value-type="float" office:value="0.2565642" calcext:value-type="float">
            <text:p>0.2565642</text:p>
          </table:table-cell>
          <table:table-cell office:value-type="float" office:value="0.06940507" calcext:value-type="float">
            <text:p>0.06940507</text:p>
          </table:table-cell>
          <table:table-cell office:value-type="float" office:value="0.0662241" calcext:value-type="float">
            <text:p>0.0662241</text:p>
          </table:table-cell>
          <table:table-cell office:value-type="float" office:value="0.0308117" calcext:value-type="float">
            <text:p>0.0308117</text:p>
          </table:table-cell>
          <table:table-cell office:value-type="float" office:value="0.03877554" calcext:value-type="float">
            <text:p>0.03877554</text:p>
          </table:table-cell>
          <table:table-cell office:value-type="float" office:value="0.08239672" calcext:value-type="float">
            <text:p>0.08239672</text:p>
          </table:table-cell>
          <table:table-cell office:value-type="float" office:value="0.1495355" calcext:value-type="float">
            <text:p>0.1495355</text:p>
          </table:table-cell>
          <table:table-cell office:value-type="float" office:value="0.1669558" calcext:value-type="float">
            <text:p>0.1669558</text:p>
          </table:table-cell>
          <table:table-cell office:value-type="float" office:value="0.1663208" calcext:value-type="float">
            <text:p>0.1663208</text:p>
          </table:table-cell>
          <table:table-cell office:value-type="float" office:value="0.1705603" calcext:value-type="float">
            <text:p>0.1705603</text:p>
          </table:table-cell>
          <table:table-cell office:value-type="float" office:value="0.1949568" calcext:value-type="float">
            <text:p>0.1949568</text:p>
          </table:table-cell>
          <table:table-cell office:value-type="float" office:value="0.1975604" calcext:value-type="float">
            <text:p>0.1975604</text:p>
          </table:table-cell>
          <table:table-cell office:value-type="float" office:value="0" calcext:value-type="float">
            <text:p>0</text:p>
          </table:table-cell>
          <table:table-cell office:value-type="float" office:value="34.32868" calcext:value-type="float">
            <text:p>34.32868</text:p>
          </table:table-cell>
          <table:table-cell office:value-type="float" office:value="29.38626" calcext:value-type="float">
            <text:p>29.38626</text:p>
          </table:table-cell>
          <table:table-cell office:value-type="float" office:value="28.07671" calcext:value-type="float">
            <text:p>28.07671</text:p>
          </table:table-cell>
          <table:table-cell office:value-type="float" office:value="9.306368" calcext:value-type="float">
            <text:p>9.306368</text:p>
          </table:table-cell>
          <table:table-cell office:value-type="float" office:value="8.698388" calcext:value-type="float">
            <text:p>8.698388</text:p>
          </table:table-cell>
          <table:table-cell office:value-type="float" office:value="3.223153" calcext:value-type="float">
            <text:p>3.223153</text:p>
          </table:table-cell>
          <table:table-cell office:value-type="float" office:value="3.192534" calcext:value-type="float">
            <text:p>3.192534</text:p>
          </table:table-cell>
          <table:table-cell office:value-type="float" office:value="5.70141" calcext:value-type="float">
            <text:p>5.70141</text:p>
          </table:table-cell>
          <table:table-cell office:value-type="float" office:value="8.403679" calcext:value-type="float">
            <text:p>8.403679</text:p>
          </table:table-cell>
          <table:table-cell office:value-type="float" office:value="8.933989" calcext:value-type="float">
            <text:p>8.933989</text:p>
          </table:table-cell>
          <table:table-cell office:value-type="float" office:value="9.895943" calcext:value-type="float">
            <text:p>9.895943</text:p>
          </table:table-cell>
          <table:table-cell office:value-type="float" office:value="10.28377" calcext:value-type="float">
            <text:p>10.28377</text:p>
          </table:table-cell>
          <table:table-cell office:value-type="float" office:value="12.62823" calcext:value-type="float">
            <text:p>12.62823</text:p>
          </table:table-cell>
          <table:table-cell office:value-type="float" office:value="12.81558" calcext:value-type="float">
            <text:p>12.81558</text:p>
          </table:table-cell>
          <table:table-cell office:value-type="float" office:value="0" calcext:value-type="float">
            <text:p>0</text:p>
          </table:table-cell>
          <table:table-cell office:value-type="float" office:value="11.34235" calcext:value-type="float">
            <text:p>11.34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7" calcext:value-type="float">
            <text:p>21022007</text:p>
          </table:table-cell>
          <table:table-cell office:value-type="float" office:value="6.830959" calcext:value-type="float">
            <text:p>6.830959</text:p>
          </table:table-cell>
          <table:table-cell office:value-type="float" office:value="133.4417" calcext:value-type="float">
            <text:p>133.4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3238" calcext:value-type="float">
            <text:p>40.13238</text:p>
          </table:table-cell>
          <table:table-cell office:value-type="float" office:value="0" calcext:value-type="float">
            <text:p>0</text:p>
          </table:table-cell>
          <table:table-cell office:value-type="float" office:value="0.0000009126194" calcext:value-type="float">
            <text:p>9.126194E-07</text:p>
          </table:table-cell>
          <table:table-cell office:value-type="float" office:value="0" calcext:value-type="float">
            <text:p>0</text:p>
          </table:table-cell>
          <table:table-cell office:value-type="float" office:value="-0.001986205" calcext:value-type="float">
            <text:p>-0.001986205</text:p>
          </table:table-cell>
          <table:table-cell office:value-type="float" office:value="1163.27" calcext:value-type="float">
            <text:p>1163.27</text:p>
          </table:table-cell>
          <table:table-cell office:value-type="float" office:value="1.30291" calcext:value-type="float">
            <text:p>1.30291</text:p>
          </table:table-cell>
          <table:table-cell office:value-type="float" office:value="0" calcext:value-type="float">
            <text:p>0</text:p>
          </table:table-cell>
          <table:table-cell office:value-type="float" office:value="0.4101431" calcext:value-type="float">
            <text:p>0.4101431</text:p>
          </table:table-cell>
          <table:table-cell office:value-type="float" office:value="0.2931589" calcext:value-type="float">
            <text:p>0.2931589</text:p>
          </table:table-cell>
          <table:table-cell office:value-type="float" office:value="0.2555283" calcext:value-type="float">
            <text:p>0.2555283</text:p>
          </table:table-cell>
          <table:table-cell office:value-type="float" office:value="0.06931624" calcext:value-type="float">
            <text:p>0.06931624</text:p>
          </table:table-cell>
          <table:table-cell office:value-type="float" office:value="0.06624582" calcext:value-type="float">
            <text:p>0.06624582</text:p>
          </table:table-cell>
          <table:table-cell office:value-type="float" office:value="0.03076917" calcext:value-type="float">
            <text:p>0.03076917</text:p>
          </table:table-cell>
          <table:table-cell office:value-type="float" office:value="0.03918073" calcext:value-type="float">
            <text:p>0.03918073</text:p>
          </table:table-cell>
          <table:table-cell office:value-type="float" office:value="0.08246013" calcext:value-type="float">
            <text:p>0.08246013</text:p>
          </table:table-cell>
          <table:table-cell office:value-type="float" office:value="0.1495748" calcext:value-type="float">
            <text:p>0.1495748</text:p>
          </table:table-cell>
          <table:table-cell office:value-type="float" office:value="0.1669818" calcext:value-type="float">
            <text:p>0.1669818</text:p>
          </table:table-cell>
          <table:table-cell office:value-type="float" office:value="0.1663592" calcext:value-type="float">
            <text:p>0.1663592</text:p>
          </table:table-cell>
          <table:table-cell office:value-type="float" office:value="0.1705916" calcext:value-type="float">
            <text:p>0.1705916</text:p>
          </table:table-cell>
          <table:table-cell office:value-type="float" office:value="0.1949247" calcext:value-type="float">
            <text:p>0.1949247</text:p>
          </table:table-cell>
          <table:table-cell office:value-type="float" office:value="0.1975897" calcext:value-type="float">
            <text:p>0.1975897</text:p>
          </table:table-cell>
          <table:table-cell office:value-type="float" office:value="0" calcext:value-type="float">
            <text:p>0</text:p>
          </table:table-cell>
          <table:table-cell office:value-type="float" office:value="34.36492" calcext:value-type="float">
            <text:p>34.36492</text:p>
          </table:table-cell>
          <table:table-cell office:value-type="float" office:value="29.39059" calcext:value-type="float">
            <text:p>29.39059</text:p>
          </table:table-cell>
          <table:table-cell office:value-type="float" office:value="28.08024" calcext:value-type="float">
            <text:p>28.08024</text:p>
          </table:table-cell>
          <table:table-cell office:value-type="float" office:value="9.302684" calcext:value-type="float">
            <text:p>9.302684</text:p>
          </table:table-cell>
          <table:table-cell office:value-type="float" office:value="8.695656" calcext:value-type="float">
            <text:p>8.695656</text:p>
          </table:table-cell>
          <table:table-cell office:value-type="float" office:value="3.223505" calcext:value-type="float">
            <text:p>3.223505</text:p>
          </table:table-cell>
          <table:table-cell office:value-type="float" office:value="3.194197" calcext:value-type="float">
            <text:p>3.194197</text:p>
          </table:table-cell>
          <table:table-cell office:value-type="float" office:value="5.70466" calcext:value-type="float">
            <text:p>5.70466</text:p>
          </table:table-cell>
          <table:table-cell office:value-type="float" office:value="8.407839" calcext:value-type="float">
            <text:p>8.407839</text:p>
          </table:table-cell>
          <table:table-cell office:value-type="float" office:value="8.938393" calcext:value-type="float">
            <text:p>8.938393</text:p>
          </table:table-cell>
          <table:table-cell office:value-type="float" office:value="9.899902" calcext:value-type="float">
            <text:p>9.899902</text:p>
          </table:table-cell>
          <table:table-cell office:value-type="float" office:value="10.28764" calcext:value-type="float">
            <text:p>10.28764</text:p>
          </table:table-cell>
          <table:table-cell office:value-type="float" office:value="12.62947" calcext:value-type="float">
            <text:p>12.62947</text:p>
          </table:table-cell>
          <table:table-cell office:value-type="float" office:value="12.81472" calcext:value-type="float">
            <text:p>12.81472</text:p>
          </table:table-cell>
          <table:table-cell office:value-type="float" office:value="0" calcext:value-type="float">
            <text:p>0</text:p>
          </table:table-cell>
          <table:table-cell office:value-type="float" office:value="9.23463" calcext:value-type="float">
            <text:p>9.234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7" calcext:value-type="float">
            <text:p>22022007</text:p>
          </table:table-cell>
          <table:table-cell office:value-type="float" office:value="6.824185" calcext:value-type="float">
            <text:p>6.824185</text:p>
          </table:table-cell>
          <table:table-cell office:value-type="float" office:value="133.4419" calcext:value-type="float">
            <text:p>133.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4369" calcext:value-type="float">
            <text:p>40.14369</text:p>
          </table:table-cell>
          <table:table-cell office:value-type="float" office:value="0" calcext:value-type="float">
            <text:p>0</text:p>
          </table:table-cell>
          <table:table-cell office:value-type="float" office:value="0.0000009366784" calcext:value-type="float">
            <text:p>9.366784E-07</text:p>
          </table:table-cell>
          <table:table-cell office:value-type="float" office:value="0" calcext:value-type="float">
            <text:p>0</text:p>
          </table:table-cell>
          <table:table-cell office:value-type="float" office:value="-0.002144873" calcext:value-type="float">
            <text:p>-0.002144873</text:p>
          </table:table-cell>
          <table:table-cell office:value-type="float" office:value="1163.265" calcext:value-type="float">
            <text:p>1163.265</text:p>
          </table:table-cell>
          <table:table-cell office:value-type="float" office:value="1.304291" calcext:value-type="float">
            <text:p>1.304291</text:p>
          </table:table-cell>
          <table:table-cell office:value-type="float" office:value="0" calcext:value-type="float">
            <text:p>0</text:p>
          </table:table-cell>
          <table:table-cell office:value-type="float" office:value="0.3270458" calcext:value-type="float">
            <text:p>0.3270458</text:p>
          </table:table-cell>
          <table:table-cell office:value-type="float" office:value="0.2854552" calcext:value-type="float">
            <text:p>0.2854552</text:p>
          </table:table-cell>
          <table:table-cell office:value-type="float" office:value="0.2555381" calcext:value-type="float">
            <text:p>0.2555381</text:p>
          </table:table-cell>
          <table:table-cell office:value-type="float" office:value="0.06912559" calcext:value-type="float">
            <text:p>0.06912559</text:p>
          </table:table-cell>
          <table:table-cell office:value-type="float" office:value="0.06618315" calcext:value-type="float">
            <text:p>0.06618315</text:p>
          </table:table-cell>
          <table:table-cell office:value-type="float" office:value="0.03077038" calcext:value-type="float">
            <text:p>0.03077038</text:p>
          </table:table-cell>
          <table:table-cell office:value-type="float" office:value="0.03760521" calcext:value-type="float">
            <text:p>0.03760521</text:p>
          </table:table-cell>
          <table:table-cell office:value-type="float" office:value="0.08239867" calcext:value-type="float">
            <text:p>0.08239867</text:p>
          </table:table-cell>
          <table:table-cell office:value-type="float" office:value="0.1496104" calcext:value-type="float">
            <text:p>0.1496104</text:p>
          </table:table-cell>
          <table:table-cell office:value-type="float" office:value="0.1670086" calcext:value-type="float">
            <text:p>0.1670086</text:p>
          </table:table-cell>
          <table:table-cell office:value-type="float" office:value="0.1663983" calcext:value-type="float">
            <text:p>0.1663983</text:p>
          </table:table-cell>
          <table:table-cell office:value-type="float" office:value="0.170611" calcext:value-type="float">
            <text:p>0.170611</text:p>
          </table:table-cell>
          <table:table-cell office:value-type="float" office:value="0.1949258" calcext:value-type="float">
            <text:p>0.1949258</text:p>
          </table:table-cell>
          <table:table-cell office:value-type="float" office:value="0.1976072" calcext:value-type="float">
            <text:p>0.1976072</text:p>
          </table:table-cell>
          <table:table-cell office:value-type="float" office:value="0" calcext:value-type="float">
            <text:p>0</text:p>
          </table:table-cell>
          <table:table-cell office:value-type="float" office:value="34.38488" calcext:value-type="float">
            <text:p>34.38488</text:p>
          </table:table-cell>
          <table:table-cell office:value-type="float" office:value="29.39542" calcext:value-type="float">
            <text:p>29.39542</text:p>
          </table:table-cell>
          <table:table-cell office:value-type="float" office:value="28.08347" calcext:value-type="float">
            <text:p>28.08347</text:p>
          </table:table-cell>
          <table:table-cell office:value-type="float" office:value="9.298952" calcext:value-type="float">
            <text:p>9.298952</text:p>
          </table:table-cell>
          <table:table-cell office:value-type="float" office:value="8.692934" calcext:value-type="float">
            <text:p>8.692934</text:p>
          </table:table-cell>
          <table:table-cell office:value-type="float" office:value="3.223846" calcext:value-type="float">
            <text:p>3.223846</text:p>
          </table:table-cell>
          <table:table-cell office:value-type="float" office:value="3.195771" calcext:value-type="float">
            <text:p>3.195771</text:p>
          </table:table-cell>
          <table:table-cell office:value-type="float" office:value="5.707906" calcext:value-type="float">
            <text:p>5.707906</text:p>
          </table:table-cell>
          <table:table-cell office:value-type="float" office:value="8.411998" calcext:value-type="float">
            <text:p>8.411998</text:p>
          </table:table-cell>
          <table:table-cell office:value-type="float" office:value="8.9428" calcext:value-type="float">
            <text:p>8.9428</text:p>
          </table:table-cell>
          <table:table-cell office:value-type="float" office:value="9.903861" calcext:value-type="float">
            <text:p>9.903861</text:p>
          </table:table-cell>
          <table:table-cell office:value-type="float" office:value="10.29152" calcext:value-type="float">
            <text:p>10.29152</text:p>
          </table:table-cell>
          <table:table-cell office:value-type="float" office:value="12.63071" calcext:value-type="float">
            <text:p>12.63071</text:p>
          </table:table-cell>
          <table:table-cell office:value-type="float" office:value="12.81483" calcext:value-type="float">
            <text:p>12.81483</text:p>
          </table:table-cell>
          <table:table-cell office:value-type="float" office:value="0" calcext:value-type="float">
            <text:p>0</text:p>
          </table:table-cell>
          <table:table-cell office:value-type="float" office:value="10.79133" calcext:value-type="float">
            <text:p>10.791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7" calcext:value-type="float">
            <text:p>23022007</text:p>
          </table:table-cell>
          <table:table-cell office:value-type="float" office:value="6.817304" calcext:value-type="float">
            <text:p>6.817304</text:p>
          </table:table-cell>
          <table:table-cell office:value-type="float" office:value="133.4421" calcext:value-type="float">
            <text:p>133.4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5494" calcext:value-type="float">
            <text:p>40.15494</text:p>
          </table:table-cell>
          <table:table-cell office:value-type="float" office:value="0" calcext:value-type="float">
            <text:p>0</text:p>
          </table:table-cell>
          <table:table-cell office:value-type="float" office:value="0.0000009556207" calcext:value-type="float">
            <text:p>9.556207E-07</text:p>
          </table:table-cell>
          <table:table-cell office:value-type="float" office:value="0" calcext:value-type="float">
            <text:p>0</text:p>
          </table:table-cell>
          <table:table-cell office:value-type="float" office:value="-0.002144737" calcext:value-type="float">
            <text:p>-0.002144737</text:p>
          </table:table-cell>
          <table:table-cell office:value-type="float" office:value="1163.259" calcext:value-type="float">
            <text:p>1163.259</text:p>
          </table:table-cell>
          <table:table-cell office:value-type="float" office:value="1.305664" calcext:value-type="float">
            <text:p>1.305664</text:p>
          </table:table-cell>
          <table:table-cell office:value-type="float" office:value="0" calcext:value-type="float">
            <text:p>0</text:p>
          </table:table-cell>
          <table:table-cell office:value-type="float" office:value="0.3616237" calcext:value-type="float">
            <text:p>0.3616237</text:p>
          </table:table-cell>
          <table:table-cell office:value-type="float" office:value="0.2858113" calcext:value-type="float">
            <text:p>0.2858113</text:p>
          </table:table-cell>
          <table:table-cell office:value-type="float" office:value="0.2556948" calcext:value-type="float">
            <text:p>0.2556948</text:p>
          </table:table-cell>
          <table:table-cell office:value-type="float" office:value="0.06907582" calcext:value-type="float">
            <text:p>0.06907582</text:p>
          </table:table-cell>
          <table:table-cell office:value-type="float" office:value="0.06588656" calcext:value-type="float">
            <text:p>0.06588656</text:p>
          </table:table-cell>
          <table:table-cell office:value-type="float" office:value="0.03076299" calcext:value-type="float">
            <text:p>0.03076299</text:p>
          </table:table-cell>
          <table:table-cell office:value-type="float" office:value="0.03827822" calcext:value-type="float">
            <text:p>0.03827822</text:p>
          </table:table-cell>
          <table:table-cell office:value-type="float" office:value="0.08243775" calcext:value-type="float">
            <text:p>0.08243775</text:p>
          </table:table-cell>
          <table:table-cell office:value-type="float" office:value="0.149641" calcext:value-type="float">
            <text:p>0.149641</text:p>
          </table:table-cell>
          <table:table-cell office:value-type="float" office:value="0.1670361" calcext:value-type="float">
            <text:p>0.1670361</text:p>
          </table:table-cell>
          <table:table-cell office:value-type="float" office:value="0.1664374" calcext:value-type="float">
            <text:p>0.1664374</text:p>
          </table:table-cell>
          <table:table-cell office:value-type="float" office:value="0.1706352" calcext:value-type="float">
            <text:p>0.1706352</text:p>
          </table:table-cell>
          <table:table-cell office:value-type="float" office:value="0.1949382" calcext:value-type="float">
            <text:p>0.1949382</text:p>
          </table:table-cell>
          <table:table-cell office:value-type="float" office:value="0.1976166" calcext:value-type="float">
            <text:p>0.1976166</text:p>
          </table:table-cell>
          <table:table-cell office:value-type="float" office:value="0" calcext:value-type="float">
            <text:p>0</text:p>
          </table:table-cell>
          <table:table-cell office:value-type="float" office:value="34.40812" calcext:value-type="float">
            <text:p>34.40812</text:p>
          </table:table-cell>
          <table:table-cell office:value-type="float" office:value="29.39892" calcext:value-type="float">
            <text:p>29.39892</text:p>
          </table:table-cell>
          <table:table-cell office:value-type="float" office:value="28.08688" calcext:value-type="float">
            <text:p>28.08688</text:p>
          </table:table-cell>
          <table:table-cell office:value-type="float" office:value="9.295221" calcext:value-type="float">
            <text:p>9.295221</text:p>
          </table:table-cell>
          <table:table-cell office:value-type="float" office:value="8.690125" calcext:value-type="float">
            <text:p>8.690125</text:p>
          </table:table-cell>
          <table:table-cell office:value-type="float" office:value="3.224188" calcext:value-type="float">
            <text:p>3.224188</text:p>
          </table:table-cell>
          <table:table-cell office:value-type="float" office:value="3.197261" calcext:value-type="float">
            <text:p>3.197261</text:p>
          </table:table-cell>
          <table:table-cell office:value-type="float" office:value="5.711139" calcext:value-type="float">
            <text:p>5.711139</text:p>
          </table:table-cell>
          <table:table-cell office:value-type="float" office:value="8.416158" calcext:value-type="float">
            <text:p>8.416158</text:p>
          </table:table-cell>
          <table:table-cell office:value-type="float" office:value="8.947201" calcext:value-type="float">
            <text:p>8.947201</text:p>
          </table:table-cell>
          <table:table-cell office:value-type="float" office:value="9.907821" calcext:value-type="float">
            <text:p>9.907821</text:p>
          </table:table-cell>
          <table:table-cell office:value-type="float" office:value="10.29539" calcext:value-type="float">
            <text:p>10.29539</text:p>
          </table:table-cell>
          <table:table-cell office:value-type="float" office:value="12.63189" calcext:value-type="float">
            <text:p>12.63189</text:p>
          </table:table-cell>
          <table:table-cell office:value-type="float" office:value="12.8155" calcext:value-type="float">
            <text:p>12.8155</text:p>
          </table:table-cell>
          <table:table-cell office:value-type="float" office:value="0" calcext:value-type="float">
            <text:p>0</text:p>
          </table:table-cell>
          <table:table-cell office:value-type="float" office:value="11.04815" calcext:value-type="float">
            <text:p>11.048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7" calcext:value-type="float">
            <text:p>24022007</text:p>
          </table:table-cell>
          <table:table-cell office:value-type="float" office:value="6.809753" calcext:value-type="float">
            <text:p>6.809753</text:p>
          </table:table-cell>
          <table:table-cell office:value-type="float" office:value="133.4424" calcext:value-type="float">
            <text:p>133.4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6626" calcext:value-type="float">
            <text:p>40.16626</text:p>
          </table:table-cell>
          <table:table-cell office:value-type="float" office:value="0" calcext:value-type="float">
            <text:p>0</text:p>
          </table:table-cell>
          <table:table-cell office:value-type="float" office:value="0.000000964637" calcext:value-type="float">
            <text:p>9.64637E-07</text:p>
          </table:table-cell>
          <table:table-cell office:value-type="float" office:value="0" calcext:value-type="float">
            <text:p>0</text:p>
          </table:table-cell>
          <table:table-cell office:value-type="float" office:value="-0.002144681" calcext:value-type="float">
            <text:p>-0.002144681</text:p>
          </table:table-cell>
          <table:table-cell office:value-type="float" office:value="1163.255" calcext:value-type="float">
            <text:p>1163.255</text:p>
          </table:table-cell>
          <table:table-cell office:value-type="float" office:value="1.30744" calcext:value-type="float">
            <text:p>1.30744</text:p>
          </table:table-cell>
          <table:table-cell office:value-type="float" office:value="0" calcext:value-type="float">
            <text:p>0</text:p>
          </table:table-cell>
          <table:table-cell office:value-type="float" office:value="0.4109785" calcext:value-type="float">
            <text:p>0.4109785</text:p>
          </table:table-cell>
          <table:table-cell office:value-type="float" office:value="0.2882042" calcext:value-type="float">
            <text:p>0.2882042</text:p>
          </table:table-cell>
          <table:table-cell office:value-type="float" office:value="0.2557752" calcext:value-type="float">
            <text:p>0.2557752</text:p>
          </table:table-cell>
          <table:table-cell office:value-type="float" office:value="0.06910165" calcext:value-type="float">
            <text:p>0.06910165</text:p>
          </table:table-cell>
          <table:table-cell office:value-type="float" office:value="0.06593448" calcext:value-type="float">
            <text:p>0.06593448</text:p>
          </table:table-cell>
          <table:table-cell office:value-type="float" office:value="0.03072657" calcext:value-type="float">
            <text:p>0.03072657</text:p>
          </table:table-cell>
          <table:table-cell office:value-type="float" office:value="0.03895334" calcext:value-type="float">
            <text:p>0.03895334</text:p>
          </table:table-cell>
          <table:table-cell office:value-type="float" office:value="0.08251683" calcext:value-type="float">
            <text:p>0.08251683</text:p>
          </table:table-cell>
          <table:table-cell office:value-type="float" office:value="0.1496779" calcext:value-type="float">
            <text:p>0.1496779</text:p>
          </table:table-cell>
          <table:table-cell office:value-type="float" office:value="0.1670644" calcext:value-type="float">
            <text:p>0.1670644</text:p>
          </table:table-cell>
          <table:table-cell office:value-type="float" office:value="0.1664766" calcext:value-type="float">
            <text:p>0.1664766</text:p>
          </table:table-cell>
          <table:table-cell office:value-type="float" office:value="0.1706643" calcext:value-type="float">
            <text:p>0.1706643</text:p>
          </table:table-cell>
          <table:table-cell office:value-type="float" office:value="0.1949517" calcext:value-type="float">
            <text:p>0.1949517</text:p>
          </table:table-cell>
          <table:table-cell office:value-type="float" office:value="0.1976278" calcext:value-type="float">
            <text:p>0.1976278</text:p>
          </table:table-cell>
          <table:table-cell office:value-type="float" office:value="0" calcext:value-type="float">
            <text:p>0</text:p>
          </table:table-cell>
          <table:table-cell office:value-type="float" office:value="34.44194" calcext:value-type="float">
            <text:p>34.44194</text:p>
          </table:table-cell>
          <table:table-cell office:value-type="float" office:value="29.40172" calcext:value-type="float">
            <text:p>29.40172</text:p>
          </table:table-cell>
          <table:table-cell office:value-type="float" office:value="28.09028" calcext:value-type="float">
            <text:p>28.09028</text:p>
          </table:table-cell>
          <table:table-cell office:value-type="float" office:value="9.291487" calcext:value-type="float">
            <text:p>9.291487</text:p>
          </table:table-cell>
          <table:table-cell office:value-type="float" office:value="8.68727" calcext:value-type="float">
            <text:p>8.68727</text:p>
          </table:table-cell>
          <table:table-cell office:value-type="float" office:value="3.224527" calcext:value-type="float">
            <text:p>3.224527</text:p>
          </table:table-cell>
          <table:table-cell office:value-type="float" office:value="3.198846" calcext:value-type="float">
            <text:p>3.198846</text:p>
          </table:table-cell>
          <table:table-cell office:value-type="float" office:value="5.714372" calcext:value-type="float">
            <text:p>5.714372</text:p>
          </table:table-cell>
          <table:table-cell office:value-type="float" office:value="8.420317" calcext:value-type="float">
            <text:p>8.420317</text:p>
          </table:table-cell>
          <table:table-cell office:value-type="float" office:value="8.951608" calcext:value-type="float">
            <text:p>8.951608</text:p>
          </table:table-cell>
          <table:table-cell office:value-type="float" office:value="9.911781" calcext:value-type="float">
            <text:p>9.911781</text:p>
          </table:table-cell>
          <table:table-cell office:value-type="float" office:value="10.29927" calcext:value-type="float">
            <text:p>10.29927</text:p>
          </table:table-cell>
          <table:table-cell office:value-type="float" office:value="12.63305" calcext:value-type="float">
            <text:p>12.63305</text:p>
          </table:table-cell>
          <table:table-cell office:value-type="float" office:value="12.8171" calcext:value-type="float">
            <text:p>12.8171</text:p>
          </table:table-cell>
          <table:table-cell office:value-type="float" office:value="0" calcext:value-type="float">
            <text:p>0</text:p>
          </table:table-cell>
          <table:table-cell office:value-type="float" office:value="12.38698" calcext:value-type="float">
            <text:p>12.386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7" calcext:value-type="float">
            <text:p>25022007</text:p>
          </table:table-cell>
          <table:table-cell office:value-type="float" office:value="6.801585" calcext:value-type="float">
            <text:p>6.801585</text:p>
          </table:table-cell>
          <table:table-cell office:value-type="float" office:value="133.4426" calcext:value-type="float">
            <text:p>133.4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777" calcext:value-type="float">
            <text:p>40.1777</text:p>
          </table:table-cell>
          <table:table-cell office:value-type="float" office:value="0" calcext:value-type="float">
            <text:p>0</text:p>
          </table:table-cell>
          <table:table-cell office:value-type="float" office:value="0.0000009739762" calcext:value-type="float">
            <text:p>9.739762E-07</text:p>
          </table:table-cell>
          <table:table-cell office:value-type="float" office:value="0" calcext:value-type="float">
            <text:p>0</text:p>
          </table:table-cell>
          <table:table-cell office:value-type="float" office:value="-0.002144608" calcext:value-type="float">
            <text:p>-0.002144608</text:p>
          </table:table-cell>
          <table:table-cell office:value-type="float" office:value="1163.25" calcext:value-type="float">
            <text:p>1163.25</text:p>
          </table:table-cell>
          <table:table-cell office:value-type="float" office:value="1.309673" calcext:value-type="float">
            <text:p>1.309673</text:p>
          </table:table-cell>
          <table:table-cell office:value-type="float" office:value="0" calcext:value-type="float">
            <text:p>0</text:p>
          </table:table-cell>
          <table:table-cell office:value-type="float" office:value="0.4402233" calcext:value-type="float">
            <text:p>0.4402233</text:p>
          </table:table-cell>
          <table:table-cell office:value-type="float" office:value="0.2900874" calcext:value-type="float">
            <text:p>0.2900874</text:p>
          </table:table-cell>
          <table:table-cell office:value-type="float" office:value="0.2564236" calcext:value-type="float">
            <text:p>0.2564236</text:p>
          </table:table-cell>
          <table:table-cell office:value-type="float" office:value="0.06907229" calcext:value-type="float">
            <text:p>0.06907229</text:p>
          </table:table-cell>
          <table:table-cell office:value-type="float" office:value="0.06610669" calcext:value-type="float">
            <text:p>0.06610669</text:p>
          </table:table-cell>
          <table:table-cell office:value-type="float" office:value="0.03071558" calcext:value-type="float">
            <text:p>0.03071558</text:p>
          </table:table-cell>
          <table:table-cell office:value-type="float" office:value="0.03919483" calcext:value-type="float">
            <text:p>0.03919483</text:p>
          </table:table-cell>
          <table:table-cell office:value-type="float" office:value="0.08255763" calcext:value-type="float">
            <text:p>0.08255763</text:p>
          </table:table-cell>
          <table:table-cell office:value-type="float" office:value="0.1497176" calcext:value-type="float">
            <text:p>0.1497176</text:p>
          </table:table-cell>
          <table:table-cell office:value-type="float" office:value="0.1670931" calcext:value-type="float">
            <text:p>0.1670931</text:p>
          </table:table-cell>
          <table:table-cell office:value-type="float" office:value="0.1665155" calcext:value-type="float">
            <text:p>0.1665155</text:p>
          </table:table-cell>
          <table:table-cell office:value-type="float" office:value="0.1706951" calcext:value-type="float">
            <text:p>0.1706951</text:p>
          </table:table-cell>
          <table:table-cell office:value-type="float" office:value="0.1949645" calcext:value-type="float">
            <text:p>0.1949645</text:p>
          </table:table-cell>
          <table:table-cell office:value-type="float" office:value="0.1976389" calcext:value-type="float">
            <text:p>0.1976389</text:p>
          </table:table-cell>
          <table:table-cell office:value-type="float" office:value="0" calcext:value-type="float">
            <text:p>0</text:p>
          </table:table-cell>
          <table:table-cell office:value-type="float" office:value="34.48584" calcext:value-type="float">
            <text:p>34.48584</text:p>
          </table:table-cell>
          <table:table-cell office:value-type="float" office:value="29.40436" calcext:value-type="float">
            <text:p>29.40436</text:p>
          </table:table-cell>
          <table:table-cell office:value-type="float" office:value="28.09379" calcext:value-type="float">
            <text:p>28.09379</text:p>
          </table:table-cell>
          <table:table-cell office:value-type="float" office:value="9.287754" calcext:value-type="float">
            <text:p>9.287754</text:p>
          </table:table-cell>
          <table:table-cell office:value-type="float" office:value="8.684508" calcext:value-type="float">
            <text:p>8.684508</text:p>
          </table:table-cell>
          <table:table-cell office:value-type="float" office:value="3.224859" calcext:value-type="float">
            <text:p>3.224859</text:p>
          </table:table-cell>
          <table:table-cell office:value-type="float" office:value="3.200503" calcext:value-type="float">
            <text:p>3.200503</text:p>
          </table:table-cell>
          <table:table-cell office:value-type="float" office:value="5.717605" calcext:value-type="float">
            <text:p>5.717605</text:p>
          </table:table-cell>
          <table:table-cell office:value-type="float" office:value="8.424477" calcext:value-type="float">
            <text:p>8.424477</text:p>
          </table:table-cell>
          <table:table-cell office:value-type="float" office:value="8.956012" calcext:value-type="float">
            <text:p>8.956012</text:p>
          </table:table-cell>
          <table:table-cell office:value-type="float" office:value="9.915741" calcext:value-type="float">
            <text:p>9.915741</text:p>
          </table:table-cell>
          <table:table-cell office:value-type="float" office:value="10.30315" calcext:value-type="float">
            <text:p>10.30315</text:p>
          </table:table-cell>
          <table:table-cell office:value-type="float" office:value="12.63421" calcext:value-type="float">
            <text:p>12.63421</text:p>
          </table:table-cell>
          <table:table-cell office:value-type="float" office:value="12.81915" calcext:value-type="float">
            <text:p>12.81915</text:p>
          </table:table-cell>
          <table:table-cell office:value-type="float" office:value="0" calcext:value-type="float">
            <text:p>0</text:p>
          </table:table-cell>
          <table:table-cell office:value-type="float" office:value="14.5952" calcext:value-type="float">
            <text:p>14.5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7" calcext:value-type="float">
            <text:p>26022007</text:p>
          </table:table-cell>
          <table:table-cell office:value-type="float" office:value="6.793132" calcext:value-type="float">
            <text:p>6.793132</text:p>
          </table:table-cell>
          <table:table-cell office:value-type="float" office:value="133.4429" calcext:value-type="float">
            <text:p>133.4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8925" calcext:value-type="float">
            <text:p>40.18925</text:p>
          </table:table-cell>
          <table:table-cell office:value-type="float" office:value="0" calcext:value-type="float">
            <text:p>0</text:p>
          </table:table-cell>
          <table:table-cell office:value-type="float" office:value="0.000000985235" calcext:value-type="float">
            <text:p>9.85235E-07</text:p>
          </table:table-cell>
          <table:table-cell office:value-type="float" office:value="0" calcext:value-type="float">
            <text:p>0</text:p>
          </table:table-cell>
          <table:table-cell office:value-type="float" office:value="-0.002144518" calcext:value-type="float">
            <text:p>-0.002144518</text:p>
          </table:table-cell>
          <table:table-cell office:value-type="float" office:value="1163.246" calcext:value-type="float">
            <text:p>1163.246</text:p>
          </table:table-cell>
          <table:table-cell office:value-type="float" office:value="1.312157" calcext:value-type="float">
            <text:p>1.312157</text:p>
          </table:table-cell>
          <table:table-cell office:value-type="float" office:value="0" calcext:value-type="float">
            <text:p>0</text:p>
          </table:table-cell>
          <table:table-cell office:value-type="float" office:value="0.4658783" calcext:value-type="float">
            <text:p>0.4658783</text:p>
          </table:table-cell>
          <table:table-cell office:value-type="float" office:value="0.292157" calcext:value-type="float">
            <text:p>0.292157</text:p>
          </table:table-cell>
          <table:table-cell office:value-type="float" office:value="0.2564364" calcext:value-type="float">
            <text:p>0.2564364</text:p>
          </table:table-cell>
          <table:table-cell office:value-type="float" office:value="0.06909126" calcext:value-type="float">
            <text:p>0.06909126</text:p>
          </table:table-cell>
          <table:table-cell office:value-type="float" office:value="0.06619332" calcext:value-type="float">
            <text:p>0.06619332</text:p>
          </table:table-cell>
          <table:table-cell office:value-type="float" office:value="0.0307219" calcext:value-type="float">
            <text:p>0.0307219</text:p>
          </table:table-cell>
          <table:table-cell office:value-type="float" office:value="0.03926067" calcext:value-type="float">
            <text:p>0.03926067</text:p>
          </table:table-cell>
          <table:table-cell office:value-type="float" office:value="0.08258842" calcext:value-type="float">
            <text:p>0.08258842</text:p>
          </table:table-cell>
          <table:table-cell office:value-type="float" office:value="0.1497585" calcext:value-type="float">
            <text:p>0.1497585</text:p>
          </table:table-cell>
          <table:table-cell office:value-type="float" office:value="0.1671221" calcext:value-type="float">
            <text:p>0.1671221</text:p>
          </table:table-cell>
          <table:table-cell office:value-type="float" office:value="0.1665546" calcext:value-type="float">
            <text:p>0.1665546</text:p>
          </table:table-cell>
          <table:table-cell office:value-type="float" office:value="0.1707264" calcext:value-type="float">
            <text:p>0.1707264</text:p>
          </table:table-cell>
          <table:table-cell office:value-type="float" office:value="0.1949774" calcext:value-type="float">
            <text:p>0.1949774</text:p>
          </table:table-cell>
          <table:table-cell office:value-type="float" office:value="0.19765" calcext:value-type="float">
            <text:p>0.19765</text:p>
          </table:table-cell>
          <table:table-cell office:value-type="float" office:value="0" calcext:value-type="float">
            <text:p>0</text:p>
          </table:table-cell>
          <table:table-cell office:value-type="float" office:value="34.53933" calcext:value-type="float">
            <text:p>34.53933</text:p>
          </table:table-cell>
          <table:table-cell office:value-type="float" office:value="29.40706" calcext:value-type="float">
            <text:p>29.40706</text:p>
          </table:table-cell>
          <table:table-cell office:value-type="float" office:value="28.09731" calcext:value-type="float">
            <text:p>28.09731</text:p>
          </table:table-cell>
          <table:table-cell office:value-type="float" office:value="9.28404" calcext:value-type="float">
            <text:p>9.28404</text:p>
          </table:table-cell>
          <table:table-cell office:value-type="float" office:value="8.68181" calcext:value-type="float">
            <text:p>8.68181</text:p>
          </table:table-cell>
          <table:table-cell office:value-type="float" office:value="3.225192" calcext:value-type="float">
            <text:p>3.225192</text:p>
          </table:table-cell>
          <table:table-cell office:value-type="float" office:value="3.202183" calcext:value-type="float">
            <text:p>3.202183</text:p>
          </table:table-cell>
          <table:table-cell office:value-type="float" office:value="5.72084" calcext:value-type="float">
            <text:p>5.72084</text:p>
          </table:table-cell>
          <table:table-cell office:value-type="float" office:value="8.428669" calcext:value-type="float">
            <text:p>8.428669</text:p>
          </table:table-cell>
          <table:table-cell office:value-type="float" office:value="8.960415" calcext:value-type="float">
            <text:p>8.960415</text:p>
          </table:table-cell>
          <table:table-cell office:value-type="float" office:value="9.919701" calcext:value-type="float">
            <text:p>9.919701</text:p>
          </table:table-cell>
          <table:table-cell office:value-type="float" office:value="10.30703" calcext:value-type="float">
            <text:p>10.30703</text:p>
          </table:table-cell>
          <table:table-cell office:value-type="float" office:value="12.63538" calcext:value-type="float">
            <text:p>12.63538</text:p>
          </table:table-cell>
          <table:table-cell office:value-type="float" office:value="12.82107" calcext:value-type="float">
            <text:p>12.82107</text:p>
          </table:table-cell>
          <table:table-cell office:value-type="float" office:value="0" calcext:value-type="float">
            <text:p>0</text:p>
          </table:table-cell>
          <table:table-cell office:value-type="float" office:value="16.33967" calcext:value-type="float">
            <text:p>16.33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7" calcext:value-type="float">
            <text:p>27022007</text:p>
          </table:table-cell>
          <table:table-cell office:value-type="float" office:value="6.784441" calcext:value-type="float">
            <text:p>6.784441</text:p>
          </table:table-cell>
          <table:table-cell office:value-type="float" office:value="133.4432" calcext:value-type="float">
            <text:p>133.4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009" calcext:value-type="float">
            <text:p>40.2009</text:p>
          </table:table-cell>
          <table:table-cell office:value-type="float" office:value="0" calcext:value-type="float">
            <text:p>0</text:p>
          </table:table-cell>
          <table:table-cell office:value-type="float" office:value="0.0000009973832" calcext:value-type="float">
            <text:p>9.973832E-07</text:p>
          </table:table-cell>
          <table:table-cell office:value-type="float" office:value="0" calcext:value-type="float">
            <text:p>0</text:p>
          </table:table-cell>
          <table:table-cell office:value-type="float" office:value="-0.002144429" calcext:value-type="float">
            <text:p>-0.002144429</text:p>
          </table:table-cell>
          <table:table-cell office:value-type="float" office:value="1163.242" calcext:value-type="float">
            <text:p>1163.242</text:p>
          </table:table-cell>
          <table:table-cell office:value-type="float" office:value="1.314858" calcext:value-type="float">
            <text:p>1.314858</text:p>
          </table:table-cell>
          <table:table-cell office:value-type="float" office:value="0" calcext:value-type="float">
            <text:p>0</text:p>
          </table:table-cell>
          <table:table-cell office:value-type="float" office:value="0.4958151" calcext:value-type="float">
            <text:p>0.4958151</text:p>
          </table:table-cell>
          <table:table-cell office:value-type="float" office:value="0.2948048" calcext:value-type="float">
            <text:p>0.2948048</text:p>
          </table:table-cell>
          <table:table-cell office:value-type="float" office:value="0.2565309" calcext:value-type="float">
            <text:p>0.2565309</text:p>
          </table:table-cell>
          <table:table-cell office:value-type="float" office:value="0.0690921" calcext:value-type="float">
            <text:p>0.0690921</text:p>
          </table:table-cell>
          <table:table-cell office:value-type="float" office:value="0.06623278" calcext:value-type="float">
            <text:p>0.06623278</text:p>
          </table:table-cell>
          <table:table-cell office:value-type="float" office:value="0.03073237" calcext:value-type="float">
            <text:p>0.03073237</text:p>
          </table:table-cell>
          <table:table-cell office:value-type="float" office:value="0.03927793" calcext:value-type="float">
            <text:p>0.03927793</text:p>
          </table:table-cell>
          <table:table-cell office:value-type="float" office:value="0.08261663" calcext:value-type="float">
            <text:p>0.08261663</text:p>
          </table:table-cell>
          <table:table-cell office:value-type="float" office:value="0.1498004" calcext:value-type="float">
            <text:p>0.1498004</text:p>
          </table:table-cell>
          <table:table-cell office:value-type="float" office:value="0.1671516" calcext:value-type="float">
            <text:p>0.1671516</text:p>
          </table:table-cell>
          <table:table-cell office:value-type="float" office:value="0.1665936" calcext:value-type="float">
            <text:p>0.1665936</text:p>
          </table:table-cell>
          <table:table-cell office:value-type="float" office:value="0.170758" calcext:value-type="float">
            <text:p>0.170758</text:p>
          </table:table-cell>
          <table:table-cell office:value-type="float" office:value="0.19499" calcext:value-type="float">
            <text:p>0.19499</text:p>
          </table:table-cell>
          <table:table-cell office:value-type="float" office:value="0.197661" calcext:value-type="float">
            <text:p>0.197661</text:p>
          </table:table-cell>
          <table:table-cell office:value-type="float" office:value="0" calcext:value-type="float">
            <text:p>0</text:p>
          </table:table-cell>
          <table:table-cell office:value-type="float" office:value="34.60037" calcext:value-type="float">
            <text:p>34.60037</text:p>
          </table:table-cell>
          <table:table-cell office:value-type="float" office:value="29.40986" calcext:value-type="float">
            <text:p>29.40986</text:p>
          </table:table-cell>
          <table:table-cell office:value-type="float" office:value="28.10092" calcext:value-type="float">
            <text:p>28.10092</text:p>
          </table:table-cell>
          <table:table-cell office:value-type="float" office:value="9.28039" calcext:value-type="float">
            <text:p>9.28039</text:p>
          </table:table-cell>
          <table:table-cell office:value-type="float" office:value="8.679152" calcext:value-type="float">
            <text:p>8.679152</text:p>
          </table:table-cell>
          <table:table-cell office:value-type="float" office:value="3.225524" calcext:value-type="float">
            <text:p>3.225524</text:p>
          </table:table-cell>
          <table:table-cell office:value-type="float" office:value="3.203849" calcext:value-type="float">
            <text:p>3.203849</text:p>
          </table:table-cell>
          <table:table-cell office:value-type="float" office:value="5.724073" calcext:value-type="float">
            <text:p>5.724073</text:p>
          </table:table-cell>
          <table:table-cell office:value-type="float" office:value="8.432875" calcext:value-type="float">
            <text:p>8.432875</text:p>
          </table:table-cell>
          <table:table-cell office:value-type="float" office:value="8.964821" calcext:value-type="float">
            <text:p>8.964821</text:p>
          </table:table-cell>
          <table:table-cell office:value-type="float" office:value="9.92366" calcext:value-type="float">
            <text:p>9.92366</text:p>
          </table:table-cell>
          <table:table-cell office:value-type="float" office:value="10.3109" calcext:value-type="float">
            <text:p>10.3109</text:p>
          </table:table-cell>
          <table:table-cell office:value-type="float" office:value="12.63654" calcext:value-type="float">
            <text:p>12.63654</text:p>
          </table:table-cell>
          <table:table-cell office:value-type="float" office:value="12.82292" calcext:value-type="float">
            <text:p>12.82292</text:p>
          </table:table-cell>
          <table:table-cell office:value-type="float" office:value="0" calcext:value-type="float">
            <text:p>0</text:p>
          </table:table-cell>
          <table:table-cell office:value-type="float" office:value="17.63962" calcext:value-type="float">
            <text:p>17.639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7" calcext:value-type="float">
            <text:p>28022007</text:p>
          </table:table-cell>
          <table:table-cell office:value-type="float" office:value="6.77674" calcext:value-type="float">
            <text:p>6.77674</text:p>
          </table:table-cell>
          <table:table-cell office:value-type="float" office:value="133.4435" calcext:value-type="float">
            <text:p>133.4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126" calcext:value-type="float">
            <text:p>40.2126</text:p>
          </table:table-cell>
          <table:table-cell office:value-type="float" office:value="0" calcext:value-type="float">
            <text:p>0</text:p>
          </table:table-cell>
          <table:table-cell office:value-type="float" office:value="0.000001008862" calcext:value-type="float">
            <text:p>1.008862E-06</text:p>
          </table:table-cell>
          <table:table-cell office:value-type="float" office:value="0" calcext:value-type="float">
            <text:p>0</text:p>
          </table:table-cell>
          <table:table-cell office:value-type="float" office:value="-0.002144339" calcext:value-type="float">
            <text:p>-0.002144339</text:p>
          </table:table-cell>
          <table:table-cell office:value-type="float" office:value="1163.237" calcext:value-type="float">
            <text:p>1163.237</text:p>
          </table:table-cell>
          <table:table-cell office:value-type="float" office:value="1.31679" calcext:value-type="float">
            <text:p>1.31679</text:p>
          </table:table-cell>
          <table:table-cell office:value-type="float" office:value="0" calcext:value-type="float">
            <text:p>0</text:p>
          </table:table-cell>
          <table:table-cell office:value-type="float" office:value="0.5019772" calcext:value-type="float">
            <text:p>0.5019772</text:p>
          </table:table-cell>
          <table:table-cell office:value-type="float" office:value="0.2961304" calcext:value-type="float">
            <text:p>0.2961304</text:p>
          </table:table-cell>
          <table:table-cell office:value-type="float" office:value="0.2559242" calcext:value-type="float">
            <text:p>0.2559242</text:p>
          </table:table-cell>
          <table:table-cell office:value-type="float" office:value="0.0689953" calcext:value-type="float">
            <text:p>0.0689953</text:p>
          </table:table-cell>
          <table:table-cell office:value-type="float" office:value="0.06625946" calcext:value-type="float">
            <text:p>0.06625946</text:p>
          </table:table-cell>
          <table:table-cell office:value-type="float" office:value="0.03072145" calcext:value-type="float">
            <text:p>0.03072145</text:p>
          </table:table-cell>
          <table:table-cell office:value-type="float" office:value="0.03928512" calcext:value-type="float">
            <text:p>0.03928512</text:p>
          </table:table-cell>
          <table:table-cell office:value-type="float" office:value="0.0826432" calcext:value-type="float">
            <text:p>0.0826432</text:p>
          </table:table-cell>
          <table:table-cell office:value-type="float" office:value="0.1498426" calcext:value-type="float">
            <text:p>0.1498426</text:p>
          </table:table-cell>
          <table:table-cell office:value-type="float" office:value="0.1671813" calcext:value-type="float">
            <text:p>0.1671813</text:p>
          </table:table-cell>
          <table:table-cell office:value-type="float" office:value="0.1666328" calcext:value-type="float">
            <text:p>0.1666328</text:p>
          </table:table-cell>
          <table:table-cell office:value-type="float" office:value="0.1707862" calcext:value-type="float">
            <text:p>0.1707862</text:p>
          </table:table-cell>
          <table:table-cell office:value-type="float" office:value="0.1950027" calcext:value-type="float">
            <text:p>0.1950027</text:p>
          </table:table-cell>
          <table:table-cell office:value-type="float" office:value="0.1976718" calcext:value-type="float">
            <text:p>0.1976718</text:p>
          </table:table-cell>
          <table:table-cell office:value-type="float" office:value="0" calcext:value-type="float">
            <text:p>0</text:p>
          </table:table-cell>
          <table:table-cell office:value-type="float" office:value="34.66656" calcext:value-type="float">
            <text:p>34.66656</text:p>
          </table:table-cell>
          <table:table-cell office:value-type="float" office:value="29.41352" calcext:value-type="float">
            <text:p>29.41352</text:p>
          </table:table-cell>
          <table:table-cell office:value-type="float" office:value="28.10441" calcext:value-type="float">
            <text:p>28.10441</text:p>
          </table:table-cell>
          <table:table-cell office:value-type="float" office:value="9.276739" calcext:value-type="float">
            <text:p>9.276739</text:p>
          </table:table-cell>
          <table:table-cell office:value-type="float" office:value="8.676544" calcext:value-type="float">
            <text:p>8.676544</text:p>
          </table:table-cell>
          <table:table-cell office:value-type="float" office:value="3.225851" calcext:value-type="float">
            <text:p>3.225851</text:p>
          </table:table-cell>
          <table:table-cell office:value-type="float" office:value="3.205508" calcext:value-type="float">
            <text:p>3.205508</text:p>
          </table:table-cell>
          <table:table-cell office:value-type="float" office:value="5.727279" calcext:value-type="float">
            <text:p>5.727279</text:p>
          </table:table-cell>
          <table:table-cell office:value-type="float" office:value="8.437079" calcext:value-type="float">
            <text:p>8.437079</text:p>
          </table:table-cell>
          <table:table-cell office:value-type="float" office:value="8.969225" calcext:value-type="float">
            <text:p>8.969225</text:p>
          </table:table-cell>
          <table:table-cell office:value-type="float" office:value="9.927619" calcext:value-type="float">
            <text:p>9.927619</text:p>
          </table:table-cell>
          <table:table-cell office:value-type="float" office:value="10.31473" calcext:value-type="float">
            <text:p>10.31473</text:p>
          </table:table-cell>
          <table:table-cell office:value-type="float" office:value="12.6377" calcext:value-type="float">
            <text:p>12.6377</text:p>
          </table:table-cell>
          <table:table-cell office:value-type="float" office:value="12.82296" calcext:value-type="float">
            <text:p>12.82296</text:p>
          </table:table-cell>
          <table:table-cell office:value-type="float" office:value="0" calcext:value-type="float">
            <text:p>0</text:p>
          </table:table-cell>
          <table:table-cell office:value-type="float" office:value="15.67779" calcext:value-type="float">
            <text:p>15.677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7" calcext:value-type="float">
            <text:p>1032007</text:p>
          </table:table-cell>
          <table:table-cell office:value-type="float" office:value="6.769097" calcext:value-type="float">
            <text:p>6.769097</text:p>
          </table:table-cell>
          <table:table-cell office:value-type="float" office:value="133.4437" calcext:value-type="float">
            <text:p>133.4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2414" calcext:value-type="float">
            <text:p>40.22414</text:p>
          </table:table-cell>
          <table:table-cell office:value-type="float" office:value="0" calcext:value-type="float">
            <text:p>0</text:p>
          </table:table-cell>
          <table:table-cell office:value-type="float" office:value="0.000001026762" calcext:value-type="float">
            <text:p>1.026762E-06</text:p>
          </table:table-cell>
          <table:table-cell office:value-type="float" office:value="0" calcext:value-type="float">
            <text:p>0</text:p>
          </table:table-cell>
          <table:table-cell office:value-type="float" office:value="-0.002144201" calcext:value-type="float">
            <text:p>-0.002144201</text:p>
          </table:table-cell>
          <table:table-cell office:value-type="float" office:value="1163.233" calcext:value-type="float">
            <text:p>1163.233</text:p>
          </table:table-cell>
          <table:table-cell office:value-type="float" office:value="1.318623" calcext:value-type="float">
            <text:p>1.318623</text:p>
          </table:table-cell>
          <table:table-cell office:value-type="float" office:value="0" calcext:value-type="float">
            <text:p>0</text:p>
          </table:table-cell>
          <table:table-cell office:value-type="float" office:value="0.4383712" calcext:value-type="float">
            <text:p>0.4383712</text:p>
          </table:table-cell>
          <table:table-cell office:value-type="float" office:value="0.2913784" calcext:value-type="float">
            <text:p>0.2913784</text:p>
          </table:table-cell>
          <table:table-cell office:value-type="float" office:value="0.2558249" calcext:value-type="float">
            <text:p>0.2558249</text:p>
          </table:table-cell>
          <table:table-cell office:value-type="float" office:value="0.06889372" calcext:value-type="float">
            <text:p>0.06889372</text:p>
          </table:table-cell>
          <table:table-cell office:value-type="float" office:value="0.06621775" calcext:value-type="float">
            <text:p>0.06621775</text:p>
          </table:table-cell>
          <table:table-cell office:value-type="float" office:value="0.03072545" calcext:value-type="float">
            <text:p>0.03072545</text:p>
          </table:table-cell>
          <table:table-cell office:value-type="float" office:value="0.03867835" calcext:value-type="float">
            <text:p>0.03867835</text:p>
          </table:table-cell>
          <table:table-cell office:value-type="float" office:value="0.08265536" calcext:value-type="float">
            <text:p>0.08265536</text:p>
          </table:table-cell>
          <table:table-cell office:value-type="float" office:value="0.1498847" calcext:value-type="float">
            <text:p>0.1498847</text:p>
          </table:table-cell>
          <table:table-cell office:value-type="float" office:value="0.1672116" calcext:value-type="float">
            <text:p>0.1672116</text:p>
          </table:table-cell>
          <table:table-cell office:value-type="float" office:value="0.1666719" calcext:value-type="float">
            <text:p>0.1666719</text:p>
          </table:table-cell>
          <table:table-cell office:value-type="float" office:value="0.1708134" calcext:value-type="float">
            <text:p>0.1708134</text:p>
          </table:table-cell>
          <table:table-cell office:value-type="float" office:value="0.1950156" calcext:value-type="float">
            <text:p>0.1950156</text:p>
          </table:table-cell>
          <table:table-cell office:value-type="float" office:value="0.1976825" calcext:value-type="float">
            <text:p>0.1976825</text:p>
          </table:table-cell>
          <table:table-cell office:value-type="float" office:value="0" calcext:value-type="float">
            <text:p>0</text:p>
          </table:table-cell>
          <table:table-cell office:value-type="float" office:value="34.72077" calcext:value-type="float">
            <text:p>34.72077</text:p>
          </table:table-cell>
          <table:table-cell office:value-type="float" office:value="29.4173" calcext:value-type="float">
            <text:p>29.4173</text:p>
          </table:table-cell>
          <table:table-cell office:value-type="float" office:value="28.10771" calcext:value-type="float">
            <text:p>28.10771</text:p>
          </table:table-cell>
          <table:table-cell office:value-type="float" office:value="9.27309" calcext:value-type="float">
            <text:p>9.27309</text:p>
          </table:table-cell>
          <table:table-cell office:value-type="float" office:value="8.673937" calcext:value-type="float">
            <text:p>8.673937</text:p>
          </table:table-cell>
          <table:table-cell office:value-type="float" office:value="3.226173" calcext:value-type="float">
            <text:p>3.226173</text:p>
          </table:table-cell>
          <table:table-cell office:value-type="float" office:value="3.207132" calcext:value-type="float">
            <text:p>3.207132</text:p>
          </table:table-cell>
          <table:table-cell office:value-type="float" office:value="5.730472" calcext:value-type="float">
            <text:p>5.730472</text:p>
          </table:table-cell>
          <table:table-cell office:value-type="float" office:value="8.441285" calcext:value-type="float">
            <text:p>8.441285</text:p>
          </table:table-cell>
          <table:table-cell office:value-type="float" office:value="8.973626" calcext:value-type="float">
            <text:p>8.973626</text:p>
          </table:table-cell>
          <table:table-cell office:value-type="float" office:value="9.931579" calcext:value-type="float">
            <text:p>9.931579</text:p>
          </table:table-cell>
          <table:table-cell office:value-type="float" office:value="10.31853" calcext:value-type="float">
            <text:p>10.31853</text:p>
          </table:table-cell>
          <table:table-cell office:value-type="float" office:value="12.63887" calcext:value-type="float">
            <text:p>12.63887</text:p>
          </table:table-cell>
          <table:table-cell office:value-type="float" office:value="12.82394" calcext:value-type="float">
            <text:p>12.82394</text:p>
          </table:table-cell>
          <table:table-cell office:value-type="float" office:value="0" calcext:value-type="float">
            <text:p>0</text:p>
          </table:table-cell>
          <table:table-cell office:value-type="float" office:value="15.4693" calcext:value-type="float">
            <text:p>15.46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7" calcext:value-type="float">
            <text:p>2032007</text:p>
          </table:table-cell>
          <table:table-cell office:value-type="float" office:value="6.760436" calcext:value-type="float">
            <text:p>6.760436</text:p>
          </table:table-cell>
          <table:table-cell office:value-type="float" office:value="133.444" calcext:value-type="float">
            <text:p>133.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3547" calcext:value-type="float">
            <text:p>40.23547</text:p>
          </table:table-cell>
          <table:table-cell office:value-type="float" office:value="0" calcext:value-type="float">
            <text:p>0</text:p>
          </table:table-cell>
          <table:table-cell office:value-type="float" office:value="0.00000105917" calcext:value-type="float">
            <text:p>1.05917E-06</text:p>
          </table:table-cell>
          <table:table-cell office:value-type="float" office:value="0" calcext:value-type="float">
            <text:p>0</text:p>
          </table:table-cell>
          <table:table-cell office:value-type="float" office:value="-0.002143968" calcext:value-type="float">
            <text:p>-0.002143968</text:p>
          </table:table-cell>
          <table:table-cell office:value-type="float" office:value="1163.229" calcext:value-type="float">
            <text:p>1163.229</text:p>
          </table:table-cell>
          <table:table-cell office:value-type="float" office:value="1.32126" calcext:value-type="float">
            <text:p>1.32126</text:p>
          </table:table-cell>
          <table:table-cell office:value-type="float" office:value="0" calcext:value-type="float">
            <text:p>0</text:p>
          </table:table-cell>
          <table:table-cell office:value-type="float" office:value="0.4021094" calcext:value-type="float">
            <text:p>0.4021094</text:p>
          </table:table-cell>
          <table:table-cell office:value-type="float" office:value="0.2872705" calcext:value-type="float">
            <text:p>0.2872705</text:p>
          </table:table-cell>
          <table:table-cell office:value-type="float" office:value="0.256541" calcext:value-type="float">
            <text:p>0.256541</text:p>
          </table:table-cell>
          <table:table-cell office:value-type="float" office:value="0.06880663" calcext:value-type="float">
            <text:p>0.06880663</text:p>
          </table:table-cell>
          <table:table-cell office:value-type="float" office:value="0.06609075" calcext:value-type="float">
            <text:p>0.06609075</text:p>
          </table:table-cell>
          <table:table-cell office:value-type="float" office:value="0.0307743" calcext:value-type="float">
            <text:p>0.0307743</text:p>
          </table:table-cell>
          <table:table-cell office:value-type="float" office:value="0.0366286" calcext:value-type="float">
            <text:p>0.0366286</text:p>
          </table:table-cell>
          <table:table-cell office:value-type="float" office:value="0.08251739" calcext:value-type="float">
            <text:p>0.08251739</text:p>
          </table:table-cell>
          <table:table-cell office:value-type="float" office:value="0.1499207" calcext:value-type="float">
            <text:p>0.1499207</text:p>
          </table:table-cell>
          <table:table-cell office:value-type="float" office:value="0.1672424" calcext:value-type="float">
            <text:p>0.1672424</text:p>
          </table:table-cell>
          <table:table-cell office:value-type="float" office:value="0.1667106" calcext:value-type="float">
            <text:p>0.1667106</text:p>
          </table:table-cell>
          <table:table-cell office:value-type="float" office:value="0.170842" calcext:value-type="float">
            <text:p>0.170842</text:p>
          </table:table-cell>
          <table:table-cell office:value-type="float" office:value="0.1950281" calcext:value-type="float">
            <text:p>0.1950281</text:p>
          </table:table-cell>
          <table:table-cell office:value-type="float" office:value="0.1976934" calcext:value-type="float">
            <text:p>0.1976934</text:p>
          </table:table-cell>
          <table:table-cell office:value-type="float" office:value="0" calcext:value-type="float">
            <text:p>0</text:p>
          </table:table-cell>
          <table:table-cell office:value-type="float" office:value="34.75984" calcext:value-type="float">
            <text:p>34.75984</text:p>
          </table:table-cell>
          <table:table-cell office:value-type="float" office:value="29.42017" calcext:value-type="float">
            <text:p>29.42017</text:p>
          </table:table-cell>
          <table:table-cell office:value-type="float" office:value="28.11111" calcext:value-type="float">
            <text:p>28.11111</text:p>
          </table:table-cell>
          <table:table-cell office:value-type="float" office:value="9.269437" calcext:value-type="float">
            <text:p>9.269437</text:p>
          </table:table-cell>
          <table:table-cell office:value-type="float" office:value="8.671329" calcext:value-type="float">
            <text:p>8.671329</text:p>
          </table:table-cell>
          <table:table-cell office:value-type="float" office:value="3.226497" calcext:value-type="float">
            <text:p>3.226497</text:p>
          </table:table-cell>
          <table:table-cell office:value-type="float" office:value="3.208511" calcext:value-type="float">
            <text:p>3.208511</text:p>
          </table:table-cell>
          <table:table-cell office:value-type="float" office:value="5.733654" calcext:value-type="float">
            <text:p>5.733654</text:p>
          </table:table-cell>
          <table:table-cell office:value-type="float" office:value="8.44549" calcext:value-type="float">
            <text:p>8.44549</text:p>
          </table:table-cell>
          <table:table-cell office:value-type="float" office:value="8.97803" calcext:value-type="float">
            <text:p>8.97803</text:p>
          </table:table-cell>
          <table:table-cell office:value-type="float" office:value="9.935538" calcext:value-type="float">
            <text:p>9.935538</text:p>
          </table:table-cell>
          <table:table-cell office:value-type="float" office:value="10.32233" calcext:value-type="float">
            <text:p>10.32233</text:p>
          </table:table-cell>
          <table:table-cell office:value-type="float" office:value="12.64003" calcext:value-type="float">
            <text:p>12.64003</text:p>
          </table:table-cell>
          <table:table-cell office:value-type="float" office:value="12.82609" calcext:value-type="float">
            <text:p>12.82609</text:p>
          </table:table-cell>
          <table:table-cell office:value-type="float" office:value="0" calcext:value-type="float">
            <text:p>0</text:p>
          </table:table-cell>
          <table:table-cell office:value-type="float" office:value="18.942" calcext:value-type="float">
            <text:p>18.9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7" calcext:value-type="float">
            <text:p>3032007</text:p>
          </table:table-cell>
          <table:table-cell office:value-type="float" office:value="6.751329" calcext:value-type="float">
            <text:p>6.751329</text:p>
          </table:table-cell>
          <table:table-cell office:value-type="float" office:value="133.4444" calcext:value-type="float">
            <text:p>133.4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4668" calcext:value-type="float">
            <text:p>40.24668</text:p>
          </table:table-cell>
          <table:table-cell office:value-type="float" office:value="0" calcext:value-type="float">
            <text:p>0</text:p>
          </table:table-cell>
          <table:table-cell office:value-type="float" office:value="0.000001097317" calcext:value-type="float">
            <text:p>1.097317E-06</text:p>
          </table:table-cell>
          <table:table-cell office:value-type="float" office:value="0" calcext:value-type="float">
            <text:p>0</text:p>
          </table:table-cell>
          <table:table-cell office:value-type="float" office:value="-0.002235314" calcext:value-type="float">
            <text:p>-0.002235314</text:p>
          </table:table-cell>
          <table:table-cell office:value-type="float" office:value="1163.226" calcext:value-type="float">
            <text:p>1163.226</text:p>
          </table:table-cell>
          <table:table-cell office:value-type="float" office:value="1.324284" calcext:value-type="float">
            <text:p>1.324284</text:p>
          </table:table-cell>
          <table:table-cell office:value-type="float" office:value="0" calcext:value-type="float">
            <text:p>0</text:p>
          </table:table-cell>
          <table:table-cell office:value-type="float" office:value="0.3842878" calcext:value-type="float">
            <text:p>0.3842878</text:p>
          </table:table-cell>
          <table:table-cell office:value-type="float" office:value="0.2863417" calcext:value-type="float">
            <text:p>0.2863417</text:p>
          </table:table-cell>
          <table:table-cell office:value-type="float" office:value="0.2565422" calcext:value-type="float">
            <text:p>0.2565422</text:p>
          </table:table-cell>
          <table:table-cell office:value-type="float" office:value="0.06875699" calcext:value-type="float">
            <text:p>0.06875699</text:p>
          </table:table-cell>
          <table:table-cell office:value-type="float" office:value="0.06537048" calcext:value-type="float">
            <text:p>0.06537048</text:p>
          </table:table-cell>
          <table:table-cell office:value-type="float" office:value="0.03077992" calcext:value-type="float">
            <text:p>0.03077992</text:p>
          </table:table-cell>
          <table:table-cell office:value-type="float" office:value="0.03424361" calcext:value-type="float">
            <text:p>0.03424361</text:p>
          </table:table-cell>
          <table:table-cell office:value-type="float" office:value="0.08219517" calcext:value-type="float">
            <text:p>0.08219517</text:p>
          </table:table-cell>
          <table:table-cell office:value-type="float" office:value="0.1499522" calcext:value-type="float">
            <text:p>0.1499522</text:p>
          </table:table-cell>
          <table:table-cell office:value-type="float" office:value="0.1672715" calcext:value-type="float">
            <text:p>0.1672715</text:p>
          </table:table-cell>
          <table:table-cell office:value-type="float" office:value="0.1667497" calcext:value-type="float">
            <text:p>0.1667497</text:p>
          </table:table-cell>
          <table:table-cell office:value-type="float" office:value="0.1708937" calcext:value-type="float">
            <text:p>0.1708937</text:p>
          </table:table-cell>
          <table:table-cell office:value-type="float" office:value="0.1951317" calcext:value-type="float">
            <text:p>0.1951317</text:p>
          </table:table-cell>
          <table:table-cell office:value-type="float" office:value="0.1976622" calcext:value-type="float">
            <text:p>0.1976622</text:p>
          </table:table-cell>
          <table:table-cell office:value-type="float" office:value="0" calcext:value-type="float">
            <text:p>0</text:p>
          </table:table-cell>
          <table:table-cell office:value-type="float" office:value="34.79079" calcext:value-type="float">
            <text:p>34.79079</text:p>
          </table:table-cell>
          <table:table-cell office:value-type="float" office:value="29.42293" calcext:value-type="float">
            <text:p>29.42293</text:p>
          </table:table-cell>
          <table:table-cell office:value-type="float" office:value="28.11469" calcext:value-type="float">
            <text:p>28.11469</text:p>
          </table:table-cell>
          <table:table-cell office:value-type="float" office:value="9.265739" calcext:value-type="float">
            <text:p>9.265739</text:p>
          </table:table-cell>
          <table:table-cell office:value-type="float" office:value="8.668562" calcext:value-type="float">
            <text:p>8.668562</text:p>
          </table:table-cell>
          <table:table-cell office:value-type="float" office:value="3.226839" calcext:value-type="float">
            <text:p>3.226839</text:p>
          </table:table-cell>
          <table:table-cell office:value-type="float" office:value="3.20946" calcext:value-type="float">
            <text:p>3.20946</text:p>
          </table:table-cell>
          <table:table-cell office:value-type="float" office:value="5.736799" calcext:value-type="float">
            <text:p>5.736799</text:p>
          </table:table-cell>
          <table:table-cell office:value-type="float" office:value="8.449695" calcext:value-type="float">
            <text:p>8.449695</text:p>
          </table:table-cell>
          <table:table-cell office:value-type="float" office:value="8.982436" calcext:value-type="float">
            <text:p>8.982436</text:p>
          </table:table-cell>
          <table:table-cell office:value-type="float" office:value="9.939498" calcext:value-type="float">
            <text:p>9.939498</text:p>
          </table:table-cell>
          <table:table-cell office:value-type="float" office:value="10.32613" calcext:value-type="float">
            <text:p>10.32613</text:p>
          </table:table-cell>
          <table:table-cell office:value-type="float" office:value="12.64122" calcext:value-type="float">
            <text:p>12.64122</text:p>
          </table:table-cell>
          <table:table-cell office:value-type="float" office:value="12.82814" calcext:value-type="float">
            <text:p>12.82814</text:p>
          </table:table-cell>
          <table:table-cell office:value-type="float" office:value="0" calcext:value-type="float">
            <text:p>0</text:p>
          </table:table-cell>
          <table:table-cell office:value-type="float" office:value="22.39229" calcext:value-type="float">
            <text:p>22.39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7" calcext:value-type="float">
            <text:p>4032007</text:p>
          </table:table-cell>
          <table:table-cell office:value-type="float" office:value="6.742022" calcext:value-type="float">
            <text:p>6.742022</text:p>
          </table:table-cell>
          <table:table-cell office:value-type="float" office:value="133.4447" calcext:value-type="float">
            <text:p>133.4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5799" calcext:value-type="float">
            <text:p>40.25799</text:p>
          </table:table-cell>
          <table:table-cell office:value-type="float" office:value="0" calcext:value-type="float">
            <text:p>0</text:p>
          </table:table-cell>
          <table:table-cell office:value-type="float" office:value="0.0000011336" calcext:value-type="float">
            <text:p>1.1336E-06</text:p>
          </table:table-cell>
          <table:table-cell office:value-type="float" office:value="0" calcext:value-type="float">
            <text:p>0</text:p>
          </table:table-cell>
          <table:table-cell office:value-type="float" office:value="-0.002407437" calcext:value-type="float">
            <text:p>-0.002407437</text:p>
          </table:table-cell>
          <table:table-cell office:value-type="float" office:value="1163.222" calcext:value-type="float">
            <text:p>1163.222</text:p>
          </table:table-cell>
          <table:table-cell office:value-type="float" office:value="1.327481" calcext:value-type="float">
            <text:p>1.327481</text:p>
          </table:table-cell>
          <table:table-cell office:value-type="float" office:value="0" calcext:value-type="float">
            <text:p>0</text:p>
          </table:table-cell>
          <table:table-cell office:value-type="float" office:value="0.4349533" calcext:value-type="float">
            <text:p>0.4349533</text:p>
          </table:table-cell>
          <table:table-cell office:value-type="float" office:value="0.2906437" calcext:value-type="float">
            <text:p>0.2906437</text:p>
          </table:table-cell>
          <table:table-cell office:value-type="float" office:value="0.2561013" calcext:value-type="float">
            <text:p>0.2561013</text:p>
          </table:table-cell>
          <table:table-cell office:value-type="float" office:value="0.06868041" calcext:value-type="float">
            <text:p>0.06868041</text:p>
          </table:table-cell>
          <table:table-cell office:value-type="float" office:value="0.06398603" calcext:value-type="float">
            <text:p>0.06398603</text:p>
          </table:table-cell>
          <table:table-cell office:value-type="float" office:value="0.03077927" calcext:value-type="float">
            <text:p>0.03077927</text:p>
          </table:table-cell>
          <table:table-cell office:value-type="float" office:value="0.03511058" calcext:value-type="float">
            <text:p>0.03511058</text:p>
          </table:table-cell>
          <table:table-cell office:value-type="float" office:value="0.08205632" calcext:value-type="float">
            <text:p>0.08205632</text:p>
          </table:table-cell>
          <table:table-cell office:value-type="float" office:value="0.1499883" calcext:value-type="float">
            <text:p>0.1499883</text:p>
          </table:table-cell>
          <table:table-cell office:value-type="float" office:value="0.1672998" calcext:value-type="float">
            <text:p>0.1672998</text:p>
          </table:table-cell>
          <table:table-cell office:value-type="float" office:value="0.1667895" calcext:value-type="float">
            <text:p>0.1667895</text:p>
          </table:table-cell>
          <table:table-cell office:value-type="float" office:value="0.1709374" calcext:value-type="float">
            <text:p>0.1709374</text:p>
          </table:table-cell>
          <table:table-cell office:value-type="float" office:value="0.1950732" calcext:value-type="float">
            <text:p>0.1950732</text:p>
          </table:table-cell>
          <table:table-cell office:value-type="float" office:value="0.1977029" calcext:value-type="float">
            <text:p>0.1977029</text:p>
          </table:table-cell>
          <table:table-cell office:value-type="float" office:value="0" calcext:value-type="float">
            <text:p>0</text:p>
          </table:table-cell>
          <table:table-cell office:value-type="float" office:value="34.83263" calcext:value-type="float">
            <text:p>34.83263</text:p>
          </table:table-cell>
          <table:table-cell office:value-type="float" office:value="29.42592" calcext:value-type="float">
            <text:p>29.42592</text:p>
          </table:table-cell>
          <table:table-cell office:value-type="float" office:value="28.11816" calcext:value-type="float">
            <text:p>28.11816</text:p>
          </table:table-cell>
          <table:table-cell office:value-type="float" office:value="9.261993" calcext:value-type="float">
            <text:p>9.261993</text:p>
          </table:table-cell>
          <table:table-cell office:value-type="float" office:value="8.665304" calcext:value-type="float">
            <text:p>8.665304</text:p>
          </table:table-cell>
          <table:table-cell office:value-type="float" office:value="3.227187" calcext:value-type="float">
            <text:p>3.227187</text:p>
          </table:table-cell>
          <table:table-cell office:value-type="float" office:value="3.210317" calcext:value-type="float">
            <text:p>3.210317</text:p>
          </table:table-cell>
          <table:table-cell office:value-type="float" office:value="5.739911" calcext:value-type="float">
            <text:p>5.739911</text:p>
          </table:table-cell>
          <table:table-cell office:value-type="float" office:value="8.4539" calcext:value-type="float">
            <text:p>8.4539</text:p>
          </table:table-cell>
          <table:table-cell office:value-type="float" office:value="8.98684" calcext:value-type="float">
            <text:p>8.98684</text:p>
          </table:table-cell>
          <table:table-cell office:value-type="float" office:value="9.943457" calcext:value-type="float">
            <text:p>9.943457</text:p>
          </table:table-cell>
          <table:table-cell office:value-type="float" office:value="10.32992" calcext:value-type="float">
            <text:p>10.32992</text:p>
          </table:table-cell>
          <table:table-cell office:value-type="float" office:value="12.64246" calcext:value-type="float">
            <text:p>12.64246</text:p>
          </table:table-cell>
          <table:table-cell office:value-type="float" office:value="12.83016" calcext:value-type="float">
            <text:p>12.83016</text:p>
          </table:table-cell>
          <table:table-cell office:value-type="float" office:value="0" calcext:value-type="float">
            <text:p>0</text:p>
          </table:table-cell>
          <table:table-cell office:value-type="float" office:value="23.82745" calcext:value-type="float">
            <text:p>23.827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7" calcext:value-type="float">
            <text:p>5032007</text:p>
          </table:table-cell>
          <table:table-cell office:value-type="float" office:value="6.732612" calcext:value-type="float">
            <text:p>6.732612</text:p>
          </table:table-cell>
          <table:table-cell office:value-type="float" office:value="133.4451" calcext:value-type="float">
            <text:p>133.4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6946" calcext:value-type="float">
            <text:p>40.26946</text:p>
          </table:table-cell>
          <table:table-cell office:value-type="float" office:value="0" calcext:value-type="float">
            <text:p>0</text:p>
          </table:table-cell>
          <table:table-cell office:value-type="float" office:value="0.000001164797" calcext:value-type="float">
            <text:p>1.164797E-06</text:p>
          </table:table-cell>
          <table:table-cell office:value-type="float" office:value="0" calcext:value-type="float">
            <text:p>0</text:p>
          </table:table-cell>
          <table:table-cell office:value-type="float" office:value="-0.002570409" calcext:value-type="float">
            <text:p>-0.002570409</text:p>
          </table:table-cell>
          <table:table-cell office:value-type="float" office:value="1163.219" calcext:value-type="float">
            <text:p>1163.219</text:p>
          </table:table-cell>
          <table:table-cell office:value-type="float" office:value="1.330759" calcext:value-type="float">
            <text:p>1.330759</text:p>
          </table:table-cell>
          <table:table-cell office:value-type="float" office:value="0" calcext:value-type="float">
            <text:p>0</text:p>
          </table:table-cell>
          <table:table-cell office:value-type="float" office:value="0.4825292" calcext:value-type="float">
            <text:p>0.4825292</text:p>
          </table:table-cell>
          <table:table-cell office:value-type="float" office:value="0.2937593" calcext:value-type="float">
            <text:p>0.2937593</text:p>
          </table:table-cell>
          <table:table-cell office:value-type="float" office:value="0.2544371" calcext:value-type="float">
            <text:p>0.2544371</text:p>
          </table:table-cell>
          <table:table-cell office:value-type="float" office:value="0.06856261" calcext:value-type="float">
            <text:p>0.06856261</text:p>
          </table:table-cell>
          <table:table-cell office:value-type="float" office:value="0.06323507" calcext:value-type="float">
            <text:p>0.06323507</text:p>
          </table:table-cell>
          <table:table-cell office:value-type="float" office:value="0.03072075" calcext:value-type="float">
            <text:p>0.03072075</text:p>
          </table:table-cell>
          <table:table-cell office:value-type="float" office:value="0.03633647" calcext:value-type="float">
            <text:p>0.03633647</text:p>
          </table:table-cell>
          <table:table-cell office:value-type="float" office:value="0.08232311" calcext:value-type="float">
            <text:p>0.08232311</text:p>
          </table:table-cell>
          <table:table-cell office:value-type="float" office:value="0.1500274" calcext:value-type="float">
            <text:p>0.1500274</text:p>
          </table:table-cell>
          <table:table-cell office:value-type="float" office:value="0.1673285" calcext:value-type="float">
            <text:p>0.1673285</text:p>
          </table:table-cell>
          <table:table-cell office:value-type="float" office:value="0.1668291" calcext:value-type="float">
            <text:p>0.1668291</text:p>
          </table:table-cell>
          <table:table-cell office:value-type="float" office:value="0.1709644" calcext:value-type="float">
            <text:p>0.1709644</text:p>
          </table:table-cell>
          <table:table-cell office:value-type="float" office:value="0.1950655" calcext:value-type="float">
            <text:p>0.1950655</text:p>
          </table:table-cell>
          <table:table-cell office:value-type="float" office:value="0.1977235" calcext:value-type="float">
            <text:p>0.1977235</text:p>
          </table:table-cell>
          <table:table-cell office:value-type="float" office:value="0" calcext:value-type="float">
            <text:p>0</text:p>
          </table:table-cell>
          <table:table-cell office:value-type="float" office:value="34.89201" calcext:value-type="float">
            <text:p>34.89201</text:p>
          </table:table-cell>
          <table:table-cell office:value-type="float" office:value="29.42907" calcext:value-type="float">
            <text:p>29.42907</text:p>
          </table:table-cell>
          <table:table-cell office:value-type="float" office:value="28.12132" calcext:value-type="float">
            <text:p>28.12132</text:p>
          </table:table-cell>
          <table:table-cell office:value-type="float" office:value="9.258112" calcext:value-type="float">
            <text:p>9.258112</text:p>
          </table:table-cell>
          <table:table-cell office:value-type="float" office:value="8.661502" calcext:value-type="float">
            <text:p>8.661502</text:p>
          </table:table-cell>
          <table:table-cell office:value-type="float" office:value="3.227534" calcext:value-type="float">
            <text:p>3.227534</text:p>
          </table:table-cell>
          <table:table-cell office:value-type="float" office:value="3.211399" calcext:value-type="float">
            <text:p>3.211399</text:p>
          </table:table-cell>
          <table:table-cell office:value-type="float" office:value="5.74308" calcext:value-type="float">
            <text:p>5.74308</text:p>
          </table:table-cell>
          <table:table-cell office:value-type="float" office:value="8.458105" calcext:value-type="float">
            <text:p>8.458105</text:p>
          </table:table-cell>
          <table:table-cell office:value-type="float" office:value="8.991245" calcext:value-type="float">
            <text:p>8.991245</text:p>
          </table:table-cell>
          <table:table-cell office:value-type="float" office:value="9.947416" calcext:value-type="float">
            <text:p>9.947416</text:p>
          </table:table-cell>
          <table:table-cell office:value-type="float" office:value="10.33372" calcext:value-type="float">
            <text:p>10.33372</text:p>
          </table:table-cell>
          <table:table-cell office:value-type="float" office:value="12.64366" calcext:value-type="float">
            <text:p>12.64366</text:p>
          </table:table-cell>
          <table:table-cell office:value-type="float" office:value="12.8322" calcext:value-type="float">
            <text:p>12.8322</text:p>
          </table:table-cell>
          <table:table-cell office:value-type="float" office:value="0" calcext:value-type="float">
            <text:p>0</text:p>
          </table:table-cell>
          <table:table-cell office:value-type="float" office:value="24.13815" calcext:value-type="float">
            <text:p>24.138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7" calcext:value-type="float">
            <text:p>6032007</text:p>
          </table:table-cell>
          <table:table-cell office:value-type="float" office:value="6.723031" calcext:value-type="float">
            <text:p>6.723031</text:p>
          </table:table-cell>
          <table:table-cell office:value-type="float" office:value="133.4454" calcext:value-type="float">
            <text:p>133.4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8099" calcext:value-type="float">
            <text:p>40.28099</text:p>
          </table:table-cell>
          <table:table-cell office:value-type="float" office:value="0" calcext:value-type="float">
            <text:p>0</text:p>
          </table:table-cell>
          <table:table-cell office:value-type="float" office:value="0.000001196309" calcext:value-type="float">
            <text:p>1.196309E-06</text:p>
          </table:table-cell>
          <table:table-cell office:value-type="float" office:value="0" calcext:value-type="float">
            <text:p>0</text:p>
          </table:table-cell>
          <table:table-cell office:value-type="float" office:value="-0.002640184" calcext:value-type="float">
            <text:p>-0.002640184</text:p>
          </table:table-cell>
          <table:table-cell office:value-type="float" office:value="1163.216" calcext:value-type="float">
            <text:p>1163.216</text:p>
          </table:table-cell>
          <table:table-cell office:value-type="float" office:value="1.334179" calcext:value-type="float">
            <text:p>1.334179</text:p>
          </table:table-cell>
          <table:table-cell office:value-type="float" office:value="0" calcext:value-type="float">
            <text:p>0</text:p>
          </table:table-cell>
          <table:table-cell office:value-type="float" office:value="0.4922303" calcext:value-type="float">
            <text:p>0.4922303</text:p>
          </table:table-cell>
          <table:table-cell office:value-type="float" office:value="0.2948495" calcext:value-type="float">
            <text:p>0.2948495</text:p>
          </table:table-cell>
          <table:table-cell office:value-type="float" office:value="0.2529052" calcext:value-type="float">
            <text:p>0.2529052</text:p>
          </table:table-cell>
          <table:table-cell office:value-type="float" office:value="0.06849008" calcext:value-type="float">
            <text:p>0.06849008</text:p>
          </table:table-cell>
          <table:table-cell office:value-type="float" office:value="0.06320589" calcext:value-type="float">
            <text:p>0.06320589</text:p>
          </table:table-cell>
          <table:table-cell office:value-type="float" office:value="0.03066413" calcext:value-type="float">
            <text:p>0.03066413</text:p>
          </table:table-cell>
          <table:table-cell office:value-type="float" office:value="0.03658139" calcext:value-type="float">
            <text:p>0.03658139</text:p>
          </table:table-cell>
          <table:table-cell office:value-type="float" office:value="0.08249279" calcext:value-type="float">
            <text:p>0.08249279</text:p>
          </table:table-cell>
          <table:table-cell office:value-type="float" office:value="0.1500685" calcext:value-type="float">
            <text:p>0.1500685</text:p>
          </table:table-cell>
          <table:table-cell office:value-type="float" office:value="0.1673575" calcext:value-type="float">
            <text:p>0.1673575</text:p>
          </table:table-cell>
          <table:table-cell office:value-type="float" office:value="0.1668685" calcext:value-type="float">
            <text:p>0.1668685</text:p>
          </table:table-cell>
          <table:table-cell office:value-type="float" office:value="0.170988" calcext:value-type="float">
            <text:p>0.170988</text:p>
          </table:table-cell>
          <table:table-cell office:value-type="float" office:value="0.1950758" calcext:value-type="float">
            <text:p>0.1950758</text:p>
          </table:table-cell>
          <table:table-cell office:value-type="float" office:value="0.1977357" calcext:value-type="float">
            <text:p>0.1977357</text:p>
          </table:table-cell>
          <table:table-cell office:value-type="float" office:value="0" calcext:value-type="float">
            <text:p>0</text:p>
          </table:table-cell>
          <table:table-cell office:value-type="float" office:value="34.95858" calcext:value-type="float">
            <text:p>34.95858</text:p>
          </table:table-cell>
          <table:table-cell office:value-type="float" office:value="29.43228" calcext:value-type="float">
            <text:p>29.43228</text:p>
          </table:table-cell>
          <table:table-cell office:value-type="float" office:value="28.12398" calcext:value-type="float">
            <text:p>28.12398</text:p>
          </table:table-cell>
          <table:table-cell office:value-type="float" office:value="9.254097" calcext:value-type="float">
            <text:p>9.254097</text:p>
          </table:table-cell>
          <table:table-cell office:value-type="float" office:value="8.657565" calcext:value-type="float">
            <text:p>8.657565</text:p>
          </table:table-cell>
          <table:table-cell office:value-type="float" office:value="3.227864" calcext:value-type="float">
            <text:p>3.227864</text:p>
          </table:table-cell>
          <table:table-cell office:value-type="float" office:value="3.212611" calcext:value-type="float">
            <text:p>3.212611</text:p>
          </table:table-cell>
          <table:table-cell office:value-type="float" office:value="5.746313" calcext:value-type="float">
            <text:p>5.746313</text:p>
          </table:table-cell>
          <table:table-cell office:value-type="float" office:value="8.462311" calcext:value-type="float">
            <text:p>8.462311</text:p>
          </table:table-cell>
          <table:table-cell office:value-type="float" office:value="8.995649" calcext:value-type="float">
            <text:p>8.995649</text:p>
          </table:table-cell>
          <table:table-cell office:value-type="float" office:value="9.951376" calcext:value-type="float">
            <text:p>9.951376</text:p>
          </table:table-cell>
          <table:table-cell office:value-type="float" office:value="10.33752" calcext:value-type="float">
            <text:p>10.33752</text:p>
          </table:table-cell>
          <table:table-cell office:value-type="float" office:value="12.64482" calcext:value-type="float">
            <text:p>12.64482</text:p>
          </table:table-cell>
          <table:table-cell office:value-type="float" office:value="12.83418" calcext:value-type="float">
            <text:p>12.83418</text:p>
          </table:table-cell>
          <table:table-cell office:value-type="float" office:value="0" calcext:value-type="float">
            <text:p>0</text:p>
          </table:table-cell>
          <table:table-cell office:value-type="float" office:value="24.80592" calcext:value-type="float">
            <text:p>24.805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7" calcext:value-type="float">
            <text:p>7032007</text:p>
          </table:table-cell>
          <table:table-cell office:value-type="float" office:value="6.713249" calcext:value-type="float">
            <text:p>6.713249</text:p>
          </table:table-cell>
          <table:table-cell office:value-type="float" office:value="133.4458" calcext:value-type="float">
            <text:p>133.4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9241" calcext:value-type="float">
            <text:p>40.29241</text:p>
          </table:table-cell>
          <table:table-cell office:value-type="float" office:value="0" calcext:value-type="float">
            <text:p>0</text:p>
          </table:table-cell>
          <table:table-cell office:value-type="float" office:value="0.000001233353" calcext:value-type="float">
            <text:p>1.233353E-06</text:p>
          </table:table-cell>
          <table:table-cell office:value-type="float" office:value="0" calcext:value-type="float">
            <text:p>0</text:p>
          </table:table-cell>
          <table:table-cell office:value-type="float" office:value="-0.002639923" calcext:value-type="float">
            <text:p>-0.002639923</text:p>
          </table:table-cell>
          <table:table-cell office:value-type="float" office:value="1163.213" calcext:value-type="float">
            <text:p>1163.213</text:p>
          </table:table-cell>
          <table:table-cell office:value-type="float" office:value="1.337776" calcext:value-type="float">
            <text:p>1.337776</text:p>
          </table:table-cell>
          <table:table-cell office:value-type="float" office:value="0" calcext:value-type="float">
            <text:p>0</text:p>
          </table:table-cell>
          <table:table-cell office:value-type="float" office:value="0.4506308" calcext:value-type="float">
            <text:p>0.4506308</text:p>
          </table:table-cell>
          <table:table-cell office:value-type="float" office:value="0.2934145" calcext:value-type="float">
            <text:p>0.2934145</text:p>
          </table:table-cell>
          <table:table-cell office:value-type="float" office:value="0.2517985" calcext:value-type="float">
            <text:p>0.2517985</text:p>
          </table:table-cell>
          <table:table-cell office:value-type="float" office:value="0.06836762" calcext:value-type="float">
            <text:p>0.06836762</text:p>
          </table:table-cell>
          <table:table-cell office:value-type="float" office:value="0.06284209" calcext:value-type="float">
            <text:p>0.06284209</text:p>
          </table:table-cell>
          <table:table-cell office:value-type="float" office:value="0.03065879" calcext:value-type="float">
            <text:p>0.03065879</text:p>
          </table:table-cell>
          <table:table-cell office:value-type="float" office:value="0.03519778" calcext:value-type="float">
            <text:p>0.03519778</text:p>
          </table:table-cell>
          <table:table-cell office:value-type="float" office:value="0.08237496" calcext:value-type="float">
            <text:p>0.08237496</text:p>
          </table:table-cell>
          <table:table-cell office:value-type="float" office:value="0.1501103" calcext:value-type="float">
            <text:p>0.1501103</text:p>
          </table:table-cell>
          <table:table-cell office:value-type="float" office:value="0.1673869" calcext:value-type="float">
            <text:p>0.1673869</text:p>
          </table:table-cell>
          <table:table-cell office:value-type="float" office:value="0.1669079" calcext:value-type="float">
            <text:p>0.1669079</text:p>
          </table:table-cell>
          <table:table-cell office:value-type="float" office:value="0.1710132" calcext:value-type="float">
            <text:p>0.1710132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0.1977475" calcext:value-type="float">
            <text:p>0.1977475</text:p>
          </table:table-cell>
          <table:table-cell office:value-type="float" office:value="0" calcext:value-type="float">
            <text:p>0</text:p>
          </table:table-cell>
          <table:table-cell office:value-type="float" office:value="35.01746" calcext:value-type="float">
            <text:p>35.01746</text:p>
          </table:table-cell>
          <table:table-cell office:value-type="float" office:value="29.43569" calcext:value-type="float">
            <text:p>29.43569</text:p>
          </table:table-cell>
          <table:table-cell office:value-type="float" office:value="28.12629" calcext:value-type="float">
            <text:p>28.12629</text:p>
          </table:table-cell>
          <table:table-cell office:value-type="float" office:value="9.250012" calcext:value-type="float">
            <text:p>9.250012</text:p>
          </table:table-cell>
          <table:table-cell office:value-type="float" office:value="8.653581" calcext:value-type="float">
            <text:p>8.653581</text:p>
          </table:table-cell>
          <table:table-cell office:value-type="float" office:value="3.228189" calcext:value-type="float">
            <text:p>3.228189</text:p>
          </table:table-cell>
          <table:table-cell office:value-type="float" office:value="3.213697" calcext:value-type="float">
            <text:p>3.213697</text:p>
          </table:table-cell>
          <table:table-cell office:value-type="float" office:value="5.749561" calcext:value-type="float">
            <text:p>5.749561</text:p>
          </table:table-cell>
          <table:table-cell office:value-type="float" office:value="8.466516" calcext:value-type="float">
            <text:p>8.466516</text:p>
          </table:table-cell>
          <table:table-cell office:value-type="float" office:value="9.000054" calcext:value-type="float">
            <text:p>9.000054</text:p>
          </table:table-cell>
          <table:table-cell office:value-type="float" office:value="9.955336" calcext:value-type="float">
            <text:p>9.955336</text:p>
          </table:table-cell>
          <table:table-cell office:value-type="float" office:value="10.34132" calcext:value-type="float">
            <text:p>10.34132</text:p>
          </table:table-cell>
          <table:table-cell office:value-type="float" office:value="12.64599" calcext:value-type="float">
            <text:p>12.64599</text:p>
          </table:table-cell>
          <table:table-cell office:value-type="float" office:value="12.83603" calcext:value-type="float">
            <text:p>12.83603</text:p>
          </table:table-cell>
          <table:table-cell office:value-type="float" office:value="0" calcext:value-type="float">
            <text:p>0</text:p>
          </table:table-cell>
          <table:table-cell office:value-type="float" office:value="26.43275" calcext:value-type="float">
            <text:p>26.43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7" calcext:value-type="float">
            <text:p>8032007</text:p>
          </table:table-cell>
          <table:table-cell office:value-type="float" office:value="6.703338" calcext:value-type="float">
            <text:p>6.703338</text:p>
          </table:table-cell>
          <table:table-cell office:value-type="float" office:value="133.4462" calcext:value-type="float">
            <text:p>133.4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0375" calcext:value-type="float">
            <text:p>40.30375</text:p>
          </table:table-cell>
          <table:table-cell office:value-type="float" office:value="0" calcext:value-type="float">
            <text:p>0</text:p>
          </table:table-cell>
          <table:table-cell office:value-type="float" office:value="0.00000127364" calcext:value-type="float">
            <text:p>1.27364E-06</text:p>
          </table:table-cell>
          <table:table-cell office:value-type="float" office:value="0" calcext:value-type="float">
            <text:p>0</text:p>
          </table:table-cell>
          <table:table-cell office:value-type="float" office:value="-0.002639635" calcext:value-type="float">
            <text:p>-0.002639635</text:p>
          </table:table-cell>
          <table:table-cell office:value-type="float" office:value="1163.21" calcext:value-type="float">
            <text:p>1163.21</text:p>
          </table:table-cell>
          <table:table-cell office:value-type="float" office:value="1.34148" calcext:value-type="float">
            <text:p>1.34148</text:p>
          </table:table-cell>
          <table:table-cell office:value-type="float" office:value="0" calcext:value-type="float">
            <text:p>0</text:p>
          </table:table-cell>
          <table:table-cell office:value-type="float" office:value="0.459419" calcext:value-type="float">
            <text:p>0.459419</text:p>
          </table:table-cell>
          <table:table-cell office:value-type="float" office:value="0.2944767" calcext:value-type="float">
            <text:p>0.2944767</text:p>
          </table:table-cell>
          <table:table-cell office:value-type="float" office:value="0.2488646" calcext:value-type="float">
            <text:p>0.2488646</text:p>
          </table:table-cell>
          <table:table-cell office:value-type="float" office:value="0.06824696" calcext:value-type="float">
            <text:p>0.06824696</text:p>
          </table:table-cell>
          <table:table-cell office:value-type="float" office:value="0.06179298" calcext:value-type="float">
            <text:p>0.06179298</text:p>
          </table:table-cell>
          <table:table-cell office:value-type="float" office:value="0.03065377" calcext:value-type="float">
            <text:p>0.03065377</text:p>
          </table:table-cell>
          <table:table-cell office:value-type="float" office:value="0.03481522" calcext:value-type="float">
            <text:p>0.03481522</text:p>
          </table:table-cell>
          <table:table-cell office:value-type="float" office:value="0.08228124" calcext:value-type="float">
            <text:p>0.08228124</text:p>
          </table:table-cell>
          <table:table-cell office:value-type="float" office:value="0.1501516" calcext:value-type="float">
            <text:p>0.1501516</text:p>
          </table:table-cell>
          <table:table-cell office:value-type="float" office:value="0.1674165" calcext:value-type="float">
            <text:p>0.1674165</text:p>
          </table:table-cell>
          <table:table-cell office:value-type="float" office:value="0.1669473" calcext:value-type="float">
            <text:p>0.1669473</text:p>
          </table:table-cell>
          <table:table-cell office:value-type="float" office:value="0.1710433" calcext:value-type="float">
            <text:p>0.1710433</text:p>
          </table:table-cell>
          <table:table-cell office:value-type="float" office:value="0.1951031" calcext:value-type="float">
            <text:p>0.1951031</text:p>
          </table:table-cell>
          <table:table-cell office:value-type="float" office:value="0.1977586" calcext:value-type="float">
            <text:p>0.1977586</text:p>
          </table:table-cell>
          <table:table-cell office:value-type="float" office:value="0" calcext:value-type="float">
            <text:p>0</text:p>
          </table:table-cell>
          <table:table-cell office:value-type="float" office:value="35.07333" calcext:value-type="float">
            <text:p>35.07333</text:p>
          </table:table-cell>
          <table:table-cell office:value-type="float" office:value="29.43933" calcext:value-type="float">
            <text:p>29.43933</text:p>
          </table:table-cell>
          <table:table-cell office:value-type="float" office:value="28.12787" calcext:value-type="float">
            <text:p>28.12787</text:p>
          </table:table-cell>
          <table:table-cell office:value-type="float" office:value="9.245811" calcext:value-type="float">
            <text:p>9.245811</text:p>
          </table:table-cell>
          <table:table-cell office:value-type="float" office:value="8.649185" calcext:value-type="float">
            <text:p>8.649185</text:p>
          </table:table-cell>
          <table:table-cell office:value-type="float" office:value="3.22852" calcext:value-type="float">
            <text:p>3.22852</text:p>
          </table:table-cell>
          <table:table-cell office:value-type="float" office:value="3.214595" calcext:value-type="float">
            <text:p>3.214595</text:p>
          </table:table-cell>
          <table:table-cell office:value-type="float" office:value="5.752805" calcext:value-type="float">
            <text:p>5.752805</text:p>
          </table:table-cell>
          <table:table-cell office:value-type="float" office:value="8.47072" calcext:value-type="float">
            <text:p>8.47072</text:p>
          </table:table-cell>
          <table:table-cell office:value-type="float" office:value="9.004456" calcext:value-type="float">
            <text:p>9.004456</text:p>
          </table:table-cell>
          <table:table-cell office:value-type="float" office:value="9.959295" calcext:value-type="float">
            <text:p>9.959295</text:p>
          </table:table-cell>
          <table:table-cell office:value-type="float" office:value="10.34513" calcext:value-type="float">
            <text:p>10.34513</text:p>
          </table:table-cell>
          <table:table-cell office:value-type="float" office:value="12.64715" calcext:value-type="float">
            <text:p>12.64715</text:p>
          </table:table-cell>
          <table:table-cell office:value-type="float" office:value="12.8378" calcext:value-type="float">
            <text:p>12.8378</text:p>
          </table:table-cell>
          <table:table-cell office:value-type="float" office:value="0" calcext:value-type="float">
            <text:p>0</text:p>
          </table:table-cell>
          <table:table-cell office:value-type="float" office:value="27.68118" calcext:value-type="float">
            <text:p>27.68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7" calcext:value-type="float">
            <text:p>9032007</text:p>
          </table:table-cell>
          <table:table-cell office:value-type="float" office:value="6.693535" calcext:value-type="float">
            <text:p>6.693535</text:p>
          </table:table-cell>
          <table:table-cell office:value-type="float" office:value="133.4465" calcext:value-type="float">
            <text:p>133.4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1495" calcext:value-type="float">
            <text:p>40.31495</text:p>
          </table:table-cell>
          <table:table-cell office:value-type="float" office:value="0" calcext:value-type="float">
            <text:p>0</text:p>
          </table:table-cell>
          <table:table-cell office:value-type="float" office:value="0.000001317011" calcext:value-type="float">
            <text:p>1.317011E-06</text:p>
          </table:table-cell>
          <table:table-cell office:value-type="float" office:value="0" calcext:value-type="float">
            <text:p>0</text:p>
          </table:table-cell>
          <table:table-cell office:value-type="float" office:value="-0.002639328" calcext:value-type="float">
            <text:p>-0.002639328</text:p>
          </table:table-cell>
          <table:table-cell office:value-type="float" office:value="1163.208" calcext:value-type="float">
            <text:p>1163.208</text:p>
          </table:table-cell>
          <table:table-cell office:value-type="float" office:value="1.345086" calcext:value-type="float">
            <text:p>1.345086</text:p>
          </table:table-cell>
          <table:table-cell office:value-type="float" office:value="0" calcext:value-type="float">
            <text:p>0</text:p>
          </table:table-cell>
          <table:table-cell office:value-type="float" office:value="0.4492209" calcext:value-type="float">
            <text:p>0.4492209</text:p>
          </table:table-cell>
          <table:table-cell office:value-type="float" office:value="0.2935095" calcext:value-type="float">
            <text:p>0.2935095</text:p>
          </table:table-cell>
          <table:table-cell office:value-type="float" office:value="0.2451794" calcext:value-type="float">
            <text:p>0.2451794</text:p>
          </table:table-cell>
          <table:table-cell office:value-type="float" office:value="0.06809798" calcext:value-type="float">
            <text:p>0.06809798</text:p>
          </table:table-cell>
          <table:table-cell office:value-type="float" office:value="0.06084986" calcext:value-type="float">
            <text:p>0.06084986</text:p>
          </table:table-cell>
          <table:table-cell office:value-type="float" office:value="0.03060229" calcext:value-type="float">
            <text:p>0.03060229</text:p>
          </table:table-cell>
          <table:table-cell office:value-type="float" office:value="0.03390096" calcext:value-type="float">
            <text:p>0.03390096</text:p>
          </table:table-cell>
          <table:table-cell office:value-type="float" office:value="0.08211766" calcext:value-type="float">
            <text:p>0.08211766</text:p>
          </table:table-cell>
          <table:table-cell office:value-type="float" office:value="0.1501801" calcext:value-type="float">
            <text:p>0.1501801</text:p>
          </table:table-cell>
          <table:table-cell office:value-type="float" office:value="0.1674462" calcext:value-type="float">
            <text:p>0.1674462</text:p>
          </table:table-cell>
          <table:table-cell office:value-type="float" office:value="0.1669865" calcext:value-type="float">
            <text:p>0.1669865</text:p>
          </table:table-cell>
          <table:table-cell office:value-type="float" office:value="0.171073" calcext:value-type="float">
            <text:p>0.171073</text:p>
          </table:table-cell>
          <table:table-cell office:value-type="float" office:value="0.1951159" calcext:value-type="float">
            <text:p>0.1951159</text:p>
          </table:table-cell>
          <table:table-cell office:value-type="float" office:value="0.1977696" calcext:value-type="float">
            <text:p>0.1977696</text:p>
          </table:table-cell>
          <table:table-cell office:value-type="float" office:value="0" calcext:value-type="float">
            <text:p>0</text:p>
          </table:table-cell>
          <table:table-cell office:value-type="float" office:value="35.12596" calcext:value-type="float">
            <text:p>35.12596</text:p>
          </table:table-cell>
          <table:table-cell office:value-type="float" office:value="29.44318" calcext:value-type="float">
            <text:p>29.44318</text:p>
          </table:table-cell>
          <table:table-cell office:value-type="float" office:value="28.12815" calcext:value-type="float">
            <text:p>28.12815</text:p>
          </table:table-cell>
          <table:table-cell office:value-type="float" office:value="9.241475" calcext:value-type="float">
            <text:p>9.241475</text:p>
          </table:table-cell>
          <table:table-cell office:value-type="float" office:value="8.644326" calcext:value-type="float">
            <text:p>8.644326</text:p>
          </table:table-cell>
          <table:table-cell office:value-type="float" office:value="3.228847" calcext:value-type="float">
            <text:p>3.228847</text:p>
          </table:table-cell>
          <table:table-cell office:value-type="float" office:value="3.21534" calcext:value-type="float">
            <text:p>3.21534</text:p>
          </table:table-cell>
          <table:table-cell office:value-type="float" office:value="5.756048" calcext:value-type="float">
            <text:p>5.756048</text:p>
          </table:table-cell>
          <table:table-cell office:value-type="float" office:value="8.474939" calcext:value-type="float">
            <text:p>8.474939</text:p>
          </table:table-cell>
          <table:table-cell office:value-type="float" office:value="9.008862" calcext:value-type="float">
            <text:p>9.008862</text:p>
          </table:table-cell>
          <table:table-cell office:value-type="float" office:value="9.963254" calcext:value-type="float">
            <text:p>9.963254</text:p>
          </table:table-cell>
          <table:table-cell office:value-type="float" office:value="10.34892" calcext:value-type="float">
            <text:p>10.34892</text:p>
          </table:table-cell>
          <table:table-cell office:value-type="float" office:value="12.64831" calcext:value-type="float">
            <text:p>12.64831</text:p>
          </table:table-cell>
          <table:table-cell office:value-type="float" office:value="12.83903" calcext:value-type="float">
            <text:p>12.83903</text:p>
          </table:table-cell>
          <table:table-cell office:value-type="float" office:value="0" calcext:value-type="float">
            <text:p>0</text:p>
          </table:table-cell>
          <table:table-cell office:value-type="float" office:value="28.61977" calcext:value-type="float">
            <text:p>28.619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7" calcext:value-type="float">
            <text:p>10032007</text:p>
          </table:table-cell>
          <table:table-cell office:value-type="float" office:value="6.683637" calcext:value-type="float">
            <text:p>6.683637</text:p>
          </table:table-cell>
          <table:table-cell office:value-type="float" office:value="133.4469" calcext:value-type="float">
            <text:p>133.4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2608" calcext:value-type="float">
            <text:p>40.32608</text:p>
          </table:table-cell>
          <table:table-cell office:value-type="float" office:value="0" calcext:value-type="float">
            <text:p>0</text:p>
          </table:table-cell>
          <table:table-cell office:value-type="float" office:value="0.000001358704" calcext:value-type="float">
            <text:p>1.358704E-06</text:p>
          </table:table-cell>
          <table:table-cell office:value-type="float" office:value="0" calcext:value-type="float">
            <text:p>0</text:p>
          </table:table-cell>
          <table:table-cell office:value-type="float" office:value="-0.002639035" calcext:value-type="float">
            <text:p>-0.002639035</text:p>
          </table:table-cell>
          <table:table-cell office:value-type="float" office:value="1163.205" calcext:value-type="float">
            <text:p>1163.205</text:p>
          </table:table-cell>
          <table:table-cell office:value-type="float" office:value="1.34872" calcext:value-type="float">
            <text:p>1.34872</text:p>
          </table:table-cell>
          <table:table-cell office:value-type="float" office:value="0" calcext:value-type="float">
            <text:p>0</text:p>
          </table:table-cell>
          <table:table-cell office:value-type="float" office:value="0.4825542" calcext:value-type="float">
            <text:p>0.4825542</text:p>
          </table:table-cell>
          <table:table-cell office:value-type="float" office:value="0.2948047" calcext:value-type="float">
            <text:p>0.2948047</text:p>
          </table:table-cell>
          <table:table-cell office:value-type="float" office:value="0.2406437" calcext:value-type="float">
            <text:p>0.2406437</text:p>
          </table:table-cell>
          <table:table-cell office:value-type="float" office:value="0.06801635" calcext:value-type="float">
            <text:p>0.06801635</text:p>
          </table:table-cell>
          <table:table-cell office:value-type="float" office:value="0.05999667" calcext:value-type="float">
            <text:p>0.05999667</text:p>
          </table:table-cell>
          <table:table-cell office:value-type="float" office:value="0.03056601" calcext:value-type="float">
            <text:p>0.03056601</text:p>
          </table:table-cell>
          <table:table-cell office:value-type="float" office:value="0.03420251" calcext:value-type="float">
            <text:p>0.03420251</text:p>
          </table:table-cell>
          <table:table-cell office:value-type="float" office:value="0.0821861" calcext:value-type="float">
            <text:p>0.0821861</text:p>
          </table:table-cell>
          <table:table-cell office:value-type="float" office:value="0.1502135" calcext:value-type="float">
            <text:p>0.1502135</text:p>
          </table:table-cell>
          <table:table-cell office:value-type="float" office:value="0.1674764" calcext:value-type="float">
            <text:p>0.1674764</text:p>
          </table:table-cell>
          <table:table-cell office:value-type="float" office:value="0.1670258" calcext:value-type="float">
            <text:p>0.1670258</text:p>
          </table:table-cell>
          <table:table-cell office:value-type="float" office:value="0.1711074" calcext:value-type="float">
            <text:p>0.1711074</text:p>
          </table:table-cell>
          <table:table-cell office:value-type="float" office:value="0.1951291" calcext:value-type="float">
            <text:p>0.1951291</text:p>
          </table:table-cell>
          <table:table-cell office:value-type="float" office:value="0.1977802" calcext:value-type="float">
            <text:p>0.1977802</text:p>
          </table:table-cell>
          <table:table-cell office:value-type="float" office:value="0" calcext:value-type="float">
            <text:p>0</text:p>
          </table:table-cell>
          <table:table-cell office:value-type="float" office:value="35.18114" calcext:value-type="float">
            <text:p>35.18114</text:p>
          </table:table-cell>
          <table:table-cell office:value-type="float" office:value="29.44686" calcext:value-type="float">
            <text:p>29.44686</text:p>
          </table:table-cell>
          <table:table-cell office:value-type="float" office:value="28.12677" calcext:value-type="float">
            <text:p>28.12677</text:p>
          </table:table-cell>
          <table:table-cell office:value-type="float" office:value="9.236987" calcext:value-type="float">
            <text:p>9.236987</text:p>
          </table:table-cell>
          <table:table-cell office:value-type="float" office:value="8.638952" calcext:value-type="float">
            <text:p>8.638952</text:p>
          </table:table-cell>
          <table:table-cell office:value-type="float" office:value="3.229169" calcext:value-type="float">
            <text:p>3.229169</text:p>
          </table:table-cell>
          <table:table-cell office:value-type="float" office:value="3.216048" calcext:value-type="float">
            <text:p>3.216048</text:p>
          </table:table-cell>
          <table:table-cell office:value-type="float" office:value="5.759306" calcext:value-type="float">
            <text:p>5.759306</text:p>
          </table:table-cell>
          <table:table-cell office:value-type="float" office:value="8.479167" calcext:value-type="float">
            <text:p>8.479167</text:p>
          </table:table-cell>
          <table:table-cell office:value-type="float" office:value="9.013264" calcext:value-type="float">
            <text:p>9.013264</text:p>
          </table:table-cell>
          <table:table-cell office:value-type="float" office:value="9.967214" calcext:value-type="float">
            <text:p>9.967214</text:p>
          </table:table-cell>
          <table:table-cell office:value-type="float" office:value="10.35272" calcext:value-type="float">
            <text:p>10.35272</text:p>
          </table:table-cell>
          <table:table-cell office:value-type="float" office:value="12.64948" calcext:value-type="float">
            <text:p>12.64948</text:p>
          </table:table-cell>
          <table:table-cell office:value-type="float" office:value="12.84019" calcext:value-type="float">
            <text:p>12.84019</text:p>
          </table:table-cell>
          <table:table-cell office:value-type="float" office:value="0" calcext:value-type="float">
            <text:p>0</text:p>
          </table:table-cell>
          <table:table-cell office:value-type="float" office:value="29.21409" calcext:value-type="float">
            <text:p>29.214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7" calcext:value-type="float">
            <text:p>11032007</text:p>
          </table:table-cell>
          <table:table-cell office:value-type="float" office:value="6.674909" calcext:value-type="float">
            <text:p>6.674909</text:p>
          </table:table-cell>
          <table:table-cell office:value-type="float" office:value="133.4473" calcext:value-type="float">
            <text:p>133.4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3741" calcext:value-type="float">
            <text:p>40.33741</text:p>
          </table:table-cell>
          <table:table-cell office:value-type="float" office:value="0" calcext:value-type="float">
            <text:p>0</text:p>
          </table:table-cell>
          <table:table-cell office:value-type="float" office:value="0.000001388155" calcext:value-type="float">
            <text:p>1.388155E-06</text:p>
          </table:table-cell>
          <table:table-cell office:value-type="float" office:value="0" calcext:value-type="float">
            <text:p>0</text:p>
          </table:table-cell>
          <table:table-cell office:value-type="float" office:value="-0.002638819" calcext:value-type="float">
            <text:p>-0.002638819</text:p>
          </table:table-cell>
          <table:table-cell office:value-type="float" office:value="1163.203" calcext:value-type="float">
            <text:p>1163.203</text:p>
          </table:table-cell>
          <table:table-cell office:value-type="float" office:value="1.351322" calcext:value-type="float">
            <text:p>1.351322</text:p>
          </table:table-cell>
          <table:table-cell office:value-type="float" office:value="0" calcext:value-type="float">
            <text:p>0</text:p>
          </table:table-cell>
          <table:table-cell office:value-type="float" office:value="0.5479147" calcext:value-type="float">
            <text:p>0.5479147</text:p>
          </table:table-cell>
          <table:table-cell office:value-type="float" office:value="0.2954711" calcext:value-type="float">
            <text:p>0.2954711</text:p>
          </table:table-cell>
          <table:table-cell office:value-type="float" office:value="0.2370783" calcext:value-type="float">
            <text:p>0.2370783</text:p>
          </table:table-cell>
          <table:table-cell office:value-type="float" office:value="0.06796788" calcext:value-type="float">
            <text:p>0.06796788</text:p>
          </table:table-cell>
          <table:table-cell office:value-type="float" office:value="0.06042256" calcext:value-type="float">
            <text:p>0.06042256</text:p>
          </table:table-cell>
          <table:table-cell office:value-type="float" office:value="0.03048781" calcext:value-type="float">
            <text:p>0.03048781</text:p>
          </table:table-cell>
          <table:table-cell office:value-type="float" office:value="0.03725072" calcext:value-type="float">
            <text:p>0.03725072</text:p>
          </table:table-cell>
          <table:table-cell office:value-type="float" office:value="0.08264778" calcext:value-type="float">
            <text:p>0.08264778</text:p>
          </table:table-cell>
          <table:table-cell office:value-type="float" office:value="0.1502536" calcext:value-type="float">
            <text:p>0.1502536</text:p>
          </table:table-cell>
          <table:table-cell office:value-type="float" office:value="0.1675071" calcext:value-type="float">
            <text:p>0.1675071</text:p>
          </table:table-cell>
          <table:table-cell office:value-type="float" office:value="0.1670655" calcext:value-type="float">
            <text:p>0.1670655</text:p>
          </table:table-cell>
          <table:table-cell office:value-type="float" office:value="0.1711416" calcext:value-type="float">
            <text:p>0.1711416</text:p>
          </table:table-cell>
          <table:table-cell office:value-type="float" office:value="0.1951417" calcext:value-type="float">
            <text:p>0.1951417</text:p>
          </table:table-cell>
          <table:table-cell office:value-type="float" office:value="0.1977912" calcext:value-type="float">
            <text:p>0.1977912</text:p>
          </table:table-cell>
          <table:table-cell office:value-type="float" office:value="0" calcext:value-type="float">
            <text:p>0</text:p>
          </table:table-cell>
          <table:table-cell office:value-type="float" office:value="35.25924" calcext:value-type="float">
            <text:p>35.25924</text:p>
          </table:table-cell>
          <table:table-cell office:value-type="float" office:value="29.45064" calcext:value-type="float">
            <text:p>29.45064</text:p>
          </table:table-cell>
          <table:table-cell office:value-type="float" office:value="28.12368" calcext:value-type="float">
            <text:p>28.12368</text:p>
          </table:table-cell>
          <table:table-cell office:value-type="float" office:value="9.232399" calcext:value-type="float">
            <text:p>9.232399</text:p>
          </table:table-cell>
          <table:table-cell office:value-type="float" office:value="8.633358" calcext:value-type="float">
            <text:p>8.633358</text:p>
          </table:table-cell>
          <table:table-cell office:value-type="float" office:value="3.229476" calcext:value-type="float">
            <text:p>3.229476</text:p>
          </table:table-cell>
          <table:table-cell office:value-type="float" office:value="3.217138" calcext:value-type="float">
            <text:p>3.217138</text:p>
          </table:table-cell>
          <table:table-cell office:value-type="float" office:value="5.762625" calcext:value-type="float">
            <text:p>5.762625</text:p>
          </table:table-cell>
          <table:table-cell office:value-type="float" office:value="8.483423" calcext:value-type="float">
            <text:p>8.483423</text:p>
          </table:table-cell>
          <table:table-cell office:value-type="float" office:value="9.01767" calcext:value-type="float">
            <text:p>9.01767</text:p>
          </table:table-cell>
          <table:table-cell office:value-type="float" office:value="9.971173" calcext:value-type="float">
            <text:p>9.971173</text:p>
          </table:table-cell>
          <table:table-cell office:value-type="float" office:value="10.35652" calcext:value-type="float">
            <text:p>10.35652</text:p>
          </table:table-cell>
          <table:table-cell office:value-type="float" office:value="12.65064" calcext:value-type="float">
            <text:p>12.65064</text:p>
          </table:table-cell>
          <table:table-cell office:value-type="float" office:value="12.8406" calcext:value-type="float">
            <text:p>12.8406</text:p>
          </table:table-cell>
          <table:table-cell office:value-type="float" office:value="0" calcext:value-type="float">
            <text:p>0</text:p>
          </table:table-cell>
          <table:table-cell office:value-type="float" office:value="24.62409" calcext:value-type="float">
            <text:p>24.624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7" calcext:value-type="float">
            <text:p>12032007</text:p>
          </table:table-cell>
          <table:table-cell office:value-type="float" office:value="6.665401" calcext:value-type="float">
            <text:p>6.665401</text:p>
          </table:table-cell>
          <table:table-cell office:value-type="float" office:value="133.4476" calcext:value-type="float">
            <text:p>133.4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4855" calcext:value-type="float">
            <text:p>40.34855</text:p>
          </table:table-cell>
          <table:table-cell office:value-type="float" office:value="0" calcext:value-type="float">
            <text:p>0</text:p>
          </table:table-cell>
          <table:table-cell office:value-type="float" office:value="0.000001431004" calcext:value-type="float">
            <text:p>1.431004E-06</text:p>
          </table:table-cell>
          <table:table-cell office:value-type="float" office:value="0" calcext:value-type="float">
            <text:p>0</text:p>
          </table:table-cell>
          <table:table-cell office:value-type="float" office:value="-0.002638509" calcext:value-type="float">
            <text:p>-0.002638509</text:p>
          </table:table-cell>
          <table:table-cell office:value-type="float" office:value="1163.2" calcext:value-type="float">
            <text:p>1163.2</text:p>
          </table:table-cell>
          <table:table-cell office:value-type="float" office:value="1.354542" calcext:value-type="float">
            <text:p>1.354542</text:p>
          </table:table-cell>
          <table:table-cell office:value-type="float" office:value="0" calcext:value-type="float">
            <text:p>0</text:p>
          </table:table-cell>
          <table:table-cell office:value-type="float" office:value="0.4533453" calcext:value-type="float">
            <text:p>0.4533453</text:p>
          </table:table-cell>
          <table:table-cell office:value-type="float" office:value="0.2905708" calcext:value-type="float">
            <text:p>0.2905708</text:p>
          </table:table-cell>
          <table:table-cell office:value-type="float" office:value="0.2368452" calcext:value-type="float">
            <text:p>0.2368452</text:p>
          </table:table-cell>
          <table:table-cell office:value-type="float" office:value="0.06789801" calcext:value-type="float">
            <text:p>0.06789801</text:p>
          </table:table-cell>
          <table:table-cell office:value-type="float" office:value="0.06029096" calcext:value-type="float">
            <text:p>0.06029096</text:p>
          </table:table-cell>
          <table:table-cell office:value-type="float" office:value="0.03055906" calcext:value-type="float">
            <text:p>0.03055906</text:p>
          </table:table-cell>
          <table:table-cell office:value-type="float" office:value="0.03508982" calcext:value-type="float">
            <text:p>0.03508982</text:p>
          </table:table-cell>
          <table:table-cell office:value-type="float" office:value="0.08249564" calcext:value-type="float">
            <text:p>0.08249564</text:p>
          </table:table-cell>
          <table:table-cell office:value-type="float" office:value="0.1502965" calcext:value-type="float">
            <text:p>0.1502965</text:p>
          </table:table-cell>
          <table:table-cell office:value-type="float" office:value="0.1675379" calcext:value-type="float">
            <text:p>0.1675379</text:p>
          </table:table-cell>
          <table:table-cell office:value-type="float" office:value="0.1671046" calcext:value-type="float">
            <text:p>0.1671046</text:p>
          </table:table-cell>
          <table:table-cell office:value-type="float" office:value="0.1711715" calcext:value-type="float">
            <text:p>0.1711715</text:p>
          </table:table-cell>
          <table:table-cell office:value-type="float" office:value="0.1951543" calcext:value-type="float">
            <text:p>0.1951543</text:p>
          </table:table-cell>
          <table:table-cell office:value-type="float" office:value="0.1978022" calcext:value-type="float">
            <text:p>0.1978022</text:p>
          </table:table-cell>
          <table:table-cell office:value-type="float" office:value="0" calcext:value-type="float">
            <text:p>0</text:p>
          </table:table-cell>
          <table:table-cell office:value-type="float" office:value="35.32175" calcext:value-type="float">
            <text:p>35.32175</text:p>
          </table:table-cell>
          <table:table-cell office:value-type="float" office:value="29.45357" calcext:value-type="float">
            <text:p>29.45357</text:p>
          </table:table-cell>
          <table:table-cell office:value-type="float" office:value="28.12009" calcext:value-type="float">
            <text:p>28.12009</text:p>
          </table:table-cell>
          <table:table-cell office:value-type="float" office:value="9.227817" calcext:value-type="float">
            <text:p>9.227817</text:p>
          </table:table-cell>
          <table:table-cell office:value-type="float" office:value="8.628005" calcext:value-type="float">
            <text:p>8.628005</text:p>
          </table:table-cell>
          <table:table-cell office:value-type="float" office:value="3.229775" calcext:value-type="float">
            <text:p>3.229775</text:p>
          </table:table-cell>
          <table:table-cell office:value-type="float" office:value="3.218385" calcext:value-type="float">
            <text:p>3.218385</text:p>
          </table:table-cell>
          <table:table-cell office:value-type="float" office:value="5.765957" calcext:value-type="float">
            <text:p>5.765957</text:p>
          </table:table-cell>
          <table:table-cell office:value-type="float" office:value="8.487698" calcext:value-type="float">
            <text:p>8.487698</text:p>
          </table:table-cell>
          <table:table-cell office:value-type="float" office:value="9.022075" calcext:value-type="float">
            <text:p>9.022075</text:p>
          </table:table-cell>
          <table:table-cell office:value-type="float" office:value="9.975133" calcext:value-type="float">
            <text:p>9.975133</text:p>
          </table:table-cell>
          <table:table-cell office:value-type="float" office:value="10.36029" calcext:value-type="float">
            <text:p>10.36029</text:p>
          </table:table-cell>
          <table:table-cell office:value-type="float" office:value="12.6518" calcext:value-type="float">
            <text:p>12.6518</text:p>
          </table:table-cell>
          <table:table-cell office:value-type="float" office:value="12.84205" calcext:value-type="float">
            <text:p>12.84205</text:p>
          </table:table-cell>
          <table:table-cell office:value-type="float" office:value="0" calcext:value-type="float">
            <text:p>0</text:p>
          </table:table-cell>
          <table:table-cell office:value-type="float" office:value="27.25121" calcext:value-type="float">
            <text:p>27.25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7" calcext:value-type="float">
            <text:p>13032007</text:p>
          </table:table-cell>
          <table:table-cell office:value-type="float" office:value="6.655081" calcext:value-type="float">
            <text:p>6.655081</text:p>
          </table:table-cell>
          <table:table-cell office:value-type="float" office:value="133.448" calcext:value-type="float">
            <text:p>133.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5923" calcext:value-type="float">
            <text:p>40.35923</text:p>
          </table:table-cell>
          <table:table-cell office:value-type="float" office:value="0" calcext:value-type="float">
            <text:p>0</text:p>
          </table:table-cell>
          <table:table-cell office:value-type="float" office:value="0.000001483414" calcext:value-type="float">
            <text:p>1.483414E-06</text:p>
          </table:table-cell>
          <table:table-cell office:value-type="float" office:value="0" calcext:value-type="float">
            <text:p>0</text:p>
          </table:table-cell>
          <table:table-cell office:value-type="float" office:value="-0.002638142" calcext:value-type="float">
            <text:p>-0.002638142</text:p>
          </table:table-cell>
          <table:table-cell office:value-type="float" office:value="1163.198" calcext:value-type="float">
            <text:p>1163.198</text:p>
          </table:table-cell>
          <table:table-cell office:value-type="float" office:value="1.358499" calcext:value-type="float">
            <text:p>1.358499</text:p>
          </table:table-cell>
          <table:table-cell office:value-type="float" office:value="0" calcext:value-type="float">
            <text:p>0</text:p>
          </table:table-cell>
          <table:table-cell office:value-type="float" office:value="0.401722" calcext:value-type="float">
            <text:p>0.401722</text:p>
          </table:table-cell>
          <table:table-cell office:value-type="float" office:value="0.2857505" calcext:value-type="float">
            <text:p>0.2857505</text:p>
          </table:table-cell>
          <table:table-cell office:value-type="float" office:value="0.2345166" calcext:value-type="float">
            <text:p>0.2345166</text:p>
          </table:table-cell>
          <table:table-cell office:value-type="float" office:value="0.06766467" calcext:value-type="float">
            <text:p>0.06766467</text:p>
          </table:table-cell>
          <table:table-cell office:value-type="float" office:value="0.05838092" calcext:value-type="float">
            <text:p>0.05838092</text:p>
          </table:table-cell>
          <table:table-cell office:value-type="float" office:value="0.03046904" calcext:value-type="float">
            <text:p>0.03046904</text:p>
          </table:table-cell>
          <table:table-cell office:value-type="float" office:value="0.0317902" calcext:value-type="float">
            <text:p>0.0317902</text:p>
          </table:table-cell>
          <table:table-cell office:value-type="float" office:value="0.08160113" calcext:value-type="float">
            <text:p>0.08160113</text:p>
          </table:table-cell>
          <table:table-cell office:value-type="float" office:value="0.1503388" calcext:value-type="float">
            <text:p>0.1503388</text:p>
          </table:table-cell>
          <table:table-cell office:value-type="float" office:value="0.1675696" calcext:value-type="float">
            <text:p>0.1675696</text:p>
          </table:table-cell>
          <table:table-cell office:value-type="float" office:value="0.1671441" calcext:value-type="float">
            <text:p>0.1671441</text:p>
          </table:table-cell>
          <table:table-cell office:value-type="float" office:value="0.1712015" calcext:value-type="float">
            <text:p>0.1712015</text:p>
          </table:table-cell>
          <table:table-cell office:value-type="float" office:value="0.1951668" calcext:value-type="float">
            <text:p>0.1951668</text:p>
          </table:table-cell>
          <table:table-cell office:value-type="float" office:value="0.1978133" calcext:value-type="float">
            <text:p>0.1978133</text:p>
          </table:table-cell>
          <table:table-cell office:value-type="float" office:value="0" calcext:value-type="float">
            <text:p>0</text:p>
          </table:table-cell>
          <table:table-cell office:value-type="float" office:value="35.35783" calcext:value-type="float">
            <text:p>35.35783</text:p>
          </table:table-cell>
          <table:table-cell office:value-type="float" office:value="29.45581" calcext:value-type="float">
            <text:p>29.45581</text:p>
          </table:table-cell>
          <table:table-cell office:value-type="float" office:value="28.11607" calcext:value-type="float">
            <text:p>28.11607</text:p>
          </table:table-cell>
          <table:table-cell office:value-type="float" office:value="9.223113" calcext:value-type="float">
            <text:p>9.223113</text:p>
          </table:table-cell>
          <table:table-cell office:value-type="float" office:value="8.622173" calcext:value-type="float">
            <text:p>8.622173</text:p>
          </table:table-cell>
          <table:table-cell office:value-type="float" office:value="3.230084" calcext:value-type="float">
            <text:p>3.230084</text:p>
          </table:table-cell>
          <table:table-cell office:value-type="float" office:value="3.218871" calcext:value-type="float">
            <text:p>3.218871</text:p>
          </table:table-cell>
          <table:table-cell office:value-type="float" office:value="5.769232" calcext:value-type="float">
            <text:p>5.769232</text:p>
          </table:table-cell>
          <table:table-cell office:value-type="float" office:value="8.491971" calcext:value-type="float">
            <text:p>8.491971</text:p>
          </table:table-cell>
          <table:table-cell office:value-type="float" office:value="9.026479" calcext:value-type="float">
            <text:p>9.026479</text:p>
          </table:table-cell>
          <table:table-cell office:value-type="float" office:value="9.979093" calcext:value-type="float">
            <text:p>9.979093</text:p>
          </table:table-cell>
          <table:table-cell office:value-type="float" office:value="10.36401" calcext:value-type="float">
            <text:p>10.36401</text:p>
          </table:table-cell>
          <table:table-cell office:value-type="float" office:value="12.65297" calcext:value-type="float">
            <text:p>12.65297</text:p>
          </table:table-cell>
          <table:table-cell office:value-type="float" office:value="12.84399" calcext:value-type="float">
            <text:p>12.84399</text:p>
          </table:table-cell>
          <table:table-cell office:value-type="float" office:value="0" calcext:value-type="float">
            <text:p>0</text:p>
          </table:table-cell>
          <table:table-cell office:value-type="float" office:value="32.07076" calcext:value-type="float">
            <text:p>32.07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7" calcext:value-type="float">
            <text:p>14032007</text:p>
          </table:table-cell>
          <table:table-cell office:value-type="float" office:value="6.64165" calcext:value-type="float">
            <text:p>6.64165</text:p>
          </table:table-cell>
          <table:table-cell office:value-type="float" office:value="133.4486" calcext:value-type="float">
            <text:p>133.4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6996" calcext:value-type="float">
            <text:p>40.36996</text:p>
          </table:table-cell>
          <table:table-cell office:value-type="float" office:value="0" calcext:value-type="float">
            <text:p>0</text:p>
          </table:table-cell>
          <table:table-cell office:value-type="float" office:value="0.000001535219" calcext:value-type="float">
            <text:p>1.535219E-06</text:p>
          </table:table-cell>
          <table:table-cell office:value-type="float" office:value="0" calcext:value-type="float">
            <text:p>0</text:p>
          </table:table-cell>
          <table:table-cell office:value-type="float" office:value="-0.002637782" calcext:value-type="float">
            <text:p>-0.002637782</text:p>
          </table:table-cell>
          <table:table-cell office:value-type="float" office:value="1163.196" calcext:value-type="float">
            <text:p>1163.196</text:p>
          </table:table-cell>
          <table:table-cell office:value-type="float" office:value="1.364943" calcext:value-type="float">
            <text:p>1.364943</text:p>
          </table:table-cell>
          <table:table-cell office:value-type="float" office:value="0" calcext:value-type="float">
            <text:p>0</text:p>
          </table:table-cell>
          <table:table-cell office:value-type="float" office:value="0.5237903" calcext:value-type="float">
            <text:p>0.5237903</text:p>
          </table:table-cell>
          <table:table-cell office:value-type="float" office:value="0.2936044" calcext:value-type="float">
            <text:p>0.2936044</text:p>
          </table:table-cell>
          <table:table-cell office:value-type="float" office:value="0.2387973" calcext:value-type="float">
            <text:p>0.2387973</text:p>
          </table:table-cell>
          <table:table-cell office:value-type="float" office:value="0.06740622" calcext:value-type="float">
            <text:p>0.06740622</text:p>
          </table:table-cell>
          <table:table-cell office:value-type="float" office:value="0.05762385" calcext:value-type="float">
            <text:p>0.05762385</text:p>
          </table:table-cell>
          <table:table-cell office:value-type="float" office:value="0.03031498" calcext:value-type="float">
            <text:p>0.03031498</text:p>
          </table:table-cell>
          <table:table-cell office:value-type="float" office:value="0.03222325" calcext:value-type="float">
            <text:p>0.03222325</text:p>
          </table:table-cell>
          <table:table-cell office:value-type="float" office:value="0.08157392" calcext:value-type="float">
            <text:p>0.08157392</text:p>
          </table:table-cell>
          <table:table-cell office:value-type="float" office:value="0.1498315" calcext:value-type="float">
            <text:p>0.1498315</text:p>
          </table:table-cell>
          <table:table-cell office:value-type="float" office:value="0.1676008" calcext:value-type="float">
            <text:p>0.1676008</text:p>
          </table:table-cell>
          <table:table-cell office:value-type="float" office:value="0.1671841" calcext:value-type="float">
            <text:p>0.1671841</text:p>
          </table:table-cell>
          <table:table-cell office:value-type="float" office:value="0.1712465" calcext:value-type="float">
            <text:p>0.1712465</text:p>
          </table:table-cell>
          <table:table-cell office:value-type="float" office:value="0.1951809" calcext:value-type="float">
            <text:p>0.1951809</text:p>
          </table:table-cell>
          <table:table-cell office:value-type="float" office:value="0.1978235" calcext:value-type="float">
            <text:p>0.1978235</text:p>
          </table:table-cell>
          <table:table-cell office:value-type="float" office:value="0" calcext:value-type="float">
            <text:p>0</text:p>
          </table:table-cell>
          <table:table-cell office:value-type="float" office:value="35.4187" calcext:value-type="float">
            <text:p>35.4187</text:p>
          </table:table-cell>
          <table:table-cell office:value-type="float" office:value="29.45828" calcext:value-type="float">
            <text:p>29.45828</text:p>
          </table:table-cell>
          <table:table-cell office:value-type="float" office:value="28.11072" calcext:value-type="float">
            <text:p>28.11072</text:p>
          </table:table-cell>
          <table:table-cell office:value-type="float" office:value="9.218131" calcext:value-type="float">
            <text:p>9.218131</text:p>
          </table:table-cell>
          <table:table-cell office:value-type="float" office:value="8.61526" calcext:value-type="float">
            <text:p>8.61526</text:p>
          </table:table-cell>
          <table:table-cell office:value-type="float" office:value="3.23037" calcext:value-type="float">
            <text:p>3.23037</text:p>
          </table:table-cell>
          <table:table-cell office:value-type="float" office:value="3.21891" calcext:value-type="float">
            <text:p>3.21891</text:p>
          </table:table-cell>
          <table:table-cell office:value-type="float" office:value="5.772427" calcext:value-type="float">
            <text:p>5.772427</text:p>
          </table:table-cell>
          <table:table-cell office:value-type="float" office:value="8.496222" calcext:value-type="float">
            <text:p>8.496222</text:p>
          </table:table-cell>
          <table:table-cell office:value-type="float" office:value="9.030884" calcext:value-type="float">
            <text:p>9.030884</text:p>
          </table:table-cell>
          <table:table-cell office:value-type="float" office:value="9.983051" calcext:value-type="float">
            <text:p>9.983051</text:p>
          </table:table-cell>
          <table:table-cell office:value-type="float" office:value="10.36774" calcext:value-type="float">
            <text:p>10.36774</text:p>
          </table:table-cell>
          <table:table-cell office:value-type="float" office:value="12.65413" calcext:value-type="float">
            <text:p>12.65413</text:p>
          </table:table-cell>
          <table:table-cell office:value-type="float" office:value="12.85085" calcext:value-type="float">
            <text:p>12.85085</text:p>
          </table:table-cell>
          <table:table-cell office:value-type="float" office:value="0" calcext:value-type="float">
            <text:p>0</text:p>
          </table:table-cell>
          <table:table-cell office:value-type="float" office:value="35.23946" calcext:value-type="float">
            <text:p>35.239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7" calcext:value-type="float">
            <text:p>15032007</text:p>
          </table:table-cell>
          <table:table-cell office:value-type="float" office:value="6.598695" calcext:value-type="float">
            <text:p>6.598695</text:p>
          </table:table-cell>
          <table:table-cell office:value-type="float" office:value="133.4509" calcext:value-type="float">
            <text:p>133.4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8857" calcext:value-type="float">
            <text:p>40.38857</text:p>
          </table:table-cell>
          <table:table-cell office:value-type="float" office:value="0" calcext:value-type="float">
            <text:p>0</text:p>
          </table:table-cell>
          <table:table-cell office:value-type="float" office:value="0.000001553557" calcext:value-type="float">
            <text:p>1.553557E-06</text:p>
          </table:table-cell>
          <table:table-cell office:value-type="float" office:value="0" calcext:value-type="float">
            <text:p>0</text:p>
          </table:table-cell>
          <table:table-cell office:value-type="float" office:value="-0.002637656" calcext:value-type="float">
            <text:p>-0.002637656</text:p>
          </table:table-cell>
          <table:table-cell office:value-type="float" office:value="1163.199" calcext:value-type="float">
            <text:p>1163.199</text:p>
          </table:table-cell>
          <table:table-cell office:value-type="float" office:value="1.394889" calcext:value-type="float">
            <text:p>1.394889</text:p>
          </table:table-cell>
          <table:table-cell office:value-type="float" office:value="0" calcext:value-type="float">
            <text:p>0</text:p>
          </table:table-cell>
          <table:table-cell office:value-type="float" office:value="1.952477" calcext:value-type="float">
            <text:p>1.952477</text:p>
          </table:table-cell>
          <table:table-cell office:value-type="float" office:value="0.6183742" calcext:value-type="float">
            <text:p>0.6183742</text:p>
          </table:table-cell>
          <table:table-cell office:value-type="float" office:value="0.328732" calcext:value-type="float">
            <text:p>0.328732</text:p>
          </table:table-cell>
          <table:table-cell office:value-type="float" office:value="0.08286499" calcext:value-type="float">
            <text:p>0.08286499</text:p>
          </table:table-cell>
          <table:table-cell office:value-type="float" office:value="0.06569889" calcext:value-type="float">
            <text:p>0.06569889</text:p>
          </table:table-cell>
          <table:table-cell office:value-type="float" office:value="0.03096778" calcext:value-type="float">
            <text:p>0.03096778</text:p>
          </table:table-cell>
          <table:table-cell office:value-type="float" office:value="0.03724633" calcext:value-type="float">
            <text:p>0.03724633</text:p>
          </table:table-cell>
          <table:table-cell office:value-type="float" office:value="0.08251876" calcext:value-type="float">
            <text:p>0.08251876</text:p>
          </table:table-cell>
          <table:table-cell office:value-type="float" office:value="0.1502205" calcext:value-type="float">
            <text:p>0.1502205</text:p>
          </table:table-cell>
          <table:table-cell office:value-type="float" office:value="0.1676321" calcext:value-type="float">
            <text:p>0.1676321</text:p>
          </table:table-cell>
          <table:table-cell office:value-type="float" office:value="0.1672236" calcext:value-type="float">
            <text:p>0.1672236</text:p>
          </table:table-cell>
          <table:table-cell office:value-type="float" office:value="0.1713973" calcext:value-type="float">
            <text:p>0.1713973</text:p>
          </table:table-cell>
          <table:table-cell office:value-type="float" office:value="0.1951926" calcext:value-type="float">
            <text:p>0.1951926</text:p>
          </table:table-cell>
          <table:table-cell office:value-type="float" office:value="0.1978347" calcext:value-type="float">
            <text:p>0.1978347</text:p>
          </table:table-cell>
          <table:table-cell office:value-type="float" office:value="0" calcext:value-type="float">
            <text:p>0</text:p>
          </table:table-cell>
          <table:table-cell office:value-type="float" office:value="35.90956" calcext:value-type="float">
            <text:p>35.90956</text:p>
          </table:table-cell>
          <table:table-cell office:value-type="float" office:value="29.52336" calcext:value-type="float">
            <text:p>29.52336</text:p>
          </table:table-cell>
          <table:table-cell office:value-type="float" office:value="28.1206" calcext:value-type="float">
            <text:p>28.1206</text:p>
          </table:table-cell>
          <table:table-cell office:value-type="float" office:value="9.215142" calcext:value-type="float">
            <text:p>9.215142</text:p>
          </table:table-cell>
          <table:table-cell office:value-type="float" office:value="8.609027" calcext:value-type="float">
            <text:p>8.609027</text:p>
          </table:table-cell>
          <table:table-cell office:value-type="float" office:value="3.230659" calcext:value-type="float">
            <text:p>3.230659</text:p>
          </table:table-cell>
          <table:table-cell office:value-type="float" office:value="3.219729" calcext:value-type="float">
            <text:p>3.219729</text:p>
          </table:table-cell>
          <table:table-cell office:value-type="float" office:value="5.775758" calcext:value-type="float">
            <text:p>5.775758</text:p>
          </table:table-cell>
          <table:table-cell office:value-type="float" office:value="8.500486" calcext:value-type="float">
            <text:p>8.500486</text:p>
          </table:table-cell>
          <table:table-cell office:value-type="float" office:value="9.035287" calcext:value-type="float">
            <text:p>9.035287</text:p>
          </table:table-cell>
          <table:table-cell office:value-type="float" office:value="9.986943" calcext:value-type="float">
            <text:p>9.986943</text:p>
          </table:table-cell>
          <table:table-cell office:value-type="float" office:value="10.37145" calcext:value-type="float">
            <text:p>10.37145</text:p>
          </table:table-cell>
          <table:table-cell office:value-type="float" office:value="12.65529" calcext:value-type="float">
            <text:p>12.65529</text:p>
          </table:table-cell>
          <table:table-cell office:value-type="float" office:value="12.85351" calcext:value-type="float">
            <text:p>12.85351</text:p>
          </table:table-cell>
          <table:table-cell office:value-type="float" office:value="0" calcext:value-type="float">
            <text:p>0</text:p>
          </table:table-cell>
          <table:table-cell office:value-type="float" office:value="60.09738" calcext:value-type="float">
            <text:p>60.097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7" calcext:value-type="float">
            <text:p>16032007</text:p>
          </table:table-cell>
          <table:table-cell office:value-type="float" office:value="6.543695" calcext:value-type="float">
            <text:p>6.543695</text:p>
          </table:table-cell>
          <table:table-cell office:value-type="float" office:value="133.453" calcext:value-type="float">
            <text:p>133.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1087" calcext:value-type="float">
            <text:p>40.41087</text:p>
          </table:table-cell>
          <table:table-cell office:value-type="float" office:value="0" calcext:value-type="float">
            <text:p>0</text:p>
          </table:table-cell>
          <table:table-cell office:value-type="float" office:value="0.000001580715" calcext:value-type="float">
            <text:p>1.580715E-06</text:p>
          </table:table-cell>
          <table:table-cell office:value-type="float" office:value="0" calcext:value-type="float">
            <text:p>0</text:p>
          </table:table-cell>
          <table:table-cell office:value-type="float" office:value="-0.002637464" calcext:value-type="float">
            <text:p>-0.002637464</text:p>
          </table:table-cell>
          <table:table-cell office:value-type="float" office:value="1163.213" calcext:value-type="float">
            <text:p>1163.213</text:p>
          </table:table-cell>
          <table:table-cell office:value-type="float" office:value="1.437508" calcext:value-type="float">
            <text:p>1.437508</text:p>
          </table:table-cell>
          <table:table-cell office:value-type="float" office:value="0" calcext:value-type="float">
            <text:p>0</text:p>
          </table:table-cell>
          <table:table-cell office:value-type="float" office:value="2.206134" calcext:value-type="float">
            <text:p>2.206134</text:p>
          </table:table-cell>
          <table:table-cell office:value-type="float" office:value="0.6120498" calcext:value-type="float">
            <text:p>0.6120498</text:p>
          </table:table-cell>
          <table:table-cell office:value-type="float" office:value="0.3641614" calcext:value-type="float">
            <text:p>0.3641614</text:p>
          </table:table-cell>
          <table:table-cell office:value-type="float" office:value="0.07983162" calcext:value-type="float">
            <text:p>0.07983162</text:p>
          </table:table-cell>
          <table:table-cell office:value-type="float" office:value="0.06862689" calcext:value-type="float">
            <text:p>0.06862689</text:p>
          </table:table-cell>
          <table:table-cell office:value-type="float" office:value="0.0319788" calcext:value-type="float">
            <text:p>0.0319788</text:p>
          </table:table-cell>
          <table:table-cell office:value-type="float" office:value="0.0382111" calcext:value-type="float">
            <text:p>0.0382111</text:p>
          </table:table-cell>
          <table:table-cell office:value-type="float" office:value="0.08253027" calcext:value-type="float">
            <text:p>0.08253027</text:p>
          </table:table-cell>
          <table:table-cell office:value-type="float" office:value="0.1499512" calcext:value-type="float">
            <text:p>0.1499512</text:p>
          </table:table-cell>
          <table:table-cell office:value-type="float" office:value="0.1676644" calcext:value-type="float">
            <text:p>0.1676644</text:p>
          </table:table-cell>
          <table:table-cell office:value-type="float" office:value="0.1672621" calcext:value-type="float">
            <text:p>0.1672621</text:p>
          </table:table-cell>
          <table:table-cell office:value-type="float" office:value="0.1714547" calcext:value-type="float">
            <text:p>0.1714547</text:p>
          </table:table-cell>
          <table:table-cell office:value-type="float" office:value="0.1952046" calcext:value-type="float">
            <text:p>0.1952046</text:p>
          </table:table-cell>
          <table:table-cell office:value-type="float" office:value="0.1978458" calcext:value-type="float">
            <text:p>0.1978458</text:p>
          </table:table-cell>
          <table:table-cell office:value-type="float" office:value="0" calcext:value-type="float">
            <text:p>0</text:p>
          </table:table-cell>
          <table:table-cell office:value-type="float" office:value="36.50933" calcext:value-type="float">
            <text:p>36.50933</text:p>
          </table:table-cell>
          <table:table-cell office:value-type="float" office:value="29.61372" calcext:value-type="float">
            <text:p>29.61372</text:p>
          </table:table-cell>
          <table:table-cell office:value-type="float" office:value="28.15524" calcext:value-type="float">
            <text:p>28.15524</text:p>
          </table:table-cell>
          <table:table-cell office:value-type="float" office:value="9.215142" calcext:value-type="float">
            <text:p>9.215142</text:p>
          </table:table-cell>
          <table:table-cell office:value-type="float" office:value="8.605721" calcext:value-type="float">
            <text:p>8.605721</text:p>
          </table:table-cell>
          <table:table-cell office:value-type="float" office:value="3.231254" calcext:value-type="float">
            <text:p>3.231254</text:p>
          </table:table-cell>
          <table:table-cell office:value-type="float" office:value="3.221044" calcext:value-type="float">
            <text:p>3.221044</text:p>
          </table:table-cell>
          <table:table-cell office:value-type="float" office:value="5.779133" calcext:value-type="float">
            <text:p>5.779133</text:p>
          </table:table-cell>
          <table:table-cell office:value-type="float" office:value="8.504754" calcext:value-type="float">
            <text:p>8.504754</text:p>
          </table:table-cell>
          <table:table-cell office:value-type="float" office:value="9.039691" calcext:value-type="float">
            <text:p>9.039691</text:p>
          </table:table-cell>
          <table:table-cell office:value-type="float" office:value="9.990789" calcext:value-type="float">
            <text:p>9.990789</text:p>
          </table:table-cell>
          <table:table-cell office:value-type="float" office:value="10.37518" calcext:value-type="float">
            <text:p>10.37518</text:p>
          </table:table-cell>
          <table:table-cell office:value-type="float" office:value="12.65645" calcext:value-type="float">
            <text:p>12.65645</text:p>
          </table:table-cell>
          <table:table-cell office:value-type="float" office:value="12.85452" calcext:value-type="float">
            <text:p>12.85452</text:p>
          </table:table-cell>
          <table:table-cell office:value-type="float" office:value="0" calcext:value-type="float">
            <text:p>0</text:p>
          </table:table-cell>
          <table:table-cell office:value-type="float" office:value="145.2771" calcext:value-type="float">
            <text:p>145.27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7" calcext:value-type="float">
            <text:p>17032007</text:p>
          </table:table-cell>
          <table:table-cell office:value-type="float" office:value="6.473085" calcext:value-type="float">
            <text:p>6.473085</text:p>
          </table:table-cell>
          <table:table-cell office:value-type="float" office:value="133.456" calcext:value-type="float">
            <text:p>133.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3606" calcext:value-type="float">
            <text:p>40.43606</text:p>
          </table:table-cell>
          <table:table-cell office:value-type="float" office:value="0" calcext:value-type="float">
            <text:p>0</text:p>
          </table:table-cell>
          <table:table-cell office:value-type="float" office:value="0.000001609648" calcext:value-type="float">
            <text:p>1.609648E-06</text:p>
          </table:table-cell>
          <table:table-cell office:value-type="float" office:value="0" calcext:value-type="float">
            <text:p>0</text:p>
          </table:table-cell>
          <table:table-cell office:value-type="float" office:value="-0.002775227" calcext:value-type="float">
            <text:p>-0.002775227</text:p>
          </table:table-cell>
          <table:table-cell office:value-type="float" office:value="1163.237" calcext:value-type="float">
            <text:p>1163.237</text:p>
          </table:table-cell>
          <table:table-cell office:value-type="float" office:value="1.496037" calcext:value-type="float">
            <text:p>1.496037</text:p>
          </table:table-cell>
          <table:table-cell office:value-type="float" office:value="0" calcext:value-type="float">
            <text:p>0</text:p>
          </table:table-cell>
          <table:table-cell office:value-type="float" office:value="3.020917" calcext:value-type="float">
            <text:p>3.020917</text:p>
          </table:table-cell>
          <table:table-cell office:value-type="float" office:value="0.7498834" calcext:value-type="float">
            <text:p>0.7498834</text:p>
          </table:table-cell>
          <table:table-cell office:value-type="float" office:value="0.4158563" calcext:value-type="float">
            <text:p>0.4158563</text:p>
          </table:table-cell>
          <table:table-cell office:value-type="float" office:value="0.08479026" calcext:value-type="float">
            <text:p>0.08479026</text:p>
          </table:table-cell>
          <table:table-cell office:value-type="float" office:value="0.07134064" calcext:value-type="float">
            <text:p>0.07134064</text:p>
          </table:table-cell>
          <table:table-cell office:value-type="float" office:value="0.03326501" calcext:value-type="float">
            <text:p>0.03326501</text:p>
          </table:table-cell>
          <table:table-cell office:value-type="float" office:value="0.03962611" calcext:value-type="float">
            <text:p>0.03962611</text:p>
          </table:table-cell>
          <table:table-cell office:value-type="float" office:value="0.0827749" calcext:value-type="float">
            <text:p>0.0827749</text:p>
          </table:table-cell>
          <table:table-cell office:value-type="float" office:value="0.1499856" calcext:value-type="float">
            <text:p>0.1499856</text:p>
          </table:table-cell>
          <table:table-cell office:value-type="float" office:value="0.1676987" calcext:value-type="float">
            <text:p>0.1676987</text:p>
          </table:table-cell>
          <table:table-cell office:value-type="float" office:value="0.167301" calcext:value-type="float">
            <text:p>0.167301</text:p>
          </table:table-cell>
          <table:table-cell office:value-type="float" office:value="0.1715742" calcext:value-type="float">
            <text:p>0.1715742</text:p>
          </table:table-cell>
          <table:table-cell office:value-type="float" office:value="0.1952753" calcext:value-type="float">
            <text:p>0.1952753</text:p>
          </table:table-cell>
          <table:table-cell office:value-type="float" office:value="0.1978295" calcext:value-type="float">
            <text:p>0.1978295</text:p>
          </table:table-cell>
          <table:table-cell office:value-type="float" office:value="0" calcext:value-type="float">
            <text:p>0</text:p>
          </table:table-cell>
          <table:table-cell office:value-type="float" office:value="37.27874" calcext:value-type="float">
            <text:p>37.27874</text:p>
          </table:table-cell>
          <table:table-cell office:value-type="float" office:value="29.71241" calcext:value-type="float">
            <text:p>29.71241</text:p>
          </table:table-cell>
          <table:table-cell office:value-type="float" office:value="28.20285" calcext:value-type="float">
            <text:p>28.20285</text:p>
          </table:table-cell>
          <table:table-cell office:value-type="float" office:value="9.215534" calcext:value-type="float">
            <text:p>9.215534</text:p>
          </table:table-cell>
          <table:table-cell office:value-type="float" office:value="8.603427" calcext:value-type="float">
            <text:p>8.603427</text:p>
          </table:table-cell>
          <table:table-cell office:value-type="float" office:value="3.232174" calcext:value-type="float">
            <text:p>3.232174</text:p>
          </table:table-cell>
          <table:table-cell office:value-type="float" office:value="3.222605" calcext:value-type="float">
            <text:p>3.222605</text:p>
          </table:table-cell>
          <table:table-cell office:value-type="float" office:value="5.782552" calcext:value-type="float">
            <text:p>5.782552</text:p>
          </table:table-cell>
          <table:table-cell office:value-type="float" office:value="8.50906" calcext:value-type="float">
            <text:p>8.50906</text:p>
          </table:table-cell>
          <table:table-cell office:value-type="float" office:value="9.044096" calcext:value-type="float">
            <text:p>9.044096</text:p>
          </table:table-cell>
          <table:table-cell office:value-type="float" office:value="9.994636" calcext:value-type="float">
            <text:p>9.994636</text:p>
          </table:table-cell>
          <table:table-cell office:value-type="float" office:value="10.37889" calcext:value-type="float">
            <text:p>10.37889</text:p>
          </table:table-cell>
          <table:table-cell office:value-type="float" office:value="12.65766" calcext:value-type="float">
            <text:p>12.65766</text:p>
          </table:table-cell>
          <table:table-cell office:value-type="float" office:value="12.8556" calcext:value-type="float">
            <text:p>12.8556</text:p>
          </table:table-cell>
          <table:table-cell office:value-type="float" office:value="0" calcext:value-type="float">
            <text:p>0</text:p>
          </table:table-cell>
          <table:table-cell office:value-type="float" office:value="216.9363" calcext:value-type="float">
            <text:p>216.93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7" calcext:value-type="float">
            <text:p>18032007</text:p>
          </table:table-cell>
          <table:table-cell office:value-type="float" office:value="6.397548" calcext:value-type="float">
            <text:p>6.397548</text:p>
          </table:table-cell>
          <table:table-cell office:value-type="float" office:value="133.4599" calcext:value-type="float">
            <text:p>133.4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6656" calcext:value-type="float">
            <text:p>40.46656</text:p>
          </table:table-cell>
          <table:table-cell office:value-type="float" office:value="0" calcext:value-type="float">
            <text:p>0</text:p>
          </table:table-cell>
          <table:table-cell office:value-type="float" office:value="0.000001635765" calcext:value-type="float">
            <text:p>1.635765E-06</text:p>
          </table:table-cell>
          <table:table-cell office:value-type="float" office:value="0" calcext:value-type="float">
            <text:p>0</text:p>
          </table:table-cell>
          <table:table-cell office:value-type="float" office:value="-0.002943703" calcext:value-type="float">
            <text:p>-0.002943703</text:p>
          </table:table-cell>
          <table:table-cell office:value-type="float" office:value="1163.268" calcext:value-type="float">
            <text:p>1163.268</text:p>
          </table:table-cell>
          <table:table-cell office:value-type="float" office:value="1.558391" calcext:value-type="float">
            <text:p>1.558391</text:p>
          </table:table-cell>
          <table:table-cell office:value-type="float" office:value="0" calcext:value-type="float">
            <text:p>0</text:p>
          </table:table-cell>
          <table:table-cell office:value-type="float" office:value="3.720125" calcext:value-type="float">
            <text:p>3.720125</text:p>
          </table:table-cell>
          <table:table-cell office:value-type="float" office:value="0.8621104" calcext:value-type="float">
            <text:p>0.8621104</text:p>
          </table:table-cell>
          <table:table-cell office:value-type="float" office:value="0.4603473" calcext:value-type="float">
            <text:p>0.4603473</text:p>
          </table:table-cell>
          <table:table-cell office:value-type="float" office:value="0.08947744" calcext:value-type="float">
            <text:p>0.08947744</text:p>
          </table:table-cell>
          <table:table-cell office:value-type="float" office:value="0.07497185" calcext:value-type="float">
            <text:p>0.07497185</text:p>
          </table:table-cell>
          <table:table-cell office:value-type="float" office:value="0.03462187" calcext:value-type="float">
            <text:p>0.03462187</text:p>
          </table:table-cell>
          <table:table-cell office:value-type="float" office:value="0.04137594" calcext:value-type="float">
            <text:p>0.04137594</text:p>
          </table:table-cell>
          <table:table-cell office:value-type="float" office:value="0.08314422" calcext:value-type="float">
            <text:p>0.08314422</text:p>
          </table:table-cell>
          <table:table-cell office:value-type="float" office:value="0.1503982" calcext:value-type="float">
            <text:p>0.1503982</text:p>
          </table:table-cell>
          <table:table-cell office:value-type="float" office:value="0.1677368" calcext:value-type="float">
            <text:p>0.1677368</text:p>
          </table:table-cell>
          <table:table-cell office:value-type="float" office:value="0.1673407" calcext:value-type="float">
            <text:p>0.1673407</text:p>
          </table:table-cell>
          <table:table-cell office:value-type="float" office:value="0.1716586" calcext:value-type="float">
            <text:p>0.1716586</text:p>
          </table:table-cell>
          <table:table-cell office:value-type="float" office:value="0.1952401" calcext:value-type="float">
            <text:p>0.1952401</text:p>
          </table:table-cell>
          <table:table-cell office:value-type="float" office:value="0.19786" calcext:value-type="float">
            <text:p>0.19786</text:p>
          </table:table-cell>
          <table:table-cell office:value-type="float" office:value="0" calcext:value-type="float">
            <text:p>0</text:p>
          </table:table-cell>
          <table:table-cell office:value-type="float" office:value="38.34157" calcext:value-type="float">
            <text:p>38.34157</text:p>
          </table:table-cell>
          <table:table-cell office:value-type="float" office:value="29.83869" calcext:value-type="float">
            <text:p>29.83869</text:p>
          </table:table-cell>
          <table:table-cell office:value-type="float" office:value="28.26884" calcext:value-type="float">
            <text:p>28.26884</text:p>
          </table:table-cell>
          <table:table-cell office:value-type="float" office:value="9.217967" calcext:value-type="float">
            <text:p>9.217967</text:p>
          </table:table-cell>
          <table:table-cell office:value-type="float" office:value="8.60275" calcext:value-type="float">
            <text:p>8.60275</text:p>
          </table:table-cell>
          <table:table-cell office:value-type="float" office:value="3.233475" calcext:value-type="float">
            <text:p>3.233475</text:p>
          </table:table-cell>
          <table:table-cell office:value-type="float" office:value="3.224665" calcext:value-type="float">
            <text:p>3.224665</text:p>
          </table:table-cell>
          <table:table-cell office:value-type="float" office:value="5.786055" calcext:value-type="float">
            <text:p>5.786055</text:p>
          </table:table-cell>
          <table:table-cell office:value-type="float" office:value="8.513443" calcext:value-type="float">
            <text:p>8.513443</text:p>
          </table:table-cell>
          <table:table-cell office:value-type="float" office:value="9.048499" calcext:value-type="float">
            <text:p>9.048499</text:p>
          </table:table-cell>
          <table:table-cell office:value-type="float" office:value="9.998482" calcext:value-type="float">
            <text:p>9.998482</text:p>
          </table:table-cell>
          <table:table-cell office:value-type="float" office:value="10.38262" calcext:value-type="float">
            <text:p>10.38262</text:p>
          </table:table-cell>
          <table:table-cell office:value-type="float" office:value="12.65885" calcext:value-type="float">
            <text:p>12.65885</text:p>
          </table:table-cell>
          <table:table-cell office:value-type="float" office:value="12.85665" calcext:value-type="float">
            <text:p>12.85665</text:p>
          </table:table-cell>
          <table:table-cell office:value-type="float" office:value="0" calcext:value-type="float">
            <text:p>0</text:p>
          </table:table-cell>
          <table:table-cell office:value-type="float" office:value="248.9615" calcext:value-type="float">
            <text:p>248.96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7" calcext:value-type="float">
            <text:p>19032007</text:p>
          </table:table-cell>
          <table:table-cell office:value-type="float" office:value="6.326712" calcext:value-type="float">
            <text:p>6.326712</text:p>
          </table:table-cell>
          <table:table-cell office:value-type="float" office:value="133.4642" calcext:value-type="float">
            <text:p>133.4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0089" calcext:value-type="float">
            <text:p>40.50089</text:p>
          </table:table-cell>
          <table:table-cell office:value-type="float" office:value="0" calcext:value-type="float">
            <text:p>0</text:p>
          </table:table-cell>
          <table:table-cell office:value-type="float" office:value="0.000001655503" calcext:value-type="float">
            <text:p>1.655503E-06</text:p>
          </table:table-cell>
          <table:table-cell office:value-type="float" office:value="0" calcext:value-type="float">
            <text:p>0</text:p>
          </table:table-cell>
          <table:table-cell office:value-type="float" office:value="-0.003104328" calcext:value-type="float">
            <text:p>-0.003104328</text:p>
          </table:table-cell>
          <table:table-cell office:value-type="float" office:value="1163.302" calcext:value-type="float">
            <text:p>1163.302</text:p>
          </table:table-cell>
          <table:table-cell office:value-type="float" office:value="1.613449" calcext:value-type="float">
            <text:p>1.613449</text:p>
          </table:table-cell>
          <table:table-cell office:value-type="float" office:value="0" calcext:value-type="float">
            <text:p>0</text:p>
          </table:table-cell>
          <table:table-cell office:value-type="float" office:value="3.891301" calcext:value-type="float">
            <text:p>3.891301</text:p>
          </table:table-cell>
          <table:table-cell office:value-type="float" office:value="0.8919706" calcext:value-type="float">
            <text:p>0.8919706</text:p>
          </table:table-cell>
          <table:table-cell office:value-type="float" office:value="0.4836262" calcext:value-type="float">
            <text:p>0.4836262</text:p>
          </table:table-cell>
          <table:table-cell office:value-type="float" office:value="0.09215014" calcext:value-type="float">
            <text:p>0.09215014</text:p>
          </table:table-cell>
          <table:table-cell office:value-type="float" office:value="0.07853184" calcext:value-type="float">
            <text:p>0.07853184</text:p>
          </table:table-cell>
          <table:table-cell office:value-type="float" office:value="0.03573108" calcext:value-type="float">
            <text:p>0.03573108</text:p>
          </table:table-cell>
          <table:table-cell office:value-type="float" office:value="0.04289009" calcext:value-type="float">
            <text:p>0.04289009</text:p>
          </table:table-cell>
          <table:table-cell office:value-type="float" office:value="0.08349703" calcext:value-type="float">
            <text:p>0.08349703</text:p>
          </table:table-cell>
          <table:table-cell office:value-type="float" office:value="0.1505871" calcext:value-type="float">
            <text:p>0.1505871</text:p>
          </table:table-cell>
          <table:table-cell office:value-type="float" office:value="0.167778" calcext:value-type="float">
            <text:p>0.167778</text:p>
          </table:table-cell>
          <table:table-cell office:value-type="float" office:value="0.167381" calcext:value-type="float">
            <text:p>0.167381</text:p>
          </table:table-cell>
          <table:table-cell office:value-type="float" office:value="0.1716954" calcext:value-type="float">
            <text:p>0.1716954</text:p>
          </table:table-cell>
          <table:table-cell office:value-type="float" office:value="0.1952392" calcext:value-type="float">
            <text:p>0.1952392</text:p>
          </table:table-cell>
          <table:table-cell office:value-type="float" office:value="0.1978782" calcext:value-type="float">
            <text:p>0.1978782</text:p>
          </table:table-cell>
          <table:table-cell office:value-type="float" office:value="0" calcext:value-type="float">
            <text:p>0</text:p>
          </table:table-cell>
          <table:table-cell office:value-type="float" office:value="39.61436" calcext:value-type="float">
            <text:p>39.61436</text:p>
          </table:table-cell>
          <table:table-cell office:value-type="float" office:value="29.98252" calcext:value-type="float">
            <text:p>29.98252</text:p>
          </table:table-cell>
          <table:table-cell office:value-type="float" office:value="28.34892" calcext:value-type="float">
            <text:p>28.34892</text:p>
          </table:table-cell>
          <table:table-cell office:value-type="float" office:value="9.222076" calcext:value-type="float">
            <text:p>9.222076</text:p>
          </table:table-cell>
          <table:table-cell office:value-type="float" office:value="8.603815" calcext:value-type="float">
            <text:p>8.603815</text:p>
          </table:table-cell>
          <table:table-cell office:value-type="float" office:value="3.23512" calcext:value-type="float">
            <text:p>3.23512</text:p>
          </table:table-cell>
          <table:table-cell office:value-type="float" office:value="3.227258" calcext:value-type="float">
            <text:p>3.227258</text:p>
          </table:table-cell>
          <table:table-cell office:value-type="float" office:value="5.789618" calcext:value-type="float">
            <text:p>5.789618</text:p>
          </table:table-cell>
          <table:table-cell office:value-type="float" office:value="8.517878" calcext:value-type="float">
            <text:p>8.517878</text:p>
          </table:table-cell>
          <table:table-cell office:value-type="float" office:value="9.052902" calcext:value-type="float">
            <text:p>9.052902</text:p>
          </table:table-cell>
          <table:table-cell office:value-type="float" office:value="10.00233" calcext:value-type="float">
            <text:p>10.00233</text:p>
          </table:table-cell>
          <table:table-cell office:value-type="float" office:value="10.38634" calcext:value-type="float">
            <text:p>10.38634</text:p>
          </table:table-cell>
          <table:table-cell office:value-type="float" office:value="12.66001" calcext:value-type="float">
            <text:p>12.66001</text:p>
          </table:table-cell>
          <table:table-cell office:value-type="float" office:value="12.85771" calcext:value-type="float">
            <text:p>12.85771</text:p>
          </table:table-cell>
          <table:table-cell office:value-type="float" office:value="0" calcext:value-type="float">
            <text:p>0</text:p>
          </table:table-cell>
          <table:table-cell office:value-type="float" office:value="238.5868" calcext:value-type="float">
            <text:p>238.58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7" calcext:value-type="float">
            <text:p>20032007</text:p>
          </table:table-cell>
          <table:table-cell office:value-type="float" office:value="6.243524" calcext:value-type="float">
            <text:p>6.243524</text:p>
          </table:table-cell>
          <table:table-cell office:value-type="float" office:value="133.4704" calcext:value-type="float">
            <text:p>133.4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3812" calcext:value-type="float">
            <text:p>40.53812</text:p>
          </table:table-cell>
          <table:table-cell office:value-type="float" office:value="0" calcext:value-type="float">
            <text:p>0</text:p>
          </table:table-cell>
          <table:table-cell office:value-type="float" office:value="0.000001670766" calcext:value-type="float">
            <text:p>1.670766E-06</text:p>
          </table:table-cell>
          <table:table-cell office:value-type="float" office:value="0" calcext:value-type="float">
            <text:p>0</text:p>
          </table:table-cell>
          <table:table-cell office:value-type="float" office:value="-0.003121028" calcext:value-type="float">
            <text:p>-0.003121028</text:p>
          </table:table-cell>
          <table:table-cell office:value-type="float" office:value="1163.335" calcext:value-type="float">
            <text:p>1163.335</text:p>
          </table:table-cell>
          <table:table-cell office:value-type="float" office:value="1.677109" calcext:value-type="float">
            <text:p>1.677109</text:p>
          </table:table-cell>
          <table:table-cell office:value-type="float" office:value="0" calcext:value-type="float">
            <text:p>0</text:p>
          </table:table-cell>
          <table:table-cell office:value-type="float" office:value="5.060067" calcext:value-type="float">
            <text:p>5.060067</text:p>
          </table:table-cell>
          <table:table-cell office:value-type="float" office:value="1.101108" calcext:value-type="float">
            <text:p>1.101108</text:p>
          </table:table-cell>
          <table:table-cell office:value-type="float" office:value="0.5611724" calcext:value-type="float">
            <text:p>0.5611724</text:p>
          </table:table-cell>
          <table:table-cell office:value-type="float" office:value="0.09767295" calcext:value-type="float">
            <text:p>0.09767295</text:p>
          </table:table-cell>
          <table:table-cell office:value-type="float" office:value="0.08421979" calcext:value-type="float">
            <text:p>0.08421979</text:p>
          </table:table-cell>
          <table:table-cell office:value-type="float" office:value="0.03692409" calcext:value-type="float">
            <text:p>0.03692409</text:p>
          </table:table-cell>
          <table:table-cell office:value-type="float" office:value="0.04418233" calcext:value-type="float">
            <text:p>0.04418233</text:p>
          </table:table-cell>
          <table:table-cell office:value-type="float" office:value="0.08378801" calcext:value-type="float">
            <text:p>0.08378801</text:p>
          </table:table-cell>
          <table:table-cell office:value-type="float" office:value="0.1507318" calcext:value-type="float">
            <text:p>0.1507318</text:p>
          </table:table-cell>
          <table:table-cell office:value-type="float" office:value="0.1678222" calcext:value-type="float">
            <text:p>0.1678222</text:p>
          </table:table-cell>
          <table:table-cell office:value-type="float" office:value="0.1674218" calcext:value-type="float">
            <text:p>0.1674218</text:p>
          </table:table-cell>
          <table:table-cell office:value-type="float" office:value="0.171811" calcext:value-type="float">
            <text:p>0.171811</text:p>
          </table:table-cell>
          <table:table-cell office:value-type="float" office:value="0.1952519" calcext:value-type="float">
            <text:p>0.1952519</text:p>
          </table:table-cell>
          <table:table-cell office:value-type="float" office:value="0.1978887" calcext:value-type="float">
            <text:p>0.1978887</text:p>
          </table:table-cell>
          <table:table-cell office:value-type="float" office:value="0" calcext:value-type="float">
            <text:p>0</text:p>
          </table:table-cell>
          <table:table-cell office:value-type="float" office:value="41.00071" calcext:value-type="float">
            <text:p>41.00071</text:p>
          </table:table-cell>
          <table:table-cell office:value-type="float" office:value="30.14652" calcext:value-type="float">
            <text:p>30.14652</text:p>
          </table:table-cell>
          <table:table-cell office:value-type="float" office:value="28.44369" calcext:value-type="float">
            <text:p>28.44369</text:p>
          </table:table-cell>
          <table:table-cell office:value-type="float" office:value="9.227392" calcext:value-type="float">
            <text:p>9.227392</text:p>
          </table:table-cell>
          <table:table-cell office:value-type="float" office:value="8.606571" calcext:value-type="float">
            <text:p>8.606571</text:p>
          </table:table-cell>
          <table:table-cell office:value-type="float" office:value="3.237023" calcext:value-type="float">
            <text:p>3.237023</text:p>
          </table:table-cell>
          <table:table-cell office:value-type="float" office:value="3.230217" calcext:value-type="float">
            <text:p>3.230217</text:p>
          </table:table-cell>
          <table:table-cell office:value-type="float" office:value="5.793224" calcext:value-type="float">
            <text:p>5.793224</text:p>
          </table:table-cell>
          <table:table-cell office:value-type="float" office:value="8.522342" calcext:value-type="float">
            <text:p>8.522342</text:p>
          </table:table-cell>
          <table:table-cell office:value-type="float" office:value="9.057306" calcext:value-type="float">
            <text:p>9.057306</text:p>
          </table:table-cell>
          <table:table-cell office:value-type="float" office:value="10.00617" calcext:value-type="float">
            <text:p>10.00617</text:p>
          </table:table-cell>
          <table:table-cell office:value-type="float" office:value="10.39006" calcext:value-type="float">
            <text:p>10.39006</text:p>
          </table:table-cell>
          <table:table-cell office:value-type="float" office:value="12.66117" calcext:value-type="float">
            <text:p>12.66117</text:p>
          </table:table-cell>
          <table:table-cell office:value-type="float" office:value="12.85878" calcext:value-type="float">
            <text:p>12.85878</text:p>
          </table:table-cell>
          <table:table-cell office:value-type="float" office:value="0" calcext:value-type="float">
            <text:p>0</text:p>
          </table:table-cell>
          <table:table-cell office:value-type="float" office:value="236.3672" calcext:value-type="float">
            <text:p>236.36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7" calcext:value-type="float">
            <text:p>21032007</text:p>
          </table:table-cell>
          <table:table-cell office:value-type="float" office:value="6.166837" calcext:value-type="float">
            <text:p>6.166837</text:p>
          </table:table-cell>
          <table:table-cell office:value-type="float" office:value="133.477" calcext:value-type="float">
            <text:p>133.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847" calcext:value-type="float">
            <text:p>40.5847</text:p>
          </table:table-cell>
          <table:table-cell office:value-type="float" office:value="0" calcext:value-type="float">
            <text:p>0</text:p>
          </table:table-cell>
          <table:table-cell office:value-type="float" office:value="0.000001675765" calcext:value-type="float">
            <text:p>1.675765E-06</text:p>
          </table:table-cell>
          <table:table-cell office:value-type="float" office:value="0" calcext:value-type="float">
            <text:p>0</text:p>
          </table:table-cell>
          <table:table-cell office:value-type="float" office:value="-0.003120994" calcext:value-type="float">
            <text:p>-0.003120994</text:p>
          </table:table-cell>
          <table:table-cell office:value-type="float" office:value="1163.366" calcext:value-type="float">
            <text:p>1163.366</text:p>
          </table:table-cell>
          <table:table-cell office:value-type="float" office:value="1.728321" calcext:value-type="float">
            <text:p>1.728321</text:p>
          </table:table-cell>
          <table:table-cell office:value-type="float" office:value="0" calcext:value-type="float">
            <text:p>0</text:p>
          </table:table-cell>
          <table:table-cell office:value-type="float" office:value="4.262172" calcext:value-type="float">
            <text:p>4.262172</text:p>
          </table:table-cell>
          <table:table-cell office:value-type="float" office:value="1.094783" calcext:value-type="float">
            <text:p>1.094783</text:p>
          </table:table-cell>
          <table:table-cell office:value-type="float" office:value="0.60208" calcext:value-type="float">
            <text:p>0.60208</text:p>
          </table:table-cell>
          <table:table-cell office:value-type="float" office:value="0.1018191" calcext:value-type="float">
            <text:p>0.1018191</text:p>
          </table:table-cell>
          <table:table-cell office:value-type="float" office:value="0.09067387" calcext:value-type="float">
            <text:p>0.09067387</text:p>
          </table:table-cell>
          <table:table-cell office:value-type="float" office:value="0.03857773" calcext:value-type="float">
            <text:p>0.03857773</text:p>
          </table:table-cell>
          <table:table-cell office:value-type="float" office:value="0.04623106" calcext:value-type="float">
            <text:p>0.04623106</text:p>
          </table:table-cell>
          <table:table-cell office:value-type="float" office:value="0.08409808" calcext:value-type="float">
            <text:p>0.08409808</text:p>
          </table:table-cell>
          <table:table-cell office:value-type="float" office:value="0.1508666" calcext:value-type="float">
            <text:p>0.1508666</text:p>
          </table:table-cell>
          <table:table-cell office:value-type="float" office:value="0.1678688" calcext:value-type="float">
            <text:p>0.1678688</text:p>
          </table:table-cell>
          <table:table-cell office:value-type="float" office:value="0.1674635" calcext:value-type="float">
            <text:p>0.1674635</text:p>
          </table:table-cell>
          <table:table-cell office:value-type="float" office:value="0.1717825" calcext:value-type="float">
            <text:p>0.1717825</text:p>
          </table:table-cell>
          <table:table-cell office:value-type="float" office:value="0.1952655" calcext:value-type="float">
            <text:p>0.1952655</text:p>
          </table:table-cell>
          <table:table-cell office:value-type="float" office:value="0.1979001" calcext:value-type="float">
            <text:p>0.1979001</text:p>
          </table:table-cell>
          <table:table-cell office:value-type="float" office:value="0" calcext:value-type="float">
            <text:p>0</text:p>
          </table:table-cell>
          <table:table-cell office:value-type="float" office:value="42.85164" calcext:value-type="float">
            <text:p>42.85164</text:p>
          </table:table-cell>
          <table:table-cell office:value-type="float" office:value="30.37941" calcext:value-type="float">
            <text:p>30.37941</text:p>
          </table:table-cell>
          <table:table-cell office:value-type="float" office:value="28.56833" calcext:value-type="float">
            <text:p>28.56833</text:p>
          </table:table-cell>
          <table:table-cell office:value-type="float" office:value="9.235171" calcext:value-type="float">
            <text:p>9.235171</text:p>
          </table:table-cell>
          <table:table-cell office:value-type="float" office:value="8.612328" calcext:value-type="float">
            <text:p>8.612328</text:p>
          </table:table-cell>
          <table:table-cell office:value-type="float" office:value="3.23934" calcext:value-type="float">
            <text:p>3.23934</text:p>
          </table:table-cell>
          <table:table-cell office:value-type="float" office:value="3.233684" calcext:value-type="float">
            <text:p>3.233684</text:p>
          </table:table-cell>
          <table:table-cell office:value-type="float" office:value="5.79685" calcext:value-type="float">
            <text:p>5.79685</text:p>
          </table:table-cell>
          <table:table-cell office:value-type="float" office:value="8.526864" calcext:value-type="float">
            <text:p>8.526864</text:p>
          </table:table-cell>
          <table:table-cell office:value-type="float" office:value="9.061711" calcext:value-type="float">
            <text:p>9.061711</text:p>
          </table:table-cell>
          <table:table-cell office:value-type="float" office:value="10.01002" calcext:value-type="float">
            <text:p>10.01002</text:p>
          </table:table-cell>
          <table:table-cell office:value-type="float" office:value="10.39378" calcext:value-type="float">
            <text:p>10.39378</text:p>
          </table:table-cell>
          <table:table-cell office:value-type="float" office:value="12.66234" calcext:value-type="float">
            <text:p>12.66234</text:p>
          </table:table-cell>
          <table:table-cell office:value-type="float" office:value="12.85985" calcext:value-type="float">
            <text:p>12.85985</text:p>
          </table:table-cell>
          <table:table-cell office:value-type="float" office:value="0" calcext:value-type="float">
            <text:p>0</text:p>
          </table:table-cell>
          <table:table-cell office:value-type="float" office:value="206.8438" calcext:value-type="float">
            <text:p>206.8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7" calcext:value-type="float">
            <text:p>22032007</text:p>
          </table:table-cell>
          <table:table-cell office:value-type="float" office:value="6.088945" calcext:value-type="float">
            <text:p>6.088945</text:p>
          </table:table-cell>
          <table:table-cell office:value-type="float" office:value="133.4847" calcext:value-type="float">
            <text:p>133.4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62733" calcext:value-type="float">
            <text:p>40.62733</text:p>
          </table:table-cell>
          <table:table-cell office:value-type="float" office:value="0" calcext:value-type="float">
            <text:p>0</text:p>
          </table:table-cell>
          <table:table-cell office:value-type="float" office:value="0.000001675765" calcext:value-type="float">
            <text:p>1.675765E-06</text:p>
          </table:table-cell>
          <table:table-cell office:value-type="float" office:value="0" calcext:value-type="float">
            <text:p>0</text:p>
          </table:table-cell>
          <table:table-cell office:value-type="float" office:value="-0.003120994" calcext:value-type="float">
            <text:p>-0.003120994</text:p>
          </table:table-cell>
          <table:table-cell office:value-type="float" office:value="1163.396" calcext:value-type="float">
            <text:p>1163.396</text:p>
          </table:table-cell>
          <table:table-cell office:value-type="float" office:value="1.773827" calcext:value-type="float">
            <text:p>1.773827</text:p>
          </table:table-cell>
          <table:table-cell office:value-type="float" office:value="0" calcext:value-type="float">
            <text:p>0</text:p>
          </table:table-cell>
          <table:table-cell office:value-type="float" office:value="4.092683" calcext:value-type="float">
            <text:p>4.092683</text:p>
          </table:table-cell>
          <table:table-cell office:value-type="float" office:value="1.113463" calcext:value-type="float">
            <text:p>1.113463</text:p>
          </table:table-cell>
          <table:table-cell office:value-type="float" office:value="0.648855" calcext:value-type="float">
            <text:p>0.648855</text:p>
          </table:table-cell>
          <table:table-cell office:value-type="float" office:value="0.105684" calcext:value-type="float">
            <text:p>0.105684</text:p>
          </table:table-cell>
          <table:table-cell office:value-type="float" office:value="0.09569262" calcext:value-type="float">
            <text:p>0.09569262</text:p>
          </table:table-cell>
          <table:table-cell office:value-type="float" office:value="0.03991915" calcext:value-type="float">
            <text:p>0.03991915</text:p>
          </table:table-cell>
          <table:table-cell office:value-type="float" office:value="0.04769133" calcext:value-type="float">
            <text:p>0.04769133</text:p>
          </table:table-cell>
          <table:table-cell office:value-type="float" office:value="0.08440685" calcext:value-type="float">
            <text:p>0.08440685</text:p>
          </table:table-cell>
          <table:table-cell office:value-type="float" office:value="0.1509781" calcext:value-type="float">
            <text:p>0.1509781</text:p>
          </table:table-cell>
          <table:table-cell office:value-type="float" office:value="0.1679179" calcext:value-type="float">
            <text:p>0.1679179</text:p>
          </table:table-cell>
          <table:table-cell office:value-type="float" office:value="0.1675058" calcext:value-type="float">
            <text:p>0.1675058</text:p>
          </table:table-cell>
          <table:table-cell office:value-type="float" office:value="0.1718034" calcext:value-type="float">
            <text:p>0.1718034</text:p>
          </table:table-cell>
          <table:table-cell office:value-type="float" office:value="0.1952784" calcext:value-type="float">
            <text:p>0.1952784</text:p>
          </table:table-cell>
          <table:table-cell office:value-type="float" office:value="0.1979112" calcext:value-type="float">
            <text:p>0.1979112</text:p>
          </table:table-cell>
          <table:table-cell office:value-type="float" office:value="0" calcext:value-type="float">
            <text:p>0</text:p>
          </table:table-cell>
          <table:table-cell office:value-type="float" office:value="44.29993" calcext:value-type="float">
            <text:p>44.29993</text:p>
          </table:table-cell>
          <table:table-cell office:value-type="float" office:value="30.59338" calcext:value-type="float">
            <text:p>30.59338</text:p>
          </table:table-cell>
          <table:table-cell office:value-type="float" office:value="28.70576" calcext:value-type="float">
            <text:p>28.70576</text:p>
          </table:table-cell>
          <table:table-cell office:value-type="float" office:value="9.244393" calcext:value-type="float">
            <text:p>9.244393</text:p>
          </table:table-cell>
          <table:table-cell office:value-type="float" office:value="8.62024" calcext:value-type="float">
            <text:p>8.62024</text:p>
          </table:table-cell>
          <table:table-cell office:value-type="float" office:value="3.242014" calcext:value-type="float">
            <text:p>3.242014</text:p>
          </table:table-cell>
          <table:table-cell office:value-type="float" office:value="3.237523" calcext:value-type="float">
            <text:p>3.237523</text:p>
          </table:table-cell>
          <table:table-cell office:value-type="float" office:value="5.800513" calcext:value-type="float">
            <text:p>5.800513</text:p>
          </table:table-cell>
          <table:table-cell office:value-type="float" office:value="8.531388" calcext:value-type="float">
            <text:p>8.531388</text:p>
          </table:table-cell>
          <table:table-cell office:value-type="float" office:value="9.066118" calcext:value-type="float">
            <text:p>9.066118</text:p>
          </table:table-cell>
          <table:table-cell office:value-type="float" office:value="10.01387" calcext:value-type="float">
            <text:p>10.01387</text:p>
          </table:table-cell>
          <table:table-cell office:value-type="float" office:value="10.3975" calcext:value-type="float">
            <text:p>10.3975</text:p>
          </table:table-cell>
          <table:table-cell office:value-type="float" office:value="12.6635" calcext:value-type="float">
            <text:p>12.6635</text:p>
          </table:table-cell>
          <table:table-cell office:value-type="float" office:value="12.86091" calcext:value-type="float">
            <text:p>12.86091</text:p>
          </table:table-cell>
          <table:table-cell office:value-type="float" office:value="0" calcext:value-type="float">
            <text:p>0</text:p>
          </table:table-cell>
          <table:table-cell office:value-type="float" office:value="203.2929" calcext:value-type="float">
            <text:p>203.29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7" calcext:value-type="float">
            <text:p>23032007</text:p>
          </table:table-cell>
          <table:table-cell office:value-type="float" office:value="6.03197" calcext:value-type="float">
            <text:p>6.03197</text:p>
          </table:table-cell>
          <table:table-cell office:value-type="float" office:value="133.4904" calcext:value-type="float">
            <text:p>133.4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6684" calcext:value-type="float">
            <text:p>40.6684</text:p>
          </table:table-cell>
          <table:table-cell office:value-type="float" office:value="0" calcext:value-type="float">
            <text:p>0</text:p>
          </table:table-cell>
          <table:table-cell office:value-type="float" office:value="0.000001675765" calcext:value-type="float">
            <text:p>1.675765E-06</text:p>
          </table:table-cell>
          <table:table-cell office:value-type="float" office:value="0" calcext:value-type="float">
            <text:p>0</text:p>
          </table:table-cell>
          <table:table-cell office:value-type="float" office:value="-0.003120994" calcext:value-type="float">
            <text:p>-0.003120994</text:p>
          </table:table-cell>
          <table:table-cell office:value-type="float" office:value="1163.421" calcext:value-type="float">
            <text:p>1163.421</text:p>
          </table:table-cell>
          <table:table-cell office:value-type="float" office:value="1.799508" calcext:value-type="float">
            <text:p>1.799508</text:p>
          </table:table-cell>
          <table:table-cell office:value-type="float" office:value="0" calcext:value-type="float">
            <text:p>0</text:p>
          </table:table-cell>
          <table:table-cell office:value-type="float" office:value="3.309166" calcext:value-type="float">
            <text:p>3.309166</text:p>
          </table:table-cell>
          <table:table-cell office:value-type="float" office:value="0.9396433" calcext:value-type="float">
            <text:p>0.9396433</text:p>
          </table:table-cell>
          <table:table-cell office:value-type="float" office:value="0.5922766" calcext:value-type="float">
            <text:p>0.5922766</text:p>
          </table:table-cell>
          <table:table-cell office:value-type="float" office:value="0.1033183" calcext:value-type="float">
            <text:p>0.1033183</text:p>
          </table:table-cell>
          <table:table-cell office:value-type="float" office:value="0.09586532" calcext:value-type="float">
            <text:p>0.09586532</text:p>
          </table:table-cell>
          <table:table-cell office:value-type="float" office:value="0.04062955" calcext:value-type="float">
            <text:p>0.04062955</text:p>
          </table:table-cell>
          <table:table-cell office:value-type="float" office:value="0.04872736" calcext:value-type="float">
            <text:p>0.04872736</text:p>
          </table:table-cell>
          <table:table-cell office:value-type="float" office:value="0.08470459" calcext:value-type="float">
            <text:p>0.08470459</text:p>
          </table:table-cell>
          <table:table-cell office:value-type="float" office:value="0.151105" calcext:value-type="float">
            <text:p>0.151105</text:p>
          </table:table-cell>
          <table:table-cell office:value-type="float" office:value="0.1679679" calcext:value-type="float">
            <text:p>0.1679679</text:p>
          </table:table-cell>
          <table:table-cell office:value-type="float" office:value="0.1675487" calcext:value-type="float">
            <text:p>0.1675487</text:p>
          </table:table-cell>
          <table:table-cell office:value-type="float" office:value="0.1717827" calcext:value-type="float">
            <text:p>0.1717827</text:p>
          </table:table-cell>
          <table:table-cell office:value-type="float" office:value="0.1952913" calcext:value-type="float">
            <text:p>0.1952913</text:p>
          </table:table-cell>
          <table:table-cell office:value-type="float" office:value="0.1979222" calcext:value-type="float">
            <text:p>0.1979222</text:p>
          </table:table-cell>
          <table:table-cell office:value-type="float" office:value="0" calcext:value-type="float">
            <text:p>0</text:p>
          </table:table-cell>
          <table:table-cell office:value-type="float" office:value="45.60425" calcext:value-type="float">
            <text:p>45.60425</text:p>
          </table:table-cell>
          <table:table-cell office:value-type="float" office:value="30.79465" calcext:value-type="float">
            <text:p>30.79465</text:p>
          </table:table-cell>
          <table:table-cell office:value-type="float" office:value="28.8472" calcext:value-type="float">
            <text:p>28.8472</text:p>
          </table:table-cell>
          <table:table-cell office:value-type="float" office:value="9.254536" calcext:value-type="float">
            <text:p>9.254536</text:p>
          </table:table-cell>
          <table:table-cell office:value-type="float" office:value="8.629709" calcext:value-type="float">
            <text:p>8.629709</text:p>
          </table:table-cell>
          <table:table-cell office:value-type="float" office:value="3.245" calcext:value-type="float">
            <text:p>3.245</text:p>
          </table:table-cell>
          <table:table-cell office:value-type="float" office:value="3.241637" calcext:value-type="float">
            <text:p>3.241637</text:p>
          </table:table-cell>
          <table:table-cell office:value-type="float" office:value="5.804216" calcext:value-type="float">
            <text:p>5.804216</text:p>
          </table:table-cell>
          <table:table-cell office:value-type="float" office:value="8.535956" calcext:value-type="float">
            <text:p>8.535956</text:p>
          </table:table-cell>
          <table:table-cell office:value-type="float" office:value="9.070521" calcext:value-type="float">
            <text:p>9.070521</text:p>
          </table:table-cell>
          <table:table-cell office:value-type="float" office:value="10.01771" calcext:value-type="float">
            <text:p>10.01771</text:p>
          </table:table-cell>
          <table:table-cell office:value-type="float" office:value="10.40122" calcext:value-type="float">
            <text:p>10.40122</text:p>
          </table:table-cell>
          <table:table-cell office:value-type="float" office:value="12.66466" calcext:value-type="float">
            <text:p>12.66466</text:p>
          </table:table-cell>
          <table:table-cell office:value-type="float" office:value="12.86198" calcext:value-type="float">
            <text:p>12.86198</text:p>
          </table:table-cell>
          <table:table-cell office:value-type="float" office:value="0" calcext:value-type="float">
            <text:p>0</text:p>
          </table:table-cell>
          <table:table-cell office:value-type="float" office:value="152.1371" calcext:value-type="float">
            <text:p>152.13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7" calcext:value-type="float">
            <text:p>24032007</text:p>
          </table:table-cell>
          <table:table-cell office:value-type="float" office:value="5.998052" calcext:value-type="float">
            <text:p>5.998052</text:p>
          </table:table-cell>
          <table:table-cell office:value-type="float" office:value="133.4939" calcext:value-type="float">
            <text:p>133.4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69947" calcext:value-type="float">
            <text:p>40.69947</text:p>
          </table:table-cell>
          <table:table-cell office:value-type="float" office:value="0" calcext:value-type="float">
            <text:p>0</text:p>
          </table:table-cell>
          <table:table-cell office:value-type="float" office:value="0.000001701515" calcext:value-type="float">
            <text:p>1.701515E-06</text:p>
          </table:table-cell>
          <table:table-cell office:value-type="float" office:value="0" calcext:value-type="float">
            <text:p>0</text:p>
          </table:table-cell>
          <table:table-cell office:value-type="float" office:value="-0.003120819" calcext:value-type="float">
            <text:p>-0.003120819</text:p>
          </table:table-cell>
          <table:table-cell office:value-type="float" office:value="1163.436" calcext:value-type="float">
            <text:p>1163.436</text:p>
          </table:table-cell>
          <table:table-cell office:value-type="float" office:value="1.8091" calcext:value-type="float">
            <text:p>1.8091</text:p>
          </table:table-cell>
          <table:table-cell office:value-type="float" office:value="0" calcext:value-type="float">
            <text:p>0</text:p>
          </table:table-cell>
          <table:table-cell office:value-type="float" office:value="2.452787" calcext:value-type="float">
            <text:p>2.452787</text:p>
          </table:table-cell>
          <table:table-cell office:value-type="float" office:value="0.702085" calcext:value-type="float">
            <text:p>0.702085</text:p>
          </table:table-cell>
          <table:table-cell office:value-type="float" office:value="0.4633" calcext:value-type="float">
            <text:p>0.4633</text:p>
          </table:table-cell>
          <table:table-cell office:value-type="float" office:value="0.09275491" calcext:value-type="float">
            <text:p>0.09275491</text:p>
          </table:table-cell>
          <table:table-cell office:value-type="float" office:value="0.08634102" calcext:value-type="float">
            <text:p>0.08634102</text:p>
          </table:table-cell>
          <table:table-cell office:value-type="float" office:value="0.03885067" calcext:value-type="float">
            <text:p>0.03885067</text:p>
          </table:table-cell>
          <table:table-cell office:value-type="float" office:value="0.04683795" calcext:value-type="float">
            <text:p>0.04683795</text:p>
          </table:table-cell>
          <table:table-cell office:value-type="float" office:value="0.08480582" calcext:value-type="float">
            <text:p>0.08480582</text:p>
          </table:table-cell>
          <table:table-cell office:value-type="float" office:value="0.151234" calcext:value-type="float">
            <text:p>0.151234</text:p>
          </table:table-cell>
          <table:table-cell office:value-type="float" office:value="0.1680189" calcext:value-type="float">
            <text:p>0.1680189</text:p>
          </table:table-cell>
          <table:table-cell office:value-type="float" office:value="0.167593" calcext:value-type="float">
            <text:p>0.167593</text:p>
          </table:table-cell>
          <table:table-cell office:value-type="float" office:value="0.1717464" calcext:value-type="float">
            <text:p>0.1717464</text:p>
          </table:table-cell>
          <table:table-cell office:value-type="float" office:value="0.1953043" calcext:value-type="float">
            <text:p>0.1953043</text:p>
          </table:table-cell>
          <table:table-cell office:value-type="float" office:value="0.1979328" calcext:value-type="float">
            <text:p>0.1979328</text:p>
          </table:table-cell>
          <table:table-cell office:value-type="float" office:value="0" calcext:value-type="float">
            <text:p>0</text:p>
          </table:table-cell>
          <table:table-cell office:value-type="float" office:value="46.44377" calcext:value-type="float">
            <text:p>46.44377</text:p>
          </table:table-cell>
          <table:table-cell office:value-type="float" office:value="30.92605" calcext:value-type="float">
            <text:p>30.92605</text:p>
          </table:table-cell>
          <table:table-cell office:value-type="float" office:value="28.94455" calcext:value-type="float">
            <text:p>28.94455</text:p>
          </table:table-cell>
          <table:table-cell office:value-type="float" office:value="9.261531" calcext:value-type="float">
            <text:p>9.261531</text:p>
          </table:table-cell>
          <table:table-cell office:value-type="float" office:value="8.63686" calcext:value-type="float">
            <text:p>8.63686</text:p>
          </table:table-cell>
          <table:table-cell office:value-type="float" office:value="3.247795" calcext:value-type="float">
            <text:p>3.247795</text:p>
          </table:table-cell>
          <table:table-cell office:value-type="float" office:value="3.245481" calcext:value-type="float">
            <text:p>3.245481</text:p>
          </table:table-cell>
          <table:table-cell office:value-type="float" office:value="5.807926" calcext:value-type="float">
            <text:p>5.807926</text:p>
          </table:table-cell>
          <table:table-cell office:value-type="float" office:value="8.540549" calcext:value-type="float">
            <text:p>8.540549</text:p>
          </table:table-cell>
          <table:table-cell office:value-type="float" office:value="9.074926" calcext:value-type="float">
            <text:p>9.074926</text:p>
          </table:table-cell>
          <table:table-cell office:value-type="float" office:value="10.02156" calcext:value-type="float">
            <text:p>10.02156</text:p>
          </table:table-cell>
          <table:table-cell office:value-type="float" office:value="10.40495" calcext:value-type="float">
            <text:p>10.40495</text:p>
          </table:table-cell>
          <table:table-cell office:value-type="float" office:value="12.66582" calcext:value-type="float">
            <text:p>12.66582</text:p>
          </table:table-cell>
          <table:table-cell office:value-type="float" office:value="12.86247" calcext:value-type="float">
            <text:p>12.86247</text:p>
          </table:table-cell>
          <table:table-cell office:value-type="float" office:value="0" calcext:value-type="float">
            <text:p>0</text:p>
          </table:table-cell>
          <table:table-cell office:value-type="float" office:value="107.1118" calcext:value-type="float">
            <text:p>107.1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7" calcext:value-type="float">
            <text:p>25032007</text:p>
          </table:table-cell>
          <table:table-cell office:value-type="float" office:value="5.968637" calcext:value-type="float">
            <text:p>5.968637</text:p>
          </table:table-cell>
          <table:table-cell office:value-type="float" office:value="133.4971" calcext:value-type="float">
            <text:p>133.4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2382" calcext:value-type="float">
            <text:p>40.72382</text:p>
          </table:table-cell>
          <table:table-cell office:value-type="float" office:value="0" calcext:value-type="float">
            <text:p>0</text:p>
          </table:table-cell>
          <table:table-cell office:value-type="float" office:value="0.00000171713" calcext:value-type="float">
            <text:p>1.71713E-06</text:p>
          </table:table-cell>
          <table:table-cell office:value-type="float" office:value="0" calcext:value-type="float">
            <text:p>0</text:p>
          </table:table-cell>
          <table:table-cell office:value-type="float" office:value="-0.003120708" calcext:value-type="float">
            <text:p>-0.003120708</text:p>
          </table:table-cell>
          <table:table-cell office:value-type="float" office:value="1163.446" calcext:value-type="float">
            <text:p>1163.446</text:p>
          </table:table-cell>
          <table:table-cell office:value-type="float" office:value="1.815784" calcext:value-type="float">
            <text:p>1.815784</text:p>
          </table:table-cell>
          <table:table-cell office:value-type="float" office:value="0" calcext:value-type="float">
            <text:p>0</text:p>
          </table:table-cell>
          <table:table-cell office:value-type="float" office:value="2.058986" calcext:value-type="float">
            <text:p>2.058986</text:p>
          </table:table-cell>
          <table:table-cell office:value-type="float" office:value="0.6120103" calcext:value-type="float">
            <text:p>0.6120103</text:p>
          </table:table-cell>
          <table:table-cell office:value-type="float" office:value="0.4140866" calcext:value-type="float">
            <text:p>0.4140866</text:p>
          </table:table-cell>
          <table:table-cell office:value-type="float" office:value="0.08623325" calcext:value-type="float">
            <text:p>0.08623325</text:p>
          </table:table-cell>
          <table:table-cell office:value-type="float" office:value="0.08049811" calcext:value-type="float">
            <text:p>0.08049811</text:p>
          </table:table-cell>
          <table:table-cell office:value-type="float" office:value="0.03696604" calcext:value-type="float">
            <text:p>0.03696604</text:p>
          </table:table-cell>
          <table:table-cell office:value-type="float" office:value="0.04563722" calcext:value-type="float">
            <text:p>0.04563722</text:p>
          </table:table-cell>
          <table:table-cell office:value-type="float" office:value="0.08474889" calcext:value-type="float">
            <text:p>0.08474889</text:p>
          </table:table-cell>
          <table:table-cell office:value-type="float" office:value="0.1513044" calcext:value-type="float">
            <text:p>0.1513044</text:p>
          </table:table-cell>
          <table:table-cell office:value-type="float" office:value="0.1680685" calcext:value-type="float">
            <text:p>0.1680685</text:p>
          </table:table-cell>
          <table:table-cell office:value-type="float" office:value="0.1676378" calcext:value-type="float">
            <text:p>0.1676378</text:p>
          </table:table-cell>
          <table:table-cell office:value-type="float" office:value="0.171757" calcext:value-type="float">
            <text:p>0.171757</text:p>
          </table:table-cell>
          <table:table-cell office:value-type="float" office:value="0.1953175" calcext:value-type="float">
            <text:p>0.1953175</text:p>
          </table:table-cell>
          <table:table-cell office:value-type="float" office:value="0.1979431" calcext:value-type="float">
            <text:p>0.1979431</text:p>
          </table:table-cell>
          <table:table-cell office:value-type="float" office:value="0" calcext:value-type="float">
            <text:p>0</text:p>
          </table:table-cell>
          <table:table-cell office:value-type="float" office:value="47.02896" calcext:value-type="float">
            <text:p>47.02896</text:p>
          </table:table-cell>
          <table:table-cell office:value-type="float" office:value="31.01097" calcext:value-type="float">
            <text:p>31.01097</text:p>
          </table:table-cell>
          <table:table-cell office:value-type="float" office:value="29.00515" calcext:value-type="float">
            <text:p>29.00515</text:p>
          </table:table-cell>
          <table:table-cell office:value-type="float" office:value="9.264728" calcext:value-type="float">
            <text:p>9.264728</text:p>
          </table:table-cell>
          <table:table-cell office:value-type="float" office:value="8.64044" calcext:value-type="float">
            <text:p>8.64044</text:p>
          </table:table-cell>
          <table:table-cell office:value-type="float" office:value="3.249989" calcext:value-type="float">
            <text:p>3.249989</text:p>
          </table:table-cell>
          <table:table-cell office:value-type="float" office:value="3.248952" calcext:value-type="float">
            <text:p>3.248952</text:p>
          </table:table-cell>
          <table:table-cell office:value-type="float" office:value="5.811625" calcext:value-type="float">
            <text:p>5.811625</text:p>
          </table:table-cell>
          <table:table-cell office:value-type="float" office:value="8.545184" calcext:value-type="float">
            <text:p>8.545184</text:p>
          </table:table-cell>
          <table:table-cell office:value-type="float" office:value="9.079329" calcext:value-type="float">
            <text:p>9.079329</text:p>
          </table:table-cell>
          <table:table-cell office:value-type="float" office:value="10.02541" calcext:value-type="float">
            <text:p>10.02541</text:p>
          </table:table-cell>
          <table:table-cell office:value-type="float" office:value="10.40867" calcext:value-type="float">
            <text:p>10.40867</text:p>
          </table:table-cell>
          <table:table-cell office:value-type="float" office:value="12.66699" calcext:value-type="float">
            <text:p>12.66699</text:p>
          </table:table-cell>
          <table:table-cell office:value-type="float" office:value="12.86306" calcext:value-type="float">
            <text:p>12.86306</text:p>
          </table:table-cell>
          <table:table-cell office:value-type="float" office:value="0" calcext:value-type="float">
            <text:p>0</text:p>
          </table:table-cell>
          <table:table-cell office:value-type="float" office:value="84.14528" calcext:value-type="float">
            <text:p>84.145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7" calcext:value-type="float">
            <text:p>26032007</text:p>
          </table:table-cell>
          <table:table-cell office:value-type="float" office:value="5.933703" calcext:value-type="float">
            <text:p>5.933703</text:p>
          </table:table-cell>
          <table:table-cell office:value-type="float" office:value="133.5012" calcext:value-type="float">
            <text:p>133.5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4641" calcext:value-type="float">
            <text:p>40.74641</text:p>
          </table:table-cell>
          <table:table-cell office:value-type="float" office:value="0" calcext:value-type="float">
            <text:p>0</text:p>
          </table:table-cell>
          <table:table-cell office:value-type="float" office:value="0.00000172453" calcext:value-type="float">
            <text:p>1.72453E-06</text:p>
          </table:table-cell>
          <table:table-cell office:value-type="float" office:value="0" calcext:value-type="float">
            <text:p>0</text:p>
          </table:table-cell>
          <table:table-cell office:value-type="float" office:value="-0.003120656" calcext:value-type="float">
            <text:p>-0.003120656</text:p>
          </table:table-cell>
          <table:table-cell office:value-type="float" office:value="1163.453" calcext:value-type="float">
            <text:p>1163.453</text:p>
          </table:table-cell>
          <table:table-cell office:value-type="float" office:value="1.824791" calcext:value-type="float">
            <text:p>1.824791</text:p>
          </table:table-cell>
          <table:table-cell office:value-type="float" office:value="0" calcext:value-type="float">
            <text:p>0</text:p>
          </table:table-cell>
          <table:table-cell office:value-type="float" office:value="2.022276" calcext:value-type="float">
            <text:p>2.022276</text:p>
          </table:table-cell>
          <table:table-cell office:value-type="float" office:value="0.6532546" calcext:value-type="float">
            <text:p>0.6532546</text:p>
          </table:table-cell>
          <table:table-cell office:value-type="float" office:value="0.4359898" calcext:value-type="float">
            <text:p>0.4359898</text:p>
          </table:table-cell>
          <table:table-cell office:value-type="float" office:value="0.08595817" calcext:value-type="float">
            <text:p>0.08595817</text:p>
          </table:table-cell>
          <table:table-cell office:value-type="float" office:value="0.08001862" calcext:value-type="float">
            <text:p>0.08001862</text:p>
          </table:table-cell>
          <table:table-cell office:value-type="float" office:value="0.03619222" calcext:value-type="float">
            <text:p>0.03619222</text:p>
          </table:table-cell>
          <table:table-cell office:value-type="float" office:value="0.0450389" calcext:value-type="float">
            <text:p>0.0450389</text:p>
          </table:table-cell>
          <table:table-cell office:value-type="float" office:value="0.08463394" calcext:value-type="float">
            <text:p>0.08463394</text:p>
          </table:table-cell>
          <table:table-cell office:value-type="float" office:value="0.1513426" calcext:value-type="float">
            <text:p>0.1513426</text:p>
          </table:table-cell>
          <table:table-cell office:value-type="float" office:value="0.1681147" calcext:value-type="float">
            <text:p>0.1681147</text:p>
          </table:table-cell>
          <table:table-cell office:value-type="float" office:value="0.1676824" calcext:value-type="float">
            <text:p>0.1676824</text:p>
          </table:table-cell>
          <table:table-cell office:value-type="float" office:value="0.1718031" calcext:value-type="float">
            <text:p>0.1718031</text:p>
          </table:table-cell>
          <table:table-cell office:value-type="float" office:value="0.1953306" calcext:value-type="float">
            <text:p>0.1953306</text:p>
          </table:table-cell>
          <table:table-cell office:value-type="float" office:value="0.1979537" calcext:value-type="float">
            <text:p>0.1979537</text:p>
          </table:table-cell>
          <table:table-cell office:value-type="float" office:value="0" calcext:value-type="float">
            <text:p>0</text:p>
          </table:table-cell>
          <table:table-cell office:value-type="float" office:value="47.53281" calcext:value-type="float">
            <text:p>47.53281</text:p>
          </table:table-cell>
          <table:table-cell office:value-type="float" office:value="31.08868" calcext:value-type="float">
            <text:p>31.08868</text:p>
          </table:table-cell>
          <table:table-cell office:value-type="float" office:value="29.05733" calcext:value-type="float">
            <text:p>29.05733</text:p>
          </table:table-cell>
          <table:table-cell office:value-type="float" office:value="9.26628" calcext:value-type="float">
            <text:p>9.26628</text:p>
          </table:table-cell>
          <table:table-cell office:value-type="float" office:value="8.642517" calcext:value-type="float">
            <text:p>8.642517</text:p>
          </table:table-cell>
          <table:table-cell office:value-type="float" office:value="3.251775" calcext:value-type="float">
            <text:p>3.251775</text:p>
          </table:table-cell>
          <table:table-cell office:value-type="float" office:value="3.252167" calcext:value-type="float">
            <text:p>3.252167</text:p>
          </table:table-cell>
          <table:table-cell office:value-type="float" office:value="5.815262" calcext:value-type="float">
            <text:p>5.815262</text:p>
          </table:table-cell>
          <table:table-cell office:value-type="float" office:value="8.549824" calcext:value-type="float">
            <text:p>8.549824</text:p>
          </table:table-cell>
          <table:table-cell office:value-type="float" office:value="9.083735" calcext:value-type="float">
            <text:p>9.083735</text:p>
          </table:table-cell>
          <table:table-cell office:value-type="float" office:value="10.02925" calcext:value-type="float">
            <text:p>10.02925</text:p>
          </table:table-cell>
          <table:table-cell office:value-type="float" office:value="10.41239" calcext:value-type="float">
            <text:p>10.41239</text:p>
          </table:table-cell>
          <table:table-cell office:value-type="float" office:value="12.66815" calcext:value-type="float">
            <text:p>12.66815</text:p>
          </table:table-cell>
          <table:table-cell office:value-type="float" office:value="12.86459" calcext:value-type="float">
            <text:p>12.86459</text:p>
          </table:table-cell>
          <table:table-cell office:value-type="float" office:value="0" calcext:value-type="float">
            <text:p>0</text:p>
          </table:table-cell>
          <table:table-cell office:value-type="float" office:value="87.67759" calcext:value-type="float">
            <text:p>87.677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7" calcext:value-type="float">
            <text:p>27032007</text:p>
          </table:table-cell>
          <table:table-cell office:value-type="float" office:value="5.89243" calcext:value-type="float">
            <text:p>5.89243</text:p>
          </table:table-cell>
          <table:table-cell office:value-type="float" office:value="133.5061" calcext:value-type="float">
            <text:p>133.5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7102" calcext:value-type="float">
            <text:p>40.77102</text:p>
          </table:table-cell>
          <table:table-cell office:value-type="float" office:value="0" calcext:value-type="float">
            <text:p>0</text:p>
          </table:table-cell>
          <table:table-cell office:value-type="float" office:value="0.000001728739" calcext:value-type="float">
            <text:p>1.728739E-06</text:p>
          </table:table-cell>
          <table:table-cell office:value-type="float" office:value="0" calcext:value-type="float">
            <text:p>0</text:p>
          </table:table-cell>
          <table:table-cell office:value-type="float" office:value="-0.003120626" calcext:value-type="float">
            <text:p>-0.003120626</text:p>
          </table:table-cell>
          <table:table-cell office:value-type="float" office:value="1163.462" calcext:value-type="float">
            <text:p>1163.462</text:p>
          </table:table-cell>
          <table:table-cell office:value-type="float" office:value="1.832978" calcext:value-type="float">
            <text:p>1.832978</text:p>
          </table:table-cell>
          <table:table-cell office:value-type="float" office:value="0" calcext:value-type="float">
            <text:p>0</text:p>
          </table:table-cell>
          <table:table-cell office:value-type="float" office:value="2.253817" calcext:value-type="float">
            <text:p>2.253817</text:p>
          </table:table-cell>
          <table:table-cell office:value-type="float" office:value="0.774163" calcext:value-type="float">
            <text:p>0.774163</text:p>
          </table:table-cell>
          <table:table-cell office:value-type="float" office:value="0.5004646" calcext:value-type="float">
            <text:p>0.5004646</text:p>
          </table:table-cell>
          <table:table-cell office:value-type="float" office:value="0.09004776" calcext:value-type="float">
            <text:p>0.09004776</text:p>
          </table:table-cell>
          <table:table-cell office:value-type="float" office:value="0.08375358" calcext:value-type="float">
            <text:p>0.08375358</text:p>
          </table:table-cell>
          <table:table-cell office:value-type="float" office:value="0.03668093" calcext:value-type="float">
            <text:p>0.03668093</text:p>
          </table:table-cell>
          <table:table-cell office:value-type="float" office:value="0.04522898" calcext:value-type="float">
            <text:p>0.04522898</text:p>
          </table:table-cell>
          <table:table-cell office:value-type="float" office:value="0.08459806" calcext:value-type="float">
            <text:p>0.08459806</text:p>
          </table:table-cell>
          <table:table-cell office:value-type="float" office:value="0.1513834" calcext:value-type="float">
            <text:p>0.1513834</text:p>
          </table:table-cell>
          <table:table-cell office:value-type="float" office:value="0.1681568" calcext:value-type="float">
            <text:p>0.1681568</text:p>
          </table:table-cell>
          <table:table-cell office:value-type="float" office:value="0.1677266" calcext:value-type="float">
            <text:p>0.1677266</text:p>
          </table:table-cell>
          <table:table-cell office:value-type="float" office:value="0.1718675" calcext:value-type="float">
            <text:p>0.1718675</text:p>
          </table:table-cell>
          <table:table-cell office:value-type="float" office:value="0.1953432" calcext:value-type="float">
            <text:p>0.1953432</text:p>
          </table:table-cell>
          <table:table-cell office:value-type="float" office:value="0.1979647" calcext:value-type="float">
            <text:p>0.1979647</text:p>
          </table:table-cell>
          <table:table-cell office:value-type="float" office:value="0" calcext:value-type="float">
            <text:p>0</text:p>
          </table:table-cell>
          <table:table-cell office:value-type="float" office:value="48.09188" calcext:value-type="float">
            <text:p>48.09188</text:p>
          </table:table-cell>
          <table:table-cell office:value-type="float" office:value="31.18646" calcext:value-type="float">
            <text:p>31.18646</text:p>
          </table:table-cell>
          <table:table-cell office:value-type="float" office:value="29.12234" calcext:value-type="float">
            <text:p>29.12234</text:p>
          </table:table-cell>
          <table:table-cell office:value-type="float" office:value="9.268396" calcext:value-type="float">
            <text:p>9.268396</text:p>
          </table:table-cell>
          <table:table-cell office:value-type="float" office:value="8.645091" calcext:value-type="float">
            <text:p>8.645091</text:p>
          </table:table-cell>
          <table:table-cell office:value-type="float" office:value="3.2535" calcext:value-type="float">
            <text:p>3.2535</text:p>
          </table:table-cell>
          <table:table-cell office:value-type="float" office:value="3.255279" calcext:value-type="float">
            <text:p>3.255279</text:p>
          </table:table-cell>
          <table:table-cell office:value-type="float" office:value="5.818842" calcext:value-type="float">
            <text:p>5.818842</text:p>
          </table:table-cell>
          <table:table-cell office:value-type="float" office:value="8.55447" calcext:value-type="float">
            <text:p>8.55447</text:p>
          </table:table-cell>
          <table:table-cell office:value-type="float" office:value="9.088137" calcext:value-type="float">
            <text:p>9.088137</text:p>
          </table:table-cell>
          <table:table-cell office:value-type="float" office:value="10.0331" calcext:value-type="float">
            <text:p>10.0331</text:p>
          </table:table-cell>
          <table:table-cell office:value-type="float" office:value="10.41611" calcext:value-type="float">
            <text:p>10.41611</text:p>
          </table:table-cell>
          <table:table-cell office:value-type="float" office:value="12.66931" calcext:value-type="float">
            <text:p>12.66931</text:p>
          </table:table-cell>
          <table:table-cell office:value-type="float" office:value="12.86614" calcext:value-type="float">
            <text:p>12.86614</text:p>
          </table:table-cell>
          <table:table-cell office:value-type="float" office:value="0" calcext:value-type="float">
            <text:p>0</text:p>
          </table:table-cell>
          <table:table-cell office:value-type="float" office:value="92.6119" calcext:value-type="float">
            <text:p>92.6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7" calcext:value-type="float">
            <text:p>28032007</text:p>
          </table:table-cell>
          <table:table-cell office:value-type="float" office:value="5.844049" calcext:value-type="float">
            <text:p>5.844049</text:p>
          </table:table-cell>
          <table:table-cell office:value-type="float" office:value="133.5114" calcext:value-type="float">
            <text:p>133.5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9976" calcext:value-type="float">
            <text:p>40.79976</text:p>
          </table:table-cell>
          <table:table-cell office:value-type="float" office:value="0" calcext:value-type="float">
            <text:p>0</text:p>
          </table:table-cell>
          <table:table-cell office:value-type="float" office:value="0.000001728943" calcext:value-type="float">
            <text:p>1.728943E-06</text:p>
          </table:table-cell>
          <table:table-cell office:value-type="float" office:value="0" calcext:value-type="float">
            <text:p>0</text:p>
          </table:table-cell>
          <table:table-cell office:value-type="float" office:value="-0.003120624" calcext:value-type="float">
            <text:p>-0.003120624</text:p>
          </table:table-cell>
          <table:table-cell office:value-type="float" office:value="1163.473" calcext:value-type="float">
            <text:p>1163.473</text:p>
          </table:table-cell>
          <table:table-cell office:value-type="float" office:value="1.839381" calcext:value-type="float">
            <text:p>1.839381</text:p>
          </table:table-cell>
          <table:table-cell office:value-type="float" office:value="0" calcext:value-type="float">
            <text:p>0</text:p>
          </table:table-cell>
          <table:table-cell office:value-type="float" office:value="2.818657" calcext:value-type="float">
            <text:p>2.818657</text:p>
          </table:table-cell>
          <table:table-cell office:value-type="float" office:value="0.9050176" calcext:value-type="float">
            <text:p>0.9050176</text:p>
          </table:table-cell>
          <table:table-cell office:value-type="float" office:value="0.5991111" calcext:value-type="float">
            <text:p>0.5991111</text:p>
          </table:table-cell>
          <table:table-cell office:value-type="float" office:value="0.097674" calcext:value-type="float">
            <text:p>0.097674</text:p>
          </table:table-cell>
          <table:table-cell office:value-type="float" office:value="0.0910949" calcext:value-type="float">
            <text:p>0.0910949</text:p>
          </table:table-cell>
          <table:table-cell office:value-type="float" office:value="0.03836585" calcext:value-type="float">
            <text:p>0.03836585</text:p>
          </table:table-cell>
          <table:table-cell office:value-type="float" office:value="0.04651013" calcext:value-type="float">
            <text:p>0.04651013</text:p>
          </table:table-cell>
          <table:table-cell office:value-type="float" office:value="0.08469815" calcext:value-type="float">
            <text:p>0.08469815</text:p>
          </table:table-cell>
          <table:table-cell office:value-type="float" office:value="0.1514088" calcext:value-type="float">
            <text:p>0.1514088</text:p>
          </table:table-cell>
          <table:table-cell office:value-type="float" office:value="0.1681961" calcext:value-type="float">
            <text:p>0.1681961</text:p>
          </table:table-cell>
          <table:table-cell office:value-type="float" office:value="0.16777" calcext:value-type="float">
            <text:p>0.16777</text:p>
          </table:table-cell>
          <table:table-cell office:value-type="float" office:value="0.1719227" calcext:value-type="float">
            <text:p>0.1719227</text:p>
          </table:table-cell>
          <table:table-cell office:value-type="float" office:value="0.1953553" calcext:value-type="float">
            <text:p>0.1953553</text:p>
          </table:table-cell>
          <table:table-cell office:value-type="float" office:value="0.197976" calcext:value-type="float">
            <text:p>0.197976</text:p>
          </table:table-cell>
          <table:table-cell office:value-type="float" office:value="0" calcext:value-type="float">
            <text:p>0</text:p>
          </table:table-cell>
          <table:table-cell office:value-type="float" office:value="48.74068" calcext:value-type="float">
            <text:p>48.74068</text:p>
          </table:table-cell>
          <table:table-cell office:value-type="float" office:value="31.32376" calcext:value-type="float">
            <text:p>31.32376</text:p>
          </table:table-cell>
          <table:table-cell office:value-type="float" office:value="29.21515" calcext:value-type="float">
            <text:p>29.21515</text:p>
          </table:table-cell>
          <table:table-cell office:value-type="float" office:value="9.272779" calcext:value-type="float">
            <text:p>9.272779</text:p>
          </table:table-cell>
          <table:table-cell office:value-type="float" office:value="8.649726" calcext:value-type="float">
            <text:p>8.649726</text:p>
          </table:table-cell>
          <table:table-cell office:value-type="float" office:value="3.255482" calcext:value-type="float">
            <text:p>3.255482</text:p>
          </table:table-cell>
          <table:table-cell office:value-type="float" office:value="3.258527" calcext:value-type="float">
            <text:p>3.258527</text:p>
          </table:table-cell>
          <table:table-cell office:value-type="float" office:value="5.822402" calcext:value-type="float">
            <text:p>5.822402</text:p>
          </table:table-cell>
          <table:table-cell office:value-type="float" office:value="8.559133" calcext:value-type="float">
            <text:p>8.559133</text:p>
          </table:table-cell>
          <table:table-cell office:value-type="float" office:value="9.092543" calcext:value-type="float">
            <text:p>9.092543</text:p>
          </table:table-cell>
          <table:table-cell office:value-type="float" office:value="10.03695" calcext:value-type="float">
            <text:p>10.03695</text:p>
          </table:table-cell>
          <table:table-cell office:value-type="float" office:value="10.41983" calcext:value-type="float">
            <text:p>10.41983</text:p>
          </table:table-cell>
          <table:table-cell office:value-type="float" office:value="12.67048" calcext:value-type="float">
            <text:p>12.67048</text:p>
          </table:table-cell>
          <table:table-cell office:value-type="float" office:value="12.86721" calcext:value-type="float">
            <text:p>12.86721</text:p>
          </table:table-cell>
          <table:table-cell office:value-type="float" office:value="0" calcext:value-type="float">
            <text:p>0</text:p>
          </table:table-cell>
          <table:table-cell office:value-type="float" office:value="92.87101" calcext:value-type="float">
            <text:p>92.87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7" calcext:value-type="float">
            <text:p>29032007</text:p>
          </table:table-cell>
          <table:table-cell office:value-type="float" office:value="5.795528" calcext:value-type="float">
            <text:p>5.795528</text:p>
          </table:table-cell>
          <table:table-cell office:value-type="float" office:value="133.517" calcext:value-type="float">
            <text:p>133.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3324" calcext:value-type="float">
            <text:p>40.83324</text:p>
          </table:table-cell>
          <table:table-cell office:value-type="float" office:value="0" calcext:value-type="float">
            <text:p>0</text:p>
          </table:table-cell>
          <table:table-cell office:value-type="float" office:value="0.000001730971" calcext:value-type="float">
            <text:p>1.730971E-06</text:p>
          </table:table-cell>
          <table:table-cell office:value-type="float" office:value="0" calcext:value-type="float">
            <text:p>0</text:p>
          </table:table-cell>
          <table:table-cell office:value-type="float" office:value="-0.003141418" calcext:value-type="float">
            <text:p>-0.003141418</text:p>
          </table:table-cell>
          <table:table-cell office:value-type="float" office:value="1163.483" calcext:value-type="float">
            <text:p>1163.483</text:p>
          </table:table-cell>
          <table:table-cell office:value-type="float" office:value="1.853885" calcext:value-type="float">
            <text:p>1.853885</text:p>
          </table:table-cell>
          <table:table-cell office:value-type="float" office:value="0" calcext:value-type="float">
            <text:p>0</text:p>
          </table:table-cell>
          <table:table-cell office:value-type="float" office:value="2.784667" calcext:value-type="float">
            <text:p>2.784667</text:p>
          </table:table-cell>
          <table:table-cell office:value-type="float" office:value="1.035901" calcext:value-type="float">
            <text:p>1.035901</text:p>
          </table:table-cell>
          <table:table-cell office:value-type="float" office:value="0.5949002" calcext:value-type="float">
            <text:p>0.5949002</text:p>
          </table:table-cell>
          <table:table-cell office:value-type="float" office:value="0.0990228" calcext:value-type="float">
            <text:p>0.0990228</text:p>
          </table:table-cell>
          <table:table-cell office:value-type="float" office:value="0.09459022" calcext:value-type="float">
            <text:p>0.09459022</text:p>
          </table:table-cell>
          <table:table-cell office:value-type="float" office:value="0.03982274" calcext:value-type="float">
            <text:p>0.03982274</text:p>
          </table:table-cell>
          <table:table-cell office:value-type="float" office:value="0.04791823" calcext:value-type="float">
            <text:p>0.04791823</text:p>
          </table:table-cell>
          <table:table-cell office:value-type="float" office:value="0.08492264" calcext:value-type="float">
            <text:p>0.08492264</text:p>
          </table:table-cell>
          <table:table-cell office:value-type="float" office:value="0.1514713" calcext:value-type="float">
            <text:p>0.1514713</text:p>
          </table:table-cell>
          <table:table-cell office:value-type="float" office:value="0.1682355" calcext:value-type="float">
            <text:p>0.1682355</text:p>
          </table:table-cell>
          <table:table-cell office:value-type="float" office:value="0.1678129" calcext:value-type="float">
            <text:p>0.1678129</text:p>
          </table:table-cell>
          <table:table-cell office:value-type="float" office:value="0.172143" calcext:value-type="float">
            <text:p>0.172143</text:p>
          </table:table-cell>
          <table:table-cell office:value-type="float" office:value="0.1955322" calcext:value-type="float">
            <text:p>0.1955322</text:p>
          </table:table-cell>
          <table:table-cell office:value-type="float" office:value="0.197907" calcext:value-type="float">
            <text:p>0.197907</text:p>
          </table:table-cell>
          <table:table-cell office:value-type="float" office:value="0" calcext:value-type="float">
            <text:p>0</text:p>
          </table:table-cell>
          <table:table-cell office:value-type="float" office:value="49.54512" calcext:value-type="float">
            <text:p>49.54512</text:p>
          </table:table-cell>
          <table:table-cell office:value-type="float" office:value="31.50191" calcext:value-type="float">
            <text:p>31.50191</text:p>
          </table:table-cell>
          <table:table-cell office:value-type="float" office:value="29.33191" calcext:value-type="float">
            <text:p>29.33191</text:p>
          </table:table-cell>
          <table:table-cell office:value-type="float" office:value="9.279437" calcext:value-type="float">
            <text:p>9.279437</text:p>
          </table:table-cell>
          <table:table-cell office:value-type="float" office:value="8.656984" calcext:value-type="float">
            <text:p>8.656984</text:p>
          </table:table-cell>
          <table:table-cell office:value-type="float" office:value="3.257918" calcext:value-type="float">
            <text:p>3.257918</text:p>
          </table:table-cell>
          <table:table-cell office:value-type="float" office:value="3.262091" calcext:value-type="float">
            <text:p>3.262091</text:p>
          </table:table-cell>
          <table:table-cell office:value-type="float" office:value="5.825972" calcext:value-type="float">
            <text:p>5.825972</text:p>
          </table:table-cell>
          <table:table-cell office:value-type="float" office:value="8.56383" calcext:value-type="float">
            <text:p>8.56383</text:p>
          </table:table-cell>
          <table:table-cell office:value-type="float" office:value="9.096948" calcext:value-type="float">
            <text:p>9.096948</text:p>
          </table:table-cell>
          <table:table-cell office:value-type="float" office:value="10.04079" calcext:value-type="float">
            <text:p>10.04079</text:p>
          </table:table-cell>
          <table:table-cell office:value-type="float" office:value="10.42356" calcext:value-type="float">
            <text:p>10.42356</text:p>
          </table:table-cell>
          <table:table-cell office:value-type="float" office:value="12.67163" calcext:value-type="float">
            <text:p>12.67163</text:p>
          </table:table-cell>
          <table:table-cell office:value-type="float" office:value="12.86827" calcext:value-type="float">
            <text:p>12.86827</text:p>
          </table:table-cell>
          <table:table-cell office:value-type="float" office:value="0" calcext:value-type="float">
            <text:p>0</text:p>
          </table:table-cell>
          <table:table-cell office:value-type="float" office:value="36.88093" calcext:value-type="float">
            <text:p>36.880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7" calcext:value-type="float">
            <text:p>30032007</text:p>
          </table:table-cell>
          <table:table-cell office:value-type="float" office:value="5.753829" calcext:value-type="float">
            <text:p>5.753829</text:p>
          </table:table-cell>
          <table:table-cell office:value-type="float" office:value="133.5226" calcext:value-type="float">
            <text:p>133.5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6792" calcext:value-type="float">
            <text:p>40.86792</text:p>
          </table:table-cell>
          <table:table-cell office:value-type="float" office:value="0" calcext:value-type="float">
            <text:p>0</text:p>
          </table:table-cell>
          <table:table-cell office:value-type="float" office:value="0.000001733461" calcext:value-type="float">
            <text:p>1.733461E-06</text:p>
          </table:table-cell>
          <table:table-cell office:value-type="float" office:value="0" calcext:value-type="float">
            <text:p>0</text:p>
          </table:table-cell>
          <table:table-cell office:value-type="float" office:value="-0.003319679" calcext:value-type="float">
            <text:p>-0.003319679</text:p>
          </table:table-cell>
          <table:table-cell office:value-type="float" office:value="1163.489" calcext:value-type="float">
            <text:p>1163.489</text:p>
          </table:table-cell>
          <table:table-cell office:value-type="float" office:value="1.862407" calcext:value-type="float">
            <text:p>1.862407</text:p>
          </table:table-cell>
          <table:table-cell office:value-type="float" office:value="0" calcext:value-type="float">
            <text:p>0</text:p>
          </table:table-cell>
          <table:table-cell office:value-type="float" office:value="1.390548" calcext:value-type="float">
            <text:p>1.390548</text:p>
          </table:table-cell>
          <table:table-cell office:value-type="float" office:value="0.8683402" calcext:value-type="float">
            <text:p>0.8683402</text:p>
          </table:table-cell>
          <table:table-cell office:value-type="float" office:value="0.5766016" calcext:value-type="float">
            <text:p>0.5766016</text:p>
          </table:table-cell>
          <table:table-cell office:value-type="float" office:value="0.1431361" calcext:value-type="float">
            <text:p>0.1431361</text:p>
          </table:table-cell>
          <table:table-cell office:value-type="float" office:value="0.09486996" calcext:value-type="float">
            <text:p>0.09486996</text:p>
          </table:table-cell>
          <table:table-cell office:value-type="float" office:value="0.03975817" calcext:value-type="float">
            <text:p>0.03975817</text:p>
          </table:table-cell>
          <table:table-cell office:value-type="float" office:value="0.04807056" calcext:value-type="float">
            <text:p>0.04807056</text:p>
          </table:table-cell>
          <table:table-cell office:value-type="float" office:value="0.08509503" calcext:value-type="float">
            <text:p>0.08509503</text:p>
          </table:table-cell>
          <table:table-cell office:value-type="float" office:value="0.1515685" calcext:value-type="float">
            <text:p>0.1515685</text:p>
          </table:table-cell>
          <table:table-cell office:value-type="float" office:value="0.168277" calcext:value-type="float">
            <text:p>0.168277</text:p>
          </table:table-cell>
          <table:table-cell office:value-type="float" office:value="0.1678561" calcext:value-type="float">
            <text:p>0.1678561</text:p>
          </table:table-cell>
          <table:table-cell office:value-type="float" office:value="0.1719962" calcext:value-type="float">
            <text:p>0.1719962</text:p>
          </table:table-cell>
          <table:table-cell office:value-type="float" office:value="0.1954201" calcext:value-type="float">
            <text:p>0.1954201</text:p>
          </table:table-cell>
          <table:table-cell office:value-type="float" office:value="0.1979766" calcext:value-type="float">
            <text:p>0.1979766</text:p>
          </table:table-cell>
          <table:table-cell office:value-type="float" office:value="0" calcext:value-type="float">
            <text:p>0</text:p>
          </table:table-cell>
          <table:table-cell office:value-type="float" office:value="50.17216" calcext:value-type="float">
            <text:p>50.17216</text:p>
          </table:table-cell>
          <table:table-cell office:value-type="float" office:value="31.74286" calcext:value-type="float">
            <text:p>31.74286</text:p>
          </table:table-cell>
          <table:table-cell office:value-type="float" office:value="29.45241" calcext:value-type="float">
            <text:p>29.45241</text:p>
          </table:table-cell>
          <table:table-cell office:value-type="float" office:value="9.290675" calcext:value-type="float">
            <text:p>9.290675</text:p>
          </table:table-cell>
          <table:table-cell office:value-type="float" office:value="8.664531" calcext:value-type="float">
            <text:p>8.664531</text:p>
          </table:table-cell>
          <table:table-cell office:value-type="float" office:value="3.26047" calcext:value-type="float">
            <text:p>3.26047</text:p>
          </table:table-cell>
          <table:table-cell office:value-type="float" office:value="3.265791" calcext:value-type="float">
            <text:p>3.265791</text:p>
          </table:table-cell>
          <table:table-cell office:value-type="float" office:value="5.829556" calcext:value-type="float">
            <text:p>5.829556</text:p>
          </table:table-cell>
          <table:table-cell office:value-type="float" office:value="8.568539" calcext:value-type="float">
            <text:p>8.568539</text:p>
          </table:table-cell>
          <table:table-cell office:value-type="float" office:value="9.101352" calcext:value-type="float">
            <text:p>9.101352</text:p>
          </table:table-cell>
          <table:table-cell office:value-type="float" office:value="10.04464" calcext:value-type="float">
            <text:p>10.04464</text:p>
          </table:table-cell>
          <table:table-cell office:value-type="float" office:value="10.42727" calcext:value-type="float">
            <text:p>10.42727</text:p>
          </table:table-cell>
          <table:table-cell office:value-type="float" office:value="12.67284" calcext:value-type="float">
            <text:p>12.67284</text:p>
          </table:table-cell>
          <table:table-cell office:value-type="float" office:value="12.86923" calcext:value-type="float">
            <text:p>12.86923</text:p>
          </table:table-cell>
          <table:table-cell office:value-type="float" office:value="0" calcext:value-type="float">
            <text:p>0</text:p>
          </table:table-cell>
          <table:table-cell office:value-type="float" office:value="29.32621" calcext:value-type="float">
            <text:p>29.326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7" calcext:value-type="float">
            <text:p>31032007</text:p>
          </table:table-cell>
          <table:table-cell office:value-type="float" office:value="5.707401" calcext:value-type="float">
            <text:p>5.707401</text:p>
          </table:table-cell>
          <table:table-cell office:value-type="float" office:value="133.5281" calcext:value-type="float">
            <text:p>133.5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9809" calcext:value-type="float">
            <text:p>40.89809</text:p>
          </table:table-cell>
          <table:table-cell office:value-type="float" office:value="0" calcext:value-type="float">
            <text:p>0</text:p>
          </table:table-cell>
          <table:table-cell office:value-type="float" office:value="0.000001741177" calcext:value-type="float">
            <text:p>1.741177E-06</text:p>
          </table:table-cell>
          <table:table-cell office:value-type="float" office:value="0" calcext:value-type="float">
            <text:p>0</text:p>
          </table:table-cell>
          <table:table-cell office:value-type="float" office:value="-0.003487261" calcext:value-type="float">
            <text:p>-0.003487261</text:p>
          </table:table-cell>
          <table:table-cell office:value-type="float" office:value="1163.496" calcext:value-type="float">
            <text:p>1163.496</text:p>
          </table:table-cell>
          <table:table-cell office:value-type="float" office:value="1.875344" calcext:value-type="float">
            <text:p>1.875344</text:p>
          </table:table-cell>
          <table:table-cell office:value-type="float" office:value="0" calcext:value-type="float">
            <text:p>0</text:p>
          </table:table-cell>
          <table:table-cell office:value-type="float" office:value="1.847264" calcext:value-type="float">
            <text:p>1.847264</text:p>
          </table:table-cell>
          <table:table-cell office:value-type="float" office:value="0.7742681" calcext:value-type="float">
            <text:p>0.7742681</text:p>
          </table:table-cell>
          <table:table-cell office:value-type="float" office:value="0.5531572" calcext:value-type="float">
            <text:p>0.5531572</text:p>
          </table:table-cell>
          <table:table-cell office:value-type="float" office:value="0.1082945" calcext:value-type="float">
            <text:p>0.1082945</text:p>
          </table:table-cell>
          <table:table-cell office:value-type="float" office:value="0.09444729" calcext:value-type="float">
            <text:p>0.09444729</text:p>
          </table:table-cell>
          <table:table-cell office:value-type="float" office:value="0.04043645" calcext:value-type="float">
            <text:p>0.04043645</text:p>
          </table:table-cell>
          <table:table-cell office:value-type="float" office:value="0.04810032" calcext:value-type="float">
            <text:p>0.04810032</text:p>
          </table:table-cell>
          <table:table-cell office:value-type="float" office:value="0.08512925" calcext:value-type="float">
            <text:p>0.08512925</text:p>
          </table:table-cell>
          <table:table-cell office:value-type="float" office:value="0.151632" calcext:value-type="float">
            <text:p>0.151632</text:p>
          </table:table-cell>
          <table:table-cell office:value-type="float" office:value="0.1683199" calcext:value-type="float">
            <text:p>0.1683199</text:p>
          </table:table-cell>
          <table:table-cell office:value-type="float" office:value="0.1678993" calcext:value-type="float">
            <text:p>0.1678993</text:p>
          </table:table-cell>
          <table:table-cell office:value-type="float" office:value="0.1720815" calcext:value-type="float">
            <text:p>0.1720815</text:p>
          </table:table-cell>
          <table:table-cell office:value-type="float" office:value="0.1953968" calcext:value-type="float">
            <text:p>0.1953968</text:p>
          </table:table-cell>
          <table:table-cell office:value-type="float" office:value="0.1980023" calcext:value-type="float">
            <text:p>0.1980023</text:p>
          </table:table-cell>
          <table:table-cell office:value-type="float" office:value="0" calcext:value-type="float">
            <text:p>0</text:p>
          </table:table-cell>
          <table:table-cell office:value-type="float" office:value="50.61757" calcext:value-type="float">
            <text:p>50.61757</text:p>
          </table:table-cell>
          <table:table-cell office:value-type="float" office:value="31.91128" calcext:value-type="float">
            <text:p>31.91128</text:p>
          </table:table-cell>
          <table:table-cell office:value-type="float" office:value="29.56821" calcext:value-type="float">
            <text:p>29.56821</text:p>
          </table:table-cell>
          <table:table-cell office:value-type="float" office:value="9.310163" calcext:value-type="float">
            <text:p>9.310163</text:p>
          </table:table-cell>
          <table:table-cell office:value-type="float" office:value="8.673229" calcext:value-type="float">
            <text:p>8.673229</text:p>
          </table:table-cell>
          <table:table-cell office:value-type="float" office:value="3.263221" calcext:value-type="float">
            <text:p>3.263221</text:p>
          </table:table-cell>
          <table:table-cell office:value-type="float" office:value="3.269454" calcext:value-type="float">
            <text:p>3.269454</text:p>
          </table:table-cell>
          <table:table-cell office:value-type="float" office:value="5.833133" calcext:value-type="float">
            <text:p>5.833133</text:p>
          </table:table-cell>
          <table:table-cell office:value-type="float" office:value="8.573259" calcext:value-type="float">
            <text:p>8.573259</text:p>
          </table:table-cell>
          <table:table-cell office:value-type="float" office:value="9.105753" calcext:value-type="float">
            <text:p>9.105753</text:p>
          </table:table-cell>
          <table:table-cell office:value-type="float" office:value="10.04848" calcext:value-type="float">
            <text:p>10.04848</text:p>
          </table:table-cell>
          <table:table-cell office:value-type="float" office:value="10.431" calcext:value-type="float">
            <text:p>10.431</text:p>
          </table:table-cell>
          <table:table-cell office:value-type="float" office:value="12.674" calcext:value-type="float">
            <text:p>12.674</text:p>
          </table:table-cell>
          <table:table-cell office:value-type="float" office:value="12.87028" calcext:value-type="float">
            <text:p>12.87028</text:p>
          </table:table-cell>
          <table:table-cell office:value-type="float" office:value="0" calcext:value-type="float">
            <text:p>0</text:p>
          </table:table-cell>
          <table:table-cell office:value-type="float" office:value="78.66392" calcext:value-type="float">
            <text:p>78.663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7" calcext:value-type="float">
            <text:p>1042007</text:p>
          </table:table-cell>
          <table:table-cell office:value-type="float" office:value="5.658365" calcext:value-type="float">
            <text:p>5.658365</text:p>
          </table:table-cell>
          <table:table-cell office:value-type="float" office:value="133.534" calcext:value-type="float">
            <text:p>133.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92772" calcext:value-type="float">
            <text:p>40.92772</text:p>
          </table:table-cell>
          <table:table-cell office:value-type="float" office:value="0" calcext:value-type="float">
            <text:p>0</text:p>
          </table:table-cell>
          <table:table-cell office:value-type="float" office:value="0.000001757222" calcext:value-type="float">
            <text:p>1.757222E-06</text:p>
          </table:table-cell>
          <table:table-cell office:value-type="float" office:value="0" calcext:value-type="float">
            <text:p>0</text:p>
          </table:table-cell>
          <table:table-cell office:value-type="float" office:value="-0.003635887" calcext:value-type="float">
            <text:p>-0.003635887</text:p>
          </table:table-cell>
          <table:table-cell office:value-type="float" office:value="1163.507" calcext:value-type="float">
            <text:p>1163.507</text:p>
          </table:table-cell>
          <table:table-cell office:value-type="float" office:value="1.886792" calcext:value-type="float">
            <text:p>1.886792</text:p>
          </table:table-cell>
          <table:table-cell office:value-type="float" office:value="0" calcext:value-type="float">
            <text:p>0</text:p>
          </table:table-cell>
          <table:table-cell office:value-type="float" office:value="2.360058" calcext:value-type="float">
            <text:p>2.360058</text:p>
          </table:table-cell>
          <table:table-cell office:value-type="float" office:value="0.8671427" calcext:value-type="float">
            <text:p>0.8671427</text:p>
          </table:table-cell>
          <table:table-cell office:value-type="float" office:value="0.5791472" calcext:value-type="float">
            <text:p>0.5791472</text:p>
          </table:table-cell>
          <table:table-cell office:value-type="float" office:value="0.1003295" calcext:value-type="float">
            <text:p>0.1003295</text:p>
          </table:table-cell>
          <table:table-cell office:value-type="float" office:value="0.09493206" calcext:value-type="float">
            <text:p>0.09493206</text:p>
          </table:table-cell>
          <table:table-cell office:value-type="float" office:value="0.04008181" calcext:value-type="float">
            <text:p>0.04008181</text:p>
          </table:table-cell>
          <table:table-cell office:value-type="float" office:value="0.04809448" calcext:value-type="float">
            <text:p>0.04809448</text:p>
          </table:table-cell>
          <table:table-cell office:value-type="float" office:value="0.0851469" calcext:value-type="float">
            <text:p>0.0851469</text:p>
          </table:table-cell>
          <table:table-cell office:value-type="float" office:value="0.151706" calcext:value-type="float">
            <text:p>0.151706</text:p>
          </table:table-cell>
          <table:table-cell office:value-type="float" office:value="0.1683638" calcext:value-type="float">
            <text:p>0.1683638</text:p>
          </table:table-cell>
          <table:table-cell office:value-type="float" office:value="0.1679424" calcext:value-type="float">
            <text:p>0.1679424</text:p>
          </table:table-cell>
          <table:table-cell office:value-type="float" office:value="0.1721533" calcext:value-type="float">
            <text:p>0.1721533</text:p>
          </table:table-cell>
          <table:table-cell office:value-type="float" office:value="0.1954001" calcext:value-type="float">
            <text:p>0.1954001</text:p>
          </table:table-cell>
          <table:table-cell office:value-type="float" office:value="0.1980184" calcext:value-type="float">
            <text:p>0.1980184</text:p>
          </table:table-cell>
          <table:table-cell office:value-type="float" office:value="0" calcext:value-type="float">
            <text:p>0</text:p>
          </table:table-cell>
          <table:table-cell office:value-type="float" office:value="51.21475" calcext:value-type="float">
            <text:p>51.21475</text:p>
          </table:table-cell>
          <table:table-cell office:value-type="float" office:value="32.05328" calcext:value-type="float">
            <text:p>32.05328</text:p>
          </table:table-cell>
          <table:table-cell office:value-type="float" office:value="29.67541" calcext:value-type="float">
            <text:p>29.67541</text:p>
          </table:table-cell>
          <table:table-cell office:value-type="float" office:value="9.318431" calcext:value-type="float">
            <text:p>9.318431</text:p>
          </table:table-cell>
          <table:table-cell office:value-type="float" office:value="8.681131" calcext:value-type="float">
            <text:p>8.681131</text:p>
          </table:table-cell>
          <table:table-cell office:value-type="float" office:value="3.265923" calcext:value-type="float">
            <text:p>3.265923</text:p>
          </table:table-cell>
          <table:table-cell office:value-type="float" office:value="3.273108" calcext:value-type="float">
            <text:p>3.273108</text:p>
          </table:table-cell>
          <table:table-cell office:value-type="float" office:value="5.836707" calcext:value-type="float">
            <text:p>5.836707</text:p>
          </table:table-cell>
          <table:table-cell office:value-type="float" office:value="8.578036" calcext:value-type="float">
            <text:p>8.578036</text:p>
          </table:table-cell>
          <table:table-cell office:value-type="float" office:value="9.110157" calcext:value-type="float">
            <text:p>9.110157</text:p>
          </table:table-cell>
          <table:table-cell office:value-type="float" office:value="10.05233" calcext:value-type="float">
            <text:p>10.05233</text:p>
          </table:table-cell>
          <table:table-cell office:value-type="float" office:value="10.43472" calcext:value-type="float">
            <text:p>10.43472</text:p>
          </table:table-cell>
          <table:table-cell office:value-type="float" office:value="12.67517" calcext:value-type="float">
            <text:p>12.67517</text:p>
          </table:table-cell>
          <table:table-cell office:value-type="float" office:value="12.87135" calcext:value-type="float">
            <text:p>12.87135</text:p>
          </table:table-cell>
          <table:table-cell office:value-type="float" office:value="0" calcext:value-type="float">
            <text:p>0</text:p>
          </table:table-cell>
          <table:table-cell office:value-type="float" office:value="99.95722" calcext:value-type="float">
            <text:p>99.957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7" calcext:value-type="float">
            <text:p>2042007</text:p>
          </table:table-cell>
          <table:table-cell office:value-type="float" office:value="5.605794" calcext:value-type="float">
            <text:p>5.605794</text:p>
          </table:table-cell>
          <table:table-cell office:value-type="float" office:value="133.5399" calcext:value-type="float">
            <text:p>133.5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96025" calcext:value-type="float">
            <text:p>40.96025</text:p>
          </table:table-cell>
          <table:table-cell office:value-type="float" office:value="0" calcext:value-type="float">
            <text:p>0</text:p>
          </table:table-cell>
          <table:table-cell office:value-type="float" office:value="0.000001760302" calcext:value-type="float">
            <text:p>1.760302E-06</text:p>
          </table:table-cell>
          <table:table-cell office:value-type="float" office:value="0" calcext:value-type="float">
            <text:p>0</text:p>
          </table:table-cell>
          <table:table-cell office:value-type="float" office:value="-0.003635867" calcext:value-type="float">
            <text:p>-0.003635867</text:p>
          </table:table-cell>
          <table:table-cell office:value-type="float" office:value="1163.519" calcext:value-type="float">
            <text:p>1163.519</text:p>
          </table:table-cell>
          <table:table-cell office:value-type="float" office:value="1.892612" calcext:value-type="float">
            <text:p>1.892612</text:p>
          </table:table-cell>
          <table:table-cell office:value-type="float" office:value="0" calcext:value-type="float">
            <text:p>0</text:p>
          </table:table-cell>
          <table:table-cell office:value-type="float" office:value="2.848759" calcext:value-type="float">
            <text:p>2.848759</text:p>
          </table:table-cell>
          <table:table-cell office:value-type="float" office:value="0.970673" calcext:value-type="float">
            <text:p>0.970673</text:p>
          </table:table-cell>
          <table:table-cell office:value-type="float" office:value="0.656826" calcext:value-type="float">
            <text:p>0.656826</text:p>
          </table:table-cell>
          <table:table-cell office:value-type="float" office:value="0.1042527" calcext:value-type="float">
            <text:p>0.1042527</text:p>
          </table:table-cell>
          <table:table-cell office:value-type="float" office:value="0.09916592" calcext:value-type="float">
            <text:p>0.09916592</text:p>
          </table:table-cell>
          <table:table-cell office:value-type="float" office:value="0.04114794" calcext:value-type="float">
            <text:p>0.04114794</text:p>
          </table:table-cell>
          <table:table-cell office:value-type="float" office:value="0.04940439" calcext:value-type="float">
            <text:p>0.04940439</text:p>
          </table:table-cell>
          <table:table-cell office:value-type="float" office:value="0.08531965" calcext:value-type="float">
            <text:p>0.08531965</text:p>
          </table:table-cell>
          <table:table-cell office:value-type="float" office:value="0.1517955" calcext:value-type="float">
            <text:p>0.1517955</text:p>
          </table:table-cell>
          <table:table-cell office:value-type="float" office:value="0.1684084" calcext:value-type="float">
            <text:p>0.1684084</text:p>
          </table:table-cell>
          <table:table-cell office:value-type="float" office:value="0.167986" calcext:value-type="float">
            <text:p>0.167986</text:p>
          </table:table-cell>
          <table:table-cell office:value-type="float" office:value="0.1721968" calcext:value-type="float">
            <text:p>0.1721968</text:p>
          </table:table-cell>
          <table:table-cell office:value-type="float" office:value="0.1954145" calcext:value-type="float">
            <text:p>0.1954145</text:p>
          </table:table-cell>
          <table:table-cell office:value-type="float" office:value="0.1980291" calcext:value-type="float">
            <text:p>0.1980291</text:p>
          </table:table-cell>
          <table:table-cell office:value-type="float" office:value="0" calcext:value-type="float">
            <text:p>0</text:p>
          </table:table-cell>
          <table:table-cell office:value-type="float" office:value="51.94702" calcext:value-type="float">
            <text:p>51.94702</text:p>
          </table:table-cell>
          <table:table-cell office:value-type="float" office:value="32.21818" calcext:value-type="float">
            <text:p>32.21818</text:p>
          </table:table-cell>
          <table:table-cell office:value-type="float" office:value="29.79429" calcext:value-type="float">
            <text:p>29.79429</text:p>
          </table:table-cell>
          <table:table-cell office:value-type="float" office:value="9.32596" calcext:value-type="float">
            <text:p>9.32596</text:p>
          </table:table-cell>
          <table:table-cell office:value-type="float" office:value="8.68954" calcext:value-type="float">
            <text:p>8.68954</text:p>
          </table:table-cell>
          <table:table-cell office:value-type="float" office:value="3.268674" calcext:value-type="float">
            <text:p>3.268674</text:p>
          </table:table-cell>
          <table:table-cell office:value-type="float" office:value="3.276957" calcext:value-type="float">
            <text:p>3.276957</text:p>
          </table:table-cell>
          <table:table-cell office:value-type="float" office:value="5.840297" calcext:value-type="float">
            <text:p>5.840297</text:p>
          </table:table-cell>
          <table:table-cell office:value-type="float" office:value="8.582813" calcext:value-type="float">
            <text:p>8.582813</text:p>
          </table:table-cell>
          <table:table-cell office:value-type="float" office:value="9.114562" calcext:value-type="float">
            <text:p>9.114562</text:p>
          </table:table-cell>
          <table:table-cell office:value-type="float" office:value="10.05618" calcext:value-type="float">
            <text:p>10.05618</text:p>
          </table:table-cell>
          <table:table-cell office:value-type="float" office:value="10.43844" calcext:value-type="float">
            <text:p>10.43844</text:p>
          </table:table-cell>
          <table:table-cell office:value-type="float" office:value="12.67633" calcext:value-type="float">
            <text:p>12.67633</text:p>
          </table:table-cell>
          <table:table-cell office:value-type="float" office:value="12.87243" calcext:value-type="float">
            <text:p>12.87243</text:p>
          </table:table-cell>
          <table:table-cell office:value-type="float" office:value="0" calcext:value-type="float">
            <text:p>0</text:p>
          </table:table-cell>
          <table:table-cell office:value-type="float" office:value="96.89128" calcext:value-type="float">
            <text:p>96.89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7" calcext:value-type="float">
            <text:p>3042007</text:p>
          </table:table-cell>
          <table:table-cell office:value-type="float" office:value="5.553183" calcext:value-type="float">
            <text:p>5.553183</text:p>
          </table:table-cell>
          <table:table-cell office:value-type="float" office:value="133.5461" calcext:value-type="float">
            <text:p>133.5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99808" calcext:value-type="float">
            <text:p>40.99808</text:p>
          </table:table-cell>
          <table:table-cell office:value-type="float" office:value="0" calcext:value-type="float">
            <text:p>0</text:p>
          </table:table-cell>
          <table:table-cell office:value-type="float" office:value="0.000001761295" calcext:value-type="float">
            <text:p>1.761295E-06</text:p>
          </table:table-cell>
          <table:table-cell office:value-type="float" office:value="0" calcext:value-type="float">
            <text:p>0</text:p>
          </table:table-cell>
          <table:table-cell office:value-type="float" office:value="-0.003635861" calcext:value-type="float">
            <text:p>-0.003635861</text:p>
          </table:table-cell>
          <table:table-cell office:value-type="float" office:value="1163.529" calcext:value-type="float">
            <text:p>1163.529</text:p>
          </table:table-cell>
          <table:table-cell office:value-type="float" office:value="1.905535" calcext:value-type="float">
            <text:p>1.905535</text:p>
          </table:table-cell>
          <table:table-cell office:value-type="float" office:value="0" calcext:value-type="float">
            <text:p>0</text:p>
          </table:table-cell>
          <table:table-cell office:value-type="float" office:value="2.299658" calcext:value-type="float">
            <text:p>2.299658</text:p>
          </table:table-cell>
          <table:table-cell office:value-type="float" office:value="0.9750583" calcext:value-type="float">
            <text:p>0.9750583</text:p>
          </table:table-cell>
          <table:table-cell office:value-type="float" office:value="0.6513891" calcext:value-type="float">
            <text:p>0.6513891</text:p>
          </table:table-cell>
          <table:table-cell office:value-type="float" office:value="0.1072116" calcext:value-type="float">
            <text:p>0.1072116</text:p>
          </table:table-cell>
          <table:table-cell office:value-type="float" office:value="0.1023174" calcext:value-type="float">
            <text:p>0.1023174</text:p>
          </table:table-cell>
          <table:table-cell office:value-type="float" office:value="0.04245311" calcext:value-type="float">
            <text:p>0.04245311</text:p>
          </table:table-cell>
          <table:table-cell office:value-type="float" office:value="0.05092466" calcext:value-type="float">
            <text:p>0.05092466</text:p>
          </table:table-cell>
          <table:table-cell office:value-type="float" office:value="0.08558617" calcext:value-type="float">
            <text:p>0.08558617</text:p>
          </table:table-cell>
          <table:table-cell office:value-type="float" office:value="0.1518607" calcext:value-type="float">
            <text:p>0.1518607</text:p>
          </table:table-cell>
          <table:table-cell office:value-type="float" office:value="0.1684535" calcext:value-type="float">
            <text:p>0.1684535</text:p>
          </table:table-cell>
          <table:table-cell office:value-type="float" office:value="0.1680303" calcext:value-type="float">
            <text:p>0.1680303</text:p>
          </table:table-cell>
          <table:table-cell office:value-type="float" office:value="0.1722353" calcext:value-type="float">
            <text:p>0.1722353</text:p>
          </table:table-cell>
          <table:table-cell office:value-type="float" office:value="0.1954279" calcext:value-type="float">
            <text:p>0.1954279</text:p>
          </table:table-cell>
          <table:table-cell office:value-type="float" office:value="0.1980404" calcext:value-type="float">
            <text:p>0.1980404</text:p>
          </table:table-cell>
          <table:table-cell office:value-type="float" office:value="0" calcext:value-type="float">
            <text:p>0</text:p>
          </table:table-cell>
          <table:table-cell office:value-type="float" office:value="52.71705" calcext:value-type="float">
            <text:p>52.71705</text:p>
          </table:table-cell>
          <table:table-cell office:value-type="float" office:value="32.46291" calcext:value-type="float">
            <text:p>32.46291</text:p>
          </table:table-cell>
          <table:table-cell office:value-type="float" office:value="29.9408" calcext:value-type="float">
            <text:p>29.9408</text:p>
          </table:table-cell>
          <table:table-cell office:value-type="float" office:value="9.336373" calcext:value-type="float">
            <text:p>9.336373</text:p>
          </table:table-cell>
          <table:table-cell office:value-type="float" office:value="8.699986" calcext:value-type="float">
            <text:p>8.699986</text:p>
          </table:table-cell>
          <table:table-cell office:value-type="float" office:value="3.27178" calcext:value-type="float">
            <text:p>3.27178</text:p>
          </table:table-cell>
          <table:table-cell office:value-type="float" office:value="3.28112" calcext:value-type="float">
            <text:p>3.28112</text:p>
          </table:table-cell>
          <table:table-cell office:value-type="float" office:value="5.843928" calcext:value-type="float">
            <text:p>5.843928</text:p>
          </table:table-cell>
          <table:table-cell office:value-type="float" office:value="8.587609" calcext:value-type="float">
            <text:p>8.587609</text:p>
          </table:table-cell>
          <table:table-cell office:value-type="float" office:value="9.118968" calcext:value-type="float">
            <text:p>9.118968</text:p>
          </table:table-cell>
          <table:table-cell office:value-type="float" office:value="10.06002" calcext:value-type="float">
            <text:p>10.06002</text:p>
          </table:table-cell>
          <table:table-cell office:value-type="float" office:value="10.44215" calcext:value-type="float">
            <text:p>10.44215</text:p>
          </table:table-cell>
          <table:table-cell office:value-type="float" office:value="12.67749" calcext:value-type="float">
            <text:p>12.67749</text:p>
          </table:table-cell>
          <table:table-cell office:value-type="float" office:value="12.8735" calcext:value-type="float">
            <text:p>12.8735</text:p>
          </table:table-cell>
          <table:table-cell office:value-type="float" office:value="0" calcext:value-type="float">
            <text:p>0</text:p>
          </table:table-cell>
          <table:table-cell office:value-type="float" office:value="83.08312" calcext:value-type="float">
            <text:p>83.083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7" calcext:value-type="float">
            <text:p>4042007</text:p>
          </table:table-cell>
          <table:table-cell office:value-type="float" office:value="5.509376" calcext:value-type="float">
            <text:p>5.509376</text:p>
          </table:table-cell>
          <table:table-cell office:value-type="float" office:value="133.5512" calcext:value-type="float">
            <text:p>133.5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3027" calcext:value-type="float">
            <text:p>41.03027</text:p>
          </table:table-cell>
          <table:table-cell office:value-type="float" office:value="0" calcext:value-type="float">
            <text:p>0</text:p>
          </table:table-cell>
          <table:table-cell office:value-type="float" office:value="0.000001761336" calcext:value-type="float">
            <text:p>1.761336E-06</text:p>
          </table:table-cell>
          <table:table-cell office:value-type="float" office:value="0" calcext:value-type="float">
            <text:p>0</text:p>
          </table:table-cell>
          <table:table-cell office:value-type="float" office:value="-0.003635861" calcext:value-type="float">
            <text:p>-0.003635861</text:p>
          </table:table-cell>
          <table:table-cell office:value-type="float" office:value="1163.538" calcext:value-type="float">
            <text:p>1163.538</text:p>
          </table:table-cell>
          <table:table-cell office:value-type="float" office:value="1.912304" calcext:value-type="float">
            <text:p>1.912304</text:p>
          </table:table-cell>
          <table:table-cell office:value-type="float" office:value="0" calcext:value-type="float">
            <text:p>0</text:p>
          </table:table-cell>
          <table:table-cell office:value-type="float" office:value="2.433806" calcext:value-type="float">
            <text:p>2.433806</text:p>
          </table:table-cell>
          <table:table-cell office:value-type="float" office:value="0.8736564" calcext:value-type="float">
            <text:p>0.8736564</text:p>
          </table:table-cell>
          <table:table-cell office:value-type="float" office:value="0.592253" calcext:value-type="float">
            <text:p>0.592253</text:p>
          </table:table-cell>
          <table:table-cell office:value-type="float" office:value="0.1008239" calcext:value-type="float">
            <text:p>0.1008239</text:p>
          </table:table-cell>
          <table:table-cell office:value-type="float" office:value="0.09919824" calcext:value-type="float">
            <text:p>0.09919824</text:p>
          </table:table-cell>
          <table:table-cell office:value-type="float" office:value="0.04215903" calcext:value-type="float">
            <text:p>0.04215903</text:p>
          </table:table-cell>
          <table:table-cell office:value-type="float" office:value="0.05117499" calcext:value-type="float">
            <text:p>0.05117499</text:p>
          </table:table-cell>
          <table:table-cell office:value-type="float" office:value="0.08577573" calcext:value-type="float">
            <text:p>0.08577573</text:p>
          </table:table-cell>
          <table:table-cell office:value-type="float" office:value="0.1519666" calcext:value-type="float">
            <text:p>0.1519666</text:p>
          </table:table-cell>
          <table:table-cell office:value-type="float" office:value="0.1685001" calcext:value-type="float">
            <text:p>0.1685001</text:p>
          </table:table-cell>
          <table:table-cell office:value-type="float" office:value="0.1680737" calcext:value-type="float">
            <text:p>0.1680737</text:p>
          </table:table-cell>
          <table:table-cell office:value-type="float" office:value="0.1723048" calcext:value-type="float">
            <text:p>0.1723048</text:p>
          </table:table-cell>
          <table:table-cell office:value-type="float" office:value="0.1954409" calcext:value-type="float">
            <text:p>0.1954409</text:p>
          </table:table-cell>
          <table:table-cell office:value-type="float" office:value="0.1980515" calcext:value-type="float">
            <text:p>0.1980515</text:p>
          </table:table-cell>
          <table:table-cell office:value-type="float" office:value="0" calcext:value-type="float">
            <text:p>0</text:p>
          </table:table-cell>
          <table:table-cell office:value-type="float" office:value="53.35459" calcext:value-type="float">
            <text:p>53.35459</text:p>
          </table:table-cell>
          <table:table-cell office:value-type="float" office:value="32.62734" calcext:value-type="float">
            <text:p>32.62734</text:p>
          </table:table-cell>
          <table:table-cell office:value-type="float" office:value="30.06767" calcext:value-type="float">
            <text:p>30.06767</text:p>
          </table:table-cell>
          <table:table-cell office:value-type="float" office:value="9.345108" calcext:value-type="float">
            <text:p>9.345108</text:p>
          </table:table-cell>
          <table:table-cell office:value-type="float" office:value="8.710363" calcext:value-type="float">
            <text:p>8.710363</text:p>
          </table:table-cell>
          <table:table-cell office:value-type="float" office:value="3.274983" calcext:value-type="float">
            <text:p>3.274983</text:p>
          </table:table-cell>
          <table:table-cell office:value-type="float" office:value="3.285443" calcext:value-type="float">
            <text:p>3.285443</text:p>
          </table:table-cell>
          <table:table-cell office:value-type="float" office:value="5.847593" calcext:value-type="float">
            <text:p>5.847593</text:p>
          </table:table-cell>
          <table:table-cell office:value-type="float" office:value="8.592452" calcext:value-type="float">
            <text:p>8.592452</text:p>
          </table:table-cell>
          <table:table-cell office:value-type="float" office:value="9.12337" calcext:value-type="float">
            <text:p>9.12337</text:p>
          </table:table-cell>
          <table:table-cell office:value-type="float" office:value="10.06387" calcext:value-type="float">
            <text:p>10.06387</text:p>
          </table:table-cell>
          <table:table-cell office:value-type="float" office:value="10.44579" calcext:value-type="float">
            <text:p>10.44579</text:p>
          </table:table-cell>
          <table:table-cell office:value-type="float" office:value="12.67866" calcext:value-type="float">
            <text:p>12.67866</text:p>
          </table:table-cell>
          <table:table-cell office:value-type="float" office:value="12.87457" calcext:value-type="float">
            <text:p>12.87457</text:p>
          </table:table-cell>
          <table:table-cell office:value-type="float" office:value="0" calcext:value-type="float">
            <text:p>0</text:p>
          </table:table-cell>
          <table:table-cell office:value-type="float" office:value="70.26057" calcext:value-type="float">
            <text:p>70.260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7" calcext:value-type="float">
            <text:p>5042007</text:p>
          </table:table-cell>
          <table:table-cell office:value-type="float" office:value="5.455018" calcext:value-type="float">
            <text:p>5.455018</text:p>
          </table:table-cell>
          <table:table-cell office:value-type="float" office:value="133.5579" calcext:value-type="float">
            <text:p>133.5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6517" calcext:value-type="float">
            <text:p>41.06517</text:p>
          </table:table-cell>
          <table:table-cell office:value-type="float" office:value="0" calcext:value-type="float">
            <text:p>0</text:p>
          </table:table-cell>
          <table:table-cell office:value-type="float" office:value="0.000001761459" calcext:value-type="float">
            <text:p>1.761459E-06</text:p>
          </table:table-cell>
          <table:table-cell office:value-type="float" office:value="0" calcext:value-type="float">
            <text:p>0</text:p>
          </table:table-cell>
          <table:table-cell office:value-type="float" office:value="-0.003635861" calcext:value-type="float">
            <text:p>-0.003635861</text:p>
          </table:table-cell>
          <table:table-cell office:value-type="float" office:value="1163.547" calcext:value-type="float">
            <text:p>1163.547</text:p>
          </table:table-cell>
          <table:table-cell office:value-type="float" office:value="1.923388" calcext:value-type="float">
            <text:p>1.923388</text:p>
          </table:table-cell>
          <table:table-cell office:value-type="float" office:value="0" calcext:value-type="float">
            <text:p>0</text:p>
          </table:table-cell>
          <table:table-cell office:value-type="float" office:value="2.361711" calcext:value-type="float">
            <text:p>2.361711</text:p>
          </table:table-cell>
          <table:table-cell office:value-type="float" office:value="0.9610422" calcext:value-type="float">
            <text:p>0.9610422</text:p>
          </table:table-cell>
          <table:table-cell office:value-type="float" office:value="0.652569" calcext:value-type="float">
            <text:p>0.652569</text:p>
          </table:table-cell>
          <table:table-cell office:value-type="float" office:value="0.1055722" calcext:value-type="float">
            <text:p>0.1055722</text:p>
          </table:table-cell>
          <table:table-cell office:value-type="float" office:value="0.1027726" calcext:value-type="float">
            <text:p>0.1027726</text:p>
          </table:table-cell>
          <table:table-cell office:value-type="float" office:value="0.0428437" calcext:value-type="float">
            <text:p>0.0428437</text:p>
          </table:table-cell>
          <table:table-cell office:value-type="float" office:value="0.05164641" calcext:value-type="float">
            <text:p>0.05164641</text:p>
          </table:table-cell>
          <table:table-cell office:value-type="float" office:value="0.08589027" calcext:value-type="float">
            <text:p>0.08589027</text:p>
          </table:table-cell>
          <table:table-cell office:value-type="float" office:value="0.1520753" calcext:value-type="float">
            <text:p>0.1520753</text:p>
          </table:table-cell>
          <table:table-cell office:value-type="float" office:value="0.168548" calcext:value-type="float">
            <text:p>0.168548</text:p>
          </table:table-cell>
          <table:table-cell office:value-type="float" office:value="0.1681172" calcext:value-type="float">
            <text:p>0.1681172</text:p>
          </table:table-cell>
          <table:table-cell office:value-type="float" office:value="0.1723288" calcext:value-type="float">
            <text:p>0.1723288</text:p>
          </table:table-cell>
          <table:table-cell office:value-type="float" office:value="0.1954537" calcext:value-type="float">
            <text:p>0.1954537</text:p>
          </table:table-cell>
          <table:table-cell office:value-type="float" office:value="0.1980625" calcext:value-type="float">
            <text:p>0.1980625</text:p>
          </table:table-cell>
          <table:table-cell office:value-type="float" office:value="0" calcext:value-type="float">
            <text:p>0</text:p>
          </table:table-cell>
          <table:table-cell office:value-type="float" office:value="54.07151" calcext:value-type="float">
            <text:p>54.07151</text:p>
          </table:table-cell>
          <table:table-cell office:value-type="float" office:value="32.83389" calcext:value-type="float">
            <text:p>32.83389</text:p>
          </table:table-cell>
          <table:table-cell office:value-type="float" office:value="30.19873" calcext:value-type="float">
            <text:p>30.19873</text:p>
          </table:table-cell>
          <table:table-cell office:value-type="float" office:value="9.353848" calcext:value-type="float">
            <text:p>9.353848</text:p>
          </table:table-cell>
          <table:table-cell office:value-type="float" office:value="8.720406" calcext:value-type="float">
            <text:p>8.720406</text:p>
          </table:table-cell>
          <table:table-cell office:value-type="float" office:value="3.278124" calcext:value-type="float">
            <text:p>3.278124</text:p>
          </table:table-cell>
          <table:table-cell office:value-type="float" office:value="3.289746" calcext:value-type="float">
            <text:p>3.289746</text:p>
          </table:table-cell>
          <table:table-cell office:value-type="float" office:value="5.851259" calcext:value-type="float">
            <text:p>5.851259</text:p>
          </table:table-cell>
          <table:table-cell office:value-type="float" office:value="8.597312" calcext:value-type="float">
            <text:p>8.597312</text:p>
          </table:table-cell>
          <table:table-cell office:value-type="float" office:value="9.127774" calcext:value-type="float">
            <text:p>9.127774</text:p>
          </table:table-cell>
          <table:table-cell office:value-type="float" office:value="10.06772" calcext:value-type="float">
            <text:p>10.06772</text:p>
          </table:table-cell>
          <table:table-cell office:value-type="float" office:value="10.44944" calcext:value-type="float">
            <text:p>10.44944</text:p>
          </table:table-cell>
          <table:table-cell office:value-type="float" office:value="12.67982" calcext:value-type="float">
            <text:p>12.67982</text:p>
          </table:table-cell>
          <table:table-cell office:value-type="float" office:value="12.87564" calcext:value-type="float">
            <text:p>12.87564</text:p>
          </table:table-cell>
          <table:table-cell office:value-type="float" office:value="0" calcext:value-type="float">
            <text:p>0</text:p>
          </table:table-cell>
          <table:table-cell office:value-type="float" office:value="88.45413" calcext:value-type="float">
            <text:p>88.454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7" calcext:value-type="float">
            <text:p>6042007</text:p>
          </table:table-cell>
          <table:table-cell office:value-type="float" office:value="5.3958" calcext:value-type="float">
            <text:p>5.3958</text:p>
          </table:table-cell>
          <table:table-cell office:value-type="float" office:value="133.5646" calcext:value-type="float">
            <text:p>133.5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0151" calcext:value-type="float">
            <text:p>41.10151</text:p>
          </table:table-cell>
          <table:table-cell office:value-type="float" office:value="0" calcext:value-type="float">
            <text:p>0</text:p>
          </table:table-cell>
          <table:table-cell office:value-type="float" office:value="0.000001761459" calcext:value-type="float">
            <text:p>1.761459E-06</text:p>
          </table:table-cell>
          <table:table-cell office:value-type="float" office:value="0" calcext:value-type="float">
            <text:p>0</text:p>
          </table:table-cell>
          <table:table-cell office:value-type="float" office:value="-0.003635861" calcext:value-type="float">
            <text:p>-0.003635861</text:p>
          </table:table-cell>
          <table:table-cell office:value-type="float" office:value="1163.56" calcext:value-type="float">
            <text:p>1163.56</text:p>
          </table:table-cell>
          <table:table-cell office:value-type="float" office:value="1.929527" calcext:value-type="float">
            <text:p>1.929527</text:p>
          </table:table-cell>
          <table:table-cell office:value-type="float" office:value="0" calcext:value-type="float">
            <text:p>0</text:p>
          </table:table-cell>
          <table:table-cell office:value-type="float" office:value="3.925838" calcext:value-type="float">
            <text:p>3.925838</text:p>
          </table:table-cell>
          <table:table-cell office:value-type="float" office:value="1.053157" calcext:value-type="float">
            <text:p>1.053157</text:p>
          </table:table-cell>
          <table:table-cell office:value-type="float" office:value="0.7397462" calcext:value-type="float">
            <text:p>0.7397462</text:p>
          </table:table-cell>
          <table:table-cell office:value-type="float" office:value="0.1114677" calcext:value-type="float">
            <text:p>0.1114677</text:p>
          </table:table-cell>
          <table:table-cell office:value-type="float" office:value="0.1092427" calcext:value-type="float">
            <text:p>0.1092427</text:p>
          </table:table-cell>
          <table:table-cell office:value-type="float" office:value="0.04472844" calcext:value-type="float">
            <text:p>0.04472844</text:p>
          </table:table-cell>
          <table:table-cell office:value-type="float" office:value="0.05314566" calcext:value-type="float">
            <text:p>0.05314566</text:p>
          </table:table-cell>
          <table:table-cell office:value-type="float" office:value="0.08609084" calcext:value-type="float">
            <text:p>0.08609084</text:p>
          </table:table-cell>
          <table:table-cell office:value-type="float" office:value="0.1521558" calcext:value-type="float">
            <text:p>0.1521558</text:p>
          </table:table-cell>
          <table:table-cell office:value-type="float" office:value="0.1685962" calcext:value-type="float">
            <text:p>0.1685962</text:p>
          </table:table-cell>
          <table:table-cell office:value-type="float" office:value="0.1681611" calcext:value-type="float">
            <text:p>0.1681611</text:p>
          </table:table-cell>
          <table:table-cell office:value-type="float" office:value="0.1723752" calcext:value-type="float">
            <text:p>0.1723752</text:p>
          </table:table-cell>
          <table:table-cell office:value-type="float" office:value="0.1954665" calcext:value-type="float">
            <text:p>0.1954665</text:p>
          </table:table-cell>
          <table:table-cell office:value-type="float" office:value="0.1980735" calcext:value-type="float">
            <text:p>0.1980735</text:p>
          </table:table-cell>
          <table:table-cell office:value-type="float" office:value="0" calcext:value-type="float">
            <text:p>0</text:p>
          </table:table-cell>
          <table:table-cell office:value-type="float" office:value="54.82756" calcext:value-type="float">
            <text:p>54.82756</text:p>
          </table:table-cell>
          <table:table-cell office:value-type="float" office:value="33.0347" calcext:value-type="float">
            <text:p>33.0347</text:p>
          </table:table-cell>
          <table:table-cell office:value-type="float" office:value="30.35068" calcext:value-type="float">
            <text:p>30.35068</text:p>
          </table:table-cell>
          <table:table-cell office:value-type="float" office:value="9.363976" calcext:value-type="float">
            <text:p>9.363976</text:p>
          </table:table-cell>
          <table:table-cell office:value-type="float" office:value="8.732344" calcext:value-type="float">
            <text:p>8.732344</text:p>
          </table:table-cell>
          <table:table-cell office:value-type="float" office:value="3.281578" calcext:value-type="float">
            <text:p>3.281578</text:p>
          </table:table-cell>
          <table:table-cell office:value-type="float" office:value="3.294253" calcext:value-type="float">
            <text:p>3.294253</text:p>
          </table:table-cell>
          <table:table-cell office:value-type="float" office:value="5.854956" calcext:value-type="float">
            <text:p>5.854956</text:p>
          </table:table-cell>
          <table:table-cell office:value-type="float" office:value="8.602202" calcext:value-type="float">
            <text:p>8.602202</text:p>
          </table:table-cell>
          <table:table-cell office:value-type="float" office:value="9.132181" calcext:value-type="float">
            <text:p>9.132181</text:p>
          </table:table-cell>
          <table:table-cell office:value-type="float" office:value="10.07156" calcext:value-type="float">
            <text:p>10.07156</text:p>
          </table:table-cell>
          <table:table-cell office:value-type="float" office:value="10.45309" calcext:value-type="float">
            <text:p>10.45309</text:p>
          </table:table-cell>
          <table:table-cell office:value-type="float" office:value="12.68098" calcext:value-type="float">
            <text:p>12.68098</text:p>
          </table:table-cell>
          <table:table-cell office:value-type="float" office:value="12.87674" calcext:value-type="float">
            <text:p>12.87674</text:p>
          </table:table-cell>
          <table:table-cell office:value-type="float" office:value="0" calcext:value-type="float">
            <text:p>0</text:p>
          </table:table-cell>
          <table:table-cell office:value-type="float" office:value="97.68291" calcext:value-type="float">
            <text:p>97.68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7" calcext:value-type="float">
            <text:p>7042007</text:p>
          </table:table-cell>
          <table:table-cell office:value-type="float" office:value="5.306952" calcext:value-type="float">
            <text:p>5.306952</text:p>
          </table:table-cell>
          <table:table-cell office:value-type="float" office:value="133.5771" calcext:value-type="float">
            <text:p>133.5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4252" calcext:value-type="float">
            <text:p>41.14252</text:p>
          </table:table-cell>
          <table:table-cell office:value-type="float" office:value="0" calcext:value-type="float">
            <text:p>0</text:p>
          </table:table-cell>
          <table:table-cell office:value-type="float" office:value="0.000001761459" calcext:value-type="float">
            <text:p>1.761459E-06</text:p>
          </table:table-cell>
          <table:table-cell office:value-type="float" office:value="0" calcext:value-type="float">
            <text:p>0</text:p>
          </table:table-cell>
          <table:table-cell office:value-type="float" office:value="-0.003635861" calcext:value-type="float">
            <text:p>-0.003635861</text:p>
          </table:table-cell>
          <table:table-cell office:value-type="float" office:value="1163.578" calcext:value-type="float">
            <text:p>1163.578</text:p>
          </table:table-cell>
          <table:table-cell office:value-type="float" office:value="1.869908" calcext:value-type="float">
            <text:p>1.869908</text:p>
          </table:table-cell>
          <table:table-cell office:value-type="float" office:value="0" calcext:value-type="float">
            <text:p>0</text:p>
          </table:table-cell>
          <table:table-cell office:value-type="float" office:value="7.538455" calcext:value-type="float">
            <text:p>7.538455</text:p>
          </table:table-cell>
          <table:table-cell office:value-type="float" office:value="1.272803" calcext:value-type="float">
            <text:p>1.272803</text:p>
          </table:table-cell>
          <table:table-cell office:value-type="float" office:value="0.8959341" calcext:value-type="float">
            <text:p>0.8959341</text:p>
          </table:table-cell>
          <table:table-cell office:value-type="float" office:value="0.1222837" calcext:value-type="float">
            <text:p>0.1222837</text:p>
          </table:table-cell>
          <table:table-cell office:value-type="float" office:value="0.1194803" calcext:value-type="float">
            <text:p>0.1194803</text:p>
          </table:table-cell>
          <table:table-cell office:value-type="float" office:value="0.04760397" calcext:value-type="float">
            <text:p>0.04760397</text:p>
          </table:table-cell>
          <table:table-cell office:value-type="float" office:value="0.05546715" calcext:value-type="float">
            <text:p>0.05546715</text:p>
          </table:table-cell>
          <table:table-cell office:value-type="float" office:value="0.08641068" calcext:value-type="float">
            <text:p>0.08641068</text:p>
          </table:table-cell>
          <table:table-cell office:value-type="float" office:value="0.152282" calcext:value-type="float">
            <text:p>0.152282</text:p>
          </table:table-cell>
          <table:table-cell office:value-type="float" office:value="0.168646" calcext:value-type="float">
            <text:p>0.168646</text:p>
          </table:table-cell>
          <table:table-cell office:value-type="float" office:value="0.1682054" calcext:value-type="float">
            <text:p>0.1682054</text:p>
          </table:table-cell>
          <table:table-cell office:value-type="float" office:value="0.1724311" calcext:value-type="float">
            <text:p>0.1724311</text:p>
          </table:table-cell>
          <table:table-cell office:value-type="float" office:value="0.1954793" calcext:value-type="float">
            <text:p>0.1954793</text:p>
          </table:table-cell>
          <table:table-cell office:value-type="float" office:value="0.1980844" calcext:value-type="float">
            <text:p>0.1980844</text:p>
          </table:table-cell>
          <table:table-cell office:value-type="float" office:value="0" calcext:value-type="float">
            <text:p>0</text:p>
          </table:table-cell>
          <table:table-cell office:value-type="float" office:value="55.63996" calcext:value-type="float">
            <text:p>55.63996</text:p>
          </table:table-cell>
          <table:table-cell office:value-type="float" office:value="33.28355" calcext:value-type="float">
            <text:p>33.28355</text:p>
          </table:table-cell>
          <table:table-cell office:value-type="float" office:value="30.5385" calcext:value-type="float">
            <text:p>30.5385</text:p>
          </table:table-cell>
          <table:table-cell office:value-type="float" office:value="9.376825" calcext:value-type="float">
            <text:p>9.376825</text:p>
          </table:table-cell>
          <table:table-cell office:value-type="float" office:value="8.747047" calcext:value-type="float">
            <text:p>8.747047</text:p>
          </table:table-cell>
          <table:table-cell office:value-type="float" office:value="3.285573" calcext:value-type="float">
            <text:p>3.285573</text:p>
          </table:table-cell>
          <table:table-cell office:value-type="float" office:value="3.299148" calcext:value-type="float">
            <text:p>3.299148</text:p>
          </table:table-cell>
          <table:table-cell office:value-type="float" office:value="5.858693" calcext:value-type="float">
            <text:p>5.858693</text:p>
          </table:table-cell>
          <table:table-cell office:value-type="float" office:value="8.607109" calcext:value-type="float">
            <text:p>8.607109</text:p>
          </table:table-cell>
          <table:table-cell office:value-type="float" office:value="9.136582" calcext:value-type="float">
            <text:p>9.136582</text:p>
          </table:table-cell>
          <table:table-cell office:value-type="float" office:value="10.07541" calcext:value-type="float">
            <text:p>10.07541</text:p>
          </table:table-cell>
          <table:table-cell office:value-type="float" office:value="10.45673" calcext:value-type="float">
            <text:p>10.45673</text:p>
          </table:table-cell>
          <table:table-cell office:value-type="float" office:value="12.68214" calcext:value-type="float">
            <text:p>12.68214</text:p>
          </table:table-cell>
          <table:table-cell office:value-type="float" office:value="12.87787" calcext:value-type="float">
            <text:p>12.87787</text:p>
          </table:table-cell>
          <table:table-cell office:value-type="float" office:value="0" calcext:value-type="float">
            <text:p>0</text:p>
          </table:table-cell>
          <table:table-cell office:value-type="float" office:value="185.4053" calcext:value-type="float">
            <text:p>185.40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7" calcext:value-type="float">
            <text:p>8042007</text:p>
          </table:table-cell>
          <table:table-cell office:value-type="float" office:value="5.209614" calcext:value-type="float">
            <text:p>5.209614</text:p>
          </table:table-cell>
          <table:table-cell office:value-type="float" office:value="133.5896" calcext:value-type="float">
            <text:p>133.5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9256" calcext:value-type="float">
            <text:p>41.19256</text:p>
          </table:table-cell>
          <table:table-cell office:value-type="float" office:value="0" calcext:value-type="float">
            <text:p>0</text:p>
          </table:table-cell>
          <table:table-cell office:value-type="float" office:value="0.000001761459" calcext:value-type="float">
            <text:p>1.761459E-06</text:p>
          </table:table-cell>
          <table:table-cell office:value-type="float" office:value="0" calcext:value-type="float">
            <text:p>0</text:p>
          </table:table-cell>
          <table:table-cell office:value-type="float" office:value="-0.003635861" calcext:value-type="float">
            <text:p>-0.003635861</text:p>
          </table:table-cell>
          <table:table-cell office:value-type="float" office:value="1163.604" calcext:value-type="float">
            <text:p>1163.604</text:p>
          </table:table-cell>
          <table:table-cell office:value-type="float" office:value="1.814633" calcext:value-type="float">
            <text:p>1.814633</text:p>
          </table:table-cell>
          <table:table-cell office:value-type="float" office:value="0" calcext:value-type="float">
            <text:p>0</text:p>
          </table:table-cell>
          <table:table-cell office:value-type="float" office:value="9.075646" calcext:value-type="float">
            <text:p>9.075646</text:p>
          </table:table-cell>
          <table:table-cell office:value-type="float" office:value="1.51643" calcext:value-type="float">
            <text:p>1.51643</text:p>
          </table:table-cell>
          <table:table-cell office:value-type="float" office:value="1.075444" calcext:value-type="float">
            <text:p>1.075444</text:p>
          </table:table-cell>
          <table:table-cell office:value-type="float" office:value="0.1363313" calcext:value-type="float">
            <text:p>0.1363313</text:p>
          </table:table-cell>
          <table:table-cell office:value-type="float" office:value="0.1333749" calcext:value-type="float">
            <text:p>0.1333749</text:p>
          </table:table-cell>
          <table:table-cell office:value-type="float" office:value="0.05174177" calcext:value-type="float">
            <text:p>0.05174177</text:p>
          </table:table-cell>
          <table:table-cell office:value-type="float" office:value="0.0589026" calcext:value-type="float">
            <text:p>0.0589026</text:p>
          </table:table-cell>
          <table:table-cell office:value-type="float" office:value="0.08688622" calcext:value-type="float">
            <text:p>0.08688622</text:p>
          </table:table-cell>
          <table:table-cell office:value-type="float" office:value="0.1524479" calcext:value-type="float">
            <text:p>0.1524479</text:p>
          </table:table-cell>
          <table:table-cell office:value-type="float" office:value="0.1686988" calcext:value-type="float">
            <text:p>0.1686988</text:p>
          </table:table-cell>
          <table:table-cell office:value-type="float" office:value="0.1682498" calcext:value-type="float">
            <text:p>0.1682498</text:p>
          </table:table-cell>
          <table:table-cell office:value-type="float" office:value="0.1725124" calcext:value-type="float">
            <text:p>0.1725124</text:p>
          </table:table-cell>
          <table:table-cell office:value-type="float" office:value="0.1954918" calcext:value-type="float">
            <text:p>0.1954918</text:p>
          </table:table-cell>
          <table:table-cell office:value-type="float" office:value="0.1980952" calcext:value-type="float">
            <text:p>0.1980952</text:p>
          </table:table-cell>
          <table:table-cell office:value-type="float" office:value="0" calcext:value-type="float">
            <text:p>0</text:p>
          </table:table-cell>
          <table:table-cell office:value-type="float" office:value="56.69032" calcext:value-type="float">
            <text:p>56.69032</text:p>
          </table:table-cell>
          <table:table-cell office:value-type="float" office:value="33.61014" calcext:value-type="float">
            <text:p>33.61014</text:p>
          </table:table-cell>
          <table:table-cell office:value-type="float" office:value="30.78378" calcext:value-type="float">
            <text:p>30.78378</text:p>
          </table:table-cell>
          <table:table-cell office:value-type="float" office:value="9.393983" calcext:value-type="float">
            <text:p>9.393983</text:p>
          </table:table-cell>
          <table:table-cell office:value-type="float" office:value="8.766178" calcext:value-type="float">
            <text:p>8.766178</text:p>
          </table:table-cell>
          <table:table-cell office:value-type="float" office:value="3.290407" calcext:value-type="float">
            <text:p>3.290407</text:p>
          </table:table-cell>
          <table:table-cell office:value-type="float" office:value="3.304654" calcext:value-type="float">
            <text:p>3.304654</text:p>
          </table:table-cell>
          <table:table-cell office:value-type="float" office:value="5.862508" calcext:value-type="float">
            <text:p>5.862508</text:p>
          </table:table-cell>
          <table:table-cell office:value-type="float" office:value="8.612068" calcext:value-type="float">
            <text:p>8.612068</text:p>
          </table:table-cell>
          <table:table-cell office:value-type="float" office:value="9.140989" calcext:value-type="float">
            <text:p>9.140989</text:p>
          </table:table-cell>
          <table:table-cell office:value-type="float" office:value="10.07926" calcext:value-type="float">
            <text:p>10.07926</text:p>
          </table:table-cell>
          <table:table-cell office:value-type="float" office:value="10.46037" calcext:value-type="float">
            <text:p>10.46037</text:p>
          </table:table-cell>
          <table:table-cell office:value-type="float" office:value="12.68331" calcext:value-type="float">
            <text:p>12.68331</text:p>
          </table:table-cell>
          <table:table-cell office:value-type="float" office:value="12.87904" calcext:value-type="float">
            <text:p>12.87904</text:p>
          </table:table-cell>
          <table:table-cell office:value-type="float" office:value="0" calcext:value-type="float">
            <text:p>0</text:p>
          </table:table-cell>
          <table:table-cell office:value-type="float" office:value="195.5594" calcext:value-type="float">
            <text:p>195.55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7" calcext:value-type="float">
            <text:p>9042007</text:p>
          </table:table-cell>
          <table:table-cell office:value-type="float" office:value="5.130686" calcext:value-type="float">
            <text:p>5.130686</text:p>
          </table:table-cell>
          <table:table-cell office:value-type="float" office:value="133.5972" calcext:value-type="float">
            <text:p>133.5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24697" calcext:value-type="float">
            <text:p>41.24697</text:p>
          </table:table-cell>
          <table:table-cell office:value-type="float" office:value="0" calcext:value-type="float">
            <text:p>0</text:p>
          </table:table-cell>
          <table:table-cell office:value-type="float" office:value="0.000001762433" calcext:value-type="float">
            <text:p>1.762433E-06</text:p>
          </table:table-cell>
          <table:table-cell office:value-type="float" office:value="0" calcext:value-type="float">
            <text:p>0</text:p>
          </table:table-cell>
          <table:table-cell office:value-type="float" office:value="-0.003635856" calcext:value-type="float">
            <text:p>-0.003635856</text:p>
          </table:table-cell>
          <table:table-cell office:value-type="float" office:value="1163.627" calcext:value-type="float">
            <text:p>1163.627</text:p>
          </table:table-cell>
          <table:table-cell office:value-type="float" office:value="1.796108" calcext:value-type="float">
            <text:p>1.796108</text:p>
          </table:table-cell>
          <table:table-cell office:value-type="float" office:value="0" calcext:value-type="float">
            <text:p>0</text:p>
          </table:table-cell>
          <table:table-cell office:value-type="float" office:value="3.714212" calcext:value-type="float">
            <text:p>3.714212</text:p>
          </table:table-cell>
          <table:table-cell office:value-type="float" office:value="1.692042" calcext:value-type="float">
            <text:p>1.692042</text:p>
          </table:table-cell>
          <table:table-cell office:value-type="float" office:value="1.124887" calcext:value-type="float">
            <text:p>1.124887</text:p>
          </table:table-cell>
          <table:table-cell office:value-type="float" office:value="0.1429079" calcext:value-type="float">
            <text:p>0.1429079</text:p>
          </table:table-cell>
          <table:table-cell office:value-type="float" office:value="0.1423" calcext:value-type="float">
            <text:p>0.1423</text:p>
          </table:table-cell>
          <table:table-cell office:value-type="float" office:value="0.05542505" calcext:value-type="float">
            <text:p>0.05542505</text:p>
          </table:table-cell>
          <table:table-cell office:value-type="float" office:value="0.06250215" calcext:value-type="float">
            <text:p>0.06250215</text:p>
          </table:table-cell>
          <table:table-cell office:value-type="float" office:value="0.08749883" calcext:value-type="float">
            <text:p>0.08749883</text:p>
          </table:table-cell>
          <table:table-cell office:value-type="float" office:value="0.1526269" calcext:value-type="float">
            <text:p>0.1526269</text:p>
          </table:table-cell>
          <table:table-cell office:value-type="float" office:value="0.168756" calcext:value-type="float">
            <text:p>0.168756</text:p>
          </table:table-cell>
          <table:table-cell office:value-type="float" office:value="0.1682951" calcext:value-type="float">
            <text:p>0.1682951</text:p>
          </table:table-cell>
          <table:table-cell office:value-type="float" office:value="0.1727688" calcext:value-type="float">
            <text:p>0.1727688</text:p>
          </table:table-cell>
          <table:table-cell office:value-type="float" office:value="0.1955044" calcext:value-type="float">
            <text:p>0.1955044</text:p>
          </table:table-cell>
          <table:table-cell office:value-type="float" office:value="0.1981061" calcext:value-type="float">
            <text:p>0.1981061</text:p>
          </table:table-cell>
          <table:table-cell office:value-type="float" office:value="0" calcext:value-type="float">
            <text:p>0</text:p>
          </table:table-cell>
          <table:table-cell office:value-type="float" office:value="57.70739" calcext:value-type="float">
            <text:p>57.70739</text:p>
          </table:table-cell>
          <table:table-cell office:value-type="float" office:value="33.98206" calcext:value-type="float">
            <text:p>33.98206</text:p>
          </table:table-cell>
          <table:table-cell office:value-type="float" office:value="31.07382" calcext:value-type="float">
            <text:p>31.07382</text:p>
          </table:table-cell>
          <table:table-cell office:value-type="float" office:value="9.415276" calcext:value-type="float">
            <text:p>9.415276</text:p>
          </table:table-cell>
          <table:table-cell office:value-type="float" office:value="8.78992" calcext:value-type="float">
            <text:p>8.78992</text:p>
          </table:table-cell>
          <table:table-cell office:value-type="float" office:value="3.296242" calcext:value-type="float">
            <text:p>3.296242</text:p>
          </table:table-cell>
          <table:table-cell office:value-type="float" office:value="3.310945" calcext:value-type="float">
            <text:p>3.310945</text:p>
          </table:table-cell>
          <table:table-cell office:value-type="float" office:value="5.866437" calcext:value-type="float">
            <text:p>5.866437</text:p>
          </table:table-cell>
          <table:table-cell office:value-type="float" office:value="8.617049" calcext:value-type="float">
            <text:p>8.617049</text:p>
          </table:table-cell>
          <table:table-cell office:value-type="float" office:value="9.145393" calcext:value-type="float">
            <text:p>9.145393</text:p>
          </table:table-cell>
          <table:table-cell office:value-type="float" office:value="10.0831" calcext:value-type="float">
            <text:p>10.0831</text:p>
          </table:table-cell>
          <table:table-cell office:value-type="float" office:value="10.46401" calcext:value-type="float">
            <text:p>10.46401</text:p>
          </table:table-cell>
          <table:table-cell office:value-type="float" office:value="12.68447" calcext:value-type="float">
            <text:p>12.68447</text:p>
          </table:table-cell>
          <table:table-cell office:value-type="float" office:value="12.88023" calcext:value-type="float">
            <text:p>12.88023</text:p>
          </table:table-cell>
          <table:table-cell office:value-type="float" office:value="0" calcext:value-type="float">
            <text:p>0</text:p>
          </table:table-cell>
          <table:table-cell office:value-type="float" office:value="29.44266" calcext:value-type="float">
            <text:p>29.442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7" calcext:value-type="float">
            <text:p>10042007</text:p>
          </table:table-cell>
          <table:table-cell office:value-type="float" office:value="5.066038" calcext:value-type="float">
            <text:p>5.066038</text:p>
          </table:table-cell>
          <table:table-cell office:value-type="float" office:value="133.6037" calcext:value-type="float">
            <text:p>133.6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0025" calcext:value-type="float">
            <text:p>41.30025</text:p>
          </table:table-cell>
          <table:table-cell office:value-type="float" office:value="0" calcext:value-type="float">
            <text:p>0</text:p>
          </table:table-cell>
          <table:table-cell office:value-type="float" office:value="0.000001779896" calcext:value-type="float">
            <text:p>1.779896E-06</text:p>
          </table:table-cell>
          <table:table-cell office:value-type="float" office:value="0" calcext:value-type="float">
            <text:p>0</text:p>
          </table:table-cell>
          <table:table-cell office:value-type="float" office:value="-0.003635755" calcext:value-type="float">
            <text:p>-0.003635755</text:p>
          </table:table-cell>
          <table:table-cell office:value-type="float" office:value="1163.643" calcext:value-type="float">
            <text:p>1163.643</text:p>
          </table:table-cell>
          <table:table-cell office:value-type="float" office:value="1.828289" calcext:value-type="float">
            <text:p>1.828289</text:p>
          </table:table-cell>
          <table:table-cell office:value-type="float" office:value="0" calcext:value-type="float">
            <text:p>0</text:p>
          </table:table-cell>
          <table:table-cell office:value-type="float" office:value="2.023941" calcext:value-type="float">
            <text:p>2.023941</text:p>
          </table:table-cell>
          <table:table-cell office:value-type="float" office:value="1.203394" calcext:value-type="float">
            <text:p>1.203394</text:p>
          </table:table-cell>
          <table:table-cell office:value-type="float" office:value="0.8450085" calcext:value-type="float">
            <text:p>0.8450085</text:p>
          </table:table-cell>
          <table:table-cell office:value-type="float" office:value="0.2097373" calcext:value-type="float">
            <text:p>0.2097373</text:p>
          </table:table-cell>
          <table:table-cell office:value-type="float" office:value="0.1452124" calcext:value-type="float">
            <text:p>0.1452124</text:p>
          </table:table-cell>
          <table:table-cell office:value-type="float" office:value="0.05884374" calcext:value-type="float">
            <text:p>0.05884374</text:p>
          </table:table-cell>
          <table:table-cell office:value-type="float" office:value="0.06312665" calcext:value-type="float">
            <text:p>0.06312665</text:p>
          </table:table-cell>
          <table:table-cell office:value-type="float" office:value="0.08798618" calcext:value-type="float">
            <text:p>0.08798618</text:p>
          </table:table-cell>
          <table:table-cell office:value-type="float" office:value="0.1528549" calcext:value-type="float">
            <text:p>0.1528549</text:p>
          </table:table-cell>
          <table:table-cell office:value-type="float" office:value="0.1688202" calcext:value-type="float">
            <text:p>0.1688202</text:p>
          </table:table-cell>
          <table:table-cell office:value-type="float" office:value="0.1683422" calcext:value-type="float">
            <text:p>0.1683422</text:p>
          </table:table-cell>
          <table:table-cell office:value-type="float" office:value="0.1726667" calcext:value-type="float">
            <text:p>0.1726667</text:p>
          </table:table-cell>
          <table:table-cell office:value-type="float" office:value="0.1955168" calcext:value-type="float">
            <text:p>0.1955168</text:p>
          </table:table-cell>
          <table:table-cell office:value-type="float" office:value="0.1981169" calcext:value-type="float">
            <text:p>0.1981169</text:p>
          </table:table-cell>
          <table:table-cell office:value-type="float" office:value="0" calcext:value-type="float">
            <text:p>0</text:p>
          </table:table-cell>
          <table:table-cell office:value-type="float" office:value="58.15235" calcext:value-type="float">
            <text:p>58.15235</text:p>
          </table:table-cell>
          <table:table-cell office:value-type="float" office:value="34.35472" calcext:value-type="float">
            <text:p>34.35472</text:p>
          </table:table-cell>
          <table:table-cell office:value-type="float" office:value="31.38835" calcext:value-type="float">
            <text:p>31.38835</text:p>
          </table:table-cell>
          <table:table-cell office:value-type="float" office:value="9.492127" calcext:value-type="float">
            <text:p>9.492127</text:p>
          </table:table-cell>
          <table:table-cell office:value-type="float" office:value="8.82378" calcext:value-type="float">
            <text:p>8.82378</text:p>
          </table:table-cell>
          <table:table-cell office:value-type="float" office:value="3.303132" calcext:value-type="float">
            <text:p>3.303132</text:p>
          </table:table-cell>
          <table:table-cell office:value-type="float" office:value="3.317735" calcext:value-type="float">
            <text:p>3.317735</text:p>
          </table:table-cell>
          <table:table-cell office:value-type="float" office:value="5.870488" calcext:value-type="float">
            <text:p>5.870488</text:p>
          </table:table-cell>
          <table:table-cell office:value-type="float" office:value="8.622083" calcext:value-type="float">
            <text:p>8.622083</text:p>
          </table:table-cell>
          <table:table-cell office:value-type="float" office:value="9.149798" calcext:value-type="float">
            <text:p>9.149798</text:p>
          </table:table-cell>
          <table:table-cell office:value-type="float" office:value="10.08695" calcext:value-type="float">
            <text:p>10.08695</text:p>
          </table:table-cell>
          <table:table-cell office:value-type="float" office:value="10.46766" calcext:value-type="float">
            <text:p>10.46766</text:p>
          </table:table-cell>
          <table:table-cell office:value-type="float" office:value="12.68563" calcext:value-type="float">
            <text:p>12.68563</text:p>
          </table:table-cell>
          <table:table-cell office:value-type="float" office:value="12.88136" calcext:value-type="float">
            <text:p>12.88136</text:p>
          </table:table-cell>
          <table:table-cell office:value-type="float" office:value="0" calcext:value-type="float">
            <text:p>0</text:p>
          </table:table-cell>
          <table:table-cell office:value-type="float" office:value="18.13079" calcext:value-type="float">
            <text:p>18.13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7" calcext:value-type="float">
            <text:p>11042007</text:p>
          </table:table-cell>
          <table:table-cell office:value-type="float" office:value="5.013183" calcext:value-type="float">
            <text:p>5.013183</text:p>
          </table:table-cell>
          <table:table-cell office:value-type="float" office:value="133.609" calcext:value-type="float">
            <text:p>133.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4357" calcext:value-type="float">
            <text:p>41.34357</text:p>
          </table:table-cell>
          <table:table-cell office:value-type="float" office:value="0" calcext:value-type="float">
            <text:p>0</text:p>
          </table:table-cell>
          <table:table-cell office:value-type="float" office:value="0.000001786096" calcext:value-type="float">
            <text:p>1.786096E-06</text:p>
          </table:table-cell>
          <table:table-cell office:value-type="float" office:value="0" calcext:value-type="float">
            <text:p>0</text:p>
          </table:table-cell>
          <table:table-cell office:value-type="float" office:value="-0.003635716" calcext:value-type="float">
            <text:p>-0.003635716</text:p>
          </table:table-cell>
          <table:table-cell office:value-type="float" office:value="1163.654" calcext:value-type="float">
            <text:p>1163.654</text:p>
          </table:table-cell>
          <table:table-cell office:value-type="float" office:value="1.849677" calcext:value-type="float">
            <text:p>1.849677</text:p>
          </table:table-cell>
          <table:table-cell office:value-type="float" office:value="0" calcext:value-type="float">
            <text:p>0</text:p>
          </table:table-cell>
          <table:table-cell office:value-type="float" office:value="1.645729" calcext:value-type="float">
            <text:p>1.645729</text:p>
          </table:table-cell>
          <table:table-cell office:value-type="float" office:value="0.8431914" calcext:value-type="float">
            <text:p>0.8431914</text:p>
          </table:table-cell>
          <table:table-cell office:value-type="float" office:value="0.685507" calcext:value-type="float">
            <text:p>0.685507</text:p>
          </table:table-cell>
          <table:table-cell office:value-type="float" office:value="0.1844406" calcext:value-type="float">
            <text:p>0.1844406</text:p>
          </table:table-cell>
          <table:table-cell office:value-type="float" office:value="0.1353477" calcext:value-type="float">
            <text:p>0.1353477</text:p>
          </table:table-cell>
          <table:table-cell office:value-type="float" office:value="0.05918789" calcext:value-type="float">
            <text:p>0.05918789</text:p>
          </table:table-cell>
          <table:table-cell office:value-type="float" office:value="0.0608397" calcext:value-type="float">
            <text:p>0.0608397</text:p>
          </table:table-cell>
          <table:table-cell office:value-type="float" office:value="0.08799087" calcext:value-type="float">
            <text:p>0.08799087</text:p>
          </table:table-cell>
          <table:table-cell office:value-type="float" office:value="0.153046" calcext:value-type="float">
            <text:p>0.153046</text:p>
          </table:table-cell>
          <table:table-cell office:value-type="float" office:value="0.1688914" calcext:value-type="float">
            <text:p>0.1688914</text:p>
          </table:table-cell>
          <table:table-cell office:value-type="float" office:value="0.1683908" calcext:value-type="float">
            <text:p>0.1683908</text:p>
          </table:table-cell>
          <table:table-cell office:value-type="float" office:value="0.1726132" calcext:value-type="float">
            <text:p>0.1726132</text:p>
          </table:table-cell>
          <table:table-cell office:value-type="float" office:value="0.1955295" calcext:value-type="float">
            <text:p>0.1955295</text:p>
          </table:table-cell>
          <table:table-cell office:value-type="float" office:value="0.1981278" calcext:value-type="float">
            <text:p>0.1981278</text:p>
          </table:table-cell>
          <table:table-cell office:value-type="float" office:value="0" calcext:value-type="float">
            <text:p>0</text:p>
          </table:table-cell>
          <table:table-cell office:value-type="float" office:value="58.40966" calcext:value-type="float">
            <text:p>58.40966</text:p>
          </table:table-cell>
          <table:table-cell office:value-type="float" office:value="34.61761" calcext:value-type="float">
            <text:p>34.61761</text:p>
          </table:table-cell>
          <table:table-cell office:value-type="float" office:value="31.6175" calcext:value-type="float">
            <text:p>31.6175</text:p>
          </table:table-cell>
          <table:table-cell office:value-type="float" office:value="9.575614" calcext:value-type="float">
            <text:p>9.575614</text:p>
          </table:table-cell>
          <table:table-cell office:value-type="float" office:value="8.861155" calcext:value-type="float">
            <text:p>8.861155</text:p>
          </table:table-cell>
          <table:table-cell office:value-type="float" office:value="3.311394" calcext:value-type="float">
            <text:p>3.311394</text:p>
          </table:table-cell>
          <table:table-cell office:value-type="float" office:value="3.324569" calcext:value-type="float">
            <text:p>3.324569</text:p>
          </table:table-cell>
          <table:table-cell office:value-type="float" office:value="5.874593" calcext:value-type="float">
            <text:p>5.874593</text:p>
          </table:table-cell>
          <table:table-cell office:value-type="float" office:value="8.627156" calcext:value-type="float">
            <text:p>8.627156</text:p>
          </table:table-cell>
          <table:table-cell office:value-type="float" office:value="9.154227" calcext:value-type="float">
            <text:p>9.154227</text:p>
          </table:table-cell>
          <table:table-cell office:value-type="float" office:value="10.09079" calcext:value-type="float">
            <text:p>10.09079</text:p>
          </table:table-cell>
          <table:table-cell office:value-type="float" office:value="10.4713" calcext:value-type="float">
            <text:p>10.4713</text:p>
          </table:table-cell>
          <table:table-cell office:value-type="float" office:value="12.6868" calcext:value-type="float">
            <text:p>12.6868</text:p>
          </table:table-cell>
          <table:table-cell office:value-type="float" office:value="12.88248" calcext:value-type="float">
            <text:p>12.88248</text:p>
          </table:table-cell>
          <table:table-cell office:value-type="float" office:value="0" calcext:value-type="float">
            <text:p>0</text:p>
          </table:table-cell>
          <table:table-cell office:value-type="float" office:value="59.87656" calcext:value-type="float">
            <text:p>59.876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7" calcext:value-type="float">
            <text:p>12042007</text:p>
          </table:table-cell>
          <table:table-cell office:value-type="float" office:value="4.965335" calcext:value-type="float">
            <text:p>4.965335</text:p>
          </table:table-cell>
          <table:table-cell office:value-type="float" office:value="133.6135" calcext:value-type="float">
            <text:p>133.6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7955" calcext:value-type="float">
            <text:p>41.37955</text:p>
          </table:table-cell>
          <table:table-cell office:value-type="float" office:value="0" calcext:value-type="float">
            <text:p>0</text:p>
          </table:table-cell>
          <table:table-cell office:value-type="float" office:value="0.000001786096" calcext:value-type="float">
            <text:p>1.786096E-06</text:p>
          </table:table-cell>
          <table:table-cell office:value-type="float" office:value="0" calcext:value-type="float">
            <text:p>0</text:p>
          </table:table-cell>
          <table:table-cell office:value-type="float" office:value="-0.00379915" calcext:value-type="float">
            <text:p>-0.00379915</text:p>
          </table:table-cell>
          <table:table-cell office:value-type="float" office:value="1163.664" calcext:value-type="float">
            <text:p>1163.664</text:p>
          </table:table-cell>
          <table:table-cell office:value-type="float" office:value="1.867395" calcext:value-type="float">
            <text:p>1.867395</text:p>
          </table:table-cell>
          <table:table-cell office:value-type="float" office:value="0" calcext:value-type="float">
            <text:p>0</text:p>
          </table:table-cell>
          <table:table-cell office:value-type="float" office:value="2.023475" calcext:value-type="float">
            <text:p>2.023475</text:p>
          </table:table-cell>
          <table:table-cell office:value-type="float" office:value="0.8212212" calcext:value-type="float">
            <text:p>0.8212212</text:p>
          </table:table-cell>
          <table:table-cell office:value-type="float" office:value="0.6269441" calcext:value-type="float">
            <text:p>0.6269441</text:p>
          </table:table-cell>
          <table:table-cell office:value-type="float" office:value="0.1237732" calcext:value-type="float">
            <text:p>0.1237732</text:p>
          </table:table-cell>
          <table:table-cell office:value-type="float" office:value="0.1118564" calcext:value-type="float">
            <text:p>0.1118564</text:p>
          </table:table-cell>
          <table:table-cell office:value-type="float" office:value="0.05067209" calcext:value-type="float">
            <text:p>0.05067209</text:p>
          </table:table-cell>
          <table:table-cell office:value-type="float" office:value="0.05801995" calcext:value-type="float">
            <text:p>0.05801995</text:p>
          </table:table-cell>
          <table:table-cell office:value-type="float" office:value="0.08773524" calcext:value-type="float">
            <text:p>0.08773524</text:p>
          </table:table-cell>
          <table:table-cell office:value-type="float" office:value="0.1531547" calcext:value-type="float">
            <text:p>0.1531547</text:p>
          </table:table-cell>
          <table:table-cell office:value-type="float" office:value="0.1689648" calcext:value-type="float">
            <text:p>0.1689648</text:p>
          </table:table-cell>
          <table:table-cell office:value-type="float" office:value="0.1684404" calcext:value-type="float">
            <text:p>0.1684404</text:p>
          </table:table-cell>
          <table:table-cell office:value-type="float" office:value="0.172727" calcext:value-type="float">
            <text:p>0.172727</text:p>
          </table:table-cell>
          <table:table-cell office:value-type="float" office:value="0.1955892" calcext:value-type="float">
            <text:p>0.1955892</text:p>
          </table:table-cell>
          <table:table-cell office:value-type="float" office:value="0.1981156" calcext:value-type="float">
            <text:p>0.1981156</text:p>
          </table:table-cell>
          <table:table-cell office:value-type="float" office:value="0" calcext:value-type="float">
            <text:p>0</text:p>
          </table:table-cell>
          <table:table-cell office:value-type="float" office:value="58.97806" calcext:value-type="float">
            <text:p>58.97806</text:p>
          </table:table-cell>
          <table:table-cell office:value-type="float" office:value="34.79116" calcext:value-type="float">
            <text:p>34.79116</text:p>
          </table:table-cell>
          <table:table-cell office:value-type="float" office:value="31.77698" calcext:value-type="float">
            <text:p>31.77698</text:p>
          </table:table-cell>
          <table:table-cell office:value-type="float" office:value="9.606247" calcext:value-type="float">
            <text:p>9.606247</text:p>
          </table:table-cell>
          <table:table-cell office:value-type="float" office:value="8.882291" calcext:value-type="float">
            <text:p>8.882291</text:p>
          </table:table-cell>
          <table:table-cell office:value-type="float" office:value="3.318293" calcext:value-type="float">
            <text:p>3.318293</text:p>
          </table:table-cell>
          <table:table-cell office:value-type="float" office:value="3.331129" calcext:value-type="float">
            <text:p>3.331129</text:p>
          </table:table-cell>
          <table:table-cell office:value-type="float" office:value="5.878692" calcext:value-type="float">
            <text:p>5.878692</text:p>
          </table:table-cell>
          <table:table-cell office:value-type="float" office:value="8.632254" calcext:value-type="float">
            <text:p>8.632254</text:p>
          </table:table-cell>
          <table:table-cell office:value-type="float" office:value="9.158708" calcext:value-type="float">
            <text:p>9.158708</text:p>
          </table:table-cell>
          <table:table-cell office:value-type="float" office:value="10.09464" calcext:value-type="float">
            <text:p>10.09464</text:p>
          </table:table-cell>
          <table:table-cell office:value-type="float" office:value="10.47495" calcext:value-type="float">
            <text:p>10.47495</text:p>
          </table:table-cell>
          <table:table-cell office:value-type="float" office:value="12.68796" calcext:value-type="float">
            <text:p>12.68796</text:p>
          </table:table-cell>
          <table:table-cell office:value-type="float" office:value="12.88352" calcext:value-type="float">
            <text:p>12.88352</text:p>
          </table:table-cell>
          <table:table-cell office:value-type="float" office:value="0" calcext:value-type="float">
            <text:p>0</text:p>
          </table:table-cell>
          <table:table-cell office:value-type="float" office:value="70.7072" calcext:value-type="float">
            <text:p>70.7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7" calcext:value-type="float">
            <text:p>13042007</text:p>
          </table:table-cell>
          <table:table-cell office:value-type="float" office:value="4.914233" calcext:value-type="float">
            <text:p>4.914233</text:p>
          </table:table-cell>
          <table:table-cell office:value-type="float" office:value="133.6186" calcext:value-type="float">
            <text:p>133.6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41388" calcext:value-type="float">
            <text:p>41.41388</text:p>
          </table:table-cell>
          <table:table-cell office:value-type="float" office:value="0" calcext:value-type="float">
            <text:p>0</text:p>
          </table:table-cell>
          <table:table-cell office:value-type="float" office:value="0.000001786096" calcext:value-type="float">
            <text:p>1.786096E-06</text:p>
          </table:table-cell>
          <table:table-cell office:value-type="float" office:value="0" calcext:value-type="float">
            <text:p>0</text:p>
          </table:table-cell>
          <table:table-cell office:value-type="float" office:value="-0.003966743" calcext:value-type="float">
            <text:p>-0.003966743</text:p>
          </table:table-cell>
          <table:table-cell office:value-type="float" office:value="1163.674" calcext:value-type="float">
            <text:p>1163.674</text:p>
          </table:table-cell>
          <table:table-cell office:value-type="float" office:value="1.884348" calcext:value-type="float">
            <text:p>1.884348</text:p>
          </table:table-cell>
          <table:table-cell office:value-type="float" office:value="0" calcext:value-type="float">
            <text:p>0</text:p>
          </table:table-cell>
          <table:table-cell office:value-type="float" office:value="2.601524" calcext:value-type="float">
            <text:p>2.601524</text:p>
          </table:table-cell>
          <table:table-cell office:value-type="float" office:value="0.9181224" calcext:value-type="float">
            <text:p>0.9181224</text:p>
          </table:table-cell>
          <table:table-cell office:value-type="float" office:value="0.653827" calcext:value-type="float">
            <text:p>0.653827</text:p>
          </table:table-cell>
          <table:table-cell office:value-type="float" office:value="0.1120708" calcext:value-type="float">
            <text:p>0.1120708</text:p>
          </table:table-cell>
          <table:table-cell office:value-type="float" office:value="0.1076556" calcext:value-type="float">
            <text:p>0.1076556</text:p>
          </table:table-cell>
          <table:table-cell office:value-type="float" office:value="0.04766334" calcext:value-type="float">
            <text:p>0.04766334</text:p>
          </table:table-cell>
          <table:table-cell office:value-type="float" office:value="0.05683112" calcext:value-type="float">
            <text:p>0.05683112</text:p>
          </table:table-cell>
          <table:table-cell office:value-type="float" office:value="0.08760321" calcext:value-type="float">
            <text:p>0.08760321</text:p>
          </table:table-cell>
          <table:table-cell office:value-type="float" office:value="0.1531759" calcext:value-type="float">
            <text:p>0.1531759</text:p>
          </table:table-cell>
          <table:table-cell office:value-type="float" office:value="0.1690371" calcext:value-type="float">
            <text:p>0.1690371</text:p>
          </table:table-cell>
          <table:table-cell office:value-type="float" office:value="0.1684901" calcext:value-type="float">
            <text:p>0.1684901</text:p>
          </table:table-cell>
          <table:table-cell office:value-type="float" office:value="0.1728041" calcext:value-type="float">
            <text:p>0.1728041</text:p>
          </table:table-cell>
          <table:table-cell office:value-type="float" office:value="0.1955618" calcext:value-type="float">
            <text:p>0.1955618</text:p>
          </table:table-cell>
          <table:table-cell office:value-type="float" office:value="0.1981425" calcext:value-type="float">
            <text:p>0.1981425</text:p>
          </table:table-cell>
          <table:table-cell office:value-type="float" office:value="0" calcext:value-type="float">
            <text:p>0</text:p>
          </table:table-cell>
          <table:table-cell office:value-type="float" office:value="59.64787" calcext:value-type="float">
            <text:p>59.64787</text:p>
          </table:table-cell>
          <table:table-cell office:value-type="float" office:value="34.95636" calcext:value-type="float">
            <text:p>34.95636</text:p>
          </table:table-cell>
          <table:table-cell office:value-type="float" office:value="31.91753" calcext:value-type="float">
            <text:p>31.91753</text:p>
          </table:table-cell>
          <table:table-cell office:value-type="float" office:value="9.619801" calcext:value-type="float">
            <text:p>9.619801</text:p>
          </table:table-cell>
          <table:table-cell office:value-type="float" office:value="8.896489" calcext:value-type="float">
            <text:p>8.896489</text:p>
          </table:table-cell>
          <table:table-cell office:value-type="float" office:value="3.323386" calcext:value-type="float">
            <text:p>3.323386</text:p>
          </table:table-cell>
          <table:table-cell office:value-type="float" office:value="3.337132" calcext:value-type="float">
            <text:p>3.337132</text:p>
          </table:table-cell>
          <table:table-cell office:value-type="float" office:value="5.882767" calcext:value-type="float">
            <text:p>5.882767</text:p>
          </table:table-cell>
          <table:table-cell office:value-type="float" office:value="8.637397" calcext:value-type="float">
            <text:p>8.637397</text:p>
          </table:table-cell>
          <table:table-cell office:value-type="float" office:value="9.163187" calcext:value-type="float">
            <text:p>9.163187</text:p>
          </table:table-cell>
          <table:table-cell office:value-type="float" office:value="10.09849" calcext:value-type="float">
            <text:p>10.09849</text:p>
          </table:table-cell>
          <table:table-cell office:value-type="float" office:value="10.47859" calcext:value-type="float">
            <text:p>10.47859</text:p>
          </table:table-cell>
          <table:table-cell office:value-type="float" office:value="12.68912" calcext:value-type="float">
            <text:p>12.68912</text:p>
          </table:table-cell>
          <table:table-cell office:value-type="float" office:value="12.88456" calcext:value-type="float">
            <text:p>12.88456</text:p>
          </table:table-cell>
          <table:table-cell office:value-type="float" office:value="0" calcext:value-type="float">
            <text:p>0</text:p>
          </table:table-cell>
          <table:table-cell office:value-type="float" office:value="81.34272" calcext:value-type="float">
            <text:p>81.342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7" calcext:value-type="float">
            <text:p>14042007</text:p>
          </table:table-cell>
          <table:table-cell office:value-type="float" office:value="4.862798" calcext:value-type="float">
            <text:p>4.862798</text:p>
          </table:table-cell>
          <table:table-cell office:value-type="float" office:value="133.6235" calcext:value-type="float">
            <text:p>133.6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44942" calcext:value-type="float">
            <text:p>41.44942</text:p>
          </table:table-cell>
          <table:table-cell office:value-type="float" office:value="0" calcext:value-type="float">
            <text:p>0</text:p>
          </table:table-cell>
          <table:table-cell office:value-type="float" office:value="0.000001786096" calcext:value-type="float">
            <text:p>1.786096E-06</text:p>
          </table:table-cell>
          <table:table-cell office:value-type="float" office:value="0" calcext:value-type="float">
            <text:p>0</text:p>
          </table:table-cell>
          <table:table-cell office:value-type="float" office:value="-0.004120383" calcext:value-type="float">
            <text:p>-0.004120383</text:p>
          </table:table-cell>
          <table:table-cell office:value-type="float" office:value="1163.684" calcext:value-type="float">
            <text:p>1163.684</text:p>
          </table:table-cell>
          <table:table-cell office:value-type="float" office:value="1.887508" calcext:value-type="float">
            <text:p>1.887508</text:p>
          </table:table-cell>
          <table:table-cell office:value-type="float" office:value="0" calcext:value-type="float">
            <text:p>0</text:p>
          </table:table-cell>
          <table:table-cell office:value-type="float" office:value="4.967675" calcext:value-type="float">
            <text:p>4.967675</text:p>
          </table:table-cell>
          <table:table-cell office:value-type="float" office:value="0.9397112" calcext:value-type="float">
            <text:p>0.9397112</text:p>
          </table:table-cell>
          <table:table-cell office:value-type="float" office:value="0.705173" calcext:value-type="float">
            <text:p>0.705173</text:p>
          </table:table-cell>
          <table:table-cell office:value-type="float" office:value="0.1133604" calcext:value-type="float">
            <text:p>0.1133604</text:p>
          </table:table-cell>
          <table:table-cell office:value-type="float" office:value="0.1096162" calcext:value-type="float">
            <text:p>0.1096162</text:p>
          </table:table-cell>
          <table:table-cell office:value-type="float" office:value="0.04799679" calcext:value-type="float">
            <text:p>0.04799679</text:p>
          </table:table-cell>
          <table:table-cell office:value-type="float" office:value="0.05730331" calcext:value-type="float">
            <text:p>0.05730331</text:p>
          </table:table-cell>
          <table:table-cell office:value-type="float" office:value="0.08765577" calcext:value-type="float">
            <text:p>0.08765577</text:p>
          </table:table-cell>
          <table:table-cell office:value-type="float" office:value="0.1532171" calcext:value-type="float">
            <text:p>0.1532171</text:p>
          </table:table-cell>
          <table:table-cell office:value-type="float" office:value="0.1691092" calcext:value-type="float">
            <text:p>0.1691092</text:p>
          </table:table-cell>
          <table:table-cell office:value-type="float" office:value="0.168539" calcext:value-type="float">
            <text:p>0.168539</text:p>
          </table:table-cell>
          <table:table-cell office:value-type="float" office:value="0.1727997" calcext:value-type="float">
            <text:p>0.1727997</text:p>
          </table:table-cell>
          <table:table-cell office:value-type="float" office:value="0.1955635" calcext:value-type="float">
            <text:p>0.1955635</text:p>
          </table:table-cell>
          <table:table-cell office:value-type="float" office:value="0.1981587" calcext:value-type="float">
            <text:p>0.1981587</text:p>
          </table:table-cell>
          <table:table-cell office:value-type="float" office:value="0" calcext:value-type="float">
            <text:p>0</text:p>
          </table:table-cell>
          <table:table-cell office:value-type="float" office:value="60.33437" calcext:value-type="float">
            <text:p>60.33437</text:p>
          </table:table-cell>
          <table:table-cell office:value-type="float" office:value="35.14247" calcext:value-type="float">
            <text:p>35.14247</text:p>
          </table:table-cell>
          <table:table-cell office:value-type="float" office:value="32.0653" calcext:value-type="float">
            <text:p>32.0653</text:p>
          </table:table-cell>
          <table:table-cell office:value-type="float" office:value="9.63154" calcext:value-type="float">
            <text:p>9.63154</text:p>
          </table:table-cell>
          <table:table-cell office:value-type="float" office:value="8.909902" calcext:value-type="float">
            <text:p>8.909902</text:p>
          </table:table-cell>
          <table:table-cell office:value-type="float" office:value="3.328068" calcext:value-type="float">
            <text:p>3.328068</text:p>
          </table:table-cell>
          <table:table-cell office:value-type="float" office:value="3.342955" calcext:value-type="float">
            <text:p>3.342955</text:p>
          </table:table-cell>
          <table:table-cell office:value-type="float" office:value="5.886832" calcext:value-type="float">
            <text:p>5.886832</text:p>
          </table:table-cell>
          <table:table-cell office:value-type="float" office:value="8.642538" calcext:value-type="float">
            <text:p>8.642538</text:p>
          </table:table-cell>
          <table:table-cell office:value-type="float" office:value="9.167665" calcext:value-type="float">
            <text:p>9.167665</text:p>
          </table:table-cell>
          <table:table-cell office:value-type="float" office:value="10.10233" calcext:value-type="float">
            <text:p>10.10233</text:p>
          </table:table-cell>
          <table:table-cell office:value-type="float" office:value="10.48223" calcext:value-type="float">
            <text:p>10.48223</text:p>
          </table:table-cell>
          <table:table-cell office:value-type="float" office:value="12.69029" calcext:value-type="float">
            <text:p>12.69029</text:p>
          </table:table-cell>
          <table:table-cell office:value-type="float" office:value="12.88567" calcext:value-type="float">
            <text:p>12.88567</text:p>
          </table:table-cell>
          <table:table-cell office:value-type="float" office:value="0" calcext:value-type="float">
            <text:p>0</text:p>
          </table:table-cell>
          <table:table-cell office:value-type="float" office:value="83.17273" calcext:value-type="float">
            <text:p>83.17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7" calcext:value-type="float">
            <text:p>15042007</text:p>
          </table:table-cell>
          <table:table-cell office:value-type="float" office:value="4.804954" calcext:value-type="float">
            <text:p>4.804954</text:p>
          </table:table-cell>
          <table:table-cell office:value-type="float" office:value="133.6289" calcext:value-type="float">
            <text:p>133.6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48659" calcext:value-type="float">
            <text:p>41.48659</text:p>
          </table:table-cell>
          <table:table-cell office:value-type="float" office:value="0" calcext:value-type="float">
            <text:p>0</text:p>
          </table:table-cell>
          <table:table-cell office:value-type="float" office:value="0.000001786096" calcext:value-type="float">
            <text:p>1.786096E-06</text:p>
          </table:table-cell>
          <table:table-cell office:value-type="float" office:value="0" calcext:value-type="float">
            <text:p>0</text:p>
          </table:table-cell>
          <table:table-cell office:value-type="float" office:value="-0.004120383" calcext:value-type="float">
            <text:p>-0.004120383</text:p>
          </table:table-cell>
          <table:table-cell office:value-type="float" office:value="1163.695" calcext:value-type="float">
            <text:p>1163.695</text:p>
          </table:table-cell>
          <table:table-cell office:value-type="float" office:value="1.865257" calcext:value-type="float">
            <text:p>1.865257</text:p>
          </table:table-cell>
          <table:table-cell office:value-type="float" office:value="0" calcext:value-type="float">
            <text:p>0</text:p>
          </table:table-cell>
          <table:table-cell office:value-type="float" office:value="4.545098" calcext:value-type="float">
            <text:p>4.545098</text:p>
          </table:table-cell>
          <table:table-cell office:value-type="float" office:value="0.9970455" calcext:value-type="float">
            <text:p>0.9970455</text:p>
          </table:table-cell>
          <table:table-cell office:value-type="float" office:value="0.7850302" calcext:value-type="float">
            <text:p>0.7850302</text:p>
          </table:table-cell>
          <table:table-cell office:value-type="float" office:value="0.1169722" calcext:value-type="float">
            <text:p>0.1169722</text:p>
          </table:table-cell>
          <table:table-cell office:value-type="float" office:value="0.1156821" calcext:value-type="float">
            <text:p>0.1156821</text:p>
          </table:table-cell>
          <table:table-cell office:value-type="float" office:value="0.04972078" calcext:value-type="float">
            <text:p>0.04972078</text:p>
          </table:table-cell>
          <table:table-cell office:value-type="float" office:value="0.05867143" calcext:value-type="float">
            <text:p>0.05867143</text:p>
          </table:table-cell>
          <table:table-cell office:value-type="float" office:value="0.08787677" calcext:value-type="float">
            <text:p>0.08787677</text:p>
          </table:table-cell>
          <table:table-cell office:value-type="float" office:value="0.153305" calcext:value-type="float">
            <text:p>0.153305</text:p>
          </table:table-cell>
          <table:table-cell office:value-type="float" office:value="0.1691826" calcext:value-type="float">
            <text:p>0.1691826</text:p>
          </table:table-cell>
          <table:table-cell office:value-type="float" office:value="0.1685874" calcext:value-type="float">
            <text:p>0.1685874</text:p>
          </table:table-cell>
          <table:table-cell office:value-type="float" office:value="0.1728282" calcext:value-type="float">
            <text:p>0.1728282</text:p>
          </table:table-cell>
          <table:table-cell office:value-type="float" office:value="0.1955771" calcext:value-type="float">
            <text:p>0.1955771</text:p>
          </table:table-cell>
          <table:table-cell office:value-type="float" office:value="0.1981688" calcext:value-type="float">
            <text:p>0.1981688</text:p>
          </table:table-cell>
          <table:table-cell office:value-type="float" office:value="0" calcext:value-type="float">
            <text:p>0</text:p>
          </table:table-cell>
          <table:table-cell office:value-type="float" office:value="60.9027" calcext:value-type="float">
            <text:p>60.9027</text:p>
          </table:table-cell>
          <table:table-cell office:value-type="float" office:value="35.36084" calcext:value-type="float">
            <text:p>35.36084</text:p>
          </table:table-cell>
          <table:table-cell office:value-type="float" office:value="32.24023" calcext:value-type="float">
            <text:p>32.24023</text:p>
          </table:table-cell>
          <table:table-cell office:value-type="float" office:value="9.644045" calcext:value-type="float">
            <text:p>9.644045</text:p>
          </table:table-cell>
          <table:table-cell office:value-type="float" office:value="8.924789" calcext:value-type="float">
            <text:p>8.924789</text:p>
          </table:table-cell>
          <table:table-cell office:value-type="float" office:value="3.332951" calcext:value-type="float">
            <text:p>3.332951</text:p>
          </table:table-cell>
          <table:table-cell office:value-type="float" office:value="3.348907" calcext:value-type="float">
            <text:p>3.348907</text:p>
          </table:table-cell>
          <table:table-cell office:value-type="float" office:value="5.890929" calcext:value-type="float">
            <text:p>5.890929</text:p>
          </table:table-cell>
          <table:table-cell office:value-type="float" office:value="8.647681" calcext:value-type="float">
            <text:p>8.647681</text:p>
          </table:table-cell>
          <table:table-cell office:value-type="float" office:value="9.172149" calcext:value-type="float">
            <text:p>9.172149</text:p>
          </table:table-cell>
          <table:table-cell office:value-type="float" office:value="10.10618" calcext:value-type="float">
            <text:p>10.10618</text:p>
          </table:table-cell>
          <table:table-cell office:value-type="float" office:value="10.48588" calcext:value-type="float">
            <text:p>10.48588</text:p>
          </table:table-cell>
          <table:table-cell office:value-type="float" office:value="12.69145" calcext:value-type="float">
            <text:p>12.69145</text:p>
          </table:table-cell>
          <table:table-cell office:value-type="float" office:value="12.8868" calcext:value-type="float">
            <text:p>12.8868</text:p>
          </table:table-cell>
          <table:table-cell office:value-type="float" office:value="0" calcext:value-type="float">
            <text:p>0</text:p>
          </table:table-cell>
          <table:table-cell office:value-type="float" office:value="90.77016" calcext:value-type="float">
            <text:p>90.77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7" calcext:value-type="float">
            <text:p>16042007</text:p>
          </table:table-cell>
          <table:table-cell office:value-type="float" office:value="4.764133" calcext:value-type="float">
            <text:p>4.764133</text:p>
          </table:table-cell>
          <table:table-cell office:value-type="float" office:value="133.6316" calcext:value-type="float">
            <text:p>133.6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52258" calcext:value-type="float">
            <text:p>41.52258</text:p>
          </table:table-cell>
          <table:table-cell office:value-type="float" office:value="0" calcext:value-type="float">
            <text:p>0</text:p>
          </table:table-cell>
          <table:table-cell office:value-type="float" office:value="0.000001786096" calcext:value-type="float">
            <text:p>1.786096E-06</text:p>
          </table:table-cell>
          <table:table-cell office:value-type="float" office:value="0" calcext:value-type="float">
            <text:p>0</text:p>
          </table:table-cell>
          <table:table-cell office:value-type="float" office:value="-0.004120383" calcext:value-type="float">
            <text:p>-0.004120383</text:p>
          </table:table-cell>
          <table:table-cell office:value-type="float" office:value="1163.705" calcext:value-type="float">
            <text:p>1163.705</text:p>
          </table:table-cell>
          <table:table-cell office:value-type="float" office:value="1.859157" calcext:value-type="float">
            <text:p>1.859157</text:p>
          </table:table-cell>
          <table:table-cell office:value-type="float" office:value="0" calcext:value-type="float">
            <text:p>0</text:p>
          </table:table-cell>
          <table:table-cell office:value-type="float" office:value="3.002866" calcext:value-type="float">
            <text:p>3.002866</text:p>
          </table:table-cell>
          <table:table-cell office:value-type="float" office:value="0.8384292" calcext:value-type="float">
            <text:p>0.8384292</text:p>
          </table:table-cell>
          <table:table-cell office:value-type="float" office:value="0.7141754" calcext:value-type="float">
            <text:p>0.7141754</text:p>
          </table:table-cell>
          <table:table-cell office:value-type="float" office:value="0.1127078" calcext:value-type="float">
            <text:p>0.1127078</text:p>
          </table:table-cell>
          <table:table-cell office:value-type="float" office:value="0.1136697" calcext:value-type="float">
            <text:p>0.1136697</text:p>
          </table:table-cell>
          <table:table-cell office:value-type="float" office:value="0.05023979" calcext:value-type="float">
            <text:p>0.05023979</text:p>
          </table:table-cell>
          <table:table-cell office:value-type="float" office:value="0.05953283" calcext:value-type="float">
            <text:p>0.05953283</text:p>
          </table:table-cell>
          <table:table-cell office:value-type="float" office:value="0.08815122" calcext:value-type="float">
            <text:p>0.08815122</text:p>
          </table:table-cell>
          <table:table-cell office:value-type="float" office:value="0.1533829" calcext:value-type="float">
            <text:p>0.1533829</text:p>
          </table:table-cell>
          <table:table-cell office:value-type="float" office:value="0.1692588" calcext:value-type="float">
            <text:p>0.1692588</text:p>
          </table:table-cell>
          <table:table-cell office:value-type="float" office:value="0.1686349" calcext:value-type="float">
            <text:p>0.1686349</text:p>
          </table:table-cell>
          <table:table-cell office:value-type="float" office:value="0.1728516" calcext:value-type="float">
            <text:p>0.1728516</text:p>
          </table:table-cell>
          <table:table-cell office:value-type="float" office:value="0.1955905" calcext:value-type="float">
            <text:p>0.1955905</text:p>
          </table:table-cell>
          <table:table-cell office:value-type="float" office:value="0.1981799" calcext:value-type="float">
            <text:p>0.1981799</text:p>
          </table:table-cell>
          <table:table-cell office:value-type="float" office:value="0" calcext:value-type="float">
            <text:p>0</text:p>
          </table:table-cell>
          <table:table-cell office:value-type="float" office:value="61.3313" calcext:value-type="float">
            <text:p>61.3313</text:p>
          </table:table-cell>
          <table:table-cell office:value-type="float" office:value="35.57147" calcext:value-type="float">
            <text:p>35.57147</text:p>
          </table:table-cell>
          <table:table-cell office:value-type="float" office:value="32.4222" calcext:value-type="float">
            <text:p>32.4222</text:p>
          </table:table-cell>
          <table:table-cell office:value-type="float" office:value="9.656891" calcext:value-type="float">
            <text:p>9.656891</text:p>
          </table:table-cell>
          <table:table-cell office:value-type="float" office:value="8.941002" calcext:value-type="float">
            <text:p>8.941002</text:p>
          </table:table-cell>
          <table:table-cell office:value-type="float" office:value="3.3382" calcext:value-type="float">
            <text:p>3.3382</text:p>
          </table:table-cell>
          <table:table-cell office:value-type="float" office:value="3.355129" calcext:value-type="float">
            <text:p>3.355129</text:p>
          </table:table-cell>
          <table:table-cell office:value-type="float" office:value="5.895072" calcext:value-type="float">
            <text:p>5.895072</text:p>
          </table:table-cell>
          <table:table-cell office:value-type="float" office:value="8.652844" calcext:value-type="float">
            <text:p>8.652844</text:p>
          </table:table-cell>
          <table:table-cell office:value-type="float" office:value="9.176628" calcext:value-type="float">
            <text:p>9.176628</text:p>
          </table:table-cell>
          <table:table-cell office:value-type="float" office:value="10.11003" calcext:value-type="float">
            <text:p>10.11003</text:p>
          </table:table-cell>
          <table:table-cell office:value-type="float" office:value="10.48956" calcext:value-type="float">
            <text:p>10.48956</text:p>
          </table:table-cell>
          <table:table-cell office:value-type="float" office:value="12.69261" calcext:value-type="float">
            <text:p>12.69261</text:p>
          </table:table-cell>
          <table:table-cell office:value-type="float" office:value="12.88793" calcext:value-type="float">
            <text:p>12.88793</text:p>
          </table:table-cell>
          <table:table-cell office:value-type="float" office:value="0" calcext:value-type="float">
            <text:p>0</text:p>
          </table:table-cell>
          <table:table-cell office:value-type="float" office:value="53.28632" calcext:value-type="float">
            <text:p>53.28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7" calcext:value-type="float">
            <text:p>17042007</text:p>
          </table:table-cell>
          <table:table-cell office:value-type="float" office:value="4.729686" calcext:value-type="float">
            <text:p>4.729686</text:p>
          </table:table-cell>
          <table:table-cell office:value-type="float" office:value="133.6337" calcext:value-type="float">
            <text:p>133.6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55318" calcext:value-type="float">
            <text:p>41.55318</text:p>
          </table:table-cell>
          <table:table-cell office:value-type="float" office:value="0" calcext:value-type="float">
            <text:p>0</text:p>
          </table:table-cell>
          <table:table-cell office:value-type="float" office:value="0.000001786096" calcext:value-type="float">
            <text:p>1.786096E-06</text:p>
          </table:table-cell>
          <table:table-cell office:value-type="float" office:value="0" calcext:value-type="float">
            <text:p>0</text:p>
          </table:table-cell>
          <table:table-cell office:value-type="float" office:value="-0.004120383" calcext:value-type="float">
            <text:p>-0.004120383</text:p>
          </table:table-cell>
          <table:table-cell office:value-type="float" office:value="1163.71" calcext:value-type="float">
            <text:p>1163.71</text:p>
          </table:table-cell>
          <table:table-cell office:value-type="float" office:value="1.853683" calcext:value-type="float">
            <text:p>1.853683</text:p>
          </table:table-cell>
          <table:table-cell office:value-type="float" office:value="0" calcext:value-type="float">
            <text:p>0</text:p>
          </table:table-cell>
          <table:table-cell office:value-type="float" office:value="2.189619" calcext:value-type="float">
            <text:p>2.189619</text:p>
          </table:table-cell>
          <table:table-cell office:value-type="float" office:value="0.7473561" calcext:value-type="float">
            <text:p>0.7473561</text:p>
          </table:table-cell>
          <table:table-cell office:value-type="float" office:value="0.6505595" calcext:value-type="float">
            <text:p>0.6505595</text:p>
          </table:table-cell>
          <table:table-cell office:value-type="float" office:value="0.1071686" calcext:value-type="float">
            <text:p>0.1071686</text:p>
          </table:table-cell>
          <table:table-cell office:value-type="float" office:value="0.1077703" calcext:value-type="float">
            <text:p>0.1077703</text:p>
          </table:table-cell>
          <table:table-cell office:value-type="float" office:value="0.04858725" calcext:value-type="float">
            <text:p>0.04858725</text:p>
          </table:table-cell>
          <table:table-cell office:value-type="float" office:value="0.05844037" calcext:value-type="float">
            <text:p>0.05844037</text:p>
          </table:table-cell>
          <table:table-cell office:value-type="float" office:value="0.08822443" calcext:value-type="float">
            <text:p>0.08822443</text:p>
          </table:table-cell>
          <table:table-cell office:value-type="float" office:value="0.1535099" calcext:value-type="float">
            <text:p>0.1535099</text:p>
          </table:table-cell>
          <table:table-cell office:value-type="float" office:value="0.1693398" calcext:value-type="float">
            <text:p>0.1693398</text:p>
          </table:table-cell>
          <table:table-cell office:value-type="float" office:value="0.1686823" calcext:value-type="float">
            <text:p>0.1686823</text:p>
          </table:table-cell>
          <table:table-cell office:value-type="float" office:value="0.1728935" calcext:value-type="float">
            <text:p>0.1728935</text:p>
          </table:table-cell>
          <table:table-cell office:value-type="float" office:value="0.1956037" calcext:value-type="float">
            <text:p>0.1956037</text:p>
          </table:table-cell>
          <table:table-cell office:value-type="float" office:value="0.1981909" calcext:value-type="float">
            <text:p>0.1981909</text:p>
          </table:table-cell>
          <table:table-cell office:value-type="float" office:value="0" calcext:value-type="float">
            <text:p>0</text:p>
          </table:table-cell>
          <table:table-cell office:value-type="float" office:value="61.60285" calcext:value-type="float">
            <text:p>61.60285</text:p>
          </table:table-cell>
          <table:table-cell office:value-type="float" office:value="35.73437" calcext:value-type="float">
            <text:p>35.73437</text:p>
          </table:table-cell>
          <table:table-cell office:value-type="float" office:value="32.571" calcext:value-type="float">
            <text:p>32.571</text:p>
          </table:table-cell>
          <table:table-cell office:value-type="float" office:value="9.667249" calcext:value-type="float">
            <text:p>9.667249</text:p>
          </table:table-cell>
          <table:table-cell office:value-type="float" office:value="8.954967" calcext:value-type="float">
            <text:p>8.954967</text:p>
          </table:table-cell>
          <table:table-cell office:value-type="float" office:value="3.343183" calcext:value-type="float">
            <text:p>3.343183</text:p>
          </table:table-cell>
          <table:table-cell office:value-type="float" office:value="3.361239" calcext:value-type="float">
            <text:p>3.361239</text:p>
          </table:table-cell>
          <table:table-cell office:value-type="float" office:value="5.899245" calcext:value-type="float">
            <text:p>5.899245</text:p>
          </table:table-cell>
          <table:table-cell office:value-type="float" office:value="8.658055" calcext:value-type="float">
            <text:p>8.658055</text:p>
          </table:table-cell>
          <table:table-cell office:value-type="float" office:value="9.181108" calcext:value-type="float">
            <text:p>9.181108</text:p>
          </table:table-cell>
          <table:table-cell office:value-type="float" office:value="10.11387" calcext:value-type="float">
            <text:p>10.11387</text:p>
          </table:table-cell>
          <table:table-cell office:value-type="float" office:value="10.49328" calcext:value-type="float">
            <text:p>10.49328</text:p>
          </table:table-cell>
          <table:table-cell office:value-type="float" office:value="12.69378" calcext:value-type="float">
            <text:p>12.69378</text:p>
          </table:table-cell>
          <table:table-cell office:value-type="float" office:value="12.88904" calcext:value-type="float">
            <text:p>12.88904</text:p>
          </table:table-cell>
          <table:table-cell office:value-type="float" office:value="0" calcext:value-type="float">
            <text:p>0</text:p>
          </table:table-cell>
          <table:table-cell office:value-type="float" office:value="37.21677" calcext:value-type="float">
            <text:p>37.216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7" calcext:value-type="float">
            <text:p>18042007</text:p>
          </table:table-cell>
          <table:table-cell office:value-type="float" office:value="4.686272" calcext:value-type="float">
            <text:p>4.686272</text:p>
          </table:table-cell>
          <table:table-cell office:value-type="float" office:value="133.6369" calcext:value-type="float">
            <text:p>133.6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58316" calcext:value-type="float">
            <text:p>41.58316</text:p>
          </table:table-cell>
          <table:table-cell office:value-type="float" office:value="0" calcext:value-type="float">
            <text:p>0</text:p>
          </table:table-cell>
          <table:table-cell office:value-type="float" office:value="0.000001786096" calcext:value-type="float">
            <text:p>1.786096E-06</text:p>
          </table:table-cell>
          <table:table-cell office:value-type="float" office:value="0" calcext:value-type="float">
            <text:p>0</text:p>
          </table:table-cell>
          <table:table-cell office:value-type="float" office:value="-0.004120383" calcext:value-type="float">
            <text:p>-0.004120383</text:p>
          </table:table-cell>
          <table:table-cell office:value-type="float" office:value="1163.715" calcext:value-type="float">
            <text:p>1163.715</text:p>
          </table:table-cell>
          <table:table-cell office:value-type="float" office:value="1.843937" calcext:value-type="float">
            <text:p>1.843937</text:p>
          </table:table-cell>
          <table:table-cell office:value-type="float" office:value="0" calcext:value-type="float">
            <text:p>0</text:p>
          </table:table-cell>
          <table:table-cell office:value-type="float" office:value="2.521172" calcext:value-type="float">
            <text:p>2.521172</text:p>
          </table:table-cell>
          <table:table-cell office:value-type="float" office:value="0.8674741" calcext:value-type="float">
            <text:p>0.8674741</text:p>
          </table:table-cell>
          <table:table-cell office:value-type="float" office:value="0.7194904" calcext:value-type="float">
            <text:p>0.7194904</text:p>
          </table:table-cell>
          <table:table-cell office:value-type="float" office:value="0.1110783" calcext:value-type="float">
            <text:p>0.1110783</text:p>
          </table:table-cell>
          <table:table-cell office:value-type="float" office:value="0.1096827" calcext:value-type="float">
            <text:p>0.1096827</text:p>
          </table:table-cell>
          <table:table-cell office:value-type="float" office:value="0.04854712" calcext:value-type="float">
            <text:p>0.04854712</text:p>
          </table:table-cell>
          <table:table-cell office:value-type="float" office:value="0.05794363" calcext:value-type="float">
            <text:p>0.05794363</text:p>
          </table:table-cell>
          <table:table-cell office:value-type="float" office:value="0.0881704" calcext:value-type="float">
            <text:p>0.0881704</text:p>
          </table:table-cell>
          <table:table-cell office:value-type="float" office:value="0.1536202" calcext:value-type="float">
            <text:p>0.1536202</text:p>
          </table:table-cell>
          <table:table-cell office:value-type="float" office:value="0.169425" calcext:value-type="float">
            <text:p>0.169425</text:p>
          </table:table-cell>
          <table:table-cell office:value-type="float" office:value="0.1687297" calcext:value-type="float">
            <text:p>0.1687297</text:p>
          </table:table-cell>
          <table:table-cell office:value-type="float" office:value="0.1729617" calcext:value-type="float">
            <text:p>0.1729617</text:p>
          </table:table-cell>
          <table:table-cell office:value-type="float" office:value="0.1956167" calcext:value-type="float">
            <text:p>0.1956167</text:p>
          </table:table-cell>
          <table:table-cell office:value-type="float" office:value="0.1982019" calcext:value-type="float">
            <text:p>0.1982019</text:p>
          </table:table-cell>
          <table:table-cell office:value-type="float" office:value="0" calcext:value-type="float">
            <text:p>0</text:p>
          </table:table-cell>
          <table:table-cell office:value-type="float" office:value="61.84951" calcext:value-type="float">
            <text:p>61.84951</text:p>
          </table:table-cell>
          <table:table-cell office:value-type="float" office:value="35.89927" calcext:value-type="float">
            <text:p>35.89927</text:p>
          </table:table-cell>
          <table:table-cell office:value-type="float" office:value="32.714" calcext:value-type="float">
            <text:p>32.714</text:p>
          </table:table-cell>
          <table:table-cell office:value-type="float" office:value="9.67667" calcext:value-type="float">
            <text:p>9.67667</text:p>
          </table:table-cell>
          <table:table-cell office:value-type="float" office:value="8.967444" calcext:value-type="float">
            <text:p>8.967444</text:p>
          </table:table-cell>
          <table:table-cell office:value-type="float" office:value="3.347816" calcext:value-type="float">
            <text:p>3.347816</text:p>
          </table:table-cell>
          <table:table-cell office:value-type="float" office:value="3.367067" calcext:value-type="float">
            <text:p>3.367067</text:p>
          </table:table-cell>
          <table:table-cell office:value-type="float" office:value="5.903388" calcext:value-type="float">
            <text:p>5.903388</text:p>
          </table:table-cell>
          <table:table-cell office:value-type="float" office:value="8.663266" calcext:value-type="float">
            <text:p>8.663266</text:p>
          </table:table-cell>
          <table:table-cell office:value-type="float" office:value="9.18559" calcext:value-type="float">
            <text:p>9.18559</text:p>
          </table:table-cell>
          <table:table-cell office:value-type="float" office:value="10.11772" calcext:value-type="float">
            <text:p>10.11772</text:p>
          </table:table-cell>
          <table:table-cell office:value-type="float" office:value="10.497" calcext:value-type="float">
            <text:p>10.497</text:p>
          </table:table-cell>
          <table:table-cell office:value-type="float" office:value="12.69494" calcext:value-type="float">
            <text:p>12.69494</text:p>
          </table:table-cell>
          <table:table-cell office:value-type="float" office:value="12.89016" calcext:value-type="float">
            <text:p>12.89016</text:p>
          </table:table-cell>
          <table:table-cell office:value-type="float" office:value="0" calcext:value-type="float">
            <text:p>0</text:p>
          </table:table-cell>
          <table:table-cell office:value-type="float" office:value="44.66214" calcext:value-type="float">
            <text:p>44.66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7" calcext:value-type="float">
            <text:p>19042007</text:p>
          </table:table-cell>
          <table:table-cell office:value-type="float" office:value="4.637284" calcext:value-type="float">
            <text:p>4.637284</text:p>
          </table:table-cell>
          <table:table-cell office:value-type="float" office:value="133.6408" calcext:value-type="float">
            <text:p>133.6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444" calcext:value-type="float">
            <text:p>41.63444</text:p>
          </table:table-cell>
          <table:table-cell office:value-type="float" office:value="0" calcext:value-type="float">
            <text:p>0</text:p>
          </table:table-cell>
          <table:table-cell office:value-type="float" office:value="0.000001786393" calcext:value-type="float">
            <text:p>1.786393E-06</text:p>
          </table:table-cell>
          <table:table-cell office:value-type="float" office:value="0" calcext:value-type="float">
            <text:p>0</text:p>
          </table:table-cell>
          <table:table-cell office:value-type="float" office:value="-0.00412038" calcext:value-type="float">
            <text:p>-0.00412038</text:p>
          </table:table-cell>
          <table:table-cell office:value-type="float" office:value="1163.688" calcext:value-type="float">
            <text:p>1163.688</text:p>
          </table:table-cell>
          <table:table-cell office:value-type="float" office:value="1.838661" calcext:value-type="float">
            <text:p>1.838661</text:p>
          </table:table-cell>
          <table:table-cell office:value-type="float" office:value="0" calcext:value-type="float">
            <text:p>0</text:p>
          </table:table-cell>
          <table:table-cell office:value-type="float" office:value="3.144446" calcext:value-type="float">
            <text:p>3.144446</text:p>
          </table:table-cell>
          <table:table-cell office:value-type="float" office:value="1.515535" calcext:value-type="float">
            <text:p>1.515535</text:p>
          </table:table-cell>
          <table:table-cell office:value-type="float" office:value="1.324045" calcext:value-type="float">
            <text:p>1.324045</text:p>
          </table:table-cell>
          <table:table-cell office:value-type="float" office:value="0.1214228" calcext:value-type="float">
            <text:p>0.1214228</text:p>
          </table:table-cell>
          <table:table-cell office:value-type="float" office:value="0.1164731" calcext:value-type="float">
            <text:p>0.1164731</text:p>
          </table:table-cell>
          <table:table-cell office:value-type="float" office:value="0.05069504" calcext:value-type="float">
            <text:p>0.05069504</text:p>
          </table:table-cell>
          <table:table-cell office:value-type="float" office:value="0.05948871" calcext:value-type="float">
            <text:p>0.05948871</text:p>
          </table:table-cell>
          <table:table-cell office:value-type="float" office:value="0.08831758" calcext:value-type="float">
            <text:p>0.08831758</text:p>
          </table:table-cell>
          <table:table-cell office:value-type="float" office:value="0.1537237" calcext:value-type="float">
            <text:p>0.1537237</text:p>
          </table:table-cell>
          <table:table-cell office:value-type="float" office:value="0.1695123" calcext:value-type="float">
            <text:p>0.1695123</text:p>
          </table:table-cell>
          <table:table-cell office:value-type="float" office:value="0.1687768" calcext:value-type="float">
            <text:p>0.1687768</text:p>
          </table:table-cell>
          <table:table-cell office:value-type="float" office:value="0.1730558" calcext:value-type="float">
            <text:p>0.1730558</text:p>
          </table:table-cell>
          <table:table-cell office:value-type="float" office:value="0.1956293" calcext:value-type="float">
            <text:p>0.1956293</text:p>
          </table:table-cell>
          <table:table-cell office:value-type="float" office:value="0.1982129" calcext:value-type="float">
            <text:p>0.1982129</text:p>
          </table:table-cell>
          <table:table-cell office:value-type="float" office:value="0" calcext:value-type="float">
            <text:p>0</text:p>
          </table:table-cell>
          <table:table-cell office:value-type="float" office:value="54.82553" calcext:value-type="float">
            <text:p>54.82553</text:p>
          </table:table-cell>
          <table:table-cell office:value-type="float" office:value="36.57758" calcext:value-type="float">
            <text:p>36.57758</text:p>
          </table:table-cell>
          <table:table-cell office:value-type="float" office:value="34.3169" calcext:value-type="float">
            <text:p>34.3169</text:p>
          </table:table-cell>
          <table:table-cell office:value-type="float" office:value="9.6891" calcext:value-type="float">
            <text:p>9.6891</text:p>
          </table:table-cell>
          <table:table-cell office:value-type="float" office:value="8.981964" calcext:value-type="float">
            <text:p>8.981964</text:p>
          </table:table-cell>
          <table:table-cell office:value-type="float" office:value="3.352776" calcext:value-type="float">
            <text:p>3.352776</text:p>
          </table:table-cell>
          <table:table-cell office:value-type="float" office:value="3.37302" calcext:value-type="float">
            <text:p>3.37302</text:p>
          </table:table-cell>
          <table:table-cell office:value-type="float" office:value="5.90753" calcext:value-type="float">
            <text:p>5.90753</text:p>
          </table:table-cell>
          <table:table-cell office:value-type="float" office:value="8.668513" calcext:value-type="float">
            <text:p>8.668513</text:p>
          </table:table-cell>
          <table:table-cell office:value-type="float" office:value="9.190069" calcext:value-type="float">
            <text:p>9.190069</text:p>
          </table:table-cell>
          <table:table-cell office:value-type="float" office:value="10.12157" calcext:value-type="float">
            <text:p>10.12157</text:p>
          </table:table-cell>
          <table:table-cell office:value-type="float" office:value="10.50072" calcext:value-type="float">
            <text:p>10.50072</text:p>
          </table:table-cell>
          <table:table-cell office:value-type="float" office:value="12.6961" calcext:value-type="float">
            <text:p>12.6961</text:p>
          </table:table-cell>
          <table:table-cell office:value-type="float" office:value="12.89132" calcext:value-type="float">
            <text:p>12.89132</text:p>
          </table:table-cell>
          <table:table-cell office:value-type="float" office:value="0" calcext:value-type="float">
            <text:p>0</text:p>
          </table:table-cell>
          <table:table-cell office:value-type="float" office:value="37.01996" calcext:value-type="float">
            <text:p>37.01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7" calcext:value-type="float">
            <text:p>20042007</text:p>
          </table:table-cell>
          <table:table-cell office:value-type="float" office:value="4.587732" calcext:value-type="float">
            <text:p>4.587732</text:p>
          </table:table-cell>
          <table:table-cell office:value-type="float" office:value="133.645" calcext:value-type="float">
            <text:p>133.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9408" calcext:value-type="float">
            <text:p>41.69408</text:p>
          </table:table-cell>
          <table:table-cell office:value-type="float" office:value="0" calcext:value-type="float">
            <text:p>0</text:p>
          </table:table-cell>
          <table:table-cell office:value-type="float" office:value="0.000001786677" calcext:value-type="float">
            <text:p>1.786677E-06</text:p>
          </table:table-cell>
          <table:table-cell office:value-type="float" office:value="0" calcext:value-type="float">
            <text:p>0</text:p>
          </table:table-cell>
          <table:table-cell office:value-type="float" office:value="-0.00412038" calcext:value-type="float">
            <text:p>-0.00412038</text:p>
          </table:table-cell>
          <table:table-cell office:value-type="float" office:value="1163.675" calcext:value-type="float">
            <text:p>1163.675</text:p>
          </table:table-cell>
          <table:table-cell office:value-type="float" office:value="1.850774" calcext:value-type="float">
            <text:p>1.850774</text:p>
          </table:table-cell>
          <table:table-cell office:value-type="float" office:value="0" calcext:value-type="float">
            <text:p>0</text:p>
          </table:table-cell>
          <table:table-cell office:value-type="float" office:value="3.310965" calcext:value-type="float">
            <text:p>3.310965</text:p>
          </table:table-cell>
          <table:table-cell office:value-type="float" office:value="1.50017" calcext:value-type="float">
            <text:p>1.50017</text:p>
          </table:table-cell>
          <table:table-cell office:value-type="float" office:value="1.283209" calcext:value-type="float">
            <text:p>1.283209</text:p>
          </table:table-cell>
          <table:table-cell office:value-type="float" office:value="0.1260767" calcext:value-type="float">
            <text:p>0.1260767</text:p>
          </table:table-cell>
          <table:table-cell office:value-type="float" office:value="0.1195655" calcext:value-type="float">
            <text:p>0.1195655</text:p>
          </table:table-cell>
          <table:table-cell office:value-type="float" office:value="0.05260274" calcext:value-type="float">
            <text:p>0.05260274</text:p>
          </table:table-cell>
          <table:table-cell office:value-type="float" office:value="0.06140325" calcext:value-type="float">
            <text:p>0.06140325</text:p>
          </table:table-cell>
          <table:table-cell office:value-type="float" office:value="0.08865746" calcext:value-type="float">
            <text:p>0.08865746</text:p>
          </table:table-cell>
          <table:table-cell office:value-type="float" office:value="0.1538438" calcext:value-type="float">
            <text:p>0.1538438</text:p>
          </table:table-cell>
          <table:table-cell office:value-type="float" office:value="0.1696013" calcext:value-type="float">
            <text:p>0.1696013</text:p>
          </table:table-cell>
          <table:table-cell office:value-type="float" office:value="0.1688238" calcext:value-type="float">
            <text:p>0.1688238</text:p>
          </table:table-cell>
          <table:table-cell office:value-type="float" office:value="0.1731492" calcext:value-type="float">
            <text:p>0.1731492</text:p>
          </table:table-cell>
          <table:table-cell office:value-type="float" office:value="0.195642" calcext:value-type="float">
            <text:p>0.195642</text:p>
          </table:table-cell>
          <table:table-cell office:value-type="float" office:value="0.1982238" calcext:value-type="float">
            <text:p>0.1982238</text:p>
          </table:table-cell>
          <table:table-cell office:value-type="float" office:value="0" calcext:value-type="float">
            <text:p>0</text:p>
          </table:table-cell>
          <table:table-cell office:value-type="float" office:value="50.18416" calcext:value-type="float">
            <text:p>50.18416</text:p>
          </table:table-cell>
          <table:table-cell office:value-type="float" office:value="37.23198" calcext:value-type="float">
            <text:p>37.23198</text:p>
          </table:table-cell>
          <table:table-cell office:value-type="float" office:value="35.62075" calcext:value-type="float">
            <text:p>35.62075</text:p>
          </table:table-cell>
          <table:table-cell office:value-type="float" office:value="9.704681" calcext:value-type="float">
            <text:p>9.704681</text:p>
          </table:table-cell>
          <table:table-cell office:value-type="float" office:value="8.998835" calcext:value-type="float">
            <text:p>8.998835</text:p>
          </table:table-cell>
          <table:table-cell office:value-type="float" office:value="3.358284" calcext:value-type="float">
            <text:p>3.358284</text:p>
          </table:table-cell>
          <table:table-cell office:value-type="float" office:value="3.379379" calcext:value-type="float">
            <text:p>3.379379</text:p>
          </table:table-cell>
          <table:table-cell office:value-type="float" office:value="5.911707" calcext:value-type="float">
            <text:p>5.911707</text:p>
          </table:table-cell>
          <table:table-cell office:value-type="float" office:value="8.673769" calcext:value-type="float">
            <text:p>8.673769</text:p>
          </table:table-cell>
          <table:table-cell office:value-type="float" office:value="9.194547" calcext:value-type="float">
            <text:p>9.194547</text:p>
          </table:table-cell>
          <table:table-cell office:value-type="float" office:value="10.12541" calcext:value-type="float">
            <text:p>10.12541</text:p>
          </table:table-cell>
          <table:table-cell office:value-type="float" office:value="10.50444" calcext:value-type="float">
            <text:p>10.50444</text:p>
          </table:table-cell>
          <table:table-cell office:value-type="float" office:value="12.69724" calcext:value-type="float">
            <text:p>12.69724</text:p>
          </table:table-cell>
          <table:table-cell office:value-type="float" office:value="12.8925" calcext:value-type="float">
            <text:p>12.8925</text:p>
          </table:table-cell>
          <table:table-cell office:value-type="float" office:value="0" calcext:value-type="float">
            <text:p>0</text:p>
          </table:table-cell>
          <table:table-cell office:value-type="float" office:value="32.31163" calcext:value-type="float">
            <text:p>32.311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7" calcext:value-type="float">
            <text:p>21042007</text:p>
          </table:table-cell>
          <table:table-cell office:value-type="float" office:value="4.543879" calcext:value-type="float">
            <text:p>4.543879</text:p>
          </table:table-cell>
          <table:table-cell office:value-type="float" office:value="133.6486" calcext:value-type="float">
            <text:p>133.6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73925" calcext:value-type="float">
            <text:p>41.73925</text:p>
          </table:table-cell>
          <table:table-cell office:value-type="float" office:value="0" calcext:value-type="float">
            <text:p>0</text:p>
          </table:table-cell>
          <table:table-cell office:value-type="float" office:value="0.000001787584" calcext:value-type="float">
            <text:p>1.787584E-06</text:p>
          </table:table-cell>
          <table:table-cell office:value-type="float" office:value="0" calcext:value-type="float">
            <text:p>0</text:p>
          </table:table-cell>
          <table:table-cell office:value-type="float" office:value="-0.004120376" calcext:value-type="float">
            <text:p>-0.004120376</text:p>
          </table:table-cell>
          <table:table-cell office:value-type="float" office:value="1163.684" calcext:value-type="float">
            <text:p>1163.684</text:p>
          </table:table-cell>
          <table:table-cell office:value-type="float" office:value="1.861405" calcext:value-type="float">
            <text:p>1.861405</text:p>
          </table:table-cell>
          <table:table-cell office:value-type="float" office:value="0" calcext:value-type="float">
            <text:p>0</text:p>
          </table:table-cell>
          <table:table-cell office:value-type="float" office:value="1.214858" calcext:value-type="float">
            <text:p>1.214858</text:p>
          </table:table-cell>
          <table:table-cell office:value-type="float" office:value="1.047884" calcext:value-type="float">
            <text:p>1.047884</text:p>
          </table:table-cell>
          <table:table-cell office:value-type="float" office:value="0.8504314" calcext:value-type="float">
            <text:p>0.8504314</text:p>
          </table:table-cell>
          <table:table-cell office:value-type="float" office:value="0.1194697" calcext:value-type="float">
            <text:p>0.1194697</text:p>
          </table:table-cell>
          <table:table-cell office:value-type="float" office:value="0.1165664" calcext:value-type="float">
            <text:p>0.1165664</text:p>
          </table:table-cell>
          <table:table-cell office:value-type="float" office:value="0.05268917" calcext:value-type="float">
            <text:p>0.05268917</text:p>
          </table:table-cell>
          <table:table-cell office:value-type="float" office:value="0.06203744" calcext:value-type="float">
            <text:p>0.06203744</text:p>
          </table:table-cell>
          <table:table-cell office:value-type="float" office:value="0.08896189" calcext:value-type="float">
            <text:p>0.08896189</text:p>
          </table:table-cell>
          <table:table-cell office:value-type="float" office:value="0.1539704" calcext:value-type="float">
            <text:p>0.1539704</text:p>
          </table:table-cell>
          <table:table-cell office:value-type="float" office:value="0.169695" calcext:value-type="float">
            <text:p>0.169695</text:p>
          </table:table-cell>
          <table:table-cell office:value-type="float" office:value="0.168871" calcext:value-type="float">
            <text:p>0.168871</text:p>
          </table:table-cell>
          <table:table-cell office:value-type="float" office:value="0.1732753" calcext:value-type="float">
            <text:p>0.1732753</text:p>
          </table:table-cell>
          <table:table-cell office:value-type="float" office:value="0.1956543" calcext:value-type="float">
            <text:p>0.1956543</text:p>
          </table:table-cell>
          <table:table-cell office:value-type="float" office:value="0.1982346" calcext:value-type="float">
            <text:p>0.1982346</text:p>
          </table:table-cell>
          <table:table-cell office:value-type="float" office:value="0" calcext:value-type="float">
            <text:p>0</text:p>
          </table:table-cell>
          <table:table-cell office:value-type="float" office:value="50.68994" calcext:value-type="float">
            <text:p>50.68994</text:p>
          </table:table-cell>
          <table:table-cell office:value-type="float" office:value="37.53186" calcext:value-type="float">
            <text:p>37.53186</text:p>
          </table:table-cell>
          <table:table-cell office:value-type="float" office:value="35.89157" calcext:value-type="float">
            <text:p>35.89157</text:p>
          </table:table-cell>
          <table:table-cell office:value-type="float" office:value="9.720027" calcext:value-type="float">
            <text:p>9.720027</text:p>
          </table:table-cell>
          <table:table-cell office:value-type="float" office:value="9.015638" calcext:value-type="float">
            <text:p>9.015638</text:p>
          </table:table-cell>
          <table:table-cell office:value-type="float" office:value="3.364007" calcext:value-type="float">
            <text:p>3.364007</text:p>
          </table:table-cell>
          <table:table-cell office:value-type="float" office:value="3.385983" calcext:value-type="float">
            <text:p>3.385983</text:p>
          </table:table-cell>
          <table:table-cell office:value-type="float" office:value="5.915956" calcext:value-type="float">
            <text:p>5.915956</text:p>
          </table:table-cell>
          <table:table-cell office:value-type="float" office:value="8.679026" calcext:value-type="float">
            <text:p>8.679026</text:p>
          </table:table-cell>
          <table:table-cell office:value-type="float" office:value="9.199027" calcext:value-type="float">
            <text:p>9.199027</text:p>
          </table:table-cell>
          <table:table-cell office:value-type="float" office:value="10.12926" calcext:value-type="float">
            <text:p>10.12926</text:p>
          </table:table-cell>
          <table:table-cell office:value-type="float" office:value="10.50816" calcext:value-type="float">
            <text:p>10.50816</text:p>
          </table:table-cell>
          <table:table-cell office:value-type="float" office:value="12.69833" calcext:value-type="float">
            <text:p>12.69833</text:p>
          </table:table-cell>
          <table:table-cell office:value-type="float" office:value="12.89365" calcext:value-type="float">
            <text:p>12.89365</text:p>
          </table:table-cell>
          <table:table-cell office:value-type="float" office:value="0" calcext:value-type="float">
            <text:p>0</text:p>
          </table:table-cell>
          <table:table-cell office:value-type="float" office:value="10.72312" calcext:value-type="float">
            <text:p>10.723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7" calcext:value-type="float">
            <text:p>22042007</text:p>
          </table:table-cell>
          <table:table-cell office:value-type="float" office:value="4.501719" calcext:value-type="float">
            <text:p>4.501719</text:p>
          </table:table-cell>
          <table:table-cell office:value-type="float" office:value="133.6523" calcext:value-type="float">
            <text:p>133.6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77323" calcext:value-type="float">
            <text:p>41.77323</text:p>
          </table:table-cell>
          <table:table-cell office:value-type="float" office:value="0" calcext:value-type="float">
            <text:p>0</text:p>
          </table:table-cell>
          <table:table-cell office:value-type="float" office:value="0.000001795148" calcext:value-type="float">
            <text:p>1.795148E-06</text:p>
          </table:table-cell>
          <table:table-cell office:value-type="float" office:value="0" calcext:value-type="float">
            <text:p>0</text:p>
          </table:table-cell>
          <table:table-cell office:value-type="float" office:value="-0.004120332" calcext:value-type="float">
            <text:p>-0.004120332</text:p>
          </table:table-cell>
          <table:table-cell office:value-type="float" office:value="1163.69" calcext:value-type="float">
            <text:p>1163.69</text:p>
          </table:table-cell>
          <table:table-cell office:value-type="float" office:value="1.872016" calcext:value-type="float">
            <text:p>1.872016</text:p>
          </table:table-cell>
          <table:table-cell office:value-type="float" office:value="0" calcext:value-type="float">
            <text:p>0</text:p>
          </table:table-cell>
          <table:table-cell office:value-type="float" office:value="1.353125" calcext:value-type="float">
            <text:p>1.353125</text:p>
          </table:table-cell>
          <table:table-cell office:value-type="float" office:value="0.7979581" calcext:value-type="float">
            <text:p>0.7979581</text:p>
          </table:table-cell>
          <table:table-cell office:value-type="float" office:value="0.6924465" calcext:value-type="float">
            <text:p>0.6924465</text:p>
          </table:table-cell>
          <table:table-cell office:value-type="float" office:value="0.1550064" calcext:value-type="float">
            <text:p>0.1550064</text:p>
          </table:table-cell>
          <table:table-cell office:value-type="float" office:value="0.1169806" calcext:value-type="float">
            <text:p>0.1169806</text:p>
          </table:table-cell>
          <table:table-cell office:value-type="float" office:value="0.05332871" calcext:value-type="float">
            <text:p>0.05332871</text:p>
          </table:table-cell>
          <table:table-cell office:value-type="float" office:value="0.06101645" calcext:value-type="float">
            <text:p>0.06101645</text:p>
          </table:table-cell>
          <table:table-cell office:value-type="float" office:value="0.08903958" calcext:value-type="float">
            <text:p>0.08903958</text:p>
          </table:table-cell>
          <table:table-cell office:value-type="float" office:value="0.1541148" calcext:value-type="float">
            <text:p>0.1541148</text:p>
          </table:table-cell>
          <table:table-cell office:value-type="float" office:value="0.1697938" calcext:value-type="float">
            <text:p>0.1697938</text:p>
          </table:table-cell>
          <table:table-cell office:value-type="float" office:value="0.1689185" calcext:value-type="float">
            <text:p>0.1689185</text:p>
          </table:table-cell>
          <table:table-cell office:value-type="float" office:value="0.1732707" calcext:value-type="float">
            <text:p>0.1732707</text:p>
          </table:table-cell>
          <table:table-cell office:value-type="float" office:value="0.1956662" calcext:value-type="float">
            <text:p>0.1956662</text:p>
          </table:table-cell>
          <table:table-cell office:value-type="float" office:value="0.1982455" calcext:value-type="float">
            <text:p>0.1982455</text:p>
          </table:table-cell>
          <table:table-cell office:value-type="float" office:value="0" calcext:value-type="float">
            <text:p>0</text:p>
          </table:table-cell>
          <table:table-cell office:value-type="float" office:value="50.88002" calcext:value-type="float">
            <text:p>50.88002</text:p>
          </table:table-cell>
          <table:table-cell office:value-type="float" office:value="37.71389" calcext:value-type="float">
            <text:p>37.71389</text:p>
          </table:table-cell>
          <table:table-cell office:value-type="float" office:value="36.07256" calcext:value-type="float">
            <text:p>36.07256</text:p>
          </table:table-cell>
          <table:table-cell office:value-type="float" office:value="9.759689" calcext:value-type="float">
            <text:p>9.759689</text:p>
          </table:table-cell>
          <table:table-cell office:value-type="float" office:value="9.033882" calcext:value-type="float">
            <text:p>9.033882</text:p>
          </table:table-cell>
          <table:table-cell office:value-type="float" office:value="3.369776" calcext:value-type="float">
            <text:p>3.369776</text:p>
          </table:table-cell>
          <table:table-cell office:value-type="float" office:value="3.392475" calcext:value-type="float">
            <text:p>3.392475</text:p>
          </table:table-cell>
          <table:table-cell office:value-type="float" office:value="5.920237" calcext:value-type="float">
            <text:p>5.920237</text:p>
          </table:table-cell>
          <table:table-cell office:value-type="float" office:value="8.684327" calcext:value-type="float">
            <text:p>8.684327</text:p>
          </table:table-cell>
          <table:table-cell office:value-type="float" office:value="9.20351" calcext:value-type="float">
            <text:p>9.20351</text:p>
          </table:table-cell>
          <table:table-cell office:value-type="float" office:value="10.1331" calcext:value-type="float">
            <text:p>10.1331</text:p>
          </table:table-cell>
          <table:table-cell office:value-type="float" office:value="10.51189" calcext:value-type="float">
            <text:p>10.51189</text:p>
          </table:table-cell>
          <table:table-cell office:value-type="float" office:value="12.69942" calcext:value-type="float">
            <text:p>12.69942</text:p>
          </table:table-cell>
          <table:table-cell office:value-type="float" office:value="12.89478" calcext:value-type="float">
            <text:p>12.89478</text:p>
          </table:table-cell>
          <table:table-cell office:value-type="float" office:value="0" calcext:value-type="float">
            <text:p>0</text:p>
          </table:table-cell>
          <table:table-cell office:value-type="float" office:value="34.61452" calcext:value-type="float">
            <text:p>34.614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7" calcext:value-type="float">
            <text:p>23042007</text:p>
          </table:table-cell>
          <table:table-cell office:value-type="float" office:value="4.466927" calcext:value-type="float">
            <text:p>4.466927</text:p>
          </table:table-cell>
          <table:table-cell office:value-type="float" office:value="133.655" calcext:value-type="float">
            <text:p>133.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80403" calcext:value-type="float">
            <text:p>41.80403</text:p>
          </table:table-cell>
          <table:table-cell office:value-type="float" office:value="0" calcext:value-type="float">
            <text:p>0</text:p>
          </table:table-cell>
          <table:table-cell office:value-type="float" office:value="0.000001795148" calcext:value-type="float">
            <text:p>1.795148E-06</text:p>
          </table:table-cell>
          <table:table-cell office:value-type="float" office:value="0" calcext:value-type="float">
            <text:p>0</text:p>
          </table:table-cell>
          <table:table-cell office:value-type="float" office:value="-0.004120332" calcext:value-type="float">
            <text:p>-0.004120332</text:p>
          </table:table-cell>
          <table:table-cell office:value-type="float" office:value="1163.696" calcext:value-type="float">
            <text:p>1163.696</text:p>
          </table:table-cell>
          <table:table-cell office:value-type="float" office:value="1.878759" calcext:value-type="float">
            <text:p>1.878759</text:p>
          </table:table-cell>
          <table:table-cell office:value-type="float" office:value="0" calcext:value-type="float">
            <text:p>0</text:p>
          </table:table-cell>
          <table:table-cell office:value-type="float" office:value="1.515515" calcext:value-type="float">
            <text:p>1.515515</text:p>
          </table:table-cell>
          <table:table-cell office:value-type="float" office:value="0.7610542" calcext:value-type="float">
            <text:p>0.7610542</text:p>
          </table:table-cell>
          <table:table-cell office:value-type="float" office:value="0.6210482" calcext:value-type="float">
            <text:p>0.6210482</text:p>
          </table:table-cell>
          <table:table-cell office:value-type="float" office:value="0.113661" calcext:value-type="float">
            <text:p>0.113661</text:p>
          </table:table-cell>
          <table:table-cell office:value-type="float" office:value="0.1053137" calcext:value-type="float">
            <text:p>0.1053137</text:p>
          </table:table-cell>
          <table:table-cell office:value-type="float" office:value="0.04987922" calcext:value-type="float">
            <text:p>0.04987922</text:p>
          </table:table-cell>
          <table:table-cell office:value-type="float" office:value="0.05929539" calcext:value-type="float">
            <text:p>0.05929539</text:p>
          </table:table-cell>
          <table:table-cell office:value-type="float" office:value="0.08892646" calcext:value-type="float">
            <text:p>0.08892646</text:p>
          </table:table-cell>
          <table:table-cell office:value-type="float" office:value="0.1542237" calcext:value-type="float">
            <text:p>0.1542237</text:p>
          </table:table-cell>
          <table:table-cell office:value-type="float" office:value="0.1698933" calcext:value-type="float">
            <text:p>0.1698933</text:p>
          </table:table-cell>
          <table:table-cell office:value-type="float" office:value="0.1689665" calcext:value-type="float">
            <text:p>0.1689665</text:p>
          </table:table-cell>
          <table:table-cell office:value-type="float" office:value="0.1733452" calcext:value-type="float">
            <text:p>0.1733452</text:p>
          </table:table-cell>
          <table:table-cell office:value-type="float" office:value="0.1956783" calcext:value-type="float">
            <text:p>0.1956783</text:p>
          </table:table-cell>
          <table:table-cell office:value-type="float" office:value="0.1982561" calcext:value-type="float">
            <text:p>0.1982561</text:p>
          </table:table-cell>
          <table:table-cell office:value-type="float" office:value="0" calcext:value-type="float">
            <text:p>0</text:p>
          </table:table-cell>
          <table:table-cell office:value-type="float" office:value="51.27663" calcext:value-type="float">
            <text:p>51.27663</text:p>
          </table:table-cell>
          <table:table-cell office:value-type="float" office:value="37.85213" calcext:value-type="float">
            <text:p>37.85213</text:p>
          </table:table-cell>
          <table:table-cell office:value-type="float" office:value="36.20823" calcext:value-type="float">
            <text:p>36.20823</text:p>
          </table:table-cell>
          <table:table-cell office:value-type="float" office:value="9.779161" calcext:value-type="float">
            <text:p>9.779161</text:p>
          </table:table-cell>
          <table:table-cell office:value-type="float" office:value="9.0482" calcext:value-type="float">
            <text:p>9.0482</text:p>
          </table:table-cell>
          <table:table-cell office:value-type="float" office:value="3.375351" calcext:value-type="float">
            <text:p>3.375351</text:p>
          </table:table-cell>
          <table:table-cell office:value-type="float" office:value="3.398736" calcext:value-type="float">
            <text:p>3.398736</text:p>
          </table:table-cell>
          <table:table-cell office:value-type="float" office:value="5.924495" calcext:value-type="float">
            <text:p>5.924495</text:p>
          </table:table-cell>
          <table:table-cell office:value-type="float" office:value="8.689651" calcext:value-type="float">
            <text:p>8.689651</text:p>
          </table:table-cell>
          <table:table-cell office:value-type="float" office:value="9.207995" calcext:value-type="float">
            <text:p>9.207995</text:p>
          </table:table-cell>
          <table:table-cell office:value-type="float" office:value="10.13695" calcext:value-type="float">
            <text:p>10.13695</text:p>
          </table:table-cell>
          <table:table-cell office:value-type="float" office:value="10.51561" calcext:value-type="float">
            <text:p>10.51561</text:p>
          </table:table-cell>
          <table:table-cell office:value-type="float" office:value="12.7005" calcext:value-type="float">
            <text:p>12.7005</text:p>
          </table:table-cell>
          <table:table-cell office:value-type="float" office:value="12.89585" calcext:value-type="float">
            <text:p>12.89585</text:p>
          </table:table-cell>
          <table:table-cell office:value-type="float" office:value="0" calcext:value-type="float">
            <text:p>0</text:p>
          </table:table-cell>
          <table:table-cell office:value-type="float" office:value="34.66496" calcext:value-type="float">
            <text:p>34.664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7" calcext:value-type="float">
            <text:p>24042007</text:p>
          </table:table-cell>
          <table:table-cell office:value-type="float" office:value="4.430856" calcext:value-type="float">
            <text:p>4.430856</text:p>
          </table:table-cell>
          <table:table-cell office:value-type="float" office:value="133.6577" calcext:value-type="float">
            <text:p>133.6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83292" calcext:value-type="float">
            <text:p>41.83292</text:p>
          </table:table-cell>
          <table:table-cell office:value-type="float" office:value="0" calcext:value-type="float">
            <text:p>0</text:p>
          </table:table-cell>
          <table:table-cell office:value-type="float" office:value="0.000001795148" calcext:value-type="float">
            <text:p>1.795148E-06</text:p>
          </table:table-cell>
          <table:table-cell office:value-type="float" office:value="0" calcext:value-type="float">
            <text:p>0</text:p>
          </table:table-cell>
          <table:table-cell office:value-type="float" office:value="-0.004120332" calcext:value-type="float">
            <text:p>-0.004120332</text:p>
          </table:table-cell>
          <table:table-cell office:value-type="float" office:value="1163.7" calcext:value-type="float">
            <text:p>1163.7</text:p>
          </table:table-cell>
          <table:table-cell office:value-type="float" office:value="1.882848" calcext:value-type="float">
            <text:p>1.882848</text:p>
          </table:table-cell>
          <table:table-cell office:value-type="float" office:value="0" calcext:value-type="float">
            <text:p>0</text:p>
          </table:table-cell>
          <table:table-cell office:value-type="float" office:value="3.213277" calcext:value-type="float">
            <text:p>3.213277</text:p>
          </table:table-cell>
          <table:table-cell office:value-type="float" office:value="0.8080963" calcext:value-type="float">
            <text:p>0.8080963</text:p>
          </table:table-cell>
          <table:table-cell office:value-type="float" office:value="0.655206" calcext:value-type="float">
            <text:p>0.655206</text:p>
          </table:table-cell>
          <table:table-cell office:value-type="float" office:value="0.1069226" calcext:value-type="float">
            <text:p>0.1069226</text:p>
          </table:table-cell>
          <table:table-cell office:value-type="float" office:value="0.1030825" calcext:value-type="float">
            <text:p>0.1030825</text:p>
          </table:table-cell>
          <table:table-cell office:value-type="float" office:value="0.04781029" calcext:value-type="float">
            <text:p>0.04781029</text:p>
          </table:table-cell>
          <table:table-cell office:value-type="float" office:value="0.05779207" calcext:value-type="float">
            <text:p>0.05779207</text:p>
          </table:table-cell>
          <table:table-cell office:value-type="float" office:value="0.08873355" calcext:value-type="float">
            <text:p>0.08873355</text:p>
          </table:table-cell>
          <table:table-cell office:value-type="float" office:value="0.1542901" calcext:value-type="float">
            <text:p>0.1542901</text:p>
          </table:table-cell>
          <table:table-cell office:value-type="float" office:value="0.1699908" calcext:value-type="float">
            <text:p>0.1699908</text:p>
          </table:table-cell>
          <table:table-cell office:value-type="float" office:value="0.1690145" calcext:value-type="float">
            <text:p>0.1690145</text:p>
          </table:table-cell>
          <table:table-cell office:value-type="float" office:value="0.173374" calcext:value-type="float">
            <text:p>0.173374</text:p>
          </table:table-cell>
          <table:table-cell office:value-type="float" office:value="0.1956902" calcext:value-type="float">
            <text:p>0.1956902</text:p>
          </table:table-cell>
          <table:table-cell office:value-type="float" office:value="0.1982665" calcext:value-type="float">
            <text:p>0.1982665</text:p>
          </table:table-cell>
          <table:table-cell office:value-type="float" office:value="0" calcext:value-type="float">
            <text:p>0</text:p>
          </table:table-cell>
          <table:table-cell office:value-type="float" office:value="51.70343" calcext:value-type="float">
            <text:p>51.70343</text:p>
          </table:table-cell>
          <table:table-cell office:value-type="float" office:value="37.98252" calcext:value-type="float">
            <text:p>37.98252</text:p>
          </table:table-cell>
          <table:table-cell office:value-type="float" office:value="36.32191" calcext:value-type="float">
            <text:p>36.32191</text:p>
          </table:table-cell>
          <table:table-cell office:value-type="float" office:value="9.788545" calcext:value-type="float">
            <text:p>9.788545</text:p>
          </table:table-cell>
          <table:table-cell office:value-type="float" office:value="9.05865" calcext:value-type="float">
            <text:p>9.05865</text:p>
          </table:table-cell>
          <table:table-cell office:value-type="float" office:value="3.379972" calcext:value-type="float">
            <text:p>3.379972</text:p>
          </table:table-cell>
          <table:table-cell office:value-type="float" office:value="3.404553" calcext:value-type="float">
            <text:p>3.404553</text:p>
          </table:table-cell>
          <table:table-cell office:value-type="float" office:value="5.928706" calcext:value-type="float">
            <text:p>5.928706</text:p>
          </table:table-cell>
          <table:table-cell office:value-type="float" office:value="8.694977" calcext:value-type="float">
            <text:p>8.694977</text:p>
          </table:table-cell>
          <table:table-cell office:value-type="float" office:value="9.212551" calcext:value-type="float">
            <text:p>9.212551</text:p>
          </table:table-cell>
          <table:table-cell office:value-type="float" office:value="10.1408" calcext:value-type="float">
            <text:p>10.1408</text:p>
          </table:table-cell>
          <table:table-cell office:value-type="float" office:value="10.51932" calcext:value-type="float">
            <text:p>10.51932</text:p>
          </table:table-cell>
          <table:table-cell office:value-type="float" office:value="12.70159" calcext:value-type="float">
            <text:p>12.70159</text:p>
          </table:table-cell>
          <table:table-cell office:value-type="float" office:value="12.8969" calcext:value-type="float">
            <text:p>12.8969</text:p>
          </table:table-cell>
          <table:table-cell office:value-type="float" office:value="0" calcext:value-type="float">
            <text:p>0</text:p>
          </table:table-cell>
          <table:table-cell office:value-type="float" office:value="32.26279" calcext:value-type="float">
            <text:p>32.26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7" calcext:value-type="float">
            <text:p>25042007</text:p>
          </table:table-cell>
          <table:table-cell office:value-type="float" office:value="4.375978" calcext:value-type="float">
            <text:p>4.375978</text:p>
          </table:table-cell>
          <table:table-cell office:value-type="float" office:value="133.662" calcext:value-type="float">
            <text:p>133.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86685" calcext:value-type="float">
            <text:p>41.86685</text:p>
          </table:table-cell>
          <table:table-cell office:value-type="float" office:value="0" calcext:value-type="float">
            <text:p>0</text:p>
          </table:table-cell>
          <table:table-cell office:value-type="float" office:value="0.000001795148" calcext:value-type="float">
            <text:p>1.795148E-06</text:p>
          </table:table-cell>
          <table:table-cell office:value-type="float" office:value="0" calcext:value-type="float">
            <text:p>0</text:p>
          </table:table-cell>
          <table:table-cell office:value-type="float" office:value="-0.004120332" calcext:value-type="float">
            <text:p>-0.004120332</text:p>
          </table:table-cell>
          <table:table-cell office:value-type="float" office:value="1163.707" calcext:value-type="float">
            <text:p>1163.707</text:p>
          </table:table-cell>
          <table:table-cell office:value-type="float" office:value="1.863261" calcext:value-type="float">
            <text:p>1.863261</text:p>
          </table:table-cell>
          <table:table-cell office:value-type="float" office:value="0" calcext:value-type="float">
            <text:p>0</text:p>
          </table:table-cell>
          <table:table-cell office:value-type="float" office:value="4.854416" calcext:value-type="float">
            <text:p>4.854416</text:p>
          </table:table-cell>
          <table:table-cell office:value-type="float" office:value="1.068903" calcext:value-type="float">
            <text:p>1.068903</text:p>
          </table:table-cell>
          <table:table-cell office:value-type="float" office:value="0.8444295" calcext:value-type="float">
            <text:p>0.8444295</text:p>
          </table:table-cell>
          <table:table-cell office:value-type="float" office:value="0.1174786" calcext:value-type="float">
            <text:p>0.1174786</text:p>
          </table:table-cell>
          <table:table-cell office:value-type="float" office:value="0.1130352" calcext:value-type="float">
            <text:p>0.1130352</text:p>
          </table:table-cell>
          <table:table-cell office:value-type="float" office:value="0.05006564" calcext:value-type="float">
            <text:p>0.05006564</text:p>
          </table:table-cell>
          <table:table-cell office:value-type="float" office:value="0.05890878" calcext:value-type="float">
            <text:p>0.05890878</text:p>
          </table:table-cell>
          <table:table-cell office:value-type="float" office:value="0.0887464" calcext:value-type="float">
            <text:p>0.0887464</text:p>
          </table:table-cell>
          <table:table-cell office:value-type="float" office:value="0.1543445" calcext:value-type="float">
            <text:p>0.1543445</text:p>
          </table:table-cell>
          <table:table-cell office:value-type="float" office:value="0.1700854" calcext:value-type="float">
            <text:p>0.1700854</text:p>
          </table:table-cell>
          <table:table-cell office:value-type="float" office:value="0.1690625" calcext:value-type="float">
            <text:p>0.1690625</text:p>
          </table:table-cell>
          <table:table-cell office:value-type="float" office:value="0.1734533" calcext:value-type="float">
            <text:p>0.1734533</text:p>
          </table:table-cell>
          <table:table-cell office:value-type="float" office:value="0.1957023" calcext:value-type="float">
            <text:p>0.1957023</text:p>
          </table:table-cell>
          <table:table-cell office:value-type="float" office:value="0.1982767" calcext:value-type="float">
            <text:p>0.1982767</text:p>
          </table:table-cell>
          <table:table-cell office:value-type="float" office:value="0" calcext:value-type="float">
            <text:p>0</text:p>
          </table:table-cell>
          <table:table-cell office:value-type="float" office:value="52.22438" calcext:value-type="float">
            <text:p>52.22438</text:p>
          </table:table-cell>
          <table:table-cell office:value-type="float" office:value="38.16925" calcext:value-type="float">
            <text:p>38.16925</text:p>
          </table:table-cell>
          <table:table-cell office:value-type="float" office:value="36.47141" calcext:value-type="float">
            <text:p>36.47141</text:p>
          </table:table-cell>
          <table:table-cell office:value-type="float" office:value="9.798228" calcext:value-type="float">
            <text:p>9.798228</text:p>
          </table:table-cell>
          <table:table-cell office:value-type="float" office:value="9.070083" calcext:value-type="float">
            <text:p>9.070083</text:p>
          </table:table-cell>
          <table:table-cell office:value-type="float" office:value="3.38453" calcext:value-type="float">
            <text:p>3.38453</text:p>
          </table:table-cell>
          <table:table-cell office:value-type="float" office:value="3.410254" calcext:value-type="float">
            <text:p>3.410254</text:p>
          </table:table-cell>
          <table:table-cell office:value-type="float" office:value="5.932894" calcext:value-type="float">
            <text:p>5.932894</text:p>
          </table:table-cell>
          <table:table-cell office:value-type="float" office:value="8.700302" calcext:value-type="float">
            <text:p>8.700302</text:p>
          </table:table-cell>
          <table:table-cell office:value-type="float" office:value="9.217107" calcext:value-type="float">
            <text:p>9.217107</text:p>
          </table:table-cell>
          <table:table-cell office:value-type="float" office:value="10.14464" calcext:value-type="float">
            <text:p>10.14464</text:p>
          </table:table-cell>
          <table:table-cell office:value-type="float" office:value="10.52305" calcext:value-type="float">
            <text:p>10.52305</text:p>
          </table:table-cell>
          <table:table-cell office:value-type="float" office:value="12.70267" calcext:value-type="float">
            <text:p>12.70267</text:p>
          </table:table-cell>
          <table:table-cell office:value-type="float" office:value="12.89799" calcext:value-type="float">
            <text:p>12.89799</text:p>
          </table:table-cell>
          <table:table-cell office:value-type="float" office:value="0" calcext:value-type="float">
            <text:p>0</text:p>
          </table:table-cell>
          <table:table-cell office:value-type="float" office:value="54.74892" calcext:value-type="float">
            <text:p>54.74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7" calcext:value-type="float">
            <text:p>26042007</text:p>
          </table:table-cell>
          <table:table-cell office:value-type="float" office:value="4.315413" calcext:value-type="float">
            <text:p>4.315413</text:p>
          </table:table-cell>
          <table:table-cell office:value-type="float" office:value="133.6664" calcext:value-type="float">
            <text:p>133.6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0852" calcext:value-type="float">
            <text:p>41.90852</text:p>
          </table:table-cell>
          <table:table-cell office:value-type="float" office:value="0" calcext:value-type="float">
            <text:p>0</text:p>
          </table:table-cell>
          <table:table-cell office:value-type="float" office:value="0.000001795148" calcext:value-type="float">
            <text:p>1.795148E-06</text:p>
          </table:table-cell>
          <table:table-cell office:value-type="float" office:value="0" calcext:value-type="float">
            <text:p>0</text:p>
          </table:table-cell>
          <table:table-cell office:value-type="float" office:value="-0.004139251" calcext:value-type="float">
            <text:p>-0.004139251</text:p>
          </table:table-cell>
          <table:table-cell office:value-type="float" office:value="1163.717" calcext:value-type="float">
            <text:p>1163.717</text:p>
          </table:table-cell>
          <table:table-cell office:value-type="float" office:value="1.850196" calcext:value-type="float">
            <text:p>1.850196</text:p>
          </table:table-cell>
          <table:table-cell office:value-type="float" office:value="0" calcext:value-type="float">
            <text:p>0</text:p>
          </table:table-cell>
          <table:table-cell office:value-type="float" office:value="4.263422" calcext:value-type="float">
            <text:p>4.263422</text:p>
          </table:table-cell>
          <table:table-cell office:value-type="float" office:value="1.226801" calcext:value-type="float">
            <text:p>1.226801</text:p>
          </table:table-cell>
          <table:table-cell office:value-type="float" office:value="1.007684" calcext:value-type="float">
            <text:p>1.007684</text:p>
          </table:table-cell>
          <table:table-cell office:value-type="float" office:value="0.1317195" calcext:value-type="float">
            <text:p>0.1317195</text:p>
          </table:table-cell>
          <table:table-cell office:value-type="float" office:value="0.1271871" calcext:value-type="float">
            <text:p>0.1271871</text:p>
          </table:table-cell>
          <table:table-cell office:value-type="float" office:value="0.05505912" calcext:value-type="float">
            <text:p>0.05505912</text:p>
          </table:table-cell>
          <table:table-cell office:value-type="float" office:value="0.06262742" calcext:value-type="float">
            <text:p>0.06262742</text:p>
          </table:table-cell>
          <table:table-cell office:value-type="float" office:value="0.08918221" calcext:value-type="float">
            <text:p>0.08918221</text:p>
          </table:table-cell>
          <table:table-cell office:value-type="float" office:value="0.1544446" calcext:value-type="float">
            <text:p>0.1544446</text:p>
          </table:table-cell>
          <table:table-cell office:value-type="float" office:value="0.1701829" calcext:value-type="float">
            <text:p>0.1701829</text:p>
          </table:table-cell>
          <table:table-cell office:value-type="float" office:value="0.1691093" calcext:value-type="float">
            <text:p>0.1691093</text:p>
          </table:table-cell>
          <table:table-cell office:value-type="float" office:value="0.1735052" calcext:value-type="float">
            <text:p>0.1735052</text:p>
          </table:table-cell>
          <table:table-cell office:value-type="float" office:value="0.1958799" calcext:value-type="float">
            <text:p>0.1958799</text:p>
          </table:table-cell>
          <table:table-cell office:value-type="float" office:value="0.1982054" calcext:value-type="float">
            <text:p>0.1982054</text:p>
          </table:table-cell>
          <table:table-cell office:value-type="float" office:value="0" calcext:value-type="float">
            <text:p>0</text:p>
          </table:table-cell>
          <table:table-cell office:value-type="float" office:value="52.78389" calcext:value-type="float">
            <text:p>52.78389</text:p>
          </table:table-cell>
          <table:table-cell office:value-type="float" office:value="38.43568" calcext:value-type="float">
            <text:p>38.43568</text:p>
          </table:table-cell>
          <table:table-cell office:value-type="float" office:value="36.6902" calcext:value-type="float">
            <text:p>36.6902</text:p>
          </table:table-cell>
          <table:table-cell office:value-type="float" office:value="9.81304" calcext:value-type="float">
            <text:p>9.81304</text:p>
          </table:table-cell>
          <table:table-cell office:value-type="float" office:value="9.086646" calcext:value-type="float">
            <text:p>9.086646</text:p>
          </table:table-cell>
          <table:table-cell office:value-type="float" office:value="3.390076" calcext:value-type="float">
            <text:p>3.390076</text:p>
          </table:table-cell>
          <table:table-cell office:value-type="float" office:value="3.416529" calcext:value-type="float">
            <text:p>3.416529</text:p>
          </table:table-cell>
          <table:table-cell office:value-type="float" office:value="5.93711" calcext:value-type="float">
            <text:p>5.93711</text:p>
          </table:table-cell>
          <table:table-cell office:value-type="float" office:value="8.705627" calcext:value-type="float">
            <text:p>8.705627</text:p>
          </table:table-cell>
          <table:table-cell office:value-type="float" office:value="9.221663" calcext:value-type="float">
            <text:p>9.221663</text:p>
          </table:table-cell>
          <table:table-cell office:value-type="float" office:value="10.14849" calcext:value-type="float">
            <text:p>10.14849</text:p>
          </table:table-cell>
          <table:table-cell office:value-type="float" office:value="10.52677" calcext:value-type="float">
            <text:p>10.52677</text:p>
          </table:table-cell>
          <table:table-cell office:value-type="float" office:value="12.70376" calcext:value-type="float">
            <text:p>12.70376</text:p>
          </table:table-cell>
          <table:table-cell office:value-type="float" office:value="12.89915" calcext:value-type="float">
            <text:p>12.89915</text:p>
          </table:table-cell>
          <table:table-cell office:value-type="float" office:value="0" calcext:value-type="float">
            <text:p>0</text:p>
          </table:table-cell>
          <table:table-cell office:value-type="float" office:value="32.48279" calcext:value-type="float">
            <text:p>32.48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7" calcext:value-type="float">
            <text:p>27042007</text:p>
          </table:table-cell>
          <table:table-cell office:value-type="float" office:value="4.253968" calcext:value-type="float">
            <text:p>4.253968</text:p>
          </table:table-cell>
          <table:table-cell office:value-type="float" office:value="133.6706" calcext:value-type="float">
            <text:p>133.6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5414" calcext:value-type="float">
            <text:p>41.95414</text:p>
          </table:table-cell>
          <table:table-cell office:value-type="float" office:value="0" calcext:value-type="float">
            <text:p>0</text:p>
          </table:table-cell>
          <table:table-cell office:value-type="float" office:value="0.000001795148" calcext:value-type="float">
            <text:p>1.795148E-06</text:p>
          </table:table-cell>
          <table:table-cell office:value-type="float" office:value="0" calcext:value-type="float">
            <text:p>0</text:p>
          </table:table-cell>
          <table:table-cell office:value-type="float" office:value="-0.004317859" calcext:value-type="float">
            <text:p>-0.004317859</text:p>
          </table:table-cell>
          <table:table-cell office:value-type="float" office:value="1163.727" calcext:value-type="float">
            <text:p>1163.727</text:p>
          </table:table-cell>
          <table:table-cell office:value-type="float" office:value="1.844189" calcext:value-type="float">
            <text:p>1.844189</text:p>
          </table:table-cell>
          <table:table-cell office:value-type="float" office:value="0" calcext:value-type="float">
            <text:p>0</text:p>
          </table:table-cell>
          <table:table-cell office:value-type="float" office:value="2.79658" calcext:value-type="float">
            <text:p>2.79658</text:p>
          </table:table-cell>
          <table:table-cell office:value-type="float" office:value="1.269548" calcext:value-type="float">
            <text:p>1.269548</text:p>
          </table:table-cell>
          <table:table-cell office:value-type="float" office:value="1.093863" calcext:value-type="float">
            <text:p>1.093863</text:p>
          </table:table-cell>
          <table:table-cell office:value-type="float" office:value="0.1428939" calcext:value-type="float">
            <text:p>0.1428939</text:p>
          </table:table-cell>
          <table:table-cell office:value-type="float" office:value="0.1387458" calcext:value-type="float">
            <text:p>0.1387458</text:p>
          </table:table-cell>
          <table:table-cell office:value-type="float" office:value="0.0601487" calcext:value-type="float">
            <text:p>0.0601487</text:p>
          </table:table-cell>
          <table:table-cell office:value-type="float" office:value="0.06693987" calcext:value-type="float">
            <text:p>0.06693987</text:p>
          </table:table-cell>
          <table:table-cell office:value-type="float" office:value="0.08990436" calcext:value-type="float">
            <text:p>0.08990436</text:p>
          </table:table-cell>
          <table:table-cell office:value-type="float" office:value="0.1546205" calcext:value-type="float">
            <text:p>0.1546205</text:p>
          </table:table-cell>
          <table:table-cell office:value-type="float" office:value="0.1702854" calcext:value-type="float">
            <text:p>0.1702854</text:p>
          </table:table-cell>
          <table:table-cell office:value-type="float" office:value="0.1691562" calcext:value-type="float">
            <text:p>0.1691562</text:p>
          </table:table-cell>
          <table:table-cell office:value-type="float" office:value="0.1735561" calcext:value-type="float">
            <text:p>0.1735561</text:p>
          </table:table-cell>
          <table:table-cell office:value-type="float" office:value="0.1957664" calcext:value-type="float">
            <text:p>0.1957664</text:p>
          </table:table-cell>
          <table:table-cell office:value-type="float" office:value="0.1982755" calcext:value-type="float">
            <text:p>0.1982755</text:p>
          </table:table-cell>
          <table:table-cell office:value-type="float" office:value="0" calcext:value-type="float">
            <text:p>0</text:p>
          </table:table-cell>
          <table:table-cell office:value-type="float" office:value="53.19656" calcext:value-type="float">
            <text:p>53.19656</text:p>
          </table:table-cell>
          <table:table-cell office:value-type="float" office:value="38.7523" calcext:value-type="float">
            <text:p>38.7523</text:p>
          </table:table-cell>
          <table:table-cell office:value-type="float" office:value="36.96036" calcext:value-type="float">
            <text:p>36.96036</text:p>
          </table:table-cell>
          <table:table-cell office:value-type="float" office:value="9.833185" calcext:value-type="float">
            <text:p>9.833185</text:p>
          </table:table-cell>
          <table:table-cell office:value-type="float" office:value="9.108616" calcext:value-type="float">
            <text:p>9.108616</text:p>
          </table:table-cell>
          <table:table-cell office:value-type="float" office:value="3.396938" calcext:value-type="float">
            <text:p>3.396938</text:p>
          </table:table-cell>
          <table:table-cell office:value-type="float" office:value="3.423726" calcext:value-type="float">
            <text:p>3.423726</text:p>
          </table:table-cell>
          <table:table-cell office:value-type="float" office:value="5.941457" calcext:value-type="float">
            <text:p>5.941457</text:p>
          </table:table-cell>
          <table:table-cell office:value-type="float" office:value="8.71098" calcext:value-type="float">
            <text:p>8.71098</text:p>
          </table:table-cell>
          <table:table-cell office:value-type="float" office:value="9.226218" calcext:value-type="float">
            <text:p>9.226218</text:p>
          </table:table-cell>
          <table:table-cell office:value-type="float" office:value="10.15234" calcext:value-type="float">
            <text:p>10.15234</text:p>
          </table:table-cell>
          <table:table-cell office:value-type="float" office:value="10.53049" calcext:value-type="float">
            <text:p>10.53049</text:p>
          </table:table-cell>
          <table:table-cell office:value-type="float" office:value="12.70492" calcext:value-type="float">
            <text:p>12.70492</text:p>
          </table:table-cell>
          <table:table-cell office:value-type="float" office:value="12.90032" calcext:value-type="float">
            <text:p>12.90032</text:p>
          </table:table-cell>
          <table:table-cell office:value-type="float" office:value="0" calcext:value-type="float">
            <text:p>0</text:p>
          </table:table-cell>
          <table:table-cell office:value-type="float" office:value="13.46804" calcext:value-type="float">
            <text:p>13.468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7" calcext:value-type="float">
            <text:p>28042007</text:p>
          </table:table-cell>
          <table:table-cell office:value-type="float" office:value="4.195328" calcext:value-type="float">
            <text:p>4.195328</text:p>
          </table:table-cell>
          <table:table-cell office:value-type="float" office:value="133.6738" calcext:value-type="float">
            <text:p>133.6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00006" calcext:value-type="float">
            <text:p>42.00006</text:p>
          </table:table-cell>
          <table:table-cell office:value-type="float" office:value="0" calcext:value-type="float">
            <text:p>0</text:p>
          </table:table-cell>
          <table:table-cell office:value-type="float" office:value="0.000001795148" calcext:value-type="float">
            <text:p>1.795148E-06</text:p>
          </table:table-cell>
          <table:table-cell office:value-type="float" office:value="0" calcext:value-type="float">
            <text:p>0</text:p>
          </table:table-cell>
          <table:table-cell office:value-type="float" office:value="-0.004485717" calcext:value-type="float">
            <text:p>-0.004485717</text:p>
          </table:table-cell>
          <table:table-cell office:value-type="float" office:value="1163.738" calcext:value-type="float">
            <text:p>1163.738</text:p>
          </table:table-cell>
          <table:table-cell office:value-type="float" office:value="1.844023" calcext:value-type="float">
            <text:p>1.844023</text:p>
          </table:table-cell>
          <table:table-cell office:value-type="float" office:value="0" calcext:value-type="float">
            <text:p>0</text:p>
          </table:table-cell>
          <table:table-cell office:value-type="float" office:value="1.717942" calcext:value-type="float">
            <text:p>1.717942</text:p>
          </table:table-cell>
          <table:table-cell office:value-type="float" office:value="1.220062" calcext:value-type="float">
            <text:p>1.220062</text:p>
          </table:table-cell>
          <table:table-cell office:value-type="float" office:value="1.101191" calcext:value-type="float">
            <text:p>1.101191</text:p>
          </table:table-cell>
          <table:table-cell office:value-type="float" office:value="0.147421" calcext:value-type="float">
            <text:p>0.147421</text:p>
          </table:table-cell>
          <table:table-cell office:value-type="float" office:value="0.144049" calcext:value-type="float">
            <text:p>0.144049</text:p>
          </table:table-cell>
          <table:table-cell office:value-type="float" office:value="0.06353731" calcext:value-type="float">
            <text:p>0.06353731</text:p>
          </table:table-cell>
          <table:table-cell office:value-type="float" office:value="0.07034615" calcext:value-type="float">
            <text:p>0.07034615</text:p>
          </table:table-cell>
          <table:table-cell office:value-type="float" office:value="0.09069347" calcext:value-type="float">
            <text:p>0.09069347</text:p>
          </table:table-cell>
          <table:table-cell office:value-type="float" office:value="0.1548601" calcext:value-type="float">
            <text:p>0.1548601</text:p>
          </table:table-cell>
          <table:table-cell office:value-type="float" office:value="0.1703959" calcext:value-type="float">
            <text:p>0.1703959</text:p>
          </table:table-cell>
          <table:table-cell office:value-type="float" office:value="0.1692049" calcext:value-type="float">
            <text:p>0.1692049</text:p>
          </table:table-cell>
          <table:table-cell office:value-type="float" office:value="0.1735965" calcext:value-type="float">
            <text:p>0.1735965</text:p>
          </table:table-cell>
          <table:table-cell office:value-type="float" office:value="0.1957415" calcext:value-type="float">
            <text:p>0.1957415</text:p>
          </table:table-cell>
          <table:table-cell office:value-type="float" office:value="0.1983009" calcext:value-type="float">
            <text:p>0.1983009</text:p>
          </table:table-cell>
          <table:table-cell office:value-type="float" office:value="0" calcext:value-type="float">
            <text:p>0</text:p>
          </table:table-cell>
          <table:table-cell office:value-type="float" office:value="53.44568" calcext:value-type="float">
            <text:p>53.44568</text:p>
          </table:table-cell>
          <table:table-cell office:value-type="float" office:value="39.07764" calcext:value-type="float">
            <text:p>39.07764</text:p>
          </table:table-cell>
          <table:table-cell office:value-type="float" office:value="37.25087" calcext:value-type="float">
            <text:p>37.25087</text:p>
          </table:table-cell>
          <table:table-cell office:value-type="float" office:value="9.85662" calcext:value-type="float">
            <text:p>9.85662</text:p>
          </table:table-cell>
          <table:table-cell office:value-type="float" office:value="9.134124" calcext:value-type="float">
            <text:p>9.134124</text:p>
          </table:table-cell>
          <table:table-cell office:value-type="float" office:value="3.404884" calcext:value-type="float">
            <text:p>3.404884</text:p>
          </table:table-cell>
          <table:table-cell office:value-type="float" office:value="3.431794" calcext:value-type="float">
            <text:p>3.431794</text:p>
          </table:table-cell>
          <table:table-cell office:value-type="float" office:value="5.945979" calcext:value-type="float">
            <text:p>5.945979</text:p>
          </table:table-cell>
          <table:table-cell office:value-type="float" office:value="8.716352" calcext:value-type="float">
            <text:p>8.716352</text:p>
          </table:table-cell>
          <table:table-cell office:value-type="float" office:value="9.230773" calcext:value-type="float">
            <text:p>9.230773</text:p>
          </table:table-cell>
          <table:table-cell office:value-type="float" office:value="10.15618" calcext:value-type="float">
            <text:p>10.15618</text:p>
          </table:table-cell>
          <table:table-cell office:value-type="float" office:value="10.53421" calcext:value-type="float">
            <text:p>10.53421</text:p>
          </table:table-cell>
          <table:table-cell office:value-type="float" office:value="12.70608" calcext:value-type="float">
            <text:p>12.70608</text:p>
          </table:table-cell>
          <table:table-cell office:value-type="float" office:value="12.90149" calcext:value-type="float">
            <text:p>12.90149</text:p>
          </table:table-cell>
          <table:table-cell office:value-type="float" office:value="0" calcext:value-type="float">
            <text:p>0</text:p>
          </table:table-cell>
          <table:table-cell office:value-type="float" office:value="5.479351" calcext:value-type="float">
            <text:p>5.4793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7" calcext:value-type="float">
            <text:p>29042007</text:p>
          </table:table-cell>
          <table:table-cell office:value-type="float" office:value="4.14061" calcext:value-type="float">
            <text:p>4.14061</text:p>
          </table:table-cell>
          <table:table-cell office:value-type="float" office:value="133.6763" calcext:value-type="float">
            <text:p>133.6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04424" calcext:value-type="float">
            <text:p>42.04424</text:p>
          </table:table-cell>
          <table:table-cell office:value-type="float" office:value="0" calcext:value-type="float">
            <text:p>0</text:p>
          </table:table-cell>
          <table:table-cell office:value-type="float" office:value="0.000001795171" calcext:value-type="float">
            <text:p>1.795171E-06</text:p>
          </table:table-cell>
          <table:table-cell office:value-type="float" office:value="0" calcext:value-type="float">
            <text:p>0</text:p>
          </table:table-cell>
          <table:table-cell office:value-type="float" office:value="-0.004631299" calcext:value-type="float">
            <text:p>-0.004631299</text:p>
          </table:table-cell>
          <table:table-cell office:value-type="float" office:value="1163.747" calcext:value-type="float">
            <text:p>1163.747</text:p>
          </table:table-cell>
          <table:table-cell office:value-type="float" office:value="1.846883" calcext:value-type="float">
            <text:p>1.846883</text:p>
          </table:table-cell>
          <table:table-cell office:value-type="float" office:value="0" calcext:value-type="float">
            <text:p>0</text:p>
          </table:table-cell>
          <table:table-cell office:value-type="float" office:value="1.00235" calcext:value-type="float">
            <text:p>1.00235</text:p>
          </table:table-cell>
          <table:table-cell office:value-type="float" office:value="1.142854" calcext:value-type="float">
            <text:p>1.142854</text:p>
          </table:table-cell>
          <table:table-cell office:value-type="float" office:value="1.06848" calcext:value-type="float">
            <text:p>1.06848</text:p>
          </table:table-cell>
          <table:table-cell office:value-type="float" office:value="0.1468538" calcext:value-type="float">
            <text:p>0.1468538</text:p>
          </table:table-cell>
          <table:table-cell office:value-type="float" office:value="0.1443523" calcext:value-type="float">
            <text:p>0.1443523</text:p>
          </table:table-cell>
          <table:table-cell office:value-type="float" office:value="0.0649721" calcext:value-type="float">
            <text:p>0.0649721</text:p>
          </table:table-cell>
          <table:table-cell office:value-type="float" office:value="0.07226837" calcext:value-type="float">
            <text:p>0.07226837</text:p>
          </table:table-cell>
          <table:table-cell office:value-type="float" office:value="0.09136861" calcext:value-type="float">
            <text:p>0.09136861</text:p>
          </table:table-cell>
          <table:table-cell office:value-type="float" office:value="0.1551304" calcext:value-type="float">
            <text:p>0.1551304</text:p>
          </table:table-cell>
          <table:table-cell office:value-type="float" office:value="0.1705143" calcext:value-type="float">
            <text:p>0.1705143</text:p>
          </table:table-cell>
          <table:table-cell office:value-type="float" office:value="0.1692551" calcext:value-type="float">
            <text:p>0.1692551</text:p>
          </table:table-cell>
          <table:table-cell office:value-type="float" office:value="0.1736424" calcext:value-type="float">
            <text:p>0.1736424</text:p>
          </table:table-cell>
          <table:table-cell office:value-type="float" office:value="0.1957446" calcext:value-type="float">
            <text:p>0.1957446</text:p>
          </table:table-cell>
          <table:table-cell office:value-type="float" office:value="0.1983161" calcext:value-type="float">
            <text:p>0.1983161</text:p>
          </table:table-cell>
          <table:table-cell office:value-type="float" office:value="0" calcext:value-type="float">
            <text:p>0</text:p>
          </table:table-cell>
          <table:table-cell office:value-type="float" office:value="53.59322" calcext:value-type="float">
            <text:p>53.59322</text:p>
          </table:table-cell>
          <table:table-cell office:value-type="float" office:value="39.38406" calcext:value-type="float">
            <text:p>39.38406</text:p>
          </table:table-cell>
          <table:table-cell office:value-type="float" office:value="37.53658" calcext:value-type="float">
            <text:p>37.53658</text:p>
          </table:table-cell>
          <table:table-cell office:value-type="float" office:value="9.880826" calcext:value-type="float">
            <text:p>9.880826</text:p>
          </table:table-cell>
          <table:table-cell office:value-type="float" office:value="9.160651" calcext:value-type="float">
            <text:p>9.160651</text:p>
          </table:table-cell>
          <table:table-cell office:value-type="float" office:value="3.413403" calcext:value-type="float">
            <text:p>3.413403</text:p>
          </table:table-cell>
          <table:table-cell office:value-type="float" office:value="3.440432" calcext:value-type="float">
            <text:p>3.440432</text:p>
          </table:table-cell>
          <table:table-cell office:value-type="float" office:value="5.950667" calcext:value-type="float">
            <text:p>5.950667</text:p>
          </table:table-cell>
          <table:table-cell office:value-type="float" office:value="8.721779" calcext:value-type="float">
            <text:p>8.721779</text:p>
          </table:table-cell>
          <table:table-cell office:value-type="float" office:value="9.235332" calcext:value-type="float">
            <text:p>9.235332</text:p>
          </table:table-cell>
          <table:table-cell office:value-type="float" office:value="10.16003" calcext:value-type="float">
            <text:p>10.16003</text:p>
          </table:table-cell>
          <table:table-cell office:value-type="float" office:value="10.53793" calcext:value-type="float">
            <text:p>10.53793</text:p>
          </table:table-cell>
          <table:table-cell office:value-type="float" office:value="12.70722" calcext:value-type="float">
            <text:p>12.70722</text:p>
          </table:table-cell>
          <table:table-cell office:value-type="float" office:value="12.90263" calcext:value-type="float">
            <text:p>12.90263</text:p>
          </table:table-cell>
          <table:table-cell office:value-type="float" office:value="0" calcext:value-type="float">
            <text:p>0</text:p>
          </table:table-cell>
          <table:table-cell office:value-type="float" office:value="2.958103" calcext:value-type="float">
            <text:p>2.958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7" calcext:value-type="float">
            <text:p>30042007</text:p>
          </table:table-cell>
          <table:table-cell office:value-type="float" office:value="4.092134" calcext:value-type="float">
            <text:p>4.092134</text:p>
          </table:table-cell>
          <table:table-cell office:value-type="float" office:value="133.678" calcext:value-type="float">
            <text:p>133.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08524" calcext:value-type="float">
            <text:p>42.08524</text:p>
          </table:table-cell>
          <table:table-cell office:value-type="float" office:value="0" calcext:value-type="float">
            <text:p>0</text:p>
          </table:table-cell>
          <table:table-cell office:value-type="float" office:value="0.000001795362" calcext:value-type="float">
            <text:p>1.795362E-06</text:p>
          </table:table-cell>
          <table:table-cell office:value-type="float" office:value="0" calcext:value-type="float">
            <text:p>0</text:p>
          </table:table-cell>
          <table:table-cell office:value-type="float" office:value="-0.004631299" calcext:value-type="float">
            <text:p>-0.004631299</text:p>
          </table:table-cell>
          <table:table-cell office:value-type="float" office:value="1163.755" calcext:value-type="float">
            <text:p>1163.755</text:p>
          </table:table-cell>
          <table:table-cell office:value-type="float" office:value="1.849959" calcext:value-type="float">
            <text:p>1.849959</text:p>
          </table:table-cell>
          <table:table-cell office:value-type="float" office:value="0" calcext:value-type="float">
            <text:p>0</text:p>
          </table:table-cell>
          <table:table-cell office:value-type="float" office:value="0.8352487" calcext:value-type="float">
            <text:p>0.8352487</text:p>
          </table:table-cell>
          <table:table-cell office:value-type="float" office:value="1.028967" calcext:value-type="float">
            <text:p>1.028967</text:p>
          </table:table-cell>
          <table:table-cell office:value-type="float" office:value="0.9725016" calcext:value-type="float">
            <text:p>0.9725016</text:p>
          </table:table-cell>
          <table:table-cell office:value-type="float" office:value="0.1384662" calcext:value-type="float">
            <text:p>0.1384662</text:p>
          </table:table-cell>
          <table:table-cell office:value-type="float" office:value="0.1383507" calcext:value-type="float">
            <text:p>0.1383507</text:p>
          </table:table-cell>
          <table:table-cell office:value-type="float" office:value="0.06399168" calcext:value-type="float">
            <text:p>0.06399168</text:p>
          </table:table-cell>
          <table:table-cell office:value-type="float" office:value="0.07239033" calcext:value-type="float">
            <text:p>0.07239033</text:p>
          </table:table-cell>
          <table:table-cell office:value-type="float" office:value="0.09183682" calcext:value-type="float">
            <text:p>0.09183682</text:p>
          </table:table-cell>
          <table:table-cell office:value-type="float" office:value="0.1553992" calcext:value-type="float">
            <text:p>0.1553992</text:p>
          </table:table-cell>
          <table:table-cell office:value-type="float" office:value="0.170638" calcext:value-type="float">
            <text:p>0.170638</text:p>
          </table:table-cell>
          <table:table-cell office:value-type="float" office:value="0.1693074" calcext:value-type="float">
            <text:p>0.1693074</text:p>
          </table:table-cell>
          <table:table-cell office:value-type="float" office:value="0.1737038" calcext:value-type="float">
            <text:p>0.1737038</text:p>
          </table:table-cell>
          <table:table-cell office:value-type="float" office:value="0.1957595" calcext:value-type="float">
            <text:p>0.1957595</text:p>
          </table:table-cell>
          <table:table-cell office:value-type="float" office:value="0.198326" calcext:value-type="float">
            <text:p>0.198326</text:p>
          </table:table-cell>
          <table:table-cell office:value-type="float" office:value="0" calcext:value-type="float">
            <text:p>0</text:p>
          </table:table-cell>
          <table:table-cell office:value-type="float" office:value="53.71136" calcext:value-type="float">
            <text:p>53.71136</text:p>
          </table:table-cell>
          <table:table-cell office:value-type="float" office:value="39.65284" calcext:value-type="float">
            <text:p>39.65284</text:p>
          </table:table-cell>
          <table:table-cell office:value-type="float" office:value="37.79663" calcext:value-type="float">
            <text:p>37.79663</text:p>
          </table:table-cell>
          <table:table-cell office:value-type="float" office:value="9.903351" calcext:value-type="float">
            <text:p>9.903351</text:p>
          </table:table-cell>
          <table:table-cell office:value-type="float" office:value="9.186017" calcext:value-type="float">
            <text:p>9.186017</text:p>
          </table:table-cell>
          <table:table-cell office:value-type="float" office:value="3.421985" calcext:value-type="float">
            <text:p>3.421985</text:p>
          </table:table-cell>
          <table:table-cell office:value-type="float" office:value="3.449285" calcext:value-type="float">
            <text:p>3.449285</text:p>
          </table:table-cell>
          <table:table-cell office:value-type="float" office:value="5.955479" calcext:value-type="float">
            <text:p>5.955479</text:p>
          </table:table-cell>
          <table:table-cell office:value-type="float" office:value="8.72725" calcext:value-type="float">
            <text:p>8.72725</text:p>
          </table:table-cell>
          <table:table-cell office:value-type="float" office:value="9.239884" calcext:value-type="float">
            <text:p>9.239884</text:p>
          </table:table-cell>
          <table:table-cell office:value-type="float" office:value="10.16387" calcext:value-type="float">
            <text:p>10.16387</text:p>
          </table:table-cell>
          <table:table-cell office:value-type="float" office:value="10.54166" calcext:value-type="float">
            <text:p>10.54166</text:p>
          </table:table-cell>
          <table:table-cell office:value-type="float" office:value="12.70831" calcext:value-type="float">
            <text:p>12.70831</text:p>
          </table:table-cell>
          <table:table-cell office:value-type="float" office:value="12.90377" calcext:value-type="float">
            <text:p>12.90377</text:p>
          </table:table-cell>
          <table:table-cell office:value-type="float" office:value="0" calcext:value-type="float">
            <text:p>0</text:p>
          </table:table-cell>
          <table:table-cell office:value-type="float" office:value="6.559156" calcext:value-type="float">
            <text:p>6.559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7" calcext:value-type="float">
            <text:p>1052007</text:p>
          </table:table-cell>
          <table:table-cell office:value-type="float" office:value="4.04801" calcext:value-type="float">
            <text:p>4.04801</text:p>
          </table:table-cell>
          <table:table-cell office:value-type="float" office:value="133.6798" calcext:value-type="float">
            <text:p>133.6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12248" calcext:value-type="float">
            <text:p>42.12248</text:p>
          </table:table-cell>
          <table:table-cell office:value-type="float" office:value="0" calcext:value-type="float">
            <text:p>0</text:p>
          </table:table-cell>
          <table:table-cell office:value-type="float" office:value="0.000001974188" calcext:value-type="float">
            <text:p>1.974188E-06</text:p>
          </table:table-cell>
          <table:table-cell office:value-type="float" office:value="0" calcext:value-type="float">
            <text:p>0</text:p>
          </table:table-cell>
          <table:table-cell office:value-type="float" office:value="-0.004630821" calcext:value-type="float">
            <text:p>-0.004630821</text:p>
          </table:table-cell>
          <table:table-cell office:value-type="float" office:value="1163.763" calcext:value-type="float">
            <text:p>1163.763</text:p>
          </table:table-cell>
          <table:table-cell office:value-type="float" office:value="1.853356" calcext:value-type="float">
            <text:p>1.853356</text:p>
          </table:table-cell>
          <table:table-cell office:value-type="float" office:value="0" calcext:value-type="float">
            <text:p>0</text:p>
          </table:table-cell>
          <table:table-cell office:value-type="float" office:value="0.4215513" calcext:value-type="float">
            <text:p>0.4215513</text:p>
          </table:table-cell>
          <table:table-cell office:value-type="float" office:value="0.8850205" calcext:value-type="float">
            <text:p>0.8850205</text:p>
          </table:table-cell>
          <table:table-cell office:value-type="float" office:value="0.8751693" calcext:value-type="float">
            <text:p>0.8751693</text:p>
          </table:table-cell>
          <table:table-cell office:value-type="float" office:value="0.1300365" calcext:value-type="float">
            <text:p>0.1300365</text:p>
          </table:table-cell>
          <table:table-cell office:value-type="float" office:value="0.1304208" calcext:value-type="float">
            <text:p>0.1304208</text:p>
          </table:table-cell>
          <table:table-cell office:value-type="float" office:value="0.06156825" calcext:value-type="float">
            <text:p>0.06156825</text:p>
          </table:table-cell>
          <table:table-cell office:value-type="float" office:value="0.06898932" calcext:value-type="float">
            <text:p>0.06898932</text:p>
          </table:table-cell>
          <table:table-cell office:value-type="float" office:value="0.09200582" calcext:value-type="float">
            <text:p>0.09200582</text:p>
          </table:table-cell>
          <table:table-cell office:value-type="float" office:value="0.1556349" calcext:value-type="float">
            <text:p>0.1556349</text:p>
          </table:table-cell>
          <table:table-cell office:value-type="float" office:value="0.1707637" calcext:value-type="float">
            <text:p>0.1707637</text:p>
          </table:table-cell>
          <table:table-cell office:value-type="float" office:value="0.1693616" calcext:value-type="float">
            <text:p>0.1693616</text:p>
          </table:table-cell>
          <table:table-cell office:value-type="float" office:value="0.1739339" calcext:value-type="float">
            <text:p>0.1739339</text:p>
          </table:table-cell>
          <table:table-cell office:value-type="float" office:value="0.1957728" calcext:value-type="float">
            <text:p>0.1957728</text:p>
          </table:table-cell>
          <table:table-cell office:value-type="float" office:value="0.1983366" calcext:value-type="float">
            <text:p>0.1983366</text:p>
          </table:table-cell>
          <table:table-cell office:value-type="float" office:value="0" calcext:value-type="float">
            <text:p>0</text:p>
          </table:table-cell>
          <table:table-cell office:value-type="float" office:value="53.87875" calcext:value-type="float">
            <text:p>53.87875</text:p>
          </table:table-cell>
          <table:table-cell office:value-type="float" office:value="39.87503" calcext:value-type="float">
            <text:p>39.87503</text:p>
          </table:table-cell>
          <table:table-cell office:value-type="float" office:value="38.01589" calcext:value-type="float">
            <text:p>38.01589</text:p>
          </table:table-cell>
          <table:table-cell office:value-type="float" office:value="9.9225" calcext:value-type="float">
            <text:p>9.9225</text:p>
          </table:table-cell>
          <table:table-cell office:value-type="float" office:value="9.20835" calcext:value-type="float">
            <text:p>9.20835</text:p>
          </table:table-cell>
          <table:table-cell office:value-type="float" office:value="3.430062" calcext:value-type="float">
            <text:p>3.430062</text:p>
          </table:table-cell>
          <table:table-cell office:value-type="float" office:value="3.45792" calcext:value-type="float">
            <text:p>3.45792</text:p>
          </table:table-cell>
          <table:table-cell office:value-type="float" office:value="5.960353" calcext:value-type="float">
            <text:p>5.960353</text:p>
          </table:table-cell>
          <table:table-cell office:value-type="float" office:value="8.732745" calcext:value-type="float">
            <text:p>8.732745</text:p>
          </table:table-cell>
          <table:table-cell office:value-type="float" office:value="9.244444" calcext:value-type="float">
            <text:p>9.244444</text:p>
          </table:table-cell>
          <table:table-cell office:value-type="float" office:value="10.16772" calcext:value-type="float">
            <text:p>10.16772</text:p>
          </table:table-cell>
          <table:table-cell office:value-type="float" office:value="10.54538" calcext:value-type="float">
            <text:p>10.54538</text:p>
          </table:table-cell>
          <table:table-cell office:value-type="float" office:value="12.70939" calcext:value-type="float">
            <text:p>12.70939</text:p>
          </table:table-cell>
          <table:table-cell office:value-type="float" office:value="12.90487" calcext:value-type="float">
            <text:p>12.90487</text:p>
          </table:table-cell>
          <table:table-cell office:value-type="float" office:value="0" calcext:value-type="float">
            <text:p>0</text:p>
          </table:table-cell>
          <table:table-cell office:value-type="float" office:value="6.257732" calcext:value-type="float">
            <text:p>6.2577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7" calcext:value-type="float">
            <text:p>2052007</text:p>
          </table:table-cell>
          <table:table-cell office:value-type="float" office:value="4.004906" calcext:value-type="float">
            <text:p>4.004906</text:p>
          </table:table-cell>
          <table:table-cell office:value-type="float" office:value="133.6755" calcext:value-type="float">
            <text:p>133.6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15257" calcext:value-type="float">
            <text:p>42.15257</text:p>
          </table:table-cell>
          <table:table-cell office:value-type="float" office:value="0.01146734" calcext:value-type="float">
            <text:p>0.01146734</text:p>
          </table:table-cell>
          <table:table-cell office:value-type="float" office:value="0.000004610699" calcext:value-type="float">
            <text:p>4.610699E-06</text:p>
          </table:table-cell>
          <table:table-cell office:value-type="float" office:value="0.01713086" calcext:value-type="float">
            <text:p>0.01713086</text:p>
          </table:table-cell>
          <table:table-cell office:value-type="float" office:value="-0.004618327" calcext:value-type="float">
            <text:p>-0.004618327</text:p>
          </table:table-cell>
          <table:table-cell office:value-type="float" office:value="1163.755" calcext:value-type="float">
            <text:p>1163.755</text:p>
          </table:table-cell>
          <table:table-cell office:value-type="float" office:value="1.843169" calcext:value-type="float">
            <text:p>1.843169</text:p>
          </table:table-cell>
          <table:table-cell office:value-type="float" office:value="0" calcext:value-type="float">
            <text:p>0</text:p>
          </table:table-cell>
          <table:table-cell office:value-type="float" office:value="0.863633" calcext:value-type="float">
            <text:p>0.863633</text:p>
          </table:table-cell>
          <table:table-cell office:value-type="float" office:value="0.6365589" calcext:value-type="float">
            <text:p>0.6365589</text:p>
          </table:table-cell>
          <table:table-cell office:value-type="float" office:value="0.5854219" calcext:value-type="float">
            <text:p>0.5854219</text:p>
          </table:table-cell>
          <table:table-cell office:value-type="float" office:value="0.1860018" calcext:value-type="float">
            <text:p>0.1860018</text:p>
          </table:table-cell>
          <table:table-cell office:value-type="float" office:value="0.1525545" calcext:value-type="float">
            <text:p>0.1525545</text:p>
          </table:table-cell>
          <table:table-cell office:value-type="float" office:value="0.07173659" calcext:value-type="float">
            <text:p>0.07173659</text:p>
          </table:table-cell>
          <table:table-cell office:value-type="float" office:value="0.06380811" calcext:value-type="float">
            <text:p>0.06380811</text:p>
          </table:table-cell>
          <table:table-cell office:value-type="float" office:value="0.09138861" calcext:value-type="float">
            <text:p>0.09138861</text:p>
          </table:table-cell>
          <table:table-cell office:value-type="float" office:value="0.1557117" calcext:value-type="float">
            <text:p>0.1557117</text:p>
          </table:table-cell>
          <table:table-cell office:value-type="float" office:value="0.170886" calcext:value-type="float">
            <text:p>0.170886</text:p>
          </table:table-cell>
          <table:table-cell office:value-type="float" office:value="0.1694181" calcext:value-type="float">
            <text:p>0.1694181</text:p>
          </table:table-cell>
          <table:table-cell office:value-type="float" office:value="0.1738949" calcext:value-type="float">
            <text:p>0.1738949</text:p>
          </table:table-cell>
          <table:table-cell office:value-type="float" office:value="0.1957859" calcext:value-type="float">
            <text:p>0.1957859</text:p>
          </table:table-cell>
          <table:table-cell office:value-type="float" office:value="0.1983467" calcext:value-type="float">
            <text:p>0.1983467</text:p>
          </table:table-cell>
          <table:table-cell office:value-type="float" office:value="0" calcext:value-type="float">
            <text:p>0</text:p>
          </table:table-cell>
          <table:table-cell office:value-type="float" office:value="53.95198" calcext:value-type="float">
            <text:p>53.95198</text:p>
          </table:table-cell>
          <table:table-cell office:value-type="float" office:value="39.96292" calcext:value-type="float">
            <text:p>39.96292</text:p>
          </table:table-cell>
          <table:table-cell office:value-type="float" office:value="38.12373" calcext:value-type="float">
            <text:p>38.12373</text:p>
          </table:table-cell>
          <table:table-cell office:value-type="float" office:value="10.01328" calcext:value-type="float">
            <text:p>10.01328</text:p>
          </table:table-cell>
          <table:table-cell office:value-type="float" office:value="9.25838" calcext:value-type="float">
            <text:p>9.25838</text:p>
          </table:table-cell>
          <table:table-cell office:value-type="float" office:value="3.443488" calcext:value-type="float">
            <text:p>3.443488</text:p>
          </table:table-cell>
          <table:table-cell office:value-type="float" office:value="3.467874" calcext:value-type="float">
            <text:p>3.467874</text:p>
          </table:table-cell>
          <table:table-cell office:value-type="float" office:value="5.965803" calcext:value-type="float">
            <text:p>5.965803</text:p>
          </table:table-cell>
          <table:table-cell office:value-type="float" office:value="8.738367" calcext:value-type="float">
            <text:p>8.738367</text:p>
          </table:table-cell>
          <table:table-cell office:value-type="float" office:value="9.249071" calcext:value-type="float">
            <text:p>9.249071</text:p>
          </table:table-cell>
          <table:table-cell office:value-type="float" office:value="10.17169" calcext:value-type="float">
            <text:p>10.17169</text:p>
          </table:table-cell>
          <table:table-cell office:value-type="float" office:value="10.54937" calcext:value-type="float">
            <text:p>10.54937</text:p>
          </table:table-cell>
          <table:table-cell office:value-type="float" office:value="12.71052" calcext:value-type="float">
            <text:p>12.71052</text:p>
          </table:table-cell>
          <table:table-cell office:value-type="float" office:value="12.90238" calcext:value-type="float">
            <text:p>12.90238</text:p>
          </table:table-cell>
          <table:table-cell office:value-type="float" office:value="0" calcext:value-type="float">
            <text:p>0</text:p>
          </table:table-cell>
          <table:table-cell office:value-type="float" office:value="11.78787" calcext:value-type="float">
            <text:p>11.787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7" calcext:value-type="float">
            <text:p>3052007</text:p>
          </table:table-cell>
          <table:table-cell office:value-type="float" office:value="3.976675" calcext:value-type="float">
            <text:p>3.976675</text:p>
          </table:table-cell>
          <table:table-cell office:value-type="float" office:value="133.6767" calcext:value-type="float">
            <text:p>133.6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1797" calcext:value-type="float">
            <text:p>42.1797</text:p>
          </table:table-cell>
          <table:table-cell office:value-type="float" office:value="0.01146734" calcext:value-type="float">
            <text:p>0.01146734</text:p>
          </table:table-cell>
          <table:table-cell office:value-type="float" office:value="0.000004620258" calcext:value-type="float">
            <text:p>4.620258E-06</text:p>
          </table:table-cell>
          <table:table-cell office:value-type="float" office:value="0.01713086" calcext:value-type="float">
            <text:p>0.01713086</text:p>
          </table:table-cell>
          <table:table-cell office:value-type="float" office:value="-0.004618245" calcext:value-type="float">
            <text:p>-0.004618245</text:p>
          </table:table-cell>
          <table:table-cell office:value-type="float" office:value="1163.761" calcext:value-type="float">
            <text:p>1163.761</text:p>
          </table:table-cell>
          <table:table-cell office:value-type="float" office:value="1.846903" calcext:value-type="float">
            <text:p>1.846903</text:p>
          </table:table-cell>
          <table:table-cell office:value-type="float" office:value="0" calcext:value-type="float">
            <text:p>0</text:p>
          </table:table-cell>
          <table:table-cell office:value-type="float" office:value="0.2305885" calcext:value-type="float">
            <text:p>0.2305885</text:p>
          </table:table-cell>
          <table:table-cell office:value-type="float" office:value="0.4836087" calcext:value-type="float">
            <text:p>0.4836087</text:p>
          </table:table-cell>
          <table:table-cell office:value-type="float" office:value="0.518268" calcext:value-type="float">
            <text:p>0.518268</text:p>
          </table:table-cell>
          <table:table-cell office:value-type="float" office:value="0.1396771" calcext:value-type="float">
            <text:p>0.1396771</text:p>
          </table:table-cell>
          <table:table-cell office:value-type="float" office:value="0.1071059" calcext:value-type="float">
            <text:p>0.1071059</text:p>
          </table:table-cell>
          <table:table-cell office:value-type="float" office:value="0.05418337" calcext:value-type="float">
            <text:p>0.05418337</text:p>
          </table:table-cell>
          <table:table-cell office:value-type="float" office:value="0.05803173" calcext:value-type="float">
            <text:p>0.05803173</text:p>
          </table:table-cell>
          <table:table-cell office:value-type="float" office:value="0.09037996" calcext:value-type="float">
            <text:p>0.09037996</text:p>
          </table:table-cell>
          <table:table-cell office:value-type="float" office:value="0.1555959" calcext:value-type="float">
            <text:p>0.1555959</text:p>
          </table:table-cell>
          <table:table-cell office:value-type="float" office:value="0.1710051" calcext:value-type="float">
            <text:p>0.1710051</text:p>
          </table:table-cell>
          <table:table-cell office:value-type="float" office:value="0.1694745" calcext:value-type="float">
            <text:p>0.1694745</text:p>
          </table:table-cell>
          <table:table-cell office:value-type="float" office:value="0.1739988" calcext:value-type="float">
            <text:p>0.1739988</text:p>
          </table:table-cell>
          <table:table-cell office:value-type="float" office:value="0.1957983" calcext:value-type="float">
            <text:p>0.1957983</text:p>
          </table:table-cell>
          <table:table-cell office:value-type="float" office:value="0.1983569" calcext:value-type="float">
            <text:p>0.1983569</text:p>
          </table:table-cell>
          <table:table-cell office:value-type="float" office:value="0" calcext:value-type="float">
            <text:p>0</text:p>
          </table:table-cell>
          <table:table-cell office:value-type="float" office:value="54.072" calcext:value-type="float">
            <text:p>54.072</text:p>
          </table:table-cell>
          <table:table-cell office:value-type="float" office:value="40.06153" calcext:value-type="float">
            <text:p>40.06153</text:p>
          </table:table-cell>
          <table:table-cell office:value-type="float" office:value="38.22958" calcext:value-type="float">
            <text:p>38.22958</text:p>
          </table:table-cell>
          <table:table-cell office:value-type="float" office:value="10.05081" calcext:value-type="float">
            <text:p>10.05081</text:p>
          </table:table-cell>
          <table:table-cell office:value-type="float" office:value="9.282818" calcext:value-type="float">
            <text:p>9.282818</text:p>
          </table:table-cell>
          <table:table-cell office:value-type="float" office:value="3.453068" calcext:value-type="float">
            <text:p>3.453068</text:p>
          </table:table-cell>
          <table:table-cell office:value-type="float" office:value="3.475621" calcext:value-type="float">
            <text:p>3.475621</text:p>
          </table:table-cell>
          <table:table-cell office:value-type="float" office:value="5.970565" calcext:value-type="float">
            <text:p>5.970565</text:p>
          </table:table-cell>
          <table:table-cell office:value-type="float" office:value="8.743892" calcext:value-type="float">
            <text:p>8.743892</text:p>
          </table:table-cell>
          <table:table-cell office:value-type="float" office:value="9.253628" calcext:value-type="float">
            <text:p>9.253628</text:p>
          </table:table-cell>
          <table:table-cell office:value-type="float" office:value="10.17553" calcext:value-type="float">
            <text:p>10.17553</text:p>
          </table:table-cell>
          <table:table-cell office:value-type="float" office:value="10.55309" calcext:value-type="float">
            <text:p>10.55309</text:p>
          </table:table-cell>
          <table:table-cell office:value-type="float" office:value="12.71161" calcext:value-type="float">
            <text:p>12.71161</text:p>
          </table:table-cell>
          <table:table-cell office:value-type="float" office:value="12.90342" calcext:value-type="float">
            <text:p>12.90342</text:p>
          </table:table-cell>
          <table:table-cell office:value-type="float" office:value="0" calcext:value-type="float">
            <text:p>0</text:p>
          </table:table-cell>
          <table:table-cell office:value-type="float" office:value="0.8350774" calcext:value-type="float">
            <text:p>0.83507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7" calcext:value-type="float">
            <text:p>4052007</text:p>
          </table:table-cell>
          <table:table-cell office:value-type="float" office:value="3.949978" calcext:value-type="float">
            <text:p>3.949978</text:p>
          </table:table-cell>
          <table:table-cell office:value-type="float" office:value="133.6782" calcext:value-type="float">
            <text:p>133.6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0125" calcext:value-type="float">
            <text:p>42.20125</text:p>
          </table:table-cell>
          <table:table-cell office:value-type="float" office:value="0.012276" calcext:value-type="float">
            <text:p>0.012276</text:p>
          </table:table-cell>
          <table:table-cell office:value-type="float" office:value="0.000006149958" calcext:value-type="float">
            <text:p>6.149958E-06</text:p>
          </table:table-cell>
          <table:table-cell office:value-type="float" office:value="0.01824886" calcext:value-type="float">
            <text:p>0.01824886</text:p>
          </table:table-cell>
          <table:table-cell office:value-type="float" office:value="-0.004608994" calcext:value-type="float">
            <text:p>-0.004608994</text:p>
          </table:table-cell>
          <table:table-cell office:value-type="float" office:value="1163.762" calcext:value-type="float">
            <text:p>1163.762</text:p>
          </table:table-cell>
          <table:table-cell office:value-type="float" office:value="1.845837" calcext:value-type="float">
            <text:p>1.845837</text:p>
          </table:table-cell>
          <table:table-cell office:value-type="float" office:value="0" calcext:value-type="float">
            <text:p>0</text:p>
          </table:table-cell>
          <table:table-cell office:value-type="float" office:value="0.4270135" calcext:value-type="float">
            <text:p>0.4270135</text:p>
          </table:table-cell>
          <table:table-cell office:value-type="float" office:value="0.4682949" calcext:value-type="float">
            <text:p>0.4682949</text:p>
          </table:table-cell>
          <table:table-cell office:value-type="float" office:value="0.4263109" calcext:value-type="float">
            <text:p>0.4263109</text:p>
          </table:table-cell>
          <table:table-cell office:value-type="float" office:value="0.1661009" calcext:value-type="float">
            <text:p>0.1661009</text:p>
          </table:table-cell>
          <table:table-cell office:value-type="float" office:value="0.134441" calcext:value-type="float">
            <text:p>0.134441</text:p>
          </table:table-cell>
          <table:table-cell office:value-type="float" office:value="0.07461613" calcext:value-type="float">
            <text:p>0.07461613</text:p>
          </table:table-cell>
          <table:table-cell office:value-type="float" office:value="0.06789798" calcext:value-type="float">
            <text:p>0.06789798</text:p>
          </table:table-cell>
          <table:table-cell office:value-type="float" office:value="0.0870363" calcext:value-type="float">
            <text:p>0.0870363</text:p>
          </table:table-cell>
          <table:table-cell office:value-type="float" office:value="0.1454176" calcext:value-type="float">
            <text:p>0.1454176</text:p>
          </table:table-cell>
          <table:table-cell office:value-type="float" office:value="0.1698884" calcext:value-type="float">
            <text:p>0.1698884</text:p>
          </table:table-cell>
          <table:table-cell office:value-type="float" office:value="0.169538" calcext:value-type="float">
            <text:p>0.169538</text:p>
          </table:table-cell>
          <table:table-cell office:value-type="float" office:value="0.1740323" calcext:value-type="float">
            <text:p>0.1740323</text:p>
          </table:table-cell>
          <table:table-cell office:value-type="float" office:value="0.1958108" calcext:value-type="float">
            <text:p>0.1958108</text:p>
          </table:table-cell>
          <table:table-cell office:value-type="float" office:value="0.1983669" calcext:value-type="float">
            <text:p>0.1983669</text:p>
          </table:table-cell>
          <table:table-cell office:value-type="float" office:value="0" calcext:value-type="float">
            <text:p>0</text:p>
          </table:table-cell>
          <table:table-cell office:value-type="float" office:value="54.04259" calcext:value-type="float">
            <text:p>54.04259</text:p>
          </table:table-cell>
          <table:table-cell office:value-type="float" office:value="40.05444" calcext:value-type="float">
            <text:p>40.05444</text:p>
          </table:table-cell>
          <table:table-cell office:value-type="float" office:value="38.25515" calcext:value-type="float">
            <text:p>38.25515</text:p>
          </table:table-cell>
          <table:table-cell office:value-type="float" office:value="10.13203" calcext:value-type="float">
            <text:p>10.13203</text:p>
          </table:table-cell>
          <table:table-cell office:value-type="float" office:value="9.340809" calcext:value-type="float">
            <text:p>9.340809</text:p>
          </table:table-cell>
          <table:table-cell office:value-type="float" office:value="3.473346" calcext:value-type="float">
            <text:p>3.473346</text:p>
          </table:table-cell>
          <table:table-cell office:value-type="float" office:value="3.486079" calcext:value-type="float">
            <text:p>3.486079</text:p>
          </table:table-cell>
          <table:table-cell office:value-type="float" office:value="5.974796" calcext:value-type="float">
            <text:p>5.974796</text:p>
          </table:table-cell>
          <table:table-cell office:value-type="float" office:value="8.748598" calcext:value-type="float">
            <text:p>8.748598</text:p>
          </table:table-cell>
          <table:table-cell office:value-type="float" office:value="9.258058" calcext:value-type="float">
            <text:p>9.258058</text:p>
          </table:table-cell>
          <table:table-cell office:value-type="float" office:value="10.17939" calcext:value-type="float">
            <text:p>10.17939</text:p>
          </table:table-cell>
          <table:table-cell office:value-type="float" office:value="10.55682" calcext:value-type="float">
            <text:p>10.55682</text:p>
          </table:table-cell>
          <table:table-cell office:value-type="float" office:value="12.7127" calcext:value-type="float">
            <text:p>12.7127</text:p>
          </table:table-cell>
          <table:table-cell office:value-type="float" office:value="12.90423" calcext:value-type="float">
            <text:p>12.90423</text:p>
          </table:table-cell>
          <table:table-cell office:value-type="float" office:value="0" calcext:value-type="float">
            <text:p>0</text:p>
          </table:table-cell>
          <table:table-cell office:value-type="float" office:value="3.443226" calcext:value-type="float">
            <text:p>3.4432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7" calcext:value-type="float">
            <text:p>5052007</text:p>
          </table:table-cell>
          <table:table-cell office:value-type="float" office:value="3.920236" calcext:value-type="float">
            <text:p>3.920236</text:p>
          </table:table-cell>
          <table:table-cell office:value-type="float" office:value="133.6804" calcext:value-type="float">
            <text:p>133.6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2249" calcext:value-type="float">
            <text:p>42.22249</text:p>
          </table:table-cell>
          <table:table-cell office:value-type="float" office:value="0.012276" calcext:value-type="float">
            <text:p>0.012276</text:p>
          </table:table-cell>
          <table:table-cell office:value-type="float" office:value="0.000006162417" calcext:value-type="float">
            <text:p>6.162417E-06</text:p>
          </table:table-cell>
          <table:table-cell office:value-type="float" office:value="0.01824886" calcext:value-type="float">
            <text:p>0.01824886</text:p>
          </table:table-cell>
          <table:table-cell office:value-type="float" office:value="-0.004608889" calcext:value-type="float">
            <text:p>-0.004608889</text:p>
          </table:table-cell>
          <table:table-cell office:value-type="float" office:value="1163.764" calcext:value-type="float">
            <text:p>1163.764</text:p>
          </table:table-cell>
          <table:table-cell office:value-type="float" office:value="1.847118" calcext:value-type="float">
            <text:p>1.847118</text:p>
          </table:table-cell>
          <table:table-cell office:value-type="float" office:value="0" calcext:value-type="float">
            <text:p>0</text:p>
          </table:table-cell>
          <table:table-cell office:value-type="float" office:value="0.9639025" calcext:value-type="float">
            <text:p>0.9639025</text:p>
          </table:table-cell>
          <table:table-cell office:value-type="float" office:value="0.5426012" calcext:value-type="float">
            <text:p>0.5426012</text:p>
          </table:table-cell>
          <table:table-cell office:value-type="float" office:value="0.4757502" calcext:value-type="float">
            <text:p>0.4757502</text:p>
          </table:table-cell>
          <table:table-cell office:value-type="float" office:value="0.1446046" calcext:value-type="float">
            <text:p>0.1446046</text:p>
          </table:table-cell>
          <table:table-cell office:value-type="float" office:value="0.1180099" calcext:value-type="float">
            <text:p>0.1180099</text:p>
          </table:table-cell>
          <table:table-cell office:value-type="float" office:value="0.06144099" calcext:value-type="float">
            <text:p>0.06144099</text:p>
          </table:table-cell>
          <table:table-cell office:value-type="float" office:value="0.06046341" calcext:value-type="float">
            <text:p>0.06046341</text:p>
          </table:table-cell>
          <table:table-cell office:value-type="float" office:value="0.08713704" calcext:value-type="float">
            <text:p>0.08713704</text:p>
          </table:table-cell>
          <table:table-cell office:value-type="float" office:value="0.1464089" calcext:value-type="float">
            <text:p>0.1464089</text:p>
          </table:table-cell>
          <table:table-cell office:value-type="float" office:value="0.1718269" calcext:value-type="float">
            <text:p>0.1718269</text:p>
          </table:table-cell>
          <table:table-cell office:value-type="float" office:value="0.1703316" calcext:value-type="float">
            <text:p>0.1703316</text:p>
          </table:table-cell>
          <table:table-cell office:value-type="float" office:value="0.1740682" calcext:value-type="float">
            <text:p>0.1740682</text:p>
          </table:table-cell>
          <table:table-cell office:value-type="float" office:value="0.1958228" calcext:value-type="float">
            <text:p>0.1958228</text:p>
          </table:table-cell>
          <table:table-cell office:value-type="float" office:value="0.1983769" calcext:value-type="float">
            <text:p>0.1983769</text:p>
          </table:table-cell>
          <table:table-cell office:value-type="float" office:value="0" calcext:value-type="float">
            <text:p>0</text:p>
          </table:table-cell>
          <table:table-cell office:value-type="float" office:value="54.06564" calcext:value-type="float">
            <text:p>54.06564</text:p>
          </table:table-cell>
          <table:table-cell office:value-type="float" office:value="40.08428" calcext:value-type="float">
            <text:p>40.08428</text:p>
          </table:table-cell>
          <table:table-cell office:value-type="float" office:value="38.30049" calcext:value-type="float">
            <text:p>38.30049</text:p>
          </table:table-cell>
          <table:table-cell office:value-type="float" office:value="10.19011" calcext:value-type="float">
            <text:p>10.19011</text:p>
          </table:table-cell>
          <table:table-cell office:value-type="float" office:value="9.376797" calcext:value-type="float">
            <text:p>9.376797</text:p>
          </table:table-cell>
          <table:table-cell office:value-type="float" office:value="3.487337" calcext:value-type="float">
            <text:p>3.487337</text:p>
          </table:table-cell>
          <table:table-cell office:value-type="float" office:value="3.495029" calcext:value-type="float">
            <text:p>3.495029</text:p>
          </table:table-cell>
          <table:table-cell office:value-type="float" office:value="5.978798" calcext:value-type="float">
            <text:p>5.978798</text:p>
          </table:table-cell>
          <table:table-cell office:value-type="float" office:value="8.752653" calcext:value-type="float">
            <text:p>8.752653</text:p>
          </table:table-cell>
          <table:table-cell office:value-type="float" office:value="9.262217" calcext:value-type="float">
            <text:p>9.262217</text:p>
          </table:table-cell>
          <table:table-cell office:value-type="float" office:value="10.18328" calcext:value-type="float">
            <text:p>10.18328</text:p>
          </table:table-cell>
          <table:table-cell office:value-type="float" office:value="10.56054" calcext:value-type="float">
            <text:p>10.56054</text:p>
          </table:table-cell>
          <table:table-cell office:value-type="float" office:value="12.71379" calcext:value-type="float">
            <text:p>12.71379</text:p>
          </table:table-cell>
          <table:table-cell office:value-type="float" office:value="12.90526" calcext:value-type="float">
            <text:p>12.90526</text:p>
          </table:table-cell>
          <table:table-cell office:value-type="float" office:value="0" calcext:value-type="float">
            <text:p>0</text:p>
          </table:table-cell>
          <table:table-cell office:value-type="float" office:value="25.20395" calcext:value-type="float">
            <text:p>25.203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7" calcext:value-type="float">
            <text:p>6052007</text:p>
          </table:table-cell>
          <table:table-cell office:value-type="float" office:value="3.890093" calcext:value-type="float">
            <text:p>3.890093</text:p>
          </table:table-cell>
          <table:table-cell office:value-type="float" office:value="133.6815" calcext:value-type="float">
            <text:p>133.6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4675" calcext:value-type="float">
            <text:p>42.24675</text:p>
          </table:table-cell>
          <table:table-cell office:value-type="float" office:value="0.012276" calcext:value-type="float">
            <text:p>0.012276</text:p>
          </table:table-cell>
          <table:table-cell office:value-type="float" office:value="0.000006162417" calcext:value-type="float">
            <text:p>6.162417E-06</text:p>
          </table:table-cell>
          <table:table-cell office:value-type="float" office:value="0.01824886" calcext:value-type="float">
            <text:p>0.01824886</text:p>
          </table:table-cell>
          <table:table-cell office:value-type="float" office:value="-0.004608889" calcext:value-type="float">
            <text:p>-0.004608889</text:p>
          </table:table-cell>
          <table:table-cell office:value-type="float" office:value="1163.766" calcext:value-type="float">
            <text:p>1163.766</text:p>
          </table:table-cell>
          <table:table-cell office:value-type="float" office:value="1.850485" calcext:value-type="float">
            <text:p>1.850485</text:p>
          </table:table-cell>
          <table:table-cell office:value-type="float" office:value="0" calcext:value-type="float">
            <text:p>0</text:p>
          </table:table-cell>
          <table:table-cell office:value-type="float" office:value="1.88726" calcext:value-type="float">
            <text:p>1.88726</text:p>
          </table:table-cell>
          <table:table-cell office:value-type="float" office:value="0.6001122" calcext:value-type="float">
            <text:p>0.6001122</text:p>
          </table:table-cell>
          <table:table-cell office:value-type="float" office:value="0.5279476" calcext:value-type="float">
            <text:p>0.5279476</text:p>
          </table:table-cell>
          <table:table-cell office:value-type="float" office:value="0.1113703" calcext:value-type="float">
            <text:p>0.1113703</text:p>
          </table:table-cell>
          <table:table-cell office:value-type="float" office:value="0.09787747" calcext:value-type="float">
            <text:p>0.09787747</text:p>
          </table:table-cell>
          <table:table-cell office:value-type="float" office:value="0.04979875" calcext:value-type="float">
            <text:p>0.04979875</text:p>
          </table:table-cell>
          <table:table-cell office:value-type="float" office:value="0.05585206" calcext:value-type="float">
            <text:p>0.05585206</text:p>
          </table:table-cell>
          <table:table-cell office:value-type="float" office:value="0.08825572" calcext:value-type="float">
            <text:p>0.08825572</text:p>
          </table:table-cell>
          <table:table-cell office:value-type="float" office:value="0.1507729" calcext:value-type="float">
            <text:p>0.1507729</text:p>
          </table:table-cell>
          <table:table-cell office:value-type="float" office:value="0.175008" calcext:value-type="float">
            <text:p>0.175008</text:p>
          </table:table-cell>
          <table:table-cell office:value-type="float" office:value="0.1719555" calcext:value-type="float">
            <text:p>0.1719555</text:p>
          </table:table-cell>
          <table:table-cell office:value-type="float" office:value="0.1740744" calcext:value-type="float">
            <text:p>0.1740744</text:p>
          </table:table-cell>
          <table:table-cell office:value-type="float" office:value="0.1956727" calcext:value-type="float">
            <text:p>0.1956727</text:p>
          </table:table-cell>
          <table:table-cell office:value-type="float" office:value="0.1983869" calcext:value-type="float">
            <text:p>0.1983869</text:p>
          </table:table-cell>
          <table:table-cell office:value-type="float" office:value="0" calcext:value-type="float">
            <text:p>0</text:p>
          </table:table-cell>
          <table:table-cell office:value-type="float" office:value="54.36541" calcext:value-type="float">
            <text:p>54.36541</text:p>
          </table:table-cell>
          <table:table-cell office:value-type="float" office:value="40.16449" calcext:value-type="float">
            <text:p>40.16449</text:p>
          </table:table-cell>
          <table:table-cell office:value-type="float" office:value="38.37857" calcext:value-type="float">
            <text:p>38.37857</text:p>
          </table:table-cell>
          <table:table-cell office:value-type="float" office:value="10.20735" calcext:value-type="float">
            <text:p>10.20735</text:p>
          </table:table-cell>
          <table:table-cell office:value-type="float" office:value="9.389442" calcext:value-type="float">
            <text:p>9.389442</text:p>
          </table:table-cell>
          <table:table-cell office:value-type="float" office:value="3.49421" calcext:value-type="float">
            <text:p>3.49421</text:p>
          </table:table-cell>
          <table:table-cell office:value-type="float" office:value="3.501365" calcext:value-type="float">
            <text:p>3.501365</text:p>
          </table:table-cell>
          <table:table-cell office:value-type="float" office:value="5.982893" calcext:value-type="float">
            <text:p>5.982893</text:p>
          </table:table-cell>
          <table:table-cell office:value-type="float" office:value="8.757325" calcext:value-type="float">
            <text:p>8.757325</text:p>
          </table:table-cell>
          <table:table-cell office:value-type="float" office:value="9.266509" calcext:value-type="float">
            <text:p>9.266509</text:p>
          </table:table-cell>
          <table:table-cell office:value-type="float" office:value="10.18745" calcext:value-type="float">
            <text:p>10.18745</text:p>
          </table:table-cell>
          <table:table-cell office:value-type="float" office:value="10.56435" calcext:value-type="float">
            <text:p>10.56435</text:p>
          </table:table-cell>
          <table:table-cell office:value-type="float" office:value="12.71487" calcext:value-type="float">
            <text:p>12.71487</text:p>
          </table:table-cell>
          <table:table-cell office:value-type="float" office:value="12.9063" calcext:value-type="float">
            <text:p>12.9063</text:p>
          </table:table-cell>
          <table:table-cell office:value-type="float" office:value="0" calcext:value-type="float">
            <text:p>0</text:p>
          </table:table-cell>
          <table:table-cell office:value-type="float" office:value="18.77959" calcext:value-type="float">
            <text:p>18.77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7" calcext:value-type="float">
            <text:p>7052007</text:p>
          </table:table-cell>
          <table:table-cell office:value-type="float" office:value="3.856586" calcext:value-type="float">
            <text:p>3.856586</text:p>
          </table:table-cell>
          <table:table-cell office:value-type="float" office:value="133.6832" calcext:value-type="float">
            <text:p>133.6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7206" calcext:value-type="float">
            <text:p>42.27206</text:p>
          </table:table-cell>
          <table:table-cell office:value-type="float" office:value="0.012276" calcext:value-type="float">
            <text:p>0.012276</text:p>
          </table:table-cell>
          <table:table-cell office:value-type="float" office:value="0.000006162417" calcext:value-type="float">
            <text:p>6.162417E-06</text:p>
          </table:table-cell>
          <table:table-cell office:value-type="float" office:value="0.01824886" calcext:value-type="float">
            <text:p>0.01824886</text:p>
          </table:table-cell>
          <table:table-cell office:value-type="float" office:value="-0.004608977" calcext:value-type="float">
            <text:p>-0.004608977</text:p>
          </table:table-cell>
          <table:table-cell office:value-type="float" office:value="1163.769" calcext:value-type="float">
            <text:p>1163.769</text:p>
          </table:table-cell>
          <table:table-cell office:value-type="float" office:value="1.838396" calcext:value-type="float">
            <text:p>1.838396</text:p>
          </table:table-cell>
          <table:table-cell office:value-type="float" office:value="0" calcext:value-type="float">
            <text:p>0</text:p>
          </table:table-cell>
          <table:table-cell office:value-type="float" office:value="1.834339" calcext:value-type="float">
            <text:p>1.834339</text:p>
          </table:table-cell>
          <table:table-cell office:value-type="float" office:value="0.6779463" calcext:value-type="float">
            <text:p>0.6779463</text:p>
          </table:table-cell>
          <table:table-cell office:value-type="float" office:value="0.5905556" calcext:value-type="float">
            <text:p>0.5905556</text:p>
          </table:table-cell>
          <table:table-cell office:value-type="float" office:value="0.1118397" calcext:value-type="float">
            <text:p>0.1118397</text:p>
          </table:table-cell>
          <table:table-cell office:value-type="float" office:value="0.09772986" calcext:value-type="float">
            <text:p>0.09772986</text:p>
          </table:table-cell>
          <table:table-cell office:value-type="float" office:value="0.04809223" calcext:value-type="float">
            <text:p>0.04809223</text:p>
          </table:table-cell>
          <table:table-cell office:value-type="float" office:value="0.05533295" calcext:value-type="float">
            <text:p>0.05533295</text:p>
          </table:table-cell>
          <table:table-cell office:value-type="float" office:value="0.08883569" calcext:value-type="float">
            <text:p>0.08883569</text:p>
          </table:table-cell>
          <table:table-cell office:value-type="float" office:value="0.1529583" calcext:value-type="float">
            <text:p>0.1529583</text:p>
          </table:table-cell>
          <table:table-cell office:value-type="float" office:value="0.1769893" calcext:value-type="float">
            <text:p>0.1769893</text:p>
          </table:table-cell>
          <table:table-cell office:value-type="float" office:value="0.1732087" calcext:value-type="float">
            <text:p>0.1732087</text:p>
          </table:table-cell>
          <table:table-cell office:value-type="float" office:value="0.1742789" calcext:value-type="float">
            <text:p>0.1742789</text:p>
          </table:table-cell>
          <table:table-cell office:value-type="float" office:value="0.1953326" calcext:value-type="float">
            <text:p>0.1953326</text:p>
          </table:table-cell>
          <table:table-cell office:value-type="float" office:value="0.198397" calcext:value-type="float">
            <text:p>0.198397</text:p>
          </table:table-cell>
          <table:table-cell office:value-type="float" office:value="0" calcext:value-type="float">
            <text:p>0</text:p>
          </table:table-cell>
          <table:table-cell office:value-type="float" office:value="54.63047" calcext:value-type="float">
            <text:p>54.63047</text:p>
          </table:table-cell>
          <table:table-cell office:value-type="float" office:value="40.2679" calcext:value-type="float">
            <text:p>40.2679</text:p>
          </table:table-cell>
          <table:table-cell office:value-type="float" office:value="38.47068" calcext:value-type="float">
            <text:p>38.47068</text:p>
          </table:table-cell>
          <table:table-cell office:value-type="float" office:value="10.21759" calcext:value-type="float">
            <text:p>10.21759</text:p>
          </table:table-cell>
          <table:table-cell office:value-type="float" office:value="9.39718" calcext:value-type="float">
            <text:p>9.39718</text:p>
          </table:table-cell>
          <table:table-cell office:value-type="float" office:value="3.499151" calcext:value-type="float">
            <text:p>3.499151</text:p>
          </table:table-cell>
          <table:table-cell office:value-type="float" office:value="3.506931" calcext:value-type="float">
            <text:p>3.506931</text:p>
          </table:table-cell>
          <table:table-cell office:value-type="float" office:value="5.987127" calcext:value-type="float">
            <text:p>5.987127</text:p>
          </table:table-cell>
          <table:table-cell office:value-type="float" office:value="8.762573" calcext:value-type="float">
            <text:p>8.762573</text:p>
          </table:table-cell>
          <table:table-cell office:value-type="float" office:value="9.271116" calcext:value-type="float">
            <text:p>9.271116</text:p>
          </table:table-cell>
          <table:table-cell office:value-type="float" office:value="10.19167" calcext:value-type="float">
            <text:p>10.19167</text:p>
          </table:table-cell>
          <table:table-cell office:value-type="float" office:value="10.5683" calcext:value-type="float">
            <text:p>10.5683</text:p>
          </table:table-cell>
          <table:table-cell office:value-type="float" office:value="12.71591" calcext:value-type="float">
            <text:p>12.71591</text:p>
          </table:table-cell>
          <table:table-cell office:value-type="float" office:value="12.90736" calcext:value-type="float">
            <text:p>12.90736</text:p>
          </table:table-cell>
          <table:table-cell office:value-type="float" office:value="0" calcext:value-type="float">
            <text:p>0</text:p>
          </table:table-cell>
          <table:table-cell office:value-type="float" office:value="47.25864" calcext:value-type="float">
            <text:p>47.258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7" calcext:value-type="float">
            <text:p>8052007</text:p>
          </table:table-cell>
          <table:table-cell office:value-type="float" office:value="3.818857" calcext:value-type="float">
            <text:p>3.818857</text:p>
          </table:table-cell>
          <table:table-cell office:value-type="float" office:value="133.6839" calcext:value-type="float">
            <text:p>133.6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30027" calcext:value-type="float">
            <text:p>42.30027</text:p>
          </table:table-cell>
          <table:table-cell office:value-type="float" office:value="0.012276" calcext:value-type="float">
            <text:p>0.012276</text:p>
          </table:table-cell>
          <table:table-cell office:value-type="float" office:value="0.0005604104" calcext:value-type="float">
            <text:p>0.0005604104</text:p>
          </table:table-cell>
          <table:table-cell office:value-type="float" office:value="0.01824886" calcext:value-type="float">
            <text:p>0.01824886</text:p>
          </table:table-cell>
          <table:table-cell office:value-type="float" office:value="-0.0009570906" calcext:value-type="float">
            <text:p>-0.0009570906</text:p>
          </table:table-cell>
          <table:table-cell office:value-type="float" office:value="1163.772" calcext:value-type="float">
            <text:p>1163.772</text:p>
          </table:table-cell>
          <table:table-cell office:value-type="float" office:value="1.831005" calcext:value-type="float">
            <text:p>1.831005</text:p>
          </table:table-cell>
          <table:table-cell office:value-type="float" office:value="0" calcext:value-type="float">
            <text:p>0</text:p>
          </table:table-cell>
          <table:table-cell office:value-type="float" office:value="1.309472" calcext:value-type="float">
            <text:p>1.309472</text:p>
          </table:table-cell>
          <table:table-cell office:value-type="float" office:value="0.8312722" calcext:value-type="float">
            <text:p>0.8312722</text:p>
          </table:table-cell>
          <table:table-cell office:value-type="float" office:value="0.7290223" calcext:value-type="float">
            <text:p>0.7290223</text:p>
          </table:table-cell>
          <table:table-cell office:value-type="float" office:value="0.1224538" calcext:value-type="float">
            <text:p>0.1224538</text:p>
          </table:table-cell>
          <table:table-cell office:value-type="float" office:value="0.1086615" calcext:value-type="float">
            <text:p>0.1086615</text:p>
          </table:table-cell>
          <table:table-cell office:value-type="float" office:value="0.05158137" calcext:value-type="float">
            <text:p>0.05158137</text:p>
          </table:table-cell>
          <table:table-cell office:value-type="float" office:value="0.05878199" calcext:value-type="float">
            <text:p>0.05878199</text:p>
          </table:table-cell>
          <table:table-cell office:value-type="float" office:value="0.09009815" calcext:value-type="float">
            <text:p>0.09009815</text:p>
          </table:table-cell>
          <table:table-cell office:value-type="float" office:value="0.1549838" calcext:value-type="float">
            <text:p>0.1549838</text:p>
          </table:table-cell>
          <table:table-cell office:value-type="float" office:value="0.1784117" calcext:value-type="float">
            <text:p>0.1784117</text:p>
          </table:table-cell>
          <table:table-cell office:value-type="float" office:value="0.1740846" calcext:value-type="float">
            <text:p>0.1740846</text:p>
          </table:table-cell>
          <table:table-cell office:value-type="float" office:value="0.1745464" calcext:value-type="float">
            <text:p>0.1745464</text:p>
          </table:table-cell>
          <table:table-cell office:value-type="float" office:value="0.1951748" calcext:value-type="float">
            <text:p>0.1951748</text:p>
          </table:table-cell>
          <table:table-cell office:value-type="float" office:value="0.198407" calcext:value-type="float">
            <text:p>0.198407</text:p>
          </table:table-cell>
          <table:table-cell office:value-type="float" office:value="0" calcext:value-type="float">
            <text:p>0</text:p>
          </table:table-cell>
          <table:table-cell office:value-type="float" office:value="54.80305" calcext:value-type="float">
            <text:p>54.80305</text:p>
          </table:table-cell>
          <table:table-cell office:value-type="float" office:value="40.41459" calcext:value-type="float">
            <text:p>40.41459</text:p>
          </table:table-cell>
          <table:table-cell office:value-type="float" office:value="38.59536" calcext:value-type="float">
            <text:p>38.59536</text:p>
          </table:table-cell>
          <table:table-cell office:value-type="float" office:value="10.22933" calcext:value-type="float">
            <text:p>10.22933</text:p>
          </table:table-cell>
          <table:table-cell office:value-type="float" office:value="9.406763" calcext:value-type="float">
            <text:p>9.406763</text:p>
          </table:table-cell>
          <table:table-cell office:value-type="float" office:value="3.504113" calcext:value-type="float">
            <text:p>3.504113</text:p>
          </table:table-cell>
          <table:table-cell office:value-type="float" office:value="3.512609" calcext:value-type="float">
            <text:p>3.512609</text:p>
          </table:table-cell>
          <table:table-cell office:value-type="float" office:value="5.991487" calcext:value-type="float">
            <text:p>5.991487</text:p>
          </table:table-cell>
          <table:table-cell office:value-type="float" office:value="8.768122" calcext:value-type="float">
            <text:p>8.768122</text:p>
          </table:table-cell>
          <table:table-cell office:value-type="float" office:value="9.275886" calcext:value-type="float">
            <text:p>9.275886</text:p>
          </table:table-cell>
          <table:table-cell office:value-type="float" office:value="10.19585" calcext:value-type="float">
            <text:p>10.19585</text:p>
          </table:table-cell>
          <table:table-cell office:value-type="float" office:value="10.57233" calcext:value-type="float">
            <text:p>10.57233</text:p>
          </table:table-cell>
          <table:table-cell office:value-type="float" office:value="12.71692" calcext:value-type="float">
            <text:p>12.71692</text:p>
          </table:table-cell>
          <table:table-cell office:value-type="float" office:value="12.90843" calcext:value-type="float">
            <text:p>12.90843</text:p>
          </table:table-cell>
          <table:table-cell office:value-type="float" office:value="0" calcext:value-type="float">
            <text:p>0</text:p>
          </table:table-cell>
          <table:table-cell office:value-type="float" office:value="55.24393" calcext:value-type="float">
            <text:p>55.243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7" calcext:value-type="float">
            <text:p>9052007</text:p>
          </table:table-cell>
          <table:table-cell office:value-type="float" office:value="3.778791" calcext:value-type="float">
            <text:p>3.778791</text:p>
          </table:table-cell>
          <table:table-cell office:value-type="float" office:value="133.6843" calcext:value-type="float">
            <text:p>133.6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33126" calcext:value-type="float">
            <text:p>42.33126</text:p>
          </table:table-cell>
          <table:table-cell office:value-type="float" office:value="0.012276" calcext:value-type="float">
            <text:p>0.012276</text:p>
          </table:table-cell>
          <table:table-cell office:value-type="float" office:value="0.0007145397" calcext:value-type="float">
            <text:p>0.0007145397</text:p>
          </table:table-cell>
          <table:table-cell office:value-type="float" office:value="0.01824886" calcext:value-type="float">
            <text:p>0.01824886</text:p>
          </table:table-cell>
          <table:table-cell office:value-type="float" office:value="0.001491315" calcext:value-type="float">
            <text:p>0.001491315</text:p>
          </table:table-cell>
          <table:table-cell office:value-type="float" office:value="1163.776" calcext:value-type="float">
            <text:p>1163.776</text:p>
          </table:table-cell>
          <table:table-cell office:value-type="float" office:value="1.823774" calcext:value-type="float">
            <text:p>1.823774</text:p>
          </table:table-cell>
          <table:table-cell office:value-type="float" office:value="0" calcext:value-type="float">
            <text:p>0</text:p>
          </table:table-cell>
          <table:table-cell office:value-type="float" office:value="1.467915" calcext:value-type="float">
            <text:p>1.467915</text:p>
          </table:table-cell>
          <table:table-cell office:value-type="float" office:value="0.9513053" calcext:value-type="float">
            <text:p>0.9513053</text:p>
          </table:table-cell>
          <table:table-cell office:value-type="float" office:value="0.8454447" calcext:value-type="float">
            <text:p>0.8454447</text:p>
          </table:table-cell>
          <table:table-cell office:value-type="float" office:value="0.1308001" calcext:value-type="float">
            <text:p>0.1308001</text:p>
          </table:table-cell>
          <table:table-cell office:value-type="float" office:value="0.1201076" calcext:value-type="float">
            <text:p>0.1201076</text:p>
          </table:table-cell>
          <table:table-cell office:value-type="float" office:value="0.05557508" calcext:value-type="float">
            <text:p>0.05557508</text:p>
          </table:table-cell>
          <table:table-cell office:value-type="float" office:value="0.06273518" calcext:value-type="float">
            <text:p>0.06273518</text:p>
          </table:table-cell>
          <table:table-cell office:value-type="float" office:value="0.090993" calcext:value-type="float">
            <text:p>0.090993</text:p>
          </table:table-cell>
          <table:table-cell office:value-type="float" office:value="0.1563721" calcext:value-type="float">
            <text:p>0.1563721</text:p>
          </table:table-cell>
          <table:table-cell office:value-type="float" office:value="0.1795028" calcext:value-type="float">
            <text:p>0.1795028</text:p>
          </table:table-cell>
          <table:table-cell office:value-type="float" office:value="0.1746339" calcext:value-type="float">
            <text:p>0.1746339</text:p>
          </table:table-cell>
          <table:table-cell office:value-type="float" office:value="0.1747575" calcext:value-type="float">
            <text:p>0.1747575</text:p>
          </table:table-cell>
          <table:table-cell office:value-type="float" office:value="0.1953711" calcext:value-type="float">
            <text:p>0.1953711</text:p>
          </table:table-cell>
          <table:table-cell office:value-type="float" office:value="0.198417" calcext:value-type="float">
            <text:p>0.198417</text:p>
          </table:table-cell>
          <table:table-cell office:value-type="float" office:value="0" calcext:value-type="float">
            <text:p>0</text:p>
          </table:table-cell>
          <table:table-cell office:value-type="float" office:value="54.95284" calcext:value-type="float">
            <text:p>54.95284</text:p>
          </table:table-cell>
          <table:table-cell office:value-type="float" office:value="40.59112" calcext:value-type="float">
            <text:p>40.59112</text:p>
          </table:table-cell>
          <table:table-cell office:value-type="float" office:value="38.74781" calcext:value-type="float">
            <text:p>38.74781</text:p>
          </table:table-cell>
          <table:table-cell office:value-type="float" office:value="10.24293" calcext:value-type="float">
            <text:p>10.24293</text:p>
          </table:table-cell>
          <table:table-cell office:value-type="float" office:value="9.419301" calcext:value-type="float">
            <text:p>9.419301</text:p>
          </table:table-cell>
          <table:table-cell office:value-type="float" office:value="3.509541" calcext:value-type="float">
            <text:p>3.509541</text:p>
          </table:table-cell>
          <table:table-cell office:value-type="float" office:value="3.518698" calcext:value-type="float">
            <text:p>3.518698</text:p>
          </table:table-cell>
          <table:table-cell office:value-type="float" office:value="5.995998" calcext:value-type="float">
            <text:p>5.995998</text:p>
          </table:table-cell>
          <table:table-cell office:value-type="float" office:value="8.773872" calcext:value-type="float">
            <text:p>8.773872</text:p>
          </table:table-cell>
          <table:table-cell office:value-type="float" office:value="9.280673" calcext:value-type="float">
            <text:p>9.280673</text:p>
          </table:table-cell>
          <table:table-cell office:value-type="float" office:value="10.19999" calcext:value-type="float">
            <text:p>10.19999</text:p>
          </table:table-cell>
          <table:table-cell office:value-type="float" office:value="10.5763" calcext:value-type="float">
            <text:p>10.5763</text:p>
          </table:table-cell>
          <table:table-cell office:value-type="float" office:value="12.71796" calcext:value-type="float">
            <text:p>12.71796</text:p>
          </table:table-cell>
          <table:table-cell office:value-type="float" office:value="12.90951" calcext:value-type="float">
            <text:p>12.90951</text:p>
          </table:table-cell>
          <table:table-cell office:value-type="float" office:value="0" calcext:value-type="float">
            <text:p>0</text:p>
          </table:table-cell>
          <table:table-cell office:value-type="float" office:value="52.34192" calcext:value-type="float">
            <text:p>52.341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7" calcext:value-type="float">
            <text:p>10052007</text:p>
          </table:table-cell>
          <table:table-cell office:value-type="float" office:value="3.739731" calcext:value-type="float">
            <text:p>3.739731</text:p>
          </table:table-cell>
          <table:table-cell office:value-type="float" office:value="133.6848" calcext:value-type="float">
            <text:p>133.6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3834" calcext:value-type="float">
            <text:p>42.3834</text:p>
          </table:table-cell>
          <table:table-cell office:value-type="float" office:value="0.012276" calcext:value-type="float">
            <text:p>0.012276</text:p>
          </table:table-cell>
          <table:table-cell office:value-type="float" office:value="0.0007404012" calcext:value-type="float">
            <text:p>0.0007404012</text:p>
          </table:table-cell>
          <table:table-cell office:value-type="float" office:value="0.01824886" calcext:value-type="float">
            <text:p>0.01824886</text:p>
          </table:table-cell>
          <table:table-cell office:value-type="float" office:value="0.002847781" calcext:value-type="float">
            <text:p>0.002847781</text:p>
          </table:table-cell>
          <table:table-cell office:value-type="float" office:value="1163.743" calcext:value-type="float">
            <text:p>1163.743</text:p>
          </table:table-cell>
          <table:table-cell office:value-type="float" office:value="1.818967" calcext:value-type="float">
            <text:p>1.818967</text:p>
          </table:table-cell>
          <table:table-cell office:value-type="float" office:value="0" calcext:value-type="float">
            <text:p>0</text:p>
          </table:table-cell>
          <table:table-cell office:value-type="float" office:value="5.623376" calcext:value-type="float">
            <text:p>5.623376</text:p>
          </table:table-cell>
          <table:table-cell office:value-type="float" office:value="2.281042" calcext:value-type="float">
            <text:p>2.281042</text:p>
          </table:table-cell>
          <table:table-cell office:value-type="float" office:value="0.841071" calcext:value-type="float">
            <text:p>0.841071</text:p>
          </table:table-cell>
          <table:table-cell office:value-type="float" office:value="0.1312011" calcext:value-type="float">
            <text:p>0.1312011</text:p>
          </table:table-cell>
          <table:table-cell office:value-type="float" office:value="0.1239209" calcext:value-type="float">
            <text:p>0.1239209</text:p>
          </table:table-cell>
          <table:table-cell office:value-type="float" office:value="0.05791698" calcext:value-type="float">
            <text:p>0.05791698</text:p>
          </table:table-cell>
          <table:table-cell office:value-type="float" office:value="0.06532983" calcext:value-type="float">
            <text:p>0.06532983</text:p>
          </table:table-cell>
          <table:table-cell office:value-type="float" office:value="0.09155543" calcext:value-type="float">
            <text:p>0.09155543</text:p>
          </table:table-cell>
          <table:table-cell office:value-type="float" office:value="0.1568202" calcext:value-type="float">
            <text:p>0.1568202</text:p>
          </table:table-cell>
          <table:table-cell office:value-type="float" office:value="0.1801828" calcext:value-type="float">
            <text:p>0.1801828</text:p>
          </table:table-cell>
          <table:table-cell office:value-type="float" office:value="0.1749554" calcext:value-type="float">
            <text:p>0.1749554</text:p>
          </table:table-cell>
          <table:table-cell office:value-type="float" office:value="0.1749419" calcext:value-type="float">
            <text:p>0.1749419</text:p>
          </table:table-cell>
          <table:table-cell office:value-type="float" office:value="0.1955925" calcext:value-type="float">
            <text:p>0.1955925</text:p>
          </table:table-cell>
          <table:table-cell office:value-type="float" office:value="0.198427" calcext:value-type="float">
            <text:p>0.198427</text:p>
          </table:table-cell>
          <table:table-cell office:value-type="float" office:value="0" calcext:value-type="float">
            <text:p>0</text:p>
          </table:table-cell>
          <table:table-cell office:value-type="float" office:value="47.50205" calcext:value-type="float">
            <text:p>47.50205</text:p>
          </table:table-cell>
          <table:table-cell office:value-type="float" office:value="43.1538" calcext:value-type="float">
            <text:p>43.1538</text:p>
          </table:table-cell>
          <table:table-cell office:value-type="float" office:value="38.92305" calcext:value-type="float">
            <text:p>38.92305</text:p>
          </table:table-cell>
          <table:table-cell office:value-type="float" office:value="10.25846" calcext:value-type="float">
            <text:p>10.25846</text:p>
          </table:table-cell>
          <table:table-cell office:value-type="float" office:value="9.434983" calcext:value-type="float">
            <text:p>9.434983</text:p>
          </table:table-cell>
          <table:table-cell office:value-type="float" office:value="3.515617" calcext:value-type="float">
            <text:p>3.515617</text:p>
          </table:table-cell>
          <table:table-cell office:value-type="float" office:value="3.525265" calcext:value-type="float">
            <text:p>3.525265</text:p>
          </table:table-cell>
          <table:table-cell office:value-type="float" office:value="6.000578" calcext:value-type="float">
            <text:p>6.000578</text:p>
          </table:table-cell>
          <table:table-cell office:value-type="float" office:value="8.779625" calcext:value-type="float">
            <text:p>8.779625</text:p>
          </table:table-cell>
          <table:table-cell office:value-type="float" office:value="9.285456" calcext:value-type="float">
            <text:p>9.285456</text:p>
          </table:table-cell>
          <table:table-cell office:value-type="float" office:value="10.20406" calcext:value-type="float">
            <text:p>10.20406</text:p>
          </table:table-cell>
          <table:table-cell office:value-type="float" office:value="10.58025" calcext:value-type="float">
            <text:p>10.58025</text:p>
          </table:table-cell>
          <table:table-cell office:value-type="float" office:value="12.71907" calcext:value-type="float">
            <text:p>12.71907</text:p>
          </table:table-cell>
          <table:table-cell office:value-type="float" office:value="12.91061" calcext:value-type="float">
            <text:p>12.91061</text:p>
          </table:table-cell>
          <table:table-cell office:value-type="float" office:value="0" calcext:value-type="float">
            <text:p>0</text:p>
          </table:table-cell>
          <table:table-cell office:value-type="float" office:value="35.22927" calcext:value-type="float">
            <text:p>35.229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7" calcext:value-type="float">
            <text:p>11052007</text:p>
          </table:table-cell>
          <table:table-cell office:value-type="float" office:value="3.699091" calcext:value-type="float">
            <text:p>3.699091</text:p>
          </table:table-cell>
          <table:table-cell office:value-type="float" office:value="133.6849" calcext:value-type="float">
            <text:p>133.6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2864" calcext:value-type="float">
            <text:p>42.42864</text:p>
          </table:table-cell>
          <table:table-cell office:value-type="float" office:value="0.012276" calcext:value-type="float">
            <text:p>0.012276</text:p>
          </table:table-cell>
          <table:table-cell office:value-type="float" office:value="0.000752195" calcext:value-type="float">
            <text:p>0.000752195</text:p>
          </table:table-cell>
          <table:table-cell office:value-type="float" office:value="0.01824886" calcext:value-type="float">
            <text:p>0.01824886</text:p>
          </table:table-cell>
          <table:table-cell office:value-type="float" office:value="0.00383954" calcext:value-type="float">
            <text:p>0.00383954</text:p>
          </table:table-cell>
          <table:table-cell office:value-type="float" office:value="1163.753" calcext:value-type="float">
            <text:p>1163.753</text:p>
          </table:table-cell>
          <table:table-cell office:value-type="float" office:value="1.811898" calcext:value-type="float">
            <text:p>1.811898</text:p>
          </table:table-cell>
          <table:table-cell office:value-type="float" office:value="0" calcext:value-type="float">
            <text:p>0</text:p>
          </table:table-cell>
          <table:table-cell office:value-type="float" office:value="2.286984" calcext:value-type="float">
            <text:p>2.286984</text:p>
          </table:table-cell>
          <table:table-cell office:value-type="float" office:value="1.252674" calcext:value-type="float">
            <text:p>1.252674</text:p>
          </table:table-cell>
          <table:table-cell office:value-type="float" office:value="0.8495074" calcext:value-type="float">
            <text:p>0.8495074</text:p>
          </table:table-cell>
          <table:table-cell office:value-type="float" office:value="0.1334833" calcext:value-type="float">
            <text:p>0.1334833</text:p>
          </table:table-cell>
          <table:table-cell office:value-type="float" office:value="0.1256669" calcext:value-type="float">
            <text:p>0.1256669</text:p>
          </table:table-cell>
          <table:table-cell office:value-type="float" office:value="0.05853643" calcext:value-type="float">
            <text:p>0.05853643</text:p>
          </table:table-cell>
          <table:table-cell office:value-type="float" office:value="0.06600965" calcext:value-type="float">
            <text:p>0.06600965</text:p>
          </table:table-cell>
          <table:table-cell office:value-type="float" office:value="0.09182395" calcext:value-type="float">
            <text:p>0.09182395</text:p>
          </table:table-cell>
          <table:table-cell office:value-type="float" office:value="0.1569382" calcext:value-type="float">
            <text:p>0.1569382</text:p>
          </table:table-cell>
          <table:table-cell office:value-type="float" office:value="0.1806213" calcext:value-type="float">
            <text:p>0.1806213</text:p>
          </table:table-cell>
          <table:table-cell office:value-type="float" office:value="0.1751553" calcext:value-type="float">
            <text:p>0.1751553</text:p>
          </table:table-cell>
          <table:table-cell office:value-type="float" office:value="0.1750393" calcext:value-type="float">
            <text:p>0.1750393</text:p>
          </table:table-cell>
          <table:table-cell office:value-type="float" office:value="0.1957504" calcext:value-type="float">
            <text:p>0.1957504</text:p>
          </table:table-cell>
          <table:table-cell office:value-type="float" office:value="0.198437" calcext:value-type="float">
            <text:p>0.198437</text:p>
          </table:table-cell>
          <table:table-cell office:value-type="float" office:value="0" calcext:value-type="float">
            <text:p>0</text:p>
          </table:table-cell>
          <table:table-cell office:value-type="float" office:value="47.99625" calcext:value-type="float">
            <text:p>47.99625</text:p>
          </table:table-cell>
          <table:table-cell office:value-type="float" office:value="43.56689" calcext:value-type="float">
            <text:p>43.56689</text:p>
          </table:table-cell>
          <table:table-cell office:value-type="float" office:value="39.09192" calcext:value-type="float">
            <text:p>39.09192</text:p>
          </table:table-cell>
          <table:table-cell office:value-type="float" office:value="10.27384" calcext:value-type="float">
            <text:p>10.27384</text:p>
          </table:table-cell>
          <table:table-cell office:value-type="float" office:value="9.450941" calcext:value-type="float">
            <text:p>9.450941</text:p>
          </table:table-cell>
          <table:table-cell office:value-type="float" office:value="3.521854" calcext:value-type="float">
            <text:p>3.521854</text:p>
          </table:table-cell>
          <table:table-cell office:value-type="float" office:value="3.532011" calcext:value-type="float">
            <text:p>3.532011</text:p>
          </table:table-cell>
          <table:table-cell office:value-type="float" office:value="6.005196" calcext:value-type="float">
            <text:p>6.005196</text:p>
          </table:table-cell>
          <table:table-cell office:value-type="float" office:value="8.785318" calcext:value-type="float">
            <text:p>8.785318</text:p>
          </table:table-cell>
          <table:table-cell office:value-type="float" office:value="9.2902" calcext:value-type="float">
            <text:p>9.2902</text:p>
          </table:table-cell>
          <table:table-cell office:value-type="float" office:value="10.20813" calcext:value-type="float">
            <text:p>10.20813</text:p>
          </table:table-cell>
          <table:table-cell office:value-type="float" office:value="10.58415" calcext:value-type="float">
            <text:p>10.58415</text:p>
          </table:table-cell>
          <table:table-cell office:value-type="float" office:value="12.72023" calcext:value-type="float">
            <text:p>12.72023</text:p>
          </table:table-cell>
          <table:table-cell office:value-type="float" office:value="12.91173" calcext:value-type="float">
            <text:p>12.91173</text:p>
          </table:table-cell>
          <table:table-cell office:value-type="float" office:value="0" calcext:value-type="float">
            <text:p>0</text:p>
          </table:table-cell>
          <table:table-cell office:value-type="float" office:value="25.2306" calcext:value-type="float">
            <text:p>25.23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7" calcext:value-type="float">
            <text:p>12052007</text:p>
          </table:table-cell>
          <table:table-cell office:value-type="float" office:value="3.6649" calcext:value-type="float">
            <text:p>3.6649</text:p>
          </table:table-cell>
          <table:table-cell office:value-type="float" office:value="133.6847" calcext:value-type="float">
            <text:p>133.6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6286" calcext:value-type="float">
            <text:p>42.46286</text:p>
          </table:table-cell>
          <table:table-cell office:value-type="float" office:value="0.012276" calcext:value-type="float">
            <text:p>0.012276</text:p>
          </table:table-cell>
          <table:table-cell office:value-type="float" office:value="0.0007594046" calcext:value-type="float">
            <text:p>0.0007594046</text:p>
          </table:table-cell>
          <table:table-cell office:value-type="float" office:value="0.01824886" calcext:value-type="float">
            <text:p>0.01824886</text:p>
          </table:table-cell>
          <table:table-cell office:value-type="float" office:value="0.004585001" calcext:value-type="float">
            <text:p>0.004585001</text:p>
          </table:table-cell>
          <table:table-cell office:value-type="float" office:value="1163.758" calcext:value-type="float">
            <text:p>1163.758</text:p>
          </table:table-cell>
          <table:table-cell office:value-type="float" office:value="1.80864" calcext:value-type="float">
            <text:p>1.80864</text:p>
          </table:table-cell>
          <table:table-cell office:value-type="float" office:value="0" calcext:value-type="float">
            <text:p>0</text:p>
          </table:table-cell>
          <table:table-cell office:value-type="float" office:value="1.876484" calcext:value-type="float">
            <text:p>1.876484</text:p>
          </table:table-cell>
          <table:table-cell office:value-type="float" office:value="0.9805478" calcext:value-type="float">
            <text:p>0.9805478</text:p>
          </table:table-cell>
          <table:table-cell office:value-type="float" office:value="0.7847894" calcext:value-type="float">
            <text:p>0.7847894</text:p>
          </table:table-cell>
          <table:table-cell office:value-type="float" office:value="0.1274728" calcext:value-type="float">
            <text:p>0.1274728</text:p>
          </table:table-cell>
          <table:table-cell office:value-type="float" office:value="0.121192" calcext:value-type="float">
            <text:p>0.121192</text:p>
          </table:table-cell>
          <table:table-cell office:value-type="float" office:value="0.0573341" calcext:value-type="float">
            <text:p>0.0573341</text:p>
          </table:table-cell>
          <table:table-cell office:value-type="float" office:value="0.06548972" calcext:value-type="float">
            <text:p>0.06548972</text:p>
          </table:table-cell>
          <table:table-cell office:value-type="float" office:value="0.0919516" calcext:value-type="float">
            <text:p>0.0919516</text:p>
          </table:table-cell>
          <table:table-cell office:value-type="float" office:value="0.1569704" calcext:value-type="float">
            <text:p>0.1569704</text:p>
          </table:table-cell>
          <table:table-cell office:value-type="float" office:value="0.1809199" calcext:value-type="float">
            <text:p>0.1809199</text:p>
          </table:table-cell>
          <table:table-cell office:value-type="float" office:value="0.1752923" calcext:value-type="float">
            <text:p>0.1752923</text:p>
          </table:table-cell>
          <table:table-cell office:value-type="float" office:value="0.1751104" calcext:value-type="float">
            <text:p>0.1751104</text:p>
          </table:table-cell>
          <table:table-cell office:value-type="float" office:value="0.1958584" calcext:value-type="float">
            <text:p>0.1958584</text:p>
          </table:table-cell>
          <table:table-cell office:value-type="float" office:value="0.1984471" calcext:value-type="float">
            <text:p>0.1984471</text:p>
          </table:table-cell>
          <table:table-cell office:value-type="float" office:value="0" calcext:value-type="float">
            <text:p>0</text:p>
          </table:table-cell>
          <table:table-cell office:value-type="float" office:value="48.25855" calcext:value-type="float">
            <text:p>48.25855</text:p>
          </table:table-cell>
          <table:table-cell office:value-type="float" office:value="43.78617" calcext:value-type="float">
            <text:p>43.78617</text:p>
          </table:table-cell>
          <table:table-cell office:value-type="float" office:value="39.24747" calcext:value-type="float">
            <text:p>39.24747</text:p>
          </table:table-cell>
          <table:table-cell office:value-type="float" office:value="10.28831" calcext:value-type="float">
            <text:p>10.28831</text:p>
          </table:table-cell>
          <table:table-cell office:value-type="float" office:value="9.466352" calcext:value-type="float">
            <text:p>9.466352</text:p>
          </table:table-cell>
          <table:table-cell office:value-type="float" office:value="3.528059" calcext:value-type="float">
            <text:p>3.528059</text:p>
          </table:table-cell>
          <table:table-cell office:value-type="float" office:value="3.538772" calcext:value-type="float">
            <text:p>3.538772</text:p>
          </table:table-cell>
          <table:table-cell office:value-type="float" office:value="6.00983" calcext:value-type="float">
            <text:p>6.00983</text:p>
          </table:table-cell>
          <table:table-cell office:value-type="float" office:value="8.790949" calcext:value-type="float">
            <text:p>8.790949</text:p>
          </table:table-cell>
          <table:table-cell office:value-type="float" office:value="9.294907" calcext:value-type="float">
            <text:p>9.294907</text:p>
          </table:table-cell>
          <table:table-cell office:value-type="float" office:value="10.21213" calcext:value-type="float">
            <text:p>10.21213</text:p>
          </table:table-cell>
          <table:table-cell office:value-type="float" office:value="10.58803" calcext:value-type="float">
            <text:p>10.58803</text:p>
          </table:table-cell>
          <table:table-cell office:value-type="float" office:value="12.72139" calcext:value-type="float">
            <text:p>12.72139</text:p>
          </table:table-cell>
          <table:table-cell office:value-type="float" office:value="12.91283" calcext:value-type="float">
            <text:p>12.91283</text:p>
          </table:table-cell>
          <table:table-cell office:value-type="float" office:value="0" calcext:value-type="float">
            <text:p>0</text:p>
          </table:table-cell>
          <table:table-cell office:value-type="float" office:value="16.47115" calcext:value-type="float">
            <text:p>16.47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7" calcext:value-type="float">
            <text:p>13052007</text:p>
          </table:table-cell>
          <table:table-cell office:value-type="float" office:value="3.625049" calcext:value-type="float">
            <text:p>3.625049</text:p>
          </table:table-cell>
          <table:table-cell office:value-type="float" office:value="133.6844" calcext:value-type="float">
            <text:p>133.6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9538" calcext:value-type="float">
            <text:p>42.49538</text:p>
          </table:table-cell>
          <table:table-cell office:value-type="float" office:value="0.012276" calcext:value-type="float">
            <text:p>0.012276</text:p>
          </table:table-cell>
          <table:table-cell office:value-type="float" office:value="0.0007640548" calcext:value-type="float">
            <text:p>0.0007640548</text:p>
          </table:table-cell>
          <table:table-cell office:value-type="float" office:value="0.01824886" calcext:value-type="float">
            <text:p>0.01824886</text:p>
          </table:table-cell>
          <table:table-cell office:value-type="float" office:value="0.005147128" calcext:value-type="float">
            <text:p>0.005147128</text:p>
          </table:table-cell>
          <table:table-cell office:value-type="float" office:value="1163.763" calcext:value-type="float">
            <text:p>1163.763</text:p>
          </table:table-cell>
          <table:table-cell office:value-type="float" office:value="1.801365" calcext:value-type="float">
            <text:p>1.801365</text:p>
          </table:table-cell>
          <table:table-cell office:value-type="float" office:value="0" calcext:value-type="float">
            <text:p>0</text:p>
          </table:table-cell>
          <table:table-cell office:value-type="float" office:value="1.76592" calcext:value-type="float">
            <text:p>1.76592</text:p>
          </table:table-cell>
          <table:table-cell office:value-type="float" office:value="1.055851" calcext:value-type="float">
            <text:p>1.055851</text:p>
          </table:table-cell>
          <table:table-cell office:value-type="float" office:value="0.8675035" calcext:value-type="float">
            <text:p>0.8675035</text:p>
          </table:table-cell>
          <table:table-cell office:value-type="float" office:value="0.1350805" calcext:value-type="float">
            <text:p>0.1350805</text:p>
          </table:table-cell>
          <table:table-cell office:value-type="float" office:value="0.1261942" calcext:value-type="float">
            <text:p>0.1261942</text:p>
          </table:table-cell>
          <table:table-cell office:value-type="float" office:value="0.05812286" calcext:value-type="float">
            <text:p>0.05812286</text:p>
          </table:table-cell>
          <table:table-cell office:value-type="float" office:value="0.06545867" calcext:value-type="float">
            <text:p>0.06545867</text:p>
          </table:table-cell>
          <table:table-cell office:value-type="float" office:value="0.09196405" calcext:value-type="float">
            <text:p>0.09196405</text:p>
          </table:table-cell>
          <table:table-cell office:value-type="float" office:value="0.1569897" calcext:value-type="float">
            <text:p>0.1569897</text:p>
          </table:table-cell>
          <table:table-cell office:value-type="float" office:value="0.1811357" calcext:value-type="float">
            <text:p>0.1811357</text:p>
          </table:table-cell>
          <table:table-cell office:value-type="float" office:value="0.1753952" calcext:value-type="float">
            <text:p>0.1753952</text:p>
          </table:table-cell>
          <table:table-cell office:value-type="float" office:value="0.1751836" calcext:value-type="float">
            <text:p>0.1751836</text:p>
          </table:table-cell>
          <table:table-cell office:value-type="float" office:value="0.1959247" calcext:value-type="float">
            <text:p>0.1959247</text:p>
          </table:table-cell>
          <table:table-cell office:value-type="float" office:value="0.1984571" calcext:value-type="float">
            <text:p>0.1984571</text:p>
          </table:table-cell>
          <table:table-cell office:value-type="float" office:value="0" calcext:value-type="float">
            <text:p>0</text:p>
          </table:table-cell>
          <table:table-cell office:value-type="float" office:value="48.46743" calcext:value-type="float">
            <text:p>48.46743</text:p>
          </table:table-cell>
          <table:table-cell office:value-type="float" office:value="43.98059" calcext:value-type="float">
            <text:p>43.98059</text:p>
          </table:table-cell>
          <table:table-cell office:value-type="float" office:value="39.40196" calcext:value-type="float">
            <text:p>39.40196</text:p>
          </table:table-cell>
          <table:table-cell office:value-type="float" office:value="10.30238" calcext:value-type="float">
            <text:p>10.30238</text:p>
          </table:table-cell>
          <table:table-cell office:value-type="float" office:value="9.481171" calcext:value-type="float">
            <text:p>9.481171</text:p>
          </table:table-cell>
          <table:table-cell office:value-type="float" office:value="3.534033" calcext:value-type="float">
            <text:p>3.534033</text:p>
          </table:table-cell>
          <table:table-cell office:value-type="float" office:value="3.545354" calcext:value-type="float">
            <text:p>3.545354</text:p>
          </table:table-cell>
          <table:table-cell office:value-type="float" office:value="6.014454" calcext:value-type="float">
            <text:p>6.014454</text:p>
          </table:table-cell>
          <table:table-cell office:value-type="float" office:value="8.796548" calcext:value-type="float">
            <text:p>8.796548</text:p>
          </table:table-cell>
          <table:table-cell office:value-type="float" office:value="9.299617" calcext:value-type="float">
            <text:p>9.299617</text:p>
          </table:table-cell>
          <table:table-cell office:value-type="float" office:value="10.21609" calcext:value-type="float">
            <text:p>10.21609</text:p>
          </table:table-cell>
          <table:table-cell office:value-type="float" office:value="10.5919" calcext:value-type="float">
            <text:p>10.5919</text:p>
          </table:table-cell>
          <table:table-cell office:value-type="float" office:value="12.72255" calcext:value-type="float">
            <text:p>12.72255</text:p>
          </table:table-cell>
          <table:table-cell office:value-type="float" office:value="12.91395" calcext:value-type="float">
            <text:p>12.91395</text:p>
          </table:table-cell>
          <table:table-cell office:value-type="float" office:value="0" calcext:value-type="float">
            <text:p>0</text:p>
          </table:table-cell>
          <table:table-cell office:value-type="float" office:value="12.55624" calcext:value-type="float">
            <text:p>12.556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7" calcext:value-type="float">
            <text:p>14052007</text:p>
          </table:table-cell>
          <table:table-cell office:value-type="float" office:value="3.579072" calcext:value-type="float">
            <text:p>3.579072</text:p>
          </table:table-cell>
          <table:table-cell office:value-type="float" office:value="133.6837" calcext:value-type="float">
            <text:p>133.6837</text:p>
          </table:table-cell>
          <table:table-cell office:value-type="float" office:value="0" calcext:value-type="float">
            <text:p>0</text:p>
          </table:table-cell>
          <table:table-cell office:value-type="float" office:value="-0.00002049294" calcext:value-type="float">
            <text:p>-2.049294E-05</text:p>
          </table:table-cell>
          <table:table-cell office:value-type="float" office:value="42.53158" calcext:value-type="float">
            <text:p>42.53158</text:p>
          </table:table-cell>
          <table:table-cell office:value-type="float" office:value="0.012276" calcext:value-type="float">
            <text:p>0.012276</text:p>
          </table:table-cell>
          <table:table-cell office:value-type="float" office:value="0.0007670895" calcext:value-type="float">
            <text:p>0.0007670895</text:p>
          </table:table-cell>
          <table:table-cell office:value-type="float" office:value="0.01824886" calcext:value-type="float">
            <text:p>0.01824886</text:p>
          </table:table-cell>
          <table:table-cell office:value-type="float" office:value="0.005555014" calcext:value-type="float">
            <text:p>0.005555014</text:p>
          </table:table-cell>
          <table:table-cell office:value-type="float" office:value="1163.77" calcext:value-type="float">
            <text:p>1163.77</text:p>
          </table:table-cell>
          <table:table-cell office:value-type="float" office:value="1.78829" calcext:value-type="float">
            <text:p>1.78829</text:p>
          </table:table-cell>
          <table:table-cell office:value-type="float" office:value="0" calcext:value-type="float">
            <text:p>0</text:p>
          </table:table-cell>
          <table:table-cell office:value-type="float" office:value="1.528317" calcext:value-type="float">
            <text:p>1.528317</text:p>
          </table:table-cell>
          <table:table-cell office:value-type="float" office:value="1.174389" calcext:value-type="float">
            <text:p>1.174389</text:p>
          </table:table-cell>
          <table:table-cell office:value-type="float" office:value="0.9680191" calcext:value-type="float">
            <text:p>0.9680191</text:p>
          </table:table-cell>
          <table:table-cell office:value-type="float" office:value="0.1487475" calcext:value-type="float">
            <text:p>0.1487475</text:p>
          </table:table-cell>
          <table:table-cell office:value-type="float" office:value="0.1374848" calcext:value-type="float">
            <text:p>0.1374848</text:p>
          </table:table-cell>
          <table:table-cell office:value-type="float" office:value="0.06191997" calcext:value-type="float">
            <text:p>0.06191997</text:p>
          </table:table-cell>
          <table:table-cell office:value-type="float" office:value="0.06777902" calcext:value-type="float">
            <text:p>0.06777902</text:p>
          </table:table-cell>
          <table:table-cell office:value-type="float" office:value="0.09228705" calcext:value-type="float">
            <text:p>0.09228705</text:p>
          </table:table-cell>
          <table:table-cell office:value-type="float" office:value="0.1570501" calcext:value-type="float">
            <text:p>0.1570501</text:p>
          </table:table-cell>
          <table:table-cell office:value-type="float" office:value="0.1812988" calcext:value-type="float">
            <text:p>0.1812988</text:p>
          </table:table-cell>
          <table:table-cell office:value-type="float" office:value="0.1754793" calcext:value-type="float">
            <text:p>0.1754793</text:p>
          </table:table-cell>
          <table:table-cell office:value-type="float" office:value="0.1752507" calcext:value-type="float">
            <text:p>0.1752507</text:p>
          </table:table-cell>
          <table:table-cell office:value-type="float" office:value="0.195969" calcext:value-type="float">
            <text:p>0.195969</text:p>
          </table:table-cell>
          <table:table-cell office:value-type="float" office:value="0.1984672" calcext:value-type="float">
            <text:p>0.1984672</text:p>
          </table:table-cell>
          <table:table-cell office:value-type="float" office:value="0" calcext:value-type="float">
            <text:p>0</text:p>
          </table:table-cell>
          <table:table-cell office:value-type="float" office:value="48.65711" calcext:value-type="float">
            <text:p>48.65711</text:p>
          </table:table-cell>
          <table:table-cell office:value-type="float" office:value="44.21786" calcext:value-type="float">
            <text:p>44.21786</text:p>
          </table:table-cell>
          <table:table-cell office:value-type="float" office:value="39.59203" calcext:value-type="float">
            <text:p>39.59203</text:p>
          </table:table-cell>
          <table:table-cell office:value-type="float" office:value="10.32049" calcext:value-type="float">
            <text:p>10.32049</text:p>
          </table:table-cell>
          <table:table-cell office:value-type="float" office:value="9.499108" calcext:value-type="float">
            <text:p>9.499108</text:p>
          </table:table-cell>
          <table:table-cell office:value-type="float" office:value="3.540584" calcext:value-type="float">
            <text:p>3.540584</text:p>
          </table:table-cell>
          <table:table-cell office:value-type="float" office:value="3.552188" calcext:value-type="float">
            <text:p>3.552188</text:p>
          </table:table-cell>
          <table:table-cell office:value-type="float" office:value="6.019099" calcext:value-type="float">
            <text:p>6.019099</text:p>
          </table:table-cell>
          <table:table-cell office:value-type="float" office:value="8.802099" calcext:value-type="float">
            <text:p>8.802099</text:p>
          </table:table-cell>
          <table:table-cell office:value-type="float" office:value="9.304276" calcext:value-type="float">
            <text:p>9.304276</text:p>
          </table:table-cell>
          <table:table-cell office:value-type="float" office:value="10.22005" calcext:value-type="float">
            <text:p>10.22005</text:p>
          </table:table-cell>
          <table:table-cell office:value-type="float" office:value="10.59579" calcext:value-type="float">
            <text:p>10.59579</text:p>
          </table:table-cell>
          <table:table-cell office:value-type="float" office:value="12.72372" calcext:value-type="float">
            <text:p>12.72372</text:p>
          </table:table-cell>
          <table:table-cell office:value-type="float" office:value="12.91509" calcext:value-type="float">
            <text:p>12.91509</text:p>
          </table:table-cell>
          <table:table-cell office:value-type="float" office:value="0" calcext:value-type="float">
            <text:p>0</text:p>
          </table:table-cell>
          <table:table-cell office:value-type="float" office:value="9.210965" calcext:value-type="float">
            <text:p>9.210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7" calcext:value-type="float">
            <text:p>15052007</text:p>
          </table:table-cell>
          <table:table-cell office:value-type="float" office:value="3.532416" calcext:value-type="float">
            <text:p>3.532416</text:p>
          </table:table-cell>
          <table:table-cell office:value-type="float" office:value="133.6829" calcext:value-type="float">
            <text:p>133.6829</text:p>
          </table:table-cell>
          <table:table-cell office:value-type="float" office:value="0" calcext:value-type="float">
            <text:p>0</text:p>
          </table:table-cell>
          <table:table-cell office:value-type="float" office:value="-0.00007411699" calcext:value-type="float">
            <text:p>-7.411699E-05</text:p>
          </table:table-cell>
          <table:table-cell office:value-type="float" office:value="42.57028" calcext:value-type="float">
            <text:p>42.57028</text:p>
          </table:table-cell>
          <table:table-cell office:value-type="float" office:value="0.012276" calcext:value-type="float">
            <text:p>0.012276</text:p>
          </table:table-cell>
          <table:table-cell office:value-type="float" office:value="0.0007691835" calcext:value-type="float">
            <text:p>0.0007691835</text:p>
          </table:table-cell>
          <table:table-cell office:value-type="float" office:value="0.01824886" calcext:value-type="float">
            <text:p>0.01824886</text:p>
          </table:table-cell>
          <table:table-cell office:value-type="float" office:value="0.005874889" calcext:value-type="float">
            <text:p>0.005874889</text:p>
          </table:table-cell>
          <table:table-cell office:value-type="float" office:value="1163.778" calcext:value-type="float">
            <text:p>1163.778</text:p>
          </table:table-cell>
          <table:table-cell office:value-type="float" office:value="1.778548" calcext:value-type="float">
            <text:p>1.778548</text:p>
          </table:table-cell>
          <table:table-cell office:value-type="float" office:value="0" calcext:value-type="float">
            <text:p>0</text:p>
          </table:table-cell>
          <table:table-cell office:value-type="float" office:value="1.112402" calcext:value-type="float">
            <text:p>1.112402</text:p>
          </table:table-cell>
          <table:table-cell office:value-type="float" office:value="1.178726" calcext:value-type="float">
            <text:p>1.178726</text:p>
          </table:table-cell>
          <table:table-cell office:value-type="float" office:value="1.002439" calcext:value-type="float">
            <text:p>1.002439</text:p>
          </table:table-cell>
          <table:table-cell office:value-type="float" office:value="0.1562826" calcext:value-type="float">
            <text:p>0.1562826</text:p>
          </table:table-cell>
          <table:table-cell office:value-type="float" office:value="0.1452017" calcext:value-type="float">
            <text:p>0.1452017</text:p>
          </table:table-cell>
          <table:table-cell office:value-type="float" office:value="0.0654242" calcext:value-type="float">
            <text:p>0.0654242</text:p>
          </table:table-cell>
          <table:table-cell office:value-type="float" office:value="0.07054088" calcext:value-type="float">
            <text:p>0.07054088</text:p>
          </table:table-cell>
          <table:table-cell office:value-type="float" office:value="0.09289883" calcext:value-type="float">
            <text:p>0.09289883</text:p>
          </table:table-cell>
          <table:table-cell office:value-type="float" office:value="0.1571938" calcext:value-type="float">
            <text:p>0.1571938</text:p>
          </table:table-cell>
          <table:table-cell office:value-type="float" office:value="0.1814306" calcext:value-type="float">
            <text:p>0.1814306</text:p>
          </table:table-cell>
          <table:table-cell office:value-type="float" office:value="0.1755532" calcext:value-type="float">
            <text:p>0.1755532</text:p>
          </table:table-cell>
          <table:table-cell office:value-type="float" office:value="0.1753121" calcext:value-type="float">
            <text:p>0.1753121</text:p>
          </table:table-cell>
          <table:table-cell office:value-type="float" office:value="0.1960011" calcext:value-type="float">
            <text:p>0.1960011</text:p>
          </table:table-cell>
          <table:table-cell office:value-type="float" office:value="0.1984771" calcext:value-type="float">
            <text:p>0.1984771</text:p>
          </table:table-cell>
          <table:table-cell office:value-type="float" office:value="0" calcext:value-type="float">
            <text:p>0</text:p>
          </table:table-cell>
          <table:table-cell office:value-type="float" office:value="48.80079" calcext:value-type="float">
            <text:p>48.80079</text:p>
          </table:table-cell>
          <table:table-cell office:value-type="float" office:value="44.48141" calcext:value-type="float">
            <text:p>44.48141</text:p>
          </table:table-cell>
          <table:table-cell office:value-type="float" office:value="39.80917" calcext:value-type="float">
            <text:p>39.80917</text:p>
          </table:table-cell>
          <table:table-cell office:value-type="float" office:value="10.34273" calcext:value-type="float">
            <text:p>10.34273</text:p>
          </table:table-cell>
          <table:table-cell office:value-type="float" office:value="9.520826" calcext:value-type="float">
            <text:p>9.520826</text:p>
          </table:table-cell>
          <table:table-cell office:value-type="float" office:value="3.548053" calcext:value-type="float">
            <text:p>3.548053</text:p>
          </table:table-cell>
          <table:table-cell office:value-type="float" office:value="3.559593" calcext:value-type="float">
            <text:p>3.559593</text:p>
          </table:table-cell>
          <table:table-cell office:value-type="float" office:value="6.023851" calcext:value-type="float">
            <text:p>6.023851</text:p>
          </table:table-cell>
          <table:table-cell office:value-type="float" office:value="8.807645" calcext:value-type="float">
            <text:p>8.807645</text:p>
          </table:table-cell>
          <table:table-cell office:value-type="float" office:value="9.308906" calcext:value-type="float">
            <text:p>9.308906</text:p>
          </table:table-cell>
          <table:table-cell office:value-type="float" office:value="10.22401" calcext:value-type="float">
            <text:p>10.22401</text:p>
          </table:table-cell>
          <table:table-cell office:value-type="float" office:value="10.59966" calcext:value-type="float">
            <text:p>10.59966</text:p>
          </table:table-cell>
          <table:table-cell office:value-type="float" office:value="12.72488" calcext:value-type="float">
            <text:p>12.72488</text:p>
          </table:table-cell>
          <table:table-cell office:value-type="float" office:value="12.91627" calcext:value-type="float">
            <text:p>12.91627</text:p>
          </table:table-cell>
          <table:table-cell office:value-type="float" office:value="0" calcext:value-type="float">
            <text:p>0</text:p>
          </table:table-cell>
          <table:table-cell office:value-type="float" office:value="6.071745" calcext:value-type="float">
            <text:p>6.0717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7" calcext:value-type="float">
            <text:p>16052007</text:p>
          </table:table-cell>
          <table:table-cell office:value-type="float" office:value="3.486778" calcext:value-type="float">
            <text:p>3.486778</text:p>
          </table:table-cell>
          <table:table-cell office:value-type="float" office:value="133.6817" calcext:value-type="float">
            <text:p>133.6817</text:p>
          </table:table-cell>
          <table:table-cell office:value-type="float" office:value="5" calcext:value-type="float">
            <text:p>5</text:p>
          </table:table-cell>
          <table:table-cell office:value-type="float" office:value="-0.0001588526" calcext:value-type="float">
            <text:p>-0.0001588526</text:p>
          </table:table-cell>
          <table:table-cell office:value-type="float" office:value="42.72189" calcext:value-type="float">
            <text:p>42.72189</text:p>
          </table:table-cell>
          <table:table-cell office:value-type="float" office:value="0.012276" calcext:value-type="float">
            <text:p>0.012276</text:p>
          </table:table-cell>
          <table:table-cell office:value-type="float" office:value="0.0007707755" calcext:value-type="float">
            <text:p>0.0007707755</text:p>
          </table:table-cell>
          <table:table-cell office:value-type="float" office:value="0.01824886" calcext:value-type="float">
            <text:p>0.01824886</text:p>
          </table:table-cell>
          <table:table-cell office:value-type="float" office:value="0.006139721" calcext:value-type="float">
            <text:p>0.006139721</text:p>
          </table:table-cell>
          <table:table-cell office:value-type="float" office:value="1167.987" calcext:value-type="float">
            <text:p>1167.987</text:p>
          </table:table-cell>
          <table:table-cell office:value-type="float" office:value="1.767511" calcext:value-type="float">
            <text:p>1.767511</text:p>
          </table:table-cell>
          <table:table-cell office:value-type="float" office:value="0" calcext:value-type="float">
            <text:p>0</text:p>
          </table:table-cell>
          <table:table-cell office:value-type="float" office:value="3.362942" calcext:value-type="float">
            <text:p>3.362942</text:p>
          </table:table-cell>
          <table:table-cell office:value-type="float" office:value="56.05402" calcext:value-type="float">
            <text:p>56.05402</text:p>
          </table:table-cell>
          <table:table-cell office:value-type="float" office:value="0.9998622" calcext:value-type="float">
            <text:p>0.9998622</text:p>
          </table:table-cell>
          <table:table-cell office:value-type="float" office:value="0.1585437" calcext:value-type="float">
            <text:p>0.1585437</text:p>
          </table:table-cell>
          <table:table-cell office:value-type="float" office:value="0.1481869" calcext:value-type="float">
            <text:p>0.1481869</text:p>
          </table:table-cell>
          <table:table-cell office:value-type="float" office:value="0.0671676" calcext:value-type="float">
            <text:p>0.0671676</text:p>
          </table:table-cell>
          <table:table-cell office:value-type="float" office:value="0.07215107" calcext:value-type="float">
            <text:p>0.07215107</text:p>
          </table:table-cell>
          <table:table-cell office:value-type="float" office:value="0.09351803" calcext:value-type="float">
            <text:p>0.09351803</text:p>
          </table:table-cell>
          <table:table-cell office:value-type="float" office:value="0.1573944" calcext:value-type="float">
            <text:p>0.1573944</text:p>
          </table:table-cell>
          <table:table-cell office:value-type="float" office:value="0.1715866" calcext:value-type="float">
            <text:p>0.1715866</text:p>
          </table:table-cell>
          <table:table-cell office:value-type="float" office:value="0.1725934" calcext:value-type="float">
            <text:p>0.1725934</text:p>
          </table:table-cell>
          <table:table-cell office:value-type="float" office:value="0.1753093" calcext:value-type="float">
            <text:p>0.1753093</text:p>
          </table:table-cell>
          <table:table-cell office:value-type="float" office:value="0.195976" calcext:value-type="float">
            <text:p>0.195976</text:p>
          </table:table-cell>
          <table:table-cell office:value-type="float" office:value="0.198487" calcext:value-type="float">
            <text:p>0.198487</text:p>
          </table:table-cell>
          <table:table-cell office:value-type="float" office:value="0" calcext:value-type="float">
            <text:p>0</text:p>
          </table:table-cell>
          <table:table-cell office:value-type="float" office:value="48.97046" calcext:value-type="float">
            <text:p>48.97046</text:p>
          </table:table-cell>
          <table:table-cell office:value-type="float" office:value="47.4864" calcext:value-type="float">
            <text:p>47.4864</text:p>
          </table:table-cell>
          <table:table-cell office:value-type="float" office:value="40.03127" calcext:value-type="float">
            <text:p>40.03127</text:p>
          </table:table-cell>
          <table:table-cell office:value-type="float" office:value="10.36644" calcext:value-type="float">
            <text:p>10.36644</text:p>
          </table:table-cell>
          <table:table-cell office:value-type="float" office:value="9.54436" calcext:value-type="float">
            <text:p>9.54436</text:p>
          </table:table-cell>
          <table:table-cell office:value-type="float" office:value="3.556098" calcext:value-type="float">
            <text:p>3.556098</text:p>
          </table:table-cell>
          <table:table-cell office:value-type="float" office:value="3.567441" calcext:value-type="float">
            <text:p>3.567441</text:p>
          </table:table-cell>
          <table:table-cell office:value-type="float" office:value="6.028744" calcext:value-type="float">
            <text:p>6.028744</text:p>
          </table:table-cell>
          <table:table-cell office:value-type="float" office:value="8.813222" calcext:value-type="float">
            <text:p>8.813222</text:p>
          </table:table-cell>
          <table:table-cell office:value-type="float" office:value="9.315363" calcext:value-type="float">
            <text:p>9.315363</text:p>
          </table:table-cell>
          <table:table-cell office:value-type="float" office:value="10.22856" calcext:value-type="float">
            <text:p>10.22856</text:p>
          </table:table-cell>
          <table:table-cell office:value-type="float" office:value="10.60362" calcext:value-type="float">
            <text:p>10.60362</text:p>
          </table:table-cell>
          <table:table-cell office:value-type="float" office:value="12.72606" calcext:value-type="float">
            <text:p>12.72606</text:p>
          </table:table-cell>
          <table:table-cell office:value-type="float" office:value="12.91738" calcext:value-type="float">
            <text:p>12.91738</text:p>
          </table:table-cell>
          <table:table-cell office:value-type="float" office:value="0" calcext:value-type="float">
            <text:p>0</text:p>
          </table:table-cell>
          <table:table-cell office:value-type="float" office:value="4.009324" calcext:value-type="float">
            <text:p>4.0093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7" calcext:value-type="float">
            <text:p>17052007</text:p>
          </table:table-cell>
          <table:table-cell office:value-type="float" office:value="3.445568" calcext:value-type="float">
            <text:p>3.445568</text:p>
          </table:table-cell>
          <table:table-cell office:value-type="float" office:value="133.6804" calcext:value-type="float">
            <text:p>133.6804</text:p>
          </table:table-cell>
          <table:table-cell office:value-type="float" office:value="5" calcext:value-type="float">
            <text:p>5</text:p>
          </table:table-cell>
          <table:table-cell office:value-type="float" office:value="-0.0003100521" calcext:value-type="float">
            <text:p>-0.0003100521</text:p>
          </table:table-cell>
          <table:table-cell office:value-type="float" office:value="42.80597" calcext:value-type="float">
            <text:p>42.80597</text:p>
          </table:table-cell>
          <table:table-cell office:value-type="float" office:value="0.012276" calcext:value-type="float">
            <text:p>0.012276</text:p>
          </table:table-cell>
          <table:table-cell office:value-type="float" office:value="0.0007720007" calcext:value-type="float">
            <text:p>0.0007720007</text:p>
          </table:table-cell>
          <table:table-cell office:value-type="float" office:value="0.01824886" calcext:value-type="float">
            <text:p>0.01824886</text:p>
          </table:table-cell>
          <table:table-cell office:value-type="float" office:value="0.006358583" calcext:value-type="float">
            <text:p>0.006358583</text:p>
          </table:table-cell>
          <table:table-cell office:value-type="float" office:value="1166.91" calcext:value-type="float">
            <text:p>1166.91</text:p>
          </table:table-cell>
          <table:table-cell office:value-type="float" office:value="1.763267" calcext:value-type="float">
            <text:p>1.763267</text:p>
          </table:table-cell>
          <table:table-cell office:value-type="float" office:value="0" calcext:value-type="float">
            <text:p>0</text:p>
          </table:table-cell>
          <table:table-cell office:value-type="float" office:value="11.68702" calcext:value-type="float">
            <text:p>11.68702</text:p>
          </table:table-cell>
          <table:table-cell office:value-type="float" office:value="138.528" calcext:value-type="float">
            <text:p>138.528</text:p>
          </table:table-cell>
          <table:table-cell office:value-type="float" office:value="0.9421481" calcext:value-type="float">
            <text:p>0.9421481</text:p>
          </table:table-cell>
          <table:table-cell office:value-type="float" office:value="0.1529449" calcext:value-type="float">
            <text:p>0.1529449</text:p>
          </table:table-cell>
          <table:table-cell office:value-type="float" office:value="0.1452709" calcext:value-type="float">
            <text:p>0.1452709</text:p>
          </table:table-cell>
          <table:table-cell office:value-type="float" office:value="0.06703397" calcext:value-type="float">
            <text:p>0.06703397</text:p>
          </table:table-cell>
          <table:table-cell office:value-type="float" office:value="0.07249653" calcext:value-type="float">
            <text:p>0.07249653</text:p>
          </table:table-cell>
          <table:table-cell office:value-type="float" office:value="0.09400055" calcext:value-type="float">
            <text:p>0.09400055</text:p>
          </table:table-cell>
          <table:table-cell office:value-type="float" office:value="0.1576339" calcext:value-type="float">
            <text:p>0.1576339</text:p>
          </table:table-cell>
          <table:table-cell office:value-type="float" office:value="0.1641515" calcext:value-type="float">
            <text:p>0.1641515</text:p>
          </table:table-cell>
          <table:table-cell office:value-type="float" office:value="0.1703648" calcext:value-type="float">
            <text:p>0.1703648</text:p>
          </table:table-cell>
          <table:table-cell office:value-type="float" office:value="0.1754406" calcext:value-type="float">
            <text:p>0.1754406</text:p>
          </table:table-cell>
          <table:table-cell office:value-type="float" office:value="0.1959693" calcext:value-type="float">
            <text:p>0.1959693</text:p>
          </table:table-cell>
          <table:table-cell office:value-type="float" office:value="0.198497" calcext:value-type="float">
            <text:p>0.198497</text:p>
          </table:table-cell>
          <table:table-cell office:value-type="float" office:value="0" calcext:value-type="float">
            <text:p>0</text:p>
          </table:table-cell>
          <table:table-cell office:value-type="float" office:value="49.91763" calcext:value-type="float">
            <text:p>49.91763</text:p>
          </table:table-cell>
          <table:table-cell office:value-type="float" office:value="48.64372" calcext:value-type="float">
            <text:p>48.64372</text:p>
          </table:table-cell>
          <table:table-cell office:value-type="float" office:value="40.24364" calcext:value-type="float">
            <text:p>40.24364</text:p>
          </table:table-cell>
          <table:table-cell office:value-type="float" office:value="10.38978" calcext:value-type="float">
            <text:p>10.38978</text:p>
          </table:table-cell>
          <table:table-cell office:value-type="float" office:value="9.567957" calcext:value-type="float">
            <text:p>9.567957</text:p>
          </table:table-cell>
          <table:table-cell office:value-type="float" office:value="3.564343" calcext:value-type="float">
            <text:p>3.564343</text:p>
          </table:table-cell>
          <table:table-cell office:value-type="float" office:value="3.575491" calcext:value-type="float">
            <text:p>3.575491</text:p>
          </table:table-cell>
          <table:table-cell office:value-type="float" office:value="6.033761" calcext:value-type="float">
            <text:p>6.033761</text:p>
          </table:table-cell>
          <table:table-cell office:value-type="float" office:value="8.818809" calcext:value-type="float">
            <text:p>8.818809</text:p>
          </table:table-cell>
          <table:table-cell office:value-type="float" office:value="9.321385" calcext:value-type="float">
            <text:p>9.321385</text:p>
          </table:table-cell>
          <table:table-cell office:value-type="float" office:value="10.23294" calcext:value-type="float">
            <text:p>10.23294</text:p>
          </table:table-cell>
          <table:table-cell office:value-type="float" office:value="10.60756" calcext:value-type="float">
            <text:p>10.60756</text:p>
          </table:table-cell>
          <table:table-cell office:value-type="float" office:value="12.72722" calcext:value-type="float">
            <text:p>12.72722</text:p>
          </table:table-cell>
          <table:table-cell office:value-type="float" office:value="12.91849" calcext:value-type="float">
            <text:p>12.91849</text:p>
          </table:table-cell>
          <table:table-cell office:value-type="float" office:value="0" calcext:value-type="float">
            <text:p>0</text:p>
          </table:table-cell>
          <table:table-cell office:value-type="float" office:value="2.69633" calcext:value-type="float">
            <text:p>2.696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7" calcext:value-type="float">
            <text:p>18052007</text:p>
          </table:table-cell>
          <table:table-cell office:value-type="float" office:value="3.408103" calcext:value-type="float">
            <text:p>3.408103</text:p>
          </table:table-cell>
          <table:table-cell office:value-type="float" office:value="133.6789" calcext:value-type="float">
            <text:p>133.6789</text:p>
          </table:table-cell>
          <table:table-cell office:value-type="float" office:value="5" calcext:value-type="float">
            <text:p>5</text:p>
          </table:table-cell>
          <table:table-cell office:value-type="float" office:value="-0.0006083618" calcext:value-type="float">
            <text:p>-0.0006083618</text:p>
          </table:table-cell>
          <table:table-cell office:value-type="float" office:value="42.89183" calcext:value-type="float">
            <text:p>42.89183</text:p>
          </table:table-cell>
          <table:table-cell office:value-type="float" office:value="0.012276" calcext:value-type="float">
            <text:p>0.012276</text:p>
          </table:table-cell>
          <table:table-cell office:value-type="float" office:value="0.0007729589" calcext:value-type="float">
            <text:p>0.0007729589</text:p>
          </table:table-cell>
          <table:table-cell office:value-type="float" office:value="0.01824886" calcext:value-type="float">
            <text:p>0.01824886</text:p>
          </table:table-cell>
          <table:table-cell office:value-type="float" office:value="0.006538746" calcext:value-type="float">
            <text:p>0.006538746</text:p>
          </table:table-cell>
          <table:table-cell office:value-type="float" office:value="1166.688" calcext:value-type="float">
            <text:p>1166.688</text:p>
          </table:table-cell>
          <table:table-cell office:value-type="float" office:value="1.760199" calcext:value-type="float">
            <text:p>1.760199</text:p>
          </table:table-cell>
          <table:table-cell office:value-type="float" office:value="0" calcext:value-type="float">
            <text:p>0</text:p>
          </table:table-cell>
          <table:table-cell office:value-type="float" office:value="11.28002" calcext:value-type="float">
            <text:p>11.28002</text:p>
          </table:table-cell>
          <table:table-cell office:value-type="float" office:value="152.5404" calcext:value-type="float">
            <text:p>152.5404</text:p>
          </table:table-cell>
          <table:table-cell office:value-type="float" office:value="0.8821341" calcext:value-type="float">
            <text:p>0.8821341</text:p>
          </table:table-cell>
          <table:table-cell office:value-type="float" office:value="0.1454799" calcext:value-type="float">
            <text:p>0.1454799</text:p>
          </table:table-cell>
          <table:table-cell office:value-type="float" office:value="0.1395991" calcext:value-type="float">
            <text:p>0.1395991</text:p>
          </table:table-cell>
          <table:table-cell office:value-type="float" office:value="0.06528229" calcext:value-type="float">
            <text:p>0.06528229</text:p>
          </table:table-cell>
          <table:table-cell office:value-type="float" office:value="0.07143047" calcext:value-type="float">
            <text:p>0.07143047</text:p>
          </table:table-cell>
          <table:table-cell office:value-type="float" office:value="0.09421474" calcext:value-type="float">
            <text:p>0.09421474</text:p>
          </table:table-cell>
          <table:table-cell office:value-type="float" office:value="0.157871" calcext:value-type="float">
            <text:p>0.157871</text:p>
          </table:table-cell>
          <table:table-cell office:value-type="float" office:value="0.1616694" calcext:value-type="float">
            <text:p>0.1616694</text:p>
          </table:table-cell>
          <table:table-cell office:value-type="float" office:value="0.1696407" calcext:value-type="float">
            <text:p>0.1696407</text:p>
          </table:table-cell>
          <table:table-cell office:value-type="float" office:value="0.1759599" calcext:value-type="float">
            <text:p>0.1759599</text:p>
          </table:table-cell>
          <table:table-cell office:value-type="float" office:value="0.1959708" calcext:value-type="float">
            <text:p>0.1959708</text:p>
          </table:table-cell>
          <table:table-cell office:value-type="float" office:value="0.198507" calcext:value-type="float">
            <text:p>0.198507</text:p>
          </table:table-cell>
          <table:table-cell office:value-type="float" office:value="0" calcext:value-type="float">
            <text:p>0</text:p>
          </table:table-cell>
          <table:table-cell office:value-type="float" office:value="51.85768" calcext:value-type="float">
            <text:p>51.85768</text:p>
          </table:table-cell>
          <table:table-cell office:value-type="float" office:value="49.64577" calcext:value-type="float">
            <text:p>49.64577</text:p>
          </table:table-cell>
          <table:table-cell office:value-type="float" office:value="40.43355" calcext:value-type="float">
            <text:p>40.43355</text:p>
          </table:table-cell>
          <table:table-cell office:value-type="float" office:value="10.41057" calcext:value-type="float">
            <text:p>10.41057</text:p>
          </table:table-cell>
          <table:table-cell office:value-type="float" office:value="9.589787" calcext:value-type="float">
            <text:p>9.589787</text:p>
          </table:table-cell>
          <table:table-cell office:value-type="float" office:value="3.572301" calcext:value-type="float">
            <text:p>3.572301</text:p>
          </table:table-cell>
          <table:table-cell office:value-type="float" office:value="3.583418" calcext:value-type="float">
            <text:p>3.583418</text:p>
          </table:table-cell>
          <table:table-cell office:value-type="float" office:value="6.038849" calcext:value-type="float">
            <text:p>6.038849</text:p>
          </table:table-cell>
          <table:table-cell office:value-type="float" office:value="8.824476" calcext:value-type="float">
            <text:p>8.824476</text:p>
          </table:table-cell>
          <table:table-cell office:value-type="float" office:value="9.326509" calcext:value-type="float">
            <text:p>9.326509</text:p>
          </table:table-cell>
          <table:table-cell office:value-type="float" office:value="10.23703" calcext:value-type="float">
            <text:p>10.23703</text:p>
          </table:table-cell>
          <table:table-cell office:value-type="float" office:value="10.61143" calcext:value-type="float">
            <text:p>10.61143</text:p>
          </table:table-cell>
          <table:table-cell office:value-type="float" office:value="12.72838" calcext:value-type="float">
            <text:p>12.72838</text:p>
          </table:table-cell>
          <table:table-cell office:value-type="float" office:value="12.9196" calcext:value-type="float">
            <text:p>12.9196</text:p>
          </table:table-cell>
          <table:table-cell office:value-type="float" office:value="0" calcext:value-type="float">
            <text:p>0</text:p>
          </table:table-cell>
          <table:table-cell office:value-type="float" office:value="1.954932" calcext:value-type="float">
            <text:p>1.9549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7" calcext:value-type="float">
            <text:p>19052007</text:p>
          </table:table-cell>
          <table:table-cell office:value-type="float" office:value="3.37491" calcext:value-type="float">
            <text:p>3.37491</text:p>
          </table:table-cell>
          <table:table-cell office:value-type="float" office:value="133.6777" calcext:value-type="float">
            <text:p>133.6777</text:p>
          </table:table-cell>
          <table:table-cell office:value-type="float" office:value="5" calcext:value-type="float">
            <text:p>5</text:p>
          </table:table-cell>
          <table:table-cell office:value-type="float" office:value="-0.001206228" calcext:value-type="float">
            <text:p>-0.001206228</text:p>
          </table:table-cell>
          <table:table-cell office:value-type="float" office:value="43.05062" calcext:value-type="float">
            <text:p>43.05062</text:p>
          </table:table-cell>
          <table:table-cell office:value-type="float" office:value="0.012276" calcext:value-type="float">
            <text:p>0.012276</text:p>
          </table:table-cell>
          <table:table-cell office:value-type="float" office:value="0.0007740656" calcext:value-type="float">
            <text:p>0.0007740656</text:p>
          </table:table-cell>
          <table:table-cell office:value-type="float" office:value="0.01824886" calcext:value-type="float">
            <text:p>0.01824886</text:p>
          </table:table-cell>
          <table:table-cell office:value-type="float" office:value="0.006730807" calcext:value-type="float">
            <text:p>0.006730807</text:p>
          </table:table-cell>
          <table:table-cell office:value-type="float" office:value="1167.217" calcext:value-type="float">
            <text:p>1167.217</text:p>
          </table:table-cell>
          <table:table-cell office:value-type="float" office:value="1.758263" calcext:value-type="float">
            <text:p>1.758263</text:p>
          </table:table-cell>
          <table:table-cell office:value-type="float" office:value="0" calcext:value-type="float">
            <text:p>0</text:p>
          </table:table-cell>
          <table:table-cell office:value-type="float" office:value="8.817955" calcext:value-type="float">
            <text:p>8.817955</text:p>
          </table:table-cell>
          <table:table-cell office:value-type="float" office:value="86.13379" calcext:value-type="float">
            <text:p>86.13379</text:p>
          </table:table-cell>
          <table:table-cell office:value-type="float" office:value="1.42324" calcext:value-type="float">
            <text:p>1.42324</text:p>
          </table:table-cell>
          <table:table-cell office:value-type="float" office:value="0.137481" calcext:value-type="float">
            <text:p>0.137481</text:p>
          </table:table-cell>
          <table:table-cell office:value-type="float" office:value="0.1308762" calcext:value-type="float">
            <text:p>0.1308762</text:p>
          </table:table-cell>
          <table:table-cell office:value-type="float" office:value="0.06206158" calcext:value-type="float">
            <text:p>0.06206158</text:p>
          </table:table-cell>
          <table:table-cell office:value-type="float" office:value="0.06752613" calcext:value-type="float">
            <text:p>0.06752613</text:p>
          </table:table-cell>
          <table:table-cell office:value-type="float" office:value="0.09415274" calcext:value-type="float">
            <text:p>0.09415274</text:p>
          </table:table-cell>
          <table:table-cell office:value-type="float" office:value="0.1580652" calcext:value-type="float">
            <text:p>0.1580652</text:p>
          </table:table-cell>
          <table:table-cell office:value-type="float" office:value="0.1608746" calcext:value-type="float">
            <text:p>0.1608746</text:p>
          </table:table-cell>
          <table:table-cell office:value-type="float" office:value="0.1694263" calcext:value-type="float">
            <text:p>0.1694263</text:p>
          </table:table-cell>
          <table:table-cell office:value-type="float" office:value="0.1777268" calcext:value-type="float">
            <text:p>0.1777268</text:p>
          </table:table-cell>
          <table:table-cell office:value-type="float" office:value="0.1959768" calcext:value-type="float">
            <text:p>0.1959768</text:p>
          </table:table-cell>
          <table:table-cell office:value-type="float" office:value="0.1985171" calcext:value-type="float">
            <text:p>0.1985171</text:p>
          </table:table-cell>
          <table:table-cell office:value-type="float" office:value="0" calcext:value-type="float">
            <text:p>0</text:p>
          </table:table-cell>
          <table:table-cell office:value-type="float" office:value="57.97969" calcext:value-type="float">
            <text:p>57.97969</text:p>
          </table:table-cell>
          <table:table-cell office:value-type="float" office:value="51.17661" calcext:value-type="float">
            <text:p>51.17661</text:p>
          </table:table-cell>
          <table:table-cell office:value-type="float" office:value="40.81956" calcext:value-type="float">
            <text:p>40.81956</text:p>
          </table:table-cell>
          <table:table-cell office:value-type="float" office:value="10.42885" calcext:value-type="float">
            <text:p>10.42885</text:p>
          </table:table-cell>
          <table:table-cell office:value-type="float" office:value="9.608835" calcext:value-type="float">
            <text:p>9.608835</text:p>
          </table:table-cell>
          <table:table-cell office:value-type="float" office:value="3.579666" calcext:value-type="float">
            <text:p>3.579666</text:p>
          </table:table-cell>
          <table:table-cell office:value-type="float" office:value="3.590974" calcext:value-type="float">
            <text:p>3.590974</text:p>
          </table:table-cell>
          <table:table-cell office:value-type="float" office:value="6.043938" calcext:value-type="float">
            <text:p>6.043938</text:p>
          </table:table-cell>
          <table:table-cell office:value-type="float" office:value="8.830145" calcext:value-type="float">
            <text:p>8.830145</text:p>
          </table:table-cell>
          <table:table-cell office:value-type="float" office:value="9.33133" calcext:value-type="float">
            <text:p>9.33133</text:p>
          </table:table-cell>
          <table:table-cell office:value-type="float" office:value="10.24099" calcext:value-type="float">
            <text:p>10.24099</text:p>
          </table:table-cell>
          <table:table-cell office:value-type="float" office:value="10.61531" calcext:value-type="float">
            <text:p>10.61531</text:p>
          </table:table-cell>
          <table:table-cell office:value-type="float" office:value="12.72955" calcext:value-type="float">
            <text:p>12.72955</text:p>
          </table:table-cell>
          <table:table-cell office:value-type="float" office:value="12.92069" calcext:value-type="float">
            <text:p>12.92069</text:p>
          </table:table-cell>
          <table:table-cell office:value-type="float" office:value="0" calcext:value-type="float">
            <text:p>0</text:p>
          </table:table-cell>
          <table:table-cell office:value-type="float" office:value="11.80958" calcext:value-type="float">
            <text:p>11.80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7" calcext:value-type="float">
            <text:p>20052007</text:p>
          </table:table-cell>
          <table:table-cell office:value-type="float" office:value="3.344867" calcext:value-type="float">
            <text:p>3.344867</text:p>
          </table:table-cell>
          <table:table-cell office:value-type="float" office:value="133.6772" calcext:value-type="float">
            <text:p>133.6772</text:p>
          </table:table-cell>
          <table:table-cell office:value-type="float" office:value="5" calcext:value-type="float">
            <text:p>5</text:p>
          </table:table-cell>
          <table:table-cell office:value-type="float" office:value="-0.001853116" calcext:value-type="float">
            <text:p>-0.001853116</text:p>
          </table:table-cell>
          <table:table-cell office:value-type="float" office:value="43.82502" calcext:value-type="float">
            <text:p>43.82502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7789375" calcext:value-type="float">
            <text:p>0.0007789375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7253414" calcext:value-type="float">
            <text:p>0.007253414</text:p>
          </table:table-cell>
          <table:table-cell office:value-type="float" office:value="1167.266" calcext:value-type="float">
            <text:p>1167.266</text:p>
          </table:table-cell>
          <table:table-cell office:value-type="float" office:value="1.750134" calcext:value-type="float">
            <text:p>1.750134</text:p>
          </table:table-cell>
          <table:table-cell office:value-type="float" office:value="0" calcext:value-type="float">
            <text:p>0</text:p>
          </table:table-cell>
          <table:table-cell office:value-type="float" office:value="11.9644" calcext:value-type="float">
            <text:p>11.9644</text:p>
          </table:table-cell>
          <table:table-cell office:value-type="float" office:value="19.36556" calcext:value-type="float">
            <text:p>19.36556</text:p>
          </table:table-cell>
          <table:table-cell office:value-type="float" office:value="4.542876" calcext:value-type="float">
            <text:p>4.542876</text:p>
          </table:table-cell>
          <table:table-cell office:value-type="float" office:value="1.979529" calcext:value-type="float">
            <text:p>1.979529</text:p>
          </table:table-cell>
          <table:table-cell office:value-type="float" office:value="0.8638025" calcext:value-type="float">
            <text:p>0.8638025</text:p>
          </table:table-cell>
          <table:table-cell office:value-type="float" office:value="0.151243" calcext:value-type="float">
            <text:p>0.151243</text:p>
          </table:table-cell>
          <table:table-cell office:value-type="float" office:value="0.06263818" calcext:value-type="float">
            <text:p>0.06263818</text:p>
          </table:table-cell>
          <table:table-cell office:value-type="float" office:value="0.09346956" calcext:value-type="float">
            <text:p>0.09346956</text:p>
          </table:table-cell>
          <table:table-cell office:value-type="float" office:value="0.1581343" calcext:value-type="float">
            <text:p>0.1581343</text:p>
          </table:table-cell>
          <table:table-cell office:value-type="float" office:value="0.1606609" calcext:value-type="float">
            <text:p>0.1606609</text:p>
          </table:table-cell>
          <table:table-cell office:value-type="float" office:value="0.1693919" calcext:value-type="float">
            <text:p>0.1693919</text:p>
          </table:table-cell>
          <table:table-cell office:value-type="float" office:value="0.1790146" calcext:value-type="float">
            <text:p>0.1790146</text:p>
          </table:table-cell>
          <table:table-cell office:value-type="float" office:value="0.1959907" calcext:value-type="float">
            <text:p>0.1959907</text:p>
          </table:table-cell>
          <table:table-cell office:value-type="float" office:value="0.198527" calcext:value-type="float">
            <text:p>0.198527</text:p>
          </table:table-cell>
          <table:table-cell office:value-type="float" office:value="0" calcext:value-type="float">
            <text:p>0</text:p>
          </table:table-cell>
          <table:table-cell office:value-type="float" office:value="62.22466" calcext:value-type="float">
            <text:p>62.22466</text:p>
          </table:table-cell>
          <table:table-cell office:value-type="float" office:value="60.93796" calcext:value-type="float">
            <text:p>60.93796</text:p>
          </table:table-cell>
          <table:table-cell office:value-type="float" office:value="45.21395" calcext:value-type="float">
            <text:p>45.21395</text:p>
          </table:table-cell>
          <table:table-cell office:value-type="float" office:value="12.09811" calcext:value-type="float">
            <text:p>12.09811</text:p>
          </table:table-cell>
          <table:table-cell office:value-type="float" office:value="10.12528" calcext:value-type="float">
            <text:p>10.12528</text:p>
          </table:table-cell>
          <table:table-cell office:value-type="float" office:value="3.59874" calcext:value-type="float">
            <text:p>3.59874</text:p>
          </table:table-cell>
          <table:table-cell office:value-type="float" office:value="3.597698" calcext:value-type="float">
            <text:p>3.597698</text:p>
          </table:table-cell>
          <table:table-cell office:value-type="float" office:value="6.04909" calcext:value-type="float">
            <text:p>6.04909</text:p>
          </table:table-cell>
          <table:table-cell office:value-type="float" office:value="8.835833" calcext:value-type="float">
            <text:p>8.835833</text:p>
          </table:table-cell>
          <table:table-cell office:value-type="float" office:value="9.336063" calcext:value-type="float">
            <text:p>9.336063</text:p>
          </table:table-cell>
          <table:table-cell office:value-type="float" office:value="10.24498" calcext:value-type="float">
            <text:p>10.24498</text:p>
          </table:table-cell>
          <table:table-cell office:value-type="float" office:value="10.61926" calcext:value-type="float">
            <text:p>10.61926</text:p>
          </table:table-cell>
          <table:table-cell office:value-type="float" office:value="12.73072" calcext:value-type="float">
            <text:p>12.73072</text:p>
          </table:table-cell>
          <table:table-cell office:value-type="float" office:value="12.92082" calcext:value-type="float">
            <text:p>12.92082</text:p>
          </table:table-cell>
          <table:table-cell office:value-type="float" office:value="0" calcext:value-type="float">
            <text:p>0</text:p>
          </table:table-cell>
          <table:table-cell office:value-type="float" office:value="55.08877" calcext:value-type="float">
            <text:p>55.08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7" calcext:value-type="float">
            <text:p>21052007</text:p>
          </table:table-cell>
          <table:table-cell office:value-type="float" office:value="3.323303" calcext:value-type="float">
            <text:p>3.323303</text:p>
          </table:table-cell>
          <table:table-cell office:value-type="float" office:value="133.6774" calcext:value-type="float">
            <text:p>133.6774</text:p>
          </table:table-cell>
          <table:table-cell office:value-type="float" office:value="5" calcext:value-type="float">
            <text:p>5</text:p>
          </table:table-cell>
          <table:table-cell office:value-type="float" office:value="-0.002829234" calcext:value-type="float">
            <text:p>-0.002829234</text:p>
          </table:table-cell>
          <table:table-cell office:value-type="float" office:value="44.01741" calcext:value-type="float">
            <text:p>44.01741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7791327" calcext:value-type="float">
            <text:p>0.0007791327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7300898" calcext:value-type="float">
            <text:p>0.007300898</text:p>
          </table:table-cell>
          <table:table-cell office:value-type="float" office:value="1167.382" calcext:value-type="float">
            <text:p>1167.382</text:p>
          </table:table-cell>
          <table:table-cell office:value-type="float" office:value="1.752071" calcext:value-type="float">
            <text:p>1.752071</text:p>
          </table:table-cell>
          <table:table-cell office:value-type="float" office:value="0" calcext:value-type="float">
            <text:p>0</text:p>
          </table:table-cell>
          <table:table-cell office:value-type="float" office:value="8.418736" calcext:value-type="float">
            <text:p>8.418736</text:p>
          </table:table-cell>
          <table:table-cell office:value-type="float" office:value="9.605538" calcext:value-type="float">
            <text:p>9.605538</text:p>
          </table:table-cell>
          <table:table-cell office:value-type="float" office:value="1.261635" calcext:value-type="float">
            <text:p>1.261635</text:p>
          </table:table-cell>
          <table:table-cell office:value-type="float" office:value="0.4841753" calcext:value-type="float">
            <text:p>0.4841753</text:p>
          </table:table-cell>
          <table:table-cell office:value-type="float" office:value="0.2769157" calcext:value-type="float">
            <text:p>0.2769157</text:p>
          </table:table-cell>
          <table:table-cell office:value-type="float" office:value="0.08389495" calcext:value-type="float">
            <text:p>0.08389495</text:p>
          </table:table-cell>
          <table:table-cell office:value-type="float" office:value="0.06207334" calcext:value-type="float">
            <text:p>0.06207334</text:p>
          </table:table-cell>
          <table:table-cell office:value-type="float" office:value="0.09262702" calcext:value-type="float">
            <text:p>0.09262702</text:p>
          </table:table-cell>
          <table:table-cell office:value-type="float" office:value="0.1580662" calcext:value-type="float">
            <text:p>0.1580662</text:p>
          </table:table-cell>
          <table:table-cell office:value-type="float" office:value="0.1606396" calcext:value-type="float">
            <text:p>0.1606396</text:p>
          </table:table-cell>
          <table:table-cell office:value-type="float" office:value="0.1694176" calcext:value-type="float">
            <text:p>0.1694176</text:p>
          </table:table-cell>
          <table:table-cell office:value-type="float" office:value="0.1799305" calcext:value-type="float">
            <text:p>0.1799305</text:p>
          </table:table-cell>
          <table:table-cell office:value-type="float" office:value="0.1960109" calcext:value-type="float">
            <text:p>0.1960109</text:p>
          </table:table-cell>
          <table:table-cell office:value-type="float" office:value="0.198537" calcext:value-type="float">
            <text:p>0.198537</text:p>
          </table:table-cell>
          <table:table-cell office:value-type="float" office:value="0" calcext:value-type="float">
            <text:p>0</text:p>
          </table:table-cell>
          <table:table-cell office:value-type="float" office:value="64.73586" calcext:value-type="float">
            <text:p>64.73586</text:p>
          </table:table-cell>
          <table:table-cell office:value-type="float" office:value="62.71332" calcext:value-type="float">
            <text:p>62.71332</text:p>
          </table:table-cell>
          <table:table-cell office:value-type="float" office:value="46.19808" calcext:value-type="float">
            <text:p>46.19808</text:p>
          </table:table-cell>
          <table:table-cell office:value-type="float" office:value="12.55361" calcext:value-type="float">
            <text:p>12.55361</text:p>
          </table:table-cell>
          <table:table-cell office:value-type="float" office:value="10.3347" calcext:value-type="float">
            <text:p>10.3347</text:p>
          </table:table-cell>
          <table:table-cell office:value-type="float" office:value="3.623247" calcext:value-type="float">
            <text:p>3.623247</text:p>
          </table:table-cell>
          <table:table-cell office:value-type="float" office:value="3.604624" calcext:value-type="float">
            <text:p>3.604624</text:p>
          </table:table-cell>
          <table:table-cell office:value-type="float" office:value="6.053958" calcext:value-type="float">
            <text:p>6.053958</text:p>
          </table:table-cell>
          <table:table-cell office:value-type="float" office:value="8.8415" calcext:value-type="float">
            <text:p>8.8415</text:p>
          </table:table-cell>
          <table:table-cell office:value-type="float" office:value="9.340769" calcext:value-type="float">
            <text:p>9.340769</text:p>
          </table:table-cell>
          <table:table-cell office:value-type="float" office:value="10.24894" calcext:value-type="float">
            <text:p>10.24894</text:p>
          </table:table-cell>
          <table:table-cell office:value-type="float" office:value="10.62314" calcext:value-type="float">
            <text:p>10.62314</text:p>
          </table:table-cell>
          <table:table-cell office:value-type="float" office:value="12.73188" calcext:value-type="float">
            <text:p>12.73188</text:p>
          </table:table-cell>
          <table:table-cell office:value-type="float" office:value="12.92185" calcext:value-type="float">
            <text:p>12.92185</text:p>
          </table:table-cell>
          <table:table-cell office:value-type="float" office:value="0" calcext:value-type="float">
            <text:p>0</text:p>
          </table:table-cell>
          <table:table-cell office:value-type="float" office:value="38.6776" calcext:value-type="float">
            <text:p>38.67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7" calcext:value-type="float">
            <text:p>22052007</text:p>
          </table:table-cell>
          <table:table-cell office:value-type="float" office:value="3.302109" calcext:value-type="float">
            <text:p>3.302109</text:p>
          </table:table-cell>
          <table:table-cell office:value-type="float" office:value="133.6769" calcext:value-type="float">
            <text:p>133.6769</text:p>
          </table:table-cell>
          <table:table-cell office:value-type="float" office:value="5" calcext:value-type="float">
            <text:p>5</text:p>
          </table:table-cell>
          <table:table-cell office:value-type="float" office:value="-0.004043099" calcext:value-type="float">
            <text:p>-0.004043099</text:p>
          </table:table-cell>
          <table:table-cell office:value-type="float" office:value="44.0941" calcext:value-type="float">
            <text:p>44.0941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7793966" calcext:value-type="float">
            <text:p>0.0007793966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7343536" calcext:value-type="float">
            <text:p>0.007343536</text:p>
          </table:table-cell>
          <table:table-cell office:value-type="float" office:value="1167.429" calcext:value-type="float">
            <text:p>1167.429</text:p>
          </table:table-cell>
          <table:table-cell office:value-type="float" office:value="1.752643" calcext:value-type="float">
            <text:p>1.752643</text:p>
          </table:table-cell>
          <table:table-cell office:value-type="float" office:value="0" calcext:value-type="float">
            <text:p>0</text:p>
          </table:table-cell>
          <table:table-cell office:value-type="float" office:value="5.668506" calcext:value-type="float">
            <text:p>5.668506</text:p>
          </table:table-cell>
          <table:table-cell office:value-type="float" office:value="4.717338" calcext:value-type="float">
            <text:p>4.717338</text:p>
          </table:table-cell>
          <table:table-cell office:value-type="float" office:value="0.6493715" calcext:value-type="float">
            <text:p>0.6493715</text:p>
          </table:table-cell>
          <table:table-cell office:value-type="float" office:value="0.1798441" calcext:value-type="float">
            <text:p>0.1798441</text:p>
          </table:table-cell>
          <table:table-cell office:value-type="float" office:value="0.1312272" calcext:value-type="float">
            <text:p>0.1312272</text:p>
          </table:table-cell>
          <table:table-cell office:value-type="float" office:value="0.05276059" calcext:value-type="float">
            <text:p>0.05276059</text:p>
          </table:table-cell>
          <table:table-cell office:value-type="float" office:value="0.05722458" calcext:value-type="float">
            <text:p>0.05722458</text:p>
          </table:table-cell>
          <table:table-cell office:value-type="float" office:value="0.09177021" calcext:value-type="float">
            <text:p>0.09177021</text:p>
          </table:table-cell>
          <table:table-cell office:value-type="float" office:value="0.1578977" calcext:value-type="float">
            <text:p>0.1578977</text:p>
          </table:table-cell>
          <table:table-cell office:value-type="float" office:value="0.1606739" calcext:value-type="float">
            <text:p>0.1606739</text:p>
          </table:table-cell>
          <table:table-cell office:value-type="float" office:value="0.1694612" calcext:value-type="float">
            <text:p>0.1694612</text:p>
          </table:table-cell>
          <table:table-cell office:value-type="float" office:value="0.1798468" calcext:value-type="float">
            <text:p>0.1798468</text:p>
          </table:table-cell>
          <table:table-cell office:value-type="float" office:value="0.196026" calcext:value-type="float">
            <text:p>0.196026</text:p>
          </table:table-cell>
          <table:table-cell office:value-type="float" office:value="0.1985471" calcext:value-type="float">
            <text:p>0.1985471</text:p>
          </table:table-cell>
          <table:table-cell office:value-type="float" office:value="0" calcext:value-type="float">
            <text:p>0</text:p>
          </table:table-cell>
          <table:table-cell office:value-type="float" office:value="66.19946" calcext:value-type="float">
            <text:p>66.19946</text:p>
          </table:table-cell>
          <table:table-cell office:value-type="float" office:value="63.51487" calcext:value-type="float">
            <text:p>63.51487</text:p>
          </table:table-cell>
          <table:table-cell office:value-type="float" office:value="46.39799" calcext:value-type="float">
            <text:p>46.39799</text:p>
          </table:table-cell>
          <table:table-cell office:value-type="float" office:value="12.636" calcext:value-type="float">
            <text:p>12.636</text:p>
          </table:table-cell>
          <table:table-cell office:value-type="float" office:value="10.37858" calcext:value-type="float">
            <text:p>10.37858</text:p>
          </table:table-cell>
          <table:table-cell office:value-type="float" office:value="3.632105" calcext:value-type="float">
            <text:p>3.632105</text:p>
          </table:table-cell>
          <table:table-cell office:value-type="float" office:value="3.610482" calcext:value-type="float">
            <text:p>3.610482</text:p>
          </table:table-cell>
          <table:table-cell office:value-type="float" office:value="6.058639" calcext:value-type="float">
            <text:p>6.058639</text:p>
          </table:table-cell>
          <table:table-cell office:value-type="float" office:value="8.847168" calcext:value-type="float">
            <text:p>8.847168</text:p>
          </table:table-cell>
          <table:table-cell office:value-type="float" office:value="9.34545" calcext:value-type="float">
            <text:p>9.34545</text:p>
          </table:table-cell>
          <table:table-cell office:value-type="float" office:value="10.2529" calcext:value-type="float">
            <text:p>10.2529</text:p>
          </table:table-cell>
          <table:table-cell office:value-type="float" office:value="10.62702" calcext:value-type="float">
            <text:p>10.62702</text:p>
          </table:table-cell>
          <table:table-cell office:value-type="float" office:value="12.73304" calcext:value-type="float">
            <text:p>12.73304</text:p>
          </table:table-cell>
          <table:table-cell office:value-type="float" office:value="12.92288" calcext:value-type="float">
            <text:p>12.92288</text:p>
          </table:table-cell>
          <table:table-cell office:value-type="float" office:value="0" calcext:value-type="float">
            <text:p>0</text:p>
          </table:table-cell>
          <table:table-cell office:value-type="float" office:value="26.36114" calcext:value-type="float">
            <text:p>26.361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7" calcext:value-type="float">
            <text:p>23052007</text:p>
          </table:table-cell>
          <table:table-cell office:value-type="float" office:value="3.282309" calcext:value-type="float">
            <text:p>3.282309</text:p>
          </table:table-cell>
          <table:table-cell office:value-type="float" office:value="133.6761" calcext:value-type="float">
            <text:p>133.6761</text:p>
          </table:table-cell>
          <table:table-cell office:value-type="float" office:value="5" calcext:value-type="float">
            <text:p>5</text:p>
          </table:table-cell>
          <table:table-cell office:value-type="float" office:value="-0.005484927" calcext:value-type="float">
            <text:p>-0.005484927</text:p>
          </table:table-cell>
          <table:table-cell office:value-type="float" office:value="44.13118" calcext:value-type="float">
            <text:p>44.13118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7794909" calcext:value-type="float">
            <text:p>0.0007794909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7375126" calcext:value-type="float">
            <text:p>0.007375126</text:p>
          </table:table-cell>
          <table:table-cell office:value-type="float" office:value="1167.449" calcext:value-type="float">
            <text:p>1167.449</text:p>
          </table:table-cell>
          <table:table-cell office:value-type="float" office:value="1.752105" calcext:value-type="float">
            <text:p>1.752105</text:p>
          </table:table-cell>
          <table:table-cell office:value-type="float" office:value="0" calcext:value-type="float">
            <text:p>0</text:p>
          </table:table-cell>
          <table:table-cell office:value-type="float" office:value="4.563136" calcext:value-type="float">
            <text:p>4.563136</text:p>
          </table:table-cell>
          <table:table-cell office:value-type="float" office:value="2.522094" calcext:value-type="float">
            <text:p>2.522094</text:p>
          </table:table-cell>
          <table:table-cell office:value-type="float" office:value="0.5357311" calcext:value-type="float">
            <text:p>0.5357311</text:p>
          </table:table-cell>
          <table:table-cell office:value-type="float" office:value="0.1201348" calcext:value-type="float">
            <text:p>0.1201348</text:p>
          </table:table-cell>
          <table:table-cell office:value-type="float" office:value="0.1021368" calcext:value-type="float">
            <text:p>0.1021368</text:p>
          </table:table-cell>
          <table:table-cell office:value-type="float" office:value="0.04325329" calcext:value-type="float">
            <text:p>0.04325329</text:p>
          </table:table-cell>
          <table:table-cell office:value-type="float" office:value="0.05526655" calcext:value-type="float">
            <text:p>0.05526655</text:p>
          </table:table-cell>
          <table:table-cell office:value-type="float" office:value="0.09130821" calcext:value-type="float">
            <text:p>0.09130821</text:p>
          </table:table-cell>
          <table:table-cell office:value-type="float" office:value="0.1577007" calcext:value-type="float">
            <text:p>0.1577007</text:p>
          </table:table-cell>
          <table:table-cell office:value-type="float" office:value="0.1607167" calcext:value-type="float">
            <text:p>0.1607167</text:p>
          </table:table-cell>
          <table:table-cell office:value-type="float" office:value="0.1695091" calcext:value-type="float">
            <text:p>0.1695091</text:p>
          </table:table-cell>
          <table:table-cell office:value-type="float" office:value="0.1782616" calcext:value-type="float">
            <text:p>0.1782616</text:p>
          </table:table-cell>
          <table:table-cell office:value-type="float" office:value="0.1960396" calcext:value-type="float">
            <text:p>0.1960396</text:p>
          </table:table-cell>
          <table:table-cell office:value-type="float" office:value="0.1985571" calcext:value-type="float">
            <text:p>0.1985571</text:p>
          </table:table-cell>
          <table:table-cell office:value-type="float" office:value="0" calcext:value-type="float">
            <text:p>0</text:p>
          </table:table-cell>
          <table:table-cell office:value-type="float" office:value="66.94855" calcext:value-type="float">
            <text:p>66.94855</text:p>
          </table:table-cell>
          <table:table-cell office:value-type="float" office:value="63.81466" calcext:value-type="float">
            <text:p>63.81466</text:p>
          </table:table-cell>
          <table:table-cell office:value-type="float" office:value="46.46348" calcext:value-type="float">
            <text:p>46.46348</text:p>
          </table:table-cell>
          <table:table-cell office:value-type="float" office:value="12.65036" calcext:value-type="float">
            <text:p>12.65036</text:p>
          </table:table-cell>
          <table:table-cell office:value-type="float" office:value="10.38911" calcext:value-type="float">
            <text:p>10.38911</text:p>
          </table:table-cell>
          <table:table-cell office:value-type="float" office:value="3.636024" calcext:value-type="float">
            <text:p>3.636024</text:p>
          </table:table-cell>
          <table:table-cell office:value-type="float" office:value="3.615471" calcext:value-type="float">
            <text:p>3.615471</text:p>
          </table:table-cell>
          <table:table-cell office:value-type="float" office:value="6.063166" calcext:value-type="float">
            <text:p>6.063166</text:p>
          </table:table-cell>
          <table:table-cell office:value-type="float" office:value="8.852759" calcext:value-type="float">
            <text:p>8.852759</text:p>
          </table:table-cell>
          <table:table-cell office:value-type="float" office:value="9.350082" calcext:value-type="float">
            <text:p>9.350082</text:p>
          </table:table-cell>
          <table:table-cell office:value-type="float" office:value="10.25685" calcext:value-type="float">
            <text:p>10.25685</text:p>
          </table:table-cell>
          <table:table-cell office:value-type="float" office:value="10.63089" calcext:value-type="float">
            <text:p>10.63089</text:p>
          </table:table-cell>
          <table:table-cell office:value-type="float" office:value="12.73421" calcext:value-type="float">
            <text:p>12.73421</text:p>
          </table:table-cell>
          <table:table-cell office:value-type="float" office:value="12.9239" calcext:value-type="float">
            <text:p>12.9239</text:p>
          </table:table-cell>
          <table:table-cell office:value-type="float" office:value="0" calcext:value-type="float">
            <text:p>0</text:p>
          </table:table-cell>
          <table:table-cell office:value-type="float" office:value="33.42051" calcext:value-type="float">
            <text:p>33.42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7" calcext:value-type="float">
            <text:p>24052007</text:p>
          </table:table-cell>
          <table:table-cell office:value-type="float" office:value="3.264234" calcext:value-type="float">
            <text:p>3.264234</text:p>
          </table:table-cell>
          <table:table-cell office:value-type="float" office:value="133.675" calcext:value-type="float">
            <text:p>133.675</text:p>
          </table:table-cell>
          <table:table-cell office:value-type="float" office:value="5" calcext:value-type="float">
            <text:p>5</text:p>
          </table:table-cell>
          <table:table-cell office:value-type="float" office:value="-0.007339837" calcext:value-type="float">
            <text:p>-0.007339837</text:p>
          </table:table-cell>
          <table:table-cell office:value-type="float" office:value="44.15572" calcext:value-type="float">
            <text:p>44.15572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7795395" calcext:value-type="float">
            <text:p>0.0007795395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7398737" calcext:value-type="float">
            <text:p>0.007398737</text:p>
          </table:table-cell>
          <table:table-cell office:value-type="float" office:value="1167.458" calcext:value-type="float">
            <text:p>1167.458</text:p>
          </table:table-cell>
          <table:table-cell office:value-type="float" office:value="1.749105" calcext:value-type="float">
            <text:p>1.749105</text:p>
          </table:table-cell>
          <table:table-cell office:value-type="float" office:value="0" calcext:value-type="float">
            <text:p>0</text:p>
          </table:table-cell>
          <table:table-cell office:value-type="float" office:value="3.016861" calcext:value-type="float">
            <text:p>3.016861</text:p>
          </table:table-cell>
          <table:table-cell office:value-type="float" office:value="1.620077" calcext:value-type="float">
            <text:p>1.620077</text:p>
          </table:table-cell>
          <table:table-cell office:value-type="float" office:value="0.5163549" calcext:value-type="float">
            <text:p>0.5163549</text:p>
          </table:table-cell>
          <table:table-cell office:value-type="float" office:value="0.1053098" calcext:value-type="float">
            <text:p>0.1053098</text:p>
          </table:table-cell>
          <table:table-cell office:value-type="float" office:value="0.09537735" calcext:value-type="float">
            <text:p>0.09537735</text:p>
          </table:table-cell>
          <table:table-cell office:value-type="float" office:value="0.03688221" calcext:value-type="float">
            <text:p>0.03688221</text:p>
          </table:table-cell>
          <table:table-cell office:value-type="float" office:value="0.05397265" calcext:value-type="float">
            <text:p>0.05397265</text:p>
          </table:table-cell>
          <table:table-cell office:value-type="float" office:value="0.09097505" calcext:value-type="float">
            <text:p>0.09097505</text:p>
          </table:table-cell>
          <table:table-cell office:value-type="float" office:value="0.1575519" calcext:value-type="float">
            <text:p>0.1575519</text:p>
          </table:table-cell>
          <table:table-cell office:value-type="float" office:value="0.1607557" calcext:value-type="float">
            <text:p>0.1607557</text:p>
          </table:table-cell>
          <table:table-cell office:value-type="float" office:value="0.1695564" calcext:value-type="float">
            <text:p>0.1695564</text:p>
          </table:table-cell>
          <table:table-cell office:value-type="float" office:value="0.1773168" calcext:value-type="float">
            <text:p>0.1773168</text:p>
          </table:table-cell>
          <table:table-cell office:value-type="float" office:value="0.1960529" calcext:value-type="float">
            <text:p>0.1960529</text:p>
          </table:table-cell>
          <table:table-cell office:value-type="float" office:value="0.1985671" calcext:value-type="float">
            <text:p>0.1985671</text:p>
          </table:table-cell>
          <table:table-cell office:value-type="float" office:value="0" calcext:value-type="float">
            <text:p>0</text:p>
          </table:table-cell>
          <table:table-cell office:value-type="float" office:value="67.25166" calcext:value-type="float">
            <text:p>67.25166</text:p>
          </table:table-cell>
          <table:table-cell office:value-type="float" office:value="63.9777" calcext:value-type="float">
            <text:p>63.9777</text:p>
          </table:table-cell>
          <table:table-cell office:value-type="float" office:value="46.50426" calcext:value-type="float">
            <text:p>46.50426</text:p>
          </table:table-cell>
          <table:table-cell office:value-type="float" office:value="12.65091" calcext:value-type="float">
            <text:p>12.65091</text:p>
          </table:table-cell>
          <table:table-cell office:value-type="float" office:value="10.3929" calcext:value-type="float">
            <text:p>10.3929</text:p>
          </table:table-cell>
          <table:table-cell office:value-type="float" office:value="3.637893" calcext:value-type="float">
            <text:p>3.637893</text:p>
          </table:table-cell>
          <table:table-cell office:value-type="float" office:value="3.620017" calcext:value-type="float">
            <text:p>3.620017</text:p>
          </table:table-cell>
          <table:table-cell office:value-type="float" office:value="6.067583" calcext:value-type="float">
            <text:p>6.067583</text:p>
          </table:table-cell>
          <table:table-cell office:value-type="float" office:value="8.858335" calcext:value-type="float">
            <text:p>8.858335</text:p>
          </table:table-cell>
          <table:table-cell office:value-type="float" office:value="9.354716" calcext:value-type="float">
            <text:p>9.354716</text:p>
          </table:table-cell>
          <table:table-cell office:value-type="float" office:value="10.26081" calcext:value-type="float">
            <text:p>10.26081</text:p>
          </table:table-cell>
          <table:table-cell office:value-type="float" office:value="10.63477" calcext:value-type="float">
            <text:p>10.63477</text:p>
          </table:table-cell>
          <table:table-cell office:value-type="float" office:value="12.73537" calcext:value-type="float">
            <text:p>12.73537</text:p>
          </table:table-cell>
          <table:table-cell office:value-type="float" office:value="12.92492" calcext:value-type="float">
            <text:p>12.92492</text:p>
          </table:table-cell>
          <table:table-cell office:value-type="float" office:value="0" calcext:value-type="float">
            <text:p>0</text:p>
          </table:table-cell>
          <table:table-cell office:value-type="float" office:value="59.82981" calcext:value-type="float">
            <text:p>59.829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7" calcext:value-type="float">
            <text:p>25052007</text:p>
          </table:table-cell>
          <table:table-cell office:value-type="float" office:value="3.241509" calcext:value-type="float">
            <text:p>3.241509</text:p>
          </table:table-cell>
          <table:table-cell office:value-type="float" office:value="133.6741" calcext:value-type="float">
            <text:p>133.6741</text:p>
          </table:table-cell>
          <table:table-cell office:value-type="float" office:value="5" calcext:value-type="float">
            <text:p>5</text:p>
          </table:table-cell>
          <table:table-cell office:value-type="float" office:value="-0.009794636" calcext:value-type="float">
            <text:p>-0.009794636</text:p>
          </table:table-cell>
          <table:table-cell office:value-type="float" office:value="44.17627" calcext:value-type="float">
            <text:p>44.17627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7795842" calcext:value-type="float">
            <text:p>0.0007795842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741924" calcext:value-type="float">
            <text:p>0.00741924</text:p>
          </table:table-cell>
          <table:table-cell office:value-type="float" office:value="1167.461" calcext:value-type="float">
            <text:p>1167.461</text:p>
          </table:table-cell>
          <table:table-cell office:value-type="float" office:value="1.744529" calcext:value-type="float">
            <text:p>1.744529</text:p>
          </table:table-cell>
          <table:table-cell office:value-type="float" office:value="0" calcext:value-type="float">
            <text:p>0</text:p>
          </table:table-cell>
          <table:table-cell office:value-type="float" office:value="2.141516" calcext:value-type="float">
            <text:p>2.141516</text:p>
          </table:table-cell>
          <table:table-cell office:value-type="float" office:value="1.359781" calcext:value-type="float">
            <text:p>1.359781</text:p>
          </table:table-cell>
          <table:table-cell office:value-type="float" office:value="0.5677186" calcext:value-type="float">
            <text:p>0.5677186</text:p>
          </table:table-cell>
          <table:table-cell office:value-type="float" office:value="0.1060836" calcext:value-type="float">
            <text:p>0.1060836</text:p>
          </table:table-cell>
          <table:table-cell office:value-type="float" office:value="0.09779023" calcext:value-type="float">
            <text:p>0.09779023</text:p>
          </table:table-cell>
          <table:table-cell office:value-type="float" office:value="0.03123193" calcext:value-type="float">
            <text:p>0.03123193</text:p>
          </table:table-cell>
          <table:table-cell office:value-type="float" office:value="0.05372294" calcext:value-type="float">
            <text:p>0.05372294</text:p>
          </table:table-cell>
          <table:table-cell office:value-type="float" office:value="0.09074312" calcext:value-type="float">
            <text:p>0.09074312</text:p>
          </table:table-cell>
          <table:table-cell office:value-type="float" office:value="0.1574658" calcext:value-type="float">
            <text:p>0.1574658</text:p>
          </table:table-cell>
          <table:table-cell office:value-type="float" office:value="0.1607899" calcext:value-type="float">
            <text:p>0.1607899</text:p>
          </table:table-cell>
          <table:table-cell office:value-type="float" office:value="0.1696013" calcext:value-type="float">
            <text:p>0.1696013</text:p>
          </table:table-cell>
          <table:table-cell office:value-type="float" office:value="0.1765403" calcext:value-type="float">
            <text:p>0.1765403</text:p>
          </table:table-cell>
          <table:table-cell office:value-type="float" office:value="0.1960662" calcext:value-type="float">
            <text:p>0.1960662</text:p>
          </table:table-cell>
          <table:table-cell office:value-type="float" office:value="0.1985772" calcext:value-type="float">
            <text:p>0.1985772</text:p>
          </table:table-cell>
          <table:table-cell office:value-type="float" office:value="0" calcext:value-type="float">
            <text:p>0</text:p>
          </table:table-cell>
          <table:table-cell office:value-type="float" office:value="67.34505" calcext:value-type="float">
            <text:p>67.34505</text:p>
          </table:table-cell>
          <table:table-cell office:value-type="float" office:value="64.09906" calcext:value-type="float">
            <text:p>64.09906</text:p>
          </table:table-cell>
          <table:table-cell office:value-type="float" office:value="46.55088" calcext:value-type="float">
            <text:p>46.55088</text:p>
          </table:table-cell>
          <table:table-cell office:value-type="float" office:value="12.64869" calcext:value-type="float">
            <text:p>12.64869</text:p>
          </table:table-cell>
          <table:table-cell office:value-type="float" office:value="10.39572" calcext:value-type="float">
            <text:p>10.39572</text:p>
          </table:table-cell>
          <table:table-cell office:value-type="float" office:value="3.63819" calcext:value-type="float">
            <text:p>3.63819</text:p>
          </table:table-cell>
          <table:table-cell office:value-type="float" office:value="3.624301" calcext:value-type="float">
            <text:p>3.624301</text:p>
          </table:table-cell>
          <table:table-cell office:value-type="float" office:value="6.071911" calcext:value-type="float">
            <text:p>6.071911</text:p>
          </table:table-cell>
          <table:table-cell office:value-type="float" office:value="8.863913" calcext:value-type="float">
            <text:p>8.863913</text:p>
          </table:table-cell>
          <table:table-cell office:value-type="float" office:value="9.359349" calcext:value-type="float">
            <text:p>9.359349</text:p>
          </table:table-cell>
          <table:table-cell office:value-type="float" office:value="10.26468" calcext:value-type="float">
            <text:p>10.26468</text:p>
          </table:table-cell>
          <table:table-cell office:value-type="float" office:value="10.63864" calcext:value-type="float">
            <text:p>10.63864</text:p>
          </table:table-cell>
          <table:table-cell office:value-type="float" office:value="12.73653" calcext:value-type="float">
            <text:p>12.73653</text:p>
          </table:table-cell>
          <table:table-cell office:value-type="float" office:value="12.92595" calcext:value-type="float">
            <text:p>12.92595</text:p>
          </table:table-cell>
          <table:table-cell office:value-type="float" office:value="0" calcext:value-type="float">
            <text:p>0</text:p>
          </table:table-cell>
          <table:table-cell office:value-type="float" office:value="95.52623" calcext:value-type="float">
            <text:p>95.526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7" calcext:value-type="float">
            <text:p>26052007</text:p>
          </table:table-cell>
          <table:table-cell office:value-type="float" office:value="3.213548" calcext:value-type="float">
            <text:p>3.213548</text:p>
          </table:table-cell>
          <table:table-cell office:value-type="float" office:value="133.673" calcext:value-type="float">
            <text:p>133.673</text:p>
          </table:table-cell>
          <table:table-cell office:value-type="float" office:value="5" calcext:value-type="float">
            <text:p>5</text:p>
          </table:table-cell>
          <table:table-cell office:value-type="float" office:value="-0.01315675" calcext:value-type="float">
            <text:p>-0.01315675</text:p>
          </table:table-cell>
          <table:table-cell office:value-type="float" office:value="44.19798" calcext:value-type="float">
            <text:p>44.19798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7796194" calcext:value-type="float">
            <text:p>0.0007796194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7437186" calcext:value-type="float">
            <text:p>0.007437186</text:p>
          </table:table-cell>
          <table:table-cell office:value-type="float" office:value="1167.464" calcext:value-type="float">
            <text:p>1167.464</text:p>
          </table:table-cell>
          <table:table-cell office:value-type="float" office:value="1.73868" calcext:value-type="float">
            <text:p>1.73868</text:p>
          </table:table-cell>
          <table:table-cell office:value-type="float" office:value="0" calcext:value-type="float">
            <text:p>0</text:p>
          </table:table-cell>
          <table:table-cell office:value-type="float" office:value="1.923405" calcext:value-type="float">
            <text:p>1.923405</text:p>
          </table:table-cell>
          <table:table-cell office:value-type="float" office:value="1.338163" calcext:value-type="float">
            <text:p>1.338163</text:p>
          </table:table-cell>
          <table:table-cell office:value-type="float" office:value="0.6405838" calcext:value-type="float">
            <text:p>0.6405838</text:p>
          </table:table-cell>
          <table:table-cell office:value-type="float" office:value="0.1107512" calcext:value-type="float">
            <text:p>0.1107512</text:p>
          </table:table-cell>
          <table:table-cell office:value-type="float" office:value="0.1037157" calcext:value-type="float">
            <text:p>0.1037157</text:p>
          </table:table-cell>
          <table:table-cell office:value-type="float" office:value="0.02423898" calcext:value-type="float">
            <text:p>0.02423898</text:p>
          </table:table-cell>
          <table:table-cell office:value-type="float" office:value="0.05473545" calcext:value-type="float">
            <text:p>0.05473545</text:p>
          </table:table-cell>
          <table:table-cell office:value-type="float" office:value="0.09080917" calcext:value-type="float">
            <text:p>0.09080917</text:p>
          </table:table-cell>
          <table:table-cell office:value-type="float" office:value="0.1574423" calcext:value-type="float">
            <text:p>0.1574423</text:p>
          </table:table-cell>
          <table:table-cell office:value-type="float" office:value="0.1608224" calcext:value-type="float">
            <text:p>0.1608224</text:p>
          </table:table-cell>
          <table:table-cell office:value-type="float" office:value="0.1696437" calcext:value-type="float">
            <text:p>0.1696437</text:p>
          </table:table-cell>
          <table:table-cell office:value-type="float" office:value="0.1759143" calcext:value-type="float">
            <text:p>0.1759143</text:p>
          </table:table-cell>
          <table:table-cell office:value-type="float" office:value="0.196079" calcext:value-type="float">
            <text:p>0.196079</text:p>
          </table:table-cell>
          <table:table-cell office:value-type="float" office:value="0.1985871" calcext:value-type="float">
            <text:p>0.1985871</text:p>
          </table:table-cell>
          <table:table-cell office:value-type="float" office:value="0" calcext:value-type="float">
            <text:p>0</text:p>
          </table:table-cell>
          <table:table-cell office:value-type="float" office:value="67.41525" calcext:value-type="float">
            <text:p>67.41525</text:p>
          </table:table-cell>
          <table:table-cell office:value-type="float" office:value="64.22947" calcext:value-type="float">
            <text:p>64.22947</text:p>
          </table:table-cell>
          <table:table-cell office:value-type="float" office:value="46.62071" calcext:value-type="float">
            <text:p>46.62071</text:p>
          </table:table-cell>
          <table:table-cell office:value-type="float" office:value="12.64766" calcext:value-type="float">
            <text:p>12.64766</text:p>
          </table:table-cell>
          <table:table-cell office:value-type="float" office:value="10.40023" calcext:value-type="float">
            <text:p>10.40023</text:p>
          </table:table-cell>
          <table:table-cell office:value-type="float" office:value="3.636888" calcext:value-type="float">
            <text:p>3.636888</text:p>
          </table:table-cell>
          <table:table-cell office:value-type="float" office:value="3.628664" calcext:value-type="float">
            <text:p>3.628664</text:p>
          </table:table-cell>
          <table:table-cell office:value-type="float" office:value="6.076221" calcext:value-type="float">
            <text:p>6.076221</text:p>
          </table:table-cell>
          <table:table-cell office:value-type="float" office:value="8.869427" calcext:value-type="float">
            <text:p>8.869427</text:p>
          </table:table-cell>
          <table:table-cell office:value-type="float" office:value="9.363978" calcext:value-type="float">
            <text:p>9.363978</text:p>
          </table:table-cell>
          <table:table-cell office:value-type="float" office:value="10.26853" calcext:value-type="float">
            <text:p>10.26853</text:p>
          </table:table-cell>
          <table:table-cell office:value-type="float" office:value="10.64252" calcext:value-type="float">
            <text:p>10.64252</text:p>
          </table:table-cell>
          <table:table-cell office:value-type="float" office:value="12.7377" calcext:value-type="float">
            <text:p>12.7377</text:p>
          </table:table-cell>
          <table:table-cell office:value-type="float" office:value="12.92702" calcext:value-type="float">
            <text:p>12.92702</text:p>
          </table:table-cell>
          <table:table-cell office:value-type="float" office:value="0" calcext:value-type="float">
            <text:p>0</text:p>
          </table:table-cell>
          <table:table-cell office:value-type="float" office:value="124.4484" calcext:value-type="float">
            <text:p>124.4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7" calcext:value-type="float">
            <text:p>27052007</text:p>
          </table:table-cell>
          <table:table-cell office:value-type="float" office:value="3.183338" calcext:value-type="float">
            <text:p>3.183338</text:p>
          </table:table-cell>
          <table:table-cell office:value-type="float" office:value="133.6717" calcext:value-type="float">
            <text:p>133.6717</text:p>
          </table:table-cell>
          <table:table-cell office:value-type="float" office:value="5" calcext:value-type="float">
            <text:p>5</text:p>
          </table:table-cell>
          <table:table-cell office:value-type="float" office:value="-0.0174774" calcext:value-type="float">
            <text:p>-0.0174774</text:p>
          </table:table-cell>
          <table:table-cell office:value-type="float" office:value="44.22152" calcext:value-type="float">
            <text:p>44.22152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779653" calcext:value-type="float">
            <text:p>0.000779653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7453042" calcext:value-type="float">
            <text:p>0.007453042</text:p>
          </table:table-cell>
          <table:table-cell office:value-type="float" office:value="1167.467" calcext:value-type="float">
            <text:p>1167.467</text:p>
          </table:table-cell>
          <table:table-cell office:value-type="float" office:value="1.732154" calcext:value-type="float">
            <text:p>1.732154</text:p>
          </table:table-cell>
          <table:table-cell office:value-type="float" office:value="0" calcext:value-type="float">
            <text:p>0</text:p>
          </table:table-cell>
          <table:table-cell office:value-type="float" office:value="1.71643" calcext:value-type="float">
            <text:p>1.71643</text:p>
          </table:table-cell>
          <table:table-cell office:value-type="float" office:value="1.345094" calcext:value-type="float">
            <text:p>1.345094</text:p>
          </table:table-cell>
          <table:table-cell office:value-type="float" office:value="0.6861233" calcext:value-type="float">
            <text:p>0.6861233</text:p>
          </table:table-cell>
          <table:table-cell office:value-type="float" office:value="0.1081811" calcext:value-type="float">
            <text:p>0.1081811</text:p>
          </table:table-cell>
          <table:table-cell office:value-type="float" office:value="0.108297" calcext:value-type="float">
            <text:p>0.108297</text:p>
          </table:table-cell>
          <table:table-cell office:value-type="float" office:value="0.0180641" calcext:value-type="float">
            <text:p>0.0180641</text:p>
          </table:table-cell>
          <table:table-cell office:value-type="float" office:value="0.05612878" calcext:value-type="float">
            <text:p>0.05612878</text:p>
          </table:table-cell>
          <table:table-cell office:value-type="float" office:value="0.09113343" calcext:value-type="float">
            <text:p>0.09113343</text:p>
          </table:table-cell>
          <table:table-cell office:value-type="float" office:value="0.1574999" calcext:value-type="float">
            <text:p>0.1574999</text:p>
          </table:table-cell>
          <table:table-cell office:value-type="float" office:value="0.1608586" calcext:value-type="float">
            <text:p>0.1608586</text:p>
          </table:table-cell>
          <table:table-cell office:value-type="float" office:value="0.1696852" calcext:value-type="float">
            <text:p>0.1696852</text:p>
          </table:table-cell>
          <table:table-cell office:value-type="float" office:value="0.1755264" calcext:value-type="float">
            <text:p>0.1755264</text:p>
          </table:table-cell>
          <table:table-cell office:value-type="float" office:value="0.1960916" calcext:value-type="float">
            <text:p>0.1960916</text:p>
          </table:table-cell>
          <table:table-cell office:value-type="float" office:value="0.1985972" calcext:value-type="float">
            <text:p>0.1985972</text:p>
          </table:table-cell>
          <table:table-cell office:value-type="float" office:value="0" calcext:value-type="float">
            <text:p>0</text:p>
          </table:table-cell>
          <table:table-cell office:value-type="float" office:value="67.48132" calcext:value-type="float">
            <text:p>67.48132</text:p>
          </table:table-cell>
          <table:table-cell office:value-type="float" office:value="64.38242" calcext:value-type="float">
            <text:p>64.38242</text:p>
          </table:table-cell>
          <table:table-cell office:value-type="float" office:value="46.71252" calcext:value-type="float">
            <text:p>46.71252</text:p>
          </table:table-cell>
          <table:table-cell office:value-type="float" office:value="12.64709" calcext:value-type="float">
            <text:p>12.64709</text:p>
          </table:table-cell>
          <table:table-cell office:value-type="float" office:value="10.40694" calcext:value-type="float">
            <text:p>10.40694</text:p>
          </table:table-cell>
          <table:table-cell office:value-type="float" office:value="3.633768" calcext:value-type="float">
            <text:p>3.633768</text:p>
          </table:table-cell>
          <table:table-cell office:value-type="float" office:value="3.633314" calcext:value-type="float">
            <text:p>3.633314</text:p>
          </table:table-cell>
          <table:table-cell office:value-type="float" office:value="6.080543" calcext:value-type="float">
            <text:p>6.080543</text:p>
          </table:table-cell>
          <table:table-cell office:value-type="float" office:value="8.874911" calcext:value-type="float">
            <text:p>8.874911</text:p>
          </table:table-cell>
          <table:table-cell office:value-type="float" office:value="9.36861" calcext:value-type="float">
            <text:p>9.36861</text:p>
          </table:table-cell>
          <table:table-cell office:value-type="float" office:value="10.27238" calcext:value-type="float">
            <text:p>10.27238</text:p>
          </table:table-cell>
          <table:table-cell office:value-type="float" office:value="10.6464" calcext:value-type="float">
            <text:p>10.6464</text:p>
          </table:table-cell>
          <table:table-cell office:value-type="float" office:value="12.73886" calcext:value-type="float">
            <text:p>12.73886</text:p>
          </table:table-cell>
          <table:table-cell office:value-type="float" office:value="12.92809" calcext:value-type="float">
            <text:p>12.92809</text:p>
          </table:table-cell>
          <table:table-cell office:value-type="float" office:value="0" calcext:value-type="float">
            <text:p>0</text:p>
          </table:table-cell>
          <table:table-cell office:value-type="float" office:value="149.1736" calcext:value-type="float">
            <text:p>149.17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7" calcext:value-type="float">
            <text:p>28052007</text:p>
          </table:table-cell>
          <table:table-cell office:value-type="float" office:value="3.151181" calcext:value-type="float">
            <text:p>3.151181</text:p>
          </table:table-cell>
          <table:table-cell office:value-type="float" office:value="133.67" calcext:value-type="float">
            <text:p>133.67</text:p>
          </table:table-cell>
          <table:table-cell office:value-type="float" office:value="5" calcext:value-type="float">
            <text:p>5</text:p>
          </table:table-cell>
          <table:table-cell office:value-type="float" office:value="-0.02291884" calcext:value-type="float">
            <text:p>-0.02291884</text:p>
          </table:table-cell>
          <table:table-cell office:value-type="float" office:value="44.24654" calcext:value-type="float">
            <text:p>44.24654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7796859" calcext:value-type="float">
            <text:p>0.0007796859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746719" calcext:value-type="float">
            <text:p>0.00746719</text:p>
          </table:table-cell>
          <table:table-cell office:value-type="float" office:value="1167.47" calcext:value-type="float">
            <text:p>1167.47</text:p>
          </table:table-cell>
          <table:table-cell office:value-type="float" office:value="1.724832" calcext:value-type="float">
            <text:p>1.724832</text:p>
          </table:table-cell>
          <table:table-cell office:value-type="float" office:value="0" calcext:value-type="float">
            <text:p>0</text:p>
          </table:table-cell>
          <table:table-cell office:value-type="float" office:value="1.535319" calcext:value-type="float">
            <text:p>1.535319</text:p>
          </table:table-cell>
          <table:table-cell office:value-type="float" office:value="1.346672" calcext:value-type="float">
            <text:p>1.346672</text:p>
          </table:table-cell>
          <table:table-cell office:value-type="float" office:value="0.7195811" calcext:value-type="float">
            <text:p>0.7195811</text:p>
          </table:table-cell>
          <table:table-cell office:value-type="float" office:value="0.09928807" calcext:value-type="float">
            <text:p>0.09928807</text:p>
          </table:table-cell>
          <table:table-cell office:value-type="float" office:value="0.111969" calcext:value-type="float">
            <text:p>0.111969</text:p>
          </table:table-cell>
          <table:table-cell office:value-type="float" office:value="0.01522202" calcext:value-type="float">
            <text:p>0.01522202</text:p>
          </table:table-cell>
          <table:table-cell office:value-type="float" office:value="0.0575878" calcext:value-type="float">
            <text:p>0.0575878</text:p>
          </table:table-cell>
          <table:table-cell office:value-type="float" office:value="0.09157195" calcext:value-type="float">
            <text:p>0.09157195</text:p>
          </table:table-cell>
          <table:table-cell office:value-type="float" office:value="0.1575946" calcext:value-type="float">
            <text:p>0.1575946</text:p>
          </table:table-cell>
          <table:table-cell office:value-type="float" office:value="0.1609032" calcext:value-type="float">
            <text:p>0.1609032</text:p>
          </table:table-cell>
          <table:table-cell office:value-type="float" office:value="0.1697267" calcext:value-type="float">
            <text:p>0.1697267</text:p>
          </table:table-cell>
          <table:table-cell office:value-type="float" office:value="0.1755214" calcext:value-type="float">
            <text:p>0.1755214</text:p>
          </table:table-cell>
          <table:table-cell office:value-type="float" office:value="0.1961039" calcext:value-type="float">
            <text:p>0.1961039</text:p>
          </table:table-cell>
          <table:table-cell office:value-type="float" office:value="0.1986072" calcext:value-type="float">
            <text:p>0.1986072</text:p>
          </table:table-cell>
          <table:table-cell office:value-type="float" office:value="0" calcext:value-type="float">
            <text:p>0</text:p>
          </table:table-cell>
          <table:table-cell office:value-type="float" office:value="67.53561" calcext:value-type="float">
            <text:p>67.53561</text:p>
          </table:table-cell>
          <table:table-cell office:value-type="float" office:value="64.55693" calcext:value-type="float">
            <text:p>64.55693</text:p>
          </table:table-cell>
          <table:table-cell office:value-type="float" office:value="46.82114" calcext:value-type="float">
            <text:p>46.82114</text:p>
          </table:table-cell>
          <table:table-cell office:value-type="float" office:value="12.64419" calcext:value-type="float">
            <text:p>12.64419</text:p>
          </table:table-cell>
          <table:table-cell office:value-type="float" office:value="10.41539" calcext:value-type="float">
            <text:p>10.41539</text:p>
          </table:table-cell>
          <table:table-cell office:value-type="float" office:value="3.629519" calcext:value-type="float">
            <text:p>3.629519</text:p>
          </table:table-cell>
          <table:table-cell office:value-type="float" office:value="3.638282" calcext:value-type="float">
            <text:p>3.638282</text:p>
          </table:table-cell>
          <table:table-cell office:value-type="float" office:value="6.084948" calcext:value-type="float">
            <text:p>6.084948</text:p>
          </table:table-cell>
          <table:table-cell office:value-type="float" office:value="8.880471" calcext:value-type="float">
            <text:p>8.880471</text:p>
          </table:table-cell>
          <table:table-cell office:value-type="float" office:value="9.373242" calcext:value-type="float">
            <text:p>9.373242</text:p>
          </table:table-cell>
          <table:table-cell office:value-type="float" office:value="10.27622" calcext:value-type="float">
            <text:p>10.27622</text:p>
          </table:table-cell>
          <table:table-cell office:value-type="float" office:value="10.65027" calcext:value-type="float">
            <text:p>10.65027</text:p>
          </table:table-cell>
          <table:table-cell office:value-type="float" office:value="12.74002" calcext:value-type="float">
            <text:p>12.74002</text:p>
          </table:table-cell>
          <table:table-cell office:value-type="float" office:value="12.92919" calcext:value-type="float">
            <text:p>12.92919</text:p>
          </table:table-cell>
          <table:table-cell office:value-type="float" office:value="0" calcext:value-type="float">
            <text:p>0</text:p>
          </table:table-cell>
          <table:table-cell office:value-type="float" office:value="168.6023" calcext:value-type="float">
            <text:p>168.6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7" calcext:value-type="float">
            <text:p>29052007</text:p>
          </table:table-cell>
          <table:table-cell office:value-type="float" office:value="3.121171" calcext:value-type="float">
            <text:p>3.121171</text:p>
          </table:table-cell>
          <table:table-cell office:value-type="float" office:value="133.6681" calcext:value-type="float">
            <text:p>133.6681</text:p>
          </table:table-cell>
          <table:table-cell office:value-type="float" office:value="5" calcext:value-type="float">
            <text:p>5</text:p>
          </table:table-cell>
          <table:table-cell office:value-type="float" office:value="-0.02915866" calcext:value-type="float">
            <text:p>-0.02915866</text:p>
          </table:table-cell>
          <table:table-cell office:value-type="float" office:value="44.27142" calcext:value-type="float">
            <text:p>44.27142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779709" calcext:value-type="float">
            <text:p>0.000779709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7479962" calcext:value-type="float">
            <text:p>0.007479962</text:p>
          </table:table-cell>
          <table:table-cell office:value-type="float" office:value="1167.472" calcext:value-type="float">
            <text:p>1167.472</text:p>
          </table:table-cell>
          <table:table-cell office:value-type="float" office:value="1.720148" calcext:value-type="float">
            <text:p>1.720148</text:p>
          </table:table-cell>
          <table:table-cell office:value-type="float" office:value="0" calcext:value-type="float">
            <text:p>0</text:p>
          </table:table-cell>
          <table:table-cell office:value-type="float" office:value="1.325894" calcext:value-type="float">
            <text:p>1.325894</text:p>
          </table:table-cell>
          <table:table-cell office:value-type="float" office:value="1.294703" calcext:value-type="float">
            <text:p>1.294703</text:p>
          </table:table-cell>
          <table:table-cell office:value-type="float" office:value="0.7017449" calcext:value-type="float">
            <text:p>0.7017449</text:p>
          </table:table-cell>
          <table:table-cell office:value-type="float" office:value="0.08285186" calcext:value-type="float">
            <text:p>0.08285186</text:p>
          </table:table-cell>
          <table:table-cell office:value-type="float" office:value="0.1086937" calcext:value-type="float">
            <text:p>0.1086937</text:p>
          </table:table-cell>
          <table:table-cell office:value-type="float" office:value="0.01385666" calcext:value-type="float">
            <text:p>0.01385666</text:p>
          </table:table-cell>
          <table:table-cell office:value-type="float" office:value="0.05845713" calcext:value-type="float">
            <text:p>0.05845713</text:p>
          </table:table-cell>
          <table:table-cell office:value-type="float" office:value="0.09200231" calcext:value-type="float">
            <text:p>0.09200231</text:p>
          </table:table-cell>
          <table:table-cell office:value-type="float" office:value="0.1577664" calcext:value-type="float">
            <text:p>0.1577664</text:p>
          </table:table-cell>
          <table:table-cell office:value-type="float" office:value="0.1609583" calcext:value-type="float">
            <text:p>0.1609583</text:p>
          </table:table-cell>
          <table:table-cell office:value-type="float" office:value="0.1697693" calcext:value-type="float">
            <text:p>0.1697693</text:p>
          </table:table-cell>
          <table:table-cell office:value-type="float" office:value="0.1755678" calcext:value-type="float">
            <text:p>0.1755678</text:p>
          </table:table-cell>
          <table:table-cell office:value-type="float" office:value="0.1961164" calcext:value-type="float">
            <text:p>0.1961164</text:p>
          </table:table-cell>
          <table:table-cell office:value-type="float" office:value="0.1986172" calcext:value-type="float">
            <text:p>0.1986172</text:p>
          </table:table-cell>
          <table:table-cell office:value-type="float" office:value="0" calcext:value-type="float">
            <text:p>0</text:p>
          </table:table-cell>
          <table:table-cell office:value-type="float" office:value="67.57108" calcext:value-type="float">
            <text:p>67.57108</text:p>
          </table:table-cell>
          <table:table-cell office:value-type="float" office:value="64.73426" calcext:value-type="float">
            <text:p>64.73426</text:p>
          </table:table-cell>
          <table:table-cell office:value-type="float" office:value="46.93332" calcext:value-type="float">
            <text:p>46.93332</text:p>
          </table:table-cell>
          <table:table-cell office:value-type="float" office:value="12.63616" calcext:value-type="float">
            <text:p>12.63616</text:p>
          </table:table-cell>
          <table:table-cell office:value-type="float" office:value="10.42427" calcext:value-type="float">
            <text:p>10.42427</text:p>
          </table:table-cell>
          <table:table-cell office:value-type="float" office:value="3.624792" calcext:value-type="float">
            <text:p>3.624792</text:p>
          </table:table-cell>
          <table:table-cell office:value-type="float" office:value="3.643514" calcext:value-type="float">
            <text:p>3.643514</text:p>
          </table:table-cell>
          <table:table-cell office:value-type="float" office:value="6.08944" calcext:value-type="float">
            <text:p>6.08944</text:p>
          </table:table-cell>
          <table:table-cell office:value-type="float" office:value="8.886047" calcext:value-type="float">
            <text:p>8.886047</text:p>
          </table:table-cell>
          <table:table-cell office:value-type="float" office:value="9.377874" calcext:value-type="float">
            <text:p>9.377874</text:p>
          </table:table-cell>
          <table:table-cell office:value-type="float" office:value="10.28007" calcext:value-type="float">
            <text:p>10.28007</text:p>
          </table:table-cell>
          <table:table-cell office:value-type="float" office:value="10.65415" calcext:value-type="float">
            <text:p>10.65415</text:p>
          </table:table-cell>
          <table:table-cell office:value-type="float" office:value="12.74119" calcext:value-type="float">
            <text:p>12.74119</text:p>
          </table:table-cell>
          <table:table-cell office:value-type="float" office:value="12.93028" calcext:value-type="float">
            <text:p>12.93028</text:p>
          </table:table-cell>
          <table:table-cell office:value-type="float" office:value="0" calcext:value-type="float">
            <text:p>0</text:p>
          </table:table-cell>
          <table:table-cell office:value-type="float" office:value="174.6008" calcext:value-type="float">
            <text:p>174.6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7" calcext:value-type="float">
            <text:p>30052007</text:p>
          </table:table-cell>
          <table:table-cell office:value-type="float" office:value="3.098876" calcext:value-type="float">
            <text:p>3.098876</text:p>
          </table:table-cell>
          <table:table-cell office:value-type="float" office:value="133.6666" calcext:value-type="float">
            <text:p>133.6666</text:p>
          </table:table-cell>
          <table:table-cell office:value-type="float" office:value="5" calcext:value-type="float">
            <text:p>5</text:p>
          </table:table-cell>
          <table:table-cell office:value-type="float" office:value="-0.0359679" calcext:value-type="float">
            <text:p>-0.0359679</text:p>
          </table:table-cell>
          <table:table-cell office:value-type="float" office:value="44.29065" calcext:value-type="float">
            <text:p>44.29065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7797317" calcext:value-type="float">
            <text:p>0.0007797317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7491656" calcext:value-type="float">
            <text:p>0.007491656</text:p>
          </table:table-cell>
          <table:table-cell office:value-type="float" office:value="1167.472" calcext:value-type="float">
            <text:p>1167.472</text:p>
          </table:table-cell>
          <table:table-cell office:value-type="float" office:value="1.71901" calcext:value-type="float">
            <text:p>1.71901</text:p>
          </table:table-cell>
          <table:table-cell office:value-type="float" office:value="0" calcext:value-type="float">
            <text:p>0</text:p>
          </table:table-cell>
          <table:table-cell office:value-type="float" office:value="0.6541849" calcext:value-type="float">
            <text:p>0.6541849</text:p>
          </table:table-cell>
          <table:table-cell office:value-type="float" office:value="1.040707" calcext:value-type="float">
            <text:p>1.040707</text:p>
          </table:table-cell>
          <table:table-cell office:value-type="float" office:value="0.6112526" calcext:value-type="float">
            <text:p>0.6112526</text:p>
          </table:table-cell>
          <table:table-cell office:value-type="float" office:value="0.1145733" calcext:value-type="float">
            <text:p>0.1145733</text:p>
          </table:table-cell>
          <table:table-cell office:value-type="float" office:value="0.09168679" calcext:value-type="float">
            <text:p>0.09168679</text:p>
          </table:table-cell>
          <table:table-cell office:value-type="float" office:value="0.01302456" calcext:value-type="float">
            <text:p>0.01302456</text:p>
          </table:table-cell>
          <table:table-cell office:value-type="float" office:value="0.05736501" calcext:value-type="float">
            <text:p>0.05736501</text:p>
          </table:table-cell>
          <table:table-cell office:value-type="float" office:value="0.09221373" calcext:value-type="float">
            <text:p>0.09221373</text:p>
          </table:table-cell>
          <table:table-cell office:value-type="float" office:value="0.1579569" calcext:value-type="float">
            <text:p>0.1579569</text:p>
          </table:table-cell>
          <table:table-cell office:value-type="float" office:value="0.1610229" calcext:value-type="float">
            <text:p>0.1610229</text:p>
          </table:table-cell>
          <table:table-cell office:value-type="float" office:value="0.1698138" calcext:value-type="float">
            <text:p>0.1698138</text:p>
          </table:table-cell>
          <table:table-cell office:value-type="float" office:value="0.1756525" calcext:value-type="float">
            <text:p>0.1756525</text:p>
          </table:table-cell>
          <table:table-cell office:value-type="float" office:value="0.1961284" calcext:value-type="float">
            <text:p>0.1961284</text:p>
          </table:table-cell>
          <table:table-cell office:value-type="float" office:value="0.1986272" calcext:value-type="float">
            <text:p>0.1986272</text:p>
          </table:table-cell>
          <table:table-cell office:value-type="float" office:value="0" calcext:value-type="float">
            <text:p>0</text:p>
          </table:table-cell>
          <table:table-cell office:value-type="float" office:value="67.3146" calcext:value-type="float">
            <text:p>67.3146</text:p>
          </table:table-cell>
          <table:table-cell office:value-type="float" office:value="64.85159" calcext:value-type="float">
            <text:p>64.85159</text:p>
          </table:table-cell>
          <table:table-cell office:value-type="float" office:value="47.03876" calcext:value-type="float">
            <text:p>47.03876</text:p>
          </table:table-cell>
          <table:table-cell office:value-type="float" office:value="12.63158" calcext:value-type="float">
            <text:p>12.63158</text:p>
          </table:table-cell>
          <table:table-cell office:value-type="float" office:value="10.42946" calcext:value-type="float">
            <text:p>10.42946</text:p>
          </table:table-cell>
          <table:table-cell office:value-type="float" office:value="3.619799" calcext:value-type="float">
            <text:p>3.619799</text:p>
          </table:table-cell>
          <table:table-cell office:value-type="float" office:value="3.648766" calcext:value-type="float">
            <text:p>3.648766</text:p>
          </table:table-cell>
          <table:table-cell office:value-type="float" office:value="6.093997" calcext:value-type="float">
            <text:p>6.093997</text:p>
          </table:table-cell>
          <table:table-cell office:value-type="float" office:value="8.891623" calcext:value-type="float">
            <text:p>8.891623</text:p>
          </table:table-cell>
          <table:table-cell office:value-type="float" office:value="9.382506" calcext:value-type="float">
            <text:p>9.382506</text:p>
          </table:table-cell>
          <table:table-cell office:value-type="float" office:value="10.28392" calcext:value-type="float">
            <text:p>10.28392</text:p>
          </table:table-cell>
          <table:table-cell office:value-type="float" office:value="10.65803" calcext:value-type="float">
            <text:p>10.65803</text:p>
          </table:table-cell>
          <table:table-cell office:value-type="float" office:value="12.74235" calcext:value-type="float">
            <text:p>12.74235</text:p>
          </table:table-cell>
          <table:table-cell office:value-type="float" office:value="12.93132" calcext:value-type="float">
            <text:p>12.93132</text:p>
          </table:table-cell>
          <table:table-cell office:value-type="float" office:value="0" calcext:value-type="float">
            <text:p>0</text:p>
          </table:table-cell>
          <table:table-cell office:value-type="float" office:value="146.3028" calcext:value-type="float">
            <text:p>146.3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7" calcext:value-type="float">
            <text:p>31052007</text:p>
          </table:table-cell>
          <table:table-cell office:value-type="float" office:value="3.080454" calcext:value-type="float">
            <text:p>3.080454</text:p>
          </table:table-cell>
          <table:table-cell office:value-type="float" office:value="133.6653" calcext:value-type="float">
            <text:p>133.6653</text:p>
          </table:table-cell>
          <table:table-cell office:value-type="float" office:value="5" calcext:value-type="float">
            <text:p>5</text:p>
          </table:table-cell>
          <table:table-cell office:value-type="float" office:value="-0.04280589" calcext:value-type="float">
            <text:p>-0.04280589</text:p>
          </table:table-cell>
          <table:table-cell office:value-type="float" office:value="44.30833" calcext:value-type="float">
            <text:p>44.30833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779754" calcext:value-type="float">
            <text:p>0.000779754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7502506" calcext:value-type="float">
            <text:p>0.007502506</text:p>
          </table:table-cell>
          <table:table-cell office:value-type="float" office:value="1167.47" calcext:value-type="float">
            <text:p>1167.47</text:p>
          </table:table-cell>
          <table:table-cell office:value-type="float" office:value="1.717582" calcext:value-type="float">
            <text:p>1.717582</text:p>
          </table:table-cell>
          <table:table-cell office:value-type="float" office:value="0" calcext:value-type="float">
            <text:p>0</text:p>
          </table:table-cell>
          <table:table-cell office:value-type="float" office:value="1.190663" calcext:value-type="float">
            <text:p>1.190663</text:p>
          </table:table-cell>
          <table:table-cell office:value-type="float" office:value="1.133115" calcext:value-type="float">
            <text:p>1.133115</text:p>
          </table:table-cell>
          <table:table-cell office:value-type="float" office:value="0.5162295" calcext:value-type="float">
            <text:p>0.5162295</text:p>
          </table:table-cell>
          <table:table-cell office:value-type="float" office:value="0.06116318" calcext:value-type="float">
            <text:p>0.06116318</text:p>
          </table:table-cell>
          <table:table-cell office:value-type="float" office:value="0.07335688" calcext:value-type="float">
            <text:p>0.07335688</text:p>
          </table:table-cell>
          <table:table-cell office:value-type="float" office:value="0.01157809" calcext:value-type="float">
            <text:p>0.01157809</text:p>
          </table:table-cell>
          <table:table-cell office:value-type="float" office:value="0.05363815" calcext:value-type="float">
            <text:p>0.05363815</text:p>
          </table:table-cell>
          <table:table-cell office:value-type="float" office:value="0.09174555" calcext:value-type="float">
            <text:p>0.09174555</text:p>
          </table:table-cell>
          <table:table-cell office:value-type="float" office:value="0.1580598" calcext:value-type="float">
            <text:p>0.1580598</text:p>
          </table:table-cell>
          <table:table-cell office:value-type="float" office:value="0.1610911" calcext:value-type="float">
            <text:p>0.1610911</text:p>
          </table:table-cell>
          <table:table-cell office:value-type="float" office:value="0.1698599" calcext:value-type="float">
            <text:p>0.1698599</text:p>
          </table:table-cell>
          <table:table-cell office:value-type="float" office:value="0.1757977" calcext:value-type="float">
            <text:p>0.1757977</text:p>
          </table:table-cell>
          <table:table-cell office:value-type="float" office:value="0.1961402" calcext:value-type="float">
            <text:p>0.1961402</text:p>
          </table:table-cell>
          <table:table-cell office:value-type="float" office:value="0.1986373" calcext:value-type="float">
            <text:p>0.1986373</text:p>
          </table:table-cell>
          <table:table-cell office:value-type="float" office:value="0" calcext:value-type="float">
            <text:p>0</text:p>
          </table:table-cell>
          <table:table-cell office:value-type="float" office:value="67.32462" calcext:value-type="float">
            <text:p>67.32462</text:p>
          </table:table-cell>
          <table:table-cell office:value-type="float" office:value="64.94157" calcext:value-type="float">
            <text:p>64.94157</text:p>
          </table:table-cell>
          <table:table-cell office:value-type="float" office:value="47.09574" calcext:value-type="float">
            <text:p>47.09574</text:p>
          </table:table-cell>
          <table:table-cell office:value-type="float" office:value="12.62165" calcext:value-type="float">
            <text:p>12.62165</text:p>
          </table:table-cell>
          <table:table-cell office:value-type="float" office:value="10.42603" calcext:value-type="float">
            <text:p>10.42603</text:p>
          </table:table-cell>
          <table:table-cell office:value-type="float" office:value="3.614331" calcext:value-type="float">
            <text:p>3.614331</text:p>
          </table:table-cell>
          <table:table-cell office:value-type="float" office:value="3.653376" calcext:value-type="float">
            <text:p>3.653376</text:p>
          </table:table-cell>
          <table:table-cell office:value-type="float" office:value="6.098518" calcext:value-type="float">
            <text:p>6.098518</text:p>
          </table:table-cell>
          <table:table-cell office:value-type="float" office:value="8.897201" calcext:value-type="float">
            <text:p>8.897201</text:p>
          </table:table-cell>
          <table:table-cell office:value-type="float" office:value="9.387141" calcext:value-type="float">
            <text:p>9.387141</text:p>
          </table:table-cell>
          <table:table-cell office:value-type="float" office:value="10.28776" calcext:value-type="float">
            <text:p>10.28776</text:p>
          </table:table-cell>
          <table:table-cell office:value-type="float" office:value="10.6619" calcext:value-type="float">
            <text:p>10.6619</text:p>
          </table:table-cell>
          <table:table-cell office:value-type="float" office:value="12.74351" calcext:value-type="float">
            <text:p>12.74351</text:p>
          </table:table-cell>
          <table:table-cell office:value-type="float" office:value="12.93234" calcext:value-type="float">
            <text:p>12.93234</text:p>
          </table:table-cell>
          <table:table-cell office:value-type="float" office:value="0" calcext:value-type="float">
            <text:p>0</text:p>
          </table:table-cell>
          <table:table-cell office:value-type="float" office:value="128.861" calcext:value-type="float">
            <text:p>128.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7" calcext:value-type="float">
            <text:p>1062007</text:p>
          </table:table-cell>
          <table:table-cell office:value-type="float" office:value="3.059318" calcext:value-type="float">
            <text:p>3.059318</text:p>
          </table:table-cell>
          <table:table-cell office:value-type="float" office:value="133.6641" calcext:value-type="float">
            <text:p>133.6641</text:p>
          </table:table-cell>
          <table:table-cell office:value-type="float" office:value="5" calcext:value-type="float">
            <text:p>5</text:p>
          </table:table-cell>
          <table:table-cell office:value-type="float" office:value="-0.04985482" calcext:value-type="float">
            <text:p>-0.04985482</text:p>
          </table:table-cell>
          <table:table-cell office:value-type="float" office:value="44.32686" calcext:value-type="float">
            <text:p>44.32686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7797764" calcext:value-type="float">
            <text:p>0.0007797764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7512752" calcext:value-type="float">
            <text:p>0.007512752</text:p>
          </table:table-cell>
          <table:table-cell office:value-type="float" office:value="1167.468" calcext:value-type="float">
            <text:p>1167.468</text:p>
          </table:table-cell>
          <table:table-cell office:value-type="float" office:value="1.715551" calcext:value-type="float">
            <text:p>1.715551</text:p>
          </table:table-cell>
          <table:table-cell office:value-type="float" office:value="0" calcext:value-type="float">
            <text:p>0</text:p>
          </table:table-cell>
          <table:table-cell office:value-type="float" office:value="2.497159" calcext:value-type="float">
            <text:p>2.497159</text:p>
          </table:table-cell>
          <table:table-cell office:value-type="float" office:value="1.140845" calcext:value-type="float">
            <text:p>1.140845</text:p>
          </table:table-cell>
          <table:table-cell office:value-type="float" office:value="0.532812" calcext:value-type="float">
            <text:p>0.532812</text:p>
          </table:table-cell>
          <table:table-cell office:value-type="float" office:value="0.048001" calcext:value-type="float">
            <text:p>0.048001</text:p>
          </table:table-cell>
          <table:table-cell office:value-type="float" office:value="0.06555646" calcext:value-type="float">
            <text:p>0.06555646</text:p>
          </table:table-cell>
          <table:table-cell office:value-type="float" office:value="0.01067475" calcext:value-type="float">
            <text:p>0.01067475</text:p>
          </table:table-cell>
          <table:table-cell office:value-type="float" office:value="0.0526403" calcext:value-type="float">
            <text:p>0.0526403</text:p>
          </table:table-cell>
          <table:table-cell office:value-type="float" office:value="0.09124169" calcext:value-type="float">
            <text:p>0.09124169</text:p>
          </table:table-cell>
          <table:table-cell office:value-type="float" office:value="0.1580387" calcext:value-type="float">
            <text:p>0.1580387</text:p>
          </table:table-cell>
          <table:table-cell office:value-type="float" office:value="0.1611537" calcext:value-type="float">
            <text:p>0.1611537</text:p>
          </table:table-cell>
          <table:table-cell office:value-type="float" office:value="0.1699064" calcext:value-type="float">
            <text:p>0.1699064</text:p>
          </table:table-cell>
          <table:table-cell office:value-type="float" office:value="0.175797" calcext:value-type="float">
            <text:p>0.175797</text:p>
          </table:table-cell>
          <table:table-cell office:value-type="float" office:value="0.1961522" calcext:value-type="float">
            <text:p>0.1961522</text:p>
          </table:table-cell>
          <table:table-cell office:value-type="float" office:value="0.1986473" calcext:value-type="float">
            <text:p>0.1986473</text:p>
          </table:table-cell>
          <table:table-cell office:value-type="float" office:value="0" calcext:value-type="float">
            <text:p>0</text:p>
          </table:table-cell>
          <table:table-cell office:value-type="float" office:value="67.55028" calcext:value-type="float">
            <text:p>67.55028</text:p>
          </table:table-cell>
          <table:table-cell office:value-type="float" office:value="65.04791" calcext:value-type="float">
            <text:p>65.04791</text:p>
          </table:table-cell>
          <table:table-cell office:value-type="float" office:value="47.13315" calcext:value-type="float">
            <text:p>47.13315</text:p>
          </table:table-cell>
          <table:table-cell office:value-type="float" office:value="12.5979" calcext:value-type="float">
            <text:p>12.5979</text:p>
          </table:table-cell>
          <table:table-cell office:value-type="float" office:value="10.41724" calcext:value-type="float">
            <text:p>10.41724</text:p>
          </table:table-cell>
          <table:table-cell office:value-type="float" office:value="3.608575" calcext:value-type="float">
            <text:p>3.608575</text:p>
          </table:table-cell>
          <table:table-cell office:value-type="float" office:value="3.657443" calcext:value-type="float">
            <text:p>3.657443</text:p>
          </table:table-cell>
          <table:table-cell office:value-type="float" office:value="6.102901" calcext:value-type="float">
            <text:p>6.102901</text:p>
          </table:table-cell>
          <table:table-cell office:value-type="float" office:value="8.902777" calcext:value-type="float">
            <text:p>8.902777</text:p>
          </table:table-cell>
          <table:table-cell office:value-type="float" office:value="9.391772" calcext:value-type="float">
            <text:p>9.391772</text:p>
          </table:table-cell>
          <table:table-cell office:value-type="float" office:value="10.29161" calcext:value-type="float">
            <text:p>10.29161</text:p>
          </table:table-cell>
          <table:table-cell office:value-type="float" office:value="10.66578" calcext:value-type="float">
            <text:p>10.66578</text:p>
          </table:table-cell>
          <table:table-cell office:value-type="float" office:value="12.74467" calcext:value-type="float">
            <text:p>12.74467</text:p>
          </table:table-cell>
          <table:table-cell office:value-type="float" office:value="12.93337" calcext:value-type="float">
            <text:p>12.93337</text:p>
          </table:table-cell>
          <table:table-cell office:value-type="float" office:value="0" calcext:value-type="float">
            <text:p>0</text:p>
          </table:table-cell>
          <table:table-cell office:value-type="float" office:value="142.1234" calcext:value-type="float">
            <text:p>142.12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7" calcext:value-type="float">
            <text:p>2062007</text:p>
          </table:table-cell>
          <table:table-cell office:value-type="float" office:value="3.033739" calcext:value-type="float">
            <text:p>3.033739</text:p>
          </table:table-cell>
          <table:table-cell office:value-type="float" office:value="133.6626" calcext:value-type="float">
            <text:p>133.6626</text:p>
          </table:table-cell>
          <table:table-cell office:value-type="float" office:value="5" calcext:value-type="float">
            <text:p>5</text:p>
          </table:table-cell>
          <table:table-cell office:value-type="float" office:value="-0.05796512" calcext:value-type="float">
            <text:p>-0.05796512</text:p>
          </table:table-cell>
          <table:table-cell office:value-type="float" office:value="44.34669" calcext:value-type="float">
            <text:p>44.34669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7797987" calcext:value-type="float">
            <text:p>0.0007797987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7522607" calcext:value-type="float">
            <text:p>0.007522607</text:p>
          </table:table-cell>
          <table:table-cell office:value-type="float" office:value="1167.466" calcext:value-type="float">
            <text:p>1167.466</text:p>
          </table:table-cell>
          <table:table-cell office:value-type="float" office:value="1.708897" calcext:value-type="float">
            <text:p>1.708897</text:p>
          </table:table-cell>
          <table:table-cell office:value-type="float" office:value="0" calcext:value-type="float">
            <text:p>0</text:p>
          </table:table-cell>
          <table:table-cell office:value-type="float" office:value="1.464534" calcext:value-type="float">
            <text:p>1.464534</text:p>
          </table:table-cell>
          <table:table-cell office:value-type="float" office:value="1.191915" calcext:value-type="float">
            <text:p>1.191915</text:p>
          </table:table-cell>
          <table:table-cell office:value-type="float" office:value="0.6015775" calcext:value-type="float">
            <text:p>0.6015775</text:p>
          </table:table-cell>
          <table:table-cell office:value-type="float" office:value="0.03984671" calcext:value-type="float">
            <text:p>0.03984671</text:p>
          </table:table-cell>
          <table:table-cell office:value-type="float" office:value="0.0571687" calcext:value-type="float">
            <text:p>0.0571687</text:p>
          </table:table-cell>
          <table:table-cell office:value-type="float" office:value="0.009501997" calcext:value-type="float">
            <text:p>0.009501997</text:p>
          </table:table-cell>
          <table:table-cell office:value-type="float" office:value="0.05315036" calcext:value-type="float">
            <text:p>0.05315036</text:p>
          </table:table-cell>
          <table:table-cell office:value-type="float" office:value="0.09112234" calcext:value-type="float">
            <text:p>0.09112234</text:p>
          </table:table-cell>
          <table:table-cell office:value-type="float" office:value="0.158002" calcext:value-type="float">
            <text:p>0.158002</text:p>
          </table:table-cell>
          <table:table-cell office:value-type="float" office:value="0.1612074" calcext:value-type="float">
            <text:p>0.1612074</text:p>
          </table:table-cell>
          <table:table-cell office:value-type="float" office:value="0.1699529" calcext:value-type="float">
            <text:p>0.1699529</text:p>
          </table:table-cell>
          <table:table-cell office:value-type="float" office:value="0.1757598" calcext:value-type="float">
            <text:p>0.1757598</text:p>
          </table:table-cell>
          <table:table-cell office:value-type="float" office:value="0.1961639" calcext:value-type="float">
            <text:p>0.1961639</text:p>
          </table:table-cell>
          <table:table-cell office:value-type="float" office:value="0.1986573" calcext:value-type="float">
            <text:p>0.1986573</text:p>
          </table:table-cell>
          <table:table-cell office:value-type="float" office:value="0" calcext:value-type="float">
            <text:p>0</text:p>
          </table:table-cell>
          <table:table-cell office:value-type="float" office:value="67.71255" calcext:value-type="float">
            <text:p>67.71255</text:p>
          </table:table-cell>
          <table:table-cell office:value-type="float" office:value="65.19161" calcext:value-type="float">
            <text:p>65.19161</text:p>
          </table:table-cell>
          <table:table-cell office:value-type="float" office:value="47.18568" calcext:value-type="float">
            <text:p>47.18568</text:p>
          </table:table-cell>
          <table:table-cell office:value-type="float" office:value="12.57052" calcext:value-type="float">
            <text:p>12.57052</text:p>
          </table:table-cell>
          <table:table-cell office:value-type="float" office:value="10.40531" calcext:value-type="float">
            <text:p>10.40531</text:p>
          </table:table-cell>
          <table:table-cell office:value-type="float" office:value="3.602658" calcext:value-type="float">
            <text:p>3.602658</text:p>
          </table:table-cell>
          <table:table-cell office:value-type="float" office:value="3.66146" calcext:value-type="float">
            <text:p>3.66146</text:p>
          </table:table-cell>
          <table:table-cell office:value-type="float" office:value="6.107212" calcext:value-type="float">
            <text:p>6.107212</text:p>
          </table:table-cell>
          <table:table-cell office:value-type="float" office:value="8.908353" calcext:value-type="float">
            <text:p>8.908353</text:p>
          </table:table-cell>
          <table:table-cell office:value-type="float" office:value="9.396402" calcext:value-type="float">
            <text:p>9.396402</text:p>
          </table:table-cell>
          <table:table-cell office:value-type="float" office:value="10.29545" calcext:value-type="float">
            <text:p>10.29545</text:p>
          </table:table-cell>
          <table:table-cell office:value-type="float" office:value="10.66965" calcext:value-type="float">
            <text:p>10.66965</text:p>
          </table:table-cell>
          <table:table-cell office:value-type="float" office:value="12.74584" calcext:value-type="float">
            <text:p>12.74584</text:p>
          </table:table-cell>
          <table:table-cell office:value-type="float" office:value="12.93443" calcext:value-type="float">
            <text:p>12.93443</text:p>
          </table:table-cell>
          <table:table-cell office:value-type="float" office:value="0" calcext:value-type="float">
            <text:p>0</text:p>
          </table:table-cell>
          <table:table-cell office:value-type="float" office:value="167.3153" calcext:value-type="float">
            <text:p>167.3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7" calcext:value-type="float">
            <text:p>3062007</text:p>
          </table:table-cell>
          <table:table-cell office:value-type="float" office:value="3.011034" calcext:value-type="float">
            <text:p>3.011034</text:p>
          </table:table-cell>
          <table:table-cell office:value-type="float" office:value="133.661" calcext:value-type="float">
            <text:p>133.661</text:p>
          </table:table-cell>
          <table:table-cell office:value-type="float" office:value="5" calcext:value-type="float">
            <text:p>5</text:p>
          </table:table-cell>
          <table:table-cell office:value-type="float" office:value="-0.06717364" calcext:value-type="float">
            <text:p>-0.06717364</text:p>
          </table:table-cell>
          <table:table-cell office:value-type="float" office:value="44.36627" calcext:value-type="float">
            <text:p>44.36627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7798213" calcext:value-type="float">
            <text:p>0.0007798213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7532265" calcext:value-type="float">
            <text:p>0.007532265</text:p>
          </table:table-cell>
          <table:table-cell office:value-type="float" office:value="1167.463" calcext:value-type="float">
            <text:p>1167.463</text:p>
          </table:table-cell>
          <table:table-cell office:value-type="float" office:value="1.706825" calcext:value-type="float">
            <text:p>1.706825</text:p>
          </table:table-cell>
          <table:table-cell office:value-type="float" office:value="0" calcext:value-type="float">
            <text:p>0</text:p>
          </table:table-cell>
          <table:table-cell office:value-type="float" office:value="1.792531" calcext:value-type="float">
            <text:p>1.792531</text:p>
          </table:table-cell>
          <table:table-cell office:value-type="float" office:value="1.140775" calcext:value-type="float">
            <text:p>1.140775</text:p>
          </table:table-cell>
          <table:table-cell office:value-type="float" office:value="0.5679577" calcext:value-type="float">
            <text:p>0.5679577</text:p>
          </table:table-cell>
          <table:table-cell office:value-type="float" office:value="0.03199808" calcext:value-type="float">
            <text:p>0.03199808</text:p>
          </table:table-cell>
          <table:table-cell office:value-type="float" office:value="0.04730735" calcext:value-type="float">
            <text:p>0.04730735</text:p>
          </table:table-cell>
          <table:table-cell office:value-type="float" office:value="0.008764277" calcext:value-type="float">
            <text:p>0.008764277</text:p>
          </table:table-cell>
          <table:table-cell office:value-type="float" office:value="0.05228239" calcext:value-type="float">
            <text:p>0.05228239</text:p>
          </table:table-cell>
          <table:table-cell office:value-type="float" office:value="0.09132233" calcext:value-type="float">
            <text:p>0.09132233</text:p>
          </table:table-cell>
          <table:table-cell office:value-type="float" office:value="0.1580287" calcext:value-type="float">
            <text:p>0.1580287</text:p>
          </table:table-cell>
          <table:table-cell office:value-type="float" office:value="0.1612568" calcext:value-type="float">
            <text:p>0.1612568</text:p>
          </table:table-cell>
          <table:table-cell office:value-type="float" office:value="0.1699974" calcext:value-type="float">
            <text:p>0.1699974</text:p>
          </table:table-cell>
          <table:table-cell office:value-type="float" office:value="0.1758609" calcext:value-type="float">
            <text:p>0.1758609</text:p>
          </table:table-cell>
          <table:table-cell office:value-type="float" office:value="0.1961757" calcext:value-type="float">
            <text:p>0.1961757</text:p>
          </table:table-cell>
          <table:table-cell office:value-type="float" office:value="0.1986673" calcext:value-type="float">
            <text:p>0.1986673</text:p>
          </table:table-cell>
          <table:table-cell office:value-type="float" office:value="0" calcext:value-type="float">
            <text:p>0</text:p>
          </table:table-cell>
          <table:table-cell office:value-type="float" office:value="67.79259" calcext:value-type="float">
            <text:p>67.79259</text:p>
          </table:table-cell>
          <table:table-cell office:value-type="float" office:value="65.33878" calcext:value-type="float">
            <text:p>65.33878</text:p>
          </table:table-cell>
          <table:table-cell office:value-type="float" office:value="47.25278" calcext:value-type="float">
            <text:p>47.25278</text:p>
          </table:table-cell>
          <table:table-cell office:value-type="float" office:value="12.53998" calcext:value-type="float">
            <text:p>12.53998</text:p>
          </table:table-cell>
          <table:table-cell office:value-type="float" office:value="10.38964" calcext:value-type="float">
            <text:p>10.38964</text:p>
          </table:table-cell>
          <table:table-cell office:value-type="float" office:value="3.596499" calcext:value-type="float">
            <text:p>3.596499</text:p>
          </table:table-cell>
          <table:table-cell office:value-type="float" office:value="3.665536" calcext:value-type="float">
            <text:p>3.665536</text:p>
          </table:table-cell>
          <table:table-cell office:value-type="float" office:value="6.111524" calcext:value-type="float">
            <text:p>6.111524</text:p>
          </table:table-cell>
          <table:table-cell office:value-type="float" office:value="8.913929" calcext:value-type="float">
            <text:p>8.913929</text:p>
          </table:table-cell>
          <table:table-cell office:value-type="float" office:value="9.401034" calcext:value-type="float">
            <text:p>9.401034</text:p>
          </table:table-cell>
          <table:table-cell office:value-type="float" office:value="10.2993" calcext:value-type="float">
            <text:p>10.2993</text:p>
          </table:table-cell>
          <table:table-cell office:value-type="float" office:value="10.67353" calcext:value-type="float">
            <text:p>10.67353</text:p>
          </table:table-cell>
          <table:table-cell office:value-type="float" office:value="12.747" calcext:value-type="float">
            <text:p>12.747</text:p>
          </table:table-cell>
          <table:table-cell office:value-type="float" office:value="12.93547" calcext:value-type="float">
            <text:p>12.93547</text:p>
          </table:table-cell>
          <table:table-cell office:value-type="float" office:value="0" calcext:value-type="float">
            <text:p>0</text:p>
          </table:table-cell>
          <table:table-cell office:value-type="float" office:value="163.1125" calcext:value-type="float">
            <text:p>163.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7" calcext:value-type="float">
            <text:p>4062007</text:p>
          </table:table-cell>
          <table:table-cell office:value-type="float" office:value="2.992413" calcext:value-type="float">
            <text:p>2.992413</text:p>
          </table:table-cell>
          <table:table-cell office:value-type="float" office:value="133.6593" calcext:value-type="float">
            <text:p>133.6593</text:p>
          </table:table-cell>
          <table:table-cell office:value-type="float" office:value="5" calcext:value-type="float">
            <text:p>5</text:p>
          </table:table-cell>
          <table:table-cell office:value-type="float" office:value="-0.07633092" calcext:value-type="float">
            <text:p>-0.07633092</text:p>
          </table:table-cell>
          <table:table-cell office:value-type="float" office:value="44.38371" calcext:value-type="float">
            <text:p>44.38371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7798438" calcext:value-type="float">
            <text:p>0.0007798438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7541906" calcext:value-type="float">
            <text:p>0.007541906</text:p>
          </table:table-cell>
          <table:table-cell office:value-type="float" office:value="1167.459" calcext:value-type="float">
            <text:p>1167.459</text:p>
          </table:table-cell>
          <table:table-cell office:value-type="float" office:value="1.703017" calcext:value-type="float">
            <text:p>1.703017</text:p>
          </table:table-cell>
          <table:table-cell office:value-type="float" office:value="0" calcext:value-type="float">
            <text:p>0</text:p>
          </table:table-cell>
          <table:table-cell office:value-type="float" office:value="0.4590906" calcext:value-type="float">
            <text:p>0.4590906</text:p>
          </table:table-cell>
          <table:table-cell office:value-type="float" office:value="1.025668" calcext:value-type="float">
            <text:p>1.025668</text:p>
          </table:table-cell>
          <table:table-cell office:value-type="float" office:value="0.5384815" calcext:value-type="float">
            <text:p>0.5384815</text:p>
          </table:table-cell>
          <table:table-cell office:value-type="float" office:value="0.02958552" calcext:value-type="float">
            <text:p>0.02958552</text:p>
          </table:table-cell>
          <table:table-cell office:value-type="float" office:value="0.0394409" calcext:value-type="float">
            <text:p>0.0394409</text:p>
          </table:table-cell>
          <table:table-cell office:value-type="float" office:value="0.008203498" calcext:value-type="float">
            <text:p>0.008203498</text:p>
          </table:table-cell>
          <table:table-cell office:value-type="float" office:value="0.04604918" calcext:value-type="float">
            <text:p>0.04604918</text:p>
          </table:table-cell>
          <table:table-cell office:value-type="float" office:value="0.09133583" calcext:value-type="float">
            <text:p>0.09133583</text:p>
          </table:table-cell>
          <table:table-cell office:value-type="float" office:value="0.1580961" calcext:value-type="float">
            <text:p>0.1580961</text:p>
          </table:table-cell>
          <table:table-cell office:value-type="float" office:value="0.1613073" calcext:value-type="float">
            <text:p>0.1613073</text:p>
          </table:table-cell>
          <table:table-cell office:value-type="float" office:value="0.1700392" calcext:value-type="float">
            <text:p>0.1700392</text:p>
          </table:table-cell>
          <table:table-cell office:value-type="float" office:value="0.1758654" calcext:value-type="float">
            <text:p>0.1758654</text:p>
          </table:table-cell>
          <table:table-cell office:value-type="float" office:value="0.1961873" calcext:value-type="float">
            <text:p>0.1961873</text:p>
          </table:table-cell>
          <table:table-cell office:value-type="float" office:value="0.1986774" calcext:value-type="float">
            <text:p>0.1986774</text:p>
          </table:table-cell>
          <table:table-cell office:value-type="float" office:value="0" calcext:value-type="float">
            <text:p>0</text:p>
          </table:table-cell>
          <table:table-cell office:value-type="float" office:value="67.8653" calcext:value-type="float">
            <text:p>67.8653</text:p>
          </table:table-cell>
          <table:table-cell office:value-type="float" office:value="65.46803" calcext:value-type="float">
            <text:p>65.46803</text:p>
          </table:table-cell>
          <table:table-cell office:value-type="float" office:value="47.30032" calcext:value-type="float">
            <text:p>47.30032</text:p>
          </table:table-cell>
          <table:table-cell office:value-type="float" office:value="12.50692" calcext:value-type="float">
            <text:p>12.50692</text:p>
          </table:table-cell>
          <table:table-cell office:value-type="float" office:value="10.37037" calcext:value-type="float">
            <text:p>10.37037</text:p>
          </table:table-cell>
          <table:table-cell office:value-type="float" office:value="3.590198" calcext:value-type="float">
            <text:p>3.590198</text:p>
          </table:table-cell>
          <table:table-cell office:value-type="float" office:value="3.668724" calcext:value-type="float">
            <text:p>3.668724</text:p>
          </table:table-cell>
          <table:table-cell office:value-type="float" office:value="6.115834" calcext:value-type="float">
            <text:p>6.115834</text:p>
          </table:table-cell>
          <table:table-cell office:value-type="float" office:value="8.919506" calcext:value-type="float">
            <text:p>8.919506</text:p>
          </table:table-cell>
          <table:table-cell office:value-type="float" office:value="9.405666" calcext:value-type="float">
            <text:p>9.405666</text:p>
          </table:table-cell>
          <table:table-cell office:value-type="float" office:value="10.30315" calcext:value-type="float">
            <text:p>10.30315</text:p>
          </table:table-cell>
          <table:table-cell office:value-type="float" office:value="10.67741" calcext:value-type="float">
            <text:p>10.67741</text:p>
          </table:table-cell>
          <table:table-cell office:value-type="float" office:value="12.74816" calcext:value-type="float">
            <text:p>12.74816</text:p>
          </table:table-cell>
          <table:table-cell office:value-type="float" office:value="12.93648" calcext:value-type="float">
            <text:p>12.93648</text:p>
          </table:table-cell>
          <table:table-cell office:value-type="float" office:value="0" calcext:value-type="float">
            <text:p>0</text:p>
          </table:table-cell>
          <table:table-cell office:value-type="float" office:value="151.8676" calcext:value-type="float">
            <text:p>151.86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7" calcext:value-type="float">
            <text:p>5062007</text:p>
          </table:table-cell>
          <table:table-cell office:value-type="float" office:value="2.974281" calcext:value-type="float">
            <text:p>2.974281</text:p>
          </table:table-cell>
          <table:table-cell office:value-type="float" office:value="133.658" calcext:value-type="float">
            <text:p>133.658</text:p>
          </table:table-cell>
          <table:table-cell office:value-type="float" office:value="5" calcext:value-type="float">
            <text:p>5</text:p>
          </table:table-cell>
          <table:table-cell office:value-type="float" office:value="-0.08713918" calcext:value-type="float">
            <text:p>-0.08713918</text:p>
          </table:table-cell>
          <table:table-cell office:value-type="float" office:value="44.39808" calcext:value-type="float">
            <text:p>44.39808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7798664" calcext:value-type="float">
            <text:p>0.0007798664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7551766" calcext:value-type="float">
            <text:p>0.007551766</text:p>
          </table:table-cell>
          <table:table-cell office:value-type="float" office:value="1167.453" calcext:value-type="float">
            <text:p>1167.453</text:p>
          </table:table-cell>
          <table:table-cell office:value-type="float" office:value="1.701518" calcext:value-type="float">
            <text:p>1.701518</text:p>
          </table:table-cell>
          <table:table-cell office:value-type="float" office:value="0" calcext:value-type="float">
            <text:p>0</text:p>
          </table:table-cell>
          <table:table-cell office:value-type="float" office:value="0.9470348" calcext:value-type="float">
            <text:p>0.9470348</text:p>
          </table:table-cell>
          <table:table-cell office:value-type="float" office:value="1.07979" calcext:value-type="float">
            <text:p>1.07979</text:p>
          </table:table-cell>
          <table:table-cell office:value-type="float" office:value="0.5105494" calcext:value-type="float">
            <text:p>0.5105494</text:p>
          </table:table-cell>
          <table:table-cell office:value-type="float" office:value="0.02756416" calcext:value-type="float">
            <text:p>0.02756416</text:p>
          </table:table-cell>
          <table:table-cell office:value-type="float" office:value="0.03266451" calcext:value-type="float">
            <text:p>0.03266451</text:p>
          </table:table-cell>
          <table:table-cell office:value-type="float" office:value="0.007605392" calcext:value-type="float">
            <text:p>0.007605392</text:p>
          </table:table-cell>
          <table:table-cell office:value-type="float" office:value="0.03694984" calcext:value-type="float">
            <text:p>0.03694984</text:p>
          </table:table-cell>
          <table:table-cell office:value-type="float" office:value="0.09109474" calcext:value-type="float">
            <text:p>0.09109474</text:p>
          </table:table-cell>
          <table:table-cell office:value-type="float" office:value="0.1581397" calcext:value-type="float">
            <text:p>0.1581397</text:p>
          </table:table-cell>
          <table:table-cell office:value-type="float" office:value="0.1613589" calcext:value-type="float">
            <text:p>0.1613589</text:p>
          </table:table-cell>
          <table:table-cell office:value-type="float" office:value="0.1700823" calcext:value-type="float">
            <text:p>0.1700823</text:p>
          </table:table-cell>
          <table:table-cell office:value-type="float" office:value="0.1760019" calcext:value-type="float">
            <text:p>0.1760019</text:p>
          </table:table-cell>
          <table:table-cell office:value-type="float" office:value="0.1961987" calcext:value-type="float">
            <text:p>0.1961987</text:p>
          </table:table-cell>
          <table:table-cell office:value-type="float" office:value="0.1986874" calcext:value-type="float">
            <text:p>0.1986874</text:p>
          </table:table-cell>
          <table:table-cell office:value-type="float" office:value="0" calcext:value-type="float">
            <text:p>0</text:p>
          </table:table-cell>
          <table:table-cell office:value-type="float" office:value="67.79935" calcext:value-type="float">
            <text:p>67.79935</text:p>
          </table:table-cell>
          <table:table-cell office:value-type="float" office:value="65.55782" calcext:value-type="float">
            <text:p>65.55782</text:p>
          </table:table-cell>
          <table:table-cell office:value-type="float" office:value="47.3497" calcext:value-type="float">
            <text:p>47.3497</text:p>
          </table:table-cell>
          <table:table-cell office:value-type="float" office:value="12.47744" calcext:value-type="float">
            <text:p>12.47744</text:p>
          </table:table-cell>
          <table:table-cell office:value-type="float" office:value="10.3472" calcext:value-type="float">
            <text:p>10.3472</text:p>
          </table:table-cell>
          <table:table-cell office:value-type="float" office:value="3.583711" calcext:value-type="float">
            <text:p>3.583711</text:p>
          </table:table-cell>
          <table:table-cell office:value-type="float" office:value="3.67008" calcext:value-type="float">
            <text:p>3.67008</text:p>
          </table:table-cell>
          <table:table-cell office:value-type="float" office:value="6.120112" calcext:value-type="float">
            <text:p>6.120112</text:p>
          </table:table-cell>
          <table:table-cell office:value-type="float" office:value="8.925082" calcext:value-type="float">
            <text:p>8.925082</text:p>
          </table:table-cell>
          <table:table-cell office:value-type="float" office:value="9.410301" calcext:value-type="float">
            <text:p>9.410301</text:p>
          </table:table-cell>
          <table:table-cell office:value-type="float" office:value="10.30699" calcext:value-type="float">
            <text:p>10.30699</text:p>
          </table:table-cell>
          <table:table-cell office:value-type="float" office:value="10.68126" calcext:value-type="float">
            <text:p>10.68126</text:p>
          </table:table-cell>
          <table:table-cell office:value-type="float" office:value="12.74933" calcext:value-type="float">
            <text:p>12.74933</text:p>
          </table:table-cell>
          <table:table-cell office:value-type="float" office:value="12.9375" calcext:value-type="float">
            <text:p>12.9375</text:p>
          </table:table-cell>
          <table:table-cell office:value-type="float" office:value="0" calcext:value-type="float">
            <text:p>0</text:p>
          </table:table-cell>
          <table:table-cell office:value-type="float" office:value="141.3284" calcext:value-type="float">
            <text:p>141.3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7" calcext:value-type="float">
            <text:p>6062007</text:p>
          </table:table-cell>
          <table:table-cell office:value-type="float" office:value="2.954646" calcext:value-type="float">
            <text:p>2.954646</text:p>
          </table:table-cell>
          <table:table-cell office:value-type="float" office:value="133.6567" calcext:value-type="float">
            <text:p>133.6567</text:p>
          </table:table-cell>
          <table:table-cell office:value-type="float" office:value="5" calcext:value-type="float">
            <text:p>5</text:p>
          </table:table-cell>
          <table:table-cell office:value-type="float" office:value="-0.09798239" calcext:value-type="float">
            <text:p>-0.09798239</text:p>
          </table:table-cell>
          <table:table-cell office:value-type="float" office:value="44.41442" calcext:value-type="float">
            <text:p>44.41442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7798887" calcext:value-type="float">
            <text:p>0.0007798887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7562064" calcext:value-type="float">
            <text:p>0.007562064</text:p>
          </table:table-cell>
          <table:table-cell office:value-type="float" office:value="1167.447" calcext:value-type="float">
            <text:p>1167.447</text:p>
          </table:table-cell>
          <table:table-cell office:value-type="float" office:value="1.69965" calcext:value-type="float">
            <text:p>1.69965</text:p>
          </table:table-cell>
          <table:table-cell office:value-type="float" office:value="0" calcext:value-type="float">
            <text:p>0</text:p>
          </table:table-cell>
          <table:table-cell office:value-type="float" office:value="1.73921" calcext:value-type="float">
            <text:p>1.73921</text:p>
          </table:table-cell>
          <table:table-cell office:value-type="float" office:value="1.131629" calcext:value-type="float">
            <text:p>1.131629</text:p>
          </table:table-cell>
          <table:table-cell office:value-type="float" office:value="0.505701" calcext:value-type="float">
            <text:p>0.505701</text:p>
          </table:table-cell>
          <table:table-cell office:value-type="float" office:value="0.02074195" calcext:value-type="float">
            <text:p>0.02074195</text:p>
          </table:table-cell>
          <table:table-cell office:value-type="float" office:value="0.02802089" calcext:value-type="float">
            <text:p>0.02802089</text:p>
          </table:table-cell>
          <table:table-cell office:value-type="float" office:value="0.006908784" calcext:value-type="float">
            <text:p>0.006908784</text:p>
          </table:table-cell>
          <table:table-cell office:value-type="float" office:value="0.02845841" calcext:value-type="float">
            <text:p>0.02845841</text:p>
          </table:table-cell>
          <table:table-cell office:value-type="float" office:value="0.09075166" calcext:value-type="float">
            <text:p>0.09075166</text:p>
          </table:table-cell>
          <table:table-cell office:value-type="float" office:value="0.1581311" calcext:value-type="float">
            <text:p>0.1581311</text:p>
          </table:table-cell>
          <table:table-cell office:value-type="float" office:value="0.1614081" calcext:value-type="float">
            <text:p>0.1614081</text:p>
          </table:table-cell>
          <table:table-cell office:value-type="float" office:value="0.1701257" calcext:value-type="float">
            <text:p>0.1701257</text:p>
          </table:table-cell>
          <table:table-cell office:value-type="float" office:value="0.1760409" calcext:value-type="float">
            <text:p>0.1760409</text:p>
          </table:table-cell>
          <table:table-cell office:value-type="float" office:value="0.1962099" calcext:value-type="float">
            <text:p>0.1962099</text:p>
          </table:table-cell>
          <table:table-cell office:value-type="float" office:value="0.1986974" calcext:value-type="float">
            <text:p>0.1986974</text:p>
          </table:table-cell>
          <table:table-cell office:value-type="float" office:value="0" calcext:value-type="float">
            <text:p>0</text:p>
          </table:table-cell>
          <table:table-cell office:value-type="float" office:value="67.98215" calcext:value-type="float">
            <text:p>67.98215</text:p>
          </table:table-cell>
          <table:table-cell office:value-type="float" office:value="65.67593" calcext:value-type="float">
            <text:p>65.67593</text:p>
          </table:table-cell>
          <table:table-cell office:value-type="float" office:value="47.3805" calcext:value-type="float">
            <text:p>47.3805</text:p>
          </table:table-cell>
          <table:table-cell office:value-type="float" office:value="12.44103" calcext:value-type="float">
            <text:p>12.44103</text:p>
          </table:table-cell>
          <table:table-cell office:value-type="float" office:value="10.32171" calcext:value-type="float">
            <text:p>10.32171</text:p>
          </table:table-cell>
          <table:table-cell office:value-type="float" office:value="3.576952" calcext:value-type="float">
            <text:p>3.576952</text:p>
          </table:table-cell>
          <table:table-cell office:value-type="float" office:value="3.669281" calcext:value-type="float">
            <text:p>3.669281</text:p>
          </table:table-cell>
          <table:table-cell office:value-type="float" office:value="6.124299" calcext:value-type="float">
            <text:p>6.124299</text:p>
          </table:table-cell>
          <table:table-cell office:value-type="float" office:value="8.930658" calcext:value-type="float">
            <text:p>8.930658</text:p>
          </table:table-cell>
          <table:table-cell office:value-type="float" office:value="9.414932" calcext:value-type="float">
            <text:p>9.414932</text:p>
          </table:table-cell>
          <table:table-cell office:value-type="float" office:value="10.31084" calcext:value-type="float">
            <text:p>10.31084</text:p>
          </table:table-cell>
          <table:table-cell office:value-type="float" office:value="10.68506" calcext:value-type="float">
            <text:p>10.68506</text:p>
          </table:table-cell>
          <table:table-cell office:value-type="float" office:value="12.75049" calcext:value-type="float">
            <text:p>12.75049</text:p>
          </table:table-cell>
          <table:table-cell office:value-type="float" office:value="12.93853" calcext:value-type="float">
            <text:p>12.93853</text:p>
          </table:table-cell>
          <table:table-cell office:value-type="float" office:value="0" calcext:value-type="float">
            <text:p>0</text:p>
          </table:table-cell>
          <table:table-cell office:value-type="float" office:value="153.0215" calcext:value-type="float">
            <text:p>153.02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7" calcext:value-type="float">
            <text:p>7062007</text:p>
          </table:table-cell>
          <table:table-cell office:value-type="float" office:value="2.928874" calcext:value-type="float">
            <text:p>2.928874</text:p>
          </table:table-cell>
          <table:table-cell office:value-type="float" office:value="133.6552" calcext:value-type="float">
            <text:p>133.6552</text:p>
          </table:table-cell>
          <table:table-cell office:value-type="float" office:value="5" calcext:value-type="float">
            <text:p>5</text:p>
          </table:table-cell>
          <table:table-cell office:value-type="float" office:value="-0.1100651" calcext:value-type="float">
            <text:p>-0.1100651</text:p>
          </table:table-cell>
          <table:table-cell office:value-type="float" office:value="44.43276" calcext:value-type="float">
            <text:p>44.43276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7799111" calcext:value-type="float">
            <text:p>0.0007799111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7572989" calcext:value-type="float">
            <text:p>0.007572989</text:p>
          </table:table-cell>
          <table:table-cell office:value-type="float" office:value="1167.442" calcext:value-type="float">
            <text:p>1167.442</text:p>
          </table:table-cell>
          <table:table-cell office:value-type="float" office:value="1.691821" calcext:value-type="float">
            <text:p>1.691821</text:p>
          </table:table-cell>
          <table:table-cell office:value-type="float" office:value="0" calcext:value-type="float">
            <text:p>0</text:p>
          </table:table-cell>
          <table:table-cell office:value-type="float" office:value="1.76534" calcext:value-type="float">
            <text:p>1.76534</text:p>
          </table:table-cell>
          <table:table-cell office:value-type="float" office:value="1.196944" calcext:value-type="float">
            <text:p>1.196944</text:p>
          </table:table-cell>
          <table:table-cell office:value-type="float" office:value="0.5816059" calcext:value-type="float">
            <text:p>0.5816059</text:p>
          </table:table-cell>
          <table:table-cell office:value-type="float" office:value="0.01684244" calcext:value-type="float">
            <text:p>0.01684244</text:p>
          </table:table-cell>
          <table:table-cell office:value-type="float" office:value="0.02303638" calcext:value-type="float">
            <text:p>0.02303638</text:p>
          </table:table-cell>
          <table:table-cell office:value-type="float" office:value="0.006329685" calcext:value-type="float">
            <text:p>0.006329685</text:p>
          </table:table-cell>
          <table:table-cell office:value-type="float" office:value="0.02187586" calcext:value-type="float">
            <text:p>0.02187586</text:p>
          </table:table-cell>
          <table:table-cell office:value-type="float" office:value="0.09072304" calcext:value-type="float">
            <text:p>0.09072304</text:p>
          </table:table-cell>
          <table:table-cell office:value-type="float" office:value="0.1581187" calcext:value-type="float">
            <text:p>0.1581187</text:p>
          </table:table-cell>
          <table:table-cell office:value-type="float" office:value="0.1614538" calcext:value-type="float">
            <text:p>0.1614538</text:p>
          </table:table-cell>
          <table:table-cell office:value-type="float" office:value="0.1701686" calcext:value-type="float">
            <text:p>0.1701686</text:p>
          </table:table-cell>
          <table:table-cell office:value-type="float" office:value="0.1760063" calcext:value-type="float">
            <text:p>0.1760063</text:p>
          </table:table-cell>
          <table:table-cell office:value-type="float" office:value="0.1962212" calcext:value-type="float">
            <text:p>0.1962212</text:p>
          </table:table-cell>
          <table:table-cell office:value-type="float" office:value="0.1987074" calcext:value-type="float">
            <text:p>0.1987074</text:p>
          </table:table-cell>
          <table:table-cell office:value-type="float" office:value="0" calcext:value-type="float">
            <text:p>0</text:p>
          </table:table-cell>
          <table:table-cell office:value-type="float" office:value="68.18524" calcext:value-type="float">
            <text:p>68.18524</text:p>
          </table:table-cell>
          <table:table-cell office:value-type="float" office:value="65.832" calcext:value-type="float">
            <text:p>65.832</text:p>
          </table:table-cell>
          <table:table-cell office:value-type="float" office:value="47.4234" calcext:value-type="float">
            <text:p>47.4234</text:p>
          </table:table-cell>
          <table:table-cell office:value-type="float" office:value="12.40325" calcext:value-type="float">
            <text:p>12.40325</text:p>
          </table:table-cell>
          <table:table-cell office:value-type="float" office:value="10.29475" calcext:value-type="float">
            <text:p>10.29475</text:p>
          </table:table-cell>
          <table:table-cell office:value-type="float" office:value="3.570102" calcext:value-type="float">
            <text:p>3.570102</text:p>
          </table:table-cell>
          <table:table-cell office:value-type="float" office:value="3.666699" calcext:value-type="float">
            <text:p>3.666699</text:p>
          </table:table-cell>
          <table:table-cell office:value-type="float" office:value="6.128427" calcext:value-type="float">
            <text:p>6.128427</text:p>
          </table:table-cell>
          <table:table-cell office:value-type="float" office:value="8.936183" calcext:value-type="float">
            <text:p>8.936183</text:p>
          </table:table-cell>
          <table:table-cell office:value-type="float" office:value="9.419565" calcext:value-type="float">
            <text:p>9.419565</text:p>
          </table:table-cell>
          <table:table-cell office:value-type="float" office:value="10.31469" calcext:value-type="float">
            <text:p>10.31469</text:p>
          </table:table-cell>
          <table:table-cell office:value-type="float" office:value="10.68886" calcext:value-type="float">
            <text:p>10.68886</text:p>
          </table:table-cell>
          <table:table-cell office:value-type="float" office:value="12.75165" calcext:value-type="float">
            <text:p>12.75165</text:p>
          </table:table-cell>
          <table:table-cell office:value-type="float" office:value="12.93958" calcext:value-type="float">
            <text:p>12.93958</text:p>
          </table:table-cell>
          <table:table-cell office:value-type="float" office:value="0" calcext:value-type="float">
            <text:p>0</text:p>
          </table:table-cell>
          <table:table-cell office:value-type="float" office:value="186.9572" calcext:value-type="float">
            <text:p>186.95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7" calcext:value-type="float">
            <text:p>8062007</text:p>
          </table:table-cell>
          <table:table-cell office:value-type="float" office:value="2.899833" calcext:value-type="float">
            <text:p>2.899833</text:p>
          </table:table-cell>
          <table:table-cell office:value-type="float" office:value="133.6531" calcext:value-type="float">
            <text:p>133.6531</text:p>
          </table:table-cell>
          <table:table-cell office:value-type="float" office:value="5" calcext:value-type="float">
            <text:p>5</text:p>
          </table:table-cell>
          <table:table-cell office:value-type="float" office:value="-0.123624" calcext:value-type="float">
            <text:p>-0.123624</text:p>
          </table:table-cell>
          <table:table-cell office:value-type="float" office:value="44.4531" calcext:value-type="float">
            <text:p>44.4531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7799334" calcext:value-type="float">
            <text:p>0.0007799334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7584698" calcext:value-type="float">
            <text:p>0.007584698</text:p>
          </table:table-cell>
          <table:table-cell office:value-type="float" office:value="1167.437" calcext:value-type="float">
            <text:p>1167.437</text:p>
          </table:table-cell>
          <table:table-cell office:value-type="float" office:value="1.681569" calcext:value-type="float">
            <text:p>1.681569</text:p>
          </table:table-cell>
          <table:table-cell office:value-type="float" office:value="0" calcext:value-type="float">
            <text:p>0</text:p>
          </table:table-cell>
          <table:table-cell office:value-type="float" office:value="1.439623" calcext:value-type="float">
            <text:p>1.439623</text:p>
          </table:table-cell>
          <table:table-cell office:value-type="float" office:value="1.257937" calcext:value-type="float">
            <text:p>1.257937</text:p>
          </table:table-cell>
          <table:table-cell office:value-type="float" office:value="0.6414481" calcext:value-type="float">
            <text:p>0.6414481</text:p>
          </table:table-cell>
          <table:table-cell office:value-type="float" office:value="0.01430977" calcext:value-type="float">
            <text:p>0.01430977</text:p>
          </table:table-cell>
          <table:table-cell office:value-type="float" office:value="0.01847127" calcext:value-type="float">
            <text:p>0.01847127</text:p>
          </table:table-cell>
          <table:table-cell office:value-type="float" office:value="0.005777409" calcext:value-type="float">
            <text:p>0.005777409</text:p>
          </table:table-cell>
          <table:table-cell office:value-type="float" office:value="0.01796458" calcext:value-type="float">
            <text:p>0.01796458</text:p>
          </table:table-cell>
          <table:table-cell office:value-type="float" office:value="0.09105195" calcext:value-type="float">
            <text:p>0.09105195</text:p>
          </table:table-cell>
          <table:table-cell office:value-type="float" office:value="0.1581556" calcext:value-type="float">
            <text:p>0.1581556</text:p>
          </table:table-cell>
          <table:table-cell office:value-type="float" office:value="0.1614998" calcext:value-type="float">
            <text:p>0.1614998</text:p>
          </table:table-cell>
          <table:table-cell office:value-type="float" office:value="0.170211" calcext:value-type="float">
            <text:p>0.170211</text:p>
          </table:table-cell>
          <table:table-cell office:value-type="float" office:value="0.1760336" calcext:value-type="float">
            <text:p>0.1760336</text:p>
          </table:table-cell>
          <table:table-cell office:value-type="float" office:value="0.1962326" calcext:value-type="float">
            <text:p>0.1962326</text:p>
          </table:table-cell>
          <table:table-cell office:value-type="float" office:value="0.1987175" calcext:value-type="float">
            <text:p>0.1987175</text:p>
          </table:table-cell>
          <table:table-cell office:value-type="float" office:value="0" calcext:value-type="float">
            <text:p>0</text:p>
          </table:table-cell>
          <table:table-cell office:value-type="float" office:value="68.3259" calcext:value-type="float">
            <text:p>68.3259</text:p>
          </table:table-cell>
          <table:table-cell office:value-type="float" office:value="66.02556" calcext:value-type="float">
            <text:p>66.02556</text:p>
          </table:table-cell>
          <table:table-cell office:value-type="float" office:value="47.4936" calcext:value-type="float">
            <text:p>47.4936</text:p>
          </table:table-cell>
          <table:table-cell office:value-type="float" office:value="12.36453" calcext:value-type="float">
            <text:p>12.36453</text:p>
          </table:table-cell>
          <table:table-cell office:value-type="float" office:value="10.266" calcext:value-type="float">
            <text:p>10.266</text:p>
          </table:table-cell>
          <table:table-cell office:value-type="float" office:value="3.563182" calcext:value-type="float">
            <text:p>3.563182</text:p>
          </table:table-cell>
          <table:table-cell office:value-type="float" office:value="3.662899" calcext:value-type="float">
            <text:p>3.662899</text:p>
          </table:table-cell>
          <table:table-cell office:value-type="float" office:value="6.132589" calcext:value-type="float">
            <text:p>6.132589</text:p>
          </table:table-cell>
          <table:table-cell office:value-type="float" office:value="8.941668" calcext:value-type="float">
            <text:p>8.941668</text:p>
          </table:table-cell>
          <table:table-cell office:value-type="float" office:value="9.424194" calcext:value-type="float">
            <text:p>9.424194</text:p>
          </table:table-cell>
          <table:table-cell office:value-type="float" office:value="10.31853" calcext:value-type="float">
            <text:p>10.31853</text:p>
          </table:table-cell>
          <table:table-cell office:value-type="float" office:value="10.69266" calcext:value-type="float">
            <text:p>10.69266</text:p>
          </table:table-cell>
          <table:table-cell office:value-type="float" office:value="12.75277" calcext:value-type="float">
            <text:p>12.75277</text:p>
          </table:table-cell>
          <table:table-cell office:value-type="float" office:value="12.94065" calcext:value-type="float">
            <text:p>12.94065</text:p>
          </table:table-cell>
          <table:table-cell office:value-type="float" office:value="0" calcext:value-type="float">
            <text:p>0</text:p>
          </table:table-cell>
          <table:table-cell office:value-type="float" office:value="216.3578" calcext:value-type="float">
            <text:p>216.35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7" calcext:value-type="float">
            <text:p>9062007</text:p>
          </table:table-cell>
          <table:table-cell office:value-type="float" office:value="2.866671" calcext:value-type="float">
            <text:p>2.866671</text:p>
          </table:table-cell>
          <table:table-cell office:value-type="float" office:value="133.6503" calcext:value-type="float">
            <text:p>133.6503</text:p>
          </table:table-cell>
          <table:table-cell office:value-type="float" office:value="5" calcext:value-type="float">
            <text:p>5</text:p>
          </table:table-cell>
          <table:table-cell office:value-type="float" office:value="-0.1385608" calcext:value-type="float">
            <text:p>-0.1385608</text:p>
          </table:table-cell>
          <table:table-cell office:value-type="float" office:value="44.47561" calcext:value-type="float">
            <text:p>44.47561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7799558" calcext:value-type="float">
            <text:p>0.0007799558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7597316" calcext:value-type="float">
            <text:p>0.007597316</text:p>
          </table:table-cell>
          <table:table-cell office:value-type="float" office:value="1167.432" calcext:value-type="float">
            <text:p>1167.432</text:p>
          </table:table-cell>
          <table:table-cell office:value-type="float" office:value="1.663302" calcext:value-type="float">
            <text:p>1.663302</text:p>
          </table:table-cell>
          <table:table-cell office:value-type="float" office:value="0" calcext:value-type="float">
            <text:p>0</text:p>
          </table:table-cell>
          <table:table-cell office:value-type="float" office:value="1.311666" calcext:value-type="float">
            <text:p>1.311666</text:p>
          </table:table-cell>
          <table:table-cell office:value-type="float" office:value="1.358527" calcext:value-type="float">
            <text:p>1.358527</text:p>
          </table:table-cell>
          <table:table-cell office:value-type="float" office:value="0.7020929" calcext:value-type="float">
            <text:p>0.7020929</text:p>
          </table:table-cell>
          <table:table-cell office:value-type="float" office:value="0.01173421" calcext:value-type="float">
            <text:p>0.01173421</text:p>
          </table:table-cell>
          <table:table-cell office:value-type="float" office:value="0.01490752" calcext:value-type="float">
            <text:p>0.01490752</text:p>
          </table:table-cell>
          <table:table-cell office:value-type="float" office:value="0.005472296" calcext:value-type="float">
            <text:p>0.005472296</text:p>
          </table:table-cell>
          <table:table-cell office:value-type="float" office:value="0.0142166" calcext:value-type="float">
            <text:p>0.0142166</text:p>
          </table:table-cell>
          <table:table-cell office:value-type="float" office:value="0.0915494" calcext:value-type="float">
            <text:p>0.0915494</text:p>
          </table:table-cell>
          <table:table-cell office:value-type="float" office:value="0.1582704" calcext:value-type="float">
            <text:p>0.1582704</text:p>
          </table:table-cell>
          <table:table-cell office:value-type="float" office:value="0.1615514" calcext:value-type="float">
            <text:p>0.1615514</text:p>
          </table:table-cell>
          <table:table-cell office:value-type="float" office:value="0.1702534" calcext:value-type="float">
            <text:p>0.1702534</text:p>
          </table:table-cell>
          <table:table-cell office:value-type="float" office:value="0.1760734" calcext:value-type="float">
            <text:p>0.1760734</text:p>
          </table:table-cell>
          <table:table-cell office:value-type="float" office:value="0.1962431" calcext:value-type="float">
            <text:p>0.1962431</text:p>
          </table:table-cell>
          <table:table-cell office:value-type="float" office:value="0.1987275" calcext:value-type="float">
            <text:p>0.1987275</text:p>
          </table:table-cell>
          <table:table-cell office:value-type="float" office:value="0" calcext:value-type="float">
            <text:p>0</text:p>
          </table:table-cell>
          <table:table-cell office:value-type="float" office:value="68.44633" calcext:value-type="float">
            <text:p>68.44633</text:p>
          </table:table-cell>
          <table:table-cell office:value-type="float" office:value="66.25377" calcext:value-type="float">
            <text:p>66.25377</text:p>
          </table:table-cell>
          <table:table-cell office:value-type="float" office:value="47.58604" calcext:value-type="float">
            <text:p>47.58604</text:p>
          </table:table-cell>
          <table:table-cell office:value-type="float" office:value="12.32516" calcext:value-type="float">
            <text:p>12.32516</text:p>
          </table:table-cell>
          <table:table-cell office:value-type="float" office:value="10.23589" calcext:value-type="float">
            <text:p>10.23589</text:p>
          </table:table-cell>
          <table:table-cell office:value-type="float" office:value="3.556213" calcext:value-type="float">
            <text:p>3.556213</text:p>
          </table:table-cell>
          <table:table-cell office:value-type="float" office:value="3.65831" calcext:value-type="float">
            <text:p>3.65831</text:p>
          </table:table-cell>
          <table:table-cell office:value-type="float" office:value="6.13684" calcext:value-type="float">
            <text:p>6.13684</text:p>
          </table:table-cell>
          <table:table-cell office:value-type="float" office:value="8.947158" calcext:value-type="float">
            <text:p>8.947158</text:p>
          </table:table-cell>
          <table:table-cell office:value-type="float" office:value="9.428826" calcext:value-type="float">
            <text:p>9.428826</text:p>
          </table:table-cell>
          <table:table-cell office:value-type="float" office:value="10.32238" calcext:value-type="float">
            <text:p>10.32238</text:p>
          </table:table-cell>
          <table:table-cell office:value-type="float" office:value="10.69646" calcext:value-type="float">
            <text:p>10.69646</text:p>
          </table:table-cell>
          <table:table-cell office:value-type="float" office:value="12.75385" calcext:value-type="float">
            <text:p>12.75385</text:p>
          </table:table-cell>
          <table:table-cell office:value-type="float" office:value="12.94174" calcext:value-type="float">
            <text:p>12.94174</text:p>
          </table:table-cell>
          <table:table-cell office:value-type="float" office:value="0" calcext:value-type="float">
            <text:p>0</text:p>
          </table:table-cell>
          <table:table-cell office:value-type="float" office:value="257.9089" calcext:value-type="float">
            <text:p>257.90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7" calcext:value-type="float">
            <text:p>10062007</text:p>
          </table:table-cell>
          <table:table-cell office:value-type="float" office:value="2.836205" calcext:value-type="float">
            <text:p>2.836205</text:p>
          </table:table-cell>
          <table:table-cell office:value-type="float" office:value="133.6476" calcext:value-type="float">
            <text:p>133.6476</text:p>
          </table:table-cell>
          <table:table-cell office:value-type="float" office:value="5" calcext:value-type="float">
            <text:p>5</text:p>
          </table:table-cell>
          <table:table-cell office:value-type="float" office:value="-0.1553732" calcext:value-type="float">
            <text:p>-0.1553732</text:p>
          </table:table-cell>
          <table:table-cell office:value-type="float" office:value="44.49802" calcext:value-type="float">
            <text:p>44.49802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7799864" calcext:value-type="float">
            <text:p>0.0007799864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7610943" calcext:value-type="float">
            <text:p>0.007610943</text:p>
          </table:table-cell>
          <table:table-cell office:value-type="float" office:value="1167.428" calcext:value-type="float">
            <text:p>1167.428</text:p>
          </table:table-cell>
          <table:table-cell office:value-type="float" office:value="1.656855" calcext:value-type="float">
            <text:p>1.656855</text:p>
          </table:table-cell>
          <table:table-cell office:value-type="float" office:value="0" calcext:value-type="float">
            <text:p>0</text:p>
          </table:table-cell>
          <table:table-cell office:value-type="float" office:value="1.615423" calcext:value-type="float">
            <text:p>1.615423</text:p>
          </table:table-cell>
          <table:table-cell office:value-type="float" office:value="1.294486" calcext:value-type="float">
            <text:p>1.294486</text:p>
          </table:table-cell>
          <table:table-cell office:value-type="float" office:value="0.6883259" calcext:value-type="float">
            <text:p>0.6883259</text:p>
          </table:table-cell>
          <table:table-cell office:value-type="float" office:value="0.01127293" calcext:value-type="float">
            <text:p>0.01127293</text:p>
          </table:table-cell>
          <table:table-cell office:value-type="float" office:value="0.01194338" calcext:value-type="float">
            <text:p>0.01194338</text:p>
          </table:table-cell>
          <table:table-cell office:value-type="float" office:value="0.005480945" calcext:value-type="float">
            <text:p>0.005480945</text:p>
          </table:table-cell>
          <table:table-cell office:value-type="float" office:value="0.01152481" calcext:value-type="float">
            <text:p>0.01152481</text:p>
          </table:table-cell>
          <table:table-cell office:value-type="float" office:value="0.09210456" calcext:value-type="float">
            <text:p>0.09210456</text:p>
          </table:table-cell>
          <table:table-cell office:value-type="float" office:value="0.1584756" calcext:value-type="float">
            <text:p>0.1584756</text:p>
          </table:table-cell>
          <table:table-cell office:value-type="float" office:value="0.1616137" calcext:value-type="float">
            <text:p>0.1616137</text:p>
          </table:table-cell>
          <table:table-cell office:value-type="float" office:value="0.170297" calcext:value-type="float">
            <text:p>0.170297</text:p>
          </table:table-cell>
          <table:table-cell office:value-type="float" office:value="0.1761419" calcext:value-type="float">
            <text:p>0.1761419</text:p>
          </table:table-cell>
          <table:table-cell office:value-type="float" office:value="0.1962538" calcext:value-type="float">
            <text:p>0.1962538</text:p>
          </table:table-cell>
          <table:table-cell office:value-type="float" office:value="0.1987375" calcext:value-type="float">
            <text:p>0.1987375</text:p>
          </table:table-cell>
          <table:table-cell office:value-type="float" office:value="0" calcext:value-type="float">
            <text:p>0</text:p>
          </table:table-cell>
          <table:table-cell office:value-type="float" office:value="68.56384" calcext:value-type="float">
            <text:p>68.56384</text:p>
          </table:table-cell>
          <table:table-cell office:value-type="float" office:value="66.47158" calcext:value-type="float">
            <text:p>66.47158</text:p>
          </table:table-cell>
          <table:table-cell office:value-type="float" office:value="47.68632" calcext:value-type="float">
            <text:p>47.68632</text:p>
          </table:table-cell>
          <table:table-cell office:value-type="float" office:value="12.28557" calcext:value-type="float">
            <text:p>12.28557</text:p>
          </table:table-cell>
          <table:table-cell office:value-type="float" office:value="10.20471" calcext:value-type="float">
            <text:p>10.20471</text:p>
          </table:table-cell>
          <table:table-cell office:value-type="float" office:value="3.549243" calcext:value-type="float">
            <text:p>3.549243</text:p>
          </table:table-cell>
          <table:table-cell office:value-type="float" office:value="3.652952" calcext:value-type="float">
            <text:p>3.652952</text:p>
          </table:table-cell>
          <table:table-cell office:value-type="float" office:value="6.141211" calcext:value-type="float">
            <text:p>6.141211</text:p>
          </table:table-cell>
          <table:table-cell office:value-type="float" office:value="8.952734" calcext:value-type="float">
            <text:p>8.952734</text:p>
          </table:table-cell>
          <table:table-cell office:value-type="float" office:value="9.43346" calcext:value-type="float">
            <text:p>9.43346</text:p>
          </table:table-cell>
          <table:table-cell office:value-type="float" office:value="10.32622" calcext:value-type="float">
            <text:p>10.32622</text:p>
          </table:table-cell>
          <table:table-cell office:value-type="float" office:value="10.70026" calcext:value-type="float">
            <text:p>10.70026</text:p>
          </table:table-cell>
          <table:table-cell office:value-type="float" office:value="12.75494" calcext:value-type="float">
            <text:p>12.75494</text:p>
          </table:table-cell>
          <table:table-cell office:value-type="float" office:value="12.94282" calcext:value-type="float">
            <text:p>12.94282</text:p>
          </table:table-cell>
          <table:table-cell office:value-type="float" office:value="0" calcext:value-type="float">
            <text:p>0</text:p>
          </table:table-cell>
          <table:table-cell office:value-type="float" office:value="255.4456" calcext:value-type="float">
            <text:p>255.4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7" calcext:value-type="float">
            <text:p>11062007</text:p>
          </table:table-cell>
          <table:table-cell office:value-type="float" office:value="2.797022" calcext:value-type="float">
            <text:p>2.797022</text:p>
          </table:table-cell>
          <table:table-cell office:value-type="float" office:value="133.6434" calcext:value-type="float">
            <text:p>133.6434</text:p>
          </table:table-cell>
          <table:table-cell office:value-type="float" office:value="5" calcext:value-type="float">
            <text:p>5</text:p>
          </table:table-cell>
          <table:table-cell office:value-type="float" office:value="-0.1730586" calcext:value-type="float">
            <text:p>-0.1730586</text:p>
          </table:table-cell>
          <table:table-cell office:value-type="float" office:value="44.52298" calcext:value-type="float">
            <text:p>44.52298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7800199" calcext:value-type="float">
            <text:p>0.0007800199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7625655" calcext:value-type="float">
            <text:p>0.007625655</text:p>
          </table:table-cell>
          <table:table-cell office:value-type="float" office:value="1167.424" calcext:value-type="float">
            <text:p>1167.424</text:p>
          </table:table-cell>
          <table:table-cell office:value-type="float" office:value="1.623407" calcext:value-type="float">
            <text:p>1.623407</text:p>
          </table:table-cell>
          <table:table-cell office:value-type="float" office:value="0" calcext:value-type="float">
            <text:p>0</text:p>
          </table:table-cell>
          <table:table-cell office:value-type="float" office:value="1.289928" calcext:value-type="float">
            <text:p>1.289928</text:p>
          </table:table-cell>
          <table:table-cell office:value-type="float" office:value="1.474874" calcext:value-type="float">
            <text:p>1.474874</text:p>
          </table:table-cell>
          <table:table-cell office:value-type="float" office:value="0.7846589" calcext:value-type="float">
            <text:p>0.7846589</text:p>
          </table:table-cell>
          <table:table-cell office:value-type="float" office:value="0.01229275" calcext:value-type="float">
            <text:p>0.01229275</text:p>
          </table:table-cell>
          <table:table-cell office:value-type="float" office:value="0.01103705" calcext:value-type="float">
            <text:p>0.01103705</text:p>
          </table:table-cell>
          <table:table-cell office:value-type="float" office:value="0.005816408" calcext:value-type="float">
            <text:p>0.005816408</text:p>
          </table:table-cell>
          <table:table-cell office:value-type="float" office:value="0.009949593" calcext:value-type="float">
            <text:p>0.009949593</text:p>
          </table:table-cell>
          <table:table-cell office:value-type="float" office:value="0.09262031" calcext:value-type="float">
            <text:p>0.09262031</text:p>
          </table:table-cell>
          <table:table-cell office:value-type="float" office:value="0.1587182" calcext:value-type="float">
            <text:p>0.1587182</text:p>
          </table:table-cell>
          <table:table-cell office:value-type="float" office:value="0.1616866" calcext:value-type="float">
            <text:p>0.1616866</text:p>
          </table:table-cell>
          <table:table-cell office:value-type="float" office:value="0.1703425" calcext:value-type="float">
            <text:p>0.1703425</text:p>
          </table:table-cell>
          <table:table-cell office:value-type="float" office:value="0.1761601" calcext:value-type="float">
            <text:p>0.1761601</text:p>
          </table:table-cell>
          <table:table-cell office:value-type="float" office:value="0.1962645" calcext:value-type="float">
            <text:p>0.1962645</text:p>
          </table:table-cell>
          <table:table-cell office:value-type="float" office:value="0.1987475" calcext:value-type="float">
            <text:p>0.1987475</text:p>
          </table:table-cell>
          <table:table-cell office:value-type="float" office:value="0" calcext:value-type="float">
            <text:p>0</text:p>
          </table:table-cell>
          <table:table-cell office:value-type="float" office:value="68.69456" calcext:value-type="float">
            <text:p>68.69456</text:p>
          </table:table-cell>
          <table:table-cell office:value-type="float" office:value="66.72874" calcext:value-type="float">
            <text:p>66.72874</text:p>
          </table:table-cell>
          <table:table-cell office:value-type="float" office:value="47.8019" calcext:value-type="float">
            <text:p>47.8019</text:p>
          </table:table-cell>
          <table:table-cell office:value-type="float" office:value="12.24685" calcext:value-type="float">
            <text:p>12.24685</text:p>
          </table:table-cell>
          <table:table-cell office:value-type="float" office:value="10.17319" calcext:value-type="float">
            <text:p>10.17319</text:p>
          </table:table-cell>
          <table:table-cell office:value-type="float" office:value="3.542401" calcext:value-type="float">
            <text:p>3.542401</text:p>
          </table:table-cell>
          <table:table-cell office:value-type="float" office:value="3.647168" calcext:value-type="float">
            <text:p>3.647168</text:p>
          </table:table-cell>
          <table:table-cell office:value-type="float" office:value="6.145688" calcext:value-type="float">
            <text:p>6.145688</text:p>
          </table:table-cell>
          <table:table-cell office:value-type="float" office:value="8.95831" calcext:value-type="float">
            <text:p>8.95831</text:p>
          </table:table-cell>
          <table:table-cell office:value-type="float" office:value="9.438093" calcext:value-type="float">
            <text:p>9.438093</text:p>
          </table:table-cell>
          <table:table-cell office:value-type="float" office:value="10.33007" calcext:value-type="float">
            <text:p>10.33007</text:p>
          </table:table-cell>
          <table:table-cell office:value-type="float" office:value="10.70406" calcext:value-type="float">
            <text:p>10.70406</text:p>
          </table:table-cell>
          <table:table-cell office:value-type="float" office:value="12.75603" calcext:value-type="float">
            <text:p>12.75603</text:p>
          </table:table-cell>
          <table:table-cell office:value-type="float" office:value="12.94394" calcext:value-type="float">
            <text:p>12.94394</text:p>
          </table:table-cell>
          <table:table-cell office:value-type="float" office:value="0" calcext:value-type="float">
            <text:p>0</text:p>
          </table:table-cell>
          <table:table-cell office:value-type="float" office:value="295.7891" calcext:value-type="float">
            <text:p>295.7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7" calcext:value-type="float">
            <text:p>12062007</text:p>
          </table:table-cell>
          <table:table-cell office:value-type="float" office:value="2.762828" calcext:value-type="float">
            <text:p>2.762828</text:p>
          </table:table-cell>
          <table:table-cell office:value-type="float" office:value="133.6387" calcext:value-type="float">
            <text:p>133.6387</text:p>
          </table:table-cell>
          <table:table-cell office:value-type="float" office:value="5" calcext:value-type="float">
            <text:p>5</text:p>
          </table:table-cell>
          <table:table-cell office:value-type="float" office:value="-0.1925915" calcext:value-type="float">
            <text:p>-0.1925915</text:p>
          </table:table-cell>
          <table:table-cell office:value-type="float" office:value="44.54857" calcext:value-type="float">
            <text:p>44.54857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7800534" calcext:value-type="float">
            <text:p>0.0007800534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7641523" calcext:value-type="float">
            <text:p>0.007641523</text:p>
          </table:table-cell>
          <table:table-cell office:value-type="float" office:value="1167.419" calcext:value-type="float">
            <text:p>1167.419</text:p>
          </table:table-cell>
          <table:table-cell office:value-type="float" office:value="1.607729" calcext:value-type="float">
            <text:p>1.607729</text:p>
          </table:table-cell>
          <table:table-cell office:value-type="float" office:value="0" calcext:value-type="float">
            <text:p>0</text:p>
          </table:table-cell>
          <table:table-cell office:value-type="float" office:value="1.012913" calcext:value-type="float">
            <text:p>1.012913</text:p>
          </table:table-cell>
          <table:table-cell office:value-type="float" office:value="1.330852" calcext:value-type="float">
            <text:p>1.330852</text:p>
          </table:table-cell>
          <table:table-cell office:value-type="float" office:value="0.7713642" calcext:value-type="float">
            <text:p>0.7713642</text:p>
          </table:table-cell>
          <table:table-cell office:value-type="float" office:value="0.01203098" calcext:value-type="float">
            <text:p>0.01203098</text:p>
          </table:table-cell>
          <table:table-cell office:value-type="float" office:value="0.01097488" calcext:value-type="float">
            <text:p>0.01097488</text:p>
          </table:table-cell>
          <table:table-cell office:value-type="float" office:value="0.005883106" calcext:value-type="float">
            <text:p>0.005883106</text:p>
          </table:table-cell>
          <table:table-cell office:value-type="float" office:value="0.009065933" calcext:value-type="float">
            <text:p>0.009065933</text:p>
          </table:table-cell>
          <table:table-cell office:value-type="float" office:value="0.09330027" calcext:value-type="float">
            <text:p>0.09330027</text:p>
          </table:table-cell>
          <table:table-cell office:value-type="float" office:value="0.1589995" calcext:value-type="float">
            <text:p>0.1589995</text:p>
          </table:table-cell>
          <table:table-cell office:value-type="float" office:value="0.1617689" calcext:value-type="float">
            <text:p>0.1617689</text:p>
          </table:table-cell>
          <table:table-cell office:value-type="float" office:value="0.1703905" calcext:value-type="float">
            <text:p>0.1703905</text:p>
          </table:table-cell>
          <table:table-cell office:value-type="float" office:value="0.1762022" calcext:value-type="float">
            <text:p>0.1762022</text:p>
          </table:table-cell>
          <table:table-cell office:value-type="float" office:value="0.1962752" calcext:value-type="float">
            <text:p>0.1962752</text:p>
          </table:table-cell>
          <table:table-cell office:value-type="float" office:value="0.1987575" calcext:value-type="float">
            <text:p>0.1987575</text:p>
          </table:table-cell>
          <table:table-cell office:value-type="float" office:value="0" calcext:value-type="float">
            <text:p>0</text:p>
          </table:table-cell>
          <table:table-cell office:value-type="float" office:value="68.78217" calcext:value-type="float">
            <text:p>68.78217</text:p>
          </table:table-cell>
          <table:table-cell office:value-type="float" office:value="66.9866" calcext:value-type="float">
            <text:p>66.9866</text:p>
          </table:table-cell>
          <table:table-cell office:value-type="float" office:value="47.93554" calcext:value-type="float">
            <text:p>47.93554</text:p>
          </table:table-cell>
          <table:table-cell office:value-type="float" office:value="12.20871" calcext:value-type="float">
            <text:p>12.20871</text:p>
          </table:table-cell>
          <table:table-cell office:value-type="float" office:value="10.14188" calcext:value-type="float">
            <text:p>10.14188</text:p>
          </table:table-cell>
          <table:table-cell office:value-type="float" office:value="3.535689" calcext:value-type="float">
            <text:p>3.535689</text:p>
          </table:table-cell>
          <table:table-cell office:value-type="float" office:value="3.641162" calcext:value-type="float">
            <text:p>3.641162</text:p>
          </table:table-cell>
          <table:table-cell office:value-type="float" office:value="6.150302" calcext:value-type="float">
            <text:p>6.150302</text:p>
          </table:table-cell>
          <table:table-cell office:value-type="float" office:value="8.963926" calcext:value-type="float">
            <text:p>8.963926</text:p>
          </table:table-cell>
          <table:table-cell office:value-type="float" office:value="9.442773" calcext:value-type="float">
            <text:p>9.442773</text:p>
          </table:table-cell>
          <table:table-cell office:value-type="float" office:value="10.33392" calcext:value-type="float">
            <text:p>10.33392</text:p>
          </table:table-cell>
          <table:table-cell office:value-type="float" office:value="10.70785" calcext:value-type="float">
            <text:p>10.70785</text:p>
          </table:table-cell>
          <table:table-cell office:value-type="float" office:value="12.75711" calcext:value-type="float">
            <text:p>12.75711</text:p>
          </table:table-cell>
          <table:table-cell office:value-type="float" office:value="12.94507" calcext:value-type="float">
            <text:p>12.94507</text:p>
          </table:table-cell>
          <table:table-cell office:value-type="float" office:value="0" calcext:value-type="float">
            <text:p>0</text:p>
          </table:table-cell>
          <table:table-cell office:value-type="float" office:value="276.2047" calcext:value-type="float">
            <text:p>276.2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7" calcext:value-type="float">
            <text:p>13062007</text:p>
          </table:table-cell>
          <table:table-cell office:value-type="float" office:value="2.732336" calcext:value-type="float">
            <text:p>2.732336</text:p>
          </table:table-cell>
          <table:table-cell office:value-type="float" office:value="133.6344" calcext:value-type="float">
            <text:p>133.6344</text:p>
          </table:table-cell>
          <table:table-cell office:value-type="float" office:value="5" calcext:value-type="float">
            <text:p>5</text:p>
          </table:table-cell>
          <table:table-cell office:value-type="float" office:value="-0.2128134" calcext:value-type="float">
            <text:p>-0.2128134</text:p>
          </table:table-cell>
          <table:table-cell office:value-type="float" office:value="44.57108" calcext:value-type="float">
            <text:p>44.57108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7802707" calcext:value-type="float">
            <text:p>0.0007802707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7691189" calcext:value-type="float">
            <text:p>0.007691189</text:p>
          </table:table-cell>
          <table:table-cell office:value-type="float" office:value="1167.413" calcext:value-type="float">
            <text:p>1167.413</text:p>
          </table:table-cell>
          <table:table-cell office:value-type="float" office:value="1.601457" calcext:value-type="float">
            <text:p>1.601457</text:p>
          </table:table-cell>
          <table:table-cell office:value-type="float" office:value="0" calcext:value-type="float">
            <text:p>0</text:p>
          </table:table-cell>
          <table:table-cell office:value-type="float" office:value="0.3746971" calcext:value-type="float">
            <text:p>0.3746971</text:p>
          </table:table-cell>
          <table:table-cell office:value-type="float" office:value="1.077011" calcext:value-type="float">
            <text:p>1.077011</text:p>
          </table:table-cell>
          <table:table-cell office:value-type="float" office:value="0.7192991" calcext:value-type="float">
            <text:p>0.7192991</text:p>
          </table:table-cell>
          <table:table-cell office:value-type="float" office:value="0.01160105" calcext:value-type="float">
            <text:p>0.01160105</text:p>
          </table:table-cell>
          <table:table-cell office:value-type="float" office:value="0.01066151" calcext:value-type="float">
            <text:p>0.01066151</text:p>
          </table:table-cell>
          <table:table-cell office:value-type="float" office:value="0.00581541" calcext:value-type="float">
            <text:p>0.00581541</text:p>
          </table:table-cell>
          <table:table-cell office:value-type="float" office:value="0.007796958" calcext:value-type="float">
            <text:p>0.007796958</text:p>
          </table:table-cell>
          <table:table-cell office:value-type="float" office:value="0.0938565" calcext:value-type="float">
            <text:p>0.0938565</text:p>
          </table:table-cell>
          <table:table-cell office:value-type="float" office:value="0.1593071" calcext:value-type="float">
            <text:p>0.1593071</text:p>
          </table:table-cell>
          <table:table-cell office:value-type="float" office:value="0.161861" calcext:value-type="float">
            <text:p>0.161861</text:p>
          </table:table-cell>
          <table:table-cell office:value-type="float" office:value="0.1704408" calcext:value-type="float">
            <text:p>0.1704408</text:p>
          </table:table-cell>
          <table:table-cell office:value-type="float" office:value="0.1762785" calcext:value-type="float">
            <text:p>0.1762785</text:p>
          </table:table-cell>
          <table:table-cell office:value-type="float" office:value="0.1962836" calcext:value-type="float">
            <text:p>0.1962836</text:p>
          </table:table-cell>
          <table:table-cell office:value-type="float" office:value="0.1987676" calcext:value-type="float">
            <text:p>0.1987676</text:p>
          </table:table-cell>
          <table:table-cell office:value-type="float" office:value="0" calcext:value-type="float">
            <text:p>0</text:p>
          </table:table-cell>
          <table:table-cell office:value-type="float" office:value="68.82412" calcext:value-type="float">
            <text:p>68.82412</text:p>
          </table:table-cell>
          <table:table-cell office:value-type="float" office:value="67.19514" calcext:value-type="float">
            <text:p>67.19514</text:p>
          </table:table-cell>
          <table:table-cell office:value-type="float" office:value="48.05465" calcext:value-type="float">
            <text:p>48.05465</text:p>
          </table:table-cell>
          <table:table-cell office:value-type="float" office:value="12.1708" calcext:value-type="float">
            <text:p>12.1708</text:p>
          </table:table-cell>
          <table:table-cell office:value-type="float" office:value="10.1109" calcext:value-type="float">
            <text:p>10.1109</text:p>
          </table:table-cell>
          <table:table-cell office:value-type="float" office:value="3.529041" calcext:value-type="float">
            <text:p>3.529041</text:p>
          </table:table-cell>
          <table:table-cell office:value-type="float" office:value="3.634977" calcext:value-type="float">
            <text:p>3.634977</text:p>
          </table:table-cell>
          <table:table-cell office:value-type="float" office:value="6.155052" calcext:value-type="float">
            <text:p>6.155052</text:p>
          </table:table-cell>
          <table:table-cell office:value-type="float" office:value="8.969594" calcext:value-type="float">
            <text:p>8.969594</text:p>
          </table:table-cell>
          <table:table-cell office:value-type="float" office:value="9.447479" calcext:value-type="float">
            <text:p>9.447479</text:p>
          </table:table-cell>
          <table:table-cell office:value-type="float" office:value="10.33776" calcext:value-type="float">
            <text:p>10.33776</text:p>
          </table:table-cell>
          <table:table-cell office:value-type="float" office:value="10.71166" calcext:value-type="float">
            <text:p>10.71166</text:p>
          </table:table-cell>
          <table:table-cell office:value-type="float" office:value="12.7582" calcext:value-type="float">
            <text:p>12.7582</text:p>
          </table:table-cell>
          <table:table-cell office:value-type="float" office:value="12.94617" calcext:value-type="float">
            <text:p>12.94617</text:p>
          </table:table-cell>
          <table:table-cell office:value-type="float" office:value="0" calcext:value-type="float">
            <text:p>0</text:p>
          </table:table-cell>
          <table:table-cell office:value-type="float" office:value="119.2569" calcext:value-type="float">
            <text:p>119.25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7" calcext:value-type="float">
            <text:p>14062007</text:p>
          </table:table-cell>
          <table:table-cell office:value-type="float" office:value="2.709358" calcext:value-type="float">
            <text:p>2.709358</text:p>
          </table:table-cell>
          <table:table-cell office:value-type="float" office:value="133.632" calcext:value-type="float">
            <text:p>133.632</text:p>
          </table:table-cell>
          <table:table-cell office:value-type="float" office:value="5" calcext:value-type="float">
            <text:p>5</text:p>
          </table:table-cell>
          <table:table-cell office:value-type="float" office:value="-0.2350707" calcext:value-type="float">
            <text:p>-0.2350707</text:p>
          </table:table-cell>
          <table:table-cell office:value-type="float" office:value="44.58827" calcext:value-type="float">
            <text:p>44.58827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7810949" calcext:value-type="float">
            <text:p>0.0007810949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776726" calcext:value-type="float">
            <text:p>0.00776726</text:p>
          </table:table-cell>
          <table:table-cell office:value-type="float" office:value="1167.402" calcext:value-type="float">
            <text:p>1167.402</text:p>
          </table:table-cell>
          <table:table-cell office:value-type="float" office:value="1.600844" calcext:value-type="float">
            <text:p>1.600844</text:p>
          </table:table-cell>
          <table:table-cell office:value-type="float" office:value="0" calcext:value-type="float">
            <text:p>0</text:p>
          </table:table-cell>
          <table:table-cell office:value-type="float" office:value="1.039234" calcext:value-type="float">
            <text:p>1.039234</text:p>
          </table:table-cell>
          <table:table-cell office:value-type="float" office:value="1.120138" calcext:value-type="float">
            <text:p>1.120138</text:p>
          </table:table-cell>
          <table:table-cell office:value-type="float" office:value="0.5657005" calcext:value-type="float">
            <text:p>0.5657005</text:p>
          </table:table-cell>
          <table:table-cell office:value-type="float" office:value="0.009635709" calcext:value-type="float">
            <text:p>0.009635709</text:p>
          </table:table-cell>
          <table:table-cell office:value-type="float" office:value="0.008805241" calcext:value-type="float">
            <text:p>0.008805241</text:p>
          </table:table-cell>
          <table:table-cell office:value-type="float" office:value="0.005216043" calcext:value-type="float">
            <text:p>0.005216043</text:p>
          </table:table-cell>
          <table:table-cell office:value-type="float" office:value="0.007112091" calcext:value-type="float">
            <text:p>0.007112091</text:p>
          </table:table-cell>
          <table:table-cell office:value-type="float" office:value="0.09359509" calcext:value-type="float">
            <text:p>0.09359509</text:p>
          </table:table-cell>
          <table:table-cell office:value-type="float" office:value="0.1595349" calcext:value-type="float">
            <text:p>0.1595349</text:p>
          </table:table-cell>
          <table:table-cell office:value-type="float" office:value="0.1619596" calcext:value-type="float">
            <text:p>0.1619596</text:p>
          </table:table-cell>
          <table:table-cell office:value-type="float" office:value="0.1704936" calcext:value-type="float">
            <text:p>0.1704936</text:p>
          </table:table-cell>
          <table:table-cell office:value-type="float" office:value="0.17643" calcext:value-type="float">
            <text:p>0.17643</text:p>
          </table:table-cell>
          <table:table-cell office:value-type="float" office:value="0.1962932" calcext:value-type="float">
            <text:p>0.1962932</text:p>
          </table:table-cell>
          <table:table-cell office:value-type="float" office:value="0.1987776" calcext:value-type="float">
            <text:p>0.1987776</text:p>
          </table:table-cell>
          <table:table-cell office:value-type="float" office:value="0" calcext:value-type="float">
            <text:p>0</text:p>
          </table:table-cell>
          <table:table-cell office:value-type="float" office:value="68.82362" calcext:value-type="float">
            <text:p>68.82362</text:p>
          </table:table-cell>
          <table:table-cell office:value-type="float" office:value="67.31305" calcext:value-type="float">
            <text:p>67.31305</text:p>
          </table:table-cell>
          <table:table-cell office:value-type="float" office:value="48.15479" calcext:value-type="float">
            <text:p>48.15479</text:p>
          </table:table-cell>
          <table:table-cell office:value-type="float" office:value="12.13142" calcext:value-type="float">
            <text:p>12.13142</text:p>
          </table:table-cell>
          <table:table-cell office:value-type="float" office:value="10.07631" calcext:value-type="float">
            <text:p>10.07631</text:p>
          </table:table-cell>
          <table:table-cell office:value-type="float" office:value="3.522047" calcext:value-type="float">
            <text:p>3.522047</text:p>
          </table:table-cell>
          <table:table-cell office:value-type="float" office:value="3.628305" calcext:value-type="float">
            <text:p>3.628305</text:p>
          </table:table-cell>
          <table:table-cell office:value-type="float" office:value="6.159806" calcext:value-type="float">
            <text:p>6.159806</text:p>
          </table:table-cell>
          <table:table-cell office:value-type="float" office:value="8.975294" calcext:value-type="float">
            <text:p>8.975294</text:p>
          </table:table-cell>
          <table:table-cell office:value-type="float" office:value="9.452189" calcext:value-type="float">
            <text:p>9.452189</text:p>
          </table:table-cell>
          <table:table-cell office:value-type="float" office:value="10.34161" calcext:value-type="float">
            <text:p>10.34161</text:p>
          </table:table-cell>
          <table:table-cell office:value-type="float" office:value="10.71546" calcext:value-type="float">
            <text:p>10.71546</text:p>
          </table:table-cell>
          <table:table-cell office:value-type="float" office:value="12.75929" calcext:value-type="float">
            <text:p>12.75929</text:p>
          </table:table-cell>
          <table:table-cell office:value-type="float" office:value="12.94723" calcext:value-type="float">
            <text:p>12.94723</text:p>
          </table:table-cell>
          <table:table-cell office:value-type="float" office:value="0" calcext:value-type="float">
            <text:p>0</text:p>
          </table:table-cell>
          <table:table-cell office:value-type="float" office:value="8.385327" calcext:value-type="float">
            <text:p>8.3853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7" calcext:value-type="float">
            <text:p>15062007</text:p>
          </table:table-cell>
          <table:table-cell office:value-type="float" office:value="2.687655" calcext:value-type="float">
            <text:p>2.687655</text:p>
          </table:table-cell>
          <table:table-cell office:value-type="float" office:value="133.6296" calcext:value-type="float">
            <text:p>133.6296</text:p>
          </table:table-cell>
          <table:table-cell office:value-type="float" office:value="5" calcext:value-type="float">
            <text:p>5</text:p>
          </table:table-cell>
          <table:table-cell office:value-type="float" office:value="-0.2567642" calcext:value-type="float">
            <text:p>-0.2567642</text:p>
          </table:table-cell>
          <table:table-cell office:value-type="float" office:value="44.60376" calcext:value-type="float">
            <text:p>44.60376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7811172" calcext:value-type="float">
            <text:p>0.0007811172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7777635" calcext:value-type="float">
            <text:p>0.007777635</text:p>
          </table:table-cell>
          <table:table-cell office:value-type="float" office:value="1167.391" calcext:value-type="float">
            <text:p>1167.391</text:p>
          </table:table-cell>
          <table:table-cell office:value-type="float" office:value="1.598973" calcext:value-type="float">
            <text:p>1.598973</text:p>
          </table:table-cell>
          <table:table-cell office:value-type="float" office:value="0" calcext:value-type="float">
            <text:p>0</text:p>
          </table:table-cell>
          <table:table-cell office:value-type="float" office:value="1.379761" calcext:value-type="float">
            <text:p>1.379761</text:p>
          </table:table-cell>
          <table:table-cell office:value-type="float" office:value="1.054664" calcext:value-type="float">
            <text:p>1.054664</text:p>
          </table:table-cell>
          <table:table-cell office:value-type="float" office:value="0.5260501" calcext:value-type="float">
            <text:p>0.5260501</text:p>
          </table:table-cell>
          <table:table-cell office:value-type="float" office:value="0.01004695" calcext:value-type="float">
            <text:p>0.01004695</text:p>
          </table:table-cell>
          <table:table-cell office:value-type="float" office:value="0.009110346" calcext:value-type="float">
            <text:p>0.009110346</text:p>
          </table:table-cell>
          <table:table-cell office:value-type="float" office:value="0.005186562" calcext:value-type="float">
            <text:p>0.005186562</text:p>
          </table:table-cell>
          <table:table-cell office:value-type="float" office:value="0.0063217" calcext:value-type="float">
            <text:p>0.0063217</text:p>
          </table:table-cell>
          <table:table-cell office:value-type="float" office:value="0.09307902" calcext:value-type="float">
            <text:p>0.09307902</text:p>
          </table:table-cell>
          <table:table-cell office:value-type="float" office:value="0.1596352" calcext:value-type="float">
            <text:p>0.1596352</text:p>
          </table:table-cell>
          <table:table-cell office:value-type="float" office:value="0.1620567" calcext:value-type="float">
            <text:p>0.1620567</text:p>
          </table:table-cell>
          <table:table-cell office:value-type="float" office:value="0.1705479" calcext:value-type="float">
            <text:p>0.1705479</text:p>
          </table:table-cell>
          <table:table-cell office:value-type="float" office:value="0.1763924" calcext:value-type="float">
            <text:p>0.1763924</text:p>
          </table:table-cell>
          <table:table-cell office:value-type="float" office:value="0.196305" calcext:value-type="float">
            <text:p>0.196305</text:p>
          </table:table-cell>
          <table:table-cell office:value-type="float" office:value="0.1987876" calcext:value-type="float">
            <text:p>0.1987876</text:p>
          </table:table-cell>
          <table:table-cell office:value-type="float" office:value="0" calcext:value-type="float">
            <text:p>0</text:p>
          </table:table-cell>
          <table:table-cell office:value-type="float" office:value="68.99418" calcext:value-type="float">
            <text:p>68.99418</text:p>
          </table:table-cell>
          <table:table-cell office:value-type="float" office:value="67.42816" calcext:value-type="float">
            <text:p>67.42816</text:p>
          </table:table-cell>
          <table:table-cell office:value-type="float" office:value="48.19172" calcext:value-type="float">
            <text:p>48.19172</text:p>
          </table:table-cell>
          <table:table-cell office:value-type="float" office:value="12.08995" calcext:value-type="float">
            <text:p>12.08995</text:p>
          </table:table-cell>
          <table:table-cell office:value-type="float" office:value="10.04233" calcext:value-type="float">
            <text:p>10.04233</text:p>
          </table:table-cell>
          <table:table-cell office:value-type="float" office:value="3.514834" calcext:value-type="float">
            <text:p>3.514834</text:p>
          </table:table-cell>
          <table:table-cell office:value-type="float" office:value="3.621439" calcext:value-type="float">
            <text:p>3.621439</text:p>
          </table:table-cell>
          <table:table-cell office:value-type="float" office:value="6.164487" calcext:value-type="float">
            <text:p>6.164487</text:p>
          </table:table-cell>
          <table:table-cell office:value-type="float" office:value="8.981054" calcext:value-type="float">
            <text:p>8.981054</text:p>
          </table:table-cell>
          <table:table-cell office:value-type="float" office:value="9.456895" calcext:value-type="float">
            <text:p>9.456895</text:p>
          </table:table-cell>
          <table:table-cell office:value-type="float" office:value="10.34546" calcext:value-type="float">
            <text:p>10.34546</text:p>
          </table:table-cell>
          <table:table-cell office:value-type="float" office:value="10.71925" calcext:value-type="float">
            <text:p>10.71925</text:p>
          </table:table-cell>
          <table:table-cell office:value-type="float" office:value="12.76037" calcext:value-type="float">
            <text:p>12.76037</text:p>
          </table:table-cell>
          <table:table-cell office:value-type="float" office:value="12.94828" calcext:value-type="float">
            <text:p>12.94828</text:p>
          </table:table-cell>
          <table:table-cell office:value-type="float" office:value="0" calcext:value-type="float">
            <text:p>0</text:p>
          </table:table-cell>
          <table:table-cell office:value-type="float" office:value="101.4284" calcext:value-type="float">
            <text:p>101.4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7" calcext:value-type="float">
            <text:p>16062007</text:p>
          </table:table-cell>
          <table:table-cell office:value-type="float" office:value="2.662466" calcext:value-type="float">
            <text:p>2.662466</text:p>
          </table:table-cell>
          <table:table-cell office:value-type="float" office:value="133.6262" calcext:value-type="float">
            <text:p>133.6262</text:p>
          </table:table-cell>
          <table:table-cell office:value-type="float" office:value="5" calcext:value-type="float">
            <text:p>5</text:p>
          </table:table-cell>
          <table:table-cell office:value-type="float" office:value="-0.2812083" calcext:value-type="float">
            <text:p>-0.2812083</text:p>
          </table:table-cell>
          <table:table-cell office:value-type="float" office:value="44.61844" calcext:value-type="float">
            <text:p>44.61844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7811437" calcext:value-type="float">
            <text:p>0.0007811437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7790679" calcext:value-type="float">
            <text:p>0.007790679</text:p>
          </table:table-cell>
          <table:table-cell office:value-type="float" office:value="1167.38" calcext:value-type="float">
            <text:p>1167.38</text:p>
          </table:table-cell>
          <table:table-cell office:value-type="float" office:value="1.592985" calcext:value-type="float">
            <text:p>1.592985</text:p>
          </table:table-cell>
          <table:table-cell office:value-type="float" office:value="0" calcext:value-type="float">
            <text:p>0</text:p>
          </table:table-cell>
          <table:table-cell office:value-type="float" office:value="0.9243132" calcext:value-type="float">
            <text:p>0.9243132</text:p>
          </table:table-cell>
          <table:table-cell office:value-type="float" office:value="1.028789" calcext:value-type="float">
            <text:p>1.028789</text:p>
          </table:table-cell>
          <table:table-cell office:value-type="float" office:value="0.550584" calcext:value-type="float">
            <text:p>0.550584</text:p>
          </table:table-cell>
          <table:table-cell office:value-type="float" office:value="0.01057294" calcext:value-type="float">
            <text:p>0.01057294</text:p>
          </table:table-cell>
          <table:table-cell office:value-type="float" office:value="0.009609474" calcext:value-type="float">
            <text:p>0.009609474</text:p>
          </table:table-cell>
          <table:table-cell office:value-type="float" office:value="0.005356156" calcext:value-type="float">
            <text:p>0.005356156</text:p>
          </table:table-cell>
          <table:table-cell office:value-type="float" office:value="0.00571961" calcext:value-type="float">
            <text:p>0.00571961</text:p>
          </table:table-cell>
          <table:table-cell office:value-type="float" office:value="0.09292407" calcext:value-type="float">
            <text:p>0.09292407</text:p>
          </table:table-cell>
          <table:table-cell office:value-type="float" office:value="0.1596595" calcext:value-type="float">
            <text:p>0.1596595</text:p>
          </table:table-cell>
          <table:table-cell office:value-type="float" office:value="0.1621433" calcext:value-type="float">
            <text:p>0.1621433</text:p>
          </table:table-cell>
          <table:table-cell office:value-type="float" office:value="0.1706022" calcext:value-type="float">
            <text:p>0.1706022</text:p>
          </table:table-cell>
          <table:table-cell office:value-type="float" office:value="0.1764116" calcext:value-type="float">
            <text:p>0.1764116</text:p>
          </table:table-cell>
          <table:table-cell office:value-type="float" office:value="0.1963168" calcext:value-type="float">
            <text:p>0.1963168</text:p>
          </table:table-cell>
          <table:table-cell office:value-type="float" office:value="0.1987977" calcext:value-type="float">
            <text:p>0.1987977</text:p>
          </table:table-cell>
          <table:table-cell office:value-type="float" office:value="0" calcext:value-type="float">
            <text:p>0</text:p>
          </table:table-cell>
          <table:table-cell office:value-type="float" office:value="69.07372" calcext:value-type="float">
            <text:p>69.07372</text:p>
          </table:table-cell>
          <table:table-cell office:value-type="float" office:value="67.54539" calcext:value-type="float">
            <text:p>67.54539</text:p>
          </table:table-cell>
          <table:table-cell office:value-type="float" office:value="48.22791" calcext:value-type="float">
            <text:p>48.22791</text:p>
          </table:table-cell>
          <table:table-cell office:value-type="float" office:value="12.0498" calcext:value-type="float">
            <text:p>12.0498</text:p>
          </table:table-cell>
          <table:table-cell office:value-type="float" office:value="10.00936" calcext:value-type="float">
            <text:p>10.00936</text:p>
          </table:table-cell>
          <table:table-cell office:value-type="float" office:value="3.507773" calcext:value-type="float">
            <text:p>3.507773</text:p>
          </table:table-cell>
          <table:table-cell office:value-type="float" office:value="3.61446" calcext:value-type="float">
            <text:p>3.61446</text:p>
          </table:table-cell>
          <table:table-cell office:value-type="float" office:value="6.169065" calcext:value-type="float">
            <text:p>6.169065</text:p>
          </table:table-cell>
          <table:table-cell office:value-type="float" office:value="8.986814" calcext:value-type="float">
            <text:p>8.986814</text:p>
          </table:table-cell>
          <table:table-cell office:value-type="float" office:value="9.461604" calcext:value-type="float">
            <text:p>9.461604</text:p>
          </table:table-cell>
          <table:table-cell office:value-type="float" office:value="10.3493" calcext:value-type="float">
            <text:p>10.3493</text:p>
          </table:table-cell>
          <table:table-cell office:value-type="float" office:value="10.72305" calcext:value-type="float">
            <text:p>10.72305</text:p>
          </table:table-cell>
          <table:table-cell office:value-type="float" office:value="12.76146" calcext:value-type="float">
            <text:p>12.76146</text:p>
          </table:table-cell>
          <table:table-cell office:value-type="float" office:value="12.94936" calcext:value-type="float">
            <text:p>12.94936</text:p>
          </table:table-cell>
          <table:table-cell office:value-type="float" office:value="0" calcext:value-type="float">
            <text:p>0</text:p>
          </table:table-cell>
          <table:table-cell office:value-type="float" office:value="179.6207" calcext:value-type="float">
            <text:p>179.62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7" calcext:value-type="float">
            <text:p>17062007</text:p>
          </table:table-cell>
          <table:table-cell office:value-type="float" office:value="2.637292" calcext:value-type="float">
            <text:p>2.637292</text:p>
          </table:table-cell>
          <table:table-cell office:value-type="float" office:value="133.6228" calcext:value-type="float">
            <text:p>133.6228</text:p>
          </table:table-cell>
          <table:table-cell office:value-type="float" office:value="5" calcext:value-type="float">
            <text:p>5</text:p>
          </table:table-cell>
          <table:table-cell office:value-type="float" office:value="-0.3125751" calcext:value-type="float">
            <text:p>-0.3125751</text:p>
          </table:table-cell>
          <table:table-cell office:value-type="float" office:value="44.63091" calcext:value-type="float">
            <text:p>44.63091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7811773" calcext:value-type="float">
            <text:p>0.0007811773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7806093" calcext:value-type="float">
            <text:p>0.007806093</text:p>
          </table:table-cell>
          <table:table-cell office:value-type="float" office:value="1167.368" calcext:value-type="float">
            <text:p>1167.368</text:p>
          </table:table-cell>
          <table:table-cell office:value-type="float" office:value="1.58899" calcext:value-type="float">
            <text:p>1.58899</text:p>
          </table:table-cell>
          <table:table-cell office:value-type="float" office:value="0" calcext:value-type="float">
            <text:p>0</text:p>
          </table:table-cell>
          <table:table-cell office:value-type="float" office:value="0.7568545" calcext:value-type="float">
            <text:p>0.7568545</text:p>
          </table:table-cell>
          <table:table-cell office:value-type="float" office:value="0.8724426" calcext:value-type="float">
            <text:p>0.8724426</text:p>
          </table:table-cell>
          <table:table-cell office:value-type="float" office:value="0.4940752" calcext:value-type="float">
            <text:p>0.4940752</text:p>
          </table:table-cell>
          <table:table-cell office:value-type="float" office:value="0.010635" calcext:value-type="float">
            <text:p>0.010635</text:p>
          </table:table-cell>
          <table:table-cell office:value-type="float" office:value="0.009679513" calcext:value-type="float">
            <text:p>0.009679513</text:p>
          </table:table-cell>
          <table:table-cell office:value-type="float" office:value="0.005384427" calcext:value-type="float">
            <text:p>0.005384427</text:p>
          </table:table-cell>
          <table:table-cell office:value-type="float" office:value="0.005727608" calcext:value-type="float">
            <text:p>0.005727608</text:p>
          </table:table-cell>
          <table:table-cell office:value-type="float" office:value="0.09203146" calcext:value-type="float">
            <text:p>0.09203146</text:p>
          </table:table-cell>
          <table:table-cell office:value-type="float" office:value="0.1597157" calcext:value-type="float">
            <text:p>0.1597157</text:p>
          </table:table-cell>
          <table:table-cell office:value-type="float" office:value="0.1622204" calcext:value-type="float">
            <text:p>0.1622204</text:p>
          </table:table-cell>
          <table:table-cell office:value-type="float" office:value="0.1706553" calcext:value-type="float">
            <text:p>0.1706553</text:p>
          </table:table-cell>
          <table:table-cell office:value-type="float" office:value="0.1764627" calcext:value-type="float">
            <text:p>0.1764627</text:p>
          </table:table-cell>
          <table:table-cell office:value-type="float" office:value="0.1963284" calcext:value-type="float">
            <text:p>0.1963284</text:p>
          </table:table-cell>
          <table:table-cell office:value-type="float" office:value="0.1988077" calcext:value-type="float">
            <text:p>0.1988077</text:p>
          </table:table-cell>
          <table:table-cell office:value-type="float" office:value="0" calcext:value-type="float">
            <text:p>0</text:p>
          </table:table-cell>
          <table:table-cell office:value-type="float" office:value="69.11162" calcext:value-type="float">
            <text:p>69.11162</text:p>
          </table:table-cell>
          <table:table-cell office:value-type="float" office:value="67.62415" calcext:value-type="float">
            <text:p>67.62415</text:p>
          </table:table-cell>
          <table:table-cell office:value-type="float" office:value="48.25842" calcext:value-type="float">
            <text:p>48.25842</text:p>
          </table:table-cell>
          <table:table-cell office:value-type="float" office:value="12.0104" calcext:value-type="float">
            <text:p>12.0104</text:p>
          </table:table-cell>
          <table:table-cell office:value-type="float" office:value="9.977075" calcext:value-type="float">
            <text:p>9.977075</text:p>
          </table:table-cell>
          <table:table-cell office:value-type="float" office:value="3.500844" calcext:value-type="float">
            <text:p>3.500844</text:p>
          </table:table-cell>
          <table:table-cell office:value-type="float" office:value="3.607481" calcext:value-type="float">
            <text:p>3.607481</text:p>
          </table:table-cell>
          <table:table-cell office:value-type="float" office:value="6.173552" calcext:value-type="float">
            <text:p>6.173552</text:p>
          </table:table-cell>
          <table:table-cell office:value-type="float" office:value="8.992573" calcext:value-type="float">
            <text:p>8.992573</text:p>
          </table:table-cell>
          <table:table-cell office:value-type="float" office:value="9.466311" calcext:value-type="float">
            <text:p>9.466311</text:p>
          </table:table-cell>
          <table:table-cell office:value-type="float" office:value="10.35315" calcext:value-type="float">
            <text:p>10.35315</text:p>
          </table:table-cell>
          <table:table-cell office:value-type="float" office:value="10.72685" calcext:value-type="float">
            <text:p>10.72685</text:p>
          </table:table-cell>
          <table:table-cell office:value-type="float" office:value="12.76254" calcext:value-type="float">
            <text:p>12.76254</text:p>
          </table:table-cell>
          <table:table-cell office:value-type="float" office:value="12.95044" calcext:value-type="float">
            <text:p>12.95044</text:p>
          </table:table-cell>
          <table:table-cell office:value-type="float" office:value="0" calcext:value-type="float">
            <text:p>0</text:p>
          </table:table-cell>
          <table:table-cell office:value-type="float" office:value="231.7558" calcext:value-type="float">
            <text:p>231.75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7" calcext:value-type="float">
            <text:p>18062007</text:p>
          </table:table-cell>
          <table:table-cell office:value-type="float" office:value="2.607386" calcext:value-type="float">
            <text:p>2.607386</text:p>
          </table:table-cell>
          <table:table-cell office:value-type="float" office:value="133.6182" calcext:value-type="float">
            <text:p>133.6182</text:p>
          </table:table-cell>
          <table:table-cell office:value-type="float" office:value="5" calcext:value-type="float">
            <text:p>5</text:p>
          </table:table-cell>
          <table:table-cell office:value-type="float" office:value="-0.3515742" calcext:value-type="float">
            <text:p>-0.3515742</text:p>
          </table:table-cell>
          <table:table-cell office:value-type="float" office:value="44.64119" calcext:value-type="float">
            <text:p>44.64119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781211" calcext:value-type="float">
            <text:p>0.000781211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7823652" calcext:value-type="float">
            <text:p>0.007823652</text:p>
          </table:table-cell>
          <table:table-cell office:value-type="float" office:value="1167.354" calcext:value-type="float">
            <text:p>1167.354</text:p>
          </table:table-cell>
          <table:table-cell office:value-type="float" office:value="1.572902" calcext:value-type="float">
            <text:p>1.572902</text:p>
          </table:table-cell>
          <table:table-cell office:value-type="float" office:value="0" calcext:value-type="float">
            <text:p>0</text:p>
          </table:table-cell>
          <table:table-cell office:value-type="float" office:value="0.5582293" calcext:value-type="float">
            <text:p>0.5582293</text:p>
          </table:table-cell>
          <table:table-cell office:value-type="float" office:value="0.7943433" calcext:value-type="float">
            <text:p>0.7943433</text:p>
          </table:table-cell>
          <table:table-cell office:value-type="float" office:value="0.468093" calcext:value-type="float">
            <text:p>0.468093</text:p>
          </table:table-cell>
          <table:table-cell office:value-type="float" office:value="0.01098647" calcext:value-type="float">
            <text:p>0.01098647</text:p>
          </table:table-cell>
          <table:table-cell office:value-type="float" office:value="0.01016895" calcext:value-type="float">
            <text:p>0.01016895</text:p>
          </table:table-cell>
          <table:table-cell office:value-type="float" office:value="0.005633938" calcext:value-type="float">
            <text:p>0.005633938</text:p>
          </table:table-cell>
          <table:table-cell office:value-type="float" office:value="0.005839606" calcext:value-type="float">
            <text:p>0.005839606</text:p>
          </table:table-cell>
          <table:table-cell office:value-type="float" office:value="0.08826354" calcext:value-type="float">
            <text:p>0.08826354</text:p>
          </table:table-cell>
          <table:table-cell office:value-type="float" office:value="0.1598215" calcext:value-type="float">
            <text:p>0.1598215</text:p>
          </table:table-cell>
          <table:table-cell office:value-type="float" office:value="0.1622942" calcext:value-type="float">
            <text:p>0.1622942</text:p>
          </table:table-cell>
          <table:table-cell office:value-type="float" office:value="0.1707071" calcext:value-type="float">
            <text:p>0.1707071</text:p>
          </table:table-cell>
          <table:table-cell office:value-type="float" office:value="0.1765334" calcext:value-type="float">
            <text:p>0.1765334</text:p>
          </table:table-cell>
          <table:table-cell office:value-type="float" office:value="0.1963396" calcext:value-type="float">
            <text:p>0.1963396</text:p>
          </table:table-cell>
          <table:table-cell office:value-type="float" office:value="0.1988177" calcext:value-type="float">
            <text:p>0.1988177</text:p>
          </table:table-cell>
          <table:table-cell office:value-type="float" office:value="0" calcext:value-type="float">
            <text:p>0</text:p>
          </table:table-cell>
          <table:table-cell office:value-type="float" office:value="69.13477" calcext:value-type="float">
            <text:p>69.13477</text:p>
          </table:table-cell>
          <table:table-cell office:value-type="float" office:value="67.67787" calcext:value-type="float">
            <text:p>67.67787</text:p>
          </table:table-cell>
          <table:table-cell office:value-type="float" office:value="48.27078" calcext:value-type="float">
            <text:p>48.27078</text:p>
          </table:table-cell>
          <table:table-cell office:value-type="float" office:value="11.97205" calcext:value-type="float">
            <text:p>11.97205</text:p>
          </table:table-cell>
          <table:table-cell office:value-type="float" office:value="9.945564" calcext:value-type="float">
            <text:p>9.945564</text:p>
          </table:table-cell>
          <table:table-cell office:value-type="float" office:value="3.494043" calcext:value-type="float">
            <text:p>3.494043</text:p>
          </table:table-cell>
          <table:table-cell office:value-type="float" office:value="3.600581" calcext:value-type="float">
            <text:p>3.600581</text:p>
          </table:table-cell>
          <table:table-cell office:value-type="float" office:value="6.177471" calcext:value-type="float">
            <text:p>6.177471</text:p>
          </table:table-cell>
          <table:table-cell office:value-type="float" office:value="8.998332" calcext:value-type="float">
            <text:p>8.998332</text:p>
          </table:table-cell>
          <table:table-cell office:value-type="float" office:value="9.471019" calcext:value-type="float">
            <text:p>9.471019</text:p>
          </table:table-cell>
          <table:table-cell office:value-type="float" office:value="10.357" calcext:value-type="float">
            <text:p>10.357</text:p>
          </table:table-cell>
          <table:table-cell office:value-type="float" office:value="10.73065" calcext:value-type="float">
            <text:p>10.73065</text:p>
          </table:table-cell>
          <table:table-cell office:value-type="float" office:value="12.76363" calcext:value-type="float">
            <text:p>12.76363</text:p>
          </table:table-cell>
          <table:table-cell office:value-type="float" office:value="12.95153" calcext:value-type="float">
            <text:p>12.95153</text:p>
          </table:table-cell>
          <table:table-cell office:value-type="float" office:value="0" calcext:value-type="float">
            <text:p>0</text:p>
          </table:table-cell>
          <table:table-cell office:value-type="float" office:value="277.58" calcext:value-type="float">
            <text:p>277.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7" calcext:value-type="float">
            <text:p>19062007</text:p>
          </table:table-cell>
          <table:table-cell office:value-type="float" office:value="2.589776" calcext:value-type="float">
            <text:p>2.589776</text:p>
          </table:table-cell>
          <table:table-cell office:value-type="float" office:value="133.6152" calcext:value-type="float">
            <text:p>133.6152</text:p>
          </table:table-cell>
          <table:table-cell office:value-type="float" office:value="5" calcext:value-type="float">
            <text:p>5</text:p>
          </table:table-cell>
          <table:table-cell office:value-type="float" office:value="-0.3976524" calcext:value-type="float">
            <text:p>-0.3976524</text:p>
          </table:table-cell>
          <table:table-cell office:value-type="float" office:value="44.64265" calcext:value-type="float">
            <text:p>44.64265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7812548" calcext:value-type="float">
            <text:p>0.0007812548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7843168" calcext:value-type="float">
            <text:p>0.007843168</text:p>
          </table:table-cell>
          <table:table-cell office:value-type="float" office:value="1167.336" calcext:value-type="float">
            <text:p>1167.336</text:p>
          </table:table-cell>
          <table:table-cell office:value-type="float" office:value="1.572213" calcext:value-type="float">
            <text:p>1.572213</text:p>
          </table:table-cell>
          <table:table-cell office:value-type="float" office:value="0" calcext:value-type="float">
            <text:p>0</text:p>
          </table:table-cell>
          <table:table-cell office:value-type="float" office:value="0.3899875" calcext:value-type="float">
            <text:p>0.3899875</text:p>
          </table:table-cell>
          <table:table-cell office:value-type="float" office:value="0.6210416" calcext:value-type="float">
            <text:p>0.6210416</text:p>
          </table:table-cell>
          <table:table-cell office:value-type="float" office:value="0.1791141" calcext:value-type="float">
            <text:p>0.1791141</text:p>
          </table:table-cell>
          <table:table-cell office:value-type="float" office:value="0.009082379" calcext:value-type="float">
            <text:p>0.009082379</text:p>
          </table:table-cell>
          <table:table-cell office:value-type="float" office:value="0.008464871" calcext:value-type="float">
            <text:p>0.008464871</text:p>
          </table:table-cell>
          <table:table-cell office:value-type="float" office:value="0.005051878" calcext:value-type="float">
            <text:p>0.005051878</text:p>
          </table:table-cell>
          <table:table-cell office:value-type="float" office:value="0.005573229" calcext:value-type="float">
            <text:p>0.005573229</text:p>
          </table:table-cell>
          <table:table-cell office:value-type="float" office:value="0.08071479" calcext:value-type="float">
            <text:p>0.08071479</text:p>
          </table:table-cell>
          <table:table-cell office:value-type="float" office:value="0.1599671" calcext:value-type="float">
            <text:p>0.1599671</text:p>
          </table:table-cell>
          <table:table-cell office:value-type="float" office:value="0.1623692" calcext:value-type="float">
            <text:p>0.1623692</text:p>
          </table:table-cell>
          <table:table-cell office:value-type="float" office:value="0.1707585" calcext:value-type="float">
            <text:p>0.1707585</text:p>
          </table:table-cell>
          <table:table-cell office:value-type="float" office:value="0.1766234" calcext:value-type="float">
            <text:p>0.1766234</text:p>
          </table:table-cell>
          <table:table-cell office:value-type="float" office:value="0.1963507" calcext:value-type="float">
            <text:p>0.1963507</text:p>
          </table:table-cell>
          <table:table-cell office:value-type="float" office:value="0.1988277" calcext:value-type="float">
            <text:p>0.1988277</text:p>
          </table:table-cell>
          <table:table-cell office:value-type="float" office:value="0" calcext:value-type="float">
            <text:p>0</text:p>
          </table:table-cell>
          <table:table-cell office:value-type="float" office:value="69.02356" calcext:value-type="float">
            <text:p>69.02356</text:p>
          </table:table-cell>
          <table:table-cell office:value-type="float" office:value="67.6464" calcext:value-type="float">
            <text:p>67.6464</text:p>
          </table:table-cell>
          <table:table-cell office:value-type="float" office:value="48.2141" calcext:value-type="float">
            <text:p>48.2141</text:p>
          </table:table-cell>
          <table:table-cell office:value-type="float" office:value="11.93329" calcext:value-type="float">
            <text:p>11.93329</text:p>
          </table:table-cell>
          <table:table-cell office:value-type="float" office:value="9.91389" calcext:value-type="float">
            <text:p>9.91389</text:p>
          </table:table-cell>
          <table:table-cell office:value-type="float" office:value="3.487259" calcext:value-type="float">
            <text:p>3.487259</text:p>
          </table:table-cell>
          <table:table-cell office:value-type="float" office:value="3.59373" calcext:value-type="float">
            <text:p>3.59373</text:p>
          </table:table-cell>
          <table:table-cell office:value-type="float" office:value="6.17994" calcext:value-type="float">
            <text:p>6.17994</text:p>
          </table:table-cell>
          <table:table-cell office:value-type="float" office:value="9.004091" calcext:value-type="float">
            <text:p>9.004091</text:p>
          </table:table-cell>
          <table:table-cell office:value-type="float" office:value="9.475729" calcext:value-type="float">
            <text:p>9.475729</text:p>
          </table:table-cell>
          <table:table-cell office:value-type="float" office:value="10.36084" calcext:value-type="float">
            <text:p>10.36084</text:p>
          </table:table-cell>
          <table:table-cell office:value-type="float" office:value="10.73444" calcext:value-type="float">
            <text:p>10.73444</text:p>
          </table:table-cell>
          <table:table-cell office:value-type="float" office:value="12.76471" calcext:value-type="float">
            <text:p>12.76471</text:p>
          </table:table-cell>
          <table:table-cell office:value-type="float" office:value="12.95257" calcext:value-type="float">
            <text:p>12.95257</text:p>
          </table:table-cell>
          <table:table-cell office:value-type="float" office:value="0" calcext:value-type="float">
            <text:p>0</text:p>
          </table:table-cell>
          <table:table-cell office:value-type="float" office:value="221.9527" calcext:value-type="float">
            <text:p>221.95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7" calcext:value-type="float">
            <text:p>20062007</text:p>
          </table:table-cell>
          <table:table-cell office:value-type="float" office:value="2.573332" calcext:value-type="float">
            <text:p>2.573332</text:p>
          </table:table-cell>
          <table:table-cell office:value-type="float" office:value="133.6126" calcext:value-type="float">
            <text:p>133.6126</text:p>
          </table:table-cell>
          <table:table-cell office:value-type="float" office:value="5" calcext:value-type="float">
            <text:p>5</text:p>
          </table:table-cell>
          <table:table-cell office:value-type="float" office:value="-0.4455926" calcext:value-type="float">
            <text:p>-0.4455926</text:p>
          </table:table-cell>
          <table:table-cell office:value-type="float" office:value="44.63794" calcext:value-type="float">
            <text:p>44.63794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7812995" calcext:value-type="float">
            <text:p>0.0007812995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7864524" calcext:value-type="float">
            <text:p>0.007864524</text:p>
          </table:table-cell>
          <table:table-cell office:value-type="float" office:value="1167.316" calcext:value-type="float">
            <text:p>1167.316</text:p>
          </table:table-cell>
          <table:table-cell office:value-type="float" office:value="1.570925" calcext:value-type="float">
            <text:p>1.570925</text:p>
          </table:table-cell>
          <table:table-cell office:value-type="float" office:value="0" calcext:value-type="float">
            <text:p>0</text:p>
          </table:table-cell>
          <table:table-cell office:value-type="float" office:value="0.0576763" calcext:value-type="float">
            <text:p>0.0576763</text:p>
          </table:table-cell>
          <table:table-cell office:value-type="float" office:value="0.4438723" calcext:value-type="float">
            <text:p>0.4438723</text:p>
          </table:table-cell>
          <table:table-cell office:value-type="float" office:value="0.1075154" calcext:value-type="float">
            <text:p>0.1075154</text:p>
          </table:table-cell>
          <table:table-cell office:value-type="float" office:value="0.008968679" calcext:value-type="float">
            <text:p>0.008968679</text:p>
          </table:table-cell>
          <table:table-cell office:value-type="float" office:value="0.0083085" calcext:value-type="float">
            <text:p>0.0083085</text:p>
          </table:table-cell>
          <table:table-cell office:value-type="float" office:value="0.00494006" calcext:value-type="float">
            <text:p>0.00494006</text:p>
          </table:table-cell>
          <table:table-cell office:value-type="float" office:value="0.005459667" calcext:value-type="float">
            <text:p>0.005459667</text:p>
          </table:table-cell>
          <table:table-cell office:value-type="float" office:value="0.0727137" calcext:value-type="float">
            <text:p>0.0727137</text:p>
          </table:table-cell>
          <table:table-cell office:value-type="float" office:value="0.1600419" calcext:value-type="float">
            <text:p>0.1600419</text:p>
          </table:table-cell>
          <table:table-cell office:value-type="float" office:value="0.162444" calcext:value-type="float">
            <text:p>0.162444</text:p>
          </table:table-cell>
          <table:table-cell office:value-type="float" office:value="0.1708097" calcext:value-type="float">
            <text:p>0.1708097</text:p>
          </table:table-cell>
          <table:table-cell office:value-type="float" office:value="0.1766067" calcext:value-type="float">
            <text:p>0.1766067</text:p>
          </table:table-cell>
          <table:table-cell office:value-type="float" office:value="0.1963618" calcext:value-type="float">
            <text:p>0.1963618</text:p>
          </table:table-cell>
          <table:table-cell office:value-type="float" office:value="0.1988378" calcext:value-type="float">
            <text:p>0.1988378</text:p>
          </table:table-cell>
          <table:table-cell office:value-type="float" office:value="0" calcext:value-type="float">
            <text:p>0</text:p>
          </table:table-cell>
          <table:table-cell office:value-type="float" office:value="68.88654" calcext:value-type="float">
            <text:p>68.88654</text:p>
          </table:table-cell>
          <table:table-cell office:value-type="float" office:value="67.56693" calcext:value-type="float">
            <text:p>67.56693</text:p>
          </table:table-cell>
          <table:table-cell office:value-type="float" office:value="48.09304" calcext:value-type="float">
            <text:p>48.09304</text:p>
          </table:table-cell>
          <table:table-cell office:value-type="float" office:value="11.89469" calcext:value-type="float">
            <text:p>11.89469</text:p>
          </table:table-cell>
          <table:table-cell office:value-type="float" office:value="9.882233" calcext:value-type="float">
            <text:p>9.882233</text:p>
          </table:table-cell>
          <table:table-cell office:value-type="float" office:value="3.480407" calcext:value-type="float">
            <text:p>3.480407</text:p>
          </table:table-cell>
          <table:table-cell office:value-type="float" office:value="3.586873" calcext:value-type="float">
            <text:p>3.586873</text:p>
          </table:table-cell>
          <table:table-cell office:value-type="float" office:value="6.180399" calcext:value-type="float">
            <text:p>6.180399</text:p>
          </table:table-cell>
          <table:table-cell office:value-type="float" office:value="9.009851" calcext:value-type="float">
            <text:p>9.009851</text:p>
          </table:table-cell>
          <table:table-cell office:value-type="float" office:value="9.480437" calcext:value-type="float">
            <text:p>9.480437</text:p>
          </table:table-cell>
          <table:table-cell office:value-type="float" office:value="10.36469" calcext:value-type="float">
            <text:p>10.36469</text:p>
          </table:table-cell>
          <table:table-cell office:value-type="float" office:value="10.73824" calcext:value-type="float">
            <text:p>10.73824</text:p>
          </table:table-cell>
          <table:table-cell office:value-type="float" office:value="12.7658" calcext:value-type="float">
            <text:p>12.7658</text:p>
          </table:table-cell>
          <table:table-cell office:value-type="float" office:value="12.95359" calcext:value-type="float">
            <text:p>12.95359</text:p>
          </table:table-cell>
          <table:table-cell office:value-type="float" office:value="0" calcext:value-type="float">
            <text:p>0</text:p>
          </table:table-cell>
          <table:table-cell office:value-type="float" office:value="201.7213" calcext:value-type="float">
            <text:p>201.72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7" calcext:value-type="float">
            <text:p>21062007</text:p>
          </table:table-cell>
          <table:table-cell office:value-type="float" office:value="2.554911" calcext:value-type="float">
            <text:p>2.554911</text:p>
          </table:table-cell>
          <table:table-cell office:value-type="float" office:value="133.6098" calcext:value-type="float">
            <text:p>133.6098</text:p>
          </table:table-cell>
          <table:table-cell office:value-type="float" office:value="5" calcext:value-type="float">
            <text:p>5</text:p>
          </table:table-cell>
          <table:table-cell office:value-type="float" office:value="-0.4973735" calcext:value-type="float">
            <text:p>-0.4973735</text:p>
          </table:table-cell>
          <table:table-cell office:value-type="float" office:value="44.6312" calcext:value-type="float">
            <text:p>44.6312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7813445" calcext:value-type="float">
            <text:p>0.0007813445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7887648" calcext:value-type="float">
            <text:p>0.007887648</text:p>
          </table:table-cell>
          <table:table-cell office:value-type="float" office:value="1167.295" calcext:value-type="float">
            <text:p>1167.295</text:p>
          </table:table-cell>
          <table:table-cell office:value-type="float" office:value="1.567123" calcext:value-type="float">
            <text:p>1.567123</text:p>
          </table:table-cell>
          <table:table-cell office:value-type="float" office:value="0" calcext:value-type="float">
            <text:p>0</text:p>
          </table:table-cell>
          <table:table-cell office:value-type="float" office:value="0.0653333" calcext:value-type="float">
            <text:p>0.0653333</text:p>
          </table:table-cell>
          <table:table-cell office:value-type="float" office:value="0.3120375" calcext:value-type="float">
            <text:p>0.3120375</text:p>
          </table:table-cell>
          <table:table-cell office:value-type="float" office:value="0.07714778" calcext:value-type="float">
            <text:p>0.07714778</text:p>
          </table:table-cell>
          <table:table-cell office:value-type="float" office:value="0.009549838" calcext:value-type="float">
            <text:p>0.009549838</text:p>
          </table:table-cell>
          <table:table-cell office:value-type="float" office:value="0.008773443" calcext:value-type="float">
            <text:p>0.008773443</text:p>
          </table:table-cell>
          <table:table-cell office:value-type="float" office:value="0.005039152" calcext:value-type="float">
            <text:p>0.005039152</text:p>
          </table:table-cell>
          <table:table-cell office:value-type="float" office:value="0.005460511" calcext:value-type="float">
            <text:p>0.005460511</text:p>
          </table:table-cell>
          <table:table-cell office:value-type="float" office:value="0.06669215" calcext:value-type="float">
            <text:p>0.06669215</text:p>
          </table:table-cell>
          <table:table-cell office:value-type="float" office:value="0.1600226" calcext:value-type="float">
            <text:p>0.1600226</text:p>
          </table:table-cell>
          <table:table-cell office:value-type="float" office:value="0.1625096" calcext:value-type="float">
            <text:p>0.1625096</text:p>
          </table:table-cell>
          <table:table-cell office:value-type="float" office:value="0.1708585" calcext:value-type="float">
            <text:p>0.1708585</text:p>
          </table:table-cell>
          <table:table-cell office:value-type="float" office:value="0.17666" calcext:value-type="float">
            <text:p>0.17666</text:p>
          </table:table-cell>
          <table:table-cell office:value-type="float" office:value="0.1963729" calcext:value-type="float">
            <text:p>0.1963729</text:p>
          </table:table-cell>
          <table:table-cell office:value-type="float" office:value="0.1988478" calcext:value-type="float">
            <text:p>0.1988478</text:p>
          </table:table-cell>
          <table:table-cell office:value-type="float" office:value="0" calcext:value-type="float">
            <text:p>0</text:p>
          </table:table-cell>
          <table:table-cell office:value-type="float" office:value="68.81824" calcext:value-type="float">
            <text:p>68.81824</text:p>
          </table:table-cell>
          <table:table-cell office:value-type="float" office:value="67.45272" calcext:value-type="float">
            <text:p>67.45272</text:p>
          </table:table-cell>
          <table:table-cell office:value-type="float" office:value="47.95705" calcext:value-type="float">
            <text:p>47.95705</text:p>
          </table:table-cell>
          <table:table-cell office:value-type="float" office:value="11.85697" calcext:value-type="float">
            <text:p>11.85697</text:p>
          </table:table-cell>
          <table:table-cell office:value-type="float" office:value="9.851192" calcext:value-type="float">
            <text:p>9.851192</text:p>
          </table:table-cell>
          <table:table-cell office:value-type="float" office:value="3.473618" calcext:value-type="float">
            <text:p>3.473618</text:p>
          </table:table-cell>
          <table:table-cell office:value-type="float" office:value="3.580054" calcext:value-type="float">
            <text:p>3.580054</text:p>
          </table:table-cell>
          <table:table-cell office:value-type="float" office:value="6.179124" calcext:value-type="float">
            <text:p>6.179124</text:p>
          </table:table-cell>
          <table:table-cell office:value-type="float" office:value="9.01558" calcext:value-type="float">
            <text:p>9.01558</text:p>
          </table:table-cell>
          <table:table-cell office:value-type="float" office:value="9.485146" calcext:value-type="float">
            <text:p>9.485146</text:p>
          </table:table-cell>
          <table:table-cell office:value-type="float" office:value="10.36853" calcext:value-type="float">
            <text:p>10.36853</text:p>
          </table:table-cell>
          <table:table-cell office:value-type="float" office:value="10.74204" calcext:value-type="float">
            <text:p>10.74204</text:p>
          </table:table-cell>
          <table:table-cell office:value-type="float" office:value="12.76688" calcext:value-type="float">
            <text:p>12.76688</text:p>
          </table:table-cell>
          <table:table-cell office:value-type="float" office:value="12.95462" calcext:value-type="float">
            <text:p>12.95462</text:p>
          </table:table-cell>
          <table:table-cell office:value-type="float" office:value="0" calcext:value-type="float">
            <text:p>0</text:p>
          </table:table-cell>
          <table:table-cell office:value-type="float" office:value="219.2498" calcext:value-type="float">
            <text:p>219.24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7" calcext:value-type="float">
            <text:p>22062007</text:p>
          </table:table-cell>
          <table:table-cell office:value-type="float" office:value="2.535645" calcext:value-type="float">
            <text:p>2.535645</text:p>
          </table:table-cell>
          <table:table-cell office:value-type="float" office:value="133.6067" calcext:value-type="float">
            <text:p>133.6067</text:p>
          </table:table-cell>
          <table:table-cell office:value-type="float" office:value="5" calcext:value-type="float">
            <text:p>5</text:p>
          </table:table-cell>
          <table:table-cell office:value-type="float" office:value="-0.5538188" calcext:value-type="float">
            <text:p>-0.5538188</text:p>
          </table:table-cell>
          <table:table-cell office:value-type="float" office:value="44.62193" calcext:value-type="float">
            <text:p>44.62193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7813994" calcext:value-type="float">
            <text:p>0.0007813994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7912424" calcext:value-type="float">
            <text:p>0.007912424</text:p>
          </table:table-cell>
          <table:table-cell office:value-type="float" office:value="1167.271" calcext:value-type="float">
            <text:p>1167.271</text:p>
          </table:table-cell>
          <table:table-cell office:value-type="float" office:value="1.562871" calcext:value-type="float">
            <text:p>1.562871</text:p>
          </table:table-cell>
          <table:table-cell office:value-type="float" office:value="0" calcext:value-type="float">
            <text:p>0</text:p>
          </table:table-cell>
          <table:table-cell office:value-type="float" office:value="0.05901788" calcext:value-type="float">
            <text:p>0.05901788</text:p>
          </table:table-cell>
          <table:table-cell office:value-type="float" office:value="0.2038905" calcext:value-type="float">
            <text:p>0.2038905</text:p>
          </table:table-cell>
          <table:table-cell office:value-type="float" office:value="0.05607203" calcext:value-type="float">
            <text:p>0.05607203</text:p>
          </table:table-cell>
          <table:table-cell office:value-type="float" office:value="0.009674815" calcext:value-type="float">
            <text:p>0.009674815</text:p>
          </table:table-cell>
          <table:table-cell office:value-type="float" office:value="0.008920636" calcext:value-type="float">
            <text:p>0.008920636</text:p>
          </table:table-cell>
          <table:table-cell office:value-type="float" office:value="0.005101165" calcext:value-type="float">
            <text:p>0.005101165</text:p>
          </table:table-cell>
          <table:table-cell office:value-type="float" office:value="0.005484428" calcext:value-type="float">
            <text:p>0.005484428</text:p>
          </table:table-cell>
          <table:table-cell office:value-type="float" office:value="0.06180443" calcext:value-type="float">
            <text:p>0.06180443</text:p>
          </table:table-cell>
          <table:table-cell office:value-type="float" office:value="0.1599981" calcext:value-type="float">
            <text:p>0.1599981</text:p>
          </table:table-cell>
          <table:table-cell office:value-type="float" office:value="0.1625643" calcext:value-type="float">
            <text:p>0.1625643</text:p>
          </table:table-cell>
          <table:table-cell office:value-type="float" office:value="0.1709052" calcext:value-type="float">
            <text:p>0.1709052</text:p>
          </table:table-cell>
          <table:table-cell office:value-type="float" office:value="0.176713" calcext:value-type="float">
            <text:p>0.176713</text:p>
          </table:table-cell>
          <table:table-cell office:value-type="float" office:value="0.1963838" calcext:value-type="float">
            <text:p>0.1963838</text:p>
          </table:table-cell>
          <table:table-cell office:value-type="float" office:value="0.1988578" calcext:value-type="float">
            <text:p>0.1988578</text:p>
          </table:table-cell>
          <table:table-cell office:value-type="float" office:value="0" calcext:value-type="float">
            <text:p>0</text:p>
          </table:table-cell>
          <table:table-cell office:value-type="float" office:value="68.77793" calcext:value-type="float">
            <text:p>68.77793</text:p>
          </table:table-cell>
          <table:table-cell office:value-type="float" office:value="67.28882" calcext:value-type="float">
            <text:p>67.28882</text:p>
          </table:table-cell>
          <table:table-cell office:value-type="float" office:value="47.81328" calcext:value-type="float">
            <text:p>47.81328</text:p>
          </table:table-cell>
          <table:table-cell office:value-type="float" office:value="11.82014" calcext:value-type="float">
            <text:p>11.82014</text:p>
          </table:table-cell>
          <table:table-cell office:value-type="float" office:value="9.820829" calcext:value-type="float">
            <text:p>9.820829</text:p>
          </table:table-cell>
          <table:table-cell office:value-type="float" office:value="3.466944" calcext:value-type="float">
            <text:p>3.466944</text:p>
          </table:table-cell>
          <table:table-cell office:value-type="float" office:value="3.5733" calcext:value-type="float">
            <text:p>3.5733</text:p>
          </table:table-cell>
          <table:table-cell office:value-type="float" office:value="6.176535" calcext:value-type="float">
            <text:p>6.176535</text:p>
          </table:table-cell>
          <table:table-cell office:value-type="float" office:value="9.021248" calcext:value-type="float">
            <text:p>9.021248</text:p>
          </table:table-cell>
          <table:table-cell office:value-type="float" office:value="9.489851" calcext:value-type="float">
            <text:p>9.489851</text:p>
          </table:table-cell>
          <table:table-cell office:value-type="float" office:value="10.37238" calcext:value-type="float">
            <text:p>10.37238</text:p>
          </table:table-cell>
          <table:table-cell office:value-type="float" office:value="10.74584" calcext:value-type="float">
            <text:p>10.74584</text:p>
          </table:table-cell>
          <table:table-cell office:value-type="float" office:value="12.76797" calcext:value-type="float">
            <text:p>12.76797</text:p>
          </table:table-cell>
          <table:table-cell office:value-type="float" office:value="12.95567" calcext:value-type="float">
            <text:p>12.95567</text:p>
          </table:table-cell>
          <table:table-cell office:value-type="float" office:value="0" calcext:value-type="float">
            <text:p>0</text:p>
          </table:table-cell>
          <table:table-cell office:value-type="float" office:value="228.8852" calcext:value-type="float">
            <text:p>228.88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7" calcext:value-type="float">
            <text:p>23062007</text:p>
          </table:table-cell>
          <table:table-cell office:value-type="float" office:value="2.514432" calcext:value-type="float">
            <text:p>2.514432</text:p>
          </table:table-cell>
          <table:table-cell office:value-type="float" office:value="133.6031" calcext:value-type="float">
            <text:p>133.6031</text:p>
          </table:table-cell>
          <table:table-cell office:value-type="float" office:value="5" calcext:value-type="float">
            <text:p>5</text:p>
          </table:table-cell>
          <table:table-cell office:value-type="float" office:value="-0.6143039" calcext:value-type="float">
            <text:p>-0.6143039</text:p>
          </table:table-cell>
          <table:table-cell office:value-type="float" office:value="44.61115" calcext:value-type="float">
            <text:p>44.61115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7814553" calcext:value-type="float">
            <text:p>0.0007814553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793879" calcext:value-type="float">
            <text:p>0.00793879</text:p>
          </table:table-cell>
          <table:table-cell office:value-type="float" office:value="1167.247" calcext:value-type="float">
            <text:p>1167.247</text:p>
          </table:table-cell>
          <table:table-cell office:value-type="float" office:value="1.55722" calcext:value-type="float">
            <text:p>1.55722</text:p>
          </table:table-cell>
          <table:table-cell office:value-type="float" office:value="0" calcext:value-type="float">
            <text:p>0</text:p>
          </table:table-cell>
          <table:table-cell office:value-type="float" office:value="0.05374799" calcext:value-type="float">
            <text:p>0.05374799</text:p>
          </table:table-cell>
          <table:table-cell office:value-type="float" office:value="0.1396036" calcext:value-type="float">
            <text:p>0.1396036</text:p>
          </table:table-cell>
          <table:table-cell office:value-type="float" office:value="0.04450034" calcext:value-type="float">
            <text:p>0.04450034</text:p>
          </table:table-cell>
          <table:table-cell office:value-type="float" office:value="0.01028649" calcext:value-type="float">
            <text:p>0.01028649</text:p>
          </table:table-cell>
          <table:table-cell office:value-type="float" office:value="0.00941481" calcext:value-type="float">
            <text:p>0.00941481</text:p>
          </table:table-cell>
          <table:table-cell office:value-type="float" office:value="0.005232997" calcext:value-type="float">
            <text:p>0.005232997</text:p>
          </table:table-cell>
          <table:table-cell office:value-type="float" office:value="0.005538999" calcext:value-type="float">
            <text:p>0.005538999</text:p>
          </table:table-cell>
          <table:table-cell office:value-type="float" office:value="0.05563154" calcext:value-type="float">
            <text:p>0.05563154</text:p>
          </table:table-cell>
          <table:table-cell office:value-type="float" office:value="0.160027" calcext:value-type="float">
            <text:p>0.160027</text:p>
          </table:table-cell>
          <table:table-cell office:value-type="float" office:value="0.1626142" calcext:value-type="float">
            <text:p>0.1626142</text:p>
          </table:table-cell>
          <table:table-cell office:value-type="float" office:value="0.1709514" calcext:value-type="float">
            <text:p>0.1709514</text:p>
          </table:table-cell>
          <table:table-cell office:value-type="float" office:value="0.1767637" calcext:value-type="float">
            <text:p>0.1767637</text:p>
          </table:table-cell>
          <table:table-cell office:value-type="float" office:value="0.1963948" calcext:value-type="float">
            <text:p>0.1963948</text:p>
          </table:table-cell>
          <table:table-cell office:value-type="float" office:value="0.1988678" calcext:value-type="float">
            <text:p>0.1988678</text:p>
          </table:table-cell>
          <table:table-cell office:value-type="float" office:value="0" calcext:value-type="float">
            <text:p>0</text:p>
          </table:table-cell>
          <table:table-cell office:value-type="float" office:value="68.74158" calcext:value-type="float">
            <text:p>68.74158</text:p>
          </table:table-cell>
          <table:table-cell office:value-type="float" office:value="67.0983" calcext:value-type="float">
            <text:p>67.0983</text:p>
          </table:table-cell>
          <table:table-cell office:value-type="float" office:value="47.66649" calcext:value-type="float">
            <text:p>47.66649</text:p>
          </table:table-cell>
          <table:table-cell office:value-type="float" office:value="11.7842" calcext:value-type="float">
            <text:p>11.7842</text:p>
          </table:table-cell>
          <table:table-cell office:value-type="float" office:value="9.791216" calcext:value-type="float">
            <text:p>9.791216</text:p>
          </table:table-cell>
          <table:table-cell office:value-type="float" office:value="3.460378" calcext:value-type="float">
            <text:p>3.460378</text:p>
          </table:table-cell>
          <table:table-cell office:value-type="float" office:value="3.566622" calcext:value-type="float">
            <text:p>3.566622</text:p>
          </table:table-cell>
          <table:table-cell office:value-type="float" office:value="6.172804" calcext:value-type="float">
            <text:p>6.172804</text:p>
          </table:table-cell>
          <table:table-cell office:value-type="float" office:value="9.026916" calcext:value-type="float">
            <text:p>9.026916</text:p>
          </table:table-cell>
          <table:table-cell office:value-type="float" office:value="9.494562" calcext:value-type="float">
            <text:p>9.494562</text:p>
          </table:table-cell>
          <table:table-cell office:value-type="float" office:value="10.37623" calcext:value-type="float">
            <text:p>10.37623</text:p>
          </table:table-cell>
          <table:table-cell office:value-type="float" office:value="10.74965" calcext:value-type="float">
            <text:p>10.74965</text:p>
          </table:table-cell>
          <table:table-cell office:value-type="float" office:value="12.76906" calcext:value-type="float">
            <text:p>12.76906</text:p>
          </table:table-cell>
          <table:table-cell office:value-type="float" office:value="12.95671" calcext:value-type="float">
            <text:p>12.95671</text:p>
          </table:table-cell>
          <table:table-cell office:value-type="float" office:value="0" calcext:value-type="float">
            <text:p>0</text:p>
          </table:table-cell>
          <table:table-cell office:value-type="float" office:value="240.2005" calcext:value-type="float">
            <text:p>240.2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7" calcext:value-type="float">
            <text:p>24062007</text:p>
          </table:table-cell>
          <table:table-cell office:value-type="float" office:value="2.489964" calcext:value-type="float">
            <text:p>2.489964</text:p>
          </table:table-cell>
          <table:table-cell office:value-type="float" office:value="133.5986" calcext:value-type="float">
            <text:p>133.5986</text:p>
          </table:table-cell>
          <table:table-cell office:value-type="float" office:value="5" calcext:value-type="float">
            <text:p>5</text:p>
          </table:table-cell>
          <table:table-cell office:value-type="float" office:value="-0.6792588" calcext:value-type="float">
            <text:p>-0.6792588</text:p>
          </table:table-cell>
          <table:table-cell office:value-type="float" office:value="44.59972" calcext:value-type="float">
            <text:p>44.59972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8046314" calcext:value-type="float">
            <text:p>0.0008046314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8468349" calcext:value-type="float">
            <text:p>0.008468349</text:p>
          </table:table-cell>
          <table:table-cell office:value-type="float" office:value="1167.223" calcext:value-type="float">
            <text:p>1167.223</text:p>
          </table:table-cell>
          <table:table-cell office:value-type="float" office:value="1.547863" calcext:value-type="float">
            <text:p>1.547863</text:p>
          </table:table-cell>
          <table:table-cell office:value-type="float" office:value="0" calcext:value-type="float">
            <text:p>0</text:p>
          </table:table-cell>
          <table:table-cell office:value-type="float" office:value="0.06442769" calcext:value-type="float">
            <text:p>0.06442769</text:p>
          </table:table-cell>
          <table:table-cell office:value-type="float" office:value="0.121881" calcext:value-type="float">
            <text:p>0.121881</text:p>
          </table:table-cell>
          <table:table-cell office:value-type="float" office:value="0.04827061" calcext:value-type="float">
            <text:p>0.04827061</text:p>
          </table:table-cell>
          <table:table-cell office:value-type="float" office:value="0.01103013" calcext:value-type="float">
            <text:p>0.01103013</text:p>
          </table:table-cell>
          <table:table-cell office:value-type="float" office:value="0.01015465" calcext:value-type="float">
            <text:p>0.01015465</text:p>
          </table:table-cell>
          <table:table-cell office:value-type="float" office:value="0.005508844" calcext:value-type="float">
            <text:p>0.005508844</text:p>
          </table:table-cell>
          <table:table-cell office:value-type="float" office:value="0.00568245" calcext:value-type="float">
            <text:p>0.00568245</text:p>
          </table:table-cell>
          <table:table-cell office:value-type="float" office:value="0.04522043" calcext:value-type="float">
            <text:p>0.04522043</text:p>
          </table:table-cell>
          <table:table-cell office:value-type="float" office:value="0.1601474" calcext:value-type="float">
            <text:p>0.1601474</text:p>
          </table:table-cell>
          <table:table-cell office:value-type="float" office:value="0.1626616" calcext:value-type="float">
            <text:p>0.1626616</text:p>
          </table:table-cell>
          <table:table-cell office:value-type="float" office:value="0.1709972" calcext:value-type="float">
            <text:p>0.1709972</text:p>
          </table:table-cell>
          <table:table-cell office:value-type="float" office:value="0.1768121" calcext:value-type="float">
            <text:p>0.1768121</text:p>
          </table:table-cell>
          <table:table-cell office:value-type="float" office:value="0.1964071" calcext:value-type="float">
            <text:p>0.1964071</text:p>
          </table:table-cell>
          <table:table-cell office:value-type="float" office:value="0.1988778" calcext:value-type="float">
            <text:p>0.1988778</text:p>
          </table:table-cell>
          <table:table-cell office:value-type="float" office:value="0" calcext:value-type="float">
            <text:p>0</text:p>
          </table:table-cell>
          <table:table-cell office:value-type="float" office:value="68.71291" calcext:value-type="float">
            <text:p>68.71291</text:p>
          </table:table-cell>
          <table:table-cell office:value-type="float" office:value="66.89992" calcext:value-type="float">
            <text:p>66.89992</text:p>
          </table:table-cell>
          <table:table-cell office:value-type="float" office:value="47.52351" calcext:value-type="float">
            <text:p>47.52351</text:p>
          </table:table-cell>
          <table:table-cell office:value-type="float" office:value="11.74981" calcext:value-type="float">
            <text:p>11.74981</text:p>
          </table:table-cell>
          <table:table-cell office:value-type="float" office:value="9.762887" calcext:value-type="float">
            <text:p>9.762887</text:p>
          </table:table-cell>
          <table:table-cell office:value-type="float" office:value="3.454046" calcext:value-type="float">
            <text:p>3.454046</text:p>
          </table:table-cell>
          <table:table-cell office:value-type="float" office:value="3.560107" calcext:value-type="float">
            <text:p>3.560107</text:p>
          </table:table-cell>
          <table:table-cell office:value-type="float" office:value="6.166994" calcext:value-type="float">
            <text:p>6.166994</text:p>
          </table:table-cell>
          <table:table-cell office:value-type="float" office:value="9.032546" calcext:value-type="float">
            <text:p>9.032546</text:p>
          </table:table-cell>
          <table:table-cell office:value-type="float" office:value="9.499267" calcext:value-type="float">
            <text:p>9.499267</text:p>
          </table:table-cell>
          <table:table-cell office:value-type="float" office:value="10.38007" calcext:value-type="float">
            <text:p>10.38007</text:p>
          </table:table-cell>
          <table:table-cell office:value-type="float" office:value="10.75344" calcext:value-type="float">
            <text:p>10.75344</text:p>
          </table:table-cell>
          <table:table-cell office:value-type="float" office:value="12.77014" calcext:value-type="float">
            <text:p>12.77014</text:p>
          </table:table-cell>
          <table:table-cell office:value-type="float" office:value="12.9578" calcext:value-type="float">
            <text:p>12.9578</text:p>
          </table:table-cell>
          <table:table-cell office:value-type="float" office:value="0" calcext:value-type="float">
            <text:p>0</text:p>
          </table:table-cell>
          <table:table-cell office:value-type="float" office:value="262.1808" calcext:value-type="float">
            <text:p>262.18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7" calcext:value-type="float">
            <text:p>25062007</text:p>
          </table:table-cell>
          <table:table-cell office:value-type="float" office:value="2.46467" calcext:value-type="float">
            <text:p>2.46467</text:p>
          </table:table-cell>
          <table:table-cell office:value-type="float" office:value="133.5937" calcext:value-type="float">
            <text:p>133.5937</text:p>
          </table:table-cell>
          <table:table-cell office:value-type="float" office:value="5" calcext:value-type="float">
            <text:p>5</text:p>
          </table:table-cell>
          <table:table-cell office:value-type="float" office:value="-0.7456934" calcext:value-type="float">
            <text:p>-0.7456934</text:p>
          </table:table-cell>
          <table:table-cell office:value-type="float" office:value="44.58808" calcext:value-type="float">
            <text:p>44.58808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8127536" calcext:value-type="float">
            <text:p>0.0008127536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8971182" calcext:value-type="float">
            <text:p>0.008971182</text:p>
          </table:table-cell>
          <table:table-cell office:value-type="float" office:value="1167.199" calcext:value-type="float">
            <text:p>1167.199</text:p>
          </table:table-cell>
          <table:table-cell office:value-type="float" office:value="1.537656" calcext:value-type="float">
            <text:p>1.537656</text:p>
          </table:table-cell>
          <table:table-cell office:value-type="float" office:value="0" calcext:value-type="float">
            <text:p>0</text:p>
          </table:table-cell>
          <table:table-cell office:value-type="float" office:value="0.056748" calcext:value-type="float">
            <text:p>0.056748</text:p>
          </table:table-cell>
          <table:table-cell office:value-type="float" office:value="0.1258856" calcext:value-type="float">
            <text:p>0.1258856</text:p>
          </table:table-cell>
          <table:table-cell office:value-type="float" office:value="0.04929176" calcext:value-type="float">
            <text:p>0.04929176</text:p>
          </table:table-cell>
          <table:table-cell office:value-type="float" office:value="0.01132892" calcext:value-type="float">
            <text:p>0.01132892</text:p>
          </table:table-cell>
          <table:table-cell office:value-type="float" office:value="0.01050618" calcext:value-type="float">
            <text:p>0.01050618</text:p>
          </table:table-cell>
          <table:table-cell office:value-type="float" office:value="0.005651997" calcext:value-type="float">
            <text:p>0.005651997</text:p>
          </table:table-cell>
          <table:table-cell office:value-type="float" office:value="0.005767229" calcext:value-type="float">
            <text:p>0.005767229</text:p>
          </table:table-cell>
          <table:table-cell office:value-type="float" office:value="0.03276484" calcext:value-type="float">
            <text:p>0.03276484</text:p>
          </table:table-cell>
          <table:table-cell office:value-type="float" office:value="0.1603499" calcext:value-type="float">
            <text:p>0.1603499</text:p>
          </table:table-cell>
          <table:table-cell office:value-type="float" office:value="0.1627279" calcext:value-type="float">
            <text:p>0.1627279</text:p>
          </table:table-cell>
          <table:table-cell office:value-type="float" office:value="0.1710495" calcext:value-type="float">
            <text:p>0.1710495</text:p>
          </table:table-cell>
          <table:table-cell office:value-type="float" office:value="0.1768605" calcext:value-type="float">
            <text:p>0.1768605</text:p>
          </table:table-cell>
          <table:table-cell office:value-type="float" office:value="0.1964219" calcext:value-type="float">
            <text:p>0.1964219</text:p>
          </table:table-cell>
          <table:table-cell office:value-type="float" office:value="0.1988879" calcext:value-type="float">
            <text:p>0.1988879</text:p>
          </table:table-cell>
          <table:table-cell office:value-type="float" office:value="0" calcext:value-type="float">
            <text:p>0</text:p>
          </table:table-cell>
          <table:table-cell office:value-type="float" office:value="68.68569" calcext:value-type="float">
            <text:p>68.68569</text:p>
          </table:table-cell>
          <table:table-cell office:value-type="float" office:value="66.70884" calcext:value-type="float">
            <text:p>66.70884</text:p>
          </table:table-cell>
          <table:table-cell office:value-type="float" office:value="47.38749" calcext:value-type="float">
            <text:p>47.38749</text:p>
          </table:table-cell>
          <table:table-cell office:value-type="float" office:value="11.71698" calcext:value-type="float">
            <text:p>11.71698</text:p>
          </table:table-cell>
          <table:table-cell office:value-type="float" office:value="9.735947" calcext:value-type="float">
            <text:p>9.735947</text:p>
          </table:table-cell>
          <table:table-cell office:value-type="float" office:value="3.447984" calcext:value-type="float">
            <text:p>3.447984</text:p>
          </table:table-cell>
          <table:table-cell office:value-type="float" office:value="3.553837" calcext:value-type="float">
            <text:p>3.553837</text:p>
          </table:table-cell>
          <table:table-cell office:value-type="float" office:value="6.15842" calcext:value-type="float">
            <text:p>6.15842</text:p>
          </table:table-cell>
          <table:table-cell office:value-type="float" office:value="9.038122" calcext:value-type="float">
            <text:p>9.038122</text:p>
          </table:table-cell>
          <table:table-cell office:value-type="float" office:value="9.503917" calcext:value-type="float">
            <text:p>9.503917</text:p>
          </table:table-cell>
          <table:table-cell office:value-type="float" office:value="10.38392" calcext:value-type="float">
            <text:p>10.38392</text:p>
          </table:table-cell>
          <table:table-cell office:value-type="float" office:value="10.75724" calcext:value-type="float">
            <text:p>10.75724</text:p>
          </table:table-cell>
          <table:table-cell office:value-type="float" office:value="12.77123" calcext:value-type="float">
            <text:p>12.77123</text:p>
          </table:table-cell>
          <table:table-cell office:value-type="float" office:value="12.95887" calcext:value-type="float">
            <text:p>12.95887</text:p>
          </table:table-cell>
          <table:table-cell office:value-type="float" office:value="0" calcext:value-type="float">
            <text:p>0</text:p>
          </table:table-cell>
          <table:table-cell office:value-type="float" office:value="270.3698" calcext:value-type="float">
            <text:p>270.36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7" calcext:value-type="float">
            <text:p>26062007</text:p>
          </table:table-cell>
          <table:table-cell office:value-type="float" office:value="2.443609" calcext:value-type="float">
            <text:p>2.443609</text:p>
          </table:table-cell>
          <table:table-cell office:value-type="float" office:value="133.5894" calcext:value-type="float">
            <text:p>133.5894</text:p>
          </table:table-cell>
          <table:table-cell office:value-type="float" office:value="5" calcext:value-type="float">
            <text:p>5</text:p>
          </table:table-cell>
          <table:table-cell office:value-type="float" office:value="-0.8082927" calcext:value-type="float">
            <text:p>-0.8082927</text:p>
          </table:table-cell>
          <table:table-cell office:value-type="float" office:value="44.57573" calcext:value-type="float">
            <text:p>44.57573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816581" calcext:value-type="float">
            <text:p>0.000816581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9289804" calcext:value-type="float">
            <text:p>0.009289804</text:p>
          </table:table-cell>
          <table:table-cell office:value-type="float" office:value="1167.174" calcext:value-type="float">
            <text:p>1167.174</text:p>
          </table:table-cell>
          <table:table-cell office:value-type="float" office:value="1.533473" calcext:value-type="float">
            <text:p>1.533473</text:p>
          </table:table-cell>
          <table:table-cell office:value-type="float" office:value="0" calcext:value-type="float">
            <text:p>0</text:p>
          </table:table-cell>
          <table:table-cell office:value-type="float" office:value="0.04350615" calcext:value-type="float">
            <text:p>0.04350615</text:p>
          </table:table-cell>
          <table:table-cell office:value-type="float" office:value="0.1199975" calcext:value-type="float">
            <text:p>0.1199975</text:p>
          </table:table-cell>
          <table:table-cell office:value-type="float" office:value="0.04498593" calcext:value-type="float">
            <text:p>0.04498593</text:p>
          </table:table-cell>
          <table:table-cell office:value-type="float" office:value="0.01059558" calcext:value-type="float">
            <text:p>0.01059558</text:p>
          </table:table-cell>
          <table:table-cell office:value-type="float" office:value="0.009847756" calcext:value-type="float">
            <text:p>0.009847756</text:p>
          </table:table-cell>
          <table:table-cell office:value-type="float" office:value="0.005468699" calcext:value-type="float">
            <text:p>0.005468699</text:p>
          </table:table-cell>
          <table:table-cell office:value-type="float" office:value="0.005691881" calcext:value-type="float">
            <text:p>0.005691881</text:p>
          </table:table-cell>
          <table:table-cell office:value-type="float" office:value="0.02313698" calcext:value-type="float">
            <text:p>0.02313698</text:p>
          </table:table-cell>
          <table:table-cell office:value-type="float" office:value="0.1605764" calcext:value-type="float">
            <text:p>0.1605764</text:p>
          </table:table-cell>
          <table:table-cell office:value-type="float" office:value="0.1628055" calcext:value-type="float">
            <text:p>0.1628055</text:p>
          </table:table-cell>
          <table:table-cell office:value-type="float" office:value="0.1711039" calcext:value-type="float">
            <text:p>0.1711039</text:p>
          </table:table-cell>
          <table:table-cell office:value-type="float" office:value="0.1769085" calcext:value-type="float">
            <text:p>0.1769085</text:p>
          </table:table-cell>
          <table:table-cell office:value-type="float" office:value="0.1964376" calcext:value-type="float">
            <text:p>0.1964376</text:p>
          </table:table-cell>
          <table:table-cell office:value-type="float" office:value="0.1988979" calcext:value-type="float">
            <text:p>0.1988979</text:p>
          </table:table-cell>
          <table:table-cell office:value-type="float" office:value="0" calcext:value-type="float">
            <text:p>0</text:p>
          </table:table-cell>
          <table:table-cell office:value-type="float" office:value="68.63055" calcext:value-type="float">
            <text:p>68.63055</text:p>
          </table:table-cell>
          <table:table-cell office:value-type="float" office:value="66.52386" calcext:value-type="float">
            <text:p>66.52386</text:p>
          </table:table-cell>
          <table:table-cell office:value-type="float" office:value="47.25537" calcext:value-type="float">
            <text:p>47.25537</text:p>
          </table:table-cell>
          <table:table-cell office:value-type="float" office:value="11.68506" calcext:value-type="float">
            <text:p>11.68506</text:p>
          </table:table-cell>
          <table:table-cell office:value-type="float" office:value="9.709588" calcext:value-type="float">
            <text:p>9.709588</text:p>
          </table:table-cell>
          <table:table-cell office:value-type="float" office:value="3.442012" calcext:value-type="float">
            <text:p>3.442012</text:p>
          </table:table-cell>
          <table:table-cell office:value-type="float" office:value="3.547637" calcext:value-type="float">
            <text:p>3.547637</text:p>
          </table:table-cell>
          <table:table-cell office:value-type="float" office:value="6.147221" calcext:value-type="float">
            <text:p>6.147221</text:p>
          </table:table-cell>
          <table:table-cell office:value-type="float" office:value="9.043698" calcext:value-type="float">
            <text:p>9.043698</text:p>
          </table:table-cell>
          <table:table-cell office:value-type="float" office:value="9.508548" calcext:value-type="float">
            <text:p>9.508548</text:p>
          </table:table-cell>
          <table:table-cell office:value-type="float" office:value="10.38777" calcext:value-type="float">
            <text:p>10.38777</text:p>
          </table:table-cell>
          <table:table-cell office:value-type="float" office:value="10.76104" calcext:value-type="float">
            <text:p>10.76104</text:p>
          </table:table-cell>
          <table:table-cell office:value-type="float" office:value="12.77231" calcext:value-type="float">
            <text:p>12.77231</text:p>
          </table:table-cell>
          <table:table-cell office:value-type="float" office:value="12.95994" calcext:value-type="float">
            <text:p>12.95994</text:p>
          </table:table-cell>
          <table:table-cell office:value-type="float" office:value="0" calcext:value-type="float">
            <text:p>0</text:p>
          </table:table-cell>
          <table:table-cell office:value-type="float" office:value="262.8624" calcext:value-type="float">
            <text:p>262.86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7" calcext:value-type="float">
            <text:p>27062007</text:p>
          </table:table-cell>
          <table:table-cell office:value-type="float" office:value="2.422155" calcext:value-type="float">
            <text:p>2.422155</text:p>
          </table:table-cell>
          <table:table-cell office:value-type="float" office:value="133.5848" calcext:value-type="float">
            <text:p>133.5848</text:p>
          </table:table-cell>
          <table:table-cell office:value-type="float" office:value="5" calcext:value-type="float">
            <text:p>5</text:p>
          </table:table-cell>
          <table:table-cell office:value-type="float" office:value="-0.870819" calcext:value-type="float">
            <text:p>-0.870819</text:p>
          </table:table-cell>
          <table:table-cell office:value-type="float" office:value="44.56354" calcext:value-type="float">
            <text:p>44.56354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8166508" calcext:value-type="float">
            <text:p>0.0008166508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9318047" calcext:value-type="float">
            <text:p>0.009318047</text:p>
          </table:table-cell>
          <table:table-cell office:value-type="float" office:value="1167.15" calcext:value-type="float">
            <text:p>1167.15</text:p>
          </table:table-cell>
          <table:table-cell office:value-type="float" office:value="1.525916" calcext:value-type="float">
            <text:p>1.525916</text:p>
          </table:table-cell>
          <table:table-cell office:value-type="float" office:value="0" calcext:value-type="float">
            <text:p>0</text:p>
          </table:table-cell>
          <table:table-cell office:value-type="float" office:value="0.04401962" calcext:value-type="float">
            <text:p>0.04401962</text:p>
          </table:table-cell>
          <table:table-cell office:value-type="float" office:value="0.1095038" calcext:value-type="float">
            <text:p>0.1095038</text:p>
          </table:table-cell>
          <table:table-cell office:value-type="float" office:value="0.04748921" calcext:value-type="float">
            <text:p>0.04748921</text:p>
          </table:table-cell>
          <table:table-cell office:value-type="float" office:value="0.01112394" calcext:value-type="float">
            <text:p>0.01112394</text:p>
          </table:table-cell>
          <table:table-cell office:value-type="float" office:value="0.0102923" calcext:value-type="float">
            <text:p>0.0102923</text:p>
          </table:table-cell>
          <table:table-cell office:value-type="float" office:value="0.005567592" calcext:value-type="float">
            <text:p>0.005567592</text:p>
          </table:table-cell>
          <table:table-cell office:value-type="float" office:value="0.005714314" calcext:value-type="float">
            <text:p>0.005714314</text:p>
          </table:table-cell>
          <table:table-cell office:value-type="float" office:value="0.01791335" calcext:value-type="float">
            <text:p>0.01791335</text:p>
          </table:table-cell>
          <table:table-cell office:value-type="float" office:value="0.1607664" calcext:value-type="float">
            <text:p>0.1607664</text:p>
          </table:table-cell>
          <table:table-cell office:value-type="float" office:value="0.1628886" calcext:value-type="float">
            <text:p>0.1628886</text:p>
          </table:table-cell>
          <table:table-cell office:value-type="float" office:value="0.1711581" calcext:value-type="float">
            <text:p>0.1711581</text:p>
          </table:table-cell>
          <table:table-cell office:value-type="float" office:value="0.1769567" calcext:value-type="float">
            <text:p>0.1769567</text:p>
          </table:table-cell>
          <table:table-cell office:value-type="float" office:value="0.1964515" calcext:value-type="float">
            <text:p>0.1964515</text:p>
          </table:table-cell>
          <table:table-cell office:value-type="float" office:value="0.1989079" calcext:value-type="float">
            <text:p>0.1989079</text:p>
          </table:table-cell>
          <table:table-cell office:value-type="float" office:value="0" calcext:value-type="float">
            <text:p>0</text:p>
          </table:table-cell>
          <table:table-cell office:value-type="float" office:value="68.58558" calcext:value-type="float">
            <text:p>68.58558</text:p>
          </table:table-cell>
          <table:table-cell office:value-type="float" office:value="66.34721" calcext:value-type="float">
            <text:p>66.34721</text:p>
          </table:table-cell>
          <table:table-cell office:value-type="float" office:value="47.12834" calcext:value-type="float">
            <text:p>47.12834</text:p>
          </table:table-cell>
          <table:table-cell office:value-type="float" office:value="11.65418" calcext:value-type="float">
            <text:p>11.65418</text:p>
          </table:table-cell>
          <table:table-cell office:value-type="float" office:value="9.683933" calcext:value-type="float">
            <text:p>9.683933</text:p>
          </table:table-cell>
          <table:table-cell office:value-type="float" office:value="3.436103" calcext:value-type="float">
            <text:p>3.436103</text:p>
          </table:table-cell>
          <table:table-cell office:value-type="float" office:value="3.541472" calcext:value-type="float">
            <text:p>3.541472</text:p>
          </table:table-cell>
          <table:table-cell office:value-type="float" office:value="6.134295" calcext:value-type="float">
            <text:p>6.134295</text:p>
          </table:table-cell>
          <table:table-cell office:value-type="float" office:value="9.049275" calcext:value-type="float">
            <text:p>9.049275</text:p>
          </table:table-cell>
          <table:table-cell office:value-type="float" office:value="9.513178" calcext:value-type="float">
            <text:p>9.513178</text:p>
          </table:table-cell>
          <table:table-cell office:value-type="float" office:value="10.39161" calcext:value-type="float">
            <text:p>10.39161</text:p>
          </table:table-cell>
          <table:table-cell office:value-type="float" office:value="10.76484" calcext:value-type="float">
            <text:p>10.76484</text:p>
          </table:table-cell>
          <table:table-cell office:value-type="float" office:value="12.7734" calcext:value-type="float">
            <text:p>12.7734</text:p>
          </table:table-cell>
          <table:table-cell office:value-type="float" office:value="12.96099" calcext:value-type="float">
            <text:p>12.96099</text:p>
          </table:table-cell>
          <table:table-cell office:value-type="float" office:value="0" calcext:value-type="float">
            <text:p>0</text:p>
          </table:table-cell>
          <table:table-cell office:value-type="float" office:value="257.7515" calcext:value-type="float">
            <text:p>257.75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7" calcext:value-type="float">
            <text:p>28062007</text:p>
          </table:table-cell>
          <table:table-cell office:value-type="float" office:value="2.401084" calcext:value-type="float">
            <text:p>2.401084</text:p>
          </table:table-cell>
          <table:table-cell office:value-type="float" office:value="133.5799" calcext:value-type="float">
            <text:p>133.5799</text:p>
          </table:table-cell>
          <table:table-cell office:value-type="float" office:value="5" calcext:value-type="float">
            <text:p>5</text:p>
          </table:table-cell>
          <table:table-cell office:value-type="float" office:value="-0.9319097" calcext:value-type="float">
            <text:p>-0.9319097</text:p>
          </table:table-cell>
          <table:table-cell office:value-type="float" office:value="44.55188" calcext:value-type="float">
            <text:p>44.55188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8167067" calcext:value-type="float">
            <text:p>0.0008167067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9344101" calcext:value-type="float">
            <text:p>0.009344101</text:p>
          </table:table-cell>
          <table:table-cell office:value-type="float" office:value="1167.127" calcext:value-type="float">
            <text:p>1167.127</text:p>
          </table:table-cell>
          <table:table-cell office:value-type="float" office:value="1.516837" calcext:value-type="float">
            <text:p>1.516837</text:p>
          </table:table-cell>
          <table:table-cell office:value-type="float" office:value="0" calcext:value-type="float">
            <text:p>0</text:p>
          </table:table-cell>
          <table:table-cell office:value-type="float" office:value="0.04536504" calcext:value-type="float">
            <text:p>0.04536504</text:p>
          </table:table-cell>
          <table:table-cell office:value-type="float" office:value="0.1098673" calcext:value-type="float">
            <text:p>0.1098673</text:p>
          </table:table-cell>
          <table:table-cell office:value-type="float" office:value="0.04736785" calcext:value-type="float">
            <text:p>0.04736785</text:p>
          </table:table-cell>
          <table:table-cell office:value-type="float" office:value="0.01123158" calcext:value-type="float">
            <text:p>0.01123158</text:p>
          </table:table-cell>
          <table:table-cell office:value-type="float" office:value="0.01043095" calcext:value-type="float">
            <text:p>0.01043095</text:p>
          </table:table-cell>
          <table:table-cell office:value-type="float" office:value="0.005610591" calcext:value-type="float">
            <text:p>0.005610591</text:p>
          </table:table-cell>
          <table:table-cell office:value-type="float" office:value="0.005730028" calcext:value-type="float">
            <text:p>0.005730028</text:p>
          </table:table-cell>
          <table:table-cell office:value-type="float" office:value="0.01546494" calcext:value-type="float">
            <text:p>0.01546494</text:p>
          </table:table-cell>
          <table:table-cell office:value-type="float" office:value="0.1609087" calcext:value-type="float">
            <text:p>0.1609087</text:p>
          </table:table-cell>
          <table:table-cell office:value-type="float" office:value="0.1629677" calcext:value-type="float">
            <text:p>0.1629677</text:p>
          </table:table-cell>
          <table:table-cell office:value-type="float" office:value="0.1712092" calcext:value-type="float">
            <text:p>0.1712092</text:p>
          </table:table-cell>
          <table:table-cell office:value-type="float" office:value="0.1770036" calcext:value-type="float">
            <text:p>0.1770036</text:p>
          </table:table-cell>
          <table:table-cell office:value-type="float" office:value="0.1964642" calcext:value-type="float">
            <text:p>0.1964642</text:p>
          </table:table-cell>
          <table:table-cell office:value-type="float" office:value="0.1989179" calcext:value-type="float">
            <text:p>0.1989179</text:p>
          </table:table-cell>
          <table:table-cell office:value-type="float" office:value="0" calcext:value-type="float">
            <text:p>0</text:p>
          </table:table-cell>
          <table:table-cell office:value-type="float" office:value="68.54126" calcext:value-type="float">
            <text:p>68.54126</text:p>
          </table:table-cell>
          <table:table-cell office:value-type="float" office:value="66.18098" calcext:value-type="float">
            <text:p>66.18098</text:p>
          </table:table-cell>
          <table:table-cell office:value-type="float" office:value="47.00699" calcext:value-type="float">
            <text:p>47.00699</text:p>
          </table:table-cell>
          <table:table-cell office:value-type="float" office:value="11.62444" calcext:value-type="float">
            <text:p>11.62444</text:p>
          </table:table-cell>
          <table:table-cell office:value-type="float" office:value="9.659178" calcext:value-type="float">
            <text:p>9.659178</text:p>
          </table:table-cell>
          <table:table-cell office:value-type="float" office:value="3.430307" calcext:value-type="float">
            <text:p>3.430307</text:p>
          </table:table-cell>
          <table:table-cell office:value-type="float" office:value="3.535382" calcext:value-type="float">
            <text:p>3.535382</text:p>
          </table:table-cell>
          <table:table-cell office:value-type="float" office:value="6.120555" calcext:value-type="float">
            <text:p>6.120555</text:p>
          </table:table-cell>
          <table:table-cell office:value-type="float" office:value="9.054852" calcext:value-type="float">
            <text:p>9.054852</text:p>
          </table:table-cell>
          <table:table-cell office:value-type="float" office:value="9.517813" calcext:value-type="float">
            <text:p>9.517813</text:p>
          </table:table-cell>
          <table:table-cell office:value-type="float" office:value="10.39546" calcext:value-type="float">
            <text:p>10.39546</text:p>
          </table:table-cell>
          <table:table-cell office:value-type="float" office:value="10.76864" calcext:value-type="float">
            <text:p>10.76864</text:p>
          </table:table-cell>
          <table:table-cell office:value-type="float" office:value="12.77448" calcext:value-type="float">
            <text:p>12.77448</text:p>
          </table:table-cell>
          <table:table-cell office:value-type="float" office:value="12.96205" calcext:value-type="float">
            <text:p>12.96205</text:p>
          </table:table-cell>
          <table:table-cell office:value-type="float" office:value="0" calcext:value-type="float">
            <text:p>0</text:p>
          </table:table-cell>
          <table:table-cell office:value-type="float" office:value="254.8177" calcext:value-type="float">
            <text:p>254.8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7" calcext:value-type="float">
            <text:p>29062007</text:p>
          </table:table-cell>
          <table:table-cell office:value-type="float" office:value="2.380669" calcext:value-type="float">
            <text:p>2.380669</text:p>
          </table:table-cell>
          <table:table-cell office:value-type="float" office:value="133.5747" calcext:value-type="float">
            <text:p>133.5747</text:p>
          </table:table-cell>
          <table:table-cell office:value-type="float" office:value="5" calcext:value-type="float">
            <text:p>5</text:p>
          </table:table-cell>
          <table:table-cell office:value-type="float" office:value="-0.9909989" calcext:value-type="float">
            <text:p>-0.9909989</text:p>
          </table:table-cell>
          <table:table-cell office:value-type="float" office:value="44.54094" calcext:value-type="float">
            <text:p>44.54094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8167626" calcext:value-type="float">
            <text:p>0.0008167626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9369245" calcext:value-type="float">
            <text:p>0.009369245</text:p>
          </table:table-cell>
          <table:table-cell office:value-type="float" office:value="1167.104" calcext:value-type="float">
            <text:p>1167.104</text:p>
          </table:table-cell>
          <table:table-cell office:value-type="float" office:value="1.506299" calcext:value-type="float">
            <text:p>1.506299</text:p>
          </table:table-cell>
          <table:table-cell office:value-type="float" office:value="0" calcext:value-type="float">
            <text:p>0</text:p>
          </table:table-cell>
          <table:table-cell office:value-type="float" office:value="0.04267408" calcext:value-type="float">
            <text:p>0.04267408</text:p>
          </table:table-cell>
          <table:table-cell office:value-type="float" office:value="0.1115593" calcext:value-type="float">
            <text:p>0.1115593</text:p>
          </table:table-cell>
          <table:table-cell office:value-type="float" office:value="0.04802144" calcext:value-type="float">
            <text:p>0.04802144</text:p>
          </table:table-cell>
          <table:table-cell office:value-type="float" office:value="0.01141466" calcext:value-type="float">
            <text:p>0.01141466</text:p>
          </table:table-cell>
          <table:table-cell office:value-type="float" office:value="0.01057663" calcext:value-type="float">
            <text:p>0.01057663</text:p>
          </table:table-cell>
          <table:table-cell office:value-type="float" office:value="0.005643127" calcext:value-type="float">
            <text:p>0.005643127</text:p>
          </table:table-cell>
          <table:table-cell office:value-type="float" office:value="0.00573583" calcext:value-type="float">
            <text:p>0.00573583</text:p>
          </table:table-cell>
          <table:table-cell office:value-type="float" office:value="0.01408285" calcext:value-type="float">
            <text:p>0.01408285</text:p>
          </table:table-cell>
          <table:table-cell office:value-type="float" office:value="0.1610368" calcext:value-type="float">
            <text:p>0.1610368</text:p>
          </table:table-cell>
          <table:table-cell office:value-type="float" office:value="0.1630452" calcext:value-type="float">
            <text:p>0.1630452</text:p>
          </table:table-cell>
          <table:table-cell office:value-type="float" office:value="0.1712597" calcext:value-type="float">
            <text:p>0.1712597</text:p>
          </table:table-cell>
          <table:table-cell office:value-type="float" office:value="0.1770508" calcext:value-type="float">
            <text:p>0.1770508</text:p>
          </table:table-cell>
          <table:table-cell office:value-type="float" office:value="0.1964767" calcext:value-type="float">
            <text:p>0.1964767</text:p>
          </table:table-cell>
          <table:table-cell office:value-type="float" office:value="0.1989275" calcext:value-type="float">
            <text:p>0.1989275</text:p>
          </table:table-cell>
          <table:table-cell office:value-type="float" office:value="0" calcext:value-type="float">
            <text:p>0</text:p>
          </table:table-cell>
          <table:table-cell office:value-type="float" office:value="68.49563" calcext:value-type="float">
            <text:p>68.49563</text:p>
          </table:table-cell>
          <table:table-cell office:value-type="float" office:value="66.02779" calcext:value-type="float">
            <text:p>66.02779</text:p>
          </table:table-cell>
          <table:table-cell office:value-type="float" office:value="46.89105" calcext:value-type="float">
            <text:p>46.89105</text:p>
          </table:table-cell>
          <table:table-cell office:value-type="float" office:value="11.59586" calcext:value-type="float">
            <text:p>11.59586</text:p>
          </table:table-cell>
          <table:table-cell office:value-type="float" office:value="9.635159" calcext:value-type="float">
            <text:p>9.635159</text:p>
          </table:table-cell>
          <table:table-cell office:value-type="float" office:value="3.424619" calcext:value-type="float">
            <text:p>3.424619</text:p>
          </table:table-cell>
          <table:table-cell office:value-type="float" office:value="3.529346" calcext:value-type="float">
            <text:p>3.529346</text:p>
          </table:table-cell>
          <table:table-cell office:value-type="float" office:value="6.106434" calcext:value-type="float">
            <text:p>6.106434</text:p>
          </table:table-cell>
          <table:table-cell office:value-type="float" office:value="9.060428" calcext:value-type="float">
            <text:p>9.060428</text:p>
          </table:table-cell>
          <table:table-cell office:value-type="float" office:value="9.522445" calcext:value-type="float">
            <text:p>9.522445</text:p>
          </table:table-cell>
          <table:table-cell office:value-type="float" office:value="10.39931" calcext:value-type="float">
            <text:p>10.39931</text:p>
          </table:table-cell>
          <table:table-cell office:value-type="float" office:value="10.77244" calcext:value-type="float">
            <text:p>10.77244</text:p>
          </table:table-cell>
          <table:table-cell office:value-type="float" office:value="12.77557" calcext:value-type="float">
            <text:p>12.77557</text:p>
          </table:table-cell>
          <table:table-cell office:value-type="float" office:value="12.96305" calcext:value-type="float">
            <text:p>12.96305</text:p>
          </table:table-cell>
          <table:table-cell office:value-type="float" office:value="0" calcext:value-type="float">
            <text:p>0</text:p>
          </table:table-cell>
          <table:table-cell office:value-type="float" office:value="254.2303" calcext:value-type="float">
            <text:p>254.23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7" calcext:value-type="float">
            <text:p>30062007</text:p>
          </table:table-cell>
          <table:table-cell office:value-type="float" office:value="2.360901" calcext:value-type="float">
            <text:p>2.360901</text:p>
          </table:table-cell>
          <table:table-cell office:value-type="float" office:value="133.5692" calcext:value-type="float">
            <text:p>133.5692</text:p>
          </table:table-cell>
          <table:table-cell office:value-type="float" office:value="5" calcext:value-type="float">
            <text:p>5</text:p>
          </table:table-cell>
          <table:table-cell office:value-type="float" office:value="-1.047987" calcext:value-type="float">
            <text:p>-1.047987</text:p>
          </table:table-cell>
          <table:table-cell office:value-type="float" office:value="44.5308" calcext:value-type="float">
            <text:p>44.5308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8168158" calcext:value-type="float">
            <text:p>0.0008168158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9393544" calcext:value-type="float">
            <text:p>0.009393544</text:p>
          </table:table-cell>
          <table:table-cell office:value-type="float" office:value="1167.083" calcext:value-type="float">
            <text:p>1167.083</text:p>
          </table:table-cell>
          <table:table-cell office:value-type="float" office:value="1.494302" calcext:value-type="float">
            <text:p>1.494302</text:p>
          </table:table-cell>
          <table:table-cell office:value-type="float" office:value="0" calcext:value-type="float">
            <text:p>0</text:p>
          </table:table-cell>
          <table:table-cell office:value-type="float" office:value="0.03921191" calcext:value-type="float">
            <text:p>0.03921191</text:p>
          </table:table-cell>
          <table:table-cell office:value-type="float" office:value="0.1132667" calcext:value-type="float">
            <text:p>0.1132667</text:p>
          </table:table-cell>
          <table:table-cell office:value-type="float" office:value="0.04867682" calcext:value-type="float">
            <text:p>0.04867682</text:p>
          </table:table-cell>
          <table:table-cell office:value-type="float" office:value="0.01165353" calcext:value-type="float">
            <text:p>0.01165353</text:p>
          </table:table-cell>
          <table:table-cell office:value-type="float" office:value="0.01073638" calcext:value-type="float">
            <text:p>0.01073638</text:p>
          </table:table-cell>
          <table:table-cell office:value-type="float" office:value="0.005675994" calcext:value-type="float">
            <text:p>0.005675994</text:p>
          </table:table-cell>
          <table:table-cell office:value-type="float" office:value="0.00574004" calcext:value-type="float">
            <text:p>0.00574004</text:p>
          </table:table-cell>
          <table:table-cell office:value-type="float" office:value="0.01329838" calcext:value-type="float">
            <text:p>0.01329838</text:p>
          </table:table-cell>
          <table:table-cell office:value-type="float" office:value="0.1611592" calcext:value-type="float">
            <text:p>0.1611592</text:p>
          </table:table-cell>
          <table:table-cell office:value-type="float" office:value="0.1631223" calcext:value-type="float">
            <text:p>0.1631223</text:p>
          </table:table-cell>
          <table:table-cell office:value-type="float" office:value="0.1713102" calcext:value-type="float">
            <text:p>0.1713102</text:p>
          </table:table-cell>
          <table:table-cell office:value-type="float" office:value="0.1770984" calcext:value-type="float">
            <text:p>0.1770984</text:p>
          </table:table-cell>
          <table:table-cell office:value-type="float" office:value="0.1964888" calcext:value-type="float">
            <text:p>0.1964888</text:p>
          </table:table-cell>
          <table:table-cell office:value-type="float" office:value="0.1989368" calcext:value-type="float">
            <text:p>0.1989368</text:p>
          </table:table-cell>
          <table:table-cell office:value-type="float" office:value="0" calcext:value-type="float">
            <text:p>0</text:p>
          </table:table-cell>
          <table:table-cell office:value-type="float" office:value="68.44515" calcext:value-type="float">
            <text:p>68.44515</text:p>
          </table:table-cell>
          <table:table-cell office:value-type="float" office:value="65.88816" calcext:value-type="float">
            <text:p>65.88816</text:p>
          </table:table-cell>
          <table:table-cell office:value-type="float" office:value="46.78074" calcext:value-type="float">
            <text:p>46.78074</text:p>
          </table:table-cell>
          <table:table-cell office:value-type="float" office:value="11.56846" calcext:value-type="float">
            <text:p>11.56846</text:p>
          </table:table-cell>
          <table:table-cell office:value-type="float" office:value="9.611905" calcext:value-type="float">
            <text:p>9.611905</text:p>
          </table:table-cell>
          <table:table-cell office:value-type="float" office:value="3.419046" calcext:value-type="float">
            <text:p>3.419046</text:p>
          </table:table-cell>
          <table:table-cell office:value-type="float" office:value="3.523363" calcext:value-type="float">
            <text:p>3.523363</text:p>
          </table:table-cell>
          <table:table-cell office:value-type="float" office:value="6.092118" calcext:value-type="float">
            <text:p>6.092118</text:p>
          </table:table-cell>
          <table:table-cell office:value-type="float" office:value="9.066004" calcext:value-type="float">
            <text:p>9.066004</text:p>
          </table:table-cell>
          <table:table-cell office:value-type="float" office:value="9.527074" calcext:value-type="float">
            <text:p>9.527074</text:p>
          </table:table-cell>
          <table:table-cell office:value-type="float" office:value="10.40315" calcext:value-type="float">
            <text:p>10.40315</text:p>
          </table:table-cell>
          <table:table-cell office:value-type="float" office:value="10.77624" calcext:value-type="float">
            <text:p>10.77624</text:p>
          </table:table-cell>
          <table:table-cell office:value-type="float" office:value="12.77665" calcext:value-type="float">
            <text:p>12.77665</text:p>
          </table:table-cell>
          <table:table-cell office:value-type="float" office:value="12.96403" calcext:value-type="float">
            <text:p>12.96403</text:p>
          </table:table-cell>
          <table:table-cell office:value-type="float" office:value="0" calcext:value-type="float">
            <text:p>0</text:p>
          </table:table-cell>
          <table:table-cell office:value-type="float" office:value="255.9717" calcext:value-type="float">
            <text:p>255.97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7" calcext:value-type="float">
            <text:p>1072007</text:p>
          </table:table-cell>
          <table:table-cell office:value-type="float" office:value="2.345697" calcext:value-type="float">
            <text:p>2.345697</text:p>
          </table:table-cell>
          <table:table-cell office:value-type="float" office:value="133.5643" calcext:value-type="float">
            <text:p>133.5643</text:p>
          </table:table-cell>
          <table:table-cell office:value-type="float" office:value="5" calcext:value-type="float">
            <text:p>5</text:p>
          </table:table-cell>
          <table:table-cell office:value-type="float" office:value="-1.099657" calcext:value-type="float">
            <text:p>-1.099657</text:p>
          </table:table-cell>
          <table:table-cell office:value-type="float" office:value="44.5209" calcext:value-type="float">
            <text:p>44.5209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8168605" calcext:value-type="float">
            <text:p>0.0008168605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9417026" calcext:value-type="float">
            <text:p>0.009417026</text:p>
          </table:table-cell>
          <table:table-cell office:value-type="float" office:value="1167.061" calcext:value-type="float">
            <text:p>1167.061</text:p>
          </table:table-cell>
          <table:table-cell office:value-type="float" office:value="1.487314" calcext:value-type="float">
            <text:p>1.487314</text:p>
          </table:table-cell>
          <table:table-cell office:value-type="float" office:value="0" calcext:value-type="float">
            <text:p>0</text:p>
          </table:table-cell>
          <table:table-cell office:value-type="float" office:value="0.04405036" calcext:value-type="float">
            <text:p>0.04405036</text:p>
          </table:table-cell>
          <table:table-cell office:value-type="float" office:value="0.1024411" calcext:value-type="float">
            <text:p>0.1024411</text:p>
          </table:table-cell>
          <table:table-cell office:value-type="float" office:value="0.03907424" calcext:value-type="float">
            <text:p>0.03907424</text:p>
          </table:table-cell>
          <table:table-cell office:value-type="float" office:value="0.01004866" calcext:value-type="float">
            <text:p>0.01004866</text:p>
          </table:table-cell>
          <table:table-cell office:value-type="float" office:value="0.009442831" calcext:value-type="float">
            <text:p>0.009442831</text:p>
          </table:table-cell>
          <table:table-cell office:value-type="float" office:value="0.005371095" calcext:value-type="float">
            <text:p>0.005371095</text:p>
          </table:table-cell>
          <table:table-cell office:value-type="float" office:value="0.005618343" calcext:value-type="float">
            <text:p>0.005618343</text:p>
          </table:table-cell>
          <table:table-cell office:value-type="float" office:value="0.01293867" calcext:value-type="float">
            <text:p>0.01293867</text:p>
          </table:table-cell>
          <table:table-cell office:value-type="float" office:value="0.1612606" calcext:value-type="float">
            <text:p>0.1612606</text:p>
          </table:table-cell>
          <table:table-cell office:value-type="float" office:value="0.1631996" calcext:value-type="float">
            <text:p>0.1631996</text:p>
          </table:table-cell>
          <table:table-cell office:value-type="float" office:value="0.1713609" calcext:value-type="float">
            <text:p>0.1713609</text:p>
          </table:table-cell>
          <table:table-cell office:value-type="float" office:value="0.177147" calcext:value-type="float">
            <text:p>0.177147</text:p>
          </table:table-cell>
          <table:table-cell office:value-type="float" office:value="0.1965012" calcext:value-type="float">
            <text:p>0.1965012</text:p>
          </table:table-cell>
          <table:table-cell office:value-type="float" office:value="0.198946" calcext:value-type="float">
            <text:p>0.198946</text:p>
          </table:table-cell>
          <table:table-cell office:value-type="float" office:value="0" calcext:value-type="float">
            <text:p>0</text:p>
          </table:table-cell>
          <table:table-cell office:value-type="float" office:value="68.37782" calcext:value-type="float">
            <text:p>68.37782</text:p>
          </table:table-cell>
          <table:table-cell office:value-type="float" office:value="65.7542" calcext:value-type="float">
            <text:p>65.7542</text:p>
          </table:table-cell>
          <table:table-cell office:value-type="float" office:value="46.67316" calcext:value-type="float">
            <text:p>46.67316</text:p>
          </table:table-cell>
          <table:table-cell office:value-type="float" office:value="11.54163" calcext:value-type="float">
            <text:p>11.54163</text:p>
          </table:table-cell>
          <table:table-cell office:value-type="float" office:value="9.589023" calcext:value-type="float">
            <text:p>9.589023</text:p>
          </table:table-cell>
          <table:table-cell office:value-type="float" office:value="3.41354" calcext:value-type="float">
            <text:p>3.41354</text:p>
          </table:table-cell>
          <table:table-cell office:value-type="float" office:value="3.517427" calcext:value-type="float">
            <text:p>3.517427</text:p>
          </table:table-cell>
          <table:table-cell office:value-type="float" office:value="6.077757" calcext:value-type="float">
            <text:p>6.077757</text:p>
          </table:table-cell>
          <table:table-cell office:value-type="float" office:value="9.071582" calcext:value-type="float">
            <text:p>9.071582</text:p>
          </table:table-cell>
          <table:table-cell office:value-type="float" office:value="9.531709" calcext:value-type="float">
            <text:p>9.531709</text:p>
          </table:table-cell>
          <table:table-cell office:value-type="float" office:value="10.407" calcext:value-type="float">
            <text:p>10.407</text:p>
          </table:table-cell>
          <table:table-cell office:value-type="float" office:value="10.78004" calcext:value-type="float">
            <text:p>10.78004</text:p>
          </table:table-cell>
          <table:table-cell office:value-type="float" office:value="12.77774" calcext:value-type="float">
            <text:p>12.77774</text:p>
          </table:table-cell>
          <table:table-cell office:value-type="float" office:value="12.96498" calcext:value-type="float">
            <text:p>12.96498</text:p>
          </table:table-cell>
          <table:table-cell office:value-type="float" office:value="0" calcext:value-type="float">
            <text:p>0</text:p>
          </table:table-cell>
          <table:table-cell office:value-type="float" office:value="227.6671" calcext:value-type="float">
            <text:p>227.66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7" calcext:value-type="float">
            <text:p>2072007</text:p>
          </table:table-cell>
          <table:table-cell office:value-type="float" office:value="2.330733" calcext:value-type="float">
            <text:p>2.330733</text:p>
          </table:table-cell>
          <table:table-cell office:value-type="float" office:value="133.5594" calcext:value-type="float">
            <text:p>133.5594</text:p>
          </table:table-cell>
          <table:table-cell office:value-type="float" office:value="5" calcext:value-type="float">
            <text:p>5</text:p>
          </table:table-cell>
          <table:table-cell office:value-type="float" office:value="-1.150048" calcext:value-type="float">
            <text:p>-1.150048</text:p>
          </table:table-cell>
          <table:table-cell office:value-type="float" office:value="44.51144" calcext:value-type="float">
            <text:p>44.51144</text:p>
          </table:table-cell>
          <table:table-cell office:value-type="float" office:value="0.01529934" calcext:value-type="float">
            <text:p>0.01529934</text:p>
          </table:table-cell>
          <table:table-cell office:value-type="float" office:value="0.0008169052" calcext:value-type="float">
            <text:p>0.0008169052</text:p>
          </table:table-cell>
          <table:table-cell office:value-type="float" office:value="0.02419749" calcext:value-type="float">
            <text:p>0.02419749</text:p>
          </table:table-cell>
          <table:table-cell office:value-type="float" office:value="0.009439718" calcext:value-type="float">
            <text:p>0.009439718</text:p>
          </table:table-cell>
          <table:table-cell office:value-type="float" office:value="1167.04" calcext:value-type="float">
            <text:p>1167.04</text:p>
          </table:table-cell>
          <table:table-cell office:value-type="float" office:value="1.47738" calcext:value-type="float">
            <text:p>1.47738</text:p>
          </table:table-cell>
          <table:table-cell office:value-type="float" office:value="0" calcext:value-type="float">
            <text:p>0</text:p>
          </table:table-cell>
          <table:table-cell office:value-type="float" office:value="0.04948956" calcext:value-type="float">
            <text:p>0.04948956</text:p>
          </table:table-cell>
          <table:table-cell office:value-type="float" office:value="0.1133923" calcext:value-type="float">
            <text:p>0.1133923</text:p>
          </table:table-cell>
          <table:table-cell office:value-type="float" office:value="0.04662531" calcext:value-type="float">
            <text:p>0.04662531</text:p>
          </table:table-cell>
          <table:table-cell office:value-type="float" office:value="0.01118311" calcext:value-type="float">
            <text:p>0.01118311</text:p>
          </table:table-cell>
          <table:table-cell office:value-type="float" office:value="0.01015572" calcext:value-type="float">
            <text:p>0.01015572</text:p>
          </table:table-cell>
          <table:table-cell office:value-type="float" office:value="0.005422372" calcext:value-type="float">
            <text:p>0.005422372</text:p>
          </table:table-cell>
          <table:table-cell office:value-type="float" office:value="0.005567159" calcext:value-type="float">
            <text:p>0.005567159</text:p>
          </table:table-cell>
          <table:table-cell office:value-type="float" office:value="0.01187184" calcext:value-type="float">
            <text:p>0.01187184</text:p>
          </table:table-cell>
          <table:table-cell office:value-type="float" office:value="0.1604265" calcext:value-type="float">
            <text:p>0.1604265</text:p>
          </table:table-cell>
          <table:table-cell office:value-type="float" office:value="0.163275" calcext:value-type="float">
            <text:p>0.163275</text:p>
          </table:table-cell>
          <table:table-cell office:value-type="float" office:value="0.1714117" calcext:value-type="float">
            <text:p>0.1714117</text:p>
          </table:table-cell>
          <table:table-cell office:value-type="float" office:value="0.1771953" calcext:value-type="float">
            <text:p>0.1771953</text:p>
          </table:table-cell>
          <table:table-cell office:value-type="float" office:value="0.1965131" calcext:value-type="float">
            <text:p>0.1965131</text:p>
          </table:table-cell>
          <table:table-cell office:value-type="float" office:value="0.1989552" calcext:value-type="float">
            <text:p>0.1989552</text:p>
          </table:table-cell>
          <table:table-cell office:value-type="float" office:value="0" calcext:value-type="float">
            <text:p>0</text:p>
          </table:table-cell>
          <table:table-cell office:value-type="float" office:value="68.31911" calcext:value-type="float">
            <text:p>68.31911</text:p>
          </table:table-cell>
          <table:table-cell office:value-type="float" office:value="65.62585" calcext:value-type="float">
            <text:p>65.62585</text:p>
          </table:table-cell>
          <table:table-cell office:value-type="float" office:value="46.56872" calcext:value-type="float">
            <text:p>46.56872</text:p>
          </table:table-cell>
          <table:table-cell office:value-type="float" office:value="11.51533" calcext:value-type="float">
            <text:p>11.51533</text:p>
          </table:table-cell>
          <table:table-cell office:value-type="float" office:value="9.566291" calcext:value-type="float">
            <text:p>9.566291</text:p>
          </table:table-cell>
          <table:table-cell office:value-type="float" office:value="3.408032" calcext:value-type="float">
            <text:p>3.408032</text:p>
          </table:table-cell>
          <table:table-cell office:value-type="float" office:value="3.511498" calcext:value-type="float">
            <text:p>3.511498</text:p>
          </table:table-cell>
          <table:table-cell office:value-type="float" office:value="6.063291" calcext:value-type="float">
            <text:p>6.063291</text:p>
          </table:table-cell>
          <table:table-cell office:value-type="float" office:value="9.077094" calcext:value-type="float">
            <text:p>9.077094</text:p>
          </table:table-cell>
          <table:table-cell office:value-type="float" office:value="9.53634" calcext:value-type="float">
            <text:p>9.53634</text:p>
          </table:table-cell>
          <table:table-cell office:value-type="float" office:value="10.41084" calcext:value-type="float">
            <text:p>10.41084</text:p>
          </table:table-cell>
          <table:table-cell office:value-type="float" office:value="10.78383" calcext:value-type="float">
            <text:p>10.78383</text:p>
          </table:table-cell>
          <table:table-cell office:value-type="float" office:value="12.77882" calcext:value-type="float">
            <text:p>12.77882</text:p>
          </table:table-cell>
          <table:table-cell office:value-type="float" office:value="12.96593" calcext:value-type="float">
            <text:p>12.96593</text:p>
          </table:table-cell>
          <table:table-cell office:value-type="float" office:value="0" calcext:value-type="float">
            <text:p>0</text:p>
          </table:table-cell>
          <table:table-cell office:value-type="float" office:value="228.0567" calcext:value-type="float">
            <text:p>228.05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7" calcext:value-type="float">
            <text:p>3072007</text:p>
          </table:table-cell>
          <table:table-cell office:value-type="float" office:value="2.313778" calcext:value-type="float">
            <text:p>2.313778</text:p>
          </table:table-cell>
          <table:table-cell office:value-type="float" office:value="133.5553" calcext:value-type="float">
            <text:p>133.5553</text:p>
          </table:table-cell>
          <table:table-cell office:value-type="float" office:value="5" calcext:value-type="float">
            <text:p>5</text:p>
          </table:table-cell>
          <table:table-cell office:value-type="float" office:value="-1.216756" calcext:value-type="float">
            <text:p>-1.216756</text:p>
          </table:table-cell>
          <table:table-cell office:value-type="float" office:value="44.49686" calcext:value-type="float">
            <text:p>44.49686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89261" calcext:value-type="float">
            <text:p>0.0008189261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600826" calcext:value-type="float">
            <text:p>0.009600826</text:p>
          </table:table-cell>
          <table:table-cell office:value-type="float" office:value="1167.01" calcext:value-type="float">
            <text:p>1167.01</text:p>
          </table:table-cell>
          <table:table-cell office:value-type="float" office:value="1.474056" calcext:value-type="float">
            <text:p>1.474056</text:p>
          </table:table-cell>
          <table:table-cell office:value-type="float" office:value="0" calcext:value-type="float">
            <text:p>0</text:p>
          </table:table-cell>
          <table:table-cell office:value-type="float" office:value="0.04834961" calcext:value-type="float">
            <text:p>0.04834961</text:p>
          </table:table-cell>
          <table:table-cell office:value-type="float" office:value="0.1023157" calcext:value-type="float">
            <text:p>0.1023157</text:p>
          </table:table-cell>
          <table:table-cell office:value-type="float" office:value="0.04208614" calcext:value-type="float">
            <text:p>0.04208614</text:p>
          </table:table-cell>
          <table:table-cell office:value-type="float" office:value="0.01040549" calcext:value-type="float">
            <text:p>0.01040549</text:p>
          </table:table-cell>
          <table:table-cell office:value-type="float" office:value="0.009701181" calcext:value-type="float">
            <text:p>0.009701181</text:p>
          </table:table-cell>
          <table:table-cell office:value-type="float" office:value="0.005341023" calcext:value-type="float">
            <text:p>0.005341023</text:p>
          </table:table-cell>
          <table:table-cell office:value-type="float" office:value="0.005473767" calcext:value-type="float">
            <text:p>0.005473767</text:p>
          </table:table-cell>
          <table:table-cell office:value-type="float" office:value="0.01251094" calcext:value-type="float">
            <text:p>0.01251094</text:p>
          </table:table-cell>
          <table:table-cell office:value-type="float" office:value="0.1579761" calcext:value-type="float">
            <text:p>0.1579761</text:p>
          </table:table-cell>
          <table:table-cell office:value-type="float" office:value="0.1633435" calcext:value-type="float">
            <text:p>0.1633435</text:p>
          </table:table-cell>
          <table:table-cell office:value-type="float" office:value="0.1714622" calcext:value-type="float">
            <text:p>0.1714622</text:p>
          </table:table-cell>
          <table:table-cell office:value-type="float" office:value="0.177245" calcext:value-type="float">
            <text:p>0.177245</text:p>
          </table:table-cell>
          <table:table-cell office:value-type="float" office:value="0.1965201" calcext:value-type="float">
            <text:p>0.1965201</text:p>
          </table:table-cell>
          <table:table-cell office:value-type="float" office:value="0.1989645" calcext:value-type="float">
            <text:p>0.1989645</text:p>
          </table:table-cell>
          <table:table-cell office:value-type="float" office:value="0" calcext:value-type="float">
            <text:p>0</text:p>
          </table:table-cell>
          <table:table-cell office:value-type="float" office:value="68.08801" calcext:value-type="float">
            <text:p>68.08801</text:p>
          </table:table-cell>
          <table:table-cell office:value-type="float" office:value="65.4164" calcext:value-type="float">
            <text:p>65.4164</text:p>
          </table:table-cell>
          <table:table-cell office:value-type="float" office:value="46.46733" calcext:value-type="float">
            <text:p>46.46733</text:p>
          </table:table-cell>
          <table:table-cell office:value-type="float" office:value="11.48895" calcext:value-type="float">
            <text:p>11.48895</text:p>
          </table:table-cell>
          <table:table-cell office:value-type="float" office:value="9.544199" calcext:value-type="float">
            <text:p>9.544199</text:p>
          </table:table-cell>
          <table:table-cell office:value-type="float" office:value="3.402595" calcext:value-type="float">
            <text:p>3.402595</text:p>
          </table:table-cell>
          <table:table-cell office:value-type="float" office:value="3.505144" calcext:value-type="float">
            <text:p>3.505144</text:p>
          </table:table-cell>
          <table:table-cell office:value-type="float" office:value="6.048682" calcext:value-type="float">
            <text:p>6.048682</text:p>
          </table:table-cell>
          <table:table-cell office:value-type="float" office:value="9.082249" calcext:value-type="float">
            <text:p>9.082249</text:p>
          </table:table-cell>
          <table:table-cell office:value-type="float" office:value="9.54097" calcext:value-type="float">
            <text:p>9.54097</text:p>
          </table:table-cell>
          <table:table-cell office:value-type="float" office:value="10.41469" calcext:value-type="float">
            <text:p>10.41469</text:p>
          </table:table-cell>
          <table:table-cell office:value-type="float" office:value="10.78763" calcext:value-type="float">
            <text:p>10.78763</text:p>
          </table:table-cell>
          <table:table-cell office:value-type="float" office:value="12.77991" calcext:value-type="float">
            <text:p>12.77991</text:p>
          </table:table-cell>
          <table:table-cell office:value-type="float" office:value="12.96689" calcext:value-type="float">
            <text:p>12.96689</text:p>
          </table:table-cell>
          <table:table-cell office:value-type="float" office:value="0" calcext:value-type="float">
            <text:p>0</text:p>
          </table:table-cell>
          <table:table-cell office:value-type="float" office:value="102.4031" calcext:value-type="float">
            <text:p>102.4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7" calcext:value-type="float">
            <text:p>4072007</text:p>
          </table:table-cell>
          <table:table-cell office:value-type="float" office:value="2.296761" calcext:value-type="float">
            <text:p>2.296761</text:p>
          </table:table-cell>
          <table:table-cell office:value-type="float" office:value="133.551" calcext:value-type="float">
            <text:p>133.551</text:p>
          </table:table-cell>
          <table:table-cell office:value-type="float" office:value="5" calcext:value-type="float">
            <text:p>5</text:p>
          </table:table-cell>
          <table:table-cell office:value-type="float" office:value="-1.280049" calcext:value-type="float">
            <text:p>-1.280049</text:p>
          </table:table-cell>
          <table:table-cell office:value-type="float" office:value="44.48382" calcext:value-type="float">
            <text:p>44.48382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89373" calcext:value-type="float">
            <text:p>0.0008189373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607878" calcext:value-type="float">
            <text:p>0.009607878</text:p>
          </table:table-cell>
          <table:table-cell office:value-type="float" office:value="1166.982" calcext:value-type="float">
            <text:p>1166.982</text:p>
          </table:table-cell>
          <table:table-cell office:value-type="float" office:value="1.468237" calcext:value-type="float">
            <text:p>1.468237</text:p>
          </table:table-cell>
          <table:table-cell office:value-type="float" office:value="0" calcext:value-type="float">
            <text:p>0</text:p>
          </table:table-cell>
          <table:table-cell office:value-type="float" office:value="0.04253902" calcext:value-type="float">
            <text:p>0.04253902</text:p>
          </table:table-cell>
          <table:table-cell office:value-type="float" office:value="0.1078996" calcext:value-type="float">
            <text:p>0.1078996</text:p>
          </table:table-cell>
          <table:table-cell office:value-type="float" office:value="0.04549685" calcext:value-type="float">
            <text:p>0.04549685</text:p>
          </table:table-cell>
          <table:table-cell office:value-type="float" office:value="0.01119363" calcext:value-type="float">
            <text:p>0.01119363</text:p>
          </table:table-cell>
          <table:table-cell office:value-type="float" office:value="0.01019489" calcext:value-type="float">
            <text:p>0.01019489</text:p>
          </table:table-cell>
          <table:table-cell office:value-type="float" office:value="0.005418704" calcext:value-type="float">
            <text:p>0.005418704</text:p>
          </table:table-cell>
          <table:table-cell office:value-type="float" office:value="0.005513274" calcext:value-type="float">
            <text:p>0.005513274</text:p>
          </table:table-cell>
          <table:table-cell office:value-type="float" office:value="0.01304653" calcext:value-type="float">
            <text:p>0.01304653</text:p>
          </table:table-cell>
          <table:table-cell office:value-type="float" office:value="0.1471143" calcext:value-type="float">
            <text:p>0.1471143</text:p>
          </table:table-cell>
          <table:table-cell office:value-type="float" office:value="0.1634056" calcext:value-type="float">
            <text:p>0.1634056</text:p>
          </table:table-cell>
          <table:table-cell office:value-type="float" office:value="0.1715116" calcext:value-type="float">
            <text:p>0.1715116</text:p>
          </table:table-cell>
          <table:table-cell office:value-type="float" office:value="0.1772924" calcext:value-type="float">
            <text:p>0.1772924</text:p>
          </table:table-cell>
          <table:table-cell office:value-type="float" office:value="0.1965343" calcext:value-type="float">
            <text:p>0.1965343</text:p>
          </table:table-cell>
          <table:table-cell office:value-type="float" office:value="0.1989737" calcext:value-type="float">
            <text:p>0.1989737</text:p>
          </table:table-cell>
          <table:table-cell office:value-type="float" office:value="0" calcext:value-type="float">
            <text:p>0</text:p>
          </table:table-cell>
          <table:table-cell office:value-type="float" office:value="68.0087" calcext:value-type="float">
            <text:p>68.0087</text:p>
          </table:table-cell>
          <table:table-cell office:value-type="float" office:value="65.2185" calcext:value-type="float">
            <text:p>65.2185</text:p>
          </table:table-cell>
          <table:table-cell office:value-type="float" office:value="46.36683" calcext:value-type="float">
            <text:p>46.36683</text:p>
          </table:table-cell>
          <table:table-cell office:value-type="float" office:value="11.46358" calcext:value-type="float">
            <text:p>11.46358</text:p>
          </table:table-cell>
          <table:table-cell office:value-type="float" office:value="9.52238" calcext:value-type="float">
            <text:p>9.52238</text:p>
          </table:table-cell>
          <table:table-cell office:value-type="float" office:value="3.397171" calcext:value-type="float">
            <text:p>3.397171</text:p>
          </table:table-cell>
          <table:table-cell office:value-type="float" office:value="3.499013" calcext:value-type="float">
            <text:p>3.499013</text:p>
          </table:table-cell>
          <table:table-cell office:value-type="float" office:value="6.034359" calcext:value-type="float">
            <text:p>6.034359</text:p>
          </table:table-cell>
          <table:table-cell office:value-type="float" office:value="9.085975" calcext:value-type="float">
            <text:p>9.085975</text:p>
          </table:table-cell>
          <table:table-cell office:value-type="float" office:value="9.545602" calcext:value-type="float">
            <text:p>9.545602</text:p>
          </table:table-cell>
          <table:table-cell office:value-type="float" office:value="10.41854" calcext:value-type="float">
            <text:p>10.41854</text:p>
          </table:table-cell>
          <table:table-cell office:value-type="float" office:value="10.79143" calcext:value-type="float">
            <text:p>10.79143</text:p>
          </table:table-cell>
          <table:table-cell office:value-type="float" office:value="12.781" calcext:value-type="float">
            <text:p>12.781</text:p>
          </table:table-cell>
          <table:table-cell office:value-type="float" office:value="12.96784" calcext:value-type="float">
            <text:p>12.96784</text:p>
          </table:table-cell>
          <table:table-cell office:value-type="float" office:value="0" calcext:value-type="float">
            <text:p>0</text:p>
          </table:table-cell>
          <table:table-cell office:value-type="float" office:value="173.6731" calcext:value-type="float">
            <text:p>173.67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7" calcext:value-type="float">
            <text:p>5072007</text:p>
          </table:table-cell>
          <table:table-cell office:value-type="float" office:value="2.279926" calcext:value-type="float">
            <text:p>2.279926</text:p>
          </table:table-cell>
          <table:table-cell office:value-type="float" office:value="133.546" calcext:value-type="float">
            <text:p>133.546</text:p>
          </table:table-cell>
          <table:table-cell office:value-type="float" office:value="5" calcext:value-type="float">
            <text:p>5</text:p>
          </table:table-cell>
          <table:table-cell office:value-type="float" office:value="-1.341864" calcext:value-type="float">
            <text:p>-1.341864</text:p>
          </table:table-cell>
          <table:table-cell office:value-type="float" office:value="44.47135" calcext:value-type="float">
            <text:p>44.47135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89576" calcext:value-type="float">
            <text:p>0.0008189576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616259" calcext:value-type="float">
            <text:p>0.009616259</text:p>
          </table:table-cell>
          <table:table-cell office:value-type="float" office:value="1166.955" calcext:value-type="float">
            <text:p>1166.955</text:p>
          </table:table-cell>
          <table:table-cell office:value-type="float" office:value="1.460026" calcext:value-type="float">
            <text:p>1.460026</text:p>
          </table:table-cell>
          <table:table-cell office:value-type="float" office:value="0" calcext:value-type="float">
            <text:p>0</text:p>
          </table:table-cell>
          <table:table-cell office:value-type="float" office:value="0.04074373" calcext:value-type="float">
            <text:p>0.04074373</text:p>
          </table:table-cell>
          <table:table-cell office:value-type="float" office:value="0.1098662" calcext:value-type="float">
            <text:p>0.1098662</text:p>
          </table:table-cell>
          <table:table-cell office:value-type="float" office:value="0.04567371" calcext:value-type="float">
            <text:p>0.04567371</text:p>
          </table:table-cell>
          <table:table-cell office:value-type="float" office:value="0.01151622" calcext:value-type="float">
            <text:p>0.01151622</text:p>
          </table:table-cell>
          <table:table-cell office:value-type="float" office:value="0.01044903" calcext:value-type="float">
            <text:p>0.01044903</text:p>
          </table:table-cell>
          <table:table-cell office:value-type="float" office:value="0.00549217" calcext:value-type="float">
            <text:p>0.00549217</text:p>
          </table:table-cell>
          <table:table-cell office:value-type="float" office:value="0.005555405" calcext:value-type="float">
            <text:p>0.005555405</text:p>
          </table:table-cell>
          <table:table-cell office:value-type="float" office:value="0.0127299" calcext:value-type="float">
            <text:p>0.0127299</text:p>
          </table:table-cell>
          <table:table-cell office:value-type="float" office:value="0.1330347" calcext:value-type="float">
            <text:p>0.1330347</text:p>
          </table:table-cell>
          <table:table-cell office:value-type="float" office:value="0.1634629" calcext:value-type="float">
            <text:p>0.1634629</text:p>
          </table:table-cell>
          <table:table-cell office:value-type="float" office:value="0.1715597" calcext:value-type="float">
            <text:p>0.1715597</text:p>
          </table:table-cell>
          <table:table-cell office:value-type="float" office:value="0.1773395" calcext:value-type="float">
            <text:p>0.1773395</text:p>
          </table:table-cell>
          <table:table-cell office:value-type="float" office:value="0.1965478" calcext:value-type="float">
            <text:p>0.1965478</text:p>
          </table:table-cell>
          <table:table-cell office:value-type="float" office:value="0.198983" calcext:value-type="float">
            <text:p>0.198983</text:p>
          </table:table-cell>
          <table:table-cell office:value-type="float" office:value="0" calcext:value-type="float">
            <text:p>0</text:p>
          </table:table-cell>
          <table:table-cell office:value-type="float" office:value="67.96055" calcext:value-type="float">
            <text:p>67.96055</text:p>
          </table:table-cell>
          <table:table-cell office:value-type="float" office:value="65.05352" calcext:value-type="float">
            <text:p>65.05352</text:p>
          </table:table-cell>
          <table:table-cell office:value-type="float" office:value="46.26965" calcext:value-type="float">
            <text:p>46.26965</text:p>
          </table:table-cell>
          <table:table-cell office:value-type="float" office:value="11.43956" calcext:value-type="float">
            <text:p>11.43956</text:p>
          </table:table-cell>
          <table:table-cell office:value-type="float" office:value="9.501333" calcext:value-type="float">
            <text:p>9.501333</text:p>
          </table:table-cell>
          <table:table-cell office:value-type="float" office:value="3.39183" calcext:value-type="float">
            <text:p>3.39183</text:p>
          </table:table-cell>
          <table:table-cell office:value-type="float" office:value="3.493043" calcext:value-type="float">
            <text:p>3.493043</text:p>
          </table:table-cell>
          <table:table-cell office:value-type="float" office:value="6.02011" calcext:value-type="float">
            <text:p>6.02011</text:p>
          </table:table-cell>
          <table:table-cell office:value-type="float" office:value="9.086817" calcext:value-type="float">
            <text:p>9.086817</text:p>
          </table:table-cell>
          <table:table-cell office:value-type="float" office:value="9.550237" calcext:value-type="float">
            <text:p>9.550237</text:p>
          </table:table-cell>
          <table:table-cell office:value-type="float" office:value="10.42238" calcext:value-type="float">
            <text:p>10.42238</text:p>
          </table:table-cell>
          <table:table-cell office:value-type="float" office:value="10.79523" calcext:value-type="float">
            <text:p>10.79523</text:p>
          </table:table-cell>
          <table:table-cell office:value-type="float" office:value="12.78208" calcext:value-type="float">
            <text:p>12.78208</text:p>
          </table:table-cell>
          <table:table-cell office:value-type="float" office:value="12.9688" calcext:value-type="float">
            <text:p>12.9688</text:p>
          </table:table-cell>
          <table:table-cell office:value-type="float" office:value="0" calcext:value-type="float">
            <text:p>0</text:p>
          </table:table-cell>
          <table:table-cell office:value-type="float" office:value="209.5855" calcext:value-type="float">
            <text:p>209.5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7" calcext:value-type="float">
            <text:p>6072007</text:p>
          </table:table-cell>
          <table:table-cell office:value-type="float" office:value="2.262606" calcext:value-type="float">
            <text:p>2.262606</text:p>
          </table:table-cell>
          <table:table-cell office:value-type="float" office:value="133.5402" calcext:value-type="float">
            <text:p>133.5402</text:p>
          </table:table-cell>
          <table:table-cell office:value-type="float" office:value="5" calcext:value-type="float">
            <text:p>5</text:p>
          </table:table-cell>
          <table:table-cell office:value-type="float" office:value="-1.402743" calcext:value-type="float">
            <text:p>-1.402743</text:p>
          </table:table-cell>
          <table:table-cell office:value-type="float" office:value="44.45905" calcext:value-type="float">
            <text:p>44.45905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898" calcext:value-type="float">
            <text:p>0.00081898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625499" calcext:value-type="float">
            <text:p>0.009625499</text:p>
          </table:table-cell>
          <table:table-cell office:value-type="float" office:value="1166.931" calcext:value-type="float">
            <text:p>1166.931</text:p>
          </table:table-cell>
          <table:table-cell office:value-type="float" office:value="1.446204" calcext:value-type="float">
            <text:p>1.446204</text:p>
          </table:table-cell>
          <table:table-cell office:value-type="float" office:value="0" calcext:value-type="float">
            <text:p>0</text:p>
          </table:table-cell>
          <table:table-cell office:value-type="float" office:value="0.04358619" calcext:value-type="float">
            <text:p>0.04358619</text:p>
          </table:table-cell>
          <table:table-cell office:value-type="float" office:value="0.1170804" calcext:value-type="float">
            <text:p>0.1170804</text:p>
          </table:table-cell>
          <table:table-cell office:value-type="float" office:value="0.05091675" calcext:value-type="float">
            <text:p>0.05091675</text:p>
          </table:table-cell>
          <table:table-cell office:value-type="float" office:value="0.01278982" calcext:value-type="float">
            <text:p>0.01278982</text:p>
          </table:table-cell>
          <table:table-cell office:value-type="float" office:value="0.0113572" calcext:value-type="float">
            <text:p>0.0113572</text:p>
          </table:table-cell>
          <table:table-cell office:value-type="float" office:value="0.005636014" calcext:value-type="float">
            <text:p>0.005636014</text:p>
          </table:table-cell>
          <table:table-cell office:value-type="float" office:value="0.00560448" calcext:value-type="float">
            <text:p>0.00560448</text:p>
          </table:table-cell>
          <table:table-cell office:value-type="float" office:value="0.01232568" calcext:value-type="float">
            <text:p>0.01232568</text:p>
          </table:table-cell>
          <table:table-cell office:value-type="float" office:value="0.1212259" calcext:value-type="float">
            <text:p>0.1212259</text:p>
          </table:table-cell>
          <table:table-cell office:value-type="float" office:value="0.1635192" calcext:value-type="float">
            <text:p>0.1635192</text:p>
          </table:table-cell>
          <table:table-cell office:value-type="float" office:value="0.171607" calcext:value-type="float">
            <text:p>0.171607</text:p>
          </table:table-cell>
          <table:table-cell office:value-type="float" office:value="0.177385" calcext:value-type="float">
            <text:p>0.177385</text:p>
          </table:table-cell>
          <table:table-cell office:value-type="float" office:value="0.1965609" calcext:value-type="float">
            <text:p>0.1965609</text:p>
          </table:table-cell>
          <table:table-cell office:value-type="float" office:value="0.1989922" calcext:value-type="float">
            <text:p>0.1989922</text:p>
          </table:table-cell>
          <table:table-cell office:value-type="float" office:value="0" calcext:value-type="float">
            <text:p>0</text:p>
          </table:table-cell>
          <table:table-cell office:value-type="float" office:value="67.91376" calcext:value-type="float">
            <text:p>67.91376</text:p>
          </table:table-cell>
          <table:table-cell office:value-type="float" office:value="64.91605" calcext:value-type="float">
            <text:p>64.91605</text:p>
          </table:table-cell>
          <table:table-cell office:value-type="float" office:value="46.17746" calcext:value-type="float">
            <text:p>46.17746</text:p>
          </table:table-cell>
          <table:table-cell office:value-type="float" office:value="11.41698" calcext:value-type="float">
            <text:p>11.41698</text:p>
          </table:table-cell>
          <table:table-cell office:value-type="float" office:value="9.481318" calcext:value-type="float">
            <text:p>9.481318</text:p>
          </table:table-cell>
          <table:table-cell office:value-type="float" office:value="3.386581" calcext:value-type="float">
            <text:p>3.386581</text:p>
          </table:table-cell>
          <table:table-cell office:value-type="float" office:value="3.487165" calcext:value-type="float">
            <text:p>3.487165</text:p>
          </table:table-cell>
          <table:table-cell office:value-type="float" office:value="6.005849" calcext:value-type="float">
            <text:p>6.005849</text:p>
          </table:table-cell>
          <table:table-cell office:value-type="float" office:value="9.084938" calcext:value-type="float">
            <text:p>9.084938</text:p>
          </table:table-cell>
          <table:table-cell office:value-type="float" office:value="9.554868" calcext:value-type="float">
            <text:p>9.554868</text:p>
          </table:table-cell>
          <table:table-cell office:value-type="float" office:value="10.42623" calcext:value-type="float">
            <text:p>10.42623</text:p>
          </table:table-cell>
          <table:table-cell office:value-type="float" office:value="10.79903" calcext:value-type="float">
            <text:p>10.79903</text:p>
          </table:table-cell>
          <table:table-cell office:value-type="float" office:value="12.78317" calcext:value-type="float">
            <text:p>12.78317</text:p>
          </table:table-cell>
          <table:table-cell office:value-type="float" office:value="12.96975" calcext:value-type="float">
            <text:p>12.96975</text:p>
          </table:table-cell>
          <table:table-cell office:value-type="float" office:value="0" calcext:value-type="float">
            <text:p>0</text:p>
          </table:table-cell>
          <table:table-cell office:value-type="float" office:value="232.6722" calcext:value-type="float">
            <text:p>232.67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7" calcext:value-type="float">
            <text:p>7072007</text:p>
          </table:table-cell>
          <table:table-cell office:value-type="float" office:value="2.245004" calcext:value-type="float">
            <text:p>2.245004</text:p>
          </table:table-cell>
          <table:table-cell office:value-type="float" office:value="133.5338" calcext:value-type="float">
            <text:p>133.5338</text:p>
          </table:table-cell>
          <table:table-cell office:value-type="float" office:value="5" calcext:value-type="float">
            <text:p>5</text:p>
          </table:table-cell>
          <table:table-cell office:value-type="float" office:value="-1.462827" calcext:value-type="float">
            <text:p>-1.462827</text:p>
          </table:table-cell>
          <table:table-cell office:value-type="float" office:value="44.44694" calcext:value-type="float">
            <text:p>44.44694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0023" calcext:value-type="float">
            <text:p>0.0008190023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635282" calcext:value-type="float">
            <text:p>0.009635282</text:p>
          </table:table-cell>
          <table:table-cell office:value-type="float" office:value="1166.907" calcext:value-type="float">
            <text:p>1166.907</text:p>
          </table:table-cell>
          <table:table-cell office:value-type="float" office:value="1.428703" calcext:value-type="float">
            <text:p>1.428703</text:p>
          </table:table-cell>
          <table:table-cell office:value-type="float" office:value="0" calcext:value-type="float">
            <text:p>0</text:p>
          </table:table-cell>
          <table:table-cell office:value-type="float" office:value="0.04037009" calcext:value-type="float">
            <text:p>0.04037009</text:p>
          </table:table-cell>
          <table:table-cell office:value-type="float" office:value="0.1197794" calcext:value-type="float">
            <text:p>0.1197794</text:p>
          </table:table-cell>
          <table:table-cell office:value-type="float" office:value="0.05206148" calcext:value-type="float">
            <text:p>0.05206148</text:p>
          </table:table-cell>
          <table:table-cell office:value-type="float" office:value="0.01339603" calcext:value-type="float">
            <text:p>0.01339603</text:p>
          </table:table-cell>
          <table:table-cell office:value-type="float" office:value="0.01216714" calcext:value-type="float">
            <text:p>0.01216714</text:p>
          </table:table-cell>
          <table:table-cell office:value-type="float" office:value="0.005734502" calcext:value-type="float">
            <text:p>0.005734502</text:p>
          </table:table-cell>
          <table:table-cell office:value-type="float" office:value="0.005655542" calcext:value-type="float">
            <text:p>0.005655542</text:p>
          </table:table-cell>
          <table:table-cell office:value-type="float" office:value="0.01225735" calcext:value-type="float">
            <text:p>0.01225735</text:p>
          </table:table-cell>
          <table:table-cell office:value-type="float" office:value="0.1130106" calcext:value-type="float">
            <text:p>0.1130106</text:p>
          </table:table-cell>
          <table:table-cell office:value-type="float" office:value="0.1635773" calcext:value-type="float">
            <text:p>0.1635773</text:p>
          </table:table-cell>
          <table:table-cell office:value-type="float" office:value="0.171654" calcext:value-type="float">
            <text:p>0.171654</text:p>
          </table:table-cell>
          <table:table-cell office:value-type="float" office:value="0.1774292" calcext:value-type="float">
            <text:p>0.1774292</text:p>
          </table:table-cell>
          <table:table-cell office:value-type="float" office:value="0.1965736" calcext:value-type="float">
            <text:p>0.1965736</text:p>
          </table:table-cell>
          <table:table-cell office:value-type="float" office:value="0.1990014" calcext:value-type="float">
            <text:p>0.1990014</text:p>
          </table:table-cell>
          <table:table-cell office:value-type="float" office:value="0" calcext:value-type="float">
            <text:p>0</text:p>
          </table:table-cell>
          <table:table-cell office:value-type="float" office:value="67.86311" calcext:value-type="float">
            <text:p>67.86311</text:p>
          </table:table-cell>
          <table:table-cell office:value-type="float" office:value="64.79732" calcext:value-type="float">
            <text:p>64.79732</text:p>
          </table:table-cell>
          <table:table-cell office:value-type="float" office:value="46.09128" calcext:value-type="float">
            <text:p>46.09128</text:p>
          </table:table-cell>
          <table:table-cell office:value-type="float" office:value="11.39595" calcext:value-type="float">
            <text:p>11.39595</text:p>
          </table:table-cell>
          <table:table-cell office:value-type="float" office:value="9.462852" calcext:value-type="float">
            <text:p>9.462852</text:p>
          </table:table-cell>
          <table:table-cell office:value-type="float" office:value="3.381448" calcext:value-type="float">
            <text:p>3.381448</text:p>
          </table:table-cell>
          <table:table-cell office:value-type="float" office:value="3.481387" calcext:value-type="float">
            <text:p>3.481387</text:p>
          </table:table-cell>
          <table:table-cell office:value-type="float" office:value="5.991622" calcext:value-type="float">
            <text:p>5.991622</text:p>
          </table:table-cell>
          <table:table-cell office:value-type="float" office:value="9.081011" calcext:value-type="float">
            <text:p>9.081011</text:p>
          </table:table-cell>
          <table:table-cell office:value-type="float" office:value="9.559498" calcext:value-type="float">
            <text:p>9.559498</text:p>
          </table:table-cell>
          <table:table-cell office:value-type="float" office:value="10.43008" calcext:value-type="float">
            <text:p>10.43008</text:p>
          </table:table-cell>
          <table:table-cell office:value-type="float" office:value="10.80283" calcext:value-type="float">
            <text:p>10.80283</text:p>
          </table:table-cell>
          <table:table-cell office:value-type="float" office:value="12.78425" calcext:value-type="float">
            <text:p>12.78425</text:p>
          </table:table-cell>
          <table:table-cell office:value-type="float" office:value="12.97071" calcext:value-type="float">
            <text:p>12.97071</text:p>
          </table:table-cell>
          <table:table-cell office:value-type="float" office:value="0" calcext:value-type="float">
            <text:p>0</text:p>
          </table:table-cell>
          <table:table-cell office:value-type="float" office:value="245.9693" calcext:value-type="float">
            <text:p>245.96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7" calcext:value-type="float">
            <text:p>8072007</text:p>
          </table:table-cell>
          <table:table-cell office:value-type="float" office:value="2.229779" calcext:value-type="float">
            <text:p>2.229779</text:p>
          </table:table-cell>
          <table:table-cell office:value-type="float" office:value="133.5274" calcext:value-type="float">
            <text:p>133.5274</text:p>
          </table:table-cell>
          <table:table-cell office:value-type="float" office:value="5" calcext:value-type="float">
            <text:p>5</text:p>
          </table:table-cell>
          <table:table-cell office:value-type="float" office:value="-1.519426" calcext:value-type="float">
            <text:p>-1.519426</text:p>
          </table:table-cell>
          <table:table-cell office:value-type="float" office:value="44.43486" calcext:value-type="float">
            <text:p>44.43486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0247" calcext:value-type="float">
            <text:p>0.0008190247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645366" calcext:value-type="float">
            <text:p>0.009645366</text:p>
          </table:table-cell>
          <table:table-cell office:value-type="float" office:value="1166.884" calcext:value-type="float">
            <text:p>1166.884</text:p>
          </table:table-cell>
          <table:table-cell office:value-type="float" office:value="1.414236" calcext:value-type="float">
            <text:p>1.414236</text:p>
          </table:table-cell>
          <table:table-cell office:value-type="float" office:value="0" calcext:value-type="float">
            <text:p>0</text:p>
          </table:table-cell>
          <table:table-cell office:value-type="float" office:value="0.03760234" calcext:value-type="float">
            <text:p>0.03760234</text:p>
          </table:table-cell>
          <table:table-cell office:value-type="float" office:value="0.1155394" calcext:value-type="float">
            <text:p>0.1155394</text:p>
          </table:table-cell>
          <table:table-cell office:value-type="float" office:value="0.04816784" calcext:value-type="float">
            <text:p>0.04816784</text:p>
          </table:table-cell>
          <table:table-cell office:value-type="float" office:value="0.01276951" calcext:value-type="float">
            <text:p>0.01276951</text:p>
          </table:table-cell>
          <table:table-cell office:value-type="float" office:value="0.01206764" calcext:value-type="float">
            <text:p>0.01206764</text:p>
          </table:table-cell>
          <table:table-cell office:value-type="float" office:value="0.005627341" calcext:value-type="float">
            <text:p>0.005627341</text:p>
          </table:table-cell>
          <table:table-cell office:value-type="float" office:value="0.005627695" calcext:value-type="float">
            <text:p>0.005627695</text:p>
          </table:table-cell>
          <table:table-cell office:value-type="float" office:value="0.01254002" calcext:value-type="float">
            <text:p>0.01254002</text:p>
          </table:table-cell>
          <table:table-cell office:value-type="float" office:value="0.114799" calcext:value-type="float">
            <text:p>0.114799</text:p>
          </table:table-cell>
          <table:table-cell office:value-type="float" office:value="0.1608053" calcext:value-type="float">
            <text:p>0.1608053</text:p>
          </table:table-cell>
          <table:table-cell office:value-type="float" office:value="0.1717011" calcext:value-type="float">
            <text:p>0.1717011</text:p>
          </table:table-cell>
          <table:table-cell office:value-type="float" office:value="0.1774724" calcext:value-type="float">
            <text:p>0.1774724</text:p>
          </table:table-cell>
          <table:table-cell office:value-type="float" office:value="0.1965859" calcext:value-type="float">
            <text:p>0.1965859</text:p>
          </table:table-cell>
          <table:table-cell office:value-type="float" office:value="0.1990107" calcext:value-type="float">
            <text:p>0.1990107</text:p>
          </table:table-cell>
          <table:table-cell office:value-type="float" office:value="0" calcext:value-type="float">
            <text:p>0</text:p>
          </table:table-cell>
          <table:table-cell office:value-type="float" office:value="67.79987" calcext:value-type="float">
            <text:p>67.79987</text:p>
          </table:table-cell>
          <table:table-cell office:value-type="float" office:value="64.68545" calcext:value-type="float">
            <text:p>64.68545</text:p>
          </table:table-cell>
          <table:table-cell office:value-type="float" office:value="46.0091" calcext:value-type="float">
            <text:p>46.0091</text:p>
          </table:table-cell>
          <table:table-cell office:value-type="float" office:value="11.37602" calcext:value-type="float">
            <text:p>11.37602</text:p>
          </table:table-cell>
          <table:table-cell office:value-type="float" office:value="9.445806" calcext:value-type="float">
            <text:p>9.445806</text:p>
          </table:table-cell>
          <table:table-cell office:value-type="float" office:value="3.376395" calcext:value-type="float">
            <text:p>3.376395</text:p>
          </table:table-cell>
          <table:table-cell office:value-type="float" office:value="3.475682" calcext:value-type="float">
            <text:p>3.475682</text:p>
          </table:table-cell>
          <table:table-cell office:value-type="float" office:value="5.977524" calcext:value-type="float">
            <text:p>5.977524</text:p>
          </table:table-cell>
          <table:table-cell office:value-type="float" office:value="9.07633" calcext:value-type="float">
            <text:p>9.07633</text:p>
          </table:table-cell>
          <table:table-cell office:value-type="float" office:value="9.563928" calcext:value-type="float">
            <text:p>9.563928</text:p>
          </table:table-cell>
          <table:table-cell office:value-type="float" office:value="10.43392" calcext:value-type="float">
            <text:p>10.43392</text:p>
          </table:table-cell>
          <table:table-cell office:value-type="float" office:value="10.80661" calcext:value-type="float">
            <text:p>10.80661</text:p>
          </table:table-cell>
          <table:table-cell office:value-type="float" office:value="12.78534" calcext:value-type="float">
            <text:p>12.78534</text:p>
          </table:table-cell>
          <table:table-cell office:value-type="float" office:value="12.97165" calcext:value-type="float">
            <text:p>12.97165</text:p>
          </table:table-cell>
          <table:table-cell office:value-type="float" office:value="0" calcext:value-type="float">
            <text:p>0</text:p>
          </table:table-cell>
          <table:table-cell office:value-type="float" office:value="245.7715" calcext:value-type="float">
            <text:p>245.77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7" calcext:value-type="float">
            <text:p>9072007</text:p>
          </table:table-cell>
          <table:table-cell office:value-type="float" office:value="2.215327" calcext:value-type="float">
            <text:p>2.215327</text:p>
          </table:table-cell>
          <table:table-cell office:value-type="float" office:value="133.5209" calcext:value-type="float">
            <text:p>133.5209</text:p>
          </table:table-cell>
          <table:table-cell office:value-type="float" office:value="5" calcext:value-type="float">
            <text:p>5</text:p>
          </table:table-cell>
          <table:table-cell office:value-type="float" office:value="-1.576217" calcext:value-type="float">
            <text:p>-1.576217</text:p>
          </table:table-cell>
          <table:table-cell office:value-type="float" office:value="44.4227" calcext:value-type="float">
            <text:p>44.4227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047" calcext:value-type="float">
            <text:p>0.000819047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655559" calcext:value-type="float">
            <text:p>0.009655559</text:p>
          </table:table-cell>
          <table:table-cell office:value-type="float" office:value="1166.861" calcext:value-type="float">
            <text:p>1166.861</text:p>
          </table:table-cell>
          <table:table-cell office:value-type="float" office:value="1.398848" calcext:value-type="float">
            <text:p>1.398848</text:p>
          </table:table-cell>
          <table:table-cell office:value-type="float" office:value="0" calcext:value-type="float">
            <text:p>0</text:p>
          </table:table-cell>
          <table:table-cell office:value-type="float" office:value="0.03737207" calcext:value-type="float">
            <text:p>0.03737207</text:p>
          </table:table-cell>
          <table:table-cell office:value-type="float" office:value="0.1150148" calcext:value-type="float">
            <text:p>0.1150148</text:p>
          </table:table-cell>
          <table:table-cell office:value-type="float" office:value="0.04808897" calcext:value-type="float">
            <text:p>0.04808897</text:p>
          </table:table-cell>
          <table:table-cell office:value-type="float" office:value="0.01305441" calcext:value-type="float">
            <text:p>0.01305441</text:p>
          </table:table-cell>
          <table:table-cell office:value-type="float" office:value="0.01269558" calcext:value-type="float">
            <text:p>0.01269558</text:p>
          </table:table-cell>
          <table:table-cell office:value-type="float" office:value="0.005638162" calcext:value-type="float">
            <text:p>0.005638162</text:p>
          </table:table-cell>
          <table:table-cell office:value-type="float" office:value="0.005622547" calcext:value-type="float">
            <text:p>0.005622547</text:p>
          </table:table-cell>
          <table:table-cell office:value-type="float" office:value="0.01246499" calcext:value-type="float">
            <text:p>0.01246499</text:p>
          </table:table-cell>
          <table:table-cell office:value-type="float" office:value="0.1186286" calcext:value-type="float">
            <text:p>0.1186286</text:p>
          </table:table-cell>
          <table:table-cell office:value-type="float" office:value="0.1501184" calcext:value-type="float">
            <text:p>0.1501184</text:p>
          </table:table-cell>
          <table:table-cell office:value-type="float" office:value="0.1717482" calcext:value-type="float">
            <text:p>0.1717482</text:p>
          </table:table-cell>
          <table:table-cell office:value-type="float" office:value="0.1775144" calcext:value-type="float">
            <text:p>0.1775144</text:p>
          </table:table-cell>
          <table:table-cell office:value-type="float" office:value="0.1965984" calcext:value-type="float">
            <text:p>0.1965984</text:p>
          </table:table-cell>
          <table:table-cell office:value-type="float" office:value="0.1990199" calcext:value-type="float">
            <text:p>0.1990199</text:p>
          </table:table-cell>
          <table:table-cell office:value-type="float" office:value="0" calcext:value-type="float">
            <text:p>0</text:p>
          </table:table-cell>
          <table:table-cell office:value-type="float" office:value="67.73886" calcext:value-type="float">
            <text:p>67.73886</text:p>
          </table:table-cell>
          <table:table-cell office:value-type="float" office:value="64.57698" calcext:value-type="float">
            <text:p>64.57698</text:p>
          </table:table-cell>
          <table:table-cell office:value-type="float" office:value="45.9304" calcext:value-type="float">
            <text:p>45.9304</text:p>
          </table:table-cell>
          <table:table-cell office:value-type="float" office:value="11.35709" calcext:value-type="float">
            <text:p>11.35709</text:p>
          </table:table-cell>
          <table:table-cell office:value-type="float" office:value="9.43001" calcext:value-type="float">
            <text:p>9.43001</text:p>
          </table:table-cell>
          <table:table-cell office:value-type="float" office:value="3.3714" calcext:value-type="float">
            <text:p>3.3714</text:p>
          </table:table-cell>
          <table:table-cell office:value-type="float" office:value="3.470039" calcext:value-type="float">
            <text:p>3.470039</text:p>
          </table:table-cell>
          <table:table-cell office:value-type="float" office:value="5.963531" calcext:value-type="float">
            <text:p>5.963531</text:p>
          </table:table-cell>
          <table:table-cell office:value-type="float" office:value="9.072645" calcext:value-type="float">
            <text:p>9.072645</text:p>
          </table:table-cell>
          <table:table-cell office:value-type="float" office:value="9.566653" calcext:value-type="float">
            <text:p>9.566653</text:p>
          </table:table-cell>
          <table:table-cell office:value-type="float" office:value="10.43777" calcext:value-type="float">
            <text:p>10.43777</text:p>
          </table:table-cell>
          <table:table-cell office:value-type="float" office:value="10.81033" calcext:value-type="float">
            <text:p>10.81033</text:p>
          </table:table-cell>
          <table:table-cell office:value-type="float" office:value="12.78642" calcext:value-type="float">
            <text:p>12.78642</text:p>
          </table:table-cell>
          <table:table-cell office:value-type="float" office:value="12.9726" calcext:value-type="float">
            <text:p>12.9726</text:p>
          </table:table-cell>
          <table:table-cell office:value-type="float" office:value="0" calcext:value-type="float">
            <text:p>0</text:p>
          </table:table-cell>
          <table:table-cell office:value-type="float" office:value="243.549" calcext:value-type="float">
            <text:p>243.5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7" calcext:value-type="float">
            <text:p>10072007</text:p>
          </table:table-cell>
          <table:table-cell office:value-type="float" office:value="2.202576" calcext:value-type="float">
            <text:p>2.202576</text:p>
          </table:table-cell>
          <table:table-cell office:value-type="float" office:value="133.5148" calcext:value-type="float">
            <text:p>133.5148</text:p>
          </table:table-cell>
          <table:table-cell office:value-type="float" office:value="5" calcext:value-type="float">
            <text:p>5</text:p>
          </table:table-cell>
          <table:table-cell office:value-type="float" office:value="-1.633154" calcext:value-type="float">
            <text:p>-1.633154</text:p>
          </table:table-cell>
          <table:table-cell office:value-type="float" office:value="44.40936" calcext:value-type="float">
            <text:p>44.40936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0694" calcext:value-type="float">
            <text:p>0.0008190694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665751" calcext:value-type="float">
            <text:p>0.009665751</text:p>
          </table:table-cell>
          <table:table-cell office:value-type="float" office:value="1166.838" calcext:value-type="float">
            <text:p>1166.838</text:p>
          </table:table-cell>
          <table:table-cell office:value-type="float" office:value="1.386156" calcext:value-type="float">
            <text:p>1.386156</text:p>
          </table:table-cell>
          <table:table-cell office:value-type="float" office:value="0" calcext:value-type="float">
            <text:p>0</text:p>
          </table:table-cell>
          <table:table-cell office:value-type="float" office:value="0.03646007" calcext:value-type="float">
            <text:p>0.03646007</text:p>
          </table:table-cell>
          <table:table-cell office:value-type="float" office:value="0.111276" calcext:value-type="float">
            <text:p>0.111276</text:p>
          </table:table-cell>
          <table:table-cell office:value-type="float" office:value="0.04455379" calcext:value-type="float">
            <text:p>0.04455379</text:p>
          </table:table-cell>
          <table:table-cell office:value-type="float" office:value="0.01230008" calcext:value-type="float">
            <text:p>0.01230008</text:p>
          </table:table-cell>
          <table:table-cell office:value-type="float" office:value="0.01203569" calcext:value-type="float">
            <text:p>0.01203569</text:p>
          </table:table-cell>
          <table:table-cell office:value-type="float" office:value="0.005523917" calcext:value-type="float">
            <text:p>0.005523917</text:p>
          </table:table-cell>
          <table:table-cell office:value-type="float" office:value="0.005574766" calcext:value-type="float">
            <text:p>0.005574766</text:p>
          </table:table-cell>
          <table:table-cell office:value-type="float" office:value="0.01247845" calcext:value-type="float">
            <text:p>0.01247845</text:p>
          </table:table-cell>
          <table:table-cell office:value-type="float" office:value="0.1193816" calcext:value-type="float">
            <text:p>0.1193816</text:p>
          </table:table-cell>
          <table:table-cell office:value-type="float" office:value="0.1389296" calcext:value-type="float">
            <text:p>0.1389296</text:p>
          </table:table-cell>
          <table:table-cell office:value-type="float" office:value="0.1717944" calcext:value-type="float">
            <text:p>0.1717944</text:p>
          </table:table-cell>
          <table:table-cell office:value-type="float" office:value="0.1775566" calcext:value-type="float">
            <text:p>0.1775566</text:p>
          </table:table-cell>
          <table:table-cell office:value-type="float" office:value="0.1966105" calcext:value-type="float">
            <text:p>0.1966105</text:p>
          </table:table-cell>
          <table:table-cell office:value-type="float" office:value="0.1990291" calcext:value-type="float">
            <text:p>0.1990291</text:p>
          </table:table-cell>
          <table:table-cell office:value-type="float" office:value="0" calcext:value-type="float">
            <text:p>0</text:p>
          </table:table-cell>
          <table:table-cell office:value-type="float" office:value="67.67052" calcext:value-type="float">
            <text:p>67.67052</text:p>
          </table:table-cell>
          <table:table-cell office:value-type="float" office:value="64.46882" calcext:value-type="float">
            <text:p>64.46882</text:p>
          </table:table-cell>
          <table:table-cell office:value-type="float" office:value="45.85336" calcext:value-type="float">
            <text:p>45.85336</text:p>
          </table:table-cell>
          <table:table-cell office:value-type="float" office:value="11.33883" calcext:value-type="float">
            <text:p>11.33883</text:p>
          </table:table-cell>
          <table:table-cell office:value-type="float" office:value="9.414883" calcext:value-type="float">
            <text:p>9.414883</text:p>
          </table:table-cell>
          <table:table-cell office:value-type="float" office:value="3.366484" calcext:value-type="float">
            <text:p>3.366484</text:p>
          </table:table-cell>
          <table:table-cell office:value-type="float" office:value="3.464466" calcext:value-type="float">
            <text:p>3.464466</text:p>
          </table:table-cell>
          <table:table-cell office:value-type="float" office:value="5.949615" calcext:value-type="float">
            <text:p>5.949615</text:p>
          </table:table-cell>
          <table:table-cell office:value-type="float" office:value="9.069397" calcext:value-type="float">
            <text:p>9.069397</text:p>
          </table:table-cell>
          <table:table-cell office:value-type="float" office:value="9.566818" calcext:value-type="float">
            <text:p>9.566818</text:p>
          </table:table-cell>
          <table:table-cell office:value-type="float" office:value="10.44155" calcext:value-type="float">
            <text:p>10.44155</text:p>
          </table:table-cell>
          <table:table-cell office:value-type="float" office:value="10.81405" calcext:value-type="float">
            <text:p>10.81405</text:p>
          </table:table-cell>
          <table:table-cell office:value-type="float" office:value="12.78751" calcext:value-type="float">
            <text:p>12.78751</text:p>
          </table:table-cell>
          <table:table-cell office:value-type="float" office:value="12.97353" calcext:value-type="float">
            <text:p>12.97353</text:p>
          </table:table-cell>
          <table:table-cell office:value-type="float" office:value="0" calcext:value-type="float">
            <text:p>0</text:p>
          </table:table-cell>
          <table:table-cell office:value-type="float" office:value="231.9056" calcext:value-type="float">
            <text:p>231.9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7" calcext:value-type="float">
            <text:p>11072007</text:p>
          </table:table-cell>
          <table:table-cell office:value-type="float" office:value="2.191821" calcext:value-type="float">
            <text:p>2.191821</text:p>
          </table:table-cell>
          <table:table-cell office:value-type="float" office:value="133.5093" calcext:value-type="float">
            <text:p>133.5093</text:p>
          </table:table-cell>
          <table:table-cell office:value-type="float" office:value="5" calcext:value-type="float">
            <text:p>5</text:p>
          </table:table-cell>
          <table:table-cell office:value-type="float" office:value="-1.689548" calcext:value-type="float">
            <text:p>-1.689548</text:p>
          </table:table-cell>
          <table:table-cell office:value-type="float" office:value="44.39453" calcext:value-type="float">
            <text:p>44.39453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1312" calcext:value-type="float">
            <text:p>0.0008191312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675907" calcext:value-type="float">
            <text:p>0.009675907</text:p>
          </table:table-cell>
          <table:table-cell office:value-type="float" office:value="1166.814" calcext:value-type="float">
            <text:p>1166.814</text:p>
          </table:table-cell>
          <table:table-cell office:value-type="float" office:value="1.377141" calcext:value-type="float">
            <text:p>1.377141</text:p>
          </table:table-cell>
          <table:table-cell office:value-type="float" office:value="0" calcext:value-type="float">
            <text:p>0</text:p>
          </table:table-cell>
          <table:table-cell office:value-type="float" office:value="0.0366683" calcext:value-type="float">
            <text:p>0.0366683</text:p>
          </table:table-cell>
          <table:table-cell office:value-type="float" office:value="0.1084667" calcext:value-type="float">
            <text:p>0.1084667</text:p>
          </table:table-cell>
          <table:table-cell office:value-type="float" office:value="0.04089398" calcext:value-type="float">
            <text:p>0.04089398</text:p>
          </table:table-cell>
          <table:table-cell office:value-type="float" office:value="0.01125599" calcext:value-type="float">
            <text:p>0.01125599</text:p>
          </table:table-cell>
          <table:table-cell office:value-type="float" office:value="0.01079725" calcext:value-type="float">
            <text:p>0.01079725</text:p>
          </table:table-cell>
          <table:table-cell office:value-type="float" office:value="0.005322528" calcext:value-type="float">
            <text:p>0.005322528</text:p>
          </table:table-cell>
          <table:table-cell office:value-type="float" office:value="0.005477592" calcext:value-type="float">
            <text:p>0.005477592</text:p>
          </table:table-cell>
          <table:table-cell office:value-type="float" office:value="0.01222927" calcext:value-type="float">
            <text:p>0.01222927</text:p>
          </table:table-cell>
          <table:table-cell office:value-type="float" office:value="0.1185326" calcext:value-type="float">
            <text:p>0.1185326</text:p>
          </table:table-cell>
          <table:table-cell office:value-type="float" office:value="0.1305966" calcext:value-type="float">
            <text:p>0.1305966</text:p>
          </table:table-cell>
          <table:table-cell office:value-type="float" office:value="0.1718398" calcext:value-type="float">
            <text:p>0.1718398</text:p>
          </table:table-cell>
          <table:table-cell office:value-type="float" office:value="0.1775987" calcext:value-type="float">
            <text:p>0.1775987</text:p>
          </table:table-cell>
          <table:table-cell office:value-type="float" office:value="0.1966228" calcext:value-type="float">
            <text:p>0.1966228</text:p>
          </table:table-cell>
          <table:table-cell office:value-type="float" office:value="0.1990383" calcext:value-type="float">
            <text:p>0.1990383</text:p>
          </table:table-cell>
          <table:table-cell office:value-type="float" office:value="0" calcext:value-type="float">
            <text:p>0</text:p>
          </table:table-cell>
          <table:table-cell office:value-type="float" office:value="67.58138" calcext:value-type="float">
            <text:p>67.58138</text:p>
          </table:table-cell>
          <table:table-cell office:value-type="float" office:value="64.35932" calcext:value-type="float">
            <text:p>64.35932</text:p>
          </table:table-cell>
          <table:table-cell office:value-type="float" office:value="45.77577" calcext:value-type="float">
            <text:p>45.77577</text:p>
          </table:table-cell>
          <table:table-cell office:value-type="float" office:value="11.32066" calcext:value-type="float">
            <text:p>11.32066</text:p>
          </table:table-cell>
          <table:table-cell office:value-type="float" office:value="9.399691" calcext:value-type="float">
            <text:p>9.399691</text:p>
          </table:table-cell>
          <table:table-cell office:value-type="float" office:value="3.361613" calcext:value-type="float">
            <text:p>3.361613</text:p>
          </table:table-cell>
          <table:table-cell office:value-type="float" office:value="3.458944" calcext:value-type="float">
            <text:p>3.458944</text:p>
          </table:table-cell>
          <table:table-cell office:value-type="float" office:value="5.935776" calcext:value-type="float">
            <text:p>5.935776</text:p>
          </table:table-cell>
          <table:table-cell office:value-type="float" office:value="9.06617" calcext:value-type="float">
            <text:p>9.06617</text:p>
          </table:table-cell>
          <table:table-cell office:value-type="float" office:value="9.56489" calcext:value-type="float">
            <text:p>9.56489</text:p>
          </table:table-cell>
          <table:table-cell office:value-type="float" office:value="10.44528" calcext:value-type="float">
            <text:p>10.44528</text:p>
          </table:table-cell>
          <table:table-cell office:value-type="float" office:value="10.81778" calcext:value-type="float">
            <text:p>10.81778</text:p>
          </table:table-cell>
          <table:table-cell office:value-type="float" office:value="12.78859" calcext:value-type="float">
            <text:p>12.78859</text:p>
          </table:table-cell>
          <table:table-cell office:value-type="float" office:value="12.97445" calcext:value-type="float">
            <text:p>12.97445</text:p>
          </table:table-cell>
          <table:table-cell office:value-type="float" office:value="0" calcext:value-type="float">
            <text:p>0</text:p>
          </table:table-cell>
          <table:table-cell office:value-type="float" office:value="209.5187" calcext:value-type="float">
            <text:p>209.51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7" calcext:value-type="float">
            <text:p>12072007</text:p>
          </table:table-cell>
          <table:table-cell office:value-type="float" office:value="2.180639" calcext:value-type="float">
            <text:p>2.180639</text:p>
          </table:table-cell>
          <table:table-cell office:value-type="float" office:value="133.5036" calcext:value-type="float">
            <text:p>133.5036</text:p>
          </table:table-cell>
          <table:table-cell office:value-type="float" office:value="5" calcext:value-type="float">
            <text:p>5</text:p>
          </table:table-cell>
          <table:table-cell office:value-type="float" office:value="-1.747333" calcext:value-type="float">
            <text:p>-1.747333</text:p>
          </table:table-cell>
          <table:table-cell office:value-type="float" office:value="44.37902" calcext:value-type="float">
            <text:p>44.37902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1536" calcext:value-type="float">
            <text:p>0.0008191536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685728" calcext:value-type="float">
            <text:p>0.009685728</text:p>
          </table:table-cell>
          <table:table-cell office:value-type="float" office:value="1166.79" calcext:value-type="float">
            <text:p>1166.79</text:p>
          </table:table-cell>
          <table:table-cell office:value-type="float" office:value="1.366518" calcext:value-type="float">
            <text:p>1.366518</text:p>
          </table:table-cell>
          <table:table-cell office:value-type="float" office:value="0" calcext:value-type="float">
            <text:p>0</text:p>
          </table:table-cell>
          <table:table-cell office:value-type="float" office:value="0.03605235" calcext:value-type="float">
            <text:p>0.03605235</text:p>
          </table:table-cell>
          <table:table-cell office:value-type="float" office:value="0.1088521" calcext:value-type="float">
            <text:p>0.1088521</text:p>
          </table:table-cell>
          <table:table-cell office:value-type="float" office:value="0.04203889" calcext:value-type="float">
            <text:p>0.04203889</text:p>
          </table:table-cell>
          <table:table-cell office:value-type="float" office:value="0.01172314" calcext:value-type="float">
            <text:p>0.01172314</text:p>
          </table:table-cell>
          <table:table-cell office:value-type="float" office:value="0.01138661" calcext:value-type="float">
            <text:p>0.01138661</text:p>
          </table:table-cell>
          <table:table-cell office:value-type="float" office:value="0.005433644" calcext:value-type="float">
            <text:p>0.005433644</text:p>
          </table:table-cell>
          <table:table-cell office:value-type="float" office:value="0.005493682" calcext:value-type="float">
            <text:p>0.005493682</text:p>
          </table:table-cell>
          <table:table-cell office:value-type="float" office:value="0.01188983" calcext:value-type="float">
            <text:p>0.01188983</text:p>
          </table:table-cell>
          <table:table-cell office:value-type="float" office:value="0.1161377" calcext:value-type="float">
            <text:p>0.1161377</text:p>
          </table:table-cell>
          <table:table-cell office:value-type="float" office:value="0.1240131" calcext:value-type="float">
            <text:p>0.1240131</text:p>
          </table:table-cell>
          <table:table-cell office:value-type="float" office:value="0.1718843" calcext:value-type="float">
            <text:p>0.1718843</text:p>
          </table:table-cell>
          <table:table-cell office:value-type="float" office:value="0.1776409" calcext:value-type="float">
            <text:p>0.1776409</text:p>
          </table:table-cell>
          <table:table-cell office:value-type="float" office:value="0.1966349" calcext:value-type="float">
            <text:p>0.1966349</text:p>
          </table:table-cell>
          <table:table-cell office:value-type="float" office:value="0.1990475" calcext:value-type="float">
            <text:p>0.1990475</text:p>
          </table:table-cell>
          <table:table-cell office:value-type="float" office:value="0" calcext:value-type="float">
            <text:p>0</text:p>
          </table:table-cell>
          <table:table-cell office:value-type="float" office:value="67.51748" calcext:value-type="float">
            <text:p>67.51748</text:p>
          </table:table-cell>
          <table:table-cell office:value-type="float" office:value="64.25147" calcext:value-type="float">
            <text:p>64.25147</text:p>
          </table:table-cell>
          <table:table-cell office:value-type="float" office:value="45.6992" calcext:value-type="float">
            <text:p>45.6992</text:p>
          </table:table-cell>
          <table:table-cell office:value-type="float" office:value="11.30276" calcext:value-type="float">
            <text:p>11.30276</text:p>
          </table:table-cell>
          <table:table-cell office:value-type="float" office:value="9.384754" calcext:value-type="float">
            <text:p>9.384754</text:p>
          </table:table-cell>
          <table:table-cell office:value-type="float" office:value="3.35682" calcext:value-type="float">
            <text:p>3.35682</text:p>
          </table:table-cell>
          <table:table-cell office:value-type="float" office:value="3.45347" calcext:value-type="float">
            <text:p>3.45347</text:p>
          </table:table-cell>
          <table:table-cell office:value-type="float" office:value="5.921914" calcext:value-type="float">
            <text:p>5.921914</text:p>
          </table:table-cell>
          <table:table-cell office:value-type="float" office:value="9.06257" calcext:value-type="float">
            <text:p>9.06257</text:p>
          </table:table-cell>
          <table:table-cell office:value-type="float" office:value="9.561394" calcext:value-type="float">
            <text:p>9.561394</text:p>
          </table:table-cell>
          <table:table-cell office:value-type="float" office:value="10.44902" calcext:value-type="float">
            <text:p>10.44902</text:p>
          </table:table-cell>
          <table:table-cell office:value-type="float" office:value="10.82149" calcext:value-type="float">
            <text:p>10.82149</text:p>
          </table:table-cell>
          <table:table-cell office:value-type="float" office:value="12.78968" calcext:value-type="float">
            <text:p>12.78968</text:p>
          </table:table-cell>
          <table:table-cell office:value-type="float" office:value="12.97538" calcext:value-type="float">
            <text:p>12.97538</text:p>
          </table:table-cell>
          <table:table-cell office:value-type="float" office:value="0" calcext:value-type="float">
            <text:p>0</text:p>
          </table:table-cell>
          <table:table-cell office:value-type="float" office:value="212.2744" calcext:value-type="float">
            <text:p>212.27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7" calcext:value-type="float">
            <text:p>13072007</text:p>
          </table:table-cell>
          <table:table-cell office:value-type="float" office:value="2.169863" calcext:value-type="float">
            <text:p>2.169863</text:p>
          </table:table-cell>
          <table:table-cell office:value-type="float" office:value="133.4979" calcext:value-type="float">
            <text:p>133.4979</text:p>
          </table:table-cell>
          <table:table-cell office:value-type="float" office:value="5" calcext:value-type="float">
            <text:p>5</text:p>
          </table:table-cell>
          <table:table-cell office:value-type="float" office:value="-1.805601" calcext:value-type="float">
            <text:p>-1.805601</text:p>
          </table:table-cell>
          <table:table-cell office:value-type="float" office:value="44.36271" calcext:value-type="float">
            <text:p>44.36271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1759" calcext:value-type="float">
            <text:p>0.0008191759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695228" calcext:value-type="float">
            <text:p>0.009695228</text:p>
          </table:table-cell>
          <table:table-cell office:value-type="float" office:value="1166.764" calcext:value-type="float">
            <text:p>1166.764</text:p>
          </table:table-cell>
          <table:table-cell office:value-type="float" office:value="1.356174" calcext:value-type="float">
            <text:p>1.356174</text:p>
          </table:table-cell>
          <table:table-cell office:value-type="float" office:value="0" calcext:value-type="float">
            <text:p>0</text:p>
          </table:table-cell>
          <table:table-cell office:value-type="float" office:value="0.0360793" calcext:value-type="float">
            <text:p>0.0360793</text:p>
          </table:table-cell>
          <table:table-cell office:value-type="float" office:value="0.1093148" calcext:value-type="float">
            <text:p>0.1093148</text:p>
          </table:table-cell>
          <table:table-cell office:value-type="float" office:value="0.04201283" calcext:value-type="float">
            <text:p>0.04201283</text:p>
          </table:table-cell>
          <table:table-cell office:value-type="float" office:value="0.01171804" calcext:value-type="float">
            <text:p>0.01171804</text:p>
          </table:table-cell>
          <table:table-cell office:value-type="float" office:value="0.01137484" calcext:value-type="float">
            <text:p>0.01137484</text:p>
          </table:table-cell>
          <table:table-cell office:value-type="float" office:value="0.00545718" calcext:value-type="float">
            <text:p>0.00545718</text:p>
          </table:table-cell>
          <table:table-cell office:value-type="float" office:value="0.005487531" calcext:value-type="float">
            <text:p>0.005487531</text:p>
          </table:table-cell>
          <table:table-cell office:value-type="float" office:value="0.01180459" calcext:value-type="float">
            <text:p>0.01180459</text:p>
          </table:table-cell>
          <table:table-cell office:value-type="float" office:value="0.1137053" calcext:value-type="float">
            <text:p>0.1137053</text:p>
          </table:table-cell>
          <table:table-cell office:value-type="float" office:value="0.1188348" calcext:value-type="float">
            <text:p>0.1188348</text:p>
          </table:table-cell>
          <table:table-cell office:value-type="float" office:value="0.1719276" calcext:value-type="float">
            <text:p>0.1719276</text:p>
          </table:table-cell>
          <table:table-cell office:value-type="float" office:value="0.1776825" calcext:value-type="float">
            <text:p>0.1776825</text:p>
          </table:table-cell>
          <table:table-cell office:value-type="float" office:value="0.1966471" calcext:value-type="float">
            <text:p>0.1966471</text:p>
          </table:table-cell>
          <table:table-cell office:value-type="float" office:value="0.1990567" calcext:value-type="float">
            <text:p>0.1990567</text:p>
          </table:table-cell>
          <table:table-cell office:value-type="float" office:value="0" calcext:value-type="float">
            <text:p>0</text:p>
          </table:table-cell>
          <table:table-cell office:value-type="float" office:value="67.45692" calcext:value-type="float">
            <text:p>67.45692</text:p>
          </table:table-cell>
          <table:table-cell office:value-type="float" office:value="64.14494" calcext:value-type="float">
            <text:p>64.14494</text:p>
          </table:table-cell>
          <table:table-cell office:value-type="float" office:value="45.6235" calcext:value-type="float">
            <text:p>45.6235</text:p>
          </table:table-cell>
          <table:table-cell office:value-type="float" office:value="11.2852" calcext:value-type="float">
            <text:p>11.2852</text:p>
          </table:table-cell>
          <table:table-cell office:value-type="float" office:value="9.370147" calcext:value-type="float">
            <text:p>9.370147</text:p>
          </table:table-cell>
          <table:table-cell office:value-type="float" office:value="3.352152" calcext:value-type="float">
            <text:p>3.352152</text:p>
          </table:table-cell>
          <table:table-cell office:value-type="float" office:value="3.448064" calcext:value-type="float">
            <text:p>3.448064</text:p>
          </table:table-cell>
          <table:table-cell office:value-type="float" office:value="5.908065" calcext:value-type="float">
            <text:p>5.908065</text:p>
          </table:table-cell>
          <table:table-cell office:value-type="float" office:value="9.058455" calcext:value-type="float">
            <text:p>9.058455</text:p>
          </table:table-cell>
          <table:table-cell office:value-type="float" office:value="9.55665" calcext:value-type="float">
            <text:p>9.55665</text:p>
          </table:table-cell>
          <table:table-cell office:value-type="float" office:value="10.45275" calcext:value-type="float">
            <text:p>10.45275</text:p>
          </table:table-cell>
          <table:table-cell office:value-type="float" office:value="10.82521" calcext:value-type="float">
            <text:p>10.82521</text:p>
          </table:table-cell>
          <table:table-cell office:value-type="float" office:value="12.79076" calcext:value-type="float">
            <text:p>12.79076</text:p>
          </table:table-cell>
          <table:table-cell office:value-type="float" office:value="12.97629" calcext:value-type="float">
            <text:p>12.97629</text:p>
          </table:table-cell>
          <table:table-cell office:value-type="float" office:value="0" calcext:value-type="float">
            <text:p>0</text:p>
          </table:table-cell>
          <table:table-cell office:value-type="float" office:value="211.6686" calcext:value-type="float">
            <text:p>211.66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7" calcext:value-type="float">
            <text:p>14072007</text:p>
          </table:table-cell>
          <table:table-cell office:value-type="float" office:value="2.159074" calcext:value-type="float">
            <text:p>2.159074</text:p>
          </table:table-cell>
          <table:table-cell office:value-type="float" office:value="133.4922" calcext:value-type="float">
            <text:p>133.4922</text:p>
          </table:table-cell>
          <table:table-cell office:value-type="float" office:value="5" calcext:value-type="float">
            <text:p>5</text:p>
          </table:table-cell>
          <table:table-cell office:value-type="float" office:value="-1.86402" calcext:value-type="float">
            <text:p>-1.86402</text:p>
          </table:table-cell>
          <table:table-cell office:value-type="float" office:value="44.34587" calcext:value-type="float">
            <text:p>44.34587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1983" calcext:value-type="float">
            <text:p>0.0008191983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704315" calcext:value-type="float">
            <text:p>0.009704315</text:p>
          </table:table-cell>
          <table:table-cell office:value-type="float" office:value="1166.738" calcext:value-type="float">
            <text:p>1166.738</text:p>
          </table:table-cell>
          <table:table-cell office:value-type="float" office:value="1.345714" calcext:value-type="float">
            <text:p>1.345714</text:p>
          </table:table-cell>
          <table:table-cell office:value-type="float" office:value="0" calcext:value-type="float">
            <text:p>0</text:p>
          </table:table-cell>
          <table:table-cell office:value-type="float" office:value="0.03577572" calcext:value-type="float">
            <text:p>0.03577572</text:p>
          </table:table-cell>
          <table:table-cell office:value-type="float" office:value="0.1094589" calcext:value-type="float">
            <text:p>0.1094589</text:p>
          </table:table-cell>
          <table:table-cell office:value-type="float" office:value="0.04198558" calcext:value-type="float">
            <text:p>0.04198558</text:p>
          </table:table-cell>
          <table:table-cell office:value-type="float" office:value="0.01171974" calcext:value-type="float">
            <text:p>0.01171974</text:p>
          </table:table-cell>
          <table:table-cell office:value-type="float" office:value="0.01136051" calcext:value-type="float">
            <text:p>0.01136051</text:p>
          </table:table-cell>
          <table:table-cell office:value-type="float" office:value="0.005521883" calcext:value-type="float">
            <text:p>0.005521883</text:p>
          </table:table-cell>
          <table:table-cell office:value-type="float" office:value="0.005495638" calcext:value-type="float">
            <text:p>0.005495638</text:p>
          </table:table-cell>
          <table:table-cell office:value-type="float" office:value="0.01183413" calcext:value-type="float">
            <text:p>0.01183413</text:p>
          </table:table-cell>
          <table:table-cell office:value-type="float" office:value="0.1121346" calcext:value-type="float">
            <text:p>0.1121346</text:p>
          </table:table-cell>
          <table:table-cell office:value-type="float" office:value="0.1175951" calcext:value-type="float">
            <text:p>0.1175951</text:p>
          </table:table-cell>
          <table:table-cell office:value-type="float" office:value="0.1717933" calcext:value-type="float">
            <text:p>0.1717933</text:p>
          </table:table-cell>
          <table:table-cell office:value-type="float" office:value="0.1777228" calcext:value-type="float">
            <text:p>0.1777228</text:p>
          </table:table-cell>
          <table:table-cell office:value-type="float" office:value="0.1966595" calcext:value-type="float">
            <text:p>0.1966595</text:p>
          </table:table-cell>
          <table:table-cell office:value-type="float" office:value="0.1990659" calcext:value-type="float">
            <text:p>0.1990659</text:p>
          </table:table-cell>
          <table:table-cell office:value-type="float" office:value="0" calcext:value-type="float">
            <text:p>0</text:p>
          </table:table-cell>
          <table:table-cell office:value-type="float" office:value="67.3952" calcext:value-type="float">
            <text:p>67.3952</text:p>
          </table:table-cell>
          <table:table-cell office:value-type="float" office:value="64.03934" calcext:value-type="float">
            <text:p>64.03934</text:p>
          </table:table-cell>
          <table:table-cell office:value-type="float" office:value="45.54854" calcext:value-type="float">
            <text:p>45.54854</text:p>
          </table:table-cell>
          <table:table-cell office:value-type="float" office:value="11.26782" calcext:value-type="float">
            <text:p>11.26782</text:p>
          </table:table-cell>
          <table:table-cell office:value-type="float" office:value="9.355735" calcext:value-type="float">
            <text:p>9.355735</text:p>
          </table:table-cell>
          <table:table-cell office:value-type="float" office:value="3.347609" calcext:value-type="float">
            <text:p>3.347609</text:p>
          </table:table-cell>
          <table:table-cell office:value-type="float" office:value="3.44273" calcext:value-type="float">
            <text:p>3.44273</text:p>
          </table:table-cell>
          <table:table-cell office:value-type="float" office:value="5.894317" calcext:value-type="float">
            <text:p>5.894317</text:p>
          </table:table-cell>
          <table:table-cell office:value-type="float" office:value="9.053961" calcext:value-type="float">
            <text:p>9.053961</text:p>
          </table:table-cell>
          <table:table-cell office:value-type="float" office:value="9.551082" calcext:value-type="float">
            <text:p>9.551082</text:p>
          </table:table-cell>
          <table:table-cell office:value-type="float" office:value="10.45648" calcext:value-type="float">
            <text:p>10.45648</text:p>
          </table:table-cell>
          <table:table-cell office:value-type="float" office:value="10.82894" calcext:value-type="float">
            <text:p>10.82894</text:p>
          </table:table-cell>
          <table:table-cell office:value-type="float" office:value="12.79185" calcext:value-type="float">
            <text:p>12.79185</text:p>
          </table:table-cell>
          <table:table-cell office:value-type="float" office:value="12.97721" calcext:value-type="float">
            <text:p>12.97721</text:p>
          </table:table-cell>
          <table:table-cell office:value-type="float" office:value="0" calcext:value-type="float">
            <text:p>0</text:p>
          </table:table-cell>
          <table:table-cell office:value-type="float" office:value="212.6629" calcext:value-type="float">
            <text:p>212.66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7" calcext:value-type="float">
            <text:p>15072007</text:p>
          </table:table-cell>
          <table:table-cell office:value-type="float" office:value="2.149397" calcext:value-type="float">
            <text:p>2.149397</text:p>
          </table:table-cell>
          <table:table-cell office:value-type="float" office:value="133.4869" calcext:value-type="float">
            <text:p>133.4869</text:p>
          </table:table-cell>
          <table:table-cell office:value-type="float" office:value="5" calcext:value-type="float">
            <text:p>5</text:p>
          </table:table-cell>
          <table:table-cell office:value-type="float" office:value="-1.920757" calcext:value-type="float">
            <text:p>-1.920757</text:p>
          </table:table-cell>
          <table:table-cell office:value-type="float" office:value="44.32907" calcext:value-type="float">
            <text:p>44.32907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2206" calcext:value-type="float">
            <text:p>0.0008192206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71287" calcext:value-type="float">
            <text:p>0.00971287</text:p>
          </table:table-cell>
          <table:table-cell office:value-type="float" office:value="1166.713" calcext:value-type="float">
            <text:p>1166.713</text:p>
          </table:table-cell>
          <table:table-cell office:value-type="float" office:value="1.337503" calcext:value-type="float">
            <text:p>1.337503</text:p>
          </table:table-cell>
          <table:table-cell office:value-type="float" office:value="0" calcext:value-type="float">
            <text:p>0</text:p>
          </table:table-cell>
          <table:table-cell office:value-type="float" office:value="0.03573421" calcext:value-type="float">
            <text:p>0.03573421</text:p>
          </table:table-cell>
          <table:table-cell office:value-type="float" office:value="0.1086337" calcext:value-type="float">
            <text:p>0.1086337</text:p>
          </table:table-cell>
          <table:table-cell office:value-type="float" office:value="0.04001468" calcext:value-type="float">
            <text:p>0.04001468</text:p>
          </table:table-cell>
          <table:table-cell office:value-type="float" office:value="0.01102578" calcext:value-type="float">
            <text:p>0.01102578</text:p>
          </table:table-cell>
          <table:table-cell office:value-type="float" office:value="0.01053364" calcext:value-type="float">
            <text:p>0.01053364</text:p>
          </table:table-cell>
          <table:table-cell office:value-type="float" office:value="0.005418278" calcext:value-type="float">
            <text:p>0.005418278</text:p>
          </table:table-cell>
          <table:table-cell office:value-type="float" office:value="0.005442913" calcext:value-type="float">
            <text:p>0.005442913</text:p>
          </table:table-cell>
          <table:table-cell office:value-type="float" office:value="0.01172143" calcext:value-type="float">
            <text:p>0.01172143</text:p>
          </table:table-cell>
          <table:table-cell office:value-type="float" office:value="0.1106138" calcext:value-type="float">
            <text:p>0.1106138</text:p>
          </table:table-cell>
          <table:table-cell office:value-type="float" office:value="0.1241027" calcext:value-type="float">
            <text:p>0.1241027</text:p>
          </table:table-cell>
          <table:table-cell office:value-type="float" office:value="0.164129" calcext:value-type="float">
            <text:p>0.164129</text:p>
          </table:table-cell>
          <table:table-cell office:value-type="float" office:value="0.1777613" calcext:value-type="float">
            <text:p>0.1777613</text:p>
          </table:table-cell>
          <table:table-cell office:value-type="float" office:value="0.1966719" calcext:value-type="float">
            <text:p>0.1966719</text:p>
          </table:table-cell>
          <table:table-cell office:value-type="float" office:value="0.1990751" calcext:value-type="float">
            <text:p>0.1990751</text:p>
          </table:table-cell>
          <table:table-cell office:value-type="float" office:value="0" calcext:value-type="float">
            <text:p>0</text:p>
          </table:table-cell>
          <table:table-cell office:value-type="float" office:value="67.32442" calcext:value-type="float">
            <text:p>67.32442</text:p>
          </table:table-cell>
          <table:table-cell office:value-type="float" office:value="63.93301" calcext:value-type="float">
            <text:p>63.93301</text:p>
          </table:table-cell>
          <table:table-cell office:value-type="float" office:value="45.47306" calcext:value-type="float">
            <text:p>45.47306</text:p>
          </table:table-cell>
          <table:table-cell office:value-type="float" office:value="11.25038" calcext:value-type="float">
            <text:p>11.25038</text:p>
          </table:table-cell>
          <table:table-cell office:value-type="float" office:value="9.341249" calcext:value-type="float">
            <text:p>9.341249</text:p>
          </table:table-cell>
          <table:table-cell office:value-type="float" office:value="3.343192" calcext:value-type="float">
            <text:p>3.343192</text:p>
          </table:table-cell>
          <table:table-cell office:value-type="float" office:value="3.437461" calcext:value-type="float">
            <text:p>3.437461</text:p>
          </table:table-cell>
          <table:table-cell office:value-type="float" office:value="5.880663" calcext:value-type="float">
            <text:p>5.880663</text:p>
          </table:table-cell>
          <table:table-cell office:value-type="float" office:value="9.049194" calcext:value-type="float">
            <text:p>9.049194</text:p>
          </table:table-cell>
          <table:table-cell office:value-type="float" office:value="9.546485" calcext:value-type="float">
            <text:p>9.546485</text:p>
          </table:table-cell>
          <table:table-cell office:value-type="float" office:value="10.45943" calcext:value-type="float">
            <text:p>10.45943</text:p>
          </table:table-cell>
          <table:table-cell office:value-type="float" office:value="10.83266" calcext:value-type="float">
            <text:p>10.83266</text:p>
          </table:table-cell>
          <table:table-cell office:value-type="float" office:value="12.79293" calcext:value-type="float">
            <text:p>12.79293</text:p>
          </table:table-cell>
          <table:table-cell office:value-type="float" office:value="12.97813" calcext:value-type="float">
            <text:p>12.97813</text:p>
          </table:table-cell>
          <table:table-cell office:value-type="float" office:value="0" calcext:value-type="float">
            <text:p>0</text:p>
          </table:table-cell>
          <table:table-cell office:value-type="float" office:value="202.8558" calcext:value-type="float">
            <text:p>202.85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7" calcext:value-type="float">
            <text:p>16072007</text:p>
          </table:table-cell>
          <table:table-cell office:value-type="float" office:value="2.138372" calcext:value-type="float">
            <text:p>2.138372</text:p>
          </table:table-cell>
          <table:table-cell office:value-type="float" office:value="133.4812" calcext:value-type="float">
            <text:p>133.4812</text:p>
          </table:table-cell>
          <table:table-cell office:value-type="float" office:value="5" calcext:value-type="float">
            <text:p>5</text:p>
          </table:table-cell>
          <table:table-cell office:value-type="float" office:value="-1.981002" calcext:value-type="float">
            <text:p>-1.981002</text:p>
          </table:table-cell>
          <table:table-cell office:value-type="float" office:value="44.31184" calcext:value-type="float">
            <text:p>44.31184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2356" calcext:value-type="float">
            <text:p>0.0008192356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720783" calcext:value-type="float">
            <text:p>0.009720783</text:p>
          </table:table-cell>
          <table:table-cell office:value-type="float" office:value="1166.687" calcext:value-type="float">
            <text:p>1166.687</text:p>
          </table:table-cell>
          <table:table-cell office:value-type="float" office:value="1.326967" calcext:value-type="float">
            <text:p>1.326967</text:p>
          </table:table-cell>
          <table:table-cell office:value-type="float" office:value="0" calcext:value-type="float">
            <text:p>0</text:p>
          </table:table-cell>
          <table:table-cell office:value-type="float" office:value="0.03665427" calcext:value-type="float">
            <text:p>0.03665427</text:p>
          </table:table-cell>
          <table:table-cell office:value-type="float" office:value="0.1139108" calcext:value-type="float">
            <text:p>0.1139108</text:p>
          </table:table-cell>
          <table:table-cell office:value-type="float" office:value="0.04447924" calcext:value-type="float">
            <text:p>0.04447924</text:p>
          </table:table-cell>
          <table:table-cell office:value-type="float" office:value="0.01214544" calcext:value-type="float">
            <text:p>0.01214544</text:p>
          </table:table-cell>
          <table:table-cell office:value-type="float" office:value="0.01154851" calcext:value-type="float">
            <text:p>0.01154851</text:p>
          </table:table-cell>
          <table:table-cell office:value-type="float" office:value="0.00567964" calcext:value-type="float">
            <text:p>0.00567964</text:p>
          </table:table-cell>
          <table:table-cell office:value-type="float" office:value="0.005504804" calcext:value-type="float">
            <text:p>0.005504804</text:p>
          </table:table-cell>
          <table:table-cell office:value-type="float" office:value="0.01155042" calcext:value-type="float">
            <text:p>0.01155042</text:p>
          </table:table-cell>
          <table:table-cell office:value-type="float" office:value="0.1088922" calcext:value-type="float">
            <text:p>0.1088922</text:p>
          </table:table-cell>
          <table:table-cell office:value-type="float" office:value="0.1273266" calcext:value-type="float">
            <text:p>0.1273266</text:p>
          </table:table-cell>
          <table:table-cell office:value-type="float" office:value="0.1497371" calcext:value-type="float">
            <text:p>0.1497371</text:p>
          </table:table-cell>
          <table:table-cell office:value-type="float" office:value="0.1777971" calcext:value-type="float">
            <text:p>0.1777971</text:p>
          </table:table-cell>
          <table:table-cell office:value-type="float" office:value="0.1966844" calcext:value-type="float">
            <text:p>0.1966844</text:p>
          </table:table-cell>
          <table:table-cell office:value-type="float" office:value="0.1990843" calcext:value-type="float">
            <text:p>0.1990843</text:p>
          </table:table-cell>
          <table:table-cell office:value-type="float" office:value="0" calcext:value-type="float">
            <text:p>0</text:p>
          </table:table-cell>
          <table:table-cell office:value-type="float" office:value="67.26184" calcext:value-type="float">
            <text:p>67.26184</text:p>
          </table:table-cell>
          <table:table-cell office:value-type="float" office:value="63.82805" calcext:value-type="float">
            <text:p>63.82805</text:p>
          </table:table-cell>
          <table:table-cell office:value-type="float" office:value="45.39845" calcext:value-type="float">
            <text:p>45.39845</text:p>
          </table:table-cell>
          <table:table-cell office:value-type="float" office:value="11.23305" calcext:value-type="float">
            <text:p>11.23305</text:p>
          </table:table-cell>
          <table:table-cell office:value-type="float" office:value="9.326859" calcext:value-type="float">
            <text:p>9.326859</text:p>
          </table:table-cell>
          <table:table-cell office:value-type="float" office:value="3.338909" calcext:value-type="float">
            <text:p>3.338909</text:p>
          </table:table-cell>
          <table:table-cell office:value-type="float" office:value="3.432242" calcext:value-type="float">
            <text:p>3.432242</text:p>
          </table:table-cell>
          <table:table-cell office:value-type="float" office:value="5.8671" calcext:value-type="float">
            <text:p>5.8671</text:p>
          </table:table-cell>
          <table:table-cell office:value-type="float" office:value="9.044129" calcext:value-type="float">
            <text:p>9.044129</text:p>
          </table:table-cell>
          <table:table-cell office:value-type="float" office:value="9.542994" calcext:value-type="float">
            <text:p>9.542994</text:p>
          </table:table-cell>
          <table:table-cell office:value-type="float" office:value="10.45938" calcext:value-type="float">
            <text:p>10.45938</text:p>
          </table:table-cell>
          <table:table-cell office:value-type="float" office:value="10.83638" calcext:value-type="float">
            <text:p>10.83638</text:p>
          </table:table-cell>
          <table:table-cell office:value-type="float" office:value="12.79402" calcext:value-type="float">
            <text:p>12.79402</text:p>
          </table:table-cell>
          <table:table-cell office:value-type="float" office:value="12.97906" calcext:value-type="float">
            <text:p>12.97906</text:p>
          </table:table-cell>
          <table:table-cell office:value-type="float" office:value="0" calcext:value-type="float">
            <text:p>0</text:p>
          </table:table-cell>
          <table:table-cell office:value-type="float" office:value="217.2406" calcext:value-type="float">
            <text:p>217.24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7" calcext:value-type="float">
            <text:p>17072007</text:p>
          </table:table-cell>
          <table:table-cell office:value-type="float" office:value="2.129143" calcext:value-type="float">
            <text:p>2.129143</text:p>
          </table:table-cell>
          <table:table-cell office:value-type="float" office:value="133.4747" calcext:value-type="float">
            <text:p>133.4747</text:p>
          </table:table-cell>
          <table:table-cell office:value-type="float" office:value="5" calcext:value-type="float">
            <text:p>5</text:p>
          </table:table-cell>
          <table:table-cell office:value-type="float" office:value="-2.041638" calcext:value-type="float">
            <text:p>-2.041638</text:p>
          </table:table-cell>
          <table:table-cell office:value-type="float" office:value="44.29363" calcext:value-type="float">
            <text:p>44.29363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2468" calcext:value-type="float">
            <text:p>0.0008192468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727879" calcext:value-type="float">
            <text:p>0.009727879</text:p>
          </table:table-cell>
          <table:table-cell office:value-type="float" office:value="1166.661" calcext:value-type="float">
            <text:p>1166.661</text:p>
          </table:table-cell>
          <table:table-cell office:value-type="float" office:value="1.313864" calcext:value-type="float">
            <text:p>1.313864</text:p>
          </table:table-cell>
          <table:table-cell office:value-type="float" office:value="0" calcext:value-type="float">
            <text:p>0</text:p>
          </table:table-cell>
          <table:table-cell office:value-type="float" office:value="0.04485759" calcext:value-type="float">
            <text:p>0.04485759</text:p>
          </table:table-cell>
          <table:table-cell office:value-type="float" office:value="0.1133275" calcext:value-type="float">
            <text:p>0.1133275</text:p>
          </table:table-cell>
          <table:table-cell office:value-type="float" office:value="0.04479072" calcext:value-type="float">
            <text:p>0.04479072</text:p>
          </table:table-cell>
          <table:table-cell office:value-type="float" office:value="0.0125129" calcext:value-type="float">
            <text:p>0.0125129</text:p>
          </table:table-cell>
          <table:table-cell office:value-type="float" office:value="0.01205171" calcext:value-type="float">
            <text:p>0.01205171</text:p>
          </table:table-cell>
          <table:table-cell office:value-type="float" office:value="0.005966884" calcext:value-type="float">
            <text:p>0.005966884</text:p>
          </table:table-cell>
          <table:table-cell office:value-type="float" office:value="0.005594231" calcext:value-type="float">
            <text:p>0.005594231</text:p>
          </table:table-cell>
          <table:table-cell office:value-type="float" office:value="0.01156862" calcext:value-type="float">
            <text:p>0.01156862</text:p>
          </table:table-cell>
          <table:table-cell office:value-type="float" office:value="0.1075833" calcext:value-type="float">
            <text:p>0.1075833</text:p>
          </table:table-cell>
          <table:table-cell office:value-type="float" office:value="0.1283331" calcext:value-type="float">
            <text:p>0.1283331</text:p>
          </table:table-cell>
          <table:table-cell office:value-type="float" office:value="0.1371878" calcext:value-type="float">
            <text:p>0.1371878</text:p>
          </table:table-cell>
          <table:table-cell office:value-type="float" office:value="0.1778314" calcext:value-type="float">
            <text:p>0.1778314</text:p>
          </table:table-cell>
          <table:table-cell office:value-type="float" office:value="0.196697" calcext:value-type="float">
            <text:p>0.196697</text:p>
          </table:table-cell>
          <table:table-cell office:value-type="float" office:value="0.1990934" calcext:value-type="float">
            <text:p>0.1990934</text:p>
          </table:table-cell>
          <table:table-cell office:value-type="float" office:value="0" calcext:value-type="float">
            <text:p>0</text:p>
          </table:table-cell>
          <table:table-cell office:value-type="float" office:value="67.19892" calcext:value-type="float">
            <text:p>67.19892</text:p>
          </table:table-cell>
          <table:table-cell office:value-type="float" office:value="63.72484" calcext:value-type="float">
            <text:p>63.72484</text:p>
          </table:table-cell>
          <table:table-cell office:value-type="float" office:value="45.32517" calcext:value-type="float">
            <text:p>45.32517</text:p>
          </table:table-cell>
          <table:table-cell office:value-type="float" office:value="11.21602" calcext:value-type="float">
            <text:p>11.21602</text:p>
          </table:table-cell>
          <table:table-cell office:value-type="float" office:value="9.312852" calcext:value-type="float">
            <text:p>9.312852</text:p>
          </table:table-cell>
          <table:table-cell office:value-type="float" office:value="3.33481" calcext:value-type="float">
            <text:p>3.33481</text:p>
          </table:table-cell>
          <table:table-cell office:value-type="float" office:value="3.427119" calcext:value-type="float">
            <text:p>3.427119</text:p>
          </table:table-cell>
          <table:table-cell office:value-type="float" office:value="5.853623" calcext:value-type="float">
            <text:p>5.853623</text:p>
          </table:table-cell>
          <table:table-cell office:value-type="float" office:value="9.038788" calcext:value-type="float">
            <text:p>9.038788</text:p>
          </table:table-cell>
          <table:table-cell office:value-type="float" office:value="9.539909" calcext:value-type="float">
            <text:p>9.539909</text:p>
          </table:table-cell>
          <table:table-cell office:value-type="float" office:value="10.45601" calcext:value-type="float">
            <text:p>10.45601</text:p>
          </table:table-cell>
          <table:table-cell office:value-type="float" office:value="10.8401" calcext:value-type="float">
            <text:p>10.8401</text:p>
          </table:table-cell>
          <table:table-cell office:value-type="float" office:value="12.7951" calcext:value-type="float">
            <text:p>12.7951</text:p>
          </table:table-cell>
          <table:table-cell office:value-type="float" office:value="12.97999" calcext:value-type="float">
            <text:p>12.97999</text:p>
          </table:table-cell>
          <table:table-cell office:value-type="float" office:value="0" calcext:value-type="float">
            <text:p>0</text:p>
          </table:table-cell>
          <table:table-cell office:value-type="float" office:value="134.6673" calcext:value-type="float">
            <text:p>134.66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7" calcext:value-type="float">
            <text:p>18072007</text:p>
          </table:table-cell>
          <table:table-cell office:value-type="float" office:value="2.118579" calcext:value-type="float">
            <text:p>2.118579</text:p>
          </table:table-cell>
          <table:table-cell office:value-type="float" office:value="133.4689" calcext:value-type="float">
            <text:p>133.4689</text:p>
          </table:table-cell>
          <table:table-cell office:value-type="float" office:value="5" calcext:value-type="float">
            <text:p>5</text:p>
          </table:table-cell>
          <table:table-cell office:value-type="float" office:value="-2.104239" calcext:value-type="float">
            <text:p>-2.104239</text:p>
          </table:table-cell>
          <table:table-cell office:value-type="float" office:value="44.27439" calcext:value-type="float">
            <text:p>44.27439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2579" calcext:value-type="float">
            <text:p>0.0008192579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733946" calcext:value-type="float">
            <text:p>0.009733946</text:p>
          </table:table-cell>
          <table:table-cell office:value-type="float" office:value="1166.635" calcext:value-type="float">
            <text:p>1166.635</text:p>
          </table:table-cell>
          <table:table-cell office:value-type="float" office:value="1.304949" calcext:value-type="float">
            <text:p>1.304949</text:p>
          </table:table-cell>
          <table:table-cell office:value-type="float" office:value="0" calcext:value-type="float">
            <text:p>0</text:p>
          </table:table-cell>
          <table:table-cell office:value-type="float" office:value="0.03533258" calcext:value-type="float">
            <text:p>0.03533258</text:p>
          </table:table-cell>
          <table:table-cell office:value-type="float" office:value="0.1124559" calcext:value-type="float">
            <text:p>0.1124559</text:p>
          </table:table-cell>
          <table:table-cell office:value-type="float" office:value="0.04273261" calcext:value-type="float">
            <text:p>0.04273261</text:p>
          </table:table-cell>
          <table:table-cell office:value-type="float" office:value="0.01169891" calcext:value-type="float">
            <text:p>0.01169891</text:p>
          </table:table-cell>
          <table:table-cell office:value-type="float" office:value="0.01121047" calcext:value-type="float">
            <text:p>0.01121047</text:p>
          </table:table-cell>
          <table:table-cell office:value-type="float" office:value="0.005853139" calcext:value-type="float">
            <text:p>0.005853139</text:p>
          </table:table-cell>
          <table:table-cell office:value-type="float" office:value="0.005557158" calcext:value-type="float">
            <text:p>0.005557158</text:p>
          </table:table-cell>
          <table:table-cell office:value-type="float" office:value="0.01174555" calcext:value-type="float">
            <text:p>0.01174555</text:p>
          </table:table-cell>
          <table:table-cell office:value-type="float" office:value="0.1068447" calcext:value-type="float">
            <text:p>0.1068447</text:p>
          </table:table-cell>
          <table:table-cell office:value-type="float" office:value="0.1287149" calcext:value-type="float">
            <text:p>0.1287149</text:p>
          </table:table-cell>
          <table:table-cell office:value-type="float" office:value="0.1289622" calcext:value-type="float">
            <text:p>0.1289622</text:p>
          </table:table-cell>
          <table:table-cell office:value-type="float" office:value="0.1778649" calcext:value-type="float">
            <text:p>0.1778649</text:p>
          </table:table-cell>
          <table:table-cell office:value-type="float" office:value="0.1967089" calcext:value-type="float">
            <text:p>0.1967089</text:p>
          </table:table-cell>
          <table:table-cell office:value-type="float" office:value="0.1991026" calcext:value-type="float">
            <text:p>0.1991026</text:p>
          </table:table-cell>
          <table:table-cell office:value-type="float" office:value="0" calcext:value-type="float">
            <text:p>0</text:p>
          </table:table-cell>
          <table:table-cell office:value-type="float" office:value="67.12717" calcext:value-type="float">
            <text:p>67.12717</text:p>
          </table:table-cell>
          <table:table-cell office:value-type="float" office:value="63.62064" calcext:value-type="float">
            <text:p>63.62064</text:p>
          </table:table-cell>
          <table:table-cell office:value-type="float" office:value="45.25101" calcext:value-type="float">
            <text:p>45.25101</text:p>
          </table:table-cell>
          <table:table-cell office:value-type="float" office:value="11.19885" calcext:value-type="float">
            <text:p>11.19885</text:p>
          </table:table-cell>
          <table:table-cell office:value-type="float" office:value="9.298722" calcext:value-type="float">
            <text:p>9.298722</text:p>
          </table:table-cell>
          <table:table-cell office:value-type="float" office:value="3.330846" calcext:value-type="float">
            <text:p>3.330846</text:p>
          </table:table-cell>
          <table:table-cell office:value-type="float" office:value="3.422069" calcext:value-type="float">
            <text:p>3.422069</text:p>
          </table:table-cell>
          <table:table-cell office:value-type="float" office:value="5.840282" calcext:value-type="float">
            <text:p>5.840282</text:p>
          </table:table-cell>
          <table:table-cell office:value-type="float" office:value="9.033265" calcext:value-type="float">
            <text:p>9.033265</text:p>
          </table:table-cell>
          <table:table-cell office:value-type="float" office:value="9.536971" calcext:value-type="float">
            <text:p>9.536971</text:p>
          </table:table-cell>
          <table:table-cell office:value-type="float" office:value="10.45027" calcext:value-type="float">
            <text:p>10.45027</text:p>
          </table:table-cell>
          <table:table-cell office:value-type="float" office:value="10.84383" calcext:value-type="float">
            <text:p>10.84383</text:p>
          </table:table-cell>
          <table:table-cell office:value-type="float" office:value="12.79619" calcext:value-type="float">
            <text:p>12.79619</text:p>
          </table:table-cell>
          <table:table-cell office:value-type="float" office:value="12.98091" calcext:value-type="float">
            <text:p>12.98091</text:p>
          </table:table-cell>
          <table:table-cell office:value-type="float" office:value="0" calcext:value-type="float">
            <text:p>0</text:p>
          </table:table-cell>
          <table:table-cell office:value-type="float" office:value="117.4967" calcext:value-type="float">
            <text:p>117.4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7" calcext:value-type="float">
            <text:p>19072007</text:p>
          </table:table-cell>
          <table:table-cell office:value-type="float" office:value="2.10821" calcext:value-type="float">
            <text:p>2.10821</text:p>
          </table:table-cell>
          <table:table-cell office:value-type="float" office:value="133.4632" calcext:value-type="float">
            <text:p>133.4632</text:p>
          </table:table-cell>
          <table:table-cell office:value-type="float" office:value="5" calcext:value-type="float">
            <text:p>5</text:p>
          </table:table-cell>
          <table:table-cell office:value-type="float" office:value="-2.167279" calcext:value-type="float">
            <text:p>-2.167279</text:p>
          </table:table-cell>
          <table:table-cell office:value-type="float" office:value="44.25462" calcext:value-type="float">
            <text:p>44.25462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2691" calcext:value-type="float">
            <text:p>0.0008192691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738823" calcext:value-type="float">
            <text:p>0.009738823</text:p>
          </table:table-cell>
          <table:table-cell office:value-type="float" office:value="1166.608" calcext:value-type="float">
            <text:p>1166.608</text:p>
          </table:table-cell>
          <table:table-cell office:value-type="float" office:value="1.296576" calcext:value-type="float">
            <text:p>1.296576</text:p>
          </table:table-cell>
          <table:table-cell office:value-type="float" office:value="0" calcext:value-type="float">
            <text:p>0</text:p>
          </table:table-cell>
          <table:table-cell office:value-type="float" office:value="0.03487859" calcext:value-type="float">
            <text:p>0.03487859</text:p>
          </table:table-cell>
          <table:table-cell office:value-type="float" office:value="0.1115722" calcext:value-type="float">
            <text:p>0.1115722</text:p>
          </table:table-cell>
          <table:table-cell office:value-type="float" office:value="0.04146104" calcext:value-type="float">
            <text:p>0.04146104</text:p>
          </table:table-cell>
          <table:table-cell office:value-type="float" office:value="0.01133383" calcext:value-type="float">
            <text:p>0.01133383</text:p>
          </table:table-cell>
          <table:table-cell office:value-type="float" office:value="0.01086589" calcext:value-type="float">
            <text:p>0.01086589</text:p>
          </table:table-cell>
          <table:table-cell office:value-type="float" office:value="0.005874872" calcext:value-type="float">
            <text:p>0.005874872</text:p>
          </table:table-cell>
          <table:table-cell office:value-type="float" office:value="0.005554821" calcext:value-type="float">
            <text:p>0.005554821</text:p>
          </table:table-cell>
          <table:table-cell office:value-type="float" office:value="0.01165948" calcext:value-type="float">
            <text:p>0.01165948</text:p>
          </table:table-cell>
          <table:table-cell office:value-type="float" office:value="0.1059965" calcext:value-type="float">
            <text:p>0.1059965</text:p>
          </table:table-cell>
          <table:table-cell office:value-type="float" office:value="0.1285915" calcext:value-type="float">
            <text:p>0.1285915</text:p>
          </table:table-cell>
          <table:table-cell office:value-type="float" office:value="0.1236961" calcext:value-type="float">
            <text:p>0.1236961</text:p>
          </table:table-cell>
          <table:table-cell office:value-type="float" office:value="0.1778992" calcext:value-type="float">
            <text:p>0.1778992</text:p>
          </table:table-cell>
          <table:table-cell office:value-type="float" office:value="0.1967205" calcext:value-type="float">
            <text:p>0.1967205</text:p>
          </table:table-cell>
          <table:table-cell office:value-type="float" office:value="0.1991118" calcext:value-type="float">
            <text:p>0.1991118</text:p>
          </table:table-cell>
          <table:table-cell office:value-type="float" office:value="0" calcext:value-type="float">
            <text:p>0</text:p>
          </table:table-cell>
          <table:table-cell office:value-type="float" office:value="67.05843" calcext:value-type="float">
            <text:p>67.05843</text:p>
          </table:table-cell>
          <table:table-cell office:value-type="float" office:value="63.51622" calcext:value-type="float">
            <text:p>63.51622</text:p>
          </table:table-cell>
          <table:table-cell office:value-type="float" office:value="45.17667" calcext:value-type="float">
            <text:p>45.17667</text:p>
          </table:table-cell>
          <table:table-cell office:value-type="float" office:value="11.18164" calcext:value-type="float">
            <text:p>11.18164</text:p>
          </table:table-cell>
          <table:table-cell office:value-type="float" office:value="9.284518" calcext:value-type="float">
            <text:p>9.284518</text:p>
          </table:table-cell>
          <table:table-cell office:value-type="float" office:value="3.326989" calcext:value-type="float">
            <text:p>3.326989</text:p>
          </table:table-cell>
          <table:table-cell office:value-type="float" office:value="3.417076" calcext:value-type="float">
            <text:p>3.417076</text:p>
          </table:table-cell>
          <table:table-cell office:value-type="float" office:value="5.827084" calcext:value-type="float">
            <text:p>5.827084</text:p>
          </table:table-cell>
          <table:table-cell office:value-type="float" office:value="9.027634" calcext:value-type="float">
            <text:p>9.027634</text:p>
          </table:table-cell>
          <table:table-cell office:value-type="float" office:value="9.534084" calcext:value-type="float">
            <text:p>9.534084</text:p>
          </table:table-cell>
          <table:table-cell office:value-type="float" office:value="10.44304" calcext:value-type="float">
            <text:p>10.44304</text:p>
          </table:table-cell>
          <table:table-cell office:value-type="float" office:value="10.84754" calcext:value-type="float">
            <text:p>10.84754</text:p>
          </table:table-cell>
          <table:table-cell office:value-type="float" office:value="12.79728" calcext:value-type="float">
            <text:p>12.79728</text:p>
          </table:table-cell>
          <table:table-cell office:value-type="float" office:value="12.98184" calcext:value-type="float">
            <text:p>12.98184</text:p>
          </table:table-cell>
          <table:table-cell office:value-type="float" office:value="0" calcext:value-type="float">
            <text:p>0</text:p>
          </table:table-cell>
          <table:table-cell office:value-type="float" office:value="106.5591" calcext:value-type="float">
            <text:p>106.55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7" calcext:value-type="float">
            <text:p>20072007</text:p>
          </table:table-cell>
          <table:table-cell office:value-type="float" office:value="2.097837" calcext:value-type="float">
            <text:p>2.097837</text:p>
          </table:table-cell>
          <table:table-cell office:value-type="float" office:value="133.4575" calcext:value-type="float">
            <text:p>133.4575</text:p>
          </table:table-cell>
          <table:table-cell office:value-type="float" office:value="5" calcext:value-type="float">
            <text:p>5</text:p>
          </table:table-cell>
          <table:table-cell office:value-type="float" office:value="-2.230336" calcext:value-type="float">
            <text:p>-2.230336</text:p>
          </table:table-cell>
          <table:table-cell office:value-type="float" office:value="44.23446" calcext:value-type="float">
            <text:p>44.23446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2803" calcext:value-type="float">
            <text:p>0.0008192803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742903" calcext:value-type="float">
            <text:p>0.009742903</text:p>
          </table:table-cell>
          <table:table-cell office:value-type="float" office:value="1166.58" calcext:value-type="float">
            <text:p>1166.58</text:p>
          </table:table-cell>
          <table:table-cell office:value-type="float" office:value="1.2884" calcext:value-type="float">
            <text:p>1.2884</text:p>
          </table:table-cell>
          <table:table-cell office:value-type="float" office:value="0" calcext:value-type="float">
            <text:p>0</text:p>
          </table:table-cell>
          <table:table-cell office:value-type="float" office:value="0.03490271" calcext:value-type="float">
            <text:p>0.03490271</text:p>
          </table:table-cell>
          <table:table-cell office:value-type="float" office:value="0.1131266" calcext:value-type="float">
            <text:p>0.1131266</text:p>
          </table:table-cell>
          <table:table-cell office:value-type="float" office:value="0.04234651" calcext:value-type="float">
            <text:p>0.04234651</text:p>
          </table:table-cell>
          <table:table-cell office:value-type="float" office:value="0.01148926" calcext:value-type="float">
            <text:p>0.01148926</text:p>
          </table:table-cell>
          <table:table-cell office:value-type="float" office:value="0.01098065" calcext:value-type="float">
            <text:p>0.01098065</text:p>
          </table:table-cell>
          <table:table-cell office:value-type="float" office:value="0.005945744" calcext:value-type="float">
            <text:p>0.005945744</text:p>
          </table:table-cell>
          <table:table-cell office:value-type="float" office:value="0.005564202" calcext:value-type="float">
            <text:p>0.005564202</text:p>
          </table:table-cell>
          <table:table-cell office:value-type="float" office:value="0.01153154" calcext:value-type="float">
            <text:p>0.01153154</text:p>
          </table:table-cell>
          <table:table-cell office:value-type="float" office:value="0.1042539" calcext:value-type="float">
            <text:p>0.1042539</text:p>
          </table:table-cell>
          <table:table-cell office:value-type="float" office:value="0.1276347" calcext:value-type="float">
            <text:p>0.1276347</text:p>
          </table:table-cell>
          <table:table-cell office:value-type="float" office:value="0.1259325" calcext:value-type="float">
            <text:p>0.1259325</text:p>
          </table:table-cell>
          <table:table-cell office:value-type="float" office:value="0.1772221" calcext:value-type="float">
            <text:p>0.1772221</text:p>
          </table:table-cell>
          <table:table-cell office:value-type="float" office:value="0.1967317" calcext:value-type="float">
            <text:p>0.1967317</text:p>
          </table:table-cell>
          <table:table-cell office:value-type="float" office:value="0.199121" calcext:value-type="float">
            <text:p>0.199121</text:p>
          </table:table-cell>
          <table:table-cell office:value-type="float" office:value="0" calcext:value-type="float">
            <text:p>0</text:p>
          </table:table-cell>
          <table:table-cell office:value-type="float" office:value="66.98891" calcext:value-type="float">
            <text:p>66.98891</text:p>
          </table:table-cell>
          <table:table-cell office:value-type="float" office:value="63.41208" calcext:value-type="float">
            <text:p>63.41208</text:p>
          </table:table-cell>
          <table:table-cell office:value-type="float" office:value="45.10225" calcext:value-type="float">
            <text:p>45.10225</text:p>
          </table:table-cell>
          <table:table-cell office:value-type="float" office:value="11.16439" calcext:value-type="float">
            <text:p>11.16439</text:p>
          </table:table-cell>
          <table:table-cell office:value-type="float" office:value="9.270346" calcext:value-type="float">
            <text:p>9.270346</text:p>
          </table:table-cell>
          <table:table-cell office:value-type="float" office:value="3.323242" calcext:value-type="float">
            <text:p>3.323242</text:p>
          </table:table-cell>
          <table:table-cell office:value-type="float" office:value="3.412143" calcext:value-type="float">
            <text:p>3.412143</text:p>
          </table:table-cell>
          <table:table-cell office:value-type="float" office:value="5.813948" calcext:value-type="float">
            <text:p>5.813948</text:p>
          </table:table-cell>
          <table:table-cell office:value-type="float" office:value="9.021751" calcext:value-type="float">
            <text:p>9.021751</text:p>
          </table:table-cell>
          <table:table-cell office:value-type="float" office:value="9.531087" calcext:value-type="float">
            <text:p>9.531087</text:p>
          </table:table-cell>
          <table:table-cell office:value-type="float" office:value="10.43526" calcext:value-type="float">
            <text:p>10.43526</text:p>
          </table:table-cell>
          <table:table-cell office:value-type="float" office:value="10.85122" calcext:value-type="float">
            <text:p>10.85122</text:p>
          </table:table-cell>
          <table:table-cell office:value-type="float" office:value="12.79836" calcext:value-type="float">
            <text:p>12.79836</text:p>
          </table:table-cell>
          <table:table-cell office:value-type="float" office:value="12.98275" calcext:value-type="float">
            <text:p>12.98275</text:p>
          </table:table-cell>
          <table:table-cell office:value-type="float" office:value="0" calcext:value-type="float">
            <text:p>0</text:p>
          </table:table-cell>
          <table:table-cell office:value-type="float" office:value="102.4317" calcext:value-type="float">
            <text:p>102.43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7" calcext:value-type="float">
            <text:p>21072007</text:p>
          </table:table-cell>
          <table:table-cell office:value-type="float" office:value="2.090995" calcext:value-type="float">
            <text:p>2.090995</text:p>
          </table:table-cell>
          <table:table-cell office:value-type="float" office:value="133.4512" calcext:value-type="float">
            <text:p>133.4512</text:p>
          </table:table-cell>
          <table:table-cell office:value-type="float" office:value="5" calcext:value-type="float">
            <text:p>5</text:p>
          </table:table-cell>
          <table:table-cell office:value-type="float" office:value="-2.290208" calcext:value-type="float">
            <text:p>-2.290208</text:p>
          </table:table-cell>
          <table:table-cell office:value-type="float" office:value="44.21453" calcext:value-type="float">
            <text:p>44.21453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2915" calcext:value-type="float">
            <text:p>0.0008192915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746114" calcext:value-type="float">
            <text:p>0.009746114</text:p>
          </table:table-cell>
          <table:table-cell office:value-type="float" office:value="1166.554" calcext:value-type="float">
            <text:p>1166.554</text:p>
          </table:table-cell>
          <table:table-cell office:value-type="float" office:value="1.277265" calcext:value-type="float">
            <text:p>1.277265</text:p>
          </table:table-cell>
          <table:table-cell office:value-type="float" office:value="0" calcext:value-type="float">
            <text:p>0</text:p>
          </table:table-cell>
          <table:table-cell office:value-type="float" office:value="0.03533858" calcext:value-type="float">
            <text:p>0.03533858</text:p>
          </table:table-cell>
          <table:table-cell office:value-type="float" office:value="0.1157201" calcext:value-type="float">
            <text:p>0.1157201</text:p>
          </table:table-cell>
          <table:table-cell office:value-type="float" office:value="0.04481252" calcext:value-type="float">
            <text:p>0.04481252</text:p>
          </table:table-cell>
          <table:table-cell office:value-type="float" office:value="0.0122757" calcext:value-type="float">
            <text:p>0.0122757</text:p>
          </table:table-cell>
          <table:table-cell office:value-type="float" office:value="0.01178493" calcext:value-type="float">
            <text:p>0.01178493</text:p>
          </table:table-cell>
          <table:table-cell office:value-type="float" office:value="0.006285297" calcext:value-type="float">
            <text:p>0.006285297</text:p>
          </table:table-cell>
          <table:table-cell office:value-type="float" office:value="0.005659236" calcext:value-type="float">
            <text:p>0.005659236</text:p>
          </table:table-cell>
          <table:table-cell office:value-type="float" office:value="0.01142817" calcext:value-type="float">
            <text:p>0.01142817</text:p>
          </table:table-cell>
          <table:table-cell office:value-type="float" office:value="0.1027271" calcext:value-type="float">
            <text:p>0.1027271</text:p>
          </table:table-cell>
          <table:table-cell office:value-type="float" office:value="0.1267608" calcext:value-type="float">
            <text:p>0.1267608</text:p>
          </table:table-cell>
          <table:table-cell office:value-type="float" office:value="0.1334577" calcext:value-type="float">
            <text:p>0.1334577</text:p>
          </table:table-cell>
          <table:table-cell office:value-type="float" office:value="0.1711526" calcext:value-type="float">
            <text:p>0.1711526</text:p>
          </table:table-cell>
          <table:table-cell office:value-type="float" office:value="0.1967425" calcext:value-type="float">
            <text:p>0.1967425</text:p>
          </table:table-cell>
          <table:table-cell office:value-type="float" office:value="0.1991302" calcext:value-type="float">
            <text:p>0.1991302</text:p>
          </table:table-cell>
          <table:table-cell office:value-type="float" office:value="0" calcext:value-type="float">
            <text:p>0</text:p>
          </table:table-cell>
          <table:table-cell office:value-type="float" office:value="66.92876" calcext:value-type="float">
            <text:p>66.92876</text:p>
          </table:table-cell>
          <table:table-cell office:value-type="float" office:value="63.30973" calcext:value-type="float">
            <text:p>63.30973</text:p>
          </table:table-cell>
          <table:table-cell office:value-type="float" office:value="45.02893" calcext:value-type="float">
            <text:p>45.02893</text:p>
          </table:table-cell>
          <table:table-cell office:value-type="float" office:value="11.14734" calcext:value-type="float">
            <text:p>11.14734</text:p>
          </table:table-cell>
          <table:table-cell office:value-type="float" office:value="9.256411" calcext:value-type="float">
            <text:p>9.256411</text:p>
          </table:table-cell>
          <table:table-cell office:value-type="float" office:value="3.319625" calcext:value-type="float">
            <text:p>3.319625</text:p>
          </table:table-cell>
          <table:table-cell office:value-type="float" office:value="3.407298" calcext:value-type="float">
            <text:p>3.407298</text:p>
          </table:table-cell>
          <table:table-cell office:value-type="float" office:value="5.800907" calcext:value-type="float">
            <text:p>5.800907</text:p>
          </table:table-cell>
          <table:table-cell office:value-type="float" office:value="9.015588" calcext:value-type="float">
            <text:p>9.015588</text:p>
          </table:table-cell>
          <table:table-cell office:value-type="float" office:value="9.527887" calcext:value-type="float">
            <text:p>9.527887</text:p>
          </table:table-cell>
          <table:table-cell office:value-type="float" office:value="10.42922" calcext:value-type="float">
            <text:p>10.42922</text:p>
          </table:table-cell>
          <table:table-cell office:value-type="float" office:value="10.85402" calcext:value-type="float">
            <text:p>10.85402</text:p>
          </table:table-cell>
          <table:table-cell office:value-type="float" office:value="12.79945" calcext:value-type="float">
            <text:p>12.79945</text:p>
          </table:table-cell>
          <table:table-cell office:value-type="float" office:value="12.98368" calcext:value-type="float">
            <text:p>12.98368</text:p>
          </table:table-cell>
          <table:table-cell office:value-type="float" office:value="0" calcext:value-type="float">
            <text:p>0</text:p>
          </table:table-cell>
          <table:table-cell office:value-type="float" office:value="66.63997" calcext:value-type="float">
            <text:p>66.639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7" calcext:value-type="float">
            <text:p>22072007</text:p>
          </table:table-cell>
          <table:table-cell office:value-type="float" office:value="2.083978" calcext:value-type="float">
            <text:p>2.083978</text:p>
          </table:table-cell>
          <table:table-cell office:value-type="float" office:value="133.4447" calcext:value-type="float">
            <text:p>133.4447</text:p>
          </table:table-cell>
          <table:table-cell office:value-type="float" office:value="5" calcext:value-type="float">
            <text:p>5</text:p>
          </table:table-cell>
          <table:table-cell office:value-type="float" office:value="-2.349538" calcext:value-type="float">
            <text:p>-2.349538</text:p>
          </table:table-cell>
          <table:table-cell office:value-type="float" office:value="44.19392" calcext:value-type="float">
            <text:p>44.19392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2982" calcext:value-type="float">
            <text:p>0.0008192982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74826" calcext:value-type="float">
            <text:p>0.00974826</text:p>
          </table:table-cell>
          <table:table-cell office:value-type="float" office:value="1166.531" calcext:value-type="float">
            <text:p>1166.531</text:p>
          </table:table-cell>
          <table:table-cell office:value-type="float" office:value="1.265484" calcext:value-type="float">
            <text:p>1.265484</text:p>
          </table:table-cell>
          <table:table-cell office:value-type="float" office:value="0" calcext:value-type="float">
            <text:p>0</text:p>
          </table:table-cell>
          <table:table-cell office:value-type="float" office:value="0.04499585" calcext:value-type="float">
            <text:p>0.04499585</text:p>
          </table:table-cell>
          <table:table-cell office:value-type="float" office:value="0.05749746" calcext:value-type="float">
            <text:p>0.05749746</text:p>
          </table:table-cell>
          <table:table-cell office:value-type="float" office:value="0.04497892" calcext:value-type="float">
            <text:p>0.04497892</text:p>
          </table:table-cell>
          <table:table-cell office:value-type="float" office:value="0.01241804" calcext:value-type="float">
            <text:p>0.01241804</text:p>
          </table:table-cell>
          <table:table-cell office:value-type="float" office:value="0.01197491" calcext:value-type="float">
            <text:p>0.01197491</text:p>
          </table:table-cell>
          <table:table-cell office:value-type="float" office:value="0.006474144" calcext:value-type="float">
            <text:p>0.006474144</text:p>
          </table:table-cell>
          <table:table-cell office:value-type="float" office:value="0.005735269" calcext:value-type="float">
            <text:p>0.005735269</text:p>
          </table:table-cell>
          <table:table-cell office:value-type="float" office:value="0.01153465" calcext:value-type="float">
            <text:p>0.01153465</text:p>
          </table:table-cell>
          <table:table-cell office:value-type="float" office:value="0.1016694" calcext:value-type="float">
            <text:p>0.1016694</text:p>
          </table:table-cell>
          <table:table-cell office:value-type="float" office:value="0.1262459" calcext:value-type="float">
            <text:p>0.1262459</text:p>
          </table:table-cell>
          <table:table-cell office:value-type="float" office:value="0.1374443" calcext:value-type="float">
            <text:p>0.1374443</text:p>
          </table:table-cell>
          <table:table-cell office:value-type="float" office:value="0.1626335" calcext:value-type="float">
            <text:p>0.1626335</text:p>
          </table:table-cell>
          <table:table-cell office:value-type="float" office:value="0.1967523" calcext:value-type="float">
            <text:p>0.1967523</text:p>
          </table:table-cell>
          <table:table-cell office:value-type="float" office:value="0.1991394" calcext:value-type="float">
            <text:p>0.1991394</text:p>
          </table:table-cell>
          <table:table-cell office:value-type="float" office:value="0" calcext:value-type="float">
            <text:p>0</text:p>
          </table:table-cell>
          <table:table-cell office:value-type="float" office:value="66.87199" calcext:value-type="float">
            <text:p>66.87199</text:p>
          </table:table-cell>
          <table:table-cell office:value-type="float" office:value="63.20528" calcext:value-type="float">
            <text:p>63.20528</text:p>
          </table:table-cell>
          <table:table-cell office:value-type="float" office:value="44.95637" calcext:value-type="float">
            <text:p>44.95637</text:p>
          </table:table-cell>
          <table:table-cell office:value-type="float" office:value="11.13049" calcext:value-type="float">
            <text:p>11.13049</text:p>
          </table:table-cell>
          <table:table-cell office:value-type="float" office:value="9.242707" calcext:value-type="float">
            <text:p>9.242707</text:p>
          </table:table-cell>
          <table:table-cell office:value-type="float" office:value="3.316154" calcext:value-type="float">
            <text:p>3.316154</text:p>
          </table:table-cell>
          <table:table-cell office:value-type="float" office:value="3.402548" calcext:value-type="float">
            <text:p>3.402548</text:p>
          </table:table-cell>
          <table:table-cell office:value-type="float" office:value="5.787979" calcext:value-type="float">
            <text:p>5.787979</text:p>
          </table:table-cell>
          <table:table-cell office:value-type="float" office:value="9.009174" calcext:value-type="float">
            <text:p>9.009174</text:p>
          </table:table-cell>
          <table:table-cell office:value-type="float" office:value="9.524556" calcext:value-type="float">
            <text:p>9.524556</text:p>
          </table:table-cell>
          <table:table-cell office:value-type="float" office:value="10.42457" calcext:value-type="float">
            <text:p>10.42457</text:p>
          </table:table-cell>
          <table:table-cell office:value-type="float" office:value="10.85488" calcext:value-type="float">
            <text:p>10.85488</text:p>
          </table:table-cell>
          <table:table-cell office:value-type="float" office:value="12.80053" calcext:value-type="float">
            <text:p>12.80053</text:p>
          </table:table-cell>
          <table:table-cell office:value-type="float" office:value="12.98462" calcext:value-type="float">
            <text:p>12.98462</text:p>
          </table:table-cell>
          <table:table-cell office:value-type="float" office:value="0" calcext:value-type="float">
            <text:p>0</text:p>
          </table:table-cell>
          <table:table-cell office:value-type="float" office:value="49.1887" calcext:value-type="float">
            <text:p>49.18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7" calcext:value-type="float">
            <text:p>23072007</text:p>
          </table:table-cell>
          <table:table-cell office:value-type="float" office:value="2.074301" calcext:value-type="float">
            <text:p>2.074301</text:p>
          </table:table-cell>
          <table:table-cell office:value-type="float" office:value="133.4386" calcext:value-type="float">
            <text:p>133.4386</text:p>
          </table:table-cell>
          <table:table-cell office:value-type="float" office:value="5" calcext:value-type="float">
            <text:p>5</text:p>
          </table:table-cell>
          <table:table-cell office:value-type="float" office:value="-2.405224" calcext:value-type="float">
            <text:p>-2.405224</text:p>
          </table:table-cell>
          <table:table-cell office:value-type="float" office:value="44.17193" calcext:value-type="float">
            <text:p>44.17193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3038" calcext:value-type="float">
            <text:p>0.0008193038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749226" calcext:value-type="float">
            <text:p>0.009749226</text:p>
          </table:table-cell>
          <table:table-cell office:value-type="float" office:value="1166.514" calcext:value-type="float">
            <text:p>1166.514</text:p>
          </table:table-cell>
          <table:table-cell office:value-type="float" office:value="1.257182" calcext:value-type="float">
            <text:p>1.257182</text:p>
          </table:table-cell>
          <table:table-cell office:value-type="float" office:value="0" calcext:value-type="float">
            <text:p>0</text:p>
          </table:table-cell>
          <table:table-cell office:value-type="float" office:value="0.03401751" calcext:value-type="float">
            <text:p>0.03401751</text:p>
          </table:table-cell>
          <table:table-cell office:value-type="float" office:value="0.05378455" calcext:value-type="float">
            <text:p>0.05378455</text:p>
          </table:table-cell>
          <table:table-cell office:value-type="float" office:value="0.0418787" calcext:value-type="float">
            <text:p>0.0418787</text:p>
          </table:table-cell>
          <table:table-cell office:value-type="float" office:value="0.01150439" calcext:value-type="float">
            <text:p>0.01150439</text:p>
          </table:table-cell>
          <table:table-cell office:value-type="float" office:value="0.01109974" calcext:value-type="float">
            <text:p>0.01109974</text:p>
          </table:table-cell>
          <table:table-cell office:value-type="float" office:value="0.00631077" calcext:value-type="float">
            <text:p>0.00631077</text:p>
          </table:table-cell>
          <table:table-cell office:value-type="float" office:value="0.005711431" calcext:value-type="float">
            <text:p>0.005711431</text:p>
          </table:table-cell>
          <table:table-cell office:value-type="float" office:value="0.01171799" calcext:value-type="float">
            <text:p>0.01171799</text:p>
          </table:table-cell>
          <table:table-cell office:value-type="float" office:value="0.1011358" calcext:value-type="float">
            <text:p>0.1011358</text:p>
          </table:table-cell>
          <table:table-cell office:value-type="float" office:value="0.126112" calcext:value-type="float">
            <text:p>0.126112</text:p>
          </table:table-cell>
          <table:table-cell office:value-type="float" office:value="0.1390677" calcext:value-type="float">
            <text:p>0.1390677</text:p>
          </table:table-cell>
          <table:table-cell office:value-type="float" office:value="0.1552824" calcext:value-type="float">
            <text:p>0.1552824</text:p>
          </table:table-cell>
          <table:table-cell office:value-type="float" office:value="0.1967626" calcext:value-type="float">
            <text:p>0.1967626</text:p>
          </table:table-cell>
          <table:table-cell office:value-type="float" office:value="0.1991486" calcext:value-type="float">
            <text:p>0.1991486</text:p>
          </table:table-cell>
          <table:table-cell office:value-type="float" office:value="0" calcext:value-type="float">
            <text:p>0</text:p>
          </table:table-cell>
          <table:table-cell office:value-type="float" office:value="66.80965" calcext:value-type="float">
            <text:p>66.80965</text:p>
          </table:table-cell>
          <table:table-cell office:value-type="float" office:value="63.0909" calcext:value-type="float">
            <text:p>63.0909</text:p>
          </table:table-cell>
          <table:table-cell office:value-type="float" office:value="44.88324" calcext:value-type="float">
            <text:p>44.88324</text:p>
          </table:table-cell>
          <table:table-cell office:value-type="float" office:value="11.11351" calcext:value-type="float">
            <text:p>11.11351</text:p>
          </table:table-cell>
          <table:table-cell office:value-type="float" office:value="9.228901" calcext:value-type="float">
            <text:p>9.228901</text:p>
          </table:table-cell>
          <table:table-cell office:value-type="float" office:value="3.31276" calcext:value-type="float">
            <text:p>3.31276</text:p>
          </table:table-cell>
          <table:table-cell office:value-type="float" office:value="3.397889" calcext:value-type="float">
            <text:p>3.397889</text:p>
          </table:table-cell>
          <table:table-cell office:value-type="float" office:value="5.775215" calcext:value-type="float">
            <text:p>5.775215</text:p>
          </table:table-cell>
          <table:table-cell office:value-type="float" office:value="9.002647" calcext:value-type="float">
            <text:p>9.002647</text:p>
          </table:table-cell>
          <table:table-cell office:value-type="float" office:value="9.52118" calcext:value-type="float">
            <text:p>9.52118</text:p>
          </table:table-cell>
          <table:table-cell office:value-type="float" office:value="10.42054" calcext:value-type="float">
            <text:p>10.42054</text:p>
          </table:table-cell>
          <table:table-cell office:value-type="float" office:value="10.8538" calcext:value-type="float">
            <text:p>10.8538</text:p>
          </table:table-cell>
          <table:table-cell office:value-type="float" office:value="12.80162" calcext:value-type="float">
            <text:p>12.80162</text:p>
          </table:table-cell>
          <table:table-cell office:value-type="float" office:value="12.98554" calcext:value-type="float">
            <text:p>12.98554</text:p>
          </table:table-cell>
          <table:table-cell office:value-type="float" office:value="0" calcext:value-type="float">
            <text:p>0</text:p>
          </table:table-cell>
          <table:table-cell office:value-type="float" office:value="43.51726" calcext:value-type="float">
            <text:p>43.517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7" calcext:value-type="float">
            <text:p>24072007</text:p>
          </table:table-cell>
          <table:table-cell office:value-type="float" office:value="2.064453" calcext:value-type="float">
            <text:p>2.064453</text:p>
          </table:table-cell>
          <table:table-cell office:value-type="float" office:value="133.4329" calcext:value-type="float">
            <text:p>133.4329</text:p>
          </table:table-cell>
          <table:table-cell office:value-type="float" office:value="5" calcext:value-type="float">
            <text:p>5</text:p>
          </table:table-cell>
          <table:table-cell office:value-type="float" office:value="-2.461899" calcext:value-type="float">
            <text:p>-2.461899</text:p>
          </table:table-cell>
          <table:table-cell office:value-type="float" office:value="44.14906" calcext:value-type="float">
            <text:p>44.14906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3094" calcext:value-type="float">
            <text:p>0.0008193094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748979" calcext:value-type="float">
            <text:p>0.009748979</text:p>
          </table:table-cell>
          <table:table-cell office:value-type="float" office:value="1166.497" calcext:value-type="float">
            <text:p>1166.497</text:p>
          </table:table-cell>
          <table:table-cell office:value-type="float" office:value="1.250414" calcext:value-type="float">
            <text:p>1.250414</text:p>
          </table:table-cell>
          <table:table-cell office:value-type="float" office:value="0" calcext:value-type="float">
            <text:p>0</text:p>
          </table:table-cell>
          <table:table-cell office:value-type="float" office:value="0.03363571" calcext:value-type="float">
            <text:p>0.03363571</text:p>
          </table:table-cell>
          <table:table-cell office:value-type="float" office:value="0.05127746" calcext:value-type="float">
            <text:p>0.05127746</text:p>
          </table:table-cell>
          <table:table-cell office:value-type="float" office:value="0.03953421" calcext:value-type="float">
            <text:p>0.03953421</text:p>
          </table:table-cell>
          <table:table-cell office:value-type="float" office:value="0.01089258" calcext:value-type="float">
            <text:p>0.01089258</text:p>
          </table:table-cell>
          <table:table-cell office:value-type="float" office:value="0.0104958" calcext:value-type="float">
            <text:p>0.0104958</text:p>
          </table:table-cell>
          <table:table-cell office:value-type="float" office:value="0.006138533" calcext:value-type="float">
            <text:p>0.006138533</text:p>
          </table:table-cell>
          <table:table-cell office:value-type="float" office:value="0.005676651" calcext:value-type="float">
            <text:p>0.005676651</text:p>
          </table:table-cell>
          <table:table-cell office:value-type="float" office:value="0.01179843" calcext:value-type="float">
            <text:p>0.01179843</text:p>
          </table:table-cell>
          <table:table-cell office:value-type="float" office:value="0.1003811" calcext:value-type="float">
            <text:p>0.1003811</text:p>
          </table:table-cell>
          <table:table-cell office:value-type="float" office:value="0.1257752" calcext:value-type="float">
            <text:p>0.1257752</text:p>
          </table:table-cell>
          <table:table-cell office:value-type="float" office:value="0.1393869" calcext:value-type="float">
            <text:p>0.1393869</text:p>
          </table:table-cell>
          <table:table-cell office:value-type="float" office:value="0.1497129" calcext:value-type="float">
            <text:p>0.1497129</text:p>
          </table:table-cell>
          <table:table-cell office:value-type="float" office:value="0.196772" calcext:value-type="float">
            <text:p>0.196772</text:p>
          </table:table-cell>
          <table:table-cell office:value-type="float" office:value="0.1991578" calcext:value-type="float">
            <text:p>0.1991578</text:p>
          </table:table-cell>
          <table:table-cell office:value-type="float" office:value="0" calcext:value-type="float">
            <text:p>0</text:p>
          </table:table-cell>
          <table:table-cell office:value-type="float" office:value="66.74078" calcext:value-type="float">
            <text:p>66.74078</text:p>
          </table:table-cell>
          <table:table-cell office:value-type="float" office:value="62.97584" calcext:value-type="float">
            <text:p>62.97584</text:p>
          </table:table-cell>
          <table:table-cell office:value-type="float" office:value="44.80941" calcext:value-type="float">
            <text:p>44.80941</text:p>
          </table:table-cell>
          <table:table-cell office:value-type="float" office:value="11.09641" calcext:value-type="float">
            <text:p>11.09641</text:p>
          </table:table-cell>
          <table:table-cell office:value-type="float" office:value="9.214913" calcext:value-type="float">
            <text:p>9.214913</text:p>
          </table:table-cell>
          <table:table-cell office:value-type="float" office:value="3.309402" calcext:value-type="float">
            <text:p>3.309402</text:p>
          </table:table-cell>
          <table:table-cell office:value-type="float" office:value="3.393309" calcext:value-type="float">
            <text:p>3.393309</text:p>
          </table:table-cell>
          <table:table-cell office:value-type="float" office:value="5.762582" calcext:value-type="float">
            <text:p>5.762582</text:p>
          </table:table-cell>
          <table:table-cell office:value-type="float" office:value="8.996052" calcext:value-type="float">
            <text:p>8.996052</text:p>
          </table:table-cell>
          <table:table-cell office:value-type="float" office:value="9.517786" calcext:value-type="float">
            <text:p>9.517786</text:p>
          </table:table-cell>
          <table:table-cell office:value-type="float" office:value="10.41674" calcext:value-type="float">
            <text:p>10.41674</text:p>
          </table:table-cell>
          <table:table-cell office:value-type="float" office:value="10.85121" calcext:value-type="float">
            <text:p>10.85121</text:p>
          </table:table-cell>
          <table:table-cell office:value-type="float" office:value="12.8027" calcext:value-type="float">
            <text:p>12.8027</text:p>
          </table:table-cell>
          <table:table-cell office:value-type="float" office:value="12.98646" calcext:value-type="float">
            <text:p>12.98646</text:p>
          </table:table-cell>
          <table:table-cell office:value-type="float" office:value="0" calcext:value-type="float">
            <text:p>0</text:p>
          </table:table-cell>
          <table:table-cell office:value-type="float" office:value="40.16556" calcext:value-type="float">
            <text:p>40.16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7" calcext:value-type="float">
            <text:p>25072007</text:p>
          </table:table-cell>
          <table:table-cell office:value-type="float" office:value="2.05616" calcext:value-type="float">
            <text:p>2.05616</text:p>
          </table:table-cell>
          <table:table-cell office:value-type="float" office:value="133.4279" calcext:value-type="float">
            <text:p>133.4279</text:p>
          </table:table-cell>
          <table:table-cell office:value-type="float" office:value="5" calcext:value-type="float">
            <text:p>5</text:p>
          </table:table-cell>
          <table:table-cell office:value-type="float" office:value="-2.51786" calcext:value-type="float">
            <text:p>-2.51786</text:p>
          </table:table-cell>
          <table:table-cell office:value-type="float" office:value="44.1252" calcext:value-type="float">
            <text:p>44.1252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315" calcext:value-type="float">
            <text:p>0.000819315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747263" calcext:value-type="float">
            <text:p>0.009747263</text:p>
          </table:table-cell>
          <table:table-cell office:value-type="float" office:value="1166.48" calcext:value-type="float">
            <text:p>1166.48</text:p>
          </table:table-cell>
          <table:table-cell office:value-type="float" office:value="1.245652" calcext:value-type="float">
            <text:p>1.245652</text:p>
          </table:table-cell>
          <table:table-cell office:value-type="float" office:value="0" calcext:value-type="float">
            <text:p>0</text:p>
          </table:table-cell>
          <table:table-cell office:value-type="float" office:value="0.03326862" calcext:value-type="float">
            <text:p>0.03326862</text:p>
          </table:table-cell>
          <table:table-cell office:value-type="float" office:value="0.04825758" calcext:value-type="float">
            <text:p>0.04825758</text:p>
          </table:table-cell>
          <table:table-cell office:value-type="float" office:value="0.03622083" calcext:value-type="float">
            <text:p>0.03622083</text:p>
          </table:table-cell>
          <table:table-cell office:value-type="float" office:value="0.009985087" calcext:value-type="float">
            <text:p>0.009985087</text:p>
          </table:table-cell>
          <table:table-cell office:value-type="float" office:value="0.009532109" calcext:value-type="float">
            <text:p>0.009532109</text:p>
          </table:table-cell>
          <table:table-cell office:value-type="float" office:value="0.00573632" calcext:value-type="float">
            <text:p>0.00573632</text:p>
          </table:table-cell>
          <table:table-cell office:value-type="float" office:value="0.005557547" calcext:value-type="float">
            <text:p>0.005557547</text:p>
          </table:table-cell>
          <table:table-cell office:value-type="float" office:value="0.01174522" calcext:value-type="float">
            <text:p>0.01174522</text:p>
          </table:table-cell>
          <table:table-cell office:value-type="float" office:value="0.09903398" calcext:value-type="float">
            <text:p>0.09903398</text:p>
          </table:table-cell>
          <table:table-cell office:value-type="float" office:value="0.1249591" calcext:value-type="float">
            <text:p>0.1249591</text:p>
          </table:table-cell>
          <table:table-cell office:value-type="float" office:value="0.1388595" calcext:value-type="float">
            <text:p>0.1388595</text:p>
          </table:table-cell>
          <table:table-cell office:value-type="float" office:value="0.1452461" calcext:value-type="float">
            <text:p>0.1452461</text:p>
          </table:table-cell>
          <table:table-cell office:value-type="float" office:value="0.1967811" calcext:value-type="float">
            <text:p>0.1967811</text:p>
          </table:table-cell>
          <table:table-cell office:value-type="float" office:value="0.1991669" calcext:value-type="float">
            <text:p>0.1991669</text:p>
          </table:table-cell>
          <table:table-cell office:value-type="float" office:value="0" calcext:value-type="float">
            <text:p>0</text:p>
          </table:table-cell>
          <table:table-cell office:value-type="float" office:value="66.66766" calcext:value-type="float">
            <text:p>66.66766</text:p>
          </table:table-cell>
          <table:table-cell office:value-type="float" office:value="62.85954" calcext:value-type="float">
            <text:p>62.85954</text:p>
          </table:table-cell>
          <table:table-cell office:value-type="float" office:value="44.73438" calcext:value-type="float">
            <text:p>44.73438</text:p>
          </table:table-cell>
          <table:table-cell office:value-type="float" office:value="11.07904" calcext:value-type="float">
            <text:p>11.07904</text:p>
          </table:table-cell>
          <table:table-cell office:value-type="float" office:value="9.200607" calcext:value-type="float">
            <text:p>9.200607</text:p>
          </table:table-cell>
          <table:table-cell office:value-type="float" office:value="3.306036" calcext:value-type="float">
            <text:p>3.306036</text:p>
          </table:table-cell>
          <table:table-cell office:value-type="float" office:value="3.388799" calcext:value-type="float">
            <text:p>3.388799</text:p>
          </table:table-cell>
          <table:table-cell office:value-type="float" office:value="5.750033" calcext:value-type="float">
            <text:p>5.750033</text:p>
          </table:table-cell>
          <table:table-cell office:value-type="float" office:value="8.98927" calcext:value-type="float">
            <text:p>8.98927</text:p>
          </table:table-cell>
          <table:table-cell office:value-type="float" office:value="9.514277" calcext:value-type="float">
            <text:p>9.514277</text:p>
          </table:table-cell>
          <table:table-cell office:value-type="float" office:value="10.41289" calcext:value-type="float">
            <text:p>10.41289</text:p>
          </table:table-cell>
          <table:table-cell office:value-type="float" office:value="10.84746" calcext:value-type="float">
            <text:p>10.84746</text:p>
          </table:table-cell>
          <table:table-cell office:value-type="float" office:value="12.80379" calcext:value-type="float">
            <text:p>12.80379</text:p>
          </table:table-cell>
          <table:table-cell office:value-type="float" office:value="12.98738" calcext:value-type="float">
            <text:p>12.98738</text:p>
          </table:table-cell>
          <table:table-cell office:value-type="float" office:value="0" calcext:value-type="float">
            <text:p>0</text:p>
          </table:table-cell>
          <table:table-cell office:value-type="float" office:value="35.14998" calcext:value-type="float">
            <text:p>35.14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7" calcext:value-type="float">
            <text:p>26072007</text:p>
          </table:table-cell>
          <table:table-cell office:value-type="float" office:value="2.048328" calcext:value-type="float">
            <text:p>2.048328</text:p>
          </table:table-cell>
          <table:table-cell office:value-type="float" office:value="133.4233" calcext:value-type="float">
            <text:p>133.4233</text:p>
          </table:table-cell>
          <table:table-cell office:value-type="float" office:value="5" calcext:value-type="float">
            <text:p>5</text:p>
          </table:table-cell>
          <table:table-cell office:value-type="float" office:value="-2.574354" calcext:value-type="float">
            <text:p>-2.574354</text:p>
          </table:table-cell>
          <table:table-cell office:value-type="float" office:value="44.1004" calcext:value-type="float">
            <text:p>44.1004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3161" calcext:value-type="float">
            <text:p>0.0008193161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743866" calcext:value-type="float">
            <text:p>0.009743866</text:p>
          </table:table-cell>
          <table:table-cell office:value-type="float" office:value="1166.463" calcext:value-type="float">
            <text:p>1166.463</text:p>
          </table:table-cell>
          <table:table-cell office:value-type="float" office:value="1.241484" calcext:value-type="float">
            <text:p>1.241484</text:p>
          </table:table-cell>
          <table:table-cell office:value-type="float" office:value="0" calcext:value-type="float">
            <text:p>0</text:p>
          </table:table-cell>
          <table:table-cell office:value-type="float" office:value="0.03309175" calcext:value-type="float">
            <text:p>0.03309175</text:p>
          </table:table-cell>
          <table:table-cell office:value-type="float" office:value="0.04758113" calcext:value-type="float">
            <text:p>0.04758113</text:p>
          </table:table-cell>
          <table:table-cell office:value-type="float" office:value="0.03545449" calcext:value-type="float">
            <text:p>0.03545449</text:p>
          </table:table-cell>
          <table:table-cell office:value-type="float" office:value="0.00971915" calcext:value-type="float">
            <text:p>0.00971915</text:p>
          </table:table-cell>
          <table:table-cell office:value-type="float" office:value="0.009209402" calcext:value-type="float">
            <text:p>0.009209402</text:p>
          </table:table-cell>
          <table:table-cell office:value-type="float" office:value="0.005571215" calcext:value-type="float">
            <text:p>0.005571215</text:p>
          </table:table-cell>
          <table:table-cell office:value-type="float" office:value="0.005497435" calcext:value-type="float">
            <text:p>0.005497435</text:p>
          </table:table-cell>
          <table:table-cell office:value-type="float" office:value="0.01174847" calcext:value-type="float">
            <text:p>0.01174847</text:p>
          </table:table-cell>
          <table:table-cell office:value-type="float" office:value="0.09744755" calcext:value-type="float">
            <text:p>0.09744755</text:p>
          </table:table-cell>
          <table:table-cell office:value-type="float" office:value="0.1238788" calcext:value-type="float">
            <text:p>0.1238788</text:p>
          </table:table-cell>
          <table:table-cell office:value-type="float" office:value="0.1379333" calcext:value-type="float">
            <text:p>0.1379333</text:p>
          </table:table-cell>
          <table:table-cell office:value-type="float" office:value="0.1413531" calcext:value-type="float">
            <text:p>0.1413531</text:p>
          </table:table-cell>
          <table:table-cell office:value-type="float" office:value="0.1967903" calcext:value-type="float">
            <text:p>0.1967903</text:p>
          </table:table-cell>
          <table:table-cell office:value-type="float" office:value="0.1991761" calcext:value-type="float">
            <text:p>0.1991761</text:p>
          </table:table-cell>
          <table:table-cell office:value-type="float" office:value="0" calcext:value-type="float">
            <text:p>0</text:p>
          </table:table-cell>
          <table:table-cell office:value-type="float" office:value="66.59124" calcext:value-type="float">
            <text:p>66.59124</text:p>
          </table:table-cell>
          <table:table-cell office:value-type="float" office:value="62.74232" calcext:value-type="float">
            <text:p>62.74232</text:p>
          </table:table-cell>
          <table:table-cell office:value-type="float" office:value="44.65887" calcext:value-type="float">
            <text:p>44.65887</text:p>
          </table:table-cell>
          <table:table-cell office:value-type="float" office:value="11.06144" calcext:value-type="float">
            <text:p>11.06144</text:p>
          </table:table-cell>
          <table:table-cell office:value-type="float" office:value="9.186106" calcext:value-type="float">
            <text:p>9.186106</text:p>
          </table:table-cell>
          <table:table-cell office:value-type="float" office:value="3.302649" calcext:value-type="float">
            <text:p>3.302649</text:p>
          </table:table-cell>
          <table:table-cell office:value-type="float" office:value="3.384347" calcext:value-type="float">
            <text:p>3.384347</text:p>
          </table:table-cell>
          <table:table-cell office:value-type="float" office:value="5.737569" calcext:value-type="float">
            <text:p>5.737569</text:p>
          </table:table-cell>
          <table:table-cell office:value-type="float" office:value="8.982217" calcext:value-type="float">
            <text:p>8.982217</text:p>
          </table:table-cell>
          <table:table-cell office:value-type="float" office:value="9.51056" calcext:value-type="float">
            <text:p>9.51056</text:p>
          </table:table-cell>
          <table:table-cell office:value-type="float" office:value="10.4089" calcext:value-type="float">
            <text:p>10.4089</text:p>
          </table:table-cell>
          <table:table-cell office:value-type="float" office:value="10.84276" calcext:value-type="float">
            <text:p>10.84276</text:p>
          </table:table-cell>
          <table:table-cell office:value-type="float" office:value="12.80487" calcext:value-type="float">
            <text:p>12.80487</text:p>
          </table:table-cell>
          <table:table-cell office:value-type="float" office:value="12.98828" calcext:value-type="float">
            <text:p>12.98828</text:p>
          </table:table-cell>
          <table:table-cell office:value-type="float" office:value="0" calcext:value-type="float">
            <text:p>0</text:p>
          </table:table-cell>
          <table:table-cell office:value-type="float" office:value="31.97097" calcext:value-type="float">
            <text:p>31.97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7" calcext:value-type="float">
            <text:p>27072007</text:p>
          </table:table-cell>
          <table:table-cell office:value-type="float" office:value="2.040546" calcext:value-type="float">
            <text:p>2.040546</text:p>
          </table:table-cell>
          <table:table-cell office:value-type="float" office:value="133.4189" calcext:value-type="float">
            <text:p>133.4189</text:p>
          </table:table-cell>
          <table:table-cell office:value-type="float" office:value="5" calcext:value-type="float">
            <text:p>5</text:p>
          </table:table-cell>
          <table:table-cell office:value-type="float" office:value="-2.631867" calcext:value-type="float">
            <text:p>-2.631867</text:p>
          </table:table-cell>
          <table:table-cell office:value-type="float" office:value="44.07473" calcext:value-type="float">
            <text:p>44.07473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3161" calcext:value-type="float">
            <text:p>0.0008193161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738602" calcext:value-type="float">
            <text:p>0.009738602</text:p>
          </table:table-cell>
          <table:table-cell office:value-type="float" office:value="1166.446" calcext:value-type="float">
            <text:p>1166.446</text:p>
          </table:table-cell>
          <table:table-cell office:value-type="float" office:value="1.237579" calcext:value-type="float">
            <text:p>1.237579</text:p>
          </table:table-cell>
          <table:table-cell office:value-type="float" office:value="0" calcext:value-type="float">
            <text:p>0</text:p>
          </table:table-cell>
          <table:table-cell office:value-type="float" office:value="0.03378188" calcext:value-type="float">
            <text:p>0.03378188</text:p>
          </table:table-cell>
          <table:table-cell office:value-type="float" office:value="0.04842951" calcext:value-type="float">
            <text:p>0.04842951</text:p>
          </table:table-cell>
          <table:table-cell office:value-type="float" office:value="0.03579967" calcext:value-type="float">
            <text:p>0.03579967</text:p>
          </table:table-cell>
          <table:table-cell office:value-type="float" office:value="0.009715487" calcext:value-type="float">
            <text:p>0.009715487</text:p>
          </table:table-cell>
          <table:table-cell office:value-type="float" office:value="0.009144512" calcext:value-type="float">
            <text:p>0.009144512</text:p>
          </table:table-cell>
          <table:table-cell office:value-type="float" office:value="0.005505668" calcext:value-type="float">
            <text:p>0.005505668</text:p>
          </table:table-cell>
          <table:table-cell office:value-type="float" office:value="0.005465323" calcext:value-type="float">
            <text:p>0.005465323</text:p>
          </table:table-cell>
          <table:table-cell office:value-type="float" office:value="0.01165816" calcext:value-type="float">
            <text:p>0.01165816</text:p>
          </table:table-cell>
          <table:table-cell office:value-type="float" office:value="0.09582541" calcext:value-type="float">
            <text:p>0.09582541</text:p>
          </table:table-cell>
          <table:table-cell office:value-type="float" office:value="0.1227698" calcext:value-type="float">
            <text:p>0.1227698</text:p>
          </table:table-cell>
          <table:table-cell office:value-type="float" office:value="0.136927" calcext:value-type="float">
            <text:p>0.136927</text:p>
          </table:table-cell>
          <table:table-cell office:value-type="float" office:value="0.1379169" calcext:value-type="float">
            <text:p>0.1379169</text:p>
          </table:table-cell>
          <table:table-cell office:value-type="float" office:value="0.1967996" calcext:value-type="float">
            <text:p>0.1967996</text:p>
          </table:table-cell>
          <table:table-cell office:value-type="float" office:value="0.1991853" calcext:value-type="float">
            <text:p>0.1991853</text:p>
          </table:table-cell>
          <table:table-cell office:value-type="float" office:value="0" calcext:value-type="float">
            <text:p>0</text:p>
          </table:table-cell>
          <table:table-cell office:value-type="float" office:value="66.50881" calcext:value-type="float">
            <text:p>66.50881</text:p>
          </table:table-cell>
          <table:table-cell office:value-type="float" office:value="62.62493" calcext:value-type="float">
            <text:p>62.62493</text:p>
          </table:table-cell>
          <table:table-cell office:value-type="float" office:value="44.58287" calcext:value-type="float">
            <text:p>44.58287</text:p>
          </table:table-cell>
          <table:table-cell office:value-type="float" office:value="11.04371" calcext:value-type="float">
            <text:p>11.04371</text:p>
          </table:table-cell>
          <table:table-cell office:value-type="float" office:value="9.171491" calcext:value-type="float">
            <text:p>9.171491</text:p>
          </table:table-cell>
          <table:table-cell office:value-type="float" office:value="3.299259" calcext:value-type="float">
            <text:p>3.299259</text:p>
          </table:table-cell>
          <table:table-cell office:value-type="float" office:value="3.379948" calcext:value-type="float">
            <text:p>3.379948</text:p>
          </table:table-cell>
          <table:table-cell office:value-type="float" office:value="5.725184" calcext:value-type="float">
            <text:p>5.725184</text:p>
          </table:table-cell>
          <table:table-cell office:value-type="float" office:value="8.97489" calcext:value-type="float">
            <text:p>8.97489</text:p>
          </table:table-cell>
          <table:table-cell office:value-type="float" office:value="9.506655" calcext:value-type="float">
            <text:p>9.506655</text:p>
          </table:table-cell>
          <table:table-cell office:value-type="float" office:value="10.40469" calcext:value-type="float">
            <text:p>10.40469</text:p>
          </table:table-cell>
          <table:table-cell office:value-type="float" office:value="10.83719" calcext:value-type="float">
            <text:p>10.83719</text:p>
          </table:table-cell>
          <table:table-cell office:value-type="float" office:value="12.80596" calcext:value-type="float">
            <text:p>12.80596</text:p>
          </table:table-cell>
          <table:table-cell office:value-type="float" office:value="12.98919" calcext:value-type="float">
            <text:p>12.98919</text:p>
          </table:table-cell>
          <table:table-cell office:value-type="float" office:value="0" calcext:value-type="float">
            <text:p>0</text:p>
          </table:table-cell>
          <table:table-cell office:value-type="float" office:value="30.44498" calcext:value-type="float">
            <text:p>30.444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7" calcext:value-type="float">
            <text:p>28072007</text:p>
          </table:table-cell>
          <table:table-cell office:value-type="float" office:value="2.031873" calcext:value-type="float">
            <text:p>2.031873</text:p>
          </table:table-cell>
          <table:table-cell office:value-type="float" office:value="133.4141" calcext:value-type="float">
            <text:p>133.4141</text:p>
          </table:table-cell>
          <table:table-cell office:value-type="float" office:value="5" calcext:value-type="float">
            <text:p>5</text:p>
          </table:table-cell>
          <table:table-cell office:value-type="float" office:value="-2.691385" calcext:value-type="float">
            <text:p>-2.691385</text:p>
          </table:table-cell>
          <table:table-cell office:value-type="float" office:value="44.04853" calcext:value-type="float">
            <text:p>44.04853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3161" calcext:value-type="float">
            <text:p>0.0008193161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731314" calcext:value-type="float">
            <text:p>0.009731314</text:p>
          </table:table-cell>
          <table:table-cell office:value-type="float" office:value="1166.427" calcext:value-type="float">
            <text:p>1166.427</text:p>
          </table:table-cell>
          <table:table-cell office:value-type="float" office:value="1.23255" calcext:value-type="float">
            <text:p>1.23255</text:p>
          </table:table-cell>
          <table:table-cell office:value-type="float" office:value="0" calcext:value-type="float">
            <text:p>0</text:p>
          </table:table-cell>
          <table:table-cell office:value-type="float" office:value="0.0333232" calcext:value-type="float">
            <text:p>0.0333232</text:p>
          </table:table-cell>
          <table:table-cell office:value-type="float" office:value="0.05028383" calcext:value-type="float">
            <text:p>0.05028383</text:p>
          </table:table-cell>
          <table:table-cell office:value-type="float" office:value="0.03799408" calcext:value-type="float">
            <text:p>0.03799408</text:p>
          </table:table-cell>
          <table:table-cell office:value-type="float" office:value="0.01030975" calcext:value-type="float">
            <text:p>0.01030975</text:p>
          </table:table-cell>
          <table:table-cell office:value-type="float" office:value="0.009773192" calcext:value-type="float">
            <text:p>0.009773192</text:p>
          </table:table-cell>
          <table:table-cell office:value-type="float" office:value="0.005757603" calcext:value-type="float">
            <text:p>0.005757603</text:p>
          </table:table-cell>
          <table:table-cell office:value-type="float" office:value="0.00555502" calcext:value-type="float">
            <text:p>0.00555502</text:p>
          </table:table-cell>
          <table:table-cell office:value-type="float" office:value="0.01145162" calcext:value-type="float">
            <text:p>0.01145162</text:p>
          </table:table-cell>
          <table:table-cell office:value-type="float" office:value="0.09376945" calcext:value-type="float">
            <text:p>0.09376945</text:p>
          </table:table-cell>
          <table:table-cell office:value-type="float" office:value="0.1213675" calcext:value-type="float">
            <text:p>0.1213675</text:p>
          </table:table-cell>
          <table:table-cell office:value-type="float" office:value="0.1356472" calcext:value-type="float">
            <text:p>0.1356472</text:p>
          </table:table-cell>
          <table:table-cell office:value-type="float" office:value="0.1345787" calcext:value-type="float">
            <text:p>0.1345787</text:p>
          </table:table-cell>
          <table:table-cell office:value-type="float" office:value="0.1968088" calcext:value-type="float">
            <text:p>0.1968088</text:p>
          </table:table-cell>
          <table:table-cell office:value-type="float" office:value="0.1991945" calcext:value-type="float">
            <text:p>0.1991945</text:p>
          </table:table-cell>
          <table:table-cell office:value-type="float" office:value="0" calcext:value-type="float">
            <text:p>0</text:p>
          </table:table-cell>
          <table:table-cell office:value-type="float" office:value="66.44071" calcext:value-type="float">
            <text:p>66.44071</text:p>
          </table:table-cell>
          <table:table-cell office:value-type="float" office:value="62.50941" calcext:value-type="float">
            <text:p>62.50941</text:p>
          </table:table-cell>
          <table:table-cell office:value-type="float" office:value="44.50785" calcext:value-type="float">
            <text:p>44.50785</text:p>
          </table:table-cell>
          <table:table-cell office:value-type="float" office:value="11.02615" calcext:value-type="float">
            <text:p>11.02615</text:p>
          </table:table-cell>
          <table:table-cell office:value-type="float" office:value="9.157125" calcext:value-type="float">
            <text:p>9.157125</text:p>
          </table:table-cell>
          <table:table-cell office:value-type="float" office:value="3.295909" calcext:value-type="float">
            <text:p>3.295909</text:p>
          </table:table-cell>
          <table:table-cell office:value-type="float" office:value="3.375636" calcext:value-type="float">
            <text:p>3.375636</text:p>
          </table:table-cell>
          <table:table-cell office:value-type="float" office:value="5.712842" calcext:value-type="float">
            <text:p>5.712842</text:p>
          </table:table-cell>
          <table:table-cell office:value-type="float" office:value="8.967257" calcext:value-type="float">
            <text:p>8.967257</text:p>
          </table:table-cell>
          <table:table-cell office:value-type="float" office:value="9.502502" calcext:value-type="float">
            <text:p>9.502502</text:p>
          </table:table-cell>
          <table:table-cell office:value-type="float" office:value="10.40023" calcext:value-type="float">
            <text:p>10.40023</text:p>
          </table:table-cell>
          <table:table-cell office:value-type="float" office:value="10.83087" calcext:value-type="float">
            <text:p>10.83087</text:p>
          </table:table-cell>
          <table:table-cell office:value-type="float" office:value="12.80704" calcext:value-type="float">
            <text:p>12.80704</text:p>
          </table:table-cell>
          <table:table-cell office:value-type="float" office:value="12.99011" calcext:value-type="float">
            <text:p>12.99011</text:p>
          </table:table-cell>
          <table:table-cell office:value-type="float" office:value="0" calcext:value-type="float">
            <text:p>0</text:p>
          </table:table-cell>
          <table:table-cell office:value-type="float" office:value="32.45667" calcext:value-type="float">
            <text:p>32.45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7" calcext:value-type="float">
            <text:p>29072007</text:p>
          </table:table-cell>
          <table:table-cell office:value-type="float" office:value="2.023774" calcext:value-type="float">
            <text:p>2.023774</text:p>
          </table:table-cell>
          <table:table-cell office:value-type="float" office:value="133.4089" calcext:value-type="float">
            <text:p>133.4089</text:p>
          </table:table-cell>
          <table:table-cell office:value-type="float" office:value="5" calcext:value-type="float">
            <text:p>5</text:p>
          </table:table-cell>
          <table:table-cell office:value-type="float" office:value="-2.751202" calcext:value-type="float">
            <text:p>-2.751202</text:p>
          </table:table-cell>
          <table:table-cell office:value-type="float" office:value="44.02177" calcext:value-type="float">
            <text:p>44.02177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3161" calcext:value-type="float">
            <text:p>0.0008193161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721808" calcext:value-type="float">
            <text:p>0.009721808</text:p>
          </table:table-cell>
          <table:table-cell office:value-type="float" office:value="1166.406" calcext:value-type="float">
            <text:p>1166.406</text:p>
          </table:table-cell>
          <table:table-cell office:value-type="float" office:value="1.226237" calcext:value-type="float">
            <text:p>1.226237</text:p>
          </table:table-cell>
          <table:table-cell office:value-type="float" office:value="0" calcext:value-type="float">
            <text:p>0</text:p>
          </table:table-cell>
          <table:table-cell office:value-type="float" office:value="0.03354732" calcext:value-type="float">
            <text:p>0.03354732</text:p>
          </table:table-cell>
          <table:table-cell office:value-type="float" office:value="0.05224511" calcext:value-type="float">
            <text:p>0.05224511</text:p>
          </table:table-cell>
          <table:table-cell office:value-type="float" office:value="0.03985143" calcext:value-type="float">
            <text:p>0.03985143</text:p>
          </table:table-cell>
          <table:table-cell office:value-type="float" office:value="0.01077413" calcext:value-type="float">
            <text:p>0.01077413</text:p>
          </table:table-cell>
          <table:table-cell office:value-type="float" office:value="0.01023111" calcext:value-type="float">
            <text:p>0.01023111</text:p>
          </table:table-cell>
          <table:table-cell office:value-type="float" office:value="0.005947229" calcext:value-type="float">
            <text:p>0.005947229</text:p>
          </table:table-cell>
          <table:table-cell office:value-type="float" office:value="0.005644706" calcext:value-type="float">
            <text:p>0.005644706</text:p>
          </table:table-cell>
          <table:table-cell office:value-type="float" office:value="0.01143748" calcext:value-type="float">
            <text:p>0.01143748</text:p>
          </table:table-cell>
          <table:table-cell office:value-type="float" office:value="0.09211546" calcext:value-type="float">
            <text:p>0.09211546</text:p>
          </table:table-cell>
          <table:table-cell office:value-type="float" office:value="0.1203043" calcext:value-type="float">
            <text:p>0.1203043</text:p>
          </table:table-cell>
          <table:table-cell office:value-type="float" office:value="0.1346679" calcext:value-type="float">
            <text:p>0.1346679</text:p>
          </table:table-cell>
          <table:table-cell office:value-type="float" office:value="0.1318107" calcext:value-type="float">
            <text:p>0.1318107</text:p>
          </table:table-cell>
          <table:table-cell office:value-type="float" office:value="0.1968182" calcext:value-type="float">
            <text:p>0.1968182</text:p>
          </table:table-cell>
          <table:table-cell office:value-type="float" office:value="0.1992036" calcext:value-type="float">
            <text:p>0.1992036</text:p>
          </table:table-cell>
          <table:table-cell office:value-type="float" office:value="0" calcext:value-type="float">
            <text:p>0</text:p>
          </table:table-cell>
          <table:table-cell office:value-type="float" office:value="66.37586" calcext:value-type="float">
            <text:p>66.37586</text:p>
          </table:table-cell>
          <table:table-cell office:value-type="float" office:value="62.39593" calcext:value-type="float">
            <text:p>62.39593</text:p>
          </table:table-cell>
          <table:table-cell office:value-type="float" office:value="44.43407" calcext:value-type="float">
            <text:p>44.43407</text:p>
          </table:table-cell>
          <table:table-cell office:value-type="float" office:value="11.00893" calcext:value-type="float">
            <text:p>11.00893</text:p>
          </table:table-cell>
          <table:table-cell office:value-type="float" office:value="9.143056" calcext:value-type="float">
            <text:p>9.143056</text:p>
          </table:table-cell>
          <table:table-cell office:value-type="float" office:value="3.292632" calcext:value-type="float">
            <text:p>3.292632</text:p>
          </table:table-cell>
          <table:table-cell office:value-type="float" office:value="3.371439" calcext:value-type="float">
            <text:p>3.371439</text:p>
          </table:table-cell>
          <table:table-cell office:value-type="float" office:value="5.700578" calcext:value-type="float">
            <text:p>5.700578</text:p>
          </table:table-cell>
          <table:table-cell office:value-type="float" office:value="8.959282" calcext:value-type="float">
            <text:p>8.959282</text:p>
          </table:table-cell>
          <table:table-cell office:value-type="float" office:value="9.498085" calcext:value-type="float">
            <text:p>9.498085</text:p>
          </table:table-cell>
          <table:table-cell office:value-type="float" office:value="10.39553" calcext:value-type="float">
            <text:p>10.39553</text:p>
          </table:table-cell>
          <table:table-cell office:value-type="float" office:value="10.82383" calcext:value-type="float">
            <text:p>10.82383</text:p>
          </table:table-cell>
          <table:table-cell office:value-type="float" office:value="12.80813" calcext:value-type="float">
            <text:p>12.80813</text:p>
          </table:table-cell>
          <table:table-cell office:value-type="float" office:value="12.99103" calcext:value-type="float">
            <text:p>12.99103</text:p>
          </table:table-cell>
          <table:table-cell office:value-type="float" office:value="0" calcext:value-type="float">
            <text:p>0</text:p>
          </table:table-cell>
          <table:table-cell office:value-type="float" office:value="33.94041" calcext:value-type="float">
            <text:p>33.94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7" calcext:value-type="float">
            <text:p>30072007</text:p>
          </table:table-cell>
          <table:table-cell office:value-type="float" office:value="2.019776" calcext:value-type="float">
            <text:p>2.019776</text:p>
          </table:table-cell>
          <table:table-cell office:value-type="float" office:value="133.4033" calcext:value-type="float">
            <text:p>133.4033</text:p>
          </table:table-cell>
          <table:table-cell office:value-type="float" office:value="5" calcext:value-type="float">
            <text:p>5</text:p>
          </table:table-cell>
          <table:table-cell office:value-type="float" office:value="-2.806602" calcext:value-type="float">
            <text:p>-2.806602</text:p>
          </table:table-cell>
          <table:table-cell office:value-type="float" office:value="43.99495" calcext:value-type="float">
            <text:p>43.99495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3161" calcext:value-type="float">
            <text:p>0.0008193161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709974" calcext:value-type="float">
            <text:p>0.009709974</text:p>
          </table:table-cell>
          <table:table-cell office:value-type="float" office:value="1166.386" calcext:value-type="float">
            <text:p>1166.386</text:p>
          </table:table-cell>
          <table:table-cell office:value-type="float" office:value="1.217812" calcext:value-type="float">
            <text:p>1.217812</text:p>
          </table:table-cell>
          <table:table-cell office:value-type="float" office:value="0" calcext:value-type="float">
            <text:p>0</text:p>
          </table:table-cell>
          <table:table-cell office:value-type="float" office:value="0.03422559" calcext:value-type="float">
            <text:p>0.03422559</text:p>
          </table:table-cell>
          <table:table-cell office:value-type="float" office:value="0.05435916" calcext:value-type="float">
            <text:p>0.05435916</text:p>
          </table:table-cell>
          <table:table-cell office:value-type="float" office:value="0.04210055" calcext:value-type="float">
            <text:p>0.04210055</text:p>
          </table:table-cell>
          <table:table-cell office:value-type="float" office:value="0.01145847" calcext:value-type="float">
            <text:p>0.01145847</text:p>
          </table:table-cell>
          <table:table-cell office:value-type="float" office:value="0.01086892" calcext:value-type="float">
            <text:p>0.01086892</text:p>
          </table:table-cell>
          <table:table-cell office:value-type="float" office:value="0.006205413" calcext:value-type="float">
            <text:p>0.006205413</text:p>
          </table:table-cell>
          <table:table-cell office:value-type="float" office:value="0.005773921" calcext:value-type="float">
            <text:p>0.005773921</text:p>
          </table:table-cell>
          <table:table-cell office:value-type="float" office:value="0.01161406" calcext:value-type="float">
            <text:p>0.01161406</text:p>
          </table:table-cell>
          <table:table-cell office:value-type="float" office:value="0.09157249" calcext:value-type="float">
            <text:p>0.09157249</text:p>
          </table:table-cell>
          <table:table-cell office:value-type="float" office:value="0.1201577" calcext:value-type="float">
            <text:p>0.1201577</text:p>
          </table:table-cell>
          <table:table-cell office:value-type="float" office:value="0.1345731" calcext:value-type="float">
            <text:p>0.1345731</text:p>
          </table:table-cell>
          <table:table-cell office:value-type="float" office:value="0.1319108" calcext:value-type="float">
            <text:p>0.1319108</text:p>
          </table:table-cell>
          <table:table-cell office:value-type="float" office:value="0.1968283" calcext:value-type="float">
            <text:p>0.1968283</text:p>
          </table:table-cell>
          <table:table-cell office:value-type="float" office:value="0.1992128" calcext:value-type="float">
            <text:p>0.1992128</text:p>
          </table:table-cell>
          <table:table-cell office:value-type="float" office:value="0" calcext:value-type="float">
            <text:p>0</text:p>
          </table:table-cell>
          <table:table-cell office:value-type="float" office:value="66.31536" calcext:value-type="float">
            <text:p>66.31536</text:p>
          </table:table-cell>
          <table:table-cell office:value-type="float" office:value="62.28404" calcext:value-type="float">
            <text:p>62.28404</text:p>
          </table:table-cell>
          <table:table-cell office:value-type="float" office:value="44.36152" calcext:value-type="float">
            <text:p>44.36152</text:p>
          </table:table-cell>
          <table:table-cell office:value-type="float" office:value="10.99203" calcext:value-type="float">
            <text:p>10.99203</text:p>
          </table:table-cell>
          <table:table-cell office:value-type="float" office:value="9.129265" calcext:value-type="float">
            <text:p>9.129265</text:p>
          </table:table-cell>
          <table:table-cell office:value-type="float" office:value="3.289434" calcext:value-type="float">
            <text:p>3.289434</text:p>
          </table:table-cell>
          <table:table-cell office:value-type="float" office:value="3.367376" calcext:value-type="float">
            <text:p>3.367376</text:p>
          </table:table-cell>
          <table:table-cell office:value-type="float" office:value="5.688445" calcext:value-type="float">
            <text:p>5.688445</text:p>
          </table:table-cell>
          <table:table-cell office:value-type="float" office:value="8.951175" calcext:value-type="float">
            <text:p>8.951175</text:p>
          </table:table-cell>
          <table:table-cell office:value-type="float" office:value="9.493573" calcext:value-type="float">
            <text:p>9.493573</text:p>
          </table:table-cell>
          <table:table-cell office:value-type="float" office:value="10.39072" calcext:value-type="float">
            <text:p>10.39072</text:p>
          </table:table-cell>
          <table:table-cell office:value-type="float" office:value="10.81651" calcext:value-type="float">
            <text:p>10.81651</text:p>
          </table:table-cell>
          <table:table-cell office:value-type="float" office:value="12.8092" calcext:value-type="float">
            <text:p>12.8092</text:p>
          </table:table-cell>
          <table:table-cell office:value-type="float" office:value="12.99194" calcext:value-type="float">
            <text:p>12.99194</text:p>
          </table:table-cell>
          <table:table-cell office:value-type="float" office:value="0" calcext:value-type="float">
            <text:p>0</text:p>
          </table:table-cell>
          <table:table-cell office:value-type="float" office:value="30.34075" calcext:value-type="float">
            <text:p>30.34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7" calcext:value-type="float">
            <text:p>31072007</text:p>
          </table:table-cell>
          <table:table-cell office:value-type="float" office:value="2.015429" calcext:value-type="float">
            <text:p>2.015429</text:p>
          </table:table-cell>
          <table:table-cell office:value-type="float" office:value="133.3973" calcext:value-type="float">
            <text:p>133.3973</text:p>
          </table:table-cell>
          <table:table-cell office:value-type="float" office:value="5" calcext:value-type="float">
            <text:p>5</text:p>
          </table:table-cell>
          <table:table-cell office:value-type="float" office:value="-2.861625" calcext:value-type="float">
            <text:p>-2.861625</text:p>
          </table:table-cell>
          <table:table-cell office:value-type="float" office:value="43.96851" calcext:value-type="float">
            <text:p>43.96851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3161" calcext:value-type="float">
            <text:p>0.0008193161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695634" calcext:value-type="float">
            <text:p>0.009695634</text:p>
          </table:table-cell>
          <table:table-cell office:value-type="float" office:value="1166.366" calcext:value-type="float">
            <text:p>1166.366</text:p>
          </table:table-cell>
          <table:table-cell office:value-type="float" office:value="1.208642" calcext:value-type="float">
            <text:p>1.208642</text:p>
          </table:table-cell>
          <table:table-cell office:value-type="float" office:value="0" calcext:value-type="float">
            <text:p>0</text:p>
          </table:table-cell>
          <table:table-cell office:value-type="float" office:value="0.03431599" calcext:value-type="float">
            <text:p>0.03431599</text:p>
          </table:table-cell>
          <table:table-cell office:value-type="float" office:value="0.05384343" calcext:value-type="float">
            <text:p>0.05384343</text:p>
          </table:table-cell>
          <table:table-cell office:value-type="float" office:value="0.04199804" calcext:value-type="float">
            <text:p>0.04199804</text:p>
          </table:table-cell>
          <table:table-cell office:value-type="float" office:value="0.01154699" calcext:value-type="float">
            <text:p>0.01154699</text:p>
          </table:table-cell>
          <table:table-cell office:value-type="float" office:value="0.01102306" calcext:value-type="float">
            <text:p>0.01102306</text:p>
          </table:table-cell>
          <table:table-cell office:value-type="float" office:value="0.006310826" calcext:value-type="float">
            <text:p>0.006310826</text:p>
          </table:table-cell>
          <table:table-cell office:value-type="float" office:value="0.005874194" calcext:value-type="float">
            <text:p>0.005874194</text:p>
          </table:table-cell>
          <table:table-cell office:value-type="float" office:value="0.01196312" calcext:value-type="float">
            <text:p>0.01196312</text:p>
          </table:table-cell>
          <table:table-cell office:value-type="float" office:value="0.09179556" calcext:value-type="float">
            <text:p>0.09179556</text:p>
          </table:table-cell>
          <table:table-cell office:value-type="float" office:value="0.1206325" calcext:value-type="float">
            <text:p>0.1206325</text:p>
          </table:table-cell>
          <table:table-cell office:value-type="float" office:value="0.1350822" calcext:value-type="float">
            <text:p>0.1350822</text:p>
          </table:table-cell>
          <table:table-cell office:value-type="float" office:value="0.1329684" calcext:value-type="float">
            <text:p>0.1329684</text:p>
          </table:table-cell>
          <table:table-cell office:value-type="float" office:value="0.1968382" calcext:value-type="float">
            <text:p>0.1968382</text:p>
          </table:table-cell>
          <table:table-cell office:value-type="float" office:value="0.199222" calcext:value-type="float">
            <text:p>0.199222</text:p>
          </table:table-cell>
          <table:table-cell office:value-type="float" office:value="0" calcext:value-type="float">
            <text:p>0</text:p>
          </table:table-cell>
          <table:table-cell office:value-type="float" office:value="66.26053" calcext:value-type="float">
            <text:p>66.26053</text:p>
          </table:table-cell>
          <table:table-cell office:value-type="float" office:value="62.1729" calcext:value-type="float">
            <text:p>62.1729</text:p>
          </table:table-cell>
          <table:table-cell office:value-type="float" office:value="44.28968" calcext:value-type="float">
            <text:p>44.28968</text:p>
          </table:table-cell>
          <table:table-cell office:value-type="float" office:value="10.97534" calcext:value-type="float">
            <text:p>10.97534</text:p>
          </table:table-cell>
          <table:table-cell office:value-type="float" office:value="9.115644" calcext:value-type="float">
            <text:p>9.115644</text:p>
          </table:table-cell>
          <table:table-cell office:value-type="float" office:value="3.286307" calcext:value-type="float">
            <text:p>3.286307</text:p>
          </table:table-cell>
          <table:table-cell office:value-type="float" office:value="3.363452" calcext:value-type="float">
            <text:p>3.363452</text:p>
          </table:table-cell>
          <table:table-cell office:value-type="float" office:value="5.676486" calcext:value-type="float">
            <text:p>5.676486</text:p>
          </table:table-cell>
          <table:table-cell office:value-type="float" office:value="8.943072" calcext:value-type="float">
            <text:p>8.943072</text:p>
          </table:table-cell>
          <table:table-cell office:value-type="float" office:value="9.489115" calcext:value-type="float">
            <text:p>9.489115</text:p>
          </table:table-cell>
          <table:table-cell office:value-type="float" office:value="10.386" calcext:value-type="float">
            <text:p>10.386</text:p>
          </table:table-cell>
          <table:table-cell office:value-type="float" office:value="10.80942" calcext:value-type="float">
            <text:p>10.80942</text:p>
          </table:table-cell>
          <table:table-cell office:value-type="float" office:value="12.81021" calcext:value-type="float">
            <text:p>12.81021</text:p>
          </table:table-cell>
          <table:table-cell office:value-type="float" office:value="12.99286" calcext:value-type="float">
            <text:p>12.99286</text:p>
          </table:table-cell>
          <table:table-cell office:value-type="float" office:value="0" calcext:value-type="float">
            <text:p>0</text:p>
          </table:table-cell>
          <table:table-cell office:value-type="float" office:value="27.60393" calcext:value-type="float">
            <text:p>27.603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7" calcext:value-type="float">
            <text:p>1082007</text:p>
          </table:table-cell>
          <table:table-cell office:value-type="float" office:value="2.011945" calcext:value-type="float">
            <text:p>2.011945</text:p>
          </table:table-cell>
          <table:table-cell office:value-type="float" office:value="133.3911" calcext:value-type="float">
            <text:p>133.3911</text:p>
          </table:table-cell>
          <table:table-cell office:value-type="float" office:value="5" calcext:value-type="float">
            <text:p>5</text:p>
          </table:table-cell>
          <table:table-cell office:value-type="float" office:value="-2.915075" calcext:value-type="float">
            <text:p>-2.915075</text:p>
          </table:table-cell>
          <table:table-cell office:value-type="float" office:value="43.94262" calcext:value-type="float">
            <text:p>43.94262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3161" calcext:value-type="float">
            <text:p>0.0008193161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678569" calcext:value-type="float">
            <text:p>0.009678569</text:p>
          </table:table-cell>
          <table:table-cell office:value-type="float" office:value="1166.346" calcext:value-type="float">
            <text:p>1166.346</text:p>
          </table:table-cell>
          <table:table-cell office:value-type="float" office:value="1.199619" calcext:value-type="float">
            <text:p>1.199619</text:p>
          </table:table-cell>
          <table:table-cell office:value-type="float" office:value="0" calcext:value-type="float">
            <text:p>0</text:p>
          </table:table-cell>
          <table:table-cell office:value-type="float" office:value="0.0345959" calcext:value-type="float">
            <text:p>0.0345959</text:p>
          </table:table-cell>
          <table:table-cell office:value-type="float" office:value="0.05360438" calcext:value-type="float">
            <text:p>0.05360438</text:p>
          </table:table-cell>
          <table:table-cell office:value-type="float" office:value="0.04197384" calcext:value-type="float">
            <text:p>0.04197384</text:p>
          </table:table-cell>
          <table:table-cell office:value-type="float" office:value="0.01160315" calcext:value-type="float">
            <text:p>0.01160315</text:p>
          </table:table-cell>
          <table:table-cell office:value-type="float" office:value="0.01109072" calcext:value-type="float">
            <text:p>0.01109072</text:p>
          </table:table-cell>
          <table:table-cell office:value-type="float" office:value="0.006344163" calcext:value-type="float">
            <text:p>0.006344163</text:p>
          </table:table-cell>
          <table:table-cell office:value-type="float" office:value="0.005951836" calcext:value-type="float">
            <text:p>0.005951836</text:p>
          </table:table-cell>
          <table:table-cell office:value-type="float" office:value="0.01224981" calcext:value-type="float">
            <text:p>0.01224981</text:p>
          </table:table-cell>
          <table:table-cell office:value-type="float" office:value="0.09222635" calcext:value-type="float">
            <text:p>0.09222635</text:p>
          </table:table-cell>
          <table:table-cell office:value-type="float" office:value="0.1212519" calcext:value-type="float">
            <text:p>0.1212519</text:p>
          </table:table-cell>
          <table:table-cell office:value-type="float" office:value="0.1357326" calcext:value-type="float">
            <text:p>0.1357326</text:p>
          </table:table-cell>
          <table:table-cell office:value-type="float" office:value="0.1339317" calcext:value-type="float">
            <text:p>0.1339317</text:p>
          </table:table-cell>
          <table:table-cell office:value-type="float" office:value="0.1968476" calcext:value-type="float">
            <text:p>0.1968476</text:p>
          </table:table-cell>
          <table:table-cell office:value-type="float" office:value="0.1992312" calcext:value-type="float">
            <text:p>0.1992312</text:p>
          </table:table-cell>
          <table:table-cell office:value-type="float" office:value="0" calcext:value-type="float">
            <text:p>0</text:p>
          </table:table-cell>
          <table:table-cell office:value-type="float" office:value="66.20615" calcext:value-type="float">
            <text:p>66.20615</text:p>
          </table:table-cell>
          <table:table-cell office:value-type="float" office:value="62.06205" calcext:value-type="float">
            <text:p>62.06205</text:p>
          </table:table-cell>
          <table:table-cell office:value-type="float" office:value="44.21811" calcext:value-type="float">
            <text:p>44.21811</text:p>
          </table:table-cell>
          <table:table-cell office:value-type="float" office:value="10.95868" calcext:value-type="float">
            <text:p>10.95868</text:p>
          </table:table-cell>
          <table:table-cell office:value-type="float" office:value="9.10212" calcext:value-type="float">
            <text:p>9.10212</text:p>
          </table:table-cell>
          <table:table-cell office:value-type="float" office:value="3.283226" calcext:value-type="float">
            <text:p>3.283226</text:p>
          </table:table-cell>
          <table:table-cell office:value-type="float" office:value="3.359649" calcext:value-type="float">
            <text:p>3.359649</text:p>
          </table:table-cell>
          <table:table-cell office:value-type="float" office:value="5.664713" calcext:value-type="float">
            <text:p>5.664713</text:p>
          </table:table-cell>
          <table:table-cell office:value-type="float" office:value="8.935134" calcext:value-type="float">
            <text:p>8.935134</text:p>
          </table:table-cell>
          <table:table-cell office:value-type="float" office:value="9.48483" calcext:value-type="float">
            <text:p>9.48483</text:p>
          </table:table-cell>
          <table:table-cell office:value-type="float" office:value="10.38147" calcext:value-type="float">
            <text:p>10.38147</text:p>
          </table:table-cell>
          <table:table-cell office:value-type="float" office:value="10.80263" calcext:value-type="float">
            <text:p>10.80263</text:p>
          </table:table-cell>
          <table:table-cell office:value-type="float" office:value="12.81121" calcext:value-type="float">
            <text:p>12.81121</text:p>
          </table:table-cell>
          <table:table-cell office:value-type="float" office:value="12.99379" calcext:value-type="float">
            <text:p>12.99379</text:p>
          </table:table-cell>
          <table:table-cell office:value-type="float" office:value="0" calcext:value-type="float">
            <text:p>0</text:p>
          </table:table-cell>
          <table:table-cell office:value-type="float" office:value="24.16638" calcext:value-type="float">
            <text:p>24.166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7" calcext:value-type="float">
            <text:p>2082007</text:p>
          </table:table-cell>
          <table:table-cell office:value-type="float" office:value="2.005222" calcext:value-type="float">
            <text:p>2.005222</text:p>
          </table:table-cell>
          <table:table-cell office:value-type="float" office:value="133.385" calcext:value-type="float">
            <text:p>133.385</text:p>
          </table:table-cell>
          <table:table-cell office:value-type="float" office:value="5" calcext:value-type="float">
            <text:p>5</text:p>
          </table:table-cell>
          <table:table-cell office:value-type="float" office:value="-2.971396" calcext:value-type="float">
            <text:p>-2.971396</text:p>
          </table:table-cell>
          <table:table-cell office:value-type="float" office:value="43.91706" calcext:value-type="float">
            <text:p>43.91706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3161" calcext:value-type="float">
            <text:p>0.0008193161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66447" calcext:value-type="float">
            <text:p>0.00966447</text:p>
          </table:table-cell>
          <table:table-cell office:value-type="float" office:value="1166.326" calcext:value-type="float">
            <text:p>1166.326</text:p>
          </table:table-cell>
          <table:table-cell office:value-type="float" office:value="1.191869" calcext:value-type="float">
            <text:p>1.191869</text:p>
          </table:table-cell>
          <table:table-cell office:value-type="float" office:value="0" calcext:value-type="float">
            <text:p>0</text:p>
          </table:table-cell>
          <table:table-cell office:value-type="float" office:value="0.03313533" calcext:value-type="float">
            <text:p>0.03313533</text:p>
          </table:table-cell>
          <table:table-cell office:value-type="float" office:value="0.05238217" calcext:value-type="float">
            <text:p>0.05238217</text:p>
          </table:table-cell>
          <table:table-cell office:value-type="float" office:value="0.04087484" calcext:value-type="float">
            <text:p>0.04087484</text:p>
          </table:table-cell>
          <table:table-cell office:value-type="float" office:value="0.01129067" calcext:value-type="float">
            <text:p>0.01129067</text:p>
          </table:table-cell>
          <table:table-cell office:value-type="float" office:value="0.01080558" calcext:value-type="float">
            <text:p>0.01080558</text:p>
          </table:table-cell>
          <table:table-cell office:value-type="float" office:value="0.006264987" calcext:value-type="float">
            <text:p>0.006264987</text:p>
          </table:table-cell>
          <table:table-cell office:value-type="float" office:value="0.005991991" calcext:value-type="float">
            <text:p>0.005991991</text:p>
          </table:table-cell>
          <table:table-cell office:value-type="float" office:value="0.01255423" calcext:value-type="float">
            <text:p>0.01255423</text:p>
          </table:table-cell>
          <table:table-cell office:value-type="float" office:value="0.09246838" calcext:value-type="float">
            <text:p>0.09246838</text:p>
          </table:table-cell>
          <table:table-cell office:value-type="float" office:value="0.1216531" calcext:value-type="float">
            <text:p>0.1216531</text:p>
          </table:table-cell>
          <table:table-cell office:value-type="float" office:value="0.1361657" calcext:value-type="float">
            <text:p>0.1361657</text:p>
          </table:table-cell>
          <table:table-cell office:value-type="float" office:value="0.1344779" calcext:value-type="float">
            <text:p>0.1344779</text:p>
          </table:table-cell>
          <table:table-cell office:value-type="float" office:value="0.1968568" calcext:value-type="float">
            <text:p>0.1968568</text:p>
          </table:table-cell>
          <table:table-cell office:value-type="float" office:value="0.1992404" calcext:value-type="float">
            <text:p>0.1992404</text:p>
          </table:table-cell>
          <table:table-cell office:value-type="float" office:value="0" calcext:value-type="float">
            <text:p>0</text:p>
          </table:table-cell>
          <table:table-cell office:value-type="float" office:value="66.14825" calcext:value-type="float">
            <text:p>66.14825</text:p>
          </table:table-cell>
          <table:table-cell office:value-type="float" office:value="61.95107" calcext:value-type="float">
            <text:p>61.95107</text:p>
          </table:table-cell>
          <table:table-cell office:value-type="float" office:value="44.14644" calcext:value-type="float">
            <text:p>44.14644</text:p>
          </table:table-cell>
          <table:table-cell office:value-type="float" office:value="10.94208" calcext:value-type="float">
            <text:p>10.94208</text:p>
          </table:table-cell>
          <table:table-cell office:value-type="float" office:value="9.088583" calcext:value-type="float">
            <text:p>9.088583</text:p>
          </table:table-cell>
          <table:table-cell office:value-type="float" office:value="3.280162" calcext:value-type="float">
            <text:p>3.280162</text:p>
          </table:table-cell>
          <table:table-cell office:value-type="float" office:value="3.355971" calcext:value-type="float">
            <text:p>3.355971</text:p>
          </table:table-cell>
          <table:table-cell office:value-type="float" office:value="5.653112" calcext:value-type="float">
            <text:p>5.653112</text:p>
          </table:table-cell>
          <table:table-cell office:value-type="float" office:value="8.927305" calcext:value-type="float">
            <text:p>8.927305</text:p>
          </table:table-cell>
          <table:table-cell office:value-type="float" office:value="9.480672" calcext:value-type="float">
            <text:p>9.480672</text:p>
          </table:table-cell>
          <table:table-cell office:value-type="float" office:value="10.37707" calcext:value-type="float">
            <text:p>10.37707</text:p>
          </table:table-cell>
          <table:table-cell office:value-type="float" office:value="10.79606" calcext:value-type="float">
            <text:p>10.79606</text:p>
          </table:table-cell>
          <table:table-cell office:value-type="float" office:value="12.81222" calcext:value-type="float">
            <text:p>12.81222</text:p>
          </table:table-cell>
          <table:table-cell office:value-type="float" office:value="12.99471" calcext:value-type="float">
            <text:p>12.99471</text:p>
          </table:table-cell>
          <table:table-cell office:value-type="float" office:value="0" calcext:value-type="float">
            <text:p>0</text:p>
          </table:table-cell>
          <table:table-cell office:value-type="float" office:value="21.24353" calcext:value-type="float">
            <text:p>21.243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7" calcext:value-type="float">
            <text:p>3082007</text:p>
          </table:table-cell>
          <table:table-cell office:value-type="float" office:value="1.99879" calcext:value-type="float">
            <text:p>1.99879</text:p>
          </table:table-cell>
          <table:table-cell office:value-type="float" office:value="133.3791" calcext:value-type="float">
            <text:p>133.3791</text:p>
          </table:table-cell>
          <table:table-cell office:value-type="float" office:value="5" calcext:value-type="float">
            <text:p>5</text:p>
          </table:table-cell>
          <table:table-cell office:value-type="float" office:value="-3.027041" calcext:value-type="float">
            <text:p>-3.027041</text:p>
          </table:table-cell>
          <table:table-cell office:value-type="float" office:value="43.89177" calcext:value-type="float">
            <text:p>43.89177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3161" calcext:value-type="float">
            <text:p>0.0008193161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66447" calcext:value-type="float">
            <text:p>0.00966447</text:p>
          </table:table-cell>
          <table:table-cell office:value-type="float" office:value="1166.307" calcext:value-type="float">
            <text:p>1166.307</text:p>
          </table:table-cell>
          <table:table-cell office:value-type="float" office:value="1.185037" calcext:value-type="float">
            <text:p>1.185037</text:p>
          </table:table-cell>
          <table:table-cell office:value-type="float" office:value="0" calcext:value-type="float">
            <text:p>0</text:p>
          </table:table-cell>
          <table:table-cell office:value-type="float" office:value="0.03272319" calcext:value-type="float">
            <text:p>0.03272319</text:p>
          </table:table-cell>
          <table:table-cell office:value-type="float" office:value="0.0504717" calcext:value-type="float">
            <text:p>0.0504717</text:p>
          </table:table-cell>
          <table:table-cell office:value-type="float" office:value="0.03921647" calcext:value-type="float">
            <text:p>0.03921647</text:p>
          </table:table-cell>
          <table:table-cell office:value-type="float" office:value="0.01088589" calcext:value-type="float">
            <text:p>0.01088589</text:p>
          </table:table-cell>
          <table:table-cell office:value-type="float" office:value="0.01046559" calcext:value-type="float">
            <text:p>0.01046559</text:p>
          </table:table-cell>
          <table:table-cell office:value-type="float" office:value="0.006148795" calcext:value-type="float">
            <text:p>0.006148795</text:p>
          </table:table-cell>
          <table:table-cell office:value-type="float" office:value="0.00600277" calcext:value-type="float">
            <text:p>0.00600277</text:p>
          </table:table-cell>
          <table:table-cell office:value-type="float" office:value="0.01289683" calcext:value-type="float">
            <text:p>0.01289683</text:p>
          </table:table-cell>
          <table:table-cell office:value-type="float" office:value="0.09273529" calcext:value-type="float">
            <text:p>0.09273529</text:p>
          </table:table-cell>
          <table:table-cell office:value-type="float" office:value="0.1219929" calcext:value-type="float">
            <text:p>0.1219929</text:p>
          </table:table-cell>
          <table:table-cell office:value-type="float" office:value="0.1365129" calcext:value-type="float">
            <text:p>0.1365129</text:p>
          </table:table-cell>
          <table:table-cell office:value-type="float" office:value="0.1348453" calcext:value-type="float">
            <text:p>0.1348453</text:p>
          </table:table-cell>
          <table:table-cell office:value-type="float" office:value="0.1968658" calcext:value-type="float">
            <text:p>0.1968658</text:p>
          </table:table-cell>
          <table:table-cell office:value-type="float" office:value="0.1992496" calcext:value-type="float">
            <text:p>0.1992496</text:p>
          </table:table-cell>
          <table:table-cell office:value-type="float" office:value="0" calcext:value-type="float">
            <text:p>0</text:p>
          </table:table-cell>
          <table:table-cell office:value-type="float" office:value="66.08766" calcext:value-type="float">
            <text:p>66.08766</text:p>
          </table:table-cell>
          <table:table-cell office:value-type="float" office:value="61.84007" calcext:value-type="float">
            <text:p>61.84007</text:p>
          </table:table-cell>
          <table:table-cell office:value-type="float" office:value="44.07465" calcext:value-type="float">
            <text:p>44.07465</text:p>
          </table:table-cell>
          <table:table-cell office:value-type="float" office:value="10.92544" calcext:value-type="float">
            <text:p>10.92544</text:p>
          </table:table-cell>
          <table:table-cell office:value-type="float" office:value="9.074992" calcext:value-type="float">
            <text:p>9.074992</text:p>
          </table:table-cell>
          <table:table-cell office:value-type="float" office:value="3.277111" calcext:value-type="float">
            <text:p>3.277111</text:p>
          </table:table-cell>
          <table:table-cell office:value-type="float" office:value="3.352396" calcext:value-type="float">
            <text:p>3.352396</text:p>
          </table:table-cell>
          <table:table-cell office:value-type="float" office:value="5.641685" calcext:value-type="float">
            <text:p>5.641685</text:p>
          </table:table-cell>
          <table:table-cell office:value-type="float" office:value="8.91959" calcext:value-type="float">
            <text:p>8.91959</text:p>
          </table:table-cell>
          <table:table-cell office:value-type="float" office:value="9.476601" calcext:value-type="float">
            <text:p>9.476601</text:p>
          </table:table-cell>
          <table:table-cell office:value-type="float" office:value="10.37278" calcext:value-type="float">
            <text:p>10.37278</text:p>
          </table:table-cell>
          <table:table-cell office:value-type="float" office:value="10.78961" calcext:value-type="float">
            <text:p>10.78961</text:p>
          </table:table-cell>
          <table:table-cell office:value-type="float" office:value="12.81323" calcext:value-type="float">
            <text:p>12.81323</text:p>
          </table:table-cell>
          <table:table-cell office:value-type="float" office:value="12.99562" calcext:value-type="float">
            <text:p>12.99562</text:p>
          </table:table-cell>
          <table:table-cell office:value-type="float" office:value="0" calcext:value-type="float">
            <text:p>0</text:p>
          </table:table-cell>
          <table:table-cell office:value-type="float" office:value="17.53899" calcext:value-type="float">
            <text:p>17.538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7" calcext:value-type="float">
            <text:p>4082007</text:p>
          </table:table-cell>
          <table:table-cell office:value-type="float" office:value="1.99582" calcext:value-type="float">
            <text:p>1.99582</text:p>
          </table:table-cell>
          <table:table-cell office:value-type="float" office:value="133.3733" calcext:value-type="float">
            <text:p>133.3733</text:p>
          </table:table-cell>
          <table:table-cell office:value-type="float" office:value="5" calcext:value-type="float">
            <text:p>5</text:p>
          </table:table-cell>
          <table:table-cell office:value-type="float" office:value="-3.078861" calcext:value-type="float">
            <text:p>-3.078861</text:p>
          </table:table-cell>
          <table:table-cell office:value-type="float" office:value="43.86679" calcext:value-type="float">
            <text:p>43.86679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3161" calcext:value-type="float">
            <text:p>0.0008193161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66447" calcext:value-type="float">
            <text:p>0.00966447</text:p>
          </table:table-cell>
          <table:table-cell office:value-type="float" office:value="1166.287" calcext:value-type="float">
            <text:p>1166.287</text:p>
          </table:table-cell>
          <table:table-cell office:value-type="float" office:value="1.178044" calcext:value-type="float">
            <text:p>1.178044</text:p>
          </table:table-cell>
          <table:table-cell office:value-type="float" office:value="0" calcext:value-type="float">
            <text:p>0</text:p>
          </table:table-cell>
          <table:table-cell office:value-type="float" office:value="0.03347657" calcext:value-type="float">
            <text:p>0.03347657</text:p>
          </table:table-cell>
          <table:table-cell office:value-type="float" office:value="0.05174421" calcext:value-type="float">
            <text:p>0.05174421</text:p>
          </table:table-cell>
          <table:table-cell office:value-type="float" office:value="0.04034451" calcext:value-type="float">
            <text:p>0.04034451</text:p>
          </table:table-cell>
          <table:table-cell office:value-type="float" office:value="0.01113897" calcext:value-type="float">
            <text:p>0.01113897</text:p>
          </table:table-cell>
          <table:table-cell office:value-type="float" office:value="0.01064599" calcext:value-type="float">
            <text:p>0.01064599</text:p>
          </table:table-cell>
          <table:table-cell office:value-type="float" office:value="0.006146812" calcext:value-type="float">
            <text:p>0.006146812</text:p>
          </table:table-cell>
          <table:table-cell office:value-type="float" office:value="0.006025834" calcext:value-type="float">
            <text:p>0.006025834</text:p>
          </table:table-cell>
          <table:table-cell office:value-type="float" office:value="0.01307463" calcext:value-type="float">
            <text:p>0.01307463</text:p>
          </table:table-cell>
          <table:table-cell office:value-type="float" office:value="0.09276727" calcext:value-type="float">
            <text:p>0.09276727</text:p>
          </table:table-cell>
          <table:table-cell office:value-type="float" office:value="0.1221418" calcext:value-type="float">
            <text:p>0.1221418</text:p>
          </table:table-cell>
          <table:table-cell office:value-type="float" office:value="0.136669" calcext:value-type="float">
            <text:p>0.136669</text:p>
          </table:table-cell>
          <table:table-cell office:value-type="float" office:value="0.1349703" calcext:value-type="float">
            <text:p>0.1349703</text:p>
          </table:table-cell>
          <table:table-cell office:value-type="float" office:value="0.1968791" calcext:value-type="float">
            <text:p>0.1968791</text:p>
          </table:table-cell>
          <table:table-cell office:value-type="float" office:value="0.1992588" calcext:value-type="float">
            <text:p>0.1992588</text:p>
          </table:table-cell>
          <table:table-cell office:value-type="float" office:value="0" calcext:value-type="float">
            <text:p>0</text:p>
          </table:table-cell>
          <table:table-cell office:value-type="float" office:value="66.03068" calcext:value-type="float">
            <text:p>66.03068</text:p>
          </table:table-cell>
          <table:table-cell office:value-type="float" office:value="61.72958" calcext:value-type="float">
            <text:p>61.72958</text:p>
          </table:table-cell>
          <table:table-cell office:value-type="float" office:value="44.00288" calcext:value-type="float">
            <text:p>44.00288</text:p>
          </table:table-cell>
          <table:table-cell office:value-type="float" office:value="10.9088" calcext:value-type="float">
            <text:p>10.9088</text:p>
          </table:table-cell>
          <table:table-cell office:value-type="float" office:value="9.061365" calcext:value-type="float">
            <text:p>9.061365</text:p>
          </table:table-cell>
          <table:table-cell office:value-type="float" office:value="3.274058" calcext:value-type="float">
            <text:p>3.274058</text:p>
          </table:table-cell>
          <table:table-cell office:value-type="float" office:value="3.348905" calcext:value-type="float">
            <text:p>3.348905</text:p>
          </table:table-cell>
          <table:table-cell office:value-type="float" office:value="5.630416" calcext:value-type="float">
            <text:p>5.630416</text:p>
          </table:table-cell>
          <table:table-cell office:value-type="float" office:value="8.911989" calcext:value-type="float">
            <text:p>8.911989</text:p>
          </table:table-cell>
          <table:table-cell office:value-type="float" office:value="9.472622" calcext:value-type="float">
            <text:p>9.472622</text:p>
          </table:table-cell>
          <table:table-cell office:value-type="float" office:value="10.36856" calcext:value-type="float">
            <text:p>10.36856</text:p>
          </table:table-cell>
          <table:table-cell office:value-type="float" office:value="10.78326" calcext:value-type="float">
            <text:p>10.78326</text:p>
          </table:table-cell>
          <table:table-cell office:value-type="float" office:value="12.81424" calcext:value-type="float">
            <text:p>12.81424</text:p>
          </table:table-cell>
          <table:table-cell office:value-type="float" office:value="12.99654" calcext:value-type="float">
            <text:p>12.99654</text:p>
          </table:table-cell>
          <table:table-cell office:value-type="float" office:value="0" calcext:value-type="float">
            <text:p>0</text:p>
          </table:table-cell>
          <table:table-cell office:value-type="float" office:value="13.62647" calcext:value-type="float">
            <text:p>13.626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7" calcext:value-type="float">
            <text:p>5082007</text:p>
          </table:table-cell>
          <table:table-cell office:value-type="float" office:value="1.994055" calcext:value-type="float">
            <text:p>1.994055</text:p>
          </table:table-cell>
          <table:table-cell office:value-type="float" office:value="133.3673" calcext:value-type="float">
            <text:p>133.3673</text:p>
          </table:table-cell>
          <table:table-cell office:value-type="float" office:value="5" calcext:value-type="float">
            <text:p>5</text:p>
          </table:table-cell>
          <table:table-cell office:value-type="float" office:value="-3.129465" calcext:value-type="float">
            <text:p>-3.129465</text:p>
          </table:table-cell>
          <table:table-cell office:value-type="float" office:value="43.84201" calcext:value-type="float">
            <text:p>43.84201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3161" calcext:value-type="float">
            <text:p>0.0008193161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66447" calcext:value-type="float">
            <text:p>0.00966447</text:p>
          </table:table-cell>
          <table:table-cell office:value-type="float" office:value="1166.268" calcext:value-type="float">
            <text:p>1166.268</text:p>
          </table:table-cell>
          <table:table-cell office:value-type="float" office:value="1.170054" calcext:value-type="float">
            <text:p>1.170054</text:p>
          </table:table-cell>
          <table:table-cell office:value-type="float" office:value="0" calcext:value-type="float">
            <text:p>0</text:p>
          </table:table-cell>
          <table:table-cell office:value-type="float" office:value="0.03412822" calcext:value-type="float">
            <text:p>0.03412822</text:p>
          </table:table-cell>
          <table:table-cell office:value-type="float" office:value="0.05232333" calcext:value-type="float">
            <text:p>0.05232333</text:p>
          </table:table-cell>
          <table:table-cell office:value-type="float" office:value="0.0409564" calcext:value-type="float">
            <text:p>0.0409564</text:p>
          </table:table-cell>
          <table:table-cell office:value-type="float" office:value="0.01136073" calcext:value-type="float">
            <text:p>0.01136073</text:p>
          </table:table-cell>
          <table:table-cell office:value-type="float" office:value="0.0108477" calcext:value-type="float">
            <text:p>0.0108477</text:p>
          </table:table-cell>
          <table:table-cell office:value-type="float" office:value="0.006198206" calcext:value-type="float">
            <text:p>0.006198206</text:p>
          </table:table-cell>
          <table:table-cell office:value-type="float" office:value="0.006093353" calcext:value-type="float">
            <text:p>0.006093353</text:p>
          </table:table-cell>
          <table:table-cell office:value-type="float" office:value="0.01327643" calcext:value-type="float">
            <text:p>0.01327643</text:p>
          </table:table-cell>
          <table:table-cell office:value-type="float" office:value="0.09258183" calcext:value-type="float">
            <text:p>0.09258183</text:p>
          </table:table-cell>
          <table:table-cell office:value-type="float" office:value="0.122104" calcext:value-type="float">
            <text:p>0.122104</text:p>
          </table:table-cell>
          <table:table-cell office:value-type="float" office:value="0.1366351" calcext:value-type="float">
            <text:p>0.1366351</text:p>
          </table:table-cell>
          <table:table-cell office:value-type="float" office:value="0.1348512" calcext:value-type="float">
            <text:p>0.1348512</text:p>
          </table:table-cell>
          <table:table-cell office:value-type="float" office:value="0.1968907" calcext:value-type="float">
            <text:p>0.1968907</text:p>
          </table:table-cell>
          <table:table-cell office:value-type="float" office:value="0.1992679" calcext:value-type="float">
            <text:p>0.1992679</text:p>
          </table:table-cell>
          <table:table-cell office:value-type="float" office:value="0" calcext:value-type="float">
            <text:p>0</text:p>
          </table:table-cell>
          <table:table-cell office:value-type="float" office:value="65.97589" calcext:value-type="float">
            <text:p>65.97589</text:p>
          </table:table-cell>
          <table:table-cell office:value-type="float" office:value="61.61995" calcext:value-type="float">
            <text:p>61.61995</text:p>
          </table:table-cell>
          <table:table-cell office:value-type="float" office:value="43.93166" calcext:value-type="float">
            <text:p>43.93166</text:p>
          </table:table-cell>
          <table:table-cell office:value-type="float" office:value="10.89228" calcext:value-type="float">
            <text:p>10.89228</text:p>
          </table:table-cell>
          <table:table-cell office:value-type="float" office:value="9.047884" calcext:value-type="float">
            <text:p>9.047884</text:p>
          </table:table-cell>
          <table:table-cell office:value-type="float" office:value="3.271029" calcext:value-type="float">
            <text:p>3.271029</text:p>
          </table:table-cell>
          <table:table-cell office:value-type="float" office:value="3.3455" calcext:value-type="float">
            <text:p>3.3455</text:p>
          </table:table-cell>
          <table:table-cell office:value-type="float" office:value="5.619293" calcext:value-type="float">
            <text:p>5.619293</text:p>
          </table:table-cell>
          <table:table-cell office:value-type="float" office:value="8.904408" calcext:value-type="float">
            <text:p>8.904408</text:p>
          </table:table-cell>
          <table:table-cell office:value-type="float" office:value="9.468652" calcext:value-type="float">
            <text:p>9.468652</text:p>
          </table:table-cell>
          <table:table-cell office:value-type="float" office:value="10.3644" calcext:value-type="float">
            <text:p>10.3644</text:p>
          </table:table-cell>
          <table:table-cell office:value-type="float" office:value="10.77693" calcext:value-type="float">
            <text:p>10.77693</text:p>
          </table:table-cell>
          <table:table-cell office:value-type="float" office:value="12.81524" calcext:value-type="float">
            <text:p>12.81524</text:p>
          </table:table-cell>
          <table:table-cell office:value-type="float" office:value="12.99745" calcext:value-type="float">
            <text:p>12.99745</text:p>
          </table:table-cell>
          <table:table-cell office:value-type="float" office:value="0" calcext:value-type="float">
            <text:p>0</text:p>
          </table:table-cell>
          <table:table-cell office:value-type="float" office:value="12.03179" calcext:value-type="float">
            <text:p>12.03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7" calcext:value-type="float">
            <text:p>6082007</text:p>
          </table:table-cell>
          <table:table-cell office:value-type="float" office:value="1.991659" calcext:value-type="float">
            <text:p>1.991659</text:p>
          </table:table-cell>
          <table:table-cell office:value-type="float" office:value="133.3613" calcext:value-type="float">
            <text:p>133.3613</text:p>
          </table:table-cell>
          <table:table-cell office:value-type="float" office:value="5" calcext:value-type="float">
            <text:p>5</text:p>
          </table:table-cell>
          <table:table-cell office:value-type="float" office:value="-3.180591" calcext:value-type="float">
            <text:p>-3.180591</text:p>
          </table:table-cell>
          <table:table-cell office:value-type="float" office:value="43.81736" calcext:value-type="float">
            <text:p>43.81736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3161" calcext:value-type="float">
            <text:p>0.0008193161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66447" calcext:value-type="float">
            <text:p>0.00966447</text:p>
          </table:table-cell>
          <table:table-cell office:value-type="float" office:value="1166.249" calcext:value-type="float">
            <text:p>1166.249</text:p>
          </table:table-cell>
          <table:table-cell office:value-type="float" office:value="1.162514" calcext:value-type="float">
            <text:p>1.162514</text:p>
          </table:table-cell>
          <table:table-cell office:value-type="float" office:value="0" calcext:value-type="float">
            <text:p>0</text:p>
          </table:table-cell>
          <table:table-cell office:value-type="float" office:value="0.03292526" calcext:value-type="float">
            <text:p>0.03292526</text:p>
          </table:table-cell>
          <table:table-cell office:value-type="float" office:value="0.0510455" calcext:value-type="float">
            <text:p>0.0510455</text:p>
          </table:table-cell>
          <table:table-cell office:value-type="float" office:value="0.04007898" calcext:value-type="float">
            <text:p>0.04007898</text:p>
          </table:table-cell>
          <table:table-cell office:value-type="float" office:value="0.01117313" calcext:value-type="float">
            <text:p>0.01117313</text:p>
          </table:table-cell>
          <table:table-cell office:value-type="float" office:value="0.01071184" calcext:value-type="float">
            <text:p>0.01071184</text:p>
          </table:table-cell>
          <table:table-cell office:value-type="float" office:value="0.006160505" calcext:value-type="float">
            <text:p>0.006160505</text:p>
          </table:table-cell>
          <table:table-cell office:value-type="float" office:value="0.006121214" calcext:value-type="float">
            <text:p>0.006121214</text:p>
          </table:table-cell>
          <table:table-cell office:value-type="float" office:value="0.01347767" calcext:value-type="float">
            <text:p>0.01347767</text:p>
          </table:table-cell>
          <table:table-cell office:value-type="float" office:value="0.09244312" calcext:value-type="float">
            <text:p>0.09244312</text:p>
          </table:table-cell>
          <table:table-cell office:value-type="float" office:value="0.1221013" calcext:value-type="float">
            <text:p>0.1221013</text:p>
          </table:table-cell>
          <table:table-cell office:value-type="float" office:value="0.1366292" calcext:value-type="float">
            <text:p>0.1366292</text:p>
          </table:table-cell>
          <table:table-cell office:value-type="float" office:value="0.1347698" calcext:value-type="float">
            <text:p>0.1347698</text:p>
          </table:table-cell>
          <table:table-cell office:value-type="float" office:value="0.196901" calcext:value-type="float">
            <text:p>0.196901</text:p>
          </table:table-cell>
          <table:table-cell office:value-type="float" office:value="0.1992771" calcext:value-type="float">
            <text:p>0.1992771</text:p>
          </table:table-cell>
          <table:table-cell office:value-type="float" office:value="0" calcext:value-type="float">
            <text:p>0</text:p>
          </table:table-cell>
          <table:table-cell office:value-type="float" office:value="65.91906" calcext:value-type="float">
            <text:p>65.91906</text:p>
          </table:table-cell>
          <table:table-cell office:value-type="float" office:value="61.51056" calcext:value-type="float">
            <text:p>61.51056</text:p>
          </table:table-cell>
          <table:table-cell office:value-type="float" office:value="43.86064" calcext:value-type="float">
            <text:p>43.86064</text:p>
          </table:table-cell>
          <table:table-cell office:value-type="float" office:value="10.87581" calcext:value-type="float">
            <text:p>10.87581</text:p>
          </table:table-cell>
          <table:table-cell office:value-type="float" office:value="9.034437" calcext:value-type="float">
            <text:p>9.034437</text:p>
          </table:table-cell>
          <table:table-cell office:value-type="float" office:value="3.268021" calcext:value-type="float">
            <text:p>3.268021</text:p>
          </table:table-cell>
          <table:table-cell office:value-type="float" office:value="3.342171" calcext:value-type="float">
            <text:p>3.342171</text:p>
          </table:table-cell>
          <table:table-cell office:value-type="float" office:value="5.608324" calcext:value-type="float">
            <text:p>5.608324</text:p>
          </table:table-cell>
          <table:table-cell office:value-type="float" office:value="8.896863" calcext:value-type="float">
            <text:p>8.896863</text:p>
          </table:table-cell>
          <table:table-cell office:value-type="float" office:value="9.464709" calcext:value-type="float">
            <text:p>9.464709</text:p>
          </table:table-cell>
          <table:table-cell office:value-type="float" office:value="10.36025" calcext:value-type="float">
            <text:p>10.36025</text:p>
          </table:table-cell>
          <table:table-cell office:value-type="float" office:value="10.7706" calcext:value-type="float">
            <text:p>10.7706</text:p>
          </table:table-cell>
          <table:table-cell office:value-type="float" office:value="12.81625" calcext:value-type="float">
            <text:p>12.81625</text:p>
          </table:table-cell>
          <table:table-cell office:value-type="float" office:value="12.99837" calcext:value-type="float">
            <text:p>12.99837</text:p>
          </table:table-cell>
          <table:table-cell office:value-type="float" office:value="0" calcext:value-type="float">
            <text:p>0</text:p>
          </table:table-cell>
          <table:table-cell office:value-type="float" office:value="10.13901" calcext:value-type="float">
            <text:p>10.139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7" calcext:value-type="float">
            <text:p>7082007</text:p>
          </table:table-cell>
          <table:table-cell office:value-type="float" office:value="1.987305" calcext:value-type="float">
            <text:p>1.987305</text:p>
          </table:table-cell>
          <table:table-cell office:value-type="float" office:value="133.3556" calcext:value-type="float">
            <text:p>133.3556</text:p>
          </table:table-cell>
          <table:table-cell office:value-type="float" office:value="5" calcext:value-type="float">
            <text:p>5</text:p>
          </table:table-cell>
          <table:table-cell office:value-type="float" office:value="-3.229819" calcext:value-type="float">
            <text:p>-3.229819</text:p>
          </table:table-cell>
          <table:table-cell office:value-type="float" office:value="43.79325" calcext:value-type="float">
            <text:p>43.79325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3161" calcext:value-type="float">
            <text:p>0.0008193161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66447" calcext:value-type="float">
            <text:p>0.00966447</text:p>
          </table:table-cell>
          <table:table-cell office:value-type="float" office:value="1166.23" calcext:value-type="float">
            <text:p>1166.23</text:p>
          </table:table-cell>
          <table:table-cell office:value-type="float" office:value="1.156428" calcext:value-type="float">
            <text:p>1.156428</text:p>
          </table:table-cell>
          <table:table-cell office:value-type="float" office:value="0" calcext:value-type="float">
            <text:p>0</text:p>
          </table:table-cell>
          <table:table-cell office:value-type="float" office:value="0.03269055" calcext:value-type="float">
            <text:p>0.03269055</text:p>
          </table:table-cell>
          <table:table-cell office:value-type="float" office:value="0.04863088" calcext:value-type="float">
            <text:p>0.04863088</text:p>
          </table:table-cell>
          <table:table-cell office:value-type="float" office:value="0.03805993" calcext:value-type="float">
            <text:p>0.03805993</text:p>
          </table:table-cell>
          <table:table-cell office:value-type="float" office:value="0.01067348" calcext:value-type="float">
            <text:p>0.01067348</text:p>
          </table:table-cell>
          <table:table-cell office:value-type="float" office:value="0.01028458" calcext:value-type="float">
            <text:p>0.01028458</text:p>
          </table:table-cell>
          <table:table-cell office:value-type="float" office:value="0.006005438" calcext:value-type="float">
            <text:p>0.006005438</text:p>
          </table:table-cell>
          <table:table-cell office:value-type="float" office:value="0.006078453" calcext:value-type="float">
            <text:p>0.006078453</text:p>
          </table:table-cell>
          <table:table-cell office:value-type="float" office:value="0.02568991" calcext:value-type="float">
            <text:p>0.02568991</text:p>
          </table:table-cell>
          <table:table-cell office:value-type="float" office:value="0.09815963" calcext:value-type="float">
            <text:p>0.09815963</text:p>
          </table:table-cell>
          <table:table-cell office:value-type="float" office:value="0.1257881" calcext:value-type="float">
            <text:p>0.1257881</text:p>
          </table:table-cell>
          <table:table-cell office:value-type="float" office:value="0.1397601" calcext:value-type="float">
            <text:p>0.1397601</text:p>
          </table:table-cell>
          <table:table-cell office:value-type="float" office:value="0.138305" calcext:value-type="float">
            <text:p>0.138305</text:p>
          </table:table-cell>
          <table:table-cell office:value-type="float" office:value="0.1969115" calcext:value-type="float">
            <text:p>0.1969115</text:p>
          </table:table-cell>
          <table:table-cell office:value-type="float" office:value="0.1992863" calcext:value-type="float">
            <text:p>0.1992863</text:p>
          </table:table-cell>
          <table:table-cell office:value-type="float" office:value="0" calcext:value-type="float">
            <text:p>0</text:p>
          </table:table-cell>
          <table:table-cell office:value-type="float" office:value="65.86331" calcext:value-type="float">
            <text:p>65.86331</text:p>
          </table:table-cell>
          <table:table-cell office:value-type="float" office:value="61.40102" calcext:value-type="float">
            <text:p>61.40102</text:p>
          </table:table-cell>
          <table:table-cell office:value-type="float" office:value="43.78941" calcext:value-type="float">
            <text:p>43.78941</text:p>
          </table:table-cell>
          <table:table-cell office:value-type="float" office:value="10.8593" calcext:value-type="float">
            <text:p>10.8593</text:p>
          </table:table-cell>
          <table:table-cell office:value-type="float" office:value="9.020955" calcext:value-type="float">
            <text:p>9.020955</text:p>
          </table:table-cell>
          <table:table-cell office:value-type="float" office:value="3.26501" calcext:value-type="float">
            <text:p>3.26501</text:p>
          </table:table-cell>
          <table:table-cell office:value-type="float" office:value="3.338896" calcext:value-type="float">
            <text:p>3.338896</text:p>
          </table:table-cell>
          <table:table-cell office:value-type="float" office:value="5.597854" calcext:value-type="float">
            <text:p>5.597854</text:p>
          </table:table-cell>
          <table:table-cell office:value-type="float" office:value="8.889559" calcext:value-type="float">
            <text:p>8.889559</text:p>
          </table:table-cell>
          <table:table-cell office:value-type="float" office:value="9.460942" calcext:value-type="float">
            <text:p>9.460942</text:p>
          </table:table-cell>
          <table:table-cell office:value-type="float" office:value="10.35625" calcext:value-type="float">
            <text:p>10.35625</text:p>
          </table:table-cell>
          <table:table-cell office:value-type="float" office:value="10.76446" calcext:value-type="float">
            <text:p>10.76446</text:p>
          </table:table-cell>
          <table:table-cell office:value-type="float" office:value="12.81726" calcext:value-type="float">
            <text:p>12.81726</text:p>
          </table:table-cell>
          <table:table-cell office:value-type="float" office:value="12.99927" calcext:value-type="float">
            <text:p>12.99927</text:p>
          </table:table-cell>
          <table:table-cell office:value-type="float" office:value="0" calcext:value-type="float">
            <text:p>0</text:p>
          </table:table-cell>
          <table:table-cell office:value-type="float" office:value="7.724866" calcext:value-type="float">
            <text:p>7.7248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7" calcext:value-type="float">
            <text:p>8082007</text:p>
          </table:table-cell>
          <table:table-cell office:value-type="float" office:value="1.982591" calcext:value-type="float">
            <text:p>1.982591</text:p>
          </table:table-cell>
          <table:table-cell office:value-type="float" office:value="133.3503" calcext:value-type="float">
            <text:p>133.3503</text:p>
          </table:table-cell>
          <table:table-cell office:value-type="float" office:value="5" calcext:value-type="float">
            <text:p>5</text:p>
          </table:table-cell>
          <table:table-cell office:value-type="float" office:value="-3.262077" calcext:value-type="float">
            <text:p>-3.262077</text:p>
          </table:table-cell>
          <table:table-cell office:value-type="float" office:value="43.77614" calcext:value-type="float">
            <text:p>43.77614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3161" calcext:value-type="float">
            <text:p>0.0008193161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66447" calcext:value-type="float">
            <text:p>0.00966447</text:p>
          </table:table-cell>
          <table:table-cell office:value-type="float" office:value="1166.214" calcext:value-type="float">
            <text:p>1166.214</text:p>
          </table:table-cell>
          <table:table-cell office:value-type="float" office:value="1.151068" calcext:value-type="float">
            <text:p>1.151068</text:p>
          </table:table-cell>
          <table:table-cell office:value-type="float" office:value="0" calcext:value-type="float">
            <text:p>0</text:p>
          </table:table-cell>
          <table:table-cell office:value-type="float" office:value="0.03293699" calcext:value-type="float">
            <text:p>0.03293699</text:p>
          </table:table-cell>
          <table:table-cell office:value-type="float" office:value="0.0495449" calcext:value-type="float">
            <text:p>0.0495449</text:p>
          </table:table-cell>
          <table:table-cell office:value-type="float" office:value="0.03849016" calcext:value-type="float">
            <text:p>0.03849016</text:p>
          </table:table-cell>
          <table:table-cell office:value-type="float" office:value="0.01064834" calcext:value-type="float">
            <text:p>0.01064834</text:p>
          </table:table-cell>
          <table:table-cell office:value-type="float" office:value="0.01016673" calcext:value-type="float">
            <text:p>0.01016673</text:p>
          </table:table-cell>
          <table:table-cell office:value-type="float" office:value="0.00590969" calcext:value-type="float">
            <text:p>0.00590969</text:p>
          </table:table-cell>
          <table:table-cell office:value-type="float" office:value="0.006057186" calcext:value-type="float">
            <text:p>0.006057186</text:p>
          </table:table-cell>
          <table:table-cell office:value-type="float" office:value="0.06532717" calcext:value-type="float">
            <text:p>0.06532717</text:p>
          </table:table-cell>
          <table:table-cell office:value-type="float" office:value="0.1187844" calcext:value-type="float">
            <text:p>0.1187844</text:p>
          </table:table-cell>
          <table:table-cell office:value-type="float" office:value="0.1383309" calcext:value-type="float">
            <text:p>0.1383309</text:p>
          </table:table-cell>
          <table:table-cell office:value-type="float" office:value="0.150404" calcext:value-type="float">
            <text:p>0.150404</text:p>
          </table:table-cell>
          <table:table-cell office:value-type="float" office:value="0.1517019" calcext:value-type="float">
            <text:p>0.1517019</text:p>
          </table:table-cell>
          <table:table-cell office:value-type="float" office:value="0.1969237" calcext:value-type="float">
            <text:p>0.1969237</text:p>
          </table:table-cell>
          <table:table-cell office:value-type="float" office:value="0.1992955" calcext:value-type="float">
            <text:p>0.1992955</text:p>
          </table:table-cell>
          <table:table-cell office:value-type="float" office:value="0" calcext:value-type="float">
            <text:p>0</text:p>
          </table:table-cell>
          <table:table-cell office:value-type="float" office:value="65.80376" calcext:value-type="float">
            <text:p>65.80376</text:p>
          </table:table-cell>
          <table:table-cell office:value-type="float" office:value="61.29176" calcext:value-type="float">
            <text:p>61.29176</text:p>
          </table:table-cell>
          <table:table-cell office:value-type="float" office:value="43.71824" calcext:value-type="float">
            <text:p>43.71824</text:p>
          </table:table-cell>
          <table:table-cell office:value-type="float" office:value="10.8427" calcext:value-type="float">
            <text:p>10.8427</text:p>
          </table:table-cell>
          <table:table-cell office:value-type="float" office:value="9.007448" calcext:value-type="float">
            <text:p>9.007448</text:p>
          </table:table-cell>
          <table:table-cell office:value-type="float" office:value="3.261981" calcext:value-type="float">
            <text:p>3.261981</text:p>
          </table:table-cell>
          <table:table-cell office:value-type="float" office:value="3.335668" calcext:value-type="float">
            <text:p>3.335668</text:p>
          </table:table-cell>
          <table:table-cell office:value-type="float" office:value="5.593973" calcext:value-type="float">
            <text:p>5.593973</text:p>
          </table:table-cell>
          <table:table-cell office:value-type="float" office:value="8.885099" calcext:value-type="float">
            <text:p>8.885099</text:p>
          </table:table-cell>
          <table:table-cell office:value-type="float" office:value="9.459131" calcext:value-type="float">
            <text:p>9.459131</text:p>
          </table:table-cell>
          <table:table-cell office:value-type="float" office:value="10.35414" calcext:value-type="float">
            <text:p>10.35414</text:p>
          </table:table-cell>
          <table:table-cell office:value-type="float" office:value="10.76074" calcext:value-type="float">
            <text:p>10.76074</text:p>
          </table:table-cell>
          <table:table-cell office:value-type="float" office:value="12.81827" calcext:value-type="float">
            <text:p>12.81827</text:p>
          </table:table-cell>
          <table:table-cell office:value-type="float" office:value="13.00017" calcext:value-type="float">
            <text:p>13.00017</text:p>
          </table:table-cell>
          <table:table-cell office:value-type="float" office:value="0" calcext:value-type="float">
            <text:p>0</text:p>
          </table:table-cell>
          <table:table-cell office:value-type="float" office:value="5.737604" calcext:value-type="float">
            <text:p>5.7376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7" calcext:value-type="float">
            <text:p>9082007</text:p>
          </table:table-cell>
          <table:table-cell office:value-type="float" office:value="1.975618" calcext:value-type="float">
            <text:p>1.975618</text:p>
          </table:table-cell>
          <table:table-cell office:value-type="float" office:value="133.3452" calcext:value-type="float">
            <text:p>133.3452</text:p>
          </table:table-cell>
          <table:table-cell office:value-type="float" office:value="5" calcext:value-type="float">
            <text:p>5</text:p>
          </table:table-cell>
          <table:table-cell office:value-type="float" office:value="-3.286972" calcext:value-type="float">
            <text:p>-3.286972</text:p>
          </table:table-cell>
          <table:table-cell office:value-type="float" office:value="43.76731" calcext:value-type="float">
            <text:p>43.76731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3161" calcext:value-type="float">
            <text:p>0.0008193161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66447" calcext:value-type="float">
            <text:p>0.00966447</text:p>
          </table:table-cell>
          <table:table-cell office:value-type="float" office:value="1166.2" calcext:value-type="float">
            <text:p>1166.2</text:p>
          </table:table-cell>
          <table:table-cell office:value-type="float" office:value="1.14693" calcext:value-type="float">
            <text:p>1.14693</text:p>
          </table:table-cell>
          <table:table-cell office:value-type="float" office:value="0" calcext:value-type="float">
            <text:p>0</text:p>
          </table:table-cell>
          <table:table-cell office:value-type="float" office:value="0.03158567" calcext:value-type="float">
            <text:p>0.03158567</text:p>
          </table:table-cell>
          <table:table-cell office:value-type="float" office:value="0.04510413" calcext:value-type="float">
            <text:p>0.04510413</text:p>
          </table:table-cell>
          <table:table-cell office:value-type="float" office:value="0.05323691" calcext:value-type="float">
            <text:p>0.05323691</text:p>
          </table:table-cell>
          <table:table-cell office:value-type="float" office:value="0.009877853" calcext:value-type="float">
            <text:p>0.009877853</text:p>
          </table:table-cell>
          <table:table-cell office:value-type="float" office:value="0.009508146" calcext:value-type="float">
            <text:p>0.009508146</text:p>
          </table:table-cell>
          <table:table-cell office:value-type="float" office:value="0.005682064" calcext:value-type="float">
            <text:p>0.005682064</text:p>
          </table:table-cell>
          <table:table-cell office:value-type="float" office:value="0.006005437" calcext:value-type="float">
            <text:p>0.006005437</text:p>
          </table:table-cell>
          <table:table-cell office:value-type="float" office:value="0.08373737" calcext:value-type="float">
            <text:p>0.08373737</text:p>
          </table:table-cell>
          <table:table-cell office:value-type="float" office:value="0.138914" calcext:value-type="float">
            <text:p>0.138914</text:p>
          </table:table-cell>
          <table:table-cell office:value-type="float" office:value="0.1503268" calcext:value-type="float">
            <text:p>0.1503268</text:p>
          </table:table-cell>
          <table:table-cell office:value-type="float" office:value="0.1602948" calcext:value-type="float">
            <text:p>0.1602948</text:p>
          </table:table-cell>
          <table:table-cell office:value-type="float" office:value="0.1620247" calcext:value-type="float">
            <text:p>0.1620247</text:p>
          </table:table-cell>
          <table:table-cell office:value-type="float" office:value="0.1969377" calcext:value-type="float">
            <text:p>0.1969377</text:p>
          </table:table-cell>
          <table:table-cell office:value-type="float" office:value="0.1993047" calcext:value-type="float">
            <text:p>0.1993047</text:p>
          </table:table-cell>
          <table:table-cell office:value-type="float" office:value="0" calcext:value-type="float">
            <text:p>0</text:p>
          </table:table-cell>
          <table:table-cell office:value-type="float" office:value="65.73907" calcext:value-type="float">
            <text:p>65.73907</text:p>
          </table:table-cell>
          <table:table-cell office:value-type="float" office:value="61.18231" calcext:value-type="float">
            <text:p>61.18231</text:p>
          </table:table-cell>
          <table:table-cell office:value-type="float" office:value="43.64745" calcext:value-type="float">
            <text:p>43.64745</text:p>
          </table:table-cell>
          <table:table-cell office:value-type="float" office:value="10.8261" calcext:value-type="float">
            <text:p>10.8261</text:p>
          </table:table-cell>
          <table:table-cell office:value-type="float" office:value="8.993909" calcext:value-type="float">
            <text:p>8.993909</text:p>
          </table:table-cell>
          <table:table-cell office:value-type="float" office:value="3.258954" calcext:value-type="float">
            <text:p>3.258954</text:p>
          </table:table-cell>
          <table:table-cell office:value-type="float" office:value="3.332484" calcext:value-type="float">
            <text:p>3.332484</text:p>
          </table:table-cell>
          <table:table-cell office:value-type="float" office:value="5.595704" calcext:value-type="float">
            <text:p>5.595704</text:p>
          </table:table-cell>
          <table:table-cell office:value-type="float" office:value="8.884824" calcext:value-type="float">
            <text:p>8.884824</text:p>
          </table:table-cell>
          <table:table-cell office:value-type="float" office:value="9.460048" calcext:value-type="float">
            <text:p>9.460048</text:p>
          </table:table-cell>
          <table:table-cell office:value-type="float" office:value="10.35454" calcext:value-type="float">
            <text:p>10.35454</text:p>
          </table:table-cell>
          <table:table-cell office:value-type="float" office:value="10.75997" calcext:value-type="float">
            <text:p>10.75997</text:p>
          </table:table-cell>
          <table:table-cell office:value-type="float" office:value="12.81928" calcext:value-type="float">
            <text:p>12.81928</text:p>
          </table:table-cell>
          <table:table-cell office:value-type="float" office:value="13.00106" calcext:value-type="float">
            <text:p>13.00106</text:p>
          </table:table-cell>
          <table:table-cell office:value-type="float" office:value="0" calcext:value-type="float">
            <text:p>0</text:p>
          </table:table-cell>
          <table:table-cell office:value-type="float" office:value="4.197411" calcext:value-type="float">
            <text:p>4.1974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7" calcext:value-type="float">
            <text:p>10082007</text:p>
          </table:table-cell>
          <table:table-cell office:value-type="float" office:value="1.96993" calcext:value-type="float">
            <text:p>1.96993</text:p>
          </table:table-cell>
          <table:table-cell office:value-type="float" office:value="133.3408" calcext:value-type="float">
            <text:p>133.3408</text:p>
          </table:table-cell>
          <table:table-cell office:value-type="float" office:value="5" calcext:value-type="float">
            <text:p>5</text:p>
          </table:table-cell>
          <table:table-cell office:value-type="float" office:value="-3.305375" calcext:value-type="float">
            <text:p>-3.305375</text:p>
          </table:table-cell>
          <table:table-cell office:value-type="float" office:value="43.76391" calcext:value-type="float">
            <text:p>43.76391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3161" calcext:value-type="float">
            <text:p>0.0008193161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66447" calcext:value-type="float">
            <text:p>0.00966447</text:p>
          </table:table-cell>
          <table:table-cell office:value-type="float" office:value="1166.19" calcext:value-type="float">
            <text:p>1166.19</text:p>
          </table:table-cell>
          <table:table-cell office:value-type="float" office:value="1.143737" calcext:value-type="float">
            <text:p>1.143737</text:p>
          </table:table-cell>
          <table:table-cell office:value-type="float" office:value="0" calcext:value-type="float">
            <text:p>0</text:p>
          </table:table-cell>
          <table:table-cell office:value-type="float" office:value="0.03194171" calcext:value-type="float">
            <text:p>0.03194171</text:p>
          </table:table-cell>
          <table:table-cell office:value-type="float" office:value="0.06736255" calcext:value-type="float">
            <text:p>0.06736255</text:p>
          </table:table-cell>
          <table:table-cell office:value-type="float" office:value="0.09712036" calcext:value-type="float">
            <text:p>0.09712036</text:p>
          </table:table-cell>
          <table:table-cell office:value-type="float" office:value="0.009474026" calcext:value-type="float">
            <text:p>0.009474026</text:p>
          </table:table-cell>
          <table:table-cell office:value-type="float" office:value="0.009041042" calcext:value-type="float">
            <text:p>0.009041042</text:p>
          </table:table-cell>
          <table:table-cell office:value-type="float" office:value="0.00544454" calcext:value-type="float">
            <text:p>0.00544454</text:p>
          </table:table-cell>
          <table:table-cell office:value-type="float" office:value="0.005880744" calcext:value-type="float">
            <text:p>0.005880744</text:p>
          </table:table-cell>
          <table:table-cell office:value-type="float" office:value="0.08987272" calcext:value-type="float">
            <text:p>0.08987272</text:p>
          </table:table-cell>
          <table:table-cell office:value-type="float" office:value="0.1514315" calcext:value-type="float">
            <text:p>0.1514315</text:p>
          </table:table-cell>
          <table:table-cell office:value-type="float" office:value="0.1575674" calcext:value-type="float">
            <text:p>0.1575674</text:p>
          </table:table-cell>
          <table:table-cell office:value-type="float" office:value="0.1661886" calcext:value-type="float">
            <text:p>0.1661886</text:p>
          </table:table-cell>
          <table:table-cell office:value-type="float" office:value="0.1685081" calcext:value-type="float">
            <text:p>0.1685081</text:p>
          </table:table-cell>
          <table:table-cell office:value-type="float" office:value="0.1969516" calcext:value-type="float">
            <text:p>0.1969516</text:p>
          </table:table-cell>
          <table:table-cell office:value-type="float" office:value="0.1993139" calcext:value-type="float">
            <text:p>0.1993139</text:p>
          </table:table-cell>
          <table:table-cell office:value-type="float" office:value="0" calcext:value-type="float">
            <text:p>0</text:p>
          </table:table-cell>
          <table:table-cell office:value-type="float" office:value="65.67505" calcext:value-type="float">
            <text:p>65.67505</text:p>
          </table:table-cell>
          <table:table-cell office:value-type="float" office:value="61.07286" calcext:value-type="float">
            <text:p>61.07286</text:p>
          </table:table-cell>
          <table:table-cell office:value-type="float" office:value="43.58203" calcext:value-type="float">
            <text:p>43.58203</text:p>
          </table:table-cell>
          <table:table-cell office:value-type="float" office:value="10.80926" calcext:value-type="float">
            <text:p>10.80926</text:p>
          </table:table-cell>
          <table:table-cell office:value-type="float" office:value="8.980232" calcext:value-type="float">
            <text:p>8.980232</text:p>
          </table:table-cell>
          <table:table-cell office:value-type="float" office:value="3.255879" calcext:value-type="float">
            <text:p>3.255879</text:p>
          </table:table-cell>
          <table:table-cell office:value-type="float" office:value="3.329311" calcext:value-type="float">
            <text:p>3.329311</text:p>
          </table:table-cell>
          <table:table-cell office:value-type="float" office:value="5.599643" calcext:value-type="float">
            <text:p>5.599643</text:p>
          </table:table-cell>
          <table:table-cell office:value-type="float" office:value="8.887577" calcext:value-type="float">
            <text:p>8.887577</text:p>
          </table:table-cell>
          <table:table-cell office:value-type="float" office:value="9.462895" calcext:value-type="float">
            <text:p>9.462895</text:p>
          </table:table-cell>
          <table:table-cell office:value-type="float" office:value="10.35669" calcext:value-type="float">
            <text:p>10.35669</text:p>
          </table:table-cell>
          <table:table-cell office:value-type="float" office:value="10.76111" calcext:value-type="float">
            <text:p>10.76111</text:p>
          </table:table-cell>
          <table:table-cell office:value-type="float" office:value="12.82028" calcext:value-type="float">
            <text:p>12.82028</text:p>
          </table:table-cell>
          <table:table-cell office:value-type="float" office:value="13.00194" calcext:value-type="float">
            <text:p>13.00194</text:p>
          </table:table-cell>
          <table:table-cell office:value-type="float" office:value="0" calcext:value-type="float">
            <text:p>0</text:p>
          </table:table-cell>
          <table:table-cell office:value-type="float" office:value="3.146001" calcext:value-type="float">
            <text:p>3.146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7" calcext:value-type="float">
            <text:p>11082007</text:p>
          </table:table-cell>
          <table:table-cell office:value-type="float" office:value="1.964558" calcext:value-type="float">
            <text:p>1.964558</text:p>
          </table:table-cell>
          <table:table-cell office:value-type="float" office:value="133.3367" calcext:value-type="float">
            <text:p>133.3367</text:p>
          </table:table-cell>
          <table:table-cell office:value-type="float" office:value="5" calcext:value-type="float">
            <text:p>5</text:p>
          </table:table-cell>
          <table:table-cell office:value-type="float" office:value="-3.319365" calcext:value-type="float">
            <text:p>-3.319365</text:p>
          </table:table-cell>
          <table:table-cell office:value-type="float" office:value="43.76411" calcext:value-type="float">
            <text:p>43.76411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3161" calcext:value-type="float">
            <text:p>0.0008193161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66447" calcext:value-type="float">
            <text:p>0.00966447</text:p>
          </table:table-cell>
          <table:table-cell office:value-type="float" office:value="1166.181" calcext:value-type="float">
            <text:p>1166.181</text:p>
          </table:table-cell>
          <table:table-cell office:value-type="float" office:value="1.140638" calcext:value-type="float">
            <text:p>1.140638</text:p>
          </table:table-cell>
          <table:table-cell office:value-type="float" office:value="0" calcext:value-type="float">
            <text:p>0</text:p>
          </table:table-cell>
          <table:table-cell office:value-type="float" office:value="0.03219626" calcext:value-type="float">
            <text:p>0.03219626</text:p>
          </table:table-cell>
          <table:table-cell office:value-type="float" office:value="0.1446926" calcext:value-type="float">
            <text:p>0.1446926</text:p>
          </table:table-cell>
          <table:table-cell office:value-type="float" office:value="0.1917324" calcext:value-type="float">
            <text:p>0.1917324</text:p>
          </table:table-cell>
          <table:table-cell office:value-type="float" office:value="0.009596738" calcext:value-type="float">
            <text:p>0.009596738</text:p>
          </table:table-cell>
          <table:table-cell office:value-type="float" office:value="0.009074218" calcext:value-type="float">
            <text:p>0.009074218</text:p>
          </table:table-cell>
          <table:table-cell office:value-type="float" office:value="0.005413957" calcext:value-type="float">
            <text:p>0.005413957</text:p>
          </table:table-cell>
          <table:table-cell office:value-type="float" office:value="0.01859091" calcext:value-type="float">
            <text:p>0.01859091</text:p>
          </table:table-cell>
          <table:table-cell office:value-type="float" office:value="0.09135629" calcext:value-type="float">
            <text:p>0.09135629</text:p>
          </table:table-cell>
          <table:table-cell office:value-type="float" office:value="0.1576609" calcext:value-type="float">
            <text:p>0.1576609</text:p>
          </table:table-cell>
          <table:table-cell office:value-type="float" office:value="0.161226" calcext:value-type="float">
            <text:p>0.161226</text:p>
          </table:table-cell>
          <table:table-cell office:value-type="float" office:value="0.1692364" calcext:value-type="float">
            <text:p>0.1692364</text:p>
          </table:table-cell>
          <table:table-cell office:value-type="float" office:value="0.1724715" calcext:value-type="float">
            <text:p>0.1724715</text:p>
          </table:table-cell>
          <table:table-cell office:value-type="float" office:value="0.1969647" calcext:value-type="float">
            <text:p>0.1969647</text:p>
          </table:table-cell>
          <table:table-cell office:value-type="float" office:value="0.1993231" calcext:value-type="float">
            <text:p>0.1993231</text:p>
          </table:table-cell>
          <table:table-cell office:value-type="float" office:value="0" calcext:value-type="float">
            <text:p>0</text:p>
          </table:table-cell>
          <table:table-cell office:value-type="float" office:value="65.61031" calcext:value-type="float">
            <text:p>65.61031</text:p>
          </table:table-cell>
          <table:table-cell office:value-type="float" office:value="60.97122" calcext:value-type="float">
            <text:p>60.97122</text:p>
          </table:table-cell>
          <table:table-cell office:value-type="float" office:value="43.52973" calcext:value-type="float">
            <text:p>43.52973</text:p>
          </table:table-cell>
          <table:table-cell office:value-type="float" office:value="10.79239" calcext:value-type="float">
            <text:p>10.79239</text:p>
          </table:table-cell>
          <table:table-cell office:value-type="float" office:value="8.966519" calcext:value-type="float">
            <text:p>8.966519</text:p>
          </table:table-cell>
          <table:table-cell office:value-type="float" office:value="3.252782" calcext:value-type="float">
            <text:p>3.252782</text:p>
          </table:table-cell>
          <table:table-cell office:value-type="float" office:value="3.326364" calcext:value-type="float">
            <text:p>3.326364</text:p>
          </table:table-cell>
          <table:table-cell office:value-type="float" office:value="5.604193" calcext:value-type="float">
            <text:p>5.604193</text:p>
          </table:table-cell>
          <table:table-cell office:value-type="float" office:value="8.891932" calcext:value-type="float">
            <text:p>8.891932</text:p>
          </table:table-cell>
          <table:table-cell office:value-type="float" office:value="9.466773" calcext:value-type="float">
            <text:p>9.466773</text:p>
          </table:table-cell>
          <table:table-cell office:value-type="float" office:value="10.35976" calcext:value-type="float">
            <text:p>10.35976</text:p>
          </table:table-cell>
          <table:table-cell office:value-type="float" office:value="10.76342" calcext:value-type="float">
            <text:p>10.76342</text:p>
          </table:table-cell>
          <table:table-cell office:value-type="float" office:value="12.82129" calcext:value-type="float">
            <text:p>12.82129</text:p>
          </table:table-cell>
          <table:table-cell office:value-type="float" office:value="13.00281" calcext:value-type="float">
            <text:p>13.00281</text:p>
          </table:table-cell>
          <table:table-cell office:value-type="float" office:value="0" calcext:value-type="float">
            <text:p>0</text:p>
          </table:table-cell>
          <table:table-cell office:value-type="float" office:value="2.571151" calcext:value-type="float">
            <text:p>2.571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7" calcext:value-type="float">
            <text:p>12082007</text:p>
          </table:table-cell>
          <table:table-cell office:value-type="float" office:value="1.959262" calcext:value-type="float">
            <text:p>1.959262</text:p>
          </table:table-cell>
          <table:table-cell office:value-type="float" office:value="133.3327" calcext:value-type="float">
            <text:p>133.3327</text:p>
          </table:table-cell>
          <table:table-cell office:value-type="float" office:value="5" calcext:value-type="float">
            <text:p>5</text:p>
          </table:table-cell>
          <table:table-cell office:value-type="float" office:value="-3.325936" calcext:value-type="float">
            <text:p>-3.325936</text:p>
          </table:table-cell>
          <table:table-cell office:value-type="float" office:value="43.76876" calcext:value-type="float">
            <text:p>43.76876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3161" calcext:value-type="float">
            <text:p>0.0008193161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66447" calcext:value-type="float">
            <text:p>0.00966447</text:p>
          </table:table-cell>
          <table:table-cell office:value-type="float" office:value="1166.173" calcext:value-type="float">
            <text:p>1166.173</text:p>
          </table:table-cell>
          <table:table-cell office:value-type="float" office:value="1.137719" calcext:value-type="float">
            <text:p>1.137719</text:p>
          </table:table-cell>
          <table:table-cell office:value-type="float" office:value="0" calcext:value-type="float">
            <text:p>0</text:p>
          </table:table-cell>
          <table:table-cell office:value-type="float" office:value="0.03239491" calcext:value-type="float">
            <text:p>0.03239491</text:p>
          </table:table-cell>
          <table:table-cell office:value-type="float" office:value="0.380674" calcext:value-type="float">
            <text:p>0.380674</text:p>
          </table:table-cell>
          <table:table-cell office:value-type="float" office:value="0.374088" calcext:value-type="float">
            <text:p>0.374088</text:p>
          </table:table-cell>
          <table:table-cell office:value-type="float" office:value="0.01118546" calcext:value-type="float">
            <text:p>0.01118546</text:p>
          </table:table-cell>
          <table:table-cell office:value-type="float" office:value="0.008927252" calcext:value-type="float">
            <text:p>0.008927252</text:p>
          </table:table-cell>
          <table:table-cell office:value-type="float" office:value="0.005986667" calcext:value-type="float">
            <text:p>0.005986667</text:p>
          </table:table-cell>
          <table:table-cell office:value-type="float" office:value="0.04851668" calcext:value-type="float">
            <text:p>0.04851668</text:p>
          </table:table-cell>
          <table:table-cell office:value-type="float" office:value="0.09161685" calcext:value-type="float">
            <text:p>0.09161685</text:p>
          </table:table-cell>
          <table:table-cell office:value-type="float" office:value="0.1604005" calcext:value-type="float">
            <text:p>0.1604005</text:p>
          </table:table-cell>
          <table:table-cell office:value-type="float" office:value="0.1629196" calcext:value-type="float">
            <text:p>0.1629196</text:p>
          </table:table-cell>
          <table:table-cell office:value-type="float" office:value="0.170709" calcext:value-type="float">
            <text:p>0.170709</text:p>
          </table:table-cell>
          <table:table-cell office:value-type="float" office:value="0.1748011" calcext:value-type="float">
            <text:p>0.1748011</text:p>
          </table:table-cell>
          <table:table-cell office:value-type="float" office:value="0.1969773" calcext:value-type="float">
            <text:p>0.1969773</text:p>
          </table:table-cell>
          <table:table-cell office:value-type="float" office:value="0.1993323" calcext:value-type="float">
            <text:p>0.1993323</text:p>
          </table:table-cell>
          <table:table-cell office:value-type="float" office:value="0" calcext:value-type="float">
            <text:p>0</text:p>
          </table:table-cell>
          <table:table-cell office:value-type="float" office:value="65.53971" calcext:value-type="float">
            <text:p>65.53971</text:p>
          </table:table-cell>
          <table:table-cell office:value-type="float" office:value="60.90309" calcext:value-type="float">
            <text:p>60.90309</text:p>
          </table:table-cell>
          <table:table-cell office:value-type="float" office:value="43.50862" calcext:value-type="float">
            <text:p>43.50862</text:p>
          </table:table-cell>
          <table:table-cell office:value-type="float" office:value="10.77564" calcext:value-type="float">
            <text:p>10.77564</text:p>
          </table:table-cell>
          <table:table-cell office:value-type="float" office:value="8.952778" calcext:value-type="float">
            <text:p>8.952778</text:p>
          </table:table-cell>
          <table:table-cell office:value-type="float" office:value="3.2497" calcext:value-type="float">
            <text:p>3.2497</text:p>
          </table:table-cell>
          <table:table-cell office:value-type="float" office:value="3.326836" calcext:value-type="float">
            <text:p>3.326836</text:p>
          </table:table-cell>
          <table:table-cell office:value-type="float" office:value="5.608815" calcext:value-type="float">
            <text:p>5.608815</text:p>
          </table:table-cell>
          <table:table-cell office:value-type="float" office:value="8.896993" calcext:value-type="float">
            <text:p>8.896993</text:p>
          </table:table-cell>
          <table:table-cell office:value-type="float" office:value="9.471126" calcext:value-type="float">
            <text:p>9.471126</text:p>
          </table:table-cell>
          <table:table-cell office:value-type="float" office:value="10.36329" calcext:value-type="float">
            <text:p>10.36329</text:p>
          </table:table-cell>
          <table:table-cell office:value-type="float" office:value="10.7664" calcext:value-type="float">
            <text:p>10.7664</text:p>
          </table:table-cell>
          <table:table-cell office:value-type="float" office:value="12.8223" calcext:value-type="float">
            <text:p>12.8223</text:p>
          </table:table-cell>
          <table:table-cell office:value-type="float" office:value="13.0037" calcext:value-type="float">
            <text:p>13.0037</text:p>
          </table:table-cell>
          <table:table-cell office:value-type="float" office:value="0" calcext:value-type="float">
            <text:p>0</text:p>
          </table:table-cell>
          <table:table-cell office:value-type="float" office:value="2.186331" calcext:value-type="float">
            <text:p>2.1863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7" calcext:value-type="float">
            <text:p>13082007</text:p>
          </table:table-cell>
          <table:table-cell office:value-type="float" office:value="1.954045" calcext:value-type="float">
            <text:p>1.954045</text:p>
          </table:table-cell>
          <table:table-cell office:value-type="float" office:value="133.3288" calcext:value-type="float">
            <text:p>133.3288</text:p>
          </table:table-cell>
          <table:table-cell office:value-type="float" office:value="5" calcext:value-type="float">
            <text:p>5</text:p>
          </table:table-cell>
          <table:table-cell office:value-type="float" office:value="-3.327097" calcext:value-type="float">
            <text:p>-3.327097</text:p>
          </table:table-cell>
          <table:table-cell office:value-type="float" office:value="43.77797" calcext:value-type="float">
            <text:p>43.77797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3161" calcext:value-type="float">
            <text:p>0.0008193161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66447" calcext:value-type="float">
            <text:p>0.00966447</text:p>
          </table:table-cell>
          <table:table-cell office:value-type="float" office:value="1166.167" calcext:value-type="float">
            <text:p>1166.167</text:p>
          </table:table-cell>
          <table:table-cell office:value-type="float" office:value="1.13472" calcext:value-type="float">
            <text:p>1.13472</text:p>
          </table:table-cell>
          <table:table-cell office:value-type="float" office:value="0" calcext:value-type="float">
            <text:p>0</text:p>
          </table:table-cell>
          <table:table-cell office:value-type="float" office:value="0.03316925" calcext:value-type="float">
            <text:p>0.03316925</text:p>
          </table:table-cell>
          <table:table-cell office:value-type="float" office:value="0.5883586" calcext:value-type="float">
            <text:p>0.5883586</text:p>
          </table:table-cell>
          <table:table-cell office:value-type="float" office:value="0.4737694" calcext:value-type="float">
            <text:p>0.4737694</text:p>
          </table:table-cell>
          <table:table-cell office:value-type="float" office:value="0.02231844" calcext:value-type="float">
            <text:p>0.02231844</text:p>
          </table:table-cell>
          <table:table-cell office:value-type="float" office:value="0.009077162" calcext:value-type="float">
            <text:p>0.009077162</text:p>
          </table:table-cell>
          <table:table-cell office:value-type="float" office:value="0.03676382" calcext:value-type="float">
            <text:p>0.03676382</text:p>
          </table:table-cell>
          <table:table-cell office:value-type="float" office:value="0.05573567" calcext:value-type="float">
            <text:p>0.05573567</text:p>
          </table:table-cell>
          <table:table-cell office:value-type="float" office:value="0.09159611" calcext:value-type="float">
            <text:p>0.09159611</text:p>
          </table:table-cell>
          <table:table-cell office:value-type="float" office:value="0.161584" calcext:value-type="float">
            <text:p>0.161584</text:p>
          </table:table-cell>
          <table:table-cell office:value-type="float" office:value="0.163696" calcext:value-type="float">
            <text:p>0.163696</text:p>
          </table:table-cell>
          <table:table-cell office:value-type="float" office:value="0.1714122" calcext:value-type="float">
            <text:p>0.1714122</text:p>
          </table:table-cell>
          <table:table-cell office:value-type="float" office:value="0.1761372" calcext:value-type="float">
            <text:p>0.1761372</text:p>
          </table:table-cell>
          <table:table-cell office:value-type="float" office:value="0.1969892" calcext:value-type="float">
            <text:p>0.1969892</text:p>
          </table:table-cell>
          <table:table-cell office:value-type="float" office:value="0.1993415" calcext:value-type="float">
            <text:p>0.1993415</text:p>
          </table:table-cell>
          <table:table-cell office:value-type="float" office:value="0" calcext:value-type="float">
            <text:p>0</text:p>
          </table:table-cell>
          <table:table-cell office:value-type="float" office:value="65.47444" calcext:value-type="float">
            <text:p>65.47444</text:p>
          </table:table-cell>
          <table:table-cell office:value-type="float" office:value="60.88412" calcext:value-type="float">
            <text:p>60.88412</text:p>
          </table:table-cell>
          <table:table-cell office:value-type="float" office:value="43.51617" calcext:value-type="float">
            <text:p>43.51617</text:p>
          </table:table-cell>
          <table:table-cell office:value-type="float" office:value="10.76016" calcext:value-type="float">
            <text:p>10.76016</text:p>
          </table:table-cell>
          <table:table-cell office:value-type="float" office:value="8.939061" calcext:value-type="float">
            <text:p>8.939061</text:p>
          </table:table-cell>
          <table:table-cell office:value-type="float" office:value="3.248613" calcext:value-type="float">
            <text:p>3.248613</text:p>
          </table:table-cell>
          <table:table-cell office:value-type="float" office:value="3.329249" calcext:value-type="float">
            <text:p>3.329249</text:p>
          </table:table-cell>
          <table:table-cell office:value-type="float" office:value="5.613434" calcext:value-type="float">
            <text:p>5.613434</text:p>
          </table:table-cell>
          <table:table-cell office:value-type="float" office:value="8.902332" calcext:value-type="float">
            <text:p>8.902332</text:p>
          </table:table-cell>
          <table:table-cell office:value-type="float" office:value="9.475672" calcext:value-type="float">
            <text:p>9.475672</text:p>
          </table:table-cell>
          <table:table-cell office:value-type="float" office:value="10.367" calcext:value-type="float">
            <text:p>10.367</text:p>
          </table:table-cell>
          <table:table-cell office:value-type="float" office:value="10.76977" calcext:value-type="float">
            <text:p>10.76977</text:p>
          </table:table-cell>
          <table:table-cell office:value-type="float" office:value="12.82331" calcext:value-type="float">
            <text:p>12.82331</text:p>
          </table:table-cell>
          <table:table-cell office:value-type="float" office:value="13.00457" calcext:value-type="float">
            <text:p>13.00457</text:p>
          </table:table-cell>
          <table:table-cell office:value-type="float" office:value="0" calcext:value-type="float">
            <text:p>0</text:p>
          </table:table-cell>
          <table:table-cell office:value-type="float" office:value="1.971695" calcext:value-type="float">
            <text:p>1.9716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7" calcext:value-type="float">
            <text:p>14082007</text:p>
          </table:table-cell>
          <table:table-cell office:value-type="float" office:value="1.949257" calcext:value-type="float">
            <text:p>1.949257</text:p>
          </table:table-cell>
          <table:table-cell office:value-type="float" office:value="133.3251" calcext:value-type="float">
            <text:p>133.3251</text:p>
          </table:table-cell>
          <table:table-cell office:value-type="float" office:value="5" calcext:value-type="float">
            <text:p>5</text:p>
          </table:table-cell>
          <table:table-cell office:value-type="float" office:value="-3.327444" calcext:value-type="float">
            <text:p>-3.327444</text:p>
          </table:table-cell>
          <table:table-cell office:value-type="float" office:value="43.7891" calcext:value-type="float">
            <text:p>43.7891</text:p>
          </table:table-cell>
          <table:table-cell office:value-type="float" office:value="0.0153274" calcext:value-type="float">
            <text:p>0.0153274</text:p>
          </table:table-cell>
          <table:table-cell office:value-type="float" office:value="0.0008193163" calcext:value-type="float">
            <text:p>0.0008193163</text:p>
          </table:table-cell>
          <table:table-cell office:value-type="float" office:value="0.02428283" calcext:value-type="float">
            <text:p>0.02428283</text:p>
          </table:table-cell>
          <table:table-cell office:value-type="float" office:value="0.009664474" calcext:value-type="float">
            <text:p>0.009664474</text:p>
          </table:table-cell>
          <table:table-cell office:value-type="float" office:value="1166.163" calcext:value-type="float">
            <text:p>1166.163</text:p>
          </table:table-cell>
          <table:table-cell office:value-type="float" office:value="1.132268" calcext:value-type="float">
            <text:p>1.132268</text:p>
          </table:table-cell>
          <table:table-cell office:value-type="float" office:value="0" calcext:value-type="float">
            <text:p>0</text:p>
          </table:table-cell>
          <table:table-cell office:value-type="float" office:value="0.04886772" calcext:value-type="float">
            <text:p>0.04886772</text:p>
          </table:table-cell>
          <table:table-cell office:value-type="float" office:value="0.5815786" calcext:value-type="float">
            <text:p>0.5815786</text:p>
          </table:table-cell>
          <table:table-cell office:value-type="float" office:value="0.4782515" calcext:value-type="float">
            <text:p>0.4782515</text:p>
          </table:table-cell>
          <table:table-cell office:value-type="float" office:value="0.04115076" calcext:value-type="float">
            <text:p>0.04115076</text:p>
          </table:table-cell>
          <table:table-cell office:value-type="float" office:value="0.008650864" calcext:value-type="float">
            <text:p>0.008650864</text:p>
          </table:table-cell>
          <table:table-cell office:value-type="float" office:value="0.048111" calcext:value-type="float">
            <text:p>0.048111</text:p>
          </table:table-cell>
          <table:table-cell office:value-type="float" office:value="0.05645346" calcext:value-type="float">
            <text:p>0.05645346</text:p>
          </table:table-cell>
          <table:table-cell office:value-type="float" office:value="0.09146035" calcext:value-type="float">
            <text:p>0.09146035</text:p>
          </table:table-cell>
          <table:table-cell office:value-type="float" office:value="0.1620254" calcext:value-type="float">
            <text:p>0.1620254</text:p>
          </table:table-cell>
          <table:table-cell office:value-type="float" office:value="0.1640393" calcext:value-type="float">
            <text:p>0.1640393</text:p>
          </table:table-cell>
          <table:table-cell office:value-type="float" office:value="0.1717264" calcext:value-type="float">
            <text:p>0.1717264</text:p>
          </table:table-cell>
          <table:table-cell office:value-type="float" office:value="0.1768756" calcext:value-type="float">
            <text:p>0.1768756</text:p>
          </table:table-cell>
          <table:table-cell office:value-type="float" office:value="0.1970007" calcext:value-type="float">
            <text:p>0.1970007</text:p>
          </table:table-cell>
          <table:table-cell office:value-type="float" office:value="0.1993506" calcext:value-type="float">
            <text:p>0.1993506</text:p>
          </table:table-cell>
          <table:table-cell office:value-type="float" office:value="0" calcext:value-type="float">
            <text:p>0</text:p>
          </table:table-cell>
          <table:table-cell office:value-type="float" office:value="65.37411" calcext:value-type="float">
            <text:p>65.37411</text:p>
          </table:table-cell>
          <table:table-cell office:value-type="float" office:value="60.88824" calcext:value-type="float">
            <text:p>60.88824</text:p>
          </table:table-cell>
          <table:table-cell office:value-type="float" office:value="43.53387" calcext:value-type="float">
            <text:p>43.53387</text:p>
          </table:table-cell>
          <table:table-cell office:value-type="float" office:value="10.74758" calcext:value-type="float">
            <text:p>10.74758</text:p>
          </table:table-cell>
          <table:table-cell office:value-type="float" office:value="8.925282" calcext:value-type="float">
            <text:p>8.925282</text:p>
          </table:table-cell>
          <table:table-cell office:value-type="float" office:value="3.250512" calcext:value-type="float">
            <text:p>3.250512</text:p>
          </table:table-cell>
          <table:table-cell office:value-type="float" office:value="3.332053" calcext:value-type="float">
            <text:p>3.332053</text:p>
          </table:table-cell>
          <table:table-cell office:value-type="float" office:value="5.61799" calcext:value-type="float">
            <text:p>5.61799</text:p>
          </table:table-cell>
          <table:table-cell office:value-type="float" office:value="8.907747" calcext:value-type="float">
            <text:p>8.907747</text:p>
          </table:table-cell>
          <table:table-cell office:value-type="float" office:value="9.480306" calcext:value-type="float">
            <text:p>9.480306</text:p>
          </table:table-cell>
          <table:table-cell office:value-type="float" office:value="10.37083" calcext:value-type="float">
            <text:p>10.37083</text:p>
          </table:table-cell>
          <table:table-cell office:value-type="float" office:value="10.77335" calcext:value-type="float">
            <text:p>10.77335</text:p>
          </table:table-cell>
          <table:table-cell office:value-type="float" office:value="12.82432" calcext:value-type="float">
            <text:p>12.82432</text:p>
          </table:table-cell>
          <table:table-cell office:value-type="float" office:value="13.00545" calcext:value-type="float">
            <text:p>13.00545</text:p>
          </table:table-cell>
          <table:table-cell office:value-type="float" office:value="0" calcext:value-type="float">
            <text:p>0</text:p>
          </table:table-cell>
          <table:table-cell office:value-type="float" office:value="1.765371" calcext:value-type="float">
            <text:p>1.7653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7" calcext:value-type="float">
            <text:p>15082007</text:p>
          </table:table-cell>
          <table:table-cell office:value-type="float" office:value="1.942611" calcext:value-type="float">
            <text:p>1.942611</text:p>
          </table:table-cell>
          <table:table-cell office:value-type="float" office:value="133.3219" calcext:value-type="float">
            <text:p>133.3219</text:p>
          </table:table-cell>
          <table:table-cell office:value-type="float" office:value="5" calcext:value-type="float">
            <text:p>5</text:p>
          </table:table-cell>
          <table:table-cell office:value-type="float" office:value="-3.331353" calcext:value-type="float">
            <text:p>-3.331353</text:p>
          </table:table-cell>
          <table:table-cell office:value-type="float" office:value="43.79263" calcext:value-type="float">
            <text:p>43.79263</text:p>
          </table:table-cell>
          <table:table-cell office:value-type="float" office:value="0.01561559" calcext:value-type="float">
            <text:p>0.01561559</text:p>
          </table:table-cell>
          <table:table-cell office:value-type="float" office:value="0.0008199212" calcext:value-type="float">
            <text:p>0.0008199212</text:p>
          </table:table-cell>
          <table:table-cell office:value-type="float" office:value="0.02501141" calcext:value-type="float">
            <text:p>0.02501141</text:p>
          </table:table-cell>
          <table:table-cell office:value-type="float" office:value="0.009668823" calcext:value-type="float">
            <text:p>0.009668823</text:p>
          </table:table-cell>
          <table:table-cell office:value-type="float" office:value="1166.159" calcext:value-type="float">
            <text:p>1166.159</text:p>
          </table:table-cell>
          <table:table-cell office:value-type="float" office:value="1.133741" calcext:value-type="float">
            <text:p>1.133741</text:p>
          </table:table-cell>
          <table:table-cell office:value-type="float" office:value="0" calcext:value-type="float">
            <text:p>0</text:p>
          </table:table-cell>
          <table:table-cell office:value-type="float" office:value="0.04438816" calcext:value-type="float">
            <text:p>0.04438816</text:p>
          </table:table-cell>
          <table:table-cell office:value-type="float" office:value="0.4329602" calcext:value-type="float">
            <text:p>0.4329602</text:p>
          </table:table-cell>
          <table:table-cell office:value-type="float" office:value="0.3732632" calcext:value-type="float">
            <text:p>0.3732632</text:p>
          </table:table-cell>
          <table:table-cell office:value-type="float" office:value="0.07687242" calcext:value-type="float">
            <text:p>0.07687242</text:p>
          </table:table-cell>
          <table:table-cell office:value-type="float" office:value="0.008153572" calcext:value-type="float">
            <text:p>0.008153572</text:p>
          </table:table-cell>
          <table:table-cell office:value-type="float" office:value="0.04832828" calcext:value-type="float">
            <text:p>0.04832828</text:p>
          </table:table-cell>
          <table:table-cell office:value-type="float" office:value="0.04853208" calcext:value-type="float">
            <text:p>0.04853208</text:p>
          </table:table-cell>
          <table:table-cell office:value-type="float" office:value="0.09085178" calcext:value-type="float">
            <text:p>0.09085178</text:p>
          </table:table-cell>
          <table:table-cell office:value-type="float" office:value="0.1618264" calcext:value-type="float">
            <text:p>0.1618264</text:p>
          </table:table-cell>
          <table:table-cell office:value-type="float" office:value="0.1640472" calcext:value-type="float">
            <text:p>0.1640472</text:p>
          </table:table-cell>
          <table:table-cell office:value-type="float" office:value="0.171732" calcext:value-type="float">
            <text:p>0.171732</text:p>
          </table:table-cell>
          <table:table-cell office:value-type="float" office:value="0.1771662" calcext:value-type="float">
            <text:p>0.1771662</text:p>
          </table:table-cell>
          <table:table-cell office:value-type="float" office:value="0.1970123" calcext:value-type="float">
            <text:p>0.1970123</text:p>
          </table:table-cell>
          <table:table-cell office:value-type="float" office:value="0.1993598" calcext:value-type="float">
            <text:p>0.1993598</text:p>
          </table:table-cell>
          <table:table-cell office:value-type="float" office:value="0" calcext:value-type="float">
            <text:p>0</text:p>
          </table:table-cell>
          <table:table-cell office:value-type="float" office:value="65.06469" calcext:value-type="float">
            <text:p>65.06469</text:p>
          </table:table-cell>
          <table:table-cell office:value-type="float" office:value="60.77464" calcext:value-type="float">
            <text:p>60.77464</text:p>
          </table:table-cell>
          <table:table-cell office:value-type="float" office:value="43.53151" calcext:value-type="float">
            <text:p>43.53151</text:p>
          </table:table-cell>
          <table:table-cell office:value-type="float" office:value="10.74006" calcext:value-type="float">
            <text:p>10.74006</text:p>
          </table:table-cell>
          <table:table-cell office:value-type="float" office:value="8.910987" calcext:value-type="float">
            <text:p>8.910987</text:p>
          </table:table-cell>
          <table:table-cell office:value-type="float" office:value="3.253034" calcext:value-type="float">
            <text:p>3.253034</text:p>
          </table:table-cell>
          <table:table-cell office:value-type="float" office:value="3.334453" calcext:value-type="float">
            <text:p>3.334453</text:p>
          </table:table-cell>
          <table:table-cell office:value-type="float" office:value="5.622468" calcext:value-type="float">
            <text:p>5.622468</text:p>
          </table:table-cell>
          <table:table-cell office:value-type="float" office:value="8.913147" calcext:value-type="float">
            <text:p>8.913147</text:p>
          </table:table-cell>
          <table:table-cell office:value-type="float" office:value="9.484944" calcext:value-type="float">
            <text:p>9.484944</text:p>
          </table:table-cell>
          <table:table-cell office:value-type="float" office:value="10.37467" calcext:value-type="float">
            <text:p>10.37467</text:p>
          </table:table-cell>
          <table:table-cell office:value-type="float" office:value="10.77704" calcext:value-type="float">
            <text:p>10.77704</text:p>
          </table:table-cell>
          <table:table-cell office:value-type="float" office:value="12.82531" calcext:value-type="float">
            <text:p>12.82531</text:p>
          </table:table-cell>
          <table:table-cell office:value-type="float" office:value="13.00624" calcext:value-type="float">
            <text:p>13.00624</text:p>
          </table:table-cell>
          <table:table-cell office:value-type="float" office:value="0" calcext:value-type="float">
            <text:p>0</text:p>
          </table:table-cell>
          <table:table-cell office:value-type="float" office:value="2.681897" calcext:value-type="float">
            <text:p>2.6818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7" calcext:value-type="float">
            <text:p>16082007</text:p>
          </table:table-cell>
          <table:table-cell office:value-type="float" office:value="1.93522" calcext:value-type="float">
            <text:p>1.93522</text:p>
          </table:table-cell>
          <table:table-cell office:value-type="float" office:value="133.3191" calcext:value-type="float">
            <text:p>133.3191</text:p>
          </table:table-cell>
          <table:table-cell office:value-type="float" office:value="5" calcext:value-type="float">
            <text:p>5</text:p>
          </table:table-cell>
          <table:table-cell office:value-type="float" office:value="-3.333629" calcext:value-type="float">
            <text:p>-3.333629</text:p>
          </table:table-cell>
          <table:table-cell office:value-type="float" office:value="43.80035" calcext:value-type="float">
            <text:p>43.80035</text:p>
          </table:table-cell>
          <table:table-cell office:value-type="float" office:value="0.01561559" calcext:value-type="float">
            <text:p>0.01561559</text:p>
          </table:table-cell>
          <table:table-cell office:value-type="float" office:value="0.0008199212" calcext:value-type="float">
            <text:p>0.0008199212</text:p>
          </table:table-cell>
          <table:table-cell office:value-type="float" office:value="0.02501141" calcext:value-type="float">
            <text:p>0.02501141</text:p>
          </table:table-cell>
          <table:table-cell office:value-type="float" office:value="0.009668823" calcext:value-type="float">
            <text:p>0.009668823</text:p>
          </table:table-cell>
          <table:table-cell office:value-type="float" office:value="1166.157" calcext:value-type="float">
            <text:p>1166.157</text:p>
          </table:table-cell>
          <table:table-cell office:value-type="float" office:value="1.136528" calcext:value-type="float">
            <text:p>1.136528</text:p>
          </table:table-cell>
          <table:table-cell office:value-type="float" office:value="0" calcext:value-type="float">
            <text:p>0</text:p>
          </table:table-cell>
          <table:table-cell office:value-type="float" office:value="0.06770559" calcext:value-type="float">
            <text:p>0.06770559</text:p>
          </table:table-cell>
          <table:table-cell office:value-type="float" office:value="0.5466396" calcext:value-type="float">
            <text:p>0.5466396</text:p>
          </table:table-cell>
          <table:table-cell office:value-type="float" office:value="0.4019328" calcext:value-type="float">
            <text:p>0.4019328</text:p>
          </table:table-cell>
          <table:table-cell office:value-type="float" office:value="0.1028083" calcext:value-type="float">
            <text:p>0.1028083</text:p>
          </table:table-cell>
          <table:table-cell office:value-type="float" office:value="0.01419107" calcext:value-type="float">
            <text:p>0.01419107</text:p>
          </table:table-cell>
          <table:table-cell office:value-type="float" office:value="0.04727531" calcext:value-type="float">
            <text:p>0.04727531</text:p>
          </table:table-cell>
          <table:table-cell office:value-type="float" office:value="0.04952581" calcext:value-type="float">
            <text:p>0.04952581</text:p>
          </table:table-cell>
          <table:table-cell office:value-type="float" office:value="0.09038229" calcext:value-type="float">
            <text:p>0.09038229</text:p>
          </table:table-cell>
          <table:table-cell office:value-type="float" office:value="0.1617836" calcext:value-type="float">
            <text:p>0.1617836</text:p>
          </table:table-cell>
          <table:table-cell office:value-type="float" office:value="0.1641432" calcext:value-type="float">
            <text:p>0.1641432</text:p>
          </table:table-cell>
          <table:table-cell office:value-type="float" office:value="0.1718461" calcext:value-type="float">
            <text:p>0.1718461</text:p>
          </table:table-cell>
          <table:table-cell office:value-type="float" office:value="0.1774029" calcext:value-type="float">
            <text:p>0.1774029</text:p>
          </table:table-cell>
          <table:table-cell office:value-type="float" office:value="0.1970237" calcext:value-type="float">
            <text:p>0.1970237</text:p>
          </table:table-cell>
          <table:table-cell office:value-type="float" office:value="0.199369" calcext:value-type="float">
            <text:p>0.199369</text:p>
          </table:table-cell>
          <table:table-cell office:value-type="float" office:value="0" calcext:value-type="float">
            <text:p>0</text:p>
          </table:table-cell>
          <table:table-cell office:value-type="float" office:value="64.83062" calcext:value-type="float">
            <text:p>64.83062</text:p>
          </table:table-cell>
          <table:table-cell office:value-type="float" office:value="60.73526" calcext:value-type="float">
            <text:p>60.73526</text:p>
          </table:table-cell>
          <table:table-cell office:value-type="float" office:value="43.53052" calcext:value-type="float">
            <text:p>43.53052</text:p>
          </table:table-cell>
          <table:table-cell office:value-type="float" office:value="10.73985" calcext:value-type="float">
            <text:p>10.73985</text:p>
          </table:table-cell>
          <table:table-cell office:value-type="float" office:value="8.896839" calcext:value-type="float">
            <text:p>8.896839</text:p>
          </table:table-cell>
          <table:table-cell office:value-type="float" office:value="3.255428" calcext:value-type="float">
            <text:p>3.255428</text:p>
          </table:table-cell>
          <table:table-cell office:value-type="float" office:value="3.336864" calcext:value-type="float">
            <text:p>3.336864</text:p>
          </table:table-cell>
          <table:table-cell office:value-type="float" office:value="5.626809" calcext:value-type="float">
            <text:p>5.626809</text:p>
          </table:table-cell>
          <table:table-cell office:value-type="float" office:value="8.918542" calcext:value-type="float">
            <text:p>8.918542</text:p>
          </table:table-cell>
          <table:table-cell office:value-type="float" office:value="9.48958" calcext:value-type="float">
            <text:p>9.48958</text:p>
          </table:table-cell>
          <table:table-cell office:value-type="float" office:value="10.37852" calcext:value-type="float">
            <text:p>10.37852</text:p>
          </table:table-cell>
          <table:table-cell office:value-type="float" office:value="10.78076" calcext:value-type="float">
            <text:p>10.78076</text:p>
          </table:table-cell>
          <table:table-cell office:value-type="float" office:value="12.82632" calcext:value-type="float">
            <text:p>12.82632</text:p>
          </table:table-cell>
          <table:table-cell office:value-type="float" office:value="13.00714" calcext:value-type="float">
            <text:p>13.00714</text:p>
          </table:table-cell>
          <table:table-cell office:value-type="float" office:value="0" calcext:value-type="float">
            <text:p>0</text:p>
          </table:table-cell>
          <table:table-cell office:value-type="float" office:value="3.23868" calcext:value-type="float">
            <text:p>3.238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7" calcext:value-type="float">
            <text:p>17082007</text:p>
          </table:table-cell>
          <table:table-cell office:value-type="float" office:value="1.927721" calcext:value-type="float">
            <text:p>1.927721</text:p>
          </table:table-cell>
          <table:table-cell office:value-type="float" office:value="133.3165" calcext:value-type="float">
            <text:p>133.3165</text:p>
          </table:table-cell>
          <table:table-cell office:value-type="float" office:value="5" calcext:value-type="float">
            <text:p>5</text:p>
          </table:table-cell>
          <table:table-cell office:value-type="float" office:value="-3.334577" calcext:value-type="float">
            <text:p>-3.334577</text:p>
          </table:table-cell>
          <table:table-cell office:value-type="float" office:value="43.81058" calcext:value-type="float">
            <text:p>43.81058</text:p>
          </table:table-cell>
          <table:table-cell office:value-type="float" office:value="0.01561559" calcext:value-type="float">
            <text:p>0.01561559</text:p>
          </table:table-cell>
          <table:table-cell office:value-type="float" office:value="0.0008199212" calcext:value-type="float">
            <text:p>0.0008199212</text:p>
          </table:table-cell>
          <table:table-cell office:value-type="float" office:value="0.02501141" calcext:value-type="float">
            <text:p>0.02501141</text:p>
          </table:table-cell>
          <table:table-cell office:value-type="float" office:value="0.009668823" calcext:value-type="float">
            <text:p>0.009668823</text:p>
          </table:table-cell>
          <table:table-cell office:value-type="float" office:value="1166.156" calcext:value-type="float">
            <text:p>1166.156</text:p>
          </table:table-cell>
          <table:table-cell office:value-type="float" office:value="1.139213" calcext:value-type="float">
            <text:p>1.139213</text:p>
          </table:table-cell>
          <table:table-cell office:value-type="float" office:value="0" calcext:value-type="float">
            <text:p>0</text:p>
          </table:table-cell>
          <table:table-cell office:value-type="float" office:value="0.05765309" calcext:value-type="float">
            <text:p>0.05765309</text:p>
          </table:table-cell>
          <table:table-cell office:value-type="float" office:value="0.5961609" calcext:value-type="float">
            <text:p>0.5961609</text:p>
          </table:table-cell>
          <table:table-cell office:value-type="float" office:value="0.4240928" calcext:value-type="float">
            <text:p>0.4240928</text:p>
          </table:table-cell>
          <table:table-cell office:value-type="float" office:value="0.112398" calcext:value-type="float">
            <text:p>0.112398</text:p>
          </table:table-cell>
          <table:table-cell office:value-type="float" office:value="0.02671529" calcext:value-type="float">
            <text:p>0.02671529</text:p>
          </table:table-cell>
          <table:table-cell office:value-type="float" office:value="0.04656289" calcext:value-type="float">
            <text:p>0.04656289</text:p>
          </table:table-cell>
          <table:table-cell office:value-type="float" office:value="0.0495338" calcext:value-type="float">
            <text:p>0.0495338</text:p>
          </table:table-cell>
          <table:table-cell office:value-type="float" office:value="0.09003998" calcext:value-type="float">
            <text:p>0.09003998</text:p>
          </table:table-cell>
          <table:table-cell office:value-type="float" office:value="0.1616903" calcext:value-type="float">
            <text:p>0.1616903</text:p>
          </table:table-cell>
          <table:table-cell office:value-type="float" office:value="0.1642011" calcext:value-type="float">
            <text:p>0.1642011</text:p>
          </table:table-cell>
          <table:table-cell office:value-type="float" office:value="0.1719349" calcext:value-type="float">
            <text:p>0.1719349</text:p>
          </table:table-cell>
          <table:table-cell office:value-type="float" office:value="0.1775511" calcext:value-type="float">
            <text:p>0.1775511</text:p>
          </table:table-cell>
          <table:table-cell office:value-type="float" office:value="0.1970357" calcext:value-type="float">
            <text:p>0.1970357</text:p>
          </table:table-cell>
          <table:table-cell office:value-type="float" office:value="0.1993782" calcext:value-type="float">
            <text:p>0.1993782</text:p>
          </table:table-cell>
          <table:table-cell office:value-type="float" office:value="0" calcext:value-type="float">
            <text:p>0</text:p>
          </table:table-cell>
          <table:table-cell office:value-type="float" office:value="64.65604" calcext:value-type="float">
            <text:p>64.65604</text:p>
          </table:table-cell>
          <table:table-cell office:value-type="float" office:value="60.72809" calcext:value-type="float">
            <text:p>60.72809</text:p>
          </table:table-cell>
          <table:table-cell office:value-type="float" office:value="43.53843" calcext:value-type="float">
            <text:p>43.53843</text:p>
          </table:table-cell>
          <table:table-cell office:value-type="float" office:value="10.74339" calcext:value-type="float">
            <text:p>10.74339</text:p>
          </table:table-cell>
          <table:table-cell office:value-type="float" office:value="8.884586" calcext:value-type="float">
            <text:p>8.884586</text:p>
          </table:table-cell>
          <table:table-cell office:value-type="float" office:value="3.257716" calcext:value-type="float">
            <text:p>3.257716</text:p>
          </table:table-cell>
          <table:table-cell office:value-type="float" office:value="3.339303" calcext:value-type="float">
            <text:p>3.339303</text:p>
          </table:table-cell>
          <table:table-cell office:value-type="float" office:value="5.631055" calcext:value-type="float">
            <text:p>5.631055</text:p>
          </table:table-cell>
          <table:table-cell office:value-type="float" office:value="8.923851" calcext:value-type="float">
            <text:p>8.923851</text:p>
          </table:table-cell>
          <table:table-cell office:value-type="float" office:value="9.49421" calcext:value-type="float">
            <text:p>9.49421</text:p>
          </table:table-cell>
          <table:table-cell office:value-type="float" office:value="10.38237" calcext:value-type="float">
            <text:p>10.38237</text:p>
          </table:table-cell>
          <table:table-cell office:value-type="float" office:value="10.78448" calcext:value-type="float">
            <text:p>10.78448</text:p>
          </table:table-cell>
          <table:table-cell office:value-type="float" office:value="12.82732" calcext:value-type="float">
            <text:p>12.82732</text:p>
          </table:table-cell>
          <table:table-cell office:value-type="float" office:value="13.00804" calcext:value-type="float">
            <text:p>13.00804</text:p>
          </table:table-cell>
          <table:table-cell office:value-type="float" office:value="0" calcext:value-type="float">
            <text:p>0</text:p>
          </table:table-cell>
          <table:table-cell office:value-type="float" office:value="2.044771" calcext:value-type="float">
            <text:p>2.0447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7" calcext:value-type="float">
            <text:p>18082007</text:p>
          </table:table-cell>
          <table:table-cell office:value-type="float" office:value="1.920409" calcext:value-type="float">
            <text:p>1.920409</text:p>
          </table:table-cell>
          <table:table-cell office:value-type="float" office:value="133.3137" calcext:value-type="float">
            <text:p>133.3137</text:p>
          </table:table-cell>
          <table:table-cell office:value-type="float" office:value="5" calcext:value-type="float">
            <text:p>5</text:p>
          </table:table-cell>
          <table:table-cell office:value-type="float" office:value="-3.333337" calcext:value-type="float">
            <text:p>-3.333337</text:p>
          </table:table-cell>
          <table:table-cell office:value-type="float" office:value="43.82304" calcext:value-type="float">
            <text:p>43.82304</text:p>
          </table:table-cell>
          <table:table-cell office:value-type="float" office:value="0.01561559" calcext:value-type="float">
            <text:p>0.01561559</text:p>
          </table:table-cell>
          <table:table-cell office:value-type="float" office:value="0.0008199212" calcext:value-type="float">
            <text:p>0.0008199212</text:p>
          </table:table-cell>
          <table:table-cell office:value-type="float" office:value="0.02501141" calcext:value-type="float">
            <text:p>0.02501141</text:p>
          </table:table-cell>
          <table:table-cell office:value-type="float" office:value="0.009668823" calcext:value-type="float">
            <text:p>0.009668823</text:p>
          </table:table-cell>
          <table:table-cell office:value-type="float" office:value="1166.155" calcext:value-type="float">
            <text:p>1166.155</text:p>
          </table:table-cell>
          <table:table-cell office:value-type="float" office:value="1.139802" calcext:value-type="float">
            <text:p>1.139802</text:p>
          </table:table-cell>
          <table:table-cell office:value-type="float" office:value="0" calcext:value-type="float">
            <text:p>0</text:p>
          </table:table-cell>
          <table:table-cell office:value-type="float" office:value="0.04753449" calcext:value-type="float">
            <text:p>0.04753449</text:p>
          </table:table-cell>
          <table:table-cell office:value-type="float" office:value="0.6385172" calcext:value-type="float">
            <text:p>0.6385172</text:p>
          </table:table-cell>
          <table:table-cell office:value-type="float" office:value="0.4493856" calcext:value-type="float">
            <text:p>0.4493856</text:p>
          </table:table-cell>
          <table:table-cell office:value-type="float" office:value="0.1169672" calcext:value-type="float">
            <text:p>0.1169672</text:p>
          </table:table-cell>
          <table:table-cell office:value-type="float" office:value="0.05755556" calcext:value-type="float">
            <text:p>0.05755556</text:p>
          </table:table-cell>
          <table:table-cell office:value-type="float" office:value="0.04669484" calcext:value-type="float">
            <text:p>0.04669484</text:p>
          </table:table-cell>
          <table:table-cell office:value-type="float" office:value="0.0497769" calcext:value-type="float">
            <text:p>0.0497769</text:p>
          </table:table-cell>
          <table:table-cell office:value-type="float" office:value="0.08990963" calcext:value-type="float">
            <text:p>0.08990963</text:p>
          </table:table-cell>
          <table:table-cell office:value-type="float" office:value="0.1616288" calcext:value-type="float">
            <text:p>0.1616288</text:p>
          </table:table-cell>
          <table:table-cell office:value-type="float" office:value="0.1642493" calcext:value-type="float">
            <text:p>0.1642493</text:p>
          </table:table-cell>
          <table:table-cell office:value-type="float" office:value="0.172014" calcext:value-type="float">
            <text:p>0.172014</text:p>
          </table:table-cell>
          <table:table-cell office:value-type="float" office:value="0.1776698" calcext:value-type="float">
            <text:p>0.1776698</text:p>
          </table:table-cell>
          <table:table-cell office:value-type="float" office:value="0.1970481" calcext:value-type="float">
            <text:p>0.1970481</text:p>
          </table:table-cell>
          <table:table-cell office:value-type="float" office:value="0.1993874" calcext:value-type="float">
            <text:p>0.1993874</text:p>
          </table:table-cell>
          <table:table-cell office:value-type="float" office:value="0" calcext:value-type="float">
            <text:p>0</text:p>
          </table:table-cell>
          <table:table-cell office:value-type="float" office:value="64.56611" calcext:value-type="float">
            <text:p>64.56611</text:p>
          </table:table-cell>
          <table:table-cell office:value-type="float" office:value="60.73912" calcext:value-type="float">
            <text:p>60.73912</text:p>
          </table:table-cell>
          <table:table-cell office:value-type="float" office:value="43.55465" calcext:value-type="float">
            <text:p>43.55465</text:p>
          </table:table-cell>
          <table:table-cell office:value-type="float" office:value="10.74852" calcext:value-type="float">
            <text:p>10.74852</text:p>
          </table:table-cell>
          <table:table-cell office:value-type="float" office:value="8.876961" calcext:value-type="float">
            <text:p>8.876961</text:p>
          </table:table-cell>
          <table:table-cell office:value-type="float" office:value="3.259991" calcext:value-type="float">
            <text:p>3.259991</text:p>
          </table:table-cell>
          <table:table-cell office:value-type="float" office:value="3.341737" calcext:value-type="float">
            <text:p>3.341737</text:p>
          </table:table-cell>
          <table:table-cell office:value-type="float" office:value="5.635245" calcext:value-type="float">
            <text:p>5.635245</text:p>
          </table:table-cell>
          <table:table-cell office:value-type="float" office:value="8.929154" calcext:value-type="float">
            <text:p>8.929154</text:p>
          </table:table-cell>
          <table:table-cell office:value-type="float" office:value="9.498845" calcext:value-type="float">
            <text:p>9.498845</text:p>
          </table:table-cell>
          <table:table-cell office:value-type="float" office:value="10.38622" calcext:value-type="float">
            <text:p>10.38622</text:p>
          </table:table-cell>
          <table:table-cell office:value-type="float" office:value="10.78824" calcext:value-type="float">
            <text:p>10.78824</text:p>
          </table:table-cell>
          <table:table-cell office:value-type="float" office:value="12.82833" calcext:value-type="float">
            <text:p>12.82833</text:p>
          </table:table-cell>
          <table:table-cell office:value-type="float" office:value="13.00893" calcext:value-type="float">
            <text:p>13.00893</text:p>
          </table:table-cell>
          <table:table-cell office:value-type="float" office:value="0" calcext:value-type="float">
            <text:p>0</text:p>
          </table:table-cell>
          <table:table-cell office:value-type="float" office:value="3.287595" calcext:value-type="float">
            <text:p>3.2875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7" calcext:value-type="float">
            <text:p>19082007</text:p>
          </table:table-cell>
          <table:table-cell office:value-type="float" office:value="1.913697" calcext:value-type="float">
            <text:p>1.913697</text:p>
          </table:table-cell>
          <table:table-cell office:value-type="float" office:value="133.3108" calcext:value-type="float">
            <text:p>133.3108</text:p>
          </table:table-cell>
          <table:table-cell office:value-type="float" office:value="5" calcext:value-type="float">
            <text:p>5</text:p>
          </table:table-cell>
          <table:table-cell office:value-type="float" office:value="-3.331031" calcext:value-type="float">
            <text:p>-3.331031</text:p>
          </table:table-cell>
          <table:table-cell office:value-type="float" office:value="43.83656" calcext:value-type="float">
            <text:p>43.83656</text:p>
          </table:table-cell>
          <table:table-cell office:value-type="float" office:value="0.01561559" calcext:value-type="float">
            <text:p>0.01561559</text:p>
          </table:table-cell>
          <table:table-cell office:value-type="float" office:value="0.0008199212" calcext:value-type="float">
            <text:p>0.0008199212</text:p>
          </table:table-cell>
          <table:table-cell office:value-type="float" office:value="0.02501141" calcext:value-type="float">
            <text:p>0.02501141</text:p>
          </table:table-cell>
          <table:table-cell office:value-type="float" office:value="0.009668823" calcext:value-type="float">
            <text:p>0.009668823</text:p>
          </table:table-cell>
          <table:table-cell office:value-type="float" office:value="1166.153" calcext:value-type="float">
            <text:p>1166.153</text:p>
          </table:table-cell>
          <table:table-cell office:value-type="float" office:value="1.138879" calcext:value-type="float">
            <text:p>1.138879</text:p>
          </table:table-cell>
          <table:table-cell office:value-type="float" office:value="0" calcext:value-type="float">
            <text:p>0</text:p>
          </table:table-cell>
          <table:table-cell office:value-type="float" office:value="0.05994296" calcext:value-type="float">
            <text:p>0.05994296</text:p>
          </table:table-cell>
          <table:table-cell office:value-type="float" office:value="0.6711962" calcext:value-type="float">
            <text:p>0.6711962</text:p>
          </table:table-cell>
          <table:table-cell office:value-type="float" office:value="0.4700174" calcext:value-type="float">
            <text:p>0.4700174</text:p>
          </table:table-cell>
          <table:table-cell office:value-type="float" office:value="0.1190999" calcext:value-type="float">
            <text:p>0.1190999</text:p>
          </table:table-cell>
          <table:table-cell office:value-type="float" office:value="0.09214412" calcext:value-type="float">
            <text:p>0.09214412</text:p>
          </table:table-cell>
          <table:table-cell office:value-type="float" office:value="0.04677606" calcext:value-type="float">
            <text:p>0.04677606</text:p>
          </table:table-cell>
          <table:table-cell office:value-type="float" office:value="0.04991887" calcext:value-type="float">
            <text:p>0.04991887</text:p>
          </table:table-cell>
          <table:table-cell office:value-type="float" office:value="0.08986569" calcext:value-type="float">
            <text:p>0.08986569</text:p>
          </table:table-cell>
          <table:table-cell office:value-type="float" office:value="0.1615982" calcext:value-type="float">
            <text:p>0.1615982</text:p>
          </table:table-cell>
          <table:table-cell office:value-type="float" office:value="0.1642857" calcext:value-type="float">
            <text:p>0.1642857</text:p>
          </table:table-cell>
          <table:table-cell office:value-type="float" office:value="0.1720756" calcext:value-type="float">
            <text:p>0.1720756</text:p>
          </table:table-cell>
          <table:table-cell office:value-type="float" office:value="0.1777729" calcext:value-type="float">
            <text:p>0.1777729</text:p>
          </table:table-cell>
          <table:table-cell office:value-type="float" office:value="0.1970598" calcext:value-type="float">
            <text:p>0.1970598</text:p>
          </table:table-cell>
          <table:table-cell office:value-type="float" office:value="0.1993966" calcext:value-type="float">
            <text:p>0.1993966</text:p>
          </table:table-cell>
          <table:table-cell office:value-type="float" office:value="0" calcext:value-type="float">
            <text:p>0</text:p>
          </table:table-cell>
          <table:table-cell office:value-type="float" office:value="64.50267" calcext:value-type="float">
            <text:p>64.50267</text:p>
          </table:table-cell>
          <table:table-cell office:value-type="float" office:value="60.75822" calcext:value-type="float">
            <text:p>60.75822</text:p>
          </table:table-cell>
          <table:table-cell office:value-type="float" office:value="43.57505" calcext:value-type="float">
            <text:p>43.57505</text:p>
          </table:table-cell>
          <table:table-cell office:value-type="float" office:value="10.75416" calcext:value-type="float">
            <text:p>10.75416</text:p>
          </table:table-cell>
          <table:table-cell office:value-type="float" office:value="8.877085" calcext:value-type="float">
            <text:p>8.877085</text:p>
          </table:table-cell>
          <table:table-cell office:value-type="float" office:value="3.262282" calcext:value-type="float">
            <text:p>3.262282</text:p>
          </table:table-cell>
          <table:table-cell office:value-type="float" office:value="3.344165" calcext:value-type="float">
            <text:p>3.344165</text:p>
          </table:table-cell>
          <table:table-cell office:value-type="float" office:value="5.639382" calcext:value-type="float">
            <text:p>5.639382</text:p>
          </table:table-cell>
          <table:table-cell office:value-type="float" office:value="8.934445" calcext:value-type="float">
            <text:p>8.934445</text:p>
          </table:table-cell>
          <table:table-cell office:value-type="float" office:value="9.503475" calcext:value-type="float">
            <text:p>9.503475</text:p>
          </table:table-cell>
          <table:table-cell office:value-type="float" office:value="10.39006" calcext:value-type="float">
            <text:p>10.39006</text:p>
          </table:table-cell>
          <table:table-cell office:value-type="float" office:value="10.79205" calcext:value-type="float">
            <text:p>10.79205</text:p>
          </table:table-cell>
          <table:table-cell office:value-type="float" office:value="12.82934" calcext:value-type="float">
            <text:p>12.82934</text:p>
          </table:table-cell>
          <table:table-cell office:value-type="float" office:value="13.00981" calcext:value-type="float">
            <text:p>13.00981</text:p>
          </table:table-cell>
          <table:table-cell office:value-type="float" office:value="0" calcext:value-type="float">
            <text:p>0</text:p>
          </table:table-cell>
          <table:table-cell office:value-type="float" office:value="4.720275" calcext:value-type="float">
            <text:p>4.720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7" calcext:value-type="float">
            <text:p>20082007</text:p>
          </table:table-cell>
          <table:table-cell office:value-type="float" office:value="1.907194" calcext:value-type="float">
            <text:p>1.907194</text:p>
          </table:table-cell>
          <table:table-cell office:value-type="float" office:value="133.3076" calcext:value-type="float">
            <text:p>133.3076</text:p>
          </table:table-cell>
          <table:table-cell office:value-type="float" office:value="5" calcext:value-type="float">
            <text:p>5</text:p>
          </table:table-cell>
          <table:table-cell office:value-type="float" office:value="-3.328377" calcext:value-type="float">
            <text:p>-3.328377</text:p>
          </table:table-cell>
          <table:table-cell office:value-type="float" office:value="43.85071" calcext:value-type="float">
            <text:p>43.85071</text:p>
          </table:table-cell>
          <table:table-cell office:value-type="float" office:value="0.01561559" calcext:value-type="float">
            <text:p>0.01561559</text:p>
          </table:table-cell>
          <table:table-cell office:value-type="float" office:value="0.0008199212" calcext:value-type="float">
            <text:p>0.0008199212</text:p>
          </table:table-cell>
          <table:table-cell office:value-type="float" office:value="0.02501141" calcext:value-type="float">
            <text:p>0.02501141</text:p>
          </table:table-cell>
          <table:table-cell office:value-type="float" office:value="0.009668823" calcext:value-type="float">
            <text:p>0.009668823</text:p>
          </table:table-cell>
          <table:table-cell office:value-type="float" office:value="1166.151" calcext:value-type="float">
            <text:p>1166.151</text:p>
          </table:table-cell>
          <table:table-cell office:value-type="float" office:value="1.137146" calcext:value-type="float">
            <text:p>1.137146</text:p>
          </table:table-cell>
          <table:table-cell office:value-type="float" office:value="0" calcext:value-type="float">
            <text:p>0</text:p>
          </table:table-cell>
          <table:table-cell office:value-type="float" office:value="0.08977021" calcext:value-type="float">
            <text:p>0.08977021</text:p>
          </table:table-cell>
          <table:table-cell office:value-type="float" office:value="0.6977072" calcext:value-type="float">
            <text:p>0.6977072</text:p>
          </table:table-cell>
          <table:table-cell office:value-type="float" office:value="0.4950755" calcext:value-type="float">
            <text:p>0.4950755</text:p>
          </table:table-cell>
          <table:table-cell office:value-type="float" office:value="0.121639" calcext:value-type="float">
            <text:p>0.121639</text:p>
          </table:table-cell>
          <table:table-cell office:value-type="float" office:value="0.1097991" calcext:value-type="float">
            <text:p>0.1097991</text:p>
          </table:table-cell>
          <table:table-cell office:value-type="float" office:value="0.04743716" calcext:value-type="float">
            <text:p>0.04743716</text:p>
          </table:table-cell>
          <table:table-cell office:value-type="float" office:value="0.05040972" calcext:value-type="float">
            <text:p>0.05040972</text:p>
          </table:table-cell>
          <table:table-cell office:value-type="float" office:value="0.08995558" calcext:value-type="float">
            <text:p>0.08995558</text:p>
          </table:table-cell>
          <table:table-cell office:value-type="float" office:value="0.1616287" calcext:value-type="float">
            <text:p>0.1616287</text:p>
          </table:table-cell>
          <table:table-cell office:value-type="float" office:value="0.1643326" calcext:value-type="float">
            <text:p>0.1643326</text:p>
          </table:table-cell>
          <table:table-cell office:value-type="float" office:value="0.1721417" calcext:value-type="float">
            <text:p>0.1721417</text:p>
          </table:table-cell>
          <table:table-cell office:value-type="float" office:value="0.1778724" calcext:value-type="float">
            <text:p>0.1778724</text:p>
          </table:table-cell>
          <table:table-cell office:value-type="float" office:value="0.1970708" calcext:value-type="float">
            <text:p>0.1970708</text:p>
          </table:table-cell>
          <table:table-cell office:value-type="float" office:value="0.1994057" calcext:value-type="float">
            <text:p>0.1994057</text:p>
          </table:table-cell>
          <table:table-cell office:value-type="float" office:value="0" calcext:value-type="float">
            <text:p>0</text:p>
          </table:table-cell>
          <table:table-cell office:value-type="float" office:value="64.44283" calcext:value-type="float">
            <text:p>64.44283</text:p>
          </table:table-cell>
          <table:table-cell office:value-type="float" office:value="60.78257" calcext:value-type="float">
            <text:p>60.78257</text:p>
          </table:table-cell>
          <table:table-cell office:value-type="float" office:value="43.59983" calcext:value-type="float">
            <text:p>43.59983</text:p>
          </table:table-cell>
          <table:table-cell office:value-type="float" office:value="10.76034" calcext:value-type="float">
            <text:p>10.76034</text:p>
          </table:table-cell>
          <table:table-cell office:value-type="float" office:value="8.882939" calcext:value-type="float">
            <text:p>8.882939</text:p>
          </table:table-cell>
          <table:table-cell office:value-type="float" office:value="3.264636" calcext:value-type="float">
            <text:p>3.264636</text:p>
          </table:table-cell>
          <table:table-cell office:value-type="float" office:value="3.346614" calcext:value-type="float">
            <text:p>3.346614</text:p>
          </table:table-cell>
          <table:table-cell office:value-type="float" office:value="5.643509" calcext:value-type="float">
            <text:p>5.643509</text:p>
          </table:table-cell>
          <table:table-cell office:value-type="float" office:value="8.939656" calcext:value-type="float">
            <text:p>8.939656</text:p>
          </table:table-cell>
          <table:table-cell office:value-type="float" office:value="9.508108" calcext:value-type="float">
            <text:p>9.508108</text:p>
          </table:table-cell>
          <table:table-cell office:value-type="float" office:value="10.39391" calcext:value-type="float">
            <text:p>10.39391</text:p>
          </table:table-cell>
          <table:table-cell office:value-type="float" office:value="10.79585" calcext:value-type="float">
            <text:p>10.79585</text:p>
          </table:table-cell>
          <table:table-cell office:value-type="float" office:value="12.83035" calcext:value-type="float">
            <text:p>12.83035</text:p>
          </table:table-cell>
          <table:table-cell office:value-type="float" office:value="13.0107" calcext:value-type="float">
            <text:p>13.0107</text:p>
          </table:table-cell>
          <table:table-cell office:value-type="float" office:value="0" calcext:value-type="float">
            <text:p>0</text:p>
          </table:table-cell>
          <table:table-cell office:value-type="float" office:value="5.231755" calcext:value-type="float">
            <text:p>5.2317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7" calcext:value-type="float">
            <text:p>21082007</text:p>
          </table:table-cell>
          <table:table-cell office:value-type="float" office:value="1.900615" calcext:value-type="float">
            <text:p>1.900615</text:p>
          </table:table-cell>
          <table:table-cell office:value-type="float" office:value="133.304" calcext:value-type="float">
            <text:p>133.304</text:p>
          </table:table-cell>
          <table:table-cell office:value-type="float" office:value="5" calcext:value-type="float">
            <text:p>5</text:p>
          </table:table-cell>
          <table:table-cell office:value-type="float" office:value="-3.324896" calcext:value-type="float">
            <text:p>-3.324896</text:p>
          </table:table-cell>
          <table:table-cell office:value-type="float" office:value="43.86568" calcext:value-type="float">
            <text:p>43.86568</text:p>
          </table:table-cell>
          <table:table-cell office:value-type="float" office:value="0.01561559" calcext:value-type="float">
            <text:p>0.01561559</text:p>
          </table:table-cell>
          <table:table-cell office:value-type="float" office:value="0.0008199212" calcext:value-type="float">
            <text:p>0.0008199212</text:p>
          </table:table-cell>
          <table:table-cell office:value-type="float" office:value="0.02501141" calcext:value-type="float">
            <text:p>0.02501141</text:p>
          </table:table-cell>
          <table:table-cell office:value-type="float" office:value="0.009668823" calcext:value-type="float">
            <text:p>0.009668823</text:p>
          </table:table-cell>
          <table:table-cell office:value-type="float" office:value="1166.149" calcext:value-type="float">
            <text:p>1166.149</text:p>
          </table:table-cell>
          <table:table-cell office:value-type="float" office:value="1.134085" calcext:value-type="float">
            <text:p>1.134085</text:p>
          </table:table-cell>
          <table:table-cell office:value-type="float" office:value="0" calcext:value-type="float">
            <text:p>0</text:p>
          </table:table-cell>
          <table:table-cell office:value-type="float" office:value="0.2482598" calcext:value-type="float">
            <text:p>0.2482598</text:p>
          </table:table-cell>
          <table:table-cell office:value-type="float" office:value="0.7519556" calcext:value-type="float">
            <text:p>0.7519556</text:p>
          </table:table-cell>
          <table:table-cell office:value-type="float" office:value="0.5399941" calcext:value-type="float">
            <text:p>0.5399941</text:p>
          </table:table-cell>
          <table:table-cell office:value-type="float" office:value="0.127907" calcext:value-type="float">
            <text:p>0.127907</text:p>
          </table:table-cell>
          <table:table-cell office:value-type="float" office:value="0.1203341" calcext:value-type="float">
            <text:p>0.1203341</text:p>
          </table:table-cell>
          <table:table-cell office:value-type="float" office:value="0.04907007" calcext:value-type="float">
            <text:p>0.04907007</text:p>
          </table:table-cell>
          <table:table-cell office:value-type="float" office:value="0.05144162" calcext:value-type="float">
            <text:p>0.05144162</text:p>
          </table:table-cell>
          <table:table-cell office:value-type="float" office:value="0.09023824" calcext:value-type="float">
            <text:p>0.09023824</text:p>
          </table:table-cell>
          <table:table-cell office:value-type="float" office:value="0.1617758" calcext:value-type="float">
            <text:p>0.1617758</text:p>
          </table:table-cell>
          <table:table-cell office:value-type="float" office:value="0.1644181" calcext:value-type="float">
            <text:p>0.1644181</text:p>
          </table:table-cell>
          <table:table-cell office:value-type="float" office:value="0.1722384" calcext:value-type="float">
            <text:p>0.1722384</text:p>
          </table:table-cell>
          <table:table-cell office:value-type="float" office:value="0.1779829" calcext:value-type="float">
            <text:p>0.1779829</text:p>
          </table:table-cell>
          <table:table-cell office:value-type="float" office:value="0.1970814" calcext:value-type="float">
            <text:p>0.1970814</text:p>
          </table:table-cell>
          <table:table-cell office:value-type="float" office:value="0.1994149" calcext:value-type="float">
            <text:p>0.1994149</text:p>
          </table:table-cell>
          <table:table-cell office:value-type="float" office:value="0" calcext:value-type="float">
            <text:p>0</text:p>
          </table:table-cell>
          <table:table-cell office:value-type="float" office:value="64.40165" calcext:value-type="float">
            <text:p>64.40165</text:p>
          </table:table-cell>
          <table:table-cell office:value-type="float" office:value="60.81172" calcext:value-type="float">
            <text:p>60.81172</text:p>
          </table:table-cell>
          <table:table-cell office:value-type="float" office:value="43.63012" calcext:value-type="float">
            <text:p>43.63012</text:p>
          </table:table-cell>
          <table:table-cell office:value-type="float" office:value="10.76726" calcext:value-type="float">
            <text:p>10.76726</text:p>
          </table:table-cell>
          <table:table-cell office:value-type="float" office:value="8.891416" calcext:value-type="float">
            <text:p>8.891416</text:p>
          </table:table-cell>
          <table:table-cell office:value-type="float" office:value="3.267128" calcext:value-type="float">
            <text:p>3.267128</text:p>
          </table:table-cell>
          <table:table-cell office:value-type="float" office:value="3.349122" calcext:value-type="float">
            <text:p>3.349122</text:p>
          </table:table-cell>
          <table:table-cell office:value-type="float" office:value="5.647658" calcext:value-type="float">
            <text:p>5.647658</text:p>
          </table:table-cell>
          <table:table-cell office:value-type="float" office:value="8.944867" calcext:value-type="float">
            <text:p>8.944867</text:p>
          </table:table-cell>
          <table:table-cell office:value-type="float" office:value="9.51274" calcext:value-type="float">
            <text:p>9.51274</text:p>
          </table:table-cell>
          <table:table-cell office:value-type="float" office:value="10.39776" calcext:value-type="float">
            <text:p>10.39776</text:p>
          </table:table-cell>
          <table:table-cell office:value-type="float" office:value="10.79965" calcext:value-type="float">
            <text:p>10.79965</text:p>
          </table:table-cell>
          <table:table-cell office:value-type="float" office:value="12.83136" calcext:value-type="float">
            <text:p>12.83136</text:p>
          </table:table-cell>
          <table:table-cell office:value-type="float" office:value="13.01158" calcext:value-type="float">
            <text:p>13.01158</text:p>
          </table:table-cell>
          <table:table-cell office:value-type="float" office:value="0" calcext:value-type="float">
            <text:p>0</text:p>
          </table:table-cell>
          <table:table-cell office:value-type="float" office:value="5.625311" calcext:value-type="float">
            <text:p>5.6253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7" calcext:value-type="float">
            <text:p>22082007</text:p>
          </table:table-cell>
          <table:table-cell office:value-type="float" office:value="1.894746" calcext:value-type="float">
            <text:p>1.894746</text:p>
          </table:table-cell>
          <table:table-cell office:value-type="float" office:value="133.3002" calcext:value-type="float">
            <text:p>133.3002</text:p>
          </table:table-cell>
          <table:table-cell office:value-type="float" office:value="5" calcext:value-type="float">
            <text:p>5</text:p>
          </table:table-cell>
          <table:table-cell office:value-type="float" office:value="-3.320691" calcext:value-type="float">
            <text:p>-3.320691</text:p>
          </table:table-cell>
          <table:table-cell office:value-type="float" office:value="43.88119" calcext:value-type="float">
            <text:p>43.88119</text:p>
          </table:table-cell>
          <table:table-cell office:value-type="float" office:value="0.01561559" calcext:value-type="float">
            <text:p>0.01561559</text:p>
          </table:table-cell>
          <table:table-cell office:value-type="float" office:value="0.0008199212" calcext:value-type="float">
            <text:p>0.0008199212</text:p>
          </table:table-cell>
          <table:table-cell office:value-type="float" office:value="0.02501141" calcext:value-type="float">
            <text:p>0.02501141</text:p>
          </table:table-cell>
          <table:table-cell office:value-type="float" office:value="0.009668823" calcext:value-type="float">
            <text:p>0.009668823</text:p>
          </table:table-cell>
          <table:table-cell office:value-type="float" office:value="1166.146" calcext:value-type="float">
            <text:p>1166.146</text:p>
          </table:table-cell>
          <table:table-cell office:value-type="float" office:value="1.130325" calcext:value-type="float">
            <text:p>1.130325</text:p>
          </table:table-cell>
          <table:table-cell office:value-type="float" office:value="0" calcext:value-type="float">
            <text:p>0</text:p>
          </table:table-cell>
          <table:table-cell office:value-type="float" office:value="0.2679151" calcext:value-type="float">
            <text:p>0.2679151</text:p>
          </table:table-cell>
          <table:table-cell office:value-type="float" office:value="0.7535825" calcext:value-type="float">
            <text:p>0.7535825</text:p>
          </table:table-cell>
          <table:table-cell office:value-type="float" office:value="0.5545728" calcext:value-type="float">
            <text:p>0.5545728</text:p>
          </table:table-cell>
          <table:table-cell office:value-type="float" office:value="0.131049" calcext:value-type="float">
            <text:p>0.131049</text:p>
          </table:table-cell>
          <table:table-cell office:value-type="float" office:value="0.1251873" calcext:value-type="float">
            <text:p>0.1251873</text:p>
          </table:table-cell>
          <table:table-cell office:value-type="float" office:value="0.05087101" calcext:value-type="float">
            <text:p>0.05087101</text:p>
          </table:table-cell>
          <table:table-cell office:value-type="float" office:value="0.05266546" calcext:value-type="float">
            <text:p>0.05266546</text:p>
          </table:table-cell>
          <table:table-cell office:value-type="float" office:value="0.09067941" calcext:value-type="float">
            <text:p>0.09067941</text:p>
          </table:table-cell>
          <table:table-cell office:value-type="float" office:value="0.1619348" calcext:value-type="float">
            <text:p>0.1619348</text:p>
          </table:table-cell>
          <table:table-cell office:value-type="float" office:value="0.1644851" calcext:value-type="float">
            <text:p>0.1644851</text:p>
          </table:table-cell>
          <table:table-cell office:value-type="float" office:value="0.1723068" calcext:value-type="float">
            <text:p>0.1723068</text:p>
          </table:table-cell>
          <table:table-cell office:value-type="float" office:value="0.1780602" calcext:value-type="float">
            <text:p>0.1780602</text:p>
          </table:table-cell>
          <table:table-cell office:value-type="float" office:value="0.1970919" calcext:value-type="float">
            <text:p>0.1970919</text:p>
          </table:table-cell>
          <table:table-cell office:value-type="float" office:value="0.1994241" calcext:value-type="float">
            <text:p>0.1994241</text:p>
          </table:table-cell>
          <table:table-cell office:value-type="float" office:value="0" calcext:value-type="float">
            <text:p>0</text:p>
          </table:table-cell>
          <table:table-cell office:value-type="float" office:value="64.36433" calcext:value-type="float">
            <text:p>64.36433</text:p>
          </table:table-cell>
          <table:table-cell office:value-type="float" office:value="60.84395" calcext:value-type="float">
            <text:p>60.84395</text:p>
          </table:table-cell>
          <table:table-cell office:value-type="float" office:value="43.6651" calcext:value-type="float">
            <text:p>43.6651</text:p>
          </table:table-cell>
          <table:table-cell office:value-type="float" office:value="10.77514" calcext:value-type="float">
            <text:p>10.77514</text:p>
          </table:table-cell>
          <table:table-cell office:value-type="float" office:value="8.901339" calcext:value-type="float">
            <text:p>8.901339</text:p>
          </table:table-cell>
          <table:table-cell office:value-type="float" office:value="3.269877" calcext:value-type="float">
            <text:p>3.269877</text:p>
          </table:table-cell>
          <table:table-cell office:value-type="float" office:value="3.35175" calcext:value-type="float">
            <text:p>3.35175</text:p>
          </table:table-cell>
          <table:table-cell office:value-type="float" office:value="5.651847" calcext:value-type="float">
            <text:p>5.651847</text:p>
          </table:table-cell>
          <table:table-cell office:value-type="float" office:value="8.950079" calcext:value-type="float">
            <text:p>8.950079</text:p>
          </table:table-cell>
          <table:table-cell office:value-type="float" office:value="9.517352" calcext:value-type="float">
            <text:p>9.517352</text:p>
          </table:table-cell>
          <table:table-cell office:value-type="float" office:value="10.4016" calcext:value-type="float">
            <text:p>10.4016</text:p>
          </table:table-cell>
          <table:table-cell office:value-type="float" office:value="10.80344" calcext:value-type="float">
            <text:p>10.80344</text:p>
          </table:table-cell>
          <table:table-cell office:value-type="float" office:value="12.83237" calcext:value-type="float">
            <text:p>12.83237</text:p>
          </table:table-cell>
          <table:table-cell office:value-type="float" office:value="13.01247" calcext:value-type="float">
            <text:p>13.01247</text:p>
          </table:table-cell>
          <table:table-cell office:value-type="float" office:value="0" calcext:value-type="float">
            <text:p>0</text:p>
          </table:table-cell>
          <table:table-cell office:value-type="float" office:value="5.091757" calcext:value-type="float">
            <text:p>5.0917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7" calcext:value-type="float">
            <text:p>23082007</text:p>
          </table:table-cell>
          <table:table-cell office:value-type="float" office:value="1.888821" calcext:value-type="float">
            <text:p>1.888821</text:p>
          </table:table-cell>
          <table:table-cell office:value-type="float" office:value="133.2964" calcext:value-type="float">
            <text:p>133.2964</text:p>
          </table:table-cell>
          <table:table-cell office:value-type="float" office:value="5" calcext:value-type="float">
            <text:p>5</text:p>
          </table:table-cell>
          <table:table-cell office:value-type="float" office:value="-3.316912" calcext:value-type="float">
            <text:p>-3.316912</text:p>
          </table:table-cell>
          <table:table-cell office:value-type="float" office:value="43.8966" calcext:value-type="float">
            <text:p>43.8966</text:p>
          </table:table-cell>
          <table:table-cell office:value-type="float" office:value="0.01561559" calcext:value-type="float">
            <text:p>0.01561559</text:p>
          </table:table-cell>
          <table:table-cell office:value-type="float" office:value="0.0008199212" calcext:value-type="float">
            <text:p>0.0008199212</text:p>
          </table:table-cell>
          <table:table-cell office:value-type="float" office:value="0.02501141" calcext:value-type="float">
            <text:p>0.02501141</text:p>
          </table:table-cell>
          <table:table-cell office:value-type="float" office:value="0.009668823" calcext:value-type="float">
            <text:p>0.009668823</text:p>
          </table:table-cell>
          <table:table-cell office:value-type="float" office:value="1166.144" calcext:value-type="float">
            <text:p>1166.144</text:p>
          </table:table-cell>
          <table:table-cell office:value-type="float" office:value="1.126533" calcext:value-type="float">
            <text:p>1.126533</text:p>
          </table:table-cell>
          <table:table-cell office:value-type="float" office:value="0" calcext:value-type="float">
            <text:p>0</text:p>
          </table:table-cell>
          <table:table-cell office:value-type="float" office:value="0.3465376" calcext:value-type="float">
            <text:p>0.3465376</text:p>
          </table:table-cell>
          <table:table-cell office:value-type="float" office:value="0.7353262" calcext:value-type="float">
            <text:p>0.7353262</text:p>
          </table:table-cell>
          <table:table-cell office:value-type="float" office:value="0.5461817" calcext:value-type="float">
            <text:p>0.5461817</text:p>
          </table:table-cell>
          <table:table-cell office:value-type="float" office:value="0.1300652" calcext:value-type="float">
            <text:p>0.1300652</text:p>
          </table:table-cell>
          <table:table-cell office:value-type="float" office:value="0.125425" calcext:value-type="float">
            <text:p>0.125425</text:p>
          </table:table-cell>
          <table:table-cell office:value-type="float" office:value="0.05126256" calcext:value-type="float">
            <text:p>0.05126256</text:p>
          </table:table-cell>
          <table:table-cell office:value-type="float" office:value="0.05334191" calcext:value-type="float">
            <text:p>0.05334191</text:p>
          </table:table-cell>
          <table:table-cell office:value-type="float" office:value="0.09107039" calcext:value-type="float">
            <text:p>0.09107039</text:p>
          </table:table-cell>
          <table:table-cell office:value-type="float" office:value="0.1621319" calcext:value-type="float">
            <text:p>0.1621319</text:p>
          </table:table-cell>
          <table:table-cell office:value-type="float" office:value="0.1645568" calcext:value-type="float">
            <text:p>0.1645568</text:p>
          </table:table-cell>
          <table:table-cell office:value-type="float" office:value="0.1723694" calcext:value-type="float">
            <text:p>0.1723694</text:p>
          </table:table-cell>
          <table:table-cell office:value-type="float" office:value="0.1781218" calcext:value-type="float">
            <text:p>0.1781218</text:p>
          </table:table-cell>
          <table:table-cell office:value-type="float" office:value="0.1971024" calcext:value-type="float">
            <text:p>0.1971024</text:p>
          </table:table-cell>
          <table:table-cell office:value-type="float" office:value="0.1994333" calcext:value-type="float">
            <text:p>0.1994333</text:p>
          </table:table-cell>
          <table:table-cell office:value-type="float" office:value="0" calcext:value-type="float">
            <text:p>0</text:p>
          </table:table-cell>
          <table:table-cell office:value-type="float" office:value="64.3351" calcext:value-type="float">
            <text:p>64.3351</text:p>
          </table:table-cell>
          <table:table-cell office:value-type="float" office:value="60.87279" calcext:value-type="float">
            <text:p>60.87279</text:p>
          </table:table-cell>
          <table:table-cell office:value-type="float" office:value="43.69858" calcext:value-type="float">
            <text:p>43.69858</text:p>
          </table:table-cell>
          <table:table-cell office:value-type="float" office:value="10.78307" calcext:value-type="float">
            <text:p>10.78307</text:p>
          </table:table-cell>
          <table:table-cell office:value-type="float" office:value="8.911656" calcext:value-type="float">
            <text:p>8.911656</text:p>
          </table:table-cell>
          <table:table-cell office:value-type="float" office:value="3.272762" calcext:value-type="float">
            <text:p>3.272762</text:p>
          </table:table-cell>
          <table:table-cell office:value-type="float" office:value="3.354459" calcext:value-type="float">
            <text:p>3.354459</text:p>
          </table:table-cell>
          <table:table-cell office:value-type="float" office:value="5.656097" calcext:value-type="float">
            <text:p>5.656097</text:p>
          </table:table-cell>
          <table:table-cell office:value-type="float" office:value="8.95529" calcext:value-type="float">
            <text:p>8.95529</text:p>
          </table:table-cell>
          <table:table-cell office:value-type="float" office:value="9.521912" calcext:value-type="float">
            <text:p>9.521912</text:p>
          </table:table-cell>
          <table:table-cell office:value-type="float" office:value="10.40545" calcext:value-type="float">
            <text:p>10.40545</text:p>
          </table:table-cell>
          <table:table-cell office:value-type="float" office:value="10.80724" calcext:value-type="float">
            <text:p>10.80724</text:p>
          </table:table-cell>
          <table:table-cell office:value-type="float" office:value="12.83337" calcext:value-type="float">
            <text:p>12.83337</text:p>
          </table:table-cell>
          <table:table-cell office:value-type="float" office:value="13.01335" calcext:value-type="float">
            <text:p>13.01335</text:p>
          </table:table-cell>
          <table:table-cell office:value-type="float" office:value="0" calcext:value-type="float">
            <text:p>0</text:p>
          </table:table-cell>
          <table:table-cell office:value-type="float" office:value="4.374414" calcext:value-type="float">
            <text:p>4.3744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7" calcext:value-type="float">
            <text:p>24082007</text:p>
          </table:table-cell>
          <table:table-cell office:value-type="float" office:value="1.881902" calcext:value-type="float">
            <text:p>1.881902</text:p>
          </table:table-cell>
          <table:table-cell office:value-type="float" office:value="133.2927" calcext:value-type="float">
            <text:p>133.2927</text:p>
          </table:table-cell>
          <table:table-cell office:value-type="float" office:value="5" calcext:value-type="float">
            <text:p>5</text:p>
          </table:table-cell>
          <table:table-cell office:value-type="float" office:value="-3.316167" calcext:value-type="float">
            <text:p>-3.316167</text:p>
          </table:table-cell>
          <table:table-cell office:value-type="float" office:value="43.90644" calcext:value-type="float">
            <text:p>43.90644</text:p>
          </table:table-cell>
          <table:table-cell office:value-type="float" office:value="0.01564372" calcext:value-type="float">
            <text:p>0.01564372</text:p>
          </table:table-cell>
          <table:table-cell office:value-type="float" office:value="0.0008214629" calcext:value-type="float">
            <text:p>0.0008214629</text:p>
          </table:table-cell>
          <table:table-cell office:value-type="float" office:value="0.02537182" calcext:value-type="float">
            <text:p>0.02537182</text:p>
          </table:table-cell>
          <table:table-cell office:value-type="float" office:value="0.009681664" calcext:value-type="float">
            <text:p>0.009681664</text:p>
          </table:table-cell>
          <table:table-cell office:value-type="float" office:value="1166.141" calcext:value-type="float">
            <text:p>1166.141</text:p>
          </table:table-cell>
          <table:table-cell office:value-type="float" office:value="1.126495" calcext:value-type="float">
            <text:p>1.126495</text:p>
          </table:table-cell>
          <table:table-cell office:value-type="float" office:value="0" calcext:value-type="float">
            <text:p>0</text:p>
          </table:table-cell>
          <table:table-cell office:value-type="float" office:value="0.4759118" calcext:value-type="float">
            <text:p>0.4759118</text:p>
          </table:table-cell>
          <table:table-cell office:value-type="float" office:value="0.5072346" calcext:value-type="float">
            <text:p>0.5072346</text:p>
          </table:table-cell>
          <table:table-cell office:value-type="float" office:value="0.4695198" calcext:value-type="float">
            <text:p>0.4695198</text:p>
          </table:table-cell>
          <table:table-cell office:value-type="float" office:value="0.1049724" calcext:value-type="float">
            <text:p>0.1049724</text:p>
          </table:table-cell>
          <table:table-cell office:value-type="float" office:value="0.1007123" calcext:value-type="float">
            <text:p>0.1007123</text:p>
          </table:table-cell>
          <table:table-cell office:value-type="float" office:value="0.04684662" calcext:value-type="float">
            <text:p>0.04684662</text:p>
          </table:table-cell>
          <table:table-cell office:value-type="float" office:value="0.04465255" calcext:value-type="float">
            <text:p>0.04465255</text:p>
          </table:table-cell>
          <table:table-cell office:value-type="float" office:value="0.09007408" calcext:value-type="float">
            <text:p>0.09007408</text:p>
          </table:table-cell>
          <table:table-cell office:value-type="float" office:value="0.161267" calcext:value-type="float">
            <text:p>0.161267</text:p>
          </table:table-cell>
          <table:table-cell office:value-type="float" office:value="0.1641037" calcext:value-type="float">
            <text:p>0.1641037</text:p>
          </table:table-cell>
          <table:table-cell office:value-type="float" office:value="0.1719964" calcext:value-type="float">
            <text:p>0.1719964</text:p>
          </table:table-cell>
          <table:table-cell office:value-type="float" office:value="0.1777304" calcext:value-type="float">
            <text:p>0.1777304</text:p>
          </table:table-cell>
          <table:table-cell office:value-type="float" office:value="0.1971133" calcext:value-type="float">
            <text:p>0.1971133</text:p>
          </table:table-cell>
          <table:table-cell office:value-type="float" office:value="0.1994424" calcext:value-type="float">
            <text:p>0.1994424</text:p>
          </table:table-cell>
          <table:table-cell office:value-type="float" office:value="0" calcext:value-type="float">
            <text:p>0</text:p>
          </table:table-cell>
          <table:table-cell office:value-type="float" office:value="64.20611" calcext:value-type="float">
            <text:p>64.20611</text:p>
          </table:table-cell>
          <table:table-cell office:value-type="float" office:value="60.81285" calcext:value-type="float">
            <text:p>60.81285</text:p>
          </table:table-cell>
          <table:table-cell office:value-type="float" office:value="43.72299" calcext:value-type="float">
            <text:p>43.72299</text:p>
          </table:table-cell>
          <table:table-cell office:value-type="float" office:value="10.7877" calcext:value-type="float">
            <text:p>10.7877</text:p>
          </table:table-cell>
          <table:table-cell office:value-type="float" office:value="8.919362" calcext:value-type="float">
            <text:p>8.919362</text:p>
          </table:table-cell>
          <table:table-cell office:value-type="float" office:value="3.275403" calcext:value-type="float">
            <text:p>3.275403</text:p>
          </table:table-cell>
          <table:table-cell office:value-type="float" office:value="3.356466" calcext:value-type="float">
            <text:p>3.356466</text:p>
          </table:table-cell>
          <table:table-cell office:value-type="float" office:value="5.660266" calcext:value-type="float">
            <text:p>5.660266</text:p>
          </table:table-cell>
          <table:table-cell office:value-type="float" office:value="8.960415" calcext:value-type="float">
            <text:p>8.960415</text:p>
          </table:table-cell>
          <table:table-cell office:value-type="float" office:value="9.52643" calcext:value-type="float">
            <text:p>9.52643</text:p>
          </table:table-cell>
          <table:table-cell office:value-type="float" office:value="10.40923" calcext:value-type="float">
            <text:p>10.40923</text:p>
          </table:table-cell>
          <table:table-cell office:value-type="float" office:value="10.81096" calcext:value-type="float">
            <text:p>10.81096</text:p>
          </table:table-cell>
          <table:table-cell office:value-type="float" office:value="12.83438" calcext:value-type="float">
            <text:p>12.83438</text:p>
          </table:table-cell>
          <table:table-cell office:value-type="float" office:value="13.01424" calcext:value-type="float">
            <text:p>13.01424</text:p>
          </table:table-cell>
          <table:table-cell office:value-type="float" office:value="0" calcext:value-type="float">
            <text:p>0</text:p>
          </table:table-cell>
          <table:table-cell office:value-type="float" office:value="2.472009" calcext:value-type="float">
            <text:p>2.472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7" calcext:value-type="float">
            <text:p>25082007</text:p>
          </table:table-cell>
          <table:table-cell office:value-type="float" office:value="1.874659" calcext:value-type="float">
            <text:p>1.874659</text:p>
          </table:table-cell>
          <table:table-cell office:value-type="float" office:value="133.2892" calcext:value-type="float">
            <text:p>133.2892</text:p>
          </table:table-cell>
          <table:table-cell office:value-type="float" office:value="5" calcext:value-type="float">
            <text:p>5</text:p>
          </table:table-cell>
          <table:table-cell office:value-type="float" office:value="-3.315293" calcext:value-type="float">
            <text:p>-3.315293</text:p>
          </table:table-cell>
          <table:table-cell office:value-type="float" office:value="43.91759" calcext:value-type="float">
            <text:p>43.91759</text:p>
          </table:table-cell>
          <table:table-cell office:value-type="float" office:value="0.01564372" calcext:value-type="float">
            <text:p>0.01564372</text:p>
          </table:table-cell>
          <table:table-cell office:value-type="float" office:value="0.0008214629" calcext:value-type="float">
            <text:p>0.0008214629</text:p>
          </table:table-cell>
          <table:table-cell office:value-type="float" office:value="0.02537182" calcext:value-type="float">
            <text:p>0.02537182</text:p>
          </table:table-cell>
          <table:table-cell office:value-type="float" office:value="0.009681664" calcext:value-type="float">
            <text:p>0.009681664</text:p>
          </table:table-cell>
          <table:table-cell office:value-type="float" office:value="1166.14" calcext:value-type="float">
            <text:p>1166.14</text:p>
          </table:table-cell>
          <table:table-cell office:value-type="float" office:value="1.128581" calcext:value-type="float">
            <text:p>1.128581</text:p>
          </table:table-cell>
          <table:table-cell office:value-type="float" office:value="0" calcext:value-type="float">
            <text:p>0</text:p>
          </table:table-cell>
          <table:table-cell office:value-type="float" office:value="0.6554366" calcext:value-type="float">
            <text:p>0.6554366</text:p>
          </table:table-cell>
          <table:table-cell office:value-type="float" office:value="0.5875515" calcext:value-type="float">
            <text:p>0.5875515</text:p>
          </table:table-cell>
          <table:table-cell office:value-type="float" office:value="0.450923" calcext:value-type="float">
            <text:p>0.450923</text:p>
          </table:table-cell>
          <table:table-cell office:value-type="float" office:value="0.1021375" calcext:value-type="float">
            <text:p>0.1021375</text:p>
          </table:table-cell>
          <table:table-cell office:value-type="float" office:value="0.09212612" calcext:value-type="float">
            <text:p>0.09212612</text:p>
          </table:table-cell>
          <table:table-cell office:value-type="float" office:value="0.04430261" calcext:value-type="float">
            <text:p>0.04430261</text:p>
          </table:table-cell>
          <table:table-cell office:value-type="float" office:value="0.04562048" calcext:value-type="float">
            <text:p>0.04562048</text:p>
          </table:table-cell>
          <table:table-cell office:value-type="float" office:value="0.08942278" calcext:value-type="float">
            <text:p>0.08942278</text:p>
          </table:table-cell>
          <table:table-cell office:value-type="float" office:value="0.1609149" calcext:value-type="float">
            <text:p>0.1609149</text:p>
          </table:table-cell>
          <table:table-cell office:value-type="float" office:value="0.1639375" calcext:value-type="float">
            <text:p>0.1639375</text:p>
          </table:table-cell>
          <table:table-cell office:value-type="float" office:value="0.1718624" calcext:value-type="float">
            <text:p>0.1718624</text:p>
          </table:table-cell>
          <table:table-cell office:value-type="float" office:value="0.1775596" calcext:value-type="float">
            <text:p>0.1775596</text:p>
          </table:table-cell>
          <table:table-cell office:value-type="float" office:value="0.1971242" calcext:value-type="float">
            <text:p>0.1971242</text:p>
          </table:table-cell>
          <table:table-cell office:value-type="float" office:value="0.1994516" calcext:value-type="float">
            <text:p>0.1994516</text:p>
          </table:table-cell>
          <table:table-cell office:value-type="float" office:value="0" calcext:value-type="float">
            <text:p>0</text:p>
          </table:table-cell>
          <table:table-cell office:value-type="float" office:value="64.2009" calcext:value-type="float">
            <text:p>64.2009</text:p>
          </table:table-cell>
          <table:table-cell office:value-type="float" office:value="60.77963" calcext:value-type="float">
            <text:p>60.77963</text:p>
          </table:table-cell>
          <table:table-cell office:value-type="float" office:value="43.73742" calcext:value-type="float">
            <text:p>43.73742</text:p>
          </table:table-cell>
          <table:table-cell office:value-type="float" office:value="10.79013" calcext:value-type="float">
            <text:p>10.79013</text:p>
          </table:table-cell>
          <table:table-cell office:value-type="float" office:value="8.923565" calcext:value-type="float">
            <text:p>8.923565</text:p>
          </table:table-cell>
          <table:table-cell office:value-type="float" office:value="3.277518" calcext:value-type="float">
            <text:p>3.277518</text:p>
          </table:table-cell>
          <table:table-cell office:value-type="float" office:value="3.358597" calcext:value-type="float">
            <text:p>3.358597</text:p>
          </table:table-cell>
          <table:table-cell office:value-type="float" office:value="5.664265" calcext:value-type="float">
            <text:p>5.664265</text:p>
          </table:table-cell>
          <table:table-cell office:value-type="float" office:value="8.965414" calcext:value-type="float">
            <text:p>8.965414</text:p>
          </table:table-cell>
          <table:table-cell office:value-type="float" office:value="9.53087" calcext:value-type="float">
            <text:p>9.53087</text:p>
          </table:table-cell>
          <table:table-cell office:value-type="float" office:value="10.41296" calcext:value-type="float">
            <text:p>10.41296</text:p>
          </table:table-cell>
          <table:table-cell office:value-type="float" office:value="10.81458" calcext:value-type="float">
            <text:p>10.81458</text:p>
          </table:table-cell>
          <table:table-cell office:value-type="float" office:value="12.83539" calcext:value-type="float">
            <text:p>12.83539</text:p>
          </table:table-cell>
          <table:table-cell office:value-type="float" office:value="13.01514" calcext:value-type="float">
            <text:p>13.01514</text:p>
          </table:table-cell>
          <table:table-cell office:value-type="float" office:value="0" calcext:value-type="float">
            <text:p>0</text:p>
          </table:table-cell>
          <table:table-cell office:value-type="float" office:value="3.414537" calcext:value-type="float">
            <text:p>3.4145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7" calcext:value-type="float">
            <text:p>26082007</text:p>
          </table:table-cell>
          <table:table-cell office:value-type="float" office:value="1.867591" calcext:value-type="float">
            <text:p>1.867591</text:p>
          </table:table-cell>
          <table:table-cell office:value-type="float" office:value="133.2857" calcext:value-type="float">
            <text:p>133.2857</text:p>
          </table:table-cell>
          <table:table-cell office:value-type="float" office:value="5" calcext:value-type="float">
            <text:p>5</text:p>
          </table:table-cell>
          <table:table-cell office:value-type="float" office:value="-3.314407" calcext:value-type="float">
            <text:p>-3.314407</text:p>
          </table:table-cell>
          <table:table-cell office:value-type="float" office:value="43.93034" calcext:value-type="float">
            <text:p>43.93034</text:p>
          </table:table-cell>
          <table:table-cell office:value-type="float" office:value="0.01564372" calcext:value-type="float">
            <text:p>0.01564372</text:p>
          </table:table-cell>
          <table:table-cell office:value-type="float" office:value="0.0008214629" calcext:value-type="float">
            <text:p>0.0008214629</text:p>
          </table:table-cell>
          <table:table-cell office:value-type="float" office:value="0.02537182" calcext:value-type="float">
            <text:p>0.02537182</text:p>
          </table:table-cell>
          <table:table-cell office:value-type="float" office:value="0.009681664" calcext:value-type="float">
            <text:p>0.009681664</text:p>
          </table:table-cell>
          <table:table-cell office:value-type="float" office:value="1166.139" calcext:value-type="float">
            <text:p>1166.139</text:p>
          </table:table-cell>
          <table:table-cell office:value-type="float" office:value="1.130478" calcext:value-type="float">
            <text:p>1.130478</text:p>
          </table:table-cell>
          <table:table-cell office:value-type="float" office:value="0" calcext:value-type="float">
            <text:p>0</text:p>
          </table:table-cell>
          <table:table-cell office:value-type="float" office:value="0.8640872" calcext:value-type="float">
            <text:p>0.8640872</text:p>
          </table:table-cell>
          <table:table-cell office:value-type="float" office:value="0.6500177" calcext:value-type="float">
            <text:p>0.6500177</text:p>
          </table:table-cell>
          <table:table-cell office:value-type="float" office:value="0.4519886" calcext:value-type="float">
            <text:p>0.4519886</text:p>
          </table:table-cell>
          <table:table-cell office:value-type="float" office:value="0.1022089" calcext:value-type="float">
            <text:p>0.1022089</text:p>
          </table:table-cell>
          <table:table-cell office:value-type="float" office:value="0.09057666" calcext:value-type="float">
            <text:p>0.09057666</text:p>
          </table:table-cell>
          <table:table-cell office:value-type="float" office:value="0.04332547" calcext:value-type="float">
            <text:p>0.04332547</text:p>
          </table:table-cell>
          <table:table-cell office:value-type="float" office:value="0.04582576" calcext:value-type="float">
            <text:p>0.04582576</text:p>
          </table:table-cell>
          <table:table-cell office:value-type="float" office:value="0.0890945" calcext:value-type="float">
            <text:p>0.0890945</text:p>
          </table:table-cell>
          <table:table-cell office:value-type="float" office:value="0.1608348" calcext:value-type="float">
            <text:p>0.1608348</text:p>
          </table:table-cell>
          <table:table-cell office:value-type="float" office:value="0.1639417" calcext:value-type="float">
            <text:p>0.1639417</text:p>
          </table:table-cell>
          <table:table-cell office:value-type="float" office:value="0.1718712" calcext:value-type="float">
            <text:p>0.1718712</text:p>
          </table:table-cell>
          <table:table-cell office:value-type="float" office:value="0.1775243" calcext:value-type="float">
            <text:p>0.1775243</text:p>
          </table:table-cell>
          <table:table-cell office:value-type="float" office:value="0.1971349" calcext:value-type="float">
            <text:p>0.1971349</text:p>
          </table:table-cell>
          <table:table-cell office:value-type="float" office:value="0.1994608" calcext:value-type="float">
            <text:p>0.1994608</text:p>
          </table:table-cell>
          <table:table-cell office:value-type="float" office:value="0" calcext:value-type="float">
            <text:p>0</text:p>
          </table:table-cell>
          <table:table-cell office:value-type="float" office:value="64.26694" calcext:value-type="float">
            <text:p>64.26694</text:p>
          </table:table-cell>
          <table:table-cell office:value-type="float" office:value="60.77497" calcext:value-type="float">
            <text:p>60.77497</text:p>
          </table:table-cell>
          <table:table-cell office:value-type="float" office:value="43.75016" calcext:value-type="float">
            <text:p>43.75016</text:p>
          </table:table-cell>
          <table:table-cell office:value-type="float" office:value="10.79217" calcext:value-type="float">
            <text:p>10.79217</text:p>
          </table:table-cell>
          <table:table-cell office:value-type="float" office:value="8.926826" calcext:value-type="float">
            <text:p>8.926826</text:p>
          </table:table-cell>
          <table:table-cell office:value-type="float" office:value="3.279413" calcext:value-type="float">
            <text:p>3.279413</text:p>
          </table:table-cell>
          <table:table-cell office:value-type="float" office:value="3.360754" calcext:value-type="float">
            <text:p>3.360754</text:p>
          </table:table-cell>
          <table:table-cell office:value-type="float" office:value="5.668163" calcext:value-type="float">
            <text:p>5.668163</text:p>
          </table:table-cell>
          <table:table-cell office:value-type="float" office:value="8.97035" calcext:value-type="float">
            <text:p>8.97035</text:p>
          </table:table-cell>
          <table:table-cell office:value-type="float" office:value="9.535275" calcext:value-type="float">
            <text:p>9.535275</text:p>
          </table:table-cell>
          <table:table-cell office:value-type="float" office:value="10.41669" calcext:value-type="float">
            <text:p>10.41669</text:p>
          </table:table-cell>
          <table:table-cell office:value-type="float" office:value="10.81815" calcext:value-type="float">
            <text:p>10.81815</text:p>
          </table:table-cell>
          <table:table-cell office:value-type="float" office:value="12.8364" calcext:value-type="float">
            <text:p>12.8364</text:p>
          </table:table-cell>
          <table:table-cell office:value-type="float" office:value="13.01603" calcext:value-type="float">
            <text:p>13.01603</text:p>
          </table:table-cell>
          <table:table-cell office:value-type="float" office:value="0" calcext:value-type="float">
            <text:p>0</text:p>
          </table:table-cell>
          <table:table-cell office:value-type="float" office:value="3.501386" calcext:value-type="float">
            <text:p>3.5013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7" calcext:value-type="float">
            <text:p>27082007</text:p>
          </table:table-cell>
          <table:table-cell office:value-type="float" office:value="1.860962" calcext:value-type="float">
            <text:p>1.860962</text:p>
          </table:table-cell>
          <table:table-cell office:value-type="float" office:value="133.282" calcext:value-type="float">
            <text:p>133.282</text:p>
          </table:table-cell>
          <table:table-cell office:value-type="float" office:value="5" calcext:value-type="float">
            <text:p>5</text:p>
          </table:table-cell>
          <table:table-cell office:value-type="float" office:value="-3.313486" calcext:value-type="float">
            <text:p>-3.313486</text:p>
          </table:table-cell>
          <table:table-cell office:value-type="float" office:value="43.94405" calcext:value-type="float">
            <text:p>43.94405</text:p>
          </table:table-cell>
          <table:table-cell office:value-type="float" office:value="0.01564372" calcext:value-type="float">
            <text:p>0.01564372</text:p>
          </table:table-cell>
          <table:table-cell office:value-type="float" office:value="0.0008214629" calcext:value-type="float">
            <text:p>0.0008214629</text:p>
          </table:table-cell>
          <table:table-cell office:value-type="float" office:value="0.02537182" calcext:value-type="float">
            <text:p>0.02537182</text:p>
          </table:table-cell>
          <table:table-cell office:value-type="float" office:value="0.009681664" calcext:value-type="float">
            <text:p>0.009681664</text:p>
          </table:table-cell>
          <table:table-cell office:value-type="float" office:value="1166.137" calcext:value-type="float">
            <text:p>1166.137</text:p>
          </table:table-cell>
          <table:table-cell office:value-type="float" office:value="1.130345" calcext:value-type="float">
            <text:p>1.130345</text:p>
          </table:table-cell>
          <table:table-cell office:value-type="float" office:value="0" calcext:value-type="float">
            <text:p>0</text:p>
          </table:table-cell>
          <table:table-cell office:value-type="float" office:value="1.171306" calcext:value-type="float">
            <text:p>1.171306</text:p>
          </table:table-cell>
          <table:table-cell office:value-type="float" office:value="0.682219" calcext:value-type="float">
            <text:p>0.682219</text:p>
          </table:table-cell>
          <table:table-cell office:value-type="float" office:value="0.4552227" calcext:value-type="float">
            <text:p>0.4552227</text:p>
          </table:table-cell>
          <table:table-cell office:value-type="float" office:value="0.1027036" calcext:value-type="float">
            <text:p>0.1027036</text:p>
          </table:table-cell>
          <table:table-cell office:value-type="float" office:value="0.09056798" calcext:value-type="float">
            <text:p>0.09056798</text:p>
          </table:table-cell>
          <table:table-cell office:value-type="float" office:value="0.0430242" calcext:value-type="float">
            <text:p>0.0430242</text:p>
          </table:table-cell>
          <table:table-cell office:value-type="float" office:value="0.04601257" calcext:value-type="float">
            <text:p>0.04601257</text:p>
          </table:table-cell>
          <table:table-cell office:value-type="float" office:value="0.08893573" calcext:value-type="float">
            <text:p>0.08893573</text:p>
          </table:table-cell>
          <table:table-cell office:value-type="float" office:value="0.1608213" calcext:value-type="float">
            <text:p>0.1608213</text:p>
          </table:table-cell>
          <table:table-cell office:value-type="float" office:value="0.1639872" calcext:value-type="float">
            <text:p>0.1639872</text:p>
          </table:table-cell>
          <table:table-cell office:value-type="float" office:value="0.1719179" calcext:value-type="float">
            <text:p>0.1719179</text:p>
          </table:table-cell>
          <table:table-cell office:value-type="float" office:value="0.1775178" calcext:value-type="float">
            <text:p>0.1775178</text:p>
          </table:table-cell>
          <table:table-cell office:value-type="float" office:value="0.1971457" calcext:value-type="float">
            <text:p>0.1971457</text:p>
          </table:table-cell>
          <table:table-cell office:value-type="float" office:value="0.19947" calcext:value-type="float">
            <text:p>0.19947</text:p>
          </table:table-cell>
          <table:table-cell office:value-type="float" office:value="0" calcext:value-type="float">
            <text:p>0</text:p>
          </table:table-cell>
          <table:table-cell office:value-type="float" office:value="64.36265" calcext:value-type="float">
            <text:p>64.36265</text:p>
          </table:table-cell>
          <table:table-cell office:value-type="float" office:value="60.78761" calcext:value-type="float">
            <text:p>60.78761</text:p>
          </table:table-cell>
          <table:table-cell office:value-type="float" office:value="43.76344" calcext:value-type="float">
            <text:p>43.76344</text:p>
          </table:table-cell>
          <table:table-cell office:value-type="float" office:value="10.79421" calcext:value-type="float">
            <text:p>10.79421</text:p>
          </table:table-cell>
          <table:table-cell office:value-type="float" office:value="8.929927" calcext:value-type="float">
            <text:p>8.929927</text:p>
          </table:table-cell>
          <table:table-cell office:value-type="float" office:value="3.28123" calcext:value-type="float">
            <text:p>3.28123</text:p>
          </table:table-cell>
          <table:table-cell office:value-type="float" office:value="3.362889" calcext:value-type="float">
            <text:p>3.362889</text:p>
          </table:table-cell>
          <table:table-cell office:value-type="float" office:value="5.672" calcext:value-type="float">
            <text:p>5.672</text:p>
          </table:table-cell>
          <table:table-cell office:value-type="float" office:value="8.975287" calcext:value-type="float">
            <text:p>8.975287</text:p>
          </table:table-cell>
          <table:table-cell office:value-type="float" office:value="9.53968" calcext:value-type="float">
            <text:p>9.53968</text:p>
          </table:table-cell>
          <table:table-cell office:value-type="float" office:value="10.42039" calcext:value-type="float">
            <text:p>10.42039</text:p>
          </table:table-cell>
          <table:table-cell office:value-type="float" office:value="10.82172" calcext:value-type="float">
            <text:p>10.82172</text:p>
          </table:table-cell>
          <table:table-cell office:value-type="float" office:value="12.8374" calcext:value-type="float">
            <text:p>12.8374</text:p>
          </table:table-cell>
          <table:table-cell office:value-type="float" office:value="13.01691" calcext:value-type="float">
            <text:p>13.01691</text:p>
          </table:table-cell>
          <table:table-cell office:value-type="float" office:value="0" calcext:value-type="float">
            <text:p>0</text:p>
          </table:table-cell>
          <table:table-cell office:value-type="float" office:value="2.427501" calcext:value-type="float">
            <text:p>2.427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7" calcext:value-type="float">
            <text:p>28082007</text:p>
          </table:table-cell>
          <table:table-cell office:value-type="float" office:value="1.854564" calcext:value-type="float">
            <text:p>1.854564</text:p>
          </table:table-cell>
          <table:table-cell office:value-type="float" office:value="133.2783" calcext:value-type="float">
            <text:p>133.2783</text:p>
          </table:table-cell>
          <table:table-cell office:value-type="float" office:value="5" calcext:value-type="float">
            <text:p>5</text:p>
          </table:table-cell>
          <table:table-cell office:value-type="float" office:value="-3.312425" calcext:value-type="float">
            <text:p>-3.312425</text:p>
          </table:table-cell>
          <table:table-cell office:value-type="float" office:value="43.95783" calcext:value-type="float">
            <text:p>43.95783</text:p>
          </table:table-cell>
          <table:table-cell office:value-type="float" office:value="0.01564372" calcext:value-type="float">
            <text:p>0.01564372</text:p>
          </table:table-cell>
          <table:table-cell office:value-type="float" office:value="0.0008214629" calcext:value-type="float">
            <text:p>0.0008214629</text:p>
          </table:table-cell>
          <table:table-cell office:value-type="float" office:value="0.02537182" calcext:value-type="float">
            <text:p>0.02537182</text:p>
          </table:table-cell>
          <table:table-cell office:value-type="float" office:value="0.009681664" calcext:value-type="float">
            <text:p>0.009681664</text:p>
          </table:table-cell>
          <table:table-cell office:value-type="float" office:value="1166.134" calcext:value-type="float">
            <text:p>1166.134</text:p>
          </table:table-cell>
          <table:table-cell office:value-type="float" office:value="1.126433" calcext:value-type="float">
            <text:p>1.126433</text:p>
          </table:table-cell>
          <table:table-cell office:value-type="float" office:value="0" calcext:value-type="float">
            <text:p>0</text:p>
          </table:table-cell>
          <table:table-cell office:value-type="float" office:value="0.9419017" calcext:value-type="float">
            <text:p>0.9419017</text:p>
          </table:table-cell>
          <table:table-cell office:value-type="float" office:value="0.7105721" calcext:value-type="float">
            <text:p>0.7105721</text:p>
          </table:table-cell>
          <table:table-cell office:value-type="float" office:value="0.4707863" calcext:value-type="float">
            <text:p>0.4707863</text:p>
          </table:table-cell>
          <table:table-cell office:value-type="float" office:value="0.1050782" calcext:value-type="float">
            <text:p>0.1050782</text:p>
          </table:table-cell>
          <table:table-cell office:value-type="float" office:value="0.09204583" calcext:value-type="float">
            <text:p>0.09204583</text:p>
          </table:table-cell>
          <table:table-cell office:value-type="float" office:value="0.04315886" calcext:value-type="float">
            <text:p>0.04315886</text:p>
          </table:table-cell>
          <table:table-cell office:value-type="float" office:value="0.04634389" calcext:value-type="float">
            <text:p>0.04634389</text:p>
          </table:table-cell>
          <table:table-cell office:value-type="float" office:value="0.08889934" calcext:value-type="float">
            <text:p>0.08889934</text:p>
          </table:table-cell>
          <table:table-cell office:value-type="float" office:value="0.1608666" calcext:value-type="float">
            <text:p>0.1608666</text:p>
          </table:table-cell>
          <table:table-cell office:value-type="float" office:value="0.1640562" calcext:value-type="float">
            <text:p>0.1640562</text:p>
          </table:table-cell>
          <table:table-cell office:value-type="float" office:value="0.1719893" calcext:value-type="float">
            <text:p>0.1719893</text:p>
          </table:table-cell>
          <table:table-cell office:value-type="float" office:value="0.1775447" calcext:value-type="float">
            <text:p>0.1775447</text:p>
          </table:table-cell>
          <table:table-cell office:value-type="float" office:value="0.1971563" calcext:value-type="float">
            <text:p>0.1971563</text:p>
          </table:table-cell>
          <table:table-cell office:value-type="float" office:value="0.1994792" calcext:value-type="float">
            <text:p>0.1994792</text:p>
          </table:table-cell>
          <table:table-cell office:value-type="float" office:value="0" calcext:value-type="float">
            <text:p>0</text:p>
          </table:table-cell>
          <table:table-cell office:value-type="float" office:value="64.43746" calcext:value-type="float">
            <text:p>64.43746</text:p>
          </table:table-cell>
          <table:table-cell office:value-type="float" office:value="60.80763" calcext:value-type="float">
            <text:p>60.80763</text:p>
          </table:table-cell>
          <table:table-cell office:value-type="float" office:value="43.77761" calcext:value-type="float">
            <text:p>43.77761</text:p>
          </table:table-cell>
          <table:table-cell office:value-type="float" office:value="10.79638" calcext:value-type="float">
            <text:p>10.79638</text:p>
          </table:table-cell>
          <table:table-cell office:value-type="float" office:value="8.93305" calcext:value-type="float">
            <text:p>8.93305</text:p>
          </table:table-cell>
          <table:table-cell office:value-type="float" office:value="3.283026" calcext:value-type="float">
            <text:p>3.283026</text:p>
          </table:table-cell>
          <table:table-cell office:value-type="float" office:value="3.365008" calcext:value-type="float">
            <text:p>3.365008</text:p>
          </table:table-cell>
          <table:table-cell office:value-type="float" office:value="5.675818" calcext:value-type="float">
            <text:p>5.675818</text:p>
          </table:table-cell>
          <table:table-cell office:value-type="float" office:value="8.980167" calcext:value-type="float">
            <text:p>8.980167</text:p>
          </table:table-cell>
          <table:table-cell office:value-type="float" office:value="9.544082" calcext:value-type="float">
            <text:p>9.544082</text:p>
          </table:table-cell>
          <table:table-cell office:value-type="float" office:value="10.42406" calcext:value-type="float">
            <text:p>10.42406</text:p>
          </table:table-cell>
          <table:table-cell office:value-type="float" office:value="10.82529" calcext:value-type="float">
            <text:p>10.82529</text:p>
          </table:table-cell>
          <table:table-cell office:value-type="float" office:value="12.83838" calcext:value-type="float">
            <text:p>12.83838</text:p>
          </table:table-cell>
          <table:table-cell office:value-type="float" office:value="13.0178" calcext:value-type="float">
            <text:p>13.0178</text:p>
          </table:table-cell>
          <table:table-cell office:value-type="float" office:value="0" calcext:value-type="float">
            <text:p>0</text:p>
          </table:table-cell>
          <table:table-cell office:value-type="float" office:value="5.208143" calcext:value-type="float">
            <text:p>5.208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7" calcext:value-type="float">
            <text:p>29082007</text:p>
          </table:table-cell>
          <table:table-cell office:value-type="float" office:value="1.851442" calcext:value-type="float">
            <text:p>1.851442</text:p>
          </table:table-cell>
          <table:table-cell office:value-type="float" office:value="133.274" calcext:value-type="float">
            <text:p>133.274</text:p>
          </table:table-cell>
          <table:table-cell office:value-type="float" office:value="5" calcext:value-type="float">
            <text:p>5</text:p>
          </table:table-cell>
          <table:table-cell office:value-type="float" office:value="-3.307518" calcext:value-type="float">
            <text:p>-3.307518</text:p>
          </table:table-cell>
          <table:table-cell office:value-type="float" office:value="43.97191" calcext:value-type="float">
            <text:p>43.97191</text:p>
          </table:table-cell>
          <table:table-cell office:value-type="float" office:value="0.01564372" calcext:value-type="float">
            <text:p>0.01564372</text:p>
          </table:table-cell>
          <table:table-cell office:value-type="float" office:value="0.0008214629" calcext:value-type="float">
            <text:p>0.0008214629</text:p>
          </table:table-cell>
          <table:table-cell office:value-type="float" office:value="0.02537182" calcext:value-type="float">
            <text:p>0.02537182</text:p>
          </table:table-cell>
          <table:table-cell office:value-type="float" office:value="0.009681664" calcext:value-type="float">
            <text:p>0.009681664</text:p>
          </table:table-cell>
          <table:table-cell office:value-type="float" office:value="1166.131" calcext:value-type="float">
            <text:p>1166.131</text:p>
          </table:table-cell>
          <table:table-cell office:value-type="float" office:value="1.121321" calcext:value-type="float">
            <text:p>1.121321</text:p>
          </table:table-cell>
          <table:table-cell office:value-type="float" office:value="0" calcext:value-type="float">
            <text:p>0</text:p>
          </table:table-cell>
          <table:table-cell office:value-type="float" office:value="0.9010232" calcext:value-type="float">
            <text:p>0.9010232</text:p>
          </table:table-cell>
          <table:table-cell office:value-type="float" office:value="0.7346222" calcext:value-type="float">
            <text:p>0.7346222</text:p>
          </table:table-cell>
          <table:table-cell office:value-type="float" office:value="0.5006821" calcext:value-type="float">
            <text:p>0.5006821</text:p>
          </table:table-cell>
          <table:table-cell office:value-type="float" office:value="0.1108599" calcext:value-type="float">
            <text:p>0.1108599</text:p>
          </table:table-cell>
          <table:table-cell office:value-type="float" office:value="0.0969696" calcext:value-type="float">
            <text:p>0.0969696</text:p>
          </table:table-cell>
          <table:table-cell office:value-type="float" office:value="0.04467788" calcext:value-type="float">
            <text:p>0.04467788</text:p>
          </table:table-cell>
          <table:table-cell office:value-type="float" office:value="0.04734957" calcext:value-type="float">
            <text:p>0.04734957</text:p>
          </table:table-cell>
          <table:table-cell office:value-type="float" office:value="0.08910504" calcext:value-type="float">
            <text:p>0.08910504</text:p>
          </table:table-cell>
          <table:table-cell office:value-type="float" office:value="0.1609832" calcext:value-type="float">
            <text:p>0.1609832</text:p>
          </table:table-cell>
          <table:table-cell office:value-type="float" office:value="0.1641451" calcext:value-type="float">
            <text:p>0.1641451</text:p>
          </table:table-cell>
          <table:table-cell office:value-type="float" office:value="0.17208" calcext:value-type="float">
            <text:p>0.17208</text:p>
          </table:table-cell>
          <table:table-cell office:value-type="float" office:value="0.1775975" calcext:value-type="float">
            <text:p>0.1775975</text:p>
          </table:table-cell>
          <table:table-cell office:value-type="float" office:value="0.1971664" calcext:value-type="float">
            <text:p>0.1971664</text:p>
          </table:table-cell>
          <table:table-cell office:value-type="float" office:value="0.1994884" calcext:value-type="float">
            <text:p>0.1994884</text:p>
          </table:table-cell>
          <table:table-cell office:value-type="float" office:value="0" calcext:value-type="float">
            <text:p>0</text:p>
          </table:table-cell>
          <table:table-cell office:value-type="float" office:value="64.4901" calcext:value-type="float">
            <text:p>64.4901</text:p>
          </table:table-cell>
          <table:table-cell office:value-type="float" office:value="60.83274" calcext:value-type="float">
            <text:p>60.83274</text:p>
          </table:table-cell>
          <table:table-cell office:value-type="float" office:value="43.79694" calcext:value-type="float">
            <text:p>43.79694</text:p>
          </table:table-cell>
          <table:table-cell office:value-type="float" office:value="10.79952" calcext:value-type="float">
            <text:p>10.79952</text:p>
          </table:table-cell>
          <table:table-cell office:value-type="float" office:value="8.936831" calcext:value-type="float">
            <text:p>8.936831</text:p>
          </table:table-cell>
          <table:table-cell office:value-type="float" office:value="3.284938" calcext:value-type="float">
            <text:p>3.284938</text:p>
          </table:table-cell>
          <table:table-cell office:value-type="float" office:value="3.367167" calcext:value-type="float">
            <text:p>3.367167</text:p>
          </table:table-cell>
          <table:table-cell office:value-type="float" office:value="5.679636" calcext:value-type="float">
            <text:p>5.679636</text:p>
          </table:table-cell>
          <table:table-cell office:value-type="float" office:value="8.985013" calcext:value-type="float">
            <text:p>8.985013</text:p>
          </table:table-cell>
          <table:table-cell office:value-type="float" office:value="9.548489" calcext:value-type="float">
            <text:p>9.548489</text:p>
          </table:table-cell>
          <table:table-cell office:value-type="float" office:value="10.42775" calcext:value-type="float">
            <text:p>10.42775</text:p>
          </table:table-cell>
          <table:table-cell office:value-type="float" office:value="10.82885" calcext:value-type="float">
            <text:p>10.82885</text:p>
          </table:table-cell>
          <table:table-cell office:value-type="float" office:value="12.83931" calcext:value-type="float">
            <text:p>12.83931</text:p>
          </table:table-cell>
          <table:table-cell office:value-type="float" office:value="13.01868" calcext:value-type="float">
            <text:p>13.01868</text:p>
          </table:table-cell>
          <table:table-cell office:value-type="float" office:value="0" calcext:value-type="float">
            <text:p>0</text:p>
          </table:table-cell>
          <table:table-cell office:value-type="float" office:value="6.339085" calcext:value-type="float">
            <text:p>6.3390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7" calcext:value-type="float">
            <text:p>30082007</text:p>
          </table:table-cell>
          <table:table-cell office:value-type="float" office:value="1.845595" calcext:value-type="float">
            <text:p>1.845595</text:p>
          </table:table-cell>
          <table:table-cell office:value-type="float" office:value="133.27" calcext:value-type="float">
            <text:p>133.27</text:p>
          </table:table-cell>
          <table:table-cell office:value-type="float" office:value="5" calcext:value-type="float">
            <text:p>5</text:p>
          </table:table-cell>
          <table:table-cell office:value-type="float" office:value="-3.306456" calcext:value-type="float">
            <text:p>-3.306456</text:p>
          </table:table-cell>
          <table:table-cell office:value-type="float" office:value="43.98439" calcext:value-type="float">
            <text:p>43.98439</text:p>
          </table:table-cell>
          <table:table-cell office:value-type="float" office:value="0.01564372" calcext:value-type="float">
            <text:p>0.01564372</text:p>
          </table:table-cell>
          <table:table-cell office:value-type="float" office:value="0.0008214629" calcext:value-type="float">
            <text:p>0.0008214629</text:p>
          </table:table-cell>
          <table:table-cell office:value-type="float" office:value="0.02537182" calcext:value-type="float">
            <text:p>0.02537182</text:p>
          </table:table-cell>
          <table:table-cell office:value-type="float" office:value="0.009520668" calcext:value-type="float">
            <text:p>0.009520668</text:p>
          </table:table-cell>
          <table:table-cell office:value-type="float" office:value="1166.128" calcext:value-type="float">
            <text:p>1166.128</text:p>
          </table:table-cell>
          <table:table-cell office:value-type="float" office:value="1.120868" calcext:value-type="float">
            <text:p>1.120868</text:p>
          </table:table-cell>
          <table:table-cell office:value-type="float" office:value="0" calcext:value-type="float">
            <text:p>0</text:p>
          </table:table-cell>
          <table:table-cell office:value-type="float" office:value="0.6836736" calcext:value-type="float">
            <text:p>0.6836736</text:p>
          </table:table-cell>
          <table:table-cell office:value-type="float" office:value="0.6777993" calcext:value-type="float">
            <text:p>0.6777993</text:p>
          </table:table-cell>
          <table:table-cell office:value-type="float" office:value="0.4606732" calcext:value-type="float">
            <text:p>0.4606732</text:p>
          </table:table-cell>
          <table:table-cell office:value-type="float" office:value="0.1052862" calcext:value-type="float">
            <text:p>0.1052862</text:p>
          </table:table-cell>
          <table:table-cell office:value-type="float" office:value="0.09272294" calcext:value-type="float">
            <text:p>0.09272294</text:p>
          </table:table-cell>
          <table:table-cell office:value-type="float" office:value="0.04426507" calcext:value-type="float">
            <text:p>0.04426507</text:p>
          </table:table-cell>
          <table:table-cell office:value-type="float" office:value="0.04747411" calcext:value-type="float">
            <text:p>0.04747411</text:p>
          </table:table-cell>
          <table:table-cell office:value-type="float" office:value="0.0892404" calcext:value-type="float">
            <text:p>0.0892404</text:p>
          </table:table-cell>
          <table:table-cell office:value-type="float" office:value="0.1609552" calcext:value-type="float">
            <text:p>0.1609552</text:p>
          </table:table-cell>
          <table:table-cell office:value-type="float" office:value="0.1641355" calcext:value-type="float">
            <text:p>0.1641355</text:p>
          </table:table-cell>
          <table:table-cell office:value-type="float" office:value="0.1720692" calcext:value-type="float">
            <text:p>0.1720692</text:p>
          </table:table-cell>
          <table:table-cell office:value-type="float" office:value="0.1776368" calcext:value-type="float">
            <text:p>0.1776368</text:p>
          </table:table-cell>
          <table:table-cell office:value-type="float" office:value="0.1972218" calcext:value-type="float">
            <text:p>0.1972218</text:p>
          </table:table-cell>
          <table:table-cell office:value-type="float" office:value="0.1994755" calcext:value-type="float">
            <text:p>0.1994755</text:p>
          </table:table-cell>
          <table:table-cell office:value-type="float" office:value="0" calcext:value-type="float">
            <text:p>0</text:p>
          </table:table-cell>
          <table:table-cell office:value-type="float" office:value="64.43404" calcext:value-type="float">
            <text:p>64.43404</text:p>
          </table:table-cell>
          <table:table-cell office:value-type="float" office:value="60.84533" calcext:value-type="float">
            <text:p>60.84533</text:p>
          </table:table-cell>
          <table:table-cell office:value-type="float" office:value="43.81587" calcext:value-type="float">
            <text:p>43.81587</text:p>
          </table:table-cell>
          <table:table-cell office:value-type="float" office:value="10.80286" calcext:value-type="float">
            <text:p>10.80286</text:p>
          </table:table-cell>
          <table:table-cell office:value-type="float" office:value="8.940809" calcext:value-type="float">
            <text:p>8.940809</text:p>
          </table:table-cell>
          <table:table-cell office:value-type="float" office:value="3.286976" calcext:value-type="float">
            <text:p>3.286976</text:p>
          </table:table-cell>
          <table:table-cell office:value-type="float" office:value="3.369389" calcext:value-type="float">
            <text:p>3.369389</text:p>
          </table:table-cell>
          <table:table-cell office:value-type="float" office:value="5.683456" calcext:value-type="float">
            <text:p>5.683456</text:p>
          </table:table-cell>
          <table:table-cell office:value-type="float" office:value="8.989858" calcext:value-type="float">
            <text:p>8.989858</text:p>
          </table:table-cell>
          <table:table-cell office:value-type="float" office:value="9.552892" calcext:value-type="float">
            <text:p>9.552892</text:p>
          </table:table-cell>
          <table:table-cell office:value-type="float" office:value="10.43138" calcext:value-type="float">
            <text:p>10.43138</text:p>
          </table:table-cell>
          <table:table-cell office:value-type="float" office:value="10.83241" calcext:value-type="float">
            <text:p>10.83241</text:p>
          </table:table-cell>
          <table:table-cell office:value-type="float" office:value="12.84029" calcext:value-type="float">
            <text:p>12.84029</text:p>
          </table:table-cell>
          <table:table-cell office:value-type="float" office:value="13.01951" calcext:value-type="float">
            <text:p>13.01951</text:p>
          </table:table-cell>
          <table:table-cell office:value-type="float" office:value="0" calcext:value-type="float">
            <text:p>0</text:p>
          </table:table-cell>
          <table:table-cell office:value-type="float" office:value="5.456394" calcext:value-type="float">
            <text:p>5.4563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7" calcext:value-type="float">
            <text:p>31082007</text:p>
          </table:table-cell>
          <table:table-cell office:value-type="float" office:value="1.840626" calcext:value-type="float">
            <text:p>1.840626</text:p>
          </table:table-cell>
          <table:table-cell office:value-type="float" office:value="133.2662" calcext:value-type="float">
            <text:p>133.2662</text:p>
          </table:table-cell>
          <table:table-cell office:value-type="float" office:value="5" calcext:value-type="float">
            <text:p>5</text:p>
          </table:table-cell>
          <table:table-cell office:value-type="float" office:value="-3.305453" calcext:value-type="float">
            <text:p>-3.305453</text:p>
          </table:table-cell>
          <table:table-cell office:value-type="float" office:value="43.99736" calcext:value-type="float">
            <text:p>43.99736</text:p>
          </table:table-cell>
          <table:table-cell office:value-type="float" office:value="0.01564372" calcext:value-type="float">
            <text:p>0.01564372</text:p>
          </table:table-cell>
          <table:table-cell office:value-type="float" office:value="0.0008214629" calcext:value-type="float">
            <text:p>0.0008214629</text:p>
          </table:table-cell>
          <table:table-cell office:value-type="float" office:value="0.02537182" calcext:value-type="float">
            <text:p>0.02537182</text:p>
          </table:table-cell>
          <table:table-cell office:value-type="float" office:value="0.009351498" calcext:value-type="float">
            <text:p>0.009351498</text:p>
          </table:table-cell>
          <table:table-cell office:value-type="float" office:value="1166.125" calcext:value-type="float">
            <text:p>1166.125</text:p>
          </table:table-cell>
          <table:table-cell office:value-type="float" office:value="1.118433" calcext:value-type="float">
            <text:p>1.118433</text:p>
          </table:table-cell>
          <table:table-cell office:value-type="float" office:value="0" calcext:value-type="float">
            <text:p>0</text:p>
          </table:table-cell>
          <table:table-cell office:value-type="float" office:value="0.9800944" calcext:value-type="float">
            <text:p>0.9800944</text:p>
          </table:table-cell>
          <table:table-cell office:value-type="float" office:value="0.6619915" calcext:value-type="float">
            <text:p>0.6619915</text:p>
          </table:table-cell>
          <table:table-cell office:value-type="float" office:value="0.4479071" calcext:value-type="float">
            <text:p>0.4479071</text:p>
          </table:table-cell>
          <table:table-cell office:value-type="float" office:value="0.1022458" calcext:value-type="float">
            <text:p>0.1022458</text:p>
          </table:table-cell>
          <table:table-cell office:value-type="float" office:value="0.0899104" calcext:value-type="float">
            <text:p>0.0899104</text:p>
          </table:table-cell>
          <table:table-cell office:value-type="float" office:value="0.04285887" calcext:value-type="float">
            <text:p>0.04285887</text:p>
          </table:table-cell>
          <table:table-cell office:value-type="float" office:value="0.04714527" calcext:value-type="float">
            <text:p>0.04714527</text:p>
          </table:table-cell>
          <table:table-cell office:value-type="float" office:value="0.08916691" calcext:value-type="float">
            <text:p>0.08916691</text:p>
          </table:table-cell>
          <table:table-cell office:value-type="float" office:value="0.1610748" calcext:value-type="float">
            <text:p>0.1610748</text:p>
          </table:table-cell>
          <table:table-cell office:value-type="float" office:value="0.1642123" calcext:value-type="float">
            <text:p>0.1642123</text:p>
          </table:table-cell>
          <table:table-cell office:value-type="float" office:value="0.1721378" calcext:value-type="float">
            <text:p>0.1721378</text:p>
          </table:table-cell>
          <table:table-cell office:value-type="float" office:value="0.1776613" calcext:value-type="float">
            <text:p>0.1776613</text:p>
          </table:table-cell>
          <table:table-cell office:value-type="float" office:value="0.1971936" calcext:value-type="float">
            <text:p>0.1971936</text:p>
          </table:table-cell>
          <table:table-cell office:value-type="float" office:value="0.1995016" calcext:value-type="float">
            <text:p>0.1995016</text:p>
          </table:table-cell>
          <table:table-cell office:value-type="float" office:value="0" calcext:value-type="float">
            <text:p>0</text:p>
          </table:table-cell>
          <table:table-cell office:value-type="float" office:value="64.4912" calcext:value-type="float">
            <text:p>64.4912</text:p>
          </table:table-cell>
          <table:table-cell office:value-type="float" office:value="60.85409" calcext:value-type="float">
            <text:p>60.85409</text:p>
          </table:table-cell>
          <table:table-cell office:value-type="float" office:value="43.82777" calcext:value-type="float">
            <text:p>43.82777</text:p>
          </table:table-cell>
          <table:table-cell office:value-type="float" office:value="10.80496" calcext:value-type="float">
            <text:p>10.80496</text:p>
          </table:table-cell>
          <table:table-cell office:value-type="float" office:value="8.943805" calcext:value-type="float">
            <text:p>8.943805</text:p>
          </table:table-cell>
          <table:table-cell office:value-type="float" office:value="3.288823" calcext:value-type="float">
            <text:p>3.288823</text:p>
          </table:table-cell>
          <table:table-cell office:value-type="float" office:value="3.37152" calcext:value-type="float">
            <text:p>3.37152</text:p>
          </table:table-cell>
          <table:table-cell office:value-type="float" office:value="5.687274" calcext:value-type="float">
            <text:p>5.687274</text:p>
          </table:table-cell>
          <table:table-cell office:value-type="float" office:value="8.994702" calcext:value-type="float">
            <text:p>8.994702</text:p>
          </table:table-cell>
          <table:table-cell office:value-type="float" office:value="9.557294" calcext:value-type="float">
            <text:p>9.557294</text:p>
          </table:table-cell>
          <table:table-cell office:value-type="float" office:value="10.435" calcext:value-type="float">
            <text:p>10.435</text:p>
          </table:table-cell>
          <table:table-cell office:value-type="float" office:value="10.83599" calcext:value-type="float">
            <text:p>10.83599</text:p>
          </table:table-cell>
          <table:table-cell office:value-type="float" office:value="12.8413" calcext:value-type="float">
            <text:p>12.8413</text:p>
          </table:table-cell>
          <table:table-cell office:value-type="float" office:value="13.0203" calcext:value-type="float">
            <text:p>13.0203</text:p>
          </table:table-cell>
          <table:table-cell office:value-type="float" office:value="0" calcext:value-type="float">
            <text:p>0</text:p>
          </table:table-cell>
          <table:table-cell office:value-type="float" office:value="4.639405" calcext:value-type="float">
            <text:p>4.6394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7" calcext:value-type="float">
            <text:p>1092007</text:p>
          </table:table-cell>
          <table:table-cell office:value-type="float" office:value="1.835582" calcext:value-type="float">
            <text:p>1.835582</text:p>
          </table:table-cell>
          <table:table-cell office:value-type="float" office:value="133.2624" calcext:value-type="float">
            <text:p>133.2624</text:p>
          </table:table-cell>
          <table:table-cell office:value-type="float" office:value="5" calcext:value-type="float">
            <text:p>5</text:p>
          </table:table-cell>
          <table:table-cell office:value-type="float" office:value="-3.304353" calcext:value-type="float">
            <text:p>-3.304353</text:p>
          </table:table-cell>
          <table:table-cell office:value-type="float" office:value="44.01017" calcext:value-type="float">
            <text:p>44.01017</text:p>
          </table:table-cell>
          <table:table-cell office:value-type="float" office:value="0.01564372" calcext:value-type="float">
            <text:p>0.01564372</text:p>
          </table:table-cell>
          <table:table-cell office:value-type="float" office:value="0.0008214629" calcext:value-type="float">
            <text:p>0.0008214629</text:p>
          </table:table-cell>
          <table:table-cell office:value-type="float" office:value="0.02537182" calcext:value-type="float">
            <text:p>0.02537182</text:p>
          </table:table-cell>
          <table:table-cell office:value-type="float" office:value="0.009189744" calcext:value-type="float">
            <text:p>0.009189744</text:p>
          </table:table-cell>
          <table:table-cell office:value-type="float" office:value="1166.122" calcext:value-type="float">
            <text:p>1166.122</text:p>
          </table:table-cell>
          <table:table-cell office:value-type="float" office:value="1.114303" calcext:value-type="float">
            <text:p>1.114303</text:p>
          </table:table-cell>
          <table:table-cell office:value-type="float" office:value="0" calcext:value-type="float">
            <text:p>0</text:p>
          </table:table-cell>
          <table:table-cell office:value-type="float" office:value="0.8011986" calcext:value-type="float">
            <text:p>0.8011986</text:p>
          </table:table-cell>
          <table:table-cell office:value-type="float" office:value="0.6564835" calcext:value-type="float">
            <text:p>0.6564835</text:p>
          </table:table-cell>
          <table:table-cell office:value-type="float" office:value="0.4566602" calcext:value-type="float">
            <text:p>0.4566602</text:p>
          </table:table-cell>
          <table:table-cell office:value-type="float" office:value="0.1034289" calcext:value-type="float">
            <text:p>0.1034289</text:p>
          </table:table-cell>
          <table:table-cell office:value-type="float" office:value="0.09057055" calcext:value-type="float">
            <text:p>0.09057055</text:p>
          </table:table-cell>
          <table:table-cell office:value-type="float" office:value="0.04281905" calcext:value-type="float">
            <text:p>0.04281905</text:p>
          </table:table-cell>
          <table:table-cell office:value-type="float" office:value="0.04730472" calcext:value-type="float">
            <text:p>0.04730472</text:p>
          </table:table-cell>
          <table:table-cell office:value-type="float" office:value="0.08906023" calcext:value-type="float">
            <text:p>0.08906023</text:p>
          </table:table-cell>
          <table:table-cell office:value-type="float" office:value="0.1611495" calcext:value-type="float">
            <text:p>0.1611495</text:p>
          </table:table-cell>
          <table:table-cell office:value-type="float" office:value="0.1642888" calcext:value-type="float">
            <text:p>0.1642888</text:p>
          </table:table-cell>
          <table:table-cell office:value-type="float" office:value="0.1722061" calcext:value-type="float">
            <text:p>0.1722061</text:p>
          </table:table-cell>
          <table:table-cell office:value-type="float" office:value="0.1776881" calcext:value-type="float">
            <text:p>0.1776881</text:p>
          </table:table-cell>
          <table:table-cell office:value-type="float" office:value="0.1971944" calcext:value-type="float">
            <text:p>0.1971944</text:p>
          </table:table-cell>
          <table:table-cell office:value-type="float" office:value="0.1995166" calcext:value-type="float">
            <text:p>0.1995166</text:p>
          </table:table-cell>
          <table:table-cell office:value-type="float" office:value="0" calcext:value-type="float">
            <text:p>0</text:p>
          </table:table-cell>
          <table:table-cell office:value-type="float" office:value="64.53397" calcext:value-type="float">
            <text:p>64.53397</text:p>
          </table:table-cell>
          <table:table-cell office:value-type="float" office:value="60.86293" calcext:value-type="float">
            <text:p>60.86293</text:p>
          </table:table-cell>
          <table:table-cell office:value-type="float" office:value="43.83944" calcext:value-type="float">
            <text:p>43.83944</text:p>
          </table:table-cell>
          <table:table-cell office:value-type="float" office:value="10.80693" calcext:value-type="float">
            <text:p>10.80693</text:p>
          </table:table-cell>
          <table:table-cell office:value-type="float" office:value="8.946573" calcext:value-type="float">
            <text:p>8.946573</text:p>
          </table:table-cell>
          <table:table-cell office:value-type="float" office:value="3.290568" calcext:value-type="float">
            <text:p>3.290568</text:p>
          </table:table-cell>
          <table:table-cell office:value-type="float" office:value="3.373591" calcext:value-type="float">
            <text:p>3.373591</text:p>
          </table:table-cell>
          <table:table-cell office:value-type="float" office:value="5.691037" calcext:value-type="float">
            <text:p>5.691037</text:p>
          </table:table-cell>
          <table:table-cell office:value-type="float" office:value="8.999548" calcext:value-type="float">
            <text:p>8.999548</text:p>
          </table:table-cell>
          <table:table-cell office:value-type="float" office:value="9.561702" calcext:value-type="float">
            <text:p>9.561702</text:p>
          </table:table-cell>
          <table:table-cell office:value-type="float" office:value="10.43862" calcext:value-type="float">
            <text:p>10.43862</text:p>
          </table:table-cell>
          <table:table-cell office:value-type="float" office:value="10.83955" calcext:value-type="float">
            <text:p>10.83955</text:p>
          </table:table-cell>
          <table:table-cell office:value-type="float" office:value="12.84231" calcext:value-type="float">
            <text:p>12.84231</text:p>
          </table:table-cell>
          <table:table-cell office:value-type="float" office:value="13.02115" calcext:value-type="float">
            <text:p>13.02115</text:p>
          </table:table-cell>
          <table:table-cell office:value-type="float" office:value="0" calcext:value-type="float">
            <text:p>0</text:p>
          </table:table-cell>
          <table:table-cell office:value-type="float" office:value="4.144479" calcext:value-type="float">
            <text:p>4.144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7" calcext:value-type="float">
            <text:p>2092007</text:p>
          </table:table-cell>
          <table:table-cell office:value-type="float" office:value="1.83367" calcext:value-type="float">
            <text:p>1.83367</text:p>
          </table:table-cell>
          <table:table-cell office:value-type="float" office:value="133.2582" calcext:value-type="float">
            <text:p>133.2582</text:p>
          </table:table-cell>
          <table:table-cell office:value-type="float" office:value="5" calcext:value-type="float">
            <text:p>5</text:p>
          </table:table-cell>
          <table:table-cell office:value-type="float" office:value="-3.29959" calcext:value-type="float">
            <text:p>-3.29959</text:p>
          </table:table-cell>
          <table:table-cell office:value-type="float" office:value="44.02311" calcext:value-type="float">
            <text:p>44.02311</text:p>
          </table:table-cell>
          <table:table-cell office:value-type="float" office:value="0.01564372" calcext:value-type="float">
            <text:p>0.01564372</text:p>
          </table:table-cell>
          <table:table-cell office:value-type="float" office:value="0.0008214629" calcext:value-type="float">
            <text:p>0.0008214629</text:p>
          </table:table-cell>
          <table:table-cell office:value-type="float" office:value="0.02537182" calcext:value-type="float">
            <text:p>0.02537182</text:p>
          </table:table-cell>
          <table:table-cell office:value-type="float" office:value="0.0091688" calcext:value-type="float">
            <text:p>0.0091688</text:p>
          </table:table-cell>
          <table:table-cell office:value-type="float" office:value="1166.118" calcext:value-type="float">
            <text:p>1166.118</text:p>
          </table:table-cell>
          <table:table-cell office:value-type="float" office:value="1.109435" calcext:value-type="float">
            <text:p>1.109435</text:p>
          </table:table-cell>
          <table:table-cell office:value-type="float" office:value="0" calcext:value-type="float">
            <text:p>0</text:p>
          </table:table-cell>
          <table:table-cell office:value-type="float" office:value="0.7586501" calcext:value-type="float">
            <text:p>0.7586501</text:p>
          </table:table-cell>
          <table:table-cell office:value-type="float" office:value="0.6789097" calcext:value-type="float">
            <text:p>0.6789097</text:p>
          </table:table-cell>
          <table:table-cell office:value-type="float" office:value="0.4776936" calcext:value-type="float">
            <text:p>0.4776936</text:p>
          </table:table-cell>
          <table:table-cell office:value-type="float" office:value="0.1070263" calcext:value-type="float">
            <text:p>0.1070263</text:p>
          </table:table-cell>
          <table:table-cell office:value-type="float" office:value="0.09339178" calcext:value-type="float">
            <text:p>0.09339178</text:p>
          </table:table-cell>
          <table:table-cell office:value-type="float" office:value="0.04363264" calcext:value-type="float">
            <text:p>0.04363264</text:p>
          </table:table-cell>
          <table:table-cell office:value-type="float" office:value="0.04787927" calcext:value-type="float">
            <text:p>0.04787927</text:p>
          </table:table-cell>
          <table:table-cell office:value-type="float" office:value="0.08911106" calcext:value-type="float">
            <text:p>0.08911106</text:p>
          </table:table-cell>
          <table:table-cell office:value-type="float" office:value="0.1612127" calcext:value-type="float">
            <text:p>0.1612127</text:p>
          </table:table-cell>
          <table:table-cell office:value-type="float" office:value="0.1643553" calcext:value-type="float">
            <text:p>0.1643553</text:p>
          </table:table-cell>
          <table:table-cell office:value-type="float" office:value="0.1722672" calcext:value-type="float">
            <text:p>0.1722672</text:p>
          </table:table-cell>
          <table:table-cell office:value-type="float" office:value="0.1777189" calcext:value-type="float">
            <text:p>0.1777189</text:p>
          </table:table-cell>
          <table:table-cell office:value-type="float" office:value="0.1972053" calcext:value-type="float">
            <text:p>0.1972053</text:p>
          </table:table-cell>
          <table:table-cell office:value-type="float" office:value="0.1995238" calcext:value-type="float">
            <text:p>0.1995238</text:p>
          </table:table-cell>
          <table:table-cell office:value-type="float" office:value="0" calcext:value-type="float">
            <text:p>0</text:p>
          </table:table-cell>
          <table:table-cell office:value-type="float" office:value="64.56586" calcext:value-type="float">
            <text:p>64.56586</text:p>
          </table:table-cell>
          <table:table-cell office:value-type="float" office:value="60.87436" calcext:value-type="float">
            <text:p>60.87436</text:p>
          </table:table-cell>
          <table:table-cell office:value-type="float" office:value="43.85378" calcext:value-type="float">
            <text:p>43.85378</text:p>
          </table:table-cell>
          <table:table-cell office:value-type="float" office:value="10.80934" calcext:value-type="float">
            <text:p>10.80934</text:p>
          </table:table-cell>
          <table:table-cell office:value-type="float" office:value="8.949683" calcext:value-type="float">
            <text:p>8.949683</text:p>
          </table:table-cell>
          <table:table-cell office:value-type="float" office:value="3.292357" calcext:value-type="float">
            <text:p>3.292357</text:p>
          </table:table-cell>
          <table:table-cell office:value-type="float" office:value="3.375653" calcext:value-type="float">
            <text:p>3.375653</text:p>
          </table:table-cell>
          <table:table-cell office:value-type="float" office:value="5.694794" calcext:value-type="float">
            <text:p>5.694794</text:p>
          </table:table-cell>
          <table:table-cell office:value-type="float" office:value="9.004393" calcext:value-type="float">
            <text:p>9.004393</text:p>
          </table:table-cell>
          <table:table-cell office:value-type="float" office:value="9.566093" calcext:value-type="float">
            <text:p>9.566093</text:p>
          </table:table-cell>
          <table:table-cell office:value-type="float" office:value="10.44224" calcext:value-type="float">
            <text:p>10.44224</text:p>
          </table:table-cell>
          <table:table-cell office:value-type="float" office:value="10.84311" calcext:value-type="float">
            <text:p>10.84311</text:p>
          </table:table-cell>
          <table:table-cell office:value-type="float" office:value="12.84327" calcext:value-type="float">
            <text:p>12.84327</text:p>
          </table:table-cell>
          <table:table-cell office:value-type="float" office:value="13.02202" calcext:value-type="float">
            <text:p>13.02202</text:p>
          </table:table-cell>
          <table:table-cell office:value-type="float" office:value="0" calcext:value-type="float">
            <text:p>0</text:p>
          </table:table-cell>
          <table:table-cell office:value-type="float" office:value="2.992511" calcext:value-type="float">
            <text:p>2.992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7" calcext:value-type="float">
            <text:p>3092007</text:p>
          </table:table-cell>
          <table:table-cell office:value-type="float" office:value="1.835238" calcext:value-type="float">
            <text:p>1.835238</text:p>
          </table:table-cell>
          <table:table-cell office:value-type="float" office:value="133.2539" calcext:value-type="float">
            <text:p>133.2539</text:p>
          </table:table-cell>
          <table:table-cell office:value-type="float" office:value="5" calcext:value-type="float">
            <text:p>5</text:p>
          </table:table-cell>
          <table:table-cell office:value-type="float" office:value="-3.291174" calcext:value-type="float">
            <text:p>-3.291174</text:p>
          </table:table-cell>
          <table:table-cell office:value-type="float" office:value="44.03628" calcext:value-type="float">
            <text:p>44.03628</text:p>
          </table:table-cell>
          <table:table-cell office:value-type="float" office:value="0.01564372" calcext:value-type="float">
            <text:p>0.01564372</text:p>
          </table:table-cell>
          <table:table-cell office:value-type="float" office:value="0.0008214629" calcext:value-type="float">
            <text:p>0.0008214629</text:p>
          </table:table-cell>
          <table:table-cell office:value-type="float" office:value="0.02537182" calcext:value-type="float">
            <text:p>0.02537182</text:p>
          </table:table-cell>
          <table:table-cell office:value-type="float" office:value="0.0091688" calcext:value-type="float">
            <text:p>0.0091688</text:p>
          </table:table-cell>
          <table:table-cell office:value-type="float" office:value="1166.115" calcext:value-type="float">
            <text:p>1166.115</text:p>
          </table:table-cell>
          <table:table-cell office:value-type="float" office:value="1.104445" calcext:value-type="float">
            <text:p>1.104445</text:p>
          </table:table-cell>
          <table:table-cell office:value-type="float" office:value="0" calcext:value-type="float">
            <text:p>0</text:p>
          </table:table-cell>
          <table:table-cell office:value-type="float" office:value="0.7488229" calcext:value-type="float">
            <text:p>0.7488229</text:p>
          </table:table-cell>
          <table:table-cell office:value-type="float" office:value="0.6937737" calcext:value-type="float">
            <text:p>0.6937737</text:p>
          </table:table-cell>
          <table:table-cell office:value-type="float" office:value="0.4930415" calcext:value-type="float">
            <text:p>0.4930415</text:p>
          </table:table-cell>
          <table:table-cell office:value-type="float" office:value="0.1102483" calcext:value-type="float">
            <text:p>0.1102483</text:p>
          </table:table-cell>
          <table:table-cell office:value-type="float" office:value="0.09618544" calcext:value-type="float">
            <text:p>0.09618544</text:p>
          </table:table-cell>
          <table:table-cell office:value-type="float" office:value="0.04471122" calcext:value-type="float">
            <text:p>0.04471122</text:p>
          </table:table-cell>
          <table:table-cell office:value-type="float" office:value="0.04865823" calcext:value-type="float">
            <text:p>0.04865823</text:p>
          </table:table-cell>
          <table:table-cell office:value-type="float" office:value="0.08932187" calcext:value-type="float">
            <text:p>0.08932187</text:p>
          </table:table-cell>
          <table:table-cell office:value-type="float" office:value="0.1612993" calcext:value-type="float">
            <text:p>0.1612993</text:p>
          </table:table-cell>
          <table:table-cell office:value-type="float" office:value="0.1644151" calcext:value-type="float">
            <text:p>0.1644151</text:p>
          </table:table-cell>
          <table:table-cell office:value-type="float" office:value="0.1723209" calcext:value-type="float">
            <text:p>0.1723209</text:p>
          </table:table-cell>
          <table:table-cell office:value-type="float" office:value="0.1777481" calcext:value-type="float">
            <text:p>0.1777481</text:p>
          </table:table-cell>
          <table:table-cell office:value-type="float" office:value="0.1972165" calcext:value-type="float">
            <text:p>0.1972165</text:p>
          </table:table-cell>
          <table:table-cell office:value-type="float" office:value="0.1995329" calcext:value-type="float">
            <text:p>0.1995329</text:p>
          </table:table-cell>
          <table:table-cell office:value-type="float" office:value="0" calcext:value-type="float">
            <text:p>0</text:p>
          </table:table-cell>
          <table:table-cell office:value-type="float" office:value="64.59445" calcext:value-type="float">
            <text:p>64.59445</text:p>
          </table:table-cell>
          <table:table-cell office:value-type="float" office:value="60.8895" calcext:value-type="float">
            <text:p>60.8895</text:p>
          </table:table-cell>
          <table:table-cell office:value-type="float" office:value="43.8716" calcext:value-type="float">
            <text:p>43.8716</text:p>
          </table:table-cell>
          <table:table-cell office:value-type="float" office:value="10.81243" calcext:value-type="float">
            <text:p>10.81243</text:p>
          </table:table-cell>
          <table:table-cell office:value-type="float" office:value="8.953361" calcext:value-type="float">
            <text:p>8.953361</text:p>
          </table:table-cell>
          <table:table-cell office:value-type="float" office:value="3.294269" calcext:value-type="float">
            <text:p>3.294269</text:p>
          </table:table-cell>
          <table:table-cell office:value-type="float" office:value="3.377761" calcext:value-type="float">
            <text:p>3.377761</text:p>
          </table:table-cell>
          <table:table-cell office:value-type="float" office:value="5.698551" calcext:value-type="float">
            <text:p>5.698551</text:p>
          </table:table-cell>
          <table:table-cell office:value-type="float" office:value="9.009151" calcext:value-type="float">
            <text:p>9.009151</text:p>
          </table:table-cell>
          <table:table-cell office:value-type="float" office:value="9.570423" calcext:value-type="float">
            <text:p>9.570423</text:p>
          </table:table-cell>
          <table:table-cell office:value-type="float" office:value="10.44586" calcext:value-type="float">
            <text:p>10.44586</text:p>
          </table:table-cell>
          <table:table-cell office:value-type="float" office:value="10.8466" calcext:value-type="float">
            <text:p>10.8466</text:p>
          </table:table-cell>
          <table:table-cell office:value-type="float" office:value="12.8442" calcext:value-type="float">
            <text:p>12.8442</text:p>
          </table:table-cell>
          <table:table-cell office:value-type="float" office:value="13.0229" calcext:value-type="float">
            <text:p>13.0229</text:p>
          </table:table-cell>
          <table:table-cell office:value-type="float" office:value="0" calcext:value-type="float">
            <text:p>0</text:p>
          </table:table-cell>
          <table:table-cell office:value-type="float" office:value="1.310304" calcext:value-type="float">
            <text:p>1.3103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7" calcext:value-type="float">
            <text:p>4092007</text:p>
          </table:table-cell>
          <table:table-cell office:value-type="float" office:value="1.838261" calcext:value-type="float">
            <text:p>1.838261</text:p>
          </table:table-cell>
          <table:table-cell office:value-type="float" office:value="133.2494" calcext:value-type="float">
            <text:p>133.2494</text:p>
          </table:table-cell>
          <table:table-cell office:value-type="float" office:value="5" calcext:value-type="float">
            <text:p>5</text:p>
          </table:table-cell>
          <table:table-cell office:value-type="float" office:value="-3.281534" calcext:value-type="float">
            <text:p>-3.281534</text:p>
          </table:table-cell>
          <table:table-cell office:value-type="float" office:value="44.04955" calcext:value-type="float">
            <text:p>44.04955</text:p>
          </table:table-cell>
          <table:table-cell office:value-type="float" office:value="0.01564372" calcext:value-type="float">
            <text:p>0.01564372</text:p>
          </table:table-cell>
          <table:table-cell office:value-type="float" office:value="0.0008214629" calcext:value-type="float">
            <text:p>0.0008214629</text:p>
          </table:table-cell>
          <table:table-cell office:value-type="float" office:value="0.02537182" calcext:value-type="float">
            <text:p>0.02537182</text:p>
          </table:table-cell>
          <table:table-cell office:value-type="float" office:value="0.0091688" calcext:value-type="float">
            <text:p>0.0091688</text:p>
          </table:table-cell>
          <table:table-cell office:value-type="float" office:value="1166.112" calcext:value-type="float">
            <text:p>1166.112</text:p>
          </table:table-cell>
          <table:table-cell office:value-type="float" office:value="1.099701" calcext:value-type="float">
            <text:p>1.099701</text:p>
          </table:table-cell>
          <table:table-cell office:value-type="float" office:value="0" calcext:value-type="float">
            <text:p>0</text:p>
          </table:table-cell>
          <table:table-cell office:value-type="float" office:value="0.6886536" calcext:value-type="float">
            <text:p>0.6886536</text:p>
          </table:table-cell>
          <table:table-cell office:value-type="float" office:value="0.6902785" calcext:value-type="float">
            <text:p>0.6902785</text:p>
          </table:table-cell>
          <table:table-cell office:value-type="float" office:value="0.4947089" calcext:value-type="float">
            <text:p>0.4947089</text:p>
          </table:table-cell>
          <table:table-cell office:value-type="float" office:value="0.111097" calcext:value-type="float">
            <text:p>0.111097</text:p>
          </table:table-cell>
          <table:table-cell office:value-type="float" office:value="0.09703439" calcext:value-type="float">
            <text:p>0.09703439</text:p>
          </table:table-cell>
          <table:table-cell office:value-type="float" office:value="0.04529836" calcext:value-type="float">
            <text:p>0.04529836</text:p>
          </table:table-cell>
          <table:table-cell office:value-type="float" office:value="0.04925308" calcext:value-type="float">
            <text:p>0.04925308</text:p>
          </table:table-cell>
          <table:table-cell office:value-type="float" office:value="0.08956727" calcext:value-type="float">
            <text:p>0.08956727</text:p>
          </table:table-cell>
          <table:table-cell office:value-type="float" office:value="0.1614086" calcext:value-type="float">
            <text:p>0.1614086</text:p>
          </table:table-cell>
          <table:table-cell office:value-type="float" office:value="0.1644701" calcext:value-type="float">
            <text:p>0.1644701</text:p>
          </table:table-cell>
          <table:table-cell office:value-type="float" office:value="0.1723675" calcext:value-type="float">
            <text:p>0.1723675</text:p>
          </table:table-cell>
          <table:table-cell office:value-type="float" office:value="0.1777729" calcext:value-type="float">
            <text:p>0.1777729</text:p>
          </table:table-cell>
          <table:table-cell office:value-type="float" office:value="0.1972269" calcext:value-type="float">
            <text:p>0.1972269</text:p>
          </table:table-cell>
          <table:table-cell office:value-type="float" office:value="0.1995421" calcext:value-type="float">
            <text:p>0.1995421</text:p>
          </table:table-cell>
          <table:table-cell office:value-type="float" office:value="0" calcext:value-type="float">
            <text:p>0</text:p>
          </table:table-cell>
          <table:table-cell office:value-type="float" office:value="64.61835" calcext:value-type="float">
            <text:p>64.61835</text:p>
          </table:table-cell>
          <table:table-cell office:value-type="float" office:value="60.90548" calcext:value-type="float">
            <text:p>60.90548</text:p>
          </table:table-cell>
          <table:table-cell office:value-type="float" office:value="43.89074" calcext:value-type="float">
            <text:p>43.89074</text:p>
          </table:table-cell>
          <table:table-cell office:value-type="float" office:value="10.81588" calcext:value-type="float">
            <text:p>10.81588</text:p>
          </table:table-cell>
          <table:table-cell office:value-type="float" office:value="8.957378" calcext:value-type="float">
            <text:p>8.957378</text:p>
          </table:table-cell>
          <table:table-cell office:value-type="float" office:value="3.296286" calcext:value-type="float">
            <text:p>3.296286</text:p>
          </table:table-cell>
          <table:table-cell office:value-type="float" office:value="3.379914" calcext:value-type="float">
            <text:p>3.379914</text:p>
          </table:table-cell>
          <table:table-cell office:value-type="float" office:value="5.702309" calcext:value-type="float">
            <text:p>5.702309</text:p>
          </table:table-cell>
          <table:table-cell office:value-type="float" office:value="9.013904" calcext:value-type="float">
            <text:p>9.013904</text:p>
          </table:table-cell>
          <table:table-cell office:value-type="float" office:value="9.574749" calcext:value-type="float">
            <text:p>9.574749</text:p>
          </table:table-cell>
          <table:table-cell office:value-type="float" office:value="10.44948" calcext:value-type="float">
            <text:p>10.44948</text:p>
          </table:table-cell>
          <table:table-cell office:value-type="float" office:value="10.8501" calcext:value-type="float">
            <text:p>10.8501</text:p>
          </table:table-cell>
          <table:table-cell office:value-type="float" office:value="12.84513" calcext:value-type="float">
            <text:p>12.84513</text:p>
          </table:table-cell>
          <table:table-cell office:value-type="float" office:value="13.02377" calcext:value-type="float">
            <text:p>13.02377</text:p>
          </table:table-cell>
          <table:table-cell office:value-type="float" office:value="0" calcext:value-type="float">
            <text:p>0</text:p>
          </table:table-cell>
          <table:table-cell office:value-type="float" office:value="0.7262284" calcext:value-type="float">
            <text:p>0.7262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7" calcext:value-type="float">
            <text:p>5092007</text:p>
          </table:table-cell>
          <table:table-cell office:value-type="float" office:value="1.837187" calcext:value-type="float">
            <text:p>1.837187</text:p>
          </table:table-cell>
          <table:table-cell office:value-type="float" office:value="133.2448" calcext:value-type="float">
            <text:p>133.2448</text:p>
          </table:table-cell>
          <table:table-cell office:value-type="float" office:value="5" calcext:value-type="float">
            <text:p>5</text:p>
          </table:table-cell>
          <table:table-cell office:value-type="float" office:value="-3.276361" calcext:value-type="float">
            <text:p>-3.276361</text:p>
          </table:table-cell>
          <table:table-cell office:value-type="float" office:value="44.06262" calcext:value-type="float">
            <text:p>44.06262</text:p>
          </table:table-cell>
          <table:table-cell office:value-type="float" office:value="0.01564372" calcext:value-type="float">
            <text:p>0.01564372</text:p>
          </table:table-cell>
          <table:table-cell office:value-type="float" office:value="0.0008214629" calcext:value-type="float">
            <text:p>0.0008214629</text:p>
          </table:table-cell>
          <table:table-cell office:value-type="float" office:value="0.02537182" calcext:value-type="float">
            <text:p>0.02537182</text:p>
          </table:table-cell>
          <table:table-cell office:value-type="float" office:value="0.0091688" calcext:value-type="float">
            <text:p>0.0091688</text:p>
          </table:table-cell>
          <table:table-cell office:value-type="float" office:value="1166.108" calcext:value-type="float">
            <text:p>1166.108</text:p>
          </table:table-cell>
          <table:table-cell office:value-type="float" office:value="1.095532" calcext:value-type="float">
            <text:p>1.095532</text:p>
          </table:table-cell>
          <table:table-cell office:value-type="float" office:value="0" calcext:value-type="float">
            <text:p>0</text:p>
          </table:table-cell>
          <table:table-cell office:value-type="float" office:value="0.6197006" calcext:value-type="float">
            <text:p>0.6197006</text:p>
          </table:table-cell>
          <table:table-cell office:value-type="float" office:value="0.6756185" calcext:value-type="float">
            <text:p>0.6756185</text:p>
          </table:table-cell>
          <table:table-cell office:value-type="float" office:value="0.4866845" calcext:value-type="float">
            <text:p>0.4866845</text:p>
          </table:table-cell>
          <table:table-cell office:value-type="float" office:value="0.1099975" calcext:value-type="float">
            <text:p>0.1099975</text:p>
          </table:table-cell>
          <table:table-cell office:value-type="float" office:value="0.09617425" calcext:value-type="float">
            <text:p>0.09617425</text:p>
          </table:table-cell>
          <table:table-cell office:value-type="float" office:value="0.04537577" calcext:value-type="float">
            <text:p>0.04537577</text:p>
          </table:table-cell>
          <table:table-cell office:value-type="float" office:value="0.04957229" calcext:value-type="float">
            <text:p>0.04957229</text:p>
          </table:table-cell>
          <table:table-cell office:value-type="float" office:value="0.08974078" calcext:value-type="float">
            <text:p>0.08974078</text:p>
          </table:table-cell>
          <table:table-cell office:value-type="float" office:value="0.1615121" calcext:value-type="float">
            <text:p>0.1615121</text:p>
          </table:table-cell>
          <table:table-cell office:value-type="float" office:value="0.1645185" calcext:value-type="float">
            <text:p>0.1645185</text:p>
          </table:table-cell>
          <table:table-cell office:value-type="float" office:value="0.1724025" calcext:value-type="float">
            <text:p>0.1724025</text:p>
          </table:table-cell>
          <table:table-cell office:value-type="float" office:value="0.1777883" calcext:value-type="float">
            <text:p>0.1777883</text:p>
          </table:table-cell>
          <table:table-cell office:value-type="float" office:value="0.197238" calcext:value-type="float">
            <text:p>0.197238</text:p>
          </table:table-cell>
          <table:table-cell office:value-type="float" office:value="0.1995512" calcext:value-type="float">
            <text:p>0.1995512</text:p>
          </table:table-cell>
          <table:table-cell office:value-type="float" office:value="0" calcext:value-type="float">
            <text:p>0</text:p>
          </table:table-cell>
          <table:table-cell office:value-type="float" office:value="64.63194" calcext:value-type="float">
            <text:p>64.63194</text:p>
          </table:table-cell>
          <table:table-cell office:value-type="float" office:value="60.91972" calcext:value-type="float">
            <text:p>60.91972</text:p>
          </table:table-cell>
          <table:table-cell office:value-type="float" office:value="43.90937" calcext:value-type="float">
            <text:p>43.90937</text:p>
          </table:table-cell>
          <table:table-cell office:value-type="float" office:value="10.81936" calcext:value-type="float">
            <text:p>10.81936</text:p>
          </table:table-cell>
          <table:table-cell office:value-type="float" office:value="8.961379" calcext:value-type="float">
            <text:p>8.961379</text:p>
          </table:table-cell>
          <table:table-cell office:value-type="float" office:value="3.298342" calcext:value-type="float">
            <text:p>3.298342</text:p>
          </table:table-cell>
          <table:table-cell office:value-type="float" office:value="3.38209" calcext:value-type="float">
            <text:p>3.38209</text:p>
          </table:table-cell>
          <table:table-cell office:value-type="float" office:value="5.706066" calcext:value-type="float">
            <text:p>5.706066</text:p>
          </table:table-cell>
          <table:table-cell office:value-type="float" office:value="9.018658" calcext:value-type="float">
            <text:p>9.018658</text:p>
          </table:table-cell>
          <table:table-cell office:value-type="float" office:value="9.579079" calcext:value-type="float">
            <text:p>9.579079</text:p>
          </table:table-cell>
          <table:table-cell office:value-type="float" office:value="10.4531" calcext:value-type="float">
            <text:p>10.4531</text:p>
          </table:table-cell>
          <table:table-cell office:value-type="float" office:value="10.85359" calcext:value-type="float">
            <text:p>10.85359</text:p>
          </table:table-cell>
          <table:table-cell office:value-type="float" office:value="12.84606" calcext:value-type="float">
            <text:p>12.84606</text:p>
          </table:table-cell>
          <table:table-cell office:value-type="float" office:value="13.02464" calcext:value-type="float">
            <text:p>13.02464</text:p>
          </table:table-cell>
          <table:table-cell office:value-type="float" office:value="0" calcext:value-type="float">
            <text:p>0</text:p>
          </table:table-cell>
          <table:table-cell office:value-type="float" office:value="0.5158494" calcext:value-type="float">
            <text:p>0.51584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7" calcext:value-type="float">
            <text:p>6092007</text:p>
          </table:table-cell>
          <table:table-cell office:value-type="float" office:value="1.834804" calcext:value-type="float">
            <text:p>1.834804</text:p>
          </table:table-cell>
          <table:table-cell office:value-type="float" office:value="133.2403" calcext:value-type="float">
            <text:p>133.2403</text:p>
          </table:table-cell>
          <table:table-cell office:value-type="float" office:value="5" calcext:value-type="float">
            <text:p>5</text:p>
          </table:table-cell>
          <table:table-cell office:value-type="float" office:value="-3.272674" calcext:value-type="float">
            <text:p>-3.272674</text:p>
          </table:table-cell>
          <table:table-cell office:value-type="float" office:value="44.07551" calcext:value-type="float">
            <text:p>44.07551</text:p>
          </table:table-cell>
          <table:table-cell office:value-type="float" office:value="0.01564372" calcext:value-type="float">
            <text:p>0.01564372</text:p>
          </table:table-cell>
          <table:table-cell office:value-type="float" office:value="0.0008214629" calcext:value-type="float">
            <text:p>0.0008214629</text:p>
          </table:table-cell>
          <table:table-cell office:value-type="float" office:value="0.02537182" calcext:value-type="float">
            <text:p>0.02537182</text:p>
          </table:table-cell>
          <table:table-cell office:value-type="float" office:value="0.009047206" calcext:value-type="float">
            <text:p>0.009047206</text:p>
          </table:table-cell>
          <table:table-cell office:value-type="float" office:value="1166.105" calcext:value-type="float">
            <text:p>1166.105</text:p>
          </table:table-cell>
          <table:table-cell office:value-type="float" office:value="1.091894" calcext:value-type="float">
            <text:p>1.091894</text:p>
          </table:table-cell>
          <table:table-cell office:value-type="float" office:value="0" calcext:value-type="float">
            <text:p>0</text:p>
          </table:table-cell>
          <table:table-cell office:value-type="float" office:value="0.5782822" calcext:value-type="float">
            <text:p>0.5782822</text:p>
          </table:table-cell>
          <table:table-cell office:value-type="float" office:value="0.6614186" calcext:value-type="float">
            <text:p>0.6614186</text:p>
          </table:table-cell>
          <table:table-cell office:value-type="float" office:value="0.4788375" calcext:value-type="float">
            <text:p>0.4788375</text:p>
          </table:table-cell>
          <table:table-cell office:value-type="float" office:value="0.1088687" calcext:value-type="float">
            <text:p>0.1088687</text:p>
          </table:table-cell>
          <table:table-cell office:value-type="float" office:value="0.09522138" calcext:value-type="float">
            <text:p>0.09522138</text:p>
          </table:table-cell>
          <table:table-cell office:value-type="float" office:value="0.04539277" calcext:value-type="float">
            <text:p>0.04539277</text:p>
          </table:table-cell>
          <table:table-cell office:value-type="float" office:value="0.04976077" calcext:value-type="float">
            <text:p>0.04976077</text:p>
          </table:table-cell>
          <table:table-cell office:value-type="float" office:value="0.08984659" calcext:value-type="float">
            <text:p>0.08984659</text:p>
          </table:table-cell>
          <table:table-cell office:value-type="float" office:value="0.161584" calcext:value-type="float">
            <text:p>0.161584</text:p>
          </table:table-cell>
          <table:table-cell office:value-type="float" office:value="0.1645553" calcext:value-type="float">
            <text:p>0.1645553</text:p>
          </table:table-cell>
          <table:table-cell office:value-type="float" office:value="0.1724231" calcext:value-type="float">
            <text:p>0.1724231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972622" calcext:value-type="float">
            <text:p>0.1972622</text:p>
          </table:table-cell>
          <table:table-cell office:value-type="float" office:value="0.1995592" calcext:value-type="float">
            <text:p>0.1995592</text:p>
          </table:table-cell>
          <table:table-cell office:value-type="float" office:value="0" calcext:value-type="float">
            <text:p>0</text:p>
          </table:table-cell>
          <table:table-cell office:value-type="float" office:value="64.63875" calcext:value-type="float">
            <text:p>64.63875</text:p>
          </table:table-cell>
          <table:table-cell office:value-type="float" office:value="60.93231" calcext:value-type="float">
            <text:p>60.93231</text:p>
          </table:table-cell>
          <table:table-cell office:value-type="float" office:value="43.9273" calcext:value-type="float">
            <text:p>43.9273</text:p>
          </table:table-cell>
          <table:table-cell office:value-type="float" office:value="10.82273" calcext:value-type="float">
            <text:p>10.82273</text:p>
          </table:table-cell>
          <table:table-cell office:value-type="float" office:value="8.965324" calcext:value-type="float">
            <text:p>8.965324</text:p>
          </table:table-cell>
          <table:table-cell office:value-type="float" office:value="3.300405" calcext:value-type="float">
            <text:p>3.300405</text:p>
          </table:table-cell>
          <table:table-cell office:value-type="float" office:value="3.384245" calcext:value-type="float">
            <text:p>3.384245</text:p>
          </table:table-cell>
          <table:table-cell office:value-type="float" office:value="5.709823" calcext:value-type="float">
            <text:p>5.709823</text:p>
          </table:table-cell>
          <table:table-cell office:value-type="float" office:value="9.023411" calcext:value-type="float">
            <text:p>9.023411</text:p>
          </table:table-cell>
          <table:table-cell office:value-type="float" office:value="9.583407" calcext:value-type="float">
            <text:p>9.583407</text:p>
          </table:table-cell>
          <table:table-cell office:value-type="float" office:value="10.45673" calcext:value-type="float">
            <text:p>10.45673</text:p>
          </table:table-cell>
          <table:table-cell office:value-type="float" office:value="10.85707" calcext:value-type="float">
            <text:p>10.85707</text:p>
          </table:table-cell>
          <table:table-cell office:value-type="float" office:value="12.84703" calcext:value-type="float">
            <text:p>12.84703</text:p>
          </table:table-cell>
          <table:table-cell office:value-type="float" office:value="13.02546" calcext:value-type="float">
            <text:p>13.02546</text:p>
          </table:table-cell>
          <table:table-cell office:value-type="float" office:value="0" calcext:value-type="float">
            <text:p>0</text:p>
          </table:table-cell>
          <table:table-cell office:value-type="float" office:value="0.4126662" calcext:value-type="float">
            <text:p>0.41266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7" calcext:value-type="float">
            <text:p>7092007</text:p>
          </table:table-cell>
          <table:table-cell office:value-type="float" office:value="1.829378" calcext:value-type="float">
            <text:p>1.829378</text:p>
          </table:table-cell>
          <table:table-cell office:value-type="float" office:value="133.2358" calcext:value-type="float">
            <text:p>133.2358</text:p>
          </table:table-cell>
          <table:table-cell office:value-type="float" office:value="5" calcext:value-type="float">
            <text:p>5</text:p>
          </table:table-cell>
          <table:table-cell office:value-type="float" office:value="-3.271209" calcext:value-type="float">
            <text:p>-3.271209</text:p>
          </table:table-cell>
          <table:table-cell office:value-type="float" office:value="44.08194" calcext:value-type="float">
            <text:p>44.08194</text:p>
          </table:table-cell>
          <table:table-cell office:value-type="float" office:value="0.01652213" calcext:value-type="float">
            <text:p>0.01652213</text:p>
          </table:table-cell>
          <table:table-cell office:value-type="float" office:value="0.0008227015" calcext:value-type="float">
            <text:p>0.0008227015</text:p>
          </table:table-cell>
          <table:table-cell office:value-type="float" office:value="0.02688536" calcext:value-type="float">
            <text:p>0.02688536</text:p>
          </table:table-cell>
          <table:table-cell office:value-type="float" office:value="0.008964769" calcext:value-type="float">
            <text:p>0.008964769</text:p>
          </table:table-cell>
          <table:table-cell office:value-type="float" office:value="1166.102" calcext:value-type="float">
            <text:p>1166.102</text:p>
          </table:table-cell>
          <table:table-cell office:value-type="float" office:value="1.093156" calcext:value-type="float">
            <text:p>1.093156</text:p>
          </table:table-cell>
          <table:table-cell office:value-type="float" office:value="0" calcext:value-type="float">
            <text:p>0</text:p>
          </table:table-cell>
          <table:table-cell office:value-type="float" office:value="0.2297396" calcext:value-type="float">
            <text:p>0.2297396</text:p>
          </table:table-cell>
          <table:table-cell office:value-type="float" office:value="0.3455605" calcext:value-type="float">
            <text:p>0.3455605</text:p>
          </table:table-cell>
          <table:table-cell office:value-type="float" office:value="0.3670081" calcext:value-type="float">
            <text:p>0.3670081</text:p>
          </table:table-cell>
          <table:table-cell office:value-type="float" office:value="0.09614527" calcext:value-type="float">
            <text:p>0.09614527</text:p>
          </table:table-cell>
          <table:table-cell office:value-type="float" office:value="0.08900563" calcext:value-type="float">
            <text:p>0.08900563</text:p>
          </table:table-cell>
          <table:table-cell office:value-type="float" office:value="0.04399328" calcext:value-type="float">
            <text:p>0.04399328</text:p>
          </table:table-cell>
          <table:table-cell office:value-type="float" office:value="0.04058785" calcext:value-type="float">
            <text:p>0.04058785</text:p>
          </table:table-cell>
          <table:table-cell office:value-type="float" office:value="0.08959655" calcext:value-type="float">
            <text:p>0.08959655</text:p>
          </table:table-cell>
          <table:table-cell office:value-type="float" office:value="0.1613499" calcext:value-type="float">
            <text:p>0.1613499</text:p>
          </table:table-cell>
          <table:table-cell office:value-type="float" office:value="0.1644389" calcext:value-type="float">
            <text:p>0.1644389</text:p>
          </table:table-cell>
          <table:table-cell office:value-type="float" office:value="0.1722978" calcext:value-type="float">
            <text:p>0.1722978</text:p>
          </table:table-cell>
          <table:table-cell office:value-type="float" office:value="0.1777369" calcext:value-type="float">
            <text:p>0.1777369</text:p>
          </table:table-cell>
          <table:table-cell office:value-type="float" office:value="0.1972625" calcext:value-type="float">
            <text:p>0.1972625</text:p>
          </table:table-cell>
          <table:table-cell office:value-type="float" office:value="0.1995702" calcext:value-type="float">
            <text:p>0.1995702</text:p>
          </table:table-cell>
          <table:table-cell office:value-type="float" office:value="0" calcext:value-type="float">
            <text:p>0</text:p>
          </table:table-cell>
          <table:table-cell office:value-type="float" office:value="64.47021" calcext:value-type="float">
            <text:p>64.47021</text:p>
          </table:table-cell>
          <table:table-cell office:value-type="float" office:value="60.85077" calcext:value-type="float">
            <text:p>60.85077</text:p>
          </table:table-cell>
          <table:table-cell office:value-type="float" office:value="43.93257" calcext:value-type="float">
            <text:p>43.93257</text:p>
          </table:table-cell>
          <table:table-cell office:value-type="float" office:value="10.82436" calcext:value-type="float">
            <text:p>10.82436</text:p>
          </table:table-cell>
          <table:table-cell office:value-type="float" office:value="8.96799" calcext:value-type="float">
            <text:p>8.96799</text:p>
          </table:table-cell>
          <table:table-cell office:value-type="float" office:value="3.302416" calcext:value-type="float">
            <text:p>3.302416</text:p>
          </table:table-cell>
          <table:table-cell office:value-type="float" office:value="3.385998" calcext:value-type="float">
            <text:p>3.385998</text:p>
          </table:table-cell>
          <table:table-cell office:value-type="float" office:value="5.713626" calcext:value-type="float">
            <text:p>5.713626</text:p>
          </table:table-cell>
          <table:table-cell office:value-type="float" office:value="9.028145" calcext:value-type="float">
            <text:p>9.028145</text:p>
          </table:table-cell>
          <table:table-cell office:value-type="float" office:value="9.587736" calcext:value-type="float">
            <text:p>9.587736</text:p>
          </table:table-cell>
          <table:table-cell office:value-type="float" office:value="10.46036" calcext:value-type="float">
            <text:p>10.46036</text:p>
          </table:table-cell>
          <table:table-cell office:value-type="float" office:value="10.86057" calcext:value-type="float">
            <text:p>10.86057</text:p>
          </table:table-cell>
          <table:table-cell office:value-type="float" office:value="12.84797" calcext:value-type="float">
            <text:p>12.84797</text:p>
          </table:table-cell>
          <table:table-cell office:value-type="float" office:value="13.02602" calcext:value-type="float">
            <text:p>13.02602</text:p>
          </table:table-cell>
          <table:table-cell office:value-type="float" office:value="0" calcext:value-type="float">
            <text:p>0</text:p>
          </table:table-cell>
          <table:table-cell office:value-type="float" office:value="0.7392157" calcext:value-type="float">
            <text:p>0.73921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7" calcext:value-type="float">
            <text:p>8092007</text:p>
          </table:table-cell>
          <table:table-cell office:value-type="float" office:value="1.82432" calcext:value-type="float">
            <text:p>1.82432</text:p>
          </table:table-cell>
          <table:table-cell office:value-type="float" office:value="133.2328" calcext:value-type="float">
            <text:p>133.2328</text:p>
          </table:table-cell>
          <table:table-cell office:value-type="float" office:value="5" calcext:value-type="float">
            <text:p>5</text:p>
          </table:table-cell>
          <table:table-cell office:value-type="float" office:value="-3.26936" calcext:value-type="float">
            <text:p>-3.26936</text:p>
          </table:table-cell>
          <table:table-cell office:value-type="float" office:value="44.08737" calcext:value-type="float">
            <text:p>44.08737</text:p>
          </table:table-cell>
          <table:table-cell office:value-type="float" office:value="0.01652213" calcext:value-type="float">
            <text:p>0.01652213</text:p>
          </table:table-cell>
          <table:table-cell office:value-type="float" office:value="0.0008227015" calcext:value-type="float">
            <text:p>0.0008227015</text:p>
          </table:table-cell>
          <table:table-cell office:value-type="float" office:value="0.02688536" calcext:value-type="float">
            <text:p>0.02688536</text:p>
          </table:table-cell>
          <table:table-cell office:value-type="float" office:value="0.008964769" calcext:value-type="float">
            <text:p>0.008964769</text:p>
          </table:table-cell>
          <table:table-cell office:value-type="float" office:value="1166.103" calcext:value-type="float">
            <text:p>1166.103</text:p>
          </table:table-cell>
          <table:table-cell office:value-type="float" office:value="1.095747" calcext:value-type="float">
            <text:p>1.095747</text:p>
          </table:table-cell>
          <table:table-cell office:value-type="float" office:value="0" calcext:value-type="float">
            <text:p>0</text:p>
          </table:table-cell>
          <table:table-cell office:value-type="float" office:value="0.5213756" calcext:value-type="float">
            <text:p>0.5213756</text:p>
          </table:table-cell>
          <table:table-cell office:value-type="float" office:value="0.4983363" calcext:value-type="float">
            <text:p>0.4983363</text:p>
          </table:table-cell>
          <table:table-cell office:value-type="float" office:value="0.3538337" calcext:value-type="float">
            <text:p>0.3538337</text:p>
          </table:table-cell>
          <table:table-cell office:value-type="float" office:value="0.09694158" calcext:value-type="float">
            <text:p>0.09694158</text:p>
          </table:table-cell>
          <table:table-cell office:value-type="float" office:value="0.08272314" calcext:value-type="float">
            <text:p>0.08272314</text:p>
          </table:table-cell>
          <table:table-cell office:value-type="float" office:value="0.04165426" calcext:value-type="float">
            <text:p>0.04165426</text:p>
          </table:table-cell>
          <table:table-cell office:value-type="float" office:value="0.04339818" calcext:value-type="float">
            <text:p>0.04339818</text:p>
          </table:table-cell>
          <table:table-cell office:value-type="float" office:value="0.08913494" calcext:value-type="float">
            <text:p>0.08913494</text:p>
          </table:table-cell>
          <table:table-cell office:value-type="float" office:value="0.1612473" calcext:value-type="float">
            <text:p>0.1612473</text:p>
          </table:table-cell>
          <table:table-cell office:value-type="float" office:value="0.1644221" calcext:value-type="float">
            <text:p>0.1644221</text:p>
          </table:table-cell>
          <table:table-cell office:value-type="float" office:value="0.1722681" calcext:value-type="float">
            <text:p>0.1722681</text:p>
          </table:table-cell>
          <table:table-cell office:value-type="float" office:value="0.1777565" calcext:value-type="float">
            <text:p>0.1777565</text:p>
          </table:table-cell>
          <table:table-cell office:value-type="float" office:value="0.1972698" calcext:value-type="float">
            <text:p>0.1972698</text:p>
          </table:table-cell>
          <table:table-cell office:value-type="float" office:value="0.1995779" calcext:value-type="float">
            <text:p>0.1995779</text:p>
          </table:table-cell>
          <table:table-cell office:value-type="float" office:value="0" calcext:value-type="float">
            <text:p>0</text:p>
          </table:table-cell>
          <table:table-cell office:value-type="float" office:value="64.37791" calcext:value-type="float">
            <text:p>64.37791</text:p>
          </table:table-cell>
          <table:table-cell office:value-type="float" office:value="60.76083" calcext:value-type="float">
            <text:p>60.76083</text:p>
          </table:table-cell>
          <table:table-cell office:value-type="float" office:value="43.91211" calcext:value-type="float">
            <text:p>43.91211</text:p>
          </table:table-cell>
          <table:table-cell office:value-type="float" office:value="10.82603" calcext:value-type="float">
            <text:p>10.82603</text:p>
          </table:table-cell>
          <table:table-cell office:value-type="float" office:value="8.969946" calcext:value-type="float">
            <text:p>8.969946</text:p>
          </table:table-cell>
          <table:table-cell office:value-type="float" office:value="3.304127" calcext:value-type="float">
            <text:p>3.304127</text:p>
          </table:table-cell>
          <table:table-cell office:value-type="float" office:value="3.387643" calcext:value-type="float">
            <text:p>3.387643</text:p>
          </table:table-cell>
          <table:table-cell office:value-type="float" office:value="5.717295" calcext:value-type="float">
            <text:p>5.717295</text:p>
          </table:table-cell>
          <table:table-cell office:value-type="float" office:value="9.032807" calcext:value-type="float">
            <text:p>9.032807</text:p>
          </table:table-cell>
          <table:table-cell office:value-type="float" office:value="9.591988" calcext:value-type="float">
            <text:p>9.591988</text:p>
          </table:table-cell>
          <table:table-cell office:value-type="float" office:value="10.46398" calcext:value-type="float">
            <text:p>10.46398</text:p>
          </table:table-cell>
          <table:table-cell office:value-type="float" office:value="10.86401" calcext:value-type="float">
            <text:p>10.86401</text:p>
          </table:table-cell>
          <table:table-cell office:value-type="float" office:value="12.8489" calcext:value-type="float">
            <text:p>12.8489</text:p>
          </table:table-cell>
          <table:table-cell office:value-type="float" office:value="13.02691" calcext:value-type="float">
            <text:p>13.02691</text:p>
          </table:table-cell>
          <table:table-cell office:value-type="float" office:value="0" calcext:value-type="float">
            <text:p>0</text:p>
          </table:table-cell>
          <table:table-cell office:value-type="float" office:value="2.481273" calcext:value-type="float">
            <text:p>2.481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7" calcext:value-type="float">
            <text:p>9092007</text:p>
          </table:table-cell>
          <table:table-cell office:value-type="float" office:value="1.82061" calcext:value-type="float">
            <text:p>1.82061</text:p>
          </table:table-cell>
          <table:table-cell office:value-type="float" office:value="133.2298" calcext:value-type="float">
            <text:p>133.2298</text:p>
          </table:table-cell>
          <table:table-cell office:value-type="float" office:value="5" calcext:value-type="float">
            <text:p>5</text:p>
          </table:table-cell>
          <table:table-cell office:value-type="float" office:value="-3.266683" calcext:value-type="float">
            <text:p>-3.266683</text:p>
          </table:table-cell>
          <table:table-cell office:value-type="float" office:value="44.09525" calcext:value-type="float">
            <text:p>44.09525</text:p>
          </table:table-cell>
          <table:table-cell office:value-type="float" office:value="0.01652213" calcext:value-type="float">
            <text:p>0.01652213</text:p>
          </table:table-cell>
          <table:table-cell office:value-type="float" office:value="0.0008227015" calcext:value-type="float">
            <text:p>0.0008227015</text:p>
          </table:table-cell>
          <table:table-cell office:value-type="float" office:value="0.02688536" calcext:value-type="float">
            <text:p>0.02688536</text:p>
          </table:table-cell>
          <table:table-cell office:value-type="float" office:value="0.008964769" calcext:value-type="float">
            <text:p>0.008964769</text:p>
          </table:table-cell>
          <table:table-cell office:value-type="float" office:value="1166.105" calcext:value-type="float">
            <text:p>1166.105</text:p>
          </table:table-cell>
          <table:table-cell office:value-type="float" office:value="1.09858" calcext:value-type="float">
            <text:p>1.09858</text:p>
          </table:table-cell>
          <table:table-cell office:value-type="float" office:value="0" calcext:value-type="float">
            <text:p>0</text:p>
          </table:table-cell>
          <table:table-cell office:value-type="float" office:value="0.6193229" calcext:value-type="float">
            <text:p>0.6193229</text:p>
          </table:table-cell>
          <table:table-cell office:value-type="float" office:value="0.5381495" calcext:value-type="float">
            <text:p>0.5381495</text:p>
          </table:table-cell>
          <table:table-cell office:value-type="float" office:value="0.3564393" calcext:value-type="float">
            <text:p>0.3564393</text:p>
          </table:table-cell>
          <table:table-cell office:value-type="float" office:value="0.09428681" calcext:value-type="float">
            <text:p>0.09428681</text:p>
          </table:table-cell>
          <table:table-cell office:value-type="float" office:value="0.07932724" calcext:value-type="float">
            <text:p>0.07932724</text:p>
          </table:table-cell>
          <table:table-cell office:value-type="float" office:value="0.0400706" calcext:value-type="float">
            <text:p>0.0400706</text:p>
          </table:table-cell>
          <table:table-cell office:value-type="float" office:value="0.04358198" calcext:value-type="float">
            <text:p>0.04358198</text:p>
          </table:table-cell>
          <table:table-cell office:value-type="float" office:value="0.08862782" calcext:value-type="float">
            <text:p>0.08862782</text:p>
          </table:table-cell>
          <table:table-cell office:value-type="float" office:value="0.1611735" calcext:value-type="float">
            <text:p>0.1611735</text:p>
          </table:table-cell>
          <table:table-cell office:value-type="float" office:value="0.1644599" calcext:value-type="float">
            <text:p>0.1644599</text:p>
          </table:table-cell>
          <table:table-cell office:value-type="float" office:value="0.1723025" calcext:value-type="float">
            <text:p>0.1723025</text:p>
          </table:table-cell>
          <table:table-cell office:value-type="float" office:value="0.1777832" calcext:value-type="float">
            <text:p>0.1777832</text:p>
          </table:table-cell>
          <table:table-cell office:value-type="float" office:value="0.1972799" calcext:value-type="float">
            <text:p>0.1972799</text:p>
          </table:table-cell>
          <table:table-cell office:value-type="float" office:value="0.199587" calcext:value-type="float">
            <text:p>0.199587</text:p>
          </table:table-cell>
          <table:table-cell office:value-type="float" office:value="0" calcext:value-type="float">
            <text:p>0</text:p>
          </table:table-cell>
          <table:table-cell office:value-type="float" office:value="64.37824" calcext:value-type="float">
            <text:p>64.37824</text:p>
          </table:table-cell>
          <table:table-cell office:value-type="float" office:value="60.71278" calcext:value-type="float">
            <text:p>60.71278</text:p>
          </table:table-cell>
          <table:table-cell office:value-type="float" office:value="43.89149" calcext:value-type="float">
            <text:p>43.89149</text:p>
          </table:table-cell>
          <table:table-cell office:value-type="float" office:value="10.82654" calcext:value-type="float">
            <text:p>10.82654</text:p>
          </table:table-cell>
          <table:table-cell office:value-type="float" office:value="8.970873" calcext:value-type="float">
            <text:p>8.970873</text:p>
          </table:table-cell>
          <table:table-cell office:value-type="float" office:value="3.305572" calcext:value-type="float">
            <text:p>3.305572</text:p>
          </table:table-cell>
          <table:table-cell office:value-type="float" office:value="3.389463" calcext:value-type="float">
            <text:p>3.389463</text:p>
          </table:table-cell>
          <table:table-cell office:value-type="float" office:value="5.720869" calcext:value-type="float">
            <text:p>5.720869</text:p>
          </table:table-cell>
          <table:table-cell office:value-type="float" office:value="9.03747" calcext:value-type="float">
            <text:p>9.03747</text:p>
          </table:table-cell>
          <table:table-cell office:value-type="float" office:value="9.596241" calcext:value-type="float">
            <text:p>9.596241</text:p>
          </table:table-cell>
          <table:table-cell office:value-type="float" office:value="10.4676" calcext:value-type="float">
            <text:p>10.4676</text:p>
          </table:table-cell>
          <table:table-cell office:value-type="float" office:value="10.86743" calcext:value-type="float">
            <text:p>10.86743</text:p>
          </table:table-cell>
          <table:table-cell office:value-type="float" office:value="12.84983" calcext:value-type="float">
            <text:p>12.84983</text:p>
          </table:table-cell>
          <table:table-cell office:value-type="float" office:value="13.02779" calcext:value-type="float">
            <text:p>13.02779</text:p>
          </table:table-cell>
          <table:table-cell office:value-type="float" office:value="0" calcext:value-type="float">
            <text:p>0</text:p>
          </table:table-cell>
          <table:table-cell office:value-type="float" office:value="3.117945" calcext:value-type="float">
            <text:p>3.1179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7" calcext:value-type="float">
            <text:p>10092007</text:p>
          </table:table-cell>
          <table:table-cell office:value-type="float" office:value="1.818076" calcext:value-type="float">
            <text:p>1.818076</text:p>
          </table:table-cell>
          <table:table-cell office:value-type="float" office:value="133.227" calcext:value-type="float">
            <text:p>133.227</text:p>
          </table:table-cell>
          <table:table-cell office:value-type="float" office:value="5" calcext:value-type="float">
            <text:p>5</text:p>
          </table:table-cell>
          <table:table-cell office:value-type="float" office:value="-3.26284" calcext:value-type="float">
            <text:p>-3.26284</text:p>
          </table:table-cell>
          <table:table-cell office:value-type="float" office:value="44.10412" calcext:value-type="float">
            <text:p>44.10412</text:p>
          </table:table-cell>
          <table:table-cell office:value-type="float" office:value="0.01652213" calcext:value-type="float">
            <text:p>0.01652213</text:p>
          </table:table-cell>
          <table:table-cell office:value-type="float" office:value="0.0008227015" calcext:value-type="float">
            <text:p>0.0008227015</text:p>
          </table:table-cell>
          <table:table-cell office:value-type="float" office:value="0.02688536" calcext:value-type="float">
            <text:p>0.02688536</text:p>
          </table:table-cell>
          <table:table-cell office:value-type="float" office:value="0.008811239" calcext:value-type="float">
            <text:p>0.008811239</text:p>
          </table:table-cell>
          <table:table-cell office:value-type="float" office:value="1166.106" calcext:value-type="float">
            <text:p>1166.106</text:p>
          </table:table-cell>
          <table:table-cell office:value-type="float" office:value="1.101279" calcext:value-type="float">
            <text:p>1.101279</text:p>
          </table:table-cell>
          <table:table-cell office:value-type="float" office:value="0" calcext:value-type="float">
            <text:p>0</text:p>
          </table:table-cell>
          <table:table-cell office:value-type="float" office:value="0.6762585" calcext:value-type="float">
            <text:p>0.6762585</text:p>
          </table:table-cell>
          <table:table-cell office:value-type="float" office:value="0.5600219" calcext:value-type="float">
            <text:p>0.5600219</text:p>
          </table:table-cell>
          <table:table-cell office:value-type="float" office:value="0.3654751" calcext:value-type="float">
            <text:p>0.3654751</text:p>
          </table:table-cell>
          <table:table-cell office:value-type="float" office:value="0.09398308" calcext:value-type="float">
            <text:p>0.09398308</text:p>
          </table:table-cell>
          <table:table-cell office:value-type="float" office:value="0.07835665" calcext:value-type="float">
            <text:p>0.07835665</text:p>
          </table:table-cell>
          <table:table-cell office:value-type="float" office:value="0.03929802" calcext:value-type="float">
            <text:p>0.03929802</text:p>
          </table:table-cell>
          <table:table-cell office:value-type="float" office:value="0.04344903" calcext:value-type="float">
            <text:p>0.04344903</text:p>
          </table:table-cell>
          <table:table-cell office:value-type="float" office:value="0.08821606" calcext:value-type="float">
            <text:p>0.08821606</text:p>
          </table:table-cell>
          <table:table-cell office:value-type="float" office:value="0.1610663" calcext:value-type="float">
            <text:p>0.1610663</text:p>
          </table:table-cell>
          <table:table-cell office:value-type="float" office:value="0.1644942" calcext:value-type="float">
            <text:p>0.1644942</text:p>
          </table:table-cell>
          <table:table-cell office:value-type="float" office:value="0.1723452" calcext:value-type="float">
            <text:p>0.1723452</text:p>
          </table:table-cell>
          <table:table-cell office:value-type="float" office:value="0.177824" calcext:value-type="float">
            <text:p>0.177824</text:p>
          </table:table-cell>
          <table:table-cell office:value-type="float" office:value="0.1973428" calcext:value-type="float">
            <text:p>0.1973428</text:p>
          </table:table-cell>
          <table:table-cell office:value-type="float" office:value="0.1995704" calcext:value-type="float">
            <text:p>0.1995704</text:p>
          </table:table-cell>
          <table:table-cell office:value-type="float" office:value="0" calcext:value-type="float">
            <text:p>0</text:p>
          </table:table-cell>
          <table:table-cell office:value-type="float" office:value="64.40961" calcext:value-type="float">
            <text:p>64.40961</text:p>
          </table:table-cell>
          <table:table-cell office:value-type="float" office:value="60.67914" calcext:value-type="float">
            <text:p>60.67914</text:p>
          </table:table-cell>
          <table:table-cell office:value-type="float" office:value="43.87516" calcext:value-type="float">
            <text:p>43.87516</text:p>
          </table:table-cell>
          <table:table-cell office:value-type="float" office:value="10.82664" calcext:value-type="float">
            <text:p>10.82664</text:p>
          </table:table-cell>
          <table:table-cell office:value-type="float" office:value="8.971302" calcext:value-type="float">
            <text:p>8.971302</text:p>
          </table:table-cell>
          <table:table-cell office:value-type="float" office:value="3.306865" calcext:value-type="float">
            <text:p>3.306865</text:p>
          </table:table-cell>
          <table:table-cell office:value-type="float" office:value="3.391237" calcext:value-type="float">
            <text:p>3.391237</text:p>
          </table:table-cell>
          <table:table-cell office:value-type="float" office:value="5.724351" calcext:value-type="float">
            <text:p>5.724351</text:p>
          </table:table-cell>
          <table:table-cell office:value-type="float" office:value="9.042085" calcext:value-type="float">
            <text:p>9.042085</text:p>
          </table:table-cell>
          <table:table-cell office:value-type="float" office:value="9.600491" calcext:value-type="float">
            <text:p>9.600491</text:p>
          </table:table-cell>
          <table:table-cell office:value-type="float" office:value="10.47122" calcext:value-type="float">
            <text:p>10.47122</text:p>
          </table:table-cell>
          <table:table-cell office:value-type="float" office:value="10.87083" calcext:value-type="float">
            <text:p>10.87083</text:p>
          </table:table-cell>
          <table:table-cell office:value-type="float" office:value="12.85081" calcext:value-type="float">
            <text:p>12.85081</text:p>
          </table:table-cell>
          <table:table-cell office:value-type="float" office:value="13.02864" calcext:value-type="float">
            <text:p>13.02864</text:p>
          </table:table-cell>
          <table:table-cell office:value-type="float" office:value="0" calcext:value-type="float">
            <text:p>0</text:p>
          </table:table-cell>
          <table:table-cell office:value-type="float" office:value="3.483144" calcext:value-type="float">
            <text:p>3.483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7" calcext:value-type="float">
            <text:p>11092007</text:p>
          </table:table-cell>
          <table:table-cell office:value-type="float" office:value="1.812064" calcext:value-type="float">
            <text:p>1.812064</text:p>
          </table:table-cell>
          <table:table-cell office:value-type="float" office:value="133.2243" calcext:value-type="float">
            <text:p>133.2243</text:p>
          </table:table-cell>
          <table:table-cell office:value-type="float" office:value="5" calcext:value-type="float">
            <text:p>5</text:p>
          </table:table-cell>
          <table:table-cell office:value-type="float" office:value="-3.262369" calcext:value-type="float">
            <text:p>-3.262369</text:p>
          </table:table-cell>
          <table:table-cell office:value-type="float" office:value="44.11405" calcext:value-type="float">
            <text:p>44.11405</text:p>
          </table:table-cell>
          <table:table-cell office:value-type="float" office:value="0.01652213" calcext:value-type="float">
            <text:p>0.01652213</text:p>
          </table:table-cell>
          <table:table-cell office:value-type="float" office:value="0.0008227015" calcext:value-type="float">
            <text:p>0.0008227015</text:p>
          </table:table-cell>
          <table:table-cell office:value-type="float" office:value="0.02688536" calcext:value-type="float">
            <text:p>0.02688536</text:p>
          </table:table-cell>
          <table:table-cell office:value-type="float" office:value="0.00864063" calcext:value-type="float">
            <text:p>0.00864063</text:p>
          </table:table-cell>
          <table:table-cell office:value-type="float" office:value="1166.106" calcext:value-type="float">
            <text:p>1166.106</text:p>
          </table:table-cell>
          <table:table-cell office:value-type="float" office:value="1.103659" calcext:value-type="float">
            <text:p>1.103659</text:p>
          </table:table-cell>
          <table:table-cell office:value-type="float" office:value="0" calcext:value-type="float">
            <text:p>0</text:p>
          </table:table-cell>
          <table:table-cell office:value-type="float" office:value="0.8457242" calcext:value-type="float">
            <text:p>0.8457242</text:p>
          </table:table-cell>
          <table:table-cell office:value-type="float" office:value="0.5703868" calcext:value-type="float">
            <text:p>0.5703868</text:p>
          </table:table-cell>
          <table:table-cell office:value-type="float" office:value="0.3771458" calcext:value-type="float">
            <text:p>0.3771458</text:p>
          </table:table-cell>
          <table:table-cell office:value-type="float" office:value="0.09434483" calcext:value-type="float">
            <text:p>0.09434483</text:p>
          </table:table-cell>
          <table:table-cell office:value-type="float" office:value="0.07860641" calcext:value-type="float">
            <text:p>0.07860641</text:p>
          </table:table-cell>
          <table:table-cell office:value-type="float" office:value="0.03916363" calcext:value-type="float">
            <text:p>0.03916363</text:p>
          </table:table-cell>
          <table:table-cell office:value-type="float" office:value="0.04350271" calcext:value-type="float">
            <text:p>0.04350271</text:p>
          </table:table-cell>
          <table:table-cell office:value-type="float" office:value="0.08798514" calcext:value-type="float">
            <text:p>0.08798514</text:p>
          </table:table-cell>
          <table:table-cell office:value-type="float" office:value="0.1609644" calcext:value-type="float">
            <text:p>0.1609644</text:p>
          </table:table-cell>
          <table:table-cell office:value-type="float" office:value="0.1645201" calcext:value-type="float">
            <text:p>0.1645201</text:p>
          </table:table-cell>
          <table:table-cell office:value-type="float" office:value="0.1723896" calcext:value-type="float">
            <text:p>0.1723896</text:p>
          </table:table-cell>
          <table:table-cell office:value-type="float" office:value="0.1778451" calcext:value-type="float">
            <text:p>0.1778451</text:p>
          </table:table-cell>
          <table:table-cell office:value-type="float" office:value="0.1973075" calcext:value-type="float">
            <text:p>0.1973075</text:p>
          </table:table-cell>
          <table:table-cell office:value-type="float" office:value="0.1995988" calcext:value-type="float">
            <text:p>0.1995988</text:p>
          </table:table-cell>
          <table:table-cell office:value-type="float" office:value="0" calcext:value-type="float">
            <text:p>0</text:p>
          </table:table-cell>
          <table:table-cell office:value-type="float" office:value="64.47202" calcext:value-type="float">
            <text:p>64.47202</text:p>
          </table:table-cell>
          <table:table-cell office:value-type="float" office:value="60.65697" calcext:value-type="float">
            <text:p>60.65697</text:p>
          </table:table-cell>
          <table:table-cell office:value-type="float" office:value="43.86533" calcext:value-type="float">
            <text:p>43.86533</text:p>
          </table:table-cell>
          <table:table-cell office:value-type="float" office:value="10.82684" calcext:value-type="float">
            <text:p>10.82684</text:p>
          </table:table-cell>
          <table:table-cell office:value-type="float" office:value="8.971637" calcext:value-type="float">
            <text:p>8.971637</text:p>
          </table:table-cell>
          <table:table-cell office:value-type="float" office:value="3.308114" calcext:value-type="float">
            <text:p>3.308114</text:p>
          </table:table-cell>
          <table:table-cell office:value-type="float" office:value="3.392978" calcext:value-type="float">
            <text:p>3.392978</text:p>
          </table:table-cell>
          <table:table-cell office:value-type="float" office:value="5.727779" calcext:value-type="float">
            <text:p>5.727779</text:p>
          </table:table-cell>
          <table:table-cell office:value-type="float" office:value="9.046656" calcext:value-type="float">
            <text:p>9.046656</text:p>
          </table:table-cell>
          <table:table-cell office:value-type="float" office:value="9.604745" calcext:value-type="float">
            <text:p>9.604745</text:p>
          </table:table-cell>
          <table:table-cell office:value-type="float" office:value="10.47483" calcext:value-type="float">
            <text:p>10.47483</text:p>
          </table:table-cell>
          <table:table-cell office:value-type="float" office:value="10.87425" calcext:value-type="float">
            <text:p>10.87425</text:p>
          </table:table-cell>
          <table:table-cell office:value-type="float" office:value="12.85182" calcext:value-type="float">
            <text:p>12.85182</text:p>
          </table:table-cell>
          <table:table-cell office:value-type="float" office:value="13.02945" calcext:value-type="float">
            <text:p>13.02945</text:p>
          </table:table-cell>
          <table:table-cell office:value-type="float" office:value="0" calcext:value-type="float">
            <text:p>0</text:p>
          </table:table-cell>
          <table:table-cell office:value-type="float" office:value="2.530888" calcext:value-type="float">
            <text:p>2.530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7" calcext:value-type="float">
            <text:p>12092007</text:p>
          </table:table-cell>
          <table:table-cell office:value-type="float" office:value="1.80581" calcext:value-type="float">
            <text:p>1.80581</text:p>
          </table:table-cell>
          <table:table-cell office:value-type="float" office:value="133.2214" calcext:value-type="float">
            <text:p>133.2214</text:p>
          </table:table-cell>
          <table:table-cell office:value-type="float" office:value="5" calcext:value-type="float">
            <text:p>5</text:p>
          </table:table-cell>
          <table:table-cell office:value-type="float" office:value="-3.261865" calcext:value-type="float">
            <text:p>-3.261865</text:p>
          </table:table-cell>
          <table:table-cell office:value-type="float" office:value="44.12473" calcext:value-type="float">
            <text:p>44.12473</text:p>
          </table:table-cell>
          <table:table-cell office:value-type="float" office:value="0.01652213" calcext:value-type="float">
            <text:p>0.01652213</text:p>
          </table:table-cell>
          <table:table-cell office:value-type="float" office:value="0.0008227015" calcext:value-type="float">
            <text:p>0.0008227015</text:p>
          </table:table-cell>
          <table:table-cell office:value-type="float" office:value="0.02688536" calcext:value-type="float">
            <text:p>0.02688536</text:p>
          </table:table-cell>
          <table:table-cell office:value-type="float" office:value="0.008478063" calcext:value-type="float">
            <text:p>0.008478063</text:p>
          </table:table-cell>
          <table:table-cell office:value-type="float" office:value="1166.105" calcext:value-type="float">
            <text:p>1166.105</text:p>
          </table:table-cell>
          <table:table-cell office:value-type="float" office:value="1.104174" calcext:value-type="float">
            <text:p>1.104174</text:p>
          </table:table-cell>
          <table:table-cell office:value-type="float" office:value="0" calcext:value-type="float">
            <text:p>0</text:p>
          </table:table-cell>
          <table:table-cell office:value-type="float" office:value="1.002182" calcext:value-type="float">
            <text:p>1.002182</text:p>
          </table:table-cell>
          <table:table-cell office:value-type="float" office:value="0.5811764" calcext:value-type="float">
            <text:p>0.5811764</text:p>
          </table:table-cell>
          <table:table-cell office:value-type="float" office:value="0.3932382" calcext:value-type="float">
            <text:p>0.3932382</text:p>
          </table:table-cell>
          <table:table-cell office:value-type="float" office:value="0.09592156" calcext:value-type="float">
            <text:p>0.09592156</text:p>
          </table:table-cell>
          <table:table-cell office:value-type="float" office:value="0.07956585" calcext:value-type="float">
            <text:p>0.07956585</text:p>
          </table:table-cell>
          <table:table-cell office:value-type="float" office:value="0.0393352" calcext:value-type="float">
            <text:p>0.0393352</text:p>
          </table:table-cell>
          <table:table-cell office:value-type="float" office:value="0.04367642" calcext:value-type="float">
            <text:p>0.04367642</text:p>
          </table:table-cell>
          <table:table-cell office:value-type="float" office:value="0.0878776" calcext:value-type="float">
            <text:p>0.0878776</text:p>
          </table:table-cell>
          <table:table-cell office:value-type="float" office:value="0.1608866" calcext:value-type="float">
            <text:p>0.1608866</text:p>
          </table:table-cell>
          <table:table-cell office:value-type="float" office:value="0.1645379" calcext:value-type="float">
            <text:p>0.1645379</text:p>
          </table:table-cell>
          <table:table-cell office:value-type="float" office:value="0.1724285" calcext:value-type="float">
            <text:p>0.1724285</text:p>
          </table:table-cell>
          <table:table-cell office:value-type="float" office:value="0.177844" calcext:value-type="float">
            <text:p>0.177844</text:p>
          </table:table-cell>
          <table:table-cell office:value-type="float" office:value="0.1973055" calcext:value-type="float">
            <text:p>0.1973055</text:p>
          </table:table-cell>
          <table:table-cell office:value-type="float" office:value="0.1996143" calcext:value-type="float">
            <text:p>0.1996143</text:p>
          </table:table-cell>
          <table:table-cell office:value-type="float" office:value="0" calcext:value-type="float">
            <text:p>0</text:p>
          </table:table-cell>
          <table:table-cell office:value-type="float" office:value="64.54498" calcext:value-type="float">
            <text:p>64.54498</text:p>
          </table:table-cell>
          <table:table-cell office:value-type="float" office:value="60.64475" calcext:value-type="float">
            <text:p>60.64475</text:p>
          </table:table-cell>
          <table:table-cell office:value-type="float" office:value="43.86111" calcext:value-type="float">
            <text:p>43.86111</text:p>
          </table:table-cell>
          <table:table-cell office:value-type="float" office:value="10.82727" calcext:value-type="float">
            <text:p>10.82727</text:p>
          </table:table-cell>
          <table:table-cell office:value-type="float" office:value="8.972042" calcext:value-type="float">
            <text:p>8.972042</text:p>
          </table:table-cell>
          <table:table-cell office:value-type="float" office:value="3.309364" calcext:value-type="float">
            <text:p>3.309364</text:p>
          </table:table-cell>
          <table:table-cell office:value-type="float" office:value="3.394693" calcext:value-type="float">
            <text:p>3.394693</text:p>
          </table:table-cell>
          <table:table-cell office:value-type="float" office:value="5.731167" calcext:value-type="float">
            <text:p>5.731167</text:p>
          </table:table-cell>
          <table:table-cell office:value-type="float" office:value="9.051227" calcext:value-type="float">
            <text:p>9.051227</text:p>
          </table:table-cell>
          <table:table-cell office:value-type="float" office:value="9.608998" calcext:value-type="float">
            <text:p>9.608998</text:p>
          </table:table-cell>
          <table:table-cell office:value-type="float" office:value="10.47841" calcext:value-type="float">
            <text:p>10.47841</text:p>
          </table:table-cell>
          <table:table-cell office:value-type="float" office:value="10.87765" calcext:value-type="float">
            <text:p>10.87765</text:p>
          </table:table-cell>
          <table:table-cell office:value-type="float" office:value="12.85277" calcext:value-type="float">
            <text:p>12.85277</text:p>
          </table:table-cell>
          <table:table-cell office:value-type="float" office:value="13.03027" calcext:value-type="float">
            <text:p>13.03027</text:p>
          </table:table-cell>
          <table:table-cell office:value-type="float" office:value="0" calcext:value-type="float">
            <text:p>0</text:p>
          </table:table-cell>
          <table:table-cell office:value-type="float" office:value="2.498394" calcext:value-type="float">
            <text:p>2.4983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7" calcext:value-type="float">
            <text:p>13092007</text:p>
          </table:table-cell>
          <table:table-cell office:value-type="float" office:value="1.799276" calcext:value-type="float">
            <text:p>1.799276</text:p>
          </table:table-cell>
          <table:table-cell office:value-type="float" office:value="133.2183" calcext:value-type="float">
            <text:p>133.2183</text:p>
          </table:table-cell>
          <table:table-cell office:value-type="float" office:value="5" calcext:value-type="float">
            <text:p>5</text:p>
          </table:table-cell>
          <table:table-cell office:value-type="float" office:value="-3.261351" calcext:value-type="float">
            <text:p>-3.261351</text:p>
          </table:table-cell>
          <table:table-cell office:value-type="float" office:value="44.13577" calcext:value-type="float">
            <text:p>44.13577</text:p>
          </table:table-cell>
          <table:table-cell office:value-type="float" office:value="0.01652213" calcext:value-type="float">
            <text:p>0.01652213</text:p>
          </table:table-cell>
          <table:table-cell office:value-type="float" office:value="0.0008227015" calcext:value-type="float">
            <text:p>0.0008227015</text:p>
          </table:table-cell>
          <table:table-cell office:value-type="float" office:value="0.02688536" calcext:value-type="float">
            <text:p>0.02688536</text:p>
          </table:table-cell>
          <table:table-cell office:value-type="float" office:value="0.008442861" calcext:value-type="float">
            <text:p>0.008442861</text:p>
          </table:table-cell>
          <table:table-cell office:value-type="float" office:value="1166.104" calcext:value-type="float">
            <text:p>1166.104</text:p>
          </table:table-cell>
          <table:table-cell office:value-type="float" office:value="1.10324" calcext:value-type="float">
            <text:p>1.10324</text:p>
          </table:table-cell>
          <table:table-cell office:value-type="float" office:value="0" calcext:value-type="float">
            <text:p>0</text:p>
          </table:table-cell>
          <table:table-cell office:value-type="float" office:value="0.8157264" calcext:value-type="float">
            <text:p>0.8157264</text:p>
          </table:table-cell>
          <table:table-cell office:value-type="float" office:value="0.5796424" calcext:value-type="float">
            <text:p>0.5796424</text:p>
          </table:table-cell>
          <table:table-cell office:value-type="float" office:value="0.4025486" calcext:value-type="float">
            <text:p>0.4025486</text:p>
          </table:table-cell>
          <table:table-cell office:value-type="float" office:value="0.09622013" calcext:value-type="float">
            <text:p>0.09622013</text:p>
          </table:table-cell>
          <table:table-cell office:value-type="float" office:value="0.07989251" calcext:value-type="float">
            <text:p>0.07989251</text:p>
          </table:table-cell>
          <table:table-cell office:value-type="float" office:value="0.0398463" calcext:value-type="float">
            <text:p>0.0398463</text:p>
          </table:table-cell>
          <table:table-cell office:value-type="float" office:value="0.04397358" calcext:value-type="float">
            <text:p>0.04397358</text:p>
          </table:table-cell>
          <table:table-cell office:value-type="float" office:value="0.08788488" calcext:value-type="float">
            <text:p>0.08788488</text:p>
          </table:table-cell>
          <table:table-cell office:value-type="float" office:value="0.1607996" calcext:value-type="float">
            <text:p>0.1607996</text:p>
          </table:table-cell>
          <table:table-cell office:value-type="float" office:value="0.1645278" calcext:value-type="float">
            <text:p>0.1645278</text:p>
          </table:table-cell>
          <table:table-cell office:value-type="float" office:value="0.172438" calcext:value-type="float">
            <text:p>0.172438</text:p>
          </table:table-cell>
          <table:table-cell office:value-type="float" office:value="0.1778367" calcext:value-type="float">
            <text:p>0.1778367</text:p>
          </table:table-cell>
          <table:table-cell office:value-type="float" office:value="0.1973161" calcext:value-type="float">
            <text:p>0.1973161</text:p>
          </table:table-cell>
          <table:table-cell office:value-type="float" office:value="0.1996215" calcext:value-type="float">
            <text:p>0.1996215</text:p>
          </table:table-cell>
          <table:table-cell office:value-type="float" office:value="0" calcext:value-type="float">
            <text:p>0</text:p>
          </table:table-cell>
          <table:table-cell office:value-type="float" office:value="64.59856" calcext:value-type="float">
            <text:p>64.59856</text:p>
          </table:table-cell>
          <table:table-cell office:value-type="float" office:value="60.64001" calcext:value-type="float">
            <text:p>60.64001</text:p>
          </table:table-cell>
          <table:table-cell office:value-type="float" office:value="43.86291" calcext:value-type="float">
            <text:p>43.86291</text:p>
          </table:table-cell>
          <table:table-cell office:value-type="float" office:value="10.82797" calcext:value-type="float">
            <text:p>10.82797</text:p>
          </table:table-cell>
          <table:table-cell office:value-type="float" office:value="8.972692" calcext:value-type="float">
            <text:p>8.972692</text:p>
          </table:table-cell>
          <table:table-cell office:value-type="float" office:value="3.310686" calcext:value-type="float">
            <text:p>3.310686</text:p>
          </table:table-cell>
          <table:table-cell office:value-type="float" office:value="3.39643" calcext:value-type="float">
            <text:p>3.39643</text:p>
          </table:table-cell>
          <table:table-cell office:value-type="float" office:value="5.734554" calcext:value-type="float">
            <text:p>5.734554</text:p>
          </table:table-cell>
          <table:table-cell office:value-type="float" office:value="9.055723" calcext:value-type="float">
            <text:p>9.055723</text:p>
          </table:table-cell>
          <table:table-cell office:value-type="float" office:value="9.613248" calcext:value-type="float">
            <text:p>9.613248</text:p>
          </table:table-cell>
          <table:table-cell office:value-type="float" office:value="10.48192" calcext:value-type="float">
            <text:p>10.48192</text:p>
          </table:table-cell>
          <table:table-cell office:value-type="float" office:value="10.88106" calcext:value-type="float">
            <text:p>10.88106</text:p>
          </table:table-cell>
          <table:table-cell office:value-type="float" office:value="12.8537" calcext:value-type="float">
            <text:p>12.8537</text:p>
          </table:table-cell>
          <table:table-cell office:value-type="float" office:value="13.03109" calcext:value-type="float">
            <text:p>13.03109</text:p>
          </table:table-cell>
          <table:table-cell office:value-type="float" office:value="0" calcext:value-type="float">
            <text:p>0</text:p>
          </table:table-cell>
          <table:table-cell office:value-type="float" office:value="1.840966" calcext:value-type="float">
            <text:p>1.840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7" calcext:value-type="float">
            <text:p>14092007</text:p>
          </table:table-cell>
          <table:table-cell office:value-type="float" office:value="1.793794" calcext:value-type="float">
            <text:p>1.793794</text:p>
          </table:table-cell>
          <table:table-cell office:value-type="float" office:value="133.2153" calcext:value-type="float">
            <text:p>133.2153</text:p>
          </table:table-cell>
          <table:table-cell office:value-type="float" office:value="5" calcext:value-type="float">
            <text:p>5</text:p>
          </table:table-cell>
          <table:table-cell office:value-type="float" office:value="-3.260833" calcext:value-type="float">
            <text:p>-3.260833</text:p>
          </table:table-cell>
          <table:table-cell office:value-type="float" office:value="44.14606" calcext:value-type="float">
            <text:p>44.14606</text:p>
          </table:table-cell>
          <table:table-cell office:value-type="float" office:value="0.01652213" calcext:value-type="float">
            <text:p>0.01652213</text:p>
          </table:table-cell>
          <table:table-cell office:value-type="float" office:value="0.0008227015" calcext:value-type="float">
            <text:p>0.0008227015</text:p>
          </table:table-cell>
          <table:table-cell office:value-type="float" office:value="0.02688536" calcext:value-type="float">
            <text:p>0.02688536</text:p>
          </table:table-cell>
          <table:table-cell office:value-type="float" office:value="0.008442861" calcext:value-type="float">
            <text:p>0.008442861</text:p>
          </table:table-cell>
          <table:table-cell office:value-type="float" office:value="1166.103" calcext:value-type="float">
            <text:p>1166.103</text:p>
          </table:table-cell>
          <table:table-cell office:value-type="float" office:value="1.103113" calcext:value-type="float">
            <text:p>1.103113</text:p>
          </table:table-cell>
          <table:table-cell office:value-type="float" office:value="0" calcext:value-type="float">
            <text:p>0</text:p>
          </table:table-cell>
          <table:table-cell office:value-type="float" office:value="0.3336104" calcext:value-type="float">
            <text:p>0.3336104</text:p>
          </table:table-cell>
          <table:table-cell office:value-type="float" office:value="0.5443829" calcext:value-type="float">
            <text:p>0.5443829</text:p>
          </table:table-cell>
          <table:table-cell office:value-type="float" office:value="0.3901261" calcext:value-type="float">
            <text:p>0.3901261</text:p>
          </table:table-cell>
          <table:table-cell office:value-type="float" office:value="0.09376284" calcext:value-type="float">
            <text:p>0.09376284</text:p>
          </table:table-cell>
          <table:table-cell office:value-type="float" office:value="0.07791645" calcext:value-type="float">
            <text:p>0.07791645</text:p>
          </table:table-cell>
          <table:table-cell office:value-type="float" office:value="0.03949487" calcext:value-type="float">
            <text:p>0.03949487</text:p>
          </table:table-cell>
          <table:table-cell office:value-type="float" office:value="0.04392324" calcext:value-type="float">
            <text:p>0.04392324</text:p>
          </table:table-cell>
          <table:table-cell office:value-type="float" office:value="0.08788676" calcext:value-type="float">
            <text:p>0.08788676</text:p>
          </table:table-cell>
          <table:table-cell office:value-type="float" office:value="0.1607308" calcext:value-type="float">
            <text:p>0.1607308</text:p>
          </table:table-cell>
          <table:table-cell office:value-type="float" office:value="0.1645074" calcext:value-type="float">
            <text:p>0.1645074</text:p>
          </table:table-cell>
          <table:table-cell office:value-type="float" office:value="0.172432" calcext:value-type="float">
            <text:p>0.172432</text:p>
          </table:table-cell>
          <table:table-cell office:value-type="float" office:value="0.177838" calcext:value-type="float">
            <text:p>0.177838</text:p>
          </table:table-cell>
          <table:table-cell office:value-type="float" office:value="0.1973283" calcext:value-type="float">
            <text:p>0.1973283</text:p>
          </table:table-cell>
          <table:table-cell office:value-type="float" office:value="0.1996297" calcext:value-type="float">
            <text:p>0.1996297</text:p>
          </table:table-cell>
          <table:table-cell office:value-type="float" office:value="0" calcext:value-type="float">
            <text:p>0</text:p>
          </table:table-cell>
          <table:table-cell office:value-type="float" office:value="64.59523" calcext:value-type="float">
            <text:p>64.59523</text:p>
          </table:table-cell>
          <table:table-cell office:value-type="float" office:value="60.63142" calcext:value-type="float">
            <text:p>60.63142</text:p>
          </table:table-cell>
          <table:table-cell office:value-type="float" office:value="43.86466" calcext:value-type="float">
            <text:p>43.86466</text:p>
          </table:table-cell>
          <table:table-cell office:value-type="float" office:value="10.82855" calcext:value-type="float">
            <text:p>10.82855</text:p>
          </table:table-cell>
          <table:table-cell office:value-type="float" office:value="8.973216" calcext:value-type="float">
            <text:p>8.973216</text:p>
          </table:table-cell>
          <table:table-cell office:value-type="float" office:value="3.312037" calcext:value-type="float">
            <text:p>3.312037</text:p>
          </table:table-cell>
          <table:table-cell office:value-type="float" office:value="3.398168" calcext:value-type="float">
            <text:p>3.398168</text:p>
          </table:table-cell>
          <table:table-cell office:value-type="float" office:value="5.737942" calcext:value-type="float">
            <text:p>5.737942</text:p>
          </table:table-cell>
          <table:table-cell office:value-type="float" office:value="9.060203" calcext:value-type="float">
            <text:p>9.060203</text:p>
          </table:table-cell>
          <table:table-cell office:value-type="float" office:value="9.617501" calcext:value-type="float">
            <text:p>9.617501</text:p>
          </table:table-cell>
          <table:table-cell office:value-type="float" office:value="10.48543" calcext:value-type="float">
            <text:p>10.48543</text:p>
          </table:table-cell>
          <table:table-cell office:value-type="float" office:value="10.88448" calcext:value-type="float">
            <text:p>10.88448</text:p>
          </table:table-cell>
          <table:table-cell office:value-type="float" office:value="12.85463" calcext:value-type="float">
            <text:p>12.85463</text:p>
          </table:table-cell>
          <table:table-cell office:value-type="float" office:value="13.0319" calcext:value-type="float">
            <text:p>13.0319</text:p>
          </table:table-cell>
          <table:table-cell office:value-type="float" office:value="0" calcext:value-type="float">
            <text:p>0</text:p>
          </table:table-cell>
          <table:table-cell office:value-type="float" office:value="1.03333" calcext:value-type="float">
            <text:p>1.0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7" calcext:value-type="float">
            <text:p>15092007</text:p>
          </table:table-cell>
          <table:table-cell office:value-type="float" office:value="1.788955" calcext:value-type="float">
            <text:p>1.788955</text:p>
          </table:table-cell>
          <table:table-cell office:value-type="float" office:value="133.2126" calcext:value-type="float">
            <text:p>133.2126</text:p>
          </table:table-cell>
          <table:table-cell office:value-type="float" office:value="5" calcext:value-type="float">
            <text:p>5</text:p>
          </table:table-cell>
          <table:table-cell office:value-type="float" office:value="-3.260319" calcext:value-type="float">
            <text:p>-3.260319</text:p>
          </table:table-cell>
          <table:table-cell office:value-type="float" office:value="44.15501" calcext:value-type="float">
            <text:p>44.15501</text:p>
          </table:table-cell>
          <table:table-cell office:value-type="float" office:value="0.01652213" calcext:value-type="float">
            <text:p>0.01652213</text:p>
          </table:table-cell>
          <table:table-cell office:value-type="float" office:value="0.0008227015" calcext:value-type="float">
            <text:p>0.0008227015</text:p>
          </table:table-cell>
          <table:table-cell office:value-type="float" office:value="0.02688536" calcext:value-type="float">
            <text:p>0.02688536</text:p>
          </table:table-cell>
          <table:table-cell office:value-type="float" office:value="0.008442861" calcext:value-type="float">
            <text:p>0.008442861</text:p>
          </table:table-cell>
          <table:table-cell office:value-type="float" office:value="1166.101" calcext:value-type="float">
            <text:p>1166.101</text:p>
          </table:table-cell>
          <table:table-cell office:value-type="float" office:value="1.104497" calcext:value-type="float">
            <text:p>1.104497</text:p>
          </table:table-cell>
          <table:table-cell office:value-type="float" office:value="0" calcext:value-type="float">
            <text:p>0</text:p>
          </table:table-cell>
          <table:table-cell office:value-type="float" office:value="0.4161783" calcext:value-type="float">
            <text:p>0.4161783</text:p>
          </table:table-cell>
          <table:table-cell office:value-type="float" office:value="0.5379117" calcext:value-type="float">
            <text:p>0.5379117</text:p>
          </table:table-cell>
          <table:table-cell office:value-type="float" office:value="0.3734719" calcext:value-type="float">
            <text:p>0.3734719</text:p>
          </table:table-cell>
          <table:table-cell office:value-type="float" office:value="0.08977137" calcext:value-type="float">
            <text:p>0.08977137</text:p>
          </table:table-cell>
          <table:table-cell office:value-type="float" office:value="0.0746897" calcext:value-type="float">
            <text:p>0.0746897</text:p>
          </table:table-cell>
          <table:table-cell office:value-type="float" office:value="0.03827279" calcext:value-type="float">
            <text:p>0.03827279</text:p>
          </table:table-cell>
          <table:table-cell office:value-type="float" office:value="0.04341741" calcext:value-type="float">
            <text:p>0.04341741</text:p>
          </table:table-cell>
          <table:table-cell office:value-type="float" office:value="0.08771051" calcext:value-type="float">
            <text:p>0.08771051</text:p>
          </table:table-cell>
          <table:table-cell office:value-type="float" office:value="0.160684" calcext:value-type="float">
            <text:p>0.160684</text:p>
          </table:table-cell>
          <table:table-cell office:value-type="float" office:value="0.164503" calcext:value-type="float">
            <text:p>0.164503</text:p>
          </table:table-cell>
          <table:table-cell office:value-type="float" office:value="0.1724366" calcext:value-type="float">
            <text:p>0.1724366</text:p>
          </table:table-cell>
          <table:table-cell office:value-type="float" office:value="0.1778685" calcext:value-type="float">
            <text:p>0.1778685</text:p>
          </table:table-cell>
          <table:table-cell office:value-type="float" office:value="0.1973392" calcext:value-type="float">
            <text:p>0.1973392</text:p>
          </table:table-cell>
          <table:table-cell office:value-type="float" office:value="0.199638" calcext:value-type="float">
            <text:p>0.199638</text:p>
          </table:table-cell>
          <table:table-cell office:value-type="float" office:value="0" calcext:value-type="float">
            <text:p>0</text:p>
          </table:table-cell>
          <table:table-cell office:value-type="float" office:value="64.55525" calcext:value-type="float">
            <text:p>64.55525</text:p>
          </table:table-cell>
          <table:table-cell office:value-type="float" office:value="60.60906" calcext:value-type="float">
            <text:p>60.60906</text:p>
          </table:table-cell>
          <table:table-cell office:value-type="float" office:value="43.86086" calcext:value-type="float">
            <text:p>43.86086</text:p>
          </table:table-cell>
          <table:table-cell office:value-type="float" office:value="10.82822" calcext:value-type="float">
            <text:p>10.82822</text:p>
          </table:table-cell>
          <table:table-cell office:value-type="float" office:value="8.973058" calcext:value-type="float">
            <text:p>8.973058</text:p>
          </table:table-cell>
          <table:table-cell office:value-type="float" office:value="3.313264" calcext:value-type="float">
            <text:p>3.313264</text:p>
          </table:table-cell>
          <table:table-cell office:value-type="float" office:value="3.399841" calcext:value-type="float">
            <text:p>3.399841</text:p>
          </table:table-cell>
          <table:table-cell office:value-type="float" office:value="5.741304" calcext:value-type="float">
            <text:p>5.741304</text:p>
          </table:table-cell>
          <table:table-cell office:value-type="float" office:value="9.064682" calcext:value-type="float">
            <text:p>9.064682</text:p>
          </table:table-cell>
          <table:table-cell office:value-type="float" office:value="9.621687" calcext:value-type="float">
            <text:p>9.621687</text:p>
          </table:table-cell>
          <table:table-cell office:value-type="float" office:value="10.48894" calcext:value-type="float">
            <text:p>10.48894</text:p>
          </table:table-cell>
          <table:table-cell office:value-type="float" office:value="10.88789" calcext:value-type="float">
            <text:p>10.88789</text:p>
          </table:table-cell>
          <table:table-cell office:value-type="float" office:value="12.85556" calcext:value-type="float">
            <text:p>12.85556</text:p>
          </table:table-cell>
          <table:table-cell office:value-type="float" office:value="13.03271" calcext:value-type="float">
            <text:p>13.03271</text:p>
          </table:table-cell>
          <table:table-cell office:value-type="float" office:value="0" calcext:value-type="float">
            <text:p>0</text:p>
          </table:table-cell>
          <table:table-cell office:value-type="float" office:value="1.215153" calcext:value-type="float">
            <text:p>1.215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7" calcext:value-type="float">
            <text:p>16092007</text:p>
          </table:table-cell>
          <table:table-cell office:value-type="float" office:value="1.784028" calcext:value-type="float">
            <text:p>1.784028</text:p>
          </table:table-cell>
          <table:table-cell office:value-type="float" office:value="133.21" calcext:value-type="float">
            <text:p>133.21</text:p>
          </table:table-cell>
          <table:table-cell office:value-type="float" office:value="5" calcext:value-type="float">
            <text:p>5</text:p>
          </table:table-cell>
          <table:table-cell office:value-type="float" office:value="-3.259803" calcext:value-type="float">
            <text:p>-3.259803</text:p>
          </table:table-cell>
          <table:table-cell office:value-type="float" office:value="44.16253" calcext:value-type="float">
            <text:p>44.16253</text:p>
          </table:table-cell>
          <table:table-cell office:value-type="float" office:value="0.01652213" calcext:value-type="float">
            <text:p>0.01652213</text:p>
          </table:table-cell>
          <table:table-cell office:value-type="float" office:value="0.000822702" calcext:value-type="float">
            <text:p>0.000822702</text:p>
          </table:table-cell>
          <table:table-cell office:value-type="float" office:value="0.02688536" calcext:value-type="float">
            <text:p>0.02688536</text:p>
          </table:table-cell>
          <table:table-cell office:value-type="float" office:value="0.00844287" calcext:value-type="float">
            <text:p>0.00844287</text:p>
          </table:table-cell>
          <table:table-cell office:value-type="float" office:value="1166.1" calcext:value-type="float">
            <text:p>1166.1</text:p>
          </table:table-cell>
          <table:table-cell office:value-type="float" office:value="1.106184" calcext:value-type="float">
            <text:p>1.106184</text:p>
          </table:table-cell>
          <table:table-cell office:value-type="float" office:value="0" calcext:value-type="float">
            <text:p>0</text:p>
          </table:table-cell>
          <table:table-cell office:value-type="float" office:value="0.4573863" calcext:value-type="float">
            <text:p>0.4573863</text:p>
          </table:table-cell>
          <table:table-cell office:value-type="float" office:value="0.5095949" calcext:value-type="float">
            <text:p>0.5095949</text:p>
          </table:table-cell>
          <table:table-cell office:value-type="float" office:value="0.3703195" calcext:value-type="float">
            <text:p>0.3703195</text:p>
          </table:table-cell>
          <table:table-cell office:value-type="float" office:value="0.08889709" calcext:value-type="float">
            <text:p>0.08889709</text:p>
          </table:table-cell>
          <table:table-cell office:value-type="float" office:value="0.07309617" calcext:value-type="float">
            <text:p>0.07309617</text:p>
          </table:table-cell>
          <table:table-cell office:value-type="float" office:value="0.03750439" calcext:value-type="float">
            <text:p>0.03750439</text:p>
          </table:table-cell>
          <table:table-cell office:value-type="float" office:value="0.04300506" calcext:value-type="float">
            <text:p>0.04300506</text:p>
          </table:table-cell>
          <table:table-cell office:value-type="float" office:value="0.0874403" calcext:value-type="float">
            <text:p>0.0874403</text:p>
          </table:table-cell>
          <table:table-cell office:value-type="float" office:value="0.1606179" calcext:value-type="float">
            <text:p>0.1606179</text:p>
          </table:table-cell>
          <table:table-cell office:value-type="float" office:value="0.1645071" calcext:value-type="float">
            <text:p>0.1645071</text:p>
          </table:table-cell>
          <table:table-cell office:value-type="float" office:value="0.1724506" calcext:value-type="float">
            <text:p>0.1724506</text:p>
          </table:table-cell>
          <table:table-cell office:value-type="float" office:value="0.1778592" calcext:value-type="float">
            <text:p>0.1778592</text:p>
          </table:table-cell>
          <table:table-cell office:value-type="float" office:value="0.19735" calcext:value-type="float">
            <text:p>0.19735</text:p>
          </table:table-cell>
          <table:table-cell office:value-type="float" office:value="0.1996464" calcext:value-type="float">
            <text:p>0.1996464</text:p>
          </table:table-cell>
          <table:table-cell office:value-type="float" office:value="0" calcext:value-type="float">
            <text:p>0</text:p>
          </table:table-cell>
          <table:table-cell office:value-type="float" office:value="64.47188" calcext:value-type="float">
            <text:p>64.47188</text:p>
          </table:table-cell>
          <table:table-cell office:value-type="float" office:value="60.56895" calcext:value-type="float">
            <text:p>60.56895</text:p>
          </table:table-cell>
          <table:table-cell office:value-type="float" office:value="43.85351" calcext:value-type="float">
            <text:p>43.85351</text:p>
          </table:table-cell>
          <table:table-cell office:value-type="float" office:value="10.82727" calcext:value-type="float">
            <text:p>10.82727</text:p>
          </table:table-cell>
          <table:table-cell office:value-type="float" office:value="8.972329" calcext:value-type="float">
            <text:p>8.972329</text:p>
          </table:table-cell>
          <table:table-cell office:value-type="float" office:value="3.314348" calcext:value-type="float">
            <text:p>3.314348</text:p>
          </table:table-cell>
          <table:table-cell office:value-type="float" office:value="3.401418" calcext:value-type="float">
            <text:p>3.401418</text:p>
          </table:table-cell>
          <table:table-cell office:value-type="float" office:value="5.744622" calcext:value-type="float">
            <text:p>5.744622</text:p>
          </table:table-cell>
          <table:table-cell office:value-type="float" office:value="9.069161" calcext:value-type="float">
            <text:p>9.069161</text:p>
          </table:table-cell>
          <table:table-cell office:value-type="float" office:value="9.625863" calcext:value-type="float">
            <text:p>9.625863</text:p>
          </table:table-cell>
          <table:table-cell office:value-type="float" office:value="10.49244" calcext:value-type="float">
            <text:p>10.49244</text:p>
          </table:table-cell>
          <table:table-cell office:value-type="float" office:value="10.8913" calcext:value-type="float">
            <text:p>10.8913</text:p>
          </table:table-cell>
          <table:table-cell office:value-type="float" office:value="12.85649" calcext:value-type="float">
            <text:p>12.85649</text:p>
          </table:table-cell>
          <table:table-cell office:value-type="float" office:value="13.03352" calcext:value-type="float">
            <text:p>13.03352</text:p>
          </table:table-cell>
          <table:table-cell office:value-type="float" office:value="0" calcext:value-type="float">
            <text:p>0</text:p>
          </table:table-cell>
          <table:table-cell office:value-type="float" office:value="1.516692" calcext:value-type="float">
            <text:p>1.516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7" calcext:value-type="float">
            <text:p>17092007</text:p>
          </table:table-cell>
          <table:table-cell office:value-type="float" office:value="1.778531" calcext:value-type="float">
            <text:p>1.778531</text:p>
          </table:table-cell>
          <table:table-cell office:value-type="float" office:value="133.2073" calcext:value-type="float">
            <text:p>133.2073</text:p>
          </table:table-cell>
          <table:table-cell office:value-type="float" office:value="5" calcext:value-type="float">
            <text:p>5</text:p>
          </table:table-cell>
          <table:table-cell office:value-type="float" office:value="-3.25929" calcext:value-type="float">
            <text:p>-3.25929</text:p>
          </table:table-cell>
          <table:table-cell office:value-type="float" office:value="44.17117" calcext:value-type="float">
            <text:p>44.17117</text:p>
          </table:table-cell>
          <table:table-cell office:value-type="float" office:value="0.01652213" calcext:value-type="float">
            <text:p>0.01652213</text:p>
          </table:table-cell>
          <table:table-cell office:value-type="float" office:value="0.000822702" calcext:value-type="float">
            <text:p>0.000822702</text:p>
          </table:table-cell>
          <table:table-cell office:value-type="float" office:value="0.02688536" calcext:value-type="float">
            <text:p>0.02688536</text:p>
          </table:table-cell>
          <table:table-cell office:value-type="float" office:value="0.00838387" calcext:value-type="float">
            <text:p>0.00838387</text:p>
          </table:table-cell>
          <table:table-cell office:value-type="float" office:value="1166.099" calcext:value-type="float">
            <text:p>1166.099</text:p>
          </table:table-cell>
          <table:table-cell office:value-type="float" office:value="1.108164" calcext:value-type="float">
            <text:p>1.108164</text:p>
          </table:table-cell>
          <table:table-cell office:value-type="float" office:value="0" calcext:value-type="float">
            <text:p>0</text:p>
          </table:table-cell>
          <table:table-cell office:value-type="float" office:value="0.6385052" calcext:value-type="float">
            <text:p>0.6385052</text:p>
          </table:table-cell>
          <table:table-cell office:value-type="float" office:value="0.5430083" calcext:value-type="float">
            <text:p>0.5430083</text:p>
          </table:table-cell>
          <table:table-cell office:value-type="float" office:value="0.3710108" calcext:value-type="float">
            <text:p>0.3710108</text:p>
          </table:table-cell>
          <table:table-cell office:value-type="float" office:value="0.08976415" calcext:value-type="float">
            <text:p>0.08976415</text:p>
          </table:table-cell>
          <table:table-cell office:value-type="float" office:value="0.07349119" calcext:value-type="float">
            <text:p>0.07349119</text:p>
          </table:table-cell>
          <table:table-cell office:value-type="float" office:value="0.03757508" calcext:value-type="float">
            <text:p>0.03757508</text:p>
          </table:table-cell>
          <table:table-cell office:value-type="float" office:value="0.04300733" calcext:value-type="float">
            <text:p>0.04300733</text:p>
          </table:table-cell>
          <table:table-cell office:value-type="float" office:value="0.08727124" calcext:value-type="float">
            <text:p>0.08727124</text:p>
          </table:table-cell>
          <table:table-cell office:value-type="float" office:value="0.160561" calcext:value-type="float">
            <text:p>0.160561</text:p>
          </table:table-cell>
          <table:table-cell office:value-type="float" office:value="0.1645314" calcext:value-type="float">
            <text:p>0.1645314</text:p>
          </table:table-cell>
          <table:table-cell office:value-type="float" office:value="0.1724885" calcext:value-type="float">
            <text:p>0.1724885</text:p>
          </table:table-cell>
          <table:table-cell office:value-type="float" office:value="0.1778992" calcext:value-type="float">
            <text:p>0.1778992</text:p>
          </table:table-cell>
          <table:table-cell office:value-type="float" office:value="0.1974542" calcext:value-type="float">
            <text:p>0.1974542</text:p>
          </table:table-cell>
          <table:table-cell office:value-type="float" office:value="0.1996096" calcext:value-type="float">
            <text:p>0.1996096</text:p>
          </table:table-cell>
          <table:table-cell office:value-type="float" office:value="0" calcext:value-type="float">
            <text:p>0</text:p>
          </table:table-cell>
          <table:table-cell office:value-type="float" office:value="64.46954" calcext:value-type="float">
            <text:p>64.46954</text:p>
          </table:table-cell>
          <table:table-cell office:value-type="float" office:value="60.53975" calcext:value-type="float">
            <text:p>60.53975</text:p>
          </table:table-cell>
          <table:table-cell office:value-type="float" office:value="43.84451" calcext:value-type="float">
            <text:p>43.84451</text:p>
          </table:table-cell>
          <table:table-cell office:value-type="float" office:value="10.82628" calcext:value-type="float">
            <text:p>10.82628</text:p>
          </table:table-cell>
          <table:table-cell office:value-type="float" office:value="8.971454" calcext:value-type="float">
            <text:p>8.971454</text:p>
          </table:table-cell>
          <table:table-cell office:value-type="float" office:value="3.315386" calcext:value-type="float">
            <text:p>3.315386</text:p>
          </table:table-cell>
          <table:table-cell office:value-type="float" office:value="3.402946" calcext:value-type="float">
            <text:p>3.402946</text:p>
          </table:table-cell>
          <table:table-cell office:value-type="float" office:value="5.747885" calcext:value-type="float">
            <text:p>5.747885</text:p>
          </table:table-cell>
          <table:table-cell office:value-type="float" office:value="9.073586" calcext:value-type="float">
            <text:p>9.073586</text:p>
          </table:table-cell>
          <table:table-cell office:value-type="float" office:value="9.630039" calcext:value-type="float">
            <text:p>9.630039</text:p>
          </table:table-cell>
          <table:table-cell office:value-type="float" office:value="10.49595" calcext:value-type="float">
            <text:p>10.49595</text:p>
          </table:table-cell>
          <table:table-cell office:value-type="float" office:value="10.89471" calcext:value-type="float">
            <text:p>10.89471</text:p>
          </table:table-cell>
          <table:table-cell office:value-type="float" office:value="12.85743" calcext:value-type="float">
            <text:p>12.85743</text:p>
          </table:table-cell>
          <table:table-cell office:value-type="float" office:value="13.03435" calcext:value-type="float">
            <text:p>13.03435</text:p>
          </table:table-cell>
          <table:table-cell office:value-type="float" office:value="0" calcext:value-type="float">
            <text:p>0</text:p>
          </table:table-cell>
          <table:table-cell office:value-type="float" office:value="1.966298" calcext:value-type="float">
            <text:p>1.9662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7" calcext:value-type="float">
            <text:p>18092007</text:p>
          </table:table-cell>
          <table:table-cell office:value-type="float" office:value="1.77339" calcext:value-type="float">
            <text:p>1.77339</text:p>
          </table:table-cell>
          <table:table-cell office:value-type="float" office:value="133.2046" calcext:value-type="float">
            <text:p>133.2046</text:p>
          </table:table-cell>
          <table:table-cell office:value-type="float" office:value="5" calcext:value-type="float">
            <text:p>5</text:p>
          </table:table-cell>
          <table:table-cell office:value-type="float" office:value="-3.258797" calcext:value-type="float">
            <text:p>-3.258797</text:p>
          </table:table-cell>
          <table:table-cell office:value-type="float" office:value="44.17962" calcext:value-type="float">
            <text:p>44.17962</text:p>
          </table:table-cell>
          <table:table-cell office:value-type="float" office:value="0.01652213" calcext:value-type="float">
            <text:p>0.01652213</text:p>
          </table:table-cell>
          <table:table-cell office:value-type="float" office:value="0.000822702" calcext:value-type="float">
            <text:p>0.000822702</text:p>
          </table:table-cell>
          <table:table-cell office:value-type="float" office:value="0.02688536" calcext:value-type="float">
            <text:p>0.02688536</text:p>
          </table:table-cell>
          <table:table-cell office:value-type="float" office:value="0.008210613" calcext:value-type="float">
            <text:p>0.008210613</text:p>
          </table:table-cell>
          <table:table-cell office:value-type="float" office:value="1166.098" calcext:value-type="float">
            <text:p>1166.098</text:p>
          </table:table-cell>
          <table:table-cell office:value-type="float" office:value="1.10989" calcext:value-type="float">
            <text:p>1.10989</text:p>
          </table:table-cell>
          <table:table-cell office:value-type="float" office:value="0" calcext:value-type="float">
            <text:p>0</text:p>
          </table:table-cell>
          <table:table-cell office:value-type="float" office:value="0.503976" calcext:value-type="float">
            <text:p>0.503976</text:p>
          </table:table-cell>
          <table:table-cell office:value-type="float" office:value="0.5263165" calcext:value-type="float">
            <text:p>0.5263165</text:p>
          </table:table-cell>
          <table:table-cell office:value-type="float" office:value="0.3677523" calcext:value-type="float">
            <text:p>0.3677523</text:p>
          </table:table-cell>
          <table:table-cell office:value-type="float" office:value="0.08908578" calcext:value-type="float">
            <text:p>0.08908578</text:p>
          </table:table-cell>
          <table:table-cell office:value-type="float" office:value="0.0726522" calcext:value-type="float">
            <text:p>0.0726522</text:p>
          </table:table-cell>
          <table:table-cell office:value-type="float" office:value="0.03741055" calcext:value-type="float">
            <text:p>0.03741055</text:p>
          </table:table-cell>
          <table:table-cell office:value-type="float" office:value="0.0429719" calcext:value-type="float">
            <text:p>0.0429719</text:p>
          </table:table-cell>
          <table:table-cell office:value-type="float" office:value="0.08720459" calcext:value-type="float">
            <text:p>0.08720459</text:p>
          </table:table-cell>
          <table:table-cell office:value-type="float" office:value="0.1604935" calcext:value-type="float">
            <text:p>0.1604935</text:p>
          </table:table-cell>
          <table:table-cell office:value-type="float" office:value="0.1645313" calcext:value-type="float">
            <text:p>0.1645313</text:p>
          </table:table-cell>
          <table:table-cell office:value-type="float" office:value="0.1725047" calcext:value-type="float">
            <text:p>0.1725047</text:p>
          </table:table-cell>
          <table:table-cell office:value-type="float" office:value="0.177917" calcext:value-type="float">
            <text:p>0.177917</text:p>
          </table:table-cell>
          <table:table-cell office:value-type="float" office:value="0.1973924" calcext:value-type="float">
            <text:p>0.1973924</text:p>
          </table:table-cell>
          <table:table-cell office:value-type="float" office:value="0.1996527" calcext:value-type="float">
            <text:p>0.1996527</text:p>
          </table:table-cell>
          <table:table-cell office:value-type="float" office:value="0" calcext:value-type="float">
            <text:p>0</text:p>
          </table:table-cell>
          <table:table-cell office:value-type="float" office:value="64.44091" calcext:value-type="float">
            <text:p>64.44091</text:p>
          </table:table-cell>
          <table:table-cell office:value-type="float" office:value="60.51161" calcext:value-type="float">
            <text:p>60.51161</text:p>
          </table:table-cell>
          <table:table-cell office:value-type="float" office:value="43.8359" calcext:value-type="float">
            <text:p>43.8359</text:p>
          </table:table-cell>
          <table:table-cell office:value-type="float" office:value="10.82541" calcext:value-type="float">
            <text:p>10.82541</text:p>
          </table:table-cell>
          <table:table-cell office:value-type="float" office:value="8.970535" calcext:value-type="float">
            <text:p>8.970535</text:p>
          </table:table-cell>
          <table:table-cell office:value-type="float" office:value="3.316442" calcext:value-type="float">
            <text:p>3.316442</text:p>
          </table:table-cell>
          <table:table-cell office:value-type="float" office:value="3.40447" calcext:value-type="float">
            <text:p>3.40447</text:p>
          </table:table-cell>
          <table:table-cell office:value-type="float" office:value="5.751149" calcext:value-type="float">
            <text:p>5.751149</text:p>
          </table:table-cell>
          <table:table-cell office:value-type="float" office:value="9.077974" calcext:value-type="float">
            <text:p>9.077974</text:p>
          </table:table-cell>
          <table:table-cell office:value-type="float" office:value="9.634219" calcext:value-type="float">
            <text:p>9.634219</text:p>
          </table:table-cell>
          <table:table-cell office:value-type="float" office:value="10.49946" calcext:value-type="float">
            <text:p>10.49946</text:p>
          </table:table-cell>
          <table:table-cell office:value-type="float" office:value="10.89812" calcext:value-type="float">
            <text:p>10.89812</text:p>
          </table:table-cell>
          <table:table-cell office:value-type="float" office:value="12.85844" calcext:value-type="float">
            <text:p>12.85844</text:p>
          </table:table-cell>
          <table:table-cell office:value-type="float" office:value="13.03516" calcext:value-type="float">
            <text:p>13.03516</text:p>
          </table:table-cell>
          <table:table-cell office:value-type="float" office:value="0" calcext:value-type="float">
            <text:p>0</text:p>
          </table:table-cell>
          <table:table-cell office:value-type="float" office:value="1.637007" calcext:value-type="float">
            <text:p>1.637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7" calcext:value-type="float">
            <text:p>19092007</text:p>
          </table:table-cell>
          <table:table-cell office:value-type="float" office:value="1.768002" calcext:value-type="float">
            <text:p>1.768002</text:p>
          </table:table-cell>
          <table:table-cell office:value-type="float" office:value="133.2019" calcext:value-type="float">
            <text:p>133.2019</text:p>
          </table:table-cell>
          <table:table-cell office:value-type="float" office:value="5" calcext:value-type="float">
            <text:p>5</text:p>
          </table:table-cell>
          <table:table-cell office:value-type="float" office:value="-3.258306" calcext:value-type="float">
            <text:p>-3.258306</text:p>
          </table:table-cell>
          <table:table-cell office:value-type="float" office:value="44.18835" calcext:value-type="float">
            <text:p>44.18835</text:p>
          </table:table-cell>
          <table:table-cell office:value-type="float" office:value="0.01652213" calcext:value-type="float">
            <text:p>0.01652213</text:p>
          </table:table-cell>
          <table:table-cell office:value-type="float" office:value="0.000822702" calcext:value-type="float">
            <text:p>0.000822702</text:p>
          </table:table-cell>
          <table:table-cell office:value-type="float" office:value="0.02688536" calcext:value-type="float">
            <text:p>0.02688536</text:p>
          </table:table-cell>
          <table:table-cell office:value-type="float" office:value="0.008045749" calcext:value-type="float">
            <text:p>0.008045749</text:p>
          </table:table-cell>
          <table:table-cell office:value-type="float" office:value="1166.096" calcext:value-type="float">
            <text:p>1166.096</text:p>
          </table:table-cell>
          <table:table-cell office:value-type="float" office:value="1.111744" calcext:value-type="float">
            <text:p>1.111744</text:p>
          </table:table-cell>
          <table:table-cell office:value-type="float" office:value="0" calcext:value-type="float">
            <text:p>0</text:p>
          </table:table-cell>
          <table:table-cell office:value-type="float" office:value="0.6634206" calcext:value-type="float">
            <text:p>0.6634206</text:p>
          </table:table-cell>
          <table:table-cell office:value-type="float" office:value="0.5466241" calcext:value-type="float">
            <text:p>0.5466241</text:p>
          </table:table-cell>
          <table:table-cell office:value-type="float" office:value="0.3701489" calcext:value-type="float">
            <text:p>0.3701489</text:p>
          </table:table-cell>
          <table:table-cell office:value-type="float" office:value="0.08965453" calcext:value-type="float">
            <text:p>0.08965453</text:p>
          </table:table-cell>
          <table:table-cell office:value-type="float" office:value="0.07246935" calcext:value-type="float">
            <text:p>0.07246935</text:p>
          </table:table-cell>
          <table:table-cell office:value-type="float" office:value="0.03727309" calcext:value-type="float">
            <text:p>0.03727309</text:p>
          </table:table-cell>
          <table:table-cell office:value-type="float" office:value="0.04292826" calcext:value-type="float">
            <text:p>0.04292826</text:p>
          </table:table-cell>
          <table:table-cell office:value-type="float" office:value="0.08712574" calcext:value-type="float">
            <text:p>0.08712574</text:p>
          </table:table-cell>
          <table:table-cell office:value-type="float" office:value="0.1604668" calcext:value-type="float">
            <text:p>0.1604668</text:p>
          </table:table-cell>
          <table:table-cell office:value-type="float" office:value="0.1645536" calcext:value-type="float">
            <text:p>0.1645536</text:p>
          </table:table-cell>
          <table:table-cell office:value-type="float" office:value="0.1725413" calcext:value-type="float">
            <text:p>0.1725413</text:p>
          </table:table-cell>
          <table:table-cell office:value-type="float" office:value="0.1779359" calcext:value-type="float">
            <text:p>0.1779359</text:p>
          </table:table-cell>
          <table:table-cell office:value-type="float" office:value="0.1973823" calcext:value-type="float">
            <text:p>0.1973823</text:p>
          </table:table-cell>
          <table:table-cell office:value-type="float" office:value="0.1996713" calcext:value-type="float">
            <text:p>0.1996713</text:p>
          </table:table-cell>
          <table:table-cell office:value-type="float" office:value="0" calcext:value-type="float">
            <text:p>0</text:p>
          </table:table-cell>
          <table:table-cell office:value-type="float" office:value="64.44884" calcext:value-type="float">
            <text:p>64.44884</text:p>
          </table:table-cell>
          <table:table-cell office:value-type="float" office:value="60.48493" calcext:value-type="float">
            <text:p>60.48493</text:p>
          </table:table-cell>
          <table:table-cell office:value-type="float" office:value="43.82592" calcext:value-type="float">
            <text:p>43.82592</text:p>
          </table:table-cell>
          <table:table-cell office:value-type="float" office:value="10.82434" calcext:value-type="float">
            <text:p>10.82434</text:p>
          </table:table-cell>
          <table:table-cell office:value-type="float" office:value="8.969404" calcext:value-type="float">
            <text:p>8.969404</text:p>
          </table:table-cell>
          <table:table-cell office:value-type="float" office:value="3.317463" calcext:value-type="float">
            <text:p>3.317463</text:p>
          </table:table-cell>
          <table:table-cell office:value-type="float" office:value="3.405972" calcext:value-type="float">
            <text:p>3.405972</text:p>
          </table:table-cell>
          <table:table-cell office:value-type="float" office:value="5.754374" calcext:value-type="float">
            <text:p>5.754374</text:p>
          </table:table-cell>
          <table:table-cell office:value-type="float" office:value="9.082363" calcext:value-type="float">
            <text:p>9.082363</text:p>
          </table:table-cell>
          <table:table-cell office:value-type="float" office:value="9.638392" calcext:value-type="float">
            <text:p>9.638392</text:p>
          </table:table-cell>
          <table:table-cell office:value-type="float" office:value="10.50296" calcext:value-type="float">
            <text:p>10.50296</text:p>
          </table:table-cell>
          <table:table-cell office:value-type="float" office:value="10.90153" calcext:value-type="float">
            <text:p>10.90153</text:p>
          </table:table-cell>
          <table:table-cell office:value-type="float" office:value="12.85938" calcext:value-type="float">
            <text:p>12.85938</text:p>
          </table:table-cell>
          <table:table-cell office:value-type="float" office:value="13.03597" calcext:value-type="float">
            <text:p>13.03597</text:p>
          </table:table-cell>
          <table:table-cell office:value-type="float" office:value="0" calcext:value-type="float">
            <text:p>0</text:p>
          </table:table-cell>
          <table:table-cell office:value-type="float" office:value="1.909227" calcext:value-type="float">
            <text:p>1.909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7" calcext:value-type="float">
            <text:p>20092007</text:p>
          </table:table-cell>
          <table:table-cell office:value-type="float" office:value="1.762247" calcext:value-type="float">
            <text:p>1.762247</text:p>
          </table:table-cell>
          <table:table-cell office:value-type="float" office:value="133.1991" calcext:value-type="float">
            <text:p>133.1991</text:p>
          </table:table-cell>
          <table:table-cell office:value-type="float" office:value="5" calcext:value-type="float">
            <text:p>5</text:p>
          </table:table-cell>
          <table:table-cell office:value-type="float" office:value="-3.257818" calcext:value-type="float">
            <text:p>-3.257818</text:p>
          </table:table-cell>
          <table:table-cell office:value-type="float" office:value="44.1979" calcext:value-type="float">
            <text:p>44.1979</text:p>
          </table:table-cell>
          <table:table-cell office:value-type="float" office:value="0.01652213" calcext:value-type="float">
            <text:p>0.01652213</text:p>
          </table:table-cell>
          <table:table-cell office:value-type="float" office:value="0.000822702" calcext:value-type="float">
            <text:p>0.000822702</text:p>
          </table:table-cell>
          <table:table-cell office:value-type="float" office:value="0.02688536" calcext:value-type="float">
            <text:p>0.02688536</text:p>
          </table:table-cell>
          <table:table-cell office:value-type="float" office:value="0.007954259" calcext:value-type="float">
            <text:p>0.007954259</text:p>
          </table:table-cell>
          <table:table-cell office:value-type="float" office:value="1166.095" calcext:value-type="float">
            <text:p>1166.095</text:p>
          </table:table-cell>
          <table:table-cell office:value-type="float" office:value="1.11299" calcext:value-type="float">
            <text:p>1.11299</text:p>
          </table:table-cell>
          <table:table-cell office:value-type="float" office:value="0" calcext:value-type="float">
            <text:p>0</text:p>
          </table:table-cell>
          <table:table-cell office:value-type="float" office:value="0.8637837" calcext:value-type="float">
            <text:p>0.8637837</text:p>
          </table:table-cell>
          <table:table-cell office:value-type="float" office:value="0.5544477" calcext:value-type="float">
            <text:p>0.5544477</text:p>
          </table:table-cell>
          <table:table-cell office:value-type="float" office:value="0.3802912" calcext:value-type="float">
            <text:p>0.3802912</text:p>
          </table:table-cell>
          <table:table-cell office:value-type="float" office:value="0.09077074" calcext:value-type="float">
            <text:p>0.09077074</text:p>
          </table:table-cell>
          <table:table-cell office:value-type="float" office:value="0.07303846" calcext:value-type="float">
            <text:p>0.07303846</text:p>
          </table:table-cell>
          <table:table-cell office:value-type="float" office:value="0.03760235" calcext:value-type="float">
            <text:p>0.03760235</text:p>
          </table:table-cell>
          <table:table-cell office:value-type="float" office:value="0.04310489" calcext:value-type="float">
            <text:p>0.04310489</text:p>
          </table:table-cell>
          <table:table-cell office:value-type="float" office:value="0.08711888" calcext:value-type="float">
            <text:p>0.08711888</text:p>
          </table:table-cell>
          <table:table-cell office:value-type="float" office:value="0.1604499" calcext:value-type="float">
            <text:p>0.1604499</text:p>
          </table:table-cell>
          <table:table-cell office:value-type="float" office:value="0.1645738" calcext:value-type="float">
            <text:p>0.1645738</text:p>
          </table:table-cell>
          <table:table-cell office:value-type="float" office:value="0.1725755" calcext:value-type="float">
            <text:p>0.1725755</text:p>
          </table:table-cell>
          <table:table-cell office:value-type="float" office:value="0.1779377" calcext:value-type="float">
            <text:p>0.1779377</text:p>
          </table:table-cell>
          <table:table-cell office:value-type="float" office:value="0.197389" calcext:value-type="float">
            <text:p>0.197389</text:p>
          </table:table-cell>
          <table:table-cell office:value-type="float" office:value="0.1996807" calcext:value-type="float">
            <text:p>0.1996807</text:p>
          </table:table-cell>
          <table:table-cell office:value-type="float" office:value="0" calcext:value-type="float">
            <text:p>0</text:p>
          </table:table-cell>
          <table:table-cell office:value-type="float" office:value="64.4954" calcext:value-type="float">
            <text:p>64.4954</text:p>
          </table:table-cell>
          <table:table-cell office:value-type="float" office:value="60.4655" calcext:value-type="float">
            <text:p>60.4655</text:p>
          </table:table-cell>
          <table:table-cell office:value-type="float" office:value="43.81911" calcext:value-type="float">
            <text:p>43.81911</text:p>
          </table:table-cell>
          <table:table-cell office:value-type="float" office:value="10.82358" calcext:value-type="float">
            <text:p>10.82358</text:p>
          </table:table-cell>
          <table:table-cell office:value-type="float" office:value="8.96834" calcext:value-type="float">
            <text:p>8.96834</text:p>
          </table:table-cell>
          <table:table-cell office:value-type="float" office:value="3.318501" calcext:value-type="float">
            <text:p>3.318501</text:p>
          </table:table-cell>
          <table:table-cell office:value-type="float" office:value="3.407469" calcext:value-type="float">
            <text:p>3.407469</text:p>
          </table:table-cell>
          <table:table-cell office:value-type="float" office:value="5.757576" calcext:value-type="float">
            <text:p>5.757576</text:p>
          </table:table-cell>
          <table:table-cell office:value-type="float" office:value="9.08675" calcext:value-type="float">
            <text:p>9.08675</text:p>
          </table:table-cell>
          <table:table-cell office:value-type="float" office:value="9.64257" calcext:value-type="float">
            <text:p>9.64257</text:p>
          </table:table-cell>
          <table:table-cell office:value-type="float" office:value="10.50647" calcext:value-type="float">
            <text:p>10.50647</text:p>
          </table:table-cell>
          <table:table-cell office:value-type="float" office:value="10.90486" calcext:value-type="float">
            <text:p>10.90486</text:p>
          </table:table-cell>
          <table:table-cell office:value-type="float" office:value="12.86031" calcext:value-type="float">
            <text:p>12.86031</text:p>
          </table:table-cell>
          <table:table-cell office:value-type="float" office:value="13.03679" calcext:value-type="float">
            <text:p>13.03679</text:p>
          </table:table-cell>
          <table:table-cell office:value-type="float" office:value="0" calcext:value-type="float">
            <text:p>0</text:p>
          </table:table-cell>
          <table:table-cell office:value-type="float" office:value="2.150868" calcext:value-type="float">
            <text:p>2.1508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7" calcext:value-type="float">
            <text:p>21092007</text:p>
          </table:table-cell>
          <table:table-cell office:value-type="float" office:value="1.756116" calcext:value-type="float">
            <text:p>1.756116</text:p>
          </table:table-cell>
          <table:table-cell office:value-type="float" office:value="133.1962" calcext:value-type="float">
            <text:p>133.1962</text:p>
          </table:table-cell>
          <table:table-cell office:value-type="float" office:value="5" calcext:value-type="float">
            <text:p>5</text:p>
          </table:table-cell>
          <table:table-cell office:value-type="float" office:value="-3.257292" calcext:value-type="float">
            <text:p>-3.257292</text:p>
          </table:table-cell>
          <table:table-cell office:value-type="float" office:value="44.20798" calcext:value-type="float">
            <text:p>44.20798</text:p>
          </table:table-cell>
          <table:table-cell office:value-type="float" office:value="0.01652213" calcext:value-type="float">
            <text:p>0.01652213</text:p>
          </table:table-cell>
          <table:table-cell office:value-type="float" office:value="0.000822702" calcext:value-type="float">
            <text:p>0.000822702</text:p>
          </table:table-cell>
          <table:table-cell office:value-type="float" office:value="0.02688536" calcext:value-type="float">
            <text:p>0.02688536</text:p>
          </table:table-cell>
          <table:table-cell office:value-type="float" office:value="0.007954259" calcext:value-type="float">
            <text:p>0.007954259</text:p>
          </table:table-cell>
          <table:table-cell office:value-type="float" office:value="1166.093" calcext:value-type="float">
            <text:p>1166.093</text:p>
          </table:table-cell>
          <table:table-cell office:value-type="float" office:value="1.111048" calcext:value-type="float">
            <text:p>1.111048</text:p>
          </table:table-cell>
          <table:table-cell office:value-type="float" office:value="0" calcext:value-type="float">
            <text:p>0</text:p>
          </table:table-cell>
          <table:table-cell office:value-type="float" office:value="1.061237" calcext:value-type="float">
            <text:p>1.061237</text:p>
          </table:table-cell>
          <table:table-cell office:value-type="float" office:value="0.5580645" calcext:value-type="float">
            <text:p>0.5580645</text:p>
          </table:table-cell>
          <table:table-cell office:value-type="float" office:value="0.3876851" calcext:value-type="float">
            <text:p>0.3876851</text:p>
          </table:table-cell>
          <table:table-cell office:value-type="float" office:value="0.09177212" calcext:value-type="float">
            <text:p>0.09177212</text:p>
          </table:table-cell>
          <table:table-cell office:value-type="float" office:value="0.07310309" calcext:value-type="float">
            <text:p>0.07310309</text:p>
          </table:table-cell>
          <table:table-cell office:value-type="float" office:value="0.03773243" calcext:value-type="float">
            <text:p>0.03773243</text:p>
          </table:table-cell>
          <table:table-cell office:value-type="float" office:value="0.04321852" calcext:value-type="float">
            <text:p>0.04321852</text:p>
          </table:table-cell>
          <table:table-cell office:value-type="float" office:value="0.08715943" calcext:value-type="float">
            <text:p>0.08715943</text:p>
          </table:table-cell>
          <table:table-cell office:value-type="float" office:value="0.1604523" calcext:value-type="float">
            <text:p>0.1604523</text:p>
          </table:table-cell>
          <table:table-cell office:value-type="float" office:value="0.1645943" calcext:value-type="float">
            <text:p>0.1645943</text:p>
          </table:table-cell>
          <table:table-cell office:value-type="float" office:value="0.1726056" calcext:value-type="float">
            <text:p>0.1726056</text:p>
          </table:table-cell>
          <table:table-cell office:value-type="float" office:value="0.1779394" calcext:value-type="float">
            <text:p>0.1779394</text:p>
          </table:table-cell>
          <table:table-cell office:value-type="float" office:value="0.1974009" calcext:value-type="float">
            <text:p>0.1974009</text:p>
          </table:table-cell>
          <table:table-cell office:value-type="float" office:value="0.1996883" calcext:value-type="float">
            <text:p>0.1996883</text:p>
          </table:table-cell>
          <table:table-cell office:value-type="float" office:value="0" calcext:value-type="float">
            <text:p>0</text:p>
          </table:table-cell>
          <table:table-cell office:value-type="float" office:value="64.56372" calcext:value-type="float">
            <text:p>64.56372</text:p>
          </table:table-cell>
          <table:table-cell office:value-type="float" office:value="60.45036" calcext:value-type="float">
            <text:p>60.45036</text:p>
          </table:table-cell>
          <table:table-cell office:value-type="float" office:value="43.81491" calcext:value-type="float">
            <text:p>43.81491</text:p>
          </table:table-cell>
          <table:table-cell office:value-type="float" office:value="10.82294" calcext:value-type="float">
            <text:p>10.82294</text:p>
          </table:table-cell>
          <table:table-cell office:value-type="float" office:value="8.967313" calcext:value-type="float">
            <text:p>8.967313</text:p>
          </table:table-cell>
          <table:table-cell office:value-type="float" office:value="3.319581" calcext:value-type="float">
            <text:p>3.319581</text:p>
          </table:table-cell>
          <table:table-cell office:value-type="float" office:value="3.408993" calcext:value-type="float">
            <text:p>3.408993</text:p>
          </table:table-cell>
          <table:table-cell office:value-type="float" office:value="5.760777" calcext:value-type="float">
            <text:p>5.760777</text:p>
          </table:table-cell>
          <table:table-cell office:value-type="float" office:value="9.091138" calcext:value-type="float">
            <text:p>9.091138</text:p>
          </table:table-cell>
          <table:table-cell office:value-type="float" office:value="9.646749" calcext:value-type="float">
            <text:p>9.646749</text:p>
          </table:table-cell>
          <table:table-cell office:value-type="float" office:value="10.50998" calcext:value-type="float">
            <text:p>10.50998</text:p>
          </table:table-cell>
          <table:table-cell office:value-type="float" office:value="10.90819" calcext:value-type="float">
            <text:p>10.90819</text:p>
          </table:table-cell>
          <table:table-cell office:value-type="float" office:value="12.86124" calcext:value-type="float">
            <text:p>12.86124</text:p>
          </table:table-cell>
          <table:table-cell office:value-type="float" office:value="13.0376" calcext:value-type="float">
            <text:p>13.0376</text:p>
          </table:table-cell>
          <table:table-cell office:value-type="float" office:value="0" calcext:value-type="float">
            <text:p>0</text:p>
          </table:table-cell>
          <table:table-cell office:value-type="float" office:value="3.538656" calcext:value-type="float">
            <text:p>3.5386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7" calcext:value-type="float">
            <text:p>22092007</text:p>
          </table:table-cell>
          <table:table-cell office:value-type="float" office:value="1.750075" calcext:value-type="float">
            <text:p>1.750075</text:p>
          </table:table-cell>
          <table:table-cell office:value-type="float" office:value="133.1936" calcext:value-type="float">
            <text:p>133.1936</text:p>
          </table:table-cell>
          <table:table-cell office:value-type="float" office:value="5" calcext:value-type="float">
            <text:p>5</text:p>
          </table:table-cell>
          <table:table-cell office:value-type="float" office:value="-3.256826" calcext:value-type="float">
            <text:p>-3.256826</text:p>
          </table:table-cell>
          <table:table-cell office:value-type="float" office:value="44.21682" calcext:value-type="float">
            <text:p>44.21682</text:p>
          </table:table-cell>
          <table:table-cell office:value-type="float" office:value="0.01652213" calcext:value-type="float">
            <text:p>0.01652213</text:p>
          </table:table-cell>
          <table:table-cell office:value-type="float" office:value="0.0008227025" calcext:value-type="float">
            <text:p>0.0008227025</text:p>
          </table:table-cell>
          <table:table-cell office:value-type="float" office:value="0.02688536" calcext:value-type="float">
            <text:p>0.02688536</text:p>
          </table:table-cell>
          <table:table-cell office:value-type="float" office:value="0.007954271" calcext:value-type="float">
            <text:p>0.007954271</text:p>
          </table:table-cell>
          <table:table-cell office:value-type="float" office:value="1166.092" calcext:value-type="float">
            <text:p>1166.092</text:p>
          </table:table-cell>
          <table:table-cell office:value-type="float" office:value="1.113036" calcext:value-type="float">
            <text:p>1.113036</text:p>
          </table:table-cell>
          <table:table-cell office:value-type="float" office:value="0" calcext:value-type="float">
            <text:p>0</text:p>
          </table:table-cell>
          <table:table-cell office:value-type="float" office:value="0.5809554" calcext:value-type="float">
            <text:p>0.5809554</text:p>
          </table:table-cell>
          <table:table-cell office:value-type="float" office:value="0.5445573" calcext:value-type="float">
            <text:p>0.5445573</text:p>
          </table:table-cell>
          <table:table-cell office:value-type="float" office:value="0.3894866" calcext:value-type="float">
            <text:p>0.3894866</text:p>
          </table:table-cell>
          <table:table-cell office:value-type="float" office:value="0.09175968" calcext:value-type="float">
            <text:p>0.09175968</text:p>
          </table:table-cell>
          <table:table-cell office:value-type="float" office:value="0.07301249" calcext:value-type="float">
            <text:p>0.07301249</text:p>
          </table:table-cell>
          <table:table-cell office:value-type="float" office:value="0.03797499" calcext:value-type="float">
            <text:p>0.03797499</text:p>
          </table:table-cell>
          <table:table-cell office:value-type="float" office:value="0.04338701" calcext:value-type="float">
            <text:p>0.04338701</text:p>
          </table:table-cell>
          <table:table-cell office:value-type="float" office:value="0.08722956" calcext:value-type="float">
            <text:p>0.08722956</text:p>
          </table:table-cell>
          <table:table-cell office:value-type="float" office:value="0.1604567" calcext:value-type="float">
            <text:p>0.1604567</text:p>
          </table:table-cell>
          <table:table-cell office:value-type="float" office:value="0.1646037" calcext:value-type="float">
            <text:p>0.1646037</text:p>
          </table:table-cell>
          <table:table-cell office:value-type="float" office:value="0.1726216" calcext:value-type="float">
            <text:p>0.1726216</text:p>
          </table:table-cell>
          <table:table-cell office:value-type="float" office:value="0.1779659" calcext:value-type="float">
            <text:p>0.1779659</text:p>
          </table:table-cell>
          <table:table-cell office:value-type="float" office:value="0.1974115" calcext:value-type="float">
            <text:p>0.1974115</text:p>
          </table:table-cell>
          <table:table-cell office:value-type="float" office:value="0.1996966" calcext:value-type="float">
            <text:p>0.1996966</text:p>
          </table:table-cell>
          <table:table-cell office:value-type="float" office:value="0" calcext:value-type="float">
            <text:p>0</text:p>
          </table:table-cell>
          <table:table-cell office:value-type="float" office:value="64.52542" calcext:value-type="float">
            <text:p>64.52542</text:p>
          </table:table-cell>
          <table:table-cell office:value-type="float" office:value="60.42651" calcext:value-type="float">
            <text:p>60.42651</text:p>
          </table:table-cell>
          <table:table-cell office:value-type="float" office:value="43.81385" calcext:value-type="float">
            <text:p>43.81385</text:p>
          </table:table-cell>
          <table:table-cell office:value-type="float" office:value="10.82259" calcext:value-type="float">
            <text:p>10.82259</text:p>
          </table:table-cell>
          <table:table-cell office:value-type="float" office:value="8.966366" calcext:value-type="float">
            <text:p>8.966366</text:p>
          </table:table-cell>
          <table:table-cell office:value-type="float" office:value="3.320707" calcext:value-type="float">
            <text:p>3.320707</text:p>
          </table:table-cell>
          <table:table-cell office:value-type="float" office:value="3.410516" calcext:value-type="float">
            <text:p>3.410516</text:p>
          </table:table-cell>
          <table:table-cell office:value-type="float" office:value="5.76398" calcext:value-type="float">
            <text:p>5.76398</text:p>
          </table:table-cell>
          <table:table-cell office:value-type="float" office:value="9.095526" calcext:value-type="float">
            <text:p>9.095526</text:p>
          </table:table-cell>
          <table:table-cell office:value-type="float" office:value="9.650922" calcext:value-type="float">
            <text:p>9.650922</text:p>
          </table:table-cell>
          <table:table-cell office:value-type="float" office:value="10.51348" calcext:value-type="float">
            <text:p>10.51348</text:p>
          </table:table-cell>
          <table:table-cell office:value-type="float" office:value="10.91153" calcext:value-type="float">
            <text:p>10.91153</text:p>
          </table:table-cell>
          <table:table-cell office:value-type="float" office:value="12.86217" calcext:value-type="float">
            <text:p>12.86217</text:p>
          </table:table-cell>
          <table:table-cell office:value-type="float" office:value="13.03842" calcext:value-type="float">
            <text:p>13.03842</text:p>
          </table:table-cell>
          <table:table-cell office:value-type="float" office:value="0" calcext:value-type="float">
            <text:p>0</text:p>
          </table:table-cell>
          <table:table-cell office:value-type="float" office:value="1.820137" calcext:value-type="float">
            <text:p>1.820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7" calcext:value-type="float">
            <text:p>23092007</text:p>
          </table:table-cell>
          <table:table-cell office:value-type="float" office:value="1.745213" calcext:value-type="float">
            <text:p>1.745213</text:p>
          </table:table-cell>
          <table:table-cell office:value-type="float" office:value="133.191" calcext:value-type="float">
            <text:p>133.191</text:p>
          </table:table-cell>
          <table:table-cell office:value-type="float" office:value="5" calcext:value-type="float">
            <text:p>5</text:p>
          </table:table-cell>
          <table:table-cell office:value-type="float" office:value="-3.256355" calcext:value-type="float">
            <text:p>-3.256355</text:p>
          </table:table-cell>
          <table:table-cell office:value-type="float" office:value="44.22621" calcext:value-type="float">
            <text:p>44.22621</text:p>
          </table:table-cell>
          <table:table-cell office:value-type="float" office:value="0.01652213" calcext:value-type="float">
            <text:p>0.01652213</text:p>
          </table:table-cell>
          <table:table-cell office:value-type="float" office:value="0.0008227025" calcext:value-type="float">
            <text:p>0.0008227025</text:p>
          </table:table-cell>
          <table:table-cell office:value-type="float" office:value="0.02688536" calcext:value-type="float">
            <text:p>0.02688536</text:p>
          </table:table-cell>
          <table:table-cell office:value-type="float" office:value="0.007954271" calcext:value-type="float">
            <text:p>0.007954271</text:p>
          </table:table-cell>
          <table:table-cell office:value-type="float" office:value="1166.09" calcext:value-type="float">
            <text:p>1166.09</text:p>
          </table:table-cell>
          <table:table-cell office:value-type="float" office:value="1.114206" calcext:value-type="float">
            <text:p>1.114206</text:p>
          </table:table-cell>
          <table:table-cell office:value-type="float" office:value="0" calcext:value-type="float">
            <text:p>0</text:p>
          </table:table-cell>
          <table:table-cell office:value-type="float" office:value="0.6708621" calcext:value-type="float">
            <text:p>0.6708621</text:p>
          </table:table-cell>
          <table:table-cell office:value-type="float" office:value="0.5314693" calcext:value-type="float">
            <text:p>0.5314693</text:p>
          </table:table-cell>
          <table:table-cell office:value-type="float" office:value="0.3690167" calcext:value-type="float">
            <text:p>0.3690167</text:p>
          </table:table-cell>
          <table:table-cell office:value-type="float" office:value="0.0898071" calcext:value-type="float">
            <text:p>0.0898071</text:p>
          </table:table-cell>
          <table:table-cell office:value-type="float" office:value="0.07109258" calcext:value-type="float">
            <text:p>0.07109258</text:p>
          </table:table-cell>
          <table:table-cell office:value-type="float" office:value="0.03747134" calcext:value-type="float">
            <text:p>0.03747134</text:p>
          </table:table-cell>
          <table:table-cell office:value-type="float" office:value="0.04326717" calcext:value-type="float">
            <text:p>0.04326717</text:p>
          </table:table-cell>
          <table:table-cell office:value-type="float" office:value="0.08726062" calcext:value-type="float">
            <text:p>0.08726062</text:p>
          </table:table-cell>
          <table:table-cell office:value-type="float" office:value="0.1604826" calcext:value-type="float">
            <text:p>0.1604826</text:p>
          </table:table-cell>
          <table:table-cell office:value-type="float" office:value="0.1646223" calcext:value-type="float">
            <text:p>0.1646223</text:p>
          </table:table-cell>
          <table:table-cell office:value-type="float" office:value="0.1726424" calcext:value-type="float">
            <text:p>0.1726424</text:p>
          </table:table-cell>
          <table:table-cell office:value-type="float" office:value="0.1779748" calcext:value-type="float">
            <text:p>0.1779748</text:p>
          </table:table-cell>
          <table:table-cell office:value-type="float" office:value="0.197422" calcext:value-type="float">
            <text:p>0.197422</text:p>
          </table:table-cell>
          <table:table-cell office:value-type="float" office:value="0.199705" calcext:value-type="float">
            <text:p>0.199705</text:p>
          </table:table-cell>
          <table:table-cell office:value-type="float" office:value="0" calcext:value-type="float">
            <text:p>0</text:p>
          </table:table-cell>
          <table:table-cell office:value-type="float" office:value="64.55025" calcext:value-type="float">
            <text:p>64.55025</text:p>
          </table:table-cell>
          <table:table-cell office:value-type="float" office:value="60.40455" calcext:value-type="float">
            <text:p>60.40455</text:p>
          </table:table-cell>
          <table:table-cell office:value-type="float" office:value="43.80965" calcext:value-type="float">
            <text:p>43.80965</text:p>
          </table:table-cell>
          <table:table-cell office:value-type="float" office:value="10.82214" calcext:value-type="float">
            <text:p>10.82214</text:p>
          </table:table-cell>
          <table:table-cell office:value-type="float" office:value="8.965198" calcext:value-type="float">
            <text:p>8.965198</text:p>
          </table:table-cell>
          <table:table-cell office:value-type="float" office:value="3.321831" calcext:value-type="float">
            <text:p>3.321831</text:p>
          </table:table-cell>
          <table:table-cell office:value-type="float" office:value="3.412053" calcext:value-type="float">
            <text:p>3.412053</text:p>
          </table:table-cell>
          <table:table-cell office:value-type="float" office:value="5.767202" calcext:value-type="float">
            <text:p>5.767202</text:p>
          </table:table-cell>
          <table:table-cell office:value-type="float" office:value="9.099914" calcext:value-type="float">
            <text:p>9.099914</text:p>
          </table:table-cell>
          <table:table-cell office:value-type="float" office:value="9.6551" calcext:value-type="float">
            <text:p>9.6551</text:p>
          </table:table-cell>
          <table:table-cell office:value-type="float" office:value="10.51699" calcext:value-type="float">
            <text:p>10.51699</text:p>
          </table:table-cell>
          <table:table-cell office:value-type="float" office:value="10.91486" calcext:value-type="float">
            <text:p>10.91486</text:p>
          </table:table-cell>
          <table:table-cell office:value-type="float" office:value="12.8631" calcext:value-type="float">
            <text:p>12.8631</text:p>
          </table:table-cell>
          <table:table-cell office:value-type="float" office:value="13.03923" calcext:value-type="float">
            <text:p>13.03923</text:p>
          </table:table-cell>
          <table:table-cell office:value-type="float" office:value="0" calcext:value-type="float">
            <text:p>0</text:p>
          </table:table-cell>
          <table:table-cell office:value-type="float" office:value="1.562742" calcext:value-type="float">
            <text:p>1.5627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7" calcext:value-type="float">
            <text:p>24092007</text:p>
          </table:table-cell>
          <table:table-cell office:value-type="float" office:value="1.741363" calcext:value-type="float">
            <text:p>1.741363</text:p>
          </table:table-cell>
          <table:table-cell office:value-type="float" office:value="133.1886" calcext:value-type="float">
            <text:p>133.1886</text:p>
          </table:table-cell>
          <table:table-cell office:value-type="float" office:value="5" calcext:value-type="float">
            <text:p>5</text:p>
          </table:table-cell>
          <table:table-cell office:value-type="float" office:value="-3.25585" calcext:value-type="float">
            <text:p>-3.25585</text:p>
          </table:table-cell>
          <table:table-cell office:value-type="float" office:value="44.23502" calcext:value-type="float">
            <text:p>44.23502</text:p>
          </table:table-cell>
          <table:table-cell office:value-type="float" office:value="0.01652213" calcext:value-type="float">
            <text:p>0.01652213</text:p>
          </table:table-cell>
          <table:table-cell office:value-type="float" office:value="0.0008227025" calcext:value-type="float">
            <text:p>0.0008227025</text:p>
          </table:table-cell>
          <table:table-cell office:value-type="float" office:value="0.02688536" calcext:value-type="float">
            <text:p>0.02688536</text:p>
          </table:table-cell>
          <table:table-cell office:value-type="float" office:value="0.007954271" calcext:value-type="float">
            <text:p>0.007954271</text:p>
          </table:table-cell>
          <table:table-cell office:value-type="float" office:value="1166.088" calcext:value-type="float">
            <text:p>1166.088</text:p>
          </table:table-cell>
          <table:table-cell office:value-type="float" office:value="1.113985" calcext:value-type="float">
            <text:p>1.113985</text:p>
          </table:table-cell>
          <table:table-cell office:value-type="float" office:value="0" calcext:value-type="float">
            <text:p>0</text:p>
          </table:table-cell>
          <table:table-cell office:value-type="float" office:value="0.8091757" calcext:value-type="float">
            <text:p>0.8091757</text:p>
          </table:table-cell>
          <table:table-cell office:value-type="float" office:value="0.5113586" calcext:value-type="float">
            <text:p>0.5113586</text:p>
          </table:table-cell>
          <table:table-cell office:value-type="float" office:value="0.3570114" calcext:value-type="float">
            <text:p>0.3570114</text:p>
          </table:table-cell>
          <table:table-cell office:value-type="float" office:value="0.08734879" calcext:value-type="float">
            <text:p>0.08734879</text:p>
          </table:table-cell>
          <table:table-cell office:value-type="float" office:value="0.06861059" calcext:value-type="float">
            <text:p>0.06861059</text:p>
          </table:table-cell>
          <table:table-cell office:value-type="float" office:value="0.03621856" calcext:value-type="float">
            <text:p>0.03621856</text:p>
          </table:table-cell>
          <table:table-cell office:value-type="float" office:value="0.04263412" calcext:value-type="float">
            <text:p>0.04263412</text:p>
          </table:table-cell>
          <table:table-cell office:value-type="float" office:value="0.08706457" calcext:value-type="float">
            <text:p>0.08706457</text:p>
          </table:table-cell>
          <table:table-cell office:value-type="float" office:value="0.1604853" calcext:value-type="float">
            <text:p>0.1604853</text:p>
          </table:table-cell>
          <table:table-cell office:value-type="float" office:value="0.1646505" calcext:value-type="float">
            <text:p>0.1646505</text:p>
          </table:table-cell>
          <table:table-cell office:value-type="float" office:value="0.1726713" calcext:value-type="float">
            <text:p>0.1726713</text:p>
          </table:table-cell>
          <table:table-cell office:value-type="float" office:value="0.1779786" calcext:value-type="float">
            <text:p>0.1779786</text:p>
          </table:table-cell>
          <table:table-cell office:value-type="float" office:value="0.1974322" calcext:value-type="float">
            <text:p>0.1974322</text:p>
          </table:table-cell>
          <table:table-cell office:value-type="float" office:value="0.1997133" calcext:value-type="float">
            <text:p>0.1997133</text:p>
          </table:table-cell>
          <table:table-cell office:value-type="float" office:value="0" calcext:value-type="float">
            <text:p>0</text:p>
          </table:table-cell>
          <table:table-cell office:value-type="float" office:value="64.58581" calcext:value-type="float">
            <text:p>64.58581</text:p>
          </table:table-cell>
          <table:table-cell office:value-type="float" office:value="60.37735" calcext:value-type="float">
            <text:p>60.37735</text:p>
          </table:table-cell>
          <table:table-cell office:value-type="float" office:value="43.7985" calcext:value-type="float">
            <text:p>43.7985</text:p>
          </table:table-cell>
          <table:table-cell office:value-type="float" office:value="10.82073" calcext:value-type="float">
            <text:p>10.82073</text:p>
          </table:table-cell>
          <table:table-cell office:value-type="float" office:value="8.963318" calcext:value-type="float">
            <text:p>8.963318</text:p>
          </table:table-cell>
          <table:table-cell office:value-type="float" office:value="3.322795" calcext:value-type="float">
            <text:p>3.322795</text:p>
          </table:table-cell>
          <table:table-cell office:value-type="float" office:value="3.413506" calcext:value-type="float">
            <text:p>3.413506</text:p>
          </table:table-cell>
          <table:table-cell office:value-type="float" office:value="5.770403" calcext:value-type="float">
            <text:p>5.770403</text:p>
          </table:table-cell>
          <table:table-cell office:value-type="float" office:value="9.104258" calcext:value-type="float">
            <text:p>9.104258</text:p>
          </table:table-cell>
          <table:table-cell office:value-type="float" office:value="9.659275" calcext:value-type="float">
            <text:p>9.659275</text:p>
          </table:table-cell>
          <table:table-cell office:value-type="float" office:value="10.5205" calcext:value-type="float">
            <text:p>10.5205</text:p>
          </table:table-cell>
          <table:table-cell office:value-type="float" office:value="10.9182" calcext:value-type="float">
            <text:p>10.9182</text:p>
          </table:table-cell>
          <table:table-cell office:value-type="float" office:value="12.86403" calcext:value-type="float">
            <text:p>12.86403</text:p>
          </table:table-cell>
          <table:table-cell office:value-type="float" office:value="13.04002" calcext:value-type="float">
            <text:p>13.04002</text:p>
          </table:table-cell>
          <table:table-cell office:value-type="float" office:value="0" calcext:value-type="float">
            <text:p>0</text:p>
          </table:table-cell>
          <table:table-cell office:value-type="float" office:value="1.81606" calcext:value-type="float">
            <text:p>1.816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7" calcext:value-type="float">
            <text:p>25092007</text:p>
          </table:table-cell>
          <table:table-cell office:value-type="float" office:value="1.737156" calcext:value-type="float">
            <text:p>1.737156</text:p>
          </table:table-cell>
          <table:table-cell office:value-type="float" office:value="133.1861" calcext:value-type="float">
            <text:p>133.1861</text:p>
          </table:table-cell>
          <table:table-cell office:value-type="float" office:value="5" calcext:value-type="float">
            <text:p>5</text:p>
          </table:table-cell>
          <table:table-cell office:value-type="float" office:value="-3.255344" calcext:value-type="float">
            <text:p>-3.255344</text:p>
          </table:table-cell>
          <table:table-cell office:value-type="float" office:value="44.24363" calcext:value-type="float">
            <text:p>44.24363</text:p>
          </table:table-cell>
          <table:table-cell office:value-type="float" office:value="0.01652213" calcext:value-type="float">
            <text:p>0.01652213</text:p>
          </table:table-cell>
          <table:table-cell office:value-type="float" office:value="0.0008227025" calcext:value-type="float">
            <text:p>0.0008227025</text:p>
          </table:table-cell>
          <table:table-cell office:value-type="float" office:value="0.02688536" calcext:value-type="float">
            <text:p>0.02688536</text:p>
          </table:table-cell>
          <table:table-cell office:value-type="float" office:value="0.007954131" calcext:value-type="float">
            <text:p>0.007954131</text:p>
          </table:table-cell>
          <table:table-cell office:value-type="float" office:value="1166.086" calcext:value-type="float">
            <text:p>1166.086</text:p>
          </table:table-cell>
          <table:table-cell office:value-type="float" office:value="1.112195" calcext:value-type="float">
            <text:p>1.112195</text:p>
          </table:table-cell>
          <table:table-cell office:value-type="float" office:value="0" calcext:value-type="float">
            <text:p>0</text:p>
          </table:table-cell>
          <table:table-cell office:value-type="float" office:value="0.7998003" calcext:value-type="float">
            <text:p>0.7998003</text:p>
          </table:table-cell>
          <table:table-cell office:value-type="float" office:value="0.51224" calcext:value-type="float">
            <text:p>0.51224</text:p>
          </table:table-cell>
          <table:table-cell office:value-type="float" office:value="0.3594011" calcext:value-type="float">
            <text:p>0.3594011</text:p>
          </table:table-cell>
          <table:table-cell office:value-type="float" office:value="0.08690211" calcext:value-type="float">
            <text:p>0.08690211</text:p>
          </table:table-cell>
          <table:table-cell office:value-type="float" office:value="0.06785972" calcext:value-type="float">
            <text:p>0.06785972</text:p>
          </table:table-cell>
          <table:table-cell office:value-type="float" office:value="0.03566603" calcext:value-type="float">
            <text:p>0.03566603</text:p>
          </table:table-cell>
          <table:table-cell office:value-type="float" office:value="0.04224211" calcext:value-type="float">
            <text:p>0.04224211</text:p>
          </table:table-cell>
          <table:table-cell office:value-type="float" office:value="0.08681142" calcext:value-type="float">
            <text:p>0.08681142</text:p>
          </table:table-cell>
          <table:table-cell office:value-type="float" office:value="0.1604385" calcext:value-type="float">
            <text:p>0.1604385</text:p>
          </table:table-cell>
          <table:table-cell office:value-type="float" office:value="0.164675" calcext:value-type="float">
            <text:p>0.164675</text:p>
          </table:table-cell>
          <table:table-cell office:value-type="float" office:value="0.1727014" calcext:value-type="float">
            <text:p>0.1727014</text:p>
          </table:table-cell>
          <table:table-cell office:value-type="float" office:value="0.1779902" calcext:value-type="float">
            <text:p>0.1779902</text:p>
          </table:table-cell>
          <table:table-cell office:value-type="float" office:value="0.1974782" calcext:value-type="float">
            <text:p>0.1974782</text:p>
          </table:table-cell>
          <table:table-cell office:value-type="float" office:value="0.1997076" calcext:value-type="float">
            <text:p>0.1997076</text:p>
          </table:table-cell>
          <table:table-cell office:value-type="float" office:value="0" calcext:value-type="float">
            <text:p>0</text:p>
          </table:table-cell>
          <table:table-cell office:value-type="float" office:value="64.62353" calcext:value-type="float">
            <text:p>64.62353</text:p>
          </table:table-cell>
          <table:table-cell office:value-type="float" office:value="60.35022" calcext:value-type="float">
            <text:p>60.35022</text:p>
          </table:table-cell>
          <table:table-cell office:value-type="float" office:value="43.7859" calcext:value-type="float">
            <text:p>43.7859</text:p>
          </table:table-cell>
          <table:table-cell office:value-type="float" office:value="10.81885" calcext:value-type="float">
            <text:p>10.81885</text:p>
          </table:table-cell>
          <table:table-cell office:value-type="float" office:value="8.960989" calcext:value-type="float">
            <text:p>8.960989</text:p>
          </table:table-cell>
          <table:table-cell office:value-type="float" office:value="3.323628" calcext:value-type="float">
            <text:p>3.323628</text:p>
          </table:table-cell>
          <table:table-cell office:value-type="float" office:value="3.414866" calcext:value-type="float">
            <text:p>3.414866</text:p>
          </table:table-cell>
          <table:table-cell office:value-type="float" office:value="5.773566" calcext:value-type="float">
            <text:p>5.773566</text:p>
          </table:table-cell>
          <table:table-cell office:value-type="float" office:value="9.108554" calcext:value-type="float">
            <text:p>9.108554</text:p>
          </table:table-cell>
          <table:table-cell office:value-type="float" office:value="9.663376" calcext:value-type="float">
            <text:p>9.663376</text:p>
          </table:table-cell>
          <table:table-cell office:value-type="float" office:value="10.524" calcext:value-type="float">
            <text:p>10.524</text:p>
          </table:table-cell>
          <table:table-cell office:value-type="float" office:value="10.92153" calcext:value-type="float">
            <text:p>10.92153</text:p>
          </table:table-cell>
          <table:table-cell office:value-type="float" office:value="12.86496" calcext:value-type="float">
            <text:p>12.86496</text:p>
          </table:table-cell>
          <table:table-cell office:value-type="float" office:value="13.04083" calcext:value-type="float">
            <text:p>13.04083</text:p>
          </table:table-cell>
          <table:table-cell office:value-type="float" office:value="0" calcext:value-type="float">
            <text:p>0</text:p>
          </table:table-cell>
          <table:table-cell office:value-type="float" office:value="2.266687" calcext:value-type="float">
            <text:p>2.2666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7" calcext:value-type="float">
            <text:p>26092007</text:p>
          </table:table-cell>
          <table:table-cell office:value-type="float" office:value="1.732464" calcext:value-type="float">
            <text:p>1.732464</text:p>
          </table:table-cell>
          <table:table-cell office:value-type="float" office:value="133.1836" calcext:value-type="float">
            <text:p>133.1836</text:p>
          </table:table-cell>
          <table:table-cell office:value-type="float" office:value="5" calcext:value-type="float">
            <text:p>5</text:p>
          </table:table-cell>
          <table:table-cell office:value-type="float" office:value="-3.254833" calcext:value-type="float">
            <text:p>-3.254833</text:p>
          </table:table-cell>
          <table:table-cell office:value-type="float" office:value="44.25248" calcext:value-type="float">
            <text:p>44.25248</text:p>
          </table:table-cell>
          <table:table-cell office:value-type="float" office:value="0.01652213" calcext:value-type="float">
            <text:p>0.01652213</text:p>
          </table:table-cell>
          <table:table-cell office:value-type="float" office:value="0.0008227025" calcext:value-type="float">
            <text:p>0.0008227025</text:p>
          </table:table-cell>
          <table:table-cell office:value-type="float" office:value="0.02688536" calcext:value-type="float">
            <text:p>0.02688536</text:p>
          </table:table-cell>
          <table:table-cell office:value-type="float" office:value="0.007792505" calcext:value-type="float">
            <text:p>0.007792505</text:p>
          </table:table-cell>
          <table:table-cell office:value-type="float" office:value="1166.084" calcext:value-type="float">
            <text:p>1166.084</text:p>
          </table:table-cell>
          <table:table-cell office:value-type="float" office:value="1.110005" calcext:value-type="float">
            <text:p>1.110005</text:p>
          </table:table-cell>
          <table:table-cell office:value-type="float" office:value="0" calcext:value-type="float">
            <text:p>0</text:p>
          </table:table-cell>
          <table:table-cell office:value-type="float" office:value="0.8396729" calcext:value-type="float">
            <text:p>0.8396729</text:p>
          </table:table-cell>
          <table:table-cell office:value-type="float" office:value="0.5251082" calcext:value-type="float">
            <text:p>0.5251082</text:p>
          </table:table-cell>
          <table:table-cell office:value-type="float" office:value="0.3687752" calcext:value-type="float">
            <text:p>0.3687752</text:p>
          </table:table-cell>
          <table:table-cell office:value-type="float" office:value="0.08730364" calcext:value-type="float">
            <text:p>0.08730364</text:p>
          </table:table-cell>
          <table:table-cell office:value-type="float" office:value="0.06817287" calcext:value-type="float">
            <text:p>0.06817287</text:p>
          </table:table-cell>
          <table:table-cell office:value-type="float" office:value="0.03578183" calcext:value-type="float">
            <text:p>0.03578183</text:p>
          </table:table-cell>
          <table:table-cell office:value-type="float" office:value="0.04221451" calcext:value-type="float">
            <text:p>0.04221451</text:p>
          </table:table-cell>
          <table:table-cell office:value-type="float" office:value="0.08667547" calcext:value-type="float">
            <text:p>0.08667547</text:p>
          </table:table-cell>
          <table:table-cell office:value-type="float" office:value="0.1603788" calcext:value-type="float">
            <text:p>0.1603788</text:p>
          </table:table-cell>
          <table:table-cell office:value-type="float" office:value="0.1646948" calcext:value-type="float">
            <text:p>0.1646948</text:p>
          </table:table-cell>
          <table:table-cell office:value-type="float" office:value="0.1727319" calcext:value-type="float">
            <text:p>0.1727319</text:p>
          </table:table-cell>
          <table:table-cell office:value-type="float" office:value="0.1780148" calcext:value-type="float">
            <text:p>0.1780148</text:p>
          </table:table-cell>
          <table:table-cell office:value-type="float" office:value="0.1974615" calcext:value-type="float">
            <text:p>0.1974615</text:p>
          </table:table-cell>
          <table:table-cell office:value-type="float" office:value="0.1997312" calcext:value-type="float">
            <text:p>0.1997312</text:p>
          </table:table-cell>
          <table:table-cell office:value-type="float" office:value="0" calcext:value-type="float">
            <text:p>0</text:p>
          </table:table-cell>
          <table:table-cell office:value-type="float" office:value="64.66064" calcext:value-type="float">
            <text:p>64.66064</text:p>
          </table:table-cell>
          <table:table-cell office:value-type="float" office:value="60.32675" calcext:value-type="float">
            <text:p>60.32675</text:p>
          </table:table-cell>
          <table:table-cell office:value-type="float" office:value="43.77556" calcext:value-type="float">
            <text:p>43.77556</text:p>
          </table:table-cell>
          <table:table-cell office:value-type="float" office:value="10.81706" calcext:value-type="float">
            <text:p>10.81706</text:p>
          </table:table-cell>
          <table:table-cell office:value-type="float" office:value="8.958561" calcext:value-type="float">
            <text:p>8.958561</text:p>
          </table:table-cell>
          <table:table-cell office:value-type="float" office:value="3.324435" calcext:value-type="float">
            <text:p>3.324435</text:p>
          </table:table-cell>
          <table:table-cell office:value-type="float" office:value="3.416191" calcext:value-type="float">
            <text:p>3.416191</text:p>
          </table:table-cell>
          <table:table-cell office:value-type="float" office:value="5.776702" calcext:value-type="float">
            <text:p>5.776702</text:p>
          </table:table-cell>
          <table:table-cell office:value-type="float" office:value="9.11285" calcext:value-type="float">
            <text:p>9.11285</text:p>
          </table:table-cell>
          <table:table-cell office:value-type="float" office:value="9.667476" calcext:value-type="float">
            <text:p>9.667476</text:p>
          </table:table-cell>
          <table:table-cell office:value-type="float" office:value="10.52751" calcext:value-type="float">
            <text:p>10.52751</text:p>
          </table:table-cell>
          <table:table-cell office:value-type="float" office:value="10.92487" calcext:value-type="float">
            <text:p>10.92487</text:p>
          </table:table-cell>
          <table:table-cell office:value-type="float" office:value="12.86589" calcext:value-type="float">
            <text:p>12.86589</text:p>
          </table:table-cell>
          <table:table-cell office:value-type="float" office:value="13.04163" calcext:value-type="float">
            <text:p>13.04163</text:p>
          </table:table-cell>
          <table:table-cell office:value-type="float" office:value="0" calcext:value-type="float">
            <text:p>0</text:p>
          </table:table-cell>
          <table:table-cell office:value-type="float" office:value="2.65931" calcext:value-type="float">
            <text:p>2.659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7" calcext:value-type="float">
            <text:p>27092007</text:p>
          </table:table-cell>
          <table:table-cell office:value-type="float" office:value="1.72708" calcext:value-type="float">
            <text:p>1.72708</text:p>
          </table:table-cell>
          <table:table-cell office:value-type="float" office:value="133.181" calcext:value-type="float">
            <text:p>133.181</text:p>
          </table:table-cell>
          <table:table-cell office:value-type="float" office:value="5" calcext:value-type="float">
            <text:p>5</text:p>
          </table:table-cell>
          <table:table-cell office:value-type="float" office:value="-3.25434" calcext:value-type="float">
            <text:p>-3.25434</text:p>
          </table:table-cell>
          <table:table-cell office:value-type="float" office:value="44.26186" calcext:value-type="float">
            <text:p>44.26186</text:p>
          </table:table-cell>
          <table:table-cell office:value-type="float" office:value="0.01652213" calcext:value-type="float">
            <text:p>0.01652213</text:p>
          </table:table-cell>
          <table:table-cell office:value-type="float" office:value="0.0008227025" calcext:value-type="float">
            <text:p>0.0008227025</text:p>
          </table:table-cell>
          <table:table-cell office:value-type="float" office:value="0.02688536" calcext:value-type="float">
            <text:p>0.02688536</text:p>
          </table:table-cell>
          <table:table-cell office:value-type="float" office:value="0.007738252" calcext:value-type="float">
            <text:p>0.007738252</text:p>
          </table:table-cell>
          <table:table-cell office:value-type="float" office:value="1166.082" calcext:value-type="float">
            <text:p>1166.082</text:p>
          </table:table-cell>
          <table:table-cell office:value-type="float" office:value="1.107517" calcext:value-type="float">
            <text:p>1.107517</text:p>
          </table:table-cell>
          <table:table-cell office:value-type="float" office:value="0" calcext:value-type="float">
            <text:p>0</text:p>
          </table:table-cell>
          <table:table-cell office:value-type="float" office:value="0.9020194" calcext:value-type="float">
            <text:p>0.9020194</text:p>
          </table:table-cell>
          <table:table-cell office:value-type="float" office:value="0.5451741" calcext:value-type="float">
            <text:p>0.5451741</text:p>
          </table:table-cell>
          <table:table-cell office:value-type="float" office:value="0.3829961" calcext:value-type="float">
            <text:p>0.3829961</text:p>
          </table:table-cell>
          <table:table-cell office:value-type="float" office:value="0.08904281" calcext:value-type="float">
            <text:p>0.08904281</text:p>
          </table:table-cell>
          <table:table-cell office:value-type="float" office:value="0.06918377" calcext:value-type="float">
            <text:p>0.06918377</text:p>
          </table:table-cell>
          <table:table-cell office:value-type="float" office:value="0.03636329" calcext:value-type="float">
            <text:p>0.03636329</text:p>
          </table:table-cell>
          <table:table-cell office:value-type="float" office:value="0.04247719" calcext:value-type="float">
            <text:p>0.04247719</text:p>
          </table:table-cell>
          <table:table-cell office:value-type="float" office:value="0.08668868" calcext:value-type="float">
            <text:p>0.08668868</text:p>
          </table:table-cell>
          <table:table-cell office:value-type="float" office:value="0.1603448" calcext:value-type="float">
            <text:p>0.1603448</text:p>
          </table:table-cell>
          <table:table-cell office:value-type="float" office:value="0.1647111" calcext:value-type="float">
            <text:p>0.1647111</text:p>
          </table:table-cell>
          <table:table-cell office:value-type="float" office:value="0.1727621" calcext:value-type="float">
            <text:p>0.1727621</text:p>
          </table:table-cell>
          <table:table-cell office:value-type="float" office:value="0.1780336" calcext:value-type="float">
            <text:p>0.1780336</text:p>
          </table:table-cell>
          <table:table-cell office:value-type="float" office:value="0.1974642" calcext:value-type="float">
            <text:p>0.1974642</text:p>
          </table:table-cell>
          <table:table-cell office:value-type="float" office:value="0.1997393" calcext:value-type="float">
            <text:p>0.1997393</text:p>
          </table:table-cell>
          <table:table-cell office:value-type="float" office:value="0" calcext:value-type="float">
            <text:p>0</text:p>
          </table:table-cell>
          <table:table-cell office:value-type="float" office:value="64.70545" calcext:value-type="float">
            <text:p>64.70545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43.76925" calcext:value-type="float">
            <text:p>43.76925</text:p>
          </table:table-cell>
          <table:table-cell office:value-type="float" office:value="10.81554" calcext:value-type="float">
            <text:p>10.81554</text:p>
          </table:table-cell>
          <table:table-cell office:value-type="float" office:value="8.956269" calcext:value-type="float">
            <text:p>8.956269</text:p>
          </table:table-cell>
          <table:table-cell office:value-type="float" office:value="3.325303" calcext:value-type="float">
            <text:p>3.325303</text:p>
          </table:table-cell>
          <table:table-cell office:value-type="float" office:value="3.417528" calcext:value-type="float">
            <text:p>3.417528</text:p>
          </table:table-cell>
          <table:table-cell office:value-type="float" office:value="5.779782" calcext:value-type="float">
            <text:p>5.779782</text:p>
          </table:table-cell>
          <table:table-cell office:value-type="float" office:value="9.117146" calcext:value-type="float">
            <text:p>9.117146</text:p>
          </table:table-cell>
          <table:table-cell office:value-type="float" office:value="9.671576" calcext:value-type="float">
            <text:p>9.671576</text:p>
          </table:table-cell>
          <table:table-cell office:value-type="float" office:value="10.53102" calcext:value-type="float">
            <text:p>10.53102</text:p>
          </table:table-cell>
          <table:table-cell office:value-type="float" office:value="10.9282" calcext:value-type="float">
            <text:p>10.9282</text:p>
          </table:table-cell>
          <table:table-cell office:value-type="float" office:value="12.86682" calcext:value-type="float">
            <text:p>12.86682</text:p>
          </table:table-cell>
          <table:table-cell office:value-type="float" office:value="13.04243" calcext:value-type="float">
            <text:p>13.04243</text:p>
          </table:table-cell>
          <table:table-cell office:value-type="float" office:value="0" calcext:value-type="float">
            <text:p>0</text:p>
          </table:table-cell>
          <table:table-cell office:value-type="float" office:value="2.848883" calcext:value-type="float">
            <text:p>2.848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7" calcext:value-type="float">
            <text:p>28092007</text:p>
          </table:table-cell>
          <table:table-cell office:value-type="float" office:value="1.72152" calcext:value-type="float">
            <text:p>1.72152</text:p>
          </table:table-cell>
          <table:table-cell office:value-type="float" office:value="133.1781" calcext:value-type="float">
            <text:p>133.1781</text:p>
          </table:table-cell>
          <table:table-cell office:value-type="float" office:value="5" calcext:value-type="float">
            <text:p>5</text:p>
          </table:table-cell>
          <table:table-cell office:value-type="float" office:value="-3.253855" calcext:value-type="float">
            <text:p>-3.253855</text:p>
          </table:table-cell>
          <table:table-cell office:value-type="float" office:value="44.27178" calcext:value-type="float">
            <text:p>44.27178</text:p>
          </table:table-cell>
          <table:table-cell office:value-type="float" office:value="0.01652213" calcext:value-type="float">
            <text:p>0.01652213</text:p>
          </table:table-cell>
          <table:table-cell office:value-type="float" office:value="0.0008227025" calcext:value-type="float">
            <text:p>0.0008227025</text:p>
          </table:table-cell>
          <table:table-cell office:value-type="float" office:value="0.02688536" calcext:value-type="float">
            <text:p>0.02688536</text:p>
          </table:table-cell>
          <table:table-cell office:value-type="float" office:value="0.007738252" calcext:value-type="float">
            <text:p>0.007738252</text:p>
          </table:table-cell>
          <table:table-cell office:value-type="float" office:value="1166.08" calcext:value-type="float">
            <text:p>1166.08</text:p>
          </table:table-cell>
          <table:table-cell office:value-type="float" office:value="1.105164" calcext:value-type="float">
            <text:p>1.105164</text:p>
          </table:table-cell>
          <table:table-cell office:value-type="float" office:value="0" calcext:value-type="float">
            <text:p>0</text:p>
          </table:table-cell>
          <table:table-cell office:value-type="float" office:value="0.8599558" calcext:value-type="float">
            <text:p>0.8599558</text:p>
          </table:table-cell>
          <table:table-cell office:value-type="float" office:value="0.554267" calcext:value-type="float">
            <text:p>0.554267</text:p>
          </table:table-cell>
          <table:table-cell office:value-type="float" office:value="0.3923621" calcext:value-type="float">
            <text:p>0.3923621</text:p>
          </table:table-cell>
          <table:table-cell office:value-type="float" office:value="0.08933162" calcext:value-type="float">
            <text:p>0.08933162</text:p>
          </table:table-cell>
          <table:table-cell office:value-type="float" office:value="0.06998872" calcext:value-type="float">
            <text:p>0.06998872</text:p>
          </table:table-cell>
          <table:table-cell office:value-type="float" office:value="0.03702724" calcext:value-type="float">
            <text:p>0.03702724</text:p>
          </table:table-cell>
          <table:table-cell office:value-type="float" office:value="0.04286848" calcext:value-type="float">
            <text:p>0.04286848</text:p>
          </table:table-cell>
          <table:table-cell office:value-type="float" office:value="0.08682431" calcext:value-type="float">
            <text:p>0.08682431</text:p>
          </table:table-cell>
          <table:table-cell office:value-type="float" office:value="0.1603556" calcext:value-type="float">
            <text:p>0.1603556</text:p>
          </table:table-cell>
          <table:table-cell office:value-type="float" office:value="0.16473" calcext:value-type="float">
            <text:p>0.16473</text:p>
          </table:table-cell>
          <table:table-cell office:value-type="float" office:value="0.1727913" calcext:value-type="float">
            <text:p>0.1727913</text:p>
          </table:table-cell>
          <table:table-cell office:value-type="float" office:value="0.1780494" calcext:value-type="float">
            <text:p>0.1780494</text:p>
          </table:table-cell>
          <table:table-cell office:value-type="float" office:value="0.1974727" calcext:value-type="float">
            <text:p>0.1974727</text:p>
          </table:table-cell>
          <table:table-cell office:value-type="float" office:value="0.1997468" calcext:value-type="float">
            <text:p>0.1997468</text:p>
          </table:table-cell>
          <table:table-cell office:value-type="float" office:value="0" calcext:value-type="float">
            <text:p>0</text:p>
          </table:table-cell>
          <table:table-cell office:value-type="float" office:value="64.75481" calcext:value-type="float">
            <text:p>64.75481</text:p>
          </table:table-cell>
          <table:table-cell office:value-type="float" office:value="60.29746" calcext:value-type="float">
            <text:p>60.29746</text:p>
          </table:table-cell>
          <table:table-cell office:value-type="float" office:value="43.76726" calcext:value-type="float">
            <text:p>43.76726</text:p>
          </table:table-cell>
          <table:table-cell office:value-type="float" office:value="10.81437" calcext:value-type="float">
            <text:p>10.81437</text:p>
          </table:table-cell>
          <table:table-cell office:value-type="float" office:value="8.95424" calcext:value-type="float">
            <text:p>8.95424</text:p>
          </table:table-cell>
          <table:table-cell office:value-type="float" office:value="3.326274" calcext:value-type="float">
            <text:p>3.326274</text:p>
          </table:table-cell>
          <table:table-cell office:value-type="float" office:value="3.418916" calcext:value-type="float">
            <text:p>3.418916</text:p>
          </table:table-cell>
          <table:table-cell office:value-type="float" office:value="5.782914" calcext:value-type="float">
            <text:p>5.782914</text:p>
          </table:table-cell>
          <table:table-cell office:value-type="float" office:value="9.121444" calcext:value-type="float">
            <text:p>9.121444</text:p>
          </table:table-cell>
          <table:table-cell office:value-type="float" office:value="9.675675" calcext:value-type="float">
            <text:p>9.675675</text:p>
          </table:table-cell>
          <table:table-cell office:value-type="float" office:value="10.53453" calcext:value-type="float">
            <text:p>10.53453</text:p>
          </table:table-cell>
          <table:table-cell office:value-type="float" office:value="10.93149" calcext:value-type="float">
            <text:p>10.93149</text:p>
          </table:table-cell>
          <table:table-cell office:value-type="float" office:value="12.86775" calcext:value-type="float">
            <text:p>12.86775</text:p>
          </table:table-cell>
          <table:table-cell office:value-type="float" office:value="13.04325" calcext:value-type="float">
            <text:p>13.04325</text:p>
          </table:table-cell>
          <table:table-cell office:value-type="float" office:value="0" calcext:value-type="float">
            <text:p>0</text:p>
          </table:table-cell>
          <table:table-cell office:value-type="float" office:value="2.44294" calcext:value-type="float">
            <text:p>2.442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7" calcext:value-type="float">
            <text:p>29092007</text:p>
          </table:table-cell>
          <table:table-cell office:value-type="float" office:value="1.71659" calcext:value-type="float">
            <text:p>1.71659</text:p>
          </table:table-cell>
          <table:table-cell office:value-type="float" office:value="133.1751" calcext:value-type="float">
            <text:p>133.1751</text:p>
          </table:table-cell>
          <table:table-cell office:value-type="float" office:value="5" calcext:value-type="float">
            <text:p>5</text:p>
          </table:table-cell>
          <table:table-cell office:value-type="float" office:value="-3.253382" calcext:value-type="float">
            <text:p>-3.253382</text:p>
          </table:table-cell>
          <table:table-cell office:value-type="float" office:value="44.28162" calcext:value-type="float">
            <text:p>44.28162</text:p>
          </table:table-cell>
          <table:table-cell office:value-type="float" office:value="0.01652213" calcext:value-type="float">
            <text:p>0.01652213</text:p>
          </table:table-cell>
          <table:table-cell office:value-type="float" office:value="0.0008227025" calcext:value-type="float">
            <text:p>0.0008227025</text:p>
          </table:table-cell>
          <table:table-cell office:value-type="float" office:value="0.02688536" calcext:value-type="float">
            <text:p>0.02688536</text:p>
          </table:table-cell>
          <table:table-cell office:value-type="float" office:value="0.007738252" calcext:value-type="float">
            <text:p>0.007738252</text:p>
          </table:table-cell>
          <table:table-cell office:value-type="float" office:value="1166.079" calcext:value-type="float">
            <text:p>1166.079</text:p>
          </table:table-cell>
          <table:table-cell office:value-type="float" office:value="1.103328" calcext:value-type="float">
            <text:p>1.103328</text:p>
          </table:table-cell>
          <table:table-cell office:value-type="float" office:value="0" calcext:value-type="float">
            <text:p>0</text:p>
          </table:table-cell>
          <table:table-cell office:value-type="float" office:value="0.7474552" calcext:value-type="float">
            <text:p>0.7474552</text:p>
          </table:table-cell>
          <table:table-cell office:value-type="float" office:value="0.5461692" calcext:value-type="float">
            <text:p>0.5461692</text:p>
          </table:table-cell>
          <table:table-cell office:value-type="float" office:value="0.3891433" calcext:value-type="float">
            <text:p>0.3891433</text:p>
          </table:table-cell>
          <table:table-cell office:value-type="float" office:value="0.08804322" calcext:value-type="float">
            <text:p>0.08804322</text:p>
          </table:table-cell>
          <table:table-cell office:value-type="float" office:value="0.06967785" calcext:value-type="float">
            <text:p>0.06967785</text:p>
          </table:table-cell>
          <table:table-cell office:value-type="float" office:value="0.03712179" calcext:value-type="float">
            <text:p>0.03712179</text:p>
          </table:table-cell>
          <table:table-cell office:value-type="float" office:value="0.04302828" calcext:value-type="float">
            <text:p>0.04302828</text:p>
          </table:table-cell>
          <table:table-cell office:value-type="float" office:value="0.08696151" calcext:value-type="float">
            <text:p>0.08696151</text:p>
          </table:table-cell>
          <table:table-cell office:value-type="float" office:value="0.1604026" calcext:value-type="float">
            <text:p>0.1604026</text:p>
          </table:table-cell>
          <table:table-cell office:value-type="float" office:value="0.1647528" calcext:value-type="float">
            <text:p>0.1647528</text:p>
          </table:table-cell>
          <table:table-cell office:value-type="float" office:value="0.1728195" calcext:value-type="float">
            <text:p>0.1728195</text:p>
          </table:table-cell>
          <table:table-cell office:value-type="float" office:value="0.1780638" calcext:value-type="float">
            <text:p>0.1780638</text:p>
          </table:table-cell>
          <table:table-cell office:value-type="float" office:value="0.1974827" calcext:value-type="float">
            <text:p>0.1974827</text:p>
          </table:table-cell>
          <table:table-cell office:value-type="float" office:value="0.1997551" calcext:value-type="float">
            <text:p>0.1997551</text:p>
          </table:table-cell>
          <table:table-cell office:value-type="float" office:value="0" calcext:value-type="float">
            <text:p>0</text:p>
          </table:table-cell>
          <table:table-cell office:value-type="float" office:value="64.79143" calcext:value-type="float">
            <text:p>64.79143</text:p>
          </table:table-cell>
          <table:table-cell office:value-type="float" office:value="60.28609" calcext:value-type="float">
            <text:p>60.28609</text:p>
          </table:table-cell>
          <table:table-cell office:value-type="float" office:value="43.7662" calcext:value-type="float">
            <text:p>43.7662</text:p>
          </table:table-cell>
          <table:table-cell office:value-type="float" office:value="10.81305" calcext:value-type="float">
            <text:p>10.81305</text:p>
          </table:table-cell>
          <table:table-cell office:value-type="float" office:value="8.952231" calcext:value-type="float">
            <text:p>8.952231</text:p>
          </table:table-cell>
          <table:table-cell office:value-type="float" office:value="3.327312" calcext:value-type="float">
            <text:p>3.327312</text:p>
          </table:table-cell>
          <table:table-cell office:value-type="float" office:value="3.420345" calcext:value-type="float">
            <text:p>3.420345</text:p>
          </table:table-cell>
          <table:table-cell office:value-type="float" office:value="5.786055" calcext:value-type="float">
            <text:p>5.786055</text:p>
          </table:table-cell>
          <table:table-cell office:value-type="float" office:value="9.12574" calcext:value-type="float">
            <text:p>9.12574</text:p>
          </table:table-cell>
          <table:table-cell office:value-type="float" office:value="9.679774" calcext:value-type="float">
            <text:p>9.679774</text:p>
          </table:table-cell>
          <table:table-cell office:value-type="float" office:value="10.53803" calcext:value-type="float">
            <text:p>10.53803</text:p>
          </table:table-cell>
          <table:table-cell office:value-type="float" office:value="10.93475" calcext:value-type="float">
            <text:p>10.93475</text:p>
          </table:table-cell>
          <table:table-cell office:value-type="float" office:value="12.86868" calcext:value-type="float">
            <text:p>12.86868</text:p>
          </table:table-cell>
          <table:table-cell office:value-type="float" office:value="13.04406" calcext:value-type="float">
            <text:p>13.04406</text:p>
          </table:table-cell>
          <table:table-cell office:value-type="float" office:value="0" calcext:value-type="float">
            <text:p>0</text:p>
          </table:table-cell>
          <table:table-cell office:value-type="float" office:value="1.793346" calcext:value-type="float">
            <text:p>1.793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7" calcext:value-type="float">
            <text:p>30092007</text:p>
          </table:table-cell>
          <table:table-cell office:value-type="float" office:value="1.71171" calcext:value-type="float">
            <text:p>1.71171</text:p>
          </table:table-cell>
          <table:table-cell office:value-type="float" office:value="133.1722" calcext:value-type="float">
            <text:p>133.1722</text:p>
          </table:table-cell>
          <table:table-cell office:value-type="float" office:value="5" calcext:value-type="float">
            <text:p>5</text:p>
          </table:table-cell>
          <table:table-cell office:value-type="float" office:value="-3.252905" calcext:value-type="float">
            <text:p>-3.252905</text:p>
          </table:table-cell>
          <table:table-cell office:value-type="float" office:value="44.29127" calcext:value-type="float">
            <text:p>44.29127</text:p>
          </table:table-cell>
          <table:table-cell office:value-type="float" office:value="0.01652213" calcext:value-type="float">
            <text:p>0.01652213</text:p>
          </table:table-cell>
          <table:table-cell office:value-type="float" office:value="0.0008227025" calcext:value-type="float">
            <text:p>0.0008227025</text:p>
          </table:table-cell>
          <table:table-cell office:value-type="float" office:value="0.02688536" calcext:value-type="float">
            <text:p>0.02688536</text:p>
          </table:table-cell>
          <table:table-cell office:value-type="float" office:value="0.007629144" calcext:value-type="float">
            <text:p>0.007629144</text:p>
          </table:table-cell>
          <table:table-cell office:value-type="float" office:value="1166.077" calcext:value-type="float">
            <text:p>1166.077</text:p>
          </table:table-cell>
          <table:table-cell office:value-type="float" office:value="1.101431" calcext:value-type="float">
            <text:p>1.101431</text:p>
          </table:table-cell>
          <table:table-cell office:value-type="float" office:value="0" calcext:value-type="float">
            <text:p>0</text:p>
          </table:table-cell>
          <table:table-cell office:value-type="float" office:value="0.745353" calcext:value-type="float">
            <text:p>0.745353</text:p>
          </table:table-cell>
          <table:table-cell office:value-type="float" office:value="0.5500679" calcext:value-type="float">
            <text:p>0.5500679</text:p>
          </table:table-cell>
          <table:table-cell office:value-type="float" office:value="0.3908737" calcext:value-type="float">
            <text:p>0.3908737</text:p>
          </table:table-cell>
          <table:table-cell office:value-type="float" office:value="0.08745543" calcext:value-type="float">
            <text:p>0.08745543</text:p>
          </table:table-cell>
          <table:table-cell office:value-type="float" office:value="0.06960265" calcext:value-type="float">
            <text:p>0.06960265</text:p>
          </table:table-cell>
          <table:table-cell office:value-type="float" office:value="0.03702889" calcext:value-type="float">
            <text:p>0.03702889</text:p>
          </table:table-cell>
          <table:table-cell office:value-type="float" office:value="0.04302017" calcext:value-type="float">
            <text:p>0.04302017</text:p>
          </table:table-cell>
          <table:table-cell office:value-type="float" office:value="0.08701386" calcext:value-type="float">
            <text:p>0.08701386</text:p>
          </table:table-cell>
          <table:table-cell office:value-type="float" office:value="0.1604588" calcext:value-type="float">
            <text:p>0.1604588</text:p>
          </table:table-cell>
          <table:table-cell office:value-type="float" office:value="0.1647836" calcext:value-type="float">
            <text:p>0.1647836</text:p>
          </table:table-cell>
          <table:table-cell office:value-type="float" office:value="0.17285" calcext:value-type="float">
            <text:p>0.17285</text:p>
          </table:table-cell>
          <table:table-cell office:value-type="float" office:value="0.1780835" calcext:value-type="float">
            <text:p>0.1780835</text:p>
          </table:table-cell>
          <table:table-cell office:value-type="float" office:value="0.1974971" calcext:value-type="float">
            <text:p>0.1974971</text:p>
          </table:table-cell>
          <table:table-cell office:value-type="float" office:value="0.1997665" calcext:value-type="float">
            <text:p>0.1997665</text:p>
          </table:table-cell>
          <table:table-cell office:value-type="float" office:value="0" calcext:value-type="float">
            <text:p>0</text:p>
          </table:table-cell>
          <table:table-cell office:value-type="float" office:value="64.81978" calcext:value-type="float">
            <text:p>64.81978</text:p>
          </table:table-cell>
          <table:table-cell office:value-type="float" office:value="60.27364" calcext:value-type="float">
            <text:p>60.27364</text:p>
          </table:table-cell>
          <table:table-cell office:value-type="float" office:value="43.76431" calcext:value-type="float">
            <text:p>43.76431</text:p>
          </table:table-cell>
          <table:table-cell office:value-type="float" office:value="10.81135" calcext:value-type="float">
            <text:p>10.81135</text:p>
          </table:table-cell>
          <table:table-cell office:value-type="float" office:value="8.950095" calcext:value-type="float">
            <text:p>8.950095</text:p>
          </table:table-cell>
          <table:table-cell office:value-type="float" office:value="3.32834" calcext:value-type="float">
            <text:p>3.32834</text:p>
          </table:table-cell>
          <table:table-cell office:value-type="float" office:value="3.421773" calcext:value-type="float">
            <text:p>3.421773</text:p>
          </table:table-cell>
          <table:table-cell office:value-type="float" office:value="5.789196" calcext:value-type="float">
            <text:p>5.789196</text:p>
          </table:table-cell>
          <table:table-cell office:value-type="float" office:value="9.130036" calcext:value-type="float">
            <text:p>9.130036</text:p>
          </table:table-cell>
          <table:table-cell office:value-type="float" office:value="9.683875" calcext:value-type="float">
            <text:p>9.683875</text:p>
          </table:table-cell>
          <table:table-cell office:value-type="float" office:value="10.54154" calcext:value-type="float">
            <text:p>10.54154</text:p>
          </table:table-cell>
          <table:table-cell office:value-type="float" office:value="10.93801" calcext:value-type="float">
            <text:p>10.93801</text:p>
          </table:table-cell>
          <table:table-cell office:value-type="float" office:value="12.86961" calcext:value-type="float">
            <text:p>12.86961</text:p>
          </table:table-cell>
          <table:table-cell office:value-type="float" office:value="13.04487" calcext:value-type="float">
            <text:p>13.04487</text:p>
          </table:table-cell>
          <table:table-cell office:value-type="float" office:value="0" calcext:value-type="float">
            <text:p>0</text:p>
          </table:table-cell>
          <table:table-cell office:value-type="float" office:value="1.717608" calcext:value-type="float">
            <text:p>1.7176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7" calcext:value-type="float">
            <text:p>1102007</text:p>
          </table:table-cell>
          <table:table-cell office:value-type="float" office:value="1.706331" calcext:value-type="float">
            <text:p>1.706331</text:p>
          </table:table-cell>
          <table:table-cell office:value-type="float" office:value="133.1691" calcext:value-type="float">
            <text:p>133.1691</text:p>
          </table:table-cell>
          <table:table-cell office:value-type="float" office:value="5" calcext:value-type="float">
            <text:p>5</text:p>
          </table:table-cell>
          <table:table-cell office:value-type="float" office:value="-3.252433" calcext:value-type="float">
            <text:p>-3.252433</text:p>
          </table:table-cell>
          <table:table-cell office:value-type="float" office:value="44.3012" calcext:value-type="float">
            <text:p>44.3012</text:p>
          </table:table-cell>
          <table:table-cell office:value-type="float" office:value="0.01652213" calcext:value-type="float">
            <text:p>0.01652213</text:p>
          </table:table-cell>
          <table:table-cell office:value-type="float" office:value="0.0008227025" calcext:value-type="float">
            <text:p>0.0008227025</text:p>
          </table:table-cell>
          <table:table-cell office:value-type="float" office:value="0.02688536" calcext:value-type="float">
            <text:p>0.02688536</text:p>
          </table:table-cell>
          <table:table-cell office:value-type="float" office:value="0.007629144" calcext:value-type="float">
            <text:p>0.007629144</text:p>
          </table:table-cell>
          <table:table-cell office:value-type="float" office:value="1166.076" calcext:value-type="float">
            <text:p>1166.076</text:p>
          </table:table-cell>
          <table:table-cell office:value-type="float" office:value="1.099373" calcext:value-type="float">
            <text:p>1.099373</text:p>
          </table:table-cell>
          <table:table-cell office:value-type="float" office:value="0" calcext:value-type="float">
            <text:p>0</text:p>
          </table:table-cell>
          <table:table-cell office:value-type="float" office:value="0.7636212" calcext:value-type="float">
            <text:p>0.7636212</text:p>
          </table:table-cell>
          <table:table-cell office:value-type="float" office:value="0.5658961" calcext:value-type="float">
            <text:p>0.5658961</text:p>
          </table:table-cell>
          <table:table-cell office:value-type="float" office:value="0.4021447" calcext:value-type="float">
            <text:p>0.4021447</text:p>
          </table:table-cell>
          <table:table-cell office:value-type="float" office:value="0.08865281" calcext:value-type="float">
            <text:p>0.08865281</text:p>
          </table:table-cell>
          <table:table-cell office:value-type="float" office:value="0.07068298" calcext:value-type="float">
            <text:p>0.07068298</text:p>
          </table:table-cell>
          <table:table-cell office:value-type="float" office:value="0.03744898" calcext:value-type="float">
            <text:p>0.03744898</text:p>
          </table:table-cell>
          <table:table-cell office:value-type="float" office:value="0.04323281" calcext:value-type="float">
            <text:p>0.04323281</text:p>
          </table:table-cell>
          <table:table-cell office:value-type="float" office:value="0.08708238" calcext:value-type="float">
            <text:p>0.08708238</text:p>
          </table:table-cell>
          <table:table-cell office:value-type="float" office:value="0.1605141" calcext:value-type="float">
            <text:p>0.1605141</text:p>
          </table:table-cell>
          <table:table-cell office:value-type="float" office:value="0.1648199" calcext:value-type="float">
            <text:p>0.1648199</text:p>
          </table:table-cell>
          <table:table-cell office:value-type="float" office:value="0.1728829" calcext:value-type="float">
            <text:p>0.1728829</text:p>
          </table:table-cell>
          <table:table-cell office:value-type="float" office:value="0.1781023" calcext:value-type="float">
            <text:p>0.1781023</text:p>
          </table:table-cell>
          <table:table-cell office:value-type="float" office:value="0.1975036" calcext:value-type="float">
            <text:p>0.1975036</text:p>
          </table:table-cell>
          <table:table-cell office:value-type="float" office:value="0.1997725" calcext:value-type="float">
            <text:p>0.1997725</text:p>
          </table:table-cell>
          <table:table-cell office:value-type="float" office:value="0" calcext:value-type="float">
            <text:p>0</text:p>
          </table:table-cell>
          <table:table-cell office:value-type="float" office:value="64.85073" calcext:value-type="float">
            <text:p>64.85073</text:p>
          </table:table-cell>
          <table:table-cell office:value-type="float" office:value="60.26467" calcext:value-type="float">
            <text:p>60.26467</text:p>
          </table:table-cell>
          <table:table-cell office:value-type="float" office:value="43.76453" calcext:value-type="float">
            <text:p>43.76453</text:p>
          </table:table-cell>
          <table:table-cell office:value-type="float" office:value="10.80979" calcext:value-type="float">
            <text:p>10.80979</text:p>
          </table:table-cell>
          <table:table-cell office:value-type="float" office:value="8.948129" calcext:value-type="float">
            <text:p>8.948129</text:p>
          </table:table-cell>
          <table:table-cell office:value-type="float" office:value="3.329395" calcext:value-type="float">
            <text:p>3.329395</text:p>
          </table:table-cell>
          <table:table-cell office:value-type="float" office:value="3.423214" calcext:value-type="float">
            <text:p>3.423214</text:p>
          </table:table-cell>
          <table:table-cell office:value-type="float" office:value="5.792338" calcext:value-type="float">
            <text:p>5.792338</text:p>
          </table:table-cell>
          <table:table-cell office:value-type="float" office:value="9.134334" calcext:value-type="float">
            <text:p>9.134334</text:p>
          </table:table-cell>
          <table:table-cell office:value-type="float" office:value="9.687978" calcext:value-type="float">
            <text:p>9.687978</text:p>
          </table:table-cell>
          <table:table-cell office:value-type="float" office:value="10.54505" calcext:value-type="float">
            <text:p>10.54505</text:p>
          </table:table-cell>
          <table:table-cell office:value-type="float" office:value="10.94126" calcext:value-type="float">
            <text:p>10.94126</text:p>
          </table:table-cell>
          <table:table-cell office:value-type="float" office:value="12.87054" calcext:value-type="float">
            <text:p>12.87054</text:p>
          </table:table-cell>
          <table:table-cell office:value-type="float" office:value="13.04568" calcext:value-type="float">
            <text:p>13.04568</text:p>
          </table:table-cell>
          <table:table-cell office:value-type="float" office:value="0" calcext:value-type="float">
            <text:p>0</text:p>
          </table:table-cell>
          <table:table-cell office:value-type="float" office:value="1.692347" calcext:value-type="float">
            <text:p>1.692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7" calcext:value-type="float">
            <text:p>2102007</text:p>
          </table:table-cell>
          <table:table-cell office:value-type="float" office:value="1.700724" calcext:value-type="float">
            <text:p>1.700724</text:p>
          </table:table-cell>
          <table:table-cell office:value-type="float" office:value="133.1659" calcext:value-type="float">
            <text:p>133.1659</text:p>
          </table:table-cell>
          <table:table-cell office:value-type="float" office:value="5" calcext:value-type="float">
            <text:p>5</text:p>
          </table:table-cell>
          <table:table-cell office:value-type="float" office:value="-3.251963" calcext:value-type="float">
            <text:p>-3.251963</text:p>
          </table:table-cell>
          <table:table-cell office:value-type="float" office:value="44.31154" calcext:value-type="float">
            <text:p>44.31154</text:p>
          </table:table-cell>
          <table:table-cell office:value-type="float" office:value="0.01652213" calcext:value-type="float">
            <text:p>0.01652213</text:p>
          </table:table-cell>
          <table:table-cell office:value-type="float" office:value="0.0008227025" calcext:value-type="float">
            <text:p>0.0008227025</text:p>
          </table:table-cell>
          <table:table-cell office:value-type="float" office:value="0.02688536" calcext:value-type="float">
            <text:p>0.02688536</text:p>
          </table:table-cell>
          <table:table-cell office:value-type="float" office:value="0.007600613" calcext:value-type="float">
            <text:p>0.007600613</text:p>
          </table:table-cell>
          <table:table-cell office:value-type="float" office:value="1166.075" calcext:value-type="float">
            <text:p>1166.075</text:p>
          </table:table-cell>
          <table:table-cell office:value-type="float" office:value="1.09733" calcext:value-type="float">
            <text:p>1.09733</text:p>
          </table:table-cell>
          <table:table-cell office:value-type="float" office:value="0" calcext:value-type="float">
            <text:p>0</text:p>
          </table:table-cell>
          <table:table-cell office:value-type="float" office:value="0.7789955" calcext:value-type="float">
            <text:p>0.7789955</text:p>
          </table:table-cell>
          <table:table-cell office:value-type="float" office:value="0.5778751" calcext:value-type="float">
            <text:p>0.5778751</text:p>
          </table:table-cell>
          <table:table-cell office:value-type="float" office:value="0.4118337" calcext:value-type="float">
            <text:p>0.4118337</text:p>
          </table:table-cell>
          <table:table-cell office:value-type="float" office:value="0.09010352" calcext:value-type="float">
            <text:p>0.09010352</text:p>
          </table:table-cell>
          <table:table-cell office:value-type="float" office:value="0.07200934" calcext:value-type="float">
            <text:p>0.07200934</text:p>
          </table:table-cell>
          <table:table-cell office:value-type="float" office:value="0.03798828" calcext:value-type="float">
            <text:p>0.03798828</text:p>
          </table:table-cell>
          <table:table-cell office:value-type="float" office:value="0.04355801" calcext:value-type="float">
            <text:p>0.04355801</text:p>
          </table:table-cell>
          <table:table-cell office:value-type="float" office:value="0.08722164" calcext:value-type="float">
            <text:p>0.08722164</text:p>
          </table:table-cell>
          <table:table-cell office:value-type="float" office:value="0.1605832" calcext:value-type="float">
            <text:p>0.1605832</text:p>
          </table:table-cell>
          <table:table-cell office:value-type="float" office:value="0.1648592" calcext:value-type="float">
            <text:p>0.1648592</text:p>
          </table:table-cell>
          <table:table-cell office:value-type="float" office:value="0.172917" calcext:value-type="float">
            <text:p>0.172917</text:p>
          </table:table-cell>
          <table:table-cell office:value-type="float" office:value="0.1781244" calcext:value-type="float">
            <text:p>0.1781244</text:p>
          </table:table-cell>
          <table:table-cell office:value-type="float" office:value="0.1975716" calcext:value-type="float">
            <text:p>0.1975716</text:p>
          </table:table-cell>
          <table:table-cell office:value-type="float" office:value="0.1997543" calcext:value-type="float">
            <text:p>0.1997543</text:p>
          </table:table-cell>
          <table:table-cell office:value-type="float" office:value="0" calcext:value-type="float">
            <text:p>0</text:p>
          </table:table-cell>
          <table:table-cell office:value-type="float" office:value="64.88359" calcext:value-type="float">
            <text:p>64.88359</text:p>
          </table:table-cell>
          <table:table-cell office:value-type="float" office:value="60.25976" calcext:value-type="float">
            <text:p>60.25976</text:p>
          </table:table-cell>
          <table:table-cell office:value-type="float" office:value="43.76777" calcext:value-type="float">
            <text:p>43.76777</text:p>
          </table:table-cell>
          <table:table-cell office:value-type="float" office:value="10.80864" calcext:value-type="float">
            <text:p>10.80864</text:p>
          </table:table-cell>
          <table:table-cell office:value-type="float" office:value="8.946492" calcext:value-type="float">
            <text:p>8.946492</text:p>
          </table:table-cell>
          <table:table-cell office:value-type="float" office:value="3.330533" calcext:value-type="float">
            <text:p>3.330533</text:p>
          </table:table-cell>
          <table:table-cell office:value-type="float" office:value="3.424689" calcext:value-type="float">
            <text:p>3.424689</text:p>
          </table:table-cell>
          <table:table-cell office:value-type="float" office:value="5.795517" calcext:value-type="float">
            <text:p>5.795517</text:p>
          </table:table-cell>
          <table:table-cell office:value-type="float" office:value="9.13863" calcext:value-type="float">
            <text:p>9.13863</text:p>
          </table:table-cell>
          <table:table-cell office:value-type="float" office:value="9.692079" calcext:value-type="float">
            <text:p>9.692079</text:p>
          </table:table-cell>
          <table:table-cell office:value-type="float" office:value="10.54855" calcext:value-type="float">
            <text:p>10.54855</text:p>
          </table:table-cell>
          <table:table-cell office:value-type="float" office:value="10.94452" calcext:value-type="float">
            <text:p>10.94452</text:p>
          </table:table-cell>
          <table:table-cell office:value-type="float" office:value="12.87147" calcext:value-type="float">
            <text:p>12.87147</text:p>
          </table:table-cell>
          <table:table-cell office:value-type="float" office:value="13.04649" calcext:value-type="float">
            <text:p>13.04649</text:p>
          </table:table-cell>
          <table:table-cell office:value-type="float" office:value="0" calcext:value-type="float">
            <text:p>0</text:p>
          </table:table-cell>
          <table:table-cell office:value-type="float" office:value="1.52685" calcext:value-type="float">
            <text:p>1.526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7" calcext:value-type="float">
            <text:p>3102007</text:p>
          </table:table-cell>
          <table:table-cell office:value-type="float" office:value="1.695877" calcext:value-type="float">
            <text:p>1.695877</text:p>
          </table:table-cell>
          <table:table-cell office:value-type="float" office:value="133.1627" calcext:value-type="float">
            <text:p>133.1627</text:p>
          </table:table-cell>
          <table:table-cell office:value-type="float" office:value="5" calcext:value-type="float">
            <text:p>5</text:p>
          </table:table-cell>
          <table:table-cell office:value-type="float" office:value="-3.251524" calcext:value-type="float">
            <text:p>-3.251524</text:p>
          </table:table-cell>
          <table:table-cell office:value-type="float" office:value="44.32189" calcext:value-type="float">
            <text:p>44.32189</text:p>
          </table:table-cell>
          <table:table-cell office:value-type="float" office:value="0.01652213" calcext:value-type="float">
            <text:p>0.01652213</text:p>
          </table:table-cell>
          <table:table-cell office:value-type="float" office:value="0.0008227025" calcext:value-type="float">
            <text:p>0.0008227025</text:p>
          </table:table-cell>
          <table:table-cell office:value-type="float" office:value="0.02688536" calcext:value-type="float">
            <text:p>0.02688536</text:p>
          </table:table-cell>
          <table:table-cell office:value-type="float" office:value="0.007434829" calcext:value-type="float">
            <text:p>0.007434829</text:p>
          </table:table-cell>
          <table:table-cell office:value-type="float" office:value="1166.073" calcext:value-type="float">
            <text:p>1166.073</text:p>
          </table:table-cell>
          <table:table-cell office:value-type="float" office:value="1.095852" calcext:value-type="float">
            <text:p>1.095852</text:p>
          </table:table-cell>
          <table:table-cell office:value-type="float" office:value="0" calcext:value-type="float">
            <text:p>0</text:p>
          </table:table-cell>
          <table:table-cell office:value-type="float" office:value="0.6199984" calcext:value-type="float">
            <text:p>0.6199984</text:p>
          </table:table-cell>
          <table:table-cell office:value-type="float" office:value="0.5537969" calcext:value-type="float">
            <text:p>0.5537969</text:p>
          </table:table-cell>
          <table:table-cell office:value-type="float" office:value="0.4005917" calcext:value-type="float">
            <text:p>0.4005917</text:p>
          </table:table-cell>
          <table:table-cell office:value-type="float" office:value="0.08888888" calcext:value-type="float">
            <text:p>0.08888888</text:p>
          </table:table-cell>
          <table:table-cell office:value-type="float" office:value="0.07182182" calcext:value-type="float">
            <text:p>0.07182182</text:p>
          </table:table-cell>
          <table:table-cell office:value-type="float" office:value="0.03810376" calcext:value-type="float">
            <text:p>0.03810376</text:p>
          </table:table-cell>
          <table:table-cell office:value-type="float" office:value="0.0437667" calcext:value-type="float">
            <text:p>0.0437667</text:p>
          </table:table-cell>
          <table:table-cell office:value-type="float" office:value="0.08738514" calcext:value-type="float">
            <text:p>0.08738514</text:p>
          </table:table-cell>
          <table:table-cell office:value-type="float" office:value="0.1606615" calcext:value-type="float">
            <text:p>0.1606615</text:p>
          </table:table-cell>
          <table:table-cell office:value-type="float" office:value="0.1648971" calcext:value-type="float">
            <text:p>0.1648971</text:p>
          </table:table-cell>
          <table:table-cell office:value-type="float" office:value="0.1729476" calcext:value-type="float">
            <text:p>0.1729476</text:p>
          </table:table-cell>
          <table:table-cell office:value-type="float" office:value="0.1781492" calcext:value-type="float">
            <text:p>0.1781492</text:p>
          </table:table-cell>
          <table:table-cell office:value-type="float" office:value="0.197537" calcext:value-type="float">
            <text:p>0.197537</text:p>
          </table:table-cell>
          <table:table-cell office:value-type="float" office:value="0.1997856" calcext:value-type="float">
            <text:p>0.1997856</text:p>
          </table:table-cell>
          <table:table-cell office:value-type="float" office:value="0" calcext:value-type="float">
            <text:p>0</text:p>
          </table:table-cell>
          <table:table-cell office:value-type="float" office:value="64.90555" calcext:value-type="float">
            <text:p>64.90555</text:p>
          </table:table-cell>
          <table:table-cell office:value-type="float" office:value="60.25536" calcext:value-type="float">
            <text:p>60.25536</text:p>
          </table:table-cell>
          <table:table-cell office:value-type="float" office:value="43.77231" calcext:value-type="float">
            <text:p>43.77231</text:p>
          </table:table-cell>
          <table:table-cell office:value-type="float" office:value="10.80774" calcext:value-type="float">
            <text:p>10.80774</text:p>
          </table:table-cell>
          <table:table-cell office:value-type="float" office:value="8.945159" calcext:value-type="float">
            <text:p>8.945159</text:p>
          </table:table-cell>
          <table:table-cell office:value-type="float" office:value="3.33175" calcext:value-type="float">
            <text:p>3.33175</text:p>
          </table:table-cell>
          <table:table-cell office:value-type="float" office:value="3.426209" calcext:value-type="float">
            <text:p>3.426209</text:p>
          </table:table-cell>
          <table:table-cell office:value-type="float" office:value="5.79872" calcext:value-type="float">
            <text:p>5.79872</text:p>
          </table:table-cell>
          <table:table-cell office:value-type="float" office:value="9.142926" calcext:value-type="float">
            <text:p>9.142926</text:p>
          </table:table-cell>
          <table:table-cell office:value-type="float" office:value="9.696177" calcext:value-type="float">
            <text:p>9.696177</text:p>
          </table:table-cell>
          <table:table-cell office:value-type="float" office:value="10.55206" calcext:value-type="float">
            <text:p>10.55206</text:p>
          </table:table-cell>
          <table:table-cell office:value-type="float" office:value="10.94777" calcext:value-type="float">
            <text:p>10.94777</text:p>
          </table:table-cell>
          <table:table-cell office:value-type="float" office:value="12.8724" calcext:value-type="float">
            <text:p>12.8724</text:p>
          </table:table-cell>
          <table:table-cell office:value-type="float" office:value="13.04732" calcext:value-type="float">
            <text:p>13.04732</text:p>
          </table:table-cell>
          <table:table-cell office:value-type="float" office:value="0" calcext:value-type="float">
            <text:p>0</text:p>
          </table:table-cell>
          <table:table-cell office:value-type="float" office:value="0.8985767" calcext:value-type="float">
            <text:p>0.89857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7" calcext:value-type="float">
            <text:p>4102007</text:p>
          </table:table-cell>
          <table:table-cell office:value-type="float" office:value="1.692454" calcext:value-type="float">
            <text:p>1.692454</text:p>
          </table:table-cell>
          <table:table-cell office:value-type="float" office:value="133.16" calcext:value-type="float">
            <text:p>133.16</text:p>
          </table:table-cell>
          <table:table-cell office:value-type="float" office:value="5" calcext:value-type="float">
            <text:p>5</text:p>
          </table:table-cell>
          <table:table-cell office:value-type="float" office:value="-3.251086" calcext:value-type="float">
            <text:p>-3.251086</text:p>
          </table:table-cell>
          <table:table-cell office:value-type="float" office:value="44.33102" calcext:value-type="float">
            <text:p>44.33102</text:p>
          </table:table-cell>
          <table:table-cell office:value-type="float" office:value="0.01652213" calcext:value-type="float">
            <text:p>0.01652213</text:p>
          </table:table-cell>
          <table:table-cell office:value-type="float" office:value="0.0008227025" calcext:value-type="float">
            <text:p>0.0008227025</text:p>
          </table:table-cell>
          <table:table-cell office:value-type="float" office:value="0.02688536" calcext:value-type="float">
            <text:p>0.02688536</text:p>
          </table:table-cell>
          <table:table-cell office:value-type="float" office:value="0.0072738" calcext:value-type="float">
            <text:p>0.0072738</text:p>
          </table:table-cell>
          <table:table-cell office:value-type="float" office:value="1166.072" calcext:value-type="float">
            <text:p>1166.072</text:p>
          </table:table-cell>
          <table:table-cell office:value-type="float" office:value="1.095403" calcext:value-type="float">
            <text:p>1.095403</text:p>
          </table:table-cell>
          <table:table-cell office:value-type="float" office:value="0" calcext:value-type="float">
            <text:p>0</text:p>
          </table:table-cell>
          <table:table-cell office:value-type="float" office:value="0.4473964" calcext:value-type="float">
            <text:p>0.4473964</text:p>
          </table:table-cell>
          <table:table-cell office:value-type="float" office:value="0.5206953" calcext:value-type="float">
            <text:p>0.5206953</text:p>
          </table:table-cell>
          <table:table-cell office:value-type="float" office:value="0.3687852" calcext:value-type="float">
            <text:p>0.3687852</text:p>
          </table:table-cell>
          <table:table-cell office:value-type="float" office:value="0.0840525" calcext:value-type="float">
            <text:p>0.0840525</text:p>
          </table:table-cell>
          <table:table-cell office:value-type="float" office:value="0.0689761" calcext:value-type="float">
            <text:p>0.0689761</text:p>
          </table:table-cell>
          <table:table-cell office:value-type="float" office:value="0.03683738" calcext:value-type="float">
            <text:p>0.03683738</text:p>
          </table:table-cell>
          <table:table-cell office:value-type="float" office:value="0.04326662" calcext:value-type="float">
            <text:p>0.04326662</text:p>
          </table:table-cell>
          <table:table-cell office:value-type="float" office:value="0.08736406" calcext:value-type="float">
            <text:p>0.08736406</text:p>
          </table:table-cell>
          <table:table-cell office:value-type="float" office:value="0.1607299" calcext:value-type="float">
            <text:p>0.1607299</text:p>
          </table:table-cell>
          <table:table-cell office:value-type="float" office:value="0.164937" calcext:value-type="float">
            <text:p>0.164937</text:p>
          </table:table-cell>
          <table:table-cell office:value-type="float" office:value="0.1729767" calcext:value-type="float">
            <text:p>0.1729767</text:p>
          </table:table-cell>
          <table:table-cell office:value-type="float" office:value="0.1781743" calcext:value-type="float">
            <text:p>0.1781743</text:p>
          </table:table-cell>
          <table:table-cell office:value-type="float" office:value="0.1975342" calcext:value-type="float">
            <text:p>0.1975342</text:p>
          </table:table-cell>
          <table:table-cell office:value-type="float" office:value="0.1998004" calcext:value-type="float">
            <text:p>0.1998004</text:p>
          </table:table-cell>
          <table:table-cell office:value-type="float" office:value="0" calcext:value-type="float">
            <text:p>0</text:p>
          </table:table-cell>
          <table:table-cell office:value-type="float" office:value="64.88243" calcext:value-type="float">
            <text:p>64.88243</text:p>
          </table:table-cell>
          <table:table-cell office:value-type="float" office:value="60.24147" calcext:value-type="float">
            <text:p>60.24147</text:p>
          </table:table-cell>
          <table:table-cell office:value-type="float" office:value="43.7706" calcext:value-type="float">
            <text:p>43.7706</text:p>
          </table:table-cell>
          <table:table-cell office:value-type="float" office:value="10.80597" calcext:value-type="float">
            <text:p>10.80597</text:p>
          </table:table-cell>
          <table:table-cell office:value-type="float" office:value="8.943382" calcext:value-type="float">
            <text:p>8.943382</text:p>
          </table:table-cell>
          <table:table-cell office:value-type="float" office:value="3.332883" calcext:value-type="float">
            <text:p>3.332883</text:p>
          </table:table-cell>
          <table:table-cell office:value-type="float" office:value="3.427706" calcext:value-type="float">
            <text:p>3.427706</text:p>
          </table:table-cell>
          <table:table-cell office:value-type="float" office:value="5.801921" calcext:value-type="float">
            <text:p>5.801921</text:p>
          </table:table-cell>
          <table:table-cell office:value-type="float" office:value="9.147223" calcext:value-type="float">
            <text:p>9.147223</text:p>
          </table:table-cell>
          <table:table-cell office:value-type="float" office:value="9.700279" calcext:value-type="float">
            <text:p>9.700279</text:p>
          </table:table-cell>
          <table:table-cell office:value-type="float" office:value="10.55557" calcext:value-type="float">
            <text:p>10.55557</text:p>
          </table:table-cell>
          <table:table-cell office:value-type="float" office:value="10.95104" calcext:value-type="float">
            <text:p>10.95104</text:p>
          </table:table-cell>
          <table:table-cell office:value-type="float" office:value="12.87333" calcext:value-type="float">
            <text:p>12.87333</text:p>
          </table:table-cell>
          <table:table-cell office:value-type="float" office:value="13.04811" calcext:value-type="float">
            <text:p>13.04811</text:p>
          </table:table-cell>
          <table:table-cell office:value-type="float" office:value="0" calcext:value-type="float">
            <text:p>0</text:p>
          </table:table-cell>
          <table:table-cell office:value-type="float" office:value="1.162172" calcext:value-type="float">
            <text:p>1.162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7" calcext:value-type="float">
            <text:p>5102007</text:p>
          </table:table-cell>
          <table:table-cell office:value-type="float" office:value="1.68959" calcext:value-type="float">
            <text:p>1.68959</text:p>
          </table:table-cell>
          <table:table-cell office:value-type="float" office:value="133.1575" calcext:value-type="float">
            <text:p>133.1575</text:p>
          </table:table-cell>
          <table:table-cell office:value-type="float" office:value="5" calcext:value-type="float">
            <text:p>5</text:p>
          </table:table-cell>
          <table:table-cell office:value-type="float" office:value="-3.250632" calcext:value-type="float">
            <text:p>-3.250632</text:p>
          </table:table-cell>
          <table:table-cell office:value-type="float" office:value="44.33942" calcext:value-type="float">
            <text:p>44.33942</text:p>
          </table:table-cell>
          <table:table-cell office:value-type="float" office:value="0.01652213" calcext:value-type="float">
            <text:p>0.01652213</text:p>
          </table:table-cell>
          <table:table-cell office:value-type="float" office:value="0.0008227025" calcext:value-type="float">
            <text:p>0.0008227025</text:p>
          </table:table-cell>
          <table:table-cell office:value-type="float" office:value="0.02688536" calcext:value-type="float">
            <text:p>0.02688536</text:p>
          </table:table-cell>
          <table:table-cell office:value-type="float" office:value="0.007265044" calcext:value-type="float">
            <text:p>0.007265044</text:p>
          </table:table-cell>
          <table:table-cell office:value-type="float" office:value="1166.069" calcext:value-type="float">
            <text:p>1166.069</text:p>
          </table:table-cell>
          <table:table-cell office:value-type="float" office:value="1.095121" calcext:value-type="float">
            <text:p>1.095121</text:p>
          </table:table-cell>
          <table:table-cell office:value-type="float" office:value="0" calcext:value-type="float">
            <text:p>0</text:p>
          </table:table-cell>
          <table:table-cell office:value-type="float" office:value="0.6197796" calcext:value-type="float">
            <text:p>0.6197796</text:p>
          </table:table-cell>
          <table:table-cell office:value-type="float" office:value="0.5031555" calcext:value-type="float">
            <text:p>0.5031555</text:p>
          </table:table-cell>
          <table:table-cell office:value-type="float" office:value="0.3540788" calcext:value-type="float">
            <text:p>0.3540788</text:p>
          </table:table-cell>
          <table:table-cell office:value-type="float" office:value="0.08136223" calcext:value-type="float">
            <text:p>0.08136223</text:p>
          </table:table-cell>
          <table:table-cell office:value-type="float" office:value="0.06706806" calcext:value-type="float">
            <text:p>0.06706806</text:p>
          </table:table-cell>
          <table:table-cell office:value-type="float" office:value="0.03544487" calcext:value-type="float">
            <text:p>0.03544487</text:p>
          </table:table-cell>
          <table:table-cell office:value-type="float" office:value="0.04244636" calcext:value-type="float">
            <text:p>0.04244636</text:p>
          </table:table-cell>
          <table:table-cell office:value-type="float" office:value="0.08706601" calcext:value-type="float">
            <text:p>0.08706601</text:p>
          </table:table-cell>
          <table:table-cell office:value-type="float" office:value="0.1607406" calcext:value-type="float">
            <text:p>0.1607406</text:p>
          </table:table-cell>
          <table:table-cell office:value-type="float" office:value="0.1649795" calcext:value-type="float">
            <text:p>0.1649795</text:p>
          </table:table-cell>
          <table:table-cell office:value-type="float" office:value="0.1730115" calcext:value-type="float">
            <text:p>0.1730115</text:p>
          </table:table-cell>
          <table:table-cell office:value-type="float" office:value="0.1781892" calcext:value-type="float">
            <text:p>0.1781892</text:p>
          </table:table-cell>
          <table:table-cell office:value-type="float" office:value="0.1975419" calcext:value-type="float">
            <text:p>0.1975419</text:p>
          </table:table-cell>
          <table:table-cell office:value-type="float" office:value="0.199806" calcext:value-type="float">
            <text:p>0.199806</text:p>
          </table:table-cell>
          <table:table-cell office:value-type="float" office:value="0" calcext:value-type="float">
            <text:p>0</text:p>
          </table:table-cell>
          <table:table-cell office:value-type="float" office:value="64.87634" calcext:value-type="float">
            <text:p>64.87634</text:p>
          </table:table-cell>
          <table:table-cell office:value-type="float" office:value="60.21826" calcext:value-type="float">
            <text:p>60.21826</text:p>
          </table:table-cell>
          <table:table-cell office:value-type="float" office:value="43.76139" calcext:value-type="float">
            <text:p>43.76139</text:p>
          </table:table-cell>
          <table:table-cell office:value-type="float" office:value="10.80294" calcext:value-type="float">
            <text:p>10.80294</text:p>
          </table:table-cell>
          <table:table-cell office:value-type="float" office:value="8.940861" calcext:value-type="float">
            <text:p>8.940861</text:p>
          </table:table-cell>
          <table:table-cell office:value-type="float" office:value="3.333777" calcext:value-type="float">
            <text:p>3.333777</text:p>
          </table:table-cell>
          <table:table-cell office:value-type="float" office:value="3.42908" calcext:value-type="float">
            <text:p>3.42908</text:p>
          </table:table-cell>
          <table:table-cell office:value-type="float" office:value="5.805091" calcext:value-type="float">
            <text:p>5.805091</text:p>
          </table:table-cell>
          <table:table-cell office:value-type="float" office:value="9.15152" calcext:value-type="float">
            <text:p>9.15152</text:p>
          </table:table-cell>
          <table:table-cell office:value-type="float" office:value="9.70438" calcext:value-type="float">
            <text:p>9.70438</text:p>
          </table:table-cell>
          <table:table-cell office:value-type="float" office:value="10.55907" calcext:value-type="float">
            <text:p>10.55907</text:p>
          </table:table-cell>
          <table:table-cell office:value-type="float" office:value="10.95429" calcext:value-type="float">
            <text:p>10.95429</text:p>
          </table:table-cell>
          <table:table-cell office:value-type="float" office:value="12.87426" calcext:value-type="float">
            <text:p>12.87426</text:p>
          </table:table-cell>
          <table:table-cell office:value-type="float" office:value="13.0489" calcext:value-type="float">
            <text:p>13.0489</text:p>
          </table:table-cell>
          <table:table-cell office:value-type="float" office:value="0" calcext:value-type="float">
            <text:p>0</text:p>
          </table:table-cell>
          <table:table-cell office:value-type="float" office:value="0.8530157" calcext:value-type="float">
            <text:p>0.85301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7" calcext:value-type="float">
            <text:p>6102007</text:p>
          </table:table-cell>
          <table:table-cell office:value-type="float" office:value="1.687015" calcext:value-type="float">
            <text:p>1.687015</text:p>
          </table:table-cell>
          <table:table-cell office:value-type="float" office:value="133.1553" calcext:value-type="float">
            <text:p>133.1553</text:p>
          </table:table-cell>
          <table:table-cell office:value-type="float" office:value="5" calcext:value-type="float">
            <text:p>5</text:p>
          </table:table-cell>
          <table:table-cell office:value-type="float" office:value="-3.250182" calcext:value-type="float">
            <text:p>-3.250182</text:p>
          </table:table-cell>
          <table:table-cell office:value-type="float" office:value="44.34753" calcext:value-type="float">
            <text:p>44.34753</text:p>
          </table:table-cell>
          <table:table-cell office:value-type="float" office:value="0.01652213" calcext:value-type="float">
            <text:p>0.01652213</text:p>
          </table:table-cell>
          <table:table-cell office:value-type="float" office:value="0.0008227025" calcext:value-type="float">
            <text:p>0.0008227025</text:p>
          </table:table-cell>
          <table:table-cell office:value-type="float" office:value="0.02688536" calcext:value-type="float">
            <text:p>0.02688536</text:p>
          </table:table-cell>
          <table:table-cell office:value-type="float" office:value="0.007265044" calcext:value-type="float">
            <text:p>0.007265044</text:p>
          </table:table-cell>
          <table:table-cell office:value-type="float" office:value="1166.067" calcext:value-type="float">
            <text:p>1166.067</text:p>
          </table:table-cell>
          <table:table-cell office:value-type="float" office:value="1.093964" calcext:value-type="float">
            <text:p>1.093964</text:p>
          </table:table-cell>
          <table:table-cell office:value-type="float" office:value="0" calcext:value-type="float">
            <text:p>0</text:p>
          </table:table-cell>
          <table:table-cell office:value-type="float" office:value="0.5801455" calcext:value-type="float">
            <text:p>0.5801455</text:p>
          </table:table-cell>
          <table:table-cell office:value-type="float" office:value="0.4969727" calcext:value-type="float">
            <text:p>0.4969727</text:p>
          </table:table-cell>
          <table:table-cell office:value-type="float" office:value="0.350171" calcext:value-type="float">
            <text:p>0.350171</text:p>
          </table:table-cell>
          <table:table-cell office:value-type="float" office:value="0.08016804" calcext:value-type="float">
            <text:p>0.08016804</text:p>
          </table:table-cell>
          <table:table-cell office:value-type="float" office:value="0.0661346" calcext:value-type="float">
            <text:p>0.0661346</text:p>
          </table:table-cell>
          <table:table-cell office:value-type="float" office:value="0.03444907" calcext:value-type="float">
            <text:p>0.03444907</text:p>
          </table:table-cell>
          <table:table-cell office:value-type="float" office:value="0.0417612" calcext:value-type="float">
            <text:p>0.0417612</text:p>
          </table:table-cell>
          <table:table-cell office:value-type="float" office:value="0.08670709" calcext:value-type="float">
            <text:p>0.08670709</text:p>
          </table:table-cell>
          <table:table-cell office:value-type="float" office:value="0.1606852" calcext:value-type="float">
            <text:p>0.1606852</text:p>
          </table:table-cell>
          <table:table-cell office:value-type="float" office:value="0.1650167" calcext:value-type="float">
            <text:p>0.1650167</text:p>
          </table:table-cell>
          <table:table-cell office:value-type="float" office:value="0.1730475" calcext:value-type="float">
            <text:p>0.1730475</text:p>
          </table:table-cell>
          <table:table-cell office:value-type="float" office:value="0.1782029" calcext:value-type="float">
            <text:p>0.1782029</text:p>
          </table:table-cell>
          <table:table-cell office:value-type="float" office:value="0.1975522" calcext:value-type="float">
            <text:p>0.1975522</text:p>
          </table:table-cell>
          <table:table-cell office:value-type="float" office:value="0.1998138" calcext:value-type="float">
            <text:p>0.1998138</text:p>
          </table:table-cell>
          <table:table-cell office:value-type="float" office:value="0" calcext:value-type="float">
            <text:p>0</text:p>
          </table:table-cell>
          <table:table-cell office:value-type="float" office:value="64.88537" calcext:value-type="float">
            <text:p>64.88537</text:p>
          </table:table-cell>
          <table:table-cell office:value-type="float" office:value="60.19173" calcext:value-type="float">
            <text:p>60.19173</text:p>
          </table:table-cell>
          <table:table-cell office:value-type="float" office:value="43.74837" calcext:value-type="float">
            <text:p>43.74837</text:p>
          </table:table-cell>
          <table:table-cell office:value-type="float" office:value="10.79921" calcext:value-type="float">
            <text:p>10.79921</text:p>
          </table:table-cell>
          <table:table-cell office:value-type="float" office:value="8.937903" calcext:value-type="float">
            <text:p>8.937903</text:p>
          </table:table-cell>
          <table:table-cell office:value-type="float" office:value="3.334478" calcext:value-type="float">
            <text:p>3.334478</text:p>
          </table:table-cell>
          <table:table-cell office:value-type="float" office:value="3.430335" calcext:value-type="float">
            <text:p>3.430335</text:p>
          </table:table-cell>
          <table:table-cell office:value-type="float" office:value="5.808195" calcext:value-type="float">
            <text:p>5.808195</text:p>
          </table:table-cell>
          <table:table-cell office:value-type="float" office:value="9.155802" calcext:value-type="float">
            <text:p>9.155802</text:p>
          </table:table-cell>
          <table:table-cell office:value-type="float" office:value="9.708481" calcext:value-type="float">
            <text:p>9.708481</text:p>
          </table:table-cell>
          <table:table-cell office:value-type="float" office:value="10.56258" calcext:value-type="float">
            <text:p>10.56258</text:p>
          </table:table-cell>
          <table:table-cell office:value-type="float" office:value="10.95755" calcext:value-type="float">
            <text:p>10.95755</text:p>
          </table:table-cell>
          <table:table-cell office:value-type="float" office:value="12.87519" calcext:value-type="float">
            <text:p>12.87519</text:p>
          </table:table-cell>
          <table:table-cell office:value-type="float" office:value="13.04969" calcext:value-type="float">
            <text:p>13.04969</text:p>
          </table:table-cell>
          <table:table-cell office:value-type="float" office:value="0" calcext:value-type="float">
            <text:p>0</text:p>
          </table:table-cell>
          <table:table-cell office:value-type="float" office:value="0.7903081" calcext:value-type="float">
            <text:p>0.79030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7" calcext:value-type="float">
            <text:p>7102007</text:p>
          </table:table-cell>
          <table:table-cell office:value-type="float" office:value="1.683672" calcext:value-type="float">
            <text:p>1.683672</text:p>
          </table:table-cell>
          <table:table-cell office:value-type="float" office:value="133.1529" calcext:value-type="float">
            <text:p>133.1529</text:p>
          </table:table-cell>
          <table:table-cell office:value-type="float" office:value="5" calcext:value-type="float">
            <text:p>5</text:p>
          </table:table-cell>
          <table:table-cell office:value-type="float" office:value="-3.249765" calcext:value-type="float">
            <text:p>-3.249765</text:p>
          </table:table-cell>
          <table:table-cell office:value-type="float" office:value="44.35579" calcext:value-type="float">
            <text:p>44.35579</text:p>
          </table:table-cell>
          <table:table-cell office:value-type="float" office:value="0.01652213" calcext:value-type="float">
            <text:p>0.01652213</text:p>
          </table:table-cell>
          <table:table-cell office:value-type="float" office:value="0.0008227025" calcext:value-type="float">
            <text:p>0.0008227025</text:p>
          </table:table-cell>
          <table:table-cell office:value-type="float" office:value="0.02688536" calcext:value-type="float">
            <text:p>0.02688536</text:p>
          </table:table-cell>
          <table:table-cell office:value-type="float" office:value="0.007265044" calcext:value-type="float">
            <text:p>0.007265044</text:p>
          </table:table-cell>
          <table:table-cell office:value-type="float" office:value="1166.064" calcext:value-type="float">
            <text:p>1166.064</text:p>
          </table:table-cell>
          <table:table-cell office:value-type="float" office:value="1.092384" calcext:value-type="float">
            <text:p>1.092384</text:p>
          </table:table-cell>
          <table:table-cell office:value-type="float" office:value="0" calcext:value-type="float">
            <text:p>0</text:p>
          </table:table-cell>
          <table:table-cell office:value-type="float" office:value="0.5737777" calcext:value-type="float">
            <text:p>0.5737777</text:p>
          </table:table-cell>
          <table:table-cell office:value-type="float" office:value="0.5150347" calcext:value-type="float">
            <text:p>0.5150347</text:p>
          </table:table-cell>
          <table:table-cell office:value-type="float" office:value="0.363873" calcext:value-type="float">
            <text:p>0.363873</text:p>
          </table:table-cell>
          <table:table-cell office:value-type="float" office:value="0.08190642" calcext:value-type="float">
            <text:p>0.08190642</text:p>
          </table:table-cell>
          <table:table-cell office:value-type="float" office:value="0.06728274" calcext:value-type="float">
            <text:p>0.06728274</text:p>
          </table:table-cell>
          <table:table-cell office:value-type="float" office:value="0.03467569" calcext:value-type="float">
            <text:p>0.03467569</text:p>
          </table:table-cell>
          <table:table-cell office:value-type="float" office:value="0.04171621" calcext:value-type="float">
            <text:p>0.04171621</text:p>
          </table:table-cell>
          <table:table-cell office:value-type="float" office:value="0.08649865" calcext:value-type="float">
            <text:p>0.08649865</text:p>
          </table:table-cell>
          <table:table-cell office:value-type="float" office:value="0.1605994" calcext:value-type="float">
            <text:p>0.1605994</text:p>
          </table:table-cell>
          <table:table-cell office:value-type="float" office:value="0.1650419" calcext:value-type="float">
            <text:p>0.1650419</text:p>
          </table:table-cell>
          <table:table-cell office:value-type="float" office:value="0.1730818" calcext:value-type="float">
            <text:p>0.1730818</text:p>
          </table:table-cell>
          <table:table-cell office:value-type="float" office:value="0.1782226" calcext:value-type="float">
            <text:p>0.1782226</text:p>
          </table:table-cell>
          <table:table-cell office:value-type="float" office:value="0.1975625" calcext:value-type="float">
            <text:p>0.1975625</text:p>
          </table:table-cell>
          <table:table-cell office:value-type="float" office:value="0.199822" calcext:value-type="float">
            <text:p>0.199822</text:p>
          </table:table-cell>
          <table:table-cell office:value-type="float" office:value="0" calcext:value-type="float">
            <text:p>0</text:p>
          </table:table-cell>
          <table:table-cell office:value-type="float" office:value="64.8895" calcext:value-type="float">
            <text:p>64.8895</text:p>
          </table:table-cell>
          <table:table-cell office:value-type="float" office:value="60.16917" calcext:value-type="float">
            <text:p>60.16917</text:p>
          </table:table-cell>
          <table:table-cell office:value-type="float" office:value="43.73748" calcext:value-type="float">
            <text:p>43.73748</text:p>
          </table:table-cell>
          <table:table-cell office:value-type="float" office:value="10.79569" calcext:value-type="float">
            <text:p>10.79569</text:p>
          </table:table-cell>
          <table:table-cell office:value-type="float" office:value="8.934995" calcext:value-type="float">
            <text:p>8.934995</text:p>
          </table:table-cell>
          <table:table-cell office:value-type="float" office:value="3.335132" calcext:value-type="float">
            <text:p>3.335132</text:p>
          </table:table-cell>
          <table:table-cell office:value-type="float" office:value="3.431532" calcext:value-type="float">
            <text:p>3.431532</text:p>
          </table:table-cell>
          <table:table-cell office:value-type="float" office:value="5.811227" calcext:value-type="float">
            <text:p>5.811227</text:p>
          </table:table-cell>
          <table:table-cell office:value-type="float" office:value="9.160007" calcext:value-type="float">
            <text:p>9.160007</text:p>
          </table:table-cell>
          <table:table-cell office:value-type="float" office:value="9.712581" calcext:value-type="float">
            <text:p>9.712581</text:p>
          </table:table-cell>
          <table:table-cell office:value-type="float" office:value="10.56605" calcext:value-type="float">
            <text:p>10.56605</text:p>
          </table:table-cell>
          <table:table-cell office:value-type="float" office:value="10.9608" calcext:value-type="float">
            <text:p>10.9608</text:p>
          </table:table-cell>
          <table:table-cell office:value-type="float" office:value="12.87612" calcext:value-type="float">
            <text:p>12.87612</text:p>
          </table:table-cell>
          <table:table-cell office:value-type="float" office:value="13.0505" calcext:value-type="float">
            <text:p>13.0505</text:p>
          </table:table-cell>
          <table:table-cell office:value-type="float" office:value="0" calcext:value-type="float">
            <text:p>0</text:p>
          </table:table-cell>
          <table:table-cell office:value-type="float" office:value="0.9014049" calcext:value-type="float">
            <text:p>0.9014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7" calcext:value-type="float">
            <text:p>8102007</text:p>
          </table:table-cell>
          <table:table-cell office:value-type="float" office:value="1.679712" calcext:value-type="float">
            <text:p>1.679712</text:p>
          </table:table-cell>
          <table:table-cell office:value-type="float" office:value="133.1502" calcext:value-type="float">
            <text:p>133.1502</text:p>
          </table:table-cell>
          <table:table-cell office:value-type="float" office:value="5" calcext:value-type="float">
            <text:p>5</text:p>
          </table:table-cell>
          <table:table-cell office:value-type="float" office:value="-3.249359" calcext:value-type="float">
            <text:p>-3.249359</text:p>
          </table:table-cell>
          <table:table-cell office:value-type="float" office:value="44.36457" calcext:value-type="float">
            <text:p>44.36457</text:p>
          </table:table-cell>
          <table:table-cell office:value-type="float" office:value="0.01652213" calcext:value-type="float">
            <text:p>0.01652213</text:p>
          </table:table-cell>
          <table:table-cell office:value-type="float" office:value="0.0008227025" calcext:value-type="float">
            <text:p>0.0008227025</text:p>
          </table:table-cell>
          <table:table-cell office:value-type="float" office:value="0.02688536" calcext:value-type="float">
            <text:p>0.02688536</text:p>
          </table:table-cell>
          <table:table-cell office:value-type="float" office:value="0.007265044" calcext:value-type="float">
            <text:p>0.007265044</text:p>
          </table:table-cell>
          <table:table-cell office:value-type="float" office:value="1166.062" calcext:value-type="float">
            <text:p>1166.062</text:p>
          </table:table-cell>
          <table:table-cell office:value-type="float" office:value="1.090638" calcext:value-type="float">
            <text:p>1.090638</text:p>
          </table:table-cell>
          <table:table-cell office:value-type="float" office:value="0" calcext:value-type="float">
            <text:p>0</text:p>
          </table:table-cell>
          <table:table-cell office:value-type="float" office:value="0.5615309" calcext:value-type="float">
            <text:p>0.5615309</text:p>
          </table:table-cell>
          <table:table-cell office:value-type="float" office:value="0.5333526" calcext:value-type="float">
            <text:p>0.5333526</text:p>
          </table:table-cell>
          <table:table-cell office:value-type="float" office:value="0.3788168" calcext:value-type="float">
            <text:p>0.3788168</text:p>
          </table:table-cell>
          <table:table-cell office:value-type="float" office:value="0.08438486" calcext:value-type="float">
            <text:p>0.08438486</text:p>
          </table:table-cell>
          <table:table-cell office:value-type="float" office:value="0.06914443" calcext:value-type="float">
            <text:p>0.06914443</text:p>
          </table:table-cell>
          <table:table-cell office:value-type="float" office:value="0.0354151" calcext:value-type="float">
            <text:p>0.0354151</text:p>
          </table:table-cell>
          <table:table-cell office:value-type="float" office:value="0.04207573" calcext:value-type="float">
            <text:p>0.04207573</text:p>
          </table:table-cell>
          <table:table-cell office:value-type="float" office:value="0.0865209" calcext:value-type="float">
            <text:p>0.0865209</text:p>
          </table:table-cell>
          <table:table-cell office:value-type="float" office:value="0.1605475" calcext:value-type="float">
            <text:p>0.1605475</text:p>
          </table:table-cell>
          <table:table-cell office:value-type="float" office:value="0.1650585" calcext:value-type="float">
            <text:p>0.1650585</text:p>
          </table:table-cell>
          <table:table-cell office:value-type="float" office:value="0.1731132" calcext:value-type="float">
            <text:p>0.1731132</text:p>
          </table:table-cell>
          <table:table-cell office:value-type="float" office:value="0.1782437" calcext:value-type="float">
            <text:p>0.1782437</text:p>
          </table:table-cell>
          <table:table-cell office:value-type="float" office:value="0.1975727" calcext:value-type="float">
            <text:p>0.1975727</text:p>
          </table:table-cell>
          <table:table-cell office:value-type="float" office:value="0.1998303" calcext:value-type="float">
            <text:p>0.1998303</text:p>
          </table:table-cell>
          <table:table-cell office:value-type="float" office:value="0" calcext:value-type="float">
            <text:p>0</text:p>
          </table:table-cell>
          <table:table-cell office:value-type="float" office:value="64.89539" calcext:value-type="float">
            <text:p>64.89539</text:p>
          </table:table-cell>
          <table:table-cell office:value-type="float" office:value="60.15289" calcext:value-type="float">
            <text:p>60.15289</text:p>
          </table:table-cell>
          <table:table-cell office:value-type="float" office:value="43.73128" calcext:value-type="float">
            <text:p>43.73128</text:p>
          </table:table-cell>
          <table:table-cell office:value-type="float" office:value="10.79288" calcext:value-type="float">
            <text:p>10.79288</text:p>
          </table:table-cell>
          <table:table-cell office:value-type="float" office:value="8.93257" calcext:value-type="float">
            <text:p>8.93257</text:p>
          </table:table-cell>
          <table:table-cell office:value-type="float" office:value="3.335875" calcext:value-type="float">
            <text:p>3.335875</text:p>
          </table:table-cell>
          <table:table-cell office:value-type="float" office:value="3.432756" calcext:value-type="float">
            <text:p>3.432756</text:p>
          </table:table-cell>
          <table:table-cell office:value-type="float" office:value="5.814245" calcext:value-type="float">
            <text:p>5.814245</text:p>
          </table:table-cell>
          <table:table-cell office:value-type="float" office:value="9.164212" calcext:value-type="float">
            <text:p>9.164212</text:p>
          </table:table-cell>
          <table:table-cell office:value-type="float" office:value="9.716679" calcext:value-type="float">
            <text:p>9.716679</text:p>
          </table:table-cell>
          <table:table-cell office:value-type="float" office:value="10.56944" calcext:value-type="float">
            <text:p>10.56944</text:p>
          </table:table-cell>
          <table:table-cell office:value-type="float" office:value="10.96405" calcext:value-type="float">
            <text:p>10.96405</text:p>
          </table:table-cell>
          <table:table-cell office:value-type="float" office:value="12.87705" calcext:value-type="float">
            <text:p>12.87705</text:p>
          </table:table-cell>
          <table:table-cell office:value-type="float" office:value="13.05131" calcext:value-type="float">
            <text:p>13.05131</text:p>
          </table:table-cell>
          <table:table-cell office:value-type="float" office:value="0" calcext:value-type="float">
            <text:p>0</text:p>
          </table:table-cell>
          <table:table-cell office:value-type="float" office:value="0.8808969" calcext:value-type="float">
            <text:p>0.88089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7" calcext:value-type="float">
            <text:p>9102007</text:p>
          </table:table-cell>
          <table:table-cell office:value-type="float" office:value="1.675374" calcext:value-type="float">
            <text:p>1.675374</text:p>
          </table:table-cell>
          <table:table-cell office:value-type="float" office:value="133.1477" calcext:value-type="float">
            <text:p>133.1477</text:p>
          </table:table-cell>
          <table:table-cell office:value-type="float" office:value="5" calcext:value-type="float">
            <text:p>5</text:p>
          </table:table-cell>
          <table:table-cell office:value-type="float" office:value="-3.248962" calcext:value-type="float">
            <text:p>-3.248962</text:p>
          </table:table-cell>
          <table:table-cell office:value-type="float" office:value="44.37251" calcext:value-type="float">
            <text:p>44.37251</text:p>
          </table:table-cell>
          <table:table-cell office:value-type="float" office:value="0.01652738" calcext:value-type="float">
            <text:p>0.01652738</text:p>
          </table:table-cell>
          <table:table-cell office:value-type="float" office:value="0.0008230268" calcext:value-type="float">
            <text:p>0.0008230268</text:p>
          </table:table-cell>
          <table:table-cell office:value-type="float" office:value="0.02689763" calcext:value-type="float">
            <text:p>0.02689763</text:p>
          </table:table-cell>
          <table:table-cell office:value-type="float" office:value="0.00726569" calcext:value-type="float">
            <text:p>0.00726569</text:p>
          </table:table-cell>
          <table:table-cell office:value-type="float" office:value="1166.06" calcext:value-type="float">
            <text:p>1166.06</text:p>
          </table:table-cell>
          <table:table-cell office:value-type="float" office:value="1.091323" calcext:value-type="float">
            <text:p>1.091323</text:p>
          </table:table-cell>
          <table:table-cell office:value-type="float" office:value="0" calcext:value-type="float">
            <text:p>0</text:p>
          </table:table-cell>
          <table:table-cell office:value-type="float" office:value="0.2394626" calcext:value-type="float">
            <text:p>0.2394626</text:p>
          </table:table-cell>
          <table:table-cell office:value-type="float" office:value="0.4381301" calcext:value-type="float">
            <text:p>0.4381301</text:p>
          </table:table-cell>
          <table:table-cell office:value-type="float" office:value="0.3799086" calcext:value-type="float">
            <text:p>0.3799086</text:p>
          </table:table-cell>
          <table:table-cell office:value-type="float" office:value="0.08219944" calcext:value-type="float">
            <text:p>0.08219944</text:p>
          </table:table-cell>
          <table:table-cell office:value-type="float" office:value="0.06987729" calcext:value-type="float">
            <text:p>0.06987729</text:p>
          </table:table-cell>
          <table:table-cell office:value-type="float" office:value="0.03588523" calcext:value-type="float">
            <text:p>0.03588523</text:p>
          </table:table-cell>
          <table:table-cell office:value-type="float" office:value="0.0382219" calcext:value-type="float">
            <text:p>0.0382219</text:p>
          </table:table-cell>
          <table:table-cell office:value-type="float" office:value="0.08665978" calcext:value-type="float">
            <text:p>0.08665978</text:p>
          </table:table-cell>
          <table:table-cell office:value-type="float" office:value="0.1605412" calcext:value-type="float">
            <text:p>0.1605412</text:p>
          </table:table-cell>
          <table:table-cell office:value-type="float" office:value="0.1650688" calcext:value-type="float">
            <text:p>0.1650688</text:p>
          </table:table-cell>
          <table:table-cell office:value-type="float" office:value="0.1731364" calcext:value-type="float">
            <text:p>0.1731364</text:p>
          </table:table-cell>
          <table:table-cell office:value-type="float" office:value="0.178343" calcext:value-type="float">
            <text:p>0.178343</text:p>
          </table:table-cell>
          <table:table-cell office:value-type="float" office:value="0.1977282" calcext:value-type="float">
            <text:p>0.1977282</text:p>
          </table:table-cell>
          <table:table-cell office:value-type="float" office:value="0.1997639" calcext:value-type="float">
            <text:p>0.1997639</text:p>
          </table:table-cell>
          <table:table-cell office:value-type="float" office:value="0" calcext:value-type="float">
            <text:p>0</text:p>
          </table:table-cell>
          <table:table-cell office:value-type="float" office:value="64.80256" calcext:value-type="float">
            <text:p>64.80256</text:p>
          </table:table-cell>
          <table:table-cell office:value-type="float" office:value="60.13569" calcext:value-type="float">
            <text:p>60.13569</text:p>
          </table:table-cell>
          <table:table-cell office:value-type="float" office:value="43.72791" calcext:value-type="float">
            <text:p>43.72791</text:p>
          </table:table-cell>
          <table:table-cell office:value-type="float" office:value="10.7906" calcext:value-type="float">
            <text:p>10.7906</text:p>
          </table:table-cell>
          <table:table-cell office:value-type="float" office:value="8.93061" calcext:value-type="float">
            <text:p>8.93061</text:p>
          </table:table-cell>
          <table:table-cell office:value-type="float" office:value="3.33673" calcext:value-type="float">
            <text:p>3.33673</text:p>
          </table:table-cell>
          <table:table-cell office:value-type="float" office:value="3.43401" calcext:value-type="float">
            <text:p>3.43401</text:p>
          </table:table-cell>
          <table:table-cell office:value-type="float" office:value="5.817263" calcext:value-type="float">
            <text:p>5.817263</text:p>
          </table:table-cell>
          <table:table-cell office:value-type="float" office:value="9.168418" calcext:value-type="float">
            <text:p>9.168418</text:p>
          </table:table-cell>
          <table:table-cell office:value-type="float" office:value="9.720779" calcext:value-type="float">
            <text:p>9.720779</text:p>
          </table:table-cell>
          <table:table-cell office:value-type="float" office:value="10.57284" calcext:value-type="float">
            <text:p>10.57284</text:p>
          </table:table-cell>
          <table:table-cell office:value-type="float" office:value="10.96726" calcext:value-type="float">
            <text:p>10.96726</text:p>
          </table:table-cell>
          <table:table-cell office:value-type="float" office:value="12.87796" calcext:value-type="float">
            <text:p>12.87796</text:p>
          </table:table-cell>
          <table:table-cell office:value-type="float" office:value="13.05213" calcext:value-type="float">
            <text:p>13.05213</text:p>
          </table:table-cell>
          <table:table-cell office:value-type="float" office:value="0" calcext:value-type="float">
            <text:p>0</text:p>
          </table:table-cell>
          <table:table-cell office:value-type="float" office:value="2.551974" calcext:value-type="float">
            <text:p>2.551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7" calcext:value-type="float">
            <text:p>10102007</text:p>
          </table:table-cell>
          <table:table-cell office:value-type="float" office:value="1.67117" calcext:value-type="float">
            <text:p>1.67117</text:p>
          </table:table-cell>
          <table:table-cell office:value-type="float" office:value="133.1453" calcext:value-type="float">
            <text:p>133.1453</text:p>
          </table:table-cell>
          <table:table-cell office:value-type="float" office:value="5" calcext:value-type="float">
            <text:p>5</text:p>
          </table:table-cell>
          <table:table-cell office:value-type="float" office:value="-3.248565" calcext:value-type="float">
            <text:p>-3.248565</text:p>
          </table:table-cell>
          <table:table-cell office:value-type="float" office:value="44.37719" calcext:value-type="float">
            <text:p>44.37719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2577" calcext:value-type="float">
            <text:p>0.0008232577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7091877" calcext:value-type="float">
            <text:p>0.007091877</text:p>
          </table:table-cell>
          <table:table-cell office:value-type="float" office:value="1166.06" calcext:value-type="float">
            <text:p>1166.06</text:p>
          </table:table-cell>
          <table:table-cell office:value-type="float" office:value="1.092797" calcext:value-type="float">
            <text:p>1.092797</text:p>
          </table:table-cell>
          <table:table-cell office:value-type="float" office:value="0" calcext:value-type="float">
            <text:p>0</text:p>
          </table:table-cell>
          <table:table-cell office:value-type="float" office:value="0.4595546" calcext:value-type="float">
            <text:p>0.4595546</text:p>
          </table:table-cell>
          <table:table-cell office:value-type="float" office:value="0.4717247" calcext:value-type="float">
            <text:p>0.4717247</text:p>
          </table:table-cell>
          <table:table-cell office:value-type="float" office:value="0.3695154" calcext:value-type="float">
            <text:p>0.3695154</text:p>
          </table:table-cell>
          <table:table-cell office:value-type="float" office:value="0.08223319" calcext:value-type="float">
            <text:p>0.08223319</text:p>
          </table:table-cell>
          <table:table-cell office:value-type="float" office:value="0.06910829" calcext:value-type="float">
            <text:p>0.06910829</text:p>
          </table:table-cell>
          <table:table-cell office:value-type="float" office:value="0.03573097" calcext:value-type="float">
            <text:p>0.03573097</text:p>
          </table:table-cell>
          <table:table-cell office:value-type="float" office:value="0.04010545" calcext:value-type="float">
            <text:p>0.04010545</text:p>
          </table:table-cell>
          <table:table-cell office:value-type="float" office:value="0.08668856" calcext:value-type="float">
            <text:p>0.08668856</text:p>
          </table:table-cell>
          <table:table-cell office:value-type="float" office:value="0.160573" calcext:value-type="float">
            <text:p>0.160573</text:p>
          </table:table-cell>
          <table:table-cell office:value-type="float" office:value="0.1650801" calcext:value-type="float">
            <text:p>0.1650801</text:p>
          </table:table-cell>
          <table:table-cell office:value-type="float" office:value="0.173155" calcext:value-type="float">
            <text:p>0.173155</text:p>
          </table:table-cell>
          <table:table-cell office:value-type="float" office:value="0.1783354" calcext:value-type="float">
            <text:p>0.1783354</text:p>
          </table:table-cell>
          <table:table-cell office:value-type="float" office:value="0.1976278" calcext:value-type="float">
            <text:p>0.1976278</text:p>
          </table:table-cell>
          <table:table-cell office:value-type="float" office:value="0.1998305" calcext:value-type="float">
            <text:p>0.1998305</text:p>
          </table:table-cell>
          <table:table-cell office:value-type="float" office:value="0" calcext:value-type="float">
            <text:p>0</text:p>
          </table:table-cell>
          <table:table-cell office:value-type="float" office:value="64.67432" calcext:value-type="float">
            <text:p>64.67432</text:p>
          </table:table-cell>
          <table:table-cell office:value-type="float" office:value="60.05196" calcext:value-type="float">
            <text:p>60.05196</text:p>
          </table:table-cell>
          <table:table-cell office:value-type="float" office:value="43.72293" calcext:value-type="float">
            <text:p>43.72293</text:p>
          </table:table-cell>
          <table:table-cell office:value-type="float" office:value="10.78728" calcext:value-type="float">
            <text:p>10.78728</text:p>
          </table:table-cell>
          <table:table-cell office:value-type="float" office:value="8.928624" calcext:value-type="float">
            <text:p>8.928624</text:p>
          </table:table-cell>
          <table:table-cell office:value-type="float" office:value="3.337615" calcext:value-type="float">
            <text:p>3.337615</text:p>
          </table:table-cell>
          <table:table-cell office:value-type="float" office:value="3.434863" calcext:value-type="float">
            <text:p>3.434863</text:p>
          </table:table-cell>
          <table:table-cell office:value-type="float" office:value="5.820282" calcext:value-type="float">
            <text:p>5.820282</text:p>
          </table:table-cell>
          <table:table-cell office:value-type="float" office:value="9.172623" calcext:value-type="float">
            <text:p>9.172623</text:p>
          </table:table-cell>
          <table:table-cell office:value-type="float" office:value="9.724822" calcext:value-type="float">
            <text:p>9.724822</text:p>
          </table:table-cell>
          <table:table-cell office:value-type="float" office:value="10.57623" calcext:value-type="float">
            <text:p>10.57623</text:p>
          </table:table-cell>
          <table:table-cell office:value-type="float" office:value="10.97044" calcext:value-type="float">
            <text:p>10.97044</text:p>
          </table:table-cell>
          <table:table-cell office:value-type="float" office:value="12.87893" calcext:value-type="float">
            <text:p>12.87893</text:p>
          </table:table-cell>
          <table:table-cell office:value-type="float" office:value="13.05293" calcext:value-type="float">
            <text:p>13.05293</text:p>
          </table:table-cell>
          <table:table-cell office:value-type="float" office:value="0" calcext:value-type="float">
            <text:p>0</text:p>
          </table:table-cell>
          <table:table-cell office:value-type="float" office:value="1.900979" calcext:value-type="float">
            <text:p>1.90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7" calcext:value-type="float">
            <text:p>11102007</text:p>
          </table:table-cell>
          <table:table-cell office:value-type="float" office:value="1.667549" calcext:value-type="float">
            <text:p>1.667549</text:p>
          </table:table-cell>
          <table:table-cell office:value-type="float" office:value="133.1432" calcext:value-type="float">
            <text:p>133.1432</text:p>
          </table:table-cell>
          <table:table-cell office:value-type="float" office:value="5" calcext:value-type="float">
            <text:p>5</text:p>
          </table:table-cell>
          <table:table-cell office:value-type="float" office:value="-3.248164" calcext:value-type="float">
            <text:p>-3.248164</text:p>
          </table:table-cell>
          <table:table-cell office:value-type="float" office:value="44.38364" calcext:value-type="float">
            <text:p>44.38364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2577" calcext:value-type="float">
            <text:p>0.0008232577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6924587" calcext:value-type="float">
            <text:p>0.006924587</text:p>
          </table:table-cell>
          <table:table-cell office:value-type="float" office:value="1166.06" calcext:value-type="float">
            <text:p>1166.06</text:p>
          </table:table-cell>
          <table:table-cell office:value-type="float" office:value="1.093957" calcext:value-type="float">
            <text:p>1.093957</text:p>
          </table:table-cell>
          <table:table-cell office:value-type="float" office:value="0" calcext:value-type="float">
            <text:p>0</text:p>
          </table:table-cell>
          <table:table-cell office:value-type="float" office:value="0.5319911" calcext:value-type="float">
            <text:p>0.5319911</text:p>
          </table:table-cell>
          <table:table-cell office:value-type="float" office:value="0.4928617" calcext:value-type="float">
            <text:p>0.4928617</text:p>
          </table:table-cell>
          <table:table-cell office:value-type="float" office:value="0.3610813" calcext:value-type="float">
            <text:p>0.3610813</text:p>
          </table:table-cell>
          <table:table-cell office:value-type="float" office:value="0.08448649" calcext:value-type="float">
            <text:p>0.08448649</text:p>
          </table:table-cell>
          <table:table-cell office:value-type="float" office:value="0.06760897" calcext:value-type="float">
            <text:p>0.06760897</text:p>
          </table:table-cell>
          <table:table-cell office:value-type="float" office:value="0.03502013" calcext:value-type="float">
            <text:p>0.03502013</text:p>
          </table:table-cell>
          <table:table-cell office:value-type="float" office:value="0.04081138" calcext:value-type="float">
            <text:p>0.04081138</text:p>
          </table:table-cell>
          <table:table-cell office:value-type="float" office:value="0.08659969" calcext:value-type="float">
            <text:p>0.08659969</text:p>
          </table:table-cell>
          <table:table-cell office:value-type="float" office:value="0.1606007" calcext:value-type="float">
            <text:p>0.1606007</text:p>
          </table:table-cell>
          <table:table-cell office:value-type="float" office:value="0.1651042" calcext:value-type="float">
            <text:p>0.1651042</text:p>
          </table:table-cell>
          <table:table-cell office:value-type="float" office:value="0.173182" calcext:value-type="float">
            <text:p>0.173182</text:p>
          </table:table-cell>
          <table:table-cell office:value-type="float" office:value="0.1783533" calcext:value-type="float">
            <text:p>0.1783533</text:p>
          </table:table-cell>
          <table:table-cell office:value-type="float" office:value="0.1976072" calcext:value-type="float">
            <text:p>0.1976072</text:p>
          </table:table-cell>
          <table:table-cell office:value-type="float" office:value="0.1998533" calcext:value-type="float">
            <text:p>0.1998533</text:p>
          </table:table-cell>
          <table:table-cell office:value-type="float" office:value="0" calcext:value-type="float">
            <text:p>0</text:p>
          </table:table-cell>
          <table:table-cell office:value-type="float" office:value="64.64003" calcext:value-type="float">
            <text:p>64.64003</text:p>
          </table:table-cell>
          <table:table-cell office:value-type="float" office:value="59.99392" calcext:value-type="float">
            <text:p>59.99392</text:p>
          </table:table-cell>
          <table:table-cell office:value-type="float" office:value="43.71363" calcext:value-type="float">
            <text:p>43.71363</text:p>
          </table:table-cell>
          <table:table-cell office:value-type="float" office:value="10.78434" calcext:value-type="float">
            <text:p>10.78434</text:p>
          </table:table-cell>
          <table:table-cell office:value-type="float" office:value="8.926159" calcext:value-type="float">
            <text:p>8.926159</text:p>
          </table:table-cell>
          <table:table-cell office:value-type="float" office:value="3.338413" calcext:value-type="float">
            <text:p>3.338413</text:p>
          </table:table-cell>
          <table:table-cell office:value-type="float" office:value="3.436074" calcext:value-type="float">
            <text:p>3.436074</text:p>
          </table:table-cell>
          <table:table-cell office:value-type="float" office:value="5.823299" calcext:value-type="float">
            <text:p>5.823299</text:p>
          </table:table-cell>
          <table:table-cell office:value-type="float" office:value="9.176827" calcext:value-type="float">
            <text:p>9.176827</text:p>
          </table:table-cell>
          <table:table-cell office:value-type="float" office:value="9.72885" calcext:value-type="float">
            <text:p>9.72885</text:p>
          </table:table-cell>
          <table:table-cell office:value-type="float" office:value="10.57963" calcext:value-type="float">
            <text:p>10.57963</text:p>
          </table:table-cell>
          <table:table-cell office:value-type="float" office:value="10.97362" calcext:value-type="float">
            <text:p>10.97362</text:p>
          </table:table-cell>
          <table:table-cell office:value-type="float" office:value="12.87986" calcext:value-type="float">
            <text:p>12.87986</text:p>
          </table:table-cell>
          <table:table-cell office:value-type="float" office:value="13.05373" calcext:value-type="float">
            <text:p>13.05373</text:p>
          </table:table-cell>
          <table:table-cell office:value-type="float" office:value="0" calcext:value-type="float">
            <text:p>0</text:p>
          </table:table-cell>
          <table:table-cell office:value-type="float" office:value="2.256505" calcext:value-type="float">
            <text:p>2.2565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7" calcext:value-type="float">
            <text:p>12102007</text:p>
          </table:table-cell>
          <table:table-cell office:value-type="float" office:value="1.664161" calcext:value-type="float">
            <text:p>1.664161</text:p>
          </table:table-cell>
          <table:table-cell office:value-type="float" office:value="133.1411" calcext:value-type="float">
            <text:p>133.1411</text:p>
          </table:table-cell>
          <table:table-cell office:value-type="float" office:value="5" calcext:value-type="float">
            <text:p>5</text:p>
          </table:table-cell>
          <table:table-cell office:value-type="float" office:value="-3.247737" calcext:value-type="float">
            <text:p>-3.247737</text:p>
          </table:table-cell>
          <table:table-cell office:value-type="float" office:value="44.39035" calcext:value-type="float">
            <text:p>44.39035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439" calcext:value-type="float">
            <text:p>0.0008233439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6794578" calcext:value-type="float">
            <text:p>0.006794578</text:p>
          </table:table-cell>
          <table:table-cell office:value-type="float" office:value="1166.06" calcext:value-type="float">
            <text:p>1166.06</text:p>
          </table:table-cell>
          <table:table-cell office:value-type="float" office:value="1.094953" calcext:value-type="float">
            <text:p>1.094953</text:p>
          </table:table-cell>
          <table:table-cell office:value-type="float" office:value="0" calcext:value-type="float">
            <text:p>0</text:p>
          </table:table-cell>
          <table:table-cell office:value-type="float" office:value="0.2123974" calcext:value-type="float">
            <text:p>0.2123974</text:p>
          </table:table-cell>
          <table:table-cell office:value-type="float" office:value="0.4161038" calcext:value-type="float">
            <text:p>0.4161038</text:p>
          </table:table-cell>
          <table:table-cell office:value-type="float" office:value="0.3553844" calcext:value-type="float">
            <text:p>0.3553844</text:p>
          </table:table-cell>
          <table:table-cell office:value-type="float" office:value="0.08895341" calcext:value-type="float">
            <text:p>0.08895341</text:p>
          </table:table-cell>
          <table:table-cell office:value-type="float" office:value="0.06673277" calcext:value-type="float">
            <text:p>0.06673277</text:p>
          </table:table-cell>
          <table:table-cell office:value-type="float" office:value="0.03451952" calcext:value-type="float">
            <text:p>0.03451952</text:p>
          </table:table-cell>
          <table:table-cell office:value-type="float" office:value="0.04080151" calcext:value-type="float">
            <text:p>0.04080151</text:p>
          </table:table-cell>
          <table:table-cell office:value-type="float" office:value="0.08646462" calcext:value-type="float">
            <text:p>0.08646462</text:p>
          </table:table-cell>
          <table:table-cell office:value-type="float" office:value="0.1605987" calcext:value-type="float">
            <text:p>0.1605987</text:p>
          </table:table-cell>
          <table:table-cell office:value-type="float" office:value="0.165128" calcext:value-type="float">
            <text:p>0.165128</text:p>
          </table:table-cell>
          <table:table-cell office:value-type="float" office:value="0.1732086" calcext:value-type="float">
            <text:p>0.1732086</text:p>
          </table:table-cell>
          <table:table-cell office:value-type="float" office:value="0.1783526" calcext:value-type="float">
            <text:p>0.1783526</text:p>
          </table:table-cell>
          <table:table-cell office:value-type="float" office:value="0.1976099" calcext:value-type="float">
            <text:p>0.1976099</text:p>
          </table:table-cell>
          <table:table-cell office:value-type="float" office:value="0.1998652" calcext:value-type="float">
            <text:p>0.1998652</text:p>
          </table:table-cell>
          <table:table-cell office:value-type="float" office:value="0" calcext:value-type="float">
            <text:p>0</text:p>
          </table:table-cell>
          <table:table-cell office:value-type="float" office:value="64.60326" calcext:value-type="float">
            <text:p>64.60326</text:p>
          </table:table-cell>
          <table:table-cell office:value-type="float" office:value="59.946" calcext:value-type="float">
            <text:p>59.946</text:p>
          </table:table-cell>
          <table:table-cell office:value-type="float" office:value="43.70127" calcext:value-type="float">
            <text:p>43.70127</text:p>
          </table:table-cell>
          <table:table-cell office:value-type="float" office:value="10.78237" calcext:value-type="float">
            <text:p>10.78237</text:p>
          </table:table-cell>
          <table:table-cell office:value-type="float" office:value="8.923407" calcext:value-type="float">
            <text:p>8.923407</text:p>
          </table:table-cell>
          <table:table-cell office:value-type="float" office:value="3.339123" calcext:value-type="float">
            <text:p>3.339123</text:p>
          </table:table-cell>
          <table:table-cell office:value-type="float" office:value="3.437316" calcext:value-type="float">
            <text:p>3.437316</text:p>
          </table:table-cell>
          <table:table-cell office:value-type="float" office:value="5.826318" calcext:value-type="float">
            <text:p>5.826318</text:p>
          </table:table-cell>
          <table:table-cell office:value-type="float" office:value="9.181033" calcext:value-type="float">
            <text:p>9.181033</text:p>
          </table:table-cell>
          <table:table-cell office:value-type="float" office:value="9.732875" calcext:value-type="float">
            <text:p>9.732875</text:p>
          </table:table-cell>
          <table:table-cell office:value-type="float" office:value="10.58302" calcext:value-type="float">
            <text:p>10.58302</text:p>
          </table:table-cell>
          <table:table-cell office:value-type="float" office:value="10.9768" calcext:value-type="float">
            <text:p>10.9768</text:p>
          </table:table-cell>
          <table:table-cell office:value-type="float" office:value="12.88079" calcext:value-type="float">
            <text:p>12.88079</text:p>
          </table:table-cell>
          <table:table-cell office:value-type="float" office:value="13.05453" calcext:value-type="float">
            <text:p>13.05453</text:p>
          </table:table-cell>
          <table:table-cell office:value-type="float" office:value="0" calcext:value-type="float">
            <text:p>0</text:p>
          </table:table-cell>
          <table:table-cell office:value-type="float" office:value="0.4064992" calcext:value-type="float">
            <text:p>0.4064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7" calcext:value-type="float">
            <text:p>13102007</text:p>
          </table:table-cell>
          <table:table-cell office:value-type="float" office:value="1.660694" calcext:value-type="float">
            <text:p>1.660694</text:p>
          </table:table-cell>
          <table:table-cell office:value-type="float" office:value="133.1391" calcext:value-type="float">
            <text:p>133.1391</text:p>
          </table:table-cell>
          <table:table-cell office:value-type="float" office:value="5" calcext:value-type="float">
            <text:p>5</text:p>
          </table:table-cell>
          <table:table-cell office:value-type="float" office:value="-3.247314" calcext:value-type="float">
            <text:p>-3.247314</text:p>
          </table:table-cell>
          <table:table-cell office:value-type="float" office:value="44.3945" calcext:value-type="float">
            <text:p>44.3945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446" calcext:value-type="float">
            <text:p>0.000823344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6794595" calcext:value-type="float">
            <text:p>0.006794595</text:p>
          </table:table-cell>
          <table:table-cell office:value-type="float" office:value="1166.06" calcext:value-type="float">
            <text:p>1166.06</text:p>
          </table:table-cell>
          <table:table-cell office:value-type="float" office:value="1.096225" calcext:value-type="float">
            <text:p>1.096225</text:p>
          </table:table-cell>
          <table:table-cell office:value-type="float" office:value="0" calcext:value-type="float">
            <text:p>0</text:p>
          </table:table-cell>
          <table:table-cell office:value-type="float" office:value="0.4421209" calcext:value-type="float">
            <text:p>0.4421209</text:p>
          </table:table-cell>
          <table:table-cell office:value-type="float" office:value="0.462996" calcext:value-type="float">
            <text:p>0.462996</text:p>
          </table:table-cell>
          <table:table-cell office:value-type="float" office:value="0.3322099" calcext:value-type="float">
            <text:p>0.3322099</text:p>
          </table:table-cell>
          <table:table-cell office:value-type="float" office:value="0.1007455" calcext:value-type="float">
            <text:p>0.1007455</text:p>
          </table:table-cell>
          <table:table-cell office:value-type="float" office:value="0.06683253" calcext:value-type="float">
            <text:p>0.06683253</text:p>
          </table:table-cell>
          <table:table-cell office:value-type="float" office:value="0.03422593" calcext:value-type="float">
            <text:p>0.03422593</text:p>
          </table:table-cell>
          <table:table-cell office:value-type="float" office:value="0.04072928" calcext:value-type="float">
            <text:p>0.04072928</text:p>
          </table:table-cell>
          <table:table-cell office:value-type="float" office:value="0.08633572" calcext:value-type="float">
            <text:p>0.08633572</text:p>
          </table:table-cell>
          <table:table-cell office:value-type="float" office:value="0.1605757" calcext:value-type="float">
            <text:p>0.1605757</text:p>
          </table:table-cell>
          <table:table-cell office:value-type="float" office:value="0.1651509" calcext:value-type="float">
            <text:p>0.1651509</text:p>
          </table:table-cell>
          <table:table-cell office:value-type="float" office:value="0.1732369" calcext:value-type="float">
            <text:p>0.1732369</text:p>
          </table:table-cell>
          <table:table-cell office:value-type="float" office:value="0.1783669" calcext:value-type="float">
            <text:p>0.1783669</text:p>
          </table:table-cell>
          <table:table-cell office:value-type="float" office:value="0.1976215" calcext:value-type="float">
            <text:p>0.1976215</text:p>
          </table:table-cell>
          <table:table-cell office:value-type="float" office:value="0.1998723" calcext:value-type="float">
            <text:p>0.1998723</text:p>
          </table:table-cell>
          <table:table-cell office:value-type="float" office:value="0" calcext:value-type="float">
            <text:p>0</text:p>
          </table:table-cell>
          <table:table-cell office:value-type="float" office:value="64.48235" calcext:value-type="float">
            <text:p>64.48235</text:p>
          </table:table-cell>
          <table:table-cell office:value-type="float" office:value="59.86709" calcext:value-type="float">
            <text:p>59.86709</text:p>
          </table:table-cell>
          <table:table-cell office:value-type="float" office:value="43.67779" calcext:value-type="float">
            <text:p>43.67779</text:p>
          </table:table-cell>
          <table:table-cell office:value-type="float" office:value="10.7829" calcext:value-type="float">
            <text:p>10.7829</text:p>
          </table:table-cell>
          <table:table-cell office:value-type="float" office:value="8.920444" calcext:value-type="float">
            <text:p>8.920444</text:p>
          </table:table-cell>
          <table:table-cell office:value-type="float" office:value="3.339771" calcext:value-type="float">
            <text:p>3.339771</text:p>
          </table:table-cell>
          <table:table-cell office:value-type="float" office:value="3.438527" calcext:value-type="float">
            <text:p>3.438527</text:p>
          </table:table-cell>
          <table:table-cell office:value-type="float" office:value="5.829316" calcext:value-type="float">
            <text:p>5.829316</text:p>
          </table:table-cell>
          <table:table-cell office:value-type="float" office:value="9.185231" calcext:value-type="float">
            <text:p>9.185231</text:p>
          </table:table-cell>
          <table:table-cell office:value-type="float" office:value="9.736898" calcext:value-type="float">
            <text:p>9.736898</text:p>
          </table:table-cell>
          <table:table-cell office:value-type="float" office:value="10.58641" calcext:value-type="float">
            <text:p>10.58641</text:p>
          </table:table-cell>
          <table:table-cell office:value-type="float" office:value="10.97998" calcext:value-type="float">
            <text:p>10.97998</text:p>
          </table:table-cell>
          <table:table-cell office:value-type="float" office:value="12.88172" calcext:value-type="float">
            <text:p>12.88172</text:p>
          </table:table-cell>
          <table:table-cell office:value-type="float" office:value="13.05533" calcext:value-type="float">
            <text:p>13.05533</text:p>
          </table:table-cell>
          <table:table-cell office:value-type="float" office:value="0" calcext:value-type="float">
            <text:p>0</text:p>
          </table:table-cell>
          <table:table-cell office:value-type="float" office:value="1.536131" calcext:value-type="float">
            <text:p>1.536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7" calcext:value-type="float">
            <text:p>14102007</text:p>
          </table:table-cell>
          <table:table-cell office:value-type="float" office:value="1.657582" calcext:value-type="float">
            <text:p>1.657582</text:p>
          </table:table-cell>
          <table:table-cell office:value-type="float" office:value="133.1371" calcext:value-type="float">
            <text:p>133.1371</text:p>
          </table:table-cell>
          <table:table-cell office:value-type="float" office:value="5" calcext:value-type="float">
            <text:p>5</text:p>
          </table:table-cell>
          <table:table-cell office:value-type="float" office:value="-3.246887" calcext:value-type="float">
            <text:p>-3.246887</text:p>
          </table:table-cell>
          <table:table-cell office:value-type="float" office:value="44.40065" calcext:value-type="float">
            <text:p>44.40065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446" calcext:value-type="float">
            <text:p>0.000823344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6794595" calcext:value-type="float">
            <text:p>0.006794595</text:p>
          </table:table-cell>
          <table:table-cell office:value-type="float" office:value="1166.06" calcext:value-type="float">
            <text:p>1166.06</text:p>
          </table:table-cell>
          <table:table-cell office:value-type="float" office:value="1.097251" calcext:value-type="float">
            <text:p>1.097251</text:p>
          </table:table-cell>
          <table:table-cell office:value-type="float" office:value="0" calcext:value-type="float">
            <text:p>0</text:p>
          </table:table-cell>
          <table:table-cell office:value-type="float" office:value="0.5226624" calcext:value-type="float">
            <text:p>0.5226624</text:p>
          </table:table-cell>
          <table:table-cell office:value-type="float" office:value="0.4854323" calcext:value-type="float">
            <text:p>0.4854323</text:p>
          </table:table-cell>
          <table:table-cell office:value-type="float" office:value="0.3285644" calcext:value-type="float">
            <text:p>0.3285644</text:p>
          </table:table-cell>
          <table:table-cell office:value-type="float" office:value="0.1111254" calcext:value-type="float">
            <text:p>0.1111254</text:p>
          </table:table-cell>
          <table:table-cell office:value-type="float" office:value="0.0698799" calcext:value-type="float">
            <text:p>0.0698799</text:p>
          </table:table-cell>
          <table:table-cell office:value-type="float" office:value="0.03388397" calcext:value-type="float">
            <text:p>0.03388397</text:p>
          </table:table-cell>
          <table:table-cell office:value-type="float" office:value="0.04061026" calcext:value-type="float">
            <text:p>0.04061026</text:p>
          </table:table-cell>
          <table:table-cell office:value-type="float" office:value="0.08623065" calcext:value-type="float">
            <text:p>0.08623065</text:p>
          </table:table-cell>
          <table:table-cell office:value-type="float" office:value="0.1605456" calcext:value-type="float">
            <text:p>0.1605456</text:p>
          </table:table-cell>
          <table:table-cell office:value-type="float" office:value="0.1651718" calcext:value-type="float">
            <text:p>0.1651718</text:p>
          </table:table-cell>
          <table:table-cell office:value-type="float" office:value="0.1732661" calcext:value-type="float">
            <text:p>0.1732661</text:p>
          </table:table-cell>
          <table:table-cell office:value-type="float" office:value="0.1783872" calcext:value-type="float">
            <text:p>0.1783872</text:p>
          </table:table-cell>
          <table:table-cell office:value-type="float" office:value="0.1976323" calcext:value-type="float">
            <text:p>0.1976323</text:p>
          </table:table-cell>
          <table:table-cell office:value-type="float" office:value="0.1998805" calcext:value-type="float">
            <text:p>0.1998805</text:p>
          </table:table-cell>
          <table:table-cell office:value-type="float" office:value="0" calcext:value-type="float">
            <text:p>0</text:p>
          </table:table-cell>
          <table:table-cell office:value-type="float" office:value="64.45014" calcext:value-type="float">
            <text:p>64.45014</text:p>
          </table:table-cell>
          <table:table-cell office:value-type="float" office:value="59.81402" calcext:value-type="float">
            <text:p>59.81402</text:p>
          </table:table-cell>
          <table:table-cell office:value-type="float" office:value="43.65062" calcext:value-type="float">
            <text:p>43.65062</text:p>
          </table:table-cell>
          <table:table-cell office:value-type="float" office:value="10.78965" calcext:value-type="float">
            <text:p>10.78965</text:p>
          </table:table-cell>
          <table:table-cell office:value-type="float" office:value="8.917622" calcext:value-type="float">
            <text:p>8.917622</text:p>
          </table:table-cell>
          <table:table-cell office:value-type="float" office:value="3.340374" calcext:value-type="float">
            <text:p>3.340374</text:p>
          </table:table-cell>
          <table:table-cell office:value-type="float" office:value="3.43971" calcext:value-type="float">
            <text:p>3.43971</text:p>
          </table:table-cell>
          <table:table-cell office:value-type="float" office:value="5.832273" calcext:value-type="float">
            <text:p>5.832273</text:p>
          </table:table-cell>
          <table:table-cell office:value-type="float" office:value="9.189344" calcext:value-type="float">
            <text:p>9.189344</text:p>
          </table:table-cell>
          <table:table-cell office:value-type="float" office:value="9.740924" calcext:value-type="float">
            <text:p>9.740924</text:p>
          </table:table-cell>
          <table:table-cell office:value-type="float" office:value="10.58981" calcext:value-type="float">
            <text:p>10.58981</text:p>
          </table:table-cell>
          <table:table-cell office:value-type="float" office:value="10.98315" calcext:value-type="float">
            <text:p>10.98315</text:p>
          </table:table-cell>
          <table:table-cell office:value-type="float" office:value="12.88265" calcext:value-type="float">
            <text:p>12.88265</text:p>
          </table:table-cell>
          <table:table-cell office:value-type="float" office:value="13.05613" calcext:value-type="float">
            <text:p>13.05613</text:p>
          </table:table-cell>
          <table:table-cell office:value-type="float" office:value="0" calcext:value-type="float">
            <text:p>0</text:p>
          </table:table-cell>
          <table:table-cell office:value-type="float" office:value="1.886877" calcext:value-type="float">
            <text:p>1.886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7" calcext:value-type="float">
            <text:p>15102007</text:p>
          </table:table-cell>
          <table:table-cell office:value-type="float" office:value="1.654945" calcext:value-type="float">
            <text:p>1.654945</text:p>
          </table:table-cell>
          <table:table-cell office:value-type="float" office:value="133.1353" calcext:value-type="float">
            <text:p>133.1353</text:p>
          </table:table-cell>
          <table:table-cell office:value-type="float" office:value="5" calcext:value-type="float">
            <text:p>5</text:p>
          </table:table-cell>
          <table:table-cell office:value-type="float" office:value="-3.246453" calcext:value-type="float">
            <text:p>-3.246453</text:p>
          </table:table-cell>
          <table:table-cell office:value-type="float" office:value="44.40707" calcext:value-type="float">
            <text:p>44.40707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446" calcext:value-type="float">
            <text:p>0.000823344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6794595" calcext:value-type="float">
            <text:p>0.006794595</text:p>
          </table:table-cell>
          <table:table-cell office:value-type="float" office:value="1166.06" calcext:value-type="float">
            <text:p>1166.06</text:p>
          </table:table-cell>
          <table:table-cell office:value-type="float" office:value="1.097911" calcext:value-type="float">
            <text:p>1.097911</text:p>
          </table:table-cell>
          <table:table-cell office:value-type="float" office:value="0" calcext:value-type="float">
            <text:p>0</text:p>
          </table:table-cell>
          <table:table-cell office:value-type="float" office:value="0.5220946" calcext:value-type="float">
            <text:p>0.5220946</text:p>
          </table:table-cell>
          <table:table-cell office:value-type="float" office:value="0.483633" calcext:value-type="float">
            <text:p>0.483633</text:p>
          </table:table-cell>
          <table:table-cell office:value-type="float" office:value="0.3246256" calcext:value-type="float">
            <text:p>0.3246256</text:p>
          </table:table-cell>
          <table:table-cell office:value-type="float" office:value="0.08481684" calcext:value-type="float">
            <text:p>0.08481684</text:p>
          </table:table-cell>
          <table:table-cell office:value-type="float" office:value="0.06347419" calcext:value-type="float">
            <text:p>0.06347419</text:p>
          </table:table-cell>
          <table:table-cell office:value-type="float" office:value="0.03342295" calcext:value-type="float">
            <text:p>0.03342295</text:p>
          </table:table-cell>
          <table:table-cell office:value-type="float" office:value="0.04042034" calcext:value-type="float">
            <text:p>0.04042034</text:p>
          </table:table-cell>
          <table:table-cell office:value-type="float" office:value="0.08610933" calcext:value-type="float">
            <text:p>0.08610933</text:p>
          </table:table-cell>
          <table:table-cell office:value-type="float" office:value="0.1605093" calcext:value-type="float">
            <text:p>0.1605093</text:p>
          </table:table-cell>
          <table:table-cell office:value-type="float" office:value="0.1651895" calcext:value-type="float">
            <text:p>0.1651895</text:p>
          </table:table-cell>
          <table:table-cell office:value-type="float" office:value="0.1732942" calcext:value-type="float">
            <text:p>0.1732942</text:p>
          </table:table-cell>
          <table:table-cell office:value-type="float" office:value="0.178403" calcext:value-type="float">
            <text:p>0.178403</text:p>
          </table:table-cell>
          <table:table-cell office:value-type="float" office:value="0.1976428" calcext:value-type="float">
            <text:p>0.1976428</text:p>
          </table:table-cell>
          <table:table-cell office:value-type="float" office:value="0.1998889" calcext:value-type="float">
            <text:p>0.1998889</text:p>
          </table:table-cell>
          <table:table-cell office:value-type="float" office:value="0" calcext:value-type="float">
            <text:p>0</text:p>
          </table:table-cell>
          <table:table-cell office:value-type="float" office:value="64.43465" calcext:value-type="float">
            <text:p>64.43465</text:p>
          </table:table-cell>
          <table:table-cell office:value-type="float" office:value="59.76896" calcext:value-type="float">
            <text:p>59.76896</text:p>
          </table:table-cell>
          <table:table-cell office:value-type="float" office:value="43.6251" calcext:value-type="float">
            <text:p>43.6251</text:p>
          </table:table-cell>
          <table:table-cell office:value-type="float" office:value="10.7913" calcext:value-type="float">
            <text:p>10.7913</text:p>
          </table:table-cell>
          <table:table-cell office:value-type="float" office:value="8.913676" calcext:value-type="float">
            <text:p>8.913676</text:p>
          </table:table-cell>
          <table:table-cell office:value-type="float" office:value="3.340913" calcext:value-type="float">
            <text:p>3.340913</text:p>
          </table:table-cell>
          <table:table-cell office:value-type="float" office:value="3.440853" calcext:value-type="float">
            <text:p>3.440853</text:p>
          </table:table-cell>
          <table:table-cell office:value-type="float" office:value="5.835229" calcext:value-type="float">
            <text:p>5.835229</text:p>
          </table:table-cell>
          <table:table-cell office:value-type="float" office:value="9.193459" calcext:value-type="float">
            <text:p>9.193459</text:p>
          </table:table-cell>
          <table:table-cell office:value-type="float" office:value="9.744946" calcext:value-type="float">
            <text:p>9.744946</text:p>
          </table:table-cell>
          <table:table-cell office:value-type="float" office:value="10.5932" calcext:value-type="float">
            <text:p>10.5932</text:p>
          </table:table-cell>
          <table:table-cell office:value-type="float" office:value="10.98634" calcext:value-type="float">
            <text:p>10.98634</text:p>
          </table:table-cell>
          <table:table-cell office:value-type="float" office:value="12.88358" calcext:value-type="float">
            <text:p>12.88358</text:p>
          </table:table-cell>
          <table:table-cell office:value-type="float" office:value="13.05692" calcext:value-type="float">
            <text:p>13.05692</text:p>
          </table:table-cell>
          <table:table-cell office:value-type="float" office:value="0" calcext:value-type="float">
            <text:p>0</text:p>
          </table:table-cell>
          <table:table-cell office:value-type="float" office:value="1.734098" calcext:value-type="float">
            <text:p>1.7340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7" calcext:value-type="float">
            <text:p>16102007</text:p>
          </table:table-cell>
          <table:table-cell office:value-type="float" office:value="1.652744" calcext:value-type="float">
            <text:p>1.652744</text:p>
          </table:table-cell>
          <table:table-cell office:value-type="float" office:value="133.1336" calcext:value-type="float">
            <text:p>133.1336</text:p>
          </table:table-cell>
          <table:table-cell office:value-type="float" office:value="5" calcext:value-type="float">
            <text:p>5</text:p>
          </table:table-cell>
          <table:table-cell office:value-type="float" office:value="-3.246015" calcext:value-type="float">
            <text:p>-3.246015</text:p>
          </table:table-cell>
          <table:table-cell office:value-type="float" office:value="44.41288" calcext:value-type="float">
            <text:p>44.41288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446" calcext:value-type="float">
            <text:p>0.000823344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6794595" calcext:value-type="float">
            <text:p>0.006794595</text:p>
          </table:table-cell>
          <table:table-cell office:value-type="float" office:value="1166.059" calcext:value-type="float">
            <text:p>1166.059</text:p>
          </table:table-cell>
          <table:table-cell office:value-type="float" office:value="1.09842" calcext:value-type="float">
            <text:p>1.09842</text:p>
          </table:table-cell>
          <table:table-cell office:value-type="float" office:value="0" calcext:value-type="float">
            <text:p>0</text:p>
          </table:table-cell>
          <table:table-cell office:value-type="float" office:value="0.5136589" calcext:value-type="float">
            <text:p>0.5136589</text:p>
          </table:table-cell>
          <table:table-cell office:value-type="float" office:value="0.4785749" calcext:value-type="float">
            <text:p>0.4785749</text:p>
          </table:table-cell>
          <table:table-cell office:value-type="float" office:value="0.318168" calcext:value-type="float">
            <text:p>0.318168</text:p>
          </table:table-cell>
          <table:table-cell office:value-type="float" office:value="0.07660834" calcext:value-type="float">
            <text:p>0.07660834</text:p>
          </table:table-cell>
          <table:table-cell office:value-type="float" office:value="0.06111288" calcext:value-type="float">
            <text:p>0.06111288</text:p>
          </table:table-cell>
          <table:table-cell office:value-type="float" office:value="0.03272904" calcext:value-type="float">
            <text:p>0.03272904</text:p>
          </table:table-cell>
          <table:table-cell office:value-type="float" office:value="0.04009611" calcext:value-type="float">
            <text:p>0.04009611</text:p>
          </table:table-cell>
          <table:table-cell office:value-type="float" office:value="0.08593654" calcext:value-type="float">
            <text:p>0.08593654</text:p>
          </table:table-cell>
          <table:table-cell office:value-type="float" office:value="0.1604613" calcext:value-type="float">
            <text:p>0.1604613</text:p>
          </table:table-cell>
          <table:table-cell office:value-type="float" office:value="0.1652055" calcext:value-type="float">
            <text:p>0.1652055</text:p>
          </table:table-cell>
          <table:table-cell office:value-type="float" office:value="0.1733225" calcext:value-type="float">
            <text:p>0.1733225</text:p>
          </table:table-cell>
          <table:table-cell office:value-type="float" office:value="0.1784207" calcext:value-type="float">
            <text:p>0.1784207</text:p>
          </table:table-cell>
          <table:table-cell office:value-type="float" office:value="0.1976532" calcext:value-type="float">
            <text:p>0.1976532</text:p>
          </table:table-cell>
          <table:table-cell office:value-type="float" office:value="0.1998972" calcext:value-type="float">
            <text:p>0.1998972</text:p>
          </table:table-cell>
          <table:table-cell office:value-type="float" office:value="0" calcext:value-type="float">
            <text:p>0</text:p>
          </table:table-cell>
          <table:table-cell office:value-type="float" office:value="64.4164" calcext:value-type="float">
            <text:p>64.4164</text:p>
          </table:table-cell>
          <table:table-cell office:value-type="float" office:value="59.72311" calcext:value-type="float">
            <text:p>59.72311</text:p>
          </table:table-cell>
          <table:table-cell office:value-type="float" office:value="43.59721" calcext:value-type="float">
            <text:p>43.59721</text:p>
          </table:table-cell>
          <table:table-cell office:value-type="float" office:value="10.78597" calcext:value-type="float">
            <text:p>10.78597</text:p>
          </table:table-cell>
          <table:table-cell office:value-type="float" office:value="8.908009" calcext:value-type="float">
            <text:p>8.908009</text:p>
          </table:table-cell>
          <table:table-cell office:value-type="float" office:value="3.341352" calcext:value-type="float">
            <text:p>3.341352</text:p>
          </table:table-cell>
          <table:table-cell office:value-type="float" office:value="3.441938" calcext:value-type="float">
            <text:p>3.441938</text:p>
          </table:table-cell>
          <table:table-cell office:value-type="float" office:value="5.838142" calcext:value-type="float">
            <text:p>5.838142</text:p>
          </table:table-cell>
          <table:table-cell office:value-type="float" office:value="9.197573" calcext:value-type="float">
            <text:p>9.197573</text:p>
          </table:table-cell>
          <table:table-cell office:value-type="float" office:value="9.74897" calcext:value-type="float">
            <text:p>9.74897</text:p>
          </table:table-cell>
          <table:table-cell office:value-type="float" office:value="10.59659" calcext:value-type="float">
            <text:p>10.59659</text:p>
          </table:table-cell>
          <table:table-cell office:value-type="float" office:value="10.98952" calcext:value-type="float">
            <text:p>10.98952</text:p>
          </table:table-cell>
          <table:table-cell office:value-type="float" office:value="12.88451" calcext:value-type="float">
            <text:p>12.88451</text:p>
          </table:table-cell>
          <table:table-cell office:value-type="float" office:value="13.05772" calcext:value-type="float">
            <text:p>13.05772</text:p>
          </table:table-cell>
          <table:table-cell office:value-type="float" office:value="0" calcext:value-type="float">
            <text:p>0</text:p>
          </table:table-cell>
          <table:table-cell office:value-type="float" office:value="1.511865" calcext:value-type="float">
            <text:p>1.5118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7" calcext:value-type="float">
            <text:p>17102007</text:p>
          </table:table-cell>
          <table:table-cell office:value-type="float" office:value="1.65013" calcext:value-type="float">
            <text:p>1.65013</text:p>
          </table:table-cell>
          <table:table-cell office:value-type="float" office:value="133.1319" calcext:value-type="float">
            <text:p>133.1319</text:p>
          </table:table-cell>
          <table:table-cell office:value-type="float" office:value="5" calcext:value-type="float">
            <text:p>5</text:p>
          </table:table-cell>
          <table:table-cell office:value-type="float" office:value="-3.245597" calcext:value-type="float">
            <text:p>-3.245597</text:p>
          </table:table-cell>
          <table:table-cell office:value-type="float" office:value="44.4187" calcext:value-type="float">
            <text:p>44.4187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446" calcext:value-type="float">
            <text:p>0.000823344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6794595" calcext:value-type="float">
            <text:p>0.006794595</text:p>
          </table:table-cell>
          <table:table-cell office:value-type="float" office:value="1166.058" calcext:value-type="float">
            <text:p>1166.058</text:p>
          </table:table-cell>
          <table:table-cell office:value-type="float" office:value="1.099262" calcext:value-type="float">
            <text:p>1.099262</text:p>
          </table:table-cell>
          <table:table-cell office:value-type="float" office:value="0" calcext:value-type="float">
            <text:p>0</text:p>
          </table:table-cell>
          <table:table-cell office:value-type="float" office:value="0.5517285" calcext:value-type="float">
            <text:p>0.5517285</text:p>
          </table:table-cell>
          <table:table-cell office:value-type="float" office:value="0.4885025" calcext:value-type="float">
            <text:p>0.4885025</text:p>
          </table:table-cell>
          <table:table-cell office:value-type="float" office:value="0.3226316" calcext:value-type="float">
            <text:p>0.3226316</text:p>
          </table:table-cell>
          <table:table-cell office:value-type="float" office:value="0.07573641" calcext:value-type="float">
            <text:p>0.07573641</text:p>
          </table:table-cell>
          <table:table-cell office:value-type="float" office:value="0.0610282" calcext:value-type="float">
            <text:p>0.0610282</text:p>
          </table:table-cell>
          <table:table-cell office:value-type="float" office:value="0.0325475" calcext:value-type="float">
            <text:p>0.0325475</text:p>
          </table:table-cell>
          <table:table-cell office:value-type="float" office:value="0.03995888" calcext:value-type="float">
            <text:p>0.03995888</text:p>
          </table:table-cell>
          <table:table-cell office:value-type="float" office:value="0.08577462" calcext:value-type="float">
            <text:p>0.08577462</text:p>
          </table:table-cell>
          <table:table-cell office:value-type="float" office:value="0.1603988" calcext:value-type="float">
            <text:p>0.1603988</text:p>
          </table:table-cell>
          <table:table-cell office:value-type="float" office:value="0.1652183" calcext:value-type="float">
            <text:p>0.1652183</text:p>
          </table:table-cell>
          <table:table-cell office:value-type="float" office:value="0.173351" calcext:value-type="float">
            <text:p>0.173351</text:p>
          </table:table-cell>
          <table:table-cell office:value-type="float" office:value="0.1784399" calcext:value-type="float">
            <text:p>0.1784399</text:p>
          </table:table-cell>
          <table:table-cell office:value-type="float" office:value="0.1976637" calcext:value-type="float">
            <text:p>0.1976637</text:p>
          </table:table-cell>
          <table:table-cell office:value-type="float" office:value="0.1999056" calcext:value-type="float">
            <text:p>0.1999056</text:p>
          </table:table-cell>
          <table:table-cell office:value-type="float" office:value="0" calcext:value-type="float">
            <text:p>0</text:p>
          </table:table-cell>
          <table:table-cell office:value-type="float" office:value="64.40376" calcext:value-type="float">
            <text:p>64.40376</text:p>
          </table:table-cell>
          <table:table-cell office:value-type="float" office:value="59.67881" calcext:value-type="float">
            <text:p>59.67881</text:p>
          </table:table-cell>
          <table:table-cell office:value-type="float" office:value="43.56927" calcext:value-type="float">
            <text:p>43.56927</text:p>
          </table:table-cell>
          <table:table-cell office:value-type="float" office:value="10.77922" calcext:value-type="float">
            <text:p>10.77922</text:p>
          </table:table-cell>
          <table:table-cell office:value-type="float" office:value="8.902015" calcext:value-type="float">
            <text:p>8.902015</text:p>
          </table:table-cell>
          <table:table-cell office:value-type="float" office:value="3.341712" calcext:value-type="float">
            <text:p>3.341712</text:p>
          </table:table-cell>
          <table:table-cell office:value-type="float" office:value="3.442966" calcext:value-type="float">
            <text:p>3.442966</text:p>
          </table:table-cell>
          <table:table-cell office:value-type="float" office:value="5.841037" calcext:value-type="float">
            <text:p>5.841037</text:p>
          </table:table-cell>
          <table:table-cell office:value-type="float" office:value="9.201686" calcext:value-type="float">
            <text:p>9.201686</text:p>
          </table:table-cell>
          <table:table-cell office:value-type="float" office:value="9.752995" calcext:value-type="float">
            <text:p>9.752995</text:p>
          </table:table-cell>
          <table:table-cell office:value-type="float" office:value="10.59999" calcext:value-type="float">
            <text:p>10.59999</text:p>
          </table:table-cell>
          <table:table-cell office:value-type="float" office:value="10.99269" calcext:value-type="float">
            <text:p>10.99269</text:p>
          </table:table-cell>
          <table:table-cell office:value-type="float" office:value="12.88544" calcext:value-type="float">
            <text:p>12.88544</text:p>
          </table:table-cell>
          <table:table-cell office:value-type="float" office:value="13.05851" calcext:value-type="float">
            <text:p>13.05851</text:p>
          </table:table-cell>
          <table:table-cell office:value-type="float" office:value="0" calcext:value-type="float">
            <text:p>0</text:p>
          </table:table-cell>
          <table:table-cell office:value-type="float" office:value="1.28882" calcext:value-type="float">
            <text:p>1.288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7" calcext:value-type="float">
            <text:p>18102007</text:p>
          </table:table-cell>
          <table:table-cell office:value-type="float" office:value="1.647199" calcext:value-type="float">
            <text:p>1.647199</text:p>
          </table:table-cell>
          <table:table-cell office:value-type="float" office:value="133.1301" calcext:value-type="float">
            <text:p>133.1301</text:p>
          </table:table-cell>
          <table:table-cell office:value-type="float" office:value="5" calcext:value-type="float">
            <text:p>5</text:p>
          </table:table-cell>
          <table:table-cell office:value-type="float" office:value="-3.245184" calcext:value-type="float">
            <text:p>-3.245184</text:p>
          </table:table-cell>
          <table:table-cell office:value-type="float" office:value="44.425" calcext:value-type="float">
            <text:p>44.425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446" calcext:value-type="float">
            <text:p>0.000823344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6794595" calcext:value-type="float">
            <text:p>0.006794595</text:p>
          </table:table-cell>
          <table:table-cell office:value-type="float" office:value="1166.057" calcext:value-type="float">
            <text:p>1166.057</text:p>
          </table:table-cell>
          <table:table-cell office:value-type="float" office:value="1.100141" calcext:value-type="float">
            <text:p>1.100141</text:p>
          </table:table-cell>
          <table:table-cell office:value-type="float" office:value="0" calcext:value-type="float">
            <text:p>0</text:p>
          </table:table-cell>
          <table:table-cell office:value-type="float" office:value="0.5500903" calcext:value-type="float">
            <text:p>0.5500903</text:p>
          </table:table-cell>
          <table:table-cell office:value-type="float" office:value="0.4914701" calcext:value-type="float">
            <text:p>0.4914701</text:p>
          </table:table-cell>
          <table:table-cell office:value-type="float" office:value="0.3265638" calcext:value-type="float">
            <text:p>0.3265638</text:p>
          </table:table-cell>
          <table:table-cell office:value-type="float" office:value="0.07625625" calcext:value-type="float">
            <text:p>0.07625625</text:p>
          </table:table-cell>
          <table:table-cell office:value-type="float" office:value="0.06147384" calcext:value-type="float">
            <text:p>0.06147384</text:p>
          </table:table-cell>
          <table:table-cell office:value-type="float" office:value="0.03287334" calcext:value-type="float">
            <text:p>0.03287334</text:p>
          </table:table-cell>
          <table:table-cell office:value-type="float" office:value="0.04011932" calcext:value-type="float">
            <text:p>0.04011932</text:p>
          </table:table-cell>
          <table:table-cell office:value-type="float" office:value="0.08574482" calcext:value-type="float">
            <text:p>0.08574482</text:p>
          </table:table-cell>
          <table:table-cell office:value-type="float" office:value="0.1603486" calcext:value-type="float">
            <text:p>0.1603486</text:p>
          </table:table-cell>
          <table:table-cell office:value-type="float" office:value="0.1652278" calcext:value-type="float">
            <text:p>0.1652278</text:p>
          </table:table-cell>
          <table:table-cell office:value-type="float" office:value="0.1733774" calcext:value-type="float">
            <text:p>0.1733774</text:p>
          </table:table-cell>
          <table:table-cell office:value-type="float" office:value="0.1784572" calcext:value-type="float">
            <text:p>0.1784572</text:p>
          </table:table-cell>
          <table:table-cell office:value-type="float" office:value="0.1976739" calcext:value-type="float">
            <text:p>0.1976739</text:p>
          </table:table-cell>
          <table:table-cell office:value-type="float" office:value="0.1999139" calcext:value-type="float">
            <text:p>0.1999139</text:p>
          </table:table-cell>
          <table:table-cell office:value-type="float" office:value="0" calcext:value-type="float">
            <text:p>0</text:p>
          </table:table-cell>
          <table:table-cell office:value-type="float" office:value="64.40022" calcext:value-type="float">
            <text:p>64.40022</text:p>
          </table:table-cell>
          <table:table-cell office:value-type="float" office:value="59.6397" calcext:value-type="float">
            <text:p>59.6397</text:p>
          </table:table-cell>
          <table:table-cell office:value-type="float" office:value="43.54475" calcext:value-type="float">
            <text:p>43.54475</text:p>
          </table:table-cell>
          <table:table-cell office:value-type="float" office:value="10.77271" calcext:value-type="float">
            <text:p>10.77271</text:p>
          </table:table-cell>
          <table:table-cell office:value-type="float" office:value="8.896309" calcext:value-type="float">
            <text:p>8.896309</text:p>
          </table:table-cell>
          <table:table-cell office:value-type="float" office:value="3.342104" calcext:value-type="float">
            <text:p>3.342104</text:p>
          </table:table-cell>
          <table:table-cell office:value-type="float" office:value="3.443999" calcext:value-type="float">
            <text:p>3.443999</text:p>
          </table:table-cell>
          <table:table-cell office:value-type="float" office:value="5.843881" calcext:value-type="float">
            <text:p>5.843881</text:p>
          </table:table-cell>
          <table:table-cell office:value-type="float" office:value="9.2058" calcext:value-type="float">
            <text:p>9.2058</text:p>
          </table:table-cell>
          <table:table-cell office:value-type="float" office:value="9.757022" calcext:value-type="float">
            <text:p>9.757022</text:p>
          </table:table-cell>
          <table:table-cell office:value-type="float" office:value="10.60338" calcext:value-type="float">
            <text:p>10.60338</text:p>
          </table:table-cell>
          <table:table-cell office:value-type="float" office:value="10.99587" calcext:value-type="float">
            <text:p>10.99587</text:p>
          </table:table-cell>
          <table:table-cell office:value-type="float" office:value="12.88637" calcext:value-type="float">
            <text:p>12.88637</text:p>
          </table:table-cell>
          <table:table-cell office:value-type="float" office:value="13.0593" calcext:value-type="float">
            <text:p>13.0593</text:p>
          </table:table-cell>
          <table:table-cell office:value-type="float" office:value="0" calcext:value-type="float">
            <text:p>0</text:p>
          </table:table-cell>
          <table:table-cell office:value-type="float" office:value="1.212582" calcext:value-type="float">
            <text:p>1.2125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7" calcext:value-type="float">
            <text:p>19102007</text:p>
          </table:table-cell>
          <table:table-cell office:value-type="float" office:value="1.644633" calcext:value-type="float">
            <text:p>1.644633</text:p>
          </table:table-cell>
          <table:table-cell office:value-type="float" office:value="133.1284" calcext:value-type="float">
            <text:p>133.1284</text:p>
          </table:table-cell>
          <table:table-cell office:value-type="float" office:value="5" calcext:value-type="float">
            <text:p>5</text:p>
          </table:table-cell>
          <table:table-cell office:value-type="float" office:value="-3.244772" calcext:value-type="float">
            <text:p>-3.244772</text:p>
          </table:table-cell>
          <table:table-cell office:value-type="float" office:value="44.43122" calcext:value-type="float">
            <text:p>44.43122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446" calcext:value-type="float">
            <text:p>0.000823344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6794595" calcext:value-type="float">
            <text:p>0.006794595</text:p>
          </table:table-cell>
          <table:table-cell office:value-type="float" office:value="1166.056" calcext:value-type="float">
            <text:p>1166.056</text:p>
          </table:table-cell>
          <table:table-cell office:value-type="float" office:value="1.10077" calcext:value-type="float">
            <text:p>1.10077</text:p>
          </table:table-cell>
          <table:table-cell office:value-type="float" office:value="0" calcext:value-type="float">
            <text:p>0</text:p>
          </table:table-cell>
          <table:table-cell office:value-type="float" office:value="0.5445192" calcext:value-type="float">
            <text:p>0.5445192</text:p>
          </table:table-cell>
          <table:table-cell office:value-type="float" office:value="0.4886356" calcext:value-type="float">
            <text:p>0.4886356</text:p>
          </table:table-cell>
          <table:table-cell office:value-type="float" office:value="0.3245667" calcext:value-type="float">
            <text:p>0.3245667</text:p>
          </table:table-cell>
          <table:table-cell office:value-type="float" office:value="0.07592424" calcext:value-type="float">
            <text:p>0.07592424</text:p>
          </table:table-cell>
          <table:table-cell office:value-type="float" office:value="0.06135646" calcext:value-type="float">
            <text:p>0.06135646</text:p>
          </table:table-cell>
          <table:table-cell office:value-type="float" office:value="0.03265447" calcext:value-type="float">
            <text:p>0.03265447</text:p>
          </table:table-cell>
          <table:table-cell office:value-type="float" office:value="0.04006874" calcext:value-type="float">
            <text:p>0.04006874</text:p>
          </table:table-cell>
          <table:table-cell office:value-type="float" office:value="0.08573598" calcext:value-type="float">
            <text:p>0.08573598</text:p>
          </table:table-cell>
          <table:table-cell office:value-type="float" office:value="0.160327" calcext:value-type="float">
            <text:p>0.160327</text:p>
          </table:table-cell>
          <table:table-cell office:value-type="float" office:value="0.1652388" calcext:value-type="float">
            <text:p>0.1652388</text:p>
          </table:table-cell>
          <table:table-cell office:value-type="float" office:value="0.1734035" calcext:value-type="float">
            <text:p>0.1734035</text:p>
          </table:table-cell>
          <table:table-cell office:value-type="float" office:value="0.1784737" calcext:value-type="float">
            <text:p>0.1784737</text:p>
          </table:table-cell>
          <table:table-cell office:value-type="float" office:value="0.1976833" calcext:value-type="float">
            <text:p>0.1976833</text:p>
          </table:table-cell>
          <table:table-cell office:value-type="float" office:value="0.1999223" calcext:value-type="float">
            <text:p>0.1999223</text:p>
          </table:table-cell>
          <table:table-cell office:value-type="float" office:value="0" calcext:value-type="float">
            <text:p>0</text:p>
          </table:table-cell>
          <table:table-cell office:value-type="float" office:value="64.39344" calcext:value-type="float">
            <text:p>64.39344</text:p>
          </table:table-cell>
          <table:table-cell office:value-type="float" office:value="59.60036" calcext:value-type="float">
            <text:p>59.60036</text:p>
          </table:table-cell>
          <table:table-cell office:value-type="float" office:value="43.52011" calcext:value-type="float">
            <text:p>43.52011</text:p>
          </table:table-cell>
          <table:table-cell office:value-type="float" office:value="10.7663" calcext:value-type="float">
            <text:p>10.7663</text:p>
          </table:table-cell>
          <table:table-cell office:value-type="float" office:value="8.890746" calcext:value-type="float">
            <text:p>8.890746</text:p>
          </table:table-cell>
          <table:table-cell office:value-type="float" office:value="3.342506" calcext:value-type="float">
            <text:p>3.342506</text:p>
          </table:table-cell>
          <table:table-cell office:value-type="float" office:value="3.445025" calcext:value-type="float">
            <text:p>3.445025</text:p>
          </table:table-cell>
          <table:table-cell office:value-type="float" office:value="5.846715" calcext:value-type="float">
            <text:p>5.846715</text:p>
          </table:table-cell>
          <table:table-cell office:value-type="float" office:value="9.209863" calcext:value-type="float">
            <text:p>9.209863</text:p>
          </table:table-cell>
          <table:table-cell office:value-type="float" office:value="9.761046" calcext:value-type="float">
            <text:p>9.761046</text:p>
          </table:table-cell>
          <table:table-cell office:value-type="float" office:value="10.60678" calcext:value-type="float">
            <text:p>10.60678</text:p>
          </table:table-cell>
          <table:table-cell office:value-type="float" office:value="10.99905" calcext:value-type="float">
            <text:p>10.99905</text:p>
          </table:table-cell>
          <table:table-cell office:value-type="float" office:value="12.88731" calcext:value-type="float">
            <text:p>12.88731</text:p>
          </table:table-cell>
          <table:table-cell office:value-type="float" office:value="13.06009" calcext:value-type="float">
            <text:p>13.06009</text:p>
          </table:table-cell>
          <table:table-cell office:value-type="float" office:value="0" calcext:value-type="float">
            <text:p>0</text:p>
          </table:table-cell>
          <table:table-cell office:value-type="float" office:value="1.021197" calcext:value-type="float">
            <text:p>1.021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7" calcext:value-type="float">
            <text:p>20102007</text:p>
          </table:table-cell>
          <table:table-cell office:value-type="float" office:value="1.641857" calcext:value-type="float">
            <text:p>1.641857</text:p>
          </table:table-cell>
          <table:table-cell office:value-type="float" office:value="133.1267" calcext:value-type="float">
            <text:p>133.1267</text:p>
          </table:table-cell>
          <table:table-cell office:value-type="float" office:value="5" calcext:value-type="float">
            <text:p>5</text:p>
          </table:table-cell>
          <table:table-cell office:value-type="float" office:value="-3.244373" calcext:value-type="float">
            <text:p>-3.244373</text:p>
          </table:table-cell>
          <table:table-cell office:value-type="float" office:value="44.43756" calcext:value-type="float">
            <text:p>44.43756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446" calcext:value-type="float">
            <text:p>0.000823344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6665714" calcext:value-type="float">
            <text:p>0.006665714</text:p>
          </table:table-cell>
          <table:table-cell office:value-type="float" office:value="1166.055" calcext:value-type="float">
            <text:p>1166.055</text:p>
          </table:table-cell>
          <table:table-cell office:value-type="float" office:value="1.101427" calcext:value-type="float">
            <text:p>1.101427</text:p>
          </table:table-cell>
          <table:table-cell office:value-type="float" office:value="0" calcext:value-type="float">
            <text:p>0</text:p>
          </table:table-cell>
          <table:table-cell office:value-type="float" office:value="0.5674337" calcext:value-type="float">
            <text:p>0.5674337</text:p>
          </table:table-cell>
          <table:table-cell office:value-type="float" office:value="0.4909966" calcext:value-type="float">
            <text:p>0.4909966</text:p>
          </table:table-cell>
          <table:table-cell office:value-type="float" office:value="0.3278267" calcext:value-type="float">
            <text:p>0.3278267</text:p>
          </table:table-cell>
          <table:table-cell office:value-type="float" office:value="0.07624067" calcext:value-type="float">
            <text:p>0.07624067</text:p>
          </table:table-cell>
          <table:table-cell office:value-type="float" office:value="0.06162834" calcext:value-type="float">
            <text:p>0.06162834</text:p>
          </table:table-cell>
          <table:table-cell office:value-type="float" office:value="0.03263021" calcext:value-type="float">
            <text:p>0.03263021</text:p>
          </table:table-cell>
          <table:table-cell office:value-type="float" office:value="0.04007038" calcext:value-type="float">
            <text:p>0.04007038</text:p>
          </table:table-cell>
          <table:table-cell office:value-type="float" office:value="0.08570879" calcext:value-type="float">
            <text:p>0.08570879</text:p>
          </table:table-cell>
          <table:table-cell office:value-type="float" office:value="0.1603142" calcext:value-type="float">
            <text:p>0.1603142</text:p>
          </table:table-cell>
          <table:table-cell office:value-type="float" office:value="0.1652528" calcext:value-type="float">
            <text:p>0.1652528</text:p>
          </table:table-cell>
          <table:table-cell office:value-type="float" office:value="0.1734306" calcext:value-type="float">
            <text:p>0.1734306</text:p>
          </table:table-cell>
          <table:table-cell office:value-type="float" office:value="0.1784983" calcext:value-type="float">
            <text:p>0.1784983</text:p>
          </table:table-cell>
          <table:table-cell office:value-type="float" office:value="0.197712" calcext:value-type="float">
            <text:p>0.197712</text:p>
          </table:table-cell>
          <table:table-cell office:value-type="float" office:value="0.1999261" calcext:value-type="float">
            <text:p>0.1999261</text:p>
          </table:table-cell>
          <table:table-cell office:value-type="float" office:value="0" calcext:value-type="float">
            <text:p>0</text:p>
          </table:table-cell>
          <table:table-cell office:value-type="float" office:value="64.39031" calcext:value-type="float">
            <text:p>64.39031</text:p>
          </table:table-cell>
          <table:table-cell office:value-type="float" office:value="59.56271" calcext:value-type="float">
            <text:p>59.56271</text:p>
          </table:table-cell>
          <table:table-cell office:value-type="float" office:value="43.4964" calcext:value-type="float">
            <text:p>43.4964</text:p>
          </table:table-cell>
          <table:table-cell office:value-type="float" office:value="10.76002" calcext:value-type="float">
            <text:p>10.76002</text:p>
          </table:table-cell>
          <table:table-cell office:value-type="float" office:value="8.885337" calcext:value-type="float">
            <text:p>8.885337</text:p>
          </table:table-cell>
          <table:table-cell office:value-type="float" office:value="3.342881" calcext:value-type="float">
            <text:p>3.342881</text:p>
          </table:table-cell>
          <table:table-cell office:value-type="float" office:value="3.446032" calcext:value-type="float">
            <text:p>3.446032</text:p>
          </table:table-cell>
          <table:table-cell office:value-type="float" office:value="5.849546" calcext:value-type="float">
            <text:p>5.849546</text:p>
          </table:table-cell>
          <table:table-cell office:value-type="float" office:value="9.213884" calcext:value-type="float">
            <text:p>9.213884</text:p>
          </table:table-cell>
          <table:table-cell office:value-type="float" office:value="9.765068" calcext:value-type="float">
            <text:p>9.765068</text:p>
          </table:table-cell>
          <table:table-cell office:value-type="float" office:value="10.61017" calcext:value-type="float">
            <text:p>10.61017</text:p>
          </table:table-cell>
          <table:table-cell office:value-type="float" office:value="11.00216" calcext:value-type="float">
            <text:p>11.00216</text:p>
          </table:table-cell>
          <table:table-cell office:value-type="float" office:value="12.88823" calcext:value-type="float">
            <text:p>12.88823</text:p>
          </table:table-cell>
          <table:table-cell office:value-type="float" office:value="13.06091" calcext:value-type="float">
            <text:p>13.06091</text:p>
          </table:table-cell>
          <table:table-cell office:value-type="float" office:value="0" calcext:value-type="float">
            <text:p>0</text:p>
          </table:table-cell>
          <table:table-cell office:value-type="float" office:value="0.8981075" calcext:value-type="float">
            <text:p>0.8981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7" calcext:value-type="float">
            <text:p>21102007</text:p>
          </table:table-cell>
          <table:table-cell office:value-type="float" office:value="1.638734" calcext:value-type="float">
            <text:p>1.638734</text:p>
          </table:table-cell>
          <table:table-cell office:value-type="float" office:value="133.1248" calcext:value-type="float">
            <text:p>133.1248</text:p>
          </table:table-cell>
          <table:table-cell office:value-type="float" office:value="5" calcext:value-type="float">
            <text:p>5</text:p>
          </table:table-cell>
          <table:table-cell office:value-type="float" office:value="-3.243979" calcext:value-type="float">
            <text:p>-3.243979</text:p>
          </table:table-cell>
          <table:table-cell office:value-type="float" office:value="44.44423" calcext:value-type="float">
            <text:p>44.44423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446" calcext:value-type="float">
            <text:p>0.000823344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6504876" calcext:value-type="float">
            <text:p>0.006504876</text:p>
          </table:table-cell>
          <table:table-cell office:value-type="float" office:value="1166.053" calcext:value-type="float">
            <text:p>1166.053</text:p>
          </table:table-cell>
          <table:table-cell office:value-type="float" office:value="1.101806" calcext:value-type="float">
            <text:p>1.101806</text:p>
          </table:table-cell>
          <table:table-cell office:value-type="float" office:value="0" calcext:value-type="float">
            <text:p>0</text:p>
          </table:table-cell>
          <table:table-cell office:value-type="float" office:value="0.6177639" calcext:value-type="float">
            <text:p>0.6177639</text:p>
          </table:table-cell>
          <table:table-cell office:value-type="float" office:value="0.490885" calcext:value-type="float">
            <text:p>0.490885</text:p>
          </table:table-cell>
          <table:table-cell office:value-type="float" office:value="0.3334325" calcext:value-type="float">
            <text:p>0.3334325</text:p>
          </table:table-cell>
          <table:table-cell office:value-type="float" office:value="0.07690978" calcext:value-type="float">
            <text:p>0.07690978</text:p>
          </table:table-cell>
          <table:table-cell office:value-type="float" office:value="0.0621772" calcext:value-type="float">
            <text:p>0.0621772</text:p>
          </table:table-cell>
          <table:table-cell office:value-type="float" office:value="0.03287478" calcext:value-type="float">
            <text:p>0.03287478</text:p>
          </table:table-cell>
          <table:table-cell office:value-type="float" office:value="0.04020565" calcext:value-type="float">
            <text:p>0.04020565</text:p>
          </table:table-cell>
          <table:table-cell office:value-type="float" office:value="0.08572944" calcext:value-type="float">
            <text:p>0.08572944</text:p>
          </table:table-cell>
          <table:table-cell office:value-type="float" office:value="0.1603112" calcext:value-type="float">
            <text:p>0.1603112</text:p>
          </table:table-cell>
          <table:table-cell office:value-type="float" office:value="0.1652689" calcext:value-type="float">
            <text:p>0.1652689</text:p>
          </table:table-cell>
          <table:table-cell office:value-type="float" office:value="0.1734577" calcext:value-type="float">
            <text:p>0.1734577</text:p>
          </table:table-cell>
          <table:table-cell office:value-type="float" office:value="0.1785104" calcext:value-type="float">
            <text:p>0.1785104</text:p>
          </table:table-cell>
          <table:table-cell office:value-type="float" office:value="0.1977066" calcext:value-type="float">
            <text:p>0.1977066</text:p>
          </table:table-cell>
          <table:table-cell office:value-type="float" office:value="0.1999421" calcext:value-type="float">
            <text:p>0.1999421</text:p>
          </table:table-cell>
          <table:table-cell office:value-type="float" office:value="0" calcext:value-type="float">
            <text:p>0</text:p>
          </table:table-cell>
          <table:table-cell office:value-type="float" office:value="64.39735" calcext:value-type="float">
            <text:p>64.39735</text:p>
          </table:table-cell>
          <table:table-cell office:value-type="float" office:value="59.52823" calcext:value-type="float">
            <text:p>59.52823</text:p>
          </table:table-cell>
          <table:table-cell office:value-type="float" office:value="43.47513" calcext:value-type="float">
            <text:p>43.47513</text:p>
          </table:table-cell>
          <table:table-cell office:value-type="float" office:value="10.75411" calcext:value-type="float">
            <text:p>10.75411</text:p>
          </table:table-cell>
          <table:table-cell office:value-type="float" office:value="8.88017" calcext:value-type="float">
            <text:p>8.88017</text:p>
          </table:table-cell>
          <table:table-cell office:value-type="float" office:value="3.343282" calcext:value-type="float">
            <text:p>3.343282</text:p>
          </table:table-cell>
          <table:table-cell office:value-type="float" office:value="3.447044" calcext:value-type="float">
            <text:p>3.447044</text:p>
          </table:table-cell>
          <table:table-cell office:value-type="float" office:value="5.852381" calcext:value-type="float">
            <text:p>5.852381</text:p>
          </table:table-cell>
          <table:table-cell office:value-type="float" office:value="9.217907" calcext:value-type="float">
            <text:p>9.217907</text:p>
          </table:table-cell>
          <table:table-cell office:value-type="float" office:value="9.769039" calcext:value-type="float">
            <text:p>9.769039</text:p>
          </table:table-cell>
          <table:table-cell office:value-type="float" office:value="10.61356" calcext:value-type="float">
            <text:p>10.61356</text:p>
          </table:table-cell>
          <table:table-cell office:value-type="float" office:value="11.00527" calcext:value-type="float">
            <text:p>11.00527</text:p>
          </table:table-cell>
          <table:table-cell office:value-type="float" office:value="12.88916" calcext:value-type="float">
            <text:p>12.88916</text:p>
          </table:table-cell>
          <table:table-cell office:value-type="float" office:value="13.0617" calcext:value-type="float">
            <text:p>13.0617</text:p>
          </table:table-cell>
          <table:table-cell office:value-type="float" office:value="0" calcext:value-type="float">
            <text:p>0</text:p>
          </table:table-cell>
          <table:table-cell office:value-type="float" office:value="1.1263" calcext:value-type="float">
            <text:p>1.1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7" calcext:value-type="float">
            <text:p>22102007</text:p>
          </table:table-cell>
          <table:table-cell office:value-type="float" office:value="1.635678" calcext:value-type="float">
            <text:p>1.635678</text:p>
          </table:table-cell>
          <table:table-cell office:value-type="float" office:value="133.1231" calcext:value-type="float">
            <text:p>133.1231</text:p>
          </table:table-cell>
          <table:table-cell office:value-type="float" office:value="5" calcext:value-type="float">
            <text:p>5</text:p>
          </table:table-cell>
          <table:table-cell office:value-type="float" office:value="-3.243593" calcext:value-type="float">
            <text:p>-3.243593</text:p>
          </table:table-cell>
          <table:table-cell office:value-type="float" office:value="44.44936" calcext:value-type="float">
            <text:p>44.44936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516" calcext:value-type="float">
            <text:p>0.000823351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650321" calcext:value-type="float">
            <text:p>0.00650321</text:p>
          </table:table-cell>
          <table:table-cell office:value-type="float" office:value="1166.052" calcext:value-type="float">
            <text:p>1166.052</text:p>
          </table:table-cell>
          <table:table-cell office:value-type="float" office:value="1.102774" calcext:value-type="float">
            <text:p>1.102774</text:p>
          </table:table-cell>
          <table:table-cell office:value-type="float" office:value="0" calcext:value-type="float">
            <text:p>0</text:p>
          </table:table-cell>
          <table:table-cell office:value-type="float" office:value="0.3500605" calcext:value-type="float">
            <text:p>0.3500605</text:p>
          </table:table-cell>
          <table:table-cell office:value-type="float" office:value="0.4423299" calcext:value-type="float">
            <text:p>0.4423299</text:p>
          </table:table-cell>
          <table:table-cell office:value-type="float" office:value="0.3392594" calcext:value-type="float">
            <text:p>0.3392594</text:p>
          </table:table-cell>
          <table:table-cell office:value-type="float" office:value="0.09048572" calcext:value-type="float">
            <text:p>0.09048572</text:p>
          </table:table-cell>
          <table:table-cell office:value-type="float" office:value="0.06284215" calcext:value-type="float">
            <text:p>0.06284215</text:p>
          </table:table-cell>
          <table:table-cell office:value-type="float" office:value="0.03294859" calcext:value-type="float">
            <text:p>0.03294859</text:p>
          </table:table-cell>
          <table:table-cell office:value-type="float" office:value="0.03935239" calcext:value-type="float">
            <text:p>0.03935239</text:p>
          </table:table-cell>
          <table:table-cell office:value-type="float" office:value="0.08576553" calcext:value-type="float">
            <text:p>0.08576553</text:p>
          </table:table-cell>
          <table:table-cell office:value-type="float" office:value="0.160326" calcext:value-type="float">
            <text:p>0.160326</text:p>
          </table:table-cell>
          <table:table-cell office:value-type="float" office:value="0.1652855" calcext:value-type="float">
            <text:p>0.1652855</text:p>
          </table:table-cell>
          <table:table-cell office:value-type="float" office:value="0.1734822" calcext:value-type="float">
            <text:p>0.1734822</text:p>
          </table:table-cell>
          <table:table-cell office:value-type="float" office:value="0.1785227" calcext:value-type="float">
            <text:p>0.1785227</text:p>
          </table:table-cell>
          <table:table-cell office:value-type="float" office:value="0.1977129" calcext:value-type="float">
            <text:p>0.1977129</text:p>
          </table:table-cell>
          <table:table-cell office:value-type="float" office:value="0.1999479" calcext:value-type="float">
            <text:p>0.1999479</text:p>
          </table:table-cell>
          <table:table-cell office:value-type="float" office:value="0" calcext:value-type="float">
            <text:p>0</text:p>
          </table:table-cell>
          <table:table-cell office:value-type="float" office:value="64.31724" calcext:value-type="float">
            <text:p>64.31724</text:p>
          </table:table-cell>
          <table:table-cell office:value-type="float" office:value="59.47429" calcext:value-type="float">
            <text:p>59.47429</text:p>
          </table:table-cell>
          <table:table-cell office:value-type="float" office:value="43.45509" calcext:value-type="float">
            <text:p>43.45509</text:p>
          </table:table-cell>
          <table:table-cell office:value-type="float" office:value="10.74922" calcext:value-type="float">
            <text:p>10.74922</text:p>
          </table:table-cell>
          <table:table-cell office:value-type="float" office:value="8.87523" calcext:value-type="float">
            <text:p>8.87523</text:p>
          </table:table-cell>
          <table:table-cell office:value-type="float" office:value="3.343716" calcext:value-type="float">
            <text:p>3.343716</text:p>
          </table:table-cell>
          <table:table-cell office:value-type="float" office:value="3.447974" calcext:value-type="float">
            <text:p>3.447974</text:p>
          </table:table-cell>
          <table:table-cell office:value-type="float" office:value="5.855213" calcext:value-type="float">
            <text:p>5.855213</text:p>
          </table:table-cell>
          <table:table-cell office:value-type="float" office:value="9.22193" calcext:value-type="float">
            <text:p>9.22193</text:p>
          </table:table-cell>
          <table:table-cell office:value-type="float" office:value="9.772987" calcext:value-type="float">
            <text:p>9.772987</text:p>
          </table:table-cell>
          <table:table-cell office:value-type="float" office:value="10.61696" calcext:value-type="float">
            <text:p>10.61696</text:p>
          </table:table-cell>
          <table:table-cell office:value-type="float" office:value="11.00837" calcext:value-type="float">
            <text:p>11.00837</text:p>
          </table:table-cell>
          <table:table-cell office:value-type="float" office:value="12.89009" calcext:value-type="float">
            <text:p>12.89009</text:p>
          </table:table-cell>
          <table:table-cell office:value-type="float" office:value="13.06249" calcext:value-type="float">
            <text:p>13.06249</text:p>
          </table:table-cell>
          <table:table-cell office:value-type="float" office:value="0" calcext:value-type="float">
            <text:p>0</text:p>
          </table:table-cell>
          <table:table-cell office:value-type="float" office:value="0.3244332" calcext:value-type="float">
            <text:p>0.32443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7" calcext:value-type="float">
            <text:p>23102007</text:p>
          </table:table-cell>
          <table:table-cell office:value-type="float" office:value="1.632384" calcext:value-type="float">
            <text:p>1.632384</text:p>
          </table:table-cell>
          <table:table-cell office:value-type="float" office:value="133.1214" calcext:value-type="float">
            <text:p>133.1214</text:p>
          </table:table-cell>
          <table:table-cell office:value-type="float" office:value="5" calcext:value-type="float">
            <text:p>5</text:p>
          </table:table-cell>
          <table:table-cell office:value-type="float" office:value="-3.243215" calcext:value-type="float">
            <text:p>-3.243215</text:p>
          </table:table-cell>
          <table:table-cell office:value-type="float" office:value="44.45521" calcext:value-type="float">
            <text:p>44.45521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516" calcext:value-type="float">
            <text:p>0.000823351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650321" calcext:value-type="float">
            <text:p>0.00650321</text:p>
          </table:table-cell>
          <table:table-cell office:value-type="float" office:value="1166.052" calcext:value-type="float">
            <text:p>1166.052</text:p>
          </table:table-cell>
          <table:table-cell office:value-type="float" office:value="1.104613" calcext:value-type="float">
            <text:p>1.104613</text:p>
          </table:table-cell>
          <table:table-cell office:value-type="float" office:value="0" calcext:value-type="float">
            <text:p>0</text:p>
          </table:table-cell>
          <table:table-cell office:value-type="float" office:value="0.4887058" calcext:value-type="float">
            <text:p>0.4887058</text:p>
          </table:table-cell>
          <table:table-cell office:value-type="float" office:value="0.489493" calcext:value-type="float">
            <text:p>0.489493</text:p>
          </table:table-cell>
          <table:table-cell office:value-type="float" office:value="0.3355208" calcext:value-type="float">
            <text:p>0.3355208</text:p>
          </table:table-cell>
          <table:table-cell office:value-type="float" office:value="0.08696225" calcext:value-type="float">
            <text:p>0.08696225</text:p>
          </table:table-cell>
          <table:table-cell office:value-type="float" office:value="0.06348198" calcext:value-type="float">
            <text:p>0.06348198</text:p>
          </table:table-cell>
          <table:table-cell office:value-type="float" office:value="0.03307159" calcext:value-type="float">
            <text:p>0.03307159</text:p>
          </table:table-cell>
          <table:table-cell office:value-type="float" office:value="0.04004902" calcext:value-type="float">
            <text:p>0.04004902</text:p>
          </table:table-cell>
          <table:table-cell office:value-type="float" office:value="0.08580097" calcext:value-type="float">
            <text:p>0.08580097</text:p>
          </table:table-cell>
          <table:table-cell office:value-type="float" office:value="0.1603522" calcext:value-type="float">
            <text:p>0.1603522</text:p>
          </table:table-cell>
          <table:table-cell office:value-type="float" office:value="0.1653078" calcext:value-type="float">
            <text:p>0.1653078</text:p>
          </table:table-cell>
          <table:table-cell office:value-type="float" office:value="0.1735096" calcext:value-type="float">
            <text:p>0.1735096</text:p>
          </table:table-cell>
          <table:table-cell office:value-type="float" office:value="0.1785519" calcext:value-type="float">
            <text:p>0.1785519</text:p>
          </table:table-cell>
          <table:table-cell office:value-type="float" office:value="0.1977227" calcext:value-type="float">
            <text:p>0.1977227</text:p>
          </table:table-cell>
          <table:table-cell office:value-type="float" office:value="0.1999558" calcext:value-type="float">
            <text:p>0.1999558</text:p>
          </table:table-cell>
          <table:table-cell office:value-type="float" office:value="0" calcext:value-type="float">
            <text:p>0</text:p>
          </table:table-cell>
          <table:table-cell office:value-type="float" office:value="64.26484" calcext:value-type="float">
            <text:p>64.26484</text:p>
          </table:table-cell>
          <table:table-cell office:value-type="float" office:value="59.42678" calcext:value-type="float">
            <text:p>59.42678</text:p>
          </table:table-cell>
          <table:table-cell office:value-type="float" office:value="43.43399" calcext:value-type="float">
            <text:p>43.43399</text:p>
          </table:table-cell>
          <table:table-cell office:value-type="float" office:value="10.74917" calcext:value-type="float">
            <text:p>10.74917</text:p>
          </table:table-cell>
          <table:table-cell office:value-type="float" office:value="8.870499" calcext:value-type="float">
            <text:p>8.870499</text:p>
          </table:table-cell>
          <table:table-cell office:value-type="float" office:value="3.344168" calcext:value-type="float">
            <text:p>3.344168</text:p>
          </table:table-cell>
          <table:table-cell office:value-type="float" office:value="3.448965" calcext:value-type="float">
            <text:p>3.448965</text:p>
          </table:table-cell>
          <table:table-cell office:value-type="float" office:value="5.858047" calcext:value-type="float">
            <text:p>5.858047</text:p>
          </table:table-cell>
          <table:table-cell office:value-type="float" office:value="9.225951" calcext:value-type="float">
            <text:p>9.225951</text:p>
          </table:table-cell>
          <table:table-cell office:value-type="float" office:value="9.776937" calcext:value-type="float">
            <text:p>9.776937</text:p>
          </table:table-cell>
          <table:table-cell office:value-type="float" office:value="10.62035" calcext:value-type="float">
            <text:p>10.62035</text:p>
          </table:table-cell>
          <table:table-cell office:value-type="float" office:value="11.01147" calcext:value-type="float">
            <text:p>11.01147</text:p>
          </table:table-cell>
          <table:table-cell office:value-type="float" office:value="12.89102" calcext:value-type="float">
            <text:p>12.89102</text:p>
          </table:table-cell>
          <table:table-cell office:value-type="float" office:value="13.0633" calcext:value-type="float">
            <text:p>13.0633</text:p>
          </table:table-cell>
          <table:table-cell office:value-type="float" office:value="0" calcext:value-type="float">
            <text:p>0</text:p>
          </table:table-cell>
          <table:table-cell office:value-type="float" office:value="0.4739086" calcext:value-type="float">
            <text:p>0.4739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7" calcext:value-type="float">
            <text:p>24102007</text:p>
          </table:table-cell>
          <table:table-cell office:value-type="float" office:value="1.629557" calcext:value-type="float">
            <text:p>1.629557</text:p>
          </table:table-cell>
          <table:table-cell office:value-type="float" office:value="133.1196" calcext:value-type="float">
            <text:p>133.1196</text:p>
          </table:table-cell>
          <table:table-cell office:value-type="float" office:value="5" calcext:value-type="float">
            <text:p>5</text:p>
          </table:table-cell>
          <table:table-cell office:value-type="float" office:value="-3.242827" calcext:value-type="float">
            <text:p>-3.242827</text:p>
          </table:table-cell>
          <table:table-cell office:value-type="float" office:value="44.46153" calcext:value-type="float">
            <text:p>44.46153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516" calcext:value-type="float">
            <text:p>0.000823351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650321" calcext:value-type="float">
            <text:p>0.00650321</text:p>
          </table:table-cell>
          <table:table-cell office:value-type="float" office:value="1166.051" calcext:value-type="float">
            <text:p>1166.051</text:p>
          </table:table-cell>
          <table:table-cell office:value-type="float" office:value="1.105592" calcext:value-type="float">
            <text:p>1.105592</text:p>
          </table:table-cell>
          <table:table-cell office:value-type="float" office:value="0" calcext:value-type="float">
            <text:p>0</text:p>
          </table:table-cell>
          <table:table-cell office:value-type="float" office:value="0.5116714" calcext:value-type="float">
            <text:p>0.5116714</text:p>
          </table:table-cell>
          <table:table-cell office:value-type="float" office:value="0.4851953" calcext:value-type="float">
            <text:p>0.4851953</text:p>
          </table:table-cell>
          <table:table-cell office:value-type="float" office:value="0.3270019" calcext:value-type="float">
            <text:p>0.3270019</text:p>
          </table:table-cell>
          <table:table-cell office:value-type="float" office:value="0.07811782" calcext:value-type="float">
            <text:p>0.07811782</text:p>
          </table:table-cell>
          <table:table-cell office:value-type="float" office:value="0.06217757" calcext:value-type="float">
            <text:p>0.06217757</text:p>
          </table:table-cell>
          <table:table-cell office:value-type="float" office:value="0.03302143" calcext:value-type="float">
            <text:p>0.03302143</text:p>
          </table:table-cell>
          <table:table-cell office:value-type="float" office:value="0.04024287" calcext:value-type="float">
            <text:p>0.04024287</text:p>
          </table:table-cell>
          <table:table-cell office:value-type="float" office:value="0.08585518" calcext:value-type="float">
            <text:p>0.08585518</text:p>
          </table:table-cell>
          <table:table-cell office:value-type="float" office:value="0.1603863" calcext:value-type="float">
            <text:p>0.1603863</text:p>
          </table:table-cell>
          <table:table-cell office:value-type="float" office:value="0.1653327" calcext:value-type="float">
            <text:p>0.1653327</text:p>
          </table:table-cell>
          <table:table-cell office:value-type="float" office:value="0.1735373" calcext:value-type="float">
            <text:p>0.1735373</text:p>
          </table:table-cell>
          <table:table-cell office:value-type="float" office:value="0.1785698" calcext:value-type="float">
            <text:p>0.1785698</text:p>
          </table:table-cell>
          <table:table-cell office:value-type="float" office:value="0.1977329" calcext:value-type="float">
            <text:p>0.1977329</text:p>
          </table:table-cell>
          <table:table-cell office:value-type="float" office:value="0.1999641" calcext:value-type="float">
            <text:p>0.1999641</text:p>
          </table:table-cell>
          <table:table-cell office:value-type="float" office:value="0" calcext:value-type="float">
            <text:p>0</text:p>
          </table:table-cell>
          <table:table-cell office:value-type="float" office:value="64.2465" calcext:value-type="float">
            <text:p>64.2465</text:p>
          </table:table-cell>
          <table:table-cell office:value-type="float" office:value="59.38752" calcext:value-type="float">
            <text:p>59.38752</text:p>
          </table:table-cell>
          <table:table-cell office:value-type="float" office:value="43.41249" calcext:value-type="float">
            <text:p>43.41249</text:p>
          </table:table-cell>
          <table:table-cell office:value-type="float" office:value="10.7449" calcext:value-type="float">
            <text:p>10.7449</text:p>
          </table:table-cell>
          <table:table-cell office:value-type="float" office:value="8.86542" calcext:value-type="float">
            <text:p>8.86542</text:p>
          </table:table-cell>
          <table:table-cell office:value-type="float" office:value="3.344647" calcext:value-type="float">
            <text:p>3.344647</text:p>
          </table:table-cell>
          <table:table-cell office:value-type="float" office:value="3.450021" calcext:value-type="float">
            <text:p>3.450021</text:p>
          </table:table-cell>
          <table:table-cell office:value-type="float" office:value="5.860914" calcext:value-type="float">
            <text:p>5.860914</text:p>
          </table:table-cell>
          <table:table-cell office:value-type="float" office:value="9.229974" calcext:value-type="float">
            <text:p>9.229974</text:p>
          </table:table-cell>
          <table:table-cell office:value-type="float" office:value="9.780882" calcext:value-type="float">
            <text:p>9.780882</text:p>
          </table:table-cell>
          <table:table-cell office:value-type="float" office:value="10.62375" calcext:value-type="float">
            <text:p>10.62375</text:p>
          </table:table-cell>
          <table:table-cell office:value-type="float" office:value="11.01457" calcext:value-type="float">
            <text:p>11.01457</text:p>
          </table:table-cell>
          <table:table-cell office:value-type="float" office:value="12.89195" calcext:value-type="float">
            <text:p>12.89195</text:p>
          </table:table-cell>
          <table:table-cell office:value-type="float" office:value="13.06409" calcext:value-type="float">
            <text:p>13.06409</text:p>
          </table:table-cell>
          <table:table-cell office:value-type="float" office:value="0" calcext:value-type="float">
            <text:p>0</text:p>
          </table:table-cell>
          <table:table-cell office:value-type="float" office:value="0.9656016" calcext:value-type="float">
            <text:p>0.965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7" calcext:value-type="float">
            <text:p>25102007</text:p>
          </table:table-cell>
          <table:table-cell office:value-type="float" office:value="1.627455" calcext:value-type="float">
            <text:p>1.627455</text:p>
          </table:table-cell>
          <table:table-cell office:value-type="float" office:value="133.118" calcext:value-type="float">
            <text:p>133.118</text:p>
          </table:table-cell>
          <table:table-cell office:value-type="float" office:value="5" calcext:value-type="float">
            <text:p>5</text:p>
          </table:table-cell>
          <table:table-cell office:value-type="float" office:value="-3.242439" calcext:value-type="float">
            <text:p>-3.242439</text:p>
          </table:table-cell>
          <table:table-cell office:value-type="float" office:value="44.46737" calcext:value-type="float">
            <text:p>44.46737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516" calcext:value-type="float">
            <text:p>0.000823351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650321" calcext:value-type="float">
            <text:p>0.00650321</text:p>
          </table:table-cell>
          <table:table-cell office:value-type="float" office:value="1166.05" calcext:value-type="float">
            <text:p>1166.05</text:p>
          </table:table-cell>
          <table:table-cell office:value-type="float" office:value="1.106023" calcext:value-type="float">
            <text:p>1.106023</text:p>
          </table:table-cell>
          <table:table-cell office:value-type="float" office:value="0" calcext:value-type="float">
            <text:p>0</text:p>
          </table:table-cell>
          <table:table-cell office:value-type="float" office:value="0.4991024" calcext:value-type="float">
            <text:p>0.4991024</text:p>
          </table:table-cell>
          <table:table-cell office:value-type="float" office:value="0.4737994" calcext:value-type="float">
            <text:p>0.4737994</text:p>
          </table:table-cell>
          <table:table-cell office:value-type="float" office:value="0.3164281" calcext:value-type="float">
            <text:p>0.3164281</text:p>
          </table:table-cell>
          <table:table-cell office:value-type="float" office:value="0.07530739" calcext:value-type="float">
            <text:p>0.07530739</text:p>
          </table:table-cell>
          <table:table-cell office:value-type="float" office:value="0.06105813" calcext:value-type="float">
            <text:p>0.06105813</text:p>
          </table:table-cell>
          <table:table-cell office:value-type="float" office:value="0.03231823" calcext:value-type="float">
            <text:p>0.03231823</text:p>
          </table:table-cell>
          <table:table-cell office:value-type="float" office:value="0.03997974" calcext:value-type="float">
            <text:p>0.03997974</text:p>
          </table:table-cell>
          <table:table-cell office:value-type="float" office:value="0.08579729" calcext:value-type="float">
            <text:p>0.08579729</text:p>
          </table:table-cell>
          <table:table-cell office:value-type="float" office:value="0.1604129" calcext:value-type="float">
            <text:p>0.1604129</text:p>
          </table:table-cell>
          <table:table-cell office:value-type="float" office:value="0.1653609" calcext:value-type="float">
            <text:p>0.1653609</text:p>
          </table:table-cell>
          <table:table-cell office:value-type="float" office:value="0.1735658" calcext:value-type="float">
            <text:p>0.1735658</text:p>
          </table:table-cell>
          <table:table-cell office:value-type="float" office:value="0.1785855" calcext:value-type="float">
            <text:p>0.1785855</text:p>
          </table:table-cell>
          <table:table-cell office:value-type="float" office:value="0.1977428" calcext:value-type="float">
            <text:p>0.1977428</text:p>
          </table:table-cell>
          <table:table-cell office:value-type="float" office:value="0.1999724" calcext:value-type="float">
            <text:p>0.1999724</text:p>
          </table:table-cell>
          <table:table-cell office:value-type="float" office:value="0" calcext:value-type="float">
            <text:p>0</text:p>
          </table:table-cell>
          <table:table-cell office:value-type="float" office:value="64.22749" calcext:value-type="float">
            <text:p>64.22749</text:p>
          </table:table-cell>
          <table:table-cell office:value-type="float" office:value="59.34508" calcext:value-type="float">
            <text:p>59.34508</text:p>
          </table:table-cell>
          <table:table-cell office:value-type="float" office:value="43.38668" calcext:value-type="float">
            <text:p>43.38668</text:p>
          </table:table-cell>
          <table:table-cell office:value-type="float" office:value="10.73869" calcext:value-type="float">
            <text:p>10.73869</text:p>
          </table:table-cell>
          <table:table-cell office:value-type="float" office:value="8.859954" calcext:value-type="float">
            <text:p>8.859954</text:p>
          </table:table-cell>
          <table:table-cell office:value-type="float" office:value="3.345045" calcext:value-type="float">
            <text:p>3.345045</text:p>
          </table:table-cell>
          <table:table-cell office:value-type="float" office:value="3.451052" calcext:value-type="float">
            <text:p>3.451052</text:p>
          </table:table-cell>
          <table:table-cell office:value-type="float" office:value="5.863777" calcext:value-type="float">
            <text:p>5.863777</text:p>
          </table:table-cell>
          <table:table-cell office:value-type="float" office:value="9.233996" calcext:value-type="float">
            <text:p>9.233996</text:p>
          </table:table-cell>
          <table:table-cell office:value-type="float" office:value="9.784832" calcext:value-type="float">
            <text:p>9.784832</text:p>
          </table:table-cell>
          <table:table-cell office:value-type="float" office:value="10.62714" calcext:value-type="float">
            <text:p>10.62714</text:p>
          </table:table-cell>
          <table:table-cell office:value-type="float" office:value="11.01767" calcext:value-type="float">
            <text:p>11.01767</text:p>
          </table:table-cell>
          <table:table-cell office:value-type="float" office:value="12.89288" calcext:value-type="float">
            <text:p>12.89288</text:p>
          </table:table-cell>
          <table:table-cell office:value-type="float" office:value="13.06488" calcext:value-type="float">
            <text:p>13.06488</text:p>
          </table:table-cell>
          <table:table-cell office:value-type="float" office:value="0" calcext:value-type="float">
            <text:p>0</text:p>
          </table:table-cell>
          <table:table-cell office:value-type="float" office:value="0.9037928" calcext:value-type="float">
            <text:p>0.90379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7" calcext:value-type="float">
            <text:p>26102007</text:p>
          </table:table-cell>
          <table:table-cell office:value-type="float" office:value="1.625739" calcext:value-type="float">
            <text:p>1.625739</text:p>
          </table:table-cell>
          <table:table-cell office:value-type="float" office:value="133.1164" calcext:value-type="float">
            <text:p>133.1164</text:p>
          </table:table-cell>
          <table:table-cell office:value-type="float" office:value="5" calcext:value-type="float">
            <text:p>5</text:p>
          </table:table-cell>
          <table:table-cell office:value-type="float" office:value="-3.242049" calcext:value-type="float">
            <text:p>-3.242049</text:p>
          </table:table-cell>
          <table:table-cell office:value-type="float" office:value="44.47287" calcext:value-type="float">
            <text:p>44.47287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516" calcext:value-type="float">
            <text:p>0.000823351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650321" calcext:value-type="float">
            <text:p>0.00650321</text:p>
          </table:table-cell>
          <table:table-cell office:value-type="float" office:value="1166.049" calcext:value-type="float">
            <text:p>1166.049</text:p>
          </table:table-cell>
          <table:table-cell office:value-type="float" office:value="1.106275" calcext:value-type="float">
            <text:p>1.106275</text:p>
          </table:table-cell>
          <table:table-cell office:value-type="float" office:value="0" calcext:value-type="float">
            <text:p>0</text:p>
          </table:table-cell>
          <table:table-cell office:value-type="float" office:value="0.496198" calcext:value-type="float">
            <text:p>0.496198</text:p>
          </table:table-cell>
          <table:table-cell office:value-type="float" office:value="0.4649786" calcext:value-type="float">
            <text:p>0.4649786</text:p>
          </table:table-cell>
          <table:table-cell office:value-type="float" office:value="0.3098128" calcext:value-type="float">
            <text:p>0.3098128</text:p>
          </table:table-cell>
          <table:table-cell office:value-type="float" office:value="0.07398114" calcext:value-type="float">
            <text:p>0.07398114</text:p>
          </table:table-cell>
          <table:table-cell office:value-type="float" office:value="0.06034933" calcext:value-type="float">
            <text:p>0.06034933</text:p>
          </table:table-cell>
          <table:table-cell office:value-type="float" office:value="0.03172574" calcext:value-type="float">
            <text:p>0.03172574</text:p>
          </table:table-cell>
          <table:table-cell office:value-type="float" office:value="0.03965573" calcext:value-type="float">
            <text:p>0.03965573</text:p>
          </table:table-cell>
          <table:table-cell office:value-type="float" office:value="0.08565436" calcext:value-type="float">
            <text:p>0.08565436</text:p>
          </table:table-cell>
          <table:table-cell office:value-type="float" office:value="0.1604069" calcext:value-type="float">
            <text:p>0.1604069</text:p>
          </table:table-cell>
          <table:table-cell office:value-type="float" office:value="0.1653877" calcext:value-type="float">
            <text:p>0.1653877</text:p>
          </table:table-cell>
          <table:table-cell office:value-type="float" office:value="0.1735948" calcext:value-type="float">
            <text:p>0.1735948</text:p>
          </table:table-cell>
          <table:table-cell office:value-type="float" office:value="0.1786022" calcext:value-type="float">
            <text:p>0.1786022</text:p>
          </table:table-cell>
          <table:table-cell office:value-type="float" office:value="0.1977528" calcext:value-type="float">
            <text:p>0.1977528</text:p>
          </table:table-cell>
          <table:table-cell office:value-type="float" office:value="0.1999808" calcext:value-type="float">
            <text:p>0.1999808</text:p>
          </table:table-cell>
          <table:table-cell office:value-type="float" office:value="0" calcext:value-type="float">
            <text:p>0</text:p>
          </table:table-cell>
          <table:table-cell office:value-type="float" office:value="64.20374" calcext:value-type="float">
            <text:p>64.20374</text:p>
          </table:table-cell>
          <table:table-cell office:value-type="float" office:value="59.3003" calcext:value-type="float">
            <text:p>59.3003</text:p>
          </table:table-cell>
          <table:table-cell office:value-type="float" office:value="43.35825" calcext:value-type="float">
            <text:p>43.35825</text:p>
          </table:table-cell>
          <table:table-cell office:value-type="float" office:value="10.73188" calcext:value-type="float">
            <text:p>10.73188</text:p>
          </table:table-cell>
          <table:table-cell office:value-type="float" office:value="8.854256" calcext:value-type="float">
            <text:p>8.854256</text:p>
          </table:table-cell>
          <table:table-cell office:value-type="float" office:value="3.345328" calcext:value-type="float">
            <text:p>3.345328</text:p>
          </table:table-cell>
          <table:table-cell office:value-type="float" office:value="3.452026" calcext:value-type="float">
            <text:p>3.452026</text:p>
          </table:table-cell>
          <table:table-cell office:value-type="float" office:value="5.86661" calcext:value-type="float">
            <text:p>5.86661</text:p>
          </table:table-cell>
          <table:table-cell office:value-type="float" office:value="9.238018" calcext:value-type="float">
            <text:p>9.238018</text:p>
          </table:table-cell>
          <table:table-cell office:value-type="float" office:value="9.788782" calcext:value-type="float">
            <text:p>9.788782</text:p>
          </table:table-cell>
          <table:table-cell office:value-type="float" office:value="10.63053" calcext:value-type="float">
            <text:p>10.63053</text:p>
          </table:table-cell>
          <table:table-cell office:value-type="float" office:value="11.02078" calcext:value-type="float">
            <text:p>11.02078</text:p>
          </table:table-cell>
          <table:table-cell office:value-type="float" office:value="12.89381" calcext:value-type="float">
            <text:p>12.89381</text:p>
          </table:table-cell>
          <table:table-cell office:value-type="float" office:value="13.06561" calcext:value-type="float">
            <text:p>13.06561</text:p>
          </table:table-cell>
          <table:table-cell office:value-type="float" office:value="0" calcext:value-type="float">
            <text:p>0</text:p>
          </table:table-cell>
          <table:table-cell office:value-type="float" office:value="0.810904" calcext:value-type="float">
            <text:p>0.8109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7" calcext:value-type="float">
            <text:p>27102007</text:p>
          </table:table-cell>
          <table:table-cell office:value-type="float" office:value="1.624324" calcext:value-type="float">
            <text:p>1.624324</text:p>
          </table:table-cell>
          <table:table-cell office:value-type="float" office:value="133.115" calcext:value-type="float">
            <text:p>133.115</text:p>
          </table:table-cell>
          <table:table-cell office:value-type="float" office:value="5" calcext:value-type="float">
            <text:p>5</text:p>
          </table:table-cell>
          <table:table-cell office:value-type="float" office:value="-3.241647" calcext:value-type="float">
            <text:p>-3.241647</text:p>
          </table:table-cell>
          <table:table-cell office:value-type="float" office:value="44.47816" calcext:value-type="float">
            <text:p>44.47816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516" calcext:value-type="float">
            <text:p>0.000823351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6408413" calcext:value-type="float">
            <text:p>0.006408413</text:p>
          </table:table-cell>
          <table:table-cell office:value-type="float" office:value="1166.047" calcext:value-type="float">
            <text:p>1166.047</text:p>
          </table:table-cell>
          <table:table-cell office:value-type="float" office:value="1.106519" calcext:value-type="float">
            <text:p>1.106519</text:p>
          </table:table-cell>
          <table:table-cell office:value-type="float" office:value="0" calcext:value-type="float">
            <text:p>0</text:p>
          </table:table-cell>
          <table:table-cell office:value-type="float" office:value="0.4592144" calcext:value-type="float">
            <text:p>0.4592144</text:p>
          </table:table-cell>
          <table:table-cell office:value-type="float" office:value="0.4611781" calcext:value-type="float">
            <text:p>0.4611781</text:p>
          </table:table-cell>
          <table:table-cell office:value-type="float" office:value="0.3059308" calcext:value-type="float">
            <text:p>0.3059308</text:p>
          </table:table-cell>
          <table:table-cell office:value-type="float" office:value="0.07304666" calcext:value-type="float">
            <text:p>0.07304666</text:p>
          </table:table-cell>
          <table:table-cell office:value-type="float" office:value="0.05972442" calcext:value-type="float">
            <text:p>0.05972442</text:p>
          </table:table-cell>
          <table:table-cell office:value-type="float" office:value="0.03109532" calcext:value-type="float">
            <text:p>0.03109532</text:p>
          </table:table-cell>
          <table:table-cell office:value-type="float" office:value="0.03927801" calcext:value-type="float">
            <text:p>0.03927801</text:p>
          </table:table-cell>
          <table:table-cell office:value-type="float" office:value="0.08546831" calcext:value-type="float">
            <text:p>0.08546831</text:p>
          </table:table-cell>
          <table:table-cell office:value-type="float" office:value="0.1603709" calcext:value-type="float">
            <text:p>0.1603709</text:p>
          </table:table-cell>
          <table:table-cell office:value-type="float" office:value="0.165411" calcext:value-type="float">
            <text:p>0.165411</text:p>
          </table:table-cell>
          <table:table-cell office:value-type="float" office:value="0.1736247" calcext:value-type="float">
            <text:p>0.1736247</text:p>
          </table:table-cell>
          <table:table-cell office:value-type="float" office:value="0.1786336" calcext:value-type="float">
            <text:p>0.1786336</text:p>
          </table:table-cell>
          <table:table-cell office:value-type="float" office:value="0.1978264" calcext:value-type="float">
            <text:p>0.1978264</text:p>
          </table:table-cell>
          <table:table-cell office:value-type="float" office:value="0.1999595" calcext:value-type="float">
            <text:p>0.1999595</text:p>
          </table:table-cell>
          <table:table-cell office:value-type="float" office:value="0" calcext:value-type="float">
            <text:p>0</text:p>
          </table:table-cell>
          <table:table-cell office:value-type="float" office:value="64.18536" calcext:value-type="float">
            <text:p>64.18536</text:p>
          </table:table-cell>
          <table:table-cell office:value-type="float" office:value="59.25372" calcext:value-type="float">
            <text:p>59.25372</text:p>
          </table:table-cell>
          <table:table-cell office:value-type="float" office:value="43.32776" calcext:value-type="float">
            <text:p>43.32776</text:p>
          </table:table-cell>
          <table:table-cell office:value-type="float" office:value="10.7247" calcext:value-type="float">
            <text:p>10.7247</text:p>
          </table:table-cell>
          <table:table-cell office:value-type="float" office:value="8.848379" calcext:value-type="float">
            <text:p>8.848379</text:p>
          </table:table-cell>
          <table:table-cell office:value-type="float" office:value="3.345495" calcext:value-type="float">
            <text:p>3.345495</text:p>
          </table:table-cell>
          <table:table-cell office:value-type="float" office:value="3.452932" calcext:value-type="float">
            <text:p>3.452932</text:p>
          </table:table-cell>
          <table:table-cell office:value-type="float" office:value="5.869413" calcext:value-type="float">
            <text:p>5.869413</text:p>
          </table:table-cell>
          <table:table-cell office:value-type="float" office:value="9.242041" calcext:value-type="float">
            <text:p>9.242041</text:p>
          </table:table-cell>
          <table:table-cell office:value-type="float" office:value="9.792727" calcext:value-type="float">
            <text:p>9.792727</text:p>
          </table:table-cell>
          <table:table-cell office:value-type="float" office:value="10.63393" calcext:value-type="float">
            <text:p>10.63393</text:p>
          </table:table-cell>
          <table:table-cell office:value-type="float" office:value="11.02388" calcext:value-type="float">
            <text:p>11.02388</text:p>
          </table:table-cell>
          <table:table-cell office:value-type="float" office:value="12.89473" calcext:value-type="float">
            <text:p>12.89473</text:p>
          </table:table-cell>
          <table:table-cell office:value-type="float" office:value="13.06644" calcext:value-type="float">
            <text:p>13.06644</text:p>
          </table:table-cell>
          <table:table-cell office:value-type="float" office:value="0" calcext:value-type="float">
            <text:p>0</text:p>
          </table:table-cell>
          <table:table-cell office:value-type="float" office:value="0.3831878" calcext:value-type="float">
            <text:p>0.38318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7" calcext:value-type="float">
            <text:p>28102007</text:p>
          </table:table-cell>
          <table:table-cell office:value-type="float" office:value="1.621847" calcext:value-type="float">
            <text:p>1.621847</text:p>
          </table:table-cell>
          <table:table-cell office:value-type="float" office:value="133.1134" calcext:value-type="float">
            <text:p>133.1134</text:p>
          </table:table-cell>
          <table:table-cell office:value-type="float" office:value="5" calcext:value-type="float">
            <text:p>5</text:p>
          </table:table-cell>
          <table:table-cell office:value-type="float" office:value="-3.24127" calcext:value-type="float">
            <text:p>-3.24127</text:p>
          </table:table-cell>
          <table:table-cell office:value-type="float" office:value="44.48381" calcext:value-type="float">
            <text:p>44.48381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516" calcext:value-type="float">
            <text:p>0.000823351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6238329" calcext:value-type="float">
            <text:p>0.006238329</text:p>
          </table:table-cell>
          <table:table-cell office:value-type="float" office:value="1166.045" calcext:value-type="float">
            <text:p>1166.045</text:p>
          </table:table-cell>
          <table:table-cell office:value-type="float" office:value="1.107667" calcext:value-type="float">
            <text:p>1.107667</text:p>
          </table:table-cell>
          <table:table-cell office:value-type="float" office:value="0" calcext:value-type="float">
            <text:p>0</text:p>
          </table:table-cell>
          <table:table-cell office:value-type="float" office:value="0.5187852" calcext:value-type="float">
            <text:p>0.5187852</text:p>
          </table:table-cell>
          <table:table-cell office:value-type="float" office:value="0.4830053" calcext:value-type="float">
            <text:p>0.4830053</text:p>
          </table:table-cell>
          <table:table-cell office:value-type="float" office:value="0.3211416" calcext:value-type="float">
            <text:p>0.3211416</text:p>
          </table:table-cell>
          <table:table-cell office:value-type="float" office:value="0.07488011" calcext:value-type="float">
            <text:p>0.07488011</text:p>
          </table:table-cell>
          <table:table-cell office:value-type="float" office:value="0.06093005" calcext:value-type="float">
            <text:p>0.06093005</text:p>
          </table:table-cell>
          <table:table-cell office:value-type="float" office:value="0.03143031" calcext:value-type="float">
            <text:p>0.03143031</text:p>
          </table:table-cell>
          <table:table-cell office:value-type="float" office:value="0.03935469" calcext:value-type="float">
            <text:p>0.03935469</text:p>
          </table:table-cell>
          <table:table-cell office:value-type="float" office:value="0.08535992" calcext:value-type="float">
            <text:p>0.08535992</text:p>
          </table:table-cell>
          <table:table-cell office:value-type="float" office:value="0.1603197" calcext:value-type="float">
            <text:p>0.1603197</text:p>
          </table:table-cell>
          <table:table-cell office:value-type="float" office:value="0.1654314" calcext:value-type="float">
            <text:p>0.1654314</text:p>
          </table:table-cell>
          <table:table-cell office:value-type="float" office:value="0.1736552" calcext:value-type="float">
            <text:p>0.1736552</text:p>
          </table:table-cell>
          <table:table-cell office:value-type="float" office:value="0.1786591" calcext:value-type="float">
            <text:p>0.1786591</text:p>
          </table:table-cell>
          <table:table-cell office:value-type="float" office:value="0.1977857" calcext:value-type="float">
            <text:p>0.1977857</text:p>
          </table:table-cell>
          <table:table-cell office:value-type="float" office:value="0.1999914" calcext:value-type="float">
            <text:p>0.1999914</text:p>
          </table:table-cell>
          <table:table-cell office:value-type="float" office:value="0" calcext:value-type="float">
            <text:p>0</text:p>
          </table:table-cell>
          <table:table-cell office:value-type="float" office:value="64.16352" calcext:value-type="float">
            <text:p>64.16352</text:p>
          </table:table-cell>
          <table:table-cell office:value-type="float" office:value="59.21235" calcext:value-type="float">
            <text:p>59.21235</text:p>
          </table:table-cell>
          <table:table-cell office:value-type="float" office:value="43.30032" calcext:value-type="float">
            <text:p>43.30032</text:p>
          </table:table-cell>
          <table:table-cell office:value-type="float" office:value="10.71786" calcext:value-type="float">
            <text:p>10.71786</text:p>
          </table:table-cell>
          <table:table-cell office:value-type="float" office:value="8.84274" calcext:value-type="float">
            <text:p>8.84274</text:p>
          </table:table-cell>
          <table:table-cell office:value-type="float" office:value="3.345626" calcext:value-type="float">
            <text:p>3.345626</text:p>
          </table:table-cell>
          <table:table-cell office:value-type="float" office:value="3.453802" calcext:value-type="float">
            <text:p>3.453802</text:p>
          </table:table-cell>
          <table:table-cell office:value-type="float" office:value="5.872184" calcext:value-type="float">
            <text:p>5.872184</text:p>
          </table:table-cell>
          <table:table-cell office:value-type="float" office:value="9.246063" calcext:value-type="float">
            <text:p>9.246063</text:p>
          </table:table-cell>
          <table:table-cell office:value-type="float" office:value="9.796679" calcext:value-type="float">
            <text:p>9.796679</text:p>
          </table:table-cell>
          <table:table-cell office:value-type="float" office:value="10.63732" calcext:value-type="float">
            <text:p>10.63732</text:p>
          </table:table-cell>
          <table:table-cell office:value-type="float" office:value="11.02698" calcext:value-type="float">
            <text:p>11.02698</text:p>
          </table:table-cell>
          <table:table-cell office:value-type="float" office:value="12.89566" calcext:value-type="float">
            <text:p>12.89566</text:p>
          </table:table-cell>
          <table:table-cell office:value-type="float" office:value="13.06723" calcext:value-type="float">
            <text:p>13.06723</text:p>
          </table:table-cell>
          <table:table-cell office:value-type="float" office:value="0" calcext:value-type="float">
            <text:p>0</text:p>
          </table:table-cell>
          <table:table-cell office:value-type="float" office:value="0.2521942" calcext:value-type="float">
            <text:p>0.25219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7" calcext:value-type="float">
            <text:p>29102007</text:p>
          </table:table-cell>
          <table:table-cell office:value-type="float" office:value="1.619332" calcext:value-type="float">
            <text:p>1.619332</text:p>
          </table:table-cell>
          <table:table-cell office:value-type="float" office:value="133.1117" calcext:value-type="float">
            <text:p>133.1117</text:p>
          </table:table-cell>
          <table:table-cell office:value-type="float" office:value="5" calcext:value-type="float">
            <text:p>5</text:p>
          </table:table-cell>
          <table:table-cell office:value-type="float" office:value="-3.240905" calcext:value-type="float">
            <text:p>-3.240905</text:p>
          </table:table-cell>
          <table:table-cell office:value-type="float" office:value="44.49001" calcext:value-type="float">
            <text:p>44.49001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516" calcext:value-type="float">
            <text:p>0.000823351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6075725" calcext:value-type="float">
            <text:p>0.006075725</text:p>
          </table:table-cell>
          <table:table-cell office:value-type="float" office:value="1166.043" calcext:value-type="float">
            <text:p>1166.043</text:p>
          </table:table-cell>
          <table:table-cell office:value-type="float" office:value="1.108105" calcext:value-type="float">
            <text:p>1.108105</text:p>
          </table:table-cell>
          <table:table-cell office:value-type="float" office:value="0" calcext:value-type="float">
            <text:p>0</text:p>
          </table:table-cell>
          <table:table-cell office:value-type="float" office:value="0.5131539" calcext:value-type="float">
            <text:p>0.5131539</text:p>
          </table:table-cell>
          <table:table-cell office:value-type="float" office:value="0.4785907" calcext:value-type="float">
            <text:p>0.4785907</text:p>
          </table:table-cell>
          <table:table-cell office:value-type="float" office:value="0.3229105" calcext:value-type="float">
            <text:p>0.3229105</text:p>
          </table:table-cell>
          <table:table-cell office:value-type="float" office:value="0.07538075" calcext:value-type="float">
            <text:p>0.07538075</text:p>
          </table:table-cell>
          <table:table-cell office:value-type="float" office:value="0.06141714" calcext:value-type="float">
            <text:p>0.06141714</text:p>
          </table:table-cell>
          <table:table-cell office:value-type="float" office:value="0.03181183" calcext:value-type="float">
            <text:p>0.03181183</text:p>
          </table:table-cell>
          <table:table-cell office:value-type="float" office:value="0.03960907" calcext:value-type="float">
            <text:p>0.03960907</text:p>
          </table:table-cell>
          <table:table-cell office:value-type="float" office:value="0.08542548" calcext:value-type="float">
            <text:p>0.08542548</text:p>
          </table:table-cell>
          <table:table-cell office:value-type="float" office:value="0.1602996" calcext:value-type="float">
            <text:p>0.1602996</text:p>
          </table:table-cell>
          <table:table-cell office:value-type="float" office:value="0.1654461" calcext:value-type="float">
            <text:p>0.1654461</text:p>
          </table:table-cell>
          <table:table-cell office:value-type="float" office:value="0.1736821" calcext:value-type="float">
            <text:p>0.1736821</text:p>
          </table:table-cell>
          <table:table-cell office:value-type="float" office:value="0.1786695" calcext:value-type="float">
            <text:p>0.1786695</text:p>
          </table:table-cell>
          <table:table-cell office:value-type="float" office:value="0.1977812" calcext:value-type="float">
            <text:p>0.1977812</text:p>
          </table:table-cell>
          <table:table-cell office:value-type="float" office:value="0.2000073" calcext:value-type="float">
            <text:p>0.2000073</text:p>
          </table:table-cell>
          <table:table-cell office:value-type="float" office:value="0" calcext:value-type="float">
            <text:p>0</text:p>
          </table:table-cell>
          <table:table-cell office:value-type="float" office:value="64.15212" calcext:value-type="float">
            <text:p>64.15212</text:p>
          </table:table-cell>
          <table:table-cell office:value-type="float" office:value="59.17619" calcext:value-type="float">
            <text:p>59.17619</text:p>
          </table:table-cell>
          <table:table-cell office:value-type="float" office:value="43.27725" calcext:value-type="float">
            <text:p>43.27725</text:p>
          </table:table-cell>
          <table:table-cell office:value-type="float" office:value="10.71168" calcext:value-type="float">
            <text:p>10.71168</text:p>
          </table:table-cell>
          <table:table-cell office:value-type="float" office:value="8.837614" calcext:value-type="float">
            <text:p>8.837614</text:p>
          </table:table-cell>
          <table:table-cell office:value-type="float" office:value="3.345857" calcext:value-type="float">
            <text:p>3.345857</text:p>
          </table:table-cell>
          <table:table-cell office:value-type="float" office:value="3.45471" calcext:value-type="float">
            <text:p>3.45471</text:p>
          </table:table-cell>
          <table:table-cell office:value-type="float" office:value="5.874955" calcext:value-type="float">
            <text:p>5.874955</text:p>
          </table:table-cell>
          <table:table-cell office:value-type="float" office:value="9.250033" calcext:value-type="float">
            <text:p>9.250033</text:p>
          </table:table-cell>
          <table:table-cell office:value-type="float" office:value="9.800628" calcext:value-type="float">
            <text:p>9.800628</text:p>
          </table:table-cell>
          <table:table-cell office:value-type="float" office:value="10.64065" calcext:value-type="float">
            <text:p>10.64065</text:p>
          </table:table-cell>
          <table:table-cell office:value-type="float" office:value="11.03008" calcext:value-type="float">
            <text:p>11.03008</text:p>
          </table:table-cell>
          <table:table-cell office:value-type="float" office:value="12.89659" calcext:value-type="float">
            <text:p>12.89659</text:p>
          </table:table-cell>
          <table:table-cell office:value-type="float" office:value="13.06802" calcext:value-type="float">
            <text:p>13.06802</text:p>
          </table:table-cell>
          <table:table-cell office:value-type="float" office:value="0" calcext:value-type="float">
            <text:p>0</text:p>
          </table:table-cell>
          <table:table-cell office:value-type="float" office:value="0.3698817" calcext:value-type="float">
            <text:p>0.3698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7" calcext:value-type="float">
            <text:p>30102007</text:p>
          </table:table-cell>
          <table:table-cell office:value-type="float" office:value="3.680259" calcext:value-type="float">
            <text:p>3.680259</text:p>
          </table:table-cell>
          <table:table-cell office:value-type="float" office:value="133.1101" calcext:value-type="float">
            <text:p>133.1101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49623" calcext:value-type="float">
            <text:p>44.49623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516" calcext:value-type="float">
            <text:p>0.000823351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6051951" calcext:value-type="float">
            <text:p>0.006051951</text:p>
          </table:table-cell>
          <table:table-cell office:value-type="float" office:value="1166.041" calcext:value-type="float">
            <text:p>1166.041</text:p>
          </table:table-cell>
          <table:table-cell office:value-type="float" office:value="1.107682" calcext:value-type="float">
            <text:p>1.107682</text:p>
          </table:table-cell>
          <table:table-cell office:value-type="float" office:value="0" calcext:value-type="float">
            <text:p>0</text:p>
          </table:table-cell>
          <table:table-cell office:value-type="float" office:value="0.4966557" calcext:value-type="float">
            <text:p>0.4966557</text:p>
          </table:table-cell>
          <table:table-cell office:value-type="float" office:value="0.478994" calcext:value-type="float">
            <text:p>0.478994</text:p>
          </table:table-cell>
          <table:table-cell office:value-type="float" office:value="0.328048" calcext:value-type="float">
            <text:p>0.328048</text:p>
          </table:table-cell>
          <table:table-cell office:value-type="float" office:value="0.07625132" calcext:value-type="float">
            <text:p>0.07625132</text:p>
          </table:table-cell>
          <table:table-cell office:value-type="float" office:value="0.06212086" calcext:value-type="float">
            <text:p>0.06212086</text:p>
          </table:table-cell>
          <table:table-cell office:value-type="float" office:value="0.03192808" calcext:value-type="float">
            <text:p>0.03192808</text:p>
          </table:table-cell>
          <table:table-cell office:value-type="float" office:value="0.03970115" calcext:value-type="float">
            <text:p>0.03970115</text:p>
          </table:table-cell>
          <table:table-cell office:value-type="float" office:value="0.08548234" calcext:value-type="float">
            <text:p>0.08548234</text:p>
          </table:table-cell>
          <table:table-cell office:value-type="float" office:value="0.1603" calcext:value-type="float">
            <text:p>0.1603</text:p>
          </table:table-cell>
          <table:table-cell office:value-type="float" office:value="0.1654541" calcext:value-type="float">
            <text:p>0.1654541</text:p>
          </table:table-cell>
          <table:table-cell office:value-type="float" office:value="0.1736981" calcext:value-type="float">
            <text:p>0.1736981</text:p>
          </table:table-cell>
          <table:table-cell office:value-type="float" office:value="0.1786513" calcext:value-type="float">
            <text:p>0.1786513</text:p>
          </table:table-cell>
          <table:table-cell office:value-type="float" office:value="0.1977904" calcext:value-type="float">
            <text:p>0.1977904</text:p>
          </table:table-cell>
          <table:table-cell office:value-type="float" office:value="0.2000141" calcext:value-type="float">
            <text:p>0.2000141</text:p>
          </table:table-cell>
          <table:table-cell office:value-type="float" office:value="0" calcext:value-type="float">
            <text:p>0</text:p>
          </table:table-cell>
          <table:table-cell office:value-type="float" office:value="63.89139" calcext:value-type="float">
            <text:p>63.89139</text:p>
          </table:table-cell>
          <table:table-cell office:value-type="float" office:value="59.15835" calcext:value-type="float">
            <text:p>59.15835</text:p>
          </table:table-cell>
          <table:table-cell office:value-type="float" office:value="43.27011" calcext:value-type="float">
            <text:p>43.27011</text:p>
          </table:table-cell>
          <table:table-cell office:value-type="float" office:value="10.72259" calcext:value-type="float">
            <text:p>10.72259</text:p>
          </table:table-cell>
          <table:table-cell office:value-type="float" office:value="8.836296" calcext:value-type="float">
            <text:p>8.836296</text:p>
          </table:table-cell>
          <table:table-cell office:value-type="float" office:value="3.346335" calcext:value-type="float">
            <text:p>3.346335</text:p>
          </table:table-cell>
          <table:table-cell office:value-type="float" office:value="3.455655" calcext:value-type="float">
            <text:p>3.455655</text:p>
          </table:table-cell>
          <table:table-cell office:value-type="float" office:value="5.877711" calcext:value-type="float">
            <text:p>5.877711</text:p>
          </table:table-cell>
          <table:table-cell office:value-type="float" office:value="9.253965" calcext:value-type="float">
            <text:p>9.253965</text:p>
          </table:table-cell>
          <table:table-cell office:value-type="float" office:value="9.804591" calcext:value-type="float">
            <text:p>9.804591</text:p>
          </table:table-cell>
          <table:table-cell office:value-type="float" office:value="10.64394" calcext:value-type="float">
            <text:p>10.64394</text:p>
          </table:table-cell>
          <table:table-cell office:value-type="float" office:value="11.03319" calcext:value-type="float">
            <text:p>11.03319</text:p>
          </table:table-cell>
          <table:table-cell office:value-type="float" office:value="12.89752" calcext:value-type="float">
            <text:p>12.89752</text:p>
          </table:table-cell>
          <table:table-cell office:value-type="float" office:value="13.06738" calcext:value-type="float">
            <text:p>13.06738</text:p>
          </table:table-cell>
          <table:table-cell office:value-type="float" office:value="0" calcext:value-type="float">
            <text:p>0</text:p>
          </table:table-cell>
          <table:table-cell office:value-type="float" office:value="0.680738" calcext:value-type="float">
            <text:p>0.680738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7" calcext:value-type="float">
            <text:p>31102007</text:p>
          </table:table-cell>
          <table:table-cell office:value-type="float" office:value="3.676307" calcext:value-type="float">
            <text:p>3.676307</text:p>
          </table:table-cell>
          <table:table-cell office:value-type="float" office:value="133.1083" calcext:value-type="float">
            <text:p>133.1083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50282" calcext:value-type="float">
            <text:p>44.50282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516" calcext:value-type="float">
            <text:p>0.000823351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6051951" calcext:value-type="float">
            <text:p>0.006051951</text:p>
          </table:table-cell>
          <table:table-cell office:value-type="float" office:value="1166.04" calcext:value-type="float">
            <text:p>1166.04</text:p>
          </table:table-cell>
          <table:table-cell office:value-type="float" office:value="1.107246" calcext:value-type="float">
            <text:p>1.107246</text:p>
          </table:table-cell>
          <table:table-cell office:value-type="float" office:value="0" calcext:value-type="float">
            <text:p>0</text:p>
          </table:table-cell>
          <table:table-cell office:value-type="float" office:value="0.5318563" calcext:value-type="float">
            <text:p>0.5318563</text:p>
          </table:table-cell>
          <table:table-cell office:value-type="float" office:value="0.4829559" calcext:value-type="float">
            <text:p>0.4829559</text:p>
          </table:table-cell>
          <table:table-cell office:value-type="float" office:value="0.3363054" calcext:value-type="float">
            <text:p>0.3363054</text:p>
          </table:table-cell>
          <table:table-cell office:value-type="float" office:value="0.07715487" calcext:value-type="float">
            <text:p>0.07715487</text:p>
          </table:table-cell>
          <table:table-cell office:value-type="float" office:value="0.06266405" calcext:value-type="float">
            <text:p>0.06266405</text:p>
          </table:table-cell>
          <table:table-cell office:value-type="float" office:value="0.03232557" calcext:value-type="float">
            <text:p>0.03232557</text:p>
          </table:table-cell>
          <table:table-cell office:value-type="float" office:value="0.03990651" calcext:value-type="float">
            <text:p>0.03990651</text:p>
          </table:table-cell>
          <table:table-cell office:value-type="float" office:value="0.0855688" calcext:value-type="float">
            <text:p>0.0855688</text:p>
          </table:table-cell>
          <table:table-cell office:value-type="float" office:value="0.160316" calcext:value-type="float">
            <text:p>0.160316</text:p>
          </table:table-cell>
          <table:table-cell office:value-type="float" office:value="0.1654656" calcext:value-type="float">
            <text:p>0.1654656</text:p>
          </table:table-cell>
          <table:table-cell office:value-type="float" office:value="0.1737158" calcext:value-type="float">
            <text:p>0.1737158</text:p>
          </table:table-cell>
          <table:table-cell office:value-type="float" office:value="0.1786469" calcext:value-type="float">
            <text:p>0.1786469</text:p>
          </table:table-cell>
          <table:table-cell office:value-type="float" office:value="0.1978016" calcext:value-type="float">
            <text:p>0.1978016</text:p>
          </table:table-cell>
          <table:table-cell office:value-type="float" office:value="0.2000223" calcext:value-type="float">
            <text:p>0.2000223</text:p>
          </table:table-cell>
          <table:table-cell office:value-type="float" office:value="0" calcext:value-type="float">
            <text:p>0</text:p>
          </table:table-cell>
          <table:table-cell office:value-type="float" office:value="63.88479" calcext:value-type="float">
            <text:p>63.88479</text:p>
          </table:table-cell>
          <table:table-cell office:value-type="float" office:value="59.12627" calcext:value-type="float">
            <text:p>59.12627</text:p>
          </table:table-cell>
          <table:table-cell office:value-type="float" office:value="43.25056" calcext:value-type="float">
            <text:p>43.25056</text:p>
          </table:table-cell>
          <table:table-cell office:value-type="float" office:value="10.71715" calcext:value-type="float">
            <text:p>10.71715</text:p>
          </table:table-cell>
          <table:table-cell office:value-type="float" office:value="8.831586" calcext:value-type="float">
            <text:p>8.831586</text:p>
          </table:table-cell>
          <table:table-cell office:value-type="float" office:value="3.346651" calcext:value-type="float">
            <text:p>3.346651</text:p>
          </table:table-cell>
          <table:table-cell office:value-type="float" office:value="3.456605" calcext:value-type="float">
            <text:p>3.456605</text:p>
          </table:table-cell>
          <table:table-cell office:value-type="float" office:value="5.880484" calcext:value-type="float">
            <text:p>5.880484</text:p>
          </table:table-cell>
          <table:table-cell office:value-type="float" office:value="9.257896" calcext:value-type="float">
            <text:p>9.257896</text:p>
          </table:table-cell>
          <table:table-cell office:value-type="float" office:value="9.808539" calcext:value-type="float">
            <text:p>9.808539</text:p>
          </table:table-cell>
          <table:table-cell office:value-type="float" office:value="10.64722" calcext:value-type="float">
            <text:p>10.64722</text:p>
          </table:table-cell>
          <table:table-cell office:value-type="float" office:value="11.03623" calcext:value-type="float">
            <text:p>11.03623</text:p>
          </table:table-cell>
          <table:table-cell office:value-type="float" office:value="12.89845" calcext:value-type="float">
            <text:p>12.89845</text:p>
          </table:table-cell>
          <table:table-cell office:value-type="float" office:value="13.06819" calcext:value-type="float">
            <text:p>13.06819</text:p>
          </table:table-cell>
          <table:table-cell office:value-type="float" office:value="0" calcext:value-type="float">
            <text:p>0</text:p>
          </table:table-cell>
          <table:table-cell office:value-type="float" office:value="0.9965616" calcext:value-type="float">
            <text:p>0.9965616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7" calcext:value-type="float">
            <text:p>1112007</text:p>
          </table:table-cell>
          <table:table-cell office:value-type="float" office:value="3.671767" calcext:value-type="float">
            <text:p>3.671767</text:p>
          </table:table-cell>
          <table:table-cell office:value-type="float" office:value="133.1064" calcext:value-type="float">
            <text:p>133.1064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50985" calcext:value-type="float">
            <text:p>44.50985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516" calcext:value-type="float">
            <text:p>0.000823351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6051951" calcext:value-type="float">
            <text:p>0.006051951</text:p>
          </table:table-cell>
          <table:table-cell office:value-type="float" office:value="1166.038" calcext:value-type="float">
            <text:p>1166.038</text:p>
          </table:table-cell>
          <table:table-cell office:value-type="float" office:value="1.105886" calcext:value-type="float">
            <text:p>1.105886</text:p>
          </table:table-cell>
          <table:table-cell office:value-type="float" office:value="0" calcext:value-type="float">
            <text:p>0</text:p>
          </table:table-cell>
          <table:table-cell office:value-type="float" office:value="0.5718451" calcext:value-type="float">
            <text:p>0.5718451</text:p>
          </table:table-cell>
          <table:table-cell office:value-type="float" office:value="0.4878471" calcext:value-type="float">
            <text:p>0.4878471</text:p>
          </table:table-cell>
          <table:table-cell office:value-type="float" office:value="0.3436233" calcext:value-type="float">
            <text:p>0.3436233</text:p>
          </table:table-cell>
          <table:table-cell office:value-type="float" office:value="0.07767352" calcext:value-type="float">
            <text:p>0.07767352</text:p>
          </table:table-cell>
          <table:table-cell office:value-type="float" office:value="0.06285968" calcext:value-type="float">
            <text:p>0.06285968</text:p>
          </table:table-cell>
          <table:table-cell office:value-type="float" office:value="0.0327227" calcext:value-type="float">
            <text:p>0.0327227</text:p>
          </table:table-cell>
          <table:table-cell office:value-type="float" office:value="0.04015367" calcext:value-type="float">
            <text:p>0.04015367</text:p>
          </table:table-cell>
          <table:table-cell office:value-type="float" office:value="0.08570816" calcext:value-type="float">
            <text:p>0.08570816</text:p>
          </table:table-cell>
          <table:table-cell office:value-type="float" office:value="0.1603629" calcext:value-type="float">
            <text:p>0.1603629</text:p>
          </table:table-cell>
          <table:table-cell office:value-type="float" office:value="0.1654895" calcext:value-type="float">
            <text:p>0.1654895</text:p>
          </table:table-cell>
          <table:table-cell office:value-type="float" office:value="0.1737412" calcext:value-type="float">
            <text:p>0.1737412</text:p>
          </table:table-cell>
          <table:table-cell office:value-type="float" office:value="0.1786675" calcext:value-type="float">
            <text:p>0.1786675</text:p>
          </table:table-cell>
          <table:table-cell office:value-type="float" office:value="0.1978123" calcext:value-type="float">
            <text:p>0.1978123</text:p>
          </table:table-cell>
          <table:table-cell office:value-type="float" office:value="0.2000306" calcext:value-type="float">
            <text:p>0.2000306</text:p>
          </table:table-cell>
          <table:table-cell office:value-type="float" office:value="0" calcext:value-type="float">
            <text:p>0</text:p>
          </table:table-cell>
          <table:table-cell office:value-type="float" office:value="63.8895" calcext:value-type="float">
            <text:p>63.8895</text:p>
          </table:table-cell>
          <table:table-cell office:value-type="float" office:value="59.09765" calcext:value-type="float">
            <text:p>59.09765</text:p>
          </table:table-cell>
          <table:table-cell office:value-type="float" office:value="43.23417" calcext:value-type="float">
            <text:p>43.23417</text:p>
          </table:table-cell>
          <table:table-cell office:value-type="float" office:value="10.71205" calcext:value-type="float">
            <text:p>10.71205</text:p>
          </table:table-cell>
          <table:table-cell office:value-type="float" office:value="8.827091" calcext:value-type="float">
            <text:p>8.827091</text:p>
          </table:table-cell>
          <table:table-cell office:value-type="float" office:value="3.347046" calcext:value-type="float">
            <text:p>3.347046</text:p>
          </table:table-cell>
          <table:table-cell office:value-type="float" office:value="3.457591" calcext:value-type="float">
            <text:p>3.457591</text:p>
          </table:table-cell>
          <table:table-cell office:value-type="float" office:value="5.883276" calcext:value-type="float">
            <text:p>5.883276</text:p>
          </table:table-cell>
          <table:table-cell office:value-type="float" office:value="9.261827" calcext:value-type="float">
            <text:p>9.261827</text:p>
          </table:table-cell>
          <table:table-cell office:value-type="float" office:value="9.812486" calcext:value-type="float">
            <text:p>9.812486</text:p>
          </table:table-cell>
          <table:table-cell office:value-type="float" office:value="10.6505" calcext:value-type="float">
            <text:p>10.6505</text:p>
          </table:table-cell>
          <table:table-cell office:value-type="float" office:value="11.03926" calcext:value-type="float">
            <text:p>11.03926</text:p>
          </table:table-cell>
          <table:table-cell office:value-type="float" office:value="12.89938" calcext:value-type="float">
            <text:p>12.89938</text:p>
          </table:table-cell>
          <table:table-cell office:value-type="float" office:value="13.06899" calcext:value-type="float">
            <text:p>13.06899</text:p>
          </table:table-cell>
          <table:table-cell office:value-type="float" office:value="0" calcext:value-type="float">
            <text:p>0</text:p>
          </table:table-cell>
          <table:table-cell office:value-type="float" office:value="1.22939" calcext:value-type="float">
            <text:p>1.22939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7" calcext:value-type="float">
            <text:p>2112007</text:p>
          </table:table-cell>
          <table:table-cell office:value-type="float" office:value="3.667792" calcext:value-type="float">
            <text:p>3.667792</text:p>
          </table:table-cell>
          <table:table-cell office:value-type="float" office:value="133.1046" calcext:value-type="float">
            <text:p>133.1046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5169" calcext:value-type="float">
            <text:p>44.5169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516" calcext:value-type="float">
            <text:p>0.000823351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6051951" calcext:value-type="float">
            <text:p>0.006051951</text:p>
          </table:table-cell>
          <table:table-cell office:value-type="float" office:value="1166.037" calcext:value-type="float">
            <text:p>1166.037</text:p>
          </table:table-cell>
          <table:table-cell office:value-type="float" office:value="1.104495" calcext:value-type="float">
            <text:p>1.104495</text:p>
          </table:table-cell>
          <table:table-cell office:value-type="float" office:value="0" calcext:value-type="float">
            <text:p>0</text:p>
          </table:table-cell>
          <table:table-cell office:value-type="float" office:value="0.6078923" calcext:value-type="float">
            <text:p>0.6078923</text:p>
          </table:table-cell>
          <table:table-cell office:value-type="float" office:value="0.4818358" calcext:value-type="float">
            <text:p>0.4818358</text:p>
          </table:table-cell>
          <table:table-cell office:value-type="float" office:value="0.3405111" calcext:value-type="float">
            <text:p>0.3405111</text:p>
          </table:table-cell>
          <table:table-cell office:value-type="float" office:value="0.07698891" calcext:value-type="float">
            <text:p>0.07698891</text:p>
          </table:table-cell>
          <table:table-cell office:value-type="float" office:value="0.0621471" calcext:value-type="float">
            <text:p>0.0621471</text:p>
          </table:table-cell>
          <table:table-cell office:value-type="float" office:value="0.03267469" calcext:value-type="float">
            <text:p>0.03267469</text:p>
          </table:table-cell>
          <table:table-cell office:value-type="float" office:value="0.0402156" calcext:value-type="float">
            <text:p>0.0402156</text:p>
          </table:table-cell>
          <table:table-cell office:value-type="float" office:value="0.08583369" calcext:value-type="float">
            <text:p>0.08583369</text:p>
          </table:table-cell>
          <table:table-cell office:value-type="float" office:value="0.1604332" calcext:value-type="float">
            <text:p>0.1604332</text:p>
          </table:table-cell>
          <table:table-cell office:value-type="float" office:value="0.1655217" calcext:value-type="float">
            <text:p>0.1655217</text:p>
          </table:table-cell>
          <table:table-cell office:value-type="float" office:value="0.1737705" calcext:value-type="float">
            <text:p>0.1737705</text:p>
          </table:table-cell>
          <table:table-cell office:value-type="float" office:value="0.1786958" calcext:value-type="float">
            <text:p>0.1786958</text:p>
          </table:table-cell>
          <table:table-cell office:value-type="float" office:value="0.1978225" calcext:value-type="float">
            <text:p>0.1978225</text:p>
          </table:table-cell>
          <table:table-cell office:value-type="float" office:value="0.200039" calcext:value-type="float">
            <text:p>0.200039</text:p>
          </table:table-cell>
          <table:table-cell office:value-type="float" office:value="0" calcext:value-type="float">
            <text:p>0</text:p>
          </table:table-cell>
          <table:table-cell office:value-type="float" office:value="63.89852" calcext:value-type="float">
            <text:p>63.89852</text:p>
          </table:table-cell>
          <table:table-cell office:value-type="float" office:value="59.06841" calcext:value-type="float">
            <text:p>59.06841</text:p>
          </table:table-cell>
          <table:table-cell office:value-type="float" office:value="43.21802" calcext:value-type="float">
            <text:p>43.21802</text:p>
          </table:table-cell>
          <table:table-cell office:value-type="float" office:value="10.70691" calcext:value-type="float">
            <text:p>10.70691</text:p>
          </table:table-cell>
          <table:table-cell office:value-type="float" office:value="8.822531" calcext:value-type="float">
            <text:p>8.822531</text:p>
          </table:table-cell>
          <table:table-cell office:value-type="float" office:value="3.347477" calcext:value-type="float">
            <text:p>3.347477</text:p>
          </table:table-cell>
          <table:table-cell office:value-type="float" office:value="3.458598" calcext:value-type="float">
            <text:p>3.458598</text:p>
          </table:table-cell>
          <table:table-cell office:value-type="float" office:value="5.886109" calcext:value-type="float">
            <text:p>5.886109</text:p>
          </table:table-cell>
          <table:table-cell office:value-type="float" office:value="9.265758" calcext:value-type="float">
            <text:p>9.265758</text:p>
          </table:table-cell>
          <table:table-cell office:value-type="float" office:value="9.816375" calcext:value-type="float">
            <text:p>9.816375</text:p>
          </table:table-cell>
          <table:table-cell office:value-type="float" office:value="10.65378" calcext:value-type="float">
            <text:p>10.65378</text:p>
          </table:table-cell>
          <table:table-cell office:value-type="float" office:value="11.04228" calcext:value-type="float">
            <text:p>11.04228</text:p>
          </table:table-cell>
          <table:table-cell office:value-type="float" office:value="12.90031" calcext:value-type="float">
            <text:p>12.90031</text:p>
          </table:table-cell>
          <table:table-cell office:value-type="float" office:value="13.0698" calcext:value-type="float">
            <text:p>13.0698</text:p>
          </table:table-cell>
          <table:table-cell office:value-type="float" office:value="0" calcext:value-type="float">
            <text:p>0</text:p>
          </table:table-cell>
          <table:table-cell office:value-type="float" office:value="1.140233" calcext:value-type="float">
            <text:p>1.140233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7" calcext:value-type="float">
            <text:p>3112007</text:p>
          </table:table-cell>
          <table:table-cell office:value-type="float" office:value="3.663717" calcext:value-type="float">
            <text:p>3.663717</text:p>
          </table:table-cell>
          <table:table-cell office:value-type="float" office:value="133.1027" calcext:value-type="float">
            <text:p>133.1027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52397" calcext:value-type="float">
            <text:p>44.52397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516" calcext:value-type="float">
            <text:p>0.000823351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6051951" calcext:value-type="float">
            <text:p>0.006051951</text:p>
          </table:table-cell>
          <table:table-cell office:value-type="float" office:value="1166.035" calcext:value-type="float">
            <text:p>1166.035</text:p>
          </table:table-cell>
          <table:table-cell office:value-type="float" office:value="1.102899" calcext:value-type="float">
            <text:p>1.102899</text:p>
          </table:table-cell>
          <table:table-cell office:value-type="float" office:value="0" calcext:value-type="float">
            <text:p>0</text:p>
          </table:table-cell>
          <table:table-cell office:value-type="float" office:value="0.6547921" calcext:value-type="float">
            <text:p>0.6547921</text:p>
          </table:table-cell>
          <table:table-cell office:value-type="float" office:value="0.4832884" calcext:value-type="float">
            <text:p>0.4832884</text:p>
          </table:table-cell>
          <table:table-cell office:value-type="float" office:value="0.3416246" calcext:value-type="float">
            <text:p>0.3416246</text:p>
          </table:table-cell>
          <table:table-cell office:value-type="float" office:value="0.07693311" calcext:value-type="float">
            <text:p>0.07693311</text:p>
          </table:table-cell>
          <table:table-cell office:value-type="float" office:value="0.06162237" calcext:value-type="float">
            <text:p>0.06162237</text:p>
          </table:table-cell>
          <table:table-cell office:value-type="float" office:value="0.03266931" calcext:value-type="float">
            <text:p>0.03266931</text:p>
          </table:table-cell>
          <table:table-cell office:value-type="float" office:value="0.04023913" calcext:value-type="float">
            <text:p>0.04023913</text:p>
          </table:table-cell>
          <table:table-cell office:value-type="float" office:value="0.08590401" calcext:value-type="float">
            <text:p>0.08590401</text:p>
          </table:table-cell>
          <table:table-cell office:value-type="float" office:value="0.1605034" calcext:value-type="float">
            <text:p>0.1605034</text:p>
          </table:table-cell>
          <table:table-cell office:value-type="float" office:value="0.165559" calcext:value-type="float">
            <text:p>0.165559</text:p>
          </table:table-cell>
          <table:table-cell office:value-type="float" office:value="0.1738019" calcext:value-type="float">
            <text:p>0.1738019</text:p>
          </table:table-cell>
          <table:table-cell office:value-type="float" office:value="0.1787209" calcext:value-type="float">
            <text:p>0.1787209</text:p>
          </table:table-cell>
          <table:table-cell office:value-type="float" office:value="0.1978327" calcext:value-type="float">
            <text:p>0.1978327</text:p>
          </table:table-cell>
          <table:table-cell office:value-type="float" office:value="0.2000473" calcext:value-type="float">
            <text:p>0.2000473</text:p>
          </table:table-cell>
          <table:table-cell office:value-type="float" office:value="0" calcext:value-type="float">
            <text:p>0</text:p>
          </table:table-cell>
          <table:table-cell office:value-type="float" office:value="63.91417" calcext:value-type="float">
            <text:p>63.91417</text:p>
          </table:table-cell>
          <table:table-cell office:value-type="float" office:value="59.03886" calcext:value-type="float">
            <text:p>59.03886</text:p>
          </table:table-cell>
          <table:table-cell office:value-type="float" office:value="43.20166" calcext:value-type="float">
            <text:p>43.20166</text:p>
          </table:table-cell>
          <table:table-cell office:value-type="float" office:value="10.70169" calcext:value-type="float">
            <text:p>10.70169</text:p>
          </table:table-cell>
          <table:table-cell office:value-type="float" office:value="8.817804" calcext:value-type="float">
            <text:p>8.817804</text:p>
          </table:table-cell>
          <table:table-cell office:value-type="float" office:value="3.347904" calcext:value-type="float">
            <text:p>3.347904</text:p>
          </table:table-cell>
          <table:table-cell office:value-type="float" office:value="3.459604" calcext:value-type="float">
            <text:p>3.459604</text:p>
          </table:table-cell>
          <table:table-cell office:value-type="float" office:value="5.888942" calcext:value-type="float">
            <text:p>5.888942</text:p>
          </table:table-cell>
          <table:table-cell office:value-type="float" office:value="9.269689" calcext:value-type="float">
            <text:p>9.269689</text:p>
          </table:table-cell>
          <table:table-cell office:value-type="float" office:value="9.820251" calcext:value-type="float">
            <text:p>9.820251</text:p>
          </table:table-cell>
          <table:table-cell office:value-type="float" office:value="10.65706" calcext:value-type="float">
            <text:p>10.65706</text:p>
          </table:table-cell>
          <table:table-cell office:value-type="float" office:value="11.04531" calcext:value-type="float">
            <text:p>11.04531</text:p>
          </table:table-cell>
          <table:table-cell office:value-type="float" office:value="12.90125" calcext:value-type="float">
            <text:p>12.90125</text:p>
          </table:table-cell>
          <table:table-cell office:value-type="float" office:value="13.07061" calcext:value-type="float">
            <text:p>13.07061</text:p>
          </table:table-cell>
          <table:table-cell office:value-type="float" office:value="0" calcext:value-type="float">
            <text:p>0</text:p>
          </table:table-cell>
          <table:table-cell office:value-type="float" office:value="1.06582" calcext:value-type="float">
            <text:p>1.06582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7" calcext:value-type="float">
            <text:p>4112007</text:p>
          </table:table-cell>
          <table:table-cell office:value-type="float" office:value="3.659753" calcext:value-type="float">
            <text:p>3.659753</text:p>
          </table:table-cell>
          <table:table-cell office:value-type="float" office:value="133.1007" calcext:value-type="float">
            <text:p>133.1007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53114" calcext:value-type="float">
            <text:p>44.53114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516" calcext:value-type="float">
            <text:p>0.000823351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6051951" calcext:value-type="float">
            <text:p>0.006051951</text:p>
          </table:table-cell>
          <table:table-cell office:value-type="float" office:value="1166.034" calcext:value-type="float">
            <text:p>1166.034</text:p>
          </table:table-cell>
          <table:table-cell office:value-type="float" office:value="1.101373" calcext:value-type="float">
            <text:p>1.101373</text:p>
          </table:table-cell>
          <table:table-cell office:value-type="float" office:value="0" calcext:value-type="float">
            <text:p>0</text:p>
          </table:table-cell>
          <table:table-cell office:value-type="float" office:value="0.6706263" calcext:value-type="float">
            <text:p>0.6706263</text:p>
          </table:table-cell>
          <table:table-cell office:value-type="float" office:value="0.4824064" calcext:value-type="float">
            <text:p>0.4824064</text:p>
          </table:table-cell>
          <table:table-cell office:value-type="float" office:value="0.3418121" calcext:value-type="float">
            <text:p>0.3418121</text:p>
          </table:table-cell>
          <table:table-cell office:value-type="float" office:value="0.07673895" calcext:value-type="float">
            <text:p>0.07673895</text:p>
          </table:table-cell>
          <table:table-cell office:value-type="float" office:value="0.06102514" calcext:value-type="float">
            <text:p>0.06102514</text:p>
          </table:table-cell>
          <table:table-cell office:value-type="float" office:value="0.03267357" calcext:value-type="float">
            <text:p>0.03267357</text:p>
          </table:table-cell>
          <table:table-cell office:value-type="float" office:value="0.04028251" calcext:value-type="float">
            <text:p>0.04028251</text:p>
          </table:table-cell>
          <table:table-cell office:value-type="float" office:value="0.0859665" calcext:value-type="float">
            <text:p>0.0859665</text:p>
          </table:table-cell>
          <table:table-cell office:value-type="float" office:value="0.1605688" calcext:value-type="float">
            <text:p>0.1605688</text:p>
          </table:table-cell>
          <table:table-cell office:value-type="float" office:value="0.1655992" calcext:value-type="float">
            <text:p>0.1655992</text:p>
          </table:table-cell>
          <table:table-cell office:value-type="float" office:value="0.1738348" calcext:value-type="float">
            <text:p>0.1738348</text:p>
          </table:table-cell>
          <table:table-cell office:value-type="float" office:value="0.1787436" calcext:value-type="float">
            <text:p>0.1787436</text:p>
          </table:table-cell>
          <table:table-cell office:value-type="float" office:value="0.1978427" calcext:value-type="float">
            <text:p>0.1978427</text:p>
          </table:table-cell>
          <table:table-cell office:value-type="float" office:value="0.2000557" calcext:value-type="float">
            <text:p>0.2000557</text:p>
          </table:table-cell>
          <table:table-cell office:value-type="float" office:value="0" calcext:value-type="float">
            <text:p>0</text:p>
          </table:table-cell>
          <table:table-cell office:value-type="float" office:value="63.93464" calcext:value-type="float">
            <text:p>63.93464</text:p>
          </table:table-cell>
          <table:table-cell office:value-type="float" office:value="59.00984" calcext:value-type="float">
            <text:p>59.00984</text:p>
          </table:table-cell>
          <table:table-cell office:value-type="float" office:value="43.18578" calcext:value-type="float">
            <text:p>43.18578</text:p>
          </table:table-cell>
          <table:table-cell office:value-type="float" office:value="10.69649" calcext:value-type="float">
            <text:p>10.69649</text:p>
          </table:table-cell>
          <table:table-cell office:value-type="float" office:value="8.812953" calcext:value-type="float">
            <text:p>8.812953</text:p>
          </table:table-cell>
          <table:table-cell office:value-type="float" office:value="3.348333" calcext:value-type="float">
            <text:p>3.348333</text:p>
          </table:table-cell>
          <table:table-cell office:value-type="float" office:value="3.460637" calcext:value-type="float">
            <text:p>3.460637</text:p>
          </table:table-cell>
          <table:table-cell office:value-type="float" office:value="5.891776" calcext:value-type="float">
            <text:p>5.891776</text:p>
          </table:table-cell>
          <table:table-cell office:value-type="float" office:value="9.27362" calcext:value-type="float">
            <text:p>9.27362</text:p>
          </table:table-cell>
          <table:table-cell office:value-type="float" office:value="9.824122" calcext:value-type="float">
            <text:p>9.824122</text:p>
          </table:table-cell>
          <table:table-cell office:value-type="float" office:value="10.66035" calcext:value-type="float">
            <text:p>10.66035</text:p>
          </table:table-cell>
          <table:table-cell office:value-type="float" office:value="11.04833" calcext:value-type="float">
            <text:p>11.04833</text:p>
          </table:table-cell>
          <table:table-cell office:value-type="float" office:value="12.90217" calcext:value-type="float">
            <text:p>12.90217</text:p>
          </table:table-cell>
          <table:table-cell office:value-type="float" office:value="13.07143" calcext:value-type="float">
            <text:p>13.07143</text:p>
          </table:table-cell>
          <table:table-cell office:value-type="float" office:value="0" calcext:value-type="float">
            <text:p>0</text:p>
          </table:table-cell>
          <table:table-cell office:value-type="float" office:value="0.948068" calcext:value-type="float">
            <text:p>0.948068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7" calcext:value-type="float">
            <text:p>5112007</text:p>
          </table:table-cell>
          <table:table-cell office:value-type="float" office:value="3.655644" calcext:value-type="float">
            <text:p>3.655644</text:p>
          </table:table-cell>
          <table:table-cell office:value-type="float" office:value="133.0986" calcext:value-type="float">
            <text:p>133.0986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53835" calcext:value-type="float">
            <text:p>44.53835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516" calcext:value-type="float">
            <text:p>0.000823351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6051951" calcext:value-type="float">
            <text:p>0.006051951</text:p>
          </table:table-cell>
          <table:table-cell office:value-type="float" office:value="1166.032" calcext:value-type="float">
            <text:p>1166.032</text:p>
          </table:table-cell>
          <table:table-cell office:value-type="float" office:value="1.099706" calcext:value-type="float">
            <text:p>1.099706</text:p>
          </table:table-cell>
          <table:table-cell office:value-type="float" office:value="0" calcext:value-type="float">
            <text:p>0</text:p>
          </table:table-cell>
          <table:table-cell office:value-type="float" office:value="0.6907063" calcext:value-type="float">
            <text:p>0.6907063</text:p>
          </table:table-cell>
          <table:table-cell office:value-type="float" office:value="0.4860557" calcext:value-type="float">
            <text:p>0.4860557</text:p>
          </table:table-cell>
          <table:table-cell office:value-type="float" office:value="0.3442287" calcext:value-type="float">
            <text:p>0.3442287</text:p>
          </table:table-cell>
          <table:table-cell office:value-type="float" office:value="0.07660888" calcext:value-type="float">
            <text:p>0.07660888</text:p>
          </table:table-cell>
          <table:table-cell office:value-type="float" office:value="0.06047158" calcext:value-type="float">
            <text:p>0.06047158</text:p>
          </table:table-cell>
          <table:table-cell office:value-type="float" office:value="0.03270097" calcext:value-type="float">
            <text:p>0.03270097</text:p>
          </table:table-cell>
          <table:table-cell office:value-type="float" office:value="0.04031832" calcext:value-type="float">
            <text:p>0.04031832</text:p>
          </table:table-cell>
          <table:table-cell office:value-type="float" office:value="0.08602016" calcext:value-type="float">
            <text:p>0.08602016</text:p>
          </table:table-cell>
          <table:table-cell office:value-type="float" office:value="0.1606302" calcext:value-type="float">
            <text:p>0.1606302</text:p>
          </table:table-cell>
          <table:table-cell office:value-type="float" office:value="0.1656405" calcext:value-type="float">
            <text:p>0.1656405</text:p>
          </table:table-cell>
          <table:table-cell office:value-type="float" office:value="0.1738679" calcext:value-type="float">
            <text:p>0.1738679</text:p>
          </table:table-cell>
          <table:table-cell office:value-type="float" office:value="0.1787664" calcext:value-type="float">
            <text:p>0.1787664</text:p>
          </table:table-cell>
          <table:table-cell office:value-type="float" office:value="0.1978527" calcext:value-type="float">
            <text:p>0.1978527</text:p>
          </table:table-cell>
          <table:table-cell office:value-type="float" office:value="0.200064" calcext:value-type="float">
            <text:p>0.200064</text:p>
          </table:table-cell>
          <table:table-cell office:value-type="float" office:value="0" calcext:value-type="float">
            <text:p>0</text:p>
          </table:table-cell>
          <table:table-cell office:value-type="float" office:value="63.95706" calcext:value-type="float">
            <text:p>63.95706</text:p>
          </table:table-cell>
          <table:table-cell office:value-type="float" office:value="58.98123" calcext:value-type="float">
            <text:p>58.98123</text:p>
          </table:table-cell>
          <table:table-cell office:value-type="float" office:value="43.17022" calcext:value-type="float">
            <text:p>43.17022</text:p>
          </table:table-cell>
          <table:table-cell office:value-type="float" office:value="10.69123" calcext:value-type="float">
            <text:p>10.69123</text:p>
          </table:table-cell>
          <table:table-cell office:value-type="float" office:value="8.807958" calcext:value-type="float">
            <text:p>8.807958</text:p>
          </table:table-cell>
          <table:table-cell office:value-type="float" office:value="3.34876" calcext:value-type="float">
            <text:p>3.34876</text:p>
          </table:table-cell>
          <table:table-cell office:value-type="float" office:value="3.461671" calcext:value-type="float">
            <text:p>3.461671</text:p>
          </table:table-cell>
          <table:table-cell office:value-type="float" office:value="5.894609" calcext:value-type="float">
            <text:p>5.894609</text:p>
          </table:table-cell>
          <table:table-cell office:value-type="float" office:value="9.277551" calcext:value-type="float">
            <text:p>9.277551</text:p>
          </table:table-cell>
          <table:table-cell office:value-type="float" office:value="9.827993" calcext:value-type="float">
            <text:p>9.827993</text:p>
          </table:table-cell>
          <table:table-cell office:value-type="float" office:value="10.66363" calcext:value-type="float">
            <text:p>10.66363</text:p>
          </table:table-cell>
          <table:table-cell office:value-type="float" office:value="11.05135" calcext:value-type="float">
            <text:p>11.05135</text:p>
          </table:table-cell>
          <table:table-cell office:value-type="float" office:value="12.90311" calcext:value-type="float">
            <text:p>12.90311</text:p>
          </table:table-cell>
          <table:table-cell office:value-type="float" office:value="13.07224" calcext:value-type="float">
            <text:p>13.07224</text:p>
          </table:table-cell>
          <table:table-cell office:value-type="float" office:value="0" calcext:value-type="float">
            <text:p>0</text:p>
          </table:table-cell>
          <table:table-cell office:value-type="float" office:value="0.909407" calcext:value-type="float">
            <text:p>0.909407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7" calcext:value-type="float">
            <text:p>6112007</text:p>
          </table:table-cell>
          <table:table-cell office:value-type="float" office:value="3.651323" calcext:value-type="float">
            <text:p>3.651323</text:p>
          </table:table-cell>
          <table:table-cell office:value-type="float" office:value="133.0965" calcext:value-type="float">
            <text:p>133.0965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54581" calcext:value-type="float">
            <text:p>44.54581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516" calcext:value-type="float">
            <text:p>0.000823351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6051951" calcext:value-type="float">
            <text:p>0.006051951</text:p>
          </table:table-cell>
          <table:table-cell office:value-type="float" office:value="1166.031" calcext:value-type="float">
            <text:p>1166.031</text:p>
          </table:table-cell>
          <table:table-cell office:value-type="float" office:value="1.098419" calcext:value-type="float">
            <text:p>1.098419</text:p>
          </table:table-cell>
          <table:table-cell office:value-type="float" office:value="0" calcext:value-type="float">
            <text:p>0</text:p>
          </table:table-cell>
          <table:table-cell office:value-type="float" office:value="0.7022525" calcext:value-type="float">
            <text:p>0.7022525</text:p>
          </table:table-cell>
          <table:table-cell office:value-type="float" office:value="0.4937366" calcext:value-type="float">
            <text:p>0.4937366</text:p>
          </table:table-cell>
          <table:table-cell office:value-type="float" office:value="0.3504006" calcext:value-type="float">
            <text:p>0.3504006</text:p>
          </table:table-cell>
          <table:table-cell office:value-type="float" office:value="0.07685655" calcext:value-type="float">
            <text:p>0.07685655</text:p>
          </table:table-cell>
          <table:table-cell office:value-type="float" office:value="0.06005867" calcext:value-type="float">
            <text:p>0.06005867</text:p>
          </table:table-cell>
          <table:table-cell office:value-type="float" office:value="0.03297098" calcext:value-type="float">
            <text:p>0.03297098</text:p>
          </table:table-cell>
          <table:table-cell office:value-type="float" office:value="0.0404623" calcext:value-type="float">
            <text:p>0.0404623</text:p>
          </table:table-cell>
          <table:table-cell office:value-type="float" office:value="0.08610336" calcext:value-type="float">
            <text:p>0.08610336</text:p>
          </table:table-cell>
          <table:table-cell office:value-type="float" office:value="0.1606921" calcext:value-type="float">
            <text:p>0.1606921</text:p>
          </table:table-cell>
          <table:table-cell office:value-type="float" office:value="0.1656824" calcext:value-type="float">
            <text:p>0.1656824</text:p>
          </table:table-cell>
          <table:table-cell office:value-type="float" office:value="0.1739011" calcext:value-type="float">
            <text:p>0.1739011</text:p>
          </table:table-cell>
          <table:table-cell office:value-type="float" office:value="0.1787899" calcext:value-type="float">
            <text:p>0.1787899</text:p>
          </table:table-cell>
          <table:table-cell office:value-type="float" office:value="0.1978627" calcext:value-type="float">
            <text:p>0.1978627</text:p>
          </table:table-cell>
          <table:table-cell office:value-type="float" office:value="0.2000724" calcext:value-type="float">
            <text:p>0.2000724</text:p>
          </table:table-cell>
          <table:table-cell office:value-type="float" office:value="0" calcext:value-type="float">
            <text:p>0</text:p>
          </table:table-cell>
          <table:table-cell office:value-type="float" office:value="63.98346" calcext:value-type="float">
            <text:p>63.98346</text:p>
          </table:table-cell>
          <table:table-cell office:value-type="float" office:value="58.955" calcext:value-type="float">
            <text:p>58.955</text:p>
          </table:table-cell>
          <table:table-cell office:value-type="float" office:value="43.15648" calcext:value-type="float">
            <text:p>43.15648</text:p>
          </table:table-cell>
          <table:table-cell office:value-type="float" office:value="10.68605" calcext:value-type="float">
            <text:p>10.68605</text:p>
          </table:table-cell>
          <table:table-cell office:value-type="float" office:value="8.80283" calcext:value-type="float">
            <text:p>8.80283</text:p>
          </table:table-cell>
          <table:table-cell office:value-type="float" office:value="3.349222" calcext:value-type="float">
            <text:p>3.349222</text:p>
          </table:table-cell>
          <table:table-cell office:value-type="float" office:value="3.462711" calcext:value-type="float">
            <text:p>3.462711</text:p>
          </table:table-cell>
          <table:table-cell office:value-type="float" office:value="5.897456" calcext:value-type="float">
            <text:p>5.897456</text:p>
          </table:table-cell>
          <table:table-cell office:value-type="float" office:value="9.281496" calcext:value-type="float">
            <text:p>9.281496</text:p>
          </table:table-cell>
          <table:table-cell office:value-type="float" office:value="9.831869" calcext:value-type="float">
            <text:p>9.831869</text:p>
          </table:table-cell>
          <table:table-cell office:value-type="float" office:value="10.66691" calcext:value-type="float">
            <text:p>10.66691</text:p>
          </table:table-cell>
          <table:table-cell office:value-type="float" office:value="11.05438" calcext:value-type="float">
            <text:p>11.05438</text:p>
          </table:table-cell>
          <table:table-cell office:value-type="float" office:value="12.90404" calcext:value-type="float">
            <text:p>12.90404</text:p>
          </table:table-cell>
          <table:table-cell office:value-type="float" office:value="13.07305" calcext:value-type="float">
            <text:p>13.07305</text:p>
          </table:table-cell>
          <table:table-cell office:value-type="float" office:value="0" calcext:value-type="float">
            <text:p>0</text:p>
          </table:table-cell>
          <table:table-cell office:value-type="float" office:value="0.8174313" calcext:value-type="float">
            <text:p>0.8174313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7" calcext:value-type="float">
            <text:p>7112007</text:p>
          </table:table-cell>
          <table:table-cell office:value-type="float" office:value="3.646931" calcext:value-type="float">
            <text:p>3.646931</text:p>
          </table:table-cell>
          <table:table-cell office:value-type="float" office:value="133.0943" calcext:value-type="float">
            <text:p>133.0943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5546" calcext:value-type="float">
            <text:p>44.5546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516" calcext:value-type="float">
            <text:p>0.000823351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5979849" calcext:value-type="float">
            <text:p>0.005979849</text:p>
          </table:table-cell>
          <table:table-cell office:value-type="float" office:value="1166.027" calcext:value-type="float">
            <text:p>1166.027</text:p>
          </table:table-cell>
          <table:table-cell office:value-type="float" office:value="1.097979" calcext:value-type="float">
            <text:p>1.097979</text:p>
          </table:table-cell>
          <table:table-cell office:value-type="float" office:value="0" calcext:value-type="float">
            <text:p>0</text:p>
          </table:table-cell>
          <table:table-cell office:value-type="float" office:value="0.631741" calcext:value-type="float">
            <text:p>0.631741</text:p>
          </table:table-cell>
          <table:table-cell office:value-type="float" office:value="0.4939949" calcext:value-type="float">
            <text:p>0.4939949</text:p>
          </table:table-cell>
          <table:table-cell office:value-type="float" office:value="0.3610905" calcext:value-type="float">
            <text:p>0.3610905</text:p>
          </table:table-cell>
          <table:table-cell office:value-type="float" office:value="0.1134424" calcext:value-type="float">
            <text:p>0.1134424</text:p>
          </table:table-cell>
          <table:table-cell office:value-type="float" office:value="0.09882862" calcext:value-type="float">
            <text:p>0.09882862</text:p>
          </table:table-cell>
          <table:table-cell office:value-type="float" office:value="0.04218658" calcext:value-type="float">
            <text:p>0.04218658</text:p>
          </table:table-cell>
          <table:table-cell office:value-type="float" office:value="0.04067909" calcext:value-type="float">
            <text:p>0.04067909</text:p>
          </table:table-cell>
          <table:table-cell office:value-type="float" office:value="0.086224" calcext:value-type="float">
            <text:p>0.086224</text:p>
          </table:table-cell>
          <table:table-cell office:value-type="float" office:value="0.1607637" calcext:value-type="float">
            <text:p>0.1607637</text:p>
          </table:table-cell>
          <table:table-cell office:value-type="float" office:value="0.165726" calcext:value-type="float">
            <text:p>0.165726</text:p>
          </table:table-cell>
          <table:table-cell office:value-type="float" office:value="0.1739345" calcext:value-type="float">
            <text:p>0.1739345</text:p>
          </table:table-cell>
          <table:table-cell office:value-type="float" office:value="0.1788264" calcext:value-type="float">
            <text:p>0.1788264</text:p>
          </table:table-cell>
          <table:table-cell office:value-type="float" office:value="0.1979559" calcext:value-type="float">
            <text:p>0.1979559</text:p>
          </table:table-cell>
          <table:table-cell office:value-type="float" office:value="0.2000407" calcext:value-type="float">
            <text:p>0.2000407</text:p>
          </table:table-cell>
          <table:table-cell office:value-type="float" office:value="0" calcext:value-type="float">
            <text:p>0</text:p>
          </table:table-cell>
          <table:table-cell office:value-type="float" office:value="60.6343" calcext:value-type="float">
            <text:p>60.6343</text:p>
          </table:table-cell>
          <table:table-cell office:value-type="float" office:value="56.06526" calcext:value-type="float">
            <text:p>56.06526</text:p>
          </table:table-cell>
          <table:table-cell office:value-type="float" office:value="41.85753" calcext:value-type="float">
            <text:p>41.85753</text:p>
          </table:table-cell>
          <table:table-cell office:value-type="float" office:value="12.64023" calcext:value-type="float">
            <text:p>12.64023</text:p>
          </table:table-cell>
          <table:table-cell office:value-type="float" office:value="10.94525" calcext:value-type="float">
            <text:p>10.94525</text:p>
          </table:table-cell>
          <table:table-cell office:value-type="float" office:value="3.727186" calcext:value-type="float">
            <text:p>3.727186</text:p>
          </table:table-cell>
          <table:table-cell office:value-type="float" office:value="3.463785" calcext:value-type="float">
            <text:p>3.463785</text:p>
          </table:table-cell>
          <table:table-cell office:value-type="float" office:value="5.90035" calcext:value-type="float">
            <text:p>5.90035</text:p>
          </table:table-cell>
          <table:table-cell office:value-type="float" office:value="9.285519" calcext:value-type="float">
            <text:p>9.285519</text:p>
          </table:table-cell>
          <table:table-cell office:value-type="float" office:value="9.835738" calcext:value-type="float">
            <text:p>9.835738</text:p>
          </table:table-cell>
          <table:table-cell office:value-type="float" office:value="10.67019" calcext:value-type="float">
            <text:p>10.67019</text:p>
          </table:table-cell>
          <table:table-cell office:value-type="float" office:value="11.0574" calcext:value-type="float">
            <text:p>11.0574</text:p>
          </table:table-cell>
          <table:table-cell office:value-type="float" office:value="12.90495" calcext:value-type="float">
            <text:p>12.90495</text:p>
          </table:table-cell>
          <table:table-cell office:value-type="float" office:value="13.07385" calcext:value-type="float">
            <text:p>13.07385</text:p>
          </table:table-cell>
          <table:table-cell office:value-type="float" office:value="0" calcext:value-type="float">
            <text:p>0</text:p>
          </table:table-cell>
          <table:table-cell office:value-type="float" office:value="0.8121527" calcext:value-type="float">
            <text:p>0.8121527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7" calcext:value-type="float">
            <text:p>8112007</text:p>
          </table:table-cell>
          <table:table-cell office:value-type="float" office:value="3.643307" calcext:value-type="float">
            <text:p>3.643307</text:p>
          </table:table-cell>
          <table:table-cell office:value-type="float" office:value="133.0922" calcext:value-type="float">
            <text:p>133.0922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56287" calcext:value-type="float">
            <text:p>44.56287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516" calcext:value-type="float">
            <text:p>0.000823351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5807" calcext:value-type="float">
            <text:p>0.005807</text:p>
          </table:table-cell>
          <table:table-cell office:value-type="float" office:value="1166.026" calcext:value-type="float">
            <text:p>1166.026</text:p>
          </table:table-cell>
          <table:table-cell office:value-type="float" office:value="1.098339" calcext:value-type="float">
            <text:p>1.098339</text:p>
          </table:table-cell>
          <table:table-cell office:value-type="float" office:value="0" calcext:value-type="float">
            <text:p>0</text:p>
          </table:table-cell>
          <table:table-cell office:value-type="float" office:value="0.5424883" calcext:value-type="float">
            <text:p>0.5424883</text:p>
          </table:table-cell>
          <table:table-cell office:value-type="float" office:value="0.4640315" calcext:value-type="float">
            <text:p>0.4640315</text:p>
          </table:table-cell>
          <table:table-cell office:value-type="float" office:value="0.3372084" calcext:value-type="float">
            <text:p>0.3372084</text:p>
          </table:table-cell>
          <table:table-cell office:value-type="float" office:value="0.09762353" calcext:value-type="float">
            <text:p>0.09762353</text:p>
          </table:table-cell>
          <table:table-cell office:value-type="float" office:value="0.08413997" calcext:value-type="float">
            <text:p>0.08413997</text:p>
          </table:table-cell>
          <table:table-cell office:value-type="float" office:value="0.03782164" calcext:value-type="float">
            <text:p>0.03782164</text:p>
          </table:table-cell>
          <table:table-cell office:value-type="float" office:value="0.04066612" calcext:value-type="float">
            <text:p>0.04066612</text:p>
          </table:table-cell>
          <table:table-cell office:value-type="float" office:value="0.0863231" calcext:value-type="float">
            <text:p>0.0863231</text:p>
          </table:table-cell>
          <table:table-cell office:value-type="float" office:value="0.160844" calcext:value-type="float">
            <text:p>0.160844</text:p>
          </table:table-cell>
          <table:table-cell office:value-type="float" office:value="0.1657723" calcext:value-type="float">
            <text:p>0.1657723</text:p>
          </table:table-cell>
          <table:table-cell office:value-type="float" office:value="0.1739687" calcext:value-type="float">
            <text:p>0.1739687</text:p>
          </table:table-cell>
          <table:table-cell office:value-type="float" office:value="0.178859" calcext:value-type="float">
            <text:p>0.178859</text:p>
          </table:table-cell>
          <table:table-cell office:value-type="float" office:value="0.1979008" calcext:value-type="float">
            <text:p>0.1979008</text:p>
          </table:table-cell>
          <table:table-cell office:value-type="float" office:value="0.2000797" calcext:value-type="float">
            <text:p>0.2000797</text:p>
          </table:table-cell>
          <table:table-cell office:value-type="float" office:value="0" calcext:value-type="float">
            <text:p>0</text:p>
          </table:table-cell>
          <table:table-cell office:value-type="float" office:value="60.64909" calcext:value-type="float">
            <text:p>60.64909</text:p>
          </table:table-cell>
          <table:table-cell office:value-type="float" office:value="56.0454" calcext:value-type="float">
            <text:p>56.0454</text:p>
          </table:table-cell>
          <table:table-cell office:value-type="float" office:value="41.8489" calcext:value-type="float">
            <text:p>41.8489</text:p>
          </table:table-cell>
          <table:table-cell office:value-type="float" office:value="12.63869" calcext:value-type="float">
            <text:p>12.63869</text:p>
          </table:table-cell>
          <table:table-cell office:value-type="float" office:value="10.94395" calcext:value-type="float">
            <text:p>10.94395</text:p>
          </table:table-cell>
          <table:table-cell office:value-type="float" office:value="3.728283" calcext:value-type="float">
            <text:p>3.728283</text:p>
          </table:table-cell>
          <table:table-cell office:value-type="float" office:value="3.464884" calcext:value-type="float">
            <text:p>3.464884</text:p>
          </table:table-cell>
          <table:table-cell office:value-type="float" office:value="5.903246" calcext:value-type="float">
            <text:p>5.903246</text:p>
          </table:table-cell>
          <table:table-cell office:value-type="float" office:value="9.28954" calcext:value-type="float">
            <text:p>9.28954</text:p>
          </table:table-cell>
          <table:table-cell office:value-type="float" office:value="9.839611" calcext:value-type="float">
            <text:p>9.839611</text:p>
          </table:table-cell>
          <table:table-cell office:value-type="float" office:value="10.67347" calcext:value-type="float">
            <text:p>10.67347</text:p>
          </table:table-cell>
          <table:table-cell office:value-type="float" office:value="11.06042" calcext:value-type="float">
            <text:p>11.06042</text:p>
          </table:table-cell>
          <table:table-cell office:value-type="float" office:value="12.90588" calcext:value-type="float">
            <text:p>12.90588</text:p>
          </table:table-cell>
          <table:table-cell office:value-type="float" office:value="13.07463" calcext:value-type="float">
            <text:p>13.07463</text:p>
          </table:table-cell>
          <table:table-cell office:value-type="float" office:value="0" calcext:value-type="float">
            <text:p>0</text:p>
          </table:table-cell>
          <table:table-cell office:value-type="float" office:value="0.6400437" calcext:value-type="float">
            <text:p>0.6400437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7" calcext:value-type="float">
            <text:p>9112007</text:p>
          </table:table-cell>
          <table:table-cell office:value-type="float" office:value="3.640179" calcext:value-type="float">
            <text:p>3.640179</text:p>
          </table:table-cell>
          <table:table-cell office:value-type="float" office:value="133.0904" calcext:value-type="float">
            <text:p>133.0904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57016" calcext:value-type="float">
            <text:p>44.57016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516" calcext:value-type="float">
            <text:p>0.000823351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5642551" calcext:value-type="float">
            <text:p>0.005642551</text:p>
          </table:table-cell>
          <table:table-cell office:value-type="float" office:value="1166.024" calcext:value-type="float">
            <text:p>1166.024</text:p>
          </table:table-cell>
          <table:table-cell office:value-type="float" office:value="1.098538" calcext:value-type="float">
            <text:p>1.098538</text:p>
          </table:table-cell>
          <table:table-cell office:value-type="float" office:value="0" calcext:value-type="float">
            <text:p>0</text:p>
          </table:table-cell>
          <table:table-cell office:value-type="float" office:value="0.5083535" calcext:value-type="float">
            <text:p>0.5083535</text:p>
          </table:table-cell>
          <table:table-cell office:value-type="float" office:value="0.4526836" calcext:value-type="float">
            <text:p>0.4526836</text:p>
          </table:table-cell>
          <table:table-cell office:value-type="float" office:value="0.3258788" calcext:value-type="float">
            <text:p>0.3258788</text:p>
          </table:table-cell>
          <table:table-cell office:value-type="float" office:value="0.09278346" calcext:value-type="float">
            <text:p>0.09278346</text:p>
          </table:table-cell>
          <table:table-cell office:value-type="float" office:value="0.07981337" calcext:value-type="float">
            <text:p>0.07981337</text:p>
          </table:table-cell>
          <table:table-cell office:value-type="float" office:value="0.03627601" calcext:value-type="float">
            <text:p>0.03627601</text:p>
          </table:table-cell>
          <table:table-cell office:value-type="float" office:value="0.04036371" calcext:value-type="float">
            <text:p>0.04036371</text:p>
          </table:table-cell>
          <table:table-cell office:value-type="float" office:value="0.08629295" calcext:value-type="float">
            <text:p>0.08629295</text:p>
          </table:table-cell>
          <table:table-cell office:value-type="float" office:value="0.1609092" calcext:value-type="float">
            <text:p>0.1609092</text:p>
          </table:table-cell>
          <table:table-cell office:value-type="float" office:value="0.1658197" calcext:value-type="float">
            <text:p>0.1658197</text:p>
          </table:table-cell>
          <table:table-cell office:value-type="float" office:value="0.1740032" calcext:value-type="float">
            <text:p>0.1740032</text:p>
          </table:table-cell>
          <table:table-cell office:value-type="float" office:value="0.1788791" calcext:value-type="float">
            <text:p>0.1788791</text:p>
          </table:table-cell>
          <table:table-cell office:value-type="float" office:value="0.197892" calcext:value-type="float">
            <text:p>0.197892</text:p>
          </table:table-cell>
          <table:table-cell office:value-type="float" office:value="0.2000973" calcext:value-type="float">
            <text:p>0.2000973</text:p>
          </table:table-cell>
          <table:table-cell office:value-type="float" office:value="0" calcext:value-type="float">
            <text:p>0</text:p>
          </table:table-cell>
          <table:table-cell office:value-type="float" office:value="60.65249" calcext:value-type="float">
            <text:p>60.65249</text:p>
          </table:table-cell>
          <table:table-cell office:value-type="float" office:value="56.01869" calcext:value-type="float">
            <text:p>56.01869</text:p>
          </table:table-cell>
          <table:table-cell office:value-type="float" office:value="41.83414" calcext:value-type="float">
            <text:p>41.83414</text:p>
          </table:table-cell>
          <table:table-cell office:value-type="float" office:value="12.63406" calcext:value-type="float">
            <text:p>12.63406</text:p>
          </table:table-cell>
          <table:table-cell office:value-type="float" office:value="10.93989" calcext:value-type="float">
            <text:p>10.93989</text:p>
          </table:table-cell>
          <table:table-cell office:value-type="float" office:value="3.728858" calcext:value-type="float">
            <text:p>3.728858</text:p>
          </table:table-cell>
          <table:table-cell office:value-type="float" office:value="3.465953" calcext:value-type="float">
            <text:p>3.465953</text:p>
          </table:table-cell>
          <table:table-cell office:value-type="float" office:value="5.90614" calcext:value-type="float">
            <text:p>5.90614</text:p>
          </table:table-cell>
          <table:table-cell office:value-type="float" office:value="9.293563" calcext:value-type="float">
            <text:p>9.293563</text:p>
          </table:table-cell>
          <table:table-cell office:value-type="float" office:value="9.843487" calcext:value-type="float">
            <text:p>9.843487</text:p>
          </table:table-cell>
          <table:table-cell office:value-type="float" office:value="10.67675" calcext:value-type="float">
            <text:p>10.67675</text:p>
          </table:table-cell>
          <table:table-cell office:value-type="float" office:value="11.06344" calcext:value-type="float">
            <text:p>11.06344</text:p>
          </table:table-cell>
          <table:table-cell office:value-type="float" office:value="12.90681" calcext:value-type="float">
            <text:p>12.90681</text:p>
          </table:table-cell>
          <table:table-cell office:value-type="float" office:value="13.07543" calcext:value-type="float">
            <text:p>13.07543</text:p>
          </table:table-cell>
          <table:table-cell office:value-type="float" office:value="0" calcext:value-type="float">
            <text:p>0</text:p>
          </table:table-cell>
          <table:table-cell office:value-type="float" office:value="0.5856809" calcext:value-type="float">
            <text:p>0.5856809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7" calcext:value-type="float">
            <text:p>10112007</text:p>
          </table:table-cell>
          <table:table-cell office:value-type="float" office:value="3.637031" calcext:value-type="float">
            <text:p>3.637031</text:p>
          </table:table-cell>
          <table:table-cell office:value-type="float" office:value="133.0885" calcext:value-type="float">
            <text:p>133.0885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57723" calcext:value-type="float">
            <text:p>44.57723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516" calcext:value-type="float">
            <text:p>0.000823351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5580615" calcext:value-type="float">
            <text:p>0.005580615</text:p>
          </table:table-cell>
          <table:table-cell office:value-type="float" office:value="1166.021" calcext:value-type="float">
            <text:p>1166.021</text:p>
          </table:table-cell>
          <table:table-cell office:value-type="float" office:value="1.09897" calcext:value-type="float">
            <text:p>1.09897</text:p>
          </table:table-cell>
          <table:table-cell office:value-type="float" office:value="0" calcext:value-type="float">
            <text:p>0</text:p>
          </table:table-cell>
          <table:table-cell office:value-type="float" office:value="0.4981615" calcext:value-type="float">
            <text:p>0.4981615</text:p>
          </table:table-cell>
          <table:table-cell office:value-type="float" office:value="0.4524685" calcext:value-type="float">
            <text:p>0.4524685</text:p>
          </table:table-cell>
          <table:table-cell office:value-type="float" office:value="0.324264" calcext:value-type="float">
            <text:p>0.324264</text:p>
          </table:table-cell>
          <table:table-cell office:value-type="float" office:value="0.09174247" calcext:value-type="float">
            <text:p>0.09174247</text:p>
          </table:table-cell>
          <table:table-cell office:value-type="float" office:value="0.07859198" calcext:value-type="float">
            <text:p>0.07859198</text:p>
          </table:table-cell>
          <table:table-cell office:value-type="float" office:value="0.03581261" calcext:value-type="float">
            <text:p>0.03581261</text:p>
          </table:table-cell>
          <table:table-cell office:value-type="float" office:value="0.04019478" calcext:value-type="float">
            <text:p>0.04019478</text:p>
          </table:table-cell>
          <table:table-cell office:value-type="float" office:value="0.08622254" calcext:value-type="float">
            <text:p>0.08622254</text:p>
          </table:table-cell>
          <table:table-cell office:value-type="float" office:value="0.1609447" calcext:value-type="float">
            <text:p>0.1609447</text:p>
          </table:table-cell>
          <table:table-cell office:value-type="float" office:value="0.1658648" calcext:value-type="float">
            <text:p>0.1658648</text:p>
          </table:table-cell>
          <table:table-cell office:value-type="float" office:value="0.1740379" calcext:value-type="float">
            <text:p>0.1740379</text:p>
          </table:table-cell>
          <table:table-cell office:value-type="float" office:value="0.1788988" calcext:value-type="float">
            <text:p>0.1788988</text:p>
          </table:table-cell>
          <table:table-cell office:value-type="float" office:value="0.1978997" calcext:value-type="float">
            <text:p>0.1978997</text:p>
          </table:table-cell>
          <table:table-cell office:value-type="float" office:value="0.2001055" calcext:value-type="float">
            <text:p>0.2001055</text:p>
          </table:table-cell>
          <table:table-cell office:value-type="float" office:value="0" calcext:value-type="float">
            <text:p>0</text:p>
          </table:table-cell>
          <table:table-cell office:value-type="float" office:value="60.65342" calcext:value-type="float">
            <text:p>60.65342</text:p>
          </table:table-cell>
          <table:table-cell office:value-type="float" office:value="55.99118" calcext:value-type="float">
            <text:p>55.99118</text:p>
          </table:table-cell>
          <table:table-cell office:value-type="float" office:value="41.81798" calcext:value-type="float">
            <text:p>41.81798</text:p>
          </table:table-cell>
          <table:table-cell office:value-type="float" office:value="12.62868" calcext:value-type="float">
            <text:p>12.62868</text:p>
          </table:table-cell>
          <table:table-cell office:value-type="float" office:value="10.93506" calcext:value-type="float">
            <text:p>10.93506</text:p>
          </table:table-cell>
          <table:table-cell office:value-type="float" office:value="3.729251" calcext:value-type="float">
            <text:p>3.729251</text:p>
          </table:table-cell>
          <table:table-cell office:value-type="float" office:value="3.466979" calcext:value-type="float">
            <text:p>3.466979</text:p>
          </table:table-cell>
          <table:table-cell office:value-type="float" office:value="5.909035" calcext:value-type="float">
            <text:p>5.909035</text:p>
          </table:table-cell>
          <table:table-cell office:value-type="float" office:value="9.297585" calcext:value-type="float">
            <text:p>9.297585</text:p>
          </table:table-cell>
          <table:table-cell office:value-type="float" office:value="9.847357" calcext:value-type="float">
            <text:p>9.847357</text:p>
          </table:table-cell>
          <table:table-cell office:value-type="float" office:value="10.68003" calcext:value-type="float">
            <text:p>10.68003</text:p>
          </table:table-cell>
          <table:table-cell office:value-type="float" office:value="11.06647" calcext:value-type="float">
            <text:p>11.06647</text:p>
          </table:table-cell>
          <table:table-cell office:value-type="float" office:value="12.90774" calcext:value-type="float">
            <text:p>12.90774</text:p>
          </table:table-cell>
          <table:table-cell office:value-type="float" office:value="13.07624" calcext:value-type="float">
            <text:p>13.07624</text:p>
          </table:table-cell>
          <table:table-cell office:value-type="float" office:value="0" calcext:value-type="float">
            <text:p>0</text:p>
          </table:table-cell>
          <table:table-cell office:value-type="float" office:value="0.5691063" calcext:value-type="float">
            <text:p>0.5691063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7" calcext:value-type="float">
            <text:p>11112007</text:p>
          </table:table-cell>
          <table:table-cell office:value-type="float" office:value="3.63404" calcext:value-type="float">
            <text:p>3.63404</text:p>
          </table:table-cell>
          <table:table-cell office:value-type="float" office:value="133.0867" calcext:value-type="float">
            <text:p>133.0867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58423" calcext:value-type="float">
            <text:p>44.58423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516" calcext:value-type="float">
            <text:p>0.000823351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5580615" calcext:value-type="float">
            <text:p>0.005580615</text:p>
          </table:table-cell>
          <table:table-cell office:value-type="float" office:value="1166.019" calcext:value-type="float">
            <text:p>1166.019</text:p>
          </table:table-cell>
          <table:table-cell office:value-type="float" office:value="1.099584" calcext:value-type="float">
            <text:p>1.099584</text:p>
          </table:table-cell>
          <table:table-cell office:value-type="float" office:value="0" calcext:value-type="float">
            <text:p>0</text:p>
          </table:table-cell>
          <table:table-cell office:value-type="float" office:value="0.4871541" calcext:value-type="float">
            <text:p>0.4871541</text:p>
          </table:table-cell>
          <table:table-cell office:value-type="float" office:value="0.4508424" calcext:value-type="float">
            <text:p>0.4508424</text:p>
          </table:table-cell>
          <table:table-cell office:value-type="float" office:value="0.3222487" calcext:value-type="float">
            <text:p>0.3222487</text:p>
          </table:table-cell>
          <table:table-cell office:value-type="float" office:value="0.09112407" calcext:value-type="float">
            <text:p>0.09112407</text:p>
          </table:table-cell>
          <table:table-cell office:value-type="float" office:value="0.07782548" calcext:value-type="float">
            <text:p>0.07782548</text:p>
          </table:table-cell>
          <table:table-cell office:value-type="float" office:value="0.03557405" calcext:value-type="float">
            <text:p>0.03557405</text:p>
          </table:table-cell>
          <table:table-cell office:value-type="float" office:value="0.04009305" calcext:value-type="float">
            <text:p>0.04009305</text:p>
          </table:table-cell>
          <table:table-cell office:value-type="float" office:value="0.08617748" calcext:value-type="float">
            <text:p>0.08617748</text:p>
          </table:table-cell>
          <table:table-cell office:value-type="float" office:value="0.1609654" calcext:value-type="float">
            <text:p>0.1609654</text:p>
          </table:table-cell>
          <table:table-cell office:value-type="float" office:value="0.1659066" calcext:value-type="float">
            <text:p>0.1659066</text:p>
          </table:table-cell>
          <table:table-cell office:value-type="float" office:value="0.1740738" calcext:value-type="float">
            <text:p>0.1740738</text:p>
          </table:table-cell>
          <table:table-cell office:value-type="float" office:value="0.178921" calcext:value-type="float">
            <text:p>0.178921</text:p>
          </table:table-cell>
          <table:table-cell office:value-type="float" office:value="0.1979113" calcext:value-type="float">
            <text:p>0.1979113</text:p>
          </table:table-cell>
          <table:table-cell office:value-type="float" office:value="0.2001134" calcext:value-type="float">
            <text:p>0.2001134</text:p>
          </table:table-cell>
          <table:table-cell office:value-type="float" office:value="0" calcext:value-type="float">
            <text:p>0</text:p>
          </table:table-cell>
          <table:table-cell office:value-type="float" office:value="60.65227" calcext:value-type="float">
            <text:p>60.65227</text:p>
          </table:table-cell>
          <table:table-cell office:value-type="float" office:value="55.96373" calcext:value-type="float">
            <text:p>55.96373</text:p>
          </table:table-cell>
          <table:table-cell office:value-type="float" office:value="41.80148" calcext:value-type="float">
            <text:p>41.80148</text:p>
          </table:table-cell>
          <table:table-cell office:value-type="float" office:value="12.62308" calcext:value-type="float">
            <text:p>12.62308</text:p>
          </table:table-cell>
          <table:table-cell office:value-type="float" office:value="10.93" calcext:value-type="float">
            <text:p>10.93</text:p>
          </table:table-cell>
          <table:table-cell office:value-type="float" office:value="3.72958" calcext:value-type="float">
            <text:p>3.72958</text:p>
          </table:table-cell>
          <table:table-cell office:value-type="float" office:value="3.467986" calcext:value-type="float">
            <text:p>3.467986</text:p>
          </table:table-cell>
          <table:table-cell office:value-type="float" office:value="5.911921" calcext:value-type="float">
            <text:p>5.911921</text:p>
          </table:table-cell>
          <table:table-cell office:value-type="float" office:value="9.301608" calcext:value-type="float">
            <text:p>9.301608</text:p>
          </table:table-cell>
          <table:table-cell office:value-type="float" office:value="9.851233" calcext:value-type="float">
            <text:p>9.851233</text:p>
          </table:table-cell>
          <table:table-cell office:value-type="float" office:value="10.68331" calcext:value-type="float">
            <text:p>10.68331</text:p>
          </table:table-cell>
          <table:table-cell office:value-type="float" office:value="11.06949" calcext:value-type="float">
            <text:p>11.06949</text:p>
          </table:table-cell>
          <table:table-cell office:value-type="float" office:value="12.90867" calcext:value-type="float">
            <text:p>12.90867</text:p>
          </table:table-cell>
          <table:table-cell office:value-type="float" office:value="13.07705" calcext:value-type="float">
            <text:p>13.07705</text:p>
          </table:table-cell>
          <table:table-cell office:value-type="float" office:value="0" calcext:value-type="float">
            <text:p>0</text:p>
          </table:table-cell>
          <table:table-cell office:value-type="float" office:value="0.5511165" calcext:value-type="float">
            <text:p>0.5511165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7" calcext:value-type="float">
            <text:p>12112007</text:p>
          </table:table-cell>
          <table:table-cell office:value-type="float" office:value="3.630961" calcext:value-type="float">
            <text:p>3.630961</text:p>
          </table:table-cell>
          <table:table-cell office:value-type="float" office:value="133.0849" calcext:value-type="float">
            <text:p>133.0849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59122" calcext:value-type="float">
            <text:p>44.59122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516" calcext:value-type="float">
            <text:p>0.000823351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5580615" calcext:value-type="float">
            <text:p>0.005580615</text:p>
          </table:table-cell>
          <table:table-cell office:value-type="float" office:value="1166.016" calcext:value-type="float">
            <text:p>1166.016</text:p>
          </table:table-cell>
          <table:table-cell office:value-type="float" office:value="1.100433" calcext:value-type="float">
            <text:p>1.100433</text:p>
          </table:table-cell>
          <table:table-cell office:value-type="float" office:value="0" calcext:value-type="float">
            <text:p>0</text:p>
          </table:table-cell>
          <table:table-cell office:value-type="float" office:value="0.4873879" calcext:value-type="float">
            <text:p>0.4873879</text:p>
          </table:table-cell>
          <table:table-cell office:value-type="float" office:value="0.4559866" calcext:value-type="float">
            <text:p>0.4559866</text:p>
          </table:table-cell>
          <table:table-cell office:value-type="float" office:value="0.3237511" calcext:value-type="float">
            <text:p>0.3237511</text:p>
          </table:table-cell>
          <table:table-cell office:value-type="float" office:value="0.09111121" calcext:value-type="float">
            <text:p>0.09111121</text:p>
          </table:table-cell>
          <table:table-cell office:value-type="float" office:value="0.07749046" calcext:value-type="float">
            <text:p>0.07749046</text:p>
          </table:table-cell>
          <table:table-cell office:value-type="float" office:value="0.03549742" calcext:value-type="float">
            <text:p>0.03549742</text:p>
          </table:table-cell>
          <table:table-cell office:value-type="float" office:value="0.04005178" calcext:value-type="float">
            <text:p>0.04005178</text:p>
          </table:table-cell>
          <table:table-cell office:value-type="float" office:value="0.08614942" calcext:value-type="float">
            <text:p>0.08614942</text:p>
          </table:table-cell>
          <table:table-cell office:value-type="float" office:value="0.1609825" calcext:value-type="float">
            <text:p>0.1609825</text:p>
          </table:table-cell>
          <table:table-cell office:value-type="float" office:value="0.1659456" calcext:value-type="float">
            <text:p>0.1659456</text:p>
          </table:table-cell>
          <table:table-cell office:value-type="float" office:value="0.1741079" calcext:value-type="float">
            <text:p>0.1741079</text:p>
          </table:table-cell>
          <table:table-cell office:value-type="float" office:value="0.1789466" calcext:value-type="float">
            <text:p>0.1789466</text:p>
          </table:table-cell>
          <table:table-cell office:value-type="float" office:value="0.197922" calcext:value-type="float">
            <text:p>0.197922</text:p>
          </table:table-cell>
          <table:table-cell office:value-type="float" office:value="0.2001217" calcext:value-type="float">
            <text:p>0.2001217</text:p>
          </table:table-cell>
          <table:table-cell office:value-type="float" office:value="0" calcext:value-type="float">
            <text:p>0</text:p>
          </table:table-cell>
          <table:table-cell office:value-type="float" office:value="60.65022" calcext:value-type="float">
            <text:p>60.65022</text:p>
          </table:table-cell>
          <table:table-cell office:value-type="float" office:value="55.93697" calcext:value-type="float">
            <text:p>55.93697</text:p>
          </table:table-cell>
          <table:table-cell office:value-type="float" office:value="41.78501" calcext:value-type="float">
            <text:p>41.78501</text:p>
          </table:table-cell>
          <table:table-cell office:value-type="float" office:value="12.61744" calcext:value-type="float">
            <text:p>12.61744</text:p>
          </table:table-cell>
          <table:table-cell office:value-type="float" office:value="10.92479" calcext:value-type="float">
            <text:p>10.92479</text:p>
          </table:table-cell>
          <table:table-cell office:value-type="float" office:value="3.729878" calcext:value-type="float">
            <text:p>3.729878</text:p>
          </table:table-cell>
          <table:table-cell office:value-type="float" office:value="3.468987" calcext:value-type="float">
            <text:p>3.468987</text:p>
          </table:table-cell>
          <table:table-cell office:value-type="float" office:value="5.914754" calcext:value-type="float">
            <text:p>5.914754</text:p>
          </table:table-cell>
          <table:table-cell office:value-type="float" office:value="9.305631" calcext:value-type="float">
            <text:p>9.305631</text:p>
          </table:table-cell>
          <table:table-cell office:value-type="float" office:value="9.855103" calcext:value-type="float">
            <text:p>9.855103</text:p>
          </table:table-cell>
          <table:table-cell office:value-type="float" office:value="10.68659" calcext:value-type="float">
            <text:p>10.68659</text:p>
          </table:table-cell>
          <table:table-cell office:value-type="float" office:value="11.07251" calcext:value-type="float">
            <text:p>11.07251</text:p>
          </table:table-cell>
          <table:table-cell office:value-type="float" office:value="12.9096" calcext:value-type="float">
            <text:p>12.9096</text:p>
          </table:table-cell>
          <table:table-cell office:value-type="float" office:value="13.07787" calcext:value-type="float">
            <text:p>13.07787</text:p>
          </table:table-cell>
          <table:table-cell office:value-type="float" office:value="0" calcext:value-type="float">
            <text:p>0</text:p>
          </table:table-cell>
          <table:table-cell office:value-type="float" office:value="0.5716807" calcext:value-type="float">
            <text:p>0.5716807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7" calcext:value-type="float">
            <text:p>13112007</text:p>
          </table:table-cell>
          <table:table-cell office:value-type="float" office:value="3.627721" calcext:value-type="float">
            <text:p>3.627721</text:p>
          </table:table-cell>
          <table:table-cell office:value-type="float" office:value="133.083" calcext:value-type="float">
            <text:p>133.083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59841" calcext:value-type="float">
            <text:p>44.59841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516" calcext:value-type="float">
            <text:p>0.000823351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5580615" calcext:value-type="float">
            <text:p>0.005580615</text:p>
          </table:table-cell>
          <table:table-cell office:value-type="float" office:value="1166.013" calcext:value-type="float">
            <text:p>1166.013</text:p>
          </table:table-cell>
          <table:table-cell office:value-type="float" office:value="1.102112" calcext:value-type="float">
            <text:p>1.102112</text:p>
          </table:table-cell>
          <table:table-cell office:value-type="float" office:value="0" calcext:value-type="float">
            <text:p>0</text:p>
          </table:table-cell>
          <table:table-cell office:value-type="float" office:value="0.4803877" calcext:value-type="float">
            <text:p>0.4803877</text:p>
          </table:table-cell>
          <table:table-cell office:value-type="float" office:value="0.4622649" calcext:value-type="float">
            <text:p>0.4622649</text:p>
          </table:table-cell>
          <table:table-cell office:value-type="float" office:value="0.3264557" calcext:value-type="float">
            <text:p>0.3264557</text:p>
          </table:table-cell>
          <table:table-cell office:value-type="float" office:value="0.09148004" calcext:value-type="float">
            <text:p>0.09148004</text:p>
          </table:table-cell>
          <table:table-cell office:value-type="float" office:value="0.0774502" calcext:value-type="float">
            <text:p>0.0774502</text:p>
          </table:table-cell>
          <table:table-cell office:value-type="float" office:value="0.03564254" calcext:value-type="float">
            <text:p>0.03564254</text:p>
          </table:table-cell>
          <table:table-cell office:value-type="float" office:value="0.04014833" calcext:value-type="float">
            <text:p>0.04014833</text:p>
          </table:table-cell>
          <table:table-cell office:value-type="float" office:value="0.08617288" calcext:value-type="float">
            <text:p>0.08617288</text:p>
          </table:table-cell>
          <table:table-cell office:value-type="float" office:value="0.1610049" calcext:value-type="float">
            <text:p>0.1610049</text:p>
          </table:table-cell>
          <table:table-cell office:value-type="float" office:value="0.1659817" calcext:value-type="float">
            <text:p>0.1659817</text:p>
          </table:table-cell>
          <table:table-cell office:value-type="float" office:value="0.1741412" calcext:value-type="float">
            <text:p>0.1741412</text:p>
          </table:table-cell>
          <table:table-cell office:value-type="float" office:value="0.1789747" calcext:value-type="float">
            <text:p>0.1789747</text:p>
          </table:table-cell>
          <table:table-cell office:value-type="float" office:value="0.1979322" calcext:value-type="float">
            <text:p>0.1979322</text:p>
          </table:table-cell>
          <table:table-cell office:value-type="float" office:value="0.2001301" calcext:value-type="float">
            <text:p>0.2001301</text:p>
          </table:table-cell>
          <table:table-cell office:value-type="float" office:value="0" calcext:value-type="float">
            <text:p>0</text:p>
          </table:table-cell>
          <table:table-cell office:value-type="float" office:value="60.64814" calcext:value-type="float">
            <text:p>60.64814</text:p>
          </table:table-cell>
          <table:table-cell office:value-type="float" office:value="55.91275" calcext:value-type="float">
            <text:p>55.91275</text:p>
          </table:table-cell>
          <table:table-cell office:value-type="float" office:value="41.7701" calcext:value-type="float">
            <text:p>41.7701</text:p>
          </table:table-cell>
          <table:table-cell office:value-type="float" office:value="12.61199" calcext:value-type="float">
            <text:p>12.61199</text:p>
          </table:table-cell>
          <table:table-cell office:value-type="float" office:value="10.91963" calcext:value-type="float">
            <text:p>10.91963</text:p>
          </table:table-cell>
          <table:table-cell office:value-type="float" office:value="3.730191" calcext:value-type="float">
            <text:p>3.730191</text:p>
          </table:table-cell>
          <table:table-cell office:value-type="float" office:value="3.469993" calcext:value-type="float">
            <text:p>3.469993</text:p>
          </table:table-cell>
          <table:table-cell office:value-type="float" office:value="5.917587" calcext:value-type="float">
            <text:p>5.917587</text:p>
          </table:table-cell>
          <table:table-cell office:value-type="float" office:value="9.309653" calcext:value-type="float">
            <text:p>9.309653</text:p>
          </table:table-cell>
          <table:table-cell office:value-type="float" office:value="9.858977" calcext:value-type="float">
            <text:p>9.858977</text:p>
          </table:table-cell>
          <table:table-cell office:value-type="float" office:value="10.68987" calcext:value-type="float">
            <text:p>10.68987</text:p>
          </table:table-cell>
          <table:table-cell office:value-type="float" office:value="11.07554" calcext:value-type="float">
            <text:p>11.07554</text:p>
          </table:table-cell>
          <table:table-cell office:value-type="float" office:value="12.91053" calcext:value-type="float">
            <text:p>12.91053</text:p>
          </table:table-cell>
          <table:table-cell office:value-type="float" office:value="13.07868" calcext:value-type="float">
            <text:p>13.07868</text:p>
          </table:table-cell>
          <table:table-cell office:value-type="float" office:value="0" calcext:value-type="float">
            <text:p>0</text:p>
          </table:table-cell>
          <table:table-cell office:value-type="float" office:value="0.547933" calcext:value-type="float">
            <text:p>0.547933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7" calcext:value-type="float">
            <text:p>14112007</text:p>
          </table:table-cell>
          <table:table-cell office:value-type="float" office:value="3.624299" calcext:value-type="float">
            <text:p>3.624299</text:p>
          </table:table-cell>
          <table:table-cell office:value-type="float" office:value="133.081" calcext:value-type="float">
            <text:p>133.081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6057" calcext:value-type="float">
            <text:p>44.6057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516" calcext:value-type="float">
            <text:p>0.000823351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5580615" calcext:value-type="float">
            <text:p>0.005580615</text:p>
          </table:table-cell>
          <table:table-cell office:value-type="float" office:value="1166.01" calcext:value-type="float">
            <text:p>1166.01</text:p>
          </table:table-cell>
          <table:table-cell office:value-type="float" office:value="1.104293" calcext:value-type="float">
            <text:p>1.104293</text:p>
          </table:table-cell>
          <table:table-cell office:value-type="float" office:value="0" calcext:value-type="float">
            <text:p>0</text:p>
          </table:table-cell>
          <table:table-cell office:value-type="float" office:value="0.4853901" calcext:value-type="float">
            <text:p>0.4853901</text:p>
          </table:table-cell>
          <table:table-cell office:value-type="float" office:value="0.4695367" calcext:value-type="float">
            <text:p>0.4695367</text:p>
          </table:table-cell>
          <table:table-cell office:value-type="float" office:value="0.3301987" calcext:value-type="float">
            <text:p>0.3301987</text:p>
          </table:table-cell>
          <table:table-cell office:value-type="float" office:value="0.09191293" calcext:value-type="float">
            <text:p>0.09191293</text:p>
          </table:table-cell>
          <table:table-cell office:value-type="float" office:value="0.07740145" calcext:value-type="float">
            <text:p>0.07740145</text:p>
          </table:table-cell>
          <table:table-cell office:value-type="float" office:value="0.03578524" calcext:value-type="float">
            <text:p>0.03578524</text:p>
          </table:table-cell>
          <table:table-cell office:value-type="float" office:value="0.04025429" calcext:value-type="float">
            <text:p>0.04025429</text:p>
          </table:table-cell>
          <table:table-cell office:value-type="float" office:value="0.08622677" calcext:value-type="float">
            <text:p>0.08622677</text:p>
          </table:table-cell>
          <table:table-cell office:value-type="float" office:value="0.1610402" calcext:value-type="float">
            <text:p>0.1610402</text:p>
          </table:table-cell>
          <table:table-cell office:value-type="float" office:value="0.166018" calcext:value-type="float">
            <text:p>0.166018</text:p>
          </table:table-cell>
          <table:table-cell office:value-type="float" office:value="0.1741739" calcext:value-type="float">
            <text:p>0.1741739</text:p>
          </table:table-cell>
          <table:table-cell office:value-type="float" office:value="0.179002" calcext:value-type="float">
            <text:p>0.179002</text:p>
          </table:table-cell>
          <table:table-cell office:value-type="float" office:value="0.197942" calcext:value-type="float">
            <text:p>0.197942</text:p>
          </table:table-cell>
          <table:table-cell office:value-type="float" office:value="0.2001384" calcext:value-type="float">
            <text:p>0.2001384</text:p>
          </table:table-cell>
          <table:table-cell office:value-type="float" office:value="0" calcext:value-type="float">
            <text:p>0</text:p>
          </table:table-cell>
          <table:table-cell office:value-type="float" office:value="60.64593" calcext:value-type="float">
            <text:p>60.64593</text:p>
          </table:table-cell>
          <table:table-cell office:value-type="float" office:value="55.89063" calcext:value-type="float">
            <text:p>55.89063</text:p>
          </table:table-cell>
          <table:table-cell office:value-type="float" office:value="41.75625" calcext:value-type="float">
            <text:p>41.75625</text:p>
          </table:table-cell>
          <table:table-cell office:value-type="float" office:value="12.60672" calcext:value-type="float">
            <text:p>12.60672</text:p>
          </table:table-cell>
          <table:table-cell office:value-type="float" office:value="10.91447" calcext:value-type="float">
            <text:p>10.91447</text:p>
          </table:table-cell>
          <table:table-cell office:value-type="float" office:value="3.730527" calcext:value-type="float">
            <text:p>3.730527</text:p>
          </table:table-cell>
          <table:table-cell office:value-type="float" office:value="3.471015" calcext:value-type="float">
            <text:p>3.471015</text:p>
          </table:table-cell>
          <table:table-cell office:value-type="float" office:value="5.92042" calcext:value-type="float">
            <text:p>5.92042</text:p>
          </table:table-cell>
          <table:table-cell office:value-type="float" office:value="9.313664" calcext:value-type="float">
            <text:p>9.313664</text:p>
          </table:table-cell>
          <table:table-cell office:value-type="float" office:value="9.862849" calcext:value-type="float">
            <text:p>9.862849</text:p>
          </table:table-cell>
          <table:table-cell office:value-type="float" office:value="10.69315" calcext:value-type="float">
            <text:p>10.69315</text:p>
          </table:table-cell>
          <table:table-cell office:value-type="float" office:value="11.07853" calcext:value-type="float">
            <text:p>11.07853</text:p>
          </table:table-cell>
          <table:table-cell office:value-type="float" office:value="12.91144" calcext:value-type="float">
            <text:p>12.91144</text:p>
          </table:table-cell>
          <table:table-cell office:value-type="float" office:value="13.0795" calcext:value-type="float">
            <text:p>13.0795</text:p>
          </table:table-cell>
          <table:table-cell office:value-type="float" office:value="0" calcext:value-type="float">
            <text:p>0</text:p>
          </table:table-cell>
          <table:table-cell office:value-type="float" office:value="0.6099867" calcext:value-type="float">
            <text:p>0.6099867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7" calcext:value-type="float">
            <text:p>15112007</text:p>
          </table:table-cell>
          <table:table-cell office:value-type="float" office:value="3.62063" calcext:value-type="float">
            <text:p>3.62063</text:p>
          </table:table-cell>
          <table:table-cell office:value-type="float" office:value="133.079" calcext:value-type="float">
            <text:p>133.079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61313" calcext:value-type="float">
            <text:p>44.61313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516" calcext:value-type="float">
            <text:p>0.000823351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5580615" calcext:value-type="float">
            <text:p>0.005580615</text:p>
          </table:table-cell>
          <table:table-cell office:value-type="float" office:value="1166.008" calcext:value-type="float">
            <text:p>1166.008</text:p>
          </table:table-cell>
          <table:table-cell office:value-type="float" office:value="1.105988" calcext:value-type="float">
            <text:p>1.105988</text:p>
          </table:table-cell>
          <table:table-cell office:value-type="float" office:value="0" calcext:value-type="float">
            <text:p>0</text:p>
          </table:table-cell>
          <table:table-cell office:value-type="float" office:value="0.5072098" calcext:value-type="float">
            <text:p>0.5072098</text:p>
          </table:table-cell>
          <table:table-cell office:value-type="float" office:value="0.475715" calcext:value-type="float">
            <text:p>0.475715</text:p>
          </table:table-cell>
          <table:table-cell office:value-type="float" office:value="0.3343988" calcext:value-type="float">
            <text:p>0.3343988</text:p>
          </table:table-cell>
          <table:table-cell office:value-type="float" office:value="0.09240954" calcext:value-type="float">
            <text:p>0.09240954</text:p>
          </table:table-cell>
          <table:table-cell office:value-type="float" office:value="0.07731993" calcext:value-type="float">
            <text:p>0.07731993</text:p>
          </table:table-cell>
          <table:table-cell office:value-type="float" office:value="0.0359102" calcext:value-type="float">
            <text:p>0.0359102</text:p>
          </table:table-cell>
          <table:table-cell office:value-type="float" office:value="0.04035656" calcext:value-type="float">
            <text:p>0.04035656</text:p>
          </table:table-cell>
          <table:table-cell office:value-type="float" office:value="0.08629152" calcext:value-type="float">
            <text:p>0.08629152</text:p>
          </table:table-cell>
          <table:table-cell office:value-type="float" office:value="0.1610865" calcext:value-type="float">
            <text:p>0.1610865</text:p>
          </table:table-cell>
          <table:table-cell office:value-type="float" office:value="0.1660553" calcext:value-type="float">
            <text:p>0.1660553</text:p>
          </table:table-cell>
          <table:table-cell office:value-type="float" office:value="0.1742067" calcext:value-type="float">
            <text:p>0.1742067</text:p>
          </table:table-cell>
          <table:table-cell office:value-type="float" office:value="0.1790268" calcext:value-type="float">
            <text:p>0.1790268</text:p>
          </table:table-cell>
          <table:table-cell office:value-type="float" office:value="0.1979516" calcext:value-type="float">
            <text:p>0.1979516</text:p>
          </table:table-cell>
          <table:table-cell office:value-type="float" office:value="0.2001468" calcext:value-type="float">
            <text:p>0.2001468</text:p>
          </table:table-cell>
          <table:table-cell office:value-type="float" office:value="0" calcext:value-type="float">
            <text:p>0</text:p>
          </table:table-cell>
          <table:table-cell office:value-type="float" office:value="60.64697" calcext:value-type="float">
            <text:p>60.64697</text:p>
          </table:table-cell>
          <table:table-cell office:value-type="float" office:value="55.87034" calcext:value-type="float">
            <text:p>55.87034</text:p>
          </table:table-cell>
          <table:table-cell office:value-type="float" office:value="41.74346" calcext:value-type="float">
            <text:p>41.74346</text:p>
          </table:table-cell>
          <table:table-cell office:value-type="float" office:value="12.60155" calcext:value-type="float">
            <text:p>12.60155</text:p>
          </table:table-cell>
          <table:table-cell office:value-type="float" office:value="10.9093" calcext:value-type="float">
            <text:p>10.9093</text:p>
          </table:table-cell>
          <table:table-cell office:value-type="float" office:value="3.730883" calcext:value-type="float">
            <text:p>3.730883</text:p>
          </table:table-cell>
          <table:table-cell office:value-type="float" office:value="3.47205" calcext:value-type="float">
            <text:p>3.47205</text:p>
          </table:table-cell>
          <table:table-cell office:value-type="float" office:value="5.923308" calcext:value-type="float">
            <text:p>5.923308</text:p>
          </table:table-cell>
          <table:table-cell office:value-type="float" office:value="9.317661" calcext:value-type="float">
            <text:p>9.317661</text:p>
          </table:table-cell>
          <table:table-cell office:value-type="float" office:value="9.866722" calcext:value-type="float">
            <text:p>9.866722</text:p>
          </table:table-cell>
          <table:table-cell office:value-type="float" office:value="10.69643" calcext:value-type="float">
            <text:p>10.69643</text:p>
          </table:table-cell>
          <table:table-cell office:value-type="float" office:value="11.08147" calcext:value-type="float">
            <text:p>11.08147</text:p>
          </table:table-cell>
          <table:table-cell office:value-type="float" office:value="12.91229" calcext:value-type="float">
            <text:p>12.91229</text:p>
          </table:table-cell>
          <table:table-cell office:value-type="float" office:value="13.08033" calcext:value-type="float">
            <text:p>13.08033</text:p>
          </table:table-cell>
          <table:table-cell office:value-type="float" office:value="0" calcext:value-type="float">
            <text:p>0</text:p>
          </table:table-cell>
          <table:table-cell office:value-type="float" office:value="0.8313947" calcext:value-type="float">
            <text:p>0.8313947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7" calcext:value-type="float">
            <text:p>16112007</text:p>
          </table:table-cell>
          <table:table-cell office:value-type="float" office:value="3.617108" calcext:value-type="float">
            <text:p>3.617108</text:p>
          </table:table-cell>
          <table:table-cell office:value-type="float" office:value="133.077" calcext:value-type="float">
            <text:p>133.077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6207" calcext:value-type="float">
            <text:p>44.6207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516" calcext:value-type="float">
            <text:p>0.000823351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5580615" calcext:value-type="float">
            <text:p>0.005580615</text:p>
          </table:table-cell>
          <table:table-cell office:value-type="float" office:value="1166.005" calcext:value-type="float">
            <text:p>1166.005</text:p>
          </table:table-cell>
          <table:table-cell office:value-type="float" office:value="1.107482" calcext:value-type="float">
            <text:p>1.107482</text:p>
          </table:table-cell>
          <table:table-cell office:value-type="float" office:value="0" calcext:value-type="float">
            <text:p>0</text:p>
          </table:table-cell>
          <table:table-cell office:value-type="float" office:value="0.5104868" calcext:value-type="float">
            <text:p>0.5104868</text:p>
          </table:table-cell>
          <table:table-cell office:value-type="float" office:value="0.4753965" calcext:value-type="float">
            <text:p>0.4753965</text:p>
          </table:table-cell>
          <table:table-cell office:value-type="float" office:value="0.3343921" calcext:value-type="float">
            <text:p>0.3343921</text:p>
          </table:table-cell>
          <table:table-cell office:value-type="float" office:value="0.09222479" calcext:value-type="float">
            <text:p>0.09222479</text:p>
          </table:table-cell>
          <table:table-cell office:value-type="float" office:value="0.07690138" calcext:value-type="float">
            <text:p>0.07690138</text:p>
          </table:table-cell>
          <table:table-cell office:value-type="float" office:value="0.0359519" calcext:value-type="float">
            <text:p>0.0359519</text:p>
          </table:table-cell>
          <table:table-cell office:value-type="float" office:value="0.04044192" calcext:value-type="float">
            <text:p>0.04044192</text:p>
          </table:table-cell>
          <table:table-cell office:value-type="float" office:value="0.08636329" calcext:value-type="float">
            <text:p>0.08636329</text:p>
          </table:table-cell>
          <table:table-cell office:value-type="float" office:value="0.161141" calcext:value-type="float">
            <text:p>0.161141</text:p>
          </table:table-cell>
          <table:table-cell office:value-type="float" office:value="0.1660944" calcext:value-type="float">
            <text:p>0.1660944</text:p>
          </table:table-cell>
          <table:table-cell office:value-type="float" office:value="0.1742395" calcext:value-type="float">
            <text:p>0.1742395</text:p>
          </table:table-cell>
          <table:table-cell office:value-type="float" office:value="0.1790518" calcext:value-type="float">
            <text:p>0.1790518</text:p>
          </table:table-cell>
          <table:table-cell office:value-type="float" office:value="0.1979612" calcext:value-type="float">
            <text:p>0.1979612</text:p>
          </table:table-cell>
          <table:table-cell office:value-type="float" office:value="0.2001551" calcext:value-type="float">
            <text:p>0.2001551</text:p>
          </table:table-cell>
          <table:table-cell office:value-type="float" office:value="0" calcext:value-type="float">
            <text:p>0</text:p>
          </table:table-cell>
          <table:table-cell office:value-type="float" office:value="60.65067" calcext:value-type="float">
            <text:p>60.65067</text:p>
          </table:table-cell>
          <table:table-cell office:value-type="float" office:value="55.85147" calcext:value-type="float">
            <text:p>55.85147</text:p>
          </table:table-cell>
          <table:table-cell office:value-type="float" office:value="41.73144" calcext:value-type="float">
            <text:p>41.73144</text:p>
          </table:table-cell>
          <table:table-cell office:value-type="float" office:value="12.59645" calcext:value-type="float">
            <text:p>12.59645</text:p>
          </table:table-cell>
          <table:table-cell office:value-type="float" office:value="10.9041" calcext:value-type="float">
            <text:p>10.9041</text:p>
          </table:table-cell>
          <table:table-cell office:value-type="float" office:value="3.731261" calcext:value-type="float">
            <text:p>3.731261</text:p>
          </table:table-cell>
          <table:table-cell office:value-type="float" office:value="3.473111" calcext:value-type="float">
            <text:p>3.473111</text:p>
          </table:table-cell>
          <table:table-cell office:value-type="float" office:value="5.926203" calcext:value-type="float">
            <text:p>5.926203</text:p>
          </table:table-cell>
          <table:table-cell office:value-type="float" office:value="9.321684" calcext:value-type="float">
            <text:p>9.321684</text:p>
          </table:table-cell>
          <table:table-cell office:value-type="float" office:value="9.870592" calcext:value-type="float">
            <text:p>9.870592</text:p>
          </table:table-cell>
          <table:table-cell office:value-type="float" office:value="10.69971" calcext:value-type="float">
            <text:p>10.69971</text:p>
          </table:table-cell>
          <table:table-cell office:value-type="float" office:value="11.08442" calcext:value-type="float">
            <text:p>11.08442</text:p>
          </table:table-cell>
          <table:table-cell office:value-type="float" office:value="12.91314" calcext:value-type="float">
            <text:p>12.91314</text:p>
          </table:table-cell>
          <table:table-cell office:value-type="float" office:value="13.08115" calcext:value-type="float">
            <text:p>13.08115</text:p>
          </table:table-cell>
          <table:table-cell office:value-type="float" office:value="0" calcext:value-type="float">
            <text:p>0</text:p>
          </table:table-cell>
          <table:table-cell office:value-type="float" office:value="0.8640674" calcext:value-type="float">
            <text:p>0.8640674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7" calcext:value-type="float">
            <text:p>17112007</text:p>
          </table:table-cell>
          <table:table-cell office:value-type="float" office:value="3.613793" calcext:value-type="float">
            <text:p>3.613793</text:p>
          </table:table-cell>
          <table:table-cell office:value-type="float" office:value="133.075" calcext:value-type="float">
            <text:p>133.075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62825" calcext:value-type="float">
            <text:p>44.62825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516" calcext:value-type="float">
            <text:p>0.000823351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5580615" calcext:value-type="float">
            <text:p>0.005580615</text:p>
          </table:table-cell>
          <table:table-cell office:value-type="float" office:value="1166.003" calcext:value-type="float">
            <text:p>1166.003</text:p>
          </table:table-cell>
          <table:table-cell office:value-type="float" office:value="1.108949" calcext:value-type="float">
            <text:p>1.108949</text:p>
          </table:table-cell>
          <table:table-cell office:value-type="float" office:value="0" calcext:value-type="float">
            <text:p>0</text:p>
          </table:table-cell>
          <table:table-cell office:value-type="float" office:value="0.5065427" calcext:value-type="float">
            <text:p>0.5065427</text:p>
          </table:table-cell>
          <table:table-cell office:value-type="float" office:value="0.473679" calcext:value-type="float">
            <text:p>0.473679</text:p>
          </table:table-cell>
          <table:table-cell office:value-type="float" office:value="0.3324278" calcext:value-type="float">
            <text:p>0.3324278</text:p>
          </table:table-cell>
          <table:table-cell office:value-type="float" office:value="0.09163842" calcext:value-type="float">
            <text:p>0.09163842</text:p>
          </table:table-cell>
          <table:table-cell office:value-type="float" office:value="0.07628372" calcext:value-type="float">
            <text:p>0.07628372</text:p>
          </table:table-cell>
          <table:table-cell office:value-type="float" office:value="0.03588065" calcext:value-type="float">
            <text:p>0.03588065</text:p>
          </table:table-cell>
          <table:table-cell office:value-type="float" office:value="0.04044685" calcext:value-type="float">
            <text:p>0.04044685</text:p>
          </table:table-cell>
          <table:table-cell office:value-type="float" office:value="0.08640976" calcext:value-type="float">
            <text:p>0.08640976</text:p>
          </table:table-cell>
          <table:table-cell office:value-type="float" office:value="0.1611972" calcext:value-type="float">
            <text:p>0.1611972</text:p>
          </table:table-cell>
          <table:table-cell office:value-type="float" office:value="0.1661352" calcext:value-type="float">
            <text:p>0.1661352</text:p>
          </table:table-cell>
          <table:table-cell office:value-type="float" office:value="0.1742727" calcext:value-type="float">
            <text:p>0.1742727</text:p>
          </table:table-cell>
          <table:table-cell office:value-type="float" office:value="0.1790769" calcext:value-type="float">
            <text:p>0.1790769</text:p>
          </table:table-cell>
          <table:table-cell office:value-type="float" office:value="0.1979707" calcext:value-type="float">
            <text:p>0.1979707</text:p>
          </table:table-cell>
          <table:table-cell office:value-type="float" office:value="0.2001635" calcext:value-type="float">
            <text:p>0.2001635</text:p>
          </table:table-cell>
          <table:table-cell office:value-type="float" office:value="0" calcext:value-type="float">
            <text:p>0</text:p>
          </table:table-cell>
          <table:table-cell office:value-type="float" office:value="60.65364" calcext:value-type="float">
            <text:p>60.65364</text:p>
          </table:table-cell>
          <table:table-cell office:value-type="float" office:value="55.8327" calcext:value-type="float">
            <text:p>55.8327</text:p>
          </table:table-cell>
          <table:table-cell office:value-type="float" office:value="41.71919" calcext:value-type="float">
            <text:p>41.71919</text:p>
          </table:table-cell>
          <table:table-cell office:value-type="float" office:value="12.59125" calcext:value-type="float">
            <text:p>12.59125</text:p>
          </table:table-cell>
          <table:table-cell office:value-type="float" office:value="10.89878" calcext:value-type="float">
            <text:p>10.89878</text:p>
          </table:table-cell>
          <table:table-cell office:value-type="float" office:value="3.731632" calcext:value-type="float">
            <text:p>3.731632</text:p>
          </table:table-cell>
          <table:table-cell office:value-type="float" office:value="3.474173" calcext:value-type="float">
            <text:p>3.474173</text:p>
          </table:table-cell>
          <table:table-cell office:value-type="float" office:value="5.929096" calcext:value-type="float">
            <text:p>5.929096</text:p>
          </table:table-cell>
          <table:table-cell office:value-type="float" office:value="9.325706" calcext:value-type="float">
            <text:p>9.325706</text:p>
          </table:table-cell>
          <table:table-cell office:value-type="float" office:value="9.874465" calcext:value-type="float">
            <text:p>9.874465</text:p>
          </table:table-cell>
          <table:table-cell office:value-type="float" office:value="10.70299" calcext:value-type="float">
            <text:p>10.70299</text:p>
          </table:table-cell>
          <table:table-cell office:value-type="float" office:value="11.08737" calcext:value-type="float">
            <text:p>11.08737</text:p>
          </table:table-cell>
          <table:table-cell office:value-type="float" office:value="12.914" calcext:value-type="float">
            <text:p>12.914</text:p>
          </table:table-cell>
          <table:table-cell office:value-type="float" office:value="13.08197" calcext:value-type="float">
            <text:p>13.08197</text:p>
          </table:table-cell>
          <table:table-cell office:value-type="float" office:value="0" calcext:value-type="float">
            <text:p>0</text:p>
          </table:table-cell>
          <table:table-cell office:value-type="float" office:value="0.8268226" calcext:value-type="float">
            <text:p>0.8268226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7" calcext:value-type="float">
            <text:p>18112007</text:p>
          </table:table-cell>
          <table:table-cell office:value-type="float" office:value="3.610809" calcext:value-type="float">
            <text:p>3.610809</text:p>
          </table:table-cell>
          <table:table-cell office:value-type="float" office:value="133.0731" calcext:value-type="float">
            <text:p>133.0731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63575" calcext:value-type="float">
            <text:p>44.63575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516" calcext:value-type="float">
            <text:p>0.000823351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5580615" calcext:value-type="float">
            <text:p>0.005580615</text:p>
          </table:table-cell>
          <table:table-cell office:value-type="float" office:value="1166" calcext:value-type="float">
            <text:p>1166</text:p>
          </table:table-cell>
          <table:table-cell office:value-type="float" office:value="1.1107" calcext:value-type="float">
            <text:p>1.1107</text:p>
          </table:table-cell>
          <table:table-cell office:value-type="float" office:value="0" calcext:value-type="float">
            <text:p>0</text:p>
          </table:table-cell>
          <table:table-cell office:value-type="float" office:value="0.4749446" calcext:value-type="float">
            <text:p>0.4749446</text:p>
          </table:table-cell>
          <table:table-cell office:value-type="float" office:value="0.4666406" calcext:value-type="float">
            <text:p>0.4666406</text:p>
          </table:table-cell>
          <table:table-cell office:value-type="float" office:value="0.3265163" calcext:value-type="float">
            <text:p>0.3265163</text:p>
          </table:table-cell>
          <table:table-cell office:value-type="float" office:value="0.09060132" calcext:value-type="float">
            <text:p>0.09060132</text:p>
          </table:table-cell>
          <table:table-cell office:value-type="float" office:value="0.07571378" calcext:value-type="float">
            <text:p>0.07571378</text:p>
          </table:table-cell>
          <table:table-cell office:value-type="float" office:value="0.03579349" calcext:value-type="float">
            <text:p>0.03579349</text:p>
          </table:table-cell>
          <table:table-cell office:value-type="float" office:value="0.04043886" calcext:value-type="float">
            <text:p>0.04043886</text:p>
          </table:table-cell>
          <table:table-cell office:value-type="float" office:value="0.08643899" calcext:value-type="float">
            <text:p>0.08643899</text:p>
          </table:table-cell>
          <table:table-cell office:value-type="float" office:value="0.1612485" calcext:value-type="float">
            <text:p>0.1612485</text:p>
          </table:table-cell>
          <table:table-cell office:value-type="float" office:value="0.1661768" calcext:value-type="float">
            <text:p>0.1661768</text:p>
          </table:table-cell>
          <table:table-cell office:value-type="float" office:value="0.1743064" calcext:value-type="float">
            <text:p>0.1743064</text:p>
          </table:table-cell>
          <table:table-cell office:value-type="float" office:value="0.1791038" calcext:value-type="float">
            <text:p>0.1791038</text:p>
          </table:table-cell>
          <table:table-cell office:value-type="float" office:value="0.19798" calcext:value-type="float">
            <text:p>0.19798</text:p>
          </table:table-cell>
          <table:table-cell office:value-type="float" office:value="0.2001718" calcext:value-type="float">
            <text:p>0.2001718</text:p>
          </table:table-cell>
          <table:table-cell office:value-type="float" office:value="0" calcext:value-type="float">
            <text:p>0</text:p>
          </table:table-cell>
          <table:table-cell office:value-type="float" office:value="60.65382" calcext:value-type="float">
            <text:p>60.65382</text:p>
          </table:table-cell>
          <table:table-cell office:value-type="float" office:value="55.81422" calcext:value-type="float">
            <text:p>55.81422</text:p>
          </table:table-cell>
          <table:table-cell office:value-type="float" office:value="41.70665" calcext:value-type="float">
            <text:p>41.70665</text:p>
          </table:table-cell>
          <table:table-cell office:value-type="float" office:value="12.58598" calcext:value-type="float">
            <text:p>12.58598</text:p>
          </table:table-cell>
          <table:table-cell office:value-type="float" office:value="10.89334" calcext:value-type="float">
            <text:p>10.89334</text:p>
          </table:table-cell>
          <table:table-cell office:value-type="float" office:value="3.731995" calcext:value-type="float">
            <text:p>3.731995</text:p>
          </table:table-cell>
          <table:table-cell office:value-type="float" office:value="3.475234" calcext:value-type="float">
            <text:p>3.475234</text:p>
          </table:table-cell>
          <table:table-cell office:value-type="float" office:value="5.931992" calcext:value-type="float">
            <text:p>5.931992</text:p>
          </table:table-cell>
          <table:table-cell office:value-type="float" office:value="9.329728" calcext:value-type="float">
            <text:p>9.329728</text:p>
          </table:table-cell>
          <table:table-cell office:value-type="float" office:value="9.878341" calcext:value-type="float">
            <text:p>9.878341</text:p>
          </table:table-cell>
          <table:table-cell office:value-type="float" office:value="10.70628" calcext:value-type="float">
            <text:p>10.70628</text:p>
          </table:table-cell>
          <table:table-cell office:value-type="float" office:value="11.09031" calcext:value-type="float">
            <text:p>11.09031</text:p>
          </table:table-cell>
          <table:table-cell office:value-type="float" office:value="12.91485" calcext:value-type="float">
            <text:p>12.91485</text:p>
          </table:table-cell>
          <table:table-cell office:value-type="float" office:value="13.0828" calcext:value-type="float">
            <text:p>13.0828</text:p>
          </table:table-cell>
          <table:table-cell office:value-type="float" office:value="0" calcext:value-type="float">
            <text:p>0</text:p>
          </table:table-cell>
          <table:table-cell office:value-type="float" office:value="0.6289932" calcext:value-type="float">
            <text:p>0.6289932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7" calcext:value-type="float">
            <text:p>19112007</text:p>
          </table:table-cell>
          <table:table-cell office:value-type="float" office:value="3.608345" calcext:value-type="float">
            <text:p>3.608345</text:p>
          </table:table-cell>
          <table:table-cell office:value-type="float" office:value="133.0713" calcext:value-type="float">
            <text:p>133.0713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64292" calcext:value-type="float">
            <text:p>44.64292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516" calcext:value-type="float">
            <text:p>0.000823351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5485542" calcext:value-type="float">
            <text:p>0.005485542</text:p>
          </table:table-cell>
          <table:table-cell office:value-type="float" office:value="1165.997" calcext:value-type="float">
            <text:p>1165.997</text:p>
          </table:table-cell>
          <table:table-cell office:value-type="float" office:value="1.111744" calcext:value-type="float">
            <text:p>1.111744</text:p>
          </table:table-cell>
          <table:table-cell office:value-type="float" office:value="0" calcext:value-type="float">
            <text:p>0</text:p>
          </table:table-cell>
          <table:table-cell office:value-type="float" office:value="0.4649767" calcext:value-type="float">
            <text:p>0.4649767</text:p>
          </table:table-cell>
          <table:table-cell office:value-type="float" office:value="0.4522324" calcext:value-type="float">
            <text:p>0.4522324</text:p>
          </table:table-cell>
          <table:table-cell office:value-type="float" office:value="0.3171812" calcext:value-type="float">
            <text:p>0.3171812</text:p>
          </table:table-cell>
          <table:table-cell office:value-type="float" office:value="0.08898671" calcext:value-type="float">
            <text:p>0.08898671</text:p>
          </table:table-cell>
          <table:table-cell office:value-type="float" office:value="0.07488318" calcext:value-type="float">
            <text:p>0.07488318</text:p>
          </table:table-cell>
          <table:table-cell office:value-type="float" office:value="0.03526299" calcext:value-type="float">
            <text:p>0.03526299</text:p>
          </table:table-cell>
          <table:table-cell office:value-type="float" office:value="0.04019189" calcext:value-type="float">
            <text:p>0.04019189</text:p>
          </table:table-cell>
          <table:table-cell office:value-type="float" office:value="0.08638906" calcext:value-type="float">
            <text:p>0.08638906</text:p>
          </table:table-cell>
          <table:table-cell office:value-type="float" office:value="0.1612881" calcext:value-type="float">
            <text:p>0.1612881</text:p>
          </table:table-cell>
          <table:table-cell office:value-type="float" office:value="0.1662182" calcext:value-type="float">
            <text:p>0.1662182</text:p>
          </table:table-cell>
          <table:table-cell office:value-type="float" office:value="0.1743403" calcext:value-type="float">
            <text:p>0.1743403</text:p>
          </table:table-cell>
          <table:table-cell office:value-type="float" office:value="0.1791332" calcext:value-type="float">
            <text:p>0.1791332</text:p>
          </table:table-cell>
          <table:table-cell office:value-type="float" office:value="0.1980046" calcext:value-type="float">
            <text:p>0.1980046</text:p>
          </table:table-cell>
          <table:table-cell office:value-type="float" office:value="0.2001777" calcext:value-type="float">
            <text:p>0.2001777</text:p>
          </table:table-cell>
          <table:table-cell office:value-type="float" office:value="0" calcext:value-type="float">
            <text:p>0</text:p>
          </table:table-cell>
          <table:table-cell office:value-type="float" office:value="60.64865" calcext:value-type="float">
            <text:p>60.64865</text:p>
          </table:table-cell>
          <table:table-cell office:value-type="float" office:value="55.7926" calcext:value-type="float">
            <text:p>55.7926</text:p>
          </table:table-cell>
          <table:table-cell office:value-type="float" office:value="41.69134" calcext:value-type="float">
            <text:p>41.69134</text:p>
          </table:table-cell>
          <table:table-cell office:value-type="float" office:value="12.58028" calcext:value-type="float">
            <text:p>12.58028</text:p>
          </table:table-cell>
          <table:table-cell office:value-type="float" office:value="10.8877" calcext:value-type="float">
            <text:p>10.8877</text:p>
          </table:table-cell>
          <table:table-cell office:value-type="float" office:value="3.732283" calcext:value-type="float">
            <text:p>3.732283</text:p>
          </table:table-cell>
          <table:table-cell office:value-type="float" office:value="3.476274" calcext:value-type="float">
            <text:p>3.476274</text:p>
          </table:table-cell>
          <table:table-cell office:value-type="float" office:value="5.934887" calcext:value-type="float">
            <text:p>5.934887</text:p>
          </table:table-cell>
          <table:table-cell office:value-type="float" office:value="9.333751" calcext:value-type="float">
            <text:p>9.333751</text:p>
          </table:table-cell>
          <table:table-cell office:value-type="float" office:value="9.882211" calcext:value-type="float">
            <text:p>9.882211</text:p>
          </table:table-cell>
          <table:table-cell office:value-type="float" office:value="10.70956" calcext:value-type="float">
            <text:p>10.70956</text:p>
          </table:table-cell>
          <table:table-cell office:value-type="float" office:value="11.09326" calcext:value-type="float">
            <text:p>11.09326</text:p>
          </table:table-cell>
          <table:table-cell office:value-type="float" office:value="12.91574" calcext:value-type="float">
            <text:p>12.91574</text:p>
          </table:table-cell>
          <table:table-cell office:value-type="float" office:value="13.08359" calcext:value-type="float">
            <text:p>13.08359</text:p>
          </table:table-cell>
          <table:table-cell office:value-type="float" office:value="0" calcext:value-type="float">
            <text:p>0</text:p>
          </table:table-cell>
          <table:table-cell office:value-type="float" office:value="0.638096" calcext:value-type="float">
            <text:p>0.638096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7" calcext:value-type="float">
            <text:p>20112007</text:p>
          </table:table-cell>
          <table:table-cell office:value-type="float" office:value="3.606188" calcext:value-type="float">
            <text:p>3.606188</text:p>
          </table:table-cell>
          <table:table-cell office:value-type="float" office:value="133.0696" calcext:value-type="float">
            <text:p>133.0696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64976" calcext:value-type="float">
            <text:p>44.64976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516" calcext:value-type="float">
            <text:p>0.000823351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5366969" calcext:value-type="float">
            <text:p>0.005366969</text:p>
          </table:table-cell>
          <table:table-cell office:value-type="float" office:value="1165.994" calcext:value-type="float">
            <text:p>1165.994</text:p>
          </table:table-cell>
          <table:table-cell office:value-type="float" office:value="1.112358" calcext:value-type="float">
            <text:p>1.112358</text:p>
          </table:table-cell>
          <table:table-cell office:value-type="float" office:value="0" calcext:value-type="float">
            <text:p>0</text:p>
          </table:table-cell>
          <table:table-cell office:value-type="float" office:value="0.4597846" calcext:value-type="float">
            <text:p>0.4597846</text:p>
          </table:table-cell>
          <table:table-cell office:value-type="float" office:value="0.4456589" calcext:value-type="float">
            <text:p>0.4456589</text:p>
          </table:table-cell>
          <table:table-cell office:value-type="float" office:value="0.310726" calcext:value-type="float">
            <text:p>0.310726</text:p>
          </table:table-cell>
          <table:table-cell office:value-type="float" office:value="0.08772218" calcext:value-type="float">
            <text:p>0.08772218</text:p>
          </table:table-cell>
          <table:table-cell office:value-type="float" office:value="0.07411347" calcext:value-type="float">
            <text:p>0.07411347</text:p>
          </table:table-cell>
          <table:table-cell office:value-type="float" office:value="0.03468395" calcext:value-type="float">
            <text:p>0.03468395</text:p>
          </table:table-cell>
          <table:table-cell office:value-type="float" office:value="0.03987281" calcext:value-type="float">
            <text:p>0.03987281</text:p>
          </table:table-cell>
          <table:table-cell office:value-type="float" office:value="0.08626401" calcext:value-type="float">
            <text:p>0.08626401</text:p>
          </table:table-cell>
          <table:table-cell office:value-type="float" office:value="0.1613014" calcext:value-type="float">
            <text:p>0.1613014</text:p>
          </table:table-cell>
          <table:table-cell office:value-type="float" office:value="0.1662573" calcext:value-type="float">
            <text:p>0.1662573</text:p>
          </table:table-cell>
          <table:table-cell office:value-type="float" office:value="0.174374" calcext:value-type="float">
            <text:p>0.174374</text:p>
          </table:table-cell>
          <table:table-cell office:value-type="float" office:value="0.1791602" calcext:value-type="float">
            <text:p>0.1791602</text:p>
          </table:table-cell>
          <table:table-cell office:value-type="float" office:value="0.1980019" calcext:value-type="float">
            <text:p>0.1980019</text:p>
          </table:table-cell>
          <table:table-cell office:value-type="float" office:value="0.2001904" calcext:value-type="float">
            <text:p>0.2001904</text:p>
          </table:table-cell>
          <table:table-cell office:value-type="float" office:value="0" calcext:value-type="float">
            <text:p>0</text:p>
          </table:table-cell>
          <table:table-cell office:value-type="float" office:value="60.64114" calcext:value-type="float">
            <text:p>60.64114</text:p>
          </table:table-cell>
          <table:table-cell office:value-type="float" office:value="55.76873" calcext:value-type="float">
            <text:p>55.76873</text:p>
          </table:table-cell>
          <table:table-cell office:value-type="float" office:value="41.67338" calcext:value-type="float">
            <text:p>41.67338</text:p>
          </table:table-cell>
          <table:table-cell office:value-type="float" office:value="12.57416" calcext:value-type="float">
            <text:p>12.57416</text:p>
          </table:table-cell>
          <table:table-cell office:value-type="float" office:value="10.88181" calcext:value-type="float">
            <text:p>10.88181</text:p>
          </table:table-cell>
          <table:table-cell office:value-type="float" office:value="3.732457" calcext:value-type="float">
            <text:p>3.732457</text:p>
          </table:table-cell>
          <table:table-cell office:value-type="float" office:value="3.477261" calcext:value-type="float">
            <text:p>3.477261</text:p>
          </table:table-cell>
          <table:table-cell office:value-type="float" office:value="5.937753" calcext:value-type="float">
            <text:p>5.937753</text:p>
          </table:table-cell>
          <table:table-cell office:value-type="float" office:value="9.337752" calcext:value-type="float">
            <text:p>9.337752</text:p>
          </table:table-cell>
          <table:table-cell office:value-type="float" office:value="9.886083" calcext:value-type="float">
            <text:p>9.886083</text:p>
          </table:table-cell>
          <table:table-cell office:value-type="float" office:value="10.71284" calcext:value-type="float">
            <text:p>10.71284</text:p>
          </table:table-cell>
          <table:table-cell office:value-type="float" office:value="11.0962" calcext:value-type="float">
            <text:p>11.0962</text:p>
          </table:table-cell>
          <table:table-cell office:value-type="float" office:value="12.91662" calcext:value-type="float">
            <text:p>12.91662</text:p>
          </table:table-cell>
          <table:table-cell office:value-type="float" office:value="13.0844" calcext:value-type="float">
            <text:p>13.0844</text:p>
          </table:table-cell>
          <table:table-cell office:value-type="float" office:value="0" calcext:value-type="float">
            <text:p>0</text:p>
          </table:table-cell>
          <table:table-cell office:value-type="float" office:value="0.582297" calcext:value-type="float">
            <text:p>0.582297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7" calcext:value-type="float">
            <text:p>21112007</text:p>
          </table:table-cell>
          <table:table-cell office:value-type="float" office:value="3.603811" calcext:value-type="float">
            <text:p>3.603811</text:p>
          </table:table-cell>
          <table:table-cell office:value-type="float" office:value="133.0679" calcext:value-type="float">
            <text:p>133.0679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65655" calcext:value-type="float">
            <text:p>44.65655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516" calcext:value-type="float">
            <text:p>0.000823351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5366969" calcext:value-type="float">
            <text:p>0.005366969</text:p>
          </table:table-cell>
          <table:table-cell office:value-type="float" office:value="1165.991" calcext:value-type="float">
            <text:p>1165.991</text:p>
          </table:table-cell>
          <table:table-cell office:value-type="float" office:value="1.112991" calcext:value-type="float">
            <text:p>1.112991</text:p>
          </table:table-cell>
          <table:table-cell office:value-type="float" office:value="0" calcext:value-type="float">
            <text:p>0</text:p>
          </table:table-cell>
          <table:table-cell office:value-type="float" office:value="0.4695258" calcext:value-type="float">
            <text:p>0.4695258</text:p>
          </table:table-cell>
          <table:table-cell office:value-type="float" office:value="0.4508322" calcext:value-type="float">
            <text:p>0.4508322</text:p>
          </table:table-cell>
          <table:table-cell office:value-type="float" office:value="0.312615" calcext:value-type="float">
            <text:p>0.312615</text:p>
          </table:table-cell>
          <table:table-cell office:value-type="float" office:value="0.08776186" calcext:value-type="float">
            <text:p>0.08776186</text:p>
          </table:table-cell>
          <table:table-cell office:value-type="float" office:value="0.07397638" calcext:value-type="float">
            <text:p>0.07397638</text:p>
          </table:table-cell>
          <table:table-cell office:value-type="float" office:value="0.03455529" calcext:value-type="float">
            <text:p>0.03455529</text:p>
          </table:table-cell>
          <table:table-cell office:value-type="float" office:value="0.03974056" calcext:value-type="float">
            <text:p>0.03974056</text:p>
          </table:table-cell>
          <table:table-cell office:value-type="float" office:value="0.08614947" calcext:value-type="float">
            <text:p>0.08614947</text:p>
          </table:table-cell>
          <table:table-cell office:value-type="float" office:value="0.1612907" calcext:value-type="float">
            <text:p>0.1612907</text:p>
          </table:table-cell>
          <table:table-cell office:value-type="float" office:value="0.1662921" calcext:value-type="float">
            <text:p>0.1662921</text:p>
          </table:table-cell>
          <table:table-cell office:value-type="float" office:value="0.1744076" calcext:value-type="float">
            <text:p>0.1744076</text:p>
          </table:table-cell>
          <table:table-cell office:value-type="float" office:value="0.1791859" calcext:value-type="float">
            <text:p>0.1791859</text:p>
          </table:table-cell>
          <table:table-cell office:value-type="float" office:value="0.198008" calcext:value-type="float">
            <text:p>0.198008</text:p>
          </table:table-cell>
          <table:table-cell office:value-type="float" office:value="0.2001971" calcext:value-type="float">
            <text:p>0.2001971</text:p>
          </table:table-cell>
          <table:table-cell office:value-type="float" office:value="0" calcext:value-type="float">
            <text:p>0</text:p>
          </table:table-cell>
          <table:table-cell office:value-type="float" office:value="60.63512" calcext:value-type="float">
            <text:p>60.63512</text:p>
          </table:table-cell>
          <table:table-cell office:value-type="float" office:value="55.74567" calcext:value-type="float">
            <text:p>55.74567</text:p>
          </table:table-cell>
          <table:table-cell office:value-type="float" office:value="41.65519" calcext:value-type="float">
            <text:p>41.65519</text:p>
          </table:table-cell>
          <table:table-cell office:value-type="float" office:value="12.56796" calcext:value-type="float">
            <text:p>12.56796</text:p>
          </table:table-cell>
          <table:table-cell office:value-type="float" office:value="10.87583" calcext:value-type="float">
            <text:p>10.87583</text:p>
          </table:table-cell>
          <table:table-cell office:value-type="float" office:value="3.732558" calcext:value-type="float">
            <text:p>3.732558</text:p>
          </table:table-cell>
          <table:table-cell office:value-type="float" office:value="3.478204" calcext:value-type="float">
            <text:p>3.478204</text:p>
          </table:table-cell>
          <table:table-cell office:value-type="float" office:value="5.940586" calcext:value-type="float">
            <text:p>5.940586</text:p>
          </table:table-cell>
          <table:table-cell office:value-type="float" office:value="9.341683" calcext:value-type="float">
            <text:p>9.341683</text:p>
          </table:table-cell>
          <table:table-cell office:value-type="float" office:value="9.889957" calcext:value-type="float">
            <text:p>9.889957</text:p>
          </table:table-cell>
          <table:table-cell office:value-type="float" office:value="10.71612" calcext:value-type="float">
            <text:p>10.71612</text:p>
          </table:table-cell>
          <table:table-cell office:value-type="float" office:value="11.09915" calcext:value-type="float">
            <text:p>11.09915</text:p>
          </table:table-cell>
          <table:table-cell office:value-type="float" office:value="12.91747" calcext:value-type="float">
            <text:p>12.91747</text:p>
          </table:table-cell>
          <table:table-cell office:value-type="float" office:value="13.08521" calcext:value-type="float">
            <text:p>13.08521</text:p>
          </table:table-cell>
          <table:table-cell office:value-type="float" office:value="0" calcext:value-type="float">
            <text:p>0</text:p>
          </table:table-cell>
          <table:table-cell office:value-type="float" office:value="0.5662593" calcext:value-type="float">
            <text:p>0.5662593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7" calcext:value-type="float">
            <text:p>22112007</text:p>
          </table:table-cell>
          <table:table-cell office:value-type="float" office:value="3.601327" calcext:value-type="float">
            <text:p>3.601327</text:p>
          </table:table-cell>
          <table:table-cell office:value-type="float" office:value="133.0662" calcext:value-type="float">
            <text:p>133.0662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66348" calcext:value-type="float">
            <text:p>44.66348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516" calcext:value-type="float">
            <text:p>0.0008233516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5366969" calcext:value-type="float">
            <text:p>0.005366969</text:p>
          </table:table-cell>
          <table:table-cell office:value-type="float" office:value="1165.988" calcext:value-type="float">
            <text:p>1165.988</text:p>
          </table:table-cell>
          <table:table-cell office:value-type="float" office:value="1.113766" calcext:value-type="float">
            <text:p>1.113766</text:p>
          </table:table-cell>
          <table:table-cell office:value-type="float" office:value="0" calcext:value-type="float">
            <text:p>0</text:p>
          </table:table-cell>
          <table:table-cell office:value-type="float" office:value="0.475989" calcext:value-type="float">
            <text:p>0.475989</text:p>
          </table:table-cell>
          <table:table-cell office:value-type="float" office:value="0.4564214" calcext:value-type="float">
            <text:p>0.4564214</text:p>
          </table:table-cell>
          <table:table-cell office:value-type="float" office:value="0.3151489" calcext:value-type="float">
            <text:p>0.3151489</text:p>
          </table:table-cell>
          <table:table-cell office:value-type="float" office:value="0.08801193" calcext:value-type="float">
            <text:p>0.08801193</text:p>
          </table:table-cell>
          <table:table-cell office:value-type="float" office:value="0.07394279" calcext:value-type="float">
            <text:p>0.07394279</text:p>
          </table:table-cell>
          <table:table-cell office:value-type="float" office:value="0.03460994" calcext:value-type="float">
            <text:p>0.03460994</text:p>
          </table:table-cell>
          <table:table-cell office:value-type="float" office:value="0.03973295" calcext:value-type="float">
            <text:p>0.03973295</text:p>
          </table:table-cell>
          <table:table-cell office:value-type="float" office:value="0.08610181" calcext:value-type="float">
            <text:p>0.08610181</text:p>
          </table:table-cell>
          <table:table-cell office:value-type="float" office:value="0.1612788" calcext:value-type="float">
            <text:p>0.1612788</text:p>
          </table:table-cell>
          <table:table-cell office:value-type="float" office:value="0.1663222" calcext:value-type="float">
            <text:p>0.1663222</text:p>
          </table:table-cell>
          <table:table-cell office:value-type="float" office:value="0.1744403" calcext:value-type="float">
            <text:p>0.1744403</text:p>
          </table:table-cell>
          <table:table-cell office:value-type="float" office:value="0.1792112" calcext:value-type="float">
            <text:p>0.1792112</text:p>
          </table:table-cell>
          <table:table-cell office:value-type="float" office:value="0.1980171" calcext:value-type="float">
            <text:p>0.1980171</text:p>
          </table:table-cell>
          <table:table-cell office:value-type="float" office:value="0.2002051" calcext:value-type="float">
            <text:p>0.2002051</text:p>
          </table:table-cell>
          <table:table-cell office:value-type="float" office:value="0" calcext:value-type="float">
            <text:p>0</text:p>
          </table:table-cell>
          <table:table-cell office:value-type="float" office:value="60.63091" calcext:value-type="float">
            <text:p>60.63091</text:p>
          </table:table-cell>
          <table:table-cell office:value-type="float" office:value="55.72421" calcext:value-type="float">
            <text:p>55.72421</text:p>
          </table:table-cell>
          <table:table-cell office:value-type="float" office:value="41.6378" calcext:value-type="float">
            <text:p>41.6378</text:p>
          </table:table-cell>
          <table:table-cell office:value-type="float" office:value="12.56183" calcext:value-type="float">
            <text:p>12.56183</text:p>
          </table:table-cell>
          <table:table-cell office:value-type="float" office:value="10.86987" calcext:value-type="float">
            <text:p>10.86987</text:p>
          </table:table-cell>
          <table:table-cell office:value-type="float" office:value="3.732651" calcext:value-type="float">
            <text:p>3.732651</text:p>
          </table:table-cell>
          <table:table-cell office:value-type="float" office:value="3.479129" calcext:value-type="float">
            <text:p>3.479129</text:p>
          </table:table-cell>
          <table:table-cell office:value-type="float" office:value="5.943419" calcext:value-type="float">
            <text:p>5.943419</text:p>
          </table:table-cell>
          <table:table-cell office:value-type="float" office:value="9.345613" calcext:value-type="float">
            <text:p>9.345613</text:p>
          </table:table-cell>
          <table:table-cell office:value-type="float" office:value="9.89383" calcext:value-type="float">
            <text:p>9.89383</text:p>
          </table:table-cell>
          <table:table-cell office:value-type="float" office:value="10.7194" calcext:value-type="float">
            <text:p>10.7194</text:p>
          </table:table-cell>
          <table:table-cell office:value-type="float" office:value="11.10209" calcext:value-type="float">
            <text:p>11.10209</text:p>
          </table:table-cell>
          <table:table-cell office:value-type="float" office:value="12.91832" calcext:value-type="float">
            <text:p>12.91832</text:p>
          </table:table-cell>
          <table:table-cell office:value-type="float" office:value="13.08602" calcext:value-type="float">
            <text:p>13.08602</text:p>
          </table:table-cell>
          <table:table-cell office:value-type="float" office:value="0" calcext:value-type="float">
            <text:p>0</text:p>
          </table:table-cell>
          <table:table-cell office:value-type="float" office:value="0.5565761" calcext:value-type="float">
            <text:p>0.5565761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7" calcext:value-type="float">
            <text:p>23112007</text:p>
          </table:table-cell>
          <table:table-cell office:value-type="float" office:value="3.598958" calcext:value-type="float">
            <text:p>3.598958</text:p>
          </table:table-cell>
          <table:table-cell office:value-type="float" office:value="133.0646" calcext:value-type="float">
            <text:p>133.0646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66956" calcext:value-type="float">
            <text:p>44.66956</text:p>
          </table:table-cell>
          <table:table-cell office:value-type="float" office:value="0.01652837" calcext:value-type="float">
            <text:p>0.01652837</text:p>
          </table:table-cell>
          <table:table-cell office:value-type="float" office:value="0.0008233525" calcext:value-type="float">
            <text:p>0.0008233525</text:p>
          </table:table-cell>
          <table:table-cell office:value-type="float" office:value="0.02689987" calcext:value-type="float">
            <text:p>0.02689987</text:p>
          </table:table-cell>
          <table:table-cell office:value-type="float" office:value="0.005366985" calcext:value-type="float">
            <text:p>0.005366985</text:p>
          </table:table-cell>
          <table:table-cell office:value-type="float" office:value="1165.985" calcext:value-type="float">
            <text:p>1165.985</text:p>
          </table:table-cell>
          <table:table-cell office:value-type="float" office:value="1.115637" calcext:value-type="float">
            <text:p>1.115637</text:p>
          </table:table-cell>
          <table:table-cell office:value-type="float" office:value="0" calcext:value-type="float">
            <text:p>0</text:p>
          </table:table-cell>
          <table:table-cell office:value-type="float" office:value="0.3240687" calcext:value-type="float">
            <text:p>0.3240687</text:p>
          </table:table-cell>
          <table:table-cell office:value-type="float" office:value="0.4755923" calcext:value-type="float">
            <text:p>0.4755923</text:p>
          </table:table-cell>
          <table:table-cell office:value-type="float" office:value="0.3113786" calcext:value-type="float">
            <text:p>0.3113786</text:p>
          </table:table-cell>
          <table:table-cell office:value-type="float" office:value="0.08752901" calcext:value-type="float">
            <text:p>0.08752901</text:p>
          </table:table-cell>
          <table:table-cell office:value-type="float" office:value="0.07354414" calcext:value-type="float">
            <text:p>0.07354414</text:p>
          </table:table-cell>
          <table:table-cell office:value-type="float" office:value="0.03458924" calcext:value-type="float">
            <text:p>0.03458924</text:p>
          </table:table-cell>
          <table:table-cell office:value-type="float" office:value="0.03973977" calcext:value-type="float">
            <text:p>0.03973977</text:p>
          </table:table-cell>
          <table:table-cell office:value-type="float" office:value="0.08610148" calcext:value-type="float">
            <text:p>0.08610148</text:p>
          </table:table-cell>
          <table:table-cell office:value-type="float" office:value="0.1612789" calcext:value-type="float">
            <text:p>0.1612789</text:p>
          </table:table-cell>
          <table:table-cell office:value-type="float" office:value="0.1663506" calcext:value-type="float">
            <text:p>0.1663506</text:p>
          </table:table-cell>
          <table:table-cell office:value-type="float" office:value="0.1744721" calcext:value-type="float">
            <text:p>0.1744721</text:p>
          </table:table-cell>
          <table:table-cell office:value-type="float" office:value="0.1792618" calcext:value-type="float">
            <text:p>0.1792618</text:p>
          </table:table-cell>
          <table:table-cell office:value-type="float" office:value="0.1980264" calcext:value-type="float">
            <text:p>0.1980264</text:p>
          </table:table-cell>
          <table:table-cell office:value-type="float" office:value="0.2002135" calcext:value-type="float">
            <text:p>0.2002135</text:p>
          </table:table-cell>
          <table:table-cell office:value-type="float" office:value="0" calcext:value-type="float">
            <text:p>0</text:p>
          </table:table-cell>
          <table:table-cell office:value-type="float" office:value="60.54488" calcext:value-type="float">
            <text:p>60.54488</text:p>
          </table:table-cell>
          <table:table-cell office:value-type="float" office:value="55.70168" calcext:value-type="float">
            <text:p>55.70168</text:p>
          </table:table-cell>
          <table:table-cell office:value-type="float" office:value="41.62093" calcext:value-type="float">
            <text:p>41.62093</text:p>
          </table:table-cell>
          <table:table-cell office:value-type="float" office:value="12.55579" calcext:value-type="float">
            <text:p>12.55579</text:p>
          </table:table-cell>
          <table:table-cell office:value-type="float" office:value="10.86392" calcext:value-type="float">
            <text:p>10.86392</text:p>
          </table:table-cell>
          <table:table-cell office:value-type="float" office:value="3.732766" calcext:value-type="float">
            <text:p>3.732766</text:p>
          </table:table-cell>
          <table:table-cell office:value-type="float" office:value="3.48006" calcext:value-type="float">
            <text:p>3.48006</text:p>
          </table:table-cell>
          <table:table-cell office:value-type="float" office:value="5.946253" calcext:value-type="float">
            <text:p>5.946253</text:p>
          </table:table-cell>
          <table:table-cell office:value-type="float" office:value="9.349545" calcext:value-type="float">
            <text:p>9.349545</text:p>
          </table:table-cell>
          <table:table-cell office:value-type="float" office:value="9.897701" calcext:value-type="float">
            <text:p>9.897701</text:p>
          </table:table-cell>
          <table:table-cell office:value-type="float" office:value="10.72268" calcext:value-type="float">
            <text:p>10.72268</text:p>
          </table:table-cell>
          <table:table-cell office:value-type="float" office:value="11.10504" calcext:value-type="float">
            <text:p>11.10504</text:p>
          </table:table-cell>
          <table:table-cell office:value-type="float" office:value="12.91918" calcext:value-type="float">
            <text:p>12.91918</text:p>
          </table:table-cell>
          <table:table-cell office:value-type="float" office:value="13.08684" calcext:value-type="float">
            <text:p>13.08684</text:p>
          </table:table-cell>
          <table:table-cell office:value-type="float" office:value="0" calcext:value-type="float">
            <text:p>0</text:p>
          </table:table-cell>
          <table:table-cell office:value-type="float" office:value="0.4522486" calcext:value-type="float">
            <text:p>0.4522486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7" calcext:value-type="float">
            <text:p>24112007</text:p>
          </table:table-cell>
          <table:table-cell office:value-type="float" office:value="3.596704" calcext:value-type="float">
            <text:p>3.596704</text:p>
          </table:table-cell>
          <table:table-cell office:value-type="float" office:value="133.0632" calcext:value-type="float">
            <text:p>133.0632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66977" calcext:value-type="float">
            <text:p>44.66977</text:p>
          </table:table-cell>
          <table:table-cell office:value-type="float" office:value="0.0165454" calcext:value-type="float">
            <text:p>0.0165454</text:p>
          </table:table-cell>
          <table:table-cell office:value-type="float" office:value="0.0008236041" calcext:value-type="float">
            <text:p>0.0008236041</text:p>
          </table:table-cell>
          <table:table-cell office:value-type="float" office:value="0.02708398" calcext:value-type="float">
            <text:p>0.02708398</text:p>
          </table:table-cell>
          <table:table-cell office:value-type="float" office:value="0.005369752" calcext:value-type="float">
            <text:p>0.005369752</text:p>
          </table:table-cell>
          <table:table-cell office:value-type="float" office:value="1165.985" calcext:value-type="float">
            <text:p>1165.985</text:p>
          </table:table-cell>
          <table:table-cell office:value-type="float" office:value="1.118792" calcext:value-type="float">
            <text:p>1.118792</text:p>
          </table:table-cell>
          <table:table-cell office:value-type="float" office:value="0" calcext:value-type="float">
            <text:p>0</text:p>
          </table:table-cell>
          <table:table-cell office:value-type="float" office:value="0.2408055" calcext:value-type="float">
            <text:p>0.2408055</text:p>
          </table:table-cell>
          <table:table-cell office:value-type="float" office:value="0.3330365" calcext:value-type="float">
            <text:p>0.3330365</text:p>
          </table:table-cell>
          <table:table-cell office:value-type="float" office:value="0.2772603" calcext:value-type="float">
            <text:p>0.2772603</text:p>
          </table:table-cell>
          <table:table-cell office:value-type="float" office:value="0.1428568" calcext:value-type="float">
            <text:p>0.1428568</text:p>
          </table:table-cell>
          <table:table-cell office:value-type="float" office:value="0.08802383" calcext:value-type="float">
            <text:p>0.08802383</text:p>
          </table:table-cell>
          <table:table-cell office:value-type="float" office:value="0.03441903" calcext:value-type="float">
            <text:p>0.03441903</text:p>
          </table:table-cell>
          <table:table-cell office:value-type="float" office:value="0.03662894" calcext:value-type="float">
            <text:p>0.03662894</text:p>
          </table:table-cell>
          <table:table-cell office:value-type="float" office:value="0.08594044" calcext:value-type="float">
            <text:p>0.08594044</text:p>
          </table:table-cell>
          <table:table-cell office:value-type="float" office:value="0.1612864" calcext:value-type="float">
            <text:p>0.1612864</text:p>
          </table:table-cell>
          <table:table-cell office:value-type="float" office:value="0.1663789" calcext:value-type="float">
            <text:p>0.1663789</text:p>
          </table:table-cell>
          <table:table-cell office:value-type="float" office:value="0.1745035" calcext:value-type="float">
            <text:p>0.1745035</text:p>
          </table:table-cell>
          <table:table-cell office:value-type="float" office:value="0.1792694" calcext:value-type="float">
            <text:p>0.1792694</text:p>
          </table:table-cell>
          <table:table-cell office:value-type="float" office:value="0.1980356" calcext:value-type="float">
            <text:p>0.1980356</text:p>
          </table:table-cell>
          <table:table-cell office:value-type="float" office:value="0.2002219" calcext:value-type="float">
            <text:p>0.2002219</text:p>
          </table:table-cell>
          <table:table-cell office:value-type="float" office:value="0" calcext:value-type="float">
            <text:p>0</text:p>
          </table:table-cell>
          <table:table-cell office:value-type="float" office:value="60.35394" calcext:value-type="float">
            <text:p>60.35394</text:p>
          </table:table-cell>
          <table:table-cell office:value-type="float" office:value="55.58292" calcext:value-type="float">
            <text:p>55.58292</text:p>
          </table:table-cell>
          <table:table-cell office:value-type="float" office:value="41.57709" calcext:value-type="float">
            <text:p>41.57709</text:p>
          </table:table-cell>
          <table:table-cell office:value-type="float" office:value="12.5599" calcext:value-type="float">
            <text:p>12.5599</text:p>
          </table:table-cell>
          <table:table-cell office:value-type="float" office:value="10.85823" calcext:value-type="float">
            <text:p>10.85823</text:p>
          </table:table-cell>
          <table:table-cell office:value-type="float" office:value="3.732845" calcext:value-type="float">
            <text:p>3.732845</text:p>
          </table:table-cell>
          <table:table-cell office:value-type="float" office:value="3.480307" calcext:value-type="float">
            <text:p>3.480307</text:p>
          </table:table-cell>
          <table:table-cell office:value-type="float" office:value="5.949036" calcext:value-type="float">
            <text:p>5.949036</text:p>
          </table:table-cell>
          <table:table-cell office:value-type="float" office:value="9.353476" calcext:value-type="float">
            <text:p>9.353476</text:p>
          </table:table-cell>
          <table:table-cell office:value-type="float" office:value="9.901577" calcext:value-type="float">
            <text:p>9.901577</text:p>
          </table:table-cell>
          <table:table-cell office:value-type="float" office:value="10.72596" calcext:value-type="float">
            <text:p>10.72596</text:p>
          </table:table-cell>
          <table:table-cell office:value-type="float" office:value="11.10798" calcext:value-type="float">
            <text:p>11.10798</text:p>
          </table:table-cell>
          <table:table-cell office:value-type="float" office:value="12.92003" calcext:value-type="float">
            <text:p>12.92003</text:p>
          </table:table-cell>
          <table:table-cell office:value-type="float" office:value="13.08765" calcext:value-type="float">
            <text:p>13.08765</text:p>
          </table:table-cell>
          <table:table-cell office:value-type="float" office:value="0" calcext:value-type="float">
            <text:p>0</text:p>
          </table:table-cell>
          <table:table-cell office:value-type="float" office:value="0.3801295" calcext:value-type="float">
            <text:p>0.3801295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7" calcext:value-type="float">
            <text:p>25112007</text:p>
          </table:table-cell>
          <table:table-cell office:value-type="float" office:value="3.594842" calcext:value-type="float">
            <text:p>3.594842</text:p>
          </table:table-cell>
          <table:table-cell office:value-type="float" office:value="133.0618" calcext:value-type="float">
            <text:p>133.0618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67253" calcext:value-type="float">
            <text:p>44.67253</text:p>
          </table:table-cell>
          <table:table-cell office:value-type="float" office:value="0.0165454" calcext:value-type="float">
            <text:p>0.0165454</text:p>
          </table:table-cell>
          <table:table-cell office:value-type="float" office:value="0.0008236041" calcext:value-type="float">
            <text:p>0.0008236041</text:p>
          </table:table-cell>
          <table:table-cell office:value-type="float" office:value="0.02708398" calcext:value-type="float">
            <text:p>0.02708398</text:p>
          </table:table-cell>
          <table:table-cell office:value-type="float" office:value="0.005266469" calcext:value-type="float">
            <text:p>0.005266469</text:p>
          </table:table-cell>
          <table:table-cell office:value-type="float" office:value="1165.985" calcext:value-type="float">
            <text:p>1165.985</text:p>
          </table:table-cell>
          <table:table-cell office:value-type="float" office:value="1.121244" calcext:value-type="float">
            <text:p>1.121244</text:p>
          </table:table-cell>
          <table:table-cell office:value-type="float" office:value="0" calcext:value-type="float">
            <text:p>0</text:p>
          </table:table-cell>
          <table:table-cell office:value-type="float" office:value="0.2996772" calcext:value-type="float">
            <text:p>0.2996772</text:p>
          </table:table-cell>
          <table:table-cell office:value-type="float" office:value="0.3901739" calcext:value-type="float">
            <text:p>0.3901739</text:p>
          </table:table-cell>
          <table:table-cell office:value-type="float" office:value="0.2855844" calcext:value-type="float">
            <text:p>0.2855844</text:p>
          </table:table-cell>
          <table:table-cell office:value-type="float" office:value="0.1013326" calcext:value-type="float">
            <text:p>0.1013326</text:p>
          </table:table-cell>
          <table:table-cell office:value-type="float" office:value="0.07604404" calcext:value-type="float">
            <text:p>0.07604404</text:p>
          </table:table-cell>
          <table:table-cell office:value-type="float" office:value="0.03433838" calcext:value-type="float">
            <text:p>0.03433838</text:p>
          </table:table-cell>
          <table:table-cell office:value-type="float" office:value="0.0382741" calcext:value-type="float">
            <text:p>0.0382741</text:p>
          </table:table-cell>
          <table:table-cell office:value-type="float" office:value="0.08580584" calcext:value-type="float">
            <text:p>0.08580584</text:p>
          </table:table-cell>
          <table:table-cell office:value-type="float" office:value="0.1612835" calcext:value-type="float">
            <text:p>0.1612835</text:p>
          </table:table-cell>
          <table:table-cell office:value-type="float" office:value="0.1664069" calcext:value-type="float">
            <text:p>0.1664069</text:p>
          </table:table-cell>
          <table:table-cell office:value-type="float" office:value="0.1745347" calcext:value-type="float">
            <text:p>0.1745347</text:p>
          </table:table-cell>
          <table:table-cell office:value-type="float" office:value="0.179317" calcext:value-type="float">
            <text:p>0.179317</text:p>
          </table:table-cell>
          <table:table-cell office:value-type="float" office:value="0.1980834" calcext:value-type="float">
            <text:p>0.1980834</text:p>
          </table:table-cell>
          <table:table-cell office:value-type="float" office:value="0.2002142" calcext:value-type="float">
            <text:p>0.2002142</text:p>
          </table:table-cell>
          <table:table-cell office:value-type="float" office:value="0" calcext:value-type="float">
            <text:p>0</text:p>
          </table:table-cell>
          <table:table-cell office:value-type="float" office:value="60.2495" calcext:value-type="float">
            <text:p>60.2495</text:p>
          </table:table-cell>
          <table:table-cell office:value-type="float" office:value="55.50205" calcext:value-type="float">
            <text:p>55.50205</text:p>
          </table:table-cell>
          <table:table-cell office:value-type="float" office:value="41.53238" calcext:value-type="float">
            <text:p>41.53238</text:p>
          </table:table-cell>
          <table:table-cell office:value-type="float" office:value="12.56614" calcext:value-type="float">
            <text:p>12.56614</text:p>
          </table:table-cell>
          <table:table-cell office:value-type="float" office:value="10.85437" calcext:value-type="float">
            <text:p>10.85437</text:p>
          </table:table-cell>
          <table:table-cell office:value-type="float" office:value="3.732916" calcext:value-type="float">
            <text:p>3.732916</text:p>
          </table:table-cell>
          <table:table-cell office:value-type="float" office:value="3.481014" calcext:value-type="float">
            <text:p>3.481014</text:p>
          </table:table-cell>
          <table:table-cell office:value-type="float" office:value="5.951807" calcext:value-type="float">
            <text:p>5.951807</text:p>
          </table:table-cell>
          <table:table-cell office:value-type="float" office:value="9.357407" calcext:value-type="float">
            <text:p>9.357407</text:p>
          </table:table-cell>
          <table:table-cell office:value-type="float" office:value="9.90545" calcext:value-type="float">
            <text:p>9.90545</text:p>
          </table:table-cell>
          <table:table-cell office:value-type="float" office:value="10.72924" calcext:value-type="float">
            <text:p>10.72924</text:p>
          </table:table-cell>
          <table:table-cell office:value-type="float" office:value="11.11093" calcext:value-type="float">
            <text:p>11.11093</text:p>
          </table:table-cell>
          <table:table-cell office:value-type="float" office:value="12.92092" calcext:value-type="float">
            <text:p>12.92092</text:p>
          </table:table-cell>
          <table:table-cell office:value-type="float" office:value="13.08842" calcext:value-type="float">
            <text:p>13.08842</text:p>
          </table:table-cell>
          <table:table-cell office:value-type="float" office:value="0" calcext:value-type="float">
            <text:p>0</text:p>
          </table:table-cell>
          <table:table-cell office:value-type="float" office:value="0.3876369" calcext:value-type="float">
            <text:p>0.3876369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7" calcext:value-type="float">
            <text:p>26112007</text:p>
          </table:table-cell>
          <table:table-cell office:value-type="float" office:value="3.592806" calcext:value-type="float">
            <text:p>3.592806</text:p>
          </table:table-cell>
          <table:table-cell office:value-type="float" office:value="133.0604" calcext:value-type="float">
            <text:p>133.0604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67493" calcext:value-type="float">
            <text:p>44.67493</text:p>
          </table:table-cell>
          <table:table-cell office:value-type="float" office:value="0.0165454" calcext:value-type="float">
            <text:p>0.0165454</text:p>
          </table:table-cell>
          <table:table-cell office:value-type="float" office:value="0.000823608" calcext:value-type="float">
            <text:p>0.000823608</text:p>
          </table:table-cell>
          <table:table-cell office:value-type="float" office:value="0.02708398" calcext:value-type="float">
            <text:p>0.02708398</text:p>
          </table:table-cell>
          <table:table-cell office:value-type="float" office:value="0.005101242" calcext:value-type="float">
            <text:p>0.005101242</text:p>
          </table:table-cell>
          <table:table-cell office:value-type="float" office:value="1165.985" calcext:value-type="float">
            <text:p>1165.985</text:p>
          </table:table-cell>
          <table:table-cell office:value-type="float" office:value="1.12474" calcext:value-type="float">
            <text:p>1.12474</text:p>
          </table:table-cell>
          <table:table-cell office:value-type="float" office:value="0" calcext:value-type="float">
            <text:p>0</text:p>
          </table:table-cell>
          <table:table-cell office:value-type="float" office:value="0.3546593" calcext:value-type="float">
            <text:p>0.3546593</text:p>
          </table:table-cell>
          <table:table-cell office:value-type="float" office:value="0.4069082" calcext:value-type="float">
            <text:p>0.4069082</text:p>
          </table:table-cell>
          <table:table-cell office:value-type="float" office:value="0.285738" calcext:value-type="float">
            <text:p>0.285738</text:p>
          </table:table-cell>
          <table:table-cell office:value-type="float" office:value="0.08974855" calcext:value-type="float">
            <text:p>0.08974855</text:p>
          </table:table-cell>
          <table:table-cell office:value-type="float" office:value="0.07021359" calcext:value-type="float">
            <text:p>0.07021359</text:p>
          </table:table-cell>
          <table:table-cell office:value-type="float" office:value="0.0341668" calcext:value-type="float">
            <text:p>0.0341668</text:p>
          </table:table-cell>
          <table:table-cell office:value-type="float" office:value="0.03764664" calcext:value-type="float">
            <text:p>0.03764664</text:p>
          </table:table-cell>
          <table:table-cell office:value-type="float" office:value="0.08569186" calcext:value-type="float">
            <text:p>0.08569186</text:p>
          </table:table-cell>
          <table:table-cell office:value-type="float" office:value="0.1612626" calcext:value-type="float">
            <text:p>0.1612626</text:p>
          </table:table-cell>
          <table:table-cell office:value-type="float" office:value="0.1664324" calcext:value-type="float">
            <text:p>0.1664324</text:p>
          </table:table-cell>
          <table:table-cell office:value-type="float" office:value="0.174566" calcext:value-type="float">
            <text:p>0.174566</text:p>
          </table:table-cell>
          <table:table-cell office:value-type="float" office:value="0.1793538" calcext:value-type="float">
            <text:p>0.1793538</text:p>
          </table:table-cell>
          <table:table-cell office:value-type="float" office:value="0.198061" calcext:value-type="float">
            <text:p>0.198061</text:p>
          </table:table-cell>
          <table:table-cell office:value-type="float" office:value="0.200237" calcext:value-type="float">
            <text:p>0.200237</text:p>
          </table:table-cell>
          <table:table-cell office:value-type="float" office:value="0" calcext:value-type="float">
            <text:p>0</text:p>
          </table:table-cell>
          <table:table-cell office:value-type="float" office:value="60.14503" calcext:value-type="float">
            <text:p>60.14503</text:p>
          </table:table-cell>
          <table:table-cell office:value-type="float" office:value="55.42985" calcext:value-type="float">
            <text:p>55.42985</text:p>
          </table:table-cell>
          <table:table-cell office:value-type="float" office:value="41.48973" calcext:value-type="float">
            <text:p>41.48973</text:p>
          </table:table-cell>
          <table:table-cell office:value-type="float" office:value="12.56098" calcext:value-type="float">
            <text:p>12.56098</text:p>
          </table:table-cell>
          <table:table-cell office:value-type="float" office:value="10.84339" calcext:value-type="float">
            <text:p>10.84339</text:p>
          </table:table-cell>
          <table:table-cell office:value-type="float" office:value="3.732932" calcext:value-type="float">
            <text:p>3.732932</text:p>
          </table:table-cell>
          <table:table-cell office:value-type="float" office:value="3.48185" calcext:value-type="float">
            <text:p>3.48185</text:p>
          </table:table-cell>
          <table:table-cell office:value-type="float" office:value="5.954571" calcext:value-type="float">
            <text:p>5.954571</text:p>
          </table:table-cell>
          <table:table-cell office:value-type="float" office:value="9.361338" calcext:value-type="float">
            <text:p>9.361338</text:p>
          </table:table-cell>
          <table:table-cell office:value-type="float" office:value="9.90927" calcext:value-type="float">
            <text:p>9.90927</text:p>
          </table:table-cell>
          <table:table-cell office:value-type="float" office:value="10.73252" calcext:value-type="float">
            <text:p>10.73252</text:p>
          </table:table-cell>
          <table:table-cell office:value-type="float" office:value="11.11388" calcext:value-type="float">
            <text:p>11.11388</text:p>
          </table:table-cell>
          <table:table-cell office:value-type="float" office:value="12.92184" calcext:value-type="float">
            <text:p>12.92184</text:p>
          </table:table-cell>
          <table:table-cell office:value-type="float" office:value="13.08915" calcext:value-type="float">
            <text:p>13.08915</text:p>
          </table:table-cell>
          <table:table-cell office:value-type="float" office:value="0" calcext:value-type="float">
            <text:p>0</text:p>
          </table:table-cell>
          <table:table-cell office:value-type="float" office:value="1.018971" calcext:value-type="float">
            <text:p>1.018971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7" calcext:value-type="float">
            <text:p>27112007</text:p>
          </table:table-cell>
          <table:table-cell office:value-type="float" office:value="3.591491" calcext:value-type="float">
            <text:p>3.591491</text:p>
          </table:table-cell>
          <table:table-cell office:value-type="float" office:value="133.0591" calcext:value-type="float">
            <text:p>133.0591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67754" calcext:value-type="float">
            <text:p>44.67754</text:p>
          </table:table-cell>
          <table:table-cell office:value-type="float" office:value="0.0165454" calcext:value-type="float">
            <text:p>0.0165454</text:p>
          </table:table-cell>
          <table:table-cell office:value-type="float" office:value="0.0008236642" calcext:value-type="float">
            <text:p>0.0008236642</text:p>
          </table:table-cell>
          <table:table-cell office:value-type="float" office:value="0.02708398" calcext:value-type="float">
            <text:p>0.02708398</text:p>
          </table:table-cell>
          <table:table-cell office:value-type="float" office:value="0.004985296" calcext:value-type="float">
            <text:p>0.004985296</text:p>
          </table:table-cell>
          <table:table-cell office:value-type="float" office:value="1165.986" calcext:value-type="float">
            <text:p>1165.986</text:p>
          </table:table-cell>
          <table:table-cell office:value-type="float" office:value="1.126075" calcext:value-type="float">
            <text:p>1.126075</text:p>
          </table:table-cell>
          <table:table-cell office:value-type="float" office:value="0" calcext:value-type="float">
            <text:p>0</text:p>
          </table:table-cell>
          <table:table-cell office:value-type="float" office:value="0.4047168" calcext:value-type="float">
            <text:p>0.4047168</text:p>
          </table:table-cell>
          <table:table-cell office:value-type="float" office:value="0.3757533" calcext:value-type="float">
            <text:p>0.3757533</text:p>
          </table:table-cell>
          <table:table-cell office:value-type="float" office:value="0.2619067" calcext:value-type="float">
            <text:p>0.2619067</text:p>
          </table:table-cell>
          <table:table-cell office:value-type="float" office:value="0.08464731" calcext:value-type="float">
            <text:p>0.08464731</text:p>
          </table:table-cell>
          <table:table-cell office:value-type="float" office:value="0.06806275" calcext:value-type="float">
            <text:p>0.06806275</text:p>
          </table:table-cell>
          <table:table-cell office:value-type="float" office:value="0.03390334" calcext:value-type="float">
            <text:p>0.03390334</text:p>
          </table:table-cell>
          <table:table-cell office:value-type="float" office:value="0.03221293" calcext:value-type="float">
            <text:p>0.03221293</text:p>
          </table:table-cell>
          <table:table-cell office:value-type="float" office:value="0.08519639" calcext:value-type="float">
            <text:p>0.08519639</text:p>
          </table:table-cell>
          <table:table-cell office:value-type="float" office:value="0.1612396" calcext:value-type="float">
            <text:p>0.1612396</text:p>
          </table:table-cell>
          <table:table-cell office:value-type="float" office:value="0.166455" calcext:value-type="float">
            <text:p>0.166455</text:p>
          </table:table-cell>
          <table:table-cell office:value-type="float" office:value="0.1745965" calcext:value-type="float">
            <text:p>0.1745965</text:p>
          </table:table-cell>
          <table:table-cell office:value-type="float" office:value="0.1793557" calcext:value-type="float">
            <text:p>0.1793557</text:p>
          </table:table-cell>
          <table:table-cell office:value-type="float" office:value="0.1980622" calcext:value-type="float">
            <text:p>0.1980622</text:p>
          </table:table-cell>
          <table:table-cell office:value-type="float" office:value="0.2002475" calcext:value-type="float">
            <text:p>0.2002475</text:p>
          </table:table-cell>
          <table:table-cell office:value-type="float" office:value="0" calcext:value-type="float">
            <text:p>0</text:p>
          </table:table-cell>
          <table:table-cell office:value-type="float" office:value="60.09779" calcext:value-type="float">
            <text:p>60.09779</text:p>
          </table:table-cell>
          <table:table-cell office:value-type="float" office:value="55.36521" calcext:value-type="float">
            <text:p>55.36521</text:p>
          </table:table-cell>
          <table:table-cell office:value-type="float" office:value="41.44327" calcext:value-type="float">
            <text:p>41.44327</text:p>
          </table:table-cell>
          <table:table-cell office:value-type="float" office:value="12.55114" calcext:value-type="float">
            <text:p>12.55114</text:p>
          </table:table-cell>
          <table:table-cell office:value-type="float" office:value="10.8318" calcext:value-type="float">
            <text:p>10.8318</text:p>
          </table:table-cell>
          <table:table-cell office:value-type="float" office:value="3.73291" calcext:value-type="float">
            <text:p>3.73291</text:p>
          </table:table-cell>
          <table:table-cell office:value-type="float" office:value="3.481052" calcext:value-type="float">
            <text:p>3.481052</text:p>
          </table:table-cell>
          <table:table-cell office:value-type="float" office:value="5.957266" calcext:value-type="float">
            <text:p>5.957266</text:p>
          </table:table-cell>
          <table:table-cell office:value-type="float" office:value="9.365269" calcext:value-type="float">
            <text:p>9.365269</text:p>
          </table:table-cell>
          <table:table-cell office:value-type="float" office:value="9.91307" calcext:value-type="float">
            <text:p>9.91307</text:p>
          </table:table-cell>
          <table:table-cell office:value-type="float" office:value="10.7358" calcext:value-type="float">
            <text:p>10.7358</text:p>
          </table:table-cell>
          <table:table-cell office:value-type="float" office:value="11.11682" calcext:value-type="float">
            <text:p>11.11682</text:p>
          </table:table-cell>
          <table:table-cell office:value-type="float" office:value="12.92269" calcext:value-type="float">
            <text:p>12.92269</text:p>
          </table:table-cell>
          <table:table-cell office:value-type="float" office:value="13.08971" calcext:value-type="float">
            <text:p>13.08971</text:p>
          </table:table-cell>
          <table:table-cell office:value-type="float" office:value="0" calcext:value-type="float">
            <text:p>0</text:p>
          </table:table-cell>
          <table:table-cell office:value-type="float" office:value="4.832771" calcext:value-type="float">
            <text:p>4.832771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7" calcext:value-type="float">
            <text:p>28112007</text:p>
          </table:table-cell>
          <table:table-cell office:value-type="float" office:value="3.590528" calcext:value-type="float">
            <text:p>3.590528</text:p>
          </table:table-cell>
          <table:table-cell office:value-type="float" office:value="133.058" calcext:value-type="float">
            <text:p>133.058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68077" calcext:value-type="float">
            <text:p>44.68077</text:p>
          </table:table-cell>
          <table:table-cell office:value-type="float" office:value="0.0165454" calcext:value-type="float">
            <text:p>0.0165454</text:p>
          </table:table-cell>
          <table:table-cell office:value-type="float" office:value="0.0008236754" calcext:value-type="float">
            <text:p>0.0008236754</text:p>
          </table:table-cell>
          <table:table-cell office:value-type="float" office:value="0.02708398" calcext:value-type="float">
            <text:p>0.02708398</text:p>
          </table:table-cell>
          <table:table-cell office:value-type="float" office:value="0.004985479" calcext:value-type="float">
            <text:p>0.004985479</text:p>
          </table:table-cell>
          <table:table-cell office:value-type="float" office:value="1165.985" calcext:value-type="float">
            <text:p>1165.985</text:p>
          </table:table-cell>
          <table:table-cell office:value-type="float" office:value="1.126676" calcext:value-type="float">
            <text:p>1.126676</text:p>
          </table:table-cell>
          <table:table-cell office:value-type="float" office:value="0" calcext:value-type="float">
            <text:p>0</text:p>
          </table:table-cell>
          <table:table-cell office:value-type="float" office:value="0.4265691" calcext:value-type="float">
            <text:p>0.4265691</text:p>
          </table:table-cell>
          <table:table-cell office:value-type="float" office:value="0.3847105" calcext:value-type="float">
            <text:p>0.3847105</text:p>
          </table:table-cell>
          <table:table-cell office:value-type="float" office:value="0.2705804" calcext:value-type="float">
            <text:p>0.2705804</text:p>
          </table:table-cell>
          <table:table-cell office:value-type="float" office:value="0.08145171" calcext:value-type="float">
            <text:p>0.08145171</text:p>
          </table:table-cell>
          <table:table-cell office:value-type="float" office:value="0.06672227" calcext:value-type="float">
            <text:p>0.06672227</text:p>
          </table:table-cell>
          <table:table-cell office:value-type="float" office:value="0.03258162" calcext:value-type="float">
            <text:p>0.03258162</text:p>
          </table:table-cell>
          <table:table-cell office:value-type="float" office:value="0.03641688" calcext:value-type="float">
            <text:p>0.03641688</text:p>
          </table:table-cell>
          <table:table-cell office:value-type="float" office:value="0.08518481" calcext:value-type="float">
            <text:p>0.08518481</text:p>
          </table:table-cell>
          <table:table-cell office:value-type="float" office:value="0.1612057" calcext:value-type="float">
            <text:p>0.1612057</text:p>
          </table:table-cell>
          <table:table-cell office:value-type="float" office:value="0.166475" calcext:value-type="float">
            <text:p>0.166475</text:p>
          </table:table-cell>
          <table:table-cell office:value-type="float" office:value="0.174626" calcext:value-type="float">
            <text:p>0.174626</text:p>
          </table:table-cell>
          <table:table-cell office:value-type="float" office:value="0.1793713" calcext:value-type="float">
            <text:p>0.1793713</text:p>
          </table:table-cell>
          <table:table-cell office:value-type="float" office:value="0.1980712" calcext:value-type="float">
            <text:p>0.1980712</text:p>
          </table:table-cell>
          <table:table-cell office:value-type="float" office:value="0.2002539" calcext:value-type="float">
            <text:p>0.2002539</text:p>
          </table:table-cell>
          <table:table-cell office:value-type="float" office:value="0" calcext:value-type="float">
            <text:p>0</text:p>
          </table:table-cell>
          <table:table-cell office:value-type="float" office:value="60.07767" calcext:value-type="float">
            <text:p>60.07767</text:p>
          </table:table-cell>
          <table:table-cell office:value-type="float" office:value="55.30392" calcext:value-type="float">
            <text:p>55.30392</text:p>
          </table:table-cell>
          <table:table-cell office:value-type="float" office:value="41.40046" calcext:value-type="float">
            <text:p>41.40046</text:p>
          </table:table-cell>
          <table:table-cell office:value-type="float" office:value="12.54035" calcext:value-type="float">
            <text:p>12.54035</text:p>
          </table:table-cell>
          <table:table-cell office:value-type="float" office:value="10.82091" calcext:value-type="float">
            <text:p>10.82091</text:p>
          </table:table-cell>
          <table:table-cell office:value-type="float" office:value="3.732697" calcext:value-type="float">
            <text:p>3.732697</text:p>
          </table:table-cell>
          <table:table-cell office:value-type="float" office:value="3.481166" calcext:value-type="float">
            <text:p>3.481166</text:p>
          </table:table-cell>
          <table:table-cell office:value-type="float" office:value="5.959944" calcext:value-type="float">
            <text:p>5.959944</text:p>
          </table:table-cell>
          <table:table-cell office:value-type="float" office:value="9.369199" calcext:value-type="float">
            <text:p>9.369199</text:p>
          </table:table-cell>
          <table:table-cell office:value-type="float" office:value="9.916865" calcext:value-type="float">
            <text:p>9.916865</text:p>
          </table:table-cell>
          <table:table-cell office:value-type="float" office:value="10.73903" calcext:value-type="float">
            <text:p>10.73903</text:p>
          </table:table-cell>
          <table:table-cell office:value-type="float" office:value="11.11977" calcext:value-type="float">
            <text:p>11.11977</text:p>
          </table:table-cell>
          <table:table-cell office:value-type="float" office:value="12.92354" calcext:value-type="float">
            <text:p>12.92354</text:p>
          </table:table-cell>
          <table:table-cell office:value-type="float" office:value="13.09048" calcext:value-type="float">
            <text:p>13.09048</text:p>
          </table:table-cell>
          <table:table-cell office:value-type="float" office:value="0" calcext:value-type="float">
            <text:p>0</text:p>
          </table:table-cell>
          <table:table-cell office:value-type="float" office:value="2.859998" calcext:value-type="float">
            <text:p>2.859998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7" calcext:value-type="float">
            <text:p>29112007</text:p>
          </table:table-cell>
          <table:table-cell office:value-type="float" office:value="3.589715" calcext:value-type="float">
            <text:p>3.589715</text:p>
          </table:table-cell>
          <table:table-cell office:value-type="float" office:value="133.0571" calcext:value-type="float">
            <text:p>133.0571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68406" calcext:value-type="float">
            <text:p>44.68406</text:p>
          </table:table-cell>
          <table:table-cell office:value-type="float" office:value="0.0165454" calcext:value-type="float">
            <text:p>0.0165454</text:p>
          </table:table-cell>
          <table:table-cell office:value-type="float" office:value="0.0008236832" calcext:value-type="float">
            <text:p>0.0008236832</text:p>
          </table:table-cell>
          <table:table-cell office:value-type="float" office:value="0.02708398" calcext:value-type="float">
            <text:p>0.02708398</text:p>
          </table:table-cell>
          <table:table-cell office:value-type="float" office:value="0.004985617" calcext:value-type="float">
            <text:p>0.004985617</text:p>
          </table:table-cell>
          <table:table-cell office:value-type="float" office:value="1165.985" calcext:value-type="float">
            <text:p>1165.985</text:p>
          </table:table-cell>
          <table:table-cell office:value-type="float" office:value="1.127052" calcext:value-type="float">
            <text:p>1.127052</text:p>
          </table:table-cell>
          <table:table-cell office:value-type="float" office:value="0" calcext:value-type="float">
            <text:p>0</text:p>
          </table:table-cell>
          <table:table-cell office:value-type="float" office:value="0.4016701" calcext:value-type="float">
            <text:p>0.4016701</text:p>
          </table:table-cell>
          <table:table-cell office:value-type="float" office:value="0.3843527" calcext:value-type="float">
            <text:p>0.3843527</text:p>
          </table:table-cell>
          <table:table-cell office:value-type="float" office:value="0.268942" calcext:value-type="float">
            <text:p>0.268942</text:p>
          </table:table-cell>
          <table:table-cell office:value-type="float" office:value="0.08042181" calcext:value-type="float">
            <text:p>0.08042181</text:p>
          </table:table-cell>
          <table:table-cell office:value-type="float" office:value="0.06672455" calcext:value-type="float">
            <text:p>0.06672455</text:p>
          </table:table-cell>
          <table:table-cell office:value-type="float" office:value="0.03169508" calcext:value-type="float">
            <text:p>0.03169508</text:p>
          </table:table-cell>
          <table:table-cell office:value-type="float" office:value="0.0373798" calcext:value-type="float">
            <text:p>0.0373798</text:p>
          </table:table-cell>
          <table:table-cell office:value-type="float" office:value="0.08506287" calcext:value-type="float">
            <text:p>0.08506287</text:p>
          </table:table-cell>
          <table:table-cell office:value-type="float" office:value="0.1611517" calcext:value-type="float">
            <text:p>0.1611517</text:p>
          </table:table-cell>
          <table:table-cell office:value-type="float" office:value="0.1664911" calcext:value-type="float">
            <text:p>0.1664911</text:p>
          </table:table-cell>
          <table:table-cell office:value-type="float" office:value="0.1746541" calcext:value-type="float">
            <text:p>0.1746541</text:p>
          </table:table-cell>
          <table:table-cell office:value-type="float" office:value="0.179392" calcext:value-type="float">
            <text:p>0.179392</text:p>
          </table:table-cell>
          <table:table-cell office:value-type="float" office:value="0.198081" calcext:value-type="float">
            <text:p>0.198081</text:p>
          </table:table-cell>
          <table:table-cell office:value-type="float" office:value="0.2002616" calcext:value-type="float">
            <text:p>0.2002616</text:p>
          </table:table-cell>
          <table:table-cell office:value-type="float" office:value="0" calcext:value-type="float">
            <text:p>0</text:p>
          </table:table-cell>
          <table:table-cell office:value-type="float" office:value="60.05742" calcext:value-type="float">
            <text:p>60.05742</text:p>
          </table:table-cell>
          <table:table-cell office:value-type="float" office:value="55.24552" calcext:value-type="float">
            <text:p>55.24552</text:p>
          </table:table-cell>
          <table:table-cell office:value-type="float" office:value="41.35833" calcext:value-type="float">
            <text:p>41.35833</text:p>
          </table:table-cell>
          <table:table-cell office:value-type="float" office:value="12.52871" calcext:value-type="float">
            <text:p>12.52871</text:p>
          </table:table-cell>
          <table:table-cell office:value-type="float" office:value="10.80939" calcext:value-type="float">
            <text:p>10.80939</text:p>
          </table:table-cell>
          <table:table-cell office:value-type="float" office:value="3.732147" calcext:value-type="float">
            <text:p>3.732147</text:p>
          </table:table-cell>
          <table:table-cell office:value-type="float" office:value="3.481844" calcext:value-type="float">
            <text:p>3.481844</text:p>
          </table:table-cell>
          <table:table-cell office:value-type="float" office:value="5.962592" calcext:value-type="float">
            <text:p>5.962592</text:p>
          </table:table-cell>
          <table:table-cell office:value-type="float" office:value="9.3731" calcext:value-type="float">
            <text:p>9.3731</text:p>
          </table:table-cell>
          <table:table-cell office:value-type="float" office:value="9.920664" calcext:value-type="float">
            <text:p>9.920664</text:p>
          </table:table-cell>
          <table:table-cell office:value-type="float" office:value="10.74219" calcext:value-type="float">
            <text:p>10.74219</text:p>
          </table:table-cell>
          <table:table-cell office:value-type="float" office:value="11.12271" calcext:value-type="float">
            <text:p>11.12271</text:p>
          </table:table-cell>
          <table:table-cell office:value-type="float" office:value="12.92439" calcext:value-type="float">
            <text:p>12.92439</text:p>
          </table:table-cell>
          <table:table-cell office:value-type="float" office:value="13.09102" calcext:value-type="float">
            <text:p>13.09102</text:p>
          </table:table-cell>
          <table:table-cell office:value-type="float" office:value="0" calcext:value-type="float">
            <text:p>0</text:p>
          </table:table-cell>
          <table:table-cell office:value-type="float" office:value="1.751282" calcext:value-type="float">
            <text:p>1.751282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7" calcext:value-type="float">
            <text:p>30112007</text:p>
          </table:table-cell>
          <table:table-cell office:value-type="float" office:value="3.588893" calcext:value-type="float">
            <text:p>3.588893</text:p>
          </table:table-cell>
          <table:table-cell office:value-type="float" office:value="133.0561" calcext:value-type="float">
            <text:p>133.0561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68728" calcext:value-type="float">
            <text:p>44.68728</text:p>
          </table:table-cell>
          <table:table-cell office:value-type="float" office:value="0.0165454" calcext:value-type="float">
            <text:p>0.0165454</text:p>
          </table:table-cell>
          <table:table-cell office:value-type="float" office:value="0.0008236886" calcext:value-type="float">
            <text:p>0.0008236886</text:p>
          </table:table-cell>
          <table:table-cell office:value-type="float" office:value="0.02708398" calcext:value-type="float">
            <text:p>0.02708398</text:p>
          </table:table-cell>
          <table:table-cell office:value-type="float" office:value="0.00498573" calcext:value-type="float">
            <text:p>0.00498573</text:p>
          </table:table-cell>
          <table:table-cell office:value-type="float" office:value="1165.983" calcext:value-type="float">
            <text:p>1165.983</text:p>
          </table:table-cell>
          <table:table-cell office:value-type="float" office:value="1.127349" calcext:value-type="float">
            <text:p>1.127349</text:p>
          </table:table-cell>
          <table:table-cell office:value-type="float" office:value="0" calcext:value-type="float">
            <text:p>0</text:p>
          </table:table-cell>
          <table:table-cell office:value-type="float" office:value="0.4062289" calcext:value-type="float">
            <text:p>0.4062289</text:p>
          </table:table-cell>
          <table:table-cell office:value-type="float" office:value="0.3833373" calcext:value-type="float">
            <text:p>0.3833373</text:p>
          </table:table-cell>
          <table:table-cell office:value-type="float" office:value="0.2703943" calcext:value-type="float">
            <text:p>0.2703943</text:p>
          </table:table-cell>
          <table:table-cell office:value-type="float" office:value="0.08013891" calcext:value-type="float">
            <text:p>0.08013891</text:p>
          </table:table-cell>
          <table:table-cell office:value-type="float" office:value="0.06740627" calcext:value-type="float">
            <text:p>0.06740627</text:p>
          </table:table-cell>
          <table:table-cell office:value-type="float" office:value="0.03137496" calcext:value-type="float">
            <text:p>0.03137496</text:p>
          </table:table-cell>
          <table:table-cell office:value-type="float" office:value="0.03748723" calcext:value-type="float">
            <text:p>0.03748723</text:p>
          </table:table-cell>
          <table:table-cell office:value-type="float" office:value="0.08487934" calcext:value-type="float">
            <text:p>0.08487934</text:p>
          </table:table-cell>
          <table:table-cell office:value-type="float" office:value="0.1610827" calcext:value-type="float">
            <text:p>0.1610827</text:p>
          </table:table-cell>
          <table:table-cell office:value-type="float" office:value="0.1665028" calcext:value-type="float">
            <text:p>0.1665028</text:p>
          </table:table-cell>
          <table:table-cell office:value-type="float" office:value="0.174681" calcext:value-type="float">
            <text:p>0.174681</text:p>
          </table:table-cell>
          <table:table-cell office:value-type="float" office:value="0.179417" calcext:value-type="float">
            <text:p>0.179417</text:p>
          </table:table-cell>
          <table:table-cell office:value-type="float" office:value="0.1980906" calcext:value-type="float">
            <text:p>0.1980906</text:p>
          </table:table-cell>
          <table:table-cell office:value-type="float" office:value="0.20027" calcext:value-type="float">
            <text:p>0.20027</text:p>
          </table:table-cell>
          <table:table-cell office:value-type="float" office:value="0" calcext:value-type="float">
            <text:p>0</text:p>
          </table:table-cell>
          <table:table-cell office:value-type="float" office:value="60.03395" calcext:value-type="float">
            <text:p>60.03395</text:p>
          </table:table-cell>
          <table:table-cell office:value-type="float" office:value="55.18686" calcext:value-type="float">
            <text:p>55.18686</text:p>
          </table:table-cell>
          <table:table-cell office:value-type="float" office:value="41.31644" calcext:value-type="float">
            <text:p>41.31644</text:p>
          </table:table-cell>
          <table:table-cell office:value-type="float" office:value="12.5169" calcext:value-type="float">
            <text:p>12.5169</text:p>
          </table:table-cell>
          <table:table-cell office:value-type="float" office:value="10.79831" calcext:value-type="float">
            <text:p>10.79831</text:p>
          </table:table-cell>
          <table:table-cell office:value-type="float" office:value="3.73145" calcext:value-type="float">
            <text:p>3.73145</text:p>
          </table:table-cell>
          <table:table-cell office:value-type="float" office:value="3.482606" calcext:value-type="float">
            <text:p>3.482606</text:p>
          </table:table-cell>
          <table:table-cell office:value-type="float" office:value="5.965241" calcext:value-type="float">
            <text:p>5.965241</text:p>
          </table:table-cell>
          <table:table-cell office:value-type="float" office:value="9.37694" calcext:value-type="float">
            <text:p>9.37694</text:p>
          </table:table-cell>
          <table:table-cell office:value-type="float" office:value="9.92446" calcext:value-type="float">
            <text:p>9.92446</text:p>
          </table:table-cell>
          <table:table-cell office:value-type="float" office:value="10.74536" calcext:value-type="float">
            <text:p>10.74536</text:p>
          </table:table-cell>
          <table:table-cell office:value-type="float" office:value="11.12566" calcext:value-type="float">
            <text:p>11.12566</text:p>
          </table:table-cell>
          <table:table-cell office:value-type="float" office:value="12.92525" calcext:value-type="float">
            <text:p>12.92525</text:p>
          </table:table-cell>
          <table:table-cell office:value-type="float" office:value="13.09216" calcext:value-type="float">
            <text:p>13.09216</text:p>
          </table:table-cell>
          <table:table-cell office:value-type="float" office:value="0" calcext:value-type="float">
            <text:p>0</text:p>
          </table:table-cell>
          <table:table-cell office:value-type="float" office:value="1.057247" calcext:value-type="float">
            <text:p>1.057247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7" calcext:value-type="float">
            <text:p>1122007</text:p>
          </table:table-cell>
          <table:table-cell office:value-type="float" office:value="3.587847" calcext:value-type="float">
            <text:p>3.587847</text:p>
          </table:table-cell>
          <table:table-cell office:value-type="float" office:value="133.0552" calcext:value-type="float">
            <text:p>133.0552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6905" calcext:value-type="float">
            <text:p>44.6905</text:p>
          </table:table-cell>
          <table:table-cell office:value-type="float" office:value="0.0165454" calcext:value-type="float">
            <text:p>0.0165454</text:p>
          </table:table-cell>
          <table:table-cell office:value-type="float" office:value="0.0008236952" calcext:value-type="float">
            <text:p>0.0008236952</text:p>
          </table:table-cell>
          <table:table-cell office:value-type="float" office:value="0.02708398" calcext:value-type="float">
            <text:p>0.02708398</text:p>
          </table:table-cell>
          <table:table-cell office:value-type="float" office:value="0.004985841" calcext:value-type="float">
            <text:p>0.004985841</text:p>
          </table:table-cell>
          <table:table-cell office:value-type="float" office:value="1165.982" calcext:value-type="float">
            <text:p>1165.982</text:p>
          </table:table-cell>
          <table:table-cell office:value-type="float" office:value="1.128097" calcext:value-type="float">
            <text:p>1.128097</text:p>
          </table:table-cell>
          <table:table-cell office:value-type="float" office:value="0" calcext:value-type="float">
            <text:p>0</text:p>
          </table:table-cell>
          <table:table-cell office:value-type="float" office:value="0.3734385" calcext:value-type="float">
            <text:p>0.3734385</text:p>
          </table:table-cell>
          <table:table-cell office:value-type="float" office:value="0.3977743" calcext:value-type="float">
            <text:p>0.3977743</text:p>
          </table:table-cell>
          <table:table-cell office:value-type="float" office:value="0.2733713" calcext:value-type="float">
            <text:p>0.2733713</text:p>
          </table:table-cell>
          <table:table-cell office:value-type="float" office:value="0.0803309" calcext:value-type="float">
            <text:p>0.0803309</text:p>
          </table:table-cell>
          <table:table-cell office:value-type="float" office:value="0.06781774" calcext:value-type="float">
            <text:p>0.06781774</text:p>
          </table:table-cell>
          <table:table-cell office:value-type="float" office:value="0.03135305" calcext:value-type="float">
            <text:p>0.03135305</text:p>
          </table:table-cell>
          <table:table-cell office:value-type="float" office:value="0.03747788" calcext:value-type="float">
            <text:p>0.03747788</text:p>
          </table:table-cell>
          <table:table-cell office:value-type="float" office:value="0.08476622" calcext:value-type="float">
            <text:p>0.08476622</text:p>
          </table:table-cell>
          <table:table-cell office:value-type="float" office:value="0.1610139" calcext:value-type="float">
            <text:p>0.1610139</text:p>
          </table:table-cell>
          <table:table-cell office:value-type="float" office:value="0.1665111" calcext:value-type="float">
            <text:p>0.1665111</text:p>
          </table:table-cell>
          <table:table-cell office:value-type="float" office:value="0.1747068" calcext:value-type="float">
            <text:p>0.1747068</text:p>
          </table:table-cell>
          <table:table-cell office:value-type="float" office:value="0.1794501" calcext:value-type="float">
            <text:p>0.1794501</text:p>
          </table:table-cell>
          <table:table-cell office:value-type="float" office:value="0.1980998" calcext:value-type="float">
            <text:p>0.1980998</text:p>
          </table:table-cell>
          <table:table-cell office:value-type="float" office:value="0.200278" calcext:value-type="float">
            <text:p>0.200278</text:p>
          </table:table-cell>
          <table:table-cell office:value-type="float" office:value="0" calcext:value-type="float">
            <text:p>0</text:p>
          </table:table-cell>
          <table:table-cell office:value-type="float" office:value="60.00655" calcext:value-type="float">
            <text:p>60.00655</text:p>
          </table:table-cell>
          <table:table-cell office:value-type="float" office:value="55.12928" calcext:value-type="float">
            <text:p>55.12928</text:p>
          </table:table-cell>
          <table:table-cell office:value-type="float" office:value="41.27591" calcext:value-type="float">
            <text:p>41.27591</text:p>
          </table:table-cell>
          <table:table-cell office:value-type="float" office:value="12.50512" calcext:value-type="float">
            <text:p>12.50512</text:p>
          </table:table-cell>
          <table:table-cell office:value-type="float" office:value="10.78764" calcext:value-type="float">
            <text:p>10.78764</text:p>
          </table:table-cell>
          <table:table-cell office:value-type="float" office:value="3.730708" calcext:value-type="float">
            <text:p>3.730708</text:p>
          </table:table-cell>
          <table:table-cell office:value-type="float" office:value="3.483368" calcext:value-type="float">
            <text:p>3.483368</text:p>
          </table:table-cell>
          <table:table-cell office:value-type="float" office:value="5.967888" calcext:value-type="float">
            <text:p>5.967888</text:p>
          </table:table-cell>
          <table:table-cell office:value-type="float" office:value="9.380779" calcext:value-type="float">
            <text:p>9.380779</text:p>
          </table:table-cell>
          <table:table-cell office:value-type="float" office:value="9.928257" calcext:value-type="float">
            <text:p>9.928257</text:p>
          </table:table-cell>
          <table:table-cell office:value-type="float" office:value="10.74853" calcext:value-type="float">
            <text:p>10.74853</text:p>
          </table:table-cell>
          <table:table-cell office:value-type="float" office:value="11.12852" calcext:value-type="float">
            <text:p>11.12852</text:p>
          </table:table-cell>
          <table:table-cell office:value-type="float" office:value="12.9261" calcext:value-type="float">
            <text:p>12.9261</text:p>
          </table:table-cell>
          <table:table-cell office:value-type="float" office:value="13.093" calcext:value-type="float">
            <text:p>13.093</text:p>
          </table:table-cell>
          <table:table-cell office:value-type="float" office:value="0" calcext:value-type="float">
            <text:p>0</text:p>
          </table:table-cell>
          <table:table-cell office:value-type="float" office:value="0.632765" calcext:value-type="float">
            <text:p>0.632765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7" calcext:value-type="float">
            <text:p>2122007</text:p>
          </table:table-cell>
          <table:table-cell office:value-type="float" office:value="3.586503" calcext:value-type="float">
            <text:p>3.586503</text:p>
          </table:table-cell>
          <table:table-cell office:value-type="float" office:value="133.0544" calcext:value-type="float">
            <text:p>133.0544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6938" calcext:value-type="float">
            <text:p>44.6938</text:p>
          </table:table-cell>
          <table:table-cell office:value-type="float" office:value="0.0165454" calcext:value-type="float">
            <text:p>0.0165454</text:p>
          </table:table-cell>
          <table:table-cell office:value-type="float" office:value="0.0008237053" calcext:value-type="float">
            <text:p>0.0008237053</text:p>
          </table:table-cell>
          <table:table-cell office:value-type="float" office:value="0.02708398" calcext:value-type="float">
            <text:p>0.02708398</text:p>
          </table:table-cell>
          <table:table-cell office:value-type="float" office:value="0.004986042" calcext:value-type="float">
            <text:p>0.004986042</text:p>
          </table:table-cell>
          <table:table-cell office:value-type="float" office:value="1165.98" calcext:value-type="float">
            <text:p>1165.98</text:p>
          </table:table-cell>
          <table:table-cell office:value-type="float" office:value="1.130128" calcext:value-type="float">
            <text:p>1.130128</text:p>
          </table:table-cell>
          <table:table-cell office:value-type="float" office:value="0" calcext:value-type="float">
            <text:p>0</text:p>
          </table:table-cell>
          <table:table-cell office:value-type="float" office:value="0.3866045" calcext:value-type="float">
            <text:p>0.3866045</text:p>
          </table:table-cell>
          <table:table-cell office:value-type="float" office:value="0.4066231" calcext:value-type="float">
            <text:p>0.4066231</text:p>
          </table:table-cell>
          <table:table-cell office:value-type="float" office:value="0.2716661" calcext:value-type="float">
            <text:p>0.2716661</text:p>
          </table:table-cell>
          <table:table-cell office:value-type="float" office:value="0.08131342" calcext:value-type="float">
            <text:p>0.08131342</text:p>
          </table:table-cell>
          <table:table-cell office:value-type="float" office:value="0.06699964" calcext:value-type="float">
            <text:p>0.06699964</text:p>
          </table:table-cell>
          <table:table-cell office:value-type="float" office:value="0.03155515" calcext:value-type="float">
            <text:p>0.03155515</text:p>
          </table:table-cell>
          <table:table-cell office:value-type="float" office:value="0.03705406" calcext:value-type="float">
            <text:p>0.03705406</text:p>
          </table:table-cell>
          <table:table-cell office:value-type="float" office:value="0.0846948" calcext:value-type="float">
            <text:p>0.0846948</text:p>
          </table:table-cell>
          <table:table-cell office:value-type="float" office:value="0.1609622" calcext:value-type="float">
            <text:p>0.1609622</text:p>
          </table:table-cell>
          <table:table-cell office:value-type="float" office:value="0.1665187" calcext:value-type="float">
            <text:p>0.1665187</text:p>
          </table:table-cell>
          <table:table-cell office:value-type="float" office:value="0.1747315" calcext:value-type="float">
            <text:p>0.1747315</text:p>
          </table:table-cell>
          <table:table-cell office:value-type="float" office:value="0.1794778" calcext:value-type="float">
            <text:p>0.1794778</text:p>
          </table:table-cell>
          <table:table-cell office:value-type="float" office:value="0.198109" calcext:value-type="float">
            <text:p>0.198109</text:p>
          </table:table-cell>
          <table:table-cell office:value-type="float" office:value="0.2002857" calcext:value-type="float">
            <text:p>0.2002857</text:p>
          </table:table-cell>
          <table:table-cell office:value-type="float" office:value="0" calcext:value-type="float">
            <text:p>0</text:p>
          </table:table-cell>
          <table:table-cell office:value-type="float" office:value="59.95869" calcext:value-type="float">
            <text:p>59.95869</text:p>
          </table:table-cell>
          <table:table-cell office:value-type="float" office:value="55.07633" calcext:value-type="float">
            <text:p>55.07633</text:p>
          </table:table-cell>
          <table:table-cell office:value-type="float" office:value="41.23703" calcext:value-type="float">
            <text:p>41.23703</text:p>
          </table:table-cell>
          <table:table-cell office:value-type="float" office:value="12.49403" calcext:value-type="float">
            <text:p>12.49403</text:p>
          </table:table-cell>
          <table:table-cell office:value-type="float" office:value="10.77703" calcext:value-type="float">
            <text:p>10.77703</text:p>
          </table:table-cell>
          <table:table-cell office:value-type="float" office:value="3.730005" calcext:value-type="float">
            <text:p>3.730005</text:p>
          </table:table-cell>
          <table:table-cell office:value-type="float" office:value="3.483966" calcext:value-type="float">
            <text:p>3.483966</text:p>
          </table:table-cell>
          <table:table-cell office:value-type="float" office:value="5.970538" calcext:value-type="float">
            <text:p>5.970538</text:p>
          </table:table-cell>
          <table:table-cell office:value-type="float" office:value="9.384619" calcext:value-type="float">
            <text:p>9.384619</text:p>
          </table:table-cell>
          <table:table-cell office:value-type="float" office:value="9.932051" calcext:value-type="float">
            <text:p>9.932051</text:p>
          </table:table-cell>
          <table:table-cell office:value-type="float" office:value="10.7517" calcext:value-type="float">
            <text:p>10.7517</text:p>
          </table:table-cell>
          <table:table-cell office:value-type="float" office:value="11.13139" calcext:value-type="float">
            <text:p>11.13139</text:p>
          </table:table-cell>
          <table:table-cell office:value-type="float" office:value="12.92695" calcext:value-type="float">
            <text:p>12.92695</text:p>
          </table:table-cell>
          <table:table-cell office:value-type="float" office:value="13.09373" calcext:value-type="float">
            <text:p>13.09373</text:p>
          </table:table-cell>
          <table:table-cell office:value-type="float" office:value="0" calcext:value-type="float">
            <text:p>0</text:p>
          </table:table-cell>
          <table:table-cell office:value-type="float" office:value="1.182565" calcext:value-type="float">
            <text:p>1.182565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7" calcext:value-type="float">
            <text:p>3122007</text:p>
          </table:table-cell>
          <table:table-cell office:value-type="float" office:value="3.585205" calcext:value-type="float">
            <text:p>3.585205</text:p>
          </table:table-cell>
          <table:table-cell office:value-type="float" office:value="133.0533" calcext:value-type="float">
            <text:p>133.0533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69723" calcext:value-type="float">
            <text:p>44.69723</text:p>
          </table:table-cell>
          <table:table-cell office:value-type="float" office:value="0.0165454" calcext:value-type="float">
            <text:p>0.0165454</text:p>
          </table:table-cell>
          <table:table-cell office:value-type="float" office:value="0.000823714" calcext:value-type="float">
            <text:p>0.000823714</text:p>
          </table:table-cell>
          <table:table-cell office:value-type="float" office:value="0.02708398" calcext:value-type="float">
            <text:p>0.02708398</text:p>
          </table:table-cell>
          <table:table-cell office:value-type="float" office:value="0.004986204" calcext:value-type="float">
            <text:p>0.004986204</text:p>
          </table:table-cell>
          <table:table-cell office:value-type="float" office:value="1165.979" calcext:value-type="float">
            <text:p>1165.979</text:p>
          </table:table-cell>
          <table:table-cell office:value-type="float" office:value="1.131537" calcext:value-type="float">
            <text:p>1.131537</text:p>
          </table:table-cell>
          <table:table-cell office:value-type="float" office:value="0" calcext:value-type="float">
            <text:p>0</text:p>
          </table:table-cell>
          <table:table-cell office:value-type="float" office:value="0.3834322" calcext:value-type="float">
            <text:p>0.3834322</text:p>
          </table:table-cell>
          <table:table-cell office:value-type="float" office:value="0.4067829" calcext:value-type="float">
            <text:p>0.4067829</text:p>
          </table:table-cell>
          <table:table-cell office:value-type="float" office:value="0.2722007" calcext:value-type="float">
            <text:p>0.2722007</text:p>
          </table:table-cell>
          <table:table-cell office:value-type="float" office:value="0.08116928" calcext:value-type="float">
            <text:p>0.08116928</text:p>
          </table:table-cell>
          <table:table-cell office:value-type="float" office:value="0.06671866" calcext:value-type="float">
            <text:p>0.06671866</text:p>
          </table:table-cell>
          <table:table-cell office:value-type="float" office:value="0.03168001" calcext:value-type="float">
            <text:p>0.03168001</text:p>
          </table:table-cell>
          <table:table-cell office:value-type="float" office:value="0.03725067" calcext:value-type="float">
            <text:p>0.03725067</text:p>
          </table:table-cell>
          <table:table-cell office:value-type="float" office:value="0.08469356" calcext:value-type="float">
            <text:p>0.08469356</text:p>
          </table:table-cell>
          <table:table-cell office:value-type="float" office:value="0.1609394" calcext:value-type="float">
            <text:p>0.1609394</text:p>
          </table:table-cell>
          <table:table-cell office:value-type="float" office:value="0.1665294" calcext:value-type="float">
            <text:p>0.1665294</text:p>
          </table:table-cell>
          <table:table-cell office:value-type="float" office:value="0.1747555" calcext:value-type="float">
            <text:p>0.1747555</text:p>
          </table:table-cell>
          <table:table-cell office:value-type="float" office:value="0.1794974" calcext:value-type="float">
            <text:p>0.1794974</text:p>
          </table:table-cell>
          <table:table-cell office:value-type="float" office:value="0.1981183" calcext:value-type="float">
            <text:p>0.1981183</text:p>
          </table:table-cell>
          <table:table-cell office:value-type="float" office:value="0.2002936" calcext:value-type="float">
            <text:p>0.2002936</text:p>
          </table:table-cell>
          <table:table-cell office:value-type="float" office:value="0" calcext:value-type="float">
            <text:p>0</text:p>
          </table:table-cell>
          <table:table-cell office:value-type="float" office:value="59.91105" calcext:value-type="float">
            <text:p>59.91105</text:p>
          </table:table-cell>
          <table:table-cell office:value-type="float" office:value="55.02445" calcext:value-type="float">
            <text:p>55.02445</text:p>
          </table:table-cell>
          <table:table-cell office:value-type="float" office:value="41.19917" calcext:value-type="float">
            <text:p>41.19917</text:p>
          </table:table-cell>
          <table:table-cell office:value-type="float" office:value="12.48333" calcext:value-type="float">
            <text:p>12.48333</text:p>
          </table:table-cell>
          <table:table-cell office:value-type="float" office:value="10.76641" calcext:value-type="float">
            <text:p>10.76641</text:p>
          </table:table-cell>
          <table:table-cell office:value-type="float" office:value="3.729366" calcext:value-type="float">
            <text:p>3.729366</text:p>
          </table:table-cell>
          <table:table-cell office:value-type="float" office:value="3.484583" calcext:value-type="float">
            <text:p>3.484583</text:p>
          </table:table-cell>
          <table:table-cell office:value-type="float" office:value="5.973186" calcext:value-type="float">
            <text:p>5.973186</text:p>
          </table:table-cell>
          <table:table-cell office:value-type="float" office:value="9.388458" calcext:value-type="float">
            <text:p>9.388458</text:p>
          </table:table-cell>
          <table:table-cell office:value-type="float" office:value="9.935849" calcext:value-type="float">
            <text:p>9.935849</text:p>
          </table:table-cell>
          <table:table-cell office:value-type="float" office:value="10.75486" calcext:value-type="float">
            <text:p>10.75486</text:p>
          </table:table-cell>
          <table:table-cell office:value-type="float" office:value="11.13426" calcext:value-type="float">
            <text:p>11.13426</text:p>
          </table:table-cell>
          <table:table-cell office:value-type="float" office:value="12.9278" calcext:value-type="float">
            <text:p>12.9278</text:p>
          </table:table-cell>
          <table:table-cell office:value-type="float" office:value="13.09445" calcext:value-type="float">
            <text:p>13.09445</text:p>
          </table:table-cell>
          <table:table-cell office:value-type="float" office:value="0" calcext:value-type="float">
            <text:p>0</text:p>
          </table:table-cell>
          <table:table-cell office:value-type="float" office:value="0.9616416" calcext:value-type="float">
            <text:p>0.9616416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7" calcext:value-type="float">
            <text:p>4122007</text:p>
          </table:table-cell>
          <table:table-cell office:value-type="float" office:value="3.583677" calcext:value-type="float">
            <text:p>3.583677</text:p>
          </table:table-cell>
          <table:table-cell office:value-type="float" office:value="133.0522" calcext:value-type="float">
            <text:p>133.0522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70074" calcext:value-type="float">
            <text:p>44.70074</text:p>
          </table:table-cell>
          <table:table-cell office:value-type="float" office:value="0.0165454" calcext:value-type="float">
            <text:p>0.0165454</text:p>
          </table:table-cell>
          <table:table-cell office:value-type="float" office:value="0.000823714" calcext:value-type="float">
            <text:p>0.000823714</text:p>
          </table:table-cell>
          <table:table-cell office:value-type="float" office:value="0.02708398" calcext:value-type="float">
            <text:p>0.02708398</text:p>
          </table:table-cell>
          <table:table-cell office:value-type="float" office:value="0.004986204" calcext:value-type="float">
            <text:p>0.004986204</text:p>
          </table:table-cell>
          <table:table-cell office:value-type="float" office:value="1165.977" calcext:value-type="float">
            <text:p>1165.977</text:p>
          </table:table-cell>
          <table:table-cell office:value-type="float" office:value="1.13476" calcext:value-type="float">
            <text:p>1.13476</text:p>
          </table:table-cell>
          <table:table-cell office:value-type="float" office:value="0" calcext:value-type="float">
            <text:p>0</text:p>
          </table:table-cell>
          <table:table-cell office:value-type="float" office:value="0.3724025" calcext:value-type="float">
            <text:p>0.3724025</text:p>
          </table:table-cell>
          <table:table-cell office:value-type="float" office:value="0.415673" calcext:value-type="float">
            <text:p>0.415673</text:p>
          </table:table-cell>
          <table:table-cell office:value-type="float" office:value="0.2802987" calcext:value-type="float">
            <text:p>0.2802987</text:p>
          </table:table-cell>
          <table:table-cell office:value-type="float" office:value="0.08130365" calcext:value-type="float">
            <text:p>0.08130365</text:p>
          </table:table-cell>
          <table:table-cell office:value-type="float" office:value="0.0676764" calcext:value-type="float">
            <text:p>0.0676764</text:p>
          </table:table-cell>
          <table:table-cell office:value-type="float" office:value="0.03176998" calcext:value-type="float">
            <text:p>0.03176998</text:p>
          </table:table-cell>
          <table:table-cell office:value-type="float" office:value="0.03770424" calcext:value-type="float">
            <text:p>0.03770424</text:p>
          </table:table-cell>
          <table:table-cell office:value-type="float" office:value="0.08472942" calcext:value-type="float">
            <text:p>0.08472942</text:p>
          </table:table-cell>
          <table:table-cell office:value-type="float" office:value="0.1609381" calcext:value-type="float">
            <text:p>0.1609381</text:p>
          </table:table-cell>
          <table:table-cell office:value-type="float" office:value="0.166543" calcext:value-type="float">
            <text:p>0.166543</text:p>
          </table:table-cell>
          <table:table-cell office:value-type="float" office:value="0.1747803" calcext:value-type="float">
            <text:p>0.1747803</text:p>
          </table:table-cell>
          <table:table-cell office:value-type="float" office:value="0.1795179" calcext:value-type="float">
            <text:p>0.1795179</text:p>
          </table:table-cell>
          <table:table-cell office:value-type="float" office:value="0.1981275" calcext:value-type="float">
            <text:p>0.1981275</text:p>
          </table:table-cell>
          <table:table-cell office:value-type="float" office:value="0.2003012" calcext:value-type="float">
            <text:p>0.2003012</text:p>
          </table:table-cell>
          <table:table-cell office:value-type="float" office:value="0" calcext:value-type="float">
            <text:p>0</text:p>
          </table:table-cell>
          <table:table-cell office:value-type="float" office:value="59.85869" calcext:value-type="float">
            <text:p>59.85869</text:p>
          </table:table-cell>
          <table:table-cell office:value-type="float" office:value="54.97363" calcext:value-type="float">
            <text:p>54.97363</text:p>
          </table:table-cell>
          <table:table-cell office:value-type="float" office:value="41.16261" calcext:value-type="float">
            <text:p>41.16261</text:p>
          </table:table-cell>
          <table:table-cell office:value-type="float" office:value="12.47272" calcext:value-type="float">
            <text:p>12.47272</text:p>
          </table:table-cell>
          <table:table-cell office:value-type="float" office:value="10.75601" calcext:value-type="float">
            <text:p>10.75601</text:p>
          </table:table-cell>
          <table:table-cell office:value-type="float" office:value="3.728754" calcext:value-type="float">
            <text:p>3.728754</text:p>
          </table:table-cell>
          <table:table-cell office:value-type="float" office:value="3.485323" calcext:value-type="float">
            <text:p>3.485323</text:p>
          </table:table-cell>
          <table:table-cell office:value-type="float" office:value="5.975833" calcext:value-type="float">
            <text:p>5.975833</text:p>
          </table:table-cell>
          <table:table-cell office:value-type="float" office:value="9.392298" calcext:value-type="float">
            <text:p>9.392298</text:p>
          </table:table-cell>
          <table:table-cell office:value-type="float" office:value="9.939644" calcext:value-type="float">
            <text:p>9.939644</text:p>
          </table:table-cell>
          <table:table-cell office:value-type="float" office:value="10.75803" calcext:value-type="float">
            <text:p>10.75803</text:p>
          </table:table-cell>
          <table:table-cell office:value-type="float" office:value="11.13712" calcext:value-type="float">
            <text:p>11.13712</text:p>
          </table:table-cell>
          <table:table-cell office:value-type="float" office:value="12.92866" calcext:value-type="float">
            <text:p>12.92866</text:p>
          </table:table-cell>
          <table:table-cell office:value-type="float" office:value="13.09518" calcext:value-type="float">
            <text:p>13.09518</text:p>
          </table:table-cell>
          <table:table-cell office:value-type="float" office:value="0" calcext:value-type="float">
            <text:p>0</text:p>
          </table:table-cell>
          <table:table-cell office:value-type="float" office:value="0.5429053" calcext:value-type="float">
            <text:p>0.5429053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7" calcext:value-type="float">
            <text:p>5122007</text:p>
          </table:table-cell>
          <table:table-cell office:value-type="float" office:value="3.581543" calcext:value-type="float">
            <text:p>3.581543</text:p>
          </table:table-cell>
          <table:table-cell office:value-type="float" office:value="133.051" calcext:value-type="float">
            <text:p>133.051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70454" calcext:value-type="float">
            <text:p>44.70454</text:p>
          </table:table-cell>
          <table:table-cell office:value-type="float" office:value="0.0165454" calcext:value-type="float">
            <text:p>0.0165454</text:p>
          </table:table-cell>
          <table:table-cell office:value-type="float" office:value="0.000823714" calcext:value-type="float">
            <text:p>0.000823714</text:p>
          </table:table-cell>
          <table:table-cell office:value-type="float" office:value="0.02708398" calcext:value-type="float">
            <text:p>0.02708398</text:p>
          </table:table-cell>
          <table:table-cell office:value-type="float" office:value="0.004986204" calcext:value-type="float">
            <text:p>0.004986204</text:p>
          </table:table-cell>
          <table:table-cell office:value-type="float" office:value="1165.975" calcext:value-type="float">
            <text:p>1165.975</text:p>
          </table:table-cell>
          <table:table-cell office:value-type="float" office:value="1.14002" calcext:value-type="float">
            <text:p>1.14002</text:p>
          </table:table-cell>
          <table:table-cell office:value-type="float" office:value="0" calcext:value-type="float">
            <text:p>0</text:p>
          </table:table-cell>
          <table:table-cell office:value-type="float" office:value="0.3598798" calcext:value-type="float">
            <text:p>0.3598798</text:p>
          </table:table-cell>
          <table:table-cell office:value-type="float" office:value="0.4206759" calcext:value-type="float">
            <text:p>0.4206759</text:p>
          </table:table-cell>
          <table:table-cell office:value-type="float" office:value="0.2916323" calcext:value-type="float">
            <text:p>0.2916323</text:p>
          </table:table-cell>
          <table:table-cell office:value-type="float" office:value="0.08304235" calcext:value-type="float">
            <text:p>0.08304235</text:p>
          </table:table-cell>
          <table:table-cell office:value-type="float" office:value="0.06854869" calcext:value-type="float">
            <text:p>0.06854869</text:p>
          </table:table-cell>
          <table:table-cell office:value-type="float" office:value="0.03230266" calcext:value-type="float">
            <text:p>0.03230266</text:p>
          </table:table-cell>
          <table:table-cell office:value-type="float" office:value="0.03803249" calcext:value-type="float">
            <text:p>0.03803249</text:p>
          </table:table-cell>
          <table:table-cell office:value-type="float" office:value="0.08479802" calcext:value-type="float">
            <text:p>0.08479802</text:p>
          </table:table-cell>
          <table:table-cell office:value-type="float" office:value="0.1609496" calcext:value-type="float">
            <text:p>0.1609496</text:p>
          </table:table-cell>
          <table:table-cell office:value-type="float" office:value="0.1665609" calcext:value-type="float">
            <text:p>0.1665609</text:p>
          </table:table-cell>
          <table:table-cell office:value-type="float" office:value="0.174806" calcext:value-type="float">
            <text:p>0.174806</text:p>
          </table:table-cell>
          <table:table-cell office:value-type="float" office:value="0.1795371" calcext:value-type="float">
            <text:p>0.1795371</text:p>
          </table:table-cell>
          <table:table-cell office:value-type="float" office:value="0.1981366" calcext:value-type="float">
            <text:p>0.1981366</text:p>
          </table:table-cell>
          <table:table-cell office:value-type="float" office:value="0.2003088" calcext:value-type="float">
            <text:p>0.2003088</text:p>
          </table:table-cell>
          <table:table-cell office:value-type="float" office:value="0" calcext:value-type="float">
            <text:p>0</text:p>
          </table:table-cell>
          <table:table-cell office:value-type="float" office:value="59.79336" calcext:value-type="float">
            <text:p>59.79336</text:p>
          </table:table-cell>
          <table:table-cell office:value-type="float" office:value="54.9262" calcext:value-type="float">
            <text:p>54.9262</text:p>
          </table:table-cell>
          <table:table-cell office:value-type="float" office:value="41.13076" calcext:value-type="float">
            <text:p>41.13076</text:p>
          </table:table-cell>
          <table:table-cell office:value-type="float" office:value="12.4627" calcext:value-type="float">
            <text:p>12.4627</text:p>
          </table:table-cell>
          <table:table-cell office:value-type="float" office:value="10.74618" calcext:value-type="float">
            <text:p>10.74618</text:p>
          </table:table-cell>
          <table:table-cell office:value-type="float" office:value="3.72823" calcext:value-type="float">
            <text:p>3.72823</text:p>
          </table:table-cell>
          <table:table-cell office:value-type="float" office:value="3.486123" calcext:value-type="float">
            <text:p>3.486123</text:p>
          </table:table-cell>
          <table:table-cell office:value-type="float" office:value="5.978518" calcext:value-type="float">
            <text:p>5.978518</text:p>
          </table:table-cell>
          <table:table-cell office:value-type="float" office:value="9.396137" calcext:value-type="float">
            <text:p>9.396137</text:p>
          </table:table-cell>
          <table:table-cell office:value-type="float" office:value="9.943376" calcext:value-type="float">
            <text:p>9.943376</text:p>
          </table:table-cell>
          <table:table-cell office:value-type="float" office:value="10.7612" calcext:value-type="float">
            <text:p>10.7612</text:p>
          </table:table-cell>
          <table:table-cell office:value-type="float" office:value="11.13999" calcext:value-type="float">
            <text:p>11.13999</text:p>
          </table:table-cell>
          <table:table-cell office:value-type="float" office:value="12.92951" calcext:value-type="float">
            <text:p>12.92951</text:p>
          </table:table-cell>
          <table:table-cell office:value-type="float" office:value="13.09591" calcext:value-type="float">
            <text:p>13.09591</text:p>
          </table:table-cell>
          <table:table-cell office:value-type="float" office:value="0" calcext:value-type="float">
            <text:p>0</text:p>
          </table:table-cell>
          <table:table-cell office:value-type="float" office:value="0.5365524" calcext:value-type="float">
            <text:p>0.5365524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7" calcext:value-type="float">
            <text:p>6122007</text:p>
          </table:table-cell>
          <table:table-cell office:value-type="float" office:value="3.5799" calcext:value-type="float">
            <text:p>3.5799</text:p>
          </table:table-cell>
          <table:table-cell office:value-type="float" office:value="133.0498" calcext:value-type="float">
            <text:p>133.0498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70866" calcext:value-type="float">
            <text:p>44.70866</text:p>
          </table:table-cell>
          <table:table-cell office:value-type="float" office:value="0.0165454" calcext:value-type="float">
            <text:p>0.0165454</text:p>
          </table:table-cell>
          <table:table-cell office:value-type="float" office:value="0.0008237283" calcext:value-type="float">
            <text:p>0.0008237283</text:p>
          </table:table-cell>
          <table:table-cell office:value-type="float" office:value="0.02708398" calcext:value-type="float">
            <text:p>0.02708398</text:p>
          </table:table-cell>
          <table:table-cell office:value-type="float" office:value="0.004815798" calcext:value-type="float">
            <text:p>0.004815798</text:p>
          </table:table-cell>
          <table:table-cell office:value-type="float" office:value="1165.974" calcext:value-type="float">
            <text:p>1165.974</text:p>
          </table:table-cell>
          <table:table-cell office:value-type="float" office:value="1.142929" calcext:value-type="float">
            <text:p>1.142929</text:p>
          </table:table-cell>
          <table:table-cell office:value-type="float" office:value="0" calcext:value-type="float">
            <text:p>0</text:p>
          </table:table-cell>
          <table:table-cell office:value-type="float" office:value="0.3863024" calcext:value-type="float">
            <text:p>0.3863024</text:p>
          </table:table-cell>
          <table:table-cell office:value-type="float" office:value="0.4155871" calcext:value-type="float">
            <text:p>0.4155871</text:p>
          </table:table-cell>
          <table:table-cell office:value-type="float" office:value="0.2829095" calcext:value-type="float">
            <text:p>0.2829095</text:p>
          </table:table-cell>
          <table:table-cell office:value-type="float" office:value="0.0822589" calcext:value-type="float">
            <text:p>0.0822589</text:p>
          </table:table-cell>
          <table:table-cell office:value-type="float" office:value="0.06828477" calcext:value-type="float">
            <text:p>0.06828477</text:p>
          </table:table-cell>
          <table:table-cell office:value-type="float" office:value="0.03224847" calcext:value-type="float">
            <text:p>0.03224847</text:p>
          </table:table-cell>
          <table:table-cell office:value-type="float" office:value="0.03743609" calcext:value-type="float">
            <text:p>0.03743609</text:p>
          </table:table-cell>
          <table:table-cell office:value-type="float" office:value="0.08483946" calcext:value-type="float">
            <text:p>0.08483946</text:p>
          </table:table-cell>
          <table:table-cell office:value-type="float" office:value="0.1609883" calcext:value-type="float">
            <text:p>0.1609883</text:p>
          </table:table-cell>
          <table:table-cell office:value-type="float" office:value="0.1665847" calcext:value-type="float">
            <text:p>0.1665847</text:p>
          </table:table-cell>
          <table:table-cell office:value-type="float" office:value="0.1748325" calcext:value-type="float">
            <text:p>0.1748325</text:p>
          </table:table-cell>
          <table:table-cell office:value-type="float" office:value="0.1795786" calcext:value-type="float">
            <text:p>0.1795786</text:p>
          </table:table-cell>
          <table:table-cell office:value-type="float" office:value="0.1981828" calcext:value-type="float">
            <text:p>0.1981828</text:p>
          </table:table-cell>
          <table:table-cell office:value-type="float" office:value="0.2002988" calcext:value-type="float">
            <text:p>0.2002988</text:p>
          </table:table-cell>
          <table:table-cell office:value-type="float" office:value="0" calcext:value-type="float">
            <text:p>0</text:p>
          </table:table-cell>
          <table:table-cell office:value-type="float" office:value="59.74672" calcext:value-type="float">
            <text:p>59.74672</text:p>
          </table:table-cell>
          <table:table-cell office:value-type="float" office:value="54.88022" calcext:value-type="float">
            <text:p>54.88022</text:p>
          </table:table-cell>
          <table:table-cell office:value-type="float" office:value="41.09933" calcext:value-type="float">
            <text:p>41.09933</text:p>
          </table:table-cell>
          <table:table-cell office:value-type="float" office:value="12.45278" calcext:value-type="float">
            <text:p>12.45278</text:p>
          </table:table-cell>
          <table:table-cell office:value-type="float" office:value="10.73654" calcext:value-type="float">
            <text:p>10.73654</text:p>
          </table:table-cell>
          <table:table-cell office:value-type="float" office:value="3.727785" calcext:value-type="float">
            <text:p>3.727785</text:p>
          </table:table-cell>
          <table:table-cell office:value-type="float" office:value="3.486745" calcext:value-type="float">
            <text:p>3.486745</text:p>
          </table:table-cell>
          <table:table-cell office:value-type="float" office:value="5.981229" calcext:value-type="float">
            <text:p>5.981229</text:p>
          </table:table-cell>
          <table:table-cell office:value-type="float" office:value="9.399977" calcext:value-type="float">
            <text:p>9.399977</text:p>
          </table:table-cell>
          <table:table-cell office:value-type="float" office:value="9.947094" calcext:value-type="float">
            <text:p>9.947094</text:p>
          </table:table-cell>
          <table:table-cell office:value-type="float" office:value="10.76437" calcext:value-type="float">
            <text:p>10.76437</text:p>
          </table:table-cell>
          <table:table-cell office:value-type="float" office:value="11.14286" calcext:value-type="float">
            <text:p>11.14286</text:p>
          </table:table-cell>
          <table:table-cell office:value-type="float" office:value="12.93042" calcext:value-type="float">
            <text:p>12.93042</text:p>
          </table:table-cell>
          <table:table-cell office:value-type="float" office:value="13.09665" calcext:value-type="float">
            <text:p>13.09665</text:p>
          </table:table-cell>
          <table:table-cell office:value-type="float" office:value="0" calcext:value-type="float">
            <text:p>0</text:p>
          </table:table-cell>
          <table:table-cell office:value-type="float" office:value="1.05708" calcext:value-type="float">
            <text:p>1.05708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7" calcext:value-type="float">
            <text:p>7122007</text:p>
          </table:table-cell>
          <table:table-cell office:value-type="float" office:value="3.578551" calcext:value-type="float">
            <text:p>3.578551</text:p>
          </table:table-cell>
          <table:table-cell office:value-type="float" office:value="133.0486" calcext:value-type="float">
            <text:p>133.0486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71265" calcext:value-type="float">
            <text:p>44.71265</text:p>
          </table:table-cell>
          <table:table-cell office:value-type="float" office:value="0.0165454" calcext:value-type="float">
            <text:p>0.0165454</text:p>
          </table:table-cell>
          <table:table-cell office:value-type="float" office:value="0.0008237368" calcext:value-type="float">
            <text:p>0.0008237368</text:p>
          </table:table-cell>
          <table:table-cell office:value-type="float" office:value="0.02708398" calcext:value-type="float">
            <text:p>0.02708398</text:p>
          </table:table-cell>
          <table:table-cell office:value-type="float" office:value="0.004647954" calcext:value-type="float">
            <text:p>0.004647954</text:p>
          </table:table-cell>
          <table:table-cell office:value-type="float" office:value="1165.972" calcext:value-type="float">
            <text:p>1165.972</text:p>
          </table:table-cell>
          <table:table-cell office:value-type="float" office:value="1.144259" calcext:value-type="float">
            <text:p>1.144259</text:p>
          </table:table-cell>
          <table:table-cell office:value-type="float" office:value="0" calcext:value-type="float">
            <text:p>0</text:p>
          </table:table-cell>
          <table:table-cell office:value-type="float" office:value="0.3814802" calcext:value-type="float">
            <text:p>0.3814802</text:p>
          </table:table-cell>
          <table:table-cell office:value-type="float" office:value="0.4076883" calcext:value-type="float">
            <text:p>0.4076883</text:p>
          </table:table-cell>
          <table:table-cell office:value-type="float" office:value="0.2762677" calcext:value-type="float">
            <text:p>0.2762677</text:p>
          </table:table-cell>
          <table:table-cell office:value-type="float" office:value="0.08158557" calcext:value-type="float">
            <text:p>0.08158557</text:p>
          </table:table-cell>
          <table:table-cell office:value-type="float" office:value="0.06791619" calcext:value-type="float">
            <text:p>0.06791619</text:p>
          </table:table-cell>
          <table:table-cell office:value-type="float" office:value="0.03204902" calcext:value-type="float">
            <text:p>0.03204902</text:p>
          </table:table-cell>
          <table:table-cell office:value-type="float" office:value="0.03767363" calcext:value-type="float">
            <text:p>0.03767363</text:p>
          </table:table-cell>
          <table:table-cell office:value-type="float" office:value="0.08483673" calcext:value-type="float">
            <text:p>0.08483673</text:p>
          </table:table-cell>
          <table:table-cell office:value-type="float" office:value="0.1610279" calcext:value-type="float">
            <text:p>0.1610279</text:p>
          </table:table-cell>
          <table:table-cell office:value-type="float" office:value="0.1666135" calcext:value-type="float">
            <text:p>0.1666135</text:p>
          </table:table-cell>
          <table:table-cell office:value-type="float" office:value="0.1748605" calcext:value-type="float">
            <text:p>0.1748605</text:p>
          </table:table-cell>
          <table:table-cell office:value-type="float" office:value="0.1795963" calcext:value-type="float">
            <text:p>0.1795963</text:p>
          </table:table-cell>
          <table:table-cell office:value-type="float" office:value="0.19816" calcext:value-type="float">
            <text:p>0.19816</text:p>
          </table:table-cell>
          <table:table-cell office:value-type="float" office:value="0.2003217" calcext:value-type="float">
            <text:p>0.2003217</text:p>
          </table:table-cell>
          <table:table-cell office:value-type="float" office:value="0" calcext:value-type="float">
            <text:p>0</text:p>
          </table:table-cell>
          <table:table-cell office:value-type="float" office:value="59.70199" calcext:value-type="float">
            <text:p>59.70199</text:p>
          </table:table-cell>
          <table:table-cell office:value-type="float" office:value="54.83298" calcext:value-type="float">
            <text:p>54.83298</text:p>
          </table:table-cell>
          <table:table-cell office:value-type="float" office:value="41.06606" calcext:value-type="float">
            <text:p>41.06606</text:p>
          </table:table-cell>
          <table:table-cell office:value-type="float" office:value="12.44288" calcext:value-type="float">
            <text:p>12.44288</text:p>
          </table:table-cell>
          <table:table-cell office:value-type="float" office:value="10.72692" calcext:value-type="float">
            <text:p>10.72692</text:p>
          </table:table-cell>
          <table:table-cell office:value-type="float" office:value="3.727304" calcext:value-type="float">
            <text:p>3.727304</text:p>
          </table:table-cell>
          <table:table-cell office:value-type="float" office:value="3.487438" calcext:value-type="float">
            <text:p>3.487438</text:p>
          </table:table-cell>
          <table:table-cell office:value-type="float" office:value="5.983985" calcext:value-type="float">
            <text:p>5.983985</text:p>
          </table:table-cell>
          <table:table-cell office:value-type="float" office:value="9.403816" calcext:value-type="float">
            <text:p>9.403816</text:p>
          </table:table-cell>
          <table:table-cell office:value-type="float" office:value="9.950814" calcext:value-type="float">
            <text:p>9.950814</text:p>
          </table:table-cell>
          <table:table-cell office:value-type="float" office:value="10.76753" calcext:value-type="float">
            <text:p>10.76753</text:p>
          </table:table-cell>
          <table:table-cell office:value-type="float" office:value="11.14574" calcext:value-type="float">
            <text:p>11.14574</text:p>
          </table:table-cell>
          <table:table-cell office:value-type="float" office:value="12.9313" calcext:value-type="float">
            <text:p>12.9313</text:p>
          </table:table-cell>
          <table:table-cell office:value-type="float" office:value="13.09737" calcext:value-type="float">
            <text:p>13.09737</text:p>
          </table:table-cell>
          <table:table-cell office:value-type="float" office:value="0" calcext:value-type="float">
            <text:p>0</text:p>
          </table:table-cell>
          <table:table-cell office:value-type="float" office:value="1.017726" calcext:value-type="float">
            <text:p>1.017726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7" calcext:value-type="float">
            <text:p>8122007</text:p>
          </table:table-cell>
          <table:table-cell office:value-type="float" office:value="3.577258" calcext:value-type="float">
            <text:p>3.577258</text:p>
          </table:table-cell>
          <table:table-cell office:value-type="float" office:value="133.0475" calcext:value-type="float">
            <text:p>133.0475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7166" calcext:value-type="float">
            <text:p>44.7166</text:p>
          </table:table-cell>
          <table:table-cell office:value-type="float" office:value="0.0165454" calcext:value-type="float">
            <text:p>0.0165454</text:p>
          </table:table-cell>
          <table:table-cell office:value-type="float" office:value="0.0008237485" calcext:value-type="float">
            <text:p>0.0008237485</text:p>
          </table:table-cell>
          <table:table-cell office:value-type="float" office:value="0.02708398" calcext:value-type="float">
            <text:p>0.02708398</text:p>
          </table:table-cell>
          <table:table-cell office:value-type="float" office:value="0.004516569" calcext:value-type="float">
            <text:p>0.004516569</text:p>
          </table:table-cell>
          <table:table-cell office:value-type="float" office:value="1165.97" calcext:value-type="float">
            <text:p>1165.97</text:p>
          </table:table-cell>
          <table:table-cell office:value-type="float" office:value="1.145844" calcext:value-type="float">
            <text:p>1.145844</text:p>
          </table:table-cell>
          <table:table-cell office:value-type="float" office:value="0" calcext:value-type="float">
            <text:p>0</text:p>
          </table:table-cell>
          <table:table-cell office:value-type="float" office:value="0.3840442" calcext:value-type="float">
            <text:p>0.3840442</text:p>
          </table:table-cell>
          <table:table-cell office:value-type="float" office:value="0.4064526" calcext:value-type="float">
            <text:p>0.4064526</text:p>
          </table:table-cell>
          <table:table-cell office:value-type="float" office:value="0.2750758" calcext:value-type="float">
            <text:p>0.2750758</text:p>
          </table:table-cell>
          <table:table-cell office:value-type="float" office:value="0.08140582" calcext:value-type="float">
            <text:p>0.08140582</text:p>
          </table:table-cell>
          <table:table-cell office:value-type="float" office:value="0.06790892" calcext:value-type="float">
            <text:p>0.06790892</text:p>
          </table:table-cell>
          <table:table-cell office:value-type="float" office:value="0.03190185" calcext:value-type="float">
            <text:p>0.03190185</text:p>
          </table:table-cell>
          <table:table-cell office:value-type="float" office:value="0.03750756" calcext:value-type="float">
            <text:p>0.03750756</text:p>
          </table:table-cell>
          <table:table-cell office:value-type="float" office:value="0.0847787" calcext:value-type="float">
            <text:p>0.0847787</text:p>
          </table:table-cell>
          <table:table-cell office:value-type="float" office:value="0.1610507" calcext:value-type="float">
            <text:p>0.1610507</text:p>
          </table:table-cell>
          <table:table-cell office:value-type="float" office:value="0.1666447" calcext:value-type="float">
            <text:p>0.1666447</text:p>
          </table:table-cell>
          <table:table-cell office:value-type="float" office:value="0.1748891" calcext:value-type="float">
            <text:p>0.1748891</text:p>
          </table:table-cell>
          <table:table-cell office:value-type="float" office:value="0.1796101" calcext:value-type="float">
            <text:p>0.1796101</text:p>
          </table:table-cell>
          <table:table-cell office:value-type="float" office:value="0.1981609" calcext:value-type="float">
            <text:p>0.1981609</text:p>
          </table:table-cell>
          <table:table-cell office:value-type="float" office:value="0.200333" calcext:value-type="float">
            <text:p>0.200333</text:p>
          </table:table-cell>
          <table:table-cell office:value-type="float" office:value="0" calcext:value-type="float">
            <text:p>0</text:p>
          </table:table-cell>
          <table:table-cell office:value-type="float" office:value="59.65919" calcext:value-type="float">
            <text:p>59.65919</text:p>
          </table:table-cell>
          <table:table-cell office:value-type="float" office:value="54.78596" calcext:value-type="float">
            <text:p>54.78596</text:p>
          </table:table-cell>
          <table:table-cell office:value-type="float" office:value="41.03199" calcext:value-type="float">
            <text:p>41.03199</text:p>
          </table:table-cell>
          <table:table-cell office:value-type="float" office:value="12.43297" calcext:value-type="float">
            <text:p>12.43297</text:p>
          </table:table-cell>
          <table:table-cell office:value-type="float" office:value="10.71744" calcext:value-type="float">
            <text:p>10.71744</text:p>
          </table:table-cell>
          <table:table-cell office:value-type="float" office:value="3.726779" calcext:value-type="float">
            <text:p>3.726779</text:p>
          </table:table-cell>
          <table:table-cell office:value-type="float" office:value="3.488086" calcext:value-type="float">
            <text:p>3.488086</text:p>
          </table:table-cell>
          <table:table-cell office:value-type="float" office:value="5.986757" calcext:value-type="float">
            <text:p>5.986757</text:p>
          </table:table-cell>
          <table:table-cell office:value-type="float" office:value="9.407656" calcext:value-type="float">
            <text:p>9.407656</text:p>
          </table:table-cell>
          <table:table-cell office:value-type="float" office:value="9.954537" calcext:value-type="float">
            <text:p>9.954537</text:p>
          </table:table-cell>
          <table:table-cell office:value-type="float" office:value="10.7707" calcext:value-type="float">
            <text:p>10.7707</text:p>
          </table:table-cell>
          <table:table-cell office:value-type="float" office:value="11.1486" calcext:value-type="float">
            <text:p>11.1486</text:p>
          </table:table-cell>
          <table:table-cell office:value-type="float" office:value="12.93216" calcext:value-type="float">
            <text:p>12.93216</text:p>
          </table:table-cell>
          <table:table-cell office:value-type="float" office:value="13.09809" calcext:value-type="float">
            <text:p>13.09809</text:p>
          </table:table-cell>
          <table:table-cell office:value-type="float" office:value="0" calcext:value-type="float">
            <text:p>0</text:p>
          </table:table-cell>
          <table:table-cell office:value-type="float" office:value="1.13668" calcext:value-type="float">
            <text:p>1.13668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7" calcext:value-type="float">
            <text:p>9122007</text:p>
          </table:table-cell>
          <table:table-cell office:value-type="float" office:value="3.575956" calcext:value-type="float">
            <text:p>3.575956</text:p>
          </table:table-cell>
          <table:table-cell office:value-type="float" office:value="133.0464" calcext:value-type="float">
            <text:p>133.0464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7207" calcext:value-type="float">
            <text:p>44.7207</text:p>
          </table:table-cell>
          <table:table-cell office:value-type="float" office:value="0.0165454" calcext:value-type="float">
            <text:p>0.0165454</text:p>
          </table:table-cell>
          <table:table-cell office:value-type="float" office:value="0.0008237591" calcext:value-type="float">
            <text:p>0.0008237591</text:p>
          </table:table-cell>
          <table:table-cell office:value-type="float" office:value="0.02708398" calcext:value-type="float">
            <text:p>0.02708398</text:p>
          </table:table-cell>
          <table:table-cell office:value-type="float" office:value="0.004516782" calcext:value-type="float">
            <text:p>0.004516782</text:p>
          </table:table-cell>
          <table:table-cell office:value-type="float" office:value="1165.967" calcext:value-type="float">
            <text:p>1165.967</text:p>
          </table:table-cell>
          <table:table-cell office:value-type="float" office:value="1.147892" calcext:value-type="float">
            <text:p>1.147892</text:p>
          </table:table-cell>
          <table:table-cell office:value-type="float" office:value="0" calcext:value-type="float">
            <text:p>0</text:p>
          </table:table-cell>
          <table:table-cell office:value-type="float" office:value="0.3866453" calcext:value-type="float">
            <text:p>0.3866453</text:p>
          </table:table-cell>
          <table:table-cell office:value-type="float" office:value="0.4093656" calcext:value-type="float">
            <text:p>0.4093656</text:p>
          </table:table-cell>
          <table:table-cell office:value-type="float" office:value="0.2758771" calcext:value-type="float">
            <text:p>0.2758771</text:p>
          </table:table-cell>
          <table:table-cell office:value-type="float" office:value="0.08150114" calcext:value-type="float">
            <text:p>0.08150114</text:p>
          </table:table-cell>
          <table:table-cell office:value-type="float" office:value="0.06803796" calcext:value-type="float">
            <text:p>0.06803796</text:p>
          </table:table-cell>
          <table:table-cell office:value-type="float" office:value="0.03184776" calcext:value-type="float">
            <text:p>0.03184776</text:p>
          </table:table-cell>
          <table:table-cell office:value-type="float" office:value="0.03749992" calcext:value-type="float">
            <text:p>0.03749992</text:p>
          </table:table-cell>
          <table:table-cell office:value-type="float" office:value="0.08473819" calcext:value-type="float">
            <text:p>0.08473819</text:p>
          </table:table-cell>
          <table:table-cell office:value-type="float" office:value="0.1610584" calcext:value-type="float">
            <text:p>0.1610584</text:p>
          </table:table-cell>
          <table:table-cell office:value-type="float" office:value="0.1666751" calcext:value-type="float">
            <text:p>0.1666751</text:p>
          </table:table-cell>
          <table:table-cell office:value-type="float" office:value="0.174918" calcext:value-type="float">
            <text:p>0.174918</text:p>
          </table:table-cell>
          <table:table-cell office:value-type="float" office:value="0.1796275" calcext:value-type="float">
            <text:p>0.1796275</text:p>
          </table:table-cell>
          <table:table-cell office:value-type="float" office:value="0.198172" calcext:value-type="float">
            <text:p>0.198172</text:p>
          </table:table-cell>
          <table:table-cell office:value-type="float" office:value="0.2003391" calcext:value-type="float">
            <text:p>0.2003391</text:p>
          </table:table-cell>
          <table:table-cell office:value-type="float" office:value="0" calcext:value-type="float">
            <text:p>0</text:p>
          </table:table-cell>
          <table:table-cell office:value-type="float" office:value="59.62041" calcext:value-type="float">
            <text:p>59.62041</text:p>
          </table:table-cell>
          <table:table-cell office:value-type="float" office:value="54.74054" calcext:value-type="float">
            <text:p>54.74054</text:p>
          </table:table-cell>
          <table:table-cell office:value-type="float" office:value="40.9984" calcext:value-type="float">
            <text:p>40.9984</text:p>
          </table:table-cell>
          <table:table-cell office:value-type="float" office:value="12.42323" calcext:value-type="float">
            <text:p>12.42323</text:p>
          </table:table-cell>
          <table:table-cell office:value-type="float" office:value="10.70812" calcext:value-type="float">
            <text:p>10.70812</text:p>
          </table:table-cell>
          <table:table-cell office:value-type="float" office:value="3.726232" calcext:value-type="float">
            <text:p>3.726232</text:p>
          </table:table-cell>
          <table:table-cell office:value-type="float" office:value="3.488714" calcext:value-type="float">
            <text:p>3.488714</text:p>
          </table:table-cell>
          <table:table-cell office:value-type="float" office:value="5.989529" calcext:value-type="float">
            <text:p>5.989529</text:p>
          </table:table-cell>
          <table:table-cell office:value-type="float" office:value="9.411495" calcext:value-type="float">
            <text:p>9.411495</text:p>
          </table:table-cell>
          <table:table-cell office:value-type="float" office:value="9.958259" calcext:value-type="float">
            <text:p>9.958259</text:p>
          </table:table-cell>
          <table:table-cell office:value-type="float" office:value="10.77387" calcext:value-type="float">
            <text:p>10.77387</text:p>
          </table:table-cell>
          <table:table-cell office:value-type="float" office:value="11.15147" calcext:value-type="float">
            <text:p>11.15147</text:p>
          </table:table-cell>
          <table:table-cell office:value-type="float" office:value="12.93301" calcext:value-type="float">
            <text:p>12.93301</text:p>
          </table:table-cell>
          <table:table-cell office:value-type="float" office:value="13.09881" calcext:value-type="float">
            <text:p>13.09881</text:p>
          </table:table-cell>
          <table:table-cell office:value-type="float" office:value="0" calcext:value-type="float">
            <text:p>0</text:p>
          </table:table-cell>
          <table:table-cell office:value-type="float" office:value="0.9220287" calcext:value-type="float">
            <text:p>0.9220287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7" calcext:value-type="float">
            <text:p>10122007</text:p>
          </table:table-cell>
          <table:table-cell office:value-type="float" office:value="3.574644" calcext:value-type="float">
            <text:p>3.574644</text:p>
          </table:table-cell>
          <table:table-cell office:value-type="float" office:value="133.0453" calcext:value-type="float">
            <text:p>133.0453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72487" calcext:value-type="float">
            <text:p>44.72487</text:p>
          </table:table-cell>
          <table:table-cell office:value-type="float" office:value="0.0165454" calcext:value-type="float">
            <text:p>0.0165454</text:p>
          </table:table-cell>
          <table:table-cell office:value-type="float" office:value="0.0008237591" calcext:value-type="float">
            <text:p>0.0008237591</text:p>
          </table:table-cell>
          <table:table-cell office:value-type="float" office:value="0.02708398" calcext:value-type="float">
            <text:p>0.02708398</text:p>
          </table:table-cell>
          <table:table-cell office:value-type="float" office:value="0.004516782" calcext:value-type="float">
            <text:p>0.004516782</text:p>
          </table:table-cell>
          <table:table-cell office:value-type="float" office:value="1165.965" calcext:value-type="float">
            <text:p>1165.965</text:p>
          </table:table-cell>
          <table:table-cell office:value-type="float" office:value="1.149827" calcext:value-type="float">
            <text:p>1.149827</text:p>
          </table:table-cell>
          <table:table-cell office:value-type="float" office:value="0" calcext:value-type="float">
            <text:p>0</text:p>
          </table:table-cell>
          <table:table-cell office:value-type="float" office:value="0.3787637" calcext:value-type="float">
            <text:p>0.3787637</text:p>
          </table:table-cell>
          <table:table-cell office:value-type="float" office:value="0.4094071" calcext:value-type="float">
            <text:p>0.4094071</text:p>
          </table:table-cell>
          <table:table-cell office:value-type="float" office:value="0.2765754" calcext:value-type="float">
            <text:p>0.2765754</text:p>
          </table:table-cell>
          <table:table-cell office:value-type="float" office:value="0.08145399" calcext:value-type="float">
            <text:p>0.08145399</text:p>
          </table:table-cell>
          <table:table-cell office:value-type="float" office:value="0.06829219" calcext:value-type="float">
            <text:p>0.06829219</text:p>
          </table:table-cell>
          <table:table-cell office:value-type="float" office:value="0.03187514" calcext:value-type="float">
            <text:p>0.03187514</text:p>
          </table:table-cell>
          <table:table-cell office:value-type="float" office:value="0.03787368" calcext:value-type="float">
            <text:p>0.03787368</text:p>
          </table:table-cell>
          <table:table-cell office:value-type="float" office:value="0.08478282" calcext:value-type="float">
            <text:p>0.08478282</text:p>
          </table:table-cell>
          <table:table-cell office:value-type="float" office:value="0.1610629" calcext:value-type="float">
            <text:p>0.1610629</text:p>
          </table:table-cell>
          <table:table-cell office:value-type="float" office:value="0.166704" calcext:value-type="float">
            <text:p>0.166704</text:p>
          </table:table-cell>
          <table:table-cell office:value-type="float" office:value="0.1749473" calcext:value-type="float">
            <text:p>0.1749473</text:p>
          </table:table-cell>
          <table:table-cell office:value-type="float" office:value="0.1796468" calcext:value-type="float">
            <text:p>0.1796468</text:p>
          </table:table-cell>
          <table:table-cell office:value-type="float" office:value="0.198182" calcext:value-type="float">
            <text:p>0.198182</text:p>
          </table:table-cell>
          <table:table-cell office:value-type="float" office:value="0.2003466" calcext:value-type="float">
            <text:p>0.2003466</text:p>
          </table:table-cell>
          <table:table-cell office:value-type="float" office:value="0" calcext:value-type="float">
            <text:p>0</text:p>
          </table:table-cell>
          <table:table-cell office:value-type="float" office:value="59.57772" calcext:value-type="float">
            <text:p>59.57772</text:p>
          </table:table-cell>
          <table:table-cell office:value-type="float" office:value="54.69598" calcext:value-type="float">
            <text:p>54.69598</text:p>
          </table:table-cell>
          <table:table-cell office:value-type="float" office:value="40.96585" calcext:value-type="float">
            <text:p>40.96585</text:p>
          </table:table-cell>
          <table:table-cell office:value-type="float" office:value="12.41369" calcext:value-type="float">
            <text:p>12.41369</text:p>
          </table:table-cell>
          <table:table-cell office:value-type="float" office:value="10.69906" calcext:value-type="float">
            <text:p>10.69906</text:p>
          </table:table-cell>
          <table:table-cell office:value-type="float" office:value="3.725695" calcext:value-type="float">
            <text:p>3.725695</text:p>
          </table:table-cell>
          <table:table-cell office:value-type="float" office:value="3.489441" calcext:value-type="float">
            <text:p>3.489441</text:p>
          </table:table-cell>
          <table:table-cell office:value-type="float" office:value="5.9923" calcext:value-type="float">
            <text:p>5.9923</text:p>
          </table:table-cell>
          <table:table-cell office:value-type="float" office:value="9.415335" calcext:value-type="float">
            <text:p>9.415335</text:p>
          </table:table-cell>
          <table:table-cell office:value-type="float" office:value="9.961977" calcext:value-type="float">
            <text:p>9.961977</text:p>
          </table:table-cell>
          <table:table-cell office:value-type="float" office:value="10.77704" calcext:value-type="float">
            <text:p>10.77704</text:p>
          </table:table-cell>
          <table:table-cell office:value-type="float" office:value="11.15434" calcext:value-type="float">
            <text:p>11.15434</text:p>
          </table:table-cell>
          <table:table-cell office:value-type="float" office:value="12.93386" calcext:value-type="float">
            <text:p>12.93386</text:p>
          </table:table-cell>
          <table:table-cell office:value-type="float" office:value="13.09953" calcext:value-type="float">
            <text:p>13.09953</text:p>
          </table:table-cell>
          <table:table-cell office:value-type="float" office:value="0" calcext:value-type="float">
            <text:p>0</text:p>
          </table:table-cell>
          <table:table-cell office:value-type="float" office:value="0.6961396" calcext:value-type="float">
            <text:p>0.6961396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7" calcext:value-type="float">
            <text:p>11122007</text:p>
          </table:table-cell>
          <table:table-cell office:value-type="float" office:value="3.573271" calcext:value-type="float">
            <text:p>3.573271</text:p>
          </table:table-cell>
          <table:table-cell office:value-type="float" office:value="133.0443" calcext:value-type="float">
            <text:p>133.0443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72915" calcext:value-type="float">
            <text:p>44.72915</text:p>
          </table:table-cell>
          <table:table-cell office:value-type="float" office:value="0.0165454" calcext:value-type="float">
            <text:p>0.0165454</text:p>
          </table:table-cell>
          <table:table-cell office:value-type="float" office:value="0.0008237591" calcext:value-type="float">
            <text:p>0.0008237591</text:p>
          </table:table-cell>
          <table:table-cell office:value-type="float" office:value="0.02708398" calcext:value-type="float">
            <text:p>0.02708398</text:p>
          </table:table-cell>
          <table:table-cell office:value-type="float" office:value="0.004516782" calcext:value-type="float">
            <text:p>0.004516782</text:p>
          </table:table-cell>
          <table:table-cell office:value-type="float" office:value="1165.962" calcext:value-type="float">
            <text:p>1165.962</text:p>
          </table:table-cell>
          <table:table-cell office:value-type="float" office:value="1.153197" calcext:value-type="float">
            <text:p>1.153197</text:p>
          </table:table-cell>
          <table:table-cell office:value-type="float" office:value="0" calcext:value-type="float">
            <text:p>0</text:p>
          </table:table-cell>
          <table:table-cell office:value-type="float" office:value="0.3706382" calcext:value-type="float">
            <text:p>0.3706382</text:p>
          </table:table-cell>
          <table:table-cell office:value-type="float" office:value="0.4147985" calcext:value-type="float">
            <text:p>0.4147985</text:p>
          </table:table-cell>
          <table:table-cell office:value-type="float" office:value="0.2803617" calcext:value-type="float">
            <text:p>0.2803617</text:p>
          </table:table-cell>
          <table:table-cell office:value-type="float" office:value="0.08175318" calcext:value-type="float">
            <text:p>0.08175318</text:p>
          </table:table-cell>
          <table:table-cell office:value-type="float" office:value="0.06878262" calcext:value-type="float">
            <text:p>0.06878262</text:p>
          </table:table-cell>
          <table:table-cell office:value-type="float" office:value="0.03194225" calcext:value-type="float">
            <text:p>0.03194225</text:p>
          </table:table-cell>
          <table:table-cell office:value-type="float" office:value="0.03795251" calcext:value-type="float">
            <text:p>0.03795251</text:p>
          </table:table-cell>
          <table:table-cell office:value-type="float" office:value="0.08486624" calcext:value-type="float">
            <text:p>0.08486624</text:p>
          </table:table-cell>
          <table:table-cell office:value-type="float" office:value="0.1610574" calcext:value-type="float">
            <text:p>0.1610574</text:p>
          </table:table-cell>
          <table:table-cell office:value-type="float" office:value="0.166732" calcext:value-type="float">
            <text:p>0.166732</text:p>
          </table:table-cell>
          <table:table-cell office:value-type="float" office:value="0.1749765" calcext:value-type="float">
            <text:p>0.1749765</text:p>
          </table:table-cell>
          <table:table-cell office:value-type="float" office:value="0.1796687" calcext:value-type="float">
            <text:p>0.1796687</text:p>
          </table:table-cell>
          <table:table-cell office:value-type="float" office:value="0.1981918" calcext:value-type="float">
            <text:p>0.1981918</text:p>
          </table:table-cell>
          <table:table-cell office:value-type="float" office:value="0.200354" calcext:value-type="float">
            <text:p>0.200354</text:p>
          </table:table-cell>
          <table:table-cell office:value-type="float" office:value="0" calcext:value-type="float">
            <text:p>0</text:p>
          </table:table-cell>
          <table:table-cell office:value-type="float" office:value="59.53247" calcext:value-type="float">
            <text:p>59.53247</text:p>
          </table:table-cell>
          <table:table-cell office:value-type="float" office:value="54.65242" calcext:value-type="float">
            <text:p>54.65242</text:p>
          </table:table-cell>
          <table:table-cell office:value-type="float" office:value="40.93426" calcext:value-type="float">
            <text:p>40.93426</text:p>
          </table:table-cell>
          <table:table-cell office:value-type="float" office:value="12.40434" calcext:value-type="float">
            <text:p>12.40434</text:p>
          </table:table-cell>
          <table:table-cell office:value-type="float" office:value="10.69029" calcext:value-type="float">
            <text:p>10.69029</text:p>
          </table:table-cell>
          <table:table-cell office:value-type="float" office:value="3.725183" calcext:value-type="float">
            <text:p>3.725183</text:p>
          </table:table-cell>
          <table:table-cell office:value-type="float" office:value="3.490195" calcext:value-type="float">
            <text:p>3.490195</text:p>
          </table:table-cell>
          <table:table-cell office:value-type="float" office:value="5.995131" calcext:value-type="float">
            <text:p>5.995131</text:p>
          </table:table-cell>
          <table:table-cell office:value-type="float" office:value="9.419174" calcext:value-type="float">
            <text:p>9.419174</text:p>
          </table:table-cell>
          <table:table-cell office:value-type="float" office:value="9.965697" calcext:value-type="float">
            <text:p>9.965697</text:p>
          </table:table-cell>
          <table:table-cell office:value-type="float" office:value="10.7802" calcext:value-type="float">
            <text:p>10.7802</text:p>
          </table:table-cell>
          <table:table-cell office:value-type="float" office:value="11.1572" calcext:value-type="float">
            <text:p>11.1572</text:p>
          </table:table-cell>
          <table:table-cell office:value-type="float" office:value="12.93471" calcext:value-type="float">
            <text:p>12.93471</text:p>
          </table:table-cell>
          <table:table-cell office:value-type="float" office:value="13.10026" calcext:value-type="float">
            <text:p>13.10026</text:p>
          </table:table-cell>
          <table:table-cell office:value-type="float" office:value="0" calcext:value-type="float">
            <text:p>0</text:p>
          </table:table-cell>
          <table:table-cell office:value-type="float" office:value="0.4727346" calcext:value-type="float">
            <text:p>0.4727346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7" calcext:value-type="float">
            <text:p>12122007</text:p>
          </table:table-cell>
          <table:table-cell office:value-type="float" office:value="3.571888" calcext:value-type="float">
            <text:p>3.571888</text:p>
          </table:table-cell>
          <table:table-cell office:value-type="float" office:value="133.0432" calcext:value-type="float">
            <text:p>133.0432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73343" calcext:value-type="float">
            <text:p>44.73343</text:p>
          </table:table-cell>
          <table:table-cell office:value-type="float" office:value="0.0165454" calcext:value-type="float">
            <text:p>0.0165454</text:p>
          </table:table-cell>
          <table:table-cell office:value-type="float" office:value="0.0008237591" calcext:value-type="float">
            <text:p>0.0008237591</text:p>
          </table:table-cell>
          <table:table-cell office:value-type="float" office:value="0.02708398" calcext:value-type="float">
            <text:p>0.02708398</text:p>
          </table:table-cell>
          <table:table-cell office:value-type="float" office:value="0.004516782" calcext:value-type="float">
            <text:p>0.004516782</text:p>
          </table:table-cell>
          <table:table-cell office:value-type="float" office:value="1165.96" calcext:value-type="float">
            <text:p>1165.96</text:p>
          </table:table-cell>
          <table:table-cell office:value-type="float" office:value="1.154803" calcext:value-type="float">
            <text:p>1.154803</text:p>
          </table:table-cell>
          <table:table-cell office:value-type="float" office:value="0" calcext:value-type="float">
            <text:p>0</text:p>
          </table:table-cell>
          <table:table-cell office:value-type="float" office:value="0.3616723" calcext:value-type="float">
            <text:p>0.3616723</text:p>
          </table:table-cell>
          <table:table-cell office:value-type="float" office:value="0.4083727" calcext:value-type="float">
            <text:p>0.4083727</text:p>
          </table:table-cell>
          <table:table-cell office:value-type="float" office:value="0.2791023" calcext:value-type="float">
            <text:p>0.2791023</text:p>
          </table:table-cell>
          <table:table-cell office:value-type="float" office:value="0.08141293" calcext:value-type="float">
            <text:p>0.08141293</text:p>
          </table:table-cell>
          <table:table-cell office:value-type="float" office:value="0.06885812" calcext:value-type="float">
            <text:p>0.06885812</text:p>
          </table:table-cell>
          <table:table-cell office:value-type="float" office:value="0.032003" calcext:value-type="float">
            <text:p>0.032003</text:p>
          </table:table-cell>
          <table:table-cell office:value-type="float" office:value="0.03799899" calcext:value-type="float">
            <text:p>0.03799899</text:p>
          </table:table-cell>
          <table:table-cell office:value-type="float" office:value="0.08497486" calcext:value-type="float">
            <text:p>0.08497486</text:p>
          </table:table-cell>
          <table:table-cell office:value-type="float" office:value="0.1610692" calcext:value-type="float">
            <text:p>0.1610692</text:p>
          </table:table-cell>
          <table:table-cell office:value-type="float" office:value="0.1667604" calcext:value-type="float">
            <text:p>0.1667604</text:p>
          </table:table-cell>
          <table:table-cell office:value-type="float" office:value="0.1750057" calcext:value-type="float">
            <text:p>0.1750057</text:p>
          </table:table-cell>
          <table:table-cell office:value-type="float" office:value="0.1796889" calcext:value-type="float">
            <text:p>0.1796889</text:p>
          </table:table-cell>
          <table:table-cell office:value-type="float" office:value="0.1982013" calcext:value-type="float">
            <text:p>0.1982013</text:p>
          </table:table-cell>
          <table:table-cell office:value-type="float" office:value="0.2003616" calcext:value-type="float">
            <text:p>0.2003616</text:p>
          </table:table-cell>
          <table:table-cell office:value-type="float" office:value="0" calcext:value-type="float">
            <text:p>0</text:p>
          </table:table-cell>
          <table:table-cell office:value-type="float" office:value="59.47859" calcext:value-type="float">
            <text:p>59.47859</text:p>
          </table:table-cell>
          <table:table-cell office:value-type="float" office:value="54.6087" calcext:value-type="float">
            <text:p>54.6087</text:p>
          </table:table-cell>
          <table:table-cell office:value-type="float" office:value="40.90393" calcext:value-type="float">
            <text:p>40.90393</text:p>
          </table:table-cell>
          <table:table-cell office:value-type="float" office:value="12.39517" calcext:value-type="float">
            <text:p>12.39517</text:p>
          </table:table-cell>
          <table:table-cell office:value-type="float" office:value="10.68182" calcext:value-type="float">
            <text:p>10.68182</text:p>
          </table:table-cell>
          <table:table-cell office:value-type="float" office:value="3.724705" calcext:value-type="float">
            <text:p>3.724705</text:p>
          </table:table-cell>
          <table:table-cell office:value-type="float" office:value="3.490957" calcext:value-type="float">
            <text:p>3.490957</text:p>
          </table:table-cell>
          <table:table-cell office:value-type="float" office:value="5.997965" calcext:value-type="float">
            <text:p>5.997965</text:p>
          </table:table-cell>
          <table:table-cell office:value-type="float" office:value="9.423014" calcext:value-type="float">
            <text:p>9.423014</text:p>
          </table:table-cell>
          <table:table-cell office:value-type="float" office:value="9.96942" calcext:value-type="float">
            <text:p>9.96942</text:p>
          </table:table-cell>
          <table:table-cell office:value-type="float" office:value="10.78337" calcext:value-type="float">
            <text:p>10.78337</text:p>
          </table:table-cell>
          <table:table-cell office:value-type="float" office:value="11.16008" calcext:value-type="float">
            <text:p>11.16008</text:p>
          </table:table-cell>
          <table:table-cell office:value-type="float" office:value="12.93557" calcext:value-type="float">
            <text:p>12.93557</text:p>
          </table:table-cell>
          <table:table-cell office:value-type="float" office:value="13.10097" calcext:value-type="float">
            <text:p>13.10097</text:p>
          </table:table-cell>
          <table:table-cell office:value-type="float" office:value="0" calcext:value-type="float">
            <text:p>0</text:p>
          </table:table-cell>
          <table:table-cell office:value-type="float" office:value="0.4861751" calcext:value-type="float">
            <text:p>0.4861751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7" calcext:value-type="float">
            <text:p>13122007</text:p>
          </table:table-cell>
          <table:table-cell office:value-type="float" office:value="3.57073" calcext:value-type="float">
            <text:p>3.57073</text:p>
          </table:table-cell>
          <table:table-cell office:value-type="float" office:value="133.0421" calcext:value-type="float">
            <text:p>133.0421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73775" calcext:value-type="float">
            <text:p>44.73775</text:p>
          </table:table-cell>
          <table:table-cell office:value-type="float" office:value="0.0165454" calcext:value-type="float">
            <text:p>0.0165454</text:p>
          </table:table-cell>
          <table:table-cell office:value-type="float" office:value="0.0008237684" calcext:value-type="float">
            <text:p>0.0008237684</text:p>
          </table:table-cell>
          <table:table-cell office:value-type="float" office:value="0.02708398" calcext:value-type="float">
            <text:p>0.02708398</text:p>
          </table:table-cell>
          <table:table-cell office:value-type="float" office:value="0.004516957" calcext:value-type="float">
            <text:p>0.004516957</text:p>
          </table:table-cell>
          <table:table-cell office:value-type="float" office:value="1165.957" calcext:value-type="float">
            <text:p>1165.957</text:p>
          </table:table-cell>
          <table:table-cell office:value-type="float" office:value="1.155894" calcext:value-type="float">
            <text:p>1.155894</text:p>
          </table:table-cell>
          <table:table-cell office:value-type="float" office:value="0" calcext:value-type="float">
            <text:p>0</text:p>
          </table:table-cell>
          <table:table-cell office:value-type="float" office:value="0.3632333" calcext:value-type="float">
            <text:p>0.3632333</text:p>
          </table:table-cell>
          <table:table-cell office:value-type="float" office:value="0.4033837" calcext:value-type="float">
            <text:p>0.4033837</text:p>
          </table:table-cell>
          <table:table-cell office:value-type="float" office:value="0.2757939" calcext:value-type="float">
            <text:p>0.2757939</text:p>
          </table:table-cell>
          <table:table-cell office:value-type="float" office:value="0.08105405" calcext:value-type="float">
            <text:p>0.08105405</text:p>
          </table:table-cell>
          <table:table-cell office:value-type="float" office:value="0.06875136" calcext:value-type="float">
            <text:p>0.06875136</text:p>
          </table:table-cell>
          <table:table-cell office:value-type="float" office:value="0.03183034" calcext:value-type="float">
            <text:p>0.03183034</text:p>
          </table:table-cell>
          <table:table-cell office:value-type="float" office:value="0.03763906" calcext:value-type="float">
            <text:p>0.03763906</text:p>
          </table:table-cell>
          <table:table-cell office:value-type="float" office:value="0.08498367" calcext:value-type="float">
            <text:p>0.08498367</text:p>
          </table:table-cell>
          <table:table-cell office:value-type="float" office:value="0.161091" calcext:value-type="float">
            <text:p>0.161091</text:p>
          </table:table-cell>
          <table:table-cell office:value-type="float" office:value="0.1667901" calcext:value-type="float">
            <text:p>0.1667901</text:p>
          </table:table-cell>
          <table:table-cell office:value-type="float" office:value="0.175035" calcext:value-type="float">
            <text:p>0.175035</text:p>
          </table:table-cell>
          <table:table-cell office:value-type="float" office:value="0.1797099" calcext:value-type="float">
            <text:p>0.1797099</text:p>
          </table:table-cell>
          <table:table-cell office:value-type="float" office:value="0.1982107" calcext:value-type="float">
            <text:p>0.1982107</text:p>
          </table:table-cell>
          <table:table-cell office:value-type="float" office:value="0.2003688" calcext:value-type="float">
            <text:p>0.2003688</text:p>
          </table:table-cell>
          <table:table-cell office:value-type="float" office:value="0" calcext:value-type="float">
            <text:p>0</text:p>
          </table:table-cell>
          <table:table-cell office:value-type="float" office:value="59.43512" calcext:value-type="float">
            <text:p>59.43512</text:p>
          </table:table-cell>
          <table:table-cell office:value-type="float" office:value="54.56488" calcext:value-type="float">
            <text:p>54.56488</text:p>
          </table:table-cell>
          <table:table-cell office:value-type="float" office:value="40.87286" calcext:value-type="float">
            <text:p>40.87286</text:p>
          </table:table-cell>
          <table:table-cell office:value-type="float" office:value="12.38587" calcext:value-type="float">
            <text:p>12.38587</text:p>
          </table:table-cell>
          <table:table-cell office:value-type="float" office:value="10.67345" calcext:value-type="float">
            <text:p>10.67345</text:p>
          </table:table-cell>
          <table:table-cell office:value-type="float" office:value="3.724206" calcext:value-type="float">
            <text:p>3.724206</text:p>
          </table:table-cell>
          <table:table-cell office:value-type="float" office:value="3.491625" calcext:value-type="float">
            <text:p>3.491625</text:p>
          </table:table-cell>
          <table:table-cell office:value-type="float" office:value="6.000798" calcext:value-type="float">
            <text:p>6.000798</text:p>
          </table:table-cell>
          <table:table-cell office:value-type="float" office:value="9.426853" calcext:value-type="float">
            <text:p>9.426853</text:p>
          </table:table-cell>
          <table:table-cell office:value-type="float" office:value="9.973142" calcext:value-type="float">
            <text:p>9.973142</text:p>
          </table:table-cell>
          <table:table-cell office:value-type="float" office:value="10.78654" calcext:value-type="float">
            <text:p>10.78654</text:p>
          </table:table-cell>
          <table:table-cell office:value-type="float" office:value="11.16294" calcext:value-type="float">
            <text:p>11.16294</text:p>
          </table:table-cell>
          <table:table-cell office:value-type="float" office:value="12.93642" calcext:value-type="float">
            <text:p>12.93642</text:p>
          </table:table-cell>
          <table:table-cell office:value-type="float" office:value="13.10169" calcext:value-type="float">
            <text:p>13.10169</text:p>
          </table:table-cell>
          <table:table-cell office:value-type="float" office:value="0" calcext:value-type="float">
            <text:p>0</text:p>
          </table:table-cell>
          <table:table-cell office:value-type="float" office:value="0.6912851" calcext:value-type="float">
            <text:p>0.6912851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7" calcext:value-type="float">
            <text:p>14122007</text:p>
          </table:table-cell>
          <table:table-cell office:value-type="float" office:value="3.569614" calcext:value-type="float">
            <text:p>3.569614</text:p>
          </table:table-cell>
          <table:table-cell office:value-type="float" office:value="133.0413" calcext:value-type="float">
            <text:p>133.0413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74208" calcext:value-type="float">
            <text:p>44.74208</text:p>
          </table:table-cell>
          <table:table-cell office:value-type="float" office:value="0.0165454" calcext:value-type="float">
            <text:p>0.0165454</text:p>
          </table:table-cell>
          <table:table-cell office:value-type="float" office:value="0.0008237737" calcext:value-type="float">
            <text:p>0.0008237737</text:p>
          </table:table-cell>
          <table:table-cell office:value-type="float" office:value="0.02708398" calcext:value-type="float">
            <text:p>0.02708398</text:p>
          </table:table-cell>
          <table:table-cell office:value-type="float" office:value="0.004517071" calcext:value-type="float">
            <text:p>0.004517071</text:p>
          </table:table-cell>
          <table:table-cell office:value-type="float" office:value="1165.954" calcext:value-type="float">
            <text:p>1165.954</text:p>
          </table:table-cell>
          <table:table-cell office:value-type="float" office:value="1.157264" calcext:value-type="float">
            <text:p>1.157264</text:p>
          </table:table-cell>
          <table:table-cell office:value-type="float" office:value="0" calcext:value-type="float">
            <text:p>0</text:p>
          </table:table-cell>
          <table:table-cell office:value-type="float" office:value="0.3564118" calcext:value-type="float">
            <text:p>0.3564118</text:p>
          </table:table-cell>
          <table:table-cell office:value-type="float" office:value="0.4039527" calcext:value-type="float">
            <text:p>0.4039527</text:p>
          </table:table-cell>
          <table:table-cell office:value-type="float" office:value="0.2749939" calcext:value-type="float">
            <text:p>0.2749939</text:p>
          </table:table-cell>
          <table:table-cell office:value-type="float" office:value="0.08098491" calcext:value-type="float">
            <text:p>0.08098491</text:p>
          </table:table-cell>
          <table:table-cell office:value-type="float" office:value="0.06868219" calcext:value-type="float">
            <text:p>0.06868219</text:p>
          </table:table-cell>
          <table:table-cell office:value-type="float" office:value="0.0317298" calcext:value-type="float">
            <text:p>0.0317298</text:p>
          </table:table-cell>
          <table:table-cell office:value-type="float" office:value="0.03765801" calcext:value-type="float">
            <text:p>0.03765801</text:p>
          </table:table-cell>
          <table:table-cell office:value-type="float" office:value="0.08497597" calcext:value-type="float">
            <text:p>0.08497597</text:p>
          </table:table-cell>
          <table:table-cell office:value-type="float" office:value="0.161106" calcext:value-type="float">
            <text:p>0.161106</text:p>
          </table:table-cell>
          <table:table-cell office:value-type="float" office:value="0.1668196" calcext:value-type="float">
            <text:p>0.1668196</text:p>
          </table:table-cell>
          <table:table-cell office:value-type="float" office:value="0.1750643" calcext:value-type="float">
            <text:p>0.1750643</text:p>
          </table:table-cell>
          <table:table-cell office:value-type="float" office:value="0.1797332" calcext:value-type="float">
            <text:p>0.1797332</text:p>
          </table:table-cell>
          <table:table-cell office:value-type="float" office:value="0.19822" calcext:value-type="float">
            <text:p>0.19822</text:p>
          </table:table-cell>
          <table:table-cell office:value-type="float" office:value="0.2003761" calcext:value-type="float">
            <text:p>0.2003761</text:p>
          </table:table-cell>
          <table:table-cell office:value-type="float" office:value="0" calcext:value-type="float">
            <text:p>0</text:p>
          </table:table-cell>
          <table:table-cell office:value-type="float" office:value="59.39149" calcext:value-type="float">
            <text:p>59.39149</text:p>
          </table:table-cell>
          <table:table-cell office:value-type="float" office:value="54.52137" calcext:value-type="float">
            <text:p>54.52137</text:p>
          </table:table-cell>
          <table:table-cell office:value-type="float" office:value="40.84163" calcext:value-type="float">
            <text:p>40.84163</text:p>
          </table:table-cell>
          <table:table-cell office:value-type="float" office:value="12.37666" calcext:value-type="float">
            <text:p>12.37666</text:p>
          </table:table-cell>
          <table:table-cell office:value-type="float" office:value="10.66511" calcext:value-type="float">
            <text:p>10.66511</text:p>
          </table:table-cell>
          <table:table-cell office:value-type="float" office:value="3.723677" calcext:value-type="float">
            <text:p>3.723677</text:p>
          </table:table-cell>
          <table:table-cell office:value-type="float" office:value="3.492288" calcext:value-type="float">
            <text:p>3.492288</text:p>
          </table:table-cell>
          <table:table-cell office:value-type="float" office:value="6.003634" calcext:value-type="float">
            <text:p>6.003634</text:p>
          </table:table-cell>
          <table:table-cell office:value-type="float" office:value="9.430693" calcext:value-type="float">
            <text:p>9.430693</text:p>
          </table:table-cell>
          <table:table-cell office:value-type="float" office:value="9.97686" calcext:value-type="float">
            <text:p>9.97686</text:p>
          </table:table-cell>
          <table:table-cell office:value-type="float" office:value="10.78971" calcext:value-type="float">
            <text:p>10.78971</text:p>
          </table:table-cell>
          <table:table-cell office:value-type="float" office:value="11.16582" calcext:value-type="float">
            <text:p>11.16582</text:p>
          </table:table-cell>
          <table:table-cell office:value-type="float" office:value="12.93727" calcext:value-type="float">
            <text:p>12.93727</text:p>
          </table:table-cell>
          <table:table-cell office:value-type="float" office:value="13.1024" calcext:value-type="float">
            <text:p>13.1024</text:p>
          </table:table-cell>
          <table:table-cell office:value-type="float" office:value="0" calcext:value-type="float">
            <text:p>0</text:p>
          </table:table-cell>
          <table:table-cell office:value-type="float" office:value="0.5200621" calcext:value-type="float">
            <text:p>0.5200621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7" calcext:value-type="float">
            <text:p>15122007</text:p>
          </table:table-cell>
          <table:table-cell office:value-type="float" office:value="3.568398" calcext:value-type="float">
            <text:p>3.568398</text:p>
          </table:table-cell>
          <table:table-cell office:value-type="float" office:value="133.0406" calcext:value-type="float">
            <text:p>133.0406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74643" calcext:value-type="float">
            <text:p>44.74643</text:p>
          </table:table-cell>
          <table:table-cell office:value-type="float" office:value="0.0165454" calcext:value-type="float">
            <text:p>0.0165454</text:p>
          </table:table-cell>
          <table:table-cell office:value-type="float" office:value="0.0008237737" calcext:value-type="float">
            <text:p>0.0008237737</text:p>
          </table:table-cell>
          <table:table-cell office:value-type="float" office:value="0.02708398" calcext:value-type="float">
            <text:p>0.02708398</text:p>
          </table:table-cell>
          <table:table-cell office:value-type="float" office:value="0.004517071" calcext:value-type="float">
            <text:p>0.004517071</text:p>
          </table:table-cell>
          <table:table-cell office:value-type="float" office:value="1165.951" calcext:value-type="float">
            <text:p>1165.951</text:p>
          </table:table-cell>
          <table:table-cell office:value-type="float" office:value="1.161855" calcext:value-type="float">
            <text:p>1.161855</text:p>
          </table:table-cell>
          <table:table-cell office:value-type="float" office:value="0" calcext:value-type="float">
            <text:p>0</text:p>
          </table:table-cell>
          <table:table-cell office:value-type="float" office:value="0.3398323" calcext:value-type="float">
            <text:p>0.3398323</text:p>
          </table:table-cell>
          <table:table-cell office:value-type="float" office:value="0.4151791" calcext:value-type="float">
            <text:p>0.4151791</text:p>
          </table:table-cell>
          <table:table-cell office:value-type="float" office:value="0.2813407" calcext:value-type="float">
            <text:p>0.2813407</text:p>
          </table:table-cell>
          <table:table-cell office:value-type="float" office:value="0.08167781" calcext:value-type="float">
            <text:p>0.08167781</text:p>
          </table:table-cell>
          <table:table-cell office:value-type="float" office:value="0.06913143" calcext:value-type="float">
            <text:p>0.06913143</text:p>
          </table:table-cell>
          <table:table-cell office:value-type="float" office:value="0.03186896" calcext:value-type="float">
            <text:p>0.03186896</text:p>
          </table:table-cell>
          <table:table-cell office:value-type="float" office:value="0.03781824" calcext:value-type="float">
            <text:p>0.03781824</text:p>
          </table:table-cell>
          <table:table-cell office:value-type="float" office:value="0.08502611" calcext:value-type="float">
            <text:p>0.08502611</text:p>
          </table:table-cell>
          <table:table-cell office:value-type="float" office:value="0.1611163" calcext:value-type="float">
            <text:p>0.1611163</text:p>
          </table:table-cell>
          <table:table-cell office:value-type="float" office:value="0.1668482" calcext:value-type="float">
            <text:p>0.1668482</text:p>
          </table:table-cell>
          <table:table-cell office:value-type="float" office:value="0.1750935" calcext:value-type="float">
            <text:p>0.1750935</text:p>
          </table:table-cell>
          <table:table-cell office:value-type="float" office:value="0.1797588" calcext:value-type="float">
            <text:p>0.1797588</text:p>
          </table:table-cell>
          <table:table-cell office:value-type="float" office:value="0.198229" calcext:value-type="float">
            <text:p>0.198229</text:p>
          </table:table-cell>
          <table:table-cell office:value-type="float" office:value="0.2003839" calcext:value-type="float">
            <text:p>0.2003839</text:p>
          </table:table-cell>
          <table:table-cell office:value-type="float" office:value="0" calcext:value-type="float">
            <text:p>0</text:p>
          </table:table-cell>
          <table:table-cell office:value-type="float" office:value="59.3397" calcext:value-type="float">
            <text:p>59.3397</text:p>
          </table:table-cell>
          <table:table-cell office:value-type="float" office:value="54.47909" calcext:value-type="float">
            <text:p>54.47909</text:p>
          </table:table-cell>
          <table:table-cell office:value-type="float" office:value="40.81146" calcext:value-type="float">
            <text:p>40.81146</text:p>
          </table:table-cell>
          <table:table-cell office:value-type="float" office:value="12.36766" calcext:value-type="float">
            <text:p>12.36766</text:p>
          </table:table-cell>
          <table:table-cell office:value-type="float" office:value="10.65695" calcext:value-type="float">
            <text:p>10.65695</text:p>
          </table:table-cell>
          <table:table-cell office:value-type="float" office:value="3.723149" calcext:value-type="float">
            <text:p>3.723149</text:p>
          </table:table-cell>
          <table:table-cell office:value-type="float" office:value="3.492974" calcext:value-type="float">
            <text:p>3.492974</text:p>
          </table:table-cell>
          <table:table-cell office:value-type="float" office:value="6.006506" calcext:value-type="float">
            <text:p>6.006506</text:p>
          </table:table-cell>
          <table:table-cell office:value-type="float" office:value="9.434532" calcext:value-type="float">
            <text:p>9.434532</text:p>
          </table:table-cell>
          <table:table-cell office:value-type="float" office:value="9.980585" calcext:value-type="float">
            <text:p>9.980585</text:p>
          </table:table-cell>
          <table:table-cell office:value-type="float" office:value="10.79287" calcext:value-type="float">
            <text:p>10.79287</text:p>
          </table:table-cell>
          <table:table-cell office:value-type="float" office:value="11.16863" calcext:value-type="float">
            <text:p>11.16863</text:p>
          </table:table-cell>
          <table:table-cell office:value-type="float" office:value="12.93813" calcext:value-type="float">
            <text:p>12.93813</text:p>
          </table:table-cell>
          <table:table-cell office:value-type="float" office:value="13.10312" calcext:value-type="float">
            <text:p>13.10312</text:p>
          </table:table-cell>
          <table:table-cell office:value-type="float" office:value="0" calcext:value-type="float">
            <text:p>0</text:p>
          </table:table-cell>
          <table:table-cell office:value-type="float" office:value="0.208053" calcext:value-type="float">
            <text:p>0.208053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7" calcext:value-type="float">
            <text:p>16122007</text:p>
          </table:table-cell>
          <table:table-cell office:value-type="float" office:value="3.56698" calcext:value-type="float">
            <text:p>3.56698</text:p>
          </table:table-cell>
          <table:table-cell office:value-type="float" office:value="133.0396" calcext:value-type="float">
            <text:p>133.0396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75098" calcext:value-type="float">
            <text:p>44.75098</text:p>
          </table:table-cell>
          <table:table-cell office:value-type="float" office:value="0.0165454" calcext:value-type="float">
            <text:p>0.0165454</text:p>
          </table:table-cell>
          <table:table-cell office:value-type="float" office:value="0.0008237737" calcext:value-type="float">
            <text:p>0.0008237737</text:p>
          </table:table-cell>
          <table:table-cell office:value-type="float" office:value="0.02708398" calcext:value-type="float">
            <text:p>0.02708398</text:p>
          </table:table-cell>
          <table:table-cell office:value-type="float" office:value="0.004517071" calcext:value-type="float">
            <text:p>0.004517071</text:p>
          </table:table-cell>
          <table:table-cell office:value-type="float" office:value="1165.948" calcext:value-type="float">
            <text:p>1165.948</text:p>
          </table:table-cell>
          <table:table-cell office:value-type="float" office:value="1.164322" calcext:value-type="float">
            <text:p>1.164322</text:p>
          </table:table-cell>
          <table:table-cell office:value-type="float" office:value="0" calcext:value-type="float">
            <text:p>0</text:p>
          </table:table-cell>
          <table:table-cell office:value-type="float" office:value="0.3529869" calcext:value-type="float">
            <text:p>0.3529869</text:p>
          </table:table-cell>
          <table:table-cell office:value-type="float" office:value="0.4108061" calcext:value-type="float">
            <text:p>0.4108061</text:p>
          </table:table-cell>
          <table:table-cell office:value-type="float" office:value="0.2810731" calcext:value-type="float">
            <text:p>0.2810731</text:p>
          </table:table-cell>
          <table:table-cell office:value-type="float" office:value="0.08173899" calcext:value-type="float">
            <text:p>0.08173899</text:p>
          </table:table-cell>
          <table:table-cell office:value-type="float" office:value="0.06923871" calcext:value-type="float">
            <text:p>0.06923871</text:p>
          </table:table-cell>
          <table:table-cell office:value-type="float" office:value="0.03204747" calcext:value-type="float">
            <text:p>0.03204747</text:p>
          </table:table-cell>
          <table:table-cell office:value-type="float" office:value="0.03794874" calcext:value-type="float">
            <text:p>0.03794874</text:p>
          </table:table-cell>
          <table:table-cell office:value-type="float" office:value="0.08512038" calcext:value-type="float">
            <text:p>0.08512038</text:p>
          </table:table-cell>
          <table:table-cell office:value-type="float" office:value="0.1611206" calcext:value-type="float">
            <text:p>0.1611206</text:p>
          </table:table-cell>
          <table:table-cell office:value-type="float" office:value="0.1668764" calcext:value-type="float">
            <text:p>0.1668764</text:p>
          </table:table-cell>
          <table:table-cell office:value-type="float" office:value="0.1751229" calcext:value-type="float">
            <text:p>0.1751229</text:p>
          </table:table-cell>
          <table:table-cell office:value-type="float" office:value="0.1797798" calcext:value-type="float">
            <text:p>0.1797798</text:p>
          </table:table-cell>
          <table:table-cell office:value-type="float" office:value="0.1982382" calcext:value-type="float">
            <text:p>0.1982382</text:p>
          </table:table-cell>
          <table:table-cell office:value-type="float" office:value="0.2003916" calcext:value-type="float">
            <text:p>0.2003916</text:p>
          </table:table-cell>
          <table:table-cell office:value-type="float" office:value="0" calcext:value-type="float">
            <text:p>0</text:p>
          </table:table-cell>
          <table:table-cell office:value-type="float" office:value="59.2876" calcext:value-type="float">
            <text:p>59.2876</text:p>
          </table:table-cell>
          <table:table-cell office:value-type="float" office:value="54.43883" calcext:value-type="float">
            <text:p>54.43883</text:p>
          </table:table-cell>
          <table:table-cell office:value-type="float" office:value="40.7833" calcext:value-type="float">
            <text:p>40.7833</text:p>
          </table:table-cell>
          <table:table-cell office:value-type="float" office:value="12.359" calcext:value-type="float">
            <text:p>12.359</text:p>
          </table:table-cell>
          <table:table-cell office:value-type="float" office:value="10.64901" calcext:value-type="float">
            <text:p>10.64901</text:p>
          </table:table-cell>
          <table:table-cell office:value-type="float" office:value="3.722682" calcext:value-type="float">
            <text:p>3.722682</text:p>
          </table:table-cell>
          <table:table-cell office:value-type="float" office:value="3.493688" calcext:value-type="float">
            <text:p>3.493688</text:p>
          </table:table-cell>
          <table:table-cell office:value-type="float" office:value="6.009401" calcext:value-type="float">
            <text:p>6.009401</text:p>
          </table:table-cell>
          <table:table-cell office:value-type="float" office:value="9.438372" calcext:value-type="float">
            <text:p>9.438372</text:p>
          </table:table-cell>
          <table:table-cell office:value-type="float" office:value="9.984305" calcext:value-type="float">
            <text:p>9.984305</text:p>
          </table:table-cell>
          <table:table-cell office:value-type="float" office:value="10.79604" calcext:value-type="float">
            <text:p>10.79604</text:p>
          </table:table-cell>
          <table:table-cell office:value-type="float" office:value="11.17141" calcext:value-type="float">
            <text:p>11.17141</text:p>
          </table:table-cell>
          <table:table-cell office:value-type="float" office:value="12.93898" calcext:value-type="float">
            <text:p>12.93898</text:p>
          </table:table-cell>
          <table:table-cell office:value-type="float" office:value="13.10385" calcext:value-type="float">
            <text:p>13.10385</text:p>
          </table:table-cell>
          <table:table-cell office:value-type="float" office:value="0" calcext:value-type="float">
            <text:p>0</text:p>
          </table:table-cell>
          <table:table-cell office:value-type="float" office:value="0.3362643" calcext:value-type="float">
            <text:p>0.3362643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7" calcext:value-type="float">
            <text:p>17122007</text:p>
          </table:table-cell>
          <table:table-cell office:value-type="float" office:value="3.56583" calcext:value-type="float">
            <text:p>3.56583</text:p>
          </table:table-cell>
          <table:table-cell office:value-type="float" office:value="133.0387" calcext:value-type="float">
            <text:p>133.0387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75555" calcext:value-type="float">
            <text:p>44.75555</text:p>
          </table:table-cell>
          <table:table-cell office:value-type="float" office:value="0.0165454" calcext:value-type="float">
            <text:p>0.0165454</text:p>
          </table:table-cell>
          <table:table-cell office:value-type="float" office:value="0.0008237737" calcext:value-type="float">
            <text:p>0.0008237737</text:p>
          </table:table-cell>
          <table:table-cell office:value-type="float" office:value="0.02708398" calcext:value-type="float">
            <text:p>0.02708398</text:p>
          </table:table-cell>
          <table:table-cell office:value-type="float" office:value="0.004517071" calcext:value-type="float">
            <text:p>0.004517071</text:p>
          </table:table-cell>
          <table:table-cell office:value-type="float" office:value="1165.945" calcext:value-type="float">
            <text:p>1165.945</text:p>
          </table:table-cell>
          <table:table-cell office:value-type="float" office:value="1.165817" calcext:value-type="float">
            <text:p>1.165817</text:p>
          </table:table-cell>
          <table:table-cell office:value-type="float" office:value="0" calcext:value-type="float">
            <text:p>0</text:p>
          </table:table-cell>
          <table:table-cell office:value-type="float" office:value="0.3421729" calcext:value-type="float">
            <text:p>0.3421729</text:p>
          </table:table-cell>
          <table:table-cell office:value-type="float" office:value="0.4047148" calcext:value-type="float">
            <text:p>0.4047148</text:p>
          </table:table-cell>
          <table:table-cell office:value-type="float" office:value="0.2766856" calcext:value-type="float">
            <text:p>0.2766856</text:p>
          </table:table-cell>
          <table:table-cell office:value-type="float" office:value="0.08126951" calcext:value-type="float">
            <text:p>0.08126951</text:p>
          </table:table-cell>
          <table:table-cell office:value-type="float" office:value="0.06900726" calcext:value-type="float">
            <text:p>0.06900726</text:p>
          </table:table-cell>
          <table:table-cell office:value-type="float" office:value="0.03188727" calcext:value-type="float">
            <text:p>0.03188727</text:p>
          </table:table-cell>
          <table:table-cell office:value-type="float" office:value="0.03788634" calcext:value-type="float">
            <text:p>0.03788634</text:p>
          </table:table-cell>
          <table:table-cell office:value-type="float" office:value="0.08517082" calcext:value-type="float">
            <text:p>0.08517082</text:p>
          </table:table-cell>
          <table:table-cell office:value-type="float" office:value="0.1611505" calcext:value-type="float">
            <text:p>0.1611505</text:p>
          </table:table-cell>
          <table:table-cell office:value-type="float" office:value="0.1669065" calcext:value-type="float">
            <text:p>0.1669065</text:p>
          </table:table-cell>
          <table:table-cell office:value-type="float" office:value="0.1751525" calcext:value-type="float">
            <text:p>0.1751525</text:p>
          </table:table-cell>
          <table:table-cell office:value-type="float" office:value="0.1798008" calcext:value-type="float">
            <text:p>0.1798008</text:p>
          </table:table-cell>
          <table:table-cell office:value-type="float" office:value="0.1982477" calcext:value-type="float">
            <text:p>0.1982477</text:p>
          </table:table-cell>
          <table:table-cell office:value-type="float" office:value="0.2003988" calcext:value-type="float">
            <text:p>0.2003988</text:p>
          </table:table-cell>
          <table:table-cell office:value-type="float" office:value="0" calcext:value-type="float">
            <text:p>0</text:p>
          </table:table-cell>
          <table:table-cell office:value-type="float" office:value="59.24335" calcext:value-type="float">
            <text:p>59.24335</text:p>
          </table:table-cell>
          <table:table-cell office:value-type="float" office:value="54.39782" calcext:value-type="float">
            <text:p>54.39782</text:p>
          </table:table-cell>
          <table:table-cell office:value-type="float" office:value="40.75426" calcext:value-type="float">
            <text:p>40.75426</text:p>
          </table:table-cell>
          <table:table-cell office:value-type="float" office:value="12.35025" calcext:value-type="float">
            <text:p>12.35025</text:p>
          </table:table-cell>
          <table:table-cell office:value-type="float" office:value="10.64112" calcext:value-type="float">
            <text:p>10.64112</text:p>
          </table:table-cell>
          <table:table-cell office:value-type="float" office:value="3.722211" calcext:value-type="float">
            <text:p>3.722211</text:p>
          </table:table-cell>
          <table:table-cell office:value-type="float" office:value="3.494407" calcext:value-type="float">
            <text:p>3.494407</text:p>
          </table:table-cell>
          <table:table-cell office:value-type="float" office:value="6.012296" calcext:value-type="float">
            <text:p>6.012296</text:p>
          </table:table-cell>
          <table:table-cell office:value-type="float" office:value="9.442211" calcext:value-type="float">
            <text:p>9.442211</text:p>
          </table:table-cell>
          <table:table-cell office:value-type="float" office:value="9.988027" calcext:value-type="float">
            <text:p>9.988027</text:p>
          </table:table-cell>
          <table:table-cell office:value-type="float" office:value="10.79921" calcext:value-type="float">
            <text:p>10.79921</text:p>
          </table:table-cell>
          <table:table-cell office:value-type="float" office:value="11.1742" calcext:value-type="float">
            <text:p>11.1742</text:p>
          </table:table-cell>
          <table:table-cell office:value-type="float" office:value="12.93983" calcext:value-type="float">
            <text:p>12.93983</text:p>
          </table:table-cell>
          <table:table-cell office:value-type="float" office:value="13.10456" calcext:value-type="float">
            <text:p>13.10456</text:p>
          </table:table-cell>
          <table:table-cell office:value-type="float" office:value="0" calcext:value-type="float">
            <text:p>0</text:p>
          </table:table-cell>
          <table:table-cell office:value-type="float" office:value="0.3522507" calcext:value-type="float">
            <text:p>0.3522507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7" calcext:value-type="float">
            <text:p>18122007</text:p>
          </table:table-cell>
          <table:table-cell office:value-type="float" office:value="3.56476" calcext:value-type="float">
            <text:p>3.56476</text:p>
          </table:table-cell>
          <table:table-cell office:value-type="float" office:value="133.0379" calcext:value-type="float">
            <text:p>133.0379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75992" calcext:value-type="float">
            <text:p>44.75992</text:p>
          </table:table-cell>
          <table:table-cell office:value-type="float" office:value="0.0165454" calcext:value-type="float">
            <text:p>0.0165454</text:p>
          </table:table-cell>
          <table:table-cell office:value-type="float" office:value="0.0008237737" calcext:value-type="float">
            <text:p>0.0008237737</text:p>
          </table:table-cell>
          <table:table-cell office:value-type="float" office:value="0.02708398" calcext:value-type="float">
            <text:p>0.02708398</text:p>
          </table:table-cell>
          <table:table-cell office:value-type="float" office:value="0.004517071" calcext:value-type="float">
            <text:p>0.004517071</text:p>
          </table:table-cell>
          <table:table-cell office:value-type="float" office:value="1165.942" calcext:value-type="float">
            <text:p>1165.942</text:p>
          </table:table-cell>
          <table:table-cell office:value-type="float" office:value="1.166701" calcext:value-type="float">
            <text:p>1.166701</text:p>
          </table:table-cell>
          <table:table-cell office:value-type="float" office:value="0" calcext:value-type="float">
            <text:p>0</text:p>
          </table:table-cell>
          <table:table-cell office:value-type="float" office:value="0.3446764" calcext:value-type="float">
            <text:p>0.3446764</text:p>
          </table:table-cell>
          <table:table-cell office:value-type="float" office:value="0.4005741" calcext:value-type="float">
            <text:p>0.4005741</text:p>
          </table:table-cell>
          <table:table-cell office:value-type="float" office:value="0.2735877" calcext:value-type="float">
            <text:p>0.2735877</text:p>
          </table:table-cell>
          <table:table-cell office:value-type="float" office:value="0.08087835" calcext:value-type="float">
            <text:p>0.08087835</text:p>
          </table:table-cell>
          <table:table-cell office:value-type="float" office:value="0.06875537" calcext:value-type="float">
            <text:p>0.06875537</text:p>
          </table:table-cell>
          <table:table-cell office:value-type="float" office:value="0.03176067" calcext:value-type="float">
            <text:p>0.03176067</text:p>
          </table:table-cell>
          <table:table-cell office:value-type="float" office:value="0.03781158" calcext:value-type="float">
            <text:p>0.03781158</text:p>
          </table:table-cell>
          <table:table-cell office:value-type="float" office:value="0.08517821" calcext:value-type="float">
            <text:p>0.08517821</text:p>
          </table:table-cell>
          <table:table-cell office:value-type="float" office:value="0.1611794" calcext:value-type="float">
            <text:p>0.1611794</text:p>
          </table:table-cell>
          <table:table-cell office:value-type="float" office:value="0.1669375" calcext:value-type="float">
            <text:p>0.1669375</text:p>
          </table:table-cell>
          <table:table-cell office:value-type="float" office:value="0.1751823" calcext:value-type="float">
            <text:p>0.1751823</text:p>
          </table:table-cell>
          <table:table-cell office:value-type="float" office:value="0.1798238" calcext:value-type="float">
            <text:p>0.1798238</text:p>
          </table:table-cell>
          <table:table-cell office:value-type="float" office:value="0.1982568" calcext:value-type="float">
            <text:p>0.1982568</text:p>
          </table:table-cell>
          <table:table-cell office:value-type="float" office:value="0.2004065" calcext:value-type="float">
            <text:p>0.2004065</text:p>
          </table:table-cell>
          <table:table-cell office:value-type="float" office:value="0" calcext:value-type="float">
            <text:p>0</text:p>
          </table:table-cell>
          <table:table-cell office:value-type="float" office:value="59.19193" calcext:value-type="float">
            <text:p>59.19193</text:p>
          </table:table-cell>
          <table:table-cell office:value-type="float" office:value="54.35584" calcext:value-type="float">
            <text:p>54.35584</text:p>
          </table:table-cell>
          <table:table-cell office:value-type="float" office:value="40.7245" calcext:value-type="float">
            <text:p>40.7245</text:p>
          </table:table-cell>
          <table:table-cell office:value-type="float" office:value="12.3415" calcext:value-type="float">
            <text:p>12.3415</text:p>
          </table:table-cell>
          <table:table-cell office:value-type="float" office:value="10.63327" calcext:value-type="float">
            <text:p>10.63327</text:p>
          </table:table-cell>
          <table:table-cell office:value-type="float" office:value="3.721712" calcext:value-type="float">
            <text:p>3.721712</text:p>
          </table:table-cell>
          <table:table-cell office:value-type="float" office:value="3.495106" calcext:value-type="float">
            <text:p>3.495106</text:p>
          </table:table-cell>
          <table:table-cell office:value-type="float" office:value="6.01519" calcext:value-type="float">
            <text:p>6.01519</text:p>
          </table:table-cell>
          <table:table-cell office:value-type="float" office:value="9.446051" calcext:value-type="float">
            <text:p>9.446051</text:p>
          </table:table-cell>
          <table:table-cell office:value-type="float" office:value="9.99169" calcext:value-type="float">
            <text:p>9.99169</text:p>
          </table:table-cell>
          <table:table-cell office:value-type="float" office:value="10.80238" calcext:value-type="float">
            <text:p>10.80238</text:p>
          </table:table-cell>
          <table:table-cell office:value-type="float" office:value="11.177" calcext:value-type="float">
            <text:p>11.177</text:p>
          </table:table-cell>
          <table:table-cell office:value-type="float" office:value="12.94068" calcext:value-type="float">
            <text:p>12.94068</text:p>
          </table:table-cell>
          <table:table-cell office:value-type="float" office:value="13.10527" calcext:value-type="float">
            <text:p>13.10527</text:p>
          </table:table-cell>
          <table:table-cell office:value-type="float" office:value="0" calcext:value-type="float">
            <text:p>0</text:p>
          </table:table-cell>
          <table:table-cell office:value-type="float" office:value="0.3693809" calcext:value-type="float">
            <text:p>0.3693809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7" calcext:value-type="float">
            <text:p>19122007</text:p>
          </table:table-cell>
          <table:table-cell office:value-type="float" office:value="3.563759" calcext:value-type="float">
            <text:p>3.563759</text:p>
          </table:table-cell>
          <table:table-cell office:value-type="float" office:value="133.0371" calcext:value-type="float">
            <text:p>133.0371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76428" calcext:value-type="float">
            <text:p>44.76428</text:p>
          </table:table-cell>
          <table:table-cell office:value-type="float" office:value="0.0165454" calcext:value-type="float">
            <text:p>0.0165454</text:p>
          </table:table-cell>
          <table:table-cell office:value-type="float" office:value="0.0008237739" calcext:value-type="float">
            <text:p>0.0008237739</text:p>
          </table:table-cell>
          <table:table-cell office:value-type="float" office:value="0.02708398" calcext:value-type="float">
            <text:p>0.02708398</text:p>
          </table:table-cell>
          <table:table-cell office:value-type="float" office:value="0.004408582" calcext:value-type="float">
            <text:p>0.004408582</text:p>
          </table:table-cell>
          <table:table-cell office:value-type="float" office:value="1165.939" calcext:value-type="float">
            <text:p>1165.939</text:p>
          </table:table-cell>
          <table:table-cell office:value-type="float" office:value="1.167811" calcext:value-type="float">
            <text:p>1.167811</text:p>
          </table:table-cell>
          <table:table-cell office:value-type="float" office:value="0" calcext:value-type="float">
            <text:p>0</text:p>
          </table:table-cell>
          <table:table-cell office:value-type="float" office:value="0.3531217" calcext:value-type="float">
            <text:p>0.3531217</text:p>
          </table:table-cell>
          <table:table-cell office:value-type="float" office:value="0.3988569" calcext:value-type="float">
            <text:p>0.3988569</text:p>
          </table:table-cell>
          <table:table-cell office:value-type="float" office:value="0.2728601" calcext:value-type="float">
            <text:p>0.2728601</text:p>
          </table:table-cell>
          <table:table-cell office:value-type="float" office:value="0.08064941" calcext:value-type="float">
            <text:p>0.08064941</text:p>
          </table:table-cell>
          <table:table-cell office:value-type="float" office:value="0.06862042" calcext:value-type="float">
            <text:p>0.06862042</text:p>
          </table:table-cell>
          <table:table-cell office:value-type="float" office:value="0.03164844" calcext:value-type="float">
            <text:p>0.03164844</text:p>
          </table:table-cell>
          <table:table-cell office:value-type="float" office:value="0.03772937" calcext:value-type="float">
            <text:p>0.03772937</text:p>
          </table:table-cell>
          <table:table-cell office:value-type="float" office:value="0.08517099" calcext:value-type="float">
            <text:p>0.08517099</text:p>
          </table:table-cell>
          <table:table-cell office:value-type="float" office:value="0.1612017" calcext:value-type="float">
            <text:p>0.1612017</text:p>
          </table:table-cell>
          <table:table-cell office:value-type="float" office:value="0.1669674" calcext:value-type="float">
            <text:p>0.1669674</text:p>
          </table:table-cell>
          <table:table-cell office:value-type="float" office:value="0.1752123" calcext:value-type="float">
            <text:p>0.1752123</text:p>
          </table:table-cell>
          <table:table-cell office:value-type="float" office:value="0.1798487" calcext:value-type="float">
            <text:p>0.1798487</text:p>
          </table:table-cell>
          <table:table-cell office:value-type="float" office:value="0.1982706" calcext:value-type="float">
            <text:p>0.1982706</text:p>
          </table:table-cell>
          <table:table-cell office:value-type="float" office:value="0.2004176" calcext:value-type="float">
            <text:p>0.2004176</text:p>
          </table:table-cell>
          <table:table-cell office:value-type="float" office:value="0" calcext:value-type="float">
            <text:p>0</text:p>
          </table:table-cell>
          <table:table-cell office:value-type="float" office:value="59.14463" calcext:value-type="float">
            <text:p>59.14463</text:p>
          </table:table-cell>
          <table:table-cell office:value-type="float" office:value="54.31348" calcext:value-type="float">
            <text:p>54.31348</text:p>
          </table:table-cell>
          <table:table-cell office:value-type="float" office:value="40.69427" calcext:value-type="float">
            <text:p>40.69427</text:p>
          </table:table-cell>
          <table:table-cell office:value-type="float" office:value="12.33267" calcext:value-type="float">
            <text:p>12.33267</text:p>
          </table:table-cell>
          <table:table-cell office:value-type="float" office:value="10.62549" calcext:value-type="float">
            <text:p>10.62549</text:p>
          </table:table-cell>
          <table:table-cell office:value-type="float" office:value="3.721185" calcext:value-type="float">
            <text:p>3.721185</text:p>
          </table:table-cell>
          <table:table-cell office:value-type="float" office:value="3.495786" calcext:value-type="float">
            <text:p>3.495786</text:p>
          </table:table-cell>
          <table:table-cell office:value-type="float" office:value="6.018084" calcext:value-type="float">
            <text:p>6.018084</text:p>
          </table:table-cell>
          <table:table-cell office:value-type="float" office:value="9.44989" calcext:value-type="float">
            <text:p>9.44989</text:p>
          </table:table-cell>
          <table:table-cell office:value-type="float" office:value="9.995332" calcext:value-type="float">
            <text:p>9.995332</text:p>
          </table:table-cell>
          <table:table-cell office:value-type="float" office:value="10.80554" calcext:value-type="float">
            <text:p>10.80554</text:p>
          </table:table-cell>
          <table:table-cell office:value-type="float" office:value="11.17979" calcext:value-type="float">
            <text:p>11.17979</text:p>
          </table:table-cell>
          <table:table-cell office:value-type="float" office:value="12.94154" calcext:value-type="float">
            <text:p>12.94154</text:p>
          </table:table-cell>
          <table:table-cell office:value-type="float" office:value="13.1058" calcext:value-type="float">
            <text:p>13.1058</text:p>
          </table:table-cell>
          <table:table-cell office:value-type="float" office:value="0" calcext:value-type="float">
            <text:p>0</text:p>
          </table:table-cell>
          <table:table-cell office:value-type="float" office:value="0.4821213" calcext:value-type="float">
            <text:p>0.4821213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7" calcext:value-type="float">
            <text:p>20122007</text:p>
          </table:table-cell>
          <table:table-cell office:value-type="float" office:value="3.562828" calcext:value-type="float">
            <text:p>3.562828</text:p>
          </table:table-cell>
          <table:table-cell office:value-type="float" office:value="133.0364" calcext:value-type="float">
            <text:p>133.0364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76868" calcext:value-type="float">
            <text:p>44.76868</text:p>
          </table:table-cell>
          <table:table-cell office:value-type="float" office:value="0.0165454" calcext:value-type="float">
            <text:p>0.0165454</text:p>
          </table:table-cell>
          <table:table-cell office:value-type="float" office:value="0.0008237754" calcext:value-type="float">
            <text:p>0.0008237754</text:p>
          </table:table-cell>
          <table:table-cell office:value-type="float" office:value="0.02708398" calcext:value-type="float">
            <text:p>0.02708398</text:p>
          </table:table-cell>
          <table:table-cell office:value-type="float" office:value="0.004408335" calcext:value-type="float">
            <text:p>0.004408335</text:p>
          </table:table-cell>
          <table:table-cell office:value-type="float" office:value="1165.935" calcext:value-type="float">
            <text:p>1165.935</text:p>
          </table:table-cell>
          <table:table-cell office:value-type="float" office:value="1.169872" calcext:value-type="float">
            <text:p>1.169872</text:p>
          </table:table-cell>
          <table:table-cell office:value-type="float" office:value="0" calcext:value-type="float">
            <text:p>0</text:p>
          </table:table-cell>
          <table:table-cell office:value-type="float" office:value="0.3309904" calcext:value-type="float">
            <text:p>0.3309904</text:p>
          </table:table-cell>
          <table:table-cell office:value-type="float" office:value="0.3995655" calcext:value-type="float">
            <text:p>0.3995655</text:p>
          </table:table-cell>
          <table:table-cell office:value-type="float" office:value="0.273456" calcext:value-type="float">
            <text:p>0.273456</text:p>
          </table:table-cell>
          <table:table-cell office:value-type="float" office:value="0.08075206" calcext:value-type="float">
            <text:p>0.08075206</text:p>
          </table:table-cell>
          <table:table-cell office:value-type="float" office:value="0.06868894" calcext:value-type="float">
            <text:p>0.06868894</text:p>
          </table:table-cell>
          <table:table-cell office:value-type="float" office:value="0.03159991" calcext:value-type="float">
            <text:p>0.03159991</text:p>
          </table:table-cell>
          <table:table-cell office:value-type="float" office:value="0.03767569" calcext:value-type="float">
            <text:p>0.03767569</text:p>
          </table:table-cell>
          <table:table-cell office:value-type="float" office:value="0.08516169" calcext:value-type="float">
            <text:p>0.08516169</text:p>
          </table:table-cell>
          <table:table-cell office:value-type="float" office:value="0.1612037" calcext:value-type="float">
            <text:p>0.1612037</text:p>
          </table:table-cell>
          <table:table-cell office:value-type="float" office:value="0.1669959" calcext:value-type="float">
            <text:p>0.1669959</text:p>
          </table:table-cell>
          <table:table-cell office:value-type="float" office:value="0.1752423" calcext:value-type="float">
            <text:p>0.1752423</text:p>
          </table:table-cell>
          <table:table-cell office:value-type="float" office:value="0.1798721" calcext:value-type="float">
            <text:p>0.1798721</text:p>
          </table:table-cell>
          <table:table-cell office:value-type="float" office:value="0.198276" calcext:value-type="float">
            <text:p>0.198276</text:p>
          </table:table-cell>
          <table:table-cell office:value-type="float" office:value="0.2004226" calcext:value-type="float">
            <text:p>0.2004226</text:p>
          </table:table-cell>
          <table:table-cell office:value-type="float" office:value="0" calcext:value-type="float">
            <text:p>0</text:p>
          </table:table-cell>
          <table:table-cell office:value-type="float" office:value="59.09863" calcext:value-type="float">
            <text:p>59.09863</text:p>
          </table:table-cell>
          <table:table-cell office:value-type="float" office:value="54.27187" calcext:value-type="float">
            <text:p>54.27187</text:p>
          </table:table-cell>
          <table:table-cell office:value-type="float" office:value="40.66422" calcext:value-type="float">
            <text:p>40.66422</text:p>
          </table:table-cell>
          <table:table-cell office:value-type="float" office:value="12.32387" calcext:value-type="float">
            <text:p>12.32387</text:p>
          </table:table-cell>
          <table:table-cell office:value-type="float" office:value="10.61777" calcext:value-type="float">
            <text:p>10.61777</text:p>
          </table:table-cell>
          <table:table-cell office:value-type="float" office:value="3.720642" calcext:value-type="float">
            <text:p>3.720642</text:p>
          </table:table-cell>
          <table:table-cell office:value-type="float" office:value="3.496444" calcext:value-type="float">
            <text:p>3.496444</text:p>
          </table:table-cell>
          <table:table-cell office:value-type="float" office:value="6.020941" calcext:value-type="float">
            <text:p>6.020941</text:p>
          </table:table-cell>
          <table:table-cell office:value-type="float" office:value="9.45373" calcext:value-type="float">
            <text:p>9.45373</text:p>
          </table:table-cell>
          <table:table-cell office:value-type="float" office:value="9.998979" calcext:value-type="float">
            <text:p>9.998979</text:p>
          </table:table-cell>
          <table:table-cell office:value-type="float" office:value="10.80871" calcext:value-type="float">
            <text:p>10.80871</text:p>
          </table:table-cell>
          <table:table-cell office:value-type="float" office:value="11.18258" calcext:value-type="float">
            <text:p>11.18258</text:p>
          </table:table-cell>
          <table:table-cell office:value-type="float" office:value="12.94239" calcext:value-type="float">
            <text:p>12.94239</text:p>
          </table:table-cell>
          <table:table-cell office:value-type="float" office:value="13.10664" calcext:value-type="float">
            <text:p>13.10664</text:p>
          </table:table-cell>
          <table:table-cell office:value-type="float" office:value="0" calcext:value-type="float">
            <text:p>0</text:p>
          </table:table-cell>
          <table:table-cell office:value-type="float" office:value="0.3514851" calcext:value-type="float">
            <text:p>0.3514851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7" calcext:value-type="float">
            <text:p>21122007</text:p>
          </table:table-cell>
          <table:table-cell office:value-type="float" office:value="3.561912" calcext:value-type="float">
            <text:p>3.561912</text:p>
          </table:table-cell>
          <table:table-cell office:value-type="float" office:value="133.0358" calcext:value-type="float">
            <text:p>133.0358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77305" calcext:value-type="float">
            <text:p>44.77305</text:p>
          </table:table-cell>
          <table:table-cell office:value-type="float" office:value="0.0165454" calcext:value-type="float">
            <text:p>0.0165454</text:p>
          </table:table-cell>
          <table:table-cell office:value-type="float" office:value="0.0008237754" calcext:value-type="float">
            <text:p>0.0008237754</text:p>
          </table:table-cell>
          <table:table-cell office:value-type="float" office:value="0.02708398" calcext:value-type="float">
            <text:p>0.02708398</text:p>
          </table:table-cell>
          <table:table-cell office:value-type="float" office:value="0.004408335" calcext:value-type="float">
            <text:p>0.004408335</text:p>
          </table:table-cell>
          <table:table-cell office:value-type="float" office:value="1165.932" calcext:value-type="float">
            <text:p>1165.932</text:p>
          </table:table-cell>
          <table:table-cell office:value-type="float" office:value="1.171783" calcext:value-type="float">
            <text:p>1.171783</text:p>
          </table:table-cell>
          <table:table-cell office:value-type="float" office:value="0" calcext:value-type="float">
            <text:p>0</text:p>
          </table:table-cell>
          <table:table-cell office:value-type="float" office:value="0.3036482" calcext:value-type="float">
            <text:p>0.3036482</text:p>
          </table:table-cell>
          <table:table-cell office:value-type="float" office:value="0.4008861" calcext:value-type="float">
            <text:p>0.4008861</text:p>
          </table:table-cell>
          <table:table-cell office:value-type="float" office:value="0.2732287" calcext:value-type="float">
            <text:p>0.2732287</text:p>
          </table:table-cell>
          <table:table-cell office:value-type="float" office:value="0.08079068" calcext:value-type="float">
            <text:p>0.08079068</text:p>
          </table:table-cell>
          <table:table-cell office:value-type="float" office:value="0.06869472" calcext:value-type="float">
            <text:p>0.06869472</text:p>
          </table:table-cell>
          <table:table-cell office:value-type="float" office:value="0.03157975" calcext:value-type="float">
            <text:p>0.03157975</text:p>
          </table:table-cell>
          <table:table-cell office:value-type="float" office:value="0.03766041" calcext:value-type="float">
            <text:p>0.03766041</text:p>
          </table:table-cell>
          <table:table-cell office:value-type="float" office:value="0.08516438" calcext:value-type="float">
            <text:p>0.08516438</text:p>
          </table:table-cell>
          <table:table-cell office:value-type="float" office:value="0.1612117" calcext:value-type="float">
            <text:p>0.1612117</text:p>
          </table:table-cell>
          <table:table-cell office:value-type="float" office:value="0.1670235" calcext:value-type="float">
            <text:p>0.1670235</text:p>
          </table:table-cell>
          <table:table-cell office:value-type="float" office:value="0.1752721" calcext:value-type="float">
            <text:p>0.1752721</text:p>
          </table:table-cell>
          <table:table-cell office:value-type="float" office:value="0.1798966" calcext:value-type="float">
            <text:p>0.1798966</text:p>
          </table:table-cell>
          <table:table-cell office:value-type="float" office:value="0.1982843" calcext:value-type="float">
            <text:p>0.1982843</text:p>
          </table:table-cell>
          <table:table-cell office:value-type="float" office:value="0.2004292" calcext:value-type="float">
            <text:p>0.2004292</text:p>
          </table:table-cell>
          <table:table-cell office:value-type="float" office:value="0" calcext:value-type="float">
            <text:p>0</text:p>
          </table:table-cell>
          <table:table-cell office:value-type="float" office:value="59.04721" calcext:value-type="float">
            <text:p>59.04721</text:p>
          </table:table-cell>
          <table:table-cell office:value-type="float" office:value="54.23066" calcext:value-type="float">
            <text:p>54.23066</text:p>
          </table:table-cell>
          <table:table-cell office:value-type="float" office:value="40.63449" calcext:value-type="float">
            <text:p>40.63449</text:p>
          </table:table-cell>
          <table:table-cell office:value-type="float" office:value="12.31517" calcext:value-type="float">
            <text:p>12.31517</text:p>
          </table:table-cell>
          <table:table-cell office:value-type="float" office:value="10.61013" calcext:value-type="float">
            <text:p>10.61013</text:p>
          </table:table-cell>
          <table:table-cell office:value-type="float" office:value="3.720099" calcext:value-type="float">
            <text:p>3.720099</text:p>
          </table:table-cell>
          <table:table-cell office:value-type="float" office:value="3.497097" calcext:value-type="float">
            <text:p>3.497097</text:p>
          </table:table-cell>
          <table:table-cell office:value-type="float" office:value="6.023775" calcext:value-type="float">
            <text:p>6.023775</text:p>
          </table:table-cell>
          <table:table-cell office:value-type="float" office:value="9.457569" calcext:value-type="float">
            <text:p>9.457569</text:p>
          </table:table-cell>
          <table:table-cell office:value-type="float" office:value="10.00262" calcext:value-type="float">
            <text:p>10.00262</text:p>
          </table:table-cell>
          <table:table-cell office:value-type="float" office:value="10.81188" calcext:value-type="float">
            <text:p>10.81188</text:p>
          </table:table-cell>
          <table:table-cell office:value-type="float" office:value="11.18537" calcext:value-type="float">
            <text:p>11.18537</text:p>
          </table:table-cell>
          <table:table-cell office:value-type="float" office:value="12.94324" calcext:value-type="float">
            <text:p>12.94324</text:p>
          </table:table-cell>
          <table:table-cell office:value-type="float" office:value="13.10741" calcext:value-type="float">
            <text:p>13.10741</text:p>
          </table:table-cell>
          <table:table-cell office:value-type="float" office:value="0" calcext:value-type="float">
            <text:p>0</text:p>
          </table:table-cell>
          <table:table-cell office:value-type="float" office:value="0.1770609" calcext:value-type="float">
            <text:p>0.1770609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7" calcext:value-type="float">
            <text:p>22122007</text:p>
          </table:table-cell>
          <table:table-cell office:value-type="float" office:value="3.560905" calcext:value-type="float">
            <text:p>3.560905</text:p>
          </table:table-cell>
          <table:table-cell office:value-type="float" office:value="133.035" calcext:value-type="float">
            <text:p>133.035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77732" calcext:value-type="float">
            <text:p>44.77732</text:p>
          </table:table-cell>
          <table:table-cell office:value-type="float" office:value="0.0165454" calcext:value-type="float">
            <text:p>0.0165454</text:p>
          </table:table-cell>
          <table:table-cell office:value-type="float" office:value="0.0008237754" calcext:value-type="float">
            <text:p>0.0008237754</text:p>
          </table:table-cell>
          <table:table-cell office:value-type="float" office:value="0.02708398" calcext:value-type="float">
            <text:p>0.02708398</text:p>
          </table:table-cell>
          <table:table-cell office:value-type="float" office:value="0.004399617" calcext:value-type="float">
            <text:p>0.004399617</text:p>
          </table:table-cell>
          <table:table-cell office:value-type="float" office:value="1165.928" calcext:value-type="float">
            <text:p>1165.928</text:p>
          </table:table-cell>
          <table:table-cell office:value-type="float" office:value="1.172492" calcext:value-type="float">
            <text:p>1.172492</text:p>
          </table:table-cell>
          <table:table-cell office:value-type="float" office:value="0" calcext:value-type="float">
            <text:p>0</text:p>
          </table:table-cell>
          <table:table-cell office:value-type="float" office:value="0.3857182" calcext:value-type="float">
            <text:p>0.3857182</text:p>
          </table:table-cell>
          <table:table-cell office:value-type="float" office:value="0.3976206" calcext:value-type="float">
            <text:p>0.3976206</text:p>
          </table:table-cell>
          <table:table-cell office:value-type="float" office:value="0.2718212" calcext:value-type="float">
            <text:p>0.2718212</text:p>
          </table:table-cell>
          <table:table-cell office:value-type="float" office:value="0.08050082" calcext:value-type="float">
            <text:p>0.08050082</text:p>
          </table:table-cell>
          <table:table-cell office:value-type="float" office:value="0.06859271" calcext:value-type="float">
            <text:p>0.06859271</text:p>
          </table:table-cell>
          <table:table-cell office:value-type="float" office:value="0.03160537" calcext:value-type="float">
            <text:p>0.03160537</text:p>
          </table:table-cell>
          <table:table-cell office:value-type="float" office:value="0.03767904" calcext:value-type="float">
            <text:p>0.03767904</text:p>
          </table:table-cell>
          <table:table-cell office:value-type="float" office:value="0.08518172" calcext:value-type="float">
            <text:p>0.08518172</text:p>
          </table:table-cell>
          <table:table-cell office:value-type="float" office:value="0.1612317" calcext:value-type="float">
            <text:p>0.1612317</text:p>
          </table:table-cell>
          <table:table-cell office:value-type="float" office:value="0.1670509" calcext:value-type="float">
            <text:p>0.1670509</text:p>
          </table:table-cell>
          <table:table-cell office:value-type="float" office:value="0.1753014" calcext:value-type="float">
            <text:p>0.1753014</text:p>
          </table:table-cell>
          <table:table-cell office:value-type="float" office:value="0.1799211" calcext:value-type="float">
            <text:p>0.1799211</text:p>
          </table:table-cell>
          <table:table-cell office:value-type="float" office:value="0.198428" calcext:value-type="float">
            <text:p>0.198428</text:p>
          </table:table-cell>
          <table:table-cell office:value-type="float" office:value="0.2003663" calcext:value-type="float">
            <text:p>0.2003663</text:p>
          </table:table-cell>
          <table:table-cell office:value-type="float" office:value="0" calcext:value-type="float">
            <text:p>0</text:p>
          </table:table-cell>
          <table:table-cell office:value-type="float" office:value="58.98812" calcext:value-type="float">
            <text:p>58.98812</text:p>
          </table:table-cell>
          <table:table-cell office:value-type="float" office:value="54.18869" calcext:value-type="float">
            <text:p>54.18869</text:p>
          </table:table-cell>
          <table:table-cell office:value-type="float" office:value="40.6052" calcext:value-type="float">
            <text:p>40.6052</text:p>
          </table:table-cell>
          <table:table-cell office:value-type="float" office:value="12.30659" calcext:value-type="float">
            <text:p>12.30659</text:p>
          </table:table-cell>
          <table:table-cell office:value-type="float" office:value="10.6026" calcext:value-type="float">
            <text:p>10.6026</text:p>
          </table:table-cell>
          <table:table-cell office:value-type="float" office:value="3.719566" calcext:value-type="float">
            <text:p>3.719566</text:p>
          </table:table-cell>
          <table:table-cell office:value-type="float" office:value="3.49775" calcext:value-type="float">
            <text:p>3.49775</text:p>
          </table:table-cell>
          <table:table-cell office:value-type="float" office:value="6.026607" calcext:value-type="float">
            <text:p>6.026607</text:p>
          </table:table-cell>
          <table:table-cell office:value-type="float" office:value="9.461409" calcext:value-type="float">
            <text:p>9.461409</text:p>
          </table:table-cell>
          <table:table-cell office:value-type="float" office:value="10.00627" calcext:value-type="float">
            <text:p>10.00627</text:p>
          </table:table-cell>
          <table:table-cell office:value-type="float" office:value="10.81498" calcext:value-type="float">
            <text:p>10.81498</text:p>
          </table:table-cell>
          <table:table-cell office:value-type="float" office:value="11.18817" calcext:value-type="float">
            <text:p>11.18817</text:p>
          </table:table-cell>
          <table:table-cell office:value-type="float" office:value="12.94408" calcext:value-type="float">
            <text:p>12.94408</text:p>
          </table:table-cell>
          <table:table-cell office:value-type="float" office:value="13.10724" calcext:value-type="float">
            <text:p>13.10724</text:p>
          </table:table-cell>
          <table:table-cell office:value-type="float" office:value="0" calcext:value-type="float">
            <text:p>0</text:p>
          </table:table-cell>
          <table:table-cell office:value-type="float" office:value="0.3795669" calcext:value-type="float">
            <text:p>0.3795669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7" calcext:value-type="float">
            <text:p>23122007</text:p>
          </table:table-cell>
          <table:table-cell office:value-type="float" office:value="3.560087" calcext:value-type="float">
            <text:p>3.560087</text:p>
          </table:table-cell>
          <table:table-cell office:value-type="float" office:value="133.0344" calcext:value-type="float">
            <text:p>133.0344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78183" calcext:value-type="float">
            <text:p>44.78183</text:p>
          </table:table-cell>
          <table:table-cell office:value-type="float" office:value="0.0165454" calcext:value-type="float">
            <text:p>0.0165454</text:p>
          </table:table-cell>
          <table:table-cell office:value-type="float" office:value="0.0008237776" calcext:value-type="float">
            <text:p>0.0008237776</text:p>
          </table:table-cell>
          <table:table-cell office:value-type="float" office:value="0.02708398" calcext:value-type="float">
            <text:p>0.02708398</text:p>
          </table:table-cell>
          <table:table-cell office:value-type="float" office:value="0.004223143" calcext:value-type="float">
            <text:p>0.004223143</text:p>
          </table:table-cell>
          <table:table-cell office:value-type="float" office:value="1165.925" calcext:value-type="float">
            <text:p>1165.925</text:p>
          </table:table-cell>
          <table:table-cell office:value-type="float" office:value="1.17254" calcext:value-type="float">
            <text:p>1.17254</text:p>
          </table:table-cell>
          <table:table-cell office:value-type="float" office:value="0" calcext:value-type="float">
            <text:p>0</text:p>
          </table:table-cell>
          <table:table-cell office:value-type="float" office:value="0.3978902" calcext:value-type="float">
            <text:p>0.3978902</text:p>
          </table:table-cell>
          <table:table-cell office:value-type="float" office:value="0.3893418" calcext:value-type="float">
            <text:p>0.3893418</text:p>
          </table:table-cell>
          <table:table-cell office:value-type="float" office:value="0.2681074" calcext:value-type="float">
            <text:p>0.2681074</text:p>
          </table:table-cell>
          <table:table-cell office:value-type="float" office:value="0.07988574" calcext:value-type="float">
            <text:p>0.07988574</text:p>
          </table:table-cell>
          <table:table-cell office:value-type="float" office:value="0.06816333" calcext:value-type="float">
            <text:p>0.06816333</text:p>
          </table:table-cell>
          <table:table-cell office:value-type="float" office:value="0.03139985" calcext:value-type="float">
            <text:p>0.03139985</text:p>
          </table:table-cell>
          <table:table-cell office:value-type="float" office:value="0.03747074" calcext:value-type="float">
            <text:p>0.03747074</text:p>
          </table:table-cell>
          <table:table-cell office:value-type="float" office:value="0.08517595" calcext:value-type="float">
            <text:p>0.08517595</text:p>
          </table:table-cell>
          <table:table-cell office:value-type="float" office:value="0.1612581" calcext:value-type="float">
            <text:p>0.1612581</text:p>
          </table:table-cell>
          <table:table-cell office:value-type="float" office:value="0.1670785" calcext:value-type="float">
            <text:p>0.1670785</text:p>
          </table:table-cell>
          <table:table-cell office:value-type="float" office:value="0.1753304" calcext:value-type="float">
            <text:p>0.1753304</text:p>
          </table:table-cell>
          <table:table-cell office:value-type="float" office:value="0.1799583" calcext:value-type="float">
            <text:p>0.1799583</text:p>
          </table:table-cell>
          <table:table-cell office:value-type="float" office:value="0.1983343" calcext:value-type="float">
            <text:p>0.1983343</text:p>
          </table:table-cell>
          <table:table-cell office:value-type="float" office:value="0.2004289" calcext:value-type="float">
            <text:p>0.2004289</text:p>
          </table:table-cell>
          <table:table-cell office:value-type="float" office:value="0" calcext:value-type="float">
            <text:p>0</text:p>
          </table:table-cell>
          <table:table-cell office:value-type="float" office:value="58.95757" calcext:value-type="float">
            <text:p>58.95757</text:p>
          </table:table-cell>
          <table:table-cell office:value-type="float" office:value="54.1469" calcext:value-type="float">
            <text:p>54.1469</text:p>
          </table:table-cell>
          <table:table-cell office:value-type="float" office:value="40.57477" calcext:value-type="float">
            <text:p>40.57477</text:p>
          </table:table-cell>
          <table:table-cell office:value-type="float" office:value="12.29786" calcext:value-type="float">
            <text:p>12.29786</text:p>
          </table:table-cell>
          <table:table-cell office:value-type="float" office:value="10.59503" calcext:value-type="float">
            <text:p>10.59503</text:p>
          </table:table-cell>
          <table:table-cell office:value-type="float" office:value="3.719011" calcext:value-type="float">
            <text:p>3.719011</text:p>
          </table:table-cell>
          <table:table-cell office:value-type="float" office:value="3.498387" calcext:value-type="float">
            <text:p>3.498387</text:p>
          </table:table-cell>
          <table:table-cell office:value-type="float" office:value="6.02944" calcext:value-type="float">
            <text:p>6.02944</text:p>
          </table:table-cell>
          <table:table-cell office:value-type="float" office:value="9.465248" calcext:value-type="float">
            <text:p>9.465248</text:p>
          </table:table-cell>
          <table:table-cell office:value-type="float" office:value="10.00991" calcext:value-type="float">
            <text:p>10.00991</text:p>
          </table:table-cell>
          <table:table-cell office:value-type="float" office:value="10.81804" calcext:value-type="float">
            <text:p>10.81804</text:p>
          </table:table-cell>
          <table:table-cell office:value-type="float" office:value="11.19096" calcext:value-type="float">
            <text:p>11.19096</text:p>
          </table:table-cell>
          <table:table-cell office:value-type="float" office:value="12.94498" calcext:value-type="float">
            <text:p>12.94498</text:p>
          </table:table-cell>
          <table:table-cell office:value-type="float" office:value="13.10759" calcext:value-type="float">
            <text:p>13.10759</text:p>
          </table:table-cell>
          <table:table-cell office:value-type="float" office:value="0" calcext:value-type="float">
            <text:p>0</text:p>
          </table:table-cell>
          <table:table-cell office:value-type="float" office:value="0.5879416" calcext:value-type="float">
            <text:p>0.5879416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7" calcext:value-type="float">
            <text:p>24122007</text:p>
          </table:table-cell>
          <table:table-cell office:value-type="float" office:value="3.559356" calcext:value-type="float">
            <text:p>3.559356</text:p>
          </table:table-cell>
          <table:table-cell office:value-type="float" office:value="133.0339" calcext:value-type="float">
            <text:p>133.0339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78656" calcext:value-type="float">
            <text:p>44.78656</text:p>
          </table:table-cell>
          <table:table-cell office:value-type="float" office:value="0.0165454" calcext:value-type="float">
            <text:p>0.0165454</text:p>
          </table:table-cell>
          <table:table-cell office:value-type="float" office:value="0.0008237845" calcext:value-type="float">
            <text:p>0.0008237845</text:p>
          </table:table-cell>
          <table:table-cell office:value-type="float" office:value="0.02708398" calcext:value-type="float">
            <text:p>0.02708398</text:p>
          </table:table-cell>
          <table:table-cell office:value-type="float" office:value="0.004055661" calcext:value-type="float">
            <text:p>0.004055661</text:p>
          </table:table-cell>
          <table:table-cell office:value-type="float" office:value="1165.921" calcext:value-type="float">
            <text:p>1165.921</text:p>
          </table:table-cell>
          <table:table-cell office:value-type="float" office:value="1.172326" calcext:value-type="float">
            <text:p>1.172326</text:p>
          </table:table-cell>
          <table:table-cell office:value-type="float" office:value="0" calcext:value-type="float">
            <text:p>0</text:p>
          </table:table-cell>
          <table:table-cell office:value-type="float" office:value="0.4410605" calcext:value-type="float">
            <text:p>0.4410605</text:p>
          </table:table-cell>
          <table:table-cell office:value-type="float" office:value="0.4164034" calcext:value-type="float">
            <text:p>0.4164034</text:p>
          </table:table-cell>
          <table:table-cell office:value-type="float" office:value="0.265754" calcext:value-type="float">
            <text:p>0.265754</text:p>
          </table:table-cell>
          <table:table-cell office:value-type="float" office:value="0.07957137" calcext:value-type="float">
            <text:p>0.07957137</text:p>
          </table:table-cell>
          <table:table-cell office:value-type="float" office:value="0.06789052" calcext:value-type="float">
            <text:p>0.06789052</text:p>
          </table:table-cell>
          <table:table-cell office:value-type="float" office:value="0.03124186" calcext:value-type="float">
            <text:p>0.03124186</text:p>
          </table:table-cell>
          <table:table-cell office:value-type="float" office:value="0.03742404" calcext:value-type="float">
            <text:p>0.03742404</text:p>
          </table:table-cell>
          <table:table-cell office:value-type="float" office:value="0.08513654" calcext:value-type="float">
            <text:p>0.08513654</text:p>
          </table:table-cell>
          <table:table-cell office:value-type="float" office:value="0.1612761" calcext:value-type="float">
            <text:p>0.1612761</text:p>
          </table:table-cell>
          <table:table-cell office:value-type="float" office:value="0.1671058" calcext:value-type="float">
            <text:p>0.1671058</text:p>
          </table:table-cell>
          <table:table-cell office:value-type="float" office:value="0.1753594" calcext:value-type="float">
            <text:p>0.1753594</text:p>
          </table:table-cell>
          <table:table-cell office:value-type="float" office:value="0.179975" calcext:value-type="float">
            <text:p>0.179975</text:p>
          </table:table-cell>
          <table:table-cell office:value-type="float" office:value="0.1983147" calcext:value-type="float">
            <text:p>0.1983147</text:p>
          </table:table-cell>
          <table:table-cell office:value-type="float" office:value="0.2004503" calcext:value-type="float">
            <text:p>0.2004503</text:p>
          </table:table-cell>
          <table:table-cell office:value-type="float" office:value="0" calcext:value-type="float">
            <text:p>0</text:p>
          </table:table-cell>
          <table:table-cell office:value-type="float" office:value="58.93467" calcext:value-type="float">
            <text:p>58.93467</text:p>
          </table:table-cell>
          <table:table-cell office:value-type="float" office:value="54.11046" calcext:value-type="float">
            <text:p>54.11046</text:p>
          </table:table-cell>
          <table:table-cell office:value-type="float" office:value="40.54392" calcext:value-type="float">
            <text:p>40.54392</text:p>
          </table:table-cell>
          <table:table-cell office:value-type="float" office:value="12.28907" calcext:value-type="float">
            <text:p>12.28907</text:p>
          </table:table-cell>
          <table:table-cell office:value-type="float" office:value="10.58739" calcext:value-type="float">
            <text:p>10.58739</text:p>
          </table:table-cell>
          <table:table-cell office:value-type="float" office:value="3.71842" calcext:value-type="float">
            <text:p>3.71842</text:p>
          </table:table-cell>
          <table:table-cell office:value-type="float" office:value="3.498985" calcext:value-type="float">
            <text:p>3.498985</text:p>
          </table:table-cell>
          <table:table-cell office:value-type="float" office:value="6.032274" calcext:value-type="float">
            <text:p>6.032274</text:p>
          </table:table-cell>
          <table:table-cell office:value-type="float" office:value="9.469088" calcext:value-type="float">
            <text:p>9.469088</text:p>
          </table:table-cell>
          <table:table-cell office:value-type="float" office:value="10.01356" calcext:value-type="float">
            <text:p>10.01356</text:p>
          </table:table-cell>
          <table:table-cell office:value-type="float" office:value="10.82109" calcext:value-type="float">
            <text:p>10.82109</text:p>
          </table:table-cell>
          <table:table-cell office:value-type="float" office:value="11.19375" calcext:value-type="float">
            <text:p>11.19375</text:p>
          </table:table-cell>
          <table:table-cell office:value-type="float" office:value="12.94583" calcext:value-type="float">
            <text:p>12.94583</text:p>
          </table:table-cell>
          <table:table-cell office:value-type="float" office:value="13.10383" calcext:value-type="float">
            <text:p>13.10383</text:p>
          </table:table-cell>
          <table:table-cell office:value-type="float" office:value="0" calcext:value-type="float">
            <text:p>0</text:p>
          </table:table-cell>
          <table:table-cell office:value-type="float" office:value="0.5983776" calcext:value-type="float">
            <text:p>0.5983776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7" calcext:value-type="float">
            <text:p>25122007</text:p>
          </table:table-cell>
          <table:table-cell office:value-type="float" office:value="3.558728" calcext:value-type="float">
            <text:p>3.558728</text:p>
          </table:table-cell>
          <table:table-cell office:value-type="float" office:value="133.0335" calcext:value-type="float">
            <text:p>133.0335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79202" calcext:value-type="float">
            <text:p>44.79202</text:p>
          </table:table-cell>
          <table:table-cell office:value-type="float" office:value="0.0165454" calcext:value-type="float">
            <text:p>0.0165454</text:p>
          </table:table-cell>
          <table:table-cell office:value-type="float" office:value="0.0008237852" calcext:value-type="float">
            <text:p>0.0008237852</text:p>
          </table:table-cell>
          <table:table-cell office:value-type="float" office:value="0.02708398" calcext:value-type="float">
            <text:p>0.02708398</text:p>
          </table:table-cell>
          <table:table-cell office:value-type="float" office:value="0.003922362" calcext:value-type="float">
            <text:p>0.003922362</text:p>
          </table:table-cell>
          <table:table-cell office:value-type="float" office:value="1165.917" calcext:value-type="float">
            <text:p>1165.917</text:p>
          </table:table-cell>
          <table:table-cell office:value-type="float" office:value="1.172039" calcext:value-type="float">
            <text:p>1.172039</text:p>
          </table:table-cell>
          <table:table-cell office:value-type="float" office:value="0" calcext:value-type="float">
            <text:p>0</text:p>
          </table:table-cell>
          <table:table-cell office:value-type="float" office:value="0.4080749" calcext:value-type="float">
            <text:p>0.4080749</text:p>
          </table:table-cell>
          <table:table-cell office:value-type="float" office:value="0.4449506" calcext:value-type="float">
            <text:p>0.4449506</text:p>
          </table:table-cell>
          <table:table-cell office:value-type="float" office:value="0.2674485" calcext:value-type="float">
            <text:p>0.2674485</text:p>
          </table:table-cell>
          <table:table-cell office:value-type="float" office:value="0.07927464" calcext:value-type="float">
            <text:p>0.07927464</text:p>
          </table:table-cell>
          <table:table-cell office:value-type="float" office:value="0.06761254" calcext:value-type="float">
            <text:p>0.06761254</text:p>
          </table:table-cell>
          <table:table-cell office:value-type="float" office:value="0.03110397" calcext:value-type="float">
            <text:p>0.03110397</text:p>
          </table:table-cell>
          <table:table-cell office:value-type="float" office:value="0.03736398" calcext:value-type="float">
            <text:p>0.03736398</text:p>
          </table:table-cell>
          <table:table-cell office:value-type="float" office:value="0.08510444" calcext:value-type="float">
            <text:p>0.08510444</text:p>
          </table:table-cell>
          <table:table-cell office:value-type="float" office:value="0.1612706" calcext:value-type="float">
            <text:p>0.1612706</text:p>
          </table:table-cell>
          <table:table-cell office:value-type="float" office:value="0.1671315" calcext:value-type="float">
            <text:p>0.1671315</text:p>
          </table:table-cell>
          <table:table-cell office:value-type="float" office:value="0.1753879" calcext:value-type="float">
            <text:p>0.1753879</text:p>
          </table:table-cell>
          <table:table-cell office:value-type="float" office:value="0.179989" calcext:value-type="float">
            <text:p>0.179989</text:p>
          </table:table-cell>
          <table:table-cell office:value-type="float" office:value="0.1983168" calcext:value-type="float">
            <text:p>0.1983168</text:p>
          </table:table-cell>
          <table:table-cell office:value-type="float" office:value="0.2004609" calcext:value-type="float">
            <text:p>0.2004609</text:p>
          </table:table-cell>
          <table:table-cell office:value-type="float" office:value="0" calcext:value-type="float">
            <text:p>0</text:p>
          </table:table-cell>
          <table:table-cell office:value-type="float" office:value="58.91173" calcext:value-type="float">
            <text:p>58.91173</text:p>
          </table:table-cell>
          <table:table-cell office:value-type="float" office:value="54.09272" calcext:value-type="float">
            <text:p>54.09272</text:p>
          </table:table-cell>
          <table:table-cell office:value-type="float" office:value="40.51315" calcext:value-type="float">
            <text:p>40.51315</text:p>
          </table:table-cell>
          <table:table-cell office:value-type="float" office:value="12.28029" calcext:value-type="float">
            <text:p>12.28029</text:p>
          </table:table-cell>
          <table:table-cell office:value-type="float" office:value="10.57971" calcext:value-type="float">
            <text:p>10.57971</text:p>
          </table:table-cell>
          <table:table-cell office:value-type="float" office:value="3.717796" calcext:value-type="float">
            <text:p>3.717796</text:p>
          </table:table-cell>
          <table:table-cell office:value-type="float" office:value="3.499573" calcext:value-type="float">
            <text:p>3.499573</text:p>
          </table:table-cell>
          <table:table-cell office:value-type="float" office:value="6.03505" calcext:value-type="float">
            <text:p>6.03505</text:p>
          </table:table-cell>
          <table:table-cell office:value-type="float" office:value="9.472927" calcext:value-type="float">
            <text:p>9.472927</text:p>
          </table:table-cell>
          <table:table-cell office:value-type="float" office:value="10.0172" calcext:value-type="float">
            <text:p>10.0172</text:p>
          </table:table-cell>
          <table:table-cell office:value-type="float" office:value="10.82415" calcext:value-type="float">
            <text:p>10.82415</text:p>
          </table:table-cell>
          <table:table-cell office:value-type="float" office:value="11.19654" calcext:value-type="float">
            <text:p>11.19654</text:p>
          </table:table-cell>
          <table:table-cell office:value-type="float" office:value="12.94669" calcext:value-type="float">
            <text:p>12.94669</text:p>
          </table:table-cell>
          <table:table-cell office:value-type="float" office:value="13.09747" calcext:value-type="float">
            <text:p>13.09747</text:p>
          </table:table-cell>
          <table:table-cell office:value-type="float" office:value="0" calcext:value-type="float">
            <text:p>0</text:p>
          </table:table-cell>
          <table:table-cell office:value-type="float" office:value="0.4673907" calcext:value-type="float">
            <text:p>0.4673907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7" calcext:value-type="float">
            <text:p>26122007</text:p>
          </table:table-cell>
          <table:table-cell office:value-type="float" office:value="3.558127" calcext:value-type="float">
            <text:p>3.558127</text:p>
          </table:table-cell>
          <table:table-cell office:value-type="float" office:value="133.0332" calcext:value-type="float">
            <text:p>133.0332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79757" calcext:value-type="float">
            <text:p>44.79757</text:p>
          </table:table-cell>
          <table:table-cell office:value-type="float" office:value="0.0165454" calcext:value-type="float">
            <text:p>0.0165454</text:p>
          </table:table-cell>
          <table:table-cell office:value-type="float" office:value="0.0008237852" calcext:value-type="float">
            <text:p>0.0008237852</text:p>
          </table:table-cell>
          <table:table-cell office:value-type="float" office:value="0.02708398" calcext:value-type="float">
            <text:p>0.02708398</text:p>
          </table:table-cell>
          <table:table-cell office:value-type="float" office:value="0.003922383" calcext:value-type="float">
            <text:p>0.003922383</text:p>
          </table:table-cell>
          <table:table-cell office:value-type="float" office:value="1165.913" calcext:value-type="float">
            <text:p>1165.913</text:p>
          </table:table-cell>
          <table:table-cell office:value-type="float" office:value="1.171738" calcext:value-type="float">
            <text:p>1.171738</text:p>
          </table:table-cell>
          <table:table-cell office:value-type="float" office:value="0" calcext:value-type="float">
            <text:p>0</text:p>
          </table:table-cell>
          <table:table-cell office:value-type="float" office:value="0.3701261" calcext:value-type="float">
            <text:p>0.3701261</text:p>
          </table:table-cell>
          <table:table-cell office:value-type="float" office:value="0.3888748" calcext:value-type="float">
            <text:p>0.3888748</text:p>
          </table:table-cell>
          <table:table-cell office:value-type="float" office:value="0.2741599" calcext:value-type="float">
            <text:p>0.2741599</text:p>
          </table:table-cell>
          <table:table-cell office:value-type="float" office:value="0.07928292" calcext:value-type="float">
            <text:p>0.07928292</text:p>
          </table:table-cell>
          <table:table-cell office:value-type="float" office:value="0.06742439" calcext:value-type="float">
            <text:p>0.06742439</text:p>
          </table:table-cell>
          <table:table-cell office:value-type="float" office:value="0.03101326" calcext:value-type="float">
            <text:p>0.03101326</text:p>
          </table:table-cell>
          <table:table-cell office:value-type="float" office:value="0.0372977" calcext:value-type="float">
            <text:p>0.0372977</text:p>
          </table:table-cell>
          <table:table-cell office:value-type="float" office:value="0.08507471" calcext:value-type="float">
            <text:p>0.08507471</text:p>
          </table:table-cell>
          <table:table-cell office:value-type="float" office:value="0.1612733" calcext:value-type="float">
            <text:p>0.1612733</text:p>
          </table:table-cell>
          <table:table-cell office:value-type="float" office:value="0.167156" calcext:value-type="float">
            <text:p>0.167156</text:p>
          </table:table-cell>
          <table:table-cell office:value-type="float" office:value="0.1754158" calcext:value-type="float">
            <text:p>0.1754158</text:p>
          </table:table-cell>
          <table:table-cell office:value-type="float" office:value="0.1800067" calcext:value-type="float">
            <text:p>0.1800067</text:p>
          </table:table-cell>
          <table:table-cell office:value-type="float" office:value="0.1983279" calcext:value-type="float">
            <text:p>0.1983279</text:p>
          </table:table-cell>
          <table:table-cell office:value-type="float" office:value="0.200466" calcext:value-type="float">
            <text:p>0.200466</text:p>
          </table:table-cell>
          <table:table-cell office:value-type="float" office:value="0" calcext:value-type="float">
            <text:p>0</text:p>
          </table:table-cell>
          <table:table-cell office:value-type="float" office:value="58.88331" calcext:value-type="float">
            <text:p>58.88331</text:p>
          </table:table-cell>
          <table:table-cell office:value-type="float" office:value="54.07064" calcext:value-type="float">
            <text:p>54.07064</text:p>
          </table:table-cell>
          <table:table-cell office:value-type="float" office:value="40.48838" calcext:value-type="float">
            <text:p>40.48838</text:p>
          </table:table-cell>
          <table:table-cell office:value-type="float" office:value="12.27157" calcext:value-type="float">
            <text:p>12.27157</text:p>
          </table:table-cell>
          <table:table-cell office:value-type="float" office:value="10.57202" calcext:value-type="float">
            <text:p>10.57202</text:p>
          </table:table-cell>
          <table:table-cell office:value-type="float" office:value="3.717147" calcext:value-type="float">
            <text:p>3.717147</text:p>
          </table:table-cell>
          <table:table-cell office:value-type="float" office:value="3.500144" calcext:value-type="float">
            <text:p>3.500144</text:p>
          </table:table-cell>
          <table:table-cell office:value-type="float" office:value="6.037823" calcext:value-type="float">
            <text:p>6.037823</text:p>
          </table:table-cell>
          <table:table-cell office:value-type="float" office:value="9.476767" calcext:value-type="float">
            <text:p>9.476767</text:p>
          </table:table-cell>
          <table:table-cell office:value-type="float" office:value="10.02085" calcext:value-type="float">
            <text:p>10.02085</text:p>
          </table:table-cell>
          <table:table-cell office:value-type="float" office:value="10.8272" calcext:value-type="float">
            <text:p>10.8272</text:p>
          </table:table-cell>
          <table:table-cell office:value-type="float" office:value="11.19932" calcext:value-type="float">
            <text:p>11.19932</text:p>
          </table:table-cell>
          <table:table-cell office:value-type="float" office:value="12.94754" calcext:value-type="float">
            <text:p>12.94754</text:p>
          </table:table-cell>
          <table:table-cell office:value-type="float" office:value="13.09518" calcext:value-type="float">
            <text:p>13.09518</text:p>
          </table:table-cell>
          <table:table-cell office:value-type="float" office:value="0" calcext:value-type="float">
            <text:p>0</text:p>
          </table:table-cell>
          <table:table-cell office:value-type="float" office:value="0.3506584" calcext:value-type="float">
            <text:p>0.3506584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7" calcext:value-type="float">
            <text:p>27122007</text:p>
          </table:table-cell>
          <table:table-cell office:value-type="float" office:value="3.5575" calcext:value-type="float">
            <text:p>3.5575</text:p>
          </table:table-cell>
          <table:table-cell office:value-type="float" office:value="133.0329" calcext:value-type="float">
            <text:p>133.0329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80277" calcext:value-type="float">
            <text:p>44.80277</text:p>
          </table:table-cell>
          <table:table-cell office:value-type="float" office:value="0.0165454" calcext:value-type="float">
            <text:p>0.0165454</text:p>
          </table:table-cell>
          <table:table-cell office:value-type="float" office:value="0.0008237852" calcext:value-type="float">
            <text:p>0.0008237852</text:p>
          </table:table-cell>
          <table:table-cell office:value-type="float" office:value="0.02708398" calcext:value-type="float">
            <text:p>0.02708398</text:p>
          </table:table-cell>
          <table:table-cell office:value-type="float" office:value="0.003922415" calcext:value-type="float">
            <text:p>0.003922415</text:p>
          </table:table-cell>
          <table:table-cell office:value-type="float" office:value="1165.908" calcext:value-type="float">
            <text:p>1165.908</text:p>
          </table:table-cell>
          <table:table-cell office:value-type="float" office:value="1.171349" calcext:value-type="float">
            <text:p>1.171349</text:p>
          </table:table-cell>
          <table:table-cell office:value-type="float" office:value="0" calcext:value-type="float">
            <text:p>0</text:p>
          </table:table-cell>
          <table:table-cell office:value-type="float" office:value="0.4058433" calcext:value-type="float">
            <text:p>0.4058433</text:p>
          </table:table-cell>
          <table:table-cell office:value-type="float" office:value="0.398744" calcext:value-type="float">
            <text:p>0.398744</text:p>
          </table:table-cell>
          <table:table-cell office:value-type="float" office:value="0.2687416" calcext:value-type="float">
            <text:p>0.2687416</text:p>
          </table:table-cell>
          <table:table-cell office:value-type="float" office:value="0.07917039" calcext:value-type="float">
            <text:p>0.07917039</text:p>
          </table:table-cell>
          <table:table-cell office:value-type="float" office:value="0.06729759" calcext:value-type="float">
            <text:p>0.06729759</text:p>
          </table:table-cell>
          <table:table-cell office:value-type="float" office:value="0.03097542" calcext:value-type="float">
            <text:p>0.03097542</text:p>
          </table:table-cell>
          <table:table-cell office:value-type="float" office:value="0.03725252" calcext:value-type="float">
            <text:p>0.03725252</text:p>
          </table:table-cell>
          <table:table-cell office:value-type="float" office:value="0.08505516" calcext:value-type="float">
            <text:p>0.08505516</text:p>
          </table:table-cell>
          <table:table-cell office:value-type="float" office:value="0.1612801" calcext:value-type="float">
            <text:p>0.1612801</text:p>
          </table:table-cell>
          <table:table-cell office:value-type="float" office:value="0.1671793" calcext:value-type="float">
            <text:p>0.1671793</text:p>
          </table:table-cell>
          <table:table-cell office:value-type="float" office:value="0.1754433" calcext:value-type="float">
            <text:p>0.1754433</text:p>
          </table:table-cell>
          <table:table-cell office:value-type="float" office:value="0.1800273" calcext:value-type="float">
            <text:p>0.1800273</text:p>
          </table:table-cell>
          <table:table-cell office:value-type="float" office:value="0.1983383" calcext:value-type="float">
            <text:p>0.1983383</text:p>
          </table:table-cell>
          <table:table-cell office:value-type="float" office:value="0.2004731" calcext:value-type="float">
            <text:p>0.2004731</text:p>
          </table:table-cell>
          <table:table-cell office:value-type="float" office:value="0" calcext:value-type="float">
            <text:p>0</text:p>
          </table:table-cell>
          <table:table-cell office:value-type="float" office:value="58.85514" calcext:value-type="float">
            <text:p>58.85514</text:p>
          </table:table-cell>
          <table:table-cell office:value-type="float" office:value="54.04113" calcext:value-type="float">
            <text:p>54.04113</text:p>
          </table:table-cell>
          <table:table-cell office:value-type="float" office:value="40.46295" calcext:value-type="float">
            <text:p>40.46295</text:p>
          </table:table-cell>
          <table:table-cell office:value-type="float" office:value="12.26296" calcext:value-type="float">
            <text:p>12.26296</text:p>
          </table:table-cell>
          <table:table-cell office:value-type="float" office:value="10.56437" calcext:value-type="float">
            <text:p>10.56437</text:p>
          </table:table-cell>
          <table:table-cell office:value-type="float" office:value="3.716484" calcext:value-type="float">
            <text:p>3.716484</text:p>
          </table:table-cell>
          <table:table-cell office:value-type="float" office:value="3.500697" calcext:value-type="float">
            <text:p>3.500697</text:p>
          </table:table-cell>
          <table:table-cell office:value-type="float" office:value="6.040594" calcext:value-type="float">
            <text:p>6.040594</text:p>
          </table:table-cell>
          <table:table-cell office:value-type="float" office:value="9.480606" calcext:value-type="float">
            <text:p>9.480606</text:p>
          </table:table-cell>
          <table:table-cell office:value-type="float" office:value="10.02449" calcext:value-type="float">
            <text:p>10.02449</text:p>
          </table:table-cell>
          <table:table-cell office:value-type="float" office:value="10.83026" calcext:value-type="float">
            <text:p>10.83026</text:p>
          </table:table-cell>
          <table:table-cell office:value-type="float" office:value="11.20211" calcext:value-type="float">
            <text:p>11.20211</text:p>
          </table:table-cell>
          <table:table-cell office:value-type="float" office:value="12.94839" calcext:value-type="float">
            <text:p>12.94839</text:p>
          </table:table-cell>
          <table:table-cell office:value-type="float" office:value="13.09446" calcext:value-type="float">
            <text:p>13.09446</text:p>
          </table:table-cell>
          <table:table-cell office:value-type="float" office:value="0" calcext:value-type="float">
            <text:p>0</text:p>
          </table:table-cell>
          <table:table-cell office:value-type="float" office:value="0.304935" calcext:value-type="float">
            <text:p>0.304935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7" calcext:value-type="float">
            <text:p>28122007</text:p>
          </table:table-cell>
          <table:table-cell office:value-type="float" office:value="3.556957" calcext:value-type="float">
            <text:p>3.556957</text:p>
          </table:table-cell>
          <table:table-cell office:value-type="float" office:value="133.0326" calcext:value-type="float">
            <text:p>133.0326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80843" calcext:value-type="float">
            <text:p>44.80843</text:p>
          </table:table-cell>
          <table:table-cell office:value-type="float" office:value="0.0165454" calcext:value-type="float">
            <text:p>0.0165454</text:p>
          </table:table-cell>
          <table:table-cell office:value-type="float" office:value="0.0008237852" calcext:value-type="float">
            <text:p>0.0008237852</text:p>
          </table:table-cell>
          <table:table-cell office:value-type="float" office:value="0.02708398" calcext:value-type="float">
            <text:p>0.02708398</text:p>
          </table:table-cell>
          <table:table-cell office:value-type="float" office:value="0.003922469" calcext:value-type="float">
            <text:p>0.003922469</text:p>
          </table:table-cell>
          <table:table-cell office:value-type="float" office:value="1165.903" calcext:value-type="float">
            <text:p>1165.903</text:p>
          </table:table-cell>
          <table:table-cell office:value-type="float" office:value="1.170939" calcext:value-type="float">
            <text:p>1.170939</text:p>
          </table:table-cell>
          <table:table-cell office:value-type="float" office:value="0" calcext:value-type="float">
            <text:p>0</text:p>
          </table:table-cell>
          <table:table-cell office:value-type="float" office:value="0.3881297" calcext:value-type="float">
            <text:p>0.3881297</text:p>
          </table:table-cell>
          <table:table-cell office:value-type="float" office:value="0.4109512" calcext:value-type="float">
            <text:p>0.4109512</text:p>
          </table:table-cell>
          <table:table-cell office:value-type="float" office:value="0.2835763" calcext:value-type="float">
            <text:p>0.2835763</text:p>
          </table:table-cell>
          <table:table-cell office:value-type="float" office:value="0.07897209" calcext:value-type="float">
            <text:p>0.07897209</text:p>
          </table:table-cell>
          <table:table-cell office:value-type="float" office:value="0.06719771" calcext:value-type="float">
            <text:p>0.06719771</text:p>
          </table:table-cell>
          <table:table-cell office:value-type="float" office:value="0.03093754" calcext:value-type="float">
            <text:p>0.03093754</text:p>
          </table:table-cell>
          <table:table-cell office:value-type="float" office:value="0.03721584" calcext:value-type="float">
            <text:p>0.03721584</text:p>
          </table:table-cell>
          <table:table-cell office:value-type="float" office:value="0.08504622" calcext:value-type="float">
            <text:p>0.08504622</text:p>
          </table:table-cell>
          <table:table-cell office:value-type="float" office:value="0.1612911" calcext:value-type="float">
            <text:p>0.1612911</text:p>
          </table:table-cell>
          <table:table-cell office:value-type="float" office:value="0.1672019" calcext:value-type="float">
            <text:p>0.1672019</text:p>
          </table:table-cell>
          <table:table-cell office:value-type="float" office:value="0.1754706" calcext:value-type="float">
            <text:p>0.1754706</text:p>
          </table:table-cell>
          <table:table-cell office:value-type="float" office:value="0.1800471" calcext:value-type="float">
            <text:p>0.1800471</text:p>
          </table:table-cell>
          <table:table-cell office:value-type="float" office:value="0.1983475" calcext:value-type="float">
            <text:p>0.1983475</text:p>
          </table:table-cell>
          <table:table-cell office:value-type="float" office:value="0.2004805" calcext:value-type="float">
            <text:p>0.2004805</text:p>
          </table:table-cell>
          <table:table-cell office:value-type="float" office:value="0" calcext:value-type="float">
            <text:p>0</text:p>
          </table:table-cell>
          <table:table-cell office:value-type="float" office:value="58.83218" calcext:value-type="float">
            <text:p>58.83218</text:p>
          </table:table-cell>
          <table:table-cell office:value-type="float" office:value="54.01707" calcext:value-type="float">
            <text:p>54.01707</text:p>
          </table:table-cell>
          <table:table-cell office:value-type="float" office:value="40.4411" calcext:value-type="float">
            <text:p>40.4411</text:p>
          </table:table-cell>
          <table:table-cell office:value-type="float" office:value="12.25436" calcext:value-type="float">
            <text:p>12.25436</text:p>
          </table:table-cell>
          <table:table-cell office:value-type="float" office:value="10.55674" calcext:value-type="float">
            <text:p>10.55674</text:p>
          </table:table-cell>
          <table:table-cell office:value-type="float" office:value="3.715817" calcext:value-type="float">
            <text:p>3.715817</text:p>
          </table:table-cell>
          <table:table-cell office:value-type="float" office:value="3.501241" calcext:value-type="float">
            <text:p>3.501241</text:p>
          </table:table-cell>
          <table:table-cell office:value-type="float" office:value="6.043344" calcext:value-type="float">
            <text:p>6.043344</text:p>
          </table:table-cell>
          <table:table-cell office:value-type="float" office:value="9.484446" calcext:value-type="float">
            <text:p>9.484446</text:p>
          </table:table-cell>
          <table:table-cell office:value-type="float" office:value="10.02814" calcext:value-type="float">
            <text:p>10.02814</text:p>
          </table:table-cell>
          <table:table-cell office:value-type="float" office:value="10.83331" calcext:value-type="float">
            <text:p>10.83331</text:p>
          </table:table-cell>
          <table:table-cell office:value-type="float" office:value="11.20491" calcext:value-type="float">
            <text:p>11.20491</text:p>
          </table:table-cell>
          <table:table-cell office:value-type="float" office:value="12.94924" calcext:value-type="float">
            <text:p>12.94924</text:p>
          </table:table-cell>
          <table:table-cell office:value-type="float" office:value="13.08865" calcext:value-type="float">
            <text:p>13.08865</text:p>
          </table:table-cell>
          <table:table-cell office:value-type="float" office:value="0" calcext:value-type="float">
            <text:p>0</text:p>
          </table:table-cell>
          <table:table-cell office:value-type="float" office:value="0.2776288" calcext:value-type="float">
            <text:p>0.2776288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7" calcext:value-type="float">
            <text:p>29122007</text:p>
          </table:table-cell>
          <table:table-cell office:value-type="float" office:value="3.55646" calcext:value-type="float">
            <text:p>3.55646</text:p>
          </table:table-cell>
          <table:table-cell office:value-type="float" office:value="133.0324" calcext:value-type="float">
            <text:p>133.0324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81435" calcext:value-type="float">
            <text:p>44.81435</text:p>
          </table:table-cell>
          <table:table-cell office:value-type="float" office:value="0.0165454" calcext:value-type="float">
            <text:p>0.0165454</text:p>
          </table:table-cell>
          <table:table-cell office:value-type="float" office:value="0.0008237852" calcext:value-type="float">
            <text:p>0.0008237852</text:p>
          </table:table-cell>
          <table:table-cell office:value-type="float" office:value="0.02708398" calcext:value-type="float">
            <text:p>0.02708398</text:p>
          </table:table-cell>
          <table:table-cell office:value-type="float" office:value="0.003922502" calcext:value-type="float">
            <text:p>0.003922502</text:p>
          </table:table-cell>
          <table:table-cell office:value-type="float" office:value="1165.898" calcext:value-type="float">
            <text:p>1165.898</text:p>
          </table:table-cell>
          <table:table-cell office:value-type="float" office:value="1.170576" calcext:value-type="float">
            <text:p>1.170576</text:p>
          </table:table-cell>
          <table:table-cell office:value-type="float" office:value="0" calcext:value-type="float">
            <text:p>0</text:p>
          </table:table-cell>
          <table:table-cell office:value-type="float" office:value="0.3850635" calcext:value-type="float">
            <text:p>0.3850635</text:p>
          </table:table-cell>
          <table:table-cell office:value-type="float" office:value="0.4076177" calcext:value-type="float">
            <text:p>0.4076177</text:p>
          </table:table-cell>
          <table:table-cell office:value-type="float" office:value="0.2852517" calcext:value-type="float">
            <text:p>0.2852517</text:p>
          </table:table-cell>
          <table:table-cell office:value-type="float" office:value="0.07925887" calcext:value-type="float">
            <text:p>0.07925887</text:p>
          </table:table-cell>
          <table:table-cell office:value-type="float" office:value="0.06710021" calcext:value-type="float">
            <text:p>0.06710021</text:p>
          </table:table-cell>
          <table:table-cell office:value-type="float" office:value="0.03087097" calcext:value-type="float">
            <text:p>0.03087097</text:p>
          </table:table-cell>
          <table:table-cell office:value-type="float" office:value="0.03717617" calcext:value-type="float">
            <text:p>0.03717617</text:p>
          </table:table-cell>
          <table:table-cell office:value-type="float" office:value="0.08503877" calcext:value-type="float">
            <text:p>0.08503877</text:p>
          </table:table-cell>
          <table:table-cell office:value-type="float" office:value="0.1613054" calcext:value-type="float">
            <text:p>0.1613054</text:p>
          </table:table-cell>
          <table:table-cell office:value-type="float" office:value="0.1672244" calcext:value-type="float">
            <text:p>0.1672244</text:p>
          </table:table-cell>
          <table:table-cell office:value-type="float" office:value="0.1754976" calcext:value-type="float">
            <text:p>0.1754976</text:p>
          </table:table-cell>
          <table:table-cell office:value-type="float" office:value="0.1800684" calcext:value-type="float">
            <text:p>0.1800684</text:p>
          </table:table-cell>
          <table:table-cell office:value-type="float" office:value="0.1983571" calcext:value-type="float">
            <text:p>0.1983571</text:p>
          </table:table-cell>
          <table:table-cell office:value-type="float" office:value="0.2004874" calcext:value-type="float">
            <text:p>0.2004874</text:p>
          </table:table-cell>
          <table:table-cell office:value-type="float" office:value="0" calcext:value-type="float">
            <text:p>0</text:p>
          </table:table-cell>
          <table:table-cell office:value-type="float" office:value="58.80721" calcext:value-type="float">
            <text:p>58.80721</text:p>
          </table:table-cell>
          <table:table-cell office:value-type="float" office:value="53.99266" calcext:value-type="float">
            <text:p>53.99266</text:p>
          </table:table-cell>
          <table:table-cell office:value-type="float" office:value="40.42564" calcext:value-type="float">
            <text:p>40.42564</text:p>
          </table:table-cell>
          <table:table-cell office:value-type="float" office:value="12.2458" calcext:value-type="float">
            <text:p>12.2458</text:p>
          </table:table-cell>
          <table:table-cell office:value-type="float" office:value="10.54912" calcext:value-type="float">
            <text:p>10.54912</text:p>
          </table:table-cell>
          <table:table-cell office:value-type="float" office:value="3.715146" calcext:value-type="float">
            <text:p>3.715146</text:p>
          </table:table-cell>
          <table:table-cell office:value-type="float" office:value="3.501783" calcext:value-type="float">
            <text:p>3.501783</text:p>
          </table:table-cell>
          <table:table-cell office:value-type="float" office:value="6.046055" calcext:value-type="float">
            <text:p>6.046055</text:p>
          </table:table-cell>
          <table:table-cell office:value-type="float" office:value="9.488285" calcext:value-type="float">
            <text:p>9.488285</text:p>
          </table:table-cell>
          <table:table-cell office:value-type="float" office:value="10.03178" calcext:value-type="float">
            <text:p>10.03178</text:p>
          </table:table-cell>
          <table:table-cell office:value-type="float" office:value="10.83636" calcext:value-type="float">
            <text:p>10.83636</text:p>
          </table:table-cell>
          <table:table-cell office:value-type="float" office:value="11.2077" calcext:value-type="float">
            <text:p>11.2077</text:p>
          </table:table-cell>
          <table:table-cell office:value-type="float" office:value="12.9501" calcext:value-type="float">
            <text:p>12.9501</text:p>
          </table:table-cell>
          <table:table-cell office:value-type="float" office:value="13.08398" calcext:value-type="float">
            <text:p>13.08398</text:p>
          </table:table-cell>
          <table:table-cell office:value-type="float" office:value="0" calcext:value-type="float">
            <text:p>0</text:p>
          </table:table-cell>
          <table:table-cell office:value-type="float" office:value="0.2388504" calcext:value-type="float">
            <text:p>0.2388504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7" calcext:value-type="float">
            <text:p>30122007</text:p>
          </table:table-cell>
          <table:table-cell office:value-type="float" office:value="3.556035" calcext:value-type="float">
            <text:p>3.556035</text:p>
          </table:table-cell>
          <table:table-cell office:value-type="float" office:value="133.0321" calcext:value-type="float">
            <text:p>133.0321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82037" calcext:value-type="float">
            <text:p>44.82037</text:p>
          </table:table-cell>
          <table:table-cell office:value-type="float" office:value="0.0165454" calcext:value-type="float">
            <text:p>0.0165454</text:p>
          </table:table-cell>
          <table:table-cell office:value-type="float" office:value="0.0008237852" calcext:value-type="float">
            <text:p>0.0008237852</text:p>
          </table:table-cell>
          <table:table-cell office:value-type="float" office:value="0.02708398" calcext:value-type="float">
            <text:p>0.02708398</text:p>
          </table:table-cell>
          <table:table-cell office:value-type="float" office:value="0.003922502" calcext:value-type="float">
            <text:p>0.003922502</text:p>
          </table:table-cell>
          <table:table-cell office:value-type="float" office:value="1165.893" calcext:value-type="float">
            <text:p>1165.893</text:p>
          </table:table-cell>
          <table:table-cell office:value-type="float" office:value="1.170192" calcext:value-type="float">
            <text:p>1.170192</text:p>
          </table:table-cell>
          <table:table-cell office:value-type="float" office:value="0" calcext:value-type="float">
            <text:p>0</text:p>
          </table:table-cell>
          <table:table-cell office:value-type="float" office:value="0.3750196" calcext:value-type="float">
            <text:p>0.3750196</text:p>
          </table:table-cell>
          <table:table-cell office:value-type="float" office:value="0.402846" calcext:value-type="float">
            <text:p>0.402846</text:p>
          </table:table-cell>
          <table:table-cell office:value-type="float" office:value="0.2751552" calcext:value-type="float">
            <text:p>0.2751552</text:p>
          </table:table-cell>
          <table:table-cell office:value-type="float" office:value="0.08293361" calcext:value-type="float">
            <text:p>0.08293361</text:p>
          </table:table-cell>
          <table:table-cell office:value-type="float" office:value="0.0669231" calcext:value-type="float">
            <text:p>0.0669231</text:p>
          </table:table-cell>
          <table:table-cell office:value-type="float" office:value="0.03082731" calcext:value-type="float">
            <text:p>0.03082731</text:p>
          </table:table-cell>
          <table:table-cell office:value-type="float" office:value="0.03714452" calcext:value-type="float">
            <text:p>0.03714452</text:p>
          </table:table-cell>
          <table:table-cell office:value-type="float" office:value="0.08503156" calcext:value-type="float">
            <text:p>0.08503156</text:p>
          </table:table-cell>
          <table:table-cell office:value-type="float" office:value="0.1613125" calcext:value-type="float">
            <text:p>0.1613125</text:p>
          </table:table-cell>
          <table:table-cell office:value-type="float" office:value="0.1672468" calcext:value-type="float">
            <text:p>0.1672468</text:p>
          </table:table-cell>
          <table:table-cell office:value-type="float" office:value="0.1755249" calcext:value-type="float">
            <text:p>0.1755249</text:p>
          </table:table-cell>
          <table:table-cell office:value-type="float" office:value="0.1800895" calcext:value-type="float">
            <text:p>0.1800895</text:p>
          </table:table-cell>
          <table:table-cell office:value-type="float" office:value="0.1983664" calcext:value-type="float">
            <text:p>0.1983664</text:p>
          </table:table-cell>
          <table:table-cell office:value-type="float" office:value="0.2004948" calcext:value-type="float">
            <text:p>0.2004948</text:p>
          </table:table-cell>
          <table:table-cell office:value-type="float" office:value="0" calcext:value-type="float">
            <text:p>0</text:p>
          </table:table-cell>
          <table:table-cell office:value-type="float" office:value="58.78302" calcext:value-type="float">
            <text:p>58.78302</text:p>
          </table:table-cell>
          <table:table-cell office:value-type="float" office:value="53.96943" calcext:value-type="float">
            <text:p>53.96943</text:p>
          </table:table-cell>
          <table:table-cell office:value-type="float" office:value="40.41006" calcext:value-type="float">
            <text:p>40.41006</text:p>
          </table:table-cell>
          <table:table-cell office:value-type="float" office:value="12.23838" calcext:value-type="float">
            <text:p>12.23838</text:p>
          </table:table-cell>
          <table:table-cell office:value-type="float" office:value="10.54157" calcext:value-type="float">
            <text:p>10.54157</text:p>
          </table:table-cell>
          <table:table-cell office:value-type="float" office:value="3.714466" calcext:value-type="float">
            <text:p>3.714466</text:p>
          </table:table-cell>
          <table:table-cell office:value-type="float" office:value="3.5023" calcext:value-type="float">
            <text:p>3.5023</text:p>
          </table:table-cell>
          <table:table-cell office:value-type="float" office:value="6.048764" calcext:value-type="float">
            <text:p>6.048764</text:p>
          </table:table-cell>
          <table:table-cell office:value-type="float" office:value="9.492125" calcext:value-type="float">
            <text:p>9.492125</text:p>
          </table:table-cell>
          <table:table-cell office:value-type="float" office:value="10.03541" calcext:value-type="float">
            <text:p>10.03541</text:p>
          </table:table-cell>
          <table:table-cell office:value-type="float" office:value="10.83942" calcext:value-type="float">
            <text:p>10.83942</text:p>
          </table:table-cell>
          <table:table-cell office:value-type="float" office:value="11.21049" calcext:value-type="float">
            <text:p>11.21049</text:p>
          </table:table-cell>
          <table:table-cell office:value-type="float" office:value="12.95095" calcext:value-type="float">
            <text:p>12.95095</text:p>
          </table:table-cell>
          <table:table-cell office:value-type="float" office:value="13.07835" calcext:value-type="float">
            <text:p>13.07835</text:p>
          </table:table-cell>
          <table:table-cell office:value-type="float" office:value="0" calcext:value-type="float">
            <text:p>0</text:p>
          </table:table-cell>
          <table:table-cell office:value-type="float" office:value="0.2106041" calcext:value-type="float">
            <text:p>0.2106041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7" calcext:value-type="float">
            <text:p>31122007</text:p>
          </table:table-cell>
          <table:table-cell office:value-type="float" office:value="3.555613" calcext:value-type="float">
            <text:p>3.555613</text:p>
          </table:table-cell>
          <table:table-cell office:value-type="float" office:value="133.032" calcext:value-type="float">
            <text:p>133.032</text:p>
          </table:table-cell>
          <table:table-cell office:value-type="float" office:value="5" calcext:value-type="float">
            <text:p>5</text:p>
          </table:table-cell>
          <table:table-cell office:value-type="float" office:value="-1.176445" calcext:value-type="float">
            <text:p>-1.176445</text:p>
          </table:table-cell>
          <table:table-cell office:value-type="float" office:value="44.82628" calcext:value-type="float">
            <text:p>44.82628</text:p>
          </table:table-cell>
          <table:table-cell office:value-type="float" office:value="0.0165454" calcext:value-type="float">
            <text:p>0.0165454</text:p>
          </table:table-cell>
          <table:table-cell office:value-type="float" office:value="0.0008237852" calcext:value-type="float">
            <text:p>0.0008237852</text:p>
          </table:table-cell>
          <table:table-cell office:value-type="float" office:value="0.02708398" calcext:value-type="float">
            <text:p>0.02708398</text:p>
          </table:table-cell>
          <table:table-cell office:value-type="float" office:value="0.003922502" calcext:value-type="float">
            <text:p>0.003922502</text:p>
          </table:table-cell>
          <table:table-cell office:value-type="float" office:value="1165.887" calcext:value-type="float">
            <text:p>1165.887</text:p>
          </table:table-cell>
          <table:table-cell office:value-type="float" office:value="1.169868" calcext:value-type="float">
            <text:p>1.169868</text:p>
          </table:table-cell>
          <table:table-cell office:value-type="float" office:value="0" calcext:value-type="float">
            <text:p>0</text:p>
          </table:table-cell>
          <table:table-cell office:value-type="float" office:value="0.3830032" calcext:value-type="float">
            <text:p>0.3830032</text:p>
          </table:table-cell>
          <table:table-cell office:value-type="float" office:value="0.4009637" calcext:value-type="float">
            <text:p>0.4009637</text:p>
          </table:table-cell>
          <table:table-cell office:value-type="float" office:value="0.2656765" calcext:value-type="float">
            <text:p>0.2656765</text:p>
          </table:table-cell>
          <table:table-cell office:value-type="float" office:value="0.08584522" calcext:value-type="float">
            <text:p>0.08584522</text:p>
          </table:table-cell>
          <table:table-cell office:value-type="float" office:value="0.06677553" calcext:value-type="float">
            <text:p>0.06677553</text:p>
          </table:table-cell>
          <table:table-cell office:value-type="float" office:value="0.03079265" calcext:value-type="float">
            <text:p>0.03079265</text:p>
          </table:table-cell>
          <table:table-cell office:value-type="float" office:value="0.03713021" calcext:value-type="float">
            <text:p>0.03713021</text:p>
          </table:table-cell>
          <table:table-cell office:value-type="float" office:value="0.08502394" calcext:value-type="float">
            <text:p>0.08502394</text:p>
          </table:table-cell>
          <table:table-cell office:value-type="float" office:value="0.1613258" calcext:value-type="float">
            <text:p>0.1613258</text:p>
          </table:table-cell>
          <table:table-cell office:value-type="float" office:value="0.1672692" calcext:value-type="float">
            <text:p>0.1672692</text:p>
          </table:table-cell>
          <table:table-cell office:value-type="float" office:value="0.1755519" calcext:value-type="float">
            <text:p>0.1755519</text:p>
          </table:table-cell>
          <table:table-cell office:value-type="float" office:value="0.1801114" calcext:value-type="float">
            <text:p>0.1801114</text:p>
          </table:table-cell>
          <table:table-cell office:value-type="float" office:value="0.1983756" calcext:value-type="float">
            <text:p>0.1983756</text:p>
          </table:table-cell>
          <table:table-cell office:value-type="float" office:value="0.2005021" calcext:value-type="float">
            <text:p>0.2005021</text:p>
          </table:table-cell>
          <table:table-cell office:value-type="float" office:value="0" calcext:value-type="float">
            <text:p>0</text:p>
          </table:table-cell>
          <table:table-cell office:value-type="float" office:value="58.75902" calcext:value-type="float">
            <text:p>58.75902</text:p>
          </table:table-cell>
          <table:table-cell office:value-type="float" office:value="53.94469" calcext:value-type="float">
            <text:p>53.94469</text:p>
          </table:table-cell>
          <table:table-cell office:value-type="float" office:value="40.3926" calcext:value-type="float">
            <text:p>40.3926</text:p>
          </table:table-cell>
          <table:table-cell office:value-type="float" office:value="12.23302" calcext:value-type="float">
            <text:p>12.23302</text:p>
          </table:table-cell>
          <table:table-cell office:value-type="float" office:value="10.53406" calcext:value-type="float">
            <text:p>10.53406</text:p>
          </table:table-cell>
          <table:table-cell office:value-type="float" office:value="3.713777" calcext:value-type="float">
            <text:p>3.713777</text:p>
          </table:table-cell>
          <table:table-cell office:value-type="float" office:value="3.502817" calcext:value-type="float">
            <text:p>3.502817</text:p>
          </table:table-cell>
          <table:table-cell office:value-type="float" office:value="6.051475" calcext:value-type="float">
            <text:p>6.051475</text:p>
          </table:table-cell>
          <table:table-cell office:value-type="float" office:value="9.495964" calcext:value-type="float">
            <text:p>9.495964</text:p>
          </table:table-cell>
          <table:table-cell office:value-type="float" office:value="10.03898" calcext:value-type="float">
            <text:p>10.03898</text:p>
          </table:table-cell>
          <table:table-cell office:value-type="float" office:value="10.84247" calcext:value-type="float">
            <text:p>10.84247</text:p>
          </table:table-cell>
          <table:table-cell office:value-type="float" office:value="11.21322" calcext:value-type="float">
            <text:p>11.21322</text:p>
          </table:table-cell>
          <table:table-cell office:value-type="float" office:value="12.9518" calcext:value-type="float">
            <text:p>12.9518</text:p>
          </table:table-cell>
          <table:table-cell office:value-type="float" office:value="13.07315" calcext:value-type="float">
            <text:p>13.07315</text:p>
          </table:table-cell>
          <table:table-cell office:value-type="float" office:value="0" calcext:value-type="float">
            <text:p>0</text:p>
          </table:table-cell>
          <table:table-cell office:value-type="float" office:value="0.1735217" calcext:value-type="float">
            <text:p>0.1735217</text:p>
          </table:table-cell>
          <table:table-cell office:value-type="float" office:value="0" calcext:value-type="float">
            <text:p>0</text:p>
          </table:table-cell>
          <table:table-cell office:value-type="float" office:value="1.18136" calcext:value-type="float">
            <text:p>1.181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8:00:06.631720518</dc:date>
    <meta:editing-duration>PT6S</meta:editing-duration>
    <meta:editing-cycles>1</meta:editing-cycles>
    <meta:document-statistic meta:table-count="1" meta:cell-count="17202" meta:object-count="0"/>
    <meta:generator>LibreOffice/6.4.7.2$Linux_X86_64 LibreOffice_project/40$Build-2</meta:generator>
  </office:meta>
</office:document-meta>
</file>